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7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partsessio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uring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gramme</text:p>
          </table:table-cell>
          <table:table-cell office:value-type="string" calcext:value-type="string">
            <text:p>madam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debat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amepresid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esiden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parliament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prod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hall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agend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394445094" calcext:value-type="float">
            <text:p>-0.1394445094</text:p>
          </table:table-cell>
          <table:table-cell office:value-type="float" office:value="-0.0376205331" calcext:value-type="float">
            <text:p>-0.0376205331</text:p>
          </table:table-cell>
          <table:table-cell office:value-type="float" office:value="-0.0573328975" calcext:value-type="float">
            <text:p>-0.0573328975</text:p>
          </table:table-cell>
          <table:table-cell office:value-type="float" office:value="0.1334447472" calcext:value-type="float">
            <text:p>0.1334447472</text:p>
          </table:table-cell>
          <table:table-cell office:value-type="float" office:value="-0.1488575248" calcext:value-type="float">
            <text:p>-0.1488575248</text:p>
          </table:table-cell>
          <table:table-cell office:value-type="float" office:value="-0.1199612071" calcext:value-type="float">
            <text:p>-0.1199612071</text:p>
          </table:table-cell>
          <table:table-cell office:value-type="float" office:value="-0.0226327993" calcext:value-type="float">
            <text:p>-0.0226327993</text:p>
          </table:table-cell>
          <table:table-cell office:value-type="float" office:value="-0.2312063184" calcext:value-type="float">
            <text:p>-0.2312063184</text:p>
          </table:table-cell>
          <table:table-cell office:value-type="float" office:value="-0.15650963" calcext:value-type="float">
            <text:p>-0.15650963</text:p>
          </table:table-cell>
          <table:table-cell office:value-type="float" office:value="0.0695751279" calcext:value-type="float">
            <text:p>0.0695751279</text:p>
          </table:table-cell>
          <table:table-cell office:value-type="float" office:value="-0.0092844516" calcext:value-type="float">
            <text:p>-0.0092844516</text:p>
          </table:table-cell>
          <table:table-cell office:value-type="float" office:value="0.0732515027" calcext:value-type="float">
            <text:p>0.0732515027</text:p>
          </table:table-cell>
          <table:table-cell office:value-type="float" office:value="0.0297410992" calcext:value-type="float">
            <text:p>0.0297410992</text:p>
          </table:table-cell>
          <table:table-cell office:value-type="float" office:value="0.0010933844" calcext:value-type="float">
            <text:p>0.0010933844</text:p>
          </table:table-cell>
          <table:table-cell office:value-type="float" office:value="0.0121131122" calcext:value-type="float">
            <text:p>0.0121131122</text:p>
          </table:table-cell>
          <table:table-cell office:value-type="float" office:value="0.0471482604" calcext:value-type="float">
            <text:p>0.0471482604</text:p>
          </table:table-cell>
          <table:table-cell office:value-type="float" office:value="-0.0341867737" calcext:value-type="float">
            <text:p>-0.0341867737</text:p>
          </table:table-cell>
          <table:table-cell office:value-type="float" office:value="-0.0711251839" calcext:value-type="float">
            <text:p>-0.0711251839</text:p>
          </table:table-cell>
          <table:table-cell office:value-type="float" office:value="-0.0176851223" calcext:value-type="float">
            <text:p>-0.0176851223</text:p>
          </table:table-cell>
          <table:table-cell office:value-type="float" office:value="0.0865647044" calcext:value-type="float">
            <text:p>0.0865647044</text:p>
          </table:table-cell>
          <table:table-cell office:value-type="float" office:value="-0.1248616263" calcext:value-type="float">
            <text:p>-0.1248616263</text:p>
          </table:table-cell>
          <table:table-cell office:value-type="float" office:value="0.0701633956" calcext:value-type="float">
            <text:p>0.0701633956</text:p>
          </table:table-cell>
          <table:table-cell office:value-type="float" office:value="-0.1139625893" calcext:value-type="float">
            <text:p>-0.1139625893</text:p>
          </table:table-cell>
          <table:table-cell office:value-type="float" office:value="-0.23868378" calcext:value-type="float">
            <text:p>-0.23868378</text:p>
          </table:table-cell>
          <table:table-cell office:value-type="float" office:value="0.0590051523" calcext:value-type="float">
            <text:p>0.0590051523</text:p>
          </table:table-cell>
          <table:table-cell office:value-type="float" office:value="-0.3224332329" calcext:value-type="float">
            <text:p>-0.3224332329</text:p>
          </table:table-cell>
          <table:table-cell office:value-type="float" office:value="-0.2074394743" calcext:value-type="float">
            <text:p>-0.2074394743</text:p>
          </table:table-cell>
          <table:table-cell office:value-type="float" office:value="-0.0270669959" calcext:value-type="float">
            <text:p>-0.0270669959</text:p>
          </table:table-cell>
          <table:table-cell office:value-type="float" office:value="-0.0467632845" calcext:value-type="float">
            <text:p>-0.0467632845</text:p>
          </table:table-cell>
          <table:table-cell office:value-type="float" office:value="-0.0399773109" calcext:value-type="float">
            <text:p>-0.0399773109</text:p>
          </table:table-cell>
          <table:table-cell office:value-type="float" office:value="0.1115036582" calcext:value-type="float">
            <text:p>0.1115036582</text:p>
          </table:table-cell>
          <table:table-cell office:value-type="float" office:value="-0.1494428175" calcext:value-type="float">
            <text:p>-0.1494428175</text:p>
          </table:table-cell>
          <table:table-cell office:value-type="float" office:value="-0.110549273" calcext:value-type="float">
            <text:p>-0.110549273</text:p>
          </table:table-cell>
          <table:table-cell office:value-type="float" office:value="-0.0625802185" calcext:value-type="float">
            <text:p>-0.0625802185</text:p>
          </table:table-cell>
          <table:table-cell office:value-type="float" office:value="-0.0906271037" calcext:value-type="float">
            <text:p>-0.0906271037</text:p>
          </table:table-cell>
          <table:table-cell office:value-type="float" office:value="-0.084379501" calcext:value-type="float">
            <text:p>-0.084379501</text:p>
          </table:table-cell>
          <table:table-cell office:value-type="float" office:value="-0.1691073113" calcext:value-type="float">
            <text:p>-0.1691073113</text:p>
          </table:table-cell>
          <table:table-cell office:value-type="float" office:value="0.0687783758" calcext:value-type="float">
            <text:p>0.0687783758</text:p>
          </table:table-cell>
          <table:table-cell office:value-type="float" office:value="-0.1078344532" calcext:value-type="float">
            <text:p>-0.1078344532</text:p>
          </table:table-cell>
          <table:table-cell office:value-type="float" office:value="-0.0252322243" calcext:value-type="float">
            <text:p>-0.0252322243</text:p>
          </table:table-cell>
          <table:table-cell office:value-type="float" office:value="-0.0854663269" calcext:value-type="float">
            <text:p>-0.0854663269</text:p>
          </table:table-cell>
          <table:table-cell office:value-type="float" office:value="-0.0953647017" calcext:value-type="float">
            <text:p>-0.0953647017</text:p>
          </table:table-cell>
          <table:table-cell office:value-type="float" office:value="-0.0233572635" calcext:value-type="float">
            <text:p>-0.0233572635</text:p>
          </table:table-cell>
          <table:table-cell office:value-type="float" office:value="-0.2052495913" calcext:value-type="float">
            <text:p>-0.2052495913</text:p>
          </table:table-cell>
          <table:table-cell office:value-type="float" office:value="-0.03507874" calcext:value-type="float">
            <text:p>-0.03507874</text:p>
          </table:table-cell>
          <table:table-cell office:value-type="float" office:value="-0.0693727575" calcext:value-type="float">
            <text:p>-0.0693727575</text:p>
          </table:table-cell>
          <table:table-cell office:value-type="float" office:value="-0.0402494474" calcext:value-type="float">
            <text:p>-0.0402494474</text:p>
          </table:table-cell>
          <table:table-cell office:value-type="float" office:value="-0.0878228156" calcext:value-type="float">
            <text:p>-0.0878228156</text:p>
          </table:table-cell>
          <table:table-cell office:value-type="float" office:value="-0.1418467715" calcext:value-type="float">
            <text:p>-0.1418467715</text:p>
          </table:table-cell>
          <table:table-cell office:value-type="float" office:value="-0.2213321707" calcext:value-type="float">
            <text:p>-0.2213321707</text:p>
          </table:table-cell>
          <table:table-cell office:value-type="float" office:value="0.0018028739" calcext:value-type="float">
            <text:p>0.0018028739</text:p>
          </table:table-cell>
          <table:table-cell office:value-type="float" office:value="-0.0567368014" calcext:value-type="float">
            <text:p>-0.0567368014</text:p>
          </table:table-cell>
          <table:table-cell office:value-type="float" office:value="-0.1042742358" calcext:value-type="float">
            <text:p>-0.1042742358</text:p>
          </table:table-cell>
          <table:table-cell office:value-type="float" office:value="-0.0890538641" calcext:value-type="float">
            <text:p>-0.0890538641</text:p>
          </table:table-cell>
          <table:table-cell office:value-type="float" office:value="-0.005297651" calcext:value-type="float">
            <text:p>-0.005297651</text:p>
          </table:table-cell>
          <table:table-cell office:value-type="float" office:value="0.0618256895" calcext:value-type="float">
            <text:p>0.0618256895</text:p>
          </table:table-cell>
          <table:table-cell office:value-type="float" office:value="-0.050038854" calcext:value-type="float">
            <text:p>-0.050038854</text:p>
          </table:table-cell>
          <table:table-cell office:value-type="float" office:value="0.1768228861" calcext:value-type="float">
            <text:p>0.1768228861</text:p>
          </table:table-cell>
          <table:table-cell office:value-type="float" office:value="-0.1148464378" calcext:value-type="float">
            <text:p>-0.1148464378</text:p>
          </table:table-cell>
          <table:table-cell office:value-type="float" office:value="-0.1566358829" calcext:value-type="float">
            <text:p>-0.1566358829</text:p>
          </table:table-cell>
          <table:table-cell office:value-type="float" office:value="-0.109482344" calcext:value-type="float">
            <text:p>-0.109482344</text:p>
          </table:table-cell>
          <table:table-cell office:value-type="float" office:value="-0.2076222057" calcext:value-type="float">
            <text:p>-0.2076222057</text:p>
          </table:table-cell>
          <table:table-cell office:value-type="float" office:value="0.0330519672" calcext:value-type="float">
            <text:p>0.0330519672</text:p>
          </table:table-cell>
          <table:table-cell office:value-type="float" office:value="0.1488303437" calcext:value-type="float">
            <text:p>0.1488303437</text:p>
          </table:table-cell>
          <table:table-cell office:value-type="float" office:value="-0.1577900048" calcext:value-type="float">
            <text:p>-0.1577900048</text:p>
          </table:table-cell>
          <table:table-cell office:value-type="float" office:value="0.043801618" calcext:value-type="float">
            <text:p>0.043801618</text:p>
          </table:table-cell>
          <table:table-cell office:value-type="float" office:value="0.0733957415" calcext:value-type="float">
            <text:p>0.0733957415</text:p>
          </table:table-cell>
          <table:table-cell office:value-type="float" office:value="-0.1434031944" calcext:value-type="float">
            <text:p>-0.1434031944</text:p>
          </table:table-cell>
          <table:table-cell office:value-type="float" office:value="-0.14258599" calcext:value-type="float">
            <text:p>-0.14258599</text:p>
          </table:table-cell>
          <table:table-cell office:value-type="float" office:value="-0.0593456378" calcext:value-type="float">
            <text:p>-0.0593456378</text:p>
          </table:table-cell>
          <table:table-cell office:value-type="float" office:value="0.0091020946" calcext:value-type="float">
            <text:p>0.0091020946</text:p>
          </table:table-cell>
          <table:table-cell office:value-type="float" office:value="-0.0575019248" calcext:value-type="float">
            <text:p>-0.0575019248</text:p>
          </table:table-cell>
          <table:table-cell office:value-type="float" office:value="-0.0857695956" calcext:value-type="float">
            <text:p>-0.0857695956</text:p>
          </table:table-cell>
          <table:table-cell office:value-type="float" office:value="0.0453685212" calcext:value-type="float">
            <text:p>0.0453685212</text:p>
          </table:table-cell>
          <table:table-cell office:value-type="float" office:value="0.0067843788" calcext:value-type="float">
            <text:p>0.0067843788</text:p>
          </table:table-cell>
          <table:table-cell office:value-type="float" office:value="-0.0417119224" calcext:value-type="float">
            <text:p>-0.0417119224</text:p>
          </table:table-cell>
          <table:table-cell office:value-type="float" office:value="-0.0612772094" calcext:value-type="float">
            <text:p>-0.0612772094</text:p>
          </table:table-cell>
          <table:table-cell office:value-type="float" office:value="-0.1131322533" calcext:value-type="float">
            <text:p>-0.1131322533</text:p>
          </table:table-cell>
          <table:table-cell office:value-type="float" office:value="-0.1360010883" calcext:value-type="float">
            <text:p>-0.1360010883</text:p>
          </table:table-cell>
          <table:table-cell office:value-type="float" office:value="-0.0732749741" calcext:value-type="float">
            <text:p>-0.0732749741</text:p>
          </table:table-cell>
          <table:table-cell office:value-type="float" office:value="0.1588425952" calcext:value-type="float">
            <text:p>0.1588425952</text:p>
          </table:table-cell>
          <table:table-cell office:value-type="float" office:value="0.0626177553" calcext:value-type="float">
            <text:p>0.0626177553</text:p>
          </table:table-cell>
          <table:table-cell office:value-type="float" office:value="-0.0843897458" calcext:value-type="float">
            <text:p>-0.0843897458</text:p>
          </table:table-cell>
          <table:table-cell office:value-type="float" office:value="-0.0921689982" calcext:value-type="float">
            <text:p>-0.0921689982</text:p>
          </table:table-cell>
          <table:table-cell office:value-type="float" office:value="-0.0826764904" calcext:value-type="float">
            <text:p>-0.0826764904</text:p>
          </table:table-cell>
        </table:table-row>
        <table:table-row table:style-name="ro1">
          <table:table-cell office:value-type="float" office:value="-0.1394445094" calcext:value-type="float">
            <text:p>-0.1394445094</text:p>
          </table:table-cell>
          <table:table-cell office:value-type="float" office:value="1" calcext:value-type="float">
            <text:p>1</text:p>
          </table:table-cell>
          <table:table-cell office:value-type="float" office:value="0.1000089777" calcext:value-type="float">
            <text:p>0.1000089777</text:p>
          </table:table-cell>
          <table:table-cell office:value-type="float" office:value="0.0022727449" calcext:value-type="float">
            <text:p>0.0022727449</text:p>
          </table:table-cell>
          <table:table-cell office:value-type="float" office:value="0.0627295609" calcext:value-type="float">
            <text:p>0.0627295609</text:p>
          </table:table-cell>
          <table:table-cell office:value-type="float" office:value="0.0583914762" calcext:value-type="float">
            <text:p>0.0583914762</text:p>
          </table:table-cell>
          <table:table-cell office:value-type="float" office:value="0.1872386565" calcext:value-type="float">
            <text:p>0.1872386565</text:p>
          </table:table-cell>
          <table:table-cell office:value-type="float" office:value="0.0529018157" calcext:value-type="float">
            <text:p>0.0529018157</text:p>
          </table:table-cell>
          <table:table-cell office:value-type="float" office:value="0.0826482796" calcext:value-type="float">
            <text:p>0.0826482796</text:p>
          </table:table-cell>
          <table:table-cell office:value-type="float" office:value="0.1252967396" calcext:value-type="float">
            <text:p>0.1252967396</text:p>
          </table:table-cell>
          <table:table-cell office:value-type="float" office:value="-0.026524534" calcext:value-type="float">
            <text:p>-0.026524534</text:p>
          </table:table-cell>
          <table:table-cell office:value-type="float" office:value="0.0682757185" calcext:value-type="float">
            <text:p>0.0682757185</text:p>
          </table:table-cell>
          <table:table-cell office:value-type="float" office:value="0.0910880581" calcext:value-type="float">
            <text:p>0.0910880581</text:p>
          </table:table-cell>
          <table:table-cell office:value-type="float" office:value="0.0072242046" calcext:value-type="float">
            <text:p>0.0072242046</text:p>
          </table:table-cell>
          <table:table-cell office:value-type="float" office:value="0.1331042775" calcext:value-type="float">
            <text:p>0.1331042775</text:p>
          </table:table-cell>
          <table:table-cell office:value-type="float" office:value="-0.2022577421" calcext:value-type="float">
            <text:p>-0.2022577421</text:p>
          </table:table-cell>
          <table:table-cell office:value-type="float" office:value="0.1023732757" calcext:value-type="float">
            <text:p>0.1023732757</text:p>
          </table:table-cell>
          <table:table-cell office:value-type="float" office:value="0.1243201694" calcext:value-type="float">
            <text:p>0.1243201694</text:p>
          </table:table-cell>
          <table:table-cell office:value-type="float" office:value="-0.1206586103" calcext:value-type="float">
            <text:p>-0.1206586103</text:p>
          </table:table-cell>
          <table:table-cell office:value-type="float" office:value="0.1124779665" calcext:value-type="float">
            <text:p>0.1124779665</text:p>
          </table:table-cell>
          <table:table-cell office:value-type="float" office:value="-0.0226866725" calcext:value-type="float">
            <text:p>-0.0226866725</text:p>
          </table:table-cell>
          <table:table-cell office:value-type="float" office:value="0.2406925236" calcext:value-type="float">
            <text:p>0.2406925236</text:p>
          </table:table-cell>
          <table:table-cell office:value-type="float" office:value="0.1105181745" calcext:value-type="float">
            <text:p>0.1105181745</text:p>
          </table:table-cell>
          <table:table-cell office:value-type="float" office:value="0.1432776856" calcext:value-type="float">
            <text:p>0.1432776856</text:p>
          </table:table-cell>
          <table:table-cell office:value-type="float" office:value="0.1483379925" calcext:value-type="float">
            <text:p>0.1483379925</text:p>
          </table:table-cell>
          <table:table-cell office:value-type="float" office:value="0.0318274788" calcext:value-type="float">
            <text:p>0.0318274788</text:p>
          </table:table-cell>
          <table:table-cell office:value-type="float" office:value="0.1331909217" calcext:value-type="float">
            <text:p>0.1331909217</text:p>
          </table:table-cell>
          <table:table-cell office:value-type="float" office:value="0.0024794253" calcext:value-type="float">
            <text:p>0.0024794253</text:p>
          </table:table-cell>
          <table:table-cell office:value-type="float" office:value="0.0397411955" calcext:value-type="float">
            <text:p>0.0397411955</text:p>
          </table:table-cell>
          <table:table-cell office:value-type="float" office:value="-0.0463675207" calcext:value-type="float">
            <text:p>-0.0463675207</text:p>
          </table:table-cell>
          <table:table-cell office:value-type="float" office:value="-0.0145225996" calcext:value-type="float">
            <text:p>-0.0145225996</text:p>
          </table:table-cell>
          <table:table-cell office:value-type="float" office:value="0.099132038" calcext:value-type="float">
            <text:p>0.099132038</text:p>
          </table:table-cell>
          <table:table-cell office:value-type="float" office:value="0.1959580562" calcext:value-type="float">
            <text:p>0.1959580562</text:p>
          </table:table-cell>
          <table:table-cell office:value-type="float" office:value="0.1016055001" calcext:value-type="float">
            <text:p>0.1016055001</text:p>
          </table:table-cell>
          <table:table-cell office:value-type="float" office:value="-0.0850247939" calcext:value-type="float">
            <text:p>-0.0850247939</text:p>
          </table:table-cell>
          <table:table-cell office:value-type="float" office:value="0.1152603739" calcext:value-type="float">
            <text:p>0.1152603739</text:p>
          </table:table-cell>
          <table:table-cell office:value-type="float" office:value="0.1612347476" calcext:value-type="float">
            <text:p>0.1612347476</text:p>
          </table:table-cell>
          <table:table-cell office:value-type="float" office:value="0.0017847074" calcext:value-type="float">
            <text:p>0.0017847074</text:p>
          </table:table-cell>
          <table:table-cell office:value-type="float" office:value="-0.0139551516" calcext:value-type="float">
            <text:p>-0.0139551516</text:p>
          </table:table-cell>
          <table:table-cell office:value-type="float" office:value="0.2039090473" calcext:value-type="float">
            <text:p>0.2039090473</text:p>
          </table:table-cell>
          <table:table-cell office:value-type="float" office:value="0.0062055556" calcext:value-type="float">
            <text:p>0.0062055556</text:p>
          </table:table-cell>
          <table:table-cell office:value-type="float" office:value="0.0306837051" calcext:value-type="float">
            <text:p>0.0306837051</text:p>
          </table:table-cell>
          <table:table-cell office:value-type="float" office:value="0.0687663159" calcext:value-type="float">
            <text:p>0.0687663159</text:p>
          </table:table-cell>
          <table:table-cell office:value-type="float" office:value="-0.1332835375" calcext:value-type="float">
            <text:p>-0.1332835375</text:p>
          </table:table-cell>
          <table:table-cell office:value-type="float" office:value="-0.0117010373" calcext:value-type="float">
            <text:p>-0.0117010373</text:p>
          </table:table-cell>
          <table:table-cell office:value-type="float" office:value="0.0958489175" calcext:value-type="float">
            <text:p>0.0958489175</text:p>
          </table:table-cell>
          <table:table-cell office:value-type="float" office:value="-0.262558018" calcext:value-type="float">
            <text:p>-0.262558018</text:p>
          </table:table-cell>
          <table:table-cell office:value-type="float" office:value="0.0923101227" calcext:value-type="float">
            <text:p>0.0923101227</text:p>
          </table:table-cell>
          <table:table-cell office:value-type="float" office:value="0.2420642694" calcext:value-type="float">
            <text:p>0.2420642694</text:p>
          </table:table-cell>
          <table:table-cell office:value-type="float" office:value="-0.1397288524" calcext:value-type="float">
            <text:p>-0.1397288524</text:p>
          </table:table-cell>
          <table:table-cell office:value-type="float" office:value="0.1097798814" calcext:value-type="float">
            <text:p>0.1097798814</text:p>
          </table:table-cell>
          <table:table-cell office:value-type="float" office:value="-0.1277119957" calcext:value-type="float">
            <text:p>-0.1277119957</text:p>
          </table:table-cell>
          <table:table-cell office:value-type="float" office:value="0.0545549244" calcext:value-type="float">
            <text:p>0.0545549244</text:p>
          </table:table-cell>
          <table:table-cell office:value-type="float" office:value="0.1566718864" calcext:value-type="float">
            <text:p>0.1566718864</text:p>
          </table:table-cell>
          <table:table-cell office:value-type="float" office:value="0.2096810425" calcext:value-type="float">
            <text:p>0.2096810425</text:p>
          </table:table-cell>
          <table:table-cell office:value-type="float" office:value="0.2365841412" calcext:value-type="float">
            <text:p>0.2365841412</text:p>
          </table:table-cell>
          <table:table-cell office:value-type="float" office:value="0.0468551764" calcext:value-type="float">
            <text:p>0.0468551764</text:p>
          </table:table-cell>
          <table:table-cell office:value-type="float" office:value="0.1910992655" calcext:value-type="float">
            <text:p>0.1910992655</text:p>
          </table:table-cell>
          <table:table-cell office:value-type="float" office:value="0.0425727312" calcext:value-type="float">
            <text:p>0.0425727312</text:p>
          </table:table-cell>
          <table:table-cell office:value-type="float" office:value="0.1445538619" calcext:value-type="float">
            <text:p>0.1445538619</text:p>
          </table:table-cell>
          <table:table-cell office:value-type="float" office:value="0.0021269925" calcext:value-type="float">
            <text:p>0.0021269925</text:p>
          </table:table-cell>
          <table:table-cell office:value-type="float" office:value="0.1147389597" calcext:value-type="float">
            <text:p>0.1147389597</text:p>
          </table:table-cell>
          <table:table-cell office:value-type="float" office:value="-0.1919511291" calcext:value-type="float">
            <text:p>-0.1919511291</text:p>
          </table:table-cell>
          <table:table-cell office:value-type="float" office:value="-0.0357800753" calcext:value-type="float">
            <text:p>-0.0357800753</text:p>
          </table:table-cell>
          <table:table-cell office:value-type="float" office:value="-0.0684016901" calcext:value-type="float">
            <text:p>-0.0684016901</text:p>
          </table:table-cell>
          <table:table-cell office:value-type="float" office:value="0.2521939734" calcext:value-type="float">
            <text:p>0.2521939734</text:p>
          </table:table-cell>
          <table:table-cell office:value-type="float" office:value="0.0298551293" calcext:value-type="float">
            <text:p>0.0298551293</text:p>
          </table:table-cell>
          <table:table-cell office:value-type="float" office:value="0.0617093435" calcext:value-type="float">
            <text:p>0.0617093435</text:p>
          </table:table-cell>
          <table:table-cell office:value-type="float" office:value="0.1494886256" calcext:value-type="float">
            <text:p>0.1494886256</text:p>
          </table:table-cell>
          <table:table-cell office:value-type="float" office:value="0.0281213648" calcext:value-type="float">
            <text:p>0.0281213648</text:p>
          </table:table-cell>
          <table:table-cell office:value-type="float" office:value="0.0087958368" calcext:value-type="float">
            <text:p>0.0087958368</text:p>
          </table:table-cell>
          <table:table-cell office:value-type="float" office:value="-0.1560377042" calcext:value-type="float">
            <text:p>-0.1560377042</text:p>
          </table:table-cell>
          <table:table-cell office:value-type="float" office:value="0.1465808896" calcext:value-type="float">
            <text:p>0.1465808896</text:p>
          </table:table-cell>
          <table:table-cell office:value-type="float" office:value="-0.0586283525" calcext:value-type="float">
            <text:p>-0.0586283525</text:p>
          </table:table-cell>
          <table:table-cell office:value-type="float" office:value="0.0422840147" calcext:value-type="float">
            <text:p>0.0422840147</text:p>
          </table:table-cell>
          <table:table-cell office:value-type="float" office:value="0.1000070126" calcext:value-type="float">
            <text:p>0.1000070126</text:p>
          </table:table-cell>
          <table:table-cell office:value-type="float" office:value="0.2750526004" calcext:value-type="float">
            <text:p>0.2750526004</text:p>
          </table:table-cell>
          <table:table-cell office:value-type="float" office:value="0.2478807923" calcext:value-type="float">
            <text:p>0.2478807923</text:p>
          </table:table-cell>
          <table:table-cell office:value-type="float" office:value="0.0682546465" calcext:value-type="float">
            <text:p>0.0682546465</text:p>
          </table:table-cell>
          <table:table-cell office:value-type="float" office:value="0.1640629935" calcext:value-type="float">
            <text:p>0.1640629935</text:p>
          </table:table-cell>
          <table:table-cell office:value-type="float" office:value="0.1917389361" calcext:value-type="float">
            <text:p>0.1917389361</text:p>
          </table:table-cell>
          <table:table-cell office:value-type="float" office:value="-0.0775276562" calcext:value-type="float">
            <text:p>-0.0775276562</text:p>
          </table:table-cell>
          <table:table-cell office:value-type="float" office:value="-0.0076096184" calcext:value-type="float">
            <text:p>-0.0076096184</text:p>
          </table:table-cell>
          <table:table-cell office:value-type="float" office:value="0.0443814602" calcext:value-type="float">
            <text:p>0.0443814602</text:p>
          </table:table-cell>
          <table:table-cell office:value-type="float" office:value="-0.0228566836" calcext:value-type="float">
            <text:p>-0.0228566836</text:p>
          </table:table-cell>
          <table:table-cell office:value-type="float" office:value="0.2801883256" calcext:value-type="float">
            <text:p>0.2801883256</text:p>
          </table:table-cell>
        </table:table-row>
        <table:table-row table:style-name="ro1">
          <table:table-cell office:value-type="float" office:value="-0.0376205331" calcext:value-type="float">
            <text:p>-0.0376205331</text:p>
          </table:table-cell>
          <table:table-cell office:value-type="float" office:value="0.1000089777" calcext:value-type="float">
            <text:p>0.1000089777</text:p>
          </table:table-cell>
          <table:table-cell office:value-type="float" office:value="1" calcext:value-type="float">
            <text:p>1</text:p>
          </table:table-cell>
          <table:table-cell office:value-type="float" office:value="0.0729011969" calcext:value-type="float">
            <text:p>0.0729011969</text:p>
          </table:table-cell>
          <table:table-cell office:value-type="float" office:value="-0.0832141068" calcext:value-type="float">
            <text:p>-0.0832141068</text:p>
          </table:table-cell>
          <table:table-cell office:value-type="float" office:value="0.2140058865" calcext:value-type="float">
            <text:p>0.2140058865</text:p>
          </table:table-cell>
          <table:table-cell office:value-type="float" office:value="0.4426087913" calcext:value-type="float">
            <text:p>0.4426087913</text:p>
          </table:table-cell>
          <table:table-cell office:value-type="float" office:value="0.2920989224" calcext:value-type="float">
            <text:p>0.2920989224</text:p>
          </table:table-cell>
          <table:table-cell office:value-type="float" office:value="0.0991606312" calcext:value-type="float">
            <text:p>0.0991606312</text:p>
          </table:table-cell>
          <table:table-cell office:value-type="float" office:value="0.2222255791" calcext:value-type="float">
            <text:p>0.2222255791</text:p>
          </table:table-cell>
          <table:table-cell office:value-type="float" office:value="0.1378126471" calcext:value-type="float">
            <text:p>0.1378126471</text:p>
          </table:table-cell>
          <table:table-cell office:value-type="float" office:value="0.0600120802" calcext:value-type="float">
            <text:p>0.0600120802</text:p>
          </table:table-cell>
          <table:table-cell office:value-type="float" office:value="0.0296879338" calcext:value-type="float">
            <text:p>0.0296879338</text:p>
          </table:table-cell>
          <table:table-cell office:value-type="float" office:value="0.224660709" calcext:value-type="float">
            <text:p>0.224660709</text:p>
          </table:table-cell>
          <table:table-cell office:value-type="float" office:value="0.2504148235" calcext:value-type="float">
            <text:p>0.2504148235</text:p>
          </table:table-cell>
          <table:table-cell office:value-type="float" office:value="-0.2265756097" calcext:value-type="float">
            <text:p>-0.2265756097</text:p>
          </table:table-cell>
          <table:table-cell office:value-type="float" office:value="0.0251096139" calcext:value-type="float">
            <text:p>0.0251096139</text:p>
          </table:table-cell>
          <table:table-cell office:value-type="float" office:value="0.0017005429" calcext:value-type="float">
            <text:p>0.0017005429</text:p>
          </table:table-cell>
          <table:table-cell office:value-type="float" office:value="-0.3282204471" calcext:value-type="float">
            <text:p>-0.3282204471</text:p>
          </table:table-cell>
          <table:table-cell office:value-type="float" office:value="0.2530934476" calcext:value-type="float">
            <text:p>0.2530934476</text:p>
          </table:table-cell>
          <table:table-cell office:value-type="float" office:value="0.0048788784" calcext:value-type="float">
            <text:p>0.0048788784</text:p>
          </table:table-cell>
          <table:table-cell office:value-type="float" office:value="0.3553666123" calcext:value-type="float">
            <text:p>0.3553666123</text:p>
          </table:table-cell>
          <table:table-cell office:value-type="float" office:value="0.1286169055" calcext:value-type="float">
            <text:p>0.1286169055</text:p>
          </table:table-cell>
          <table:table-cell office:value-type="float" office:value="0.1345146018" calcext:value-type="float">
            <text:p>0.1345146018</text:p>
          </table:table-cell>
          <table:table-cell office:value-type="float" office:value="0.177618006" calcext:value-type="float">
            <text:p>0.177618006</text:p>
          </table:table-cell>
          <table:table-cell office:value-type="float" office:value="-0.1638838067" calcext:value-type="float">
            <text:p>-0.1638838067</text:p>
          </table:table-cell>
          <table:table-cell office:value-type="float" office:value="0.1552339122" calcext:value-type="float">
            <text:p>0.1552339122</text:p>
          </table:table-cell>
          <table:table-cell office:value-type="float" office:value="0.215216677" calcext:value-type="float">
            <text:p>0.215216677</text:p>
          </table:table-cell>
          <table:table-cell office:value-type="float" office:value="0.1301674297" calcext:value-type="float">
            <text:p>0.1301674297</text:p>
          </table:table-cell>
          <table:table-cell office:value-type="float" office:value="-0.1437840924" calcext:value-type="float">
            <text:p>-0.1437840924</text:p>
          </table:table-cell>
          <table:table-cell office:value-type="float" office:value="-0.0909155058" calcext:value-type="float">
            <text:p>-0.0909155058</text:p>
          </table:table-cell>
          <table:table-cell office:value-type="float" office:value="0.0150462803" calcext:value-type="float">
            <text:p>0.0150462803</text:p>
          </table:table-cell>
          <table:table-cell office:value-type="float" office:value="0.3929757208" calcext:value-type="float">
            <text:p>0.3929757208</text:p>
          </table:table-cell>
          <table:table-cell office:value-type="float" office:value="0.2054376079" calcext:value-type="float">
            <text:p>0.2054376079</text:p>
          </table:table-cell>
          <table:table-cell office:value-type="float" office:value="-0.0121209327" calcext:value-type="float">
            <text:p>-0.0121209327</text:p>
          </table:table-cell>
          <table:table-cell office:value-type="float" office:value="0.096737242" calcext:value-type="float">
            <text:p>0.096737242</text:p>
          </table:table-cell>
          <table:table-cell office:value-type="float" office:value="0.120259749" calcext:value-type="float">
            <text:p>0.120259749</text:p>
          </table:table-cell>
          <table:table-cell office:value-type="float" office:value="0.0743081622" calcext:value-type="float">
            <text:p>0.0743081622</text:p>
          </table:table-cell>
          <table:table-cell office:value-type="float" office:value="0.158034785" calcext:value-type="float">
            <text:p>0.158034785</text:p>
          </table:table-cell>
          <table:table-cell office:value-type="float" office:value="0.3447337588" calcext:value-type="float">
            <text:p>0.3447337588</text:p>
          </table:table-cell>
          <table:table-cell office:value-type="float" office:value="0.0168192222" calcext:value-type="float">
            <text:p>0.0168192222</text:p>
          </table:table-cell>
          <table:table-cell office:value-type="float" office:value="-0.0865314582" calcext:value-type="float">
            <text:p>-0.0865314582</text:p>
          </table:table-cell>
          <table:table-cell office:value-type="float" office:value="0.2526990521" calcext:value-type="float">
            <text:p>0.2526990521</text:p>
          </table:table-cell>
          <table:table-cell office:value-type="float" office:value="0.0411172981" calcext:value-type="float">
            <text:p>0.0411172981</text:p>
          </table:table-cell>
          <table:table-cell office:value-type="float" office:value="0.034975937" calcext:value-type="float">
            <text:p>0.034975937</text:p>
          </table:table-cell>
          <table:table-cell office:value-type="float" office:value="0.3799772015" calcext:value-type="float">
            <text:p>0.3799772015</text:p>
          </table:table-cell>
          <table:table-cell office:value-type="float" office:value="0.1068280568" calcext:value-type="float">
            <text:p>0.1068280568</text:p>
          </table:table-cell>
          <table:table-cell office:value-type="float" office:value="0.1438164877" calcext:value-type="float">
            <text:p>0.1438164877</text:p>
          </table:table-cell>
          <table:table-cell office:value-type="float" office:value="0.3286068707" calcext:value-type="float">
            <text:p>0.3286068707</text:p>
          </table:table-cell>
          <table:table-cell office:value-type="float" office:value="0.0248000831" calcext:value-type="float">
            <text:p>0.0248000831</text:p>
          </table:table-cell>
          <table:table-cell office:value-type="float" office:value="0.1061414749" calcext:value-type="float">
            <text:p>0.1061414749</text:p>
          </table:table-cell>
          <table:table-cell office:value-type="float" office:value="0.1105146126" calcext:value-type="float">
            <text:p>0.1105146126</text:p>
          </table:table-cell>
          <table:table-cell office:value-type="float" office:value="0.0868014672" calcext:value-type="float">
            <text:p>0.0868014672</text:p>
          </table:table-cell>
          <table:table-cell office:value-type="float" office:value="-0.0936502369" calcext:value-type="float">
            <text:p>-0.0936502369</text:p>
          </table:table-cell>
          <table:table-cell office:value-type="float" office:value="0.4774920899" calcext:value-type="float">
            <text:p>0.4774920899</text:p>
          </table:table-cell>
          <table:table-cell office:value-type="float" office:value="0.1405571638" calcext:value-type="float">
            <text:p>0.1405571638</text:p>
          </table:table-cell>
          <table:table-cell office:value-type="float" office:value="0.0016909783" calcext:value-type="float">
            <text:p>0.0016909783</text:p>
          </table:table-cell>
          <table:table-cell office:value-type="float" office:value="0.1941524145" calcext:value-type="float">
            <text:p>0.1941524145</text:p>
          </table:table-cell>
          <table:table-cell office:value-type="float" office:value="0.0964629778" calcext:value-type="float">
            <text:p>0.0964629778</text:p>
          </table:table-cell>
          <table:table-cell office:value-type="float" office:value="0.3690560063" calcext:value-type="float">
            <text:p>0.3690560063</text:p>
          </table:table-cell>
          <table:table-cell office:value-type="float" office:value="0.1301068772" calcext:value-type="float">
            <text:p>0.1301068772</text:p>
          </table:table-cell>
          <table:table-cell office:value-type="float" office:value="0.3413638737" calcext:value-type="float">
            <text:p>0.3413638737</text:p>
          </table:table-cell>
          <table:table-cell office:value-type="float" office:value="0.0103379296" calcext:value-type="float">
            <text:p>0.0103379296</text:p>
          </table:table-cell>
          <table:table-cell office:value-type="float" office:value="0.1546415027" calcext:value-type="float">
            <text:p>0.1546415027</text:p>
          </table:table-cell>
          <table:table-cell office:value-type="float" office:value="0.3146523601" calcext:value-type="float">
            <text:p>0.3146523601</text:p>
          </table:table-cell>
          <table:table-cell office:value-type="float" office:value="0.4413978151" calcext:value-type="float">
            <text:p>0.4413978151</text:p>
          </table:table-cell>
          <table:table-cell office:value-type="float" office:value="-0.0481622124" calcext:value-type="float">
            <text:p>-0.0481622124</text:p>
          </table:table-cell>
          <table:table-cell office:value-type="float" office:value="0.11239463" calcext:value-type="float">
            <text:p>0.11239463</text:p>
          </table:table-cell>
          <table:table-cell office:value-type="float" office:value="0.5103470673" calcext:value-type="float">
            <text:p>0.5103470673</text:p>
          </table:table-cell>
          <table:table-cell office:value-type="float" office:value="0.0366953017" calcext:value-type="float">
            <text:p>0.0366953017</text:p>
          </table:table-cell>
          <table:table-cell office:value-type="float" office:value="0.1201566484" calcext:value-type="float">
            <text:p>0.1201566484</text:p>
          </table:table-cell>
          <table:table-cell office:value-type="float" office:value="-0.0629522691" calcext:value-type="float">
            <text:p>-0.0629522691</text:p>
          </table:table-cell>
          <table:table-cell office:value-type="float" office:value="0.4097306296" calcext:value-type="float">
            <text:p>0.4097306296</text:p>
          </table:table-cell>
          <table:table-cell office:value-type="float" office:value="-0.1806743297" calcext:value-type="float">
            <text:p>-0.1806743297</text:p>
          </table:table-cell>
          <table:table-cell office:value-type="float" office:value="0.0874085578" calcext:value-type="float">
            <text:p>0.0874085578</text:p>
          </table:table-cell>
          <table:table-cell office:value-type="float" office:value="0.2211110855" calcext:value-type="float">
            <text:p>0.2211110855</text:p>
          </table:table-cell>
          <table:table-cell office:value-type="float" office:value="0.1807301316" calcext:value-type="float">
            <text:p>0.1807301316</text:p>
          </table:table-cell>
          <table:table-cell office:value-type="float" office:value="0.1015397274" calcext:value-type="float">
            <text:p>0.1015397274</text:p>
          </table:table-cell>
          <table:table-cell office:value-type="float" office:value="0.1458844809" calcext:value-type="float">
            <text:p>0.1458844809</text:p>
          </table:table-cell>
          <table:table-cell office:value-type="float" office:value="0.589675996" calcext:value-type="float">
            <text:p>0.589675996</text:p>
          </table:table-cell>
          <table:table-cell office:value-type="float" office:value="0.3221236933" calcext:value-type="float">
            <text:p>0.3221236933</text:p>
          </table:table-cell>
          <table:table-cell office:value-type="float" office:value="-0.0744426972" calcext:value-type="float">
            <text:p>-0.0744426972</text:p>
          </table:table-cell>
          <table:table-cell office:value-type="float" office:value="0.2405249337" calcext:value-type="float">
            <text:p>0.2405249337</text:p>
          </table:table-cell>
          <table:table-cell office:value-type="float" office:value="0.0379734937" calcext:value-type="float">
            <text:p>0.0379734937</text:p>
          </table:table-cell>
          <table:table-cell office:value-type="float" office:value="0.2649643986" calcext:value-type="float">
            <text:p>0.2649643986</text:p>
          </table:table-cell>
          <table:table-cell office:value-type="float" office:value="0.5715680935" calcext:value-type="float">
            <text:p>0.5715680935</text:p>
          </table:table-cell>
        </table:table-row>
        <table:table-row table:style-name="ro1">
          <table:table-cell office:value-type="float" office:value="-0.0573328975" calcext:value-type="float">
            <text:p>-0.0573328975</text:p>
          </table:table-cell>
          <table:table-cell office:value-type="float" office:value="0.0022727449" calcext:value-type="float">
            <text:p>0.0022727449</text:p>
          </table:table-cell>
          <table:table-cell office:value-type="float" office:value="0.0729011969" calcext:value-type="float">
            <text:p>0.0729011969</text:p>
          </table:table-cell>
          <table:table-cell office:value-type="float" office:value="1" calcext:value-type="float">
            <text:p>1</text:p>
          </table:table-cell>
          <table:table-cell office:value-type="float" office:value="-0.0436096687" calcext:value-type="float">
            <text:p>-0.0436096687</text:p>
          </table:table-cell>
          <table:table-cell office:value-type="float" office:value="0.0947483261" calcext:value-type="float">
            <text:p>0.0947483261</text:p>
          </table:table-cell>
          <table:table-cell office:value-type="float" office:value="0.1522688127" calcext:value-type="float">
            <text:p>0.1522688127</text:p>
          </table:table-cell>
          <table:table-cell office:value-type="float" office:value="0.167475322" calcext:value-type="float">
            <text:p>0.167475322</text:p>
          </table:table-cell>
          <table:table-cell office:value-type="float" office:value="0.1307647429" calcext:value-type="float">
            <text:p>0.1307647429</text:p>
          </table:table-cell>
          <table:table-cell office:value-type="float" office:value="-0.0093429597" calcext:value-type="float">
            <text:p>-0.0093429597</text:p>
          </table:table-cell>
          <table:table-cell office:value-type="float" office:value="0.1233135578" calcext:value-type="float">
            <text:p>0.1233135578</text:p>
          </table:table-cell>
          <table:table-cell office:value-type="float" office:value="-0.0087314277" calcext:value-type="float">
            <text:p>-0.0087314277</text:p>
          </table:table-cell>
          <table:table-cell office:value-type="float" office:value="0.177849639" calcext:value-type="float">
            <text:p>0.177849639</text:p>
          </table:table-cell>
          <table:table-cell office:value-type="float" office:value="-0.1197347844" calcext:value-type="float">
            <text:p>-0.1197347844</text:p>
          </table:table-cell>
          <table:table-cell office:value-type="float" office:value="-0.1382634217" calcext:value-type="float">
            <text:p>-0.1382634217</text:p>
          </table:table-cell>
          <table:table-cell office:value-type="float" office:value="-0.0431116909" calcext:value-type="float">
            <text:p>-0.0431116909</text:p>
          </table:table-cell>
          <table:table-cell office:value-type="float" office:value="-0.0501609919" calcext:value-type="float">
            <text:p>-0.0501609919</text:p>
          </table:table-cell>
          <table:table-cell office:value-type="float" office:value="-0.0675138969" calcext:value-type="float">
            <text:p>-0.0675138969</text:p>
          </table:table-cell>
          <table:table-cell office:value-type="float" office:value="0.1443297121" calcext:value-type="float">
            <text:p>0.1443297121</text:p>
          </table:table-cell>
          <table:table-cell office:value-type="float" office:value="-0.0253533551" calcext:value-type="float">
            <text:p>-0.0253533551</text:p>
          </table:table-cell>
          <table:table-cell office:value-type="float" office:value="-0.0872996562" calcext:value-type="float">
            <text:p>-0.0872996562</text:p>
          </table:table-cell>
          <table:table-cell office:value-type="float" office:value="0.0800523814" calcext:value-type="float">
            <text:p>0.0800523814</text:p>
          </table:table-cell>
          <table:table-cell office:value-type="float" office:value="0.0325193591" calcext:value-type="float">
            <text:p>0.0325193591</text:p>
          </table:table-cell>
          <table:table-cell office:value-type="float" office:value="0.0561457096" calcext:value-type="float">
            <text:p>0.0561457096</text:p>
          </table:table-cell>
          <table:table-cell office:value-type="float" office:value="-0.1044454381" calcext:value-type="float">
            <text:p>-0.1044454381</text:p>
          </table:table-cell>
          <table:table-cell office:value-type="float" office:value="0.0728994518" calcext:value-type="float">
            <text:p>0.0728994518</text:p>
          </table:table-cell>
          <table:table-cell office:value-type="float" office:value="0.1140086695" calcext:value-type="float">
            <text:p>0.1140086695</text:p>
          </table:table-cell>
          <table:table-cell office:value-type="float" office:value="0.2511481883" calcext:value-type="float">
            <text:p>0.2511481883</text:p>
          </table:table-cell>
          <table:table-cell office:value-type="float" office:value="-0.0051198444" calcext:value-type="float">
            <text:p>-0.0051198444</text:p>
          </table:table-cell>
          <table:table-cell office:value-type="float" office:value="0.1062669079" calcext:value-type="float">
            <text:p>0.1062669079</text:p>
          </table:table-cell>
          <table:table-cell office:value-type="float" office:value="0.2639085287" calcext:value-type="float">
            <text:p>0.2639085287</text:p>
          </table:table-cell>
          <table:table-cell office:value-type="float" office:value="-0.0356517133" calcext:value-type="float">
            <text:p>-0.0356517133</text:p>
          </table:table-cell>
          <table:table-cell office:value-type="float" office:value="0.1560823846" calcext:value-type="float">
            <text:p>0.1560823846</text:p>
          </table:table-cell>
          <table:table-cell office:value-type="float" office:value="0.0840698726" calcext:value-type="float">
            <text:p>0.0840698726</text:p>
          </table:table-cell>
          <table:table-cell office:value-type="float" office:value="0.1679819831" calcext:value-type="float">
            <text:p>0.1679819831</text:p>
          </table:table-cell>
          <table:table-cell office:value-type="float" office:value="-0.1484518095" calcext:value-type="float">
            <text:p>-0.1484518095</text:p>
          </table:table-cell>
          <table:table-cell office:value-type="float" office:value="0.1240442408" calcext:value-type="float">
            <text:p>0.1240442408</text:p>
          </table:table-cell>
          <table:table-cell office:value-type="float" office:value="0.0884653247" calcext:value-type="float">
            <text:p>0.0884653247</text:p>
          </table:table-cell>
          <table:table-cell office:value-type="float" office:value="-0.1197718909" calcext:value-type="float">
            <text:p>-0.1197718909</text:p>
          </table:table-cell>
          <table:table-cell office:value-type="float" office:value="0.2043582363" calcext:value-type="float">
            <text:p>0.2043582363</text:p>
          </table:table-cell>
          <table:table-cell office:value-type="float" office:value="-0.05839875" calcext:value-type="float">
            <text:p>-0.05839875</text:p>
          </table:table-cell>
          <table:table-cell office:value-type="float" office:value="0.008846306" calcext:value-type="float">
            <text:p>0.008846306</text:p>
          </table:table-cell>
          <table:table-cell office:value-type="float" office:value="0.0542619978" calcext:value-type="float">
            <text:p>0.0542619978</text:p>
          </table:table-cell>
          <table:table-cell office:value-type="float" office:value="0.175449576" calcext:value-type="float">
            <text:p>0.175449576</text:p>
          </table:table-cell>
          <table:table-cell office:value-type="float" office:value="0.1105541366" calcext:value-type="float">
            <text:p>0.1105541366</text:p>
          </table:table-cell>
          <table:table-cell office:value-type="float" office:value="0.0117438187" calcext:value-type="float">
            <text:p>0.0117438187</text:p>
          </table:table-cell>
          <table:table-cell office:value-type="float" office:value="0.0936528332" calcext:value-type="float">
            <text:p>0.0936528332</text:p>
          </table:table-cell>
          <table:table-cell office:value-type="float" office:value="-0.0037121148" calcext:value-type="float">
            <text:p>-0.0037121148</text:p>
          </table:table-cell>
          <table:table-cell office:value-type="float" office:value="0.1311489527" calcext:value-type="float">
            <text:p>0.1311489527</text:p>
          </table:table-cell>
          <table:table-cell office:value-type="float" office:value="0.1327044296" calcext:value-type="float">
            <text:p>0.1327044296</text:p>
          </table:table-cell>
          <table:table-cell office:value-type="float" office:value="0.179754893" calcext:value-type="float">
            <text:p>0.179754893</text:p>
          </table:table-cell>
          <table:table-cell office:value-type="float" office:value="0.0566956732" calcext:value-type="float">
            <text:p>0.0566956732</text:p>
          </table:table-cell>
          <table:table-cell office:value-type="float" office:value="0.0300520896" calcext:value-type="float">
            <text:p>0.0300520896</text:p>
          </table:table-cell>
          <table:table-cell office:value-type="float" office:value="-0.2260328466" calcext:value-type="float">
            <text:p>-0.2260328466</text:p>
          </table:table-cell>
          <table:table-cell office:value-type="float" office:value="0.132818728" calcext:value-type="float">
            <text:p>0.132818728</text:p>
          </table:table-cell>
          <table:table-cell office:value-type="float" office:value="0.1763496213" calcext:value-type="float">
            <text:p>0.1763496213</text:p>
          </table:table-cell>
          <table:table-cell office:value-type="float" office:value="-0.0410024359" calcext:value-type="float">
            <text:p>-0.0410024359</text:p>
          </table:table-cell>
          <table:table-cell office:value-type="float" office:value="0.1849614311" calcext:value-type="float">
            <text:p>0.1849614311</text:p>
          </table:table-cell>
          <table:table-cell office:value-type="float" office:value="0.0452123514" calcext:value-type="float">
            <text:p>0.0452123514</text:p>
          </table:table-cell>
          <table:table-cell office:value-type="float" office:value="0.1944710627" calcext:value-type="float">
            <text:p>0.1944710627</text:p>
          </table:table-cell>
          <table:table-cell office:value-type="float" office:value="0.2483050288" calcext:value-type="float">
            <text:p>0.2483050288</text:p>
          </table:table-cell>
          <table:table-cell office:value-type="float" office:value="0.1664171985" calcext:value-type="float">
            <text:p>0.1664171985</text:p>
          </table:table-cell>
          <table:table-cell office:value-type="float" office:value="0.1258986517" calcext:value-type="float">
            <text:p>0.1258986517</text:p>
          </table:table-cell>
          <table:table-cell office:value-type="float" office:value="0.0582551454" calcext:value-type="float">
            <text:p>0.0582551454</text:p>
          </table:table-cell>
          <table:table-cell office:value-type="float" office:value="-0.0245387955" calcext:value-type="float">
            <text:p>-0.0245387955</text:p>
          </table:table-cell>
          <table:table-cell office:value-type="float" office:value="0.2128772251" calcext:value-type="float">
            <text:p>0.2128772251</text:p>
          </table:table-cell>
          <table:table-cell office:value-type="float" office:value="-0.0793642518" calcext:value-type="float">
            <text:p>-0.0793642518</text:p>
          </table:table-cell>
          <table:table-cell office:value-type="float" office:value="0.1204040919" calcext:value-type="float">
            <text:p>0.1204040919</text:p>
          </table:table-cell>
          <table:table-cell office:value-type="float" office:value="0.1453960384" calcext:value-type="float">
            <text:p>0.1453960384</text:p>
          </table:table-cell>
          <table:table-cell office:value-type="float" office:value="-0.0795691561" calcext:value-type="float">
            <text:p>-0.0795691561</text:p>
          </table:table-cell>
          <table:table-cell office:value-type="float" office:value="0.2090977969" calcext:value-type="float">
            <text:p>0.2090977969</text:p>
          </table:table-cell>
          <table:table-cell office:value-type="float" office:value="0.0497709914" calcext:value-type="float">
            <text:p>0.0497709914</text:p>
          </table:table-cell>
          <table:table-cell office:value-type="float" office:value="0.1345165218" calcext:value-type="float">
            <text:p>0.1345165218</text:p>
          </table:table-cell>
          <table:table-cell office:value-type="float" office:value="-0.0536470692" calcext:value-type="float">
            <text:p>-0.0536470692</text:p>
          </table:table-cell>
          <table:table-cell office:value-type="float" office:value="-0.0819300573" calcext:value-type="float">
            <text:p>-0.0819300573</text:p>
          </table:table-cell>
          <table:table-cell office:value-type="float" office:value="-0.0421424576" calcext:value-type="float">
            <text:p>-0.0421424576</text:p>
          </table:table-cell>
          <table:table-cell office:value-type="float" office:value="0.0025990864" calcext:value-type="float">
            <text:p>0.0025990864</text:p>
          </table:table-cell>
          <table:table-cell office:value-type="float" office:value="-0.0647290007" calcext:value-type="float">
            <text:p>-0.0647290007</text:p>
          </table:table-cell>
          <table:table-cell office:value-type="float" office:value="0.227475743" calcext:value-type="float">
            <text:p>0.227475743</text:p>
          </table:table-cell>
          <table:table-cell office:value-type="float" office:value="0.1685331972" calcext:value-type="float">
            <text:p>0.1685331972</text:p>
          </table:table-cell>
          <table:table-cell office:value-type="float" office:value="0.0353151848" calcext:value-type="float">
            <text:p>0.0353151848</text:p>
          </table:table-cell>
          <table:table-cell office:value-type="float" office:value="-0.2580139036" calcext:value-type="float">
            <text:p>-0.2580139036</text:p>
          </table:table-cell>
          <table:table-cell office:value-type="float" office:value="0.0104337702" calcext:value-type="float">
            <text:p>0.0104337702</text:p>
          </table:table-cell>
          <table:table-cell office:value-type="float" office:value="0.0165836223" calcext:value-type="float">
            <text:p>0.0165836223</text:p>
          </table:table-cell>
          <table:table-cell office:value-type="float" office:value="0.1068592894" calcext:value-type="float">
            <text:p>0.1068592894</text:p>
          </table:table-cell>
          <table:table-cell office:value-type="float" office:value="0.1386544378" calcext:value-type="float">
            <text:p>0.1386544378</text:p>
          </table:table-cell>
        </table:table-row>
        <table:table-row table:style-name="ro1">
          <table:table-cell office:value-type="float" office:value="0.1334447472" calcext:value-type="float">
            <text:p>0.1334447472</text:p>
          </table:table-cell>
          <table:table-cell office:value-type="float" office:value="0.0627295609" calcext:value-type="float">
            <text:p>0.0627295609</text:p>
          </table:table-cell>
          <table:table-cell office:value-type="float" office:value="-0.0832141068" calcext:value-type="float">
            <text:p>-0.0832141068</text:p>
          </table:table-cell>
          <table:table-cell office:value-type="float" office:value="-0.0436096687" calcext:value-type="float">
            <text:p>-0.0436096687</text:p>
          </table:table-cell>
          <table:table-cell office:value-type="float" office:value="1" calcext:value-type="float">
            <text:p>1</text:p>
          </table:table-cell>
          <table:table-cell office:value-type="float" office:value="-0.0824262798" calcext:value-type="float">
            <text:p>-0.0824262798</text:p>
          </table:table-cell>
          <table:table-cell office:value-type="float" office:value="-0.2824280263" calcext:value-type="float">
            <text:p>-0.2824280263</text:p>
          </table:table-cell>
          <table:table-cell office:value-type="float" office:value="-0.2166270017" calcext:value-type="float">
            <text:p>-0.2166270017</text:p>
          </table:table-cell>
          <table:table-cell office:value-type="float" office:value="-0.2046134384" calcext:value-type="float">
            <text:p>-0.2046134384</text:p>
          </table:table-cell>
          <table:table-cell office:value-type="float" office:value="-0.0629872774" calcext:value-type="float">
            <text:p>-0.0629872774</text:p>
          </table:table-cell>
          <table:table-cell office:value-type="float" office:value="-0.0154538608" calcext:value-type="float">
            <text:p>-0.0154538608</text:p>
          </table:table-cell>
          <table:table-cell office:value-type="float" office:value="0.0264388701" calcext:value-type="float">
            <text:p>0.0264388701</text:p>
          </table:table-cell>
          <table:table-cell office:value-type="float" office:value="-0.1547243247" calcext:value-type="float">
            <text:p>-0.1547243247</text:p>
          </table:table-cell>
          <table:table-cell office:value-type="float" office:value="-0.018056942" calcext:value-type="float">
            <text:p>-0.018056942</text:p>
          </table:table-cell>
          <table:table-cell office:value-type="float" office:value="-0.0642176035" calcext:value-type="float">
            <text:p>-0.0642176035</text:p>
          </table:table-cell>
          <table:table-cell office:value-type="float" office:value="0.0092298408" calcext:value-type="float">
            <text:p>0.0092298408</text:p>
          </table:table-cell>
          <table:table-cell office:value-type="float" office:value="0.1943566158" calcext:value-type="float">
            <text:p>0.1943566158</text:p>
          </table:table-cell>
          <table:table-cell office:value-type="float" office:value="0.1148633207" calcext:value-type="float">
            <text:p>0.1148633207</text:p>
          </table:table-cell>
          <table:table-cell office:value-type="float" office:value="0.2289584246" calcext:value-type="float">
            <text:p>0.2289584246</text:p>
          </table:table-cell>
          <table:table-cell office:value-type="float" office:value="-0.1420175707" calcext:value-type="float">
            <text:p>-0.1420175707</text:p>
          </table:table-cell>
          <table:table-cell office:value-type="float" office:value="-0.1869847252" calcext:value-type="float">
            <text:p>-0.1869847252</text:p>
          </table:table-cell>
          <table:table-cell office:value-type="float" office:value="-0.1648032358" calcext:value-type="float">
            <text:p>-0.1648032358</text:p>
          </table:table-cell>
          <table:table-cell office:value-type="float" office:value="-0.1427428089" calcext:value-type="float">
            <text:p>-0.1427428089</text:p>
          </table:table-cell>
          <table:table-cell office:value-type="float" office:value="0.0429878964" calcext:value-type="float">
            <text:p>0.0429878964</text:p>
          </table:table-cell>
          <table:table-cell office:value-type="float" office:value="-0.131372456" calcext:value-type="float">
            <text:p>-0.131372456</text:p>
          </table:table-cell>
          <table:table-cell office:value-type="float" office:value="0.0730802377" calcext:value-type="float">
            <text:p>0.0730802377</text:p>
          </table:table-cell>
          <table:table-cell office:value-type="float" office:value="-0.112505184" calcext:value-type="float">
            <text:p>-0.112505184</text:p>
          </table:table-cell>
          <table:table-cell office:value-type="float" office:value="-0.211959053" calcext:value-type="float">
            <text:p>-0.211959053</text:p>
          </table:table-cell>
          <table:table-cell office:value-type="float" office:value="0.0303289581" calcext:value-type="float">
            <text:p>0.0303289581</text:p>
          </table:table-cell>
          <table:table-cell office:value-type="float" office:value="-0.0115968689" calcext:value-type="float">
            <text:p>-0.0115968689</text:p>
          </table:table-cell>
          <table:table-cell office:value-type="float" office:value="-0.092846776" calcext:value-type="float">
            <text:p>-0.092846776</text:p>
          </table:table-cell>
          <table:table-cell office:value-type="float" office:value="0.2401111703" calcext:value-type="float">
            <text:p>0.2401111703</text:p>
          </table:table-cell>
          <table:table-cell office:value-type="float" office:value="-0.20051744" calcext:value-type="float">
            <text:p>-0.20051744</text:p>
          </table:table-cell>
          <table:table-cell office:value-type="float" office:value="-0.120579913" calcext:value-type="float">
            <text:p>-0.120579913</text:p>
          </table:table-cell>
          <table:table-cell office:value-type="float" office:value="-0.1715963392" calcext:value-type="float">
            <text:p>-0.1715963392</text:p>
          </table:table-cell>
          <table:table-cell office:value-type="float" office:value="0.0672723274" calcext:value-type="float">
            <text:p>0.0672723274</text:p>
          </table:table-cell>
          <table:table-cell office:value-type="float" office:value="-0.0916208033" calcext:value-type="float">
            <text:p>-0.0916208033</text:p>
          </table:table-cell>
          <table:table-cell office:value-type="float" office:value="-0.1640390786" calcext:value-type="float">
            <text:p>-0.1640390786</text:p>
          </table:table-cell>
          <table:table-cell office:value-type="float" office:value="0.0743949309" calcext:value-type="float">
            <text:p>0.0743949309</text:p>
          </table:table-cell>
          <table:table-cell office:value-type="float" office:value="-0.0690920285" calcext:value-type="float">
            <text:p>-0.0690920285</text:p>
          </table:table-cell>
          <table:table-cell office:value-type="float" office:value="0.192130715" calcext:value-type="float">
            <text:p>0.192130715</text:p>
          </table:table-cell>
          <table:table-cell office:value-type="float" office:value="-0.2031462494" calcext:value-type="float">
            <text:p>-0.2031462494</text:p>
          </table:table-cell>
          <table:table-cell office:value-type="float" office:value="-0.4572517624" calcext:value-type="float">
            <text:p>-0.4572517624</text:p>
          </table:table-cell>
          <table:table-cell office:value-type="float" office:value="-0.0669018699" calcext:value-type="float">
            <text:p>-0.0669018699</text:p>
          </table:table-cell>
          <table:table-cell office:value-type="float" office:value="0.0472812361" calcext:value-type="float">
            <text:p>0.0472812361</text:p>
          </table:table-cell>
          <table:table-cell office:value-type="float" office:value="-0.221773889" calcext:value-type="float">
            <text:p>-0.221773889</text:p>
          </table:table-cell>
          <table:table-cell office:value-type="float" office:value="-0.0091209076" calcext:value-type="float">
            <text:p>-0.0091209076</text:p>
          </table:table-cell>
          <table:table-cell office:value-type="float" office:value="-0.080603403" calcext:value-type="float">
            <text:p>-0.080603403</text:p>
          </table:table-cell>
          <table:table-cell office:value-type="float" office:value="-0.0027837688" calcext:value-type="float">
            <text:p>-0.0027837688</text:p>
          </table:table-cell>
          <table:table-cell office:value-type="float" office:value="-0.1127628598" calcext:value-type="float">
            <text:p>-0.1127628598</text:p>
          </table:table-cell>
          <table:table-cell office:value-type="float" office:value="-0.2317986833" calcext:value-type="float">
            <text:p>-0.2317986833</text:p>
          </table:table-cell>
          <table:table-cell office:value-type="float" office:value="0.0008766475" calcext:value-type="float">
            <text:p>0.0008766475</text:p>
          </table:table-cell>
          <table:table-cell office:value-type="float" office:value="-0.0484135438" calcext:value-type="float">
            <text:p>-0.0484135438</text:p>
          </table:table-cell>
          <table:table-cell office:value-type="float" office:value="-0.0131387796" calcext:value-type="float">
            <text:p>-0.0131387796</text:p>
          </table:table-cell>
          <table:table-cell office:value-type="float" office:value="-0.3440313175" calcext:value-type="float">
            <text:p>-0.3440313175</text:p>
          </table:table-cell>
          <table:table-cell office:value-type="float" office:value="-0.0652226147" calcext:value-type="float">
            <text:p>-0.0652226147</text:p>
          </table:table-cell>
          <table:table-cell office:value-type="float" office:value="-0.0141821899" calcext:value-type="float">
            <text:p>-0.0141821899</text:p>
          </table:table-cell>
          <table:table-cell office:value-type="float" office:value="-0.0501613178" calcext:value-type="float">
            <text:p>-0.0501613178</text:p>
          </table:table-cell>
          <table:table-cell office:value-type="float" office:value="0.117311905" calcext:value-type="float">
            <text:p>0.117311905</text:p>
          </table:table-cell>
          <table:table-cell office:value-type="float" office:value="-0.1726624272" calcext:value-type="float">
            <text:p>-0.1726624272</text:p>
          </table:table-cell>
          <table:table-cell office:value-type="float" office:value="-0.0487192979" calcext:value-type="float">
            <text:p>-0.0487192979</text:p>
          </table:table-cell>
          <table:table-cell office:value-type="float" office:value="-0.1542557944" calcext:value-type="float">
            <text:p>-0.1542557944</text:p>
          </table:table-cell>
          <table:table-cell office:value-type="float" office:value="-0.1378826543" calcext:value-type="float">
            <text:p>-0.1378826543</text:p>
          </table:table-cell>
          <table:table-cell office:value-type="float" office:value="-0.0472674777" calcext:value-type="float">
            <text:p>-0.0472674777</text:p>
          </table:table-cell>
          <table:table-cell office:value-type="float" office:value="-0.1151464328" calcext:value-type="float">
            <text:p>-0.1151464328</text:p>
          </table:table-cell>
          <table:table-cell office:value-type="float" office:value="-0.2618623573" calcext:value-type="float">
            <text:p>-0.2618623573</text:p>
          </table:table-cell>
          <table:table-cell office:value-type="float" office:value="0.0519083301" calcext:value-type="float">
            <text:p>0.0519083301</text:p>
          </table:table-cell>
          <table:table-cell office:value-type="float" office:value="-0.0976231293" calcext:value-type="float">
            <text:p>-0.0976231293</text:p>
          </table:table-cell>
          <table:table-cell office:value-type="float" office:value="-0.2599314681" calcext:value-type="float">
            <text:p>-0.2599314681</text:p>
          </table:table-cell>
          <table:table-cell office:value-type="float" office:value="-0.1174373709" calcext:value-type="float">
            <text:p>-0.1174373709</text:p>
          </table:table-cell>
          <table:table-cell office:value-type="float" office:value="-0.1042709027" calcext:value-type="float">
            <text:p>-0.1042709027</text:p>
          </table:table-cell>
          <table:table-cell office:value-type="float" office:value="0.1508281285" calcext:value-type="float">
            <text:p>0.1508281285</text:p>
          </table:table-cell>
          <table:table-cell office:value-type="float" office:value="-0.1980617074" calcext:value-type="float">
            <text:p>-0.1980617074</text:p>
          </table:table-cell>
          <table:table-cell office:value-type="float" office:value="0.1937426709" calcext:value-type="float">
            <text:p>0.1937426709</text:p>
          </table:table-cell>
          <table:table-cell office:value-type="float" office:value="0.0179192266" calcext:value-type="float">
            <text:p>0.0179192266</text:p>
          </table:table-cell>
          <table:table-cell office:value-type="float" office:value="-0.0912643628" calcext:value-type="float">
            <text:p>-0.0912643628</text:p>
          </table:table-cell>
          <table:table-cell office:value-type="float" office:value="-0.1990966548" calcext:value-type="float">
            <text:p>-0.1990966548</text:p>
          </table:table-cell>
          <table:table-cell office:value-type="float" office:value="0.0282218808" calcext:value-type="float">
            <text:p>0.0282218808</text:p>
          </table:table-cell>
          <table:table-cell office:value-type="float" office:value="-0.2288892669" calcext:value-type="float">
            <text:p>-0.2288892669</text:p>
          </table:table-cell>
          <table:table-cell office:value-type="float" office:value="-0.2671216198" calcext:value-type="float">
            <text:p>-0.2671216198</text:p>
          </table:table-cell>
          <table:table-cell office:value-type="float" office:value="-0.1720196739" calcext:value-type="float">
            <text:p>-0.1720196739</text:p>
          </table:table-cell>
          <table:table-cell office:value-type="float" office:value="0.1393351602" calcext:value-type="float">
            <text:p>0.1393351602</text:p>
          </table:table-cell>
          <table:table-cell office:value-type="float" office:value="-0.1269635236" calcext:value-type="float">
            <text:p>-0.1269635236</text:p>
          </table:table-cell>
          <table:table-cell office:value-type="float" office:value="0.0396034443" calcext:value-type="float">
            <text:p>0.0396034443</text:p>
          </table:table-cell>
          <table:table-cell office:value-type="float" office:value="-0.1136471233" calcext:value-type="float">
            <text:p>-0.1136471233</text:p>
          </table:table-cell>
          <table:table-cell office:value-type="float" office:value="-0.2506265631" calcext:value-type="float">
            <text:p>-0.2506265631</text:p>
          </table:table-cell>
        </table:table-row>
        <table:table-row table:style-name="ro1">
          <table:table-cell office:value-type="float" office:value="-0.1488575248" calcext:value-type="float">
            <text:p>-0.1488575248</text:p>
          </table:table-cell>
          <table:table-cell office:value-type="float" office:value="0.0583914762" calcext:value-type="float">
            <text:p>0.0583914762</text:p>
          </table:table-cell>
          <table:table-cell office:value-type="float" office:value="0.2140058865" calcext:value-type="float">
            <text:p>0.2140058865</text:p>
          </table:table-cell>
          <table:table-cell office:value-type="float" office:value="0.0947483261" calcext:value-type="float">
            <text:p>0.0947483261</text:p>
          </table:table-cell>
          <table:table-cell office:value-type="float" office:value="-0.0824262798" calcext:value-type="float">
            <text:p>-0.0824262798</text:p>
          </table:table-cell>
          <table:table-cell office:value-type="float" office:value="1" calcext:value-type="float">
            <text:p>1</text:p>
          </table:table-cell>
          <table:table-cell office:value-type="float" office:value="0.2865366899" calcext:value-type="float">
            <text:p>0.2865366899</text:p>
          </table:table-cell>
          <table:table-cell office:value-type="float" office:value="0.2123463209" calcext:value-type="float">
            <text:p>0.2123463209</text:p>
          </table:table-cell>
          <table:table-cell office:value-type="float" office:value="0.4123467116" calcext:value-type="float">
            <text:p>0.4123467116</text:p>
          </table:table-cell>
          <table:table-cell office:value-type="float" office:value="0.0550906536" calcext:value-type="float">
            <text:p>0.0550906536</text:p>
          </table:table-cell>
          <table:table-cell office:value-type="float" office:value="0.0461739397" calcext:value-type="float">
            <text:p>0.0461739397</text:p>
          </table:table-cell>
          <table:table-cell office:value-type="float" office:value="0.0206434165" calcext:value-type="float">
            <text:p>0.0206434165</text:p>
          </table:table-cell>
          <table:table-cell office:value-type="float" office:value="0.1590126032" calcext:value-type="float">
            <text:p>0.1590126032</text:p>
          </table:table-cell>
          <table:table-cell office:value-type="float" office:value="-0.0556964866" calcext:value-type="float">
            <text:p>-0.0556964866</text:p>
          </table:table-cell>
          <table:table-cell office:value-type="float" office:value="0.1929453716" calcext:value-type="float">
            <text:p>0.1929453716</text:p>
          </table:table-cell>
          <table:table-cell office:value-type="float" office:value="-0.133918368" calcext:value-type="float">
            <text:p>-0.133918368</text:p>
          </table:table-cell>
          <table:table-cell office:value-type="float" office:value="-0.0148199721" calcext:value-type="float">
            <text:p>-0.0148199721</text:p>
          </table:table-cell>
          <table:table-cell office:value-type="float" office:value="0.1347681221" calcext:value-type="float">
            <text:p>0.1347681221</text:p>
          </table:table-cell>
          <table:table-cell office:value-type="float" office:value="0.1202638911" calcext:value-type="float">
            <text:p>0.1202638911</text:p>
          </table:table-cell>
          <table:table-cell office:value-type="float" office:value="0.075864837" calcext:value-type="float">
            <text:p>0.075864837</text:p>
          </table:table-cell>
          <table:table-cell office:value-type="float" office:value="-0.031192579" calcext:value-type="float">
            <text:p>-0.031192579</text:p>
          </table:table-cell>
          <table:table-cell office:value-type="float" office:value="0.2233819229" calcext:value-type="float">
            <text:p>0.2233819229</text:p>
          </table:table-cell>
          <table:table-cell office:value-type="float" office:value="-0.0137942386" calcext:value-type="float">
            <text:p>-0.0137942386</text:p>
          </table:table-cell>
          <table:table-cell office:value-type="float" office:value="0.2739428247" calcext:value-type="float">
            <text:p>0.2739428247</text:p>
          </table:table-cell>
          <table:table-cell office:value-type="float" office:value="0.0804492602" calcext:value-type="float">
            <text:p>0.0804492602</text:p>
          </table:table-cell>
          <table:table-cell office:value-type="float" office:value="0.0216913415" calcext:value-type="float">
            <text:p>0.0216913415</text:p>
          </table:table-cell>
          <table:table-cell office:value-type="float" office:value="-0.0010669229" calcext:value-type="float">
            <text:p>-0.0010669229</text:p>
          </table:table-cell>
          <table:table-cell office:value-type="float" office:value="0.2367324798" calcext:value-type="float">
            <text:p>0.2367324798</text:p>
          </table:table-cell>
          <table:table-cell office:value-type="float" office:value="0.0793077484" calcext:value-type="float">
            <text:p>0.0793077484</text:p>
          </table:table-cell>
          <table:table-cell office:value-type="float" office:value="-0.2525151981" calcext:value-type="float">
            <text:p>-0.2525151981</text:p>
          </table:table-cell>
          <table:table-cell office:value-type="float" office:value="0.0066773886" calcext:value-type="float">
            <text:p>0.0066773886</text:p>
          </table:table-cell>
          <table:table-cell office:value-type="float" office:value="-0.0365480875" calcext:value-type="float">
            <text:p>-0.0365480875</text:p>
          </table:table-cell>
          <table:table-cell office:value-type="float" office:value="0.135437493" calcext:value-type="float">
            <text:p>0.135437493</text:p>
          </table:table-cell>
          <table:table-cell office:value-type="float" office:value="-0.1644181511" calcext:value-type="float">
            <text:p>-0.1644181511</text:p>
          </table:table-cell>
          <table:table-cell office:value-type="float" office:value="0.0728816549" calcext:value-type="float">
            <text:p>0.0728816549</text:p>
          </table:table-cell>
          <table:table-cell office:value-type="float" office:value="0.0196161501" calcext:value-type="float">
            <text:p>0.0196161501</text:p>
          </table:table-cell>
          <table:table-cell office:value-type="float" office:value="0.1059614051" calcext:value-type="float">
            <text:p>0.1059614051</text:p>
          </table:table-cell>
          <table:table-cell office:value-type="float" office:value="0.1596391143" calcext:value-type="float">
            <text:p>0.1596391143</text:p>
          </table:table-cell>
          <table:table-cell office:value-type="float" office:value="0.1068128654" calcext:value-type="float">
            <text:p>0.1068128654</text:p>
          </table:table-cell>
          <table:table-cell office:value-type="float" office:value="0.1809973001" calcext:value-type="float">
            <text:p>0.1809973001</text:p>
          </table:table-cell>
          <table:table-cell office:value-type="float" office:value="-0.2423034835" calcext:value-type="float">
            <text:p>-0.2423034835</text:p>
          </table:table-cell>
          <table:table-cell office:value-type="float" office:value="-0.0736785981" calcext:value-type="float">
            <text:p>-0.0736785981</text:p>
          </table:table-cell>
          <table:table-cell office:value-type="float" office:value="0.0498209879" calcext:value-type="float">
            <text:p>0.0498209879</text:p>
          </table:table-cell>
          <table:table-cell office:value-type="float" office:value="0.0163981056" calcext:value-type="float">
            <text:p>0.0163981056</text:p>
          </table:table-cell>
          <table:table-cell office:value-type="float" office:value="0.1966474929" calcext:value-type="float">
            <text:p>0.1966474929</text:p>
          </table:table-cell>
          <table:table-cell office:value-type="float" office:value="0.0017106602" calcext:value-type="float">
            <text:p>0.0017106602</text:p>
          </table:table-cell>
          <table:table-cell office:value-type="float" office:value="0.0644176034" calcext:value-type="float">
            <text:p>0.0644176034</text:p>
          </table:table-cell>
          <table:table-cell office:value-type="float" office:value="0.2183674861" calcext:value-type="float">
            <text:p>0.2183674861</text:p>
          </table:table-cell>
          <table:table-cell office:value-type="float" office:value="0.3323418761" calcext:value-type="float">
            <text:p>0.3323418761</text:p>
          </table:table-cell>
          <table:table-cell office:value-type="float" office:value="-0.0627629512" calcext:value-type="float">
            <text:p>-0.0627629512</text:p>
          </table:table-cell>
          <table:table-cell office:value-type="float" office:value="0.0908935047" calcext:value-type="float">
            <text:p>0.0908935047</text:p>
          </table:table-cell>
          <table:table-cell office:value-type="float" office:value="0.0395930359" calcext:value-type="float">
            <text:p>0.0395930359</text:p>
          </table:table-cell>
          <table:table-cell office:value-type="float" office:value="0.1367806354" calcext:value-type="float">
            <text:p>0.1367806354</text:p>
          </table:table-cell>
          <table:table-cell office:value-type="float" office:value="-0.0274161715" calcext:value-type="float">
            <text:p>-0.0274161715</text:p>
          </table:table-cell>
          <table:table-cell office:value-type="float" office:value="0.2621338584" calcext:value-type="float">
            <text:p>0.2621338584</text:p>
          </table:table-cell>
          <table:table-cell office:value-type="float" office:value="0.1501184674" calcext:value-type="float">
            <text:p>0.1501184674</text:p>
          </table:table-cell>
          <table:table-cell office:value-type="float" office:value="0.0506611181" calcext:value-type="float">
            <text:p>0.0506611181</text:p>
          </table:table-cell>
          <table:table-cell office:value-type="float" office:value="0.0797215105" calcext:value-type="float">
            <text:p>0.0797215105</text:p>
          </table:table-cell>
          <table:table-cell office:value-type="float" office:value="-0.0156774035" calcext:value-type="float">
            <text:p>-0.0156774035</text:p>
          </table:table-cell>
          <table:table-cell office:value-type="float" office:value="0.239108546" calcext:value-type="float">
            <text:p>0.239108546</text:p>
          </table:table-cell>
          <table:table-cell office:value-type="float" office:value="0.1560923839" calcext:value-type="float">
            <text:p>0.1560923839</text:p>
          </table:table-cell>
          <table:table-cell office:value-type="float" office:value="0.1559916224" calcext:value-type="float">
            <text:p>0.1559916224</text:p>
          </table:table-cell>
          <table:table-cell office:value-type="float" office:value="0.1409259444" calcext:value-type="float">
            <text:p>0.1409259444</text:p>
          </table:table-cell>
          <table:table-cell office:value-type="float" office:value="0.0131810865" calcext:value-type="float">
            <text:p>0.0131810865</text:p>
          </table:table-cell>
          <table:table-cell office:value-type="float" office:value="0.036337459" calcext:value-type="float">
            <text:p>0.036337459</text:p>
          </table:table-cell>
          <table:table-cell office:value-type="float" office:value="0.1917304575" calcext:value-type="float">
            <text:p>0.1917304575</text:p>
          </table:table-cell>
          <table:table-cell office:value-type="float" office:value="-0.1209115883" calcext:value-type="float">
            <text:p>-0.1209115883</text:p>
          </table:table-cell>
          <table:table-cell office:value-type="float" office:value="0.0304359856" calcext:value-type="float">
            <text:p>0.0304359856</text:p>
          </table:table-cell>
          <table:table-cell office:value-type="float" office:value="0.2554287962" calcext:value-type="float">
            <text:p>0.2554287962</text:p>
          </table:table-cell>
          <table:table-cell office:value-type="float" office:value="0.1611457361" calcext:value-type="float">
            <text:p>0.1611457361</text:p>
          </table:table-cell>
          <table:table-cell office:value-type="float" office:value="0.1172048382" calcext:value-type="float">
            <text:p>0.1172048382</text:p>
          </table:table-cell>
          <table:table-cell office:value-type="float" office:value="0.1040706643" calcext:value-type="float">
            <text:p>0.1040706643</text:p>
          </table:table-cell>
          <table:table-cell office:value-type="float" office:value="0.0728250311" calcext:value-type="float">
            <text:p>0.0728250311</text:p>
          </table:table-cell>
          <table:table-cell office:value-type="float" office:value="0.0412310425" calcext:value-type="float">
            <text:p>0.0412310425</text:p>
          </table:table-cell>
          <table:table-cell office:value-type="float" office:value="-0.1880332826" calcext:value-type="float">
            <text:p>-0.1880332826</text:p>
          </table:table-cell>
          <table:table-cell office:value-type="float" office:value="0.0954447385" calcext:value-type="float">
            <text:p>0.0954447385</text:p>
          </table:table-cell>
          <table:table-cell office:value-type="float" office:value="0.0556748736" calcext:value-type="float">
            <text:p>0.0556748736</text:p>
          </table:table-cell>
          <table:table-cell office:value-type="float" office:value="0.0028992454" calcext:value-type="float">
            <text:p>0.0028992454</text:p>
          </table:table-cell>
          <table:table-cell office:value-type="float" office:value="0.1172644786" calcext:value-type="float">
            <text:p>0.1172644786</text:p>
          </table:table-cell>
          <table:table-cell office:value-type="float" office:value="0.1682950058" calcext:value-type="float">
            <text:p>0.1682950058</text:p>
          </table:table-cell>
          <table:table-cell office:value-type="float" office:value="0.2931306529" calcext:value-type="float">
            <text:p>0.2931306529</text:p>
          </table:table-cell>
          <table:table-cell office:value-type="float" office:value="0.0651020076" calcext:value-type="float">
            <text:p>0.0651020076</text:p>
          </table:table-cell>
          <table:table-cell office:value-type="float" office:value="0.1668477166" calcext:value-type="float">
            <text:p>0.1668477166</text:p>
          </table:table-cell>
          <table:table-cell office:value-type="float" office:value="0.0138678342" calcext:value-type="float">
            <text:p>0.0138678342</text:p>
          </table:table-cell>
          <table:table-cell office:value-type="float" office:value="0.047756813" calcext:value-type="float">
            <text:p>0.047756813</text:p>
          </table:table-cell>
          <table:table-cell office:value-type="float" office:value="0.1464902798" calcext:value-type="float">
            <text:p>0.1464902798</text:p>
          </table:table-cell>
        </table:table-row>
        <table:table-row table:style-name="ro1">
          <table:table-cell office:value-type="float" office:value="-0.1199612071" calcext:value-type="float">
            <text:p>-0.1199612071</text:p>
          </table:table-cell>
          <table:table-cell office:value-type="float" office:value="0.1872386565" calcext:value-type="float">
            <text:p>0.1872386565</text:p>
          </table:table-cell>
          <table:table-cell office:value-type="float" office:value="0.4426087913" calcext:value-type="float">
            <text:p>0.4426087913</text:p>
          </table:table-cell>
          <table:table-cell office:value-type="float" office:value="0.1522688127" calcext:value-type="float">
            <text:p>0.1522688127</text:p>
          </table:table-cell>
          <table:table-cell office:value-type="float" office:value="-0.2824280263" calcext:value-type="float">
            <text:p>-0.2824280263</text:p>
          </table:table-cell>
          <table:table-cell office:value-type="float" office:value="0.2865366899" calcext:value-type="float">
            <text:p>0.2865366899</text:p>
          </table:table-cell>
          <table:table-cell office:value-type="float" office:value="1" calcext:value-type="float">
            <text:p>1</text:p>
          </table:table-cell>
          <table:table-cell office:value-type="float" office:value="0.7075008307" calcext:value-type="float">
            <text:p>0.7075008307</text:p>
          </table:table-cell>
          <table:table-cell office:value-type="float" office:value="0.216400666" calcext:value-type="float">
            <text:p>0.216400666</text:p>
          </table:table-cell>
          <table:table-cell office:value-type="float" office:value="0.119248943" calcext:value-type="float">
            <text:p>0.119248943</text:p>
          </table:table-cell>
          <table:table-cell office:value-type="float" office:value="0.2351270451" calcext:value-type="float">
            <text:p>0.2351270451</text:p>
          </table:table-cell>
          <table:table-cell office:value-type="float" office:value="-0.0316818885" calcext:value-type="float">
            <text:p>-0.0316818885</text:p>
          </table:table-cell>
          <table:table-cell office:value-type="float" office:value="0.2996962736" calcext:value-type="float">
            <text:p>0.2996962736</text:p>
          </table:table-cell>
          <table:table-cell office:value-type="float" office:value="0.1831894029" calcext:value-type="float">
            <text:p>0.1831894029</text:p>
          </table:table-cell>
          <table:table-cell office:value-type="float" office:value="0.3621637873" calcext:value-type="float">
            <text:p>0.3621637873</text:p>
          </table:table-cell>
          <table:table-cell office:value-type="float" office:value="-0.3559686576" calcext:value-type="float">
            <text:p>-0.3559686576</text:p>
          </table:table-cell>
          <table:table-cell office:value-type="float" office:value="-0.0503474716" calcext:value-type="float">
            <text:p>-0.0503474716</text:p>
          </table:table-cell>
          <table:table-cell office:value-type="float" office:value="0.0409547424" calcext:value-type="float">
            <text:p>0.0409547424</text:p>
          </table:table-cell>
          <table:table-cell office:value-type="float" office:value="-0.0574290283" calcext:value-type="float">
            <text:p>-0.0574290283</text:p>
          </table:table-cell>
          <table:table-cell office:value-type="float" office:value="0.3234885989" calcext:value-type="float">
            <text:p>0.3234885989</text:p>
          </table:table-cell>
          <table:table-cell office:value-type="float" office:value="0.0208529299" calcext:value-type="float">
            <text:p>0.0208529299</text:p>
          </table:table-cell>
          <table:table-cell office:value-type="float" office:value="0.7635840904" calcext:value-type="float">
            <text:p>0.7635840904</text:p>
          </table:table-cell>
          <table:table-cell office:value-type="float" office:value="0.3080277327" calcext:value-type="float">
            <text:p>0.3080277327</text:p>
          </table:table-cell>
          <table:table-cell office:value-type="float" office:value="0.2549988028" calcext:value-type="float">
            <text:p>0.2549988028</text:p>
          </table:table-cell>
          <table:table-cell office:value-type="float" office:value="0.1751445517" calcext:value-type="float">
            <text:p>0.1751445517</text:p>
          </table:table-cell>
          <table:table-cell office:value-type="float" office:value="-0.1352462022" calcext:value-type="float">
            <text:p>-0.1352462022</text:p>
          </table:table-cell>
          <table:table-cell office:value-type="float" office:value="0.1618245448" calcext:value-type="float">
            <text:p>0.1618245448</text:p>
          </table:table-cell>
          <table:table-cell office:value-type="float" office:value="0.56817638" calcext:value-type="float">
            <text:p>0.56817638</text:p>
          </table:table-cell>
          <table:table-cell office:value-type="float" office:value="0.155937718" calcext:value-type="float">
            <text:p>0.155937718</text:p>
          </table:table-cell>
          <table:table-cell office:value-type="float" office:value="-0.0875485712" calcext:value-type="float">
            <text:p>-0.0875485712</text:p>
          </table:table-cell>
          <table:table-cell office:value-type="float" office:value="0.1601058489" calcext:value-type="float">
            <text:p>0.1601058489</text:p>
          </table:table-cell>
          <table:table-cell office:value-type="float" office:value="-0.132981772" calcext:value-type="float">
            <text:p>-0.132981772</text:p>
          </table:table-cell>
          <table:table-cell office:value-type="float" office:value="0.8328591852" calcext:value-type="float">
            <text:p>0.8328591852</text:p>
          </table:table-cell>
          <table:table-cell office:value-type="float" office:value="0.0181665567" calcext:value-type="float">
            <text:p>0.0181665567</text:p>
          </table:table-cell>
          <table:table-cell office:value-type="float" office:value="0.2109257283" calcext:value-type="float">
            <text:p>0.2109257283</text:p>
          </table:table-cell>
          <table:table-cell office:value-type="float" office:value="0.0139978339" calcext:value-type="float">
            <text:p>0.0139978339</text:p>
          </table:table-cell>
          <table:table-cell office:value-type="float" office:value="0.2481788116" calcext:value-type="float">
            <text:p>0.2481788116</text:p>
          </table:table-cell>
          <table:table-cell office:value-type="float" office:value="0.2500227836" calcext:value-type="float">
            <text:p>0.2500227836</text:p>
          </table:table-cell>
          <table:table-cell office:value-type="float" office:value="0.1604695956" calcext:value-type="float">
            <text:p>0.1604695956</text:p>
          </table:table-cell>
          <table:table-cell office:value-type="float" office:value="0.3349947658" calcext:value-type="float">
            <text:p>0.3349947658</text:p>
          </table:table-cell>
          <table:table-cell office:value-type="float" office:value="-0.1544204054" calcext:value-type="float">
            <text:p>-0.1544204054</text:p>
          </table:table-cell>
          <table:table-cell office:value-type="float" office:value="0.1304801773" calcext:value-type="float">
            <text:p>0.1304801773</text:p>
          </table:table-cell>
          <table:table-cell office:value-type="float" office:value="0.5797098524" calcext:value-type="float">
            <text:p>0.5797098524</text:p>
          </table:table-cell>
          <table:table-cell office:value-type="float" office:value="0.3423432866" calcext:value-type="float">
            <text:p>0.3423432866</text:p>
          </table:table-cell>
          <table:table-cell office:value-type="float" office:value="0.0718248792" calcext:value-type="float">
            <text:p>0.0718248792</text:p>
          </table:table-cell>
          <table:table-cell office:value-type="float" office:value="0.4328070513" calcext:value-type="float">
            <text:p>0.4328070513</text:p>
          </table:table-cell>
          <table:table-cell office:value-type="float" office:value="0.1637519301" calcext:value-type="float">
            <text:p>0.1637519301</text:p>
          </table:table-cell>
          <table:table-cell office:value-type="float" office:value="0.1596595597" calcext:value-type="float">
            <text:p>0.1596595597</text:p>
          </table:table-cell>
          <table:table-cell office:value-type="float" office:value="0.329316324" calcext:value-type="float">
            <text:p>0.329316324</text:p>
          </table:table-cell>
          <table:table-cell office:value-type="float" office:value="0.1276171524" calcext:value-type="float">
            <text:p>0.1276171524</text:p>
          </table:table-cell>
          <table:table-cell office:value-type="float" office:value="0.5407686779" calcext:value-type="float">
            <text:p>0.5407686779</text:p>
          </table:table-cell>
          <table:table-cell office:value-type="float" office:value="0.1633704183" calcext:value-type="float">
            <text:p>0.1633704183</text:p>
          </table:table-cell>
          <table:table-cell office:value-type="float" office:value="0.3079666016" calcext:value-type="float">
            <text:p>0.3079666016</text:p>
          </table:table-cell>
          <table:table-cell office:value-type="float" office:value="0.0076659263" calcext:value-type="float">
            <text:p>0.0076659263</text:p>
          </table:table-cell>
          <table:table-cell office:value-type="float" office:value="0.8808522983" calcext:value-type="float">
            <text:p>0.8808522983</text:p>
          </table:table-cell>
          <table:table-cell office:value-type="float" office:value="0.5266683905" calcext:value-type="float">
            <text:p>0.5266683905</text:p>
          </table:table-cell>
          <table:table-cell office:value-type="float" office:value="0.2136229544" calcext:value-type="float">
            <text:p>0.2136229544</text:p>
          </table:table-cell>
          <table:table-cell office:value-type="float" office:value="0.3346127442" calcext:value-type="float">
            <text:p>0.3346127442</text:p>
          </table:table-cell>
          <table:table-cell office:value-type="float" office:value="0.2578223718" calcext:value-type="float">
            <text:p>0.2578223718</text:p>
          </table:table-cell>
          <table:table-cell office:value-type="float" office:value="0.671426977" calcext:value-type="float">
            <text:p>0.671426977</text:p>
          </table:table-cell>
          <table:table-cell office:value-type="float" office:value="0.4861209023" calcext:value-type="float">
            <text:p>0.4861209023</text:p>
          </table:table-cell>
          <table:table-cell office:value-type="float" office:value="0.6696807029" calcext:value-type="float">
            <text:p>0.6696807029</text:p>
          </table:table-cell>
          <table:table-cell office:value-type="float" office:value="0.1138772767" calcext:value-type="float">
            <text:p>0.1138772767</text:p>
          </table:table-cell>
          <table:table-cell office:value-type="float" office:value="0.2208850377" calcext:value-type="float">
            <text:p>0.2208850377</text:p>
          </table:table-cell>
          <table:table-cell office:value-type="float" office:value="0.3793620682" calcext:value-type="float">
            <text:p>0.3793620682</text:p>
          </table:table-cell>
          <table:table-cell office:value-type="float" office:value="0.7536730085" calcext:value-type="float">
            <text:p>0.7536730085</text:p>
          </table:table-cell>
          <table:table-cell office:value-type="float" office:value="-0.2404220808" calcext:value-type="float">
            <text:p>-0.2404220808</text:p>
          </table:table-cell>
          <table:table-cell office:value-type="float" office:value="0.3829705593" calcext:value-type="float">
            <text:p>0.3829705593</text:p>
          </table:table-cell>
          <table:table-cell office:value-type="float" office:value="0.7978737208" calcext:value-type="float">
            <text:p>0.7978737208</text:p>
          </table:table-cell>
          <table:table-cell office:value-type="float" office:value="0.2781448451" calcext:value-type="float">
            <text:p>0.2781448451</text:p>
          </table:table-cell>
          <table:table-cell office:value-type="float" office:value="0.4140813188" calcext:value-type="float">
            <text:p>0.4140813188</text:p>
          </table:table-cell>
          <table:table-cell office:value-type="float" office:value="-0.2577864852" calcext:value-type="float">
            <text:p>-0.2577864852</text:p>
          </table:table-cell>
          <table:table-cell office:value-type="float" office:value="0.6454554674" calcext:value-type="float">
            <text:p>0.6454554674</text:p>
          </table:table-cell>
          <table:table-cell office:value-type="float" office:value="-0.1133223381" calcext:value-type="float">
            <text:p>-0.1133223381</text:p>
          </table:table-cell>
          <table:table-cell office:value-type="float" office:value="-0.3591834603" calcext:value-type="float">
            <text:p>-0.3591834603</text:p>
          </table:table-cell>
          <table:table-cell office:value-type="float" office:value="0.1434030381" calcext:value-type="float">
            <text:p>0.1434030381</text:p>
          </table:table-cell>
          <table:table-cell office:value-type="float" office:value="0.2127889653" calcext:value-type="float">
            <text:p>0.2127889653</text:p>
          </table:table-cell>
          <table:table-cell office:value-type="float" office:value="0.2122972293" calcext:value-type="float">
            <text:p>0.2122972293</text:p>
          </table:table-cell>
          <table:table-cell office:value-type="float" office:value="0.5345244341" calcext:value-type="float">
            <text:p>0.5345244341</text:p>
          </table:table-cell>
          <table:table-cell office:value-type="float" office:value="0.8469828013" calcext:value-type="float">
            <text:p>0.8469828013</text:p>
          </table:table-cell>
          <table:table-cell office:value-type="float" office:value="0.7811590052" calcext:value-type="float">
            <text:p>0.7811590052</text:p>
          </table:table-cell>
          <table:table-cell office:value-type="float" office:value="-0.1087449614" calcext:value-type="float">
            <text:p>-0.1087449614</text:p>
          </table:table-cell>
          <table:table-cell office:value-type="float" office:value="0.4096834961" calcext:value-type="float">
            <text:p>0.4096834961</text:p>
          </table:table-cell>
          <table:table-cell office:value-type="float" office:value="-0.0102319124" calcext:value-type="float">
            <text:p>-0.0102319124</text:p>
          </table:table-cell>
          <table:table-cell office:value-type="float" office:value="0.1389956132" calcext:value-type="float">
            <text:p>0.1389956132</text:p>
          </table:table-cell>
          <table:table-cell office:value-type="float" office:value="0.8457912733" calcext:value-type="float">
            <text:p>0.8457912733</text:p>
          </table:table-cell>
        </table:table-row>
        <table:table-row table:style-name="ro1">
          <table:table-cell office:value-type="float" office:value="-0.0226327993" calcext:value-type="float">
            <text:p>-0.0226327993</text:p>
          </table:table-cell>
          <table:table-cell office:value-type="float" office:value="0.0529018157" calcext:value-type="float">
            <text:p>0.0529018157</text:p>
          </table:table-cell>
          <table:table-cell office:value-type="float" office:value="0.2920989224" calcext:value-type="float">
            <text:p>0.2920989224</text:p>
          </table:table-cell>
          <table:table-cell office:value-type="float" office:value="0.167475322" calcext:value-type="float">
            <text:p>0.167475322</text:p>
          </table:table-cell>
          <table:table-cell office:value-type="float" office:value="-0.2166270017" calcext:value-type="float">
            <text:p>-0.2166270017</text:p>
          </table:table-cell>
          <table:table-cell office:value-type="float" office:value="0.2123463209" calcext:value-type="float">
            <text:p>0.2123463209</text:p>
          </table:table-cell>
          <table:table-cell office:value-type="float" office:value="0.7075008307" calcext:value-type="float">
            <text:p>0.7075008307</text:p>
          </table:table-cell>
          <table:table-cell office:value-type="float" office:value="1" calcext:value-type="float">
            <text:p>1</text:p>
          </table:table-cell>
          <table:table-cell office:value-type="float" office:value="0.2632308311" calcext:value-type="float">
            <text:p>0.2632308311</text:p>
          </table:table-cell>
          <table:table-cell office:value-type="float" office:value="0.0475118284" calcext:value-type="float">
            <text:p>0.0475118284</text:p>
          </table:table-cell>
          <table:table-cell office:value-type="float" office:value="0.1296819281" calcext:value-type="float">
            <text:p>0.1296819281</text:p>
          </table:table-cell>
          <table:table-cell office:value-type="float" office:value="-0.0269614298" calcext:value-type="float">
            <text:p>-0.0269614298</text:p>
          </table:table-cell>
          <table:table-cell office:value-type="float" office:value="0.1557689807" calcext:value-type="float">
            <text:p>0.1557689807</text:p>
          </table:table-cell>
          <table:table-cell office:value-type="float" office:value="0.1257492086" calcext:value-type="float">
            <text:p>0.1257492086</text:p>
          </table:table-cell>
          <table:table-cell office:value-type="float" office:value="0.2112117688" calcext:value-type="float">
            <text:p>0.2112117688</text:p>
          </table:table-cell>
          <table:table-cell office:value-type="float" office:value="-0.3071576161" calcext:value-type="float">
            <text:p>-0.3071576161</text:p>
          </table:table-cell>
          <table:table-cell office:value-type="float" office:value="-0.0010881903" calcext:value-type="float">
            <text:p>-0.0010881903</text:p>
          </table:table-cell>
          <table:table-cell office:value-type="float" office:value="0.0447426018" calcext:value-type="float">
            <text:p>0.0447426018</text:p>
          </table:table-cell>
          <table:table-cell office:value-type="float" office:value="-0.0386124747" calcext:value-type="float">
            <text:p>-0.0386124747</text:p>
          </table:table-cell>
          <table:table-cell office:value-type="float" office:value="0.1674922853" calcext:value-type="float">
            <text:p>0.1674922853</text:p>
          </table:table-cell>
          <table:table-cell office:value-type="float" office:value="-0.024419364" calcext:value-type="float">
            <text:p>-0.024419364</text:p>
          </table:table-cell>
          <table:table-cell office:value-type="float" office:value="0.4519932666" calcext:value-type="float">
            <text:p>0.4519932666</text:p>
          </table:table-cell>
          <table:table-cell office:value-type="float" office:value="0.276311867" calcext:value-type="float">
            <text:p>0.276311867</text:p>
          </table:table-cell>
          <table:table-cell office:value-type="float" office:value="0.2248587327" calcext:value-type="float">
            <text:p>0.2248587327</text:p>
          </table:table-cell>
          <table:table-cell office:value-type="float" office:value="0.0849204947" calcext:value-type="float">
            <text:p>0.0849204947</text:p>
          </table:table-cell>
          <table:table-cell office:value-type="float" office:value="0.0518193104" calcext:value-type="float">
            <text:p>0.0518193104</text:p>
          </table:table-cell>
          <table:table-cell office:value-type="float" office:value="0.2230219008" calcext:value-type="float">
            <text:p>0.2230219008</text:p>
          </table:table-cell>
          <table:table-cell office:value-type="float" office:value="0.4466733651" calcext:value-type="float">
            <text:p>0.4466733651</text:p>
          </table:table-cell>
          <table:table-cell office:value-type="float" office:value="0.0096278691" calcext:value-type="float">
            <text:p>0.0096278691</text:p>
          </table:table-cell>
          <table:table-cell office:value-type="float" office:value="0.068995121" calcext:value-type="float">
            <text:p>0.068995121</text:p>
          </table:table-cell>
          <table:table-cell office:value-type="float" office:value="0.1653365427" calcext:value-type="float">
            <text:p>0.1653365427</text:p>
          </table:table-cell>
          <table:table-cell office:value-type="float" office:value="-0.1373810336" calcext:value-type="float">
            <text:p>-0.1373810336</text:p>
          </table:table-cell>
          <table:table-cell office:value-type="float" office:value="0.5908083887" calcext:value-type="float">
            <text:p>0.5908083887</text:p>
          </table:table-cell>
          <table:table-cell office:value-type="float" office:value="-0.108473432" calcext:value-type="float">
            <text:p>-0.108473432</text:p>
          </table:table-cell>
          <table:table-cell office:value-type="float" office:value="0.1934280203" calcext:value-type="float">
            <text:p>0.1934280203</text:p>
          </table:table-cell>
          <table:table-cell office:value-type="float" office:value="0.0033123076" calcext:value-type="float">
            <text:p>0.0033123076</text:p>
          </table:table-cell>
          <table:table-cell office:value-type="float" office:value="0.1898136973" calcext:value-type="float">
            <text:p>0.1898136973</text:p>
          </table:table-cell>
          <table:table-cell office:value-type="float" office:value="0.0734336877" calcext:value-type="float">
            <text:p>0.0734336877</text:p>
          </table:table-cell>
          <table:table-cell office:value-type="float" office:value="0.0911047235" calcext:value-type="float">
            <text:p>0.0911047235</text:p>
          </table:table-cell>
          <table:table-cell office:value-type="float" office:value="0.2352011649" calcext:value-type="float">
            <text:p>0.2352011649</text:p>
          </table:table-cell>
          <table:table-cell office:value-type="float" office:value="-0.208524339" calcext:value-type="float">
            <text:p>-0.208524339</text:p>
          </table:table-cell>
          <table:table-cell office:value-type="float" office:value="0.0761967522" calcext:value-type="float">
            <text:p>0.0761967522</text:p>
          </table:table-cell>
          <table:table-cell office:value-type="float" office:value="0.5135273929" calcext:value-type="float">
            <text:p>0.5135273929</text:p>
          </table:table-cell>
          <table:table-cell office:value-type="float" office:value="0.3476349534" calcext:value-type="float">
            <text:p>0.3476349534</text:p>
          </table:table-cell>
          <table:table-cell office:value-type="float" office:value="0.2453909901" calcext:value-type="float">
            <text:p>0.2453909901</text:p>
          </table:table-cell>
          <table:table-cell office:value-type="float" office:value="0.2694292405" calcext:value-type="float">
            <text:p>0.2694292405</text:p>
          </table:table-cell>
          <table:table-cell office:value-type="float" office:value="0.0987705429" calcext:value-type="float">
            <text:p>0.0987705429</text:p>
          </table:table-cell>
          <table:table-cell office:value-type="float" office:value="0.095620495" calcext:value-type="float">
            <text:p>0.095620495</text:p>
          </table:table-cell>
          <table:table-cell office:value-type="float" office:value="0.2318225273" calcext:value-type="float">
            <text:p>0.2318225273</text:p>
          </table:table-cell>
          <table:table-cell office:value-type="float" office:value="0.192365299" calcext:value-type="float">
            <text:p>0.192365299</text:p>
          </table:table-cell>
          <table:table-cell office:value-type="float" office:value="0.3936249385" calcext:value-type="float">
            <text:p>0.3936249385</text:p>
          </table:table-cell>
          <table:table-cell office:value-type="float" office:value="0.1115023733" calcext:value-type="float">
            <text:p>0.1115023733</text:p>
          </table:table-cell>
          <table:table-cell office:value-type="float" office:value="0.1034002028" calcext:value-type="float">
            <text:p>0.1034002028</text:p>
          </table:table-cell>
          <table:table-cell office:value-type="float" office:value="-0.0729980791" calcext:value-type="float">
            <text:p>-0.0729980791</text:p>
          </table:table-cell>
          <table:table-cell office:value-type="float" office:value="0.6278830659" calcext:value-type="float">
            <text:p>0.6278830659</text:p>
          </table:table-cell>
          <table:table-cell office:value-type="float" office:value="0.3773041249" calcext:value-type="float">
            <text:p>0.3773041249</text:p>
          </table:table-cell>
          <table:table-cell office:value-type="float" office:value="0.2064769916" calcext:value-type="float">
            <text:p>0.2064769916</text:p>
          </table:table-cell>
          <table:table-cell office:value-type="float" office:value="0.3027569536" calcext:value-type="float">
            <text:p>0.3027569536</text:p>
          </table:table-cell>
          <table:table-cell office:value-type="float" office:value="0.1016843854" calcext:value-type="float">
            <text:p>0.1016843854</text:p>
          </table:table-cell>
          <table:table-cell office:value-type="float" office:value="0.4144429952" calcext:value-type="float">
            <text:p>0.4144429952</text:p>
          </table:table-cell>
          <table:table-cell office:value-type="float" office:value="0.3910577258" calcext:value-type="float">
            <text:p>0.3910577258</text:p>
          </table:table-cell>
          <table:table-cell office:value-type="float" office:value="0.4530625078" calcext:value-type="float">
            <text:p>0.4530625078</text:p>
          </table:table-cell>
          <table:table-cell office:value-type="float" office:value="0.1589687611" calcext:value-type="float">
            <text:p>0.1589687611</text:p>
          </table:table-cell>
          <table:table-cell office:value-type="float" office:value="-0.015378182" calcext:value-type="float">
            <text:p>-0.015378182</text:p>
          </table:table-cell>
          <table:table-cell office:value-type="float" office:value="0.3029039274" calcext:value-type="float">
            <text:p>0.3029039274</text:p>
          </table:table-cell>
          <table:table-cell office:value-type="float" office:value="0.6028800942" calcext:value-type="float">
            <text:p>0.6028800942</text:p>
          </table:table-cell>
          <table:table-cell office:value-type="float" office:value="-0.2195467443" calcext:value-type="float">
            <text:p>-0.2195467443</text:p>
          </table:table-cell>
          <table:table-cell office:value-type="float" office:value="0.3021646663" calcext:value-type="float">
            <text:p>0.3021646663</text:p>
          </table:table-cell>
          <table:table-cell office:value-type="float" office:value="0.5647396767" calcext:value-type="float">
            <text:p>0.5647396767</text:p>
          </table:table-cell>
          <table:table-cell office:value-type="float" office:value="0.105128297" calcext:value-type="float">
            <text:p>0.105128297</text:p>
          </table:table-cell>
          <table:table-cell office:value-type="float" office:value="0.3057212214" calcext:value-type="float">
            <text:p>0.3057212214</text:p>
          </table:table-cell>
          <table:table-cell office:value-type="float" office:value="-0.1501793516" calcext:value-type="float">
            <text:p>-0.1501793516</text:p>
          </table:table-cell>
          <table:table-cell office:value-type="float" office:value="0.4740901496" calcext:value-type="float">
            <text:p>0.4740901496</text:p>
          </table:table-cell>
          <table:table-cell office:value-type="float" office:value="-0.0243692215" calcext:value-type="float">
            <text:p>-0.0243692215</text:p>
          </table:table-cell>
          <table:table-cell office:value-type="float" office:value="-0.2962087567" calcext:value-type="float">
            <text:p>-0.2962087567</text:p>
          </table:table-cell>
          <table:table-cell office:value-type="float" office:value="0.2186836355" calcext:value-type="float">
            <text:p>0.2186836355</text:p>
          </table:table-cell>
          <table:table-cell office:value-type="float" office:value="0.1261354004" calcext:value-type="float">
            <text:p>0.1261354004</text:p>
          </table:table-cell>
          <table:table-cell office:value-type="float" office:value="0.1357524701" calcext:value-type="float">
            <text:p>0.1357524701</text:p>
          </table:table-cell>
          <table:table-cell office:value-type="float" office:value="0.5300392447" calcext:value-type="float">
            <text:p>0.5300392447</text:p>
          </table:table-cell>
          <table:table-cell office:value-type="float" office:value="0.5249587402" calcext:value-type="float">
            <text:p>0.5249587402</text:p>
          </table:table-cell>
          <table:table-cell office:value-type="float" office:value="0.653739359" calcext:value-type="float">
            <text:p>0.653739359</text:p>
          </table:table-cell>
          <table:table-cell office:value-type="float" office:value="-0.077805679" calcext:value-type="float">
            <text:p>-0.077805679</text:p>
          </table:table-cell>
          <table:table-cell office:value-type="float" office:value="0.305852771" calcext:value-type="float">
            <text:p>0.305852771</text:p>
          </table:table-cell>
          <table:table-cell office:value-type="float" office:value="-0.0326352581" calcext:value-type="float">
            <text:p>-0.0326352581</text:p>
          </table:table-cell>
          <table:table-cell office:value-type="float" office:value="0.1021649643" calcext:value-type="float">
            <text:p>0.1021649643</text:p>
          </table:table-cell>
          <table:table-cell office:value-type="float" office:value="0.5783735783" calcext:value-type="float">
            <text:p>0.5783735783</text:p>
          </table:table-cell>
        </table:table-row>
        <table:table-row table:style-name="ro1">
          <table:table-cell office:value-type="float" office:value="-0.2312063184" calcext:value-type="float">
            <text:p>-0.2312063184</text:p>
          </table:table-cell>
          <table:table-cell office:value-type="float" office:value="0.0826482796" calcext:value-type="float">
            <text:p>0.0826482796</text:p>
          </table:table-cell>
          <table:table-cell office:value-type="float" office:value="0.0991606312" calcext:value-type="float">
            <text:p>0.0991606312</text:p>
          </table:table-cell>
          <table:table-cell office:value-type="float" office:value="0.1307647429" calcext:value-type="float">
            <text:p>0.1307647429</text:p>
          </table:table-cell>
          <table:table-cell office:value-type="float" office:value="-0.2046134384" calcext:value-type="float">
            <text:p>-0.2046134384</text:p>
          </table:table-cell>
          <table:table-cell office:value-type="float" office:value="0.4123467116" calcext:value-type="float">
            <text:p>0.4123467116</text:p>
          </table:table-cell>
          <table:table-cell office:value-type="float" office:value="0.216400666" calcext:value-type="float">
            <text:p>0.216400666</text:p>
          </table:table-cell>
          <table:table-cell office:value-type="float" office:value="0.2632308311" calcext:value-type="float">
            <text:p>0.2632308311</text:p>
          </table:table-cell>
          <table:table-cell office:value-type="float" office:value="1" calcext:value-type="float">
            <text:p>1</text:p>
          </table:table-cell>
          <table:table-cell office:value-type="float" office:value="-0.0926745675" calcext:value-type="float">
            <text:p>-0.0926745675</text:p>
          </table:table-cell>
          <table:table-cell office:value-type="float" office:value="0.2453212966" calcext:value-type="float">
            <text:p>0.2453212966</text:p>
          </table:table-cell>
          <table:table-cell office:value-type="float" office:value="0.0148895981" calcext:value-type="float">
            <text:p>0.0148895981</text:p>
          </table:table-cell>
          <table:table-cell office:value-type="float" office:value="0.0031720608" calcext:value-type="float">
            <text:p>0.0031720608</text:p>
          </table:table-cell>
          <table:table-cell office:value-type="float" office:value="-0.0514831296" calcext:value-type="float">
            <text:p>-0.0514831296</text:p>
          </table:table-cell>
          <table:table-cell office:value-type="float" office:value="0.097229528" calcext:value-type="float">
            <text:p>0.097229528</text:p>
          </table:table-cell>
          <table:table-cell office:value-type="float" office:value="0.0694342205" calcext:value-type="float">
            <text:p>0.0694342205</text:p>
          </table:table-cell>
          <table:table-cell office:value-type="float" office:value="-0.1330682406" calcext:value-type="float">
            <text:p>-0.1330682406</text:p>
          </table:table-cell>
          <table:table-cell office:value-type="float" office:value="0.0559208789" calcext:value-type="float">
            <text:p>0.0559208789</text:p>
          </table:table-cell>
          <table:table-cell office:value-type="float" office:value="-0.1611077978" calcext:value-type="float">
            <text:p>-0.1611077978</text:p>
          </table:table-cell>
          <table:table-cell office:value-type="float" office:value="0.1518417658" calcext:value-type="float">
            <text:p>0.1518417658</text:p>
          </table:table-cell>
          <table:table-cell office:value-type="float" office:value="-0.1344094829" calcext:value-type="float">
            <text:p>-0.1344094829</text:p>
          </table:table-cell>
          <table:table-cell office:value-type="float" office:value="0.2300965596" calcext:value-type="float">
            <text:p>0.2300965596</text:p>
          </table:table-cell>
          <table:table-cell office:value-type="float" office:value="0.0918440199" calcext:value-type="float">
            <text:p>0.0918440199</text:p>
          </table:table-cell>
          <table:table-cell office:value-type="float" office:value="0.1842874316" calcext:value-type="float">
            <text:p>0.1842874316</text:p>
          </table:table-cell>
          <table:table-cell office:value-type="float" office:value="0.0467240084" calcext:value-type="float">
            <text:p>0.0467240084</text:p>
          </table:table-cell>
          <table:table-cell office:value-type="float" office:value="-0.128269025" calcext:value-type="float">
            <text:p>-0.128269025</text:p>
          </table:table-cell>
          <table:table-cell office:value-type="float" office:value="0.1544168714" calcext:value-type="float">
            <text:p>0.1544168714</text:p>
          </table:table-cell>
          <table:table-cell office:value-type="float" office:value="0.1686429679" calcext:value-type="float">
            <text:p>0.1686429679</text:p>
          </table:table-cell>
          <table:table-cell office:value-type="float" office:value="-0.0356316121" calcext:value-type="float">
            <text:p>-0.0356316121</text:p>
          </table:table-cell>
          <table:table-cell office:value-type="float" office:value="-0.1000632961" calcext:value-type="float">
            <text:p>-0.1000632961</text:p>
          </table:table-cell>
          <table:table-cell office:value-type="float" office:value="-0.0881559622" calcext:value-type="float">
            <text:p>-0.0881559622</text:p>
          </table:table-cell>
          <table:table-cell office:value-type="float" office:value="-0.1064404418" calcext:value-type="float">
            <text:p>-0.1064404418</text:p>
          </table:table-cell>
          <table:table-cell office:value-type="float" office:value="0.1374347627" calcext:value-type="float">
            <text:p>0.1374347627</text:p>
          </table:table-cell>
          <table:table-cell office:value-type="float" office:value="0.0931747305" calcext:value-type="float">
            <text:p>0.0931747305</text:p>
          </table:table-cell>
          <table:table-cell office:value-type="float" office:value="0.1722837019" calcext:value-type="float">
            <text:p>0.1722837019</text:p>
          </table:table-cell>
          <table:table-cell office:value-type="float" office:value="-0.0057000327" calcext:value-type="float">
            <text:p>-0.0057000327</text:p>
          </table:table-cell>
          <table:table-cell office:value-type="float" office:value="0.1242908637" calcext:value-type="float">
            <text:p>0.1242908637</text:p>
          </table:table-cell>
          <table:table-cell office:value-type="float" office:value="0.1868349177" calcext:value-type="float">
            <text:p>0.1868349177</text:p>
          </table:table-cell>
          <table:table-cell office:value-type="float" office:value="-0.1075864209" calcext:value-type="float">
            <text:p>-0.1075864209</text:p>
          </table:table-cell>
          <table:table-cell office:value-type="float" office:value="0.2177368662" calcext:value-type="float">
            <text:p>0.2177368662</text:p>
          </table:table-cell>
          <table:table-cell office:value-type="float" office:value="-0.0122042592" calcext:value-type="float">
            <text:p>-0.0122042592</text:p>
          </table:table-cell>
          <table:table-cell office:value-type="float" office:value="-0.0756504293" calcext:value-type="float">
            <text:p>-0.0756504293</text:p>
          </table:table-cell>
          <table:table-cell office:value-type="float" office:value="0.1806191525" calcext:value-type="float">
            <text:p>0.1806191525</text:p>
          </table:table-cell>
          <table:table-cell office:value-type="float" office:value="0.094604519" calcext:value-type="float">
            <text:p>0.094604519</text:p>
          </table:table-cell>
          <table:table-cell office:value-type="float" office:value="0.1548077382" calcext:value-type="float">
            <text:p>0.1548077382</text:p>
          </table:table-cell>
          <table:table-cell office:value-type="float" office:value="0.0624460236" calcext:value-type="float">
            <text:p>0.0624460236</text:p>
          </table:table-cell>
          <table:table-cell office:value-type="float" office:value="0.0963997336" calcext:value-type="float">
            <text:p>0.0963997336</text:p>
          </table:table-cell>
          <table:table-cell office:value-type="float" office:value="-0.0868373966" calcext:value-type="float">
            <text:p>-0.0868373966</text:p>
          </table:table-cell>
          <table:table-cell office:value-type="float" office:value="0.2775404668" calcext:value-type="float">
            <text:p>0.2775404668</text:p>
          </table:table-cell>
          <table:table-cell office:value-type="float" office:value="-0.0451597965" calcext:value-type="float">
            <text:p>-0.0451597965</text:p>
          </table:table-cell>
          <table:table-cell office:value-type="float" office:value="0.1806056883" calcext:value-type="float">
            <text:p>0.1806056883</text:p>
          </table:table-cell>
          <table:table-cell office:value-type="float" office:value="0.0034259584" calcext:value-type="float">
            <text:p>0.0034259584</text:p>
          </table:table-cell>
          <table:table-cell office:value-type="float" office:value="0.0079445017" calcext:value-type="float">
            <text:p>0.0079445017</text:p>
          </table:table-cell>
          <table:table-cell office:value-type="float" office:value="0.014453781" calcext:value-type="float">
            <text:p>0.014453781</text:p>
          </table:table-cell>
          <table:table-cell office:value-type="float" office:value="0.2203727884" calcext:value-type="float">
            <text:p>0.2203727884</text:p>
          </table:table-cell>
          <table:table-cell office:value-type="float" office:value="-0.049501111" calcext:value-type="float">
            <text:p>-0.049501111</text:p>
          </table:table-cell>
          <table:table-cell office:value-type="float" office:value="0.0141733596" calcext:value-type="float">
            <text:p>0.0141733596</text:p>
          </table:table-cell>
          <table:table-cell office:value-type="float" office:value="-0.142226747" calcext:value-type="float">
            <text:p>-0.142226747</text:p>
          </table:table-cell>
          <table:table-cell office:value-type="float" office:value="-0.0955166636" calcext:value-type="float">
            <text:p>-0.0955166636</text:p>
          </table:table-cell>
          <table:table-cell office:value-type="float" office:value="0.2236443663" calcext:value-type="float">
            <text:p>0.2236443663</text:p>
          </table:table-cell>
          <table:table-cell office:value-type="float" office:value="0.0775436046" calcext:value-type="float">
            <text:p>0.0775436046</text:p>
          </table:table-cell>
          <table:table-cell office:value-type="float" office:value="0.0881164079" calcext:value-type="float">
            <text:p>0.0881164079</text:p>
          </table:table-cell>
          <table:table-cell office:value-type="float" office:value="-0.0537036997" calcext:value-type="float">
            <text:p>-0.0537036997</text:p>
          </table:table-cell>
          <table:table-cell office:value-type="float" office:value="-0.1149246669" calcext:value-type="float">
            <text:p>-0.1149246669</text:p>
          </table:table-cell>
          <table:table-cell office:value-type="float" office:value="0.1097902048" calcext:value-type="float">
            <text:p>0.1097902048</text:p>
          </table:table-cell>
          <table:table-cell office:value-type="float" office:value="0.1884492052" calcext:value-type="float">
            <text:p>0.1884492052</text:p>
          </table:table-cell>
          <table:table-cell office:value-type="float" office:value="-0.0248188799" calcext:value-type="float">
            <text:p>-0.0248188799</text:p>
          </table:table-cell>
          <table:table-cell office:value-type="float" office:value="-0.0247905752" calcext:value-type="float">
            <text:p>-0.0247905752</text:p>
          </table:table-cell>
          <table:table-cell office:value-type="float" office:value="0.1712386297" calcext:value-type="float">
            <text:p>0.1712386297</text:p>
          </table:table-cell>
          <table:table-cell office:value-type="float" office:value="0.0210132718" calcext:value-type="float">
            <text:p>0.0210132718</text:p>
          </table:table-cell>
          <table:table-cell office:value-type="float" office:value="0.0359967504" calcext:value-type="float">
            <text:p>0.0359967504</text:p>
          </table:table-cell>
          <table:table-cell office:value-type="float" office:value="-0.0427289913" calcext:value-type="float">
            <text:p>-0.0427289913</text:p>
          </table:table-cell>
          <table:table-cell office:value-type="float" office:value="0.0801780472" calcext:value-type="float">
            <text:p>0.0801780472</text:p>
          </table:table-cell>
          <table:table-cell office:value-type="float" office:value="-0.0719607867" calcext:value-type="float">
            <text:p>-0.0719607867</text:p>
          </table:table-cell>
          <table:table-cell office:value-type="float" office:value="-0.086134686" calcext:value-type="float">
            <text:p>-0.086134686</text:p>
          </table:table-cell>
          <table:table-cell office:value-type="float" office:value="0.1400242139" calcext:value-type="float">
            <text:p>0.1400242139</text:p>
          </table:table-cell>
          <table:table-cell office:value-type="float" office:value="0.1612529085" calcext:value-type="float">
            <text:p>0.1612529085</text:p>
          </table:table-cell>
          <table:table-cell office:value-type="float" office:value="0.0643606123" calcext:value-type="float">
            <text:p>0.0643606123</text:p>
          </table:table-cell>
          <table:table-cell office:value-type="float" office:value="0.0698999722" calcext:value-type="float">
            <text:p>0.0698999722</text:p>
          </table:table-cell>
          <table:table-cell office:value-type="float" office:value="0.1891458802" calcext:value-type="float">
            <text:p>0.1891458802</text:p>
          </table:table-cell>
          <table:table-cell office:value-type="float" office:value="0.2559891628" calcext:value-type="float">
            <text:p>0.2559891628</text:p>
          </table:table-cell>
          <table:table-cell office:value-type="float" office:value="0.0697782819" calcext:value-type="float">
            <text:p>0.0697782819</text:p>
          </table:table-cell>
          <table:table-cell office:value-type="float" office:value="0.0390871822" calcext:value-type="float">
            <text:p>0.0390871822</text:p>
          </table:table-cell>
          <table:table-cell office:value-type="float" office:value="-0.1796206684" calcext:value-type="float">
            <text:p>-0.1796206684</text:p>
          </table:table-cell>
          <table:table-cell office:value-type="float" office:value="-0.0127003093" calcext:value-type="float">
            <text:p>-0.0127003093</text:p>
          </table:table-cell>
          <table:table-cell office:value-type="float" office:value="0.1441931185" calcext:value-type="float">
            <text:p>0.1441931185</text:p>
          </table:table-cell>
        </table:table-row>
        <table:table-row table:style-name="ro1">
          <table:table-cell office:value-type="float" office:value="-0.15650963" calcext:value-type="float">
            <text:p>-0.15650963</text:p>
          </table:table-cell>
          <table:table-cell office:value-type="float" office:value="0.1252967396" calcext:value-type="float">
            <text:p>0.1252967396</text:p>
          </table:table-cell>
          <table:table-cell office:value-type="float" office:value="0.2222255791" calcext:value-type="float">
            <text:p>0.2222255791</text:p>
          </table:table-cell>
          <table:table-cell office:value-type="float" office:value="-0.0093429597" calcext:value-type="float">
            <text:p>-0.0093429597</text:p>
          </table:table-cell>
          <table:table-cell office:value-type="float" office:value="-0.0629872774" calcext:value-type="float">
            <text:p>-0.0629872774</text:p>
          </table:table-cell>
          <table:table-cell office:value-type="float" office:value="0.0550906536" calcext:value-type="float">
            <text:p>0.0550906536</text:p>
          </table:table-cell>
          <table:table-cell office:value-type="float" office:value="0.119248943" calcext:value-type="float">
            <text:p>0.119248943</text:p>
          </table:table-cell>
          <table:table-cell office:value-type="float" office:value="0.0475118284" calcext:value-type="float">
            <text:p>0.0475118284</text:p>
          </table:table-cell>
          <table:table-cell office:value-type="float" office:value="-0.0926745675" calcext:value-type="float">
            <text:p>-0.0926745675</text:p>
          </table:table-cell>
          <table:table-cell office:value-type="float" office:value="1" calcext:value-type="float">
            <text:p>1</text:p>
          </table:table-cell>
          <table:table-cell office:value-type="float" office:value="-0.1199179109" calcext:value-type="float">
            <text:p>-0.1199179109</text:p>
          </table:table-cell>
          <table:table-cell office:value-type="float" office:value="0.0799400043" calcext:value-type="float">
            <text:p>0.0799400043</text:p>
          </table:table-cell>
          <table:table-cell office:value-type="float" office:value="0.0723241523" calcext:value-type="float">
            <text:p>0.0723241523</text:p>
          </table:table-cell>
          <table:table-cell office:value-type="float" office:value="0.0572961353" calcext:value-type="float">
            <text:p>0.0572961353</text:p>
          </table:table-cell>
          <table:table-cell office:value-type="float" office:value="0.083435118" calcext:value-type="float">
            <text:p>0.083435118</text:p>
          </table:table-cell>
          <table:table-cell office:value-type="float" office:value="-0.0211940029" calcext:value-type="float">
            <text:p>-0.0211940029</text:p>
          </table:table-cell>
          <table:table-cell office:value-type="float" office:value="-0.1173745305" calcext:value-type="float">
            <text:p>-0.1173745305</text:p>
          </table:table-cell>
          <table:table-cell office:value-type="float" office:value="-0.0660649204" calcext:value-type="float">
            <text:p>-0.0660649204</text:p>
          </table:table-cell>
          <table:table-cell office:value-type="float" office:value="-0.060611579" calcext:value-type="float">
            <text:p>-0.060611579</text:p>
          </table:table-cell>
          <table:table-cell office:value-type="float" office:value="0.040027134" calcext:value-type="float">
            <text:p>0.040027134</text:p>
          </table:table-cell>
          <table:table-cell office:value-type="float" office:value="0.2568703208" calcext:value-type="float">
            <text:p>0.2568703208</text:p>
          </table:table-cell>
          <table:table-cell office:value-type="float" office:value="0.1439401453" calcext:value-type="float">
            <text:p>0.1439401453</text:p>
          </table:table-cell>
          <table:table-cell office:value-type="float" office:value="0.1083137787" calcext:value-type="float">
            <text:p>0.1083137787</text:p>
          </table:table-cell>
          <table:table-cell office:value-type="float" office:value="-0.0041342453" calcext:value-type="float">
            <text:p>-0.0041342453</text:p>
          </table:table-cell>
          <table:table-cell office:value-type="float" office:value="0.0470033014" calcext:value-type="float">
            <text:p>0.0470033014</text:p>
          </table:table-cell>
          <table:table-cell office:value-type="float" office:value="0.0149708155" calcext:value-type="float">
            <text:p>0.0149708155</text:p>
          </table:table-cell>
          <table:table-cell office:value-type="float" office:value="0.1159688396" calcext:value-type="float">
            <text:p>0.1159688396</text:p>
          </table:table-cell>
          <table:table-cell office:value-type="float" office:value="0.0567866218" calcext:value-type="float">
            <text:p>0.0567866218</text:p>
          </table:table-cell>
          <table:table-cell office:value-type="float" office:value="-0.0254288734" calcext:value-type="float">
            <text:p>-0.0254288734</text:p>
          </table:table-cell>
          <table:table-cell office:value-type="float" office:value="0.2233809157" calcext:value-type="float">
            <text:p>0.2233809157</text:p>
          </table:table-cell>
          <table:table-cell office:value-type="float" office:value="0.2303375041" calcext:value-type="float">
            <text:p>0.2303375041</text:p>
          </table:table-cell>
          <table:table-cell office:value-type="float" office:value="0.0468302689" calcext:value-type="float">
            <text:p>0.0468302689</text:p>
          </table:table-cell>
          <table:table-cell office:value-type="float" office:value="0.1559835269" calcext:value-type="float">
            <text:p>0.1559835269</text:p>
          </table:table-cell>
          <table:table-cell office:value-type="float" office:value="0.2631791479" calcext:value-type="float">
            <text:p>0.2631791479</text:p>
          </table:table-cell>
          <table:table-cell office:value-type="float" office:value="-0.0090755146" calcext:value-type="float">
            <text:p>-0.0090755146</text:p>
          </table:table-cell>
          <table:table-cell office:value-type="float" office:value="0.0302070937" calcext:value-type="float">
            <text:p>0.0302070937</text:p>
          </table:table-cell>
          <table:table-cell office:value-type="float" office:value="0.022587668" calcext:value-type="float">
            <text:p>0.022587668</text:p>
          </table:table-cell>
          <table:table-cell office:value-type="float" office:value="-0.0338022822" calcext:value-type="float">
            <text:p>-0.0338022822</text:p>
          </table:table-cell>
          <table:table-cell office:value-type="float" office:value="0.1460700984" calcext:value-type="float">
            <text:p>0.1460700984</text:p>
          </table:table-cell>
          <table:table-cell office:value-type="float" office:value="-0.0297286443" calcext:value-type="float">
            <text:p>-0.0297286443</text:p>
          </table:table-cell>
          <table:table-cell office:value-type="float" office:value="-0.0960633676" calcext:value-type="float">
            <text:p>-0.0960633676</text:p>
          </table:table-cell>
          <table:table-cell office:value-type="float" office:value="-0.1116904342" calcext:value-type="float">
            <text:p>-0.1116904342</text:p>
          </table:table-cell>
          <table:table-cell office:value-type="float" office:value="0.116835583" calcext:value-type="float">
            <text:p>0.116835583</text:p>
          </table:table-cell>
          <table:table-cell office:value-type="float" office:value="-0.053071925" calcext:value-type="float">
            <text:p>-0.053071925</text:p>
          </table:table-cell>
          <table:table-cell office:value-type="float" office:value="-0.117192981" calcext:value-type="float">
            <text:p>-0.117192981</text:p>
          </table:table-cell>
          <table:table-cell office:value-type="float" office:value="0.2209702091" calcext:value-type="float">
            <text:p>0.2209702091</text:p>
          </table:table-cell>
          <table:table-cell office:value-type="float" office:value="0.0178024067" calcext:value-type="float">
            <text:p>0.0178024067</text:p>
          </table:table-cell>
          <table:table-cell office:value-type="float" office:value="0.3150324916" calcext:value-type="float">
            <text:p>0.3150324916</text:p>
          </table:table-cell>
          <table:table-cell office:value-type="float" office:value="0.0337629459" calcext:value-type="float">
            <text:p>0.0337629459</text:p>
          </table:table-cell>
          <table:table-cell office:value-type="float" office:value="0.0031378047" calcext:value-type="float">
            <text:p>0.0031378047</text:p>
          </table:table-cell>
          <table:table-cell office:value-type="float" office:value="0.087519979" calcext:value-type="float">
            <text:p>0.087519979</text:p>
          </table:table-cell>
          <table:table-cell office:value-type="float" office:value="0.1676022233" calcext:value-type="float">
            <text:p>0.1676022233</text:p>
          </table:table-cell>
          <table:table-cell office:value-type="float" office:value="0.097170831" calcext:value-type="float">
            <text:p>0.097170831</text:p>
          </table:table-cell>
          <table:table-cell office:value-type="float" office:value="-0.0536362253" calcext:value-type="float">
            <text:p>-0.0536362253</text:p>
          </table:table-cell>
          <table:table-cell office:value-type="float" office:value="0.1506516789" calcext:value-type="float">
            <text:p>0.1506516789</text:p>
          </table:table-cell>
          <table:table-cell office:value-type="float" office:value="0.0780732212" calcext:value-type="float">
            <text:p>0.0780732212</text:p>
          </table:table-cell>
          <table:table-cell office:value-type="float" office:value="-0.0613440147" calcext:value-type="float">
            <text:p>-0.0613440147</text:p>
          </table:table-cell>
          <table:table-cell office:value-type="float" office:value="0.1277689731" calcext:value-type="float">
            <text:p>0.1277689731</text:p>
          </table:table-cell>
          <table:table-cell office:value-type="float" office:value="-0.0481903547" calcext:value-type="float">
            <text:p>-0.0481903547</text:p>
          </table:table-cell>
          <table:table-cell office:value-type="float" office:value="0.1176006235" calcext:value-type="float">
            <text:p>0.1176006235</text:p>
          </table:table-cell>
          <table:table-cell office:value-type="float" office:value="0.1217981101" calcext:value-type="float">
            <text:p>0.1217981101</text:p>
          </table:table-cell>
          <table:table-cell office:value-type="float" office:value="0.1628328729" calcext:value-type="float">
            <text:p>0.1628328729</text:p>
          </table:table-cell>
          <table:table-cell office:value-type="float" office:value="-0.0280963783" calcext:value-type="float">
            <text:p>-0.0280963783</text:p>
          </table:table-cell>
          <table:table-cell office:value-type="float" office:value="-0.0135851491" calcext:value-type="float">
            <text:p>-0.0135851491</text:p>
          </table:table-cell>
          <table:table-cell office:value-type="float" office:value="0.1013736866" calcext:value-type="float">
            <text:p>0.1013736866</text:p>
          </table:table-cell>
          <table:table-cell office:value-type="float" office:value="0.0320049592" calcext:value-type="float">
            <text:p>0.0320049592</text:p>
          </table:table-cell>
          <table:table-cell office:value-type="float" office:value="-0.0425985189" calcext:value-type="float">
            <text:p>-0.0425985189</text:p>
          </table:table-cell>
          <table:table-cell office:value-type="float" office:value="0.1520707136" calcext:value-type="float">
            <text:p>0.1520707136</text:p>
          </table:table-cell>
          <table:table-cell office:value-type="float" office:value="0.1992098057" calcext:value-type="float">
            <text:p>0.1992098057</text:p>
          </table:table-cell>
          <table:table-cell office:value-type="float" office:value="0.0463816237" calcext:value-type="float">
            <text:p>0.0463816237</text:p>
          </table:table-cell>
          <table:table-cell office:value-type="float" office:value="-0.0609180531" calcext:value-type="float">
            <text:p>-0.0609180531</text:p>
          </table:table-cell>
          <table:table-cell office:value-type="float" office:value="0.1136925149" calcext:value-type="float">
            <text:p>0.1136925149</text:p>
          </table:table-cell>
          <table:table-cell office:value-type="float" office:value="0.0390729317" calcext:value-type="float">
            <text:p>0.0390729317</text:p>
          </table:table-cell>
          <table:table-cell office:value-type="float" office:value="-0.0626222648" calcext:value-type="float">
            <text:p>-0.0626222648</text:p>
          </table:table-cell>
          <table:table-cell office:value-type="float" office:value="0.0161556786" calcext:value-type="float">
            <text:p>0.0161556786</text:p>
          </table:table-cell>
          <table:table-cell office:value-type="float" office:value="0.0374018726" calcext:value-type="float">
            <text:p>0.0374018726</text:p>
          </table:table-cell>
          <table:table-cell office:value-type="float" office:value="0.1050341069" calcext:value-type="float">
            <text:p>0.1050341069</text:p>
          </table:table-cell>
          <table:table-cell office:value-type="float" office:value="-0.0642099224" calcext:value-type="float">
            <text:p>-0.0642099224</text:p>
          </table:table-cell>
          <table:table-cell office:value-type="float" office:value="-0.0766123574" calcext:value-type="float">
            <text:p>-0.0766123574</text:p>
          </table:table-cell>
          <table:table-cell office:value-type="float" office:value="0.2248734871" calcext:value-type="float">
            <text:p>0.2248734871</text:p>
          </table:table-cell>
          <table:table-cell office:value-type="float" office:value="0.1368278053" calcext:value-type="float">
            <text:p>0.1368278053</text:p>
          </table:table-cell>
          <table:table-cell office:value-type="float" office:value="-0.0854855599" calcext:value-type="float">
            <text:p>-0.0854855599</text:p>
          </table:table-cell>
          <table:table-cell office:value-type="float" office:value="0.1114270341" calcext:value-type="float">
            <text:p>0.1114270341</text:p>
          </table:table-cell>
          <table:table-cell office:value-type="float" office:value="0.0218568334" calcext:value-type="float">
            <text:p>0.0218568334</text:p>
          </table:table-cell>
          <table:table-cell office:value-type="float" office:value="0.0118349246" calcext:value-type="float">
            <text:p>0.0118349246</text:p>
          </table:table-cell>
          <table:table-cell office:value-type="float" office:value="0.1475577646" calcext:value-type="float">
            <text:p>0.1475577646</text:p>
          </table:table-cell>
        </table:table-row>
        <table:table-row table:style-name="ro1">
          <table:table-cell office:value-type="float" office:value="0.0695751279" calcext:value-type="float">
            <text:p>0.0695751279</text:p>
          </table:table-cell>
          <table:table-cell office:value-type="float" office:value="-0.026524534" calcext:value-type="float">
            <text:p>-0.026524534</text:p>
          </table:table-cell>
          <table:table-cell office:value-type="float" office:value="0.1378126471" calcext:value-type="float">
            <text:p>0.1378126471</text:p>
          </table:table-cell>
          <table:table-cell office:value-type="float" office:value="0.1233135578" calcext:value-type="float">
            <text:p>0.1233135578</text:p>
          </table:table-cell>
          <table:table-cell office:value-type="float" office:value="-0.0154538608" calcext:value-type="float">
            <text:p>-0.0154538608</text:p>
          </table:table-cell>
          <table:table-cell office:value-type="float" office:value="0.0461739397" calcext:value-type="float">
            <text:p>0.0461739397</text:p>
          </table:table-cell>
          <table:table-cell office:value-type="float" office:value="0.2351270451" calcext:value-type="float">
            <text:p>0.2351270451</text:p>
          </table:table-cell>
          <table:table-cell office:value-type="float" office:value="0.1296819281" calcext:value-type="float">
            <text:p>0.1296819281</text:p>
          </table:table-cell>
          <table:table-cell office:value-type="float" office:value="0.2453212966" calcext:value-type="float">
            <text:p>0.2453212966</text:p>
          </table:table-cell>
          <table:table-cell office:value-type="float" office:value="-0.1199179109" calcext:value-type="float">
            <text:p>-0.1199179109</text:p>
          </table:table-cell>
          <table:table-cell office:value-type="float" office:value="1" calcext:value-type="float">
            <text:p>1</text:p>
          </table:table-cell>
          <table:table-cell office:value-type="float" office:value="-0.0563456978" calcext:value-type="float">
            <text:p>-0.0563456978</text:p>
          </table:table-cell>
          <table:table-cell office:value-type="float" office:value="-0.0529684148" calcext:value-type="float">
            <text:p>-0.0529684148</text:p>
          </table:table-cell>
          <table:table-cell office:value-type="float" office:value="0.1048632094" calcext:value-type="float">
            <text:p>0.1048632094</text:p>
          </table:table-cell>
          <table:table-cell office:value-type="float" office:value="0.1204311497" calcext:value-type="float">
            <text:p>0.1204311497</text:p>
          </table:table-cell>
          <table:table-cell office:value-type="float" office:value="-0.1661609608" calcext:value-type="float">
            <text:p>-0.1661609608</text:p>
          </table:table-cell>
          <table:table-cell office:value-type="float" office:value="-0.0640648191" calcext:value-type="float">
            <text:p>-0.0640648191</text:p>
          </table:table-cell>
          <table:table-cell office:value-type="float" office:value="-0.2318068538" calcext:value-type="float">
            <text:p>-0.2318068538</text:p>
          </table:table-cell>
          <table:table-cell office:value-type="float" office:value="-0.0104443783" calcext:value-type="float">
            <text:p>-0.0104443783</text:p>
          </table:table-cell>
          <table:table-cell office:value-type="float" office:value="0.1534071787" calcext:value-type="float">
            <text:p>0.1534071787</text:p>
          </table:table-cell>
          <table:table-cell office:value-type="float" office:value="-0.1141951112" calcext:value-type="float">
            <text:p>-0.1141951112</text:p>
          </table:table-cell>
          <table:table-cell office:value-type="float" office:value="0.1991783578" calcext:value-type="float">
            <text:p>0.1991783578</text:p>
          </table:table-cell>
          <table:table-cell office:value-type="float" office:value="-0.0459594567" calcext:value-type="float">
            <text:p>-0.0459594567</text:p>
          </table:table-cell>
          <table:table-cell office:value-type="float" office:value="0.0116655985" calcext:value-type="float">
            <text:p>0.0116655985</text:p>
          </table:table-cell>
          <table:table-cell office:value-type="float" office:value="-0.0321298856" calcext:value-type="float">
            <text:p>-0.0321298856</text:p>
          </table:table-cell>
          <table:table-cell office:value-type="float" office:value="-0.156737567" calcext:value-type="float">
            <text:p>-0.156737567</text:p>
          </table:table-cell>
          <table:table-cell office:value-type="float" office:value="-0.021947764" calcext:value-type="float">
            <text:p>-0.021947764</text:p>
          </table:table-cell>
          <table:table-cell office:value-type="float" office:value="0.1276065792" calcext:value-type="float">
            <text:p>0.1276065792</text:p>
          </table:table-cell>
          <table:table-cell office:value-type="float" office:value="-0.1842777924" calcext:value-type="float">
            <text:p>-0.1842777924</text:p>
          </table:table-cell>
          <table:table-cell office:value-type="float" office:value="-0.1121948986" calcext:value-type="float">
            <text:p>-0.1121948986</text:p>
          </table:table-cell>
          <table:table-cell office:value-type="float" office:value="-0.0895488286" calcext:value-type="float">
            <text:p>-0.0895488286</text:p>
          </table:table-cell>
          <table:table-cell office:value-type="float" office:value="0.0020157266" calcext:value-type="float">
            <text:p>0.0020157266</text:p>
          </table:table-cell>
          <table:table-cell office:value-type="float" office:value="0.164122785" calcext:value-type="float">
            <text:p>0.164122785</text:p>
          </table:table-cell>
          <table:table-cell office:value-type="float" office:value="0.0997222884" calcext:value-type="float">
            <text:p>0.0997222884</text:p>
          </table:table-cell>
          <table:table-cell office:value-type="float" office:value="0.1701555332" calcext:value-type="float">
            <text:p>0.1701555332</text:p>
          </table:table-cell>
          <table:table-cell office:value-type="float" office:value="0.0383996542" calcext:value-type="float">
            <text:p>0.0383996542</text:p>
          </table:table-cell>
          <table:table-cell office:value-type="float" office:value="0.0426446982" calcext:value-type="float">
            <text:p>0.0426446982</text:p>
          </table:table-cell>
          <table:table-cell office:value-type="float" office:value="0.0404137361" calcext:value-type="float">
            <text:p>0.0404137361</text:p>
          </table:table-cell>
          <table:table-cell office:value-type="float" office:value="-0.0118856215" calcext:value-type="float">
            <text:p>-0.0118856215</text:p>
          </table:table-cell>
          <table:table-cell office:value-type="float" office:value="0.0345462675" calcext:value-type="float">
            <text:p>0.0345462675</text:p>
          </table:table-cell>
          <table:table-cell office:value-type="float" office:value="0.0376643683" calcext:value-type="float">
            <text:p>0.0376643683</text:p>
          </table:table-cell>
          <table:table-cell office:value-type="float" office:value="-0.2303377222" calcext:value-type="float">
            <text:p>-0.2303377222</text:p>
          </table:table-cell>
          <table:table-cell office:value-type="float" office:value="0.1448370465" calcext:value-type="float">
            <text:p>0.1448370465</text:p>
          </table:table-cell>
          <table:table-cell office:value-type="float" office:value="0.0454551137" calcext:value-type="float">
            <text:p>0.0454551137</text:p>
          </table:table-cell>
          <table:table-cell office:value-type="float" office:value="0.0213964159" calcext:value-type="float">
            <text:p>0.0213964159</text:p>
          </table:table-cell>
          <table:table-cell office:value-type="float" office:value="0.3895366632" calcext:value-type="float">
            <text:p>0.3895366632</text:p>
          </table:table-cell>
          <table:table-cell office:value-type="float" office:value="0.17202836" calcext:value-type="float">
            <text:p>0.17202836</text:p>
          </table:table-cell>
          <table:table-cell office:value-type="float" office:value="-0.2034679699" calcext:value-type="float">
            <text:p>-0.2034679699</text:p>
          </table:table-cell>
          <table:table-cell office:value-type="float" office:value="0.1006683054" calcext:value-type="float">
            <text:p>0.1006683054</text:p>
          </table:table-cell>
          <table:table-cell office:value-type="float" office:value="-0.0939953382" calcext:value-type="float">
            <text:p>-0.0939953382</text:p>
          </table:table-cell>
          <table:table-cell office:value-type="float" office:value="0.1681896507" calcext:value-type="float">
            <text:p>0.1681896507</text:p>
          </table:table-cell>
          <table:table-cell office:value-type="float" office:value="-0.1222283875" calcext:value-type="float">
            <text:p>-0.1222283875</text:p>
          </table:table-cell>
          <table:table-cell office:value-type="float" office:value="0.0301936547" calcext:value-type="float">
            <text:p>0.0301936547</text:p>
          </table:table-cell>
          <table:table-cell office:value-type="float" office:value="0.0423759741" calcext:value-type="float">
            <text:p>0.0423759741</text:p>
          </table:table-cell>
          <table:table-cell office:value-type="float" office:value="0.2117786872" calcext:value-type="float">
            <text:p>0.2117786872</text:p>
          </table:table-cell>
          <table:table-cell office:value-type="float" office:value="0.0752670677" calcext:value-type="float">
            <text:p>0.0752670677</text:p>
          </table:table-cell>
          <table:table-cell office:value-type="float" office:value="0.0198263705" calcext:value-type="float">
            <text:p>0.0198263705</text:p>
          </table:table-cell>
          <table:table-cell office:value-type="float" office:value="0.0397738073" calcext:value-type="float">
            <text:p>0.0397738073</text:p>
          </table:table-cell>
          <table:table-cell office:value-type="float" office:value="0.0372918394" calcext:value-type="float">
            <text:p>0.0372918394</text:p>
          </table:table-cell>
          <table:table-cell office:value-type="float" office:value="0.1304425053" calcext:value-type="float">
            <text:p>0.1304425053</text:p>
          </table:table-cell>
          <table:table-cell office:value-type="float" office:value="-0.0262764665" calcext:value-type="float">
            <text:p>-0.0262764665</text:p>
          </table:table-cell>
          <table:table-cell office:value-type="float" office:value="0.0619295101" calcext:value-type="float">
            <text:p>0.0619295101</text:p>
          </table:table-cell>
          <table:table-cell office:value-type="float" office:value="-0.0162095499" calcext:value-type="float">
            <text:p>-0.0162095499</text:p>
          </table:table-cell>
          <table:table-cell office:value-type="float" office:value="0.0537808902" calcext:value-type="float">
            <text:p>0.0537808902</text:p>
          </table:table-cell>
          <table:table-cell office:value-type="float" office:value="0.1672447723" calcext:value-type="float">
            <text:p>0.1672447723</text:p>
          </table:table-cell>
          <table:table-cell office:value-type="float" office:value="0.2563630011" calcext:value-type="float">
            <text:p>0.2563630011</text:p>
          </table:table-cell>
          <table:table-cell office:value-type="float" office:value="0.0903779241" calcext:value-type="float">
            <text:p>0.0903779241</text:p>
          </table:table-cell>
          <table:table-cell office:value-type="float" office:value="-0.1359287004" calcext:value-type="float">
            <text:p>-0.1359287004</text:p>
          </table:table-cell>
          <table:table-cell office:value-type="float" office:value="0.1781004506" calcext:value-type="float">
            <text:p>0.1781004506</text:p>
          </table:table-cell>
          <table:table-cell office:value-type="float" office:value="0.0585933575" calcext:value-type="float">
            <text:p>0.0585933575</text:p>
          </table:table-cell>
          <table:table-cell office:value-type="float" office:value="0.1139017207" calcext:value-type="float">
            <text:p>0.1139017207</text:p>
          </table:table-cell>
          <table:table-cell office:value-type="float" office:value="-0.2869507569" calcext:value-type="float">
            <text:p>-0.2869507569</text:p>
          </table:table-cell>
          <table:table-cell office:value-type="float" office:value="0.2430171596" calcext:value-type="float">
            <text:p>0.2430171596</text:p>
          </table:table-cell>
          <table:table-cell office:value-type="float" office:value="-0.0531311513" calcext:value-type="float">
            <text:p>-0.0531311513</text:p>
          </table:table-cell>
          <table:table-cell office:value-type="float" office:value="-0.0083262332" calcext:value-type="float">
            <text:p>-0.0083262332</text:p>
          </table:table-cell>
          <table:table-cell office:value-type="float" office:value="0.1586138574" calcext:value-type="float">
            <text:p>0.1586138574</text:p>
          </table:table-cell>
          <table:table-cell office:value-type="float" office:value="0.1440330459" calcext:value-type="float">
            <text:p>0.1440330459</text:p>
          </table:table-cell>
          <table:table-cell office:value-type="float" office:value="0.0113195411" calcext:value-type="float">
            <text:p>0.0113195411</text:p>
          </table:table-cell>
          <table:table-cell office:value-type="float" office:value="0.1088810153" calcext:value-type="float">
            <text:p>0.1088810153</text:p>
          </table:table-cell>
          <table:table-cell office:value-type="float" office:value="0.2592467056" calcext:value-type="float">
            <text:p>0.2592467056</text:p>
          </table:table-cell>
          <table:table-cell office:value-type="float" office:value="0.1219676118" calcext:value-type="float">
            <text:p>0.1219676118</text:p>
          </table:table-cell>
          <table:table-cell office:value-type="float" office:value="0.0161219138" calcext:value-type="float">
            <text:p>0.0161219138</text:p>
          </table:table-cell>
          <table:table-cell office:value-type="float" office:value="0.1799129735" calcext:value-type="float">
            <text:p>0.1799129735</text:p>
          </table:table-cell>
          <table:table-cell office:value-type="float" office:value="-0.0680732257" calcext:value-type="float">
            <text:p>-0.0680732257</text:p>
          </table:table-cell>
          <table:table-cell office:value-type="float" office:value="0.0204323222" calcext:value-type="float">
            <text:p>0.0204323222</text:p>
          </table:table-cell>
          <table:table-cell office:value-type="float" office:value="0.241534758" calcext:value-type="float">
            <text:p>0.241534758</text:p>
          </table:table-cell>
        </table:table-row>
        <table:table-row table:style-name="ro1">
          <table:table-cell office:value-type="float" office:value="-0.0092844516" calcext:value-type="float">
            <text:p>-0.0092844516</text:p>
          </table:table-cell>
          <table:table-cell office:value-type="float" office:value="0.0682757185" calcext:value-type="float">
            <text:p>0.0682757185</text:p>
          </table:table-cell>
          <table:table-cell office:value-type="float" office:value="0.0600120802" calcext:value-type="float">
            <text:p>0.0600120802</text:p>
          </table:table-cell>
          <table:table-cell office:value-type="float" office:value="-0.0087314277" calcext:value-type="float">
            <text:p>-0.0087314277</text:p>
          </table:table-cell>
          <table:table-cell office:value-type="float" office:value="0.0264388701" calcext:value-type="float">
            <text:p>0.0264388701</text:p>
          </table:table-cell>
          <table:table-cell office:value-type="float" office:value="0.0206434165" calcext:value-type="float">
            <text:p>0.0206434165</text:p>
          </table:table-cell>
          <table:table-cell office:value-type="float" office:value="-0.0316818885" calcext:value-type="float">
            <text:p>-0.0316818885</text:p>
          </table:table-cell>
          <table:table-cell office:value-type="float" office:value="-0.0269614298" calcext:value-type="float">
            <text:p>-0.0269614298</text:p>
          </table:table-cell>
          <table:table-cell office:value-type="float" office:value="0.0148895981" calcext:value-type="float">
            <text:p>0.0148895981</text:p>
          </table:table-cell>
          <table:table-cell office:value-type="float" office:value="0.0799400043" calcext:value-type="float">
            <text:p>0.0799400043</text:p>
          </table:table-cell>
          <table:table-cell office:value-type="float" office:value="-0.0563456978" calcext:value-type="float">
            <text:p>-0.0563456978</text:p>
          </table:table-cell>
          <table:table-cell office:value-type="float" office:value="1" calcext:value-type="float">
            <text:p>1</text:p>
          </table:table-cell>
          <table:table-cell office:value-type="float" office:value="-0.1829533607" calcext:value-type="float">
            <text:p>-0.1829533607</text:p>
          </table:table-cell>
          <table:table-cell office:value-type="float" office:value="-0.0634870554" calcext:value-type="float">
            <text:p>-0.0634870554</text:p>
          </table:table-cell>
          <table:table-cell office:value-type="float" office:value="-0.0057312472" calcext:value-type="float">
            <text:p>-0.0057312472</text:p>
          </table:table-cell>
          <table:table-cell office:value-type="float" office:value="0.0989883741" calcext:value-type="float">
            <text:p>0.0989883741</text:p>
          </table:table-cell>
          <table:table-cell office:value-type="float" office:value="0.0384113907" calcext:value-type="float">
            <text:p>0.0384113907</text:p>
          </table:table-cell>
          <table:table-cell office:value-type="float" office:value="-0.1411366267" calcext:value-type="float">
            <text:p>-0.1411366267</text:p>
          </table:table-cell>
          <table:table-cell office:value-type="float" office:value="-0.0152386005" calcext:value-type="float">
            <text:p>-0.0152386005</text:p>
          </table:table-cell>
          <table:table-cell office:value-type="float" office:value="-0.0235459855" calcext:value-type="float">
            <text:p>-0.0235459855</text:p>
          </table:table-cell>
          <table:table-cell office:value-type="float" office:value="0.0711990407" calcext:value-type="float">
            <text:p>0.0711990407</text:p>
          </table:table-cell>
          <table:table-cell office:value-type="float" office:value="0.0225467169" calcext:value-type="float">
            <text:p>0.0225467169</text:p>
          </table:table-cell>
          <table:table-cell office:value-type="float" office:value="0.0429207027" calcext:value-type="float">
            <text:p>0.0429207027</text:p>
          </table:table-cell>
          <table:table-cell office:value-type="float" office:value="-0.0599992564" calcext:value-type="float">
            <text:p>-0.0599992564</text:p>
          </table:table-cell>
          <table:table-cell office:value-type="float" office:value="0.0376894593" calcext:value-type="float">
            <text:p>0.0376894593</text:p>
          </table:table-cell>
          <table:table-cell office:value-type="float" office:value="0.004790479" calcext:value-type="float">
            <text:p>0.004790479</text:p>
          </table:table-cell>
          <table:table-cell office:value-type="float" office:value="0.0177398168" calcext:value-type="float">
            <text:p>0.0177398168</text:p>
          </table:table-cell>
          <table:table-cell office:value-type="float" office:value="-0.0159795546" calcext:value-type="float">
            <text:p>-0.0159795546</text:p>
          </table:table-cell>
          <table:table-cell office:value-type="float" office:value="-0.1185369622" calcext:value-type="float">
            <text:p>-0.1185369622</text:p>
          </table:table-cell>
          <table:table-cell office:value-type="float" office:value="-0.0183053765" calcext:value-type="float">
            <text:p>-0.0183053765</text:p>
          </table:table-cell>
          <table:table-cell office:value-type="float" office:value="-0.0597554457" calcext:value-type="float">
            <text:p>-0.0597554457</text:p>
          </table:table-cell>
          <table:table-cell office:value-type="float" office:value="0.0293048483" calcext:value-type="float">
            <text:p>0.0293048483</text:p>
          </table:table-cell>
          <table:table-cell office:value-type="float" office:value="-0.0105246091" calcext:value-type="float">
            <text:p>-0.0105246091</text:p>
          </table:table-cell>
          <table:table-cell office:value-type="float" office:value="0.1698076315" calcext:value-type="float">
            <text:p>0.1698076315</text:p>
          </table:table-cell>
          <table:table-cell office:value-type="float" office:value="0.0224528106" calcext:value-type="float">
            <text:p>0.0224528106</text:p>
          </table:table-cell>
          <table:table-cell office:value-type="float" office:value="0.0038171297" calcext:value-type="float">
            <text:p>0.0038171297</text:p>
          </table:table-cell>
          <table:table-cell office:value-type="float" office:value="0.1807971852" calcext:value-type="float">
            <text:p>0.1807971852</text:p>
          </table:table-cell>
          <table:table-cell office:value-type="float" office:value="0.2038765257" calcext:value-type="float">
            <text:p>0.2038765257</text:p>
          </table:table-cell>
          <table:table-cell office:value-type="float" office:value="-0.0269360263" calcext:value-type="float">
            <text:p>-0.0269360263</text:p>
          </table:table-cell>
          <table:table-cell office:value-type="float" office:value="0.2020255209" calcext:value-type="float">
            <text:p>0.2020255209</text:p>
          </table:table-cell>
          <table:table-cell office:value-type="float" office:value="0.0282875825" calcext:value-type="float">
            <text:p>0.0282875825</text:p>
          </table:table-cell>
          <table:table-cell office:value-type="float" office:value="-0.0937151039" calcext:value-type="float">
            <text:p>-0.0937151039</text:p>
          </table:table-cell>
          <table:table-cell office:value-type="float" office:value="-0.1432450719" calcext:value-type="float">
            <text:p>-0.1432450719</text:p>
          </table:table-cell>
          <table:table-cell office:value-type="float" office:value="-0.0042755945" calcext:value-type="float">
            <text:p>-0.0042755945</text:p>
          </table:table-cell>
          <table:table-cell office:value-type="float" office:value="0.0906692893" calcext:value-type="float">
            <text:p>0.0906692893</text:p>
          </table:table-cell>
          <table:table-cell office:value-type="float" office:value="0.0271359755" calcext:value-type="float">
            <text:p>0.0271359755</text:p>
          </table:table-cell>
          <table:table-cell office:value-type="float" office:value="0.0743325768" calcext:value-type="float">
            <text:p>0.0743325768</text:p>
          </table:table-cell>
          <table:table-cell office:value-type="float" office:value="0.1294659753" calcext:value-type="float">
            <text:p>0.1294659753</text:p>
          </table:table-cell>
          <table:table-cell office:value-type="float" office:value="0.0170809393" calcext:value-type="float">
            <text:p>0.0170809393</text:p>
          </table:table-cell>
          <table:table-cell office:value-type="float" office:value="-0.0420179163" calcext:value-type="float">
            <text:p>-0.0420179163</text:p>
          </table:table-cell>
          <table:table-cell office:value-type="float" office:value="-0.1294892694" calcext:value-type="float">
            <text:p>-0.1294892694</text:p>
          </table:table-cell>
          <table:table-cell office:value-type="float" office:value="-0.0441663501" calcext:value-type="float">
            <text:p>-0.0441663501</text:p>
          </table:table-cell>
          <table:table-cell office:value-type="float" office:value="-0.0712669226" calcext:value-type="float">
            <text:p>-0.0712669226</text:p>
          </table:table-cell>
          <table:table-cell office:value-type="float" office:value="-0.0901431061" calcext:value-type="float">
            <text:p>-0.0901431061</text:p>
          </table:table-cell>
          <table:table-cell office:value-type="float" office:value="0.0020710962" calcext:value-type="float">
            <text:p>0.0020710962</text:p>
          </table:table-cell>
          <table:table-cell office:value-type="float" office:value="0.0643643954" calcext:value-type="float">
            <text:p>0.0643643954</text:p>
          </table:table-cell>
          <table:table-cell office:value-type="float" office:value="0.0075057259" calcext:value-type="float">
            <text:p>0.0075057259</text:p>
          </table:table-cell>
          <table:table-cell office:value-type="float" office:value="-0.0258331104" calcext:value-type="float">
            <text:p>-0.0258331104</text:p>
          </table:table-cell>
          <table:table-cell office:value-type="float" office:value="0.0328400595" calcext:value-type="float">
            <text:p>0.0328400595</text:p>
          </table:table-cell>
          <table:table-cell office:value-type="float" office:value="0.044121486" calcext:value-type="float">
            <text:p>0.044121486</text:p>
          </table:table-cell>
          <table:table-cell office:value-type="float" office:value="0.1693425558" calcext:value-type="float">
            <text:p>0.1693425558</text:p>
          </table:table-cell>
          <table:table-cell office:value-type="float" office:value="-0.0091890964" calcext:value-type="float">
            <text:p>-0.0091890964</text:p>
          </table:table-cell>
          <table:table-cell office:value-type="float" office:value="0.0215514055" calcext:value-type="float">
            <text:p>0.0215514055</text:p>
          </table:table-cell>
          <table:table-cell office:value-type="float" office:value="-0.0451966413" calcext:value-type="float">
            <text:p>-0.0451966413</text:p>
          </table:table-cell>
          <table:table-cell office:value-type="float" office:value="0.0756513706" calcext:value-type="float">
            <text:p>0.0756513706</text:p>
          </table:table-cell>
          <table:table-cell office:value-type="float" office:value="-0.0172658267" calcext:value-type="float">
            <text:p>-0.0172658267</text:p>
          </table:table-cell>
          <table:table-cell office:value-type="float" office:value="-0.0652794403" calcext:value-type="float">
            <text:p>-0.0652794403</text:p>
          </table:table-cell>
          <table:table-cell office:value-type="float" office:value="0.0969154691" calcext:value-type="float">
            <text:p>0.0969154691</text:p>
          </table:table-cell>
          <table:table-cell office:value-type="float" office:value="0.0612683963" calcext:value-type="float">
            <text:p>0.0612683963</text:p>
          </table:table-cell>
          <table:table-cell office:value-type="float" office:value="-0.0061584089" calcext:value-type="float">
            <text:p>-0.0061584089</text:p>
          </table:table-cell>
          <table:table-cell office:value-type="float" office:value="0.1360592659" calcext:value-type="float">
            <text:p>0.1360592659</text:p>
          </table:table-cell>
          <table:table-cell office:value-type="float" office:value="0.0972156534" calcext:value-type="float">
            <text:p>0.0972156534</text:p>
          </table:table-cell>
          <table:table-cell office:value-type="float" office:value="-0.0989384733" calcext:value-type="float">
            <text:p>-0.0989384733</text:p>
          </table:table-cell>
          <table:table-cell office:value-type="float" office:value="-0.0440597319" calcext:value-type="float">
            <text:p>-0.0440597319</text:p>
          </table:table-cell>
          <table:table-cell office:value-type="float" office:value="0.17201521" calcext:value-type="float">
            <text:p>0.17201521</text:p>
          </table:table-cell>
          <table:table-cell office:value-type="float" office:value="0.0201377175" calcext:value-type="float">
            <text:p>0.0201377175</text:p>
          </table:table-cell>
          <table:table-cell office:value-type="float" office:value="0.0594678786" calcext:value-type="float">
            <text:p>0.0594678786</text:p>
          </table:table-cell>
          <table:table-cell office:value-type="float" office:value="-0.1081857227" calcext:value-type="float">
            <text:p>-0.1081857227</text:p>
          </table:table-cell>
          <table:table-cell office:value-type="float" office:value="-0.0887409955" calcext:value-type="float">
            <text:p>-0.0887409955</text:p>
          </table:table-cell>
          <table:table-cell office:value-type="float" office:value="0.0544565237" calcext:value-type="float">
            <text:p>0.0544565237</text:p>
          </table:table-cell>
          <table:table-cell office:value-type="float" office:value="-0.1224698183" calcext:value-type="float">
            <text:p>-0.1224698183</text:p>
          </table:table-cell>
          <table:table-cell office:value-type="float" office:value="0.0944224213" calcext:value-type="float">
            <text:p>0.0944224213</text:p>
          </table:table-cell>
          <table:table-cell office:value-type="float" office:value="0.0887738605" calcext:value-type="float">
            <text:p>0.0887738605</text:p>
          </table:table-cell>
          <table:table-cell office:value-type="float" office:value="0.093204914" calcext:value-type="float">
            <text:p>0.093204914</text:p>
          </table:table-cell>
          <table:table-cell office:value-type="float" office:value="0.0357270608" calcext:value-type="float">
            <text:p>0.0357270608</text:p>
          </table:table-cell>
          <table:table-cell office:value-type="float" office:value="0.0298639881" calcext:value-type="float">
            <text:p>0.0298639881</text:p>
          </table:table-cell>
        </table:table-row>
        <table:table-row table:style-name="ro1">
          <table:table-cell office:value-type="float" office:value="0.0732515027" calcext:value-type="float">
            <text:p>0.0732515027</text:p>
          </table:table-cell>
          <table:table-cell office:value-type="float" office:value="0.0910880581" calcext:value-type="float">
            <text:p>0.0910880581</text:p>
          </table:table-cell>
          <table:table-cell office:value-type="float" office:value="0.0296879338" calcext:value-type="float">
            <text:p>0.0296879338</text:p>
          </table:table-cell>
          <table:table-cell office:value-type="float" office:value="0.177849639" calcext:value-type="float">
            <text:p>0.177849639</text:p>
          </table:table-cell>
          <table:table-cell office:value-type="float" office:value="-0.1547243247" calcext:value-type="float">
            <text:p>-0.1547243247</text:p>
          </table:table-cell>
          <table:table-cell office:value-type="float" office:value="0.1590126032" calcext:value-type="float">
            <text:p>0.1590126032</text:p>
          </table:table-cell>
          <table:table-cell office:value-type="float" office:value="0.2996962736" calcext:value-type="float">
            <text:p>0.2996962736</text:p>
          </table:table-cell>
          <table:table-cell office:value-type="float" office:value="0.1557689807" calcext:value-type="float">
            <text:p>0.1557689807</text:p>
          </table:table-cell>
          <table:table-cell office:value-type="float" office:value="0.0031720608" calcext:value-type="float">
            <text:p>0.0031720608</text:p>
          </table:table-cell>
          <table:table-cell office:value-type="float" office:value="0.0723241523" calcext:value-type="float">
            <text:p>0.0723241523</text:p>
          </table:table-cell>
          <table:table-cell office:value-type="float" office:value="-0.0529684148" calcext:value-type="float">
            <text:p>-0.0529684148</text:p>
          </table:table-cell>
          <table:table-cell office:value-type="float" office:value="-0.1829533607" calcext:value-type="float">
            <text:p>-0.1829533607</text:p>
          </table:table-cell>
          <table:table-cell office:value-type="float" office:value="1" calcext:value-type="float">
            <text:p>1</text:p>
          </table:table-cell>
          <table:table-cell office:value-type="float" office:value="0.080403684" calcext:value-type="float">
            <text:p>0.080403684</text:p>
          </table:table-cell>
          <table:table-cell office:value-type="float" office:value="0.0644089379" calcext:value-type="float">
            <text:p>0.0644089379</text:p>
          </table:table-cell>
          <table:table-cell office:value-type="float" office:value="-0.1372795671" calcext:value-type="float">
            <text:p>-0.1372795671</text:p>
          </table:table-cell>
          <table:table-cell office:value-type="float" office:value="0.0437804942" calcext:value-type="float">
            <text:p>0.0437804942</text:p>
          </table:table-cell>
          <table:table-cell office:value-type="float" office:value="0.0990570839" calcext:value-type="float">
            <text:p>0.0990570839</text:p>
          </table:table-cell>
          <table:table-cell office:value-type="float" office:value="0.2325910849" calcext:value-type="float">
            <text:p>0.2325910849</text:p>
          </table:table-cell>
          <table:table-cell office:value-type="float" office:value="0.0137256569" calcext:value-type="float">
            <text:p>0.0137256569</text:p>
          </table:table-cell>
          <table:table-cell office:value-type="float" office:value="-0.0757170381" calcext:value-type="float">
            <text:p>-0.0757170381</text:p>
          </table:table-cell>
          <table:table-cell office:value-type="float" office:value="0.2353106107" calcext:value-type="float">
            <text:p>0.2353106107</text:p>
          </table:table-cell>
          <table:table-cell office:value-type="float" office:value="0.1018678104" calcext:value-type="float">
            <text:p>0.1018678104</text:p>
          </table:table-cell>
          <table:table-cell office:value-type="float" office:value="0.2074536136" calcext:value-type="float">
            <text:p>0.2074536136</text:p>
          </table:table-cell>
          <table:table-cell office:value-type="float" office:value="-0.0612336265" calcext:value-type="float">
            <text:p>-0.0612336265</text:p>
          </table:table-cell>
          <table:table-cell office:value-type="float" office:value="0.0900613057" calcext:value-type="float">
            <text:p>0.0900613057</text:p>
          </table:table-cell>
          <table:table-cell office:value-type="float" office:value="-0.0998233945" calcext:value-type="float">
            <text:p>-0.0998233945</text:p>
          </table:table-cell>
          <table:table-cell office:value-type="float" office:value="0.2343224186" calcext:value-type="float">
            <text:p>0.2343224186</text:p>
          </table:table-cell>
          <table:table-cell office:value-type="float" office:value="0.2509230491" calcext:value-type="float">
            <text:p>0.2509230491</text:p>
          </table:table-cell>
          <table:table-cell office:value-type="float" office:value="0.0836179157" calcext:value-type="float">
            <text:p>0.0836179157</text:p>
          </table:table-cell>
          <table:table-cell office:value-type="float" office:value="0.0282107261" calcext:value-type="float">
            <text:p>0.0282107261</text:p>
          </table:table-cell>
          <table:table-cell office:value-type="float" office:value="-0.060603601" calcext:value-type="float">
            <text:p>-0.060603601</text:p>
          </table:table-cell>
          <table:table-cell office:value-type="float" office:value="0.2494193038" calcext:value-type="float">
            <text:p>0.2494193038</text:p>
          </table:table-cell>
          <table:table-cell office:value-type="float" office:value="-0.1070821516" calcext:value-type="float">
            <text:p>-0.1070821516</text:p>
          </table:table-cell>
          <table:table-cell office:value-type="float" office:value="0.1131268014" calcext:value-type="float">
            <text:p>0.1131268014</text:p>
          </table:table-cell>
          <table:table-cell office:value-type="float" office:value="-0.0462334665" calcext:value-type="float">
            <text:p>-0.0462334665</text:p>
          </table:table-cell>
          <table:table-cell office:value-type="float" office:value="0.0783182801" calcext:value-type="float">
            <text:p>0.0783182801</text:p>
          </table:table-cell>
          <table:table-cell office:value-type="float" office:value="0.1672877045" calcext:value-type="float">
            <text:p>0.1672877045</text:p>
          </table:table-cell>
          <table:table-cell office:value-type="float" office:value="0.107407397" calcext:value-type="float">
            <text:p>0.107407397</text:p>
          </table:table-cell>
          <table:table-cell office:value-type="float" office:value="0.0860979053" calcext:value-type="float">
            <text:p>0.0860979053</text:p>
          </table:table-cell>
          <table:table-cell office:value-type="float" office:value="-0.2264322304" calcext:value-type="float">
            <text:p>-0.2264322304</text:p>
          </table:table-cell>
          <table:table-cell office:value-type="float" office:value="0.3409043075" calcext:value-type="float">
            <text:p>0.3409043075</text:p>
          </table:table-cell>
          <table:table-cell office:value-type="float" office:value="0.2006931531" calcext:value-type="float">
            <text:p>0.2006931531</text:p>
          </table:table-cell>
          <table:table-cell office:value-type="float" office:value="0.1993301996" calcext:value-type="float">
            <text:p>0.1993301996</text:p>
          </table:table-cell>
          <table:table-cell office:value-type="float" office:value="0.0674543428" calcext:value-type="float">
            <text:p>0.0674543428</text:p>
          </table:table-cell>
          <table:table-cell office:value-type="float" office:value="0.1632308943" calcext:value-type="float">
            <text:p>0.1632308943</text:p>
          </table:table-cell>
          <table:table-cell office:value-type="float" office:value="0.0062470844" calcext:value-type="float">
            <text:p>0.0062470844</text:p>
          </table:table-cell>
          <table:table-cell office:value-type="float" office:value="0.0470120504" calcext:value-type="float">
            <text:p>0.0470120504</text:p>
          </table:table-cell>
          <table:table-cell office:value-type="float" office:value="0.0960816871" calcext:value-type="float">
            <text:p>0.0960816871</text:p>
          </table:table-cell>
          <table:table-cell office:value-type="float" office:value="0.1303863037" calcext:value-type="float">
            <text:p>0.1303863037</text:p>
          </table:table-cell>
          <table:table-cell office:value-type="float" office:value="0.2861726868" calcext:value-type="float">
            <text:p>0.2861726868</text:p>
          </table:table-cell>
          <table:table-cell office:value-type="float" office:value="0.115640823" calcext:value-type="float">
            <text:p>0.115640823</text:p>
          </table:table-cell>
          <table:table-cell office:value-type="float" office:value="0.075447989" calcext:value-type="float">
            <text:p>0.075447989</text:p>
          </table:table-cell>
          <table:table-cell office:value-type="float" office:value="0.0190598071" calcext:value-type="float">
            <text:p>0.0190598071</text:p>
          </table:table-cell>
          <table:table-cell office:value-type="float" office:value="0.227118287" calcext:value-type="float">
            <text:p>0.227118287</text:p>
          </table:table-cell>
          <table:table-cell office:value-type="float" office:value="0.1794236244" calcext:value-type="float">
            <text:p>0.1794236244</text:p>
          </table:table-cell>
          <table:table-cell office:value-type="float" office:value="0.1993782775" calcext:value-type="float">
            <text:p>0.1993782775</text:p>
          </table:table-cell>
          <table:table-cell office:value-type="float" office:value="0.1269204454" calcext:value-type="float">
            <text:p>0.1269204454</text:p>
          </table:table-cell>
          <table:table-cell office:value-type="float" office:value="0.1342359667" calcext:value-type="float">
            <text:p>0.1342359667</text:p>
          </table:table-cell>
          <table:table-cell office:value-type="float" office:value="0.2263684661" calcext:value-type="float">
            <text:p>0.2263684661</text:p>
          </table:table-cell>
          <table:table-cell office:value-type="float" office:value="0.0745958151" calcext:value-type="float">
            <text:p>0.0745958151</text:p>
          </table:table-cell>
          <table:table-cell office:value-type="float" office:value="0.2615323164" calcext:value-type="float">
            <text:p>0.2615323164</text:p>
          </table:table-cell>
          <table:table-cell office:value-type="float" office:value="0.0477569565" calcext:value-type="float">
            <text:p>0.0477569565</text:p>
          </table:table-cell>
          <table:table-cell office:value-type="float" office:value="-0.0620995778" calcext:value-type="float">
            <text:p>-0.0620995778</text:p>
          </table:table-cell>
          <table:table-cell office:value-type="float" office:value="0.0037710889" calcext:value-type="float">
            <text:p>0.0037710889</text:p>
          </table:table-cell>
          <table:table-cell office:value-type="float" office:value="0.2043479143" calcext:value-type="float">
            <text:p>0.2043479143</text:p>
          </table:table-cell>
          <table:table-cell office:value-type="float" office:value="-0.2130710439" calcext:value-type="float">
            <text:p>-0.2130710439</text:p>
          </table:table-cell>
          <table:table-cell office:value-type="float" office:value="0.1521348826" calcext:value-type="float">
            <text:p>0.1521348826</text:p>
          </table:table-cell>
          <table:table-cell office:value-type="float" office:value="0.2679991498" calcext:value-type="float">
            <text:p>0.2679991498</text:p>
          </table:table-cell>
          <table:table-cell office:value-type="float" office:value="0.1707094183" calcext:value-type="float">
            <text:p>0.1707094183</text:p>
          </table:table-cell>
          <table:table-cell office:value-type="float" office:value="0.1255463251" calcext:value-type="float">
            <text:p>0.1255463251</text:p>
          </table:table-cell>
          <table:table-cell office:value-type="float" office:value="0.1508720354" calcext:value-type="float">
            <text:p>0.1508720354</text:p>
          </table:table-cell>
          <table:table-cell office:value-type="float" office:value="0.1076306022" calcext:value-type="float">
            <text:p>0.1076306022</text:p>
          </table:table-cell>
          <table:table-cell office:value-type="float" office:value="0.0149899689" calcext:value-type="float">
            <text:p>0.0149899689</text:p>
          </table:table-cell>
          <table:table-cell office:value-type="float" office:value="-0.1821169893" calcext:value-type="float">
            <text:p>-0.1821169893</text:p>
          </table:table-cell>
          <table:table-cell office:value-type="float" office:value="-0.1642873799" calcext:value-type="float">
            <text:p>-0.1642873799</text:p>
          </table:table-cell>
          <table:table-cell office:value-type="float" office:value="-0.0372461481" calcext:value-type="float">
            <text:p>-0.0372461481</text:p>
          </table:table-cell>
          <table:table-cell office:value-type="float" office:value="0.0722566041" calcext:value-type="float">
            <text:p>0.0722566041</text:p>
          </table:table-cell>
          <table:table-cell office:value-type="float" office:value="0.1987954652" calcext:value-type="float">
            <text:p>0.1987954652</text:p>
          </table:table-cell>
          <table:table-cell office:value-type="float" office:value="0.1689499614" calcext:value-type="float">
            <text:p>0.1689499614</text:p>
          </table:table-cell>
          <table:table-cell office:value-type="float" office:value="0.1636393658" calcext:value-type="float">
            <text:p>0.1636393658</text:p>
          </table:table-cell>
          <table:table-cell office:value-type="float" office:value="-0.0221371759" calcext:value-type="float">
            <text:p>-0.0221371759</text:p>
          </table:table-cell>
          <table:table-cell office:value-type="float" office:value="0.1649404885" calcext:value-type="float">
            <text:p>0.1649404885</text:p>
          </table:table-cell>
          <table:table-cell office:value-type="float" office:value="-0.033205722" calcext:value-type="float">
            <text:p>-0.033205722</text:p>
          </table:table-cell>
          <table:table-cell office:value-type="float" office:value="-0.0027582788" calcext:value-type="float">
            <text:p>-0.0027582788</text:p>
          </table:table-cell>
          <table:table-cell office:value-type="float" office:value="0.158102714" calcext:value-type="float">
            <text:p>0.158102714</text:p>
          </table:table-cell>
        </table:table-row>
        <table:table-row table:style-name="ro1">
          <table:table-cell office:value-type="float" office:value="0.0297410992" calcext:value-type="float">
            <text:p>0.0297410992</text:p>
          </table:table-cell>
          <table:table-cell office:value-type="float" office:value="0.0072242046" calcext:value-type="float">
            <text:p>0.0072242046</text:p>
          </table:table-cell>
          <table:table-cell office:value-type="float" office:value="0.224660709" calcext:value-type="float">
            <text:p>0.224660709</text:p>
          </table:table-cell>
          <table:table-cell office:value-type="float" office:value="-0.1197347844" calcext:value-type="float">
            <text:p>-0.1197347844</text:p>
          </table:table-cell>
          <table:table-cell office:value-type="float" office:value="-0.018056942" calcext:value-type="float">
            <text:p>-0.018056942</text:p>
          </table:table-cell>
          <table:table-cell office:value-type="float" office:value="-0.0556964866" calcext:value-type="float">
            <text:p>-0.0556964866</text:p>
          </table:table-cell>
          <table:table-cell office:value-type="float" office:value="0.1831894029" calcext:value-type="float">
            <text:p>0.1831894029</text:p>
          </table:table-cell>
          <table:table-cell office:value-type="float" office:value="0.1257492086" calcext:value-type="float">
            <text:p>0.1257492086</text:p>
          </table:table-cell>
          <table:table-cell office:value-type="float" office:value="-0.0514831296" calcext:value-type="float">
            <text:p>-0.0514831296</text:p>
          </table:table-cell>
          <table:table-cell office:value-type="float" office:value="0.0572961353" calcext:value-type="float">
            <text:p>0.0572961353</text:p>
          </table:table-cell>
          <table:table-cell office:value-type="float" office:value="0.1048632094" calcext:value-type="float">
            <text:p>0.1048632094</text:p>
          </table:table-cell>
          <table:table-cell office:value-type="float" office:value="-0.0634870554" calcext:value-type="float">
            <text:p>-0.0634870554</text:p>
          </table:table-cell>
          <table:table-cell office:value-type="float" office:value="0.080403684" calcext:value-type="float">
            <text:p>0.080403684</text:p>
          </table:table-cell>
          <table:table-cell office:value-type="float" office:value="1" calcext:value-type="float">
            <text:p>1</text:p>
          </table:table-cell>
          <table:table-cell office:value-type="float" office:value="0.0048936801" calcext:value-type="float">
            <text:p>0.0048936801</text:p>
          </table:table-cell>
          <table:table-cell office:value-type="float" office:value="-0.0513884738" calcext:value-type="float">
            <text:p>-0.0513884738</text:p>
          </table:table-cell>
          <table:table-cell office:value-type="float" office:value="-0.0405510236" calcext:value-type="float">
            <text:p>-0.0405510236</text:p>
          </table:table-cell>
          <table:table-cell office:value-type="float" office:value="0.0252096811" calcext:value-type="float">
            <text:p>0.0252096811</text:p>
          </table:table-cell>
          <table:table-cell office:value-type="float" office:value="-0.1243908293" calcext:value-type="float">
            <text:p>-0.1243908293</text:p>
          </table:table-cell>
          <table:table-cell office:value-type="float" office:value="0.1782667846" calcext:value-type="float">
            <text:p>0.1782667846</text:p>
          </table:table-cell>
          <table:table-cell office:value-type="float" office:value="-0.0280054064" calcext:value-type="float">
            <text:p>-0.0280054064</text:p>
          </table:table-cell>
          <table:table-cell office:value-type="float" office:value="0.1447801513" calcext:value-type="float">
            <text:p>0.1447801513</text:p>
          </table:table-cell>
          <table:table-cell office:value-type="float" office:value="0.0325018606" calcext:value-type="float">
            <text:p>0.0325018606</text:p>
          </table:table-cell>
          <table:table-cell office:value-type="float" office:value="0.2023344916" calcext:value-type="float">
            <text:p>0.2023344916</text:p>
          </table:table-cell>
          <table:table-cell office:value-type="float" office:value="0.2285734778" calcext:value-type="float">
            <text:p>0.2285734778</text:p>
          </table:table-cell>
          <table:table-cell office:value-type="float" office:value="0.0538203667" calcext:value-type="float">
            <text:p>0.0538203667</text:p>
          </table:table-cell>
          <table:table-cell office:value-type="float" office:value="0.1540632641" calcext:value-type="float">
            <text:p>0.1540632641</text:p>
          </table:table-cell>
          <table:table-cell office:value-type="float" office:value="0.1745934393" calcext:value-type="float">
            <text:p>0.1745934393</text:p>
          </table:table-cell>
          <table:table-cell office:value-type="float" office:value="-0.0265014243" calcext:value-type="float">
            <text:p>-0.0265014243</text:p>
          </table:table-cell>
          <table:table-cell office:value-type="float" office:value="0.119915862" calcext:value-type="float">
            <text:p>0.119915862</text:p>
          </table:table-cell>
          <table:table-cell office:value-type="float" office:value="-0.0063348203" calcext:value-type="float">
            <text:p>-0.0063348203</text:p>
          </table:table-cell>
          <table:table-cell office:value-type="float" office:value="0.0072282524" calcext:value-type="float">
            <text:p>0.0072282524</text:p>
          </table:table-cell>
          <table:table-cell office:value-type="float" office:value="0.1885805915" calcext:value-type="float">
            <text:p>0.1885805915</text:p>
          </table:table-cell>
          <table:table-cell office:value-type="float" office:value="0.0860250099" calcext:value-type="float">
            <text:p>0.0860250099</text:p>
          </table:table-cell>
          <table:table-cell office:value-type="float" office:value="-0.1091739144" calcext:value-type="float">
            <text:p>-0.1091739144</text:p>
          </table:table-cell>
          <table:table-cell office:value-type="float" office:value="0.1481945426" calcext:value-type="float">
            <text:p>0.1481945426</text:p>
          </table:table-cell>
          <table:table-cell office:value-type="float" office:value="0.1516480667" calcext:value-type="float">
            <text:p>0.1516480667</text:p>
          </table:table-cell>
          <table:table-cell office:value-type="float" office:value="0.041055352" calcext:value-type="float">
            <text:p>0.041055352</text:p>
          </table:table-cell>
          <table:table-cell office:value-type="float" office:value="-0.030017554" calcext:value-type="float">
            <text:p>-0.030017554</text:p>
          </table:table-cell>
          <table:table-cell office:value-type="float" office:value="-0.0635624916" calcext:value-type="float">
            <text:p>-0.0635624916</text:p>
          </table:table-cell>
          <table:table-cell office:value-type="float" office:value="-0.1172016701" calcext:value-type="float">
            <text:p>-0.1172016701</text:p>
          </table:table-cell>
          <table:table-cell office:value-type="float" office:value="-0.041069393" calcext:value-type="float">
            <text:p>-0.041069393</text:p>
          </table:table-cell>
          <table:table-cell office:value-type="float" office:value="0.120897396" calcext:value-type="float">
            <text:p>0.120897396</text:p>
          </table:table-cell>
          <table:table-cell office:value-type="float" office:value="0.0064636373" calcext:value-type="float">
            <text:p>0.0064636373</text:p>
          </table:table-cell>
          <table:table-cell office:value-type="float" office:value="-0.152826957" calcext:value-type="float">
            <text:p>-0.152826957</text:p>
          </table:table-cell>
          <table:table-cell office:value-type="float" office:value="0.3356346415" calcext:value-type="float">
            <text:p>0.3356346415</text:p>
          </table:table-cell>
          <table:table-cell office:value-type="float" office:value="0.0282757151" calcext:value-type="float">
            <text:p>0.0282757151</text:p>
          </table:table-cell>
          <table:table-cell office:value-type="float" office:value="-0.0603085152" calcext:value-type="float">
            <text:p>-0.0603085152</text:p>
          </table:table-cell>
          <table:table-cell office:value-type="float" office:value="-0.0314318644" calcext:value-type="float">
            <text:p>-0.0314318644</text:p>
          </table:table-cell>
          <table:table-cell office:value-type="float" office:value="0.0023788002" calcext:value-type="float">
            <text:p>0.0023788002</text:p>
          </table:table-cell>
          <table:table-cell office:value-type="float" office:value="0.0877682425" calcext:value-type="float">
            <text:p>0.0877682425</text:p>
          </table:table-cell>
          <table:table-cell office:value-type="float" office:value="0.1531764992" calcext:value-type="float">
            <text:p>0.1531764992</text:p>
          </table:table-cell>
          <table:table-cell office:value-type="float" office:value="0.006454048" calcext:value-type="float">
            <text:p>0.006454048</text:p>
          </table:table-cell>
          <table:table-cell office:value-type="float" office:value="0.0627944342" calcext:value-type="float">
            <text:p>0.0627944342</text:p>
          </table:table-cell>
          <table:table-cell office:value-type="float" office:value="0.1662157151" calcext:value-type="float">
            <text:p>0.1662157151</text:p>
          </table:table-cell>
          <table:table-cell office:value-type="float" office:value="-0.0106476489" calcext:value-type="float">
            <text:p>-0.0106476489</text:p>
          </table:table-cell>
          <table:table-cell office:value-type="float" office:value="0.1394179945" calcext:value-type="float">
            <text:p>0.1394179945</text:p>
          </table:table-cell>
          <table:table-cell office:value-type="float" office:value="0.0250330054" calcext:value-type="float">
            <text:p>0.0250330054</text:p>
          </table:table-cell>
          <table:table-cell office:value-type="float" office:value="0.1613157969" calcext:value-type="float">
            <text:p>0.1613157969</text:p>
          </table:table-cell>
          <table:table-cell office:value-type="float" office:value="0.1926580417" calcext:value-type="float">
            <text:p>0.1926580417</text:p>
          </table:table-cell>
          <table:table-cell office:value-type="float" office:value="0.0867467299" calcext:value-type="float">
            <text:p>0.0867467299</text:p>
          </table:table-cell>
          <table:table-cell office:value-type="float" office:value="0.2475127135" calcext:value-type="float">
            <text:p>0.2475127135</text:p>
          </table:table-cell>
          <table:table-cell office:value-type="float" office:value="-0.0322210917" calcext:value-type="float">
            <text:p>-0.0322210917</text:p>
          </table:table-cell>
          <table:table-cell office:value-type="float" office:value="0.0493208732" calcext:value-type="float">
            <text:p>0.0493208732</text:p>
          </table:table-cell>
          <table:table-cell office:value-type="float" office:value="0.2276786075" calcext:value-type="float">
            <text:p>0.2276786075</text:p>
          </table:table-cell>
          <table:table-cell office:value-type="float" office:value="0.1521023521" calcext:value-type="float">
            <text:p>0.1521023521</text:p>
          </table:table-cell>
          <table:table-cell office:value-type="float" office:value="0.047124291" calcext:value-type="float">
            <text:p>0.047124291</text:p>
          </table:table-cell>
          <table:table-cell office:value-type="float" office:value="0.0805592409" calcext:value-type="float">
            <text:p>0.0805592409</text:p>
          </table:table-cell>
          <table:table-cell office:value-type="float" office:value="0.1955230139" calcext:value-type="float">
            <text:p>0.1955230139</text:p>
          </table:table-cell>
          <table:table-cell office:value-type="float" office:value="0.1402181303" calcext:value-type="float">
            <text:p>0.1402181303</text:p>
          </table:table-cell>
          <table:table-cell office:value-type="float" office:value="0.0851640334" calcext:value-type="float">
            <text:p>0.0851640334</text:p>
          </table:table-cell>
          <table:table-cell office:value-type="float" office:value="0.0098887396" calcext:value-type="float">
            <text:p>0.0098887396</text:p>
          </table:table-cell>
          <table:table-cell office:value-type="float" office:value="0.1428792844" calcext:value-type="float">
            <text:p>0.1428792844</text:p>
          </table:table-cell>
          <table:table-cell office:value-type="float" office:value="-0.0779114108" calcext:value-type="float">
            <text:p>-0.0779114108</text:p>
          </table:table-cell>
          <table:table-cell office:value-type="float" office:value="-0.0339809101" calcext:value-type="float">
            <text:p>-0.0339809101</text:p>
          </table:table-cell>
          <table:table-cell office:value-type="float" office:value="0.2006635766" calcext:value-type="float">
            <text:p>0.2006635766</text:p>
          </table:table-cell>
          <table:table-cell office:value-type="float" office:value="-0.0396005903" calcext:value-type="float">
            <text:p>-0.0396005903</text:p>
          </table:table-cell>
          <table:table-cell office:value-type="float" office:value="-0.0523849542" calcext:value-type="float">
            <text:p>-0.0523849542</text:p>
          </table:table-cell>
          <table:table-cell office:value-type="float" office:value="-0.0231430436" calcext:value-type="float">
            <text:p>-0.0231430436</text:p>
          </table:table-cell>
          <table:table-cell office:value-type="float" office:value="0.2050149348" calcext:value-type="float">
            <text:p>0.2050149348</text:p>
          </table:table-cell>
          <table:table-cell office:value-type="float" office:value="0.118772697" calcext:value-type="float">
            <text:p>0.118772697</text:p>
          </table:table-cell>
          <table:table-cell office:value-type="float" office:value="0.0018712193" calcext:value-type="float">
            <text:p>0.0018712193</text:p>
          </table:table-cell>
          <table:table-cell office:value-type="float" office:value="0.0114605149" calcext:value-type="float">
            <text:p>0.0114605149</text:p>
          </table:table-cell>
          <table:table-cell office:value-type="float" office:value="0.0674347257" calcext:value-type="float">
            <text:p>0.0674347257</text:p>
          </table:table-cell>
          <table:table-cell office:value-type="float" office:value="0.1767532106" calcext:value-type="float">
            <text:p>0.1767532106</text:p>
          </table:table-cell>
          <table:table-cell office:value-type="float" office:value="0.1845438517" calcext:value-type="float">
            <text:p>0.1845438517</text:p>
          </table:table-cell>
        </table:table-row>
        <table:table-row table:style-name="ro1">
          <table:table-cell office:value-type="float" office:value="0.0010933844" calcext:value-type="float">
            <text:p>0.0010933844</text:p>
          </table:table-cell>
          <table:table-cell office:value-type="float" office:value="0.1331042775" calcext:value-type="float">
            <text:p>0.1331042775</text:p>
          </table:table-cell>
          <table:table-cell office:value-type="float" office:value="0.2504148235" calcext:value-type="float">
            <text:p>0.2504148235</text:p>
          </table:table-cell>
          <table:table-cell office:value-type="float" office:value="-0.1382634217" calcext:value-type="float">
            <text:p>-0.1382634217</text:p>
          </table:table-cell>
          <table:table-cell office:value-type="float" office:value="-0.0642176035" calcext:value-type="float">
            <text:p>-0.0642176035</text:p>
          </table:table-cell>
          <table:table-cell office:value-type="float" office:value="0.1929453716" calcext:value-type="float">
            <text:p>0.1929453716</text:p>
          </table:table-cell>
          <table:table-cell office:value-type="float" office:value="0.3621637873" calcext:value-type="float">
            <text:p>0.3621637873</text:p>
          </table:table-cell>
          <table:table-cell office:value-type="float" office:value="0.2112117688" calcext:value-type="float">
            <text:p>0.2112117688</text:p>
          </table:table-cell>
          <table:table-cell office:value-type="float" office:value="0.097229528" calcext:value-type="float">
            <text:p>0.097229528</text:p>
          </table:table-cell>
          <table:table-cell office:value-type="float" office:value="0.083435118" calcext:value-type="float">
            <text:p>0.083435118</text:p>
          </table:table-cell>
          <table:table-cell office:value-type="float" office:value="0.1204311497" calcext:value-type="float">
            <text:p>0.1204311497</text:p>
          </table:table-cell>
          <table:table-cell office:value-type="float" office:value="-0.0057312472" calcext:value-type="float">
            <text:p>-0.0057312472</text:p>
          </table:table-cell>
          <table:table-cell office:value-type="float" office:value="0.0644089379" calcext:value-type="float">
            <text:p>0.0644089379</text:p>
          </table:table-cell>
          <table:table-cell office:value-type="float" office:value="0.0048936801" calcext:value-type="float">
            <text:p>0.0048936801</text:p>
          </table:table-cell>
          <table:table-cell office:value-type="float" office:value="1" calcext:value-type="float">
            <text:p>1</text:p>
          </table:table-cell>
          <table:table-cell office:value-type="float" office:value="-0.0963574399" calcext:value-type="float">
            <text:p>-0.0963574399</text:p>
          </table:table-cell>
          <table:table-cell office:value-type="float" office:value="-0.027981942" calcext:value-type="float">
            <text:p>-0.027981942</text:p>
          </table:table-cell>
          <table:table-cell office:value-type="float" office:value="0.1265272471" calcext:value-type="float">
            <text:p>0.1265272471</text:p>
          </table:table-cell>
          <table:table-cell office:value-type="float" office:value="-0.0774802198" calcext:value-type="float">
            <text:p>-0.0774802198</text:p>
          </table:table-cell>
          <table:table-cell office:value-type="float" office:value="0.1110324386" calcext:value-type="float">
            <text:p>0.1110324386</text:p>
          </table:table-cell>
          <table:table-cell office:value-type="float" office:value="0.1844802066" calcext:value-type="float">
            <text:p>0.1844802066</text:p>
          </table:table-cell>
          <table:table-cell office:value-type="float" office:value="0.2407800966" calcext:value-type="float">
            <text:p>0.2407800966</text:p>
          </table:table-cell>
          <table:table-cell office:value-type="float" office:value="0.1699992548" calcext:value-type="float">
            <text:p>0.1699992548</text:p>
          </table:table-cell>
          <table:table-cell office:value-type="float" office:value="0.0828293435" calcext:value-type="float">
            <text:p>0.0828293435</text:p>
          </table:table-cell>
          <table:table-cell office:value-type="float" office:value="0.2207840741" calcext:value-type="float">
            <text:p>0.2207840741</text:p>
          </table:table-cell>
          <table:table-cell office:value-type="float" office:value="-0.0222676565" calcext:value-type="float">
            <text:p>-0.0222676565</text:p>
          </table:table-cell>
          <table:table-cell office:value-type="float" office:value="-0.1523097144" calcext:value-type="float">
            <text:p>-0.1523097144</text:p>
          </table:table-cell>
          <table:table-cell office:value-type="float" office:value="0.1546935438" calcext:value-type="float">
            <text:p>0.1546935438</text:p>
          </table:table-cell>
          <table:table-cell office:value-type="float" office:value="0.0780443381" calcext:value-type="float">
            <text:p>0.0780443381</text:p>
          </table:table-cell>
          <table:table-cell office:value-type="float" office:value="-0.1887910896" calcext:value-type="float">
            <text:p>-0.1887910896</text:p>
          </table:table-cell>
          <table:table-cell office:value-type="float" office:value="0.0471208162" calcext:value-type="float">
            <text:p>0.0471208162</text:p>
          </table:table-cell>
          <table:table-cell office:value-type="float" office:value="-0.2133416536" calcext:value-type="float">
            <text:p>-0.2133416536</text:p>
          </table:table-cell>
          <table:table-cell office:value-type="float" office:value="0.2191286" calcext:value-type="float">
            <text:p>0.2191286</text:p>
          </table:table-cell>
          <table:table-cell office:value-type="float" office:value="-0.1005757768" calcext:value-type="float">
            <text:p>-0.1005757768</text:p>
          </table:table-cell>
          <table:table-cell office:value-type="float" office:value="0.1009048686" calcext:value-type="float">
            <text:p>0.1009048686</text:p>
          </table:table-cell>
          <table:table-cell office:value-type="float" office:value="0.0123846732" calcext:value-type="float">
            <text:p>0.0123846732</text:p>
          </table:table-cell>
          <table:table-cell office:value-type="float" office:value="0.0925313612" calcext:value-type="float">
            <text:p>0.0925313612</text:p>
          </table:table-cell>
          <table:table-cell office:value-type="float" office:value="0.2067082859" calcext:value-type="float">
            <text:p>0.2067082859</text:p>
          </table:table-cell>
          <table:table-cell office:value-type="float" office:value="-0.0122573319" calcext:value-type="float">
            <text:p>-0.0122573319</text:p>
          </table:table-cell>
          <table:table-cell office:value-type="float" office:value="0.1730068214" calcext:value-type="float">
            <text:p>0.1730068214</text:p>
          </table:table-cell>
          <table:table-cell office:value-type="float" office:value="-0.0101678976" calcext:value-type="float">
            <text:p>-0.0101678976</text:p>
          </table:table-cell>
          <table:table-cell office:value-type="float" office:value="0.0240939174" calcext:value-type="float">
            <text:p>0.0240939174</text:p>
          </table:table-cell>
          <table:table-cell office:value-type="float" office:value="0.1862656883" calcext:value-type="float">
            <text:p>0.1862656883</text:p>
          </table:table-cell>
          <table:table-cell office:value-type="float" office:value="0.1017902575" calcext:value-type="float">
            <text:p>0.1017902575</text:p>
          </table:table-cell>
          <table:table-cell office:value-type="float" office:value="-0.0984703774" calcext:value-type="float">
            <text:p>-0.0984703774</text:p>
          </table:table-cell>
          <table:table-cell office:value-type="float" office:value="0.0373908509" calcext:value-type="float">
            <text:p>0.0373908509</text:p>
          </table:table-cell>
          <table:table-cell office:value-type="float" office:value="0.0741082121" calcext:value-type="float">
            <text:p>0.0741082121</text:p>
          </table:table-cell>
          <table:table-cell office:value-type="float" office:value="0.1477401577" calcext:value-type="float">
            <text:p>0.1477401577</text:p>
          </table:table-cell>
          <table:table-cell office:value-type="float" office:value="0.1909053873" calcext:value-type="float">
            <text:p>0.1909053873</text:p>
          </table:table-cell>
          <table:table-cell office:value-type="float" office:value="-0.1818522774" calcext:value-type="float">
            <text:p>-0.1818522774</text:p>
          </table:table-cell>
          <table:table-cell office:value-type="float" office:value="0.2047279969" calcext:value-type="float">
            <text:p>0.2047279969</text:p>
          </table:table-cell>
          <table:table-cell office:value-type="float" office:value="0.0779737333" calcext:value-type="float">
            <text:p>0.0779737333</text:p>
          </table:table-cell>
          <table:table-cell office:value-type="float" office:value="0.0858727054" calcext:value-type="float">
            <text:p>0.0858727054</text:p>
          </table:table-cell>
          <table:table-cell office:value-type="float" office:value="0.0206028304" calcext:value-type="float">
            <text:p>0.0206028304</text:p>
          </table:table-cell>
          <table:table-cell office:value-type="float" office:value="0.3411161006" calcext:value-type="float">
            <text:p>0.3411161006</text:p>
          </table:table-cell>
          <table:table-cell office:value-type="float" office:value="0.2905307729" calcext:value-type="float">
            <text:p>0.2905307729</text:p>
          </table:table-cell>
          <table:table-cell office:value-type="float" office:value="0.2181749766" calcext:value-type="float">
            <text:p>0.2181749766</text:p>
          </table:table-cell>
          <table:table-cell office:value-type="float" office:value="-0.1176168486" calcext:value-type="float">
            <text:p>-0.1176168486</text:p>
          </table:table-cell>
          <table:table-cell office:value-type="float" office:value="0.0346144703" calcext:value-type="float">
            <text:p>0.0346144703</text:p>
          </table:table-cell>
          <table:table-cell office:value-type="float" office:value="0.1710591434" calcext:value-type="float">
            <text:p>0.1710591434</text:p>
          </table:table-cell>
          <table:table-cell office:value-type="float" office:value="0.1496772185" calcext:value-type="float">
            <text:p>0.1496772185</text:p>
          </table:table-cell>
          <table:table-cell office:value-type="float" office:value="0.2871233728" calcext:value-type="float">
            <text:p>0.2871233728</text:p>
          </table:table-cell>
          <table:table-cell office:value-type="float" office:value="0.1264005711" calcext:value-type="float">
            <text:p>0.1264005711</text:p>
          </table:table-cell>
          <table:table-cell office:value-type="float" office:value="0.1928876076" calcext:value-type="float">
            <text:p>0.1928876076</text:p>
          </table:table-cell>
          <table:table-cell office:value-type="float" office:value="0.0929180641" calcext:value-type="float">
            <text:p>0.0929180641</text:p>
          </table:table-cell>
          <table:table-cell office:value-type="float" office:value="0.210311935" calcext:value-type="float">
            <text:p>0.210311935</text:p>
          </table:table-cell>
          <table:table-cell office:value-type="float" office:value="-0.1556442668" calcext:value-type="float">
            <text:p>-0.1556442668</text:p>
          </table:table-cell>
          <table:table-cell office:value-type="float" office:value="0.0661140905" calcext:value-type="float">
            <text:p>0.0661140905</text:p>
          </table:table-cell>
          <table:table-cell office:value-type="float" office:value="0.2821198563" calcext:value-type="float">
            <text:p>0.2821198563</text:p>
          </table:table-cell>
          <table:table-cell office:value-type="float" office:value="-0.0231117261" calcext:value-type="float">
            <text:p>-0.0231117261</text:p>
          </table:table-cell>
          <table:table-cell office:value-type="float" office:value="0.1198738385" calcext:value-type="float">
            <text:p>0.1198738385</text:p>
          </table:table-cell>
          <table:table-cell office:value-type="float" office:value="-0.1878977599" calcext:value-type="float">
            <text:p>-0.1878977599</text:p>
          </table:table-cell>
          <table:table-cell office:value-type="float" office:value="0.2223720479" calcext:value-type="float">
            <text:p>0.2223720479</text:p>
          </table:table-cell>
          <table:table-cell office:value-type="float" office:value="0.058991106" calcext:value-type="float">
            <text:p>0.058991106</text:p>
          </table:table-cell>
          <table:table-cell office:value-type="float" office:value="-0.0993545971" calcext:value-type="float">
            <text:p>-0.0993545971</text:p>
          </table:table-cell>
          <table:table-cell office:value-type="float" office:value="0.0425940264" calcext:value-type="float">
            <text:p>0.0425940264</text:p>
          </table:table-cell>
          <table:table-cell office:value-type="float" office:value="0.1204805971" calcext:value-type="float">
            <text:p>0.1204805971</text:p>
          </table:table-cell>
          <table:table-cell office:value-type="float" office:value="0.2225483268" calcext:value-type="float">
            <text:p>0.2225483268</text:p>
          </table:table-cell>
          <table:table-cell office:value-type="float" office:value="0.0471848811" calcext:value-type="float">
            <text:p>0.0471848811</text:p>
          </table:table-cell>
          <table:table-cell office:value-type="float" office:value="0.2801539004" calcext:value-type="float">
            <text:p>0.2801539004</text:p>
          </table:table-cell>
          <table:table-cell office:value-type="float" office:value="0.239616959" calcext:value-type="float">
            <text:p>0.239616959</text:p>
          </table:table-cell>
          <table:table-cell office:value-type="float" office:value="-0.0004312094" calcext:value-type="float">
            <text:p>-0.0004312094</text:p>
          </table:table-cell>
          <table:table-cell office:value-type="float" office:value="0.1385446484" calcext:value-type="float">
            <text:p>0.1385446484</text:p>
          </table:table-cell>
          <table:table-cell office:value-type="float" office:value="-0.0084040563" calcext:value-type="float">
            <text:p>-0.0084040563</text:p>
          </table:table-cell>
          <table:table-cell office:value-type="float" office:value="-0.0371167056" calcext:value-type="float">
            <text:p>-0.0371167056</text:p>
          </table:table-cell>
          <table:table-cell office:value-type="float" office:value="0.2930287633" calcext:value-type="float">
            <text:p>0.2930287633</text:p>
          </table:table-cell>
        </table:table-row>
        <table:table-row table:style-name="ro1">
          <table:table-cell office:value-type="float" office:value="0.0121131122" calcext:value-type="float">
            <text:p>0.0121131122</text:p>
          </table:table-cell>
          <table:table-cell office:value-type="float" office:value="-0.2022577421" calcext:value-type="float">
            <text:p>-0.2022577421</text:p>
          </table:table-cell>
          <table:table-cell office:value-type="float" office:value="-0.2265756097" calcext:value-type="float">
            <text:p>-0.2265756097</text:p>
          </table:table-cell>
          <table:table-cell office:value-type="float" office:value="-0.0431116909" calcext:value-type="float">
            <text:p>-0.0431116909</text:p>
          </table:table-cell>
          <table:table-cell office:value-type="float" office:value="0.0092298408" calcext:value-type="float">
            <text:p>0.0092298408</text:p>
          </table:table-cell>
          <table:table-cell office:value-type="float" office:value="-0.133918368" calcext:value-type="float">
            <text:p>-0.133918368</text:p>
          </table:table-cell>
          <table:table-cell office:value-type="float" office:value="-0.3559686576" calcext:value-type="float">
            <text:p>-0.3559686576</text:p>
          </table:table-cell>
          <table:table-cell office:value-type="float" office:value="-0.3071576161" calcext:value-type="float">
            <text:p>-0.3071576161</text:p>
          </table:table-cell>
          <table:table-cell office:value-type="float" office:value="0.0694342205" calcext:value-type="float">
            <text:p>0.0694342205</text:p>
          </table:table-cell>
          <table:table-cell office:value-type="float" office:value="-0.0211940029" calcext:value-type="float">
            <text:p>-0.0211940029</text:p>
          </table:table-cell>
          <table:table-cell office:value-type="float" office:value="-0.1661609608" calcext:value-type="float">
            <text:p>-0.1661609608</text:p>
          </table:table-cell>
          <table:table-cell office:value-type="float" office:value="0.0989883741" calcext:value-type="float">
            <text:p>0.0989883741</text:p>
          </table:table-cell>
          <table:table-cell office:value-type="float" office:value="-0.1372795671" calcext:value-type="float">
            <text:p>-0.1372795671</text:p>
          </table:table-cell>
          <table:table-cell office:value-type="float" office:value="-0.0513884738" calcext:value-type="float">
            <text:p>-0.0513884738</text:p>
          </table:table-cell>
          <table:table-cell office:value-type="float" office:value="-0.0963574399" calcext:value-type="float">
            <text:p>-0.0963574399</text:p>
          </table:table-cell>
          <table:table-cell office:value-type="float" office:value="1" calcext:value-type="float">
            <text:p>1</text:p>
          </table:table-cell>
          <table:table-cell office:value-type="float" office:value="0.0513457128" calcext:value-type="float">
            <text:p>0.0513457128</text:p>
          </table:table-cell>
          <table:table-cell office:value-type="float" office:value="-0.0729464627" calcext:value-type="float">
            <text:p>-0.0729464627</text:p>
          </table:table-cell>
          <table:table-cell office:value-type="float" office:value="0.1364655625" calcext:value-type="float">
            <text:p>0.1364655625</text:p>
          </table:table-cell>
          <table:table-cell office:value-type="float" office:value="-0.128529401" calcext:value-type="float">
            <text:p>-0.128529401</text:p>
          </table:table-cell>
          <table:table-cell office:value-type="float" office:value="0.0515800943" calcext:value-type="float">
            <text:p>0.0515800943</text:p>
          </table:table-cell>
          <table:table-cell office:value-type="float" office:value="-0.2622692067" calcext:value-type="float">
            <text:p>-0.2622692067</text:p>
          </table:table-cell>
          <table:table-cell office:value-type="float" office:value="0.103191382" calcext:value-type="float">
            <text:p>0.103191382</text:p>
          </table:table-cell>
          <table:table-cell office:value-type="float" office:value="-0.094391249" calcext:value-type="float">
            <text:p>-0.094391249</text:p>
          </table:table-cell>
          <table:table-cell office:value-type="float" office:value="-0.0326247785" calcext:value-type="float">
            <text:p>-0.0326247785</text:p>
          </table:table-cell>
          <table:table-cell office:value-type="float" office:value="0.1343446991" calcext:value-type="float">
            <text:p>0.1343446991</text:p>
          </table:table-cell>
          <table:table-cell office:value-type="float" office:value="-0.0839260094" calcext:value-type="float">
            <text:p>-0.0839260094</text:p>
          </table:table-cell>
          <table:table-cell office:value-type="float" office:value="-0.2809443097" calcext:value-type="float">
            <text:p>-0.2809443097</text:p>
          </table:table-cell>
          <table:table-cell office:value-type="float" office:value="-0.0481773806" calcext:value-type="float">
            <text:p>-0.0481773806</text:p>
          </table:table-cell>
          <table:table-cell office:value-type="float" office:value="-0.0482227111" calcext:value-type="float">
            <text:p>-0.0482227111</text:p>
          </table:table-cell>
          <table:table-cell office:value-type="float" office:value="0.0366869056" calcext:value-type="float">
            <text:p>0.0366869056</text:p>
          </table:table-cell>
          <table:table-cell office:value-type="float" office:value="-0.0350830629" calcext:value-type="float">
            <text:p>-0.0350830629</text:p>
          </table:table-cell>
          <table:table-cell office:value-type="float" office:value="-0.3415971515" calcext:value-type="float">
            <text:p>-0.3415971515</text:p>
          </table:table-cell>
          <table:table-cell office:value-type="float" office:value="0.0394686636" calcext:value-type="float">
            <text:p>0.0394686636</text:p>
          </table:table-cell>
          <table:table-cell office:value-type="float" office:value="-0.1396570371" calcext:value-type="float">
            <text:p>-0.1396570371</text:p>
          </table:table-cell>
          <table:table-cell office:value-type="float" office:value="-0.0488808815" calcext:value-type="float">
            <text:p>-0.0488808815</text:p>
          </table:table-cell>
          <table:table-cell office:value-type="float" office:value="0.0453813792" calcext:value-type="float">
            <text:p>0.0453813792</text:p>
          </table:table-cell>
          <table:table-cell office:value-type="float" office:value="0.0469138691" calcext:value-type="float">
            <text:p>0.0469138691</text:p>
          </table:table-cell>
          <table:table-cell office:value-type="float" office:value="-0.0659308928" calcext:value-type="float">
            <text:p>-0.0659308928</text:p>
          </table:table-cell>
          <table:table-cell office:value-type="float" office:value="-0.0737808462" calcext:value-type="float">
            <text:p>-0.0737808462</text:p>
          </table:table-cell>
          <table:table-cell office:value-type="float" office:value="-0.0386057475" calcext:value-type="float">
            <text:p>-0.0386057475</text:p>
          </table:table-cell>
          <table:table-cell office:value-type="float" office:value="-0.137547759" calcext:value-type="float">
            <text:p>-0.137547759</text:p>
          </table:table-cell>
          <table:table-cell office:value-type="float" office:value="-0.2689121475" calcext:value-type="float">
            <text:p>-0.2689121475</text:p>
          </table:table-cell>
          <table:table-cell office:value-type="float" office:value="0.0237800861" calcext:value-type="float">
            <text:p>0.0237800861</text:p>
          </table:table-cell>
          <table:table-cell office:value-type="float" office:value="-0.0102490286" calcext:value-type="float">
            <text:p>-0.0102490286</text:p>
          </table:table-cell>
          <table:table-cell office:value-type="float" office:value="-0.1941063192" calcext:value-type="float">
            <text:p>-0.1941063192</text:p>
          </table:table-cell>
          <table:table-cell office:value-type="float" office:value="-0.0791259326" calcext:value-type="float">
            <text:p>-0.0791259326</text:p>
          </table:table-cell>
          <table:table-cell office:value-type="float" office:value="0.0037806109" calcext:value-type="float">
            <text:p>0.0037806109</text:p>
          </table:table-cell>
          <table:table-cell office:value-type="float" office:value="-0.224342813" calcext:value-type="float">
            <text:p>-0.224342813</text:p>
          </table:table-cell>
          <table:table-cell office:value-type="float" office:value="-0.1239986505" calcext:value-type="float">
            <text:p>-0.1239986505</text:p>
          </table:table-cell>
          <table:table-cell office:value-type="float" office:value="-0.0799363905" calcext:value-type="float">
            <text:p>-0.0799363905</text:p>
          </table:table-cell>
          <table:table-cell office:value-type="float" office:value="-0.1287088587" calcext:value-type="float">
            <text:p>-0.1287088587</text:p>
          </table:table-cell>
          <table:table-cell office:value-type="float" office:value="-0.1485834772" calcext:value-type="float">
            <text:p>-0.1485834772</text:p>
          </table:table-cell>
          <table:table-cell office:value-type="float" office:value="-0.1190054371" calcext:value-type="float">
            <text:p>-0.1190054371</text:p>
          </table:table-cell>
          <table:table-cell office:value-type="float" office:value="-0.4138652256" calcext:value-type="float">
            <text:p>-0.4138652256</text:p>
          </table:table-cell>
          <table:table-cell office:value-type="float" office:value="-0.0745371583" calcext:value-type="float">
            <text:p>-0.0745371583</text:p>
          </table:table-cell>
          <table:table-cell office:value-type="float" office:value="0.0372186324" calcext:value-type="float">
            <text:p>0.0372186324</text:p>
          </table:table-cell>
          <table:table-cell office:value-type="float" office:value="-0.2833128724" calcext:value-type="float">
            <text:p>-0.2833128724</text:p>
          </table:table-cell>
          <table:table-cell office:value-type="float" office:value="-0.1343174578" calcext:value-type="float">
            <text:p>-0.1343174578</text:p>
          </table:table-cell>
          <table:table-cell office:value-type="float" office:value="-0.265386265" calcext:value-type="float">
            <text:p>-0.265386265</text:p>
          </table:table-cell>
          <table:table-cell office:value-type="float" office:value="-0.0095349732" calcext:value-type="float">
            <text:p>-0.0095349732</text:p>
          </table:table-cell>
          <table:table-cell office:value-type="float" office:value="-0.2251201525" calcext:value-type="float">
            <text:p>-0.2251201525</text:p>
          </table:table-cell>
          <table:table-cell office:value-type="float" office:value="-0.0659693736" calcext:value-type="float">
            <text:p>-0.0659693736</text:p>
          </table:table-cell>
          <table:table-cell office:value-type="float" office:value="-0.0358636469" calcext:value-type="float">
            <text:p>-0.0358636469</text:p>
          </table:table-cell>
          <table:table-cell office:value-type="float" office:value="-0.1269214879" calcext:value-type="float">
            <text:p>-0.1269214879</text:p>
          </table:table-cell>
          <table:table-cell office:value-type="float" office:value="-0.4102451354" calcext:value-type="float">
            <text:p>-0.4102451354</text:p>
          </table:table-cell>
          <table:table-cell office:value-type="float" office:value="0.2158098621" calcext:value-type="float">
            <text:p>0.2158098621</text:p>
          </table:table-cell>
          <table:table-cell office:value-type="float" office:value="-0.1276799035" calcext:value-type="float">
            <text:p>-0.1276799035</text:p>
          </table:table-cell>
          <table:table-cell office:value-type="float" office:value="-0.3489352472" calcext:value-type="float">
            <text:p>-0.3489352472</text:p>
          </table:table-cell>
          <table:table-cell office:value-type="float" office:value="-0.082364215" calcext:value-type="float">
            <text:p>-0.082364215</text:p>
          </table:table-cell>
          <table:table-cell office:value-type="float" office:value="-0.2351349549" calcext:value-type="float">
            <text:p>-0.2351349549</text:p>
          </table:table-cell>
          <table:table-cell office:value-type="float" office:value="0.0762836625" calcext:value-type="float">
            <text:p>0.0762836625</text:p>
          </table:table-cell>
          <table:table-cell office:value-type="float" office:value="-0.4635838708" calcext:value-type="float">
            <text:p>-0.4635838708</text:p>
          </table:table-cell>
          <table:table-cell office:value-type="float" office:value="0.0040471441" calcext:value-type="float">
            <text:p>0.0040471441</text:p>
          </table:table-cell>
          <table:table-cell office:value-type="float" office:value="0.1149755609" calcext:value-type="float">
            <text:p>0.1149755609</text:p>
          </table:table-cell>
          <table:table-cell office:value-type="float" office:value="-0.0650662263" calcext:value-type="float">
            <text:p>-0.0650662263</text:p>
          </table:table-cell>
          <table:table-cell office:value-type="float" office:value="-0.0948542381" calcext:value-type="float">
            <text:p>-0.0948542381</text:p>
          </table:table-cell>
          <table:table-cell office:value-type="float" office:value="0.0893974756" calcext:value-type="float">
            <text:p>0.0893974756</text:p>
          </table:table-cell>
          <table:table-cell office:value-type="float" office:value="-0.2489836472" calcext:value-type="float">
            <text:p>-0.2489836472</text:p>
          </table:table-cell>
          <table:table-cell office:value-type="float" office:value="-0.4121014035" calcext:value-type="float">
            <text:p>-0.4121014035</text:p>
          </table:table-cell>
          <table:table-cell office:value-type="float" office:value="-0.3075434649" calcext:value-type="float">
            <text:p>-0.3075434649</text:p>
          </table:table-cell>
          <table:table-cell office:value-type="float" office:value="-0.1019220568" calcext:value-type="float">
            <text:p>-0.1019220568</text:p>
          </table:table-cell>
          <table:table-cell office:value-type="float" office:value="-0.1198094165" calcext:value-type="float">
            <text:p>-0.1198094165</text:p>
          </table:table-cell>
          <table:table-cell office:value-type="float" office:value="0.052172277" calcext:value-type="float">
            <text:p>0.052172277</text:p>
          </table:table-cell>
          <table:table-cell office:value-type="float" office:value="-0.049180007" calcext:value-type="float">
            <text:p>-0.049180007</text:p>
          </table:table-cell>
          <table:table-cell office:value-type="float" office:value="-0.4247442218" calcext:value-type="float">
            <text:p>-0.4247442218</text:p>
          </table:table-cell>
        </table:table-row>
        <table:table-row table:style-name="ro1">
          <table:table-cell office:value-type="float" office:value="0.0471482604" calcext:value-type="float">
            <text:p>0.0471482604</text:p>
          </table:table-cell>
          <table:table-cell office:value-type="float" office:value="0.1023732757" calcext:value-type="float">
            <text:p>0.1023732757</text:p>
          </table:table-cell>
          <table:table-cell office:value-type="float" office:value="0.0251096139" calcext:value-type="float">
            <text:p>0.0251096139</text:p>
          </table:table-cell>
          <table:table-cell office:value-type="float" office:value="-0.0501609919" calcext:value-type="float">
            <text:p>-0.0501609919</text:p>
          </table:table-cell>
          <table:table-cell office:value-type="float" office:value="0.1943566158" calcext:value-type="float">
            <text:p>0.1943566158</text:p>
          </table:table-cell>
          <table:table-cell office:value-type="float" office:value="-0.0148199721" calcext:value-type="float">
            <text:p>-0.0148199721</text:p>
          </table:table-cell>
          <table:table-cell office:value-type="float" office:value="-0.0503474716" calcext:value-type="float">
            <text:p>-0.0503474716</text:p>
          </table:table-cell>
          <table:table-cell office:value-type="float" office:value="-0.0010881903" calcext:value-type="float">
            <text:p>-0.0010881903</text:p>
          </table:table-cell>
          <table:table-cell office:value-type="float" office:value="-0.1330682406" calcext:value-type="float">
            <text:p>-0.1330682406</text:p>
          </table:table-cell>
          <table:table-cell office:value-type="float" office:value="-0.1173745305" calcext:value-type="float">
            <text:p>-0.1173745305</text:p>
          </table:table-cell>
          <table:table-cell office:value-type="float" office:value="-0.0640648191" calcext:value-type="float">
            <text:p>-0.0640648191</text:p>
          </table:table-cell>
          <table:table-cell office:value-type="float" office:value="0.0384113907" calcext:value-type="float">
            <text:p>0.0384113907</text:p>
          </table:table-cell>
          <table:table-cell office:value-type="float" office:value="0.0437804942" calcext:value-type="float">
            <text:p>0.0437804942</text:p>
          </table:table-cell>
          <table:table-cell office:value-type="float" office:value="-0.0405510236" calcext:value-type="float">
            <text:p>-0.0405510236</text:p>
          </table:table-cell>
          <table:table-cell office:value-type="float" office:value="-0.027981942" calcext:value-type="float">
            <text:p>-0.027981942</text:p>
          </table:table-cell>
          <table:table-cell office:value-type="float" office:value="0.0513457128" calcext:value-type="float">
            <text:p>0.0513457128</text:p>
          </table:table-cell>
          <table:table-cell office:value-type="float" office:value="1" calcext:value-type="float">
            <text:p>1</text:p>
          </table:table-cell>
          <table:table-cell office:value-type="float" office:value="0.075227529" calcext:value-type="float">
            <text:p>0.075227529</text:p>
          </table:table-cell>
          <table:table-cell office:value-type="float" office:value="0.186264546" calcext:value-type="float">
            <text:p>0.186264546</text:p>
          </table:table-cell>
          <table:table-cell office:value-type="float" office:value="-0.1460750093" calcext:value-type="float">
            <text:p>-0.1460750093</text:p>
          </table:table-cell>
          <table:table-cell office:value-type="float" office:value="0.1587779422" calcext:value-type="float">
            <text:p>0.1587779422</text:p>
          </table:table-cell>
          <table:table-cell office:value-type="float" office:value="-0.087288893" calcext:value-type="float">
            <text:p>-0.087288893</text:p>
          </table:table-cell>
          <table:table-cell office:value-type="float" office:value="-0.0362800381" calcext:value-type="float">
            <text:p>-0.0362800381</text:p>
          </table:table-cell>
          <table:table-cell office:value-type="float" office:value="-0.0889981795" calcext:value-type="float">
            <text:p>-0.0889981795</text:p>
          </table:table-cell>
          <table:table-cell office:value-type="float" office:value="-0.104400786" calcext:value-type="float">
            <text:p>-0.104400786</text:p>
          </table:table-cell>
          <table:table-cell office:value-type="float" office:value="-0.0346024547" calcext:value-type="float">
            <text:p>-0.0346024547</text:p>
          </table:table-cell>
          <table:table-cell office:value-type="float" office:value="0.0072192855" calcext:value-type="float">
            <text:p>0.0072192855</text:p>
          </table:table-cell>
          <table:table-cell office:value-type="float" office:value="-0.1724340046" calcext:value-type="float">
            <text:p>-0.1724340046</text:p>
          </table:table-cell>
          <table:table-cell office:value-type="float" office:value="-0.0281333699" calcext:value-type="float">
            <text:p>-0.0281333699</text:p>
          </table:table-cell>
          <table:table-cell office:value-type="float" office:value="-0.1239753408" calcext:value-type="float">
            <text:p>-0.1239753408</text:p>
          </table:table-cell>
          <table:table-cell office:value-type="float" office:value="-0.1862128367" calcext:value-type="float">
            <text:p>-0.1862128367</text:p>
          </table:table-cell>
          <table:table-cell office:value-type="float" office:value="-0.044681267" calcext:value-type="float">
            <text:p>-0.044681267</text:p>
          </table:table-cell>
          <table:table-cell office:value-type="float" office:value="-0.0125015191" calcext:value-type="float">
            <text:p>-0.0125015191</text:p>
          </table:table-cell>
          <table:table-cell office:value-type="float" office:value="0.0187826747" calcext:value-type="float">
            <text:p>0.0187826747</text:p>
          </table:table-cell>
          <table:table-cell office:value-type="float" office:value="-0.115568323" calcext:value-type="float">
            <text:p>-0.115568323</text:p>
          </table:table-cell>
          <table:table-cell office:value-type="float" office:value="-0.1617885467" calcext:value-type="float">
            <text:p>-0.1617885467</text:p>
          </table:table-cell>
          <table:table-cell office:value-type="float" office:value="0.0409445127" calcext:value-type="float">
            <text:p>0.0409445127</text:p>
          </table:table-cell>
          <table:table-cell office:value-type="float" office:value="0.0572383192" calcext:value-type="float">
            <text:p>0.0572383192</text:p>
          </table:table-cell>
          <table:table-cell office:value-type="float" office:value="-0.076052187" calcext:value-type="float">
            <text:p>-0.076052187</text:p>
          </table:table-cell>
          <table:table-cell office:value-type="float" office:value="-0.017330734" calcext:value-type="float">
            <text:p>-0.017330734</text:p>
          </table:table-cell>
          <table:table-cell office:value-type="float" office:value="-0.006944806" calcext:value-type="float">
            <text:p>-0.006944806</text:p>
          </table:table-cell>
          <table:table-cell office:value-type="float" office:value="0.0424655203" calcext:value-type="float">
            <text:p>0.0424655203</text:p>
          </table:table-cell>
          <table:table-cell office:value-type="float" office:value="-0.1266078122" calcext:value-type="float">
            <text:p>-0.1266078122</text:p>
          </table:table-cell>
          <table:table-cell office:value-type="float" office:value="0.0824741449" calcext:value-type="float">
            <text:p>0.0824741449</text:p>
          </table:table-cell>
          <table:table-cell office:value-type="float" office:value="0.0156928774" calcext:value-type="float">
            <text:p>0.0156928774</text:p>
          </table:table-cell>
          <table:table-cell office:value-type="float" office:value="-0.0994453868" calcext:value-type="float">
            <text:p>-0.0994453868</text:p>
          </table:table-cell>
          <table:table-cell office:value-type="float" office:value="0.0711824478" calcext:value-type="float">
            <text:p>0.0711824478</text:p>
          </table:table-cell>
          <table:table-cell office:value-type="float" office:value="-0.1069995274" calcext:value-type="float">
            <text:p>-0.1069995274</text:p>
          </table:table-cell>
          <table:table-cell office:value-type="float" office:value="-0.0049337313" calcext:value-type="float">
            <text:p>-0.0049337313</text:p>
          </table:table-cell>
          <table:table-cell office:value-type="float" office:value="0.1530626392" calcext:value-type="float">
            <text:p>0.1530626392</text:p>
          </table:table-cell>
          <table:table-cell office:value-type="float" office:value="0.022566337" calcext:value-type="float">
            <text:p>0.022566337</text:p>
          </table:table-cell>
          <table:table-cell office:value-type="float" office:value="-0.0630279629" calcext:value-type="float">
            <text:p>-0.0630279629</text:p>
          </table:table-cell>
          <table:table-cell office:value-type="float" office:value="0.074046064" calcext:value-type="float">
            <text:p>0.074046064</text:p>
          </table:table-cell>
          <table:table-cell office:value-type="float" office:value="0.0546899222" calcext:value-type="float">
            <text:p>0.0546899222</text:p>
          </table:table-cell>
          <table:table-cell office:value-type="float" office:value="-0.1407380545" calcext:value-type="float">
            <text:p>-0.1407380545</text:p>
          </table:table-cell>
          <table:table-cell office:value-type="float" office:value="-0.0446802818" calcext:value-type="float">
            <text:p>-0.0446802818</text:p>
          </table:table-cell>
          <table:table-cell office:value-type="float" office:value="-0.016648673" calcext:value-type="float">
            <text:p>-0.016648673</text:p>
          </table:table-cell>
          <table:table-cell office:value-type="float" office:value="-0.0663934806" calcext:value-type="float">
            <text:p>-0.0663934806</text:p>
          </table:table-cell>
          <table:table-cell office:value-type="float" office:value="-0.0935403458" calcext:value-type="float">
            <text:p>-0.0935403458</text:p>
          </table:table-cell>
          <table:table-cell office:value-type="float" office:value="0.0533492376" calcext:value-type="float">
            <text:p>0.0533492376</text:p>
          </table:table-cell>
          <table:table-cell office:value-type="float" office:value="-0.0076500942" calcext:value-type="float">
            <text:p>-0.0076500942</text:p>
          </table:table-cell>
          <table:table-cell office:value-type="float" office:value="0.1267811596" calcext:value-type="float">
            <text:p>0.1267811596</text:p>
          </table:table-cell>
          <table:table-cell office:value-type="float" office:value="-0.0573839044" calcext:value-type="float">
            <text:p>-0.0573839044</text:p>
          </table:table-cell>
          <table:table-cell office:value-type="float" office:value="0.0168115265" calcext:value-type="float">
            <text:p>0.0168115265</text:p>
          </table:table-cell>
          <table:table-cell office:value-type="float" office:value="-0.0961578708" calcext:value-type="float">
            <text:p>-0.0961578708</text:p>
          </table:table-cell>
          <table:table-cell office:value-type="float" office:value="0.013424555" calcext:value-type="float">
            <text:p>0.013424555</text:p>
          </table:table-cell>
          <table:table-cell office:value-type="float" office:value="-0.1199797426" calcext:value-type="float">
            <text:p>-0.1199797426</text:p>
          </table:table-cell>
          <table:table-cell office:value-type="float" office:value="0.0478047244" calcext:value-type="float">
            <text:p>0.0478047244</text:p>
          </table:table-cell>
          <table:table-cell office:value-type="float" office:value="0.0059653381" calcext:value-type="float">
            <text:p>0.0059653381</text:p>
          </table:table-cell>
          <table:table-cell office:value-type="float" office:value="0.0950775801" calcext:value-type="float">
            <text:p>0.0950775801</text:p>
          </table:table-cell>
          <table:table-cell office:value-type="float" office:value="-0.0472032556" calcext:value-type="float">
            <text:p>-0.0472032556</text:p>
          </table:table-cell>
          <table:table-cell office:value-type="float" office:value="0.1027447885" calcext:value-type="float">
            <text:p>0.1027447885</text:p>
          </table:table-cell>
          <table:table-cell office:value-type="float" office:value="0.0005216622" calcext:value-type="float">
            <text:p>0.0005216622</text:p>
          </table:table-cell>
          <table:table-cell office:value-type="float" office:value="-0.0621319321" calcext:value-type="float">
            <text:p>-0.0621319321</text:p>
          </table:table-cell>
          <table:table-cell office:value-type="float" office:value="-0.0099731132" calcext:value-type="float">
            <text:p>-0.0099731132</text:p>
          </table:table-cell>
          <table:table-cell office:value-type="float" office:value="-0.0141098699" calcext:value-type="float">
            <text:p>-0.0141098699</text:p>
          </table:table-cell>
          <table:table-cell office:value-type="float" office:value="-0.0309402296" calcext:value-type="float">
            <text:p>-0.0309402296</text:p>
          </table:table-cell>
          <table:table-cell office:value-type="float" office:value="0.1804764951" calcext:value-type="float">
            <text:p>0.1804764951</text:p>
          </table:table-cell>
          <table:table-cell office:value-type="float" office:value="0.0154794514" calcext:value-type="float">
            <text:p>0.0154794514</text:p>
          </table:table-cell>
          <table:table-cell office:value-type="float" office:value="-0.0708011607" calcext:value-type="float">
            <text:p>-0.0708011607</text:p>
          </table:table-cell>
          <table:table-cell office:value-type="float" office:value="-0.0015717651" calcext:value-type="float">
            <text:p>-0.0015717651</text:p>
          </table:table-cell>
          <table:table-cell office:value-type="float" office:value="-0.2017192978" calcext:value-type="float">
            <text:p>-0.2017192978</text:p>
          </table:table-cell>
          <table:table-cell office:value-type="float" office:value="-0.011779699" calcext:value-type="float">
            <text:p>-0.011779699</text:p>
          </table:table-cell>
          <table:table-cell office:value-type="float" office:value="-0.0340847511" calcext:value-type="float">
            <text:p>-0.0340847511</text:p>
          </table:table-cell>
          <table:table-cell office:value-type="float" office:value="0.0428769102" calcext:value-type="float">
            <text:p>0.0428769102</text:p>
          </table:table-cell>
          <table:table-cell office:value-type="float" office:value="-0.0161484063" calcext:value-type="float">
            <text:p>-0.0161484063</text:p>
          </table:table-cell>
        </table:table-row>
        <table:table-row table:style-name="ro1">
          <table:table-cell office:value-type="float" office:value="-0.0341867737" calcext:value-type="float">
            <text:p>-0.0341867737</text:p>
          </table:table-cell>
          <table:table-cell office:value-type="float" office:value="0.1243201694" calcext:value-type="float">
            <text:p>0.1243201694</text:p>
          </table:table-cell>
          <table:table-cell office:value-type="float" office:value="0.0017005429" calcext:value-type="float">
            <text:p>0.0017005429</text:p>
          </table:table-cell>
          <table:table-cell office:value-type="float" office:value="-0.0675138969" calcext:value-type="float">
            <text:p>-0.0675138969</text:p>
          </table:table-cell>
          <table:table-cell office:value-type="float" office:value="0.1148633207" calcext:value-type="float">
            <text:p>0.1148633207</text:p>
          </table:table-cell>
          <table:table-cell office:value-type="float" office:value="0.1347681221" calcext:value-type="float">
            <text:p>0.1347681221</text:p>
          </table:table-cell>
          <table:table-cell office:value-type="float" office:value="0.0409547424" calcext:value-type="float">
            <text:p>0.0409547424</text:p>
          </table:table-cell>
          <table:table-cell office:value-type="float" office:value="0.0447426018" calcext:value-type="float">
            <text:p>0.0447426018</text:p>
          </table:table-cell>
          <table:table-cell office:value-type="float" office:value="0.0559208789" calcext:value-type="float">
            <text:p>0.0559208789</text:p>
          </table:table-cell>
          <table:table-cell office:value-type="float" office:value="-0.0660649204" calcext:value-type="float">
            <text:p>-0.0660649204</text:p>
          </table:table-cell>
          <table:table-cell office:value-type="float" office:value="-0.2318068538" calcext:value-type="float">
            <text:p>-0.2318068538</text:p>
          </table:table-cell>
          <table:table-cell office:value-type="float" office:value="-0.1411366267" calcext:value-type="float">
            <text:p>-0.1411366267</text:p>
          </table:table-cell>
          <table:table-cell office:value-type="float" office:value="0.0990570839" calcext:value-type="float">
            <text:p>0.0990570839</text:p>
          </table:table-cell>
          <table:table-cell office:value-type="float" office:value="0.0252096811" calcext:value-type="float">
            <text:p>0.0252096811</text:p>
          </table:table-cell>
          <table:table-cell office:value-type="float" office:value="0.1265272471" calcext:value-type="float">
            <text:p>0.1265272471</text:p>
          </table:table-cell>
          <table:table-cell office:value-type="float" office:value="-0.0729464627" calcext:value-type="float">
            <text:p>-0.0729464627</text:p>
          </table:table-cell>
          <table:table-cell office:value-type="float" office:value="0.075227529" calcext:value-type="float">
            <text:p>0.075227529</text:p>
          </table:table-cell>
          <table:table-cell office:value-type="float" office:value="1" calcext:value-type="float">
            <text:p>1</text:p>
          </table:table-cell>
          <table:table-cell office:value-type="float" office:value="0.0803095261" calcext:value-type="float">
            <text:p>0.0803095261</text:p>
          </table:table-cell>
          <table:table-cell office:value-type="float" office:value="0.0657543181" calcext:value-type="float">
            <text:p>0.0657543181</text:p>
          </table:table-cell>
          <table:table-cell office:value-type="float" office:value="-0.1476454798" calcext:value-type="float">
            <text:p>-0.1476454798</text:p>
          </table:table-cell>
          <table:table-cell office:value-type="float" office:value="0.0002787169" calcext:value-type="float">
            <text:p>0.0002787169</text:p>
          </table:table-cell>
          <table:table-cell office:value-type="float" office:value="0.0645527756" calcext:value-type="float">
            <text:p>0.0645527756</text:p>
          </table:table-cell>
          <table:table-cell office:value-type="float" office:value="0.0491195637" calcext:value-type="float">
            <text:p>0.0491195637</text:p>
          </table:table-cell>
          <table:table-cell office:value-type="float" office:value="0.1063095828" calcext:value-type="float">
            <text:p>0.1063095828</text:p>
          </table:table-cell>
          <table:table-cell office:value-type="float" office:value="0.1764956601" calcext:value-type="float">
            <text:p>0.1764956601</text:p>
          </table:table-cell>
          <table:table-cell office:value-type="float" office:value="0.0670969751" calcext:value-type="float">
            <text:p>0.0670969751</text:p>
          </table:table-cell>
          <table:table-cell office:value-type="float" office:value="-0.0436976058" calcext:value-type="float">
            <text:p>-0.0436976058</text:p>
          </table:table-cell>
          <table:table-cell office:value-type="float" office:value="-0.0378703018" calcext:value-type="float">
            <text:p>-0.0378703018</text:p>
          </table:table-cell>
          <table:table-cell office:value-type="float" office:value="-0.0190633552" calcext:value-type="float">
            <text:p>-0.0190633552</text:p>
          </table:table-cell>
          <table:table-cell office:value-type="float" office:value="0.1430314762" calcext:value-type="float">
            <text:p>0.1430314762</text:p>
          </table:table-cell>
          <table:table-cell office:value-type="float" office:value="0.0884314542" calcext:value-type="float">
            <text:p>0.0884314542</text:p>
          </table:table-cell>
          <table:table-cell office:value-type="float" office:value="0.0464516329" calcext:value-type="float">
            <text:p>0.0464516329</text:p>
          </table:table-cell>
          <table:table-cell office:value-type="float" office:value="-0.2848724231" calcext:value-type="float">
            <text:p>-0.2848724231</text:p>
          </table:table-cell>
          <table:table-cell office:value-type="float" office:value="0.0391961727" calcext:value-type="float">
            <text:p>0.0391961727</text:p>
          </table:table-cell>
          <table:table-cell office:value-type="float" office:value="-0.0867571098" calcext:value-type="float">
            <text:p>-0.0867571098</text:p>
          </table:table-cell>
          <table:table-cell office:value-type="float" office:value="0.0276688541" calcext:value-type="float">
            <text:p>0.0276688541</text:p>
          </table:table-cell>
          <table:table-cell office:value-type="float" office:value="-0.0045119942" calcext:value-type="float">
            <text:p>-0.0045119942</text:p>
          </table:table-cell>
          <table:table-cell office:value-type="float" office:value="-0.1469847806" calcext:value-type="float">
            <text:p>-0.1469847806</text:p>
          </table:table-cell>
          <table:table-cell office:value-type="float" office:value="0.1000658487" calcext:value-type="float">
            <text:p>0.1000658487</text:p>
          </table:table-cell>
          <table:table-cell office:value-type="float" office:value="-0.1640246336" calcext:value-type="float">
            <text:p>-0.1640246336</text:p>
          </table:table-cell>
          <table:table-cell office:value-type="float" office:value="0.1308847285" calcext:value-type="float">
            <text:p>0.1308847285</text:p>
          </table:table-cell>
          <table:table-cell office:value-type="float" office:value="-0.058445658" calcext:value-type="float">
            <text:p>-0.058445658</text:p>
          </table:table-cell>
          <table:table-cell office:value-type="float" office:value="0.1557784543" calcext:value-type="float">
            <text:p>0.1557784543</text:p>
          </table:table-cell>
          <table:table-cell office:value-type="float" office:value="0.0767793504" calcext:value-type="float">
            <text:p>0.0767793504</text:p>
          </table:table-cell>
          <table:table-cell office:value-type="float" office:value="-0.1389765368" calcext:value-type="float">
            <text:p>-0.1389765368</text:p>
          </table:table-cell>
          <table:table-cell office:value-type="float" office:value="-0.091259989" calcext:value-type="float">
            <text:p>-0.091259989</text:p>
          </table:table-cell>
          <table:table-cell office:value-type="float" office:value="-0.0268068629" calcext:value-type="float">
            <text:p>-0.0268068629</text:p>
          </table:table-cell>
          <table:table-cell office:value-type="float" office:value="-0.001486671" calcext:value-type="float">
            <text:p>-0.001486671</text:p>
          </table:table-cell>
          <table:table-cell office:value-type="float" office:value="-0.0280575646" calcext:value-type="float">
            <text:p>-0.0280575646</text:p>
          </table:table-cell>
          <table:table-cell office:value-type="float" office:value="-0.0033395884" calcext:value-type="float">
            <text:p>-0.0033395884</text:p>
          </table:table-cell>
          <table:table-cell office:value-type="float" office:value="-0.0016765457" calcext:value-type="float">
            <text:p>-0.0016765457</text:p>
          </table:table-cell>
          <table:table-cell office:value-type="float" office:value="-0.049117288" calcext:value-type="float">
            <text:p>-0.049117288</text:p>
          </table:table-cell>
          <table:table-cell office:value-type="float" office:value="0.0846957256" calcext:value-type="float">
            <text:p>0.0846957256</text:p>
          </table:table-cell>
          <table:table-cell office:value-type="float" office:value="0.0548961943" calcext:value-type="float">
            <text:p>0.0548961943</text:p>
          </table:table-cell>
          <table:table-cell office:value-type="float" office:value="0.0699172691" calcext:value-type="float">
            <text:p>0.0699172691</text:p>
          </table:table-cell>
          <table:table-cell office:value-type="float" office:value="0.0144595356" calcext:value-type="float">
            <text:p>0.0144595356</text:p>
          </table:table-cell>
          <table:table-cell office:value-type="float" office:value="0.106010047" calcext:value-type="float">
            <text:p>0.106010047</text:p>
          </table:table-cell>
          <table:table-cell office:value-type="float" office:value="-0.0096830902" calcext:value-type="float">
            <text:p>-0.0096830902</text:p>
          </table:table-cell>
          <table:table-cell office:value-type="float" office:value="0.11840877" calcext:value-type="float">
            <text:p>0.11840877</text:p>
          </table:table-cell>
          <table:table-cell office:value-type="float" office:value="0.0630347504" calcext:value-type="float">
            <text:p>0.0630347504</text:p>
          </table:table-cell>
          <table:table-cell office:value-type="float" office:value="-0.0158363791" calcext:value-type="float">
            <text:p>-0.0158363791</text:p>
          </table:table-cell>
          <table:table-cell office:value-type="float" office:value="-0.0060982689" calcext:value-type="float">
            <text:p>-0.0060982689</text:p>
          </table:table-cell>
          <table:table-cell office:value-type="float" office:value="-0.1131722109" calcext:value-type="float">
            <text:p>-0.1131722109</text:p>
          </table:table-cell>
          <table:table-cell office:value-type="float" office:value="0.0408240545" calcext:value-type="float">
            <text:p>0.0408240545</text:p>
          </table:table-cell>
          <table:table-cell office:value-type="float" office:value="0.0540905753" calcext:value-type="float">
            <text:p>0.0540905753</text:p>
          </table:table-cell>
          <table:table-cell office:value-type="float" office:value="-0.1831764781" calcext:value-type="float">
            <text:p>-0.1831764781</text:p>
          </table:table-cell>
          <table:table-cell office:value-type="float" office:value="0.0176322848" calcext:value-type="float">
            <text:p>0.0176322848</text:p>
          </table:table-cell>
          <table:table-cell office:value-type="float" office:value="0.0522482977" calcext:value-type="float">
            <text:p>0.0522482977</text:p>
          </table:table-cell>
          <table:table-cell office:value-type="float" office:value="0.0117585068" calcext:value-type="float">
            <text:p>0.0117585068</text:p>
          </table:table-cell>
          <table:table-cell office:value-type="float" office:value="0.0865329052" calcext:value-type="float">
            <text:p>0.0865329052</text:p>
          </table:table-cell>
          <table:table-cell office:value-type="float" office:value="0.0161741918" calcext:value-type="float">
            <text:p>0.0161741918</text:p>
          </table:table-cell>
          <table:table-cell office:value-type="float" office:value="0.0220605561" calcext:value-type="float">
            <text:p>0.0220605561</text:p>
          </table:table-cell>
          <table:table-cell office:value-type="float" office:value="0.0586163341" calcext:value-type="float">
            <text:p>0.0586163341</text:p>
          </table:table-cell>
          <table:table-cell office:value-type="float" office:value="-0.05538554" calcext:value-type="float">
            <text:p>-0.05538554</text:p>
          </table:table-cell>
          <table:table-cell office:value-type="float" office:value="0.0694348916" calcext:value-type="float">
            <text:p>0.0694348916</text:p>
          </table:table-cell>
          <table:table-cell office:value-type="float" office:value="-0.0085813241" calcext:value-type="float">
            <text:p>-0.0085813241</text:p>
          </table:table-cell>
          <table:table-cell office:value-type="float" office:value="0.2047180315" calcext:value-type="float">
            <text:p>0.2047180315</text:p>
          </table:table-cell>
          <table:table-cell office:value-type="float" office:value="0.2158531883" calcext:value-type="float">
            <text:p>0.2158531883</text:p>
          </table:table-cell>
          <table:table-cell office:value-type="float" office:value="-0.0398801589" calcext:value-type="float">
            <text:p>-0.0398801589</text:p>
          </table:table-cell>
          <table:table-cell office:value-type="float" office:value="0.1428802634" calcext:value-type="float">
            <text:p>0.1428802634</text:p>
          </table:table-cell>
          <table:table-cell office:value-type="float" office:value="0.087240462" calcext:value-type="float">
            <text:p>0.087240462</text:p>
          </table:table-cell>
          <table:table-cell office:value-type="float" office:value="-0.0294151055" calcext:value-type="float">
            <text:p>-0.0294151055</text:p>
          </table:table-cell>
          <table:table-cell office:value-type="float" office:value="0.0568838873" calcext:value-type="float">
            <text:p>0.0568838873</text:p>
          </table:table-cell>
          <table:table-cell office:value-type="float" office:value="0.1220230076" calcext:value-type="float">
            <text:p>0.1220230076</text:p>
          </table:table-cell>
          <table:table-cell office:value-type="float" office:value="0.001107759" calcext:value-type="float">
            <text:p>0.001107759</text:p>
          </table:table-cell>
        </table:table-row>
        <table:table-row table:style-name="ro1">
          <table:table-cell office:value-type="float" office:value="-0.0711251839" calcext:value-type="float">
            <text:p>-0.0711251839</text:p>
          </table:table-cell>
          <table:table-cell office:value-type="float" office:value="-0.1206586103" calcext:value-type="float">
            <text:p>-0.1206586103</text:p>
          </table:table-cell>
          <table:table-cell office:value-type="float" office:value="-0.3282204471" calcext:value-type="float">
            <text:p>-0.3282204471</text:p>
          </table:table-cell>
          <table:table-cell office:value-type="float" office:value="0.1443297121" calcext:value-type="float">
            <text:p>0.1443297121</text:p>
          </table:table-cell>
          <table:table-cell office:value-type="float" office:value="0.2289584246" calcext:value-type="float">
            <text:p>0.2289584246</text:p>
          </table:table-cell>
          <table:table-cell office:value-type="float" office:value="0.1202638911" calcext:value-type="float">
            <text:p>0.1202638911</text:p>
          </table:table-cell>
          <table:table-cell office:value-type="float" office:value="-0.0574290283" calcext:value-type="float">
            <text:p>-0.0574290283</text:p>
          </table:table-cell>
          <table:table-cell office:value-type="float" office:value="-0.0386124747" calcext:value-type="float">
            <text:p>-0.0386124747</text:p>
          </table:table-cell>
          <table:table-cell office:value-type="float" office:value="-0.1611077978" calcext:value-type="float">
            <text:p>-0.1611077978</text:p>
          </table:table-cell>
          <table:table-cell office:value-type="float" office:value="-0.060611579" calcext:value-type="float">
            <text:p>-0.060611579</text:p>
          </table:table-cell>
          <table:table-cell office:value-type="float" office:value="-0.0104443783" calcext:value-type="float">
            <text:p>-0.0104443783</text:p>
          </table:table-cell>
          <table:table-cell office:value-type="float" office:value="-0.0152386005" calcext:value-type="float">
            <text:p>-0.0152386005</text:p>
          </table:table-cell>
          <table:table-cell office:value-type="float" office:value="0.2325910849" calcext:value-type="float">
            <text:p>0.2325910849</text:p>
          </table:table-cell>
          <table:table-cell office:value-type="float" office:value="-0.1243908293" calcext:value-type="float">
            <text:p>-0.1243908293</text:p>
          </table:table-cell>
          <table:table-cell office:value-type="float" office:value="-0.0774802198" calcext:value-type="float">
            <text:p>-0.0774802198</text:p>
          </table:table-cell>
          <table:table-cell office:value-type="float" office:value="0.1364655625" calcext:value-type="float">
            <text:p>0.1364655625</text:p>
          </table:table-cell>
          <table:table-cell office:value-type="float" office:value="0.186264546" calcext:value-type="float">
            <text:p>0.186264546</text:p>
          </table:table-cell>
          <table:table-cell office:value-type="float" office:value="0.0803095261" calcext:value-type="float">
            <text:p>0.0803095261</text:p>
          </table:table-cell>
          <table:table-cell office:value-type="float" office:value="1" calcext:value-type="float">
            <text:p>1</text:p>
          </table:table-cell>
          <table:table-cell office:value-type="float" office:value="-0.2156230998" calcext:value-type="float">
            <text:p>-0.2156230998</text:p>
          </table:table-cell>
          <table:table-cell office:value-type="float" office:value="-0.1489482778" calcext:value-type="float">
            <text:p>-0.1489482778</text:p>
          </table:table-cell>
          <table:table-cell office:value-type="float" office:value="-0.1757711562" calcext:value-type="float">
            <text:p>-0.1757711562</text:p>
          </table:table-cell>
          <table:table-cell office:value-type="float" office:value="0.0120302899" calcext:value-type="float">
            <text:p>0.0120302899</text:p>
          </table:table-cell>
          <table:table-cell office:value-type="float" office:value="-0.1750612474" calcext:value-type="float">
            <text:p>-0.1750612474</text:p>
          </table:table-cell>
          <table:table-cell office:value-type="float" office:value="-0.0460721919" calcext:value-type="float">
            <text:p>-0.0460721919</text:p>
          </table:table-cell>
          <table:table-cell office:value-type="float" office:value="0.2236881333" calcext:value-type="float">
            <text:p>0.2236881333</text:p>
          </table:table-cell>
          <table:table-cell office:value-type="float" office:value="-0.0523126405" calcext:value-type="float">
            <text:p>-0.0523126405</text:p>
          </table:table-cell>
          <table:table-cell office:value-type="float" office:value="-0.000835132" calcext:value-type="float">
            <text:p>-0.000835132</text:p>
          </table:table-cell>
          <table:table-cell office:value-type="float" office:value="0.0746512215" calcext:value-type="float">
            <text:p>0.0746512215</text:p>
          </table:table-cell>
          <table:table-cell office:value-type="float" office:value="0.0047437821" calcext:value-type="float">
            <text:p>0.0047437821</text:p>
          </table:table-cell>
          <table:table-cell office:value-type="float" office:value="0.1330853911" calcext:value-type="float">
            <text:p>0.1330853911</text:p>
          </table:table-cell>
          <table:table-cell office:value-type="float" office:value="-0.0047631407" calcext:value-type="float">
            <text:p>-0.0047631407</text:p>
          </table:table-cell>
          <table:table-cell office:value-type="float" office:value="-0.0796073333" calcext:value-type="float">
            <text:p>-0.0796073333</text:p>
          </table:table-cell>
          <table:table-cell office:value-type="float" office:value="-0.342060983" calcext:value-type="float">
            <text:p>-0.342060983</text:p>
          </table:table-cell>
          <table:table-cell office:value-type="float" office:value="-0.0583765764" calcext:value-type="float">
            <text:p>-0.0583765764</text:p>
          </table:table-cell>
          <table:table-cell office:value-type="float" office:value="-0.1578080707" calcext:value-type="float">
            <text:p>-0.1578080707</text:p>
          </table:table-cell>
          <table:table-cell office:value-type="float" office:value="-0.2482048751" calcext:value-type="float">
            <text:p>-0.2482048751</text:p>
          </table:table-cell>
          <table:table-cell office:value-type="float" office:value="0.1276977793" calcext:value-type="float">
            <text:p>0.1276977793</text:p>
          </table:table-cell>
          <table:table-cell office:value-type="float" office:value="0.0129660657" calcext:value-type="float">
            <text:p>0.0129660657</text:p>
          </table:table-cell>
          <table:table-cell office:value-type="float" office:value="-0.112856447" calcext:value-type="float">
            <text:p>-0.112856447</text:p>
          </table:table-cell>
          <table:table-cell office:value-type="float" office:value="-0.1740860976" calcext:value-type="float">
            <text:p>-0.1740860976</text:p>
          </table:table-cell>
          <table:table-cell office:value-type="float" office:value="0.1025988195" calcext:value-type="float">
            <text:p>0.1025988195</text:p>
          </table:table-cell>
          <table:table-cell office:value-type="float" office:value="-0.2129391095" calcext:value-type="float">
            <text:p>-0.2129391095</text:p>
          </table:table-cell>
          <table:table-cell office:value-type="float" office:value="0.1300596355" calcext:value-type="float">
            <text:p>0.1300596355</text:p>
          </table:table-cell>
          <table:table-cell office:value-type="float" office:value="0.1723378376" calcext:value-type="float">
            <text:p>0.1723378376</text:p>
          </table:table-cell>
          <table:table-cell office:value-type="float" office:value="-0.2327213407" calcext:value-type="float">
            <text:p>-0.2327213407</text:p>
          </table:table-cell>
          <table:table-cell office:value-type="float" office:value="0.0975942424" calcext:value-type="float">
            <text:p>0.0975942424</text:p>
          </table:table-cell>
          <table:table-cell office:value-type="float" office:value="0.0043106448" calcext:value-type="float">
            <text:p>0.0043106448</text:p>
          </table:table-cell>
          <table:table-cell office:value-type="float" office:value="-0.13270711" calcext:value-type="float">
            <text:p>-0.13270711</text:p>
          </table:table-cell>
          <table:table-cell office:value-type="float" office:value="0.0630433064" calcext:value-type="float">
            <text:p>0.0630433064</text:p>
          </table:table-cell>
          <table:table-cell office:value-type="float" office:value="0.0754016958" calcext:value-type="float">
            <text:p>0.0754016958</text:p>
          </table:table-cell>
          <table:table-cell office:value-type="float" office:value="-0.1972954058" calcext:value-type="float">
            <text:p>-0.1972954058</text:p>
          </table:table-cell>
          <table:table-cell office:value-type="float" office:value="-0.1073708906" calcext:value-type="float">
            <text:p>-0.1073708906</text:p>
          </table:table-cell>
          <table:table-cell office:value-type="float" office:value="-0.0402113998" calcext:value-type="float">
            <text:p>-0.0402113998</text:p>
          </table:table-cell>
          <table:table-cell office:value-type="float" office:value="-0.1455444796" calcext:value-type="float">
            <text:p>-0.1455444796</text:p>
          </table:table-cell>
          <table:table-cell office:value-type="float" office:value="0.0945025227" calcext:value-type="float">
            <text:p>0.0945025227</text:p>
          </table:table-cell>
          <table:table-cell office:value-type="float" office:value="0.1074762427" calcext:value-type="float">
            <text:p>0.1074762427</text:p>
          </table:table-cell>
          <table:table-cell office:value-type="float" office:value="0.1619222898" calcext:value-type="float">
            <text:p>0.1619222898</text:p>
          </table:table-cell>
          <table:table-cell office:value-type="float" office:value="0.1003148007" calcext:value-type="float">
            <text:p>0.1003148007</text:p>
          </table:table-cell>
          <table:table-cell office:value-type="float" office:value="-0.1765066168" calcext:value-type="float">
            <text:p>-0.1765066168</text:p>
          </table:table-cell>
          <table:table-cell office:value-type="float" office:value="0.046291832" calcext:value-type="float">
            <text:p>0.046291832</text:p>
          </table:table-cell>
          <table:table-cell office:value-type="float" office:value="-0.0319492776" calcext:value-type="float">
            <text:p>-0.0319492776</text:p>
          </table:table-cell>
          <table:table-cell office:value-type="float" office:value="-0.0040771034" calcext:value-type="float">
            <text:p>-0.0040771034</text:p>
          </table:table-cell>
          <table:table-cell office:value-type="float" office:value="-0.0300629917" calcext:value-type="float">
            <text:p>-0.0300629917</text:p>
          </table:table-cell>
          <table:table-cell office:value-type="float" office:value="-0.2313512761" calcext:value-type="float">
            <text:p>-0.2313512761</text:p>
          </table:table-cell>
          <table:table-cell office:value-type="float" office:value="-0.1169079985" calcext:value-type="float">
            <text:p>-0.1169079985</text:p>
          </table:table-cell>
          <table:table-cell office:value-type="float" office:value="-0.0855780016" calcext:value-type="float">
            <text:p>-0.0855780016</text:p>
          </table:table-cell>
          <table:table-cell office:value-type="float" office:value="-0.0145474754" calcext:value-type="float">
            <text:p>-0.0145474754</text:p>
          </table:table-cell>
          <table:table-cell office:value-type="float" office:value="-0.1174008614" calcext:value-type="float">
            <text:p>-0.1174008614</text:p>
          </table:table-cell>
          <table:table-cell office:value-type="float" office:value="0.0386389559" calcext:value-type="float">
            <text:p>0.0386389559</text:p>
          </table:table-cell>
          <table:table-cell office:value-type="float" office:value="0.0364844369" calcext:value-type="float">
            <text:p>0.0364844369</text:p>
          </table:table-cell>
          <table:table-cell office:value-type="float" office:value="0.303174935" calcext:value-type="float">
            <text:p>0.303174935</text:p>
          </table:table-cell>
          <table:table-cell office:value-type="float" office:value="-0.2490848938" calcext:value-type="float">
            <text:p>-0.2490848938</text:p>
          </table:table-cell>
          <table:table-cell office:value-type="float" office:value="0.2842928087" calcext:value-type="float">
            <text:p>0.2842928087</text:p>
          </table:table-cell>
          <table:table-cell office:value-type="float" office:value="-0.1701149655" calcext:value-type="float">
            <text:p>-0.1701149655</text:p>
          </table:table-cell>
          <table:table-cell office:value-type="float" office:value="-0.2841587732" calcext:value-type="float">
            <text:p>-0.2841587732</text:p>
          </table:table-cell>
          <table:table-cell office:value-type="float" office:value="-0.0577474596" calcext:value-type="float">
            <text:p>-0.0577474596</text:p>
          </table:table-cell>
          <table:table-cell office:value-type="float" office:value="0.0882591362" calcext:value-type="float">
            <text:p>0.0882591362</text:p>
          </table:table-cell>
          <table:table-cell office:value-type="float" office:value="0.1202626193" calcext:value-type="float">
            <text:p>0.1202626193</text:p>
          </table:table-cell>
          <table:table-cell office:value-type="float" office:value="-0.2365365965" calcext:value-type="float">
            <text:p>-0.2365365965</text:p>
          </table:table-cell>
          <table:table-cell office:value-type="float" office:value="-0.0983496765" calcext:value-type="float">
            <text:p>-0.0983496765</text:p>
          </table:table-cell>
          <table:table-cell office:value-type="float" office:value="0.057693112" calcext:value-type="float">
            <text:p>0.057693112</text:p>
          </table:table-cell>
          <table:table-cell office:value-type="float" office:value="-0.0608086467" calcext:value-type="float">
            <text:p>-0.0608086467</text:p>
          </table:table-cell>
          <table:table-cell office:value-type="float" office:value="0.1194671461" calcext:value-type="float">
            <text:p>0.1194671461</text:p>
          </table:table-cell>
          <table:table-cell office:value-type="float" office:value="-0.0609582301" calcext:value-type="float">
            <text:p>-0.0609582301</text:p>
          </table:table-cell>
          <table:table-cell office:value-type="float" office:value="-0.2620875917" calcext:value-type="float">
            <text:p>-0.2620875917</text:p>
          </table:table-cell>
        </table:table-row>
        <table:table-row table:style-name="ro1">
          <table:table-cell office:value-type="float" office:value="-0.0176851223" calcext:value-type="float">
            <text:p>-0.0176851223</text:p>
          </table:table-cell>
          <table:table-cell office:value-type="float" office:value="0.1124779665" calcext:value-type="float">
            <text:p>0.1124779665</text:p>
          </table:table-cell>
          <table:table-cell office:value-type="float" office:value="0.2530934476" calcext:value-type="float">
            <text:p>0.2530934476</text:p>
          </table:table-cell>
          <table:table-cell office:value-type="float" office:value="-0.0253533551" calcext:value-type="float">
            <text:p>-0.0253533551</text:p>
          </table:table-cell>
          <table:table-cell office:value-type="float" office:value="-0.1420175707" calcext:value-type="float">
            <text:p>-0.1420175707</text:p>
          </table:table-cell>
          <table:table-cell office:value-type="float" office:value="0.075864837" calcext:value-type="float">
            <text:p>0.075864837</text:p>
          </table:table-cell>
          <table:table-cell office:value-type="float" office:value="0.3234885989" calcext:value-type="float">
            <text:p>0.3234885989</text:p>
          </table:table-cell>
          <table:table-cell office:value-type="float" office:value="0.1674922853" calcext:value-type="float">
            <text:p>0.1674922853</text:p>
          </table:table-cell>
          <table:table-cell office:value-type="float" office:value="0.1518417658" calcext:value-type="float">
            <text:p>0.1518417658</text:p>
          </table:table-cell>
          <table:table-cell office:value-type="float" office:value="0.040027134" calcext:value-type="float">
            <text:p>0.040027134</text:p>
          </table:table-cell>
          <table:table-cell office:value-type="float" office:value="0.1534071787" calcext:value-type="float">
            <text:p>0.1534071787</text:p>
          </table:table-cell>
          <table:table-cell office:value-type="float" office:value="-0.0235459855" calcext:value-type="float">
            <text:p>-0.0235459855</text:p>
          </table:table-cell>
          <table:table-cell office:value-type="float" office:value="0.0137256569" calcext:value-type="float">
            <text:p>0.0137256569</text:p>
          </table:table-cell>
          <table:table-cell office:value-type="float" office:value="0.1782667846" calcext:value-type="float">
            <text:p>0.1782667846</text:p>
          </table:table-cell>
          <table:table-cell office:value-type="float" office:value="0.1110324386" calcext:value-type="float">
            <text:p>0.1110324386</text:p>
          </table:table-cell>
          <table:table-cell office:value-type="float" office:value="-0.128529401" calcext:value-type="float">
            <text:p>-0.128529401</text:p>
          </table:table-cell>
          <table:table-cell office:value-type="float" office:value="-0.1460750093" calcext:value-type="float">
            <text:p>-0.1460750093</text:p>
          </table:table-cell>
          <table:table-cell office:value-type="float" office:value="0.0657543181" calcext:value-type="float">
            <text:p>0.0657543181</text:p>
          </table:table-cell>
          <table:table-cell office:value-type="float" office:value="-0.2156230998" calcext:value-type="float">
            <text:p>-0.2156230998</text:p>
          </table:table-cell>
          <table:table-cell office:value-type="float" office:value="1" calcext:value-type="float">
            <text:p>1</text:p>
          </table:table-cell>
          <table:table-cell office:value-type="float" office:value="0.1253049351" calcext:value-type="float">
            <text:p>0.1253049351</text:p>
          </table:table-cell>
          <table:table-cell office:value-type="float" office:value="0.3579984783" calcext:value-type="float">
            <text:p>0.3579984783</text:p>
          </table:table-cell>
          <table:table-cell office:value-type="float" office:value="0.0610186532" calcext:value-type="float">
            <text:p>0.0610186532</text:p>
          </table:table-cell>
          <table:table-cell office:value-type="float" office:value="0.088778825" calcext:value-type="float">
            <text:p>0.088778825</text:p>
          </table:table-cell>
          <table:table-cell office:value-type="float" office:value="0.149684301" calcext:value-type="float">
            <text:p>0.149684301</text:p>
          </table:table-cell>
          <table:table-cell office:value-type="float" office:value="-0.0513259403" calcext:value-type="float">
            <text:p>-0.0513259403</text:p>
          </table:table-cell>
          <table:table-cell office:value-type="float" office:value="0.2012457261" calcext:value-type="float">
            <text:p>0.2012457261</text:p>
          </table:table-cell>
          <table:table-cell office:value-type="float" office:value="0.1748114546" calcext:value-type="float">
            <text:p>0.1748114546</text:p>
          </table:table-cell>
          <table:table-cell office:value-type="float" office:value="0.1355505576" calcext:value-type="float">
            <text:p>0.1355505576</text:p>
          </table:table-cell>
          <table:table-cell office:value-type="float" office:value="-0.0141951905" calcext:value-type="float">
            <text:p>-0.0141951905</text:p>
          </table:table-cell>
          <table:table-cell office:value-type="float" office:value="0.0161709263" calcext:value-type="float">
            <text:p>0.0161709263</text:p>
          </table:table-cell>
          <table:table-cell office:value-type="float" office:value="-0.0837351336" calcext:value-type="float">
            <text:p>-0.0837351336</text:p>
          </table:table-cell>
          <table:table-cell office:value-type="float" office:value="0.2827338995" calcext:value-type="float">
            <text:p>0.2827338995</text:p>
          </table:table-cell>
          <table:table-cell office:value-type="float" office:value="0.1115368237" calcext:value-type="float">
            <text:p>0.1115368237</text:p>
          </table:table-cell>
          <table:table-cell office:value-type="float" office:value="0.1611114064" calcext:value-type="float">
            <text:p>0.1611114064</text:p>
          </table:table-cell>
          <table:table-cell office:value-type="float" office:value="0.1087057538" calcext:value-type="float">
            <text:p>0.1087057538</text:p>
          </table:table-cell>
          <table:table-cell office:value-type="float" office:value="0.1946416728" calcext:value-type="float">
            <text:p>0.1946416728</text:p>
          </table:table-cell>
          <table:table-cell office:value-type="float" office:value="0.1225525045" calcext:value-type="float">
            <text:p>0.1225525045</text:p>
          </table:table-cell>
          <table:table-cell office:value-type="float" office:value="0.1208687386" calcext:value-type="float">
            <text:p>0.1208687386</text:p>
          </table:table-cell>
          <table:table-cell office:value-type="float" office:value="0.1105277795" calcext:value-type="float">
            <text:p>0.1105277795</text:p>
          </table:table-cell>
          <table:table-cell office:value-type="float" office:value="-0.0339480836" calcext:value-type="float">
            <text:p>-0.0339480836</text:p>
          </table:table-cell>
          <table:table-cell office:value-type="float" office:value="-0.0061762314" calcext:value-type="float">
            <text:p>-0.0061762314</text:p>
          </table:table-cell>
          <table:table-cell office:value-type="float" office:value="0.1794408118" calcext:value-type="float">
            <text:p>0.1794408118</text:p>
          </table:table-cell>
          <table:table-cell office:value-type="float" office:value="0.0792243498" calcext:value-type="float">
            <text:p>0.0792243498</text:p>
          </table:table-cell>
          <table:table-cell office:value-type="float" office:value="0.0044988501" calcext:value-type="float">
            <text:p>0.0044988501</text:p>
          </table:table-cell>
          <table:table-cell office:value-type="float" office:value="0.2621882365" calcext:value-type="float">
            <text:p>0.2621882365</text:p>
          </table:table-cell>
          <table:table-cell office:value-type="float" office:value="-0.0505738299" calcext:value-type="float">
            <text:p>-0.0505738299</text:p>
          </table:table-cell>
          <table:table-cell office:value-type="float" office:value="0.0174859662" calcext:value-type="float">
            <text:p>0.0174859662</text:p>
          </table:table-cell>
          <table:table-cell office:value-type="float" office:value="0.2662160604" calcext:value-type="float">
            <text:p>0.2662160604</text:p>
          </table:table-cell>
          <table:table-cell office:value-type="float" office:value="0.1017925388" calcext:value-type="float">
            <text:p>0.1017925388</text:p>
          </table:table-cell>
          <table:table-cell office:value-type="float" office:value="0.0756264357" calcext:value-type="float">
            <text:p>0.0756264357</text:p>
          </table:table-cell>
          <table:table-cell office:value-type="float" office:value="0.2078994318" calcext:value-type="float">
            <text:p>0.2078994318</text:p>
          </table:table-cell>
          <table:table-cell office:value-type="float" office:value="0.0810598209" calcext:value-type="float">
            <text:p>0.0810598209</text:p>
          </table:table-cell>
          <table:table-cell office:value-type="float" office:value="0.1504019379" calcext:value-type="float">
            <text:p>0.1504019379</text:p>
          </table:table-cell>
          <table:table-cell office:value-type="float" office:value="0.3505744197" calcext:value-type="float">
            <text:p>0.3505744197</text:p>
          </table:table-cell>
          <table:table-cell office:value-type="float" office:value="0.168600271" calcext:value-type="float">
            <text:p>0.168600271</text:p>
          </table:table-cell>
          <table:table-cell office:value-type="float" office:value="-0.0231458297" calcext:value-type="float">
            <text:p>-0.0231458297</text:p>
          </table:table-cell>
          <table:table-cell office:value-type="float" office:value="0.033541912" calcext:value-type="float">
            <text:p>0.033541912</text:p>
          </table:table-cell>
          <table:table-cell office:value-type="float" office:value="-0.0227575466" calcext:value-type="float">
            <text:p>-0.0227575466</text:p>
          </table:table-cell>
          <table:table-cell office:value-type="float" office:value="0.3558305383" calcext:value-type="float">
            <text:p>0.3558305383</text:p>
          </table:table-cell>
          <table:table-cell office:value-type="float" office:value="0.0393405275" calcext:value-type="float">
            <text:p>0.0393405275</text:p>
          </table:table-cell>
          <table:table-cell office:value-type="float" office:value="0.2841570235" calcext:value-type="float">
            <text:p>0.2841570235</text:p>
          </table:table-cell>
          <table:table-cell office:value-type="float" office:value="-0.0180242996" calcext:value-type="float">
            <text:p>-0.0180242996</text:p>
          </table:table-cell>
          <table:table-cell office:value-type="float" office:value="0.0761381464" calcext:value-type="float">
            <text:p>0.0761381464</text:p>
          </table:table-cell>
          <table:table-cell office:value-type="float" office:value="0.1943339576" calcext:value-type="float">
            <text:p>0.1943339576</text:p>
          </table:table-cell>
          <table:table-cell office:value-type="float" office:value="0.3955631976" calcext:value-type="float">
            <text:p>0.3955631976</text:p>
          </table:table-cell>
          <table:table-cell office:value-type="float" office:value="0.0115518219" calcext:value-type="float">
            <text:p>0.0115518219</text:p>
          </table:table-cell>
          <table:table-cell office:value-type="float" office:value="0.091749613" calcext:value-type="float">
            <text:p>0.091749613</text:p>
          </table:table-cell>
          <table:table-cell office:value-type="float" office:value="0.2791856943" calcext:value-type="float">
            <text:p>0.2791856943</text:p>
          </table:table-cell>
          <table:table-cell office:value-type="float" office:value="0.0923521491" calcext:value-type="float">
            <text:p>0.0923521491</text:p>
          </table:table-cell>
          <table:table-cell office:value-type="float" office:value="0.0957018152" calcext:value-type="float">
            <text:p>0.0957018152</text:p>
          </table:table-cell>
          <table:table-cell office:value-type="float" office:value="-0.1315054915" calcext:value-type="float">
            <text:p>-0.1315054915</text:p>
          </table:table-cell>
          <table:table-cell office:value-type="float" office:value="0.2938451697" calcext:value-type="float">
            <text:p>0.2938451697</text:p>
          </table:table-cell>
          <table:table-cell office:value-type="float" office:value="-0.0398694652" calcext:value-type="float">
            <text:p>-0.0398694652</text:p>
          </table:table-cell>
          <table:table-cell office:value-type="float" office:value="-0.1172734676" calcext:value-type="float">
            <text:p>-0.1172734676</text:p>
          </table:table-cell>
          <table:table-cell office:value-type="float" office:value="0.1145193341" calcext:value-type="float">
            <text:p>0.1145193341</text:p>
          </table:table-cell>
          <table:table-cell office:value-type="float" office:value="0.0898198974" calcext:value-type="float">
            <text:p>0.0898198974</text:p>
          </table:table-cell>
          <table:table-cell office:value-type="float" office:value="0.1979320772" calcext:value-type="float">
            <text:p>0.1979320772</text:p>
          </table:table-cell>
          <table:table-cell office:value-type="float" office:value="0.0777289056" calcext:value-type="float">
            <text:p>0.0777289056</text:p>
          </table:table-cell>
          <table:table-cell office:value-type="float" office:value="0.3564024713" calcext:value-type="float">
            <text:p>0.3564024713</text:p>
          </table:table-cell>
          <table:table-cell office:value-type="float" office:value="0.2884137692" calcext:value-type="float">
            <text:p>0.2884137692</text:p>
          </table:table-cell>
          <table:table-cell office:value-type="float" office:value="0.0756787031" calcext:value-type="float">
            <text:p>0.0756787031</text:p>
          </table:table-cell>
          <table:table-cell office:value-type="float" office:value="0.1643379558" calcext:value-type="float">
            <text:p>0.1643379558</text:p>
          </table:table-cell>
          <table:table-cell office:value-type="float" office:value="-0.135306588" calcext:value-type="float">
            <text:p>-0.135306588</text:p>
          </table:table-cell>
          <table:table-cell office:value-type="float" office:value="0.1376002585" calcext:value-type="float">
            <text:p>0.1376002585</text:p>
          </table:table-cell>
          <table:table-cell office:value-type="float" office:value="0.339793399" calcext:value-type="float">
            <text:p>0.339793399</text:p>
          </table:table-cell>
        </table:table-row>
        <table:table-row table:style-name="ro1">
          <table:table-cell office:value-type="float" office:value="0.0865647044" calcext:value-type="float">
            <text:p>0.0865647044</text:p>
          </table:table-cell>
          <table:table-cell office:value-type="float" office:value="-0.0226866725" calcext:value-type="float">
            <text:p>-0.0226866725</text:p>
          </table:table-cell>
          <table:table-cell office:value-type="float" office:value="0.0048788784" calcext:value-type="float">
            <text:p>0.0048788784</text:p>
          </table:table-cell>
          <table:table-cell office:value-type="float" office:value="-0.0872996562" calcext:value-type="float">
            <text:p>-0.0872996562</text:p>
          </table:table-cell>
          <table:table-cell office:value-type="float" office:value="-0.1869847252" calcext:value-type="float">
            <text:p>-0.1869847252</text:p>
          </table:table-cell>
          <table:table-cell office:value-type="float" office:value="-0.031192579" calcext:value-type="float">
            <text:p>-0.031192579</text:p>
          </table:table-cell>
          <table:table-cell office:value-type="float" office:value="0.0208529299" calcext:value-type="float">
            <text:p>0.0208529299</text:p>
          </table:table-cell>
          <table:table-cell office:value-type="float" office:value="-0.024419364" calcext:value-type="float">
            <text:p>-0.024419364</text:p>
          </table:table-cell>
          <table:table-cell office:value-type="float" office:value="-0.1344094829" calcext:value-type="float">
            <text:p>-0.1344094829</text:p>
          </table:table-cell>
          <table:table-cell office:value-type="float" office:value="0.2568703208" calcext:value-type="float">
            <text:p>0.2568703208</text:p>
          </table:table-cell>
          <table:table-cell office:value-type="float" office:value="-0.1141951112" calcext:value-type="float">
            <text:p>-0.1141951112</text:p>
          </table:table-cell>
          <table:table-cell office:value-type="float" office:value="0.0711990407" calcext:value-type="float">
            <text:p>0.0711990407</text:p>
          </table:table-cell>
          <table:table-cell office:value-type="float" office:value="-0.0757170381" calcext:value-type="float">
            <text:p>-0.0757170381</text:p>
          </table:table-cell>
          <table:table-cell office:value-type="float" office:value="-0.0280054064" calcext:value-type="float">
            <text:p>-0.0280054064</text:p>
          </table:table-cell>
          <table:table-cell office:value-type="float" office:value="0.1844802066" calcext:value-type="float">
            <text:p>0.1844802066</text:p>
          </table:table-cell>
          <table:table-cell office:value-type="float" office:value="0.0515800943" calcext:value-type="float">
            <text:p>0.0515800943</text:p>
          </table:table-cell>
          <table:table-cell office:value-type="float" office:value="0.1587779422" calcext:value-type="float">
            <text:p>0.1587779422</text:p>
          </table:table-cell>
          <table:table-cell office:value-type="float" office:value="-0.1476454798" calcext:value-type="float">
            <text:p>-0.1476454798</text:p>
          </table:table-cell>
          <table:table-cell office:value-type="float" office:value="-0.1489482778" calcext:value-type="float">
            <text:p>-0.1489482778</text:p>
          </table:table-cell>
          <table:table-cell office:value-type="float" office:value="0.1253049351" calcext:value-type="float">
            <text:p>0.1253049351</text:p>
          </table:table-cell>
          <table:table-cell office:value-type="float" office:value="1" calcext:value-type="float">
            <text:p>1</text:p>
          </table:table-cell>
          <table:table-cell office:value-type="float" office:value="0.0801332473" calcext:value-type="float">
            <text:p>0.0801332473</text:p>
          </table:table-cell>
          <table:table-cell office:value-type="float" office:value="0.1343338655" calcext:value-type="float">
            <text:p>0.1343338655</text:p>
          </table:table-cell>
          <table:table-cell office:value-type="float" office:value="-0.1039582644" calcext:value-type="float">
            <text:p>-0.1039582644</text:p>
          </table:table-cell>
          <table:table-cell office:value-type="float" office:value="0.0606864658" calcext:value-type="float">
            <text:p>0.0606864658</text:p>
          </table:table-cell>
          <table:table-cell office:value-type="float" office:value="-0.0909617723" calcext:value-type="float">
            <text:p>-0.0909617723</text:p>
          </table:table-cell>
          <table:table-cell office:value-type="float" office:value="-0.0293081194" calcext:value-type="float">
            <text:p>-0.0293081194</text:p>
          </table:table-cell>
          <table:table-cell office:value-type="float" office:value="-0.0800166229" calcext:value-type="float">
            <text:p>-0.0800166229</text:p>
          </table:table-cell>
          <table:table-cell office:value-type="float" office:value="0.0781943581" calcext:value-type="float">
            <text:p>0.0781943581</text:p>
          </table:table-cell>
          <table:table-cell office:value-type="float" office:value="0.0176860794" calcext:value-type="float">
            <text:p>0.0176860794</text:p>
          </table:table-cell>
          <table:table-cell office:value-type="float" office:value="0.0591271404" calcext:value-type="float">
            <text:p>0.0591271404</text:p>
          </table:table-cell>
          <table:table-cell office:value-type="float" office:value="-0.1325086585" calcext:value-type="float">
            <text:p>-0.1325086585</text:p>
          </table:table-cell>
          <table:table-cell office:value-type="float" office:value="0.0582975876" calcext:value-type="float">
            <text:p>0.0582975876</text:p>
          </table:table-cell>
          <table:table-cell office:value-type="float" office:value="0.1370199173" calcext:value-type="float">
            <text:p>0.1370199173</text:p>
          </table:table-cell>
          <table:table-cell office:value-type="float" office:value="-0.0298098068" calcext:value-type="float">
            <text:p>-0.0298098068</text:p>
          </table:table-cell>
          <table:table-cell office:value-type="float" office:value="-0.0629543254" calcext:value-type="float">
            <text:p>-0.0629543254</text:p>
          </table:table-cell>
          <table:table-cell office:value-type="float" office:value="0.0765902841" calcext:value-type="float">
            <text:p>0.0765902841</text:p>
          </table:table-cell>
          <table:table-cell office:value-type="float" office:value="0.0860582695" calcext:value-type="float">
            <text:p>0.0860582695</text:p>
          </table:table-cell>
          <table:table-cell office:value-type="float" office:value="-0.0705032729" calcext:value-type="float">
            <text:p>-0.0705032729</text:p>
          </table:table-cell>
          <table:table-cell office:value-type="float" office:value="-0.0320661982" calcext:value-type="float">
            <text:p>-0.0320661982</text:p>
          </table:table-cell>
          <table:table-cell office:value-type="float" office:value="-0.0151299148" calcext:value-type="float">
            <text:p>-0.0151299148</text:p>
          </table:table-cell>
          <table:table-cell office:value-type="float" office:value="-0.0645575957" calcext:value-type="float">
            <text:p>-0.0645575957</text:p>
          </table:table-cell>
          <table:table-cell office:value-type="float" office:value="0.0199615092" calcext:value-type="float">
            <text:p>0.0199615092</text:p>
          </table:table-cell>
          <table:table-cell office:value-type="float" office:value="0.070399734" calcext:value-type="float">
            <text:p>0.070399734</text:p>
          </table:table-cell>
          <table:table-cell office:value-type="float" office:value="-0.1316079318" calcext:value-type="float">
            <text:p>-0.1316079318</text:p>
          </table:table-cell>
          <table:table-cell office:value-type="float" office:value="0.1475858895" calcext:value-type="float">
            <text:p>0.1475858895</text:p>
          </table:table-cell>
          <table:table-cell office:value-type="float" office:value="0.0814468236" calcext:value-type="float">
            <text:p>0.0814468236</text:p>
          </table:table-cell>
          <table:table-cell office:value-type="float" office:value="0.053863298" calcext:value-type="float">
            <text:p>0.053863298</text:p>
          </table:table-cell>
          <table:table-cell office:value-type="float" office:value="-0.1173778836" calcext:value-type="float">
            <text:p>-0.1173778836</text:p>
          </table:table-cell>
          <table:table-cell office:value-type="float" office:value="-0.0360920589" calcext:value-type="float">
            <text:p>-0.0360920589</text:p>
          </table:table-cell>
          <table:table-cell office:value-type="float" office:value="-0.0899934736" calcext:value-type="float">
            <text:p>-0.0899934736</text:p>
          </table:table-cell>
          <table:table-cell office:value-type="float" office:value="0.2308299824" calcext:value-type="float">
            <text:p>0.2308299824</text:p>
          </table:table-cell>
          <table:table-cell office:value-type="float" office:value="0.1080249789" calcext:value-type="float">
            <text:p>0.1080249789</text:p>
          </table:table-cell>
          <table:table-cell office:value-type="float" office:value="-0.0068344867" calcext:value-type="float">
            <text:p>-0.0068344867</text:p>
          </table:table-cell>
          <table:table-cell office:value-type="float" office:value="-0.0032074763" calcext:value-type="float">
            <text:p>-0.0032074763</text:p>
          </table:table-cell>
          <table:table-cell office:value-type="float" office:value="-0.0364776158" calcext:value-type="float">
            <text:p>-0.0364776158</text:p>
          </table:table-cell>
          <table:table-cell office:value-type="float" office:value="0.0102568697" calcext:value-type="float">
            <text:p>0.0102568697</text:p>
          </table:table-cell>
          <table:table-cell office:value-type="float" office:value="-0.1364845461" calcext:value-type="float">
            <text:p>-0.1364845461</text:p>
          </table:table-cell>
          <table:table-cell office:value-type="float" office:value="0.0282979077" calcext:value-type="float">
            <text:p>0.0282979077</text:p>
          </table:table-cell>
          <table:table-cell office:value-type="float" office:value="0.0608160989" calcext:value-type="float">
            <text:p>0.0608160989</text:p>
          </table:table-cell>
          <table:table-cell office:value-type="float" office:value="-0.0312564163" calcext:value-type="float">
            <text:p>-0.0312564163</text:p>
          </table:table-cell>
          <table:table-cell office:value-type="float" office:value="0.1985794719" calcext:value-type="float">
            <text:p>0.1985794719</text:p>
          </table:table-cell>
          <table:table-cell office:value-type="float" office:value="0.0330603369" calcext:value-type="float">
            <text:p>0.0330603369</text:p>
          </table:table-cell>
          <table:table-cell office:value-type="float" office:value="0.3122437806" calcext:value-type="float">
            <text:p>0.3122437806</text:p>
          </table:table-cell>
          <table:table-cell office:value-type="float" office:value="0.0509968888" calcext:value-type="float">
            <text:p>0.0509968888</text:p>
          </table:table-cell>
          <table:table-cell office:value-type="float" office:value="0.0318492878" calcext:value-type="float">
            <text:p>0.0318492878</text:p>
          </table:table-cell>
          <table:table-cell office:value-type="float" office:value="-0.0045612862" calcext:value-type="float">
            <text:p>-0.0045612862</text:p>
          </table:table-cell>
          <table:table-cell office:value-type="float" office:value="0.2172635746" calcext:value-type="float">
            <text:p>0.2172635746</text:p>
          </table:table-cell>
          <table:table-cell office:value-type="float" office:value="-0.0566450398" calcext:value-type="float">
            <text:p>-0.0566450398</text:p>
          </table:table-cell>
          <table:table-cell office:value-type="float" office:value="0.0073883858" calcext:value-type="float">
            <text:p>0.0073883858</text:p>
          </table:table-cell>
          <table:table-cell office:value-type="float" office:value="0.1006975186" calcext:value-type="float">
            <text:p>0.1006975186</text:p>
          </table:table-cell>
          <table:table-cell office:value-type="float" office:value="0.0996200605" calcext:value-type="float">
            <text:p>0.0996200605</text:p>
          </table:table-cell>
          <table:table-cell office:value-type="float" office:value="-0.0089691044" calcext:value-type="float">
            <text:p>-0.0089691044</text:p>
          </table:table-cell>
          <table:table-cell office:value-type="float" office:value="-0.1495743761" calcext:value-type="float">
            <text:p>-0.1495743761</text:p>
          </table:table-cell>
          <table:table-cell office:value-type="float" office:value="-0.0928177422" calcext:value-type="float">
            <text:p>-0.0928177422</text:p>
          </table:table-cell>
          <table:table-cell office:value-type="float" office:value="0.0577815386" calcext:value-type="float">
            <text:p>0.0577815386</text:p>
          </table:table-cell>
          <table:table-cell office:value-type="float" office:value="-0.0319591661" calcext:value-type="float">
            <text:p>-0.0319591661</text:p>
          </table:table-cell>
          <table:table-cell office:value-type="float" office:value="0.1282252197" calcext:value-type="float">
            <text:p>0.1282252197</text:p>
          </table:table-cell>
          <table:table-cell office:value-type="float" office:value="-0.1597523632" calcext:value-type="float">
            <text:p>-0.1597523632</text:p>
          </table:table-cell>
          <table:table-cell office:value-type="float" office:value="0.0279770382" calcext:value-type="float">
            <text:p>0.0279770382</text:p>
          </table:table-cell>
          <table:table-cell office:value-type="float" office:value="-0.0219172453" calcext:value-type="float">
            <text:p>-0.0219172453</text:p>
          </table:table-cell>
          <table:table-cell office:value-type="float" office:value="-0.2216239502" calcext:value-type="float">
            <text:p>-0.2216239502</text:p>
          </table:table-cell>
          <table:table-cell office:value-type="float" office:value="-0.0854215858" calcext:value-type="float">
            <text:p>-0.0854215858</text:p>
          </table:table-cell>
          <table:table-cell office:value-type="float" office:value="-0.0990362059" calcext:value-type="float">
            <text:p>-0.0990362059</text:p>
          </table:table-cell>
          <table:table-cell office:value-type="float" office:value="-0.1794999837" calcext:value-type="float">
            <text:p>-0.1794999837</text:p>
          </table:table-cell>
          <table:table-cell office:value-type="float" office:value="0.0366730198" calcext:value-type="float">
            <text:p>0.0366730198</text:p>
          </table:table-cell>
        </table:table-row>
        <table:table-row table:style-name="ro1">
          <table:table-cell office:value-type="float" office:value="-0.1248616263" calcext:value-type="float">
            <text:p>-0.1248616263</text:p>
          </table:table-cell>
          <table:table-cell office:value-type="float" office:value="0.2406925236" calcext:value-type="float">
            <text:p>0.2406925236</text:p>
          </table:table-cell>
          <table:table-cell office:value-type="float" office:value="0.3553666123" calcext:value-type="float">
            <text:p>0.3553666123</text:p>
          </table:table-cell>
          <table:table-cell office:value-type="float" office:value="0.0800523814" calcext:value-type="float">
            <text:p>0.0800523814</text:p>
          </table:table-cell>
          <table:table-cell office:value-type="float" office:value="-0.1648032358" calcext:value-type="float">
            <text:p>-0.1648032358</text:p>
          </table:table-cell>
          <table:table-cell office:value-type="float" office:value="0.2233819229" calcext:value-type="float">
            <text:p>0.2233819229</text:p>
          </table:table-cell>
          <table:table-cell office:value-type="float" office:value="0.7635840904" calcext:value-type="float">
            <text:p>0.7635840904</text:p>
          </table:table-cell>
          <table:table-cell office:value-type="float" office:value="0.4519932666" calcext:value-type="float">
            <text:p>0.4519932666</text:p>
          </table:table-cell>
          <table:table-cell office:value-type="float" office:value="0.2300965596" calcext:value-type="float">
            <text:p>0.2300965596</text:p>
          </table:table-cell>
          <table:table-cell office:value-type="float" office:value="0.1439401453" calcext:value-type="float">
            <text:p>0.1439401453</text:p>
          </table:table-cell>
          <table:table-cell office:value-type="float" office:value="0.1991783578" calcext:value-type="float">
            <text:p>0.1991783578</text:p>
          </table:table-cell>
          <table:table-cell office:value-type="float" office:value="0.0225467169" calcext:value-type="float">
            <text:p>0.0225467169</text:p>
          </table:table-cell>
          <table:table-cell office:value-type="float" office:value="0.2353106107" calcext:value-type="float">
            <text:p>0.2353106107</text:p>
          </table:table-cell>
          <table:table-cell office:value-type="float" office:value="0.1447801513" calcext:value-type="float">
            <text:p>0.1447801513</text:p>
          </table:table-cell>
          <table:table-cell office:value-type="float" office:value="0.2407800966" calcext:value-type="float">
            <text:p>0.2407800966</text:p>
          </table:table-cell>
          <table:table-cell office:value-type="float" office:value="-0.2622692067" calcext:value-type="float">
            <text:p>-0.2622692067</text:p>
          </table:table-cell>
          <table:table-cell office:value-type="float" office:value="-0.087288893" calcext:value-type="float">
            <text:p>-0.087288893</text:p>
          </table:table-cell>
          <table:table-cell office:value-type="float" office:value="0.0002787169" calcext:value-type="float">
            <text:p>0.0002787169</text:p>
          </table:table-cell>
          <table:table-cell office:value-type="float" office:value="-0.1757711562" calcext:value-type="float">
            <text:p>-0.1757711562</text:p>
          </table:table-cell>
          <table:table-cell office:value-type="float" office:value="0.3579984783" calcext:value-type="float">
            <text:p>0.3579984783</text:p>
          </table:table-cell>
          <table:table-cell office:value-type="float" office:value="0.0801332473" calcext:value-type="float">
            <text:p>0.0801332473</text:p>
          </table:table-cell>
          <table:table-cell office:value-type="float" office:value="1" calcext:value-type="float">
            <text:p>1</text:p>
          </table:table-cell>
          <table:table-cell office:value-type="float" office:value="0.1697248182" calcext:value-type="float">
            <text:p>0.1697248182</text:p>
          </table:table-cell>
          <table:table-cell office:value-type="float" office:value="0.2057796159" calcext:value-type="float">
            <text:p>0.2057796159</text:p>
          </table:table-cell>
          <table:table-cell office:value-type="float" office:value="0.2249336418" calcext:value-type="float">
            <text:p>0.2249336418</text:p>
          </table:table-cell>
          <table:table-cell office:value-type="float" office:value="-0.2175022354" calcext:value-type="float">
            <text:p>-0.2175022354</text:p>
          </table:table-cell>
          <table:table-cell office:value-type="float" office:value="-0.0111025758" calcext:value-type="float">
            <text:p>-0.0111025758</text:p>
          </table:table-cell>
          <table:table-cell office:value-type="float" office:value="0.5506215516" calcext:value-type="float">
            <text:p>0.5506215516</text:p>
          </table:table-cell>
          <table:table-cell office:value-type="float" office:value="0.2677354906" calcext:value-type="float">
            <text:p>0.2677354906</text:p>
          </table:table-cell>
          <table:table-cell office:value-type="float" office:value="-0.0524494033" calcext:value-type="float">
            <text:p>-0.0524494033</text:p>
          </table:table-cell>
          <table:table-cell office:value-type="float" office:value="0.0257296071" calcext:value-type="float">
            <text:p>0.0257296071</text:p>
          </table:table-cell>
          <table:table-cell office:value-type="float" office:value="-0.0579042351" calcext:value-type="float">
            <text:p>-0.0579042351</text:p>
          </table:table-cell>
          <table:table-cell office:value-type="float" office:value="0.6148713576" calcext:value-type="float">
            <text:p>0.6148713576</text:p>
          </table:table-cell>
          <table:table-cell office:value-type="float" office:value="0.048188941" calcext:value-type="float">
            <text:p>0.048188941</text:p>
          </table:table-cell>
          <table:table-cell office:value-type="float" office:value="0.1325207954" calcext:value-type="float">
            <text:p>0.1325207954</text:p>
          </table:table-cell>
          <table:table-cell office:value-type="float" office:value="0.0521595798" calcext:value-type="float">
            <text:p>0.0521595798</text:p>
          </table:table-cell>
          <table:table-cell office:value-type="float" office:value="0.1780414478" calcext:value-type="float">
            <text:p>0.1780414478</text:p>
          </table:table-cell>
          <table:table-cell office:value-type="float" office:value="0.1650339776" calcext:value-type="float">
            <text:p>0.1650339776</text:p>
          </table:table-cell>
          <table:table-cell office:value-type="float" office:value="0.1696444812" calcext:value-type="float">
            <text:p>0.1696444812</text:p>
          </table:table-cell>
          <table:table-cell office:value-type="float" office:value="0.3455944682" calcext:value-type="float">
            <text:p>0.3455944682</text:p>
          </table:table-cell>
          <table:table-cell office:value-type="float" office:value="-0.1777160087" calcext:value-type="float">
            <text:p>-0.1777160087</text:p>
          </table:table-cell>
          <table:table-cell office:value-type="float" office:value="0.1047589201" calcext:value-type="float">
            <text:p>0.1047589201</text:p>
          </table:table-cell>
          <table:table-cell office:value-type="float" office:value="0.414371841" calcext:value-type="float">
            <text:p>0.414371841</text:p>
          </table:table-cell>
          <table:table-cell office:value-type="float" office:value="0.2737553244" calcext:value-type="float">
            <text:p>0.2737553244</text:p>
          </table:table-cell>
          <table:table-cell office:value-type="float" office:value="0.0842029204" calcext:value-type="float">
            <text:p>0.0842029204</text:p>
          </table:table-cell>
          <table:table-cell office:value-type="float" office:value="0.3571294212" calcext:value-type="float">
            <text:p>0.3571294212</text:p>
          </table:table-cell>
          <table:table-cell office:value-type="float" office:value="0.1390541895" calcext:value-type="float">
            <text:p>0.1390541895</text:p>
          </table:table-cell>
          <table:table-cell office:value-type="float" office:value="0.1380528199" calcext:value-type="float">
            <text:p>0.1380528199</text:p>
          </table:table-cell>
          <table:table-cell office:value-type="float" office:value="0.2870605686" calcext:value-type="float">
            <text:p>0.2870605686</text:p>
          </table:table-cell>
          <table:table-cell office:value-type="float" office:value="0.147607661" calcext:value-type="float">
            <text:p>0.147607661</text:p>
          </table:table-cell>
          <table:table-cell office:value-type="float" office:value="0.3489352291" calcext:value-type="float">
            <text:p>0.3489352291</text:p>
          </table:table-cell>
          <table:table-cell office:value-type="float" office:value="0.1110568146" calcext:value-type="float">
            <text:p>0.1110568146</text:p>
          </table:table-cell>
          <table:table-cell office:value-type="float" office:value="0.225763465" calcext:value-type="float">
            <text:p>0.225763465</text:p>
          </table:table-cell>
          <table:table-cell office:value-type="float" office:value="-0.0119828662" calcext:value-type="float">
            <text:p>-0.0119828662</text:p>
          </table:table-cell>
          <table:table-cell office:value-type="float" office:value="0.643221174" calcext:value-type="float">
            <text:p>0.643221174</text:p>
          </table:table-cell>
          <table:table-cell office:value-type="float" office:value="0.3930169524" calcext:value-type="float">
            <text:p>0.3930169524</text:p>
          </table:table-cell>
          <table:table-cell office:value-type="float" office:value="0.0611852037" calcext:value-type="float">
            <text:p>0.0611852037</text:p>
          </table:table-cell>
          <table:table-cell office:value-type="float" office:value="0.224848001" calcext:value-type="float">
            <text:p>0.224848001</text:p>
          </table:table-cell>
          <table:table-cell office:value-type="float" office:value="0.2518190326" calcext:value-type="float">
            <text:p>0.2518190326</text:p>
          </table:table-cell>
          <table:table-cell office:value-type="float" office:value="0.5388977773" calcext:value-type="float">
            <text:p>0.5388977773</text:p>
          </table:table-cell>
          <table:table-cell office:value-type="float" office:value="0.2962934545" calcext:value-type="float">
            <text:p>0.2962934545</text:p>
          </table:table-cell>
          <table:table-cell office:value-type="float" office:value="0.5983939421" calcext:value-type="float">
            <text:p>0.5983939421</text:p>
          </table:table-cell>
          <table:table-cell office:value-type="float" office:value="0.0491528744" calcext:value-type="float">
            <text:p>0.0491528744</text:p>
          </table:table-cell>
          <table:table-cell office:value-type="float" office:value="0.1536785021" calcext:value-type="float">
            <text:p>0.1536785021</text:p>
          </table:table-cell>
          <table:table-cell office:value-type="float" office:value="0.2933450549" calcext:value-type="float">
            <text:p>0.2933450549</text:p>
          </table:table-cell>
          <table:table-cell office:value-type="float" office:value="0.6616601458" calcext:value-type="float">
            <text:p>0.6616601458</text:p>
          </table:table-cell>
          <table:table-cell office:value-type="float" office:value="-0.11085566" calcext:value-type="float">
            <text:p>-0.11085566</text:p>
          </table:table-cell>
          <table:table-cell office:value-type="float" office:value="0.2629148264" calcext:value-type="float">
            <text:p>0.2629148264</text:p>
          </table:table-cell>
          <table:table-cell office:value-type="float" office:value="0.6570512822" calcext:value-type="float">
            <text:p>0.6570512822</text:p>
          </table:table-cell>
          <table:table-cell office:value-type="float" office:value="0.2670129711" calcext:value-type="float">
            <text:p>0.2670129711</text:p>
          </table:table-cell>
          <table:table-cell office:value-type="float" office:value="0.2457786845" calcext:value-type="float">
            <text:p>0.2457786845</text:p>
          </table:table-cell>
          <table:table-cell office:value-type="float" office:value="-0.2202997974" calcext:value-type="float">
            <text:p>-0.2202997974</text:p>
          </table:table-cell>
          <table:table-cell office:value-type="float" office:value="0.4562198537" calcext:value-type="float">
            <text:p>0.4562198537</text:p>
          </table:table-cell>
          <table:table-cell office:value-type="float" office:value="-0.00854558" calcext:value-type="float">
            <text:p>-0.00854558</text:p>
          </table:table-cell>
          <table:table-cell office:value-type="float" office:value="-0.3253423862" calcext:value-type="float">
            <text:p>-0.3253423862</text:p>
          </table:table-cell>
          <table:table-cell office:value-type="float" office:value="0.154410251" calcext:value-type="float">
            <text:p>0.154410251</text:p>
          </table:table-cell>
          <table:table-cell office:value-type="float" office:value="0.1990132456" calcext:value-type="float">
            <text:p>0.1990132456</text:p>
          </table:table-cell>
          <table:table-cell office:value-type="float" office:value="0.2423363007" calcext:value-type="float">
            <text:p>0.2423363007</text:p>
          </table:table-cell>
          <table:table-cell office:value-type="float" office:value="0.3992293962" calcext:value-type="float">
            <text:p>0.3992293962</text:p>
          </table:table-cell>
          <table:table-cell office:value-type="float" office:value="0.681290786" calcext:value-type="float">
            <text:p>0.681290786</text:p>
          </table:table-cell>
          <table:table-cell office:value-type="float" office:value="0.6231849842" calcext:value-type="float">
            <text:p>0.6231849842</text:p>
          </table:table-cell>
          <table:table-cell office:value-type="float" office:value="-0.0004927928" calcext:value-type="float">
            <text:p>-0.0004927928</text:p>
          </table:table-cell>
          <table:table-cell office:value-type="float" office:value="0.3587543204" calcext:value-type="float">
            <text:p>0.3587543204</text:p>
          </table:table-cell>
          <table:table-cell office:value-type="float" office:value="-0.0165848428" calcext:value-type="float">
            <text:p>-0.0165848428</text:p>
          </table:table-cell>
          <table:table-cell office:value-type="float" office:value="0.0988707584" calcext:value-type="float">
            <text:p>0.0988707584</text:p>
          </table:table-cell>
          <table:table-cell office:value-type="float" office:value="0.660485367" calcext:value-type="float">
            <text:p>0.660485367</text:p>
          </table:table-cell>
        </table:table-row>
        <table:table-row table:style-name="ro1">
          <table:table-cell office:value-type="float" office:value="0.0701633956" calcext:value-type="float">
            <text:p>0.0701633956</text:p>
          </table:table-cell>
          <table:table-cell office:value-type="float" office:value="0.1105181745" calcext:value-type="float">
            <text:p>0.1105181745</text:p>
          </table:table-cell>
          <table:table-cell office:value-type="float" office:value="0.1286169055" calcext:value-type="float">
            <text:p>0.1286169055</text:p>
          </table:table-cell>
          <table:table-cell office:value-type="float" office:value="0.0325193591" calcext:value-type="float">
            <text:p>0.0325193591</text:p>
          </table:table-cell>
          <table:table-cell office:value-type="float" office:value="-0.1427428089" calcext:value-type="float">
            <text:p>-0.1427428089</text:p>
          </table:table-cell>
          <table:table-cell office:value-type="float" office:value="-0.0137942386" calcext:value-type="float">
            <text:p>-0.0137942386</text:p>
          </table:table-cell>
          <table:table-cell office:value-type="float" office:value="0.3080277327" calcext:value-type="float">
            <text:p>0.3080277327</text:p>
          </table:table-cell>
          <table:table-cell office:value-type="float" office:value="0.276311867" calcext:value-type="float">
            <text:p>0.276311867</text:p>
          </table:table-cell>
          <table:table-cell office:value-type="float" office:value="0.0918440199" calcext:value-type="float">
            <text:p>0.0918440199</text:p>
          </table:table-cell>
          <table:table-cell office:value-type="float" office:value="0.1083137787" calcext:value-type="float">
            <text:p>0.1083137787</text:p>
          </table:table-cell>
          <table:table-cell office:value-type="float" office:value="-0.0459594567" calcext:value-type="float">
            <text:p>-0.0459594567</text:p>
          </table:table-cell>
          <table:table-cell office:value-type="float" office:value="0.0429207027" calcext:value-type="float">
            <text:p>0.0429207027</text:p>
          </table:table-cell>
          <table:table-cell office:value-type="float" office:value="0.1018678104" calcext:value-type="float">
            <text:p>0.1018678104</text:p>
          </table:table-cell>
          <table:table-cell office:value-type="float" office:value="0.0325018606" calcext:value-type="float">
            <text:p>0.0325018606</text:p>
          </table:table-cell>
          <table:table-cell office:value-type="float" office:value="0.1699992548" calcext:value-type="float">
            <text:p>0.1699992548</text:p>
          </table:table-cell>
          <table:table-cell office:value-type="float" office:value="0.103191382" calcext:value-type="float">
            <text:p>0.103191382</text:p>
          </table:table-cell>
          <table:table-cell office:value-type="float" office:value="-0.0362800381" calcext:value-type="float">
            <text:p>-0.0362800381</text:p>
          </table:table-cell>
          <table:table-cell office:value-type="float" office:value="0.0645527756" calcext:value-type="float">
            <text:p>0.0645527756</text:p>
          </table:table-cell>
          <table:table-cell office:value-type="float" office:value="0.0120302899" calcext:value-type="float">
            <text:p>0.0120302899</text:p>
          </table:table-cell>
          <table:table-cell office:value-type="float" office:value="0.0610186532" calcext:value-type="float">
            <text:p>0.0610186532</text:p>
          </table:table-cell>
          <table:table-cell office:value-type="float" office:value="0.1343338655" calcext:value-type="float">
            <text:p>0.1343338655</text:p>
          </table:table-cell>
          <table:table-cell office:value-type="float" office:value="0.1697248182" calcext:value-type="float">
            <text:p>0.1697248182</text:p>
          </table:table-cell>
          <table:table-cell office:value-type="float" office:value="1" calcext:value-type="float">
            <text:p>1</text:p>
          </table:table-cell>
          <table:table-cell office:value-type="float" office:value="0.0076538846" calcext:value-type="float">
            <text:p>0.0076538846</text:p>
          </table:table-cell>
          <table:table-cell office:value-type="float" office:value="0.1275166319" calcext:value-type="float">
            <text:p>0.1275166319</text:p>
          </table:table-cell>
          <table:table-cell office:value-type="float" office:value="-0.0594473644" calcext:value-type="float">
            <text:p>-0.0594473644</text:p>
          </table:table-cell>
          <table:table-cell office:value-type="float" office:value="0.0797044436" calcext:value-type="float">
            <text:p>0.0797044436</text:p>
          </table:table-cell>
          <table:table-cell office:value-type="float" office:value="0.0276055514" calcext:value-type="float">
            <text:p>0.0276055514</text:p>
          </table:table-cell>
          <table:table-cell office:value-type="float" office:value="0.0184325126" calcext:value-type="float">
            <text:p>0.0184325126</text:p>
          </table:table-cell>
          <table:table-cell office:value-type="float" office:value="0.0014563933" calcext:value-type="float">
            <text:p>0.0014563933</text:p>
          </table:table-cell>
          <table:table-cell office:value-type="float" office:value="0.1306237468" calcext:value-type="float">
            <text:p>0.1306237468</text:p>
          </table:table-cell>
          <table:table-cell office:value-type="float" office:value="0.1548523566" calcext:value-type="float">
            <text:p>0.1548523566</text:p>
          </table:table-cell>
          <table:table-cell office:value-type="float" office:value="0.2944392052" calcext:value-type="float">
            <text:p>0.2944392052</text:p>
          </table:table-cell>
          <table:table-cell office:value-type="float" office:value="-0.0591623785" calcext:value-type="float">
            <text:p>-0.0591623785</text:p>
          </table:table-cell>
          <table:table-cell office:value-type="float" office:value="-0.0712304715" calcext:value-type="float">
            <text:p>-0.0712304715</text:p>
          </table:table-cell>
          <table:table-cell office:value-type="float" office:value="-0.0518414347" calcext:value-type="float">
            <text:p>-0.0518414347</text:p>
          </table:table-cell>
          <table:table-cell office:value-type="float" office:value="0.0195402015" calcext:value-type="float">
            <text:p>0.0195402015</text:p>
          </table:table-cell>
          <table:table-cell office:value-type="float" office:value="0.2099267705" calcext:value-type="float">
            <text:p>0.2099267705</text:p>
          </table:table-cell>
          <table:table-cell office:value-type="float" office:value="0.0484406428" calcext:value-type="float">
            <text:p>0.0484406428</text:p>
          </table:table-cell>
          <table:table-cell office:value-type="float" office:value="-0.0511478954" calcext:value-type="float">
            <text:p>-0.0511478954</text:p>
          </table:table-cell>
          <table:table-cell office:value-type="float" office:value="-0.0787307144" calcext:value-type="float">
            <text:p>-0.0787307144</text:p>
          </table:table-cell>
          <table:table-cell office:value-type="float" office:value="0.0881979915" calcext:value-type="float">
            <text:p>0.0881979915</text:p>
          </table:table-cell>
          <table:table-cell office:value-type="float" office:value="0.2227771229" calcext:value-type="float">
            <text:p>0.2227771229</text:p>
          </table:table-cell>
          <table:table-cell office:value-type="float" office:value="0.1376345303" calcext:value-type="float">
            <text:p>0.1376345303</text:p>
          </table:table-cell>
          <table:table-cell office:value-type="float" office:value="0.1236877948" calcext:value-type="float">
            <text:p>0.1236877948</text:p>
          </table:table-cell>
          <table:table-cell office:value-type="float" office:value="0.1951117365" calcext:value-type="float">
            <text:p>0.1951117365</text:p>
          </table:table-cell>
          <table:table-cell office:value-type="float" office:value="-0.0334337271" calcext:value-type="float">
            <text:p>-0.0334337271</text:p>
          </table:table-cell>
          <table:table-cell office:value-type="float" office:value="0.0338002517" calcext:value-type="float">
            <text:p>0.0338002517</text:p>
          </table:table-cell>
          <table:table-cell office:value-type="float" office:value="0.0712363032" calcext:value-type="float">
            <text:p>0.0712363032</text:p>
          </table:table-cell>
          <table:table-cell office:value-type="float" office:value="0.0528059379" calcext:value-type="float">
            <text:p>0.0528059379</text:p>
          </table:table-cell>
          <table:table-cell office:value-type="float" office:value="0.1011893641" calcext:value-type="float">
            <text:p>0.1011893641</text:p>
          </table:table-cell>
          <table:table-cell office:value-type="float" office:value="0.065381142" calcext:value-type="float">
            <text:p>0.065381142</text:p>
          </table:table-cell>
          <table:table-cell office:value-type="float" office:value="0.0167521881" calcext:value-type="float">
            <text:p>0.0167521881</text:p>
          </table:table-cell>
          <table:table-cell office:value-type="float" office:value="-0.2002040002" calcext:value-type="float">
            <text:p>-0.2002040002</text:p>
          </table:table-cell>
          <table:table-cell office:value-type="float" office:value="0.3413331799" calcext:value-type="float">
            <text:p>0.3413331799</text:p>
          </table:table-cell>
          <table:table-cell office:value-type="float" office:value="0.3062155139" calcext:value-type="float">
            <text:p>0.3062155139</text:p>
          </table:table-cell>
          <table:table-cell office:value-type="float" office:value="0.0038802851" calcext:value-type="float">
            <text:p>0.0038802851</text:p>
          </table:table-cell>
          <table:table-cell office:value-type="float" office:value="0.0755537669" calcext:value-type="float">
            <text:p>0.0755537669</text:p>
          </table:table-cell>
          <table:table-cell office:value-type="float" office:value="0.189766921" calcext:value-type="float">
            <text:p>0.189766921</text:p>
          </table:table-cell>
          <table:table-cell office:value-type="float" office:value="0.1182336906" calcext:value-type="float">
            <text:p>0.1182336906</text:p>
          </table:table-cell>
          <table:table-cell office:value-type="float" office:value="0.1724272376" calcext:value-type="float">
            <text:p>0.1724272376</text:p>
          </table:table-cell>
          <table:table-cell office:value-type="float" office:value="0.1018976716" calcext:value-type="float">
            <text:p>0.1018976716</text:p>
          </table:table-cell>
          <table:table-cell office:value-type="float" office:value="-0.0429792474" calcext:value-type="float">
            <text:p>-0.0429792474</text:p>
          </table:table-cell>
          <table:table-cell office:value-type="float" office:value="0.0385696845" calcext:value-type="float">
            <text:p>0.0385696845</text:p>
          </table:table-cell>
          <table:table-cell office:value-type="float" office:value="0.2465766353" calcext:value-type="float">
            <text:p>0.2465766353</text:p>
          </table:table-cell>
          <table:table-cell office:value-type="float" office:value="0.1421351297" calcext:value-type="float">
            <text:p>0.1421351297</text:p>
          </table:table-cell>
          <table:table-cell office:value-type="float" office:value="-0.1476642465" calcext:value-type="float">
            <text:p>-0.1476642465</text:p>
          </table:table-cell>
          <table:table-cell office:value-type="float" office:value="0.3687471486" calcext:value-type="float">
            <text:p>0.3687471486</text:p>
          </table:table-cell>
          <table:table-cell office:value-type="float" office:value="0.1648671634" calcext:value-type="float">
            <text:p>0.1648671634</text:p>
          </table:table-cell>
          <table:table-cell office:value-type="float" office:value="0.0407681084" calcext:value-type="float">
            <text:p>0.0407681084</text:p>
          </table:table-cell>
          <table:table-cell office:value-type="float" office:value="0.0868908982" calcext:value-type="float">
            <text:p>0.0868908982</text:p>
          </table:table-cell>
          <table:table-cell office:value-type="float" office:value="0.0534502023" calcext:value-type="float">
            <text:p>0.0534502023</text:p>
          </table:table-cell>
          <table:table-cell office:value-type="float" office:value="0.0273341209" calcext:value-type="float">
            <text:p>0.0273341209</text:p>
          </table:table-cell>
          <table:table-cell office:value-type="float" office:value="-0.1040921111" calcext:value-type="float">
            <text:p>-0.1040921111</text:p>
          </table:table-cell>
          <table:table-cell office:value-type="float" office:value="-0.1245856314" calcext:value-type="float">
            <text:p>-0.1245856314</text:p>
          </table:table-cell>
          <table:table-cell office:value-type="float" office:value="0.0801964655" calcext:value-type="float">
            <text:p>0.0801964655</text:p>
          </table:table-cell>
          <table:table-cell office:value-type="float" office:value="0.2903282212" calcext:value-type="float">
            <text:p>0.2903282212</text:p>
          </table:table-cell>
          <table:table-cell office:value-type="float" office:value="0.2374530874" calcext:value-type="float">
            <text:p>0.2374530874</text:p>
          </table:table-cell>
          <table:table-cell office:value-type="float" office:value="0.1790421224" calcext:value-type="float">
            <text:p>0.1790421224</text:p>
          </table:table-cell>
          <table:table-cell office:value-type="float" office:value="0.2337929928" calcext:value-type="float">
            <text:p>0.2337929928</text:p>
          </table:table-cell>
          <table:table-cell office:value-type="float" office:value="0.2528168247" calcext:value-type="float">
            <text:p>0.2528168247</text:p>
          </table:table-cell>
          <table:table-cell office:value-type="float" office:value="0.0304183656" calcext:value-type="float">
            <text:p>0.0304183656</text:p>
          </table:table-cell>
          <table:table-cell office:value-type="float" office:value="0.1286340408" calcext:value-type="float">
            <text:p>0.1286340408</text:p>
          </table:table-cell>
          <table:table-cell office:value-type="float" office:value="-0.0321038765" calcext:value-type="float">
            <text:p>-0.0321038765</text:p>
          </table:table-cell>
          <table:table-cell office:value-type="float" office:value="0.0772025223" calcext:value-type="float">
            <text:p>0.0772025223</text:p>
          </table:table-cell>
          <table:table-cell office:value-type="float" office:value="0.2277978378" calcext:value-type="float">
            <text:p>0.2277978378</text:p>
          </table:table-cell>
        </table:table-row>
        <table:table-row table:style-name="ro1">
          <table:table-cell office:value-type="float" office:value="-0.1139625893" calcext:value-type="float">
            <text:p>-0.1139625893</text:p>
          </table:table-cell>
          <table:table-cell office:value-type="float" office:value="0.1432776856" calcext:value-type="float">
            <text:p>0.1432776856</text:p>
          </table:table-cell>
          <table:table-cell office:value-type="float" office:value="0.1345146018" calcext:value-type="float">
            <text:p>0.1345146018</text:p>
          </table:table-cell>
          <table:table-cell office:value-type="float" office:value="0.0561457096" calcext:value-type="float">
            <text:p>0.0561457096</text:p>
          </table:table-cell>
          <table:table-cell office:value-type="float" office:value="0.0429878964" calcext:value-type="float">
            <text:p>0.0429878964</text:p>
          </table:table-cell>
          <table:table-cell office:value-type="float" office:value="0.2739428247" calcext:value-type="float">
            <text:p>0.2739428247</text:p>
          </table:table-cell>
          <table:table-cell office:value-type="float" office:value="0.2549988028" calcext:value-type="float">
            <text:p>0.2549988028</text:p>
          </table:table-cell>
          <table:table-cell office:value-type="float" office:value="0.2248587327" calcext:value-type="float">
            <text:p>0.2248587327</text:p>
          </table:table-cell>
          <table:table-cell office:value-type="float" office:value="0.1842874316" calcext:value-type="float">
            <text:p>0.1842874316</text:p>
          </table:table-cell>
          <table:table-cell office:value-type="float" office:value="-0.0041342453" calcext:value-type="float">
            <text:p>-0.0041342453</text:p>
          </table:table-cell>
          <table:table-cell office:value-type="float" office:value="0.0116655985" calcext:value-type="float">
            <text:p>0.0116655985</text:p>
          </table:table-cell>
          <table:table-cell office:value-type="float" office:value="-0.0599992564" calcext:value-type="float">
            <text:p>-0.0599992564</text:p>
          </table:table-cell>
          <table:table-cell office:value-type="float" office:value="0.2074536136" calcext:value-type="float">
            <text:p>0.2074536136</text:p>
          </table:table-cell>
          <table:table-cell office:value-type="float" office:value="0.2023344916" calcext:value-type="float">
            <text:p>0.2023344916</text:p>
          </table:table-cell>
          <table:table-cell office:value-type="float" office:value="0.0828293435" calcext:value-type="float">
            <text:p>0.0828293435</text:p>
          </table:table-cell>
          <table:table-cell office:value-type="float" office:value="-0.094391249" calcext:value-type="float">
            <text:p>-0.094391249</text:p>
          </table:table-cell>
          <table:table-cell office:value-type="float" office:value="-0.0889981795" calcext:value-type="float">
            <text:p>-0.0889981795</text:p>
          </table:table-cell>
          <table:table-cell office:value-type="float" office:value="0.0491195637" calcext:value-type="float">
            <text:p>0.0491195637</text:p>
          </table:table-cell>
          <table:table-cell office:value-type="float" office:value="-0.1750612474" calcext:value-type="float">
            <text:p>-0.1750612474</text:p>
          </table:table-cell>
          <table:table-cell office:value-type="float" office:value="0.088778825" calcext:value-type="float">
            <text:p>0.088778825</text:p>
          </table:table-cell>
          <table:table-cell office:value-type="float" office:value="-0.1039582644" calcext:value-type="float">
            <text:p>-0.1039582644</text:p>
          </table:table-cell>
          <table:table-cell office:value-type="float" office:value="0.2057796159" calcext:value-type="float">
            <text:p>0.2057796159</text:p>
          </table:table-cell>
          <table:table-cell office:value-type="float" office:value="0.0076538846" calcext:value-type="float">
            <text:p>0.0076538846</text:p>
          </table:table-cell>
          <table:table-cell office:value-type="float" office:value="1" calcext:value-type="float">
            <text:p>1</text:p>
          </table:table-cell>
          <table:table-cell office:value-type="float" office:value="-0.0051511146" calcext:value-type="float">
            <text:p>-0.0051511146</text:p>
          </table:table-cell>
          <table:table-cell office:value-type="float" office:value="-0.0444353248" calcext:value-type="float">
            <text:p>-0.0444353248</text:p>
          </table:table-cell>
          <table:table-cell office:value-type="float" office:value="0.0343525674" calcext:value-type="float">
            <text:p>0.0343525674</text:p>
          </table:table-cell>
          <table:table-cell office:value-type="float" office:value="0.2608662377" calcext:value-type="float">
            <text:p>0.2608662377</text:p>
          </table:table-cell>
          <table:table-cell office:value-type="float" office:value="-0.0094807247" calcext:value-type="float">
            <text:p>-0.0094807247</text:p>
          </table:table-cell>
          <table:table-cell office:value-type="float" office:value="0.0176198195" calcext:value-type="float">
            <text:p>0.0176198195</text:p>
          </table:table-cell>
          <table:table-cell office:value-type="float" office:value="-0.0546705299" calcext:value-type="float">
            <text:p>-0.0546705299</text:p>
          </table:table-cell>
          <table:table-cell office:value-type="float" office:value="-0.0604024869" calcext:value-type="float">
            <text:p>-0.0604024869</text:p>
          </table:table-cell>
          <table:table-cell office:value-type="float" office:value="0.2528598195" calcext:value-type="float">
            <text:p>0.2528598195</text:p>
          </table:table-cell>
          <table:table-cell office:value-type="float" office:value="0.027150521" calcext:value-type="float">
            <text:p>0.027150521</text:p>
          </table:table-cell>
          <table:table-cell office:value-type="float" office:value="-0.0494681958" calcext:value-type="float">
            <text:p>-0.0494681958</text:p>
          </table:table-cell>
          <table:table-cell office:value-type="float" office:value="0.1813476962" calcext:value-type="float">
            <text:p>0.1813476962</text:p>
          </table:table-cell>
          <table:table-cell office:value-type="float" office:value="0.1421376748" calcext:value-type="float">
            <text:p>0.1421376748</text:p>
          </table:table-cell>
          <table:table-cell office:value-type="float" office:value="0.0029431221" calcext:value-type="float">
            <text:p>0.0029431221</text:p>
          </table:table-cell>
          <table:table-cell office:value-type="float" office:value="0.1365084349" calcext:value-type="float">
            <text:p>0.1365084349</text:p>
          </table:table-cell>
          <table:table-cell office:value-type="float" office:value="0.0360167211" calcext:value-type="float">
            <text:p>0.0360167211</text:p>
          </table:table-cell>
          <table:table-cell office:value-type="float" office:value="-0.1273608113" calcext:value-type="float">
            <text:p>-0.1273608113</text:p>
          </table:table-cell>
          <table:table-cell office:value-type="float" office:value="0.0147456111" calcext:value-type="float">
            <text:p>0.0147456111</text:p>
          </table:table-cell>
          <table:table-cell office:value-type="float" office:value="0.2400206925" calcext:value-type="float">
            <text:p>0.2400206925</text:p>
          </table:table-cell>
          <table:table-cell office:value-type="float" office:value="0.1257599731" calcext:value-type="float">
            <text:p>0.1257599731</text:p>
          </table:table-cell>
          <table:table-cell office:value-type="float" office:value="-0.0480777525" calcext:value-type="float">
            <text:p>-0.0480777525</text:p>
          </table:table-cell>
          <table:table-cell office:value-type="float" office:value="0.0952288458" calcext:value-type="float">
            <text:p>0.0952288458</text:p>
          </table:table-cell>
          <table:table-cell office:value-type="float" office:value="0.0177342206" calcext:value-type="float">
            <text:p>0.0177342206</text:p>
          </table:table-cell>
          <table:table-cell office:value-type="float" office:value="0.0159730749" calcext:value-type="float">
            <text:p>0.0159730749</text:p>
          </table:table-cell>
          <table:table-cell office:value-type="float" office:value="0.1739354503" calcext:value-type="float">
            <text:p>0.1739354503</text:p>
          </table:table-cell>
          <table:table-cell office:value-type="float" office:value="0.0441947818" calcext:value-type="float">
            <text:p>0.0441947818</text:p>
          </table:table-cell>
          <table:table-cell office:value-type="float" office:value="0.2459381917" calcext:value-type="float">
            <text:p>0.2459381917</text:p>
          </table:table-cell>
          <table:table-cell office:value-type="float" office:value="0.1991583128" calcext:value-type="float">
            <text:p>0.1991583128</text:p>
          </table:table-cell>
          <table:table-cell office:value-type="float" office:value="0.0377737734" calcext:value-type="float">
            <text:p>0.0377737734</text:p>
          </table:table-cell>
          <table:table-cell office:value-type="float" office:value="0.056182852" calcext:value-type="float">
            <text:p>0.056182852</text:p>
          </table:table-cell>
          <table:table-cell office:value-type="float" office:value="0.2145655635" calcext:value-type="float">
            <text:p>0.2145655635</text:p>
          </table:table-cell>
          <table:table-cell office:value-type="float" office:value="0.0245852157" calcext:value-type="float">
            <text:p>0.0245852157</text:p>
          </table:table-cell>
          <table:table-cell office:value-type="float" office:value="0.0367499904" calcext:value-type="float">
            <text:p>0.0367499904</text:p>
          </table:table-cell>
          <table:table-cell office:value-type="float" office:value="0.0790956712" calcext:value-type="float">
            <text:p>0.0790956712</text:p>
          </table:table-cell>
          <table:table-cell office:value-type="float" office:value="0.0411543317" calcext:value-type="float">
            <text:p>0.0411543317</text:p>
          </table:table-cell>
          <table:table-cell office:value-type="float" office:value="0.3883212463" calcext:value-type="float">
            <text:p>0.3883212463</text:p>
          </table:table-cell>
          <table:table-cell office:value-type="float" office:value="0.0621767927" calcext:value-type="float">
            <text:p>0.0621767927</text:p>
          </table:table-cell>
          <table:table-cell office:value-type="float" office:value="0.2330133626" calcext:value-type="float">
            <text:p>0.2330133626</text:p>
          </table:table-cell>
          <table:table-cell office:value-type="float" office:value="0.0013095003" calcext:value-type="float">
            <text:p>0.0013095003</text:p>
          </table:table-cell>
          <table:table-cell office:value-type="float" office:value="-0.031101296" calcext:value-type="float">
            <text:p>-0.031101296</text:p>
          </table:table-cell>
          <table:table-cell office:value-type="float" office:value="0.2373576791" calcext:value-type="float">
            <text:p>0.2373576791</text:p>
          </table:table-cell>
          <table:table-cell office:value-type="float" office:value="0.2042685158" calcext:value-type="float">
            <text:p>0.2042685158</text:p>
          </table:table-cell>
          <table:table-cell office:value-type="float" office:value="-0.1187227205" calcext:value-type="float">
            <text:p>-0.1187227205</text:p>
          </table:table-cell>
          <table:table-cell office:value-type="float" office:value="0.0379965244" calcext:value-type="float">
            <text:p>0.0379965244</text:p>
          </table:table-cell>
          <table:table-cell office:value-type="float" office:value="0.2130744087" calcext:value-type="float">
            <text:p>0.2130744087</text:p>
          </table:table-cell>
          <table:table-cell office:value-type="float" office:value="0.0518363892" calcext:value-type="float">
            <text:p>0.0518363892</text:p>
          </table:table-cell>
          <table:table-cell office:value-type="float" office:value="0.1309620036" calcext:value-type="float">
            <text:p>0.1309620036</text:p>
          </table:table-cell>
          <table:table-cell office:value-type="float" office:value="-0.0521883816" calcext:value-type="float">
            <text:p>-0.0521883816</text:p>
          </table:table-cell>
          <table:table-cell office:value-type="float" office:value="0.2754647526" calcext:value-type="float">
            <text:p>0.2754647526</text:p>
          </table:table-cell>
          <table:table-cell office:value-type="float" office:value="-0.0368656981" calcext:value-type="float">
            <text:p>-0.0368656981</text:p>
          </table:table-cell>
          <table:table-cell office:value-type="float" office:value="-0.1091756223" calcext:value-type="float">
            <text:p>-0.1091756223</text:p>
          </table:table-cell>
          <table:table-cell office:value-type="float" office:value="0.0950444924" calcext:value-type="float">
            <text:p>0.0950444924</text:p>
          </table:table-cell>
          <table:table-cell office:value-type="float" office:value="0.0362350301" calcext:value-type="float">
            <text:p>0.0362350301</text:p>
          </table:table-cell>
          <table:table-cell office:value-type="float" office:value="0.1303491087" calcext:value-type="float">
            <text:p>0.1303491087</text:p>
          </table:table-cell>
          <table:table-cell office:value-type="float" office:value="0.1384666649" calcext:value-type="float">
            <text:p>0.1384666649</text:p>
          </table:table-cell>
          <table:table-cell office:value-type="float" office:value="0.2544336666" calcext:value-type="float">
            <text:p>0.2544336666</text:p>
          </table:table-cell>
          <table:table-cell office:value-type="float" office:value="0.3292951685" calcext:value-type="float">
            <text:p>0.3292951685</text:p>
          </table:table-cell>
          <table:table-cell office:value-type="float" office:value="0.1130212908" calcext:value-type="float">
            <text:p>0.1130212908</text:p>
          </table:table-cell>
          <table:table-cell office:value-type="float" office:value="0.0557364263" calcext:value-type="float">
            <text:p>0.0557364263</text:p>
          </table:table-cell>
          <table:table-cell office:value-type="float" office:value="-0.0139533942" calcext:value-type="float">
            <text:p>-0.0139533942</text:p>
          </table:table-cell>
          <table:table-cell office:value-type="float" office:value="0.1286983428" calcext:value-type="float">
            <text:p>0.1286983428</text:p>
          </table:table-cell>
          <table:table-cell office:value-type="float" office:value="0.2569941069" calcext:value-type="float">
            <text:p>0.2569941069</text:p>
          </table:table-cell>
        </table:table-row>
        <table:table-row table:style-name="ro1">
          <table:table-cell office:value-type="float" office:value="-0.23868378" calcext:value-type="float">
            <text:p>-0.23868378</text:p>
          </table:table-cell>
          <table:table-cell office:value-type="float" office:value="0.1483379925" calcext:value-type="float">
            <text:p>0.1483379925</text:p>
          </table:table-cell>
          <table:table-cell office:value-type="float" office:value="0.177618006" calcext:value-type="float">
            <text:p>0.177618006</text:p>
          </table:table-cell>
          <table:table-cell office:value-type="float" office:value="-0.1044454381" calcext:value-type="float">
            <text:p>-0.1044454381</text:p>
          </table:table-cell>
          <table:table-cell office:value-type="float" office:value="-0.131372456" calcext:value-type="float">
            <text:p>-0.131372456</text:p>
          </table:table-cell>
          <table:table-cell office:value-type="float" office:value="0.0804492602" calcext:value-type="float">
            <text:p>0.0804492602</text:p>
          </table:table-cell>
          <table:table-cell office:value-type="float" office:value="0.1751445517" calcext:value-type="float">
            <text:p>0.1751445517</text:p>
          </table:table-cell>
          <table:table-cell office:value-type="float" office:value="0.0849204947" calcext:value-type="float">
            <text:p>0.0849204947</text:p>
          </table:table-cell>
          <table:table-cell office:value-type="float" office:value="0.0467240084" calcext:value-type="float">
            <text:p>0.0467240084</text:p>
          </table:table-cell>
          <table:table-cell office:value-type="float" office:value="0.0470033014" calcext:value-type="float">
            <text:p>0.0470033014</text:p>
          </table:table-cell>
          <table:table-cell office:value-type="float" office:value="-0.0321298856" calcext:value-type="float">
            <text:p>-0.0321298856</text:p>
          </table:table-cell>
          <table:table-cell office:value-type="float" office:value="0.0376894593" calcext:value-type="float">
            <text:p>0.0376894593</text:p>
          </table:table-cell>
          <table:table-cell office:value-type="float" office:value="-0.0612336265" calcext:value-type="float">
            <text:p>-0.0612336265</text:p>
          </table:table-cell>
          <table:table-cell office:value-type="float" office:value="0.2285734778" calcext:value-type="float">
            <text:p>0.2285734778</text:p>
          </table:table-cell>
          <table:table-cell office:value-type="float" office:value="0.2207840741" calcext:value-type="float">
            <text:p>0.2207840741</text:p>
          </table:table-cell>
          <table:table-cell office:value-type="float" office:value="-0.0326247785" calcext:value-type="float">
            <text:p>-0.0326247785</text:p>
          </table:table-cell>
          <table:table-cell office:value-type="float" office:value="-0.104400786" calcext:value-type="float">
            <text:p>-0.104400786</text:p>
          </table:table-cell>
          <table:table-cell office:value-type="float" office:value="0.1063095828" calcext:value-type="float">
            <text:p>0.1063095828</text:p>
          </table:table-cell>
          <table:table-cell office:value-type="float" office:value="-0.0460721919" calcext:value-type="float">
            <text:p>-0.0460721919</text:p>
          </table:table-cell>
          <table:table-cell office:value-type="float" office:value="0.149684301" calcext:value-type="float">
            <text:p>0.149684301</text:p>
          </table:table-cell>
          <table:table-cell office:value-type="float" office:value="0.0606864658" calcext:value-type="float">
            <text:p>0.0606864658</text:p>
          </table:table-cell>
          <table:table-cell office:value-type="float" office:value="0.2249336418" calcext:value-type="float">
            <text:p>0.2249336418</text:p>
          </table:table-cell>
          <table:table-cell office:value-type="float" office:value="0.1275166319" calcext:value-type="float">
            <text:p>0.1275166319</text:p>
          </table:table-cell>
          <table:table-cell office:value-type="float" office:value="-0.0051511146" calcext:value-type="float">
            <text:p>-0.0051511146</text:p>
          </table:table-cell>
          <table:table-cell office:value-type="float" office:value="1" calcext:value-type="float">
            <text:p>1</text:p>
          </table:table-cell>
          <table:table-cell office:value-type="float" office:value="0.0589847616" calcext:value-type="float">
            <text:p>0.0589847616</text:p>
          </table:table-cell>
          <table:table-cell office:value-type="float" office:value="0.0277792277" calcext:value-type="float">
            <text:p>0.0277792277</text:p>
          </table:table-cell>
          <table:table-cell office:value-type="float" office:value="0.1635287867" calcext:value-type="float">
            <text:p>0.1635287867</text:p>
          </table:table-cell>
          <table:table-cell office:value-type="float" office:value="0.1406727947" calcext:value-type="float">
            <text:p>0.1406727947</text:p>
          </table:table-cell>
          <table:table-cell office:value-type="float" office:value="-0.0534156196" calcext:value-type="float">
            <text:p>-0.0534156196</text:p>
          </table:table-cell>
          <table:table-cell office:value-type="float" office:value="0.0504356782" calcext:value-type="float">
            <text:p>0.0504356782</text:p>
          </table:table-cell>
          <table:table-cell office:value-type="float" office:value="0.0359700425" calcext:value-type="float">
            <text:p>0.0359700425</text:p>
          </table:table-cell>
          <table:table-cell office:value-type="float" office:value="0.0288814288" calcext:value-type="float">
            <text:p>0.0288814288</text:p>
          </table:table-cell>
          <table:table-cell office:value-type="float" office:value="-0.1315071339" calcext:value-type="float">
            <text:p>-0.1315071339</text:p>
          </table:table-cell>
          <table:table-cell office:value-type="float" office:value="-0.0754449515" calcext:value-type="float">
            <text:p>-0.0754449515</text:p>
          </table:table-cell>
          <table:table-cell office:value-type="float" office:value="-0.0979452645" calcext:value-type="float">
            <text:p>-0.0979452645</text:p>
          </table:table-cell>
          <table:table-cell office:value-type="float" office:value="0.0898468782" calcext:value-type="float">
            <text:p>0.0898468782</text:p>
          </table:table-cell>
          <table:table-cell office:value-type="float" office:value="0.1428961184" calcext:value-type="float">
            <text:p>0.1428961184</text:p>
          </table:table-cell>
          <table:table-cell office:value-type="float" office:value="-0.1470069916" calcext:value-type="float">
            <text:p>-0.1470069916</text:p>
          </table:table-cell>
          <table:table-cell office:value-type="float" office:value="0.1097393733" calcext:value-type="float">
            <text:p>0.1097393733</text:p>
          </table:table-cell>
          <table:table-cell office:value-type="float" office:value="-0.112310727" calcext:value-type="float">
            <text:p>-0.112310727</text:p>
          </table:table-cell>
          <table:table-cell office:value-type="float" office:value="0.1356548665" calcext:value-type="float">
            <text:p>0.1356548665</text:p>
          </table:table-cell>
          <table:table-cell office:value-type="float" office:value="0.0837178378" calcext:value-type="float">
            <text:p>0.0837178378</text:p>
          </table:table-cell>
          <table:table-cell office:value-type="float" office:value="0.2207850826" calcext:value-type="float">
            <text:p>0.2207850826</text:p>
          </table:table-cell>
          <table:table-cell office:value-type="float" office:value="0.0884764991" calcext:value-type="float">
            <text:p>0.0884764991</text:p>
          </table:table-cell>
          <table:table-cell office:value-type="float" office:value="0.104326725" calcext:value-type="float">
            <text:p>0.104326725</text:p>
          </table:table-cell>
          <table:table-cell office:value-type="float" office:value="-0.0627151281" calcext:value-type="float">
            <text:p>-0.0627151281</text:p>
          </table:table-cell>
          <table:table-cell office:value-type="float" office:value="-0.0103370987" calcext:value-type="float">
            <text:p>-0.0103370987</text:p>
          </table:table-cell>
          <table:table-cell office:value-type="float" office:value="0.2166940075" calcext:value-type="float">
            <text:p>0.2166940075</text:p>
          </table:table-cell>
          <table:table-cell office:value-type="float" office:value="-0.0584361014" calcext:value-type="float">
            <text:p>-0.0584361014</text:p>
          </table:table-cell>
          <table:table-cell office:value-type="float" office:value="-0.0056269476" calcext:value-type="float">
            <text:p>-0.0056269476</text:p>
          </table:table-cell>
          <table:table-cell office:value-type="float" office:value="0.0200158449" calcext:value-type="float">
            <text:p>0.0200158449</text:p>
          </table:table-cell>
          <table:table-cell office:value-type="float" office:value="0.0960536396" calcext:value-type="float">
            <text:p>0.0960536396</text:p>
          </table:table-cell>
          <table:table-cell office:value-type="float" office:value="0.110957381" calcext:value-type="float">
            <text:p>0.110957381</text:p>
          </table:table-cell>
          <table:table-cell office:value-type="float" office:value="0.1861251994" calcext:value-type="float">
            <text:p>0.1861251994</text:p>
          </table:table-cell>
          <table:table-cell office:value-type="float" office:value="0.112102151" calcext:value-type="float">
            <text:p>0.112102151</text:p>
          </table:table-cell>
          <table:table-cell office:value-type="float" office:value="0.0824277703" calcext:value-type="float">
            <text:p>0.0824277703</text:p>
          </table:table-cell>
          <table:table-cell office:value-type="float" office:value="0.0876411313" calcext:value-type="float">
            <text:p>0.0876411313</text:p>
          </table:table-cell>
          <table:table-cell office:value-type="float" office:value="0.1220915518" calcext:value-type="float">
            <text:p>0.1220915518</text:p>
          </table:table-cell>
          <table:table-cell office:value-type="float" office:value="0.0531566888" calcext:value-type="float">
            <text:p>0.0531566888</text:p>
          </table:table-cell>
          <table:table-cell office:value-type="float" office:value="0.0547612804" calcext:value-type="float">
            <text:p>0.0547612804</text:p>
          </table:table-cell>
          <table:table-cell office:value-type="float" office:value="0.1277349419" calcext:value-type="float">
            <text:p>0.1277349419</text:p>
          </table:table-cell>
          <table:table-cell office:value-type="float" office:value="0.0648135679" calcext:value-type="float">
            <text:p>0.0648135679</text:p>
          </table:table-cell>
          <table:table-cell office:value-type="float" office:value="0.0671209524" calcext:value-type="float">
            <text:p>0.0671209524</text:p>
          </table:table-cell>
          <table:table-cell office:value-type="float" office:value="0.0183290193" calcext:value-type="float">
            <text:p>0.0183290193</text:p>
          </table:table-cell>
          <table:table-cell office:value-type="float" office:value="0.1800112846" calcext:value-type="float">
            <text:p>0.1800112846</text:p>
          </table:table-cell>
          <table:table-cell office:value-type="float" office:value="-0.0540800848" calcext:value-type="float">
            <text:p>-0.0540800848</text:p>
          </table:table-cell>
          <table:table-cell office:value-type="float" office:value="0.0247102953" calcext:value-type="float">
            <text:p>0.0247102953</text:p>
          </table:table-cell>
          <table:table-cell office:value-type="float" office:value="0.1592995277" calcext:value-type="float">
            <text:p>0.1592995277</text:p>
          </table:table-cell>
          <table:table-cell office:value-type="float" office:value="0.21896339" calcext:value-type="float">
            <text:p>0.21896339</text:p>
          </table:table-cell>
          <table:table-cell office:value-type="float" office:value="0.1366272215" calcext:value-type="float">
            <text:p>0.1366272215</text:p>
          </table:table-cell>
          <table:table-cell office:value-type="float" office:value="0.0349625751" calcext:value-type="float">
            <text:p>0.0349625751</text:p>
          </table:table-cell>
          <table:table-cell office:value-type="float" office:value="-0.0138171996" calcext:value-type="float">
            <text:p>-0.0138171996</text:p>
          </table:table-cell>
          <table:table-cell office:value-type="float" office:value="0.053228637" calcext:value-type="float">
            <text:p>0.053228637</text:p>
          </table:table-cell>
          <table:table-cell office:value-type="float" office:value="-0.0619474694" calcext:value-type="float">
            <text:p>-0.0619474694</text:p>
          </table:table-cell>
          <table:table-cell office:value-type="float" office:value="-0.0620589009" calcext:value-type="float">
            <text:p>-0.0620589009</text:p>
          </table:table-cell>
          <table:table-cell office:value-type="float" office:value="-0.0007777425" calcext:value-type="float">
            <text:p>-0.0007777425</text:p>
          </table:table-cell>
          <table:table-cell office:value-type="float" office:value="0.1673570008" calcext:value-type="float">
            <text:p>0.1673570008</text:p>
          </table:table-cell>
          <table:table-cell office:value-type="float" office:value="0.2039327834" calcext:value-type="float">
            <text:p>0.2039327834</text:p>
          </table:table-cell>
          <table:table-cell office:value-type="float" office:value="0.0921549573" calcext:value-type="float">
            <text:p>0.0921549573</text:p>
          </table:table-cell>
          <table:table-cell office:value-type="float" office:value="0.2354905839" calcext:value-type="float">
            <text:p>0.2354905839</text:p>
          </table:table-cell>
          <table:table-cell office:value-type="float" office:value="0.0867674365" calcext:value-type="float">
            <text:p>0.0867674365</text:p>
          </table:table-cell>
          <table:table-cell office:value-type="float" office:value="0.014947353" calcext:value-type="float">
            <text:p>0.014947353</text:p>
          </table:table-cell>
          <table:table-cell office:value-type="float" office:value="0.0047059322" calcext:value-type="float">
            <text:p>0.0047059322</text:p>
          </table:table-cell>
          <table:table-cell office:value-type="float" office:value="0.0317036595" calcext:value-type="float">
            <text:p>0.0317036595</text:p>
          </table:table-cell>
          <table:table-cell office:value-type="float" office:value="0.0911505603" calcext:value-type="float">
            <text:p>0.0911505603</text:p>
          </table:table-cell>
        </table:table-row>
        <table:table-row table:style-name="ro1">
          <table:table-cell office:value-type="float" office:value="0.0590051523" calcext:value-type="float">
            <text:p>0.0590051523</text:p>
          </table:table-cell>
          <table:table-cell office:value-type="float" office:value="0.0318274788" calcext:value-type="float">
            <text:p>0.0318274788</text:p>
          </table:table-cell>
          <table:table-cell office:value-type="float" office:value="-0.1638838067" calcext:value-type="float">
            <text:p>-0.1638838067</text:p>
          </table:table-cell>
          <table:table-cell office:value-type="float" office:value="0.0728994518" calcext:value-type="float">
            <text:p>0.0728994518</text:p>
          </table:table-cell>
          <table:table-cell office:value-type="float" office:value="0.0730802377" calcext:value-type="float">
            <text:p>0.0730802377</text:p>
          </table:table-cell>
          <table:table-cell office:value-type="float" office:value="0.0216913415" calcext:value-type="float">
            <text:p>0.0216913415</text:p>
          </table:table-cell>
          <table:table-cell office:value-type="float" office:value="-0.1352462022" calcext:value-type="float">
            <text:p>-0.1352462022</text:p>
          </table:table-cell>
          <table:table-cell office:value-type="float" office:value="0.0518193104" calcext:value-type="float">
            <text:p>0.0518193104</text:p>
          </table:table-cell>
          <table:table-cell office:value-type="float" office:value="-0.128269025" calcext:value-type="float">
            <text:p>-0.128269025</text:p>
          </table:table-cell>
          <table:table-cell office:value-type="float" office:value="0.0149708155" calcext:value-type="float">
            <text:p>0.0149708155</text:p>
          </table:table-cell>
          <table:table-cell office:value-type="float" office:value="-0.156737567" calcext:value-type="float">
            <text:p>-0.156737567</text:p>
          </table:table-cell>
          <table:table-cell office:value-type="float" office:value="0.004790479" calcext:value-type="float">
            <text:p>0.004790479</text:p>
          </table:table-cell>
          <table:table-cell office:value-type="float" office:value="0.0900613057" calcext:value-type="float">
            <text:p>0.0900613057</text:p>
          </table:table-cell>
          <table:table-cell office:value-type="float" office:value="0.0538203667" calcext:value-type="float">
            <text:p>0.0538203667</text:p>
          </table:table-cell>
          <table:table-cell office:value-type="float" office:value="-0.0222676565" calcext:value-type="float">
            <text:p>-0.0222676565</text:p>
          </table:table-cell>
          <table:table-cell office:value-type="float" office:value="0.1343446991" calcext:value-type="float">
            <text:p>0.1343446991</text:p>
          </table:table-cell>
          <table:table-cell office:value-type="float" office:value="-0.0346024547" calcext:value-type="float">
            <text:p>-0.0346024547</text:p>
          </table:table-cell>
          <table:table-cell office:value-type="float" office:value="0.1764956601" calcext:value-type="float">
            <text:p>0.1764956601</text:p>
          </table:table-cell>
          <table:table-cell office:value-type="float" office:value="0.2236881333" calcext:value-type="float">
            <text:p>0.2236881333</text:p>
          </table:table-cell>
          <table:table-cell office:value-type="float" office:value="-0.0513259403" calcext:value-type="float">
            <text:p>-0.0513259403</text:p>
          </table:table-cell>
          <table:table-cell office:value-type="float" office:value="-0.0909617723" calcext:value-type="float">
            <text:p>-0.0909617723</text:p>
          </table:table-cell>
          <table:table-cell office:value-type="float" office:value="-0.2175022354" calcext:value-type="float">
            <text:p>-0.2175022354</text:p>
          </table:table-cell>
          <table:table-cell office:value-type="float" office:value="-0.0594473644" calcext:value-type="float">
            <text:p>-0.0594473644</text:p>
          </table:table-cell>
          <table:table-cell office:value-type="float" office:value="-0.0444353248" calcext:value-type="float">
            <text:p>-0.0444353248</text:p>
          </table:table-cell>
          <table:table-cell office:value-type="float" office:value="0.0589847616" calcext:value-type="float">
            <text:p>0.0589847616</text:p>
          </table:table-cell>
          <table:table-cell office:value-type="float" office:value="1" calcext:value-type="float">
            <text:p>1</text:p>
          </table:table-cell>
          <table:table-cell office:value-type="float" office:value="-0.0262792516" calcext:value-type="float">
            <text:p>-0.0262792516</text:p>
          </table:table-cell>
          <table:table-cell office:value-type="float" office:value="-0.0089055082" calcext:value-type="float">
            <text:p>-0.0089055082</text:p>
          </table:table-cell>
          <table:table-cell office:value-type="float" office:value="-0.0684809382" calcext:value-type="float">
            <text:p>-0.0684809382</text:p>
          </table:table-cell>
          <table:table-cell office:value-type="float" office:value="-0.025309784" calcext:value-type="float">
            <text:p>-0.025309784</text:p>
          </table:table-cell>
          <table:table-cell office:value-type="float" office:value="0.1438845594" calcext:value-type="float">
            <text:p>0.1438845594</text:p>
          </table:table-cell>
          <table:table-cell office:value-type="float" office:value="0.0059730731" calcext:value-type="float">
            <text:p>0.0059730731</text:p>
          </table:table-cell>
          <table:table-cell office:value-type="float" office:value="-0.1449879788" calcext:value-type="float">
            <text:p>-0.1449879788</text:p>
          </table:table-cell>
          <table:table-cell office:value-type="float" office:value="-0.1661679212" calcext:value-type="float">
            <text:p>-0.1661679212</text:p>
          </table:table-cell>
          <table:table-cell office:value-type="float" office:value="-0.1388260334" calcext:value-type="float">
            <text:p>-0.1388260334</text:p>
          </table:table-cell>
          <table:table-cell office:value-type="float" office:value="-0.0684225607" calcext:value-type="float">
            <text:p>-0.0684225607</text:p>
          </table:table-cell>
          <table:table-cell office:value-type="float" office:value="-0.0244477104" calcext:value-type="float">
            <text:p>-0.0244477104</text:p>
          </table:table-cell>
          <table:table-cell office:value-type="float" office:value="-0.0195003141" calcext:value-type="float">
            <text:p>-0.0195003141</text:p>
          </table:table-cell>
          <table:table-cell office:value-type="float" office:value="-0.0428493738" calcext:value-type="float">
            <text:p>-0.0428493738</text:p>
          </table:table-cell>
          <table:table-cell office:value-type="float" office:value="-0.0338842304" calcext:value-type="float">
            <text:p>-0.0338842304</text:p>
          </table:table-cell>
          <table:table-cell office:value-type="float" office:value="-0.2028494963" calcext:value-type="float">
            <text:p>-0.2028494963</text:p>
          </table:table-cell>
          <table:table-cell office:value-type="float" office:value="0.1269592497" calcext:value-type="float">
            <text:p>0.1269592497</text:p>
          </table:table-cell>
          <table:table-cell office:value-type="float" office:value="-0.0923248627" calcext:value-type="float">
            <text:p>-0.0923248627</text:p>
          </table:table-cell>
          <table:table-cell office:value-type="float" office:value="-0.017477699" calcext:value-type="float">
            <text:p>-0.017477699</text:p>
          </table:table-cell>
          <table:table-cell office:value-type="float" office:value="0.0424905281" calcext:value-type="float">
            <text:p>0.0424905281</text:p>
          </table:table-cell>
          <table:table-cell office:value-type="float" office:value="-0.1128806259" calcext:value-type="float">
            <text:p>-0.1128806259</text:p>
          </table:table-cell>
          <table:table-cell office:value-type="float" office:value="-0.1993197709" calcext:value-type="float">
            <text:p>-0.1993197709</text:p>
          </table:table-cell>
          <table:table-cell office:value-type="float" office:value="-0.0632486358" calcext:value-type="float">
            <text:p>-0.0632486358</text:p>
          </table:table-cell>
          <table:table-cell office:value-type="float" office:value="-0.1141168069" calcext:value-type="float">
            <text:p>-0.1141168069</text:p>
          </table:table-cell>
          <table:table-cell office:value-type="float" office:value="0.0843516599" calcext:value-type="float">
            <text:p>0.0843516599</text:p>
          </table:table-cell>
          <table:table-cell office:value-type="float" office:value="-0.0276831396" calcext:value-type="float">
            <text:p>-0.0276831396</text:p>
          </table:table-cell>
          <table:table-cell office:value-type="float" office:value="-0.0721427789" calcext:value-type="float">
            <text:p>-0.0721427789</text:p>
          </table:table-cell>
          <table:table-cell office:value-type="float" office:value="-0.0459032617" calcext:value-type="float">
            <text:p>-0.0459032617</text:p>
          </table:table-cell>
          <table:table-cell office:value-type="float" office:value="-0.0758779919" calcext:value-type="float">
            <text:p>-0.0758779919</text:p>
          </table:table-cell>
          <table:table-cell office:value-type="float" office:value="-0.1907896126" calcext:value-type="float">
            <text:p>-0.1907896126</text:p>
          </table:table-cell>
          <table:table-cell office:value-type="float" office:value="0.0479198656" calcext:value-type="float">
            <text:p>0.0479198656</text:p>
          </table:table-cell>
          <table:table-cell office:value-type="float" office:value="0.1391034516" calcext:value-type="float">
            <text:p>0.1391034516</text:p>
          </table:table-cell>
          <table:table-cell office:value-type="float" office:value="0.0420725968" calcext:value-type="float">
            <text:p>0.0420725968</text:p>
          </table:table-cell>
          <table:table-cell office:value-type="float" office:value="-0.0480543965" calcext:value-type="float">
            <text:p>-0.0480543965</text:p>
          </table:table-cell>
          <table:table-cell office:value-type="float" office:value="-0.1608213598" calcext:value-type="float">
            <text:p>-0.1608213598</text:p>
          </table:table-cell>
          <table:table-cell office:value-type="float" office:value="-0.0429380087" calcext:value-type="float">
            <text:p>-0.0429380087</text:p>
          </table:table-cell>
          <table:table-cell office:value-type="float" office:value="-0.0664298423" calcext:value-type="float">
            <text:p>-0.0664298423</text:p>
          </table:table-cell>
          <table:table-cell office:value-type="float" office:value="-0.0436967289" calcext:value-type="float">
            <text:p>-0.0436967289</text:p>
          </table:table-cell>
          <table:table-cell office:value-type="float" office:value="-0.2200894304" calcext:value-type="float">
            <text:p>-0.2200894304</text:p>
          </table:table-cell>
          <table:table-cell office:value-type="float" office:value="-0.2943057115" calcext:value-type="float">
            <text:p>-0.2943057115</text:p>
          </table:table-cell>
          <table:table-cell office:value-type="float" office:value="-0.1369702444" calcext:value-type="float">
            <text:p>-0.1369702444</text:p>
          </table:table-cell>
          <table:table-cell office:value-type="float" office:value="-0.1000884804" calcext:value-type="float">
            <text:p>-0.1000884804</text:p>
          </table:table-cell>
          <table:table-cell office:value-type="float" office:value="0.0783185801" calcext:value-type="float">
            <text:p>0.0783185801</text:p>
          </table:table-cell>
          <table:table-cell office:value-type="float" office:value="-0.2132461989" calcext:value-type="float">
            <text:p>-0.2132461989</text:p>
          </table:table-cell>
          <table:table-cell office:value-type="float" office:value="-0.0617204559" calcext:value-type="float">
            <text:p>-0.0617204559</text:p>
          </table:table-cell>
          <table:table-cell office:value-type="float" office:value="0.0689533816" calcext:value-type="float">
            <text:p>0.0689533816</text:p>
          </table:table-cell>
          <table:table-cell office:value-type="float" office:value="0.0604579277" calcext:value-type="float">
            <text:p>0.0604579277</text:p>
          </table:table-cell>
          <table:table-cell office:value-type="float" office:value="-0.2010265137" calcext:value-type="float">
            <text:p>-0.2010265137</text:p>
          </table:table-cell>
          <table:table-cell office:value-type="float" office:value="0.097890392" calcext:value-type="float">
            <text:p>0.097890392</text:p>
          </table:table-cell>
          <table:table-cell office:value-type="float" office:value="-0.0682153719" calcext:value-type="float">
            <text:p>-0.0682153719</text:p>
          </table:table-cell>
          <table:table-cell office:value-type="float" office:value="-0.1047355344" calcext:value-type="float">
            <text:p>-0.1047355344</text:p>
          </table:table-cell>
          <table:table-cell office:value-type="float" office:value="-0.1064762426" calcext:value-type="float">
            <text:p>-0.1064762426</text:p>
          </table:table-cell>
          <table:table-cell office:value-type="float" office:value="0.0146560504" calcext:value-type="float">
            <text:p>0.0146560504</text:p>
          </table:table-cell>
          <table:table-cell office:value-type="float" office:value="0.0507610274" calcext:value-type="float">
            <text:p>0.0507610274</text:p>
          </table:table-cell>
          <table:table-cell office:value-type="float" office:value="-0.2652294591" calcext:value-type="float">
            <text:p>-0.2652294591</text:p>
          </table:table-cell>
          <table:table-cell office:value-type="float" office:value="-0.1162893876" calcext:value-type="float">
            <text:p>-0.1162893876</text:p>
          </table:table-cell>
          <table:table-cell office:value-type="float" office:value="0.0057762514" calcext:value-type="float">
            <text:p>0.0057762514</text:p>
          </table:table-cell>
          <table:table-cell office:value-type="float" office:value="0.0564283618" calcext:value-type="float">
            <text:p>0.0564283618</text:p>
          </table:table-cell>
          <table:table-cell office:value-type="float" office:value="-0.0072368478" calcext:value-type="float">
            <text:p>-0.0072368478</text:p>
          </table:table-cell>
          <table:table-cell office:value-type="float" office:value="0.0255141365" calcext:value-type="float">
            <text:p>0.0255141365</text:p>
          </table:table-cell>
          <table:table-cell office:value-type="float" office:value="-0.2593152569" calcext:value-type="float">
            <text:p>-0.2593152569</text:p>
          </table:table-cell>
        </table:table-row>
        <table:table-row table:style-name="ro1">
          <table:table-cell office:value-type="float" office:value="-0.3224332329" calcext:value-type="float">
            <text:p>-0.3224332329</text:p>
          </table:table-cell>
          <table:table-cell office:value-type="float" office:value="0.1331909217" calcext:value-type="float">
            <text:p>0.1331909217</text:p>
          </table:table-cell>
          <table:table-cell office:value-type="float" office:value="0.1552339122" calcext:value-type="float">
            <text:p>0.1552339122</text:p>
          </table:table-cell>
          <table:table-cell office:value-type="float" office:value="0.1140086695" calcext:value-type="float">
            <text:p>0.1140086695</text:p>
          </table:table-cell>
          <table:table-cell office:value-type="float" office:value="-0.112505184" calcext:value-type="float">
            <text:p>-0.112505184</text:p>
          </table:table-cell>
          <table:table-cell office:value-type="float" office:value="-0.0010669229" calcext:value-type="float">
            <text:p>-0.0010669229</text:p>
          </table:table-cell>
          <table:table-cell office:value-type="float" office:value="0.1618245448" calcext:value-type="float">
            <text:p>0.1618245448</text:p>
          </table:table-cell>
          <table:table-cell office:value-type="float" office:value="0.2230219008" calcext:value-type="float">
            <text:p>0.2230219008</text:p>
          </table:table-cell>
          <table:table-cell office:value-type="float" office:value="0.1544168714" calcext:value-type="float">
            <text:p>0.1544168714</text:p>
          </table:table-cell>
          <table:table-cell office:value-type="float" office:value="0.1159688396" calcext:value-type="float">
            <text:p>0.1159688396</text:p>
          </table:table-cell>
          <table:table-cell office:value-type="float" office:value="-0.021947764" calcext:value-type="float">
            <text:p>-0.021947764</text:p>
          </table:table-cell>
          <table:table-cell office:value-type="float" office:value="0.0177398168" calcext:value-type="float">
            <text:p>0.0177398168</text:p>
          </table:table-cell>
          <table:table-cell office:value-type="float" office:value="-0.0998233945" calcext:value-type="float">
            <text:p>-0.0998233945</text:p>
          </table:table-cell>
          <table:table-cell office:value-type="float" office:value="0.1540632641" calcext:value-type="float">
            <text:p>0.1540632641</text:p>
          </table:table-cell>
          <table:table-cell office:value-type="float" office:value="-0.1523097144" calcext:value-type="float">
            <text:p>-0.1523097144</text:p>
          </table:table-cell>
          <table:table-cell office:value-type="float" office:value="-0.0839260094" calcext:value-type="float">
            <text:p>-0.0839260094</text:p>
          </table:table-cell>
          <table:table-cell office:value-type="float" office:value="0.0072192855" calcext:value-type="float">
            <text:p>0.0072192855</text:p>
          </table:table-cell>
          <table:table-cell office:value-type="float" office:value="0.0670969751" calcext:value-type="float">
            <text:p>0.0670969751</text:p>
          </table:table-cell>
          <table:table-cell office:value-type="float" office:value="-0.0523126405" calcext:value-type="float">
            <text:p>-0.0523126405</text:p>
          </table:table-cell>
          <table:table-cell office:value-type="float" office:value="0.2012457261" calcext:value-type="float">
            <text:p>0.2012457261</text:p>
          </table:table-cell>
          <table:table-cell office:value-type="float" office:value="-0.0293081194" calcext:value-type="float">
            <text:p>-0.0293081194</text:p>
          </table:table-cell>
          <table:table-cell office:value-type="float" office:value="-0.0111025758" calcext:value-type="float">
            <text:p>-0.0111025758</text:p>
          </table:table-cell>
          <table:table-cell office:value-type="float" office:value="0.0797044436" calcext:value-type="float">
            <text:p>0.0797044436</text:p>
          </table:table-cell>
          <table:table-cell office:value-type="float" office:value="0.0343525674" calcext:value-type="float">
            <text:p>0.0343525674</text:p>
          </table:table-cell>
          <table:table-cell office:value-type="float" office:value="0.0277792277" calcext:value-type="float">
            <text:p>0.0277792277</text:p>
          </table:table-cell>
          <table:table-cell office:value-type="float" office:value="-0.0262792516" calcext:value-type="float">
            <text:p>-0.0262792516</text:p>
          </table:table-cell>
          <table:table-cell office:value-type="float" office:value="1" calcext:value-type="float">
            <text:p>1</text:p>
          </table:table-cell>
          <table:table-cell office:value-type="float" office:value="0.1223854784" calcext:value-type="float">
            <text:p>0.1223854784</text:p>
          </table:table-cell>
          <table:table-cell office:value-type="float" office:value="0.153597507" calcext:value-type="float">
            <text:p>0.153597507</text:p>
          </table:table-cell>
          <table:table-cell office:value-type="float" office:value="0.0824918556" calcext:value-type="float">
            <text:p>0.0824918556</text:p>
          </table:table-cell>
          <table:table-cell office:value-type="float" office:value="0.1045204051" calcext:value-type="float">
            <text:p>0.1045204051</text:p>
          </table:table-cell>
          <table:table-cell office:value-type="float" office:value="-0.0473483475" calcext:value-type="float">
            <text:p>-0.0473483475</text:p>
          </table:table-cell>
          <table:table-cell office:value-type="float" office:value="0.170438397" calcext:value-type="float">
            <text:p>0.170438397</text:p>
          </table:table-cell>
          <table:table-cell office:value-type="float" office:value="-0.0129682277" calcext:value-type="float">
            <text:p>-0.0129682277</text:p>
          </table:table-cell>
          <table:table-cell office:value-type="float" office:value="-0.0069209434" calcext:value-type="float">
            <text:p>-0.0069209434</text:p>
          </table:table-cell>
          <table:table-cell office:value-type="float" office:value="-0.0320436518" calcext:value-type="float">
            <text:p>-0.0320436518</text:p>
          </table:table-cell>
          <table:table-cell office:value-type="float" office:value="0.1299099575" calcext:value-type="float">
            <text:p>0.1299099575</text:p>
          </table:table-cell>
          <table:table-cell office:value-type="float" office:value="0.1598905527" calcext:value-type="float">
            <text:p>0.1598905527</text:p>
          </table:table-cell>
          <table:table-cell office:value-type="float" office:value="0.0818750428" calcext:value-type="float">
            <text:p>0.0818750428</text:p>
          </table:table-cell>
          <table:table-cell office:value-type="float" office:value="0.1558875196" calcext:value-type="float">
            <text:p>0.1558875196</text:p>
          </table:table-cell>
          <table:table-cell office:value-type="float" office:value="0.0753217514" calcext:value-type="float">
            <text:p>0.0753217514</text:p>
          </table:table-cell>
          <table:table-cell office:value-type="float" office:value="-0.0693334446" calcext:value-type="float">
            <text:p>-0.0693334446</text:p>
          </table:table-cell>
          <table:table-cell office:value-type="float" office:value="0.1834733886" calcext:value-type="float">
            <text:p>0.1834733886</text:p>
          </table:table-cell>
          <table:table-cell office:value-type="float" office:value="0.1524438104" calcext:value-type="float">
            <text:p>0.1524438104</text:p>
          </table:table-cell>
          <table:table-cell office:value-type="float" office:value="0.0934267715" calcext:value-type="float">
            <text:p>0.0934267715</text:p>
          </table:table-cell>
          <table:table-cell office:value-type="float" office:value="0.2275288031" calcext:value-type="float">
            <text:p>0.2275288031</text:p>
          </table:table-cell>
          <table:table-cell office:value-type="float" office:value="0.0177872593" calcext:value-type="float">
            <text:p>0.0177872593</text:p>
          </table:table-cell>
          <table:table-cell office:value-type="float" office:value="-0.0193682564" calcext:value-type="float">
            <text:p>-0.0193682564</text:p>
          </table:table-cell>
          <table:table-cell office:value-type="float" office:value="0.0451807383" calcext:value-type="float">
            <text:p>0.0451807383</text:p>
          </table:table-cell>
          <table:table-cell office:value-type="float" office:value="0.1675324379" calcext:value-type="float">
            <text:p>0.1675324379</text:p>
          </table:table-cell>
          <table:table-cell office:value-type="float" office:value="0.1898941545" calcext:value-type="float">
            <text:p>0.1898941545</text:p>
          </table:table-cell>
          <table:table-cell office:value-type="float" office:value="0.0057189442" calcext:value-type="float">
            <text:p>0.0057189442</text:p>
          </table:table-cell>
          <table:table-cell office:value-type="float" office:value="0.0542462834" calcext:value-type="float">
            <text:p>0.0542462834</text:p>
          </table:table-cell>
          <table:table-cell office:value-type="float" office:value="0.0546686829" calcext:value-type="float">
            <text:p>0.0546686829</text:p>
          </table:table-cell>
          <table:table-cell office:value-type="float" office:value="0.1599036234" calcext:value-type="float">
            <text:p>0.1599036234</text:p>
          </table:table-cell>
          <table:table-cell office:value-type="float" office:value="-0.0391756963" calcext:value-type="float">
            <text:p>-0.0391756963</text:p>
          </table:table-cell>
          <table:table-cell office:value-type="float" office:value="0.0424395744" calcext:value-type="float">
            <text:p>0.0424395744</text:p>
          </table:table-cell>
          <table:table-cell office:value-type="float" office:value="0.1334492366" calcext:value-type="float">
            <text:p>0.1334492366</text:p>
          </table:table-cell>
          <table:table-cell office:value-type="float" office:value="-0.0379230257" calcext:value-type="float">
            <text:p>-0.0379230257</text:p>
          </table:table-cell>
          <table:table-cell office:value-type="float" office:value="0.1006037257" calcext:value-type="float">
            <text:p>0.1006037257</text:p>
          </table:table-cell>
          <table:table-cell office:value-type="float" office:value="0.0334710171" calcext:value-type="float">
            <text:p>0.0334710171</text:p>
          </table:table-cell>
          <table:table-cell office:value-type="float" office:value="0.108308093" calcext:value-type="float">
            <text:p>0.108308093</text:p>
          </table:table-cell>
          <table:table-cell office:value-type="float" office:value="-0.0690679163" calcext:value-type="float">
            <text:p>-0.0690679163</text:p>
          </table:table-cell>
          <table:table-cell office:value-type="float" office:value="0.0078553426" calcext:value-type="float">
            <text:p>0.0078553426</text:p>
          </table:table-cell>
          <table:table-cell office:value-type="float" office:value="0.0704185849" calcext:value-type="float">
            <text:p>0.0704185849</text:p>
          </table:table-cell>
          <table:table-cell office:value-type="float" office:value="0.1184080548" calcext:value-type="float">
            <text:p>0.1184080548</text:p>
          </table:table-cell>
          <table:table-cell office:value-type="float" office:value="0.0195820349" calcext:value-type="float">
            <text:p>0.0195820349</text:p>
          </table:table-cell>
          <table:table-cell office:value-type="float" office:value="0.0591069961" calcext:value-type="float">
            <text:p>0.0591069961</text:p>
          </table:table-cell>
          <table:table-cell office:value-type="float" office:value="0.1261773954" calcext:value-type="float">
            <text:p>0.1261773954</text:p>
          </table:table-cell>
          <table:table-cell office:value-type="float" office:value="-0.0214077811" calcext:value-type="float">
            <text:p>-0.0214077811</text:p>
          </table:table-cell>
          <table:table-cell office:value-type="float" office:value="0.1582384076" calcext:value-type="float">
            <text:p>0.1582384076</text:p>
          </table:table-cell>
          <table:table-cell office:value-type="float" office:value="-0.0667349366" calcext:value-type="float">
            <text:p>-0.0667349366</text:p>
          </table:table-cell>
          <table:table-cell office:value-type="float" office:value="0.2159517581" calcext:value-type="float">
            <text:p>0.2159517581</text:p>
          </table:table-cell>
          <table:table-cell office:value-type="float" office:value="-0.1422226583" calcext:value-type="float">
            <text:p>-0.1422226583</text:p>
          </table:table-cell>
          <table:table-cell office:value-type="float" office:value="-0.0262556081" calcext:value-type="float">
            <text:p>-0.0262556081</text:p>
          </table:table-cell>
          <table:table-cell office:value-type="float" office:value="0.1944621439" calcext:value-type="float">
            <text:p>0.1944621439</text:p>
          </table:table-cell>
          <table:table-cell office:value-type="float" office:value="-0.0469386763" calcext:value-type="float">
            <text:p>-0.0469386763</text:p>
          </table:table-cell>
          <table:table-cell office:value-type="float" office:value="0.0195473795" calcext:value-type="float">
            <text:p>0.0195473795</text:p>
          </table:table-cell>
          <table:table-cell office:value-type="float" office:value="0.0384565946" calcext:value-type="float">
            <text:p>0.0384565946</text:p>
          </table:table-cell>
          <table:table-cell office:value-type="float" office:value="0.1637494389" calcext:value-type="float">
            <text:p>0.1637494389</text:p>
          </table:table-cell>
          <table:table-cell office:value-type="float" office:value="0.1644947199" calcext:value-type="float">
            <text:p>0.1644947199</text:p>
          </table:table-cell>
          <table:table-cell office:value-type="float" office:value="-0.0981913584" calcext:value-type="float">
            <text:p>-0.0981913584</text:p>
          </table:table-cell>
          <table:table-cell office:value-type="float" office:value="0.0804464017" calcext:value-type="float">
            <text:p>0.0804464017</text:p>
          </table:table-cell>
          <table:table-cell office:value-type="float" office:value="0.0429826253" calcext:value-type="float">
            <text:p>0.0429826253</text:p>
          </table:table-cell>
          <table:table-cell office:value-type="float" office:value="0.0232286635" calcext:value-type="float">
            <text:p>0.0232286635</text:p>
          </table:table-cell>
          <table:table-cell office:value-type="float" office:value="0.1745634061" calcext:value-type="float">
            <text:p>0.1745634061</text:p>
          </table:table-cell>
        </table:table-row>
        <table:table-row table:style-name="ro1">
          <table:table-cell office:value-type="float" office:value="-0.2074394743" calcext:value-type="float">
            <text:p>-0.2074394743</text:p>
          </table:table-cell>
          <table:table-cell office:value-type="float" office:value="0.0024794253" calcext:value-type="float">
            <text:p>0.0024794253</text:p>
          </table:table-cell>
          <table:table-cell office:value-type="float" office:value="0.215216677" calcext:value-type="float">
            <text:p>0.215216677</text:p>
          </table:table-cell>
          <table:table-cell office:value-type="float" office:value="0.2511481883" calcext:value-type="float">
            <text:p>0.2511481883</text:p>
          </table:table-cell>
          <table:table-cell office:value-type="float" office:value="-0.211959053" calcext:value-type="float">
            <text:p>-0.211959053</text:p>
          </table:table-cell>
          <table:table-cell office:value-type="float" office:value="0.2367324798" calcext:value-type="float">
            <text:p>0.2367324798</text:p>
          </table:table-cell>
          <table:table-cell office:value-type="float" office:value="0.56817638" calcext:value-type="float">
            <text:p>0.56817638</text:p>
          </table:table-cell>
          <table:table-cell office:value-type="float" office:value="0.4466733651" calcext:value-type="float">
            <text:p>0.4466733651</text:p>
          </table:table-cell>
          <table:table-cell office:value-type="float" office:value="0.1686429679" calcext:value-type="float">
            <text:p>0.1686429679</text:p>
          </table:table-cell>
          <table:table-cell office:value-type="float" office:value="0.0567866218" calcext:value-type="float">
            <text:p>0.0567866218</text:p>
          </table:table-cell>
          <table:table-cell office:value-type="float" office:value="0.1276065792" calcext:value-type="float">
            <text:p>0.1276065792</text:p>
          </table:table-cell>
          <table:table-cell office:value-type="float" office:value="-0.0159795546" calcext:value-type="float">
            <text:p>-0.0159795546</text:p>
          </table:table-cell>
          <table:table-cell office:value-type="float" office:value="0.2343224186" calcext:value-type="float">
            <text:p>0.2343224186</text:p>
          </table:table-cell>
          <table:table-cell office:value-type="float" office:value="0.1745934393" calcext:value-type="float">
            <text:p>0.1745934393</text:p>
          </table:table-cell>
          <table:table-cell office:value-type="float" office:value="0.1546935438" calcext:value-type="float">
            <text:p>0.1546935438</text:p>
          </table:table-cell>
          <table:table-cell office:value-type="float" office:value="-0.2809443097" calcext:value-type="float">
            <text:p>-0.2809443097</text:p>
          </table:table-cell>
          <table:table-cell office:value-type="float" office:value="-0.1724340046" calcext:value-type="float">
            <text:p>-0.1724340046</text:p>
          </table:table-cell>
          <table:table-cell office:value-type="float" office:value="-0.0436976058" calcext:value-type="float">
            <text:p>-0.0436976058</text:p>
          </table:table-cell>
          <table:table-cell office:value-type="float" office:value="-0.000835132" calcext:value-type="float">
            <text:p>-0.000835132</text:p>
          </table:table-cell>
          <table:table-cell office:value-type="float" office:value="0.1748114546" calcext:value-type="float">
            <text:p>0.1748114546</text:p>
          </table:table-cell>
          <table:table-cell office:value-type="float" office:value="-0.0800166229" calcext:value-type="float">
            <text:p>-0.0800166229</text:p>
          </table:table-cell>
          <table:table-cell office:value-type="float" office:value="0.5506215516" calcext:value-type="float">
            <text:p>0.5506215516</text:p>
          </table:table-cell>
          <table:table-cell office:value-type="float" office:value="0.0276055514" calcext:value-type="float">
            <text:p>0.0276055514</text:p>
          </table:table-cell>
          <table:table-cell office:value-type="float" office:value="0.2608662377" calcext:value-type="float">
            <text:p>0.2608662377</text:p>
          </table:table-cell>
          <table:table-cell office:value-type="float" office:value="0.1635287867" calcext:value-type="float">
            <text:p>0.1635287867</text:p>
          </table:table-cell>
          <table:table-cell office:value-type="float" office:value="-0.0089055082" calcext:value-type="float">
            <text:p>-0.0089055082</text:p>
          </table:table-cell>
          <table:table-cell office:value-type="float" office:value="0.1223854784" calcext:value-type="float">
            <text:p>0.1223854784</text:p>
          </table:table-cell>
          <table:table-cell office:value-type="float" office:value="1" calcext:value-type="float">
            <text:p>1</text:p>
          </table:table-cell>
          <table:table-cell office:value-type="float" office:value="0.1180476727" calcext:value-type="float">
            <text:p>0.1180476727</text:p>
          </table:table-cell>
          <table:table-cell office:value-type="float" office:value="0.0424210508" calcext:value-type="float">
            <text:p>0.0424210508</text:p>
          </table:table-cell>
          <table:table-cell office:value-type="float" office:value="0.1084694898" calcext:value-type="float">
            <text:p>0.1084694898</text:p>
          </table:table-cell>
          <table:table-cell office:value-type="float" office:value="-0.1201092779" calcext:value-type="float">
            <text:p>-0.1201092779</text:p>
          </table:table-cell>
          <table:table-cell office:value-type="float" office:value="0.4841843513" calcext:value-type="float">
            <text:p>0.4841843513</text:p>
          </table:table-cell>
          <table:table-cell office:value-type="float" office:value="-0.0201580008" calcext:value-type="float">
            <text:p>-0.0201580008</text:p>
          </table:table-cell>
          <table:table-cell office:value-type="float" office:value="0.2373538663" calcext:value-type="float">
            <text:p>0.2373538663</text:p>
          </table:table-cell>
          <table:table-cell office:value-type="float" office:value="-0.1163391565" calcext:value-type="float">
            <text:p>-0.1163391565</text:p>
          </table:table-cell>
          <table:table-cell office:value-type="float" office:value="0.0521528004" calcext:value-type="float">
            <text:p>0.0521528004</text:p>
          </table:table-cell>
          <table:table-cell office:value-type="float" office:value="0.151549876" calcext:value-type="float">
            <text:p>0.151549876</text:p>
          </table:table-cell>
          <table:table-cell office:value-type="float" office:value="0.1306771917" calcext:value-type="float">
            <text:p>0.1306771917</text:p>
          </table:table-cell>
          <table:table-cell office:value-type="float" office:value="0.207446212" calcext:value-type="float">
            <text:p>0.207446212</text:p>
          </table:table-cell>
          <table:table-cell office:value-type="float" office:value="-0.1373300697" calcext:value-type="float">
            <text:p>-0.1373300697</text:p>
          </table:table-cell>
          <table:table-cell office:value-type="float" office:value="0.1516637523" calcext:value-type="float">
            <text:p>0.1516637523</text:p>
          </table:table-cell>
          <table:table-cell office:value-type="float" office:value="0.3450497024" calcext:value-type="float">
            <text:p>0.3450497024</text:p>
          </table:table-cell>
          <table:table-cell office:value-type="float" office:value="0.1948391905" calcext:value-type="float">
            <text:p>0.1948391905</text:p>
          </table:table-cell>
          <table:table-cell office:value-type="float" office:value="0.1179853665" calcext:value-type="float">
            <text:p>0.1179853665</text:p>
          </table:table-cell>
          <table:table-cell office:value-type="float" office:value="0.2615740159" calcext:value-type="float">
            <text:p>0.2615740159</text:p>
          </table:table-cell>
          <table:table-cell office:value-type="float" office:value="0.1919156163" calcext:value-type="float">
            <text:p>0.1919156163</text:p>
          </table:table-cell>
          <table:table-cell office:value-type="float" office:value="0.1791612685" calcext:value-type="float">
            <text:p>0.1791612685</text:p>
          </table:table-cell>
          <table:table-cell office:value-type="float" office:value="0.3628800331" calcext:value-type="float">
            <text:p>0.3628800331</text:p>
          </table:table-cell>
          <table:table-cell office:value-type="float" office:value="0.2007080508" calcext:value-type="float">
            <text:p>0.2007080508</text:p>
          </table:table-cell>
          <table:table-cell office:value-type="float" office:value="0.3271670849" calcext:value-type="float">
            <text:p>0.3271670849</text:p>
          </table:table-cell>
          <table:table-cell office:value-type="float" office:value="0.0793218919" calcext:value-type="float">
            <text:p>0.0793218919</text:p>
          </table:table-cell>
          <table:table-cell office:value-type="float" office:value="0.1633455091" calcext:value-type="float">
            <text:p>0.1633455091</text:p>
          </table:table-cell>
          <table:table-cell office:value-type="float" office:value="0.0264939871" calcext:value-type="float">
            <text:p>0.0264939871</text:p>
          </table:table-cell>
          <table:table-cell office:value-type="float" office:value="0.5124277525" calcext:value-type="float">
            <text:p>0.5124277525</text:p>
          </table:table-cell>
          <table:table-cell office:value-type="float" office:value="0.2474635329" calcext:value-type="float">
            <text:p>0.2474635329</text:p>
          </table:table-cell>
          <table:table-cell office:value-type="float" office:value="0.2326081947" calcext:value-type="float">
            <text:p>0.2326081947</text:p>
          </table:table-cell>
          <table:table-cell office:value-type="float" office:value="0.2094492568" calcext:value-type="float">
            <text:p>0.2094492568</text:p>
          </table:table-cell>
          <table:table-cell office:value-type="float" office:value="0.2403929015" calcext:value-type="float">
            <text:p>0.2403929015</text:p>
          </table:table-cell>
          <table:table-cell office:value-type="float" office:value="0.4354754976" calcext:value-type="float">
            <text:p>0.4354754976</text:p>
          </table:table-cell>
          <table:table-cell office:value-type="float" office:value="0.2869839346" calcext:value-type="float">
            <text:p>0.2869839346</text:p>
          </table:table-cell>
          <table:table-cell office:value-type="float" office:value="0.4090384225" calcext:value-type="float">
            <text:p>0.4090384225</text:p>
          </table:table-cell>
          <table:table-cell office:value-type="float" office:value="0.0896103366" calcext:value-type="float">
            <text:p>0.0896103366</text:p>
          </table:table-cell>
          <table:table-cell office:value-type="float" office:value="0.1773831453" calcext:value-type="float">
            <text:p>0.1773831453</text:p>
          </table:table-cell>
          <table:table-cell office:value-type="float" office:value="0.0730959873" calcext:value-type="float">
            <text:p>0.0730959873</text:p>
          </table:table-cell>
          <table:table-cell office:value-type="float" office:value="0.5356303021" calcext:value-type="float">
            <text:p>0.5356303021</text:p>
          </table:table-cell>
          <table:table-cell office:value-type="float" office:value="-0.1455074636" calcext:value-type="float">
            <text:p>-0.1455074636</text:p>
          </table:table-cell>
          <table:table-cell office:value-type="float" office:value="0.2187273539" calcext:value-type="float">
            <text:p>0.2187273539</text:p>
          </table:table-cell>
          <table:table-cell office:value-type="float" office:value="0.4981026654" calcext:value-type="float">
            <text:p>0.4981026654</text:p>
          </table:table-cell>
          <table:table-cell office:value-type="float" office:value="0.1686931842" calcext:value-type="float">
            <text:p>0.1686931842</text:p>
          </table:table-cell>
          <table:table-cell office:value-type="float" office:value="0.2338286703" calcext:value-type="float">
            <text:p>0.2338286703</text:p>
          </table:table-cell>
          <table:table-cell office:value-type="float" office:value="-0.1435690317" calcext:value-type="float">
            <text:p>-0.1435690317</text:p>
          </table:table-cell>
          <table:table-cell office:value-type="float" office:value="0.3429789784" calcext:value-type="float">
            <text:p>0.3429789784</text:p>
          </table:table-cell>
          <table:table-cell office:value-type="float" office:value="0.106771345" calcext:value-type="float">
            <text:p>0.106771345</text:p>
          </table:table-cell>
          <table:table-cell office:value-type="float" office:value="-0.2938072309" calcext:value-type="float">
            <text:p>-0.2938072309</text:p>
          </table:table-cell>
          <table:table-cell office:value-type="float" office:value="0.2267330578" calcext:value-type="float">
            <text:p>0.2267330578</text:p>
          </table:table-cell>
          <table:table-cell office:value-type="float" office:value="0.0553852201" calcext:value-type="float">
            <text:p>0.0553852201</text:p>
          </table:table-cell>
          <table:table-cell office:value-type="float" office:value="0.1767753888" calcext:value-type="float">
            <text:p>0.1767753888</text:p>
          </table:table-cell>
          <table:table-cell office:value-type="float" office:value="0.3100564751" calcext:value-type="float">
            <text:p>0.3100564751</text:p>
          </table:table-cell>
          <table:table-cell office:value-type="float" office:value="0.5471412814" calcext:value-type="float">
            <text:p>0.5471412814</text:p>
          </table:table-cell>
          <table:table-cell office:value-type="float" office:value="0.4643309953" calcext:value-type="float">
            <text:p>0.4643309953</text:p>
          </table:table-cell>
          <table:table-cell office:value-type="float" office:value="0.0027805817" calcext:value-type="float">
            <text:p>0.0027805817</text:p>
          </table:table-cell>
          <table:table-cell office:value-type="float" office:value="0.2941526741" calcext:value-type="float">
            <text:p>0.2941526741</text:p>
          </table:table-cell>
          <table:table-cell office:value-type="float" office:value="0.0000342518379412" calcext:value-type="float">
            <text:p>3.42518379412E-005</text:p>
          </table:table-cell>
          <table:table-cell office:value-type="float" office:value="0.108359171" calcext:value-type="float">
            <text:p>0.108359171</text:p>
          </table:table-cell>
          <table:table-cell office:value-type="float" office:value="0.4778029663" calcext:value-type="float">
            <text:p>0.4778029663</text:p>
          </table:table-cell>
        </table:table-row>
        <table:table-row table:style-name="ro1">
          <table:table-cell office:value-type="float" office:value="-0.0270669959" calcext:value-type="float">
            <text:p>-0.0270669959</text:p>
          </table:table-cell>
          <table:table-cell office:value-type="float" office:value="0.0397411955" calcext:value-type="float">
            <text:p>0.0397411955</text:p>
          </table:table-cell>
          <table:table-cell office:value-type="float" office:value="0.1301674297" calcext:value-type="float">
            <text:p>0.1301674297</text:p>
          </table:table-cell>
          <table:table-cell office:value-type="float" office:value="-0.0051198444" calcext:value-type="float">
            <text:p>-0.0051198444</text:p>
          </table:table-cell>
          <table:table-cell office:value-type="float" office:value="0.0303289581" calcext:value-type="float">
            <text:p>0.0303289581</text:p>
          </table:table-cell>
          <table:table-cell office:value-type="float" office:value="0.0793077484" calcext:value-type="float">
            <text:p>0.0793077484</text:p>
          </table:table-cell>
          <table:table-cell office:value-type="float" office:value="0.155937718" calcext:value-type="float">
            <text:p>0.155937718</text:p>
          </table:table-cell>
          <table:table-cell office:value-type="float" office:value="0.0096278691" calcext:value-type="float">
            <text:p>0.0096278691</text:p>
          </table:table-cell>
          <table:table-cell office:value-type="float" office:value="-0.0356316121" calcext:value-type="float">
            <text:p>-0.0356316121</text:p>
          </table:table-cell>
          <table:table-cell office:value-type="float" office:value="-0.0254288734" calcext:value-type="float">
            <text:p>-0.0254288734</text:p>
          </table:table-cell>
          <table:table-cell office:value-type="float" office:value="-0.1842777924" calcext:value-type="float">
            <text:p>-0.1842777924</text:p>
          </table:table-cell>
          <table:table-cell office:value-type="float" office:value="-0.1185369622" calcext:value-type="float">
            <text:p>-0.1185369622</text:p>
          </table:table-cell>
          <table:table-cell office:value-type="float" office:value="0.2509230491" calcext:value-type="float">
            <text:p>0.2509230491</text:p>
          </table:table-cell>
          <table:table-cell office:value-type="float" office:value="-0.0265014243" calcext:value-type="float">
            <text:p>-0.0265014243</text:p>
          </table:table-cell>
          <table:table-cell office:value-type="float" office:value="0.0780443381" calcext:value-type="float">
            <text:p>0.0780443381</text:p>
          </table:table-cell>
          <table:table-cell office:value-type="float" office:value="-0.0481773806" calcext:value-type="float">
            <text:p>-0.0481773806</text:p>
          </table:table-cell>
          <table:table-cell office:value-type="float" office:value="-0.0281333699" calcext:value-type="float">
            <text:p>-0.0281333699</text:p>
          </table:table-cell>
          <table:table-cell office:value-type="float" office:value="-0.0378703018" calcext:value-type="float">
            <text:p>-0.0378703018</text:p>
          </table:table-cell>
          <table:table-cell office:value-type="float" office:value="0.0746512215" calcext:value-type="float">
            <text:p>0.0746512215</text:p>
          </table:table-cell>
          <table:table-cell office:value-type="float" office:value="0.1355505576" calcext:value-type="float">
            <text:p>0.1355505576</text:p>
          </table:table-cell>
          <table:table-cell office:value-type="float" office:value="0.0781943581" calcext:value-type="float">
            <text:p>0.0781943581</text:p>
          </table:table-cell>
          <table:table-cell office:value-type="float" office:value="0.2677354906" calcext:value-type="float">
            <text:p>0.2677354906</text:p>
          </table:table-cell>
          <table:table-cell office:value-type="float" office:value="0.0184325126" calcext:value-type="float">
            <text:p>0.0184325126</text:p>
          </table:table-cell>
          <table:table-cell office:value-type="float" office:value="-0.0094807247" calcext:value-type="float">
            <text:p>-0.0094807247</text:p>
          </table:table-cell>
          <table:table-cell office:value-type="float" office:value="0.1406727947" calcext:value-type="float">
            <text:p>0.1406727947</text:p>
          </table:table-cell>
          <table:table-cell office:value-type="float" office:value="-0.0684809382" calcext:value-type="float">
            <text:p>-0.0684809382</text:p>
          </table:table-cell>
          <table:table-cell office:value-type="float" office:value="0.153597507" calcext:value-type="float">
            <text:p>0.153597507</text:p>
          </table:table-cell>
          <table:table-cell office:value-type="float" office:value="0.1180476727" calcext:value-type="float">
            <text:p>0.1180476727</text:p>
          </table:table-cell>
          <table:table-cell office:value-type="float" office:value="1" calcext:value-type="float">
            <text:p>1</text:p>
          </table:table-cell>
          <table:table-cell office:value-type="float" office:value="-0.0914488988" calcext:value-type="float">
            <text:p>-0.0914488988</text:p>
          </table:table-cell>
          <table:table-cell office:value-type="float" office:value="0.0137244694" calcext:value-type="float">
            <text:p>0.0137244694</text:p>
          </table:table-cell>
          <table:table-cell office:value-type="float" office:value="-0.0649704796" calcext:value-type="float">
            <text:p>-0.0649704796</text:p>
          </table:table-cell>
          <table:table-cell office:value-type="float" office:value="0.0273634929" calcext:value-type="float">
            <text:p>0.0273634929</text:p>
          </table:table-cell>
          <table:table-cell office:value-type="float" office:value="-0.1365535679" calcext:value-type="float">
            <text:p>-0.1365535679</text:p>
          </table:table-cell>
          <table:table-cell office:value-type="float" office:value="-0.0727829342" calcext:value-type="float">
            <text:p>-0.0727829342</text:p>
          </table:table-cell>
          <table:table-cell office:value-type="float" office:value="0.0959153661" calcext:value-type="float">
            <text:p>0.0959153661</text:p>
          </table:table-cell>
          <table:table-cell office:value-type="float" office:value="-0.0549791159" calcext:value-type="float">
            <text:p>-0.0549791159</text:p>
          </table:table-cell>
          <table:table-cell office:value-type="float" office:value="0.0424076438" calcext:value-type="float">
            <text:p>0.0424076438</text:p>
          </table:table-cell>
          <table:table-cell office:value-type="float" office:value="0.1508656331" calcext:value-type="float">
            <text:p>0.1508656331</text:p>
          </table:table-cell>
          <table:table-cell office:value-type="float" office:value="0.1347000688" calcext:value-type="float">
            <text:p>0.1347000688</text:p>
          </table:table-cell>
          <table:table-cell office:value-type="float" office:value="-0.0908577039" calcext:value-type="float">
            <text:p>-0.0908577039</text:p>
          </table:table-cell>
          <table:table-cell office:value-type="float" office:value="0.1322026745" calcext:value-type="float">
            <text:p>0.1322026745</text:p>
          </table:table-cell>
          <table:table-cell office:value-type="float" office:value="0.1087513486" calcext:value-type="float">
            <text:p>0.1087513486</text:p>
          </table:table-cell>
          <table:table-cell office:value-type="float" office:value="0.1246685242" calcext:value-type="float">
            <text:p>0.1246685242</text:p>
          </table:table-cell>
          <table:table-cell office:value-type="float" office:value="0.0481896043" calcext:value-type="float">
            <text:p>0.0481896043</text:p>
          </table:table-cell>
          <table:table-cell office:value-type="float" office:value="0.0024800994" calcext:value-type="float">
            <text:p>0.0024800994</text:p>
          </table:table-cell>
          <table:table-cell office:value-type="float" office:value="0.1370975532" calcext:value-type="float">
            <text:p>0.1370975532</text:p>
          </table:table-cell>
          <table:table-cell office:value-type="float" office:value="-0.0144507846" calcext:value-type="float">
            <text:p>-0.0144507846</text:p>
          </table:table-cell>
          <table:table-cell office:value-type="float" office:value="0.0650029315" calcext:value-type="float">
            <text:p>0.0650029315</text:p>
          </table:table-cell>
          <table:table-cell office:value-type="float" office:value="-0.1133935846" calcext:value-type="float">
            <text:p>-0.1133935846</text:p>
          </table:table-cell>
          <table:table-cell office:value-type="float" office:value="0.0120360129" calcext:value-type="float">
            <text:p>0.0120360129</text:p>
          </table:table-cell>
          <table:table-cell office:value-type="float" office:value="0.0197141622" calcext:value-type="float">
            <text:p>0.0197141622</text:p>
          </table:table-cell>
          <table:table-cell office:value-type="float" office:value="0.1397896125" calcext:value-type="float">
            <text:p>0.1397896125</text:p>
          </table:table-cell>
          <table:table-cell office:value-type="float" office:value="-0.017444412" calcext:value-type="float">
            <text:p>-0.017444412</text:p>
          </table:table-cell>
          <table:table-cell office:value-type="float" office:value="0.0688278396" calcext:value-type="float">
            <text:p>0.0688278396</text:p>
          </table:table-cell>
          <table:table-cell office:value-type="float" office:value="0.0647095642" calcext:value-type="float">
            <text:p>0.0647095642</text:p>
          </table:table-cell>
          <table:table-cell office:value-type="float" office:value="0.1039257875" calcext:value-type="float">
            <text:p>0.1039257875</text:p>
          </table:table-cell>
          <table:table-cell office:value-type="float" office:value="0.0578809554" calcext:value-type="float">
            <text:p>0.0578809554</text:p>
          </table:table-cell>
          <table:table-cell office:value-type="float" office:value="0.1105730732" calcext:value-type="float">
            <text:p>0.1105730732</text:p>
          </table:table-cell>
          <table:table-cell office:value-type="float" office:value="0.0450513235" calcext:value-type="float">
            <text:p>0.0450513235</text:p>
          </table:table-cell>
          <table:table-cell office:value-type="float" office:value="0.0103036868" calcext:value-type="float">
            <text:p>0.0103036868</text:p>
          </table:table-cell>
          <table:table-cell office:value-type="float" office:value="0.1299145864" calcext:value-type="float">
            <text:p>0.1299145864</text:p>
          </table:table-cell>
          <table:table-cell office:value-type="float" office:value="-0.0731498038" calcext:value-type="float">
            <text:p>-0.0731498038</text:p>
          </table:table-cell>
          <table:table-cell office:value-type="float" office:value="0.1417098648" calcext:value-type="float">
            <text:p>0.1417098648</text:p>
          </table:table-cell>
          <table:table-cell office:value-type="float" office:value="-0.0141480212" calcext:value-type="float">
            <text:p>-0.0141480212</text:p>
          </table:table-cell>
          <table:table-cell office:value-type="float" office:value="0.0911214307" calcext:value-type="float">
            <text:p>0.0911214307</text:p>
          </table:table-cell>
          <table:table-cell office:value-type="float" office:value="0.0979531748" calcext:value-type="float">
            <text:p>0.0979531748</text:p>
          </table:table-cell>
          <table:table-cell office:value-type="float" office:value="0.0154437141" calcext:value-type="float">
            <text:p>0.0154437141</text:p>
          </table:table-cell>
          <table:table-cell office:value-type="float" office:value="0.1105053495" calcext:value-type="float">
            <text:p>0.1105053495</text:p>
          </table:table-cell>
          <table:table-cell office:value-type="float" office:value="-0.0247816988" calcext:value-type="float">
            <text:p>-0.0247816988</text:p>
          </table:table-cell>
          <table:table-cell office:value-type="float" office:value="0.0593250287" calcext:value-type="float">
            <text:p>0.0593250287</text:p>
          </table:table-cell>
          <table:table-cell office:value-type="float" office:value="0.1139823746" calcext:value-type="float">
            <text:p>0.1139823746</text:p>
          </table:table-cell>
          <table:table-cell office:value-type="float" office:value="0.1049474596" calcext:value-type="float">
            <text:p>0.1049474596</text:p>
          </table:table-cell>
          <table:table-cell office:value-type="float" office:value="-0.0141650063" calcext:value-type="float">
            <text:p>-0.0141650063</text:p>
          </table:table-cell>
          <table:table-cell office:value-type="float" office:value="-0.2697833487" calcext:value-type="float">
            <text:p>-0.2697833487</text:p>
          </table:table-cell>
          <table:table-cell office:value-type="float" office:value="0.0054667186" calcext:value-type="float">
            <text:p>0.0054667186</text:p>
          </table:table-cell>
          <table:table-cell office:value-type="float" office:value="-0.1528835195" calcext:value-type="float">
            <text:p>-0.1528835195</text:p>
          </table:table-cell>
          <table:table-cell office:value-type="float" office:value="-0.0359867227" calcext:value-type="float">
            <text:p>-0.0359867227</text:p>
          </table:table-cell>
          <table:table-cell office:value-type="float" office:value="0.0243283195" calcext:value-type="float">
            <text:p>0.0243283195</text:p>
          </table:table-cell>
          <table:table-cell office:value-type="float" office:value="0.0489269666" calcext:value-type="float">
            <text:p>0.0489269666</text:p>
          </table:table-cell>
          <table:table-cell office:value-type="float" office:value="0.0747114621" calcext:value-type="float">
            <text:p>0.0747114621</text:p>
          </table:table-cell>
          <table:table-cell office:value-type="float" office:value="-0.0578340072" calcext:value-type="float">
            <text:p>-0.0578340072</text:p>
          </table:table-cell>
          <table:table-cell office:value-type="float" office:value="0.1369759895" calcext:value-type="float">
            <text:p>0.1369759895</text:p>
          </table:table-cell>
          <table:table-cell office:value-type="float" office:value="-0.0754456354" calcext:value-type="float">
            <text:p>-0.0754456354</text:p>
          </table:table-cell>
          <table:table-cell office:value-type="float" office:value="-0.0939077142" calcext:value-type="float">
            <text:p>-0.0939077142</text:p>
          </table:table-cell>
          <table:table-cell office:value-type="float" office:value="0.0743079245" calcext:value-type="float">
            <text:p>0.0743079245</text:p>
          </table:table-cell>
        </table:table-row>
        <table:table-row table:style-name="ro1">
          <table:table-cell office:value-type="float" office:value="-0.0467632845" calcext:value-type="float">
            <text:p>-0.0467632845</text:p>
          </table:table-cell>
          <table:table-cell office:value-type="float" office:value="-0.0463675207" calcext:value-type="float">
            <text:p>-0.0463675207</text:p>
          </table:table-cell>
          <table:table-cell office:value-type="float" office:value="-0.1437840924" calcext:value-type="float">
            <text:p>-0.1437840924</text:p>
          </table:table-cell>
          <table:table-cell office:value-type="float" office:value="0.1062669079" calcext:value-type="float">
            <text:p>0.1062669079</text:p>
          </table:table-cell>
          <table:table-cell office:value-type="float" office:value="-0.0115968689" calcext:value-type="float">
            <text:p>-0.0115968689</text:p>
          </table:table-cell>
          <table:table-cell office:value-type="float" office:value="-0.2525151981" calcext:value-type="float">
            <text:p>-0.2525151981</text:p>
          </table:table-cell>
          <table:table-cell office:value-type="float" office:value="-0.0875485712" calcext:value-type="float">
            <text:p>-0.0875485712</text:p>
          </table:table-cell>
          <table:table-cell office:value-type="float" office:value="0.068995121" calcext:value-type="float">
            <text:p>0.068995121</text:p>
          </table:table-cell>
          <table:table-cell office:value-type="float" office:value="-0.1000632961" calcext:value-type="float">
            <text:p>-0.1000632961</text:p>
          </table:table-cell>
          <table:table-cell office:value-type="float" office:value="0.2233809157" calcext:value-type="float">
            <text:p>0.2233809157</text:p>
          </table:table-cell>
          <table:table-cell office:value-type="float" office:value="-0.1121948986" calcext:value-type="float">
            <text:p>-0.1121948986</text:p>
          </table:table-cell>
          <table:table-cell office:value-type="float" office:value="-0.0183053765" calcext:value-type="float">
            <text:p>-0.0183053765</text:p>
          </table:table-cell>
          <table:table-cell office:value-type="float" office:value="0.0836179157" calcext:value-type="float">
            <text:p>0.0836179157</text:p>
          </table:table-cell>
          <table:table-cell office:value-type="float" office:value="0.119915862" calcext:value-type="float">
            <text:p>0.119915862</text:p>
          </table:table-cell>
          <table:table-cell office:value-type="float" office:value="-0.1887910896" calcext:value-type="float">
            <text:p>-0.1887910896</text:p>
          </table:table-cell>
          <table:table-cell office:value-type="float" office:value="-0.0482227111" calcext:value-type="float">
            <text:p>-0.0482227111</text:p>
          </table:table-cell>
          <table:table-cell office:value-type="float" office:value="-0.1239753408" calcext:value-type="float">
            <text:p>-0.1239753408</text:p>
          </table:table-cell>
          <table:table-cell office:value-type="float" office:value="-0.0190633552" calcext:value-type="float">
            <text:p>-0.0190633552</text:p>
          </table:table-cell>
          <table:table-cell office:value-type="float" office:value="0.0047437821" calcext:value-type="float">
            <text:p>0.0047437821</text:p>
          </table:table-cell>
          <table:table-cell office:value-type="float" office:value="-0.0141951905" calcext:value-type="float">
            <text:p>-0.0141951905</text:p>
          </table:table-cell>
          <table:table-cell office:value-type="float" office:value="0.0176860794" calcext:value-type="float">
            <text:p>0.0176860794</text:p>
          </table:table-cell>
          <table:table-cell office:value-type="float" office:value="-0.0524494033" calcext:value-type="float">
            <text:p>-0.0524494033</text:p>
          </table:table-cell>
          <table:table-cell office:value-type="float" office:value="0.0014563933" calcext:value-type="float">
            <text:p>0.0014563933</text:p>
          </table:table-cell>
          <table:table-cell office:value-type="float" office:value="0.0176198195" calcext:value-type="float">
            <text:p>0.0176198195</text:p>
          </table:table-cell>
          <table:table-cell office:value-type="float" office:value="-0.0534156196" calcext:value-type="float">
            <text:p>-0.0534156196</text:p>
          </table:table-cell>
          <table:table-cell office:value-type="float" office:value="-0.025309784" calcext:value-type="float">
            <text:p>-0.025309784</text:p>
          </table:table-cell>
          <table:table-cell office:value-type="float" office:value="0.0824918556" calcext:value-type="float">
            <text:p>0.0824918556</text:p>
          </table:table-cell>
          <table:table-cell office:value-type="float" office:value="0.0424210508" calcext:value-type="float">
            <text:p>0.0424210508</text:p>
          </table:table-cell>
          <table:table-cell office:value-type="float" office:value="-0.0914488988" calcext:value-type="float">
            <text:p>-0.0914488988</text:p>
          </table:table-cell>
          <table:table-cell office:value-type="float" office:value="1" calcext:value-type="float">
            <text:p>1</text:p>
          </table:table-cell>
          <table:table-cell office:value-type="float" office:value="0.1974134766" calcext:value-type="float">
            <text:p>0.1974134766</text:p>
          </table:table-cell>
          <table:table-cell office:value-type="float" office:value="0.0685115046" calcext:value-type="float">
            <text:p>0.0685115046</text:p>
          </table:table-cell>
          <table:table-cell office:value-type="float" office:value="-0.0612079338" calcext:value-type="float">
            <text:p>-0.0612079338</text:p>
          </table:table-cell>
          <table:table-cell office:value-type="float" office:value="0.0867876255" calcext:value-type="float">
            <text:p>0.0867876255</text:p>
          </table:table-cell>
          <table:table-cell office:value-type="float" office:value="-0.0357563753" calcext:value-type="float">
            <text:p>-0.0357563753</text:p>
          </table:table-cell>
          <table:table-cell office:value-type="float" office:value="0.0035203378" calcext:value-type="float">
            <text:p>0.0035203378</text:p>
          </table:table-cell>
          <table:table-cell office:value-type="float" office:value="0.0002967909" calcext:value-type="float">
            <text:p>0.0002967909</text:p>
          </table:table-cell>
          <table:table-cell office:value-type="float" office:value="0.0863513315" calcext:value-type="float">
            <text:p>0.0863513315</text:p>
          </table:table-cell>
          <table:table-cell office:value-type="float" office:value="0.0347014789" calcext:value-type="float">
            <text:p>0.0347014789</text:p>
          </table:table-cell>
          <table:table-cell office:value-type="float" office:value="-0.1101519803" calcext:value-type="float">
            <text:p>-0.1101519803</text:p>
          </table:table-cell>
          <table:table-cell office:value-type="float" office:value="0.0146817432" calcext:value-type="float">
            <text:p>0.0146817432</text:p>
          </table:table-cell>
          <table:table-cell office:value-type="float" office:value="-0.0487760007" calcext:value-type="float">
            <text:p>-0.0487760007</text:p>
          </table:table-cell>
          <table:table-cell office:value-type="float" office:value="0.0547717271" calcext:value-type="float">
            <text:p>0.0547717271</text:p>
          </table:table-cell>
          <table:table-cell office:value-type="float" office:value="-0.0060004983" calcext:value-type="float">
            <text:p>-0.0060004983</text:p>
          </table:table-cell>
          <table:table-cell office:value-type="float" office:value="0.1913220975" calcext:value-type="float">
            <text:p>0.1913220975</text:p>
          </table:table-cell>
          <table:table-cell office:value-type="float" office:value="-0.0123320132" calcext:value-type="float">
            <text:p>-0.0123320132</text:p>
          </table:table-cell>
          <table:table-cell office:value-type="float" office:value="0.0159465388" calcext:value-type="float">
            <text:p>0.0159465388</text:p>
          </table:table-cell>
          <table:table-cell office:value-type="float" office:value="0.1030713018" calcext:value-type="float">
            <text:p>0.1030713018</text:p>
          </table:table-cell>
          <table:table-cell office:value-type="float" office:value="-0.1681642194" calcext:value-type="float">
            <text:p>-0.1681642194</text:p>
          </table:table-cell>
          <table:table-cell office:value-type="float" office:value="0.2016250624" calcext:value-type="float">
            <text:p>0.2016250624</text:p>
          </table:table-cell>
          <table:table-cell office:value-type="float" office:value="0.0997018539" calcext:value-type="float">
            <text:p>0.0997018539</text:p>
          </table:table-cell>
          <table:table-cell office:value-type="float" office:value="0.0810909541" calcext:value-type="float">
            <text:p>0.0810909541</text:p>
          </table:table-cell>
          <table:table-cell office:value-type="float" office:value="-0.0748875045" calcext:value-type="float">
            <text:p>-0.0748875045</text:p>
          </table:table-cell>
          <table:table-cell office:value-type="float" office:value="0.0634158669" calcext:value-type="float">
            <text:p>0.0634158669</text:p>
          </table:table-cell>
          <table:table-cell office:value-type="float" office:value="-0.0845868723" calcext:value-type="float">
            <text:p>-0.0845868723</text:p>
          </table:table-cell>
          <table:table-cell office:value-type="float" office:value="-0.0935971765" calcext:value-type="float">
            <text:p>-0.0935971765</text:p>
          </table:table-cell>
          <table:table-cell office:value-type="float" office:value="0.1252024388" calcext:value-type="float">
            <text:p>0.1252024388</text:p>
          </table:table-cell>
          <table:table-cell office:value-type="float" office:value="-0.0271320253" calcext:value-type="float">
            <text:p>-0.0271320253</text:p>
          </table:table-cell>
          <table:table-cell office:value-type="float" office:value="0.152508532" calcext:value-type="float">
            <text:p>0.152508532</text:p>
          </table:table-cell>
          <table:table-cell office:value-type="float" office:value="-0.0763149746" calcext:value-type="float">
            <text:p>-0.0763149746</text:p>
          </table:table-cell>
          <table:table-cell office:value-type="float" office:value="-0.0425824009" calcext:value-type="float">
            <text:p>-0.0425824009</text:p>
          </table:table-cell>
          <table:table-cell office:value-type="float" office:value="-0.0225401613" calcext:value-type="float">
            <text:p>-0.0225401613</text:p>
          </table:table-cell>
          <table:table-cell office:value-type="float" office:value="0.129063951" calcext:value-type="float">
            <text:p>0.129063951</text:p>
          </table:table-cell>
          <table:table-cell office:value-type="float" office:value="-0.0832409798" calcext:value-type="float">
            <text:p>-0.0832409798</text:p>
          </table:table-cell>
          <table:table-cell office:value-type="float" office:value="-0.1231272906" calcext:value-type="float">
            <text:p>-0.1231272906</text:p>
          </table:table-cell>
          <table:table-cell office:value-type="float" office:value="-0.1053250572" calcext:value-type="float">
            <text:p>-0.1053250572</text:p>
          </table:table-cell>
          <table:table-cell office:value-type="float" office:value="0.0118528833" calcext:value-type="float">
            <text:p>0.0118528833</text:p>
          </table:table-cell>
          <table:table-cell office:value-type="float" office:value="0.1188668163" calcext:value-type="float">
            <text:p>0.1188668163</text:p>
          </table:table-cell>
          <table:table-cell office:value-type="float" office:value="-0.0220803582" calcext:value-type="float">
            <text:p>-0.0220803582</text:p>
          </table:table-cell>
          <table:table-cell office:value-type="float" office:value="-0.1016502697" calcext:value-type="float">
            <text:p>-0.1016502697</text:p>
          </table:table-cell>
          <table:table-cell office:value-type="float" office:value="-0.1684064916" calcext:value-type="float">
            <text:p>-0.1684064916</text:p>
          </table:table-cell>
          <table:table-cell office:value-type="float" office:value="0.0769367277" calcext:value-type="float">
            <text:p>0.0769367277</text:p>
          </table:table-cell>
          <table:table-cell office:value-type="float" office:value="-0.0552035955" calcext:value-type="float">
            <text:p>-0.0552035955</text:p>
          </table:table-cell>
          <table:table-cell office:value-type="float" office:value="0.0205231858" calcext:value-type="float">
            <text:p>0.0205231858</text:p>
          </table:table-cell>
          <table:table-cell office:value-type="float" office:value="0.1263892615" calcext:value-type="float">
            <text:p>0.1263892615</text:p>
          </table:table-cell>
          <table:table-cell office:value-type="float" office:value="0.0803837065" calcext:value-type="float">
            <text:p>0.0803837065</text:p>
          </table:table-cell>
          <table:table-cell office:value-type="float" office:value="-0.1353559001" calcext:value-type="float">
            <text:p>-0.1353559001</text:p>
          </table:table-cell>
          <table:table-cell office:value-type="float" office:value="-0.0788900653" calcext:value-type="float">
            <text:p>-0.0788900653</text:p>
          </table:table-cell>
          <table:table-cell office:value-type="float" office:value="-0.1090596977" calcext:value-type="float">
            <text:p>-0.1090596977</text:p>
          </table:table-cell>
          <table:table-cell office:value-type="float" office:value="-0.0045852534" calcext:value-type="float">
            <text:p>-0.0045852534</text:p>
          </table:table-cell>
          <table:table-cell office:value-type="float" office:value="-0.0587656374" calcext:value-type="float">
            <text:p>-0.0587656374</text:p>
          </table:table-cell>
          <table:table-cell office:value-type="float" office:value="0.0532745606" calcext:value-type="float">
            <text:p>0.0532745606</text:p>
          </table:table-cell>
          <table:table-cell office:value-type="float" office:value="-0.0554027917" calcext:value-type="float">
            <text:p>-0.0554027917</text:p>
          </table:table-cell>
          <table:table-cell office:value-type="float" office:value="0.0593976787" calcext:value-type="float">
            <text:p>0.0593976787</text:p>
          </table:table-cell>
          <table:table-cell office:value-type="float" office:value="0.1075913449" calcext:value-type="float">
            <text:p>0.1075913449</text:p>
          </table:table-cell>
          <table:table-cell office:value-type="float" office:value="-0.0621955467" calcext:value-type="float">
            <text:p>-0.0621955467</text:p>
          </table:table-cell>
        </table:table-row>
        <table:table-row table:style-name="ro1">
          <table:table-cell office:value-type="float" office:value="-0.0399773109" calcext:value-type="float">
            <text:p>-0.0399773109</text:p>
          </table:table-cell>
          <table:table-cell office:value-type="float" office:value="-0.0145225996" calcext:value-type="float">
            <text:p>-0.0145225996</text:p>
          </table:table-cell>
          <table:table-cell office:value-type="float" office:value="-0.0909155058" calcext:value-type="float">
            <text:p>-0.0909155058</text:p>
          </table:table-cell>
          <table:table-cell office:value-type="float" office:value="0.2639085287" calcext:value-type="float">
            <text:p>0.2639085287</text:p>
          </table:table-cell>
          <table:table-cell office:value-type="float" office:value="-0.092846776" calcext:value-type="float">
            <text:p>-0.092846776</text:p>
          </table:table-cell>
          <table:table-cell office:value-type="float" office:value="0.0066773886" calcext:value-type="float">
            <text:p>0.0066773886</text:p>
          </table:table-cell>
          <table:table-cell office:value-type="float" office:value="0.1601058489" calcext:value-type="float">
            <text:p>0.1601058489</text:p>
          </table:table-cell>
          <table:table-cell office:value-type="float" office:value="0.1653365427" calcext:value-type="float">
            <text:p>0.1653365427</text:p>
          </table:table-cell>
          <table:table-cell office:value-type="float" office:value="-0.0881559622" calcext:value-type="float">
            <text:p>-0.0881559622</text:p>
          </table:table-cell>
          <table:table-cell office:value-type="float" office:value="0.2303375041" calcext:value-type="float">
            <text:p>0.2303375041</text:p>
          </table:table-cell>
          <table:table-cell office:value-type="float" office:value="-0.0895488286" calcext:value-type="float">
            <text:p>-0.0895488286</text:p>
          </table:table-cell>
          <table:table-cell office:value-type="float" office:value="-0.0597554457" calcext:value-type="float">
            <text:p>-0.0597554457</text:p>
          </table:table-cell>
          <table:table-cell office:value-type="float" office:value="0.0282107261" calcext:value-type="float">
            <text:p>0.0282107261</text:p>
          </table:table-cell>
          <table:table-cell office:value-type="float" office:value="-0.0063348203" calcext:value-type="float">
            <text:p>-0.0063348203</text:p>
          </table:table-cell>
          <table:table-cell office:value-type="float" office:value="0.0471208162" calcext:value-type="float">
            <text:p>0.0471208162</text:p>
          </table:table-cell>
          <table:table-cell office:value-type="float" office:value="0.0366869056" calcext:value-type="float">
            <text:p>0.0366869056</text:p>
          </table:table-cell>
          <table:table-cell office:value-type="float" office:value="-0.1862128367" calcext:value-type="float">
            <text:p>-0.1862128367</text:p>
          </table:table-cell>
          <table:table-cell office:value-type="float" office:value="0.1430314762" calcext:value-type="float">
            <text:p>0.1430314762</text:p>
          </table:table-cell>
          <table:table-cell office:value-type="float" office:value="0.1330853911" calcext:value-type="float">
            <text:p>0.1330853911</text:p>
          </table:table-cell>
          <table:table-cell office:value-type="float" office:value="0.0161709263" calcext:value-type="float">
            <text:p>0.0161709263</text:p>
          </table:table-cell>
          <table:table-cell office:value-type="float" office:value="0.0591271404" calcext:value-type="float">
            <text:p>0.0591271404</text:p>
          </table:table-cell>
          <table:table-cell office:value-type="float" office:value="0.0257296071" calcext:value-type="float">
            <text:p>0.0257296071</text:p>
          </table:table-cell>
          <table:table-cell office:value-type="float" office:value="0.1306237468" calcext:value-type="float">
            <text:p>0.1306237468</text:p>
          </table:table-cell>
          <table:table-cell office:value-type="float" office:value="-0.0546705299" calcext:value-type="float">
            <text:p>-0.0546705299</text:p>
          </table:table-cell>
          <table:table-cell office:value-type="float" office:value="0.0504356782" calcext:value-type="float">
            <text:p>0.0504356782</text:p>
          </table:table-cell>
          <table:table-cell office:value-type="float" office:value="0.1438845594" calcext:value-type="float">
            <text:p>0.1438845594</text:p>
          </table:table-cell>
          <table:table-cell office:value-type="float" office:value="0.1045204051" calcext:value-type="float">
            <text:p>0.1045204051</text:p>
          </table:table-cell>
          <table:table-cell office:value-type="float" office:value="0.1084694898" calcext:value-type="float">
            <text:p>0.1084694898</text:p>
          </table:table-cell>
          <table:table-cell office:value-type="float" office:value="0.0137244694" calcext:value-type="float">
            <text:p>0.0137244694</text:p>
          </table:table-cell>
          <table:table-cell office:value-type="float" office:value="0.1974134766" calcext:value-type="float">
            <text:p>0.1974134766</text:p>
          </table:table-cell>
          <table:table-cell office:value-type="float" office:value="1" calcext:value-type="float">
            <text:p>1</text:p>
          </table:table-cell>
          <table:table-cell office:value-type="float" office:value="-0.0345145498" calcext:value-type="float">
            <text:p>-0.0345145498</text:p>
          </table:table-cell>
          <table:table-cell office:value-type="float" office:value="0.1321137921" calcext:value-type="float">
            <text:p>0.1321137921</text:p>
          </table:table-cell>
          <table:table-cell office:value-type="float" office:value="-0.083253694" calcext:value-type="float">
            <text:p>-0.083253694</text:p>
          </table:table-cell>
          <table:table-cell office:value-type="float" office:value="0.1559585765" calcext:value-type="float">
            <text:p>0.1559585765</text:p>
          </table:table-cell>
          <table:table-cell office:value-type="float" office:value="-0.024481822" calcext:value-type="float">
            <text:p>-0.024481822</text:p>
          </table:table-cell>
          <table:table-cell office:value-type="float" office:value="-0.0063034168" calcext:value-type="float">
            <text:p>-0.0063034168</text:p>
          </table:table-cell>
          <table:table-cell office:value-type="float" office:value="-0.0223719594" calcext:value-type="float">
            <text:p>-0.0223719594</text:p>
          </table:table-cell>
          <table:table-cell office:value-type="float" office:value="-0.0560543782" calcext:value-type="float">
            <text:p>-0.0560543782</text:p>
          </table:table-cell>
          <table:table-cell office:value-type="float" office:value="0.0727108159" calcext:value-type="float">
            <text:p>0.0727108159</text:p>
          </table:table-cell>
          <table:table-cell office:value-type="float" office:value="-0.2392048796" calcext:value-type="float">
            <text:p>-0.2392048796</text:p>
          </table:table-cell>
          <table:table-cell office:value-type="float" office:value="-0.0206088968" calcext:value-type="float">
            <text:p>-0.0206088968</text:p>
          </table:table-cell>
          <table:table-cell office:value-type="float" office:value="0.1151888476" calcext:value-type="float">
            <text:p>0.1151888476</text:p>
          </table:table-cell>
          <table:table-cell office:value-type="float" office:value="0.1005856961" calcext:value-type="float">
            <text:p>0.1005856961</text:p>
          </table:table-cell>
          <table:table-cell office:value-type="float" office:value="-0.0120883905" calcext:value-type="float">
            <text:p>-0.0120883905</text:p>
          </table:table-cell>
          <table:table-cell office:value-type="float" office:value="0.1205347336" calcext:value-type="float">
            <text:p>0.1205347336</text:p>
          </table:table-cell>
          <table:table-cell office:value-type="float" office:value="0.1511465696" calcext:value-type="float">
            <text:p>0.1511465696</text:p>
          </table:table-cell>
          <table:table-cell office:value-type="float" office:value="0.0754782399" calcext:value-type="float">
            <text:p>0.0754782399</text:p>
          </table:table-cell>
          <table:table-cell office:value-type="float" office:value="0.0944974297" calcext:value-type="float">
            <text:p>0.0944974297</text:p>
          </table:table-cell>
          <table:table-cell office:value-type="float" office:value="-0.0507652507" calcext:value-type="float">
            <text:p>-0.0507652507</text:p>
          </table:table-cell>
          <table:table-cell office:value-type="float" office:value="0.127399711" calcext:value-type="float">
            <text:p>0.127399711</text:p>
          </table:table-cell>
          <table:table-cell office:value-type="float" office:value="0.0190302232" calcext:value-type="float">
            <text:p>0.0190302232</text:p>
          </table:table-cell>
          <table:table-cell office:value-type="float" office:value="0.0939926322" calcext:value-type="float">
            <text:p>0.0939926322</text:p>
          </table:table-cell>
          <table:table-cell office:value-type="float" office:value="-0.072966621" calcext:value-type="float">
            <text:p>-0.072966621</text:p>
          </table:table-cell>
          <table:table-cell office:value-type="float" office:value="0.1552290805" calcext:value-type="float">
            <text:p>0.1552290805</text:p>
          </table:table-cell>
          <table:table-cell office:value-type="float" office:value="0.1313640629" calcext:value-type="float">
            <text:p>0.1313640629</text:p>
          </table:table-cell>
          <table:table-cell office:value-type="float" office:value="0.2533488141" calcext:value-type="float">
            <text:p>0.2533488141</text:p>
          </table:table-cell>
          <table:table-cell office:value-type="float" office:value="0.124853217" calcext:value-type="float">
            <text:p>0.124853217</text:p>
          </table:table-cell>
          <table:table-cell office:value-type="float" office:value="0.0976837221" calcext:value-type="float">
            <text:p>0.0976837221</text:p>
          </table:table-cell>
          <table:table-cell office:value-type="float" office:value="0.0756660408" calcext:value-type="float">
            <text:p>0.0756660408</text:p>
          </table:table-cell>
          <table:table-cell office:value-type="float" office:value="0.1161713647" calcext:value-type="float">
            <text:p>0.1161713647</text:p>
          </table:table-cell>
          <table:table-cell office:value-type="float" office:value="0.1192361679" calcext:value-type="float">
            <text:p>0.1192361679</text:p>
          </table:table-cell>
          <table:table-cell office:value-type="float" office:value="0.052599303" calcext:value-type="float">
            <text:p>0.052599303</text:p>
          </table:table-cell>
          <table:table-cell office:value-type="float" office:value="0.0631099131" calcext:value-type="float">
            <text:p>0.0631099131</text:p>
          </table:table-cell>
          <table:table-cell office:value-type="float" office:value="-0.0230057506" calcext:value-type="float">
            <text:p>-0.0230057506</text:p>
          </table:table-cell>
          <table:table-cell office:value-type="float" office:value="0.0208862932" calcext:value-type="float">
            <text:p>0.0208862932</text:p>
          </table:table-cell>
          <table:table-cell office:value-type="float" office:value="-0.0443229193" calcext:value-type="float">
            <text:p>-0.0443229193</text:p>
          </table:table-cell>
          <table:table-cell office:value-type="float" office:value="0.1391058711" calcext:value-type="float">
            <text:p>0.1391058711</text:p>
          </table:table-cell>
          <table:table-cell office:value-type="float" office:value="0.0814449279" calcext:value-type="float">
            <text:p>0.0814449279</text:p>
          </table:table-cell>
          <table:table-cell office:value-type="float" office:value="-0.0200089179" calcext:value-type="float">
            <text:p>-0.0200089179</text:p>
          </table:table-cell>
          <table:table-cell office:value-type="float" office:value="-0.0334985475" calcext:value-type="float">
            <text:p>-0.0334985475</text:p>
          </table:table-cell>
          <table:table-cell office:value-type="float" office:value="-0.0086364083" calcext:value-type="float">
            <text:p>-0.0086364083</text:p>
          </table:table-cell>
          <table:table-cell office:value-type="float" office:value="0.0265993497" calcext:value-type="float">
            <text:p>0.0265993497</text:p>
          </table:table-cell>
          <table:table-cell office:value-type="float" office:value="0.0154524398" calcext:value-type="float">
            <text:p>0.0154524398</text:p>
          </table:table-cell>
          <table:table-cell office:value-type="float" office:value="-0.1599135877" calcext:value-type="float">
            <text:p>-0.1599135877</text:p>
          </table:table-cell>
          <table:table-cell office:value-type="float" office:value="-0.0131393758" calcext:value-type="float">
            <text:p>-0.0131393758</text:p>
          </table:table-cell>
          <table:table-cell office:value-type="float" office:value="0.0498601108" calcext:value-type="float">
            <text:p>0.0498601108</text:p>
          </table:table-cell>
          <table:table-cell office:value-type="float" office:value="0.0888384568" calcext:value-type="float">
            <text:p>0.0888384568</text:p>
          </table:table-cell>
          <table:table-cell office:value-type="float" office:value="0.1313479269" calcext:value-type="float">
            <text:p>0.1313479269</text:p>
          </table:table-cell>
          <table:table-cell office:value-type="float" office:value="0.065349516" calcext:value-type="float">
            <text:p>0.065349516</text:p>
          </table:table-cell>
          <table:table-cell office:value-type="float" office:value="0.1480237431" calcext:value-type="float">
            <text:p>0.1480237431</text:p>
          </table:table-cell>
          <table:table-cell office:value-type="float" office:value="-0.1047636813" calcext:value-type="float">
            <text:p>-0.1047636813</text:p>
          </table:table-cell>
          <table:table-cell office:value-type="float" office:value="-0.1275069991" calcext:value-type="float">
            <text:p>-0.1275069991</text:p>
          </table:table-cell>
          <table:table-cell office:value-type="float" office:value="0.1229420779" calcext:value-type="float">
            <text:p>0.1229420779</text:p>
          </table:table-cell>
          <table:table-cell office:value-type="float" office:value="0.0255555748" calcext:value-type="float">
            <text:p>0.0255555748</text:p>
          </table:table-cell>
          <table:table-cell office:value-type="float" office:value="0.0828526101" calcext:value-type="float">
            <text:p>0.0828526101</text:p>
          </table:table-cell>
        </table:table-row>
        <table:table-row table:style-name="ro1">
          <table:table-cell office:value-type="float" office:value="0.1115036582" calcext:value-type="float">
            <text:p>0.1115036582</text:p>
          </table:table-cell>
          <table:table-cell office:value-type="float" office:value="0.099132038" calcext:value-type="float">
            <text:p>0.099132038</text:p>
          </table:table-cell>
          <table:table-cell office:value-type="float" office:value="0.0150462803" calcext:value-type="float">
            <text:p>0.0150462803</text:p>
          </table:table-cell>
          <table:table-cell office:value-type="float" office:value="-0.0356517133" calcext:value-type="float">
            <text:p>-0.0356517133</text:p>
          </table:table-cell>
          <table:table-cell office:value-type="float" office:value="0.2401111703" calcext:value-type="float">
            <text:p>0.2401111703</text:p>
          </table:table-cell>
          <table:table-cell office:value-type="float" office:value="-0.0365480875" calcext:value-type="float">
            <text:p>-0.0365480875</text:p>
          </table:table-cell>
          <table:table-cell office:value-type="float" office:value="-0.132981772" calcext:value-type="float">
            <text:p>-0.132981772</text:p>
          </table:table-cell>
          <table:table-cell office:value-type="float" office:value="-0.1373810336" calcext:value-type="float">
            <text:p>-0.1373810336</text:p>
          </table:table-cell>
          <table:table-cell office:value-type="float" office:value="-0.1064404418" calcext:value-type="float">
            <text:p>-0.1064404418</text:p>
          </table:table-cell>
          <table:table-cell office:value-type="float" office:value="0.0468302689" calcext:value-type="float">
            <text:p>0.0468302689</text:p>
          </table:table-cell>
          <table:table-cell office:value-type="float" office:value="0.0020157266" calcext:value-type="float">
            <text:p>0.0020157266</text:p>
          </table:table-cell>
          <table:table-cell office:value-type="float" office:value="0.0293048483" calcext:value-type="float">
            <text:p>0.0293048483</text:p>
          </table:table-cell>
          <table:table-cell office:value-type="float" office:value="-0.060603601" calcext:value-type="float">
            <text:p>-0.060603601</text:p>
          </table:table-cell>
          <table:table-cell office:value-type="float" office:value="0.0072282524" calcext:value-type="float">
            <text:p>0.0072282524</text:p>
          </table:table-cell>
          <table:table-cell office:value-type="float" office:value="-0.2133416536" calcext:value-type="float">
            <text:p>-0.2133416536</text:p>
          </table:table-cell>
          <table:table-cell office:value-type="float" office:value="-0.0350830629" calcext:value-type="float">
            <text:p>-0.0350830629</text:p>
          </table:table-cell>
          <table:table-cell office:value-type="float" office:value="-0.044681267" calcext:value-type="float">
            <text:p>-0.044681267</text:p>
          </table:table-cell>
          <table:table-cell office:value-type="float" office:value="0.0884314542" calcext:value-type="float">
            <text:p>0.0884314542</text:p>
          </table:table-cell>
          <table:table-cell office:value-type="float" office:value="-0.0047631407" calcext:value-type="float">
            <text:p>-0.0047631407</text:p>
          </table:table-cell>
          <table:table-cell office:value-type="float" office:value="-0.0837351336" calcext:value-type="float">
            <text:p>-0.0837351336</text:p>
          </table:table-cell>
          <table:table-cell office:value-type="float" office:value="-0.1325086585" calcext:value-type="float">
            <text:p>-0.1325086585</text:p>
          </table:table-cell>
          <table:table-cell office:value-type="float" office:value="-0.0579042351" calcext:value-type="float">
            <text:p>-0.0579042351</text:p>
          </table:table-cell>
          <table:table-cell office:value-type="float" office:value="0.1548523566" calcext:value-type="float">
            <text:p>0.1548523566</text:p>
          </table:table-cell>
          <table:table-cell office:value-type="float" office:value="-0.0604024869" calcext:value-type="float">
            <text:p>-0.0604024869</text:p>
          </table:table-cell>
          <table:table-cell office:value-type="float" office:value="0.0359700425" calcext:value-type="float">
            <text:p>0.0359700425</text:p>
          </table:table-cell>
          <table:table-cell office:value-type="float" office:value="0.0059730731" calcext:value-type="float">
            <text:p>0.0059730731</text:p>
          </table:table-cell>
          <table:table-cell office:value-type="float" office:value="-0.0473483475" calcext:value-type="float">
            <text:p>-0.0473483475</text:p>
          </table:table-cell>
          <table:table-cell office:value-type="float" office:value="-0.1201092779" calcext:value-type="float">
            <text:p>-0.1201092779</text:p>
          </table:table-cell>
          <table:table-cell office:value-type="float" office:value="-0.0649704796" calcext:value-type="float">
            <text:p>-0.0649704796</text:p>
          </table:table-cell>
          <table:table-cell office:value-type="float" office:value="0.0685115046" calcext:value-type="float">
            <text:p>0.0685115046</text:p>
          </table:table-cell>
          <table:table-cell office:value-type="float" office:value="-0.0345145498" calcext:value-type="float">
            <text:p>-0.0345145498</text:p>
          </table:table-cell>
          <table:table-cell office:value-type="float" office:value="1" calcext:value-type="float">
            <text:p>1</text:p>
          </table:table-cell>
          <table:table-cell office:value-type="float" office:value="-0.1887699073" calcext:value-type="float">
            <text:p>-0.1887699073</text:p>
          </table:table-cell>
          <table:table-cell office:value-type="float" office:value="-0.0022342198" calcext:value-type="float">
            <text:p>-0.0022342198</text:p>
          </table:table-cell>
          <table:table-cell office:value-type="float" office:value="-0.1057314289" calcext:value-type="float">
            <text:p>-0.1057314289</text:p>
          </table:table-cell>
          <table:table-cell office:value-type="float" office:value="0.0608490118" calcext:value-type="float">
            <text:p>0.0608490118</text:p>
          </table:table-cell>
          <table:table-cell office:value-type="float" office:value="-0.008971314" calcext:value-type="float">
            <text:p>-0.008971314</text:p>
          </table:table-cell>
          <table:table-cell office:value-type="float" office:value="-0.0894225848" calcext:value-type="float">
            <text:p>-0.0894225848</text:p>
          </table:table-cell>
          <table:table-cell office:value-type="float" office:value="0.0832161957" calcext:value-type="float">
            <text:p>0.0832161957</text:p>
          </table:table-cell>
          <table:table-cell office:value-type="float" office:value="-0.0874918574" calcext:value-type="float">
            <text:p>-0.0874918574</text:p>
          </table:table-cell>
          <table:table-cell office:value-type="float" office:value="-0.013124116" calcext:value-type="float">
            <text:p>-0.013124116</text:p>
          </table:table-cell>
          <table:table-cell office:value-type="float" office:value="-0.0079242728" calcext:value-type="float">
            <text:p>-0.0079242728</text:p>
          </table:table-cell>
          <table:table-cell office:value-type="float" office:value="-0.1372183605" calcext:value-type="float">
            <text:p>-0.1372183605</text:p>
          </table:table-cell>
          <table:table-cell office:value-type="float" office:value="-0.0221866049" calcext:value-type="float">
            <text:p>-0.0221866049</text:p>
          </table:table-cell>
          <table:table-cell office:value-type="float" office:value="-0.0130451496" calcext:value-type="float">
            <text:p>-0.0130451496</text:p>
          </table:table-cell>
          <table:table-cell office:value-type="float" office:value="-0.0065917516" calcext:value-type="float">
            <text:p>-0.0065917516</text:p>
          </table:table-cell>
          <table:table-cell office:value-type="float" office:value="-0.1796088615" calcext:value-type="float">
            <text:p>-0.1796088615</text:p>
          </table:table-cell>
          <table:table-cell office:value-type="float" office:value="0.1015265362" calcext:value-type="float">
            <text:p>0.1015265362</text:p>
          </table:table-cell>
          <table:table-cell office:value-type="float" office:value="0.0882853782" calcext:value-type="float">
            <text:p>0.0882853782</text:p>
          </table:table-cell>
          <table:table-cell office:value-type="float" office:value="-0.0518102195" calcext:value-type="float">
            <text:p>-0.0518102195</text:p>
          </table:table-cell>
          <table:table-cell office:value-type="float" office:value="-0.1309758914" calcext:value-type="float">
            <text:p>-0.1309758914</text:p>
          </table:table-cell>
          <table:table-cell office:value-type="float" office:value="-0.1057696159" calcext:value-type="float">
            <text:p>-0.1057696159</text:p>
          </table:table-cell>
          <table:table-cell office:value-type="float" office:value="-0.1077220766" calcext:value-type="float">
            <text:p>-0.1077220766</text:p>
          </table:table-cell>
          <table:table-cell office:value-type="float" office:value="-0.0584121252" calcext:value-type="float">
            <text:p>-0.0584121252</text:p>
          </table:table-cell>
          <table:table-cell office:value-type="float" office:value="-0.0101054907" calcext:value-type="float">
            <text:p>-0.0101054907</text:p>
          </table:table-cell>
          <table:table-cell office:value-type="float" office:value="-0.0240976594" calcext:value-type="float">
            <text:p>-0.0240976594</text:p>
          </table:table-cell>
          <table:table-cell office:value-type="float" office:value="-0.1295886105" calcext:value-type="float">
            <text:p>-0.1295886105</text:p>
          </table:table-cell>
          <table:table-cell office:value-type="float" office:value="0.0344717984" calcext:value-type="float">
            <text:p>0.0344717984</text:p>
          </table:table-cell>
          <table:table-cell office:value-type="float" office:value="0.0211898503" calcext:value-type="float">
            <text:p>0.0211898503</text:p>
          </table:table-cell>
          <table:table-cell office:value-type="float" office:value="-0.1173034275" calcext:value-type="float">
            <text:p>-0.1173034275</text:p>
          </table:table-cell>
          <table:table-cell office:value-type="float" office:value="-0.0720510586" calcext:value-type="float">
            <text:p>-0.0720510586</text:p>
          </table:table-cell>
          <table:table-cell office:value-type="float" office:value="-0.1831961573" calcext:value-type="float">
            <text:p>-0.1831961573</text:p>
          </table:table-cell>
          <table:table-cell office:value-type="float" office:value="-0.0594358851" calcext:value-type="float">
            <text:p>-0.0594358851</text:p>
          </table:table-cell>
          <table:table-cell office:value-type="float" office:value="0.162790764" calcext:value-type="float">
            <text:p>0.162790764</text:p>
          </table:table-cell>
          <table:table-cell office:value-type="float" office:value="-0.049243839" calcext:value-type="float">
            <text:p>-0.049243839</text:p>
          </table:table-cell>
          <table:table-cell office:value-type="float" office:value="-0.158263971" calcext:value-type="float">
            <text:p>-0.158263971</text:p>
          </table:table-cell>
          <table:table-cell office:value-type="float" office:value="-0.0431178203" calcext:value-type="float">
            <text:p>-0.0431178203</text:p>
          </table:table-cell>
          <table:table-cell office:value-type="float" office:value="0.1238340002" calcext:value-type="float">
            <text:p>0.1238340002</text:p>
          </table:table-cell>
          <table:table-cell office:value-type="float" office:value="-0.1069577203" calcext:value-type="float">
            <text:p>-0.1069577203</text:p>
          </table:table-cell>
          <table:table-cell office:value-type="float" office:value="-0.1608782" calcext:value-type="float">
            <text:p>-0.1608782</text:p>
          </table:table-cell>
          <table:table-cell office:value-type="float" office:value="0.1244201041" calcext:value-type="float">
            <text:p>0.1244201041</text:p>
          </table:table-cell>
          <table:table-cell office:value-type="float" office:value="0.0551787091" calcext:value-type="float">
            <text:p>0.0551787091</text:p>
          </table:table-cell>
          <table:table-cell office:value-type="float" office:value="-0.1342751812" calcext:value-type="float">
            <text:p>-0.1342751812</text:p>
          </table:table-cell>
          <table:table-cell office:value-type="float" office:value="-0.080019749" calcext:value-type="float">
            <text:p>-0.080019749</text:p>
          </table:table-cell>
          <table:table-cell office:value-type="float" office:value="0.1646352876" calcext:value-type="float">
            <text:p>0.1646352876</text:p>
          </table:table-cell>
          <table:table-cell office:value-type="float" office:value="0.0561410423" calcext:value-type="float">
            <text:p>0.0561410423</text:p>
          </table:table-cell>
          <table:table-cell office:value-type="float" office:value="0.0363067742" calcext:value-type="float">
            <text:p>0.0363067742</text:p>
          </table:table-cell>
          <table:table-cell office:value-type="float" office:value="-0.1632143904" calcext:value-type="float">
            <text:p>-0.1632143904</text:p>
          </table:table-cell>
          <table:table-cell office:value-type="float" office:value="-0.1813122239" calcext:value-type="float">
            <text:p>-0.1813122239</text:p>
          </table:table-cell>
          <table:table-cell office:value-type="float" office:value="-0.0598326231" calcext:value-type="float">
            <text:p>-0.0598326231</text:p>
          </table:table-cell>
          <table:table-cell office:value-type="float" office:value="-0.1011571749" calcext:value-type="float">
            <text:p>-0.1011571749</text:p>
          </table:table-cell>
          <table:table-cell office:value-type="float" office:value="0.1737222772" calcext:value-type="float">
            <text:p>0.1737222772</text:p>
          </table:table-cell>
          <table:table-cell office:value-type="float" office:value="-0.0179372752" calcext:value-type="float">
            <text:p>-0.0179372752</text:p>
          </table:table-cell>
          <table:table-cell office:value-type="float" office:value="0.022351758" calcext:value-type="float">
            <text:p>0.022351758</text:p>
          </table:table-cell>
          <table:table-cell office:value-type="float" office:value="-0.0213753217" calcext:value-type="float">
            <text:p>-0.0213753217</text:p>
          </table:table-cell>
          <table:table-cell office:value-type="float" office:value="-0.0269864399" calcext:value-type="float">
            <text:p>-0.0269864399</text:p>
          </table:table-cell>
        </table:table-row>
        <table:table-row table:style-name="ro1">
          <table:table-cell office:value-type="float" office:value="-0.1494428175" calcext:value-type="float">
            <text:p>-0.1494428175</text:p>
          </table:table-cell>
          <table:table-cell office:value-type="float" office:value="0.1959580562" calcext:value-type="float">
            <text:p>0.1959580562</text:p>
          </table:table-cell>
          <table:table-cell office:value-type="float" office:value="0.3929757208" calcext:value-type="float">
            <text:p>0.3929757208</text:p>
          </table:table-cell>
          <table:table-cell office:value-type="float" office:value="0.1560823846" calcext:value-type="float">
            <text:p>0.1560823846</text:p>
          </table:table-cell>
          <table:table-cell office:value-type="float" office:value="-0.20051744" calcext:value-type="float">
            <text:p>-0.20051744</text:p>
          </table:table-cell>
          <table:table-cell office:value-type="float" office:value="0.135437493" calcext:value-type="float">
            <text:p>0.135437493</text:p>
          </table:table-cell>
          <table:table-cell office:value-type="float" office:value="0.8328591852" calcext:value-type="float">
            <text:p>0.8328591852</text:p>
          </table:table-cell>
          <table:table-cell office:value-type="float" office:value="0.5908083887" calcext:value-type="float">
            <text:p>0.5908083887</text:p>
          </table:table-cell>
          <table:table-cell office:value-type="float" office:value="0.1374347627" calcext:value-type="float">
            <text:p>0.1374347627</text:p>
          </table:table-cell>
          <table:table-cell office:value-type="float" office:value="0.1559835269" calcext:value-type="float">
            <text:p>0.1559835269</text:p>
          </table:table-cell>
          <table:table-cell office:value-type="float" office:value="0.164122785" calcext:value-type="float">
            <text:p>0.164122785</text:p>
          </table:table-cell>
          <table:table-cell office:value-type="float" office:value="-0.0105246091" calcext:value-type="float">
            <text:p>-0.0105246091</text:p>
          </table:table-cell>
          <table:table-cell office:value-type="float" office:value="0.2494193038" calcext:value-type="float">
            <text:p>0.2494193038</text:p>
          </table:table-cell>
          <table:table-cell office:value-type="float" office:value="0.1885805915" calcext:value-type="float">
            <text:p>0.1885805915</text:p>
          </table:table-cell>
          <table:table-cell office:value-type="float" office:value="0.2191286" calcext:value-type="float">
            <text:p>0.2191286</text:p>
          </table:table-cell>
          <table:table-cell office:value-type="float" office:value="-0.3415971515" calcext:value-type="float">
            <text:p>-0.3415971515</text:p>
          </table:table-cell>
          <table:table-cell office:value-type="float" office:value="-0.0125015191" calcext:value-type="float">
            <text:p>-0.0125015191</text:p>
          </table:table-cell>
          <table:table-cell office:value-type="float" office:value="0.0464516329" calcext:value-type="float">
            <text:p>0.0464516329</text:p>
          </table:table-cell>
          <table:table-cell office:value-type="float" office:value="-0.0796073333" calcext:value-type="float">
            <text:p>-0.0796073333</text:p>
          </table:table-cell>
          <table:table-cell office:value-type="float" office:value="0.2827338995" calcext:value-type="float">
            <text:p>0.2827338995</text:p>
          </table:table-cell>
          <table:table-cell office:value-type="float" office:value="0.0582975876" calcext:value-type="float">
            <text:p>0.0582975876</text:p>
          </table:table-cell>
          <table:table-cell office:value-type="float" office:value="0.6148713576" calcext:value-type="float">
            <text:p>0.6148713576</text:p>
          </table:table-cell>
          <table:table-cell office:value-type="float" office:value="0.2944392052" calcext:value-type="float">
            <text:p>0.2944392052</text:p>
          </table:table-cell>
          <table:table-cell office:value-type="float" office:value="0.2528598195" calcext:value-type="float">
            <text:p>0.2528598195</text:p>
          </table:table-cell>
          <table:table-cell office:value-type="float" office:value="0.0288814288" calcext:value-type="float">
            <text:p>0.0288814288</text:p>
          </table:table-cell>
          <table:table-cell office:value-type="float" office:value="-0.1449879788" calcext:value-type="float">
            <text:p>-0.1449879788</text:p>
          </table:table-cell>
          <table:table-cell office:value-type="float" office:value="0.170438397" calcext:value-type="float">
            <text:p>0.170438397</text:p>
          </table:table-cell>
          <table:table-cell office:value-type="float" office:value="0.4841843513" calcext:value-type="float">
            <text:p>0.4841843513</text:p>
          </table:table-cell>
          <table:table-cell office:value-type="float" office:value="0.0273634929" calcext:value-type="float">
            <text:p>0.0273634929</text:p>
          </table:table-cell>
          <table:table-cell office:value-type="float" office:value="-0.0612079338" calcext:value-type="float">
            <text:p>-0.0612079338</text:p>
          </table:table-cell>
          <table:table-cell office:value-type="float" office:value="0.1321137921" calcext:value-type="float">
            <text:p>0.1321137921</text:p>
          </table:table-cell>
          <table:table-cell office:value-type="float" office:value="-0.1887699073" calcext:value-type="float">
            <text:p>-0.1887699073</text:p>
          </table:table-cell>
          <table:table-cell office:value-type="float" office:value="1" calcext:value-type="float">
            <text:p>1</text:p>
          </table:table-cell>
          <table:table-cell office:value-type="float" office:value="0.2322722926" calcext:value-type="float">
            <text:p>0.2322722926</text:p>
          </table:table-cell>
          <table:table-cell office:value-type="float" office:value="0.1578411573" calcext:value-type="float">
            <text:p>0.1578411573</text:p>
          </table:table-cell>
          <table:table-cell office:value-type="float" office:value="0.0232051987" calcext:value-type="float">
            <text:p>0.0232051987</text:p>
          </table:table-cell>
          <table:table-cell office:value-type="float" office:value="0.2534193544" calcext:value-type="float">
            <text:p>0.2534193544</text:p>
          </table:table-cell>
          <table:table-cell office:value-type="float" office:value="0.1639795232" calcext:value-type="float">
            <text:p>0.1639795232</text:p>
          </table:table-cell>
          <table:table-cell office:value-type="float" office:value="0.1819617209" calcext:value-type="float">
            <text:p>0.1819617209</text:p>
          </table:table-cell>
          <table:table-cell office:value-type="float" office:value="0.2969574152" calcext:value-type="float">
            <text:p>0.2969574152</text:p>
          </table:table-cell>
          <table:table-cell office:value-type="float" office:value="-0.0068398952" calcext:value-type="float">
            <text:p>-0.0068398952</text:p>
          </table:table-cell>
          <table:table-cell office:value-type="float" office:value="0.0619265689" calcext:value-type="float">
            <text:p>0.0619265689</text:p>
          </table:table-cell>
          <table:table-cell office:value-type="float" office:value="0.4301187477" calcext:value-type="float">
            <text:p>0.4301187477</text:p>
          </table:table-cell>
          <table:table-cell office:value-type="float" office:value="0.3368615739" calcext:value-type="float">
            <text:p>0.3368615739</text:p>
          </table:table-cell>
          <table:table-cell office:value-type="float" office:value="0.1066121732" calcext:value-type="float">
            <text:p>0.1066121732</text:p>
          </table:table-cell>
          <table:table-cell office:value-type="float" office:value="0.4174648183" calcext:value-type="float">
            <text:p>0.4174648183</text:p>
          </table:table-cell>
          <table:table-cell office:value-type="float" office:value="0.1923129741" calcext:value-type="float">
            <text:p>0.1923129741</text:p>
          </table:table-cell>
          <table:table-cell office:value-type="float" office:value="0.1684624283" calcext:value-type="float">
            <text:p>0.1684624283</text:p>
          </table:table-cell>
          <table:table-cell office:value-type="float" office:value="0.261408828" calcext:value-type="float">
            <text:p>0.261408828</text:p>
          </table:table-cell>
          <table:table-cell office:value-type="float" office:value="0.2171730758" calcext:value-type="float">
            <text:p>0.2171730758</text:p>
          </table:table-cell>
          <table:table-cell office:value-type="float" office:value="0.481076611" calcext:value-type="float">
            <text:p>0.481076611</text:p>
          </table:table-cell>
          <table:table-cell office:value-type="float" office:value="0.1869566994" calcext:value-type="float">
            <text:p>0.1869566994</text:p>
          </table:table-cell>
          <table:table-cell office:value-type="float" office:value="0.2657551964" calcext:value-type="float">
            <text:p>0.2657551964</text:p>
          </table:table-cell>
          <table:table-cell office:value-type="float" office:value="0.1065907865" calcext:value-type="float">
            <text:p>0.1065907865</text:p>
          </table:table-cell>
          <table:table-cell office:value-type="float" office:value="0.7762901411" calcext:value-type="float">
            <text:p>0.7762901411</text:p>
          </table:table-cell>
          <table:table-cell office:value-type="float" office:value="0.4367329548" calcext:value-type="float">
            <text:p>0.4367329548</text:p>
          </table:table-cell>
          <table:table-cell office:value-type="float" office:value="0.1854542647" calcext:value-type="float">
            <text:p>0.1854542647</text:p>
          </table:table-cell>
          <table:table-cell office:value-type="float" office:value="0.4253289878" calcext:value-type="float">
            <text:p>0.4253289878</text:p>
          </table:table-cell>
          <table:table-cell office:value-type="float" office:value="0.1572884309" calcext:value-type="float">
            <text:p>0.1572884309</text:p>
          </table:table-cell>
          <table:table-cell office:value-type="float" office:value="0.7314015789" calcext:value-type="float">
            <text:p>0.7314015789</text:p>
          </table:table-cell>
          <table:table-cell office:value-type="float" office:value="0.3870963787" calcext:value-type="float">
            <text:p>0.3870963787</text:p>
          </table:table-cell>
          <table:table-cell office:value-type="float" office:value="0.5896275616" calcext:value-type="float">
            <text:p>0.5896275616</text:p>
          </table:table-cell>
          <table:table-cell office:value-type="float" office:value="0.038803143" calcext:value-type="float">
            <text:p>0.038803143</text:p>
          </table:table-cell>
          <table:table-cell office:value-type="float" office:value="0.2303571051" calcext:value-type="float">
            <text:p>0.2303571051</text:p>
          </table:table-cell>
          <table:table-cell office:value-type="float" office:value="0.4072272056" calcext:value-type="float">
            <text:p>0.4072272056</text:p>
          </table:table-cell>
          <table:table-cell office:value-type="float" office:value="0.7080608355" calcext:value-type="float">
            <text:p>0.7080608355</text:p>
          </table:table-cell>
          <table:table-cell office:value-type="float" office:value="-0.2169613658" calcext:value-type="float">
            <text:p>-0.2169613658</text:p>
          </table:table-cell>
          <table:table-cell office:value-type="float" office:value="0.3986270249" calcext:value-type="float">
            <text:p>0.3986270249</text:p>
          </table:table-cell>
          <table:table-cell office:value-type="float" office:value="0.7912380378" calcext:value-type="float">
            <text:p>0.7912380378</text:p>
          </table:table-cell>
          <table:table-cell office:value-type="float" office:value="0.4163452299" calcext:value-type="float">
            <text:p>0.4163452299</text:p>
          </table:table-cell>
          <table:table-cell office:value-type="float" office:value="0.3096430145" calcext:value-type="float">
            <text:p>0.3096430145</text:p>
          </table:table-cell>
          <table:table-cell office:value-type="float" office:value="-0.2187173716" calcext:value-type="float">
            <text:p>-0.2187173716</text:p>
          </table:table-cell>
          <table:table-cell office:value-type="float" office:value="0.6382602583" calcext:value-type="float">
            <text:p>0.6382602583</text:p>
          </table:table-cell>
          <table:table-cell office:value-type="float" office:value="-0.2205941319" calcext:value-type="float">
            <text:p>-0.2205941319</text:p>
          </table:table-cell>
          <table:table-cell office:value-type="float" office:value="-0.2365147902" calcext:value-type="float">
            <text:p>-0.2365147902</text:p>
          </table:table-cell>
          <table:table-cell office:value-type="float" office:value="0.0695308768" calcext:value-type="float">
            <text:p>0.0695308768</text:p>
          </table:table-cell>
          <table:table-cell office:value-type="float" office:value="0.2458062981" calcext:value-type="float">
            <text:p>0.2458062981</text:p>
          </table:table-cell>
          <table:table-cell office:value-type="float" office:value="0.2225543779" calcext:value-type="float">
            <text:p>0.2225543779</text:p>
          </table:table-cell>
          <table:table-cell office:value-type="float" office:value="0.4875682055" calcext:value-type="float">
            <text:p>0.4875682055</text:p>
          </table:table-cell>
          <table:table-cell office:value-type="float" office:value="0.7915600306" calcext:value-type="float">
            <text:p>0.7915600306</text:p>
          </table:table-cell>
          <table:table-cell office:value-type="float" office:value="0.5944210293" calcext:value-type="float">
            <text:p>0.5944210293</text:p>
          </table:table-cell>
          <table:table-cell office:value-type="float" office:value="-0.1263821396" calcext:value-type="float">
            <text:p>-0.1263821396</text:p>
          </table:table-cell>
          <table:table-cell office:value-type="float" office:value="0.3198180863" calcext:value-type="float">
            <text:p>0.3198180863</text:p>
          </table:table-cell>
          <table:table-cell office:value-type="float" office:value="0.1043817468" calcext:value-type="float">
            <text:p>0.1043817468</text:p>
          </table:table-cell>
          <table:table-cell office:value-type="float" office:value="0.2446064483" calcext:value-type="float">
            <text:p>0.2446064483</text:p>
          </table:table-cell>
          <table:table-cell office:value-type="float" office:value="0.8283675782" calcext:value-type="float">
            <text:p>0.8283675782</text:p>
          </table:table-cell>
        </table:table-row>
        <table:table-row table:style-name="ro1">
          <table:table-cell office:value-type="float" office:value="-0.110549273" calcext:value-type="float">
            <text:p>-0.110549273</text:p>
          </table:table-cell>
          <table:table-cell office:value-type="float" office:value="0.1016055001" calcext:value-type="float">
            <text:p>0.1016055001</text:p>
          </table:table-cell>
          <table:table-cell office:value-type="float" office:value="0.2054376079" calcext:value-type="float">
            <text:p>0.2054376079</text:p>
          </table:table-cell>
          <table:table-cell office:value-type="float" office:value="0.0840698726" calcext:value-type="float">
            <text:p>0.0840698726</text:p>
          </table:table-cell>
          <table:table-cell office:value-type="float" office:value="-0.120579913" calcext:value-type="float">
            <text:p>-0.120579913</text:p>
          </table:table-cell>
          <table:table-cell office:value-type="float" office:value="-0.1644181511" calcext:value-type="float">
            <text:p>-0.1644181511</text:p>
          </table:table-cell>
          <table:table-cell office:value-type="float" office:value="0.0181665567" calcext:value-type="float">
            <text:p>0.0181665567</text:p>
          </table:table-cell>
          <table:table-cell office:value-type="float" office:value="-0.108473432" calcext:value-type="float">
            <text:p>-0.108473432</text:p>
          </table:table-cell>
          <table:table-cell office:value-type="float" office:value="0.0931747305" calcext:value-type="float">
            <text:p>0.0931747305</text:p>
          </table:table-cell>
          <table:table-cell office:value-type="float" office:value="0.2631791479" calcext:value-type="float">
            <text:p>0.2631791479</text:p>
          </table:table-cell>
          <table:table-cell office:value-type="float" office:value="0.0997222884" calcext:value-type="float">
            <text:p>0.0997222884</text:p>
          </table:table-cell>
          <table:table-cell office:value-type="float" office:value="0.1698076315" calcext:value-type="float">
            <text:p>0.1698076315</text:p>
          </table:table-cell>
          <table:table-cell office:value-type="float" office:value="-0.1070821516" calcext:value-type="float">
            <text:p>-0.1070821516</text:p>
          </table:table-cell>
          <table:table-cell office:value-type="float" office:value="0.0860250099" calcext:value-type="float">
            <text:p>0.0860250099</text:p>
          </table:table-cell>
          <table:table-cell office:value-type="float" office:value="-0.1005757768" calcext:value-type="float">
            <text:p>-0.1005757768</text:p>
          </table:table-cell>
          <table:table-cell office:value-type="float" office:value="0.0394686636" calcext:value-type="float">
            <text:p>0.0394686636</text:p>
          </table:table-cell>
          <table:table-cell office:value-type="float" office:value="0.0187826747" calcext:value-type="float">
            <text:p>0.0187826747</text:p>
          </table:table-cell>
          <table:table-cell office:value-type="float" office:value="-0.2848724231" calcext:value-type="float">
            <text:p>-0.2848724231</text:p>
          </table:table-cell>
          <table:table-cell office:value-type="float" office:value="-0.342060983" calcext:value-type="float">
            <text:p>-0.342060983</text:p>
          </table:table-cell>
          <table:table-cell office:value-type="float" office:value="0.1115368237" calcext:value-type="float">
            <text:p>0.1115368237</text:p>
          </table:table-cell>
          <table:table-cell office:value-type="float" office:value="0.1370199173" calcext:value-type="float">
            <text:p>0.1370199173</text:p>
          </table:table-cell>
          <table:table-cell office:value-type="float" office:value="0.048188941" calcext:value-type="float">
            <text:p>0.048188941</text:p>
          </table:table-cell>
          <table:table-cell office:value-type="float" office:value="-0.0591623785" calcext:value-type="float">
            <text:p>-0.0591623785</text:p>
          </table:table-cell>
          <table:table-cell office:value-type="float" office:value="0.027150521" calcext:value-type="float">
            <text:p>0.027150521</text:p>
          </table:table-cell>
          <table:table-cell office:value-type="float" office:value="-0.1315071339" calcext:value-type="float">
            <text:p>-0.1315071339</text:p>
          </table:table-cell>
          <table:table-cell office:value-type="float" office:value="-0.1661679212" calcext:value-type="float">
            <text:p>-0.1661679212</text:p>
          </table:table-cell>
          <table:table-cell office:value-type="float" office:value="-0.0129682277" calcext:value-type="float">
            <text:p>-0.0129682277</text:p>
          </table:table-cell>
          <table:table-cell office:value-type="float" office:value="-0.0201580008" calcext:value-type="float">
            <text:p>-0.0201580008</text:p>
          </table:table-cell>
          <table:table-cell office:value-type="float" office:value="-0.1365535679" calcext:value-type="float">
            <text:p>-0.1365535679</text:p>
          </table:table-cell>
          <table:table-cell office:value-type="float" office:value="0.0867876255" calcext:value-type="float">
            <text:p>0.0867876255</text:p>
          </table:table-cell>
          <table:table-cell office:value-type="float" office:value="-0.083253694" calcext:value-type="float">
            <text:p>-0.083253694</text:p>
          </table:table-cell>
          <table:table-cell office:value-type="float" office:value="-0.0022342198" calcext:value-type="float">
            <text:p>-0.0022342198</text:p>
          </table:table-cell>
          <table:table-cell office:value-type="float" office:value="0.2322722926" calcext:value-type="float">
            <text:p>0.2322722926</text:p>
          </table:table-cell>
          <table:table-cell office:value-type="float" office:value="1" calcext:value-type="float">
            <text:p>1</text:p>
          </table:table-cell>
          <table:table-cell office:value-type="float" office:value="0.0383198566" calcext:value-type="float">
            <text:p>0.0383198566</text:p>
          </table:table-cell>
          <table:table-cell office:value-type="float" office:value="0.0475710854" calcext:value-type="float">
            <text:p>0.0475710854</text:p>
          </table:table-cell>
          <table:table-cell office:value-type="float" office:value="0.2703618349" calcext:value-type="float">
            <text:p>0.2703618349</text:p>
          </table:table-cell>
          <table:table-cell office:value-type="float" office:value="-0.0676827273" calcext:value-type="float">
            <text:p>-0.0676827273</text:p>
          </table:table-cell>
          <table:table-cell office:value-type="float" office:value="-0.0205729667" calcext:value-type="float">
            <text:p>-0.0205729667</text:p>
          </table:table-cell>
          <table:table-cell office:value-type="float" office:value="0.0398529887" calcext:value-type="float">
            <text:p>0.0398529887</text:p>
          </table:table-cell>
          <table:table-cell office:value-type="float" office:value="0.3796477724" calcext:value-type="float">
            <text:p>0.3796477724</text:p>
          </table:table-cell>
          <table:table-cell office:value-type="float" office:value="-0.355978207" calcext:value-type="float">
            <text:p>-0.355978207</text:p>
          </table:table-cell>
          <table:table-cell office:value-type="float" office:value="0.1226548663" calcext:value-type="float">
            <text:p>0.1226548663</text:p>
          </table:table-cell>
          <table:table-cell office:value-type="float" office:value="-0.077106171" calcext:value-type="float">
            <text:p>-0.077106171</text:p>
          </table:table-cell>
          <table:table-cell office:value-type="float" office:value="0.0091872398" calcext:value-type="float">
            <text:p>0.0091872398</text:p>
          </table:table-cell>
          <table:table-cell office:value-type="float" office:value="0.2701642389" calcext:value-type="float">
            <text:p>0.2701642389</text:p>
          </table:table-cell>
          <table:table-cell office:value-type="float" office:value="-0.046171289" calcext:value-type="float">
            <text:p>-0.046171289</text:p>
          </table:table-cell>
          <table:table-cell office:value-type="float" office:value="0.0893869381" calcext:value-type="float">
            <text:p>0.0893869381</text:p>
          </table:table-cell>
          <table:table-cell office:value-type="float" office:value="0.1519581265" calcext:value-type="float">
            <text:p>0.1519581265</text:p>
          </table:table-cell>
          <table:table-cell office:value-type="float" office:value="0.169767288" calcext:value-type="float">
            <text:p>0.169767288</text:p>
          </table:table-cell>
          <table:table-cell office:value-type="float" office:value="0.0577628058" calcext:value-type="float">
            <text:p>0.0577628058</text:p>
          </table:table-cell>
          <table:table-cell office:value-type="float" office:value="0.2004628911" calcext:value-type="float">
            <text:p>0.2004628911</text:p>
          </table:table-cell>
          <table:table-cell office:value-type="float" office:value="0.0656560175" calcext:value-type="float">
            <text:p>0.0656560175</text:p>
          </table:table-cell>
          <table:table-cell office:value-type="float" office:value="-0.0410000582" calcext:value-type="float">
            <text:p>-0.0410000582</text:p>
          </table:table-cell>
          <table:table-cell office:value-type="float" office:value="0.1195210236" calcext:value-type="float">
            <text:p>0.1195210236</text:p>
          </table:table-cell>
          <table:table-cell office:value-type="float" office:value="-0.1169760999" calcext:value-type="float">
            <text:p>-0.1169760999</text:p>
          </table:table-cell>
          <table:table-cell office:value-type="float" office:value="-0.0457968827" calcext:value-type="float">
            <text:p>-0.0457968827</text:p>
          </table:table-cell>
          <table:table-cell office:value-type="float" office:value="-0.1134394677" calcext:value-type="float">
            <text:p>-0.1134394677</text:p>
          </table:table-cell>
          <table:table-cell office:value-type="float" office:value="-0.1665539537" calcext:value-type="float">
            <text:p>-0.1665539537</text:p>
          </table:table-cell>
          <table:table-cell office:value-type="float" office:value="0.2869759829" calcext:value-type="float">
            <text:p>0.2869759829</text:p>
          </table:table-cell>
          <table:table-cell office:value-type="float" office:value="-0.0494712335" calcext:value-type="float">
            <text:p>-0.0494712335</text:p>
          </table:table-cell>
          <table:table-cell office:value-type="float" office:value="0.1109740855" calcext:value-type="float">
            <text:p>0.1109740855</text:p>
          </table:table-cell>
          <table:table-cell office:value-type="float" office:value="-0.2382280534" calcext:value-type="float">
            <text:p>-0.2382280534</text:p>
          </table:table-cell>
          <table:table-cell office:value-type="float" office:value="0.0630071089" calcext:value-type="float">
            <text:p>0.0630071089</text:p>
          </table:table-cell>
          <table:table-cell office:value-type="float" office:value="0.127474649" calcext:value-type="float">
            <text:p>0.127474649</text:p>
          </table:table-cell>
          <table:table-cell office:value-type="float" office:value="0.1185892133" calcext:value-type="float">
            <text:p>0.1185892133</text:p>
          </table:table-cell>
          <table:table-cell office:value-type="float" office:value="0.1933765354" calcext:value-type="float">
            <text:p>0.1933765354</text:p>
          </table:table-cell>
          <table:table-cell office:value-type="float" office:value="0.1943078241" calcext:value-type="float">
            <text:p>0.1943078241</text:p>
          </table:table-cell>
          <table:table-cell office:value-type="float" office:value="0.1342040091" calcext:value-type="float">
            <text:p>0.1342040091</text:p>
          </table:table-cell>
          <table:table-cell office:value-type="float" office:value="0.1212720871" calcext:value-type="float">
            <text:p>0.1212720871</text:p>
          </table:table-cell>
          <table:table-cell office:value-type="float" office:value="-0.1841951221" calcext:value-type="float">
            <text:p>-0.1841951221</text:p>
          </table:table-cell>
          <table:table-cell office:value-type="float" office:value="-0.1908794698" calcext:value-type="float">
            <text:p>-0.1908794698</text:p>
          </table:table-cell>
          <table:table-cell office:value-type="float" office:value="0.2457054717" calcext:value-type="float">
            <text:p>0.2457054717</text:p>
          </table:table-cell>
          <table:table-cell office:value-type="float" office:value="-0.1115771208" calcext:value-type="float">
            <text:p>-0.1115771208</text:p>
          </table:table-cell>
          <table:table-cell office:value-type="float" office:value="0.2774369501" calcext:value-type="float">
            <text:p>0.2774369501</text:p>
          </table:table-cell>
          <table:table-cell office:value-type="float" office:value="0.0089803564" calcext:value-type="float">
            <text:p>0.0089803564</text:p>
          </table:table-cell>
          <table:table-cell office:value-type="float" office:value="0.1969806479" calcext:value-type="float">
            <text:p>0.1969806479</text:p>
          </table:table-cell>
          <table:table-cell office:value-type="float" office:value="-0.1181342055" calcext:value-type="float">
            <text:p>-0.1181342055</text:p>
          </table:table-cell>
          <table:table-cell office:value-type="float" office:value="-0.0980129518" calcext:value-type="float">
            <text:p>-0.0980129518</text:p>
          </table:table-cell>
          <table:table-cell office:value-type="float" office:value="0.245754713" calcext:value-type="float">
            <text:p>0.245754713</text:p>
          </table:table-cell>
          <table:table-cell office:value-type="float" office:value="-0.103297877" calcext:value-type="float">
            <text:p>-0.103297877</text:p>
          </table:table-cell>
          <table:table-cell office:value-type="float" office:value="-0.1870585592" calcext:value-type="float">
            <text:p>-0.1870585592</text:p>
          </table:table-cell>
          <table:table-cell office:value-type="float" office:value="-0.0915194098" calcext:value-type="float">
            <text:p>-0.0915194098</text:p>
          </table:table-cell>
          <table:table-cell office:value-type="float" office:value="0.1391222785" calcext:value-type="float">
            <text:p>0.1391222785</text:p>
          </table:table-cell>
          <table:table-cell office:value-type="float" office:value="0.1477302315" calcext:value-type="float">
            <text:p>0.1477302315</text:p>
          </table:table-cell>
          <table:table-cell office:value-type="float" office:value="0.2389738251" calcext:value-type="float">
            <text:p>0.2389738251</text:p>
          </table:table-cell>
        </table:table-row>
        <table:table-row table:style-name="ro1">
          <table:table-cell office:value-type="float" office:value="-0.0625802185" calcext:value-type="float">
            <text:p>-0.0625802185</text:p>
          </table:table-cell>
          <table:table-cell office:value-type="float" office:value="-0.0850247939" calcext:value-type="float">
            <text:p>-0.0850247939</text:p>
          </table:table-cell>
          <table:table-cell office:value-type="float" office:value="-0.0121209327" calcext:value-type="float">
            <text:p>-0.0121209327</text:p>
          </table:table-cell>
          <table:table-cell office:value-type="float" office:value="0.1679819831" calcext:value-type="float">
            <text:p>0.1679819831</text:p>
          </table:table-cell>
          <table:table-cell office:value-type="float" office:value="-0.1715963392" calcext:value-type="float">
            <text:p>-0.1715963392</text:p>
          </table:table-cell>
          <table:table-cell office:value-type="float" office:value="0.0728816549" calcext:value-type="float">
            <text:p>0.0728816549</text:p>
          </table:table-cell>
          <table:table-cell office:value-type="float" office:value="0.2109257283" calcext:value-type="float">
            <text:p>0.2109257283</text:p>
          </table:table-cell>
          <table:table-cell office:value-type="float" office:value="0.1934280203" calcext:value-type="float">
            <text:p>0.1934280203</text:p>
          </table:table-cell>
          <table:table-cell office:value-type="float" office:value="0.1722837019" calcext:value-type="float">
            <text:p>0.1722837019</text:p>
          </table:table-cell>
          <table:table-cell office:value-type="float" office:value="-0.0090755146" calcext:value-type="float">
            <text:p>-0.0090755146</text:p>
          </table:table-cell>
          <table:table-cell office:value-type="float" office:value="0.1701555332" calcext:value-type="float">
            <text:p>0.1701555332</text:p>
          </table:table-cell>
          <table:table-cell office:value-type="float" office:value="0.0224528106" calcext:value-type="float">
            <text:p>0.0224528106</text:p>
          </table:table-cell>
          <table:table-cell office:value-type="float" office:value="0.1131268014" calcext:value-type="float">
            <text:p>0.1131268014</text:p>
          </table:table-cell>
          <table:table-cell office:value-type="float" office:value="-0.1091739144" calcext:value-type="float">
            <text:p>-0.1091739144</text:p>
          </table:table-cell>
          <table:table-cell office:value-type="float" office:value="0.1009048686" calcext:value-type="float">
            <text:p>0.1009048686</text:p>
          </table:table-cell>
          <table:table-cell office:value-type="float" office:value="-0.1396570371" calcext:value-type="float">
            <text:p>-0.1396570371</text:p>
          </table:table-cell>
          <table:table-cell office:value-type="float" office:value="-0.115568323" calcext:value-type="float">
            <text:p>-0.115568323</text:p>
          </table:table-cell>
          <table:table-cell office:value-type="float" office:value="0.0391961727" calcext:value-type="float">
            <text:p>0.0391961727</text:p>
          </table:table-cell>
          <table:table-cell office:value-type="float" office:value="-0.0583765764" calcext:value-type="float">
            <text:p>-0.0583765764</text:p>
          </table:table-cell>
          <table:table-cell office:value-type="float" office:value="0.1611114064" calcext:value-type="float">
            <text:p>0.1611114064</text:p>
          </table:table-cell>
          <table:table-cell office:value-type="float" office:value="-0.0298098068" calcext:value-type="float">
            <text:p>-0.0298098068</text:p>
          </table:table-cell>
          <table:table-cell office:value-type="float" office:value="0.1325207954" calcext:value-type="float">
            <text:p>0.1325207954</text:p>
          </table:table-cell>
          <table:table-cell office:value-type="float" office:value="-0.0712304715" calcext:value-type="float">
            <text:p>-0.0712304715</text:p>
          </table:table-cell>
          <table:table-cell office:value-type="float" office:value="-0.0494681958" calcext:value-type="float">
            <text:p>-0.0494681958</text:p>
          </table:table-cell>
          <table:table-cell office:value-type="float" office:value="-0.0754449515" calcext:value-type="float">
            <text:p>-0.0754449515</text:p>
          </table:table-cell>
          <table:table-cell office:value-type="float" office:value="-0.1388260334" calcext:value-type="float">
            <text:p>-0.1388260334</text:p>
          </table:table-cell>
          <table:table-cell office:value-type="float" office:value="-0.0069209434" calcext:value-type="float">
            <text:p>-0.0069209434</text:p>
          </table:table-cell>
          <table:table-cell office:value-type="float" office:value="0.2373538663" calcext:value-type="float">
            <text:p>0.2373538663</text:p>
          </table:table-cell>
          <table:table-cell office:value-type="float" office:value="-0.0727829342" calcext:value-type="float">
            <text:p>-0.0727829342</text:p>
          </table:table-cell>
          <table:table-cell office:value-type="float" office:value="-0.0357563753" calcext:value-type="float">
            <text:p>-0.0357563753</text:p>
          </table:table-cell>
          <table:table-cell office:value-type="float" office:value="0.1559585765" calcext:value-type="float">
            <text:p>0.1559585765</text:p>
          </table:table-cell>
          <table:table-cell office:value-type="float" office:value="-0.1057314289" calcext:value-type="float">
            <text:p>-0.1057314289</text:p>
          </table:table-cell>
          <table:table-cell office:value-type="float" office:value="0.1578411573" calcext:value-type="float">
            <text:p>0.1578411573</text:p>
          </table:table-cell>
          <table:table-cell office:value-type="float" office:value="0.0383198566" calcext:value-type="float">
            <text:p>0.0383198566</text:p>
          </table:table-cell>
          <table:table-cell office:value-type="float" office:value="1" calcext:value-type="float">
            <text:p>1</text:p>
          </table:table-cell>
          <table:table-cell office:value-type="float" office:value="-0.0872473826" calcext:value-type="float">
            <text:p>-0.0872473826</text:p>
          </table:table-cell>
          <table:table-cell office:value-type="float" office:value="0.1167462913" calcext:value-type="float">
            <text:p>0.1167462913</text:p>
          </table:table-cell>
          <table:table-cell office:value-type="float" office:value="-0.0987472462" calcext:value-type="float">
            <text:p>-0.0987472462</text:p>
          </table:table-cell>
          <table:table-cell office:value-type="float" office:value="-0.0609201893" calcext:value-type="float">
            <text:p>-0.0609201893</text:p>
          </table:table-cell>
          <table:table-cell office:value-type="float" office:value="0.2208425504" calcext:value-type="float">
            <text:p>0.2208425504</text:p>
          </table:table-cell>
          <table:table-cell office:value-type="float" office:value="0.0244198724" calcext:value-type="float">
            <text:p>0.0244198724</text:p>
          </table:table-cell>
          <table:table-cell office:value-type="float" office:value="0.0126563246" calcext:value-type="float">
            <text:p>0.0126563246</text:p>
          </table:table-cell>
          <table:table-cell office:value-type="float" office:value="0.1870602715" calcext:value-type="float">
            <text:p>0.1870602715</text:p>
          </table:table-cell>
          <table:table-cell office:value-type="float" office:value="0.0661436984" calcext:value-type="float">
            <text:p>0.0661436984</text:p>
          </table:table-cell>
          <table:table-cell office:value-type="float" office:value="0.0145634414" calcext:value-type="float">
            <text:p>0.0145634414</text:p>
          </table:table-cell>
          <table:table-cell office:value-type="float" office:value="0.1967663819" calcext:value-type="float">
            <text:p>0.1967663819</text:p>
          </table:table-cell>
          <table:table-cell office:value-type="float" office:value="0.0880453794" calcext:value-type="float">
            <text:p>0.0880453794</text:p>
          </table:table-cell>
          <table:table-cell office:value-type="float" office:value="0.0812703361" calcext:value-type="float">
            <text:p>0.0812703361</text:p>
          </table:table-cell>
          <table:table-cell office:value-type="float" office:value="0.2570748371" calcext:value-type="float">
            <text:p>0.2570748371</text:p>
          </table:table-cell>
          <table:table-cell office:value-type="float" office:value="-0.0803359796" calcext:value-type="float">
            <text:p>-0.0803359796</text:p>
          </table:table-cell>
          <table:table-cell office:value-type="float" office:value="0.1463240739" calcext:value-type="float">
            <text:p>0.1463240739</text:p>
          </table:table-cell>
          <table:table-cell office:value-type="float" office:value="-0.0730517191" calcext:value-type="float">
            <text:p>-0.0730517191</text:p>
          </table:table-cell>
          <table:table-cell office:value-type="float" office:value="0.0432077832" calcext:value-type="float">
            <text:p>0.0432077832</text:p>
          </table:table-cell>
          <table:table-cell office:value-type="float" office:value="0.0962377372" calcext:value-type="float">
            <text:p>0.0962377372</text:p>
          </table:table-cell>
          <table:table-cell office:value-type="float" office:value="0.2333210464" calcext:value-type="float">
            <text:p>0.2333210464</text:p>
          </table:table-cell>
          <table:table-cell office:value-type="float" office:value="0.123945135" calcext:value-type="float">
            <text:p>0.123945135</text:p>
          </table:table-cell>
          <table:table-cell office:value-type="float" office:value="0.0500309496" calcext:value-type="float">
            <text:p>0.0500309496</text:p>
          </table:table-cell>
          <table:table-cell office:value-type="float" office:value="-0.0481729805" calcext:value-type="float">
            <text:p>-0.0481729805</text:p>
          </table:table-cell>
          <table:table-cell office:value-type="float" office:value="0.063707981" calcext:value-type="float">
            <text:p>0.063707981</text:p>
          </table:table-cell>
          <table:table-cell office:value-type="float" office:value="0.1915636944" calcext:value-type="float">
            <text:p>0.1915636944</text:p>
          </table:table-cell>
          <table:table-cell office:value-type="float" office:value="0.1741724159" calcext:value-type="float">
            <text:p>0.1741724159</text:p>
          </table:table-cell>
          <table:table-cell office:value-type="float" office:value="0.0930221521" calcext:value-type="float">
            <text:p>0.0930221521</text:p>
          </table:table-cell>
          <table:table-cell office:value-type="float" office:value="-0.0178600343" calcext:value-type="float">
            <text:p>-0.0178600343</text:p>
          </table:table-cell>
          <table:table-cell office:value-type="float" office:value="-0.016473191" calcext:value-type="float">
            <text:p>-0.016473191</text:p>
          </table:table-cell>
          <table:table-cell office:value-type="float" office:value="0.061943162" calcext:value-type="float">
            <text:p>0.061943162</text:p>
          </table:table-cell>
          <table:table-cell office:value-type="float" office:value="0.2295417748" calcext:value-type="float">
            <text:p>0.2295417748</text:p>
          </table:table-cell>
          <table:table-cell office:value-type="float" office:value="-0.1023443472" calcext:value-type="float">
            <text:p>-0.1023443472</text:p>
          </table:table-cell>
          <table:table-cell office:value-type="float" office:value="0.0971277136" calcext:value-type="float">
            <text:p>0.0971277136</text:p>
          </table:table-cell>
          <table:table-cell office:value-type="float" office:value="0.2040984389" calcext:value-type="float">
            <text:p>0.2040984389</text:p>
          </table:table-cell>
          <table:table-cell office:value-type="float" office:value="-0.0008626847" calcext:value-type="float">
            <text:p>-0.0008626847</text:p>
          </table:table-cell>
          <table:table-cell office:value-type="float" office:value="-0.1237122867" calcext:value-type="float">
            <text:p>-0.1237122867</text:p>
          </table:table-cell>
          <table:table-cell office:value-type="float" office:value="-0.224116338" calcext:value-type="float">
            <text:p>-0.224116338</text:p>
          </table:table-cell>
          <table:table-cell office:value-type="float" office:value="0.2019648087" calcext:value-type="float">
            <text:p>0.2019648087</text:p>
          </table:table-cell>
          <table:table-cell office:value-type="float" office:value="-0.008365532" calcext:value-type="float">
            <text:p>-0.008365532</text:p>
          </table:table-cell>
          <table:table-cell office:value-type="float" office:value="-0.2112359729" calcext:value-type="float">
            <text:p>-0.2112359729</text:p>
          </table:table-cell>
          <table:table-cell office:value-type="float" office:value="-0.0221790791" calcext:value-type="float">
            <text:p>-0.0221790791</text:p>
          </table:table-cell>
          <table:table-cell office:value-type="float" office:value="0.1010831994" calcext:value-type="float">
            <text:p>0.1010831994</text:p>
          </table:table-cell>
          <table:table-cell office:value-type="float" office:value="-0.0122846534" calcext:value-type="float">
            <text:p>-0.0122846534</text:p>
          </table:table-cell>
          <table:table-cell office:value-type="float" office:value="0.2139084764" calcext:value-type="float">
            <text:p>0.2139084764</text:p>
          </table:table-cell>
          <table:table-cell office:value-type="float" office:value="0.1956592639" calcext:value-type="float">
            <text:p>0.1956592639</text:p>
          </table:table-cell>
          <table:table-cell office:value-type="float" office:value="0.1097508191" calcext:value-type="float">
            <text:p>0.1097508191</text:p>
          </table:table-cell>
          <table:table-cell office:value-type="float" office:value="0.0015034939" calcext:value-type="float">
            <text:p>0.0015034939</text:p>
          </table:table-cell>
          <table:table-cell office:value-type="float" office:value="0.0791463156" calcext:value-type="float">
            <text:p>0.0791463156</text:p>
          </table:table-cell>
          <table:table-cell office:value-type="float" office:value="-0.238132399" calcext:value-type="float">
            <text:p>-0.238132399</text:p>
          </table:table-cell>
          <table:table-cell office:value-type="float" office:value="-0.1284231077" calcext:value-type="float">
            <text:p>-0.1284231077</text:p>
          </table:table-cell>
          <table:table-cell office:value-type="float" office:value="0.1568396899" calcext:value-type="float">
            <text:p>0.1568396899</text:p>
          </table:table-cell>
        </table:table-row>
        <table:table-row table:style-name="ro1">
          <table:table-cell office:value-type="float" office:value="-0.0906271037" calcext:value-type="float">
            <text:p>-0.0906271037</text:p>
          </table:table-cell>
          <table:table-cell office:value-type="float" office:value="0.1152603739" calcext:value-type="float">
            <text:p>0.1152603739</text:p>
          </table:table-cell>
          <table:table-cell office:value-type="float" office:value="0.096737242" calcext:value-type="float">
            <text:p>0.096737242</text:p>
          </table:table-cell>
          <table:table-cell office:value-type="float" office:value="-0.1484518095" calcext:value-type="float">
            <text:p>-0.1484518095</text:p>
          </table:table-cell>
          <table:table-cell office:value-type="float" office:value="0.0672723274" calcext:value-type="float">
            <text:p>0.0672723274</text:p>
          </table:table-cell>
          <table:table-cell office:value-type="float" office:value="0.0196161501" calcext:value-type="float">
            <text:p>0.0196161501</text:p>
          </table:table-cell>
          <table:table-cell office:value-type="float" office:value="0.0139978339" calcext:value-type="float">
            <text:p>0.0139978339</text:p>
          </table:table-cell>
          <table:table-cell office:value-type="float" office:value="0.0033123076" calcext:value-type="float">
            <text:p>0.0033123076</text:p>
          </table:table-cell>
          <table:table-cell office:value-type="float" office:value="-0.0057000327" calcext:value-type="float">
            <text:p>-0.0057000327</text:p>
          </table:table-cell>
          <table:table-cell office:value-type="float" office:value="0.0302070937" calcext:value-type="float">
            <text:p>0.0302070937</text:p>
          </table:table-cell>
          <table:table-cell office:value-type="float" office:value="0.0383996542" calcext:value-type="float">
            <text:p>0.0383996542</text:p>
          </table:table-cell>
          <table:table-cell office:value-type="float" office:value="0.0038171297" calcext:value-type="float">
            <text:p>0.0038171297</text:p>
          </table:table-cell>
          <table:table-cell office:value-type="float" office:value="-0.0462334665" calcext:value-type="float">
            <text:p>-0.0462334665</text:p>
          </table:table-cell>
          <table:table-cell office:value-type="float" office:value="0.1481945426" calcext:value-type="float">
            <text:p>0.1481945426</text:p>
          </table:table-cell>
          <table:table-cell office:value-type="float" office:value="0.0123846732" calcext:value-type="float">
            <text:p>0.0123846732</text:p>
          </table:table-cell>
          <table:table-cell office:value-type="float" office:value="-0.0488808815" calcext:value-type="float">
            <text:p>-0.0488808815</text:p>
          </table:table-cell>
          <table:table-cell office:value-type="float" office:value="-0.1617885467" calcext:value-type="float">
            <text:p>-0.1617885467</text:p>
          </table:table-cell>
          <table:table-cell office:value-type="float" office:value="-0.0867571098" calcext:value-type="float">
            <text:p>-0.0867571098</text:p>
          </table:table-cell>
          <table:table-cell office:value-type="float" office:value="-0.1578080707" calcext:value-type="float">
            <text:p>-0.1578080707</text:p>
          </table:table-cell>
          <table:table-cell office:value-type="float" office:value="0.1087057538" calcext:value-type="float">
            <text:p>0.1087057538</text:p>
          </table:table-cell>
          <table:table-cell office:value-type="float" office:value="-0.0629543254" calcext:value-type="float">
            <text:p>-0.0629543254</text:p>
          </table:table-cell>
          <table:table-cell office:value-type="float" office:value="0.0521595798" calcext:value-type="float">
            <text:p>0.0521595798</text:p>
          </table:table-cell>
          <table:table-cell office:value-type="float" office:value="-0.0518414347" calcext:value-type="float">
            <text:p>-0.0518414347</text:p>
          </table:table-cell>
          <table:table-cell office:value-type="float" office:value="0.1813476962" calcext:value-type="float">
            <text:p>0.1813476962</text:p>
          </table:table-cell>
          <table:table-cell office:value-type="float" office:value="-0.0979452645" calcext:value-type="float">
            <text:p>-0.0979452645</text:p>
          </table:table-cell>
          <table:table-cell office:value-type="float" office:value="-0.0684225607" calcext:value-type="float">
            <text:p>-0.0684225607</text:p>
          </table:table-cell>
          <table:table-cell office:value-type="float" office:value="-0.0320436518" calcext:value-type="float">
            <text:p>-0.0320436518</text:p>
          </table:table-cell>
          <table:table-cell office:value-type="float" office:value="-0.1163391565" calcext:value-type="float">
            <text:p>-0.1163391565</text:p>
          </table:table-cell>
          <table:table-cell office:value-type="float" office:value="0.0959153661" calcext:value-type="float">
            <text:p>0.0959153661</text:p>
          </table:table-cell>
          <table:table-cell office:value-type="float" office:value="0.0035203378" calcext:value-type="float">
            <text:p>0.0035203378</text:p>
          </table:table-cell>
          <table:table-cell office:value-type="float" office:value="-0.024481822" calcext:value-type="float">
            <text:p>-0.024481822</text:p>
          </table:table-cell>
          <table:table-cell office:value-type="float" office:value="0.0608490118" calcext:value-type="float">
            <text:p>0.0608490118</text:p>
          </table:table-cell>
          <table:table-cell office:value-type="float" office:value="0.0232051987" calcext:value-type="float">
            <text:p>0.0232051987</text:p>
          </table:table-cell>
          <table:table-cell office:value-type="float" office:value="0.0475710854" calcext:value-type="float">
            <text:p>0.0475710854</text:p>
          </table:table-cell>
          <table:table-cell office:value-type="float" office:value="-0.0872473826" calcext:value-type="float">
            <text:p>-0.0872473826</text:p>
          </table:table-cell>
          <table:table-cell office:value-type="float" office:value="1" calcext:value-type="float">
            <text:p>1</text:p>
          </table:table-cell>
          <table:table-cell office:value-type="float" office:value="0.0084968156" calcext:value-type="float">
            <text:p>0.0084968156</text:p>
          </table:table-cell>
          <table:table-cell office:value-type="float" office:value="-0.1654613564" calcext:value-type="float">
            <text:p>-0.1654613564</text:p>
          </table:table-cell>
          <table:table-cell office:value-type="float" office:value="-0.0107401617" calcext:value-type="float">
            <text:p>-0.0107401617</text:p>
          </table:table-cell>
          <table:table-cell office:value-type="float" office:value="0.0809568148" calcext:value-type="float">
            <text:p>0.0809568148</text:p>
          </table:table-cell>
          <table:table-cell office:value-type="float" office:value="0.0026312751" calcext:value-type="float">
            <text:p>0.0026312751</text:p>
          </table:table-cell>
          <table:table-cell office:value-type="float" office:value="-0.0774946457" calcext:value-type="float">
            <text:p>-0.0774946457</text:p>
          </table:table-cell>
          <table:table-cell office:value-type="float" office:value="-0.0070182827" calcext:value-type="float">
            <text:p>-0.0070182827</text:p>
          </table:table-cell>
          <table:table-cell office:value-type="float" office:value="-0.1650395123" calcext:value-type="float">
            <text:p>-0.1650395123</text:p>
          </table:table-cell>
          <table:table-cell office:value-type="float" office:value="-0.2791350087" calcext:value-type="float">
            <text:p>-0.2791350087</text:p>
          </table:table-cell>
          <table:table-cell office:value-type="float" office:value="0.0264685271" calcext:value-type="float">
            <text:p>0.0264685271</text:p>
          </table:table-cell>
          <table:table-cell office:value-type="float" office:value="-0.0859130753" calcext:value-type="float">
            <text:p>-0.0859130753</text:p>
          </table:table-cell>
          <table:table-cell office:value-type="float" office:value="0.0804871382" calcext:value-type="float">
            <text:p>0.0804871382</text:p>
          </table:table-cell>
          <table:table-cell office:value-type="float" office:value="-0.0998242211" calcext:value-type="float">
            <text:p>-0.0998242211</text:p>
          </table:table-cell>
          <table:table-cell office:value-type="float" office:value="-0.2167748889" calcext:value-type="float">
            <text:p>-0.2167748889</text:p>
          </table:table-cell>
          <table:table-cell office:value-type="float" office:value="-0.0988746246" calcext:value-type="float">
            <text:p>-0.0988746246</text:p>
          </table:table-cell>
          <table:table-cell office:value-type="float" office:value="-0.0469355113" calcext:value-type="float">
            <text:p>-0.0469355113</text:p>
          </table:table-cell>
          <table:table-cell office:value-type="float" office:value="0.1326569391" calcext:value-type="float">
            <text:p>0.1326569391</text:p>
          </table:table-cell>
          <table:table-cell office:value-type="float" office:value="0.055017126" calcext:value-type="float">
            <text:p>0.055017126</text:p>
          </table:table-cell>
          <table:table-cell office:value-type="float" office:value="0.0847557927" calcext:value-type="float">
            <text:p>0.0847557927</text:p>
          </table:table-cell>
          <table:table-cell office:value-type="float" office:value="-0.0427356774" calcext:value-type="float">
            <text:p>-0.0427356774</text:p>
          </table:table-cell>
          <table:table-cell office:value-type="float" office:value="-0.0116400636" calcext:value-type="float">
            <text:p>-0.0116400636</text:p>
          </table:table-cell>
          <table:table-cell office:value-type="float" office:value="-0.1070073397" calcext:value-type="float">
            <text:p>-0.1070073397</text:p>
          </table:table-cell>
          <table:table-cell office:value-type="float" office:value="-0.0418960851" calcext:value-type="float">
            <text:p>-0.0418960851</text:p>
          </table:table-cell>
          <table:table-cell office:value-type="float" office:value="0.0980745325" calcext:value-type="float">
            <text:p>0.0980745325</text:p>
          </table:table-cell>
          <table:table-cell office:value-type="float" office:value="-0.0845457079" calcext:value-type="float">
            <text:p>-0.0845457079</text:p>
          </table:table-cell>
          <table:table-cell office:value-type="float" office:value="-0.01840584" calcext:value-type="float">
            <text:p>-0.01840584</text:p>
          </table:table-cell>
          <table:table-cell office:value-type="float" office:value="-0.0702843553" calcext:value-type="float">
            <text:p>-0.0702843553</text:p>
          </table:table-cell>
          <table:table-cell office:value-type="float" office:value="0.0148178267" calcext:value-type="float">
            <text:p>0.0148178267</text:p>
          </table:table-cell>
          <table:table-cell office:value-type="float" office:value="0.1720990016" calcext:value-type="float">
            <text:p>0.1720990016</text:p>
          </table:table-cell>
          <table:table-cell office:value-type="float" office:value="0.0823302959" calcext:value-type="float">
            <text:p>0.0823302959</text:p>
          </table:table-cell>
          <table:table-cell office:value-type="float" office:value="0.2150927138" calcext:value-type="float">
            <text:p>0.2150927138</text:p>
          </table:table-cell>
          <table:table-cell office:value-type="float" office:value="-0.1730576447" calcext:value-type="float">
            <text:p>-0.1730576447</text:p>
          </table:table-cell>
          <table:table-cell office:value-type="float" office:value="0.063361397" calcext:value-type="float">
            <text:p>0.063361397</text:p>
          </table:table-cell>
          <table:table-cell office:value-type="float" office:value="-0.115557787" calcext:value-type="float">
            <text:p>-0.115557787</text:p>
          </table:table-cell>
          <table:table-cell office:value-type="float" office:value="-0.0049533638" calcext:value-type="float">
            <text:p>-0.0049533638</text:p>
          </table:table-cell>
          <table:table-cell office:value-type="float" office:value="-0.026738423" calcext:value-type="float">
            <text:p>-0.026738423</text:p>
          </table:table-cell>
          <table:table-cell office:value-type="float" office:value="0.0798953512" calcext:value-type="float">
            <text:p>0.0798953512</text:p>
          </table:table-cell>
          <table:table-cell office:value-type="float" office:value="0.0344926723" calcext:value-type="float">
            <text:p>0.0344926723</text:p>
          </table:table-cell>
          <table:table-cell office:value-type="float" office:value="0.1219466171" calcext:value-type="float">
            <text:p>0.1219466171</text:p>
          </table:table-cell>
          <table:table-cell office:value-type="float" office:value="0.0655852292" calcext:value-type="float">
            <text:p>0.0655852292</text:p>
          </table:table-cell>
          <table:table-cell office:value-type="float" office:value="0.0880128553" calcext:value-type="float">
            <text:p>0.0880128553</text:p>
          </table:table-cell>
          <table:table-cell office:value-type="float" office:value="-0.0640343979" calcext:value-type="float">
            <text:p>-0.0640343979</text:p>
          </table:table-cell>
          <table:table-cell office:value-type="float" office:value="-0.0566333663" calcext:value-type="float">
            <text:p>-0.0566333663</text:p>
          </table:table-cell>
          <table:table-cell office:value-type="float" office:value="0.0713644453" calcext:value-type="float">
            <text:p>0.0713644453</text:p>
          </table:table-cell>
          <table:table-cell office:value-type="float" office:value="-0.0345524833" calcext:value-type="float">
            <text:p>-0.0345524833</text:p>
          </table:table-cell>
          <table:table-cell office:value-type="float" office:value="0.0963371359" calcext:value-type="float">
            <text:p>0.0963371359</text:p>
          </table:table-cell>
          <table:table-cell office:value-type="float" office:value="0.1374529033" calcext:value-type="float">
            <text:p>0.1374529033</text:p>
          </table:table-cell>
          <table:table-cell office:value-type="float" office:value="-0.0528609368" calcext:value-type="float">
            <text:p>-0.0528609368</text:p>
          </table:table-cell>
          <table:table-cell office:value-type="float" office:value="0.0537990885" calcext:value-type="float">
            <text:p>0.0537990885</text:p>
          </table:table-cell>
          <table:table-cell office:value-type="float" office:value="0.0849177806" calcext:value-type="float">
            <text:p>0.0849177806</text:p>
          </table:table-cell>
        </table:table-row>
        <table:table-row table:style-name="ro1">
          <table:table-cell office:value-type="float" office:value="-0.084379501" calcext:value-type="float">
            <text:p>-0.084379501</text:p>
          </table:table-cell>
          <table:table-cell office:value-type="float" office:value="0.1612347476" calcext:value-type="float">
            <text:p>0.1612347476</text:p>
          </table:table-cell>
          <table:table-cell office:value-type="float" office:value="0.120259749" calcext:value-type="float">
            <text:p>0.120259749</text:p>
          </table:table-cell>
          <table:table-cell office:value-type="float" office:value="0.1240442408" calcext:value-type="float">
            <text:p>0.1240442408</text:p>
          </table:table-cell>
          <table:table-cell office:value-type="float" office:value="-0.0916208033" calcext:value-type="float">
            <text:p>-0.0916208033</text:p>
          </table:table-cell>
          <table:table-cell office:value-type="float" office:value="0.1059614051" calcext:value-type="float">
            <text:p>0.1059614051</text:p>
          </table:table-cell>
          <table:table-cell office:value-type="float" office:value="0.2481788116" calcext:value-type="float">
            <text:p>0.2481788116</text:p>
          </table:table-cell>
          <table:table-cell office:value-type="float" office:value="0.1898136973" calcext:value-type="float">
            <text:p>0.1898136973</text:p>
          </table:table-cell>
          <table:table-cell office:value-type="float" office:value="0.1242908637" calcext:value-type="float">
            <text:p>0.1242908637</text:p>
          </table:table-cell>
          <table:table-cell office:value-type="float" office:value="0.022587668" calcext:value-type="float">
            <text:p>0.022587668</text:p>
          </table:table-cell>
          <table:table-cell office:value-type="float" office:value="0.0426446982" calcext:value-type="float">
            <text:p>0.0426446982</text:p>
          </table:table-cell>
          <table:table-cell office:value-type="float" office:value="0.1807971852" calcext:value-type="float">
            <text:p>0.1807971852</text:p>
          </table:table-cell>
          <table:table-cell office:value-type="float" office:value="0.0783182801" calcext:value-type="float">
            <text:p>0.0783182801</text:p>
          </table:table-cell>
          <table:table-cell office:value-type="float" office:value="0.1516480667" calcext:value-type="float">
            <text:p>0.1516480667</text:p>
          </table:table-cell>
          <table:table-cell office:value-type="float" office:value="0.0925313612" calcext:value-type="float">
            <text:p>0.0925313612</text:p>
          </table:table-cell>
          <table:table-cell office:value-type="float" office:value="0.0453813792" calcext:value-type="float">
            <text:p>0.0453813792</text:p>
          </table:table-cell>
          <table:table-cell office:value-type="float" office:value="0.0409445127" calcext:value-type="float">
            <text:p>0.0409445127</text:p>
          </table:table-cell>
          <table:table-cell office:value-type="float" office:value="0.0276688541" calcext:value-type="float">
            <text:p>0.0276688541</text:p>
          </table:table-cell>
          <table:table-cell office:value-type="float" office:value="-0.2482048751" calcext:value-type="float">
            <text:p>-0.2482048751</text:p>
          </table:table-cell>
          <table:table-cell office:value-type="float" office:value="0.1946416728" calcext:value-type="float">
            <text:p>0.1946416728</text:p>
          </table:table-cell>
          <table:table-cell office:value-type="float" office:value="0.0765902841" calcext:value-type="float">
            <text:p>0.0765902841</text:p>
          </table:table-cell>
          <table:table-cell office:value-type="float" office:value="0.1780414478" calcext:value-type="float">
            <text:p>0.1780414478</text:p>
          </table:table-cell>
          <table:table-cell office:value-type="float" office:value="0.0195402015" calcext:value-type="float">
            <text:p>0.0195402015</text:p>
          </table:table-cell>
          <table:table-cell office:value-type="float" office:value="0.1421376748" calcext:value-type="float">
            <text:p>0.1421376748</text:p>
          </table:table-cell>
          <table:table-cell office:value-type="float" office:value="0.0898468782" calcext:value-type="float">
            <text:p>0.0898468782</text:p>
          </table:table-cell>
          <table:table-cell office:value-type="float" office:value="-0.0244477104" calcext:value-type="float">
            <text:p>-0.0244477104</text:p>
          </table:table-cell>
          <table:table-cell office:value-type="float" office:value="0.1299099575" calcext:value-type="float">
            <text:p>0.1299099575</text:p>
          </table:table-cell>
          <table:table-cell office:value-type="float" office:value="0.0521528004" calcext:value-type="float">
            <text:p>0.0521528004</text:p>
          </table:table-cell>
          <table:table-cell office:value-type="float" office:value="-0.0549791159" calcext:value-type="float">
            <text:p>-0.0549791159</text:p>
          </table:table-cell>
          <table:table-cell office:value-type="float" office:value="0.0002967909" calcext:value-type="float">
            <text:p>0.0002967909</text:p>
          </table:table-cell>
          <table:table-cell office:value-type="float" office:value="-0.0063034168" calcext:value-type="float">
            <text:p>-0.0063034168</text:p>
          </table:table-cell>
          <table:table-cell office:value-type="float" office:value="-0.008971314" calcext:value-type="float">
            <text:p>-0.008971314</text:p>
          </table:table-cell>
          <table:table-cell office:value-type="float" office:value="0.2534193544" calcext:value-type="float">
            <text:p>0.2534193544</text:p>
          </table:table-cell>
          <table:table-cell office:value-type="float" office:value="0.2703618349" calcext:value-type="float">
            <text:p>0.2703618349</text:p>
          </table:table-cell>
          <table:table-cell office:value-type="float" office:value="0.1167462913" calcext:value-type="float">
            <text:p>0.1167462913</text:p>
          </table:table-cell>
          <table:table-cell office:value-type="float" office:value="0.0084968156" calcext:value-type="float">
            <text:p>0.0084968156</text:p>
          </table:table-cell>
          <table:table-cell office:value-type="float" office:value="1" calcext:value-type="float">
            <text:p>1</text:p>
          </table:table-cell>
          <table:table-cell office:value-type="float" office:value="0.0208847696" calcext:value-type="float">
            <text:p>0.0208847696</text:p>
          </table:table-cell>
          <table:table-cell office:value-type="float" office:value="0.0061933905" calcext:value-type="float">
            <text:p>0.0061933905</text:p>
          </table:table-cell>
          <table:table-cell office:value-type="float" office:value="0.3070365858" calcext:value-type="float">
            <text:p>0.3070365858</text:p>
          </table:table-cell>
          <table:table-cell office:value-type="float" office:value="0.0683564544" calcext:value-type="float">
            <text:p>0.0683564544</text:p>
          </table:table-cell>
          <table:table-cell office:value-type="float" office:value="-0.085574349" calcext:value-type="float">
            <text:p>-0.085574349</text:p>
          </table:table-cell>
          <table:table-cell office:value-type="float" office:value="0.12669732" calcext:value-type="float">
            <text:p>0.12669732</text:p>
          </table:table-cell>
          <table:table-cell office:value-type="float" office:value="0.169661166" calcext:value-type="float">
            <text:p>0.169661166</text:p>
          </table:table-cell>
          <table:table-cell office:value-type="float" office:value="0.1151019099" calcext:value-type="float">
            <text:p>0.1151019099</text:p>
          </table:table-cell>
          <table:table-cell office:value-type="float" office:value="0.1788277037" calcext:value-type="float">
            <text:p>0.1788277037</text:p>
          </table:table-cell>
          <table:table-cell office:value-type="float" office:value="0.0214999287" calcext:value-type="float">
            <text:p>0.0214999287</text:p>
          </table:table-cell>
          <table:table-cell office:value-type="float" office:value="0.1384640215" calcext:value-type="float">
            <text:p>0.1384640215</text:p>
          </table:table-cell>
          <table:table-cell office:value-type="float" office:value="0.1065505889" calcext:value-type="float">
            <text:p>0.1065505889</text:p>
          </table:table-cell>
          <table:table-cell office:value-type="float" office:value="0.1072091143" calcext:value-type="float">
            <text:p>0.1072091143</text:p>
          </table:table-cell>
          <table:table-cell office:value-type="float" office:value="0.1108439287" calcext:value-type="float">
            <text:p>0.1108439287</text:p>
          </table:table-cell>
          <table:table-cell office:value-type="float" office:value="0.0774486241" calcext:value-type="float">
            <text:p>0.0774486241</text:p>
          </table:table-cell>
          <table:table-cell office:value-type="float" office:value="0.043350806" calcext:value-type="float">
            <text:p>0.043350806</text:p>
          </table:table-cell>
          <table:table-cell office:value-type="float" office:value="0.0537090835" calcext:value-type="float">
            <text:p>0.0537090835</text:p>
          </table:table-cell>
          <table:table-cell office:value-type="float" office:value="0.1954958217" calcext:value-type="float">
            <text:p>0.1954958217</text:p>
          </table:table-cell>
          <table:table-cell office:value-type="float" office:value="0.1809812553" calcext:value-type="float">
            <text:p>0.1809812553</text:p>
          </table:table-cell>
          <table:table-cell office:value-type="float" office:value="0.1067181127" calcext:value-type="float">
            <text:p>0.1067181127</text:p>
          </table:table-cell>
          <table:table-cell office:value-type="float" office:value="0.0312384589" calcext:value-type="float">
            <text:p>0.0312384589</text:p>
          </table:table-cell>
          <table:table-cell office:value-type="float" office:value="0.0378095891" calcext:value-type="float">
            <text:p>0.0378095891</text:p>
          </table:table-cell>
          <table:table-cell office:value-type="float" office:value="0.3234929676" calcext:value-type="float">
            <text:p>0.3234929676</text:p>
          </table:table-cell>
          <table:table-cell office:value-type="float" office:value="0.2363547912" calcext:value-type="float">
            <text:p>0.2363547912</text:p>
          </table:table-cell>
          <table:table-cell office:value-type="float" office:value="0.2466498648" calcext:value-type="float">
            <text:p>0.2466498648</text:p>
          </table:table-cell>
          <table:table-cell office:value-type="float" office:value="0.0728842914" calcext:value-type="float">
            <text:p>0.0728842914</text:p>
          </table:table-cell>
          <table:table-cell office:value-type="float" office:value="0.0720553398" calcext:value-type="float">
            <text:p>0.0720553398</text:p>
          </table:table-cell>
          <table:table-cell office:value-type="float" office:value="0.2613683787" calcext:value-type="float">
            <text:p>0.2613683787</text:p>
          </table:table-cell>
          <table:table-cell office:value-type="float" office:value="0.2057405006" calcext:value-type="float">
            <text:p>0.2057405006</text:p>
          </table:table-cell>
          <table:table-cell office:value-type="float" office:value="-0.1547911124" calcext:value-type="float">
            <text:p>-0.1547911124</text:p>
          </table:table-cell>
          <table:table-cell office:value-type="float" office:value="0.330478702" calcext:value-type="float">
            <text:p>0.330478702</text:p>
          </table:table-cell>
          <table:table-cell office:value-type="float" office:value="0.1781523904" calcext:value-type="float">
            <text:p>0.1781523904</text:p>
          </table:table-cell>
          <table:table-cell office:value-type="float" office:value="0.1303380204" calcext:value-type="float">
            <text:p>0.1303380204</text:p>
          </table:table-cell>
          <table:table-cell office:value-type="float" office:value="0.233693907" calcext:value-type="float">
            <text:p>0.233693907</text:p>
          </table:table-cell>
          <table:table-cell office:value-type="float" office:value="-0.2054990033" calcext:value-type="float">
            <text:p>-0.2054990033</text:p>
          </table:table-cell>
          <table:table-cell office:value-type="float" office:value="0.24573725" calcext:value-type="float">
            <text:p>0.24573725</text:p>
          </table:table-cell>
          <table:table-cell office:value-type="float" office:value="-0.0834383072" calcext:value-type="float">
            <text:p>-0.0834383072</text:p>
          </table:table-cell>
          <table:table-cell office:value-type="float" office:value="-0.0316022109" calcext:value-type="float">
            <text:p>-0.0316022109</text:p>
          </table:table-cell>
          <table:table-cell office:value-type="float" office:value="0.0547634449" calcext:value-type="float">
            <text:p>0.0547634449</text:p>
          </table:table-cell>
          <table:table-cell office:value-type="float" office:value="0.1665300621" calcext:value-type="float">
            <text:p>0.1665300621</text:p>
          </table:table-cell>
          <table:table-cell office:value-type="float" office:value="-0.0312884199" calcext:value-type="float">
            <text:p>-0.0312884199</text:p>
          </table:table-cell>
          <table:table-cell office:value-type="float" office:value="-0.0154117438" calcext:value-type="float">
            <text:p>-0.0154117438</text:p>
          </table:table-cell>
          <table:table-cell office:value-type="float" office:value="0.1951398063" calcext:value-type="float">
            <text:p>0.1951398063</text:p>
          </table:table-cell>
          <table:table-cell office:value-type="float" office:value="0.1744754475" calcext:value-type="float">
            <text:p>0.1744754475</text:p>
          </table:table-cell>
          <table:table-cell office:value-type="float" office:value="-0.1058327136" calcext:value-type="float">
            <text:p>-0.1058327136</text:p>
          </table:table-cell>
          <table:table-cell office:value-type="float" office:value="-0.0066678635" calcext:value-type="float">
            <text:p>-0.0066678635</text:p>
          </table:table-cell>
          <table:table-cell office:value-type="float" office:value="0.015799016" calcext:value-type="float">
            <text:p>0.015799016</text:p>
          </table:table-cell>
          <table:table-cell office:value-type="float" office:value="0.0373003477" calcext:value-type="float">
            <text:p>0.0373003477</text:p>
          </table:table-cell>
          <table:table-cell office:value-type="float" office:value="0.2776228948" calcext:value-type="float">
            <text:p>0.2776228948</text:p>
          </table:table-cell>
        </table:table-row>
        <table:table-row table:style-name="ro1">
          <table:table-cell office:value-type="float" office:value="-0.1691073113" calcext:value-type="float">
            <text:p>-0.1691073113</text:p>
          </table:table-cell>
          <table:table-cell office:value-type="float" office:value="0.0017847074" calcext:value-type="float">
            <text:p>0.0017847074</text:p>
          </table:table-cell>
          <table:table-cell office:value-type="float" office:value="0.0743081622" calcext:value-type="float">
            <text:p>0.0743081622</text:p>
          </table:table-cell>
          <table:table-cell office:value-type="float" office:value="0.0884653247" calcext:value-type="float">
            <text:p>0.0884653247</text:p>
          </table:table-cell>
          <table:table-cell office:value-type="float" office:value="-0.1640390786" calcext:value-type="float">
            <text:p>-0.1640390786</text:p>
          </table:table-cell>
          <table:table-cell office:value-type="float" office:value="0.1596391143" calcext:value-type="float">
            <text:p>0.1596391143</text:p>
          </table:table-cell>
          <table:table-cell office:value-type="float" office:value="0.2500227836" calcext:value-type="float">
            <text:p>0.2500227836</text:p>
          </table:table-cell>
          <table:table-cell office:value-type="float" office:value="0.0734336877" calcext:value-type="float">
            <text:p>0.0734336877</text:p>
          </table:table-cell>
          <table:table-cell office:value-type="float" office:value="0.1868349177" calcext:value-type="float">
            <text:p>0.1868349177</text:p>
          </table:table-cell>
          <table:table-cell office:value-type="float" office:value="-0.0338022822" calcext:value-type="float">
            <text:p>-0.0338022822</text:p>
          </table:table-cell>
          <table:table-cell office:value-type="float" office:value="0.0404137361" calcext:value-type="float">
            <text:p>0.0404137361</text:p>
          </table:table-cell>
          <table:table-cell office:value-type="float" office:value="0.2038765257" calcext:value-type="float">
            <text:p>0.2038765257</text:p>
          </table:table-cell>
          <table:table-cell office:value-type="float" office:value="0.1672877045" calcext:value-type="float">
            <text:p>0.1672877045</text:p>
          </table:table-cell>
          <table:table-cell office:value-type="float" office:value="0.041055352" calcext:value-type="float">
            <text:p>0.041055352</text:p>
          </table:table-cell>
          <table:table-cell office:value-type="float" office:value="0.2067082859" calcext:value-type="float">
            <text:p>0.2067082859</text:p>
          </table:table-cell>
          <table:table-cell office:value-type="float" office:value="0.0469138691" calcext:value-type="float">
            <text:p>0.0469138691</text:p>
          </table:table-cell>
          <table:table-cell office:value-type="float" office:value="0.0572383192" calcext:value-type="float">
            <text:p>0.0572383192</text:p>
          </table:table-cell>
          <table:table-cell office:value-type="float" office:value="-0.0045119942" calcext:value-type="float">
            <text:p>-0.0045119942</text:p>
          </table:table-cell>
          <table:table-cell office:value-type="float" office:value="0.1276977793" calcext:value-type="float">
            <text:p>0.1276977793</text:p>
          </table:table-cell>
          <table:table-cell office:value-type="float" office:value="0.1225525045" calcext:value-type="float">
            <text:p>0.1225525045</text:p>
          </table:table-cell>
          <table:table-cell office:value-type="float" office:value="0.0860582695" calcext:value-type="float">
            <text:p>0.0860582695</text:p>
          </table:table-cell>
          <table:table-cell office:value-type="float" office:value="0.1650339776" calcext:value-type="float">
            <text:p>0.1650339776</text:p>
          </table:table-cell>
          <table:table-cell office:value-type="float" office:value="0.2099267705" calcext:value-type="float">
            <text:p>0.2099267705</text:p>
          </table:table-cell>
          <table:table-cell office:value-type="float" office:value="0.0029431221" calcext:value-type="float">
            <text:p>0.0029431221</text:p>
          </table:table-cell>
          <table:table-cell office:value-type="float" office:value="0.1428961184" calcext:value-type="float">
            <text:p>0.1428961184</text:p>
          </table:table-cell>
          <table:table-cell office:value-type="float" office:value="-0.0195003141" calcext:value-type="float">
            <text:p>-0.0195003141</text:p>
          </table:table-cell>
          <table:table-cell office:value-type="float" office:value="0.1598905527" calcext:value-type="float">
            <text:p>0.1598905527</text:p>
          </table:table-cell>
          <table:table-cell office:value-type="float" office:value="0.151549876" calcext:value-type="float">
            <text:p>0.151549876</text:p>
          </table:table-cell>
          <table:table-cell office:value-type="float" office:value="0.0424076438" calcext:value-type="float">
            <text:p>0.0424076438</text:p>
          </table:table-cell>
          <table:table-cell office:value-type="float" office:value="0.0863513315" calcext:value-type="float">
            <text:p>0.0863513315</text:p>
          </table:table-cell>
          <table:table-cell office:value-type="float" office:value="-0.0223719594" calcext:value-type="float">
            <text:p>-0.0223719594</text:p>
          </table:table-cell>
          <table:table-cell office:value-type="float" office:value="-0.0894225848" calcext:value-type="float">
            <text:p>-0.0894225848</text:p>
          </table:table-cell>
          <table:table-cell office:value-type="float" office:value="0.1639795232" calcext:value-type="float">
            <text:p>0.1639795232</text:p>
          </table:table-cell>
          <table:table-cell office:value-type="float" office:value="-0.0676827273" calcext:value-type="float">
            <text:p>-0.0676827273</text:p>
          </table:table-cell>
          <table:table-cell office:value-type="float" office:value="-0.0987472462" calcext:value-type="float">
            <text:p>-0.0987472462</text:p>
          </table:table-cell>
          <table:table-cell office:value-type="float" office:value="-0.1654613564" calcext:value-type="float">
            <text:p>-0.1654613564</text:p>
          </table:table-cell>
          <table:table-cell office:value-type="float" office:value="0.0208847696" calcext:value-type="float">
            <text:p>0.0208847696</text:p>
          </table:table-cell>
          <table:table-cell office:value-type="float" office:value="1" calcext:value-type="float">
            <text:p>1</text:p>
          </table:table-cell>
          <table:table-cell office:value-type="float" office:value="0.0165500224" calcext:value-type="float">
            <text:p>0.0165500224</text:p>
          </table:table-cell>
          <table:table-cell office:value-type="float" office:value="0.2246719637" calcext:value-type="float">
            <text:p>0.2246719637</text:p>
          </table:table-cell>
          <table:table-cell office:value-type="float" office:value="0.0040946856" calcext:value-type="float">
            <text:p>0.0040946856</text:p>
          </table:table-cell>
          <table:table-cell office:value-type="float" office:value="0.0699321297" calcext:value-type="float">
            <text:p>0.0699321297</text:p>
          </table:table-cell>
          <table:table-cell office:value-type="float" office:value="0.0948723222" calcext:value-type="float">
            <text:p>0.0948723222</text:p>
          </table:table-cell>
          <table:table-cell office:value-type="float" office:value="0.3145746199" calcext:value-type="float">
            <text:p>0.3145746199</text:p>
          </table:table-cell>
          <table:table-cell office:value-type="float" office:value="0.0987518361" calcext:value-type="float">
            <text:p>0.0987518361</text:p>
          </table:table-cell>
          <table:table-cell office:value-type="float" office:value="0.0265604093" calcext:value-type="float">
            <text:p>0.0265604093</text:p>
          </table:table-cell>
          <table:table-cell office:value-type="float" office:value="0.147339105" calcext:value-type="float">
            <text:p>0.147339105</text:p>
          </table:table-cell>
          <table:table-cell office:value-type="float" office:value="0.1348060699" calcext:value-type="float">
            <text:p>0.1348060699</text:p>
          </table:table-cell>
          <table:table-cell office:value-type="float" office:value="0.0949617994" calcext:value-type="float">
            <text:p>0.0949617994</text:p>
          </table:table-cell>
          <table:table-cell office:value-type="float" office:value="0.14219119" calcext:value-type="float">
            <text:p>0.14219119</text:p>
          </table:table-cell>
          <table:table-cell office:value-type="float" office:value="0.0697988223" calcext:value-type="float">
            <text:p>0.0697988223</text:p>
          </table:table-cell>
          <table:table-cell office:value-type="float" office:value="0.0882783078" calcext:value-type="float">
            <text:p>0.0882783078</text:p>
          </table:table-cell>
          <table:table-cell office:value-type="float" office:value="0.0576416087" calcext:value-type="float">
            <text:p>0.0576416087</text:p>
          </table:table-cell>
          <table:table-cell office:value-type="float" office:value="-0.1287285823" calcext:value-type="float">
            <text:p>-0.1287285823</text:p>
          </table:table-cell>
          <table:table-cell office:value-type="float" office:value="0.2430639224" calcext:value-type="float">
            <text:p>0.2430639224</text:p>
          </table:table-cell>
          <table:table-cell office:value-type="float" office:value="0.2632803446" calcext:value-type="float">
            <text:p>0.2632803446</text:p>
          </table:table-cell>
          <table:table-cell office:value-type="float" office:value="0.1388889264" calcext:value-type="float">
            <text:p>0.1388889264</text:p>
          </table:table-cell>
          <table:table-cell office:value-type="float" office:value="-0.0383055512" calcext:value-type="float">
            <text:p>-0.0383055512</text:p>
          </table:table-cell>
          <table:table-cell office:value-type="float" office:value="0.2223925447" calcext:value-type="float">
            <text:p>0.2223925447</text:p>
          </table:table-cell>
          <table:table-cell office:value-type="float" office:value="0.1455326341" calcext:value-type="float">
            <text:p>0.1455326341</text:p>
          </table:table-cell>
          <table:table-cell office:value-type="float" office:value="0.2141049156" calcext:value-type="float">
            <text:p>0.2141049156</text:p>
          </table:table-cell>
          <table:table-cell office:value-type="float" office:value="0.1841375104" calcext:value-type="float">
            <text:p>0.1841375104</text:p>
          </table:table-cell>
          <table:table-cell office:value-type="float" office:value="0.1259710806" calcext:value-type="float">
            <text:p>0.1259710806</text:p>
          </table:table-cell>
          <table:table-cell office:value-type="float" office:value="0.0530435707" calcext:value-type="float">
            <text:p>0.0530435707</text:p>
          </table:table-cell>
          <table:table-cell office:value-type="float" office:value="0.0457434117" calcext:value-type="float">
            <text:p>0.0457434117</text:p>
          </table:table-cell>
          <table:table-cell office:value-type="float" office:value="0.1451356658" calcext:value-type="float">
            <text:p>0.1451356658</text:p>
          </table:table-cell>
          <table:table-cell office:value-type="float" office:value="-0.0200001655" calcext:value-type="float">
            <text:p>-0.0200001655</text:p>
          </table:table-cell>
          <table:table-cell office:value-type="float" office:value="0.0455081932" calcext:value-type="float">
            <text:p>0.0455081932</text:p>
          </table:table-cell>
          <table:table-cell office:value-type="float" office:value="0.2211014403" calcext:value-type="float">
            <text:p>0.2211014403</text:p>
          </table:table-cell>
          <table:table-cell office:value-type="float" office:value="0.2095376346" calcext:value-type="float">
            <text:p>0.2095376346</text:p>
          </table:table-cell>
          <table:table-cell office:value-type="float" office:value="0.1921863248" calcext:value-type="float">
            <text:p>0.1921863248</text:p>
          </table:table-cell>
          <table:table-cell office:value-type="float" office:value="-0.071168178" calcext:value-type="float">
            <text:p>-0.071168178</text:p>
          </table:table-cell>
          <table:table-cell office:value-type="float" office:value="0.0258670253" calcext:value-type="float">
            <text:p>0.0258670253</text:p>
          </table:table-cell>
          <table:table-cell office:value-type="float" office:value="-0.0123074098" calcext:value-type="float">
            <text:p>-0.0123074098</text:p>
          </table:table-cell>
          <table:table-cell office:value-type="float" office:value="-0.0218582982" calcext:value-type="float">
            <text:p>-0.0218582982</text:p>
          </table:table-cell>
          <table:table-cell office:value-type="float" office:value="-0.0745486832" calcext:value-type="float">
            <text:p>-0.0745486832</text:p>
          </table:table-cell>
          <table:table-cell office:value-type="float" office:value="-0.1151356409" calcext:value-type="float">
            <text:p>-0.1151356409</text:p>
          </table:table-cell>
          <table:table-cell office:value-type="float" office:value="-0.0362676133" calcext:value-type="float">
            <text:p>-0.0362676133</text:p>
          </table:table-cell>
          <table:table-cell office:value-type="float" office:value="0.0610164924" calcext:value-type="float">
            <text:p>0.0610164924</text:p>
          </table:table-cell>
          <table:table-cell office:value-type="float" office:value="0.1922231775" calcext:value-type="float">
            <text:p>0.1922231775</text:p>
          </table:table-cell>
          <table:table-cell office:value-type="float" office:value="0.1109660218" calcext:value-type="float">
            <text:p>0.1109660218</text:p>
          </table:table-cell>
          <table:table-cell office:value-type="float" office:value="-0.0315372829" calcext:value-type="float">
            <text:p>-0.0315372829</text:p>
          </table:table-cell>
          <table:table-cell office:value-type="float" office:value="0.0553967946" calcext:value-type="float">
            <text:p>0.0553967946</text:p>
          </table:table-cell>
          <table:table-cell office:value-type="float" office:value="-0.0022236144" calcext:value-type="float">
            <text:p>-0.0022236144</text:p>
          </table:table-cell>
          <table:table-cell office:value-type="float" office:value="0.046488752" calcext:value-type="float">
            <text:p>0.046488752</text:p>
          </table:table-cell>
          <table:table-cell office:value-type="float" office:value="0.146588674" calcext:value-type="float">
            <text:p>0.146588674</text:p>
          </table:table-cell>
        </table:table-row>
        <table:table-row table:style-name="ro1">
          <table:table-cell office:value-type="float" office:value="0.0687783758" calcext:value-type="float">
            <text:p>0.0687783758</text:p>
          </table:table-cell>
          <table:table-cell office:value-type="float" office:value="-0.0139551516" calcext:value-type="float">
            <text:p>-0.0139551516</text:p>
          </table:table-cell>
          <table:table-cell office:value-type="float" office:value="0.158034785" calcext:value-type="float">
            <text:p>0.158034785</text:p>
          </table:table-cell>
          <table:table-cell office:value-type="float" office:value="-0.1197718909" calcext:value-type="float">
            <text:p>-0.1197718909</text:p>
          </table:table-cell>
          <table:table-cell office:value-type="float" office:value="0.0743949309" calcext:value-type="float">
            <text:p>0.0743949309</text:p>
          </table:table-cell>
          <table:table-cell office:value-type="float" office:value="0.1068128654" calcext:value-type="float">
            <text:p>0.1068128654</text:p>
          </table:table-cell>
          <table:table-cell office:value-type="float" office:value="0.1604695956" calcext:value-type="float">
            <text:p>0.1604695956</text:p>
          </table:table-cell>
          <table:table-cell office:value-type="float" office:value="0.0911047235" calcext:value-type="float">
            <text:p>0.0911047235</text:p>
          </table:table-cell>
          <table:table-cell office:value-type="float" office:value="-0.1075864209" calcext:value-type="float">
            <text:p>-0.1075864209</text:p>
          </table:table-cell>
          <table:table-cell office:value-type="float" office:value="0.1460700984" calcext:value-type="float">
            <text:p>0.1460700984</text:p>
          </table:table-cell>
          <table:table-cell office:value-type="float" office:value="-0.0118856215" calcext:value-type="float">
            <text:p>-0.0118856215</text:p>
          </table:table-cell>
          <table:table-cell office:value-type="float" office:value="-0.0269360263" calcext:value-type="float">
            <text:p>-0.0269360263</text:p>
          </table:table-cell>
          <table:table-cell office:value-type="float" office:value="0.107407397" calcext:value-type="float">
            <text:p>0.107407397</text:p>
          </table:table-cell>
          <table:table-cell office:value-type="float" office:value="-0.030017554" calcext:value-type="float">
            <text:p>-0.030017554</text:p>
          </table:table-cell>
          <table:table-cell office:value-type="float" office:value="-0.0122573319" calcext:value-type="float">
            <text:p>-0.0122573319</text:p>
          </table:table-cell>
          <table:table-cell office:value-type="float" office:value="-0.0659308928" calcext:value-type="float">
            <text:p>-0.0659308928</text:p>
          </table:table-cell>
          <table:table-cell office:value-type="float" office:value="-0.076052187" calcext:value-type="float">
            <text:p>-0.076052187</text:p>
          </table:table-cell>
          <table:table-cell office:value-type="float" office:value="-0.1469847806" calcext:value-type="float">
            <text:p>-0.1469847806</text:p>
          </table:table-cell>
          <table:table-cell office:value-type="float" office:value="0.0129660657" calcext:value-type="float">
            <text:p>0.0129660657</text:p>
          </table:table-cell>
          <table:table-cell office:value-type="float" office:value="0.1208687386" calcext:value-type="float">
            <text:p>0.1208687386</text:p>
          </table:table-cell>
          <table:table-cell office:value-type="float" office:value="-0.0705032729" calcext:value-type="float">
            <text:p>-0.0705032729</text:p>
          </table:table-cell>
          <table:table-cell office:value-type="float" office:value="0.1696444812" calcext:value-type="float">
            <text:p>0.1696444812</text:p>
          </table:table-cell>
          <table:table-cell office:value-type="float" office:value="0.0484406428" calcext:value-type="float">
            <text:p>0.0484406428</text:p>
          </table:table-cell>
          <table:table-cell office:value-type="float" office:value="0.1365084349" calcext:value-type="float">
            <text:p>0.1365084349</text:p>
          </table:table-cell>
          <table:table-cell office:value-type="float" office:value="-0.1470069916" calcext:value-type="float">
            <text:p>-0.1470069916</text:p>
          </table:table-cell>
          <table:table-cell office:value-type="float" office:value="-0.0428493738" calcext:value-type="float">
            <text:p>-0.0428493738</text:p>
          </table:table-cell>
          <table:table-cell office:value-type="float" office:value="0.0818750428" calcext:value-type="float">
            <text:p>0.0818750428</text:p>
          </table:table-cell>
          <table:table-cell office:value-type="float" office:value="0.1306771917" calcext:value-type="float">
            <text:p>0.1306771917</text:p>
          </table:table-cell>
          <table:table-cell office:value-type="float" office:value="0.1508656331" calcext:value-type="float">
            <text:p>0.1508656331</text:p>
          </table:table-cell>
          <table:table-cell office:value-type="float" office:value="0.0347014789" calcext:value-type="float">
            <text:p>0.0347014789</text:p>
          </table:table-cell>
          <table:table-cell office:value-type="float" office:value="-0.0560543782" calcext:value-type="float">
            <text:p>-0.0560543782</text:p>
          </table:table-cell>
          <table:table-cell office:value-type="float" office:value="0.0832161957" calcext:value-type="float">
            <text:p>0.0832161957</text:p>
          </table:table-cell>
          <table:table-cell office:value-type="float" office:value="0.1819617209" calcext:value-type="float">
            <text:p>0.1819617209</text:p>
          </table:table-cell>
          <table:table-cell office:value-type="float" office:value="-0.0205729667" calcext:value-type="float">
            <text:p>-0.0205729667</text:p>
          </table:table-cell>
          <table:table-cell office:value-type="float" office:value="-0.0609201893" calcext:value-type="float">
            <text:p>-0.0609201893</text:p>
          </table:table-cell>
          <table:table-cell office:value-type="float" office:value="-0.0107401617" calcext:value-type="float">
            <text:p>-0.0107401617</text:p>
          </table:table-cell>
          <table:table-cell office:value-type="float" office:value="0.0061933905" calcext:value-type="float">
            <text:p>0.0061933905</text:p>
          </table:table-cell>
          <table:table-cell office:value-type="float" office:value="0.0165500224" calcext:value-type="float">
            <text:p>0.0165500224</text:p>
          </table:table-cell>
          <table:table-cell office:value-type="float" office:value="1" calcext:value-type="float">
            <text:p>1</text:p>
          </table:table-cell>
          <table:table-cell office:value-type="float" office:value="0.017881" calcext:value-type="float">
            <text:p>0.017881</text:p>
          </table:table-cell>
          <table:table-cell office:value-type="float" office:value="0.0073298306" calcext:value-type="float">
            <text:p>0.0073298306</text:p>
          </table:table-cell>
          <table:table-cell office:value-type="float" office:value="0.0291062031" calcext:value-type="float">
            <text:p>0.0291062031</text:p>
          </table:table-cell>
          <table:table-cell office:value-type="float" office:value="0.1116591963" calcext:value-type="float">
            <text:p>0.1116591963</text:p>
          </table:table-cell>
          <table:table-cell office:value-type="float" office:value="0.0938507617" calcext:value-type="float">
            <text:p>0.0938507617</text:p>
          </table:table-cell>
          <table:table-cell office:value-type="float" office:value="0.0728468787" calcext:value-type="float">
            <text:p>0.0728468787</text:p>
          </table:table-cell>
          <table:table-cell office:value-type="float" office:value="0.0630570012" calcext:value-type="float">
            <text:p>0.0630570012</text:p>
          </table:table-cell>
          <table:table-cell office:value-type="float" office:value="0.0977619397" calcext:value-type="float">
            <text:p>0.0977619397</text:p>
          </table:table-cell>
          <table:table-cell office:value-type="float" office:value="0.2829184368" calcext:value-type="float">
            <text:p>0.2829184368</text:p>
          </table:table-cell>
          <table:table-cell office:value-type="float" office:value="0.0634033053" calcext:value-type="float">
            <text:p>0.0634033053</text:p>
          </table:table-cell>
          <table:table-cell office:value-type="float" office:value="0.0999742292" calcext:value-type="float">
            <text:p>0.0999742292</text:p>
          </table:table-cell>
          <table:table-cell office:value-type="float" office:value="0.0563138433" calcext:value-type="float">
            <text:p>0.0563138433</text:p>
          </table:table-cell>
          <table:table-cell office:value-type="float" office:value="0.0048503307" calcext:value-type="float">
            <text:p>0.0048503307</text:p>
          </table:table-cell>
          <table:table-cell office:value-type="float" office:value="0.1213523412" calcext:value-type="float">
            <text:p>0.1213523412</text:p>
          </table:table-cell>
          <table:table-cell office:value-type="float" office:value="0.0503436679" calcext:value-type="float">
            <text:p>0.0503436679</text:p>
          </table:table-cell>
          <table:table-cell office:value-type="float" office:value="0.1133282812" calcext:value-type="float">
            <text:p>0.1133282812</text:p>
          </table:table-cell>
          <table:table-cell office:value-type="float" office:value="0.1047482278" calcext:value-type="float">
            <text:p>0.1047482278</text:p>
          </table:table-cell>
          <table:table-cell office:value-type="float" office:value="0.1642311604" calcext:value-type="float">
            <text:p>0.1642311604</text:p>
          </table:table-cell>
          <table:table-cell office:value-type="float" office:value="0.1598186704" calcext:value-type="float">
            <text:p>0.1598186704</text:p>
          </table:table-cell>
          <table:table-cell office:value-type="float" office:value="0.0883569915" calcext:value-type="float">
            <text:p>0.0883569915</text:p>
          </table:table-cell>
          <table:table-cell office:value-type="float" office:value="0.0223905294" calcext:value-type="float">
            <text:p>0.0223905294</text:p>
          </table:table-cell>
          <table:table-cell office:value-type="float" office:value="0.0703544239" calcext:value-type="float">
            <text:p>0.0703544239</text:p>
          </table:table-cell>
          <table:table-cell office:value-type="float" office:value="0.1115789788" calcext:value-type="float">
            <text:p>0.1115789788</text:p>
          </table:table-cell>
          <table:table-cell office:value-type="float" office:value="-0.063381793" calcext:value-type="float">
            <text:p>-0.063381793</text:p>
          </table:table-cell>
          <table:table-cell office:value-type="float" office:value="0.0419896633" calcext:value-type="float">
            <text:p>0.0419896633</text:p>
          </table:table-cell>
          <table:table-cell office:value-type="float" office:value="0.1466039193" calcext:value-type="float">
            <text:p>0.1466039193</text:p>
          </table:table-cell>
          <table:table-cell office:value-type="float" office:value="0.1146388888" calcext:value-type="float">
            <text:p>0.1146388888</text:p>
          </table:table-cell>
          <table:table-cell office:value-type="float" office:value="0.054189726" calcext:value-type="float">
            <text:p>0.054189726</text:p>
          </table:table-cell>
          <table:table-cell office:value-type="float" office:value="0.0908885348" calcext:value-type="float">
            <text:p>0.0908885348</text:p>
          </table:table-cell>
          <table:table-cell office:value-type="float" office:value="0.151677672" calcext:value-type="float">
            <text:p>0.151677672</text:p>
          </table:table-cell>
          <table:table-cell office:value-type="float" office:value="0.01596164" calcext:value-type="float">
            <text:p>0.01596164</text:p>
          </table:table-cell>
          <table:table-cell office:value-type="float" office:value="0.0285945181" calcext:value-type="float">
            <text:p>0.0285945181</text:p>
          </table:table-cell>
          <table:table-cell office:value-type="float" office:value="-0.0605649639" calcext:value-type="float">
            <text:p>-0.0605649639</text:p>
          </table:table-cell>
          <table:table-cell office:value-type="float" office:value="0.1811603803" calcext:value-type="float">
            <text:p>0.1811603803</text:p>
          </table:table-cell>
          <table:table-cell office:value-type="float" office:value="0.0091203858" calcext:value-type="float">
            <text:p>0.0091203858</text:p>
          </table:table-cell>
          <table:table-cell office:value-type="float" office:value="-0.0363409533" calcext:value-type="float">
            <text:p>-0.0363409533</text:p>
          </table:table-cell>
          <table:table-cell office:value-type="float" office:value="0.1097638664" calcext:value-type="float">
            <text:p>0.1097638664</text:p>
          </table:table-cell>
          <table:table-cell office:value-type="float" office:value="0.004753227" calcext:value-type="float">
            <text:p>0.004753227</text:p>
          </table:table-cell>
          <table:table-cell office:value-type="float" office:value="0.0267375848" calcext:value-type="float">
            <text:p>0.0267375848</text:p>
          </table:table-cell>
          <table:table-cell office:value-type="float" office:value="-0.0492800325" calcext:value-type="float">
            <text:p>-0.0492800325</text:p>
          </table:table-cell>
          <table:table-cell office:value-type="float" office:value="0.1366627677" calcext:value-type="float">
            <text:p>0.1366627677</text:p>
          </table:table-cell>
          <table:table-cell office:value-type="float" office:value="0.1429092935" calcext:value-type="float">
            <text:p>0.1429092935</text:p>
          </table:table-cell>
          <table:table-cell office:value-type="float" office:value="0.1499325054" calcext:value-type="float">
            <text:p>0.1499325054</text:p>
          </table:table-cell>
          <table:table-cell office:value-type="float" office:value="0.0752423194" calcext:value-type="float">
            <text:p>0.0752423194</text:p>
          </table:table-cell>
          <table:table-cell office:value-type="float" office:value="0.0631703628" calcext:value-type="float">
            <text:p>0.0631703628</text:p>
          </table:table-cell>
          <table:table-cell office:value-type="float" office:value="-0.0295198945" calcext:value-type="float">
            <text:p>-0.0295198945</text:p>
          </table:table-cell>
          <table:table-cell office:value-type="float" office:value="0.1761721786" calcext:value-type="float">
            <text:p>0.1761721786</text:p>
          </table:table-cell>
        </table:table-row>
        <table:table-row table:style-name="ro1">
          <table:table-cell office:value-type="float" office:value="-0.1078344532" calcext:value-type="float">
            <text:p>-0.1078344532</text:p>
          </table:table-cell>
          <table:table-cell office:value-type="float" office:value="0.2039090473" calcext:value-type="float">
            <text:p>0.2039090473</text:p>
          </table:table-cell>
          <table:table-cell office:value-type="float" office:value="0.3447337588" calcext:value-type="float">
            <text:p>0.3447337588</text:p>
          </table:table-cell>
          <table:table-cell office:value-type="float" office:value="0.2043582363" calcext:value-type="float">
            <text:p>0.2043582363</text:p>
          </table:table-cell>
          <table:table-cell office:value-type="float" office:value="-0.0690920285" calcext:value-type="float">
            <text:p>-0.0690920285</text:p>
          </table:table-cell>
          <table:table-cell office:value-type="float" office:value="0.1809973001" calcext:value-type="float">
            <text:p>0.1809973001</text:p>
          </table:table-cell>
          <table:table-cell office:value-type="float" office:value="0.3349947658" calcext:value-type="float">
            <text:p>0.3349947658</text:p>
          </table:table-cell>
          <table:table-cell office:value-type="float" office:value="0.2352011649" calcext:value-type="float">
            <text:p>0.2352011649</text:p>
          </table:table-cell>
          <table:table-cell office:value-type="float" office:value="0.2177368662" calcext:value-type="float">
            <text:p>0.2177368662</text:p>
          </table:table-cell>
          <table:table-cell office:value-type="float" office:value="-0.0297286443" calcext:value-type="float">
            <text:p>-0.0297286443</text:p>
          </table:table-cell>
          <table:table-cell office:value-type="float" office:value="0.0345462675" calcext:value-type="float">
            <text:p>0.0345462675</text:p>
          </table:table-cell>
          <table:table-cell office:value-type="float" office:value="0.2020255209" calcext:value-type="float">
            <text:p>0.2020255209</text:p>
          </table:table-cell>
          <table:table-cell office:value-type="float" office:value="0.0860979053" calcext:value-type="float">
            <text:p>0.0860979053</text:p>
          </table:table-cell>
          <table:table-cell office:value-type="float" office:value="-0.0635624916" calcext:value-type="float">
            <text:p>-0.0635624916</text:p>
          </table:table-cell>
          <table:table-cell office:value-type="float" office:value="0.1730068214" calcext:value-type="float">
            <text:p>0.1730068214</text:p>
          </table:table-cell>
          <table:table-cell office:value-type="float" office:value="-0.0737808462" calcext:value-type="float">
            <text:p>-0.0737808462</text:p>
          </table:table-cell>
          <table:table-cell office:value-type="float" office:value="-0.017330734" calcext:value-type="float">
            <text:p>-0.017330734</text:p>
          </table:table-cell>
          <table:table-cell office:value-type="float" office:value="0.1000658487" calcext:value-type="float">
            <text:p>0.1000658487</text:p>
          </table:table-cell>
          <table:table-cell office:value-type="float" office:value="-0.112856447" calcext:value-type="float">
            <text:p>-0.112856447</text:p>
          </table:table-cell>
          <table:table-cell office:value-type="float" office:value="0.1105277795" calcext:value-type="float">
            <text:p>0.1105277795</text:p>
          </table:table-cell>
          <table:table-cell office:value-type="float" office:value="-0.0320661982" calcext:value-type="float">
            <text:p>-0.0320661982</text:p>
          </table:table-cell>
          <table:table-cell office:value-type="float" office:value="0.3455944682" calcext:value-type="float">
            <text:p>0.3455944682</text:p>
          </table:table-cell>
          <table:table-cell office:value-type="float" office:value="-0.0511478954" calcext:value-type="float">
            <text:p>-0.0511478954</text:p>
          </table:table-cell>
          <table:table-cell office:value-type="float" office:value="0.0360167211" calcext:value-type="float">
            <text:p>0.0360167211</text:p>
          </table:table-cell>
          <table:table-cell office:value-type="float" office:value="0.1097393733" calcext:value-type="float">
            <text:p>0.1097393733</text:p>
          </table:table-cell>
          <table:table-cell office:value-type="float" office:value="-0.0338842304" calcext:value-type="float">
            <text:p>-0.0338842304</text:p>
          </table:table-cell>
          <table:table-cell office:value-type="float" office:value="0.1558875196" calcext:value-type="float">
            <text:p>0.1558875196</text:p>
          </table:table-cell>
          <table:table-cell office:value-type="float" office:value="0.207446212" calcext:value-type="float">
            <text:p>0.207446212</text:p>
          </table:table-cell>
          <table:table-cell office:value-type="float" office:value="0.1347000688" calcext:value-type="float">
            <text:p>0.1347000688</text:p>
          </table:table-cell>
          <table:table-cell office:value-type="float" office:value="-0.1101519803" calcext:value-type="float">
            <text:p>-0.1101519803</text:p>
          </table:table-cell>
          <table:table-cell office:value-type="float" office:value="0.0727108159" calcext:value-type="float">
            <text:p>0.0727108159</text:p>
          </table:table-cell>
          <table:table-cell office:value-type="float" office:value="-0.0874918574" calcext:value-type="float">
            <text:p>-0.0874918574</text:p>
          </table:table-cell>
          <table:table-cell office:value-type="float" office:value="0.2969574152" calcext:value-type="float">
            <text:p>0.2969574152</text:p>
          </table:table-cell>
          <table:table-cell office:value-type="float" office:value="0.0398529887" calcext:value-type="float">
            <text:p>0.0398529887</text:p>
          </table:table-cell>
          <table:table-cell office:value-type="float" office:value="0.2208425504" calcext:value-type="float">
            <text:p>0.2208425504</text:p>
          </table:table-cell>
          <table:table-cell office:value-type="float" office:value="0.0809568148" calcext:value-type="float">
            <text:p>0.0809568148</text:p>
          </table:table-cell>
          <table:table-cell office:value-type="float" office:value="0.3070365858" calcext:value-type="float">
            <text:p>0.3070365858</text:p>
          </table:table-cell>
          <table:table-cell office:value-type="float" office:value="0.2246719637" calcext:value-type="float">
            <text:p>0.2246719637</text:p>
          </table:table-cell>
          <table:table-cell office:value-type="float" office:value="0.017881" calcext:value-type="float">
            <text:p>0.017881</text:p>
          </table:table-cell>
          <table:table-cell office:value-type="float" office:value="1" calcext:value-type="float">
            <text:p>1</text:p>
          </table:table-cell>
          <table:table-cell office:value-type="float" office:value="-0.0809013407" calcext:value-type="float">
            <text:p>-0.0809013407</text:p>
          </table:table-cell>
          <table:table-cell office:value-type="float" office:value="0.0081523646" calcext:value-type="float">
            <text:p>0.0081523646</text:p>
          </table:table-cell>
          <table:table-cell office:value-type="float" office:value="0.0428752717" calcext:value-type="float">
            <text:p>0.0428752717</text:p>
          </table:table-cell>
          <table:table-cell office:value-type="float" office:value="0.1819560468" calcext:value-type="float">
            <text:p>0.1819560468</text:p>
          </table:table-cell>
          <table:table-cell office:value-type="float" office:value="0.1587960485" calcext:value-type="float">
            <text:p>0.1587960485</text:p>
          </table:table-cell>
          <table:table-cell office:value-type="float" office:value="0.0672056836" calcext:value-type="float">
            <text:p>0.0672056836</text:p>
          </table:table-cell>
          <table:table-cell office:value-type="float" office:value="0.0584762329" calcext:value-type="float">
            <text:p>0.0584762329</text:p>
          </table:table-cell>
          <table:table-cell office:value-type="float" office:value="0.053276446" calcext:value-type="float">
            <text:p>0.053276446</text:p>
          </table:table-cell>
          <table:table-cell office:value-type="float" office:value="0.2345816943" calcext:value-type="float">
            <text:p>0.2345816943</text:p>
          </table:table-cell>
          <table:table-cell office:value-type="float" office:value="0.1115565557" calcext:value-type="float">
            <text:p>0.1115565557</text:p>
          </table:table-cell>
          <table:table-cell office:value-type="float" office:value="0.1440478717" calcext:value-type="float">
            <text:p>0.1440478717</text:p>
          </table:table-cell>
          <table:table-cell office:value-type="float" office:value="-0.1495251563" calcext:value-type="float">
            <text:p>-0.1495251563</text:p>
          </table:table-cell>
          <table:table-cell office:value-type="float" office:value="0.1065333156" calcext:value-type="float">
            <text:p>0.1065333156</text:p>
          </table:table-cell>
          <table:table-cell office:value-type="float" office:value="-0.056980065" calcext:value-type="float">
            <text:p>-0.056980065</text:p>
          </table:table-cell>
          <table:table-cell office:value-type="float" office:value="0.3143651856" calcext:value-type="float">
            <text:p>0.3143651856</text:p>
          </table:table-cell>
          <table:table-cell office:value-type="float" office:value="0.3648635302" calcext:value-type="float">
            <text:p>0.3648635302</text:p>
          </table:table-cell>
          <table:table-cell office:value-type="float" office:value="0.1209967029" calcext:value-type="float">
            <text:p>0.1209967029</text:p>
          </table:table-cell>
          <table:table-cell office:value-type="float" office:value="0.153115875" calcext:value-type="float">
            <text:p>0.153115875</text:p>
          </table:table-cell>
          <table:table-cell office:value-type="float" office:value="0.161622535" calcext:value-type="float">
            <text:p>0.161622535</text:p>
          </table:table-cell>
          <table:table-cell office:value-type="float" office:value="0.2217790173" calcext:value-type="float">
            <text:p>0.2217790173</text:p>
          </table:table-cell>
          <table:table-cell office:value-type="float" office:value="0.2596335548" calcext:value-type="float">
            <text:p>0.2596335548</text:p>
          </table:table-cell>
          <table:table-cell office:value-type="float" office:value="0.2663355125" calcext:value-type="float">
            <text:p>0.2663355125</text:p>
          </table:table-cell>
          <table:table-cell office:value-type="float" office:value="0.03339027" calcext:value-type="float">
            <text:p>0.03339027</text:p>
          </table:table-cell>
          <table:table-cell office:value-type="float" office:value="0.0874122174" calcext:value-type="float">
            <text:p>0.0874122174</text:p>
          </table:table-cell>
          <table:table-cell office:value-type="float" office:value="0.0259728946" calcext:value-type="float">
            <text:p>0.0259728946</text:p>
          </table:table-cell>
          <table:table-cell office:value-type="float" office:value="0.3406069541" calcext:value-type="float">
            <text:p>0.3406069541</text:p>
          </table:table-cell>
          <table:table-cell office:value-type="float" office:value="-0.0600535565" calcext:value-type="float">
            <text:p>-0.0600535565</text:p>
          </table:table-cell>
          <table:table-cell office:value-type="float" office:value="0.0652612353" calcext:value-type="float">
            <text:p>0.0652612353</text:p>
          </table:table-cell>
          <table:table-cell office:value-type="float" office:value="0.3753132249" calcext:value-type="float">
            <text:p>0.3753132249</text:p>
          </table:table-cell>
          <table:table-cell office:value-type="float" office:value="0.1299434459" calcext:value-type="float">
            <text:p>0.1299434459</text:p>
          </table:table-cell>
          <table:table-cell office:value-type="float" office:value="0.1008876061" calcext:value-type="float">
            <text:p>0.1008876061</text:p>
          </table:table-cell>
          <table:table-cell office:value-type="float" office:value="-0.0897212363" calcext:value-type="float">
            <text:p>-0.0897212363</text:p>
          </table:table-cell>
          <table:table-cell office:value-type="float" office:value="0.2915085367" calcext:value-type="float">
            <text:p>0.2915085367</text:p>
          </table:table-cell>
          <table:table-cell office:value-type="float" office:value="-0.0870724155" calcext:value-type="float">
            <text:p>-0.0870724155</text:p>
          </table:table-cell>
          <table:table-cell office:value-type="float" office:value="-0.0019258017" calcext:value-type="float">
            <text:p>-0.0019258017</text:p>
          </table:table-cell>
          <table:table-cell office:value-type="float" office:value="0.1784774146" calcext:value-type="float">
            <text:p>0.1784774146</text:p>
          </table:table-cell>
          <table:table-cell office:value-type="float" office:value="0.1736305479" calcext:value-type="float">
            <text:p>0.1736305479</text:p>
          </table:table-cell>
          <table:table-cell office:value-type="float" office:value="0.1298264793" calcext:value-type="float">
            <text:p>0.1298264793</text:p>
          </table:table-cell>
          <table:table-cell office:value-type="float" office:value="0.1935578923" calcext:value-type="float">
            <text:p>0.1935578923</text:p>
          </table:table-cell>
          <table:table-cell office:value-type="float" office:value="0.304018102" calcext:value-type="float">
            <text:p>0.304018102</text:p>
          </table:table-cell>
          <table:table-cell office:value-type="float" office:value="0.1787627476" calcext:value-type="float">
            <text:p>0.1787627476</text:p>
          </table:table-cell>
          <table:table-cell office:value-type="float" office:value="-0.0448715492" calcext:value-type="float">
            <text:p>-0.0448715492</text:p>
          </table:table-cell>
          <table:table-cell office:value-type="float" office:value="0.1462902977" calcext:value-type="float">
            <text:p>0.1462902977</text:p>
          </table:table-cell>
          <table:table-cell office:value-type="float" office:value="-0.076749391" calcext:value-type="float">
            <text:p>-0.076749391</text:p>
          </table:table-cell>
          <table:table-cell office:value-type="float" office:value="0.0450224543" calcext:value-type="float">
            <text:p>0.0450224543</text:p>
          </table:table-cell>
          <table:table-cell office:value-type="float" office:value="0.3610024355" calcext:value-type="float">
            <text:p>0.3610024355</text:p>
          </table:table-cell>
        </table:table-row>
        <table:table-row table:style-name="ro1">
          <table:table-cell office:value-type="float" office:value="-0.0252322243" calcext:value-type="float">
            <text:p>-0.0252322243</text:p>
          </table:table-cell>
          <table:table-cell office:value-type="float" office:value="0.0062055556" calcext:value-type="float">
            <text:p>0.0062055556</text:p>
          </table:table-cell>
          <table:table-cell office:value-type="float" office:value="0.0168192222" calcext:value-type="float">
            <text:p>0.0168192222</text:p>
          </table:table-cell>
          <table:table-cell office:value-type="float" office:value="-0.05839875" calcext:value-type="float">
            <text:p>-0.05839875</text:p>
          </table:table-cell>
          <table:table-cell office:value-type="float" office:value="0.192130715" calcext:value-type="float">
            <text:p>0.192130715</text:p>
          </table:table-cell>
          <table:table-cell office:value-type="float" office:value="-0.2423034835" calcext:value-type="float">
            <text:p>-0.2423034835</text:p>
          </table:table-cell>
          <table:table-cell office:value-type="float" office:value="-0.1544204054" calcext:value-type="float">
            <text:p>-0.1544204054</text:p>
          </table:table-cell>
          <table:table-cell office:value-type="float" office:value="-0.208524339" calcext:value-type="float">
            <text:p>-0.208524339</text:p>
          </table:table-cell>
          <table:table-cell office:value-type="float" office:value="-0.0122042592" calcext:value-type="float">
            <text:p>-0.0122042592</text:p>
          </table:table-cell>
          <table:table-cell office:value-type="float" office:value="-0.0960633676" calcext:value-type="float">
            <text:p>-0.0960633676</text:p>
          </table:table-cell>
          <table:table-cell office:value-type="float" office:value="0.0376643683" calcext:value-type="float">
            <text:p>0.0376643683</text:p>
          </table:table-cell>
          <table:table-cell office:value-type="float" office:value="0.0282875825" calcext:value-type="float">
            <text:p>0.0282875825</text:p>
          </table:table-cell>
          <table:table-cell office:value-type="float" office:value="-0.2264322304" calcext:value-type="float">
            <text:p>-0.2264322304</text:p>
          </table:table-cell>
          <table:table-cell office:value-type="float" office:value="-0.1172016701" calcext:value-type="float">
            <text:p>-0.1172016701</text:p>
          </table:table-cell>
          <table:table-cell office:value-type="float" office:value="-0.0101678976" calcext:value-type="float">
            <text:p>-0.0101678976</text:p>
          </table:table-cell>
          <table:table-cell office:value-type="float" office:value="-0.0386057475" calcext:value-type="float">
            <text:p>-0.0386057475</text:p>
          </table:table-cell>
          <table:table-cell office:value-type="float" office:value="-0.006944806" calcext:value-type="float">
            <text:p>-0.006944806</text:p>
          </table:table-cell>
          <table:table-cell office:value-type="float" office:value="-0.1640246336" calcext:value-type="float">
            <text:p>-0.1640246336</text:p>
          </table:table-cell>
          <table:table-cell office:value-type="float" office:value="-0.1740860976" calcext:value-type="float">
            <text:p>-0.1740860976</text:p>
          </table:table-cell>
          <table:table-cell office:value-type="float" office:value="-0.0339480836" calcext:value-type="float">
            <text:p>-0.0339480836</text:p>
          </table:table-cell>
          <table:table-cell office:value-type="float" office:value="-0.0151299148" calcext:value-type="float">
            <text:p>-0.0151299148</text:p>
          </table:table-cell>
          <table:table-cell office:value-type="float" office:value="-0.1777160087" calcext:value-type="float">
            <text:p>-0.1777160087</text:p>
          </table:table-cell>
          <table:table-cell office:value-type="float" office:value="-0.0787307144" calcext:value-type="float">
            <text:p>-0.0787307144</text:p>
          </table:table-cell>
          <table:table-cell office:value-type="float" office:value="-0.1273608113" calcext:value-type="float">
            <text:p>-0.1273608113</text:p>
          </table:table-cell>
          <table:table-cell office:value-type="float" office:value="-0.112310727" calcext:value-type="float">
            <text:p>-0.112310727</text:p>
          </table:table-cell>
          <table:table-cell office:value-type="float" office:value="-0.2028494963" calcext:value-type="float">
            <text:p>-0.2028494963</text:p>
          </table:table-cell>
          <table:table-cell office:value-type="float" office:value="0.0753217514" calcext:value-type="float">
            <text:p>0.0753217514</text:p>
          </table:table-cell>
          <table:table-cell office:value-type="float" office:value="-0.1373300697" calcext:value-type="float">
            <text:p>-0.1373300697</text:p>
          </table:table-cell>
          <table:table-cell office:value-type="float" office:value="-0.0908577039" calcext:value-type="float">
            <text:p>-0.0908577039</text:p>
          </table:table-cell>
          <table:table-cell office:value-type="float" office:value="0.0146817432" calcext:value-type="float">
            <text:p>0.0146817432</text:p>
          </table:table-cell>
          <table:table-cell office:value-type="float" office:value="-0.2392048796" calcext:value-type="float">
            <text:p>-0.2392048796</text:p>
          </table:table-cell>
          <table:table-cell office:value-type="float" office:value="-0.013124116" calcext:value-type="float">
            <text:p>-0.013124116</text:p>
          </table:table-cell>
          <table:table-cell office:value-type="float" office:value="-0.0068398952" calcext:value-type="float">
            <text:p>-0.0068398952</text:p>
          </table:table-cell>
          <table:table-cell office:value-type="float" office:value="0.3796477724" calcext:value-type="float">
            <text:p>0.3796477724</text:p>
          </table:table-cell>
          <table:table-cell office:value-type="float" office:value="0.0244198724" calcext:value-type="float">
            <text:p>0.0244198724</text:p>
          </table:table-cell>
          <table:table-cell office:value-type="float" office:value="0.0026312751" calcext:value-type="float">
            <text:p>0.0026312751</text:p>
          </table:table-cell>
          <table:table-cell office:value-type="float" office:value="0.0683564544" calcext:value-type="float">
            <text:p>0.0683564544</text:p>
          </table:table-cell>
          <table:table-cell office:value-type="float" office:value="0.0040946856" calcext:value-type="float">
            <text:p>0.0040946856</text:p>
          </table:table-cell>
          <table:table-cell office:value-type="float" office:value="0.0073298306" calcext:value-type="float">
            <text:p>0.0073298306</text:p>
          </table:table-cell>
          <table:table-cell office:value-type="float" office:value="-0.0809013407" calcext:value-type="float">
            <text:p>-0.0809013407</text:p>
          </table:table-cell>
          <table:table-cell office:value-type="float" office:value="1" calcext:value-type="float">
            <text:p>1</text:p>
          </table:table-cell>
          <table:table-cell office:value-type="float" office:value="-0.1628087963" calcext:value-type="float">
            <text:p>-0.1628087963</text:p>
          </table:table-cell>
          <table:table-cell office:value-type="float" office:value="-0.1144131584" calcext:value-type="float">
            <text:p>-0.1144131584</text:p>
          </table:table-cell>
          <table:table-cell office:value-type="float" office:value="-0.0720181677" calcext:value-type="float">
            <text:p>-0.0720181677</text:p>
          </table:table-cell>
          <table:table-cell office:value-type="float" office:value="0.078480228" calcext:value-type="float">
            <text:p>0.078480228</text:p>
          </table:table-cell>
          <table:table-cell office:value-type="float" office:value="-0.0464962758" calcext:value-type="float">
            <text:p>-0.0464962758</text:p>
          </table:table-cell>
          <table:table-cell office:value-type="float" office:value="-0.0337639446" calcext:value-type="float">
            <text:p>-0.0337639446</text:p>
          </table:table-cell>
          <table:table-cell office:value-type="float" office:value="-0.0014744737" calcext:value-type="float">
            <text:p>-0.0014744737</text:p>
          </table:table-cell>
          <table:table-cell office:value-type="float" office:value="0.1432706363" calcext:value-type="float">
            <text:p>0.1432706363</text:p>
          </table:table-cell>
          <table:table-cell office:value-type="float" office:value="0.0631971394" calcext:value-type="float">
            <text:p>0.0631971394</text:p>
          </table:table-cell>
          <table:table-cell office:value-type="float" office:value="-0.2194323123" calcext:value-type="float">
            <text:p>-0.2194323123</text:p>
          </table:table-cell>
          <table:table-cell office:value-type="float" office:value="0.0950327718" calcext:value-type="float">
            <text:p>0.0950327718</text:p>
          </table:table-cell>
          <table:table-cell office:value-type="float" office:value="-0.0378278254" calcext:value-type="float">
            <text:p>-0.0378278254</text:p>
          </table:table-cell>
          <table:table-cell office:value-type="float" office:value="0.0866734168" calcext:value-type="float">
            <text:p>0.0866734168</text:p>
          </table:table-cell>
          <table:table-cell office:value-type="float" office:value="-0.0895282049" calcext:value-type="float">
            <text:p>-0.0895282049</text:p>
          </table:table-cell>
          <table:table-cell office:value-type="float" office:value="-0.2883467809" calcext:value-type="float">
            <text:p>-0.2883467809</text:p>
          </table:table-cell>
          <table:table-cell office:value-type="float" office:value="0.1231552535" calcext:value-type="float">
            <text:p>0.1231552535</text:p>
          </table:table-cell>
          <table:table-cell office:value-type="float" office:value="-0.1401497517" calcext:value-type="float">
            <text:p>-0.1401497517</text:p>
          </table:table-cell>
          <table:table-cell office:value-type="float" office:value="-0.1180364571" calcext:value-type="float">
            <text:p>-0.1180364571</text:p>
          </table:table-cell>
          <table:table-cell office:value-type="float" office:value="-0.1315750138" calcext:value-type="float">
            <text:p>-0.1315750138</text:p>
          </table:table-cell>
          <table:table-cell office:value-type="float" office:value="-0.0757258659" calcext:value-type="float">
            <text:p>-0.0757258659</text:p>
          </table:table-cell>
          <table:table-cell office:value-type="float" office:value="-0.0369432719" calcext:value-type="float">
            <text:p>-0.0369432719</text:p>
          </table:table-cell>
          <table:table-cell office:value-type="float" office:value="-0.1344650389" calcext:value-type="float">
            <text:p>-0.1344650389</text:p>
          </table:table-cell>
          <table:table-cell office:value-type="float" office:value="-0.1086227817" calcext:value-type="float">
            <text:p>-0.1086227817</text:p>
          </table:table-cell>
          <table:table-cell office:value-type="float" office:value="0.0081280532" calcext:value-type="float">
            <text:p>0.0081280532</text:p>
          </table:table-cell>
          <table:table-cell office:value-type="float" office:value="-0.0829478751" calcext:value-type="float">
            <text:p>-0.0829478751</text:p>
          </table:table-cell>
          <table:table-cell office:value-type="float" office:value="0.1463632017" calcext:value-type="float">
            <text:p>0.1463632017</text:p>
          </table:table-cell>
          <table:table-cell office:value-type="float" office:value="-0.0400311631" calcext:value-type="float">
            <text:p>-0.0400311631</text:p>
          </table:table-cell>
          <table:table-cell office:value-type="float" office:value="-0.1168022665" calcext:value-type="float">
            <text:p>-0.1168022665</text:p>
          </table:table-cell>
          <table:table-cell office:value-type="float" office:value="-0.0951023672" calcext:value-type="float">
            <text:p>-0.0951023672</text:p>
          </table:table-cell>
          <table:table-cell office:value-type="float" office:value="-0.1018602843" calcext:value-type="float">
            <text:p>-0.1018602843</text:p>
          </table:table-cell>
          <table:table-cell office:value-type="float" office:value="-0.1477275524" calcext:value-type="float">
            <text:p>-0.1477275524</text:p>
          </table:table-cell>
          <table:table-cell office:value-type="float" office:value="-0.0036379319" calcext:value-type="float">
            <text:p>-0.0036379319</text:p>
          </table:table-cell>
          <table:table-cell office:value-type="float" office:value="-0.0576158663" calcext:value-type="float">
            <text:p>-0.0576158663</text:p>
          </table:table-cell>
          <table:table-cell office:value-type="float" office:value="0.229415102" calcext:value-type="float">
            <text:p>0.229415102</text:p>
          </table:table-cell>
          <table:table-cell office:value-type="float" office:value="-0.0740961241" calcext:value-type="float">
            <text:p>-0.0740961241</text:p>
          </table:table-cell>
          <table:table-cell office:value-type="float" office:value="-0.088122896" calcext:value-type="float">
            <text:p>-0.088122896</text:p>
          </table:table-cell>
          <table:table-cell office:value-type="float" office:value="-0.166417977" calcext:value-type="float">
            <text:p>-0.166417977</text:p>
          </table:table-cell>
          <table:table-cell office:value-type="float" office:value="-0.2743605884" calcext:value-type="float">
            <text:p>-0.2743605884</text:p>
          </table:table-cell>
          <table:table-cell office:value-type="float" office:value="0.0163826776" calcext:value-type="float">
            <text:p>0.0163826776</text:p>
          </table:table-cell>
          <table:table-cell office:value-type="float" office:value="-0.1911784532" calcext:value-type="float">
            <text:p>-0.1911784532</text:p>
          </table:table-cell>
          <table:table-cell office:value-type="float" office:value="0.0219047044" calcext:value-type="float">
            <text:p>0.0219047044</text:p>
          </table:table-cell>
          <table:table-cell office:value-type="float" office:value="-0.1565895099" calcext:value-type="float">
            <text:p>-0.1565895099</text:p>
          </table:table-cell>
          <table:table-cell office:value-type="float" office:value="-0.1294503496" calcext:value-type="float">
            <text:p>-0.1294503496</text:p>
          </table:table-cell>
          <table:table-cell office:value-type="float" office:value="0.024180034" calcext:value-type="float">
            <text:p>0.024180034</text:p>
          </table:table-cell>
          <table:table-cell office:value-type="float" office:value="0.0458126838" calcext:value-type="float">
            <text:p>0.0458126838</text:p>
          </table:table-cell>
        </table:table-row>
        <table:table-row table:style-name="ro1">
          <table:table-cell office:value-type="float" office:value="-0.0854663269" calcext:value-type="float">
            <text:p>-0.0854663269</text:p>
          </table:table-cell>
          <table:table-cell office:value-type="float" office:value="0.0306837051" calcext:value-type="float">
            <text:p>0.0306837051</text:p>
          </table:table-cell>
          <table:table-cell office:value-type="float" office:value="-0.0865314582" calcext:value-type="float">
            <text:p>-0.0865314582</text:p>
          </table:table-cell>
          <table:table-cell office:value-type="float" office:value="0.008846306" calcext:value-type="float">
            <text:p>0.008846306</text:p>
          </table:table-cell>
          <table:table-cell office:value-type="float" office:value="-0.2031462494" calcext:value-type="float">
            <text:p>-0.2031462494</text:p>
          </table:table-cell>
          <table:table-cell office:value-type="float" office:value="-0.0736785981" calcext:value-type="float">
            <text:p>-0.0736785981</text:p>
          </table:table-cell>
          <table:table-cell office:value-type="float" office:value="0.1304801773" calcext:value-type="float">
            <text:p>0.1304801773</text:p>
          </table:table-cell>
          <table:table-cell office:value-type="float" office:value="0.0761967522" calcext:value-type="float">
            <text:p>0.0761967522</text:p>
          </table:table-cell>
          <table:table-cell office:value-type="float" office:value="-0.0756504293" calcext:value-type="float">
            <text:p>-0.0756504293</text:p>
          </table:table-cell>
          <table:table-cell office:value-type="float" office:value="-0.1116904342" calcext:value-type="float">
            <text:p>-0.1116904342</text:p>
          </table:table-cell>
          <table:table-cell office:value-type="float" office:value="-0.2303377222" calcext:value-type="float">
            <text:p>-0.2303377222</text:p>
          </table:table-cell>
          <table:table-cell office:value-type="float" office:value="-0.0937151039" calcext:value-type="float">
            <text:p>-0.0937151039</text:p>
          </table:table-cell>
          <table:table-cell office:value-type="float" office:value="0.3409043075" calcext:value-type="float">
            <text:p>0.3409043075</text:p>
          </table:table-cell>
          <table:table-cell office:value-type="float" office:value="-0.041069393" calcext:value-type="float">
            <text:p>-0.041069393</text:p>
          </table:table-cell>
          <table:table-cell office:value-type="float" office:value="0.0240939174" calcext:value-type="float">
            <text:p>0.0240939174</text:p>
          </table:table-cell>
          <table:table-cell office:value-type="float" office:value="-0.137547759" calcext:value-type="float">
            <text:p>-0.137547759</text:p>
          </table:table-cell>
          <table:table-cell office:value-type="float" office:value="0.0424655203" calcext:value-type="float">
            <text:p>0.0424655203</text:p>
          </table:table-cell>
          <table:table-cell office:value-type="float" office:value="0.1308847285" calcext:value-type="float">
            <text:p>0.1308847285</text:p>
          </table:table-cell>
          <table:table-cell office:value-type="float" office:value="0.1025988195" calcext:value-type="float">
            <text:p>0.1025988195</text:p>
          </table:table-cell>
          <table:table-cell office:value-type="float" office:value="-0.0061762314" calcext:value-type="float">
            <text:p>-0.0061762314</text:p>
          </table:table-cell>
          <table:table-cell office:value-type="float" office:value="-0.0645575957" calcext:value-type="float">
            <text:p>-0.0645575957</text:p>
          </table:table-cell>
          <table:table-cell office:value-type="float" office:value="0.1047589201" calcext:value-type="float">
            <text:p>0.1047589201</text:p>
          </table:table-cell>
          <table:table-cell office:value-type="float" office:value="0.0881979915" calcext:value-type="float">
            <text:p>0.0881979915</text:p>
          </table:table-cell>
          <table:table-cell office:value-type="float" office:value="0.0147456111" calcext:value-type="float">
            <text:p>0.0147456111</text:p>
          </table:table-cell>
          <table:table-cell office:value-type="float" office:value="0.1356548665" calcext:value-type="float">
            <text:p>0.1356548665</text:p>
          </table:table-cell>
          <table:table-cell office:value-type="float" office:value="0.1269592497" calcext:value-type="float">
            <text:p>0.1269592497</text:p>
          </table:table-cell>
          <table:table-cell office:value-type="float" office:value="-0.0693334446" calcext:value-type="float">
            <text:p>-0.0693334446</text:p>
          </table:table-cell>
          <table:table-cell office:value-type="float" office:value="0.1516637523" calcext:value-type="float">
            <text:p>0.1516637523</text:p>
          </table:table-cell>
          <table:table-cell office:value-type="float" office:value="0.1322026745" calcext:value-type="float">
            <text:p>0.1322026745</text:p>
          </table:table-cell>
          <table:table-cell office:value-type="float" office:value="-0.0487760007" calcext:value-type="float">
            <text:p>-0.0487760007</text:p>
          </table:table-cell>
          <table:table-cell office:value-type="float" office:value="-0.0206088968" calcext:value-type="float">
            <text:p>-0.0206088968</text:p>
          </table:table-cell>
          <table:table-cell office:value-type="float" office:value="-0.0079242728" calcext:value-type="float">
            <text:p>-0.0079242728</text:p>
          </table:table-cell>
          <table:table-cell office:value-type="float" office:value="0.0619265689" calcext:value-type="float">
            <text:p>0.0619265689</text:p>
          </table:table-cell>
          <table:table-cell office:value-type="float" office:value="-0.355978207" calcext:value-type="float">
            <text:p>-0.355978207</text:p>
          </table:table-cell>
          <table:table-cell office:value-type="float" office:value="0.0126563246" calcext:value-type="float">
            <text:p>0.0126563246</text:p>
          </table:table-cell>
          <table:table-cell office:value-type="float" office:value="-0.0774946457" calcext:value-type="float">
            <text:p>-0.0774946457</text:p>
          </table:table-cell>
          <table:table-cell office:value-type="float" office:value="-0.085574349" calcext:value-type="float">
            <text:p>-0.085574349</text:p>
          </table:table-cell>
          <table:table-cell office:value-type="float" office:value="0.0699321297" calcext:value-type="float">
            <text:p>0.0699321297</text:p>
          </table:table-cell>
          <table:table-cell office:value-type="float" office:value="0.0291062031" calcext:value-type="float">
            <text:p>0.0291062031</text:p>
          </table:table-cell>
          <table:table-cell office:value-type="float" office:value="0.0081523646" calcext:value-type="float">
            <text:p>0.0081523646</text:p>
          </table:table-cell>
          <table:table-cell office:value-type="float" office:value="-0.1628087963" calcext:value-type="float">
            <text:p>-0.1628087963</text:p>
          </table:table-cell>
          <table:table-cell office:value-type="float" office:value="1" calcext:value-type="float">
            <text:p>1</text:p>
          </table:table-cell>
          <table:table-cell office:value-type="float" office:value="0.0471948549" calcext:value-type="float">
            <text:p>0.0471948549</text:p>
          </table:table-cell>
          <table:table-cell office:value-type="float" office:value="0.0457957314" calcext:value-type="float">
            <text:p>0.0457957314</text:p>
          </table:table-cell>
          <table:table-cell office:value-type="float" office:value="-0.1206154465" calcext:value-type="float">
            <text:p>-0.1206154465</text:p>
          </table:table-cell>
          <table:table-cell office:value-type="float" office:value="-0.1657021466" calcext:value-type="float">
            <text:p>-0.1657021466</text:p>
          </table:table-cell>
          <table:table-cell office:value-type="float" office:value="0.0429458691" calcext:value-type="float">
            <text:p>0.0429458691</text:p>
          </table:table-cell>
          <table:table-cell office:value-type="float" office:value="-0.0789928998" calcext:value-type="float">
            <text:p>-0.0789928998</text:p>
          </table:table-cell>
          <table:table-cell office:value-type="float" office:value="-0.0332268784" calcext:value-type="float">
            <text:p>-0.0332268784</text:p>
          </table:table-cell>
          <table:table-cell office:value-type="float" office:value="0.0641525186" calcext:value-type="float">
            <text:p>0.0641525186</text:p>
          </table:table-cell>
          <table:table-cell office:value-type="float" office:value="0.153112044" calcext:value-type="float">
            <text:p>0.153112044</text:p>
          </table:table-cell>
          <table:table-cell office:value-type="float" office:value="-0.1241339606" calcext:value-type="float">
            <text:p>-0.1241339606</text:p>
          </table:table-cell>
          <table:table-cell office:value-type="float" office:value="-0.1195265115" calcext:value-type="float">
            <text:p>-0.1195265115</text:p>
          </table:table-cell>
          <table:table-cell office:value-type="float" office:value="0.0000806836151025" calcext:value-type="float">
            <text:p>8.06836151025E-005</text:p>
          </table:table-cell>
          <table:table-cell office:value-type="float" office:value="0.1313432539" calcext:value-type="float">
            <text:p>0.1313432539</text:p>
          </table:table-cell>
          <table:table-cell office:value-type="float" office:value="0.1717056163" calcext:value-type="float">
            <text:p>0.1717056163</text:p>
          </table:table-cell>
          <table:table-cell office:value-type="float" office:value="-0.0333762242" calcext:value-type="float">
            <text:p>-0.0333762242</text:p>
          </table:table-cell>
          <table:table-cell office:value-type="float" office:value="0.0723415353" calcext:value-type="float">
            <text:p>0.0723415353</text:p>
          </table:table-cell>
          <table:table-cell office:value-type="float" office:value="0.0039858442" calcext:value-type="float">
            <text:p>0.0039858442</text:p>
          </table:table-cell>
          <table:table-cell office:value-type="float" office:value="0.0151899912" calcext:value-type="float">
            <text:p>0.0151899912</text:p>
          </table:table-cell>
          <table:table-cell office:value-type="float" office:value="0.113552983" calcext:value-type="float">
            <text:p>0.113552983</text:p>
          </table:table-cell>
          <table:table-cell office:value-type="float" office:value="0.1139685407" calcext:value-type="float">
            <text:p>0.1139685407</text:p>
          </table:table-cell>
          <table:table-cell office:value-type="float" office:value="0.2962990627" calcext:value-type="float">
            <text:p>0.2962990627</text:p>
          </table:table-cell>
          <table:table-cell office:value-type="float" office:value="-0.1129143117" calcext:value-type="float">
            <text:p>-0.1129143117</text:p>
          </table:table-cell>
          <table:table-cell office:value-type="float" office:value="-0.245419237" calcext:value-type="float">
            <text:p>-0.245419237</text:p>
          </table:table-cell>
          <table:table-cell office:value-type="float" office:value="0.1554940853" calcext:value-type="float">
            <text:p>0.1554940853</text:p>
          </table:table-cell>
          <table:table-cell office:value-type="float" office:value="-0.2904984377" calcext:value-type="float">
            <text:p>-0.2904984377</text:p>
          </table:table-cell>
          <table:table-cell office:value-type="float" office:value="0.0085862753" calcext:value-type="float">
            <text:p>0.0085862753</text:p>
          </table:table-cell>
          <table:table-cell office:value-type="float" office:value="0.0764127526" calcext:value-type="float">
            <text:p>0.0764127526</text:p>
          </table:table-cell>
          <table:table-cell office:value-type="float" office:value="-0.0317717782" calcext:value-type="float">
            <text:p>-0.0317717782</text:p>
          </table:table-cell>
          <table:table-cell office:value-type="float" office:value="0.1946173161" calcext:value-type="float">
            <text:p>0.1946173161</text:p>
          </table:table-cell>
          <table:table-cell office:value-type="float" office:value="0.1696713803" calcext:value-type="float">
            <text:p>0.1696713803</text:p>
          </table:table-cell>
          <table:table-cell office:value-type="float" office:value="-0.1286343149" calcext:value-type="float">
            <text:p>-0.1286343149</text:p>
          </table:table-cell>
          <table:table-cell office:value-type="float" office:value="-0.1128523202" calcext:value-type="float">
            <text:p>-0.1128523202</text:p>
          </table:table-cell>
          <table:table-cell office:value-type="float" office:value="-0.2604043451" calcext:value-type="float">
            <text:p>-0.2604043451</text:p>
          </table:table-cell>
          <table:table-cell office:value-type="float" office:value="-0.2046807978" calcext:value-type="float">
            <text:p>-0.2046807978</text:p>
          </table:table-cell>
          <table:table-cell office:value-type="float" office:value="0.0116031403" calcext:value-type="float">
            <text:p>0.0116031403</text:p>
          </table:table-cell>
          <table:table-cell office:value-type="float" office:value="0.0644409988" calcext:value-type="float">
            <text:p>0.0644409988</text:p>
          </table:table-cell>
          <table:table-cell office:value-type="float" office:value="0.1785089583" calcext:value-type="float">
            <text:p>0.1785089583</text:p>
          </table:table-cell>
          <table:table-cell office:value-type="float" office:value="0.0679342549" calcext:value-type="float">
            <text:p>0.0679342549</text:p>
          </table:table-cell>
          <table:table-cell office:value-type="float" office:value="0.0599961046" calcext:value-type="float">
            <text:p>0.0599961046</text:p>
          </table:table-cell>
          <table:table-cell office:value-type="float" office:value="0.0446222803" calcext:value-type="float">
            <text:p>0.0446222803</text:p>
          </table:table-cell>
          <table:table-cell office:value-type="float" office:value="0.0920366646" calcext:value-type="float">
            <text:p>0.0920366646</text:p>
          </table:table-cell>
          <table:table-cell office:value-type="float" office:value="-0.1124777594" calcext:value-type="float">
            <text:p>-0.1124777594</text:p>
          </table:table-cell>
          <table:table-cell office:value-type="float" office:value="0.0058713779" calcext:value-type="float">
            <text:p>0.0058713779</text:p>
          </table:table-cell>
          <table:table-cell office:value-type="float" office:value="0.0508809595" calcext:value-type="float">
            <text:p>0.0508809595</text:p>
          </table:table-cell>
        </table:table-row>
        <table:table-row table:style-name="ro1">
          <table:table-cell office:value-type="float" office:value="-0.0953647017" calcext:value-type="float">
            <text:p>-0.0953647017</text:p>
          </table:table-cell>
          <table:table-cell office:value-type="float" office:value="0.0687663159" calcext:value-type="float">
            <text:p>0.0687663159</text:p>
          </table:table-cell>
          <table:table-cell office:value-type="float" office:value="0.2526990521" calcext:value-type="float">
            <text:p>0.2526990521</text:p>
          </table:table-cell>
          <table:table-cell office:value-type="float" office:value="0.0542619978" calcext:value-type="float">
            <text:p>0.0542619978</text:p>
          </table:table-cell>
          <table:table-cell office:value-type="float" office:value="-0.4572517624" calcext:value-type="float">
            <text:p>-0.4572517624</text:p>
          </table:table-cell>
          <table:table-cell office:value-type="float" office:value="0.0498209879" calcext:value-type="float">
            <text:p>0.0498209879</text:p>
          </table:table-cell>
          <table:table-cell office:value-type="float" office:value="0.5797098524" calcext:value-type="float">
            <text:p>0.5797098524</text:p>
          </table:table-cell>
          <table:table-cell office:value-type="float" office:value="0.5135273929" calcext:value-type="float">
            <text:p>0.5135273929</text:p>
          </table:table-cell>
          <table:table-cell office:value-type="float" office:value="0.1806191525" calcext:value-type="float">
            <text:p>0.1806191525</text:p>
          </table:table-cell>
          <table:table-cell office:value-type="float" office:value="0.116835583" calcext:value-type="float">
            <text:p>0.116835583</text:p>
          </table:table-cell>
          <table:table-cell office:value-type="float" office:value="0.1448370465" calcext:value-type="float">
            <text:p>0.1448370465</text:p>
          </table:table-cell>
          <table:table-cell office:value-type="float" office:value="-0.1432450719" calcext:value-type="float">
            <text:p>-0.1432450719</text:p>
          </table:table-cell>
          <table:table-cell office:value-type="float" office:value="0.2006931531" calcext:value-type="float">
            <text:p>0.2006931531</text:p>
          </table:table-cell>
          <table:table-cell office:value-type="float" office:value="0.120897396" calcext:value-type="float">
            <text:p>0.120897396</text:p>
          </table:table-cell>
          <table:table-cell office:value-type="float" office:value="0.1862656883" calcext:value-type="float">
            <text:p>0.1862656883</text:p>
          </table:table-cell>
          <table:table-cell office:value-type="float" office:value="-0.2689121475" calcext:value-type="float">
            <text:p>-0.2689121475</text:p>
          </table:table-cell>
          <table:table-cell office:value-type="float" office:value="-0.1266078122" calcext:value-type="float">
            <text:p>-0.1266078122</text:p>
          </table:table-cell>
          <table:table-cell office:value-type="float" office:value="-0.058445658" calcext:value-type="float">
            <text:p>-0.058445658</text:p>
          </table:table-cell>
          <table:table-cell office:value-type="float" office:value="-0.2129391095" calcext:value-type="float">
            <text:p>-0.2129391095</text:p>
          </table:table-cell>
          <table:table-cell office:value-type="float" office:value="0.1794408118" calcext:value-type="float">
            <text:p>0.1794408118</text:p>
          </table:table-cell>
          <table:table-cell office:value-type="float" office:value="0.0199615092" calcext:value-type="float">
            <text:p>0.0199615092</text:p>
          </table:table-cell>
          <table:table-cell office:value-type="float" office:value="0.414371841" calcext:value-type="float">
            <text:p>0.414371841</text:p>
          </table:table-cell>
          <table:table-cell office:value-type="float" office:value="0.2227771229" calcext:value-type="float">
            <text:p>0.2227771229</text:p>
          </table:table-cell>
          <table:table-cell office:value-type="float" office:value="0.2400206925" calcext:value-type="float">
            <text:p>0.2400206925</text:p>
          </table:table-cell>
          <table:table-cell office:value-type="float" office:value="0.0837178378" calcext:value-type="float">
            <text:p>0.0837178378</text:p>
          </table:table-cell>
          <table:table-cell office:value-type="float" office:value="-0.0923248627" calcext:value-type="float">
            <text:p>-0.0923248627</text:p>
          </table:table-cell>
          <table:table-cell office:value-type="float" office:value="0.1834733886" calcext:value-type="float">
            <text:p>0.1834733886</text:p>
          </table:table-cell>
          <table:table-cell office:value-type="float" office:value="0.3450497024" calcext:value-type="float">
            <text:p>0.3450497024</text:p>
          </table:table-cell>
          <table:table-cell office:value-type="float" office:value="0.1087513486" calcext:value-type="float">
            <text:p>0.1087513486</text:p>
          </table:table-cell>
          <table:table-cell office:value-type="float" office:value="0.0547717271" calcext:value-type="float">
            <text:p>0.0547717271</text:p>
          </table:table-cell>
          <table:table-cell office:value-type="float" office:value="0.1151888476" calcext:value-type="float">
            <text:p>0.1151888476</text:p>
          </table:table-cell>
          <table:table-cell office:value-type="float" office:value="-0.1372183605" calcext:value-type="float">
            <text:p>-0.1372183605</text:p>
          </table:table-cell>
          <table:table-cell office:value-type="float" office:value="0.4301187477" calcext:value-type="float">
            <text:p>0.4301187477</text:p>
          </table:table-cell>
          <table:table-cell office:value-type="float" office:value="0.1226548663" calcext:value-type="float">
            <text:p>0.1226548663</text:p>
          </table:table-cell>
          <table:table-cell office:value-type="float" office:value="0.1870602715" calcext:value-type="float">
            <text:p>0.1870602715</text:p>
          </table:table-cell>
          <table:table-cell office:value-type="float" office:value="-0.0070182827" calcext:value-type="float">
            <text:p>-0.0070182827</text:p>
          </table:table-cell>
          <table:table-cell office:value-type="float" office:value="0.12669732" calcext:value-type="float">
            <text:p>0.12669732</text:p>
          </table:table-cell>
          <table:table-cell office:value-type="float" office:value="0.0948723222" calcext:value-type="float">
            <text:p>0.0948723222</text:p>
          </table:table-cell>
          <table:table-cell office:value-type="float" office:value="0.1116591963" calcext:value-type="float">
            <text:p>0.1116591963</text:p>
          </table:table-cell>
          <table:table-cell office:value-type="float" office:value="0.0428752717" calcext:value-type="float">
            <text:p>0.0428752717</text:p>
          </table:table-cell>
          <table:table-cell office:value-type="float" office:value="-0.1144131584" calcext:value-type="float">
            <text:p>-0.1144131584</text:p>
          </table:table-cell>
          <table:table-cell office:value-type="float" office:value="0.0471948549" calcext:value-type="float">
            <text:p>0.0471948549</text:p>
          </table:table-cell>
          <table:table-cell office:value-type="float" office:value="1" calcext:value-type="float">
            <text:p>1</text:p>
          </table:table-cell>
          <table:table-cell office:value-type="float" office:value="0.1645788144" calcext:value-type="float">
            <text:p>0.1645788144</text:p>
          </table:table-cell>
          <table:table-cell office:value-type="float" office:value="-0.0079352747" calcext:value-type="float">
            <text:p>-0.0079352747</text:p>
          </table:table-cell>
          <table:table-cell office:value-type="float" office:value="0.4196929608" calcext:value-type="float">
            <text:p>0.4196929608</text:p>
          </table:table-cell>
          <table:table-cell office:value-type="float" office:value="0.1249853706" calcext:value-type="float">
            <text:p>0.1249853706</text:p>
          </table:table-cell>
          <table:table-cell office:value-type="float" office:value="0.0776922327" calcext:value-type="float">
            <text:p>0.0776922327</text:p>
          </table:table-cell>
          <table:table-cell office:value-type="float" office:value="0.0302680997" calcext:value-type="float">
            <text:p>0.0302680997</text:p>
          </table:table-cell>
          <table:table-cell office:value-type="float" office:value="0.1124891752" calcext:value-type="float">
            <text:p>0.1124891752</text:p>
          </table:table-cell>
          <table:table-cell office:value-type="float" office:value="0.4199016262" calcext:value-type="float">
            <text:p>0.4199016262</text:p>
          </table:table-cell>
          <table:table-cell office:value-type="float" office:value="0.1492305832" calcext:value-type="float">
            <text:p>0.1492305832</text:p>
          </table:table-cell>
          <table:table-cell office:value-type="float" office:value="0.139513057" calcext:value-type="float">
            <text:p>0.139513057</text:p>
          </table:table-cell>
          <table:table-cell office:value-type="float" office:value="-0.061058173" calcext:value-type="float">
            <text:p>-0.061058173</text:p>
          </table:table-cell>
          <table:table-cell office:value-type="float" office:value="0.5305468821" calcext:value-type="float">
            <text:p>0.5305468821</text:p>
          </table:table-cell>
          <table:table-cell office:value-type="float" office:value="0.1739423084" calcext:value-type="float">
            <text:p>0.1739423084</text:p>
          </table:table-cell>
          <table:table-cell office:value-type="float" office:value="0.0725861861" calcext:value-type="float">
            <text:p>0.0725861861</text:p>
          </table:table-cell>
          <table:table-cell office:value-type="float" office:value="0.0641510314" calcext:value-type="float">
            <text:p>0.0641510314</text:p>
          </table:table-cell>
          <table:table-cell office:value-type="float" office:value="0.0006413386" calcext:value-type="float">
            <text:p>0.0006413386</text:p>
          </table:table-cell>
          <table:table-cell office:value-type="float" office:value="0.3134617468" calcext:value-type="float">
            <text:p>0.3134617468</text:p>
          </table:table-cell>
          <table:table-cell office:value-type="float" office:value="0.1968476075" calcext:value-type="float">
            <text:p>0.1968476075</text:p>
          </table:table-cell>
          <table:table-cell office:value-type="float" office:value="0.3739222762" calcext:value-type="float">
            <text:p>0.3739222762</text:p>
          </table:table-cell>
          <table:table-cell office:value-type="float" office:value="0.0051738547" calcext:value-type="float">
            <text:p>0.0051738547</text:p>
          </table:table-cell>
          <table:table-cell office:value-type="float" office:value="0.0048769379" calcext:value-type="float">
            <text:p>0.0048769379</text:p>
          </table:table-cell>
          <table:table-cell office:value-type="float" office:value="0.305047218" calcext:value-type="float">
            <text:p>0.305047218</text:p>
          </table:table-cell>
          <table:table-cell office:value-type="float" office:value="0.4873194425" calcext:value-type="float">
            <text:p>0.4873194425</text:p>
          </table:table-cell>
          <table:table-cell office:value-type="float" office:value="-0.1671335022" calcext:value-type="float">
            <text:p>-0.1671335022</text:p>
          </table:table-cell>
          <table:table-cell office:value-type="float" office:value="0.1937353203" calcext:value-type="float">
            <text:p>0.1937353203</text:p>
          </table:table-cell>
          <table:table-cell office:value-type="float" office:value="0.464154816" calcext:value-type="float">
            <text:p>0.464154816</text:p>
          </table:table-cell>
          <table:table-cell office:value-type="float" office:value="0.0344925079" calcext:value-type="float">
            <text:p>0.0344925079</text:p>
          </table:table-cell>
          <table:table-cell office:value-type="float" office:value="0.1148141016" calcext:value-type="float">
            <text:p>0.1148141016</text:p>
          </table:table-cell>
          <table:table-cell office:value-type="float" office:value="-0.2039484931" calcext:value-type="float">
            <text:p>-0.2039484931</text:p>
          </table:table-cell>
          <table:table-cell office:value-type="float" office:value="0.4495452316" calcext:value-type="float">
            <text:p>0.4495452316</text:p>
          </table:table-cell>
          <table:table-cell office:value-type="float" office:value="-0.0742150277" calcext:value-type="float">
            <text:p>-0.0742150277</text:p>
          </table:table-cell>
          <table:table-cell office:value-type="float" office:value="-0.2275535473" calcext:value-type="float">
            <text:p>-0.2275535473</text:p>
          </table:table-cell>
          <table:table-cell office:value-type="float" office:value="0.1804298151" calcext:value-type="float">
            <text:p>0.1804298151</text:p>
          </table:table-cell>
          <table:table-cell office:value-type="float" office:value="0.2017785493" calcext:value-type="float">
            <text:p>0.2017785493</text:p>
          </table:table-cell>
          <table:table-cell office:value-type="float" office:value="-0.005282903" calcext:value-type="float">
            <text:p>-0.005282903</text:p>
          </table:table-cell>
          <table:table-cell office:value-type="float" office:value="0.3439086805" calcext:value-type="float">
            <text:p>0.3439086805</text:p>
          </table:table-cell>
          <table:table-cell office:value-type="float" office:value="0.478424503" calcext:value-type="float">
            <text:p>0.478424503</text:p>
          </table:table-cell>
          <table:table-cell office:value-type="float" office:value="0.4891839791" calcext:value-type="float">
            <text:p>0.4891839791</text:p>
          </table:table-cell>
          <table:table-cell office:value-type="float" office:value="-0.0451634536" calcext:value-type="float">
            <text:p>-0.0451634536</text:p>
          </table:table-cell>
          <table:table-cell office:value-type="float" office:value="0.3113769964" calcext:value-type="float">
            <text:p>0.3113769964</text:p>
          </table:table-cell>
          <table:table-cell office:value-type="float" office:value="0.0102663931" calcext:value-type="float">
            <text:p>0.0102663931</text:p>
          </table:table-cell>
          <table:table-cell office:value-type="float" office:value="-0.0203670813" calcext:value-type="float">
            <text:p>-0.0203670813</text:p>
          </table:table-cell>
          <table:table-cell office:value-type="float" office:value="0.4546229393" calcext:value-type="float">
            <text:p>0.4546229393</text:p>
          </table:table-cell>
        </table:table-row>
        <table:table-row table:style-name="ro1">
          <table:table-cell office:value-type="float" office:value="-0.0233572635" calcext:value-type="float">
            <text:p>-0.0233572635</text:p>
          </table:table-cell>
          <table:table-cell office:value-type="float" office:value="-0.1332835375" calcext:value-type="float">
            <text:p>-0.1332835375</text:p>
          </table:table-cell>
          <table:table-cell office:value-type="float" office:value="0.0411172981" calcext:value-type="float">
            <text:p>0.0411172981</text:p>
          </table:table-cell>
          <table:table-cell office:value-type="float" office:value="0.175449576" calcext:value-type="float">
            <text:p>0.175449576</text:p>
          </table:table-cell>
          <table:table-cell office:value-type="float" office:value="-0.0669018699" calcext:value-type="float">
            <text:p>-0.0669018699</text:p>
          </table:table-cell>
          <table:table-cell office:value-type="float" office:value="0.0163981056" calcext:value-type="float">
            <text:p>0.0163981056</text:p>
          </table:table-cell>
          <table:table-cell office:value-type="float" office:value="0.3423432866" calcext:value-type="float">
            <text:p>0.3423432866</text:p>
          </table:table-cell>
          <table:table-cell office:value-type="float" office:value="0.3476349534" calcext:value-type="float">
            <text:p>0.3476349534</text:p>
          </table:table-cell>
          <table:table-cell office:value-type="float" office:value="0.094604519" calcext:value-type="float">
            <text:p>0.094604519</text:p>
          </table:table-cell>
          <table:table-cell office:value-type="float" office:value="-0.053071925" calcext:value-type="float">
            <text:p>-0.053071925</text:p>
          </table:table-cell>
          <table:table-cell office:value-type="float" office:value="0.0454551137" calcext:value-type="float">
            <text:p>0.0454551137</text:p>
          </table:table-cell>
          <table:table-cell office:value-type="float" office:value="-0.0042755945" calcext:value-type="float">
            <text:p>-0.0042755945</text:p>
          </table:table-cell>
          <table:table-cell office:value-type="float" office:value="0.1993301996" calcext:value-type="float">
            <text:p>0.1993301996</text:p>
          </table:table-cell>
          <table:table-cell office:value-type="float" office:value="0.0064636373" calcext:value-type="float">
            <text:p>0.0064636373</text:p>
          </table:table-cell>
          <table:table-cell office:value-type="float" office:value="0.1017902575" calcext:value-type="float">
            <text:p>0.1017902575</text:p>
          </table:table-cell>
          <table:table-cell office:value-type="float" office:value="0.0237800861" calcext:value-type="float">
            <text:p>0.0237800861</text:p>
          </table:table-cell>
          <table:table-cell office:value-type="float" office:value="0.0824741449" calcext:value-type="float">
            <text:p>0.0824741449</text:p>
          </table:table-cell>
          <table:table-cell office:value-type="float" office:value="0.1557784543" calcext:value-type="float">
            <text:p>0.1557784543</text:p>
          </table:table-cell>
          <table:table-cell office:value-type="float" office:value="0.1300596355" calcext:value-type="float">
            <text:p>0.1300596355</text:p>
          </table:table-cell>
          <table:table-cell office:value-type="float" office:value="0.0792243498" calcext:value-type="float">
            <text:p>0.0792243498</text:p>
          </table:table-cell>
          <table:table-cell office:value-type="float" office:value="0.070399734" calcext:value-type="float">
            <text:p>0.070399734</text:p>
          </table:table-cell>
          <table:table-cell office:value-type="float" office:value="0.2737553244" calcext:value-type="float">
            <text:p>0.2737553244</text:p>
          </table:table-cell>
          <table:table-cell office:value-type="float" office:value="0.1376345303" calcext:value-type="float">
            <text:p>0.1376345303</text:p>
          </table:table-cell>
          <table:table-cell office:value-type="float" office:value="0.1257599731" calcext:value-type="float">
            <text:p>0.1257599731</text:p>
          </table:table-cell>
          <table:table-cell office:value-type="float" office:value="0.2207850826" calcext:value-type="float">
            <text:p>0.2207850826</text:p>
          </table:table-cell>
          <table:table-cell office:value-type="float" office:value="-0.017477699" calcext:value-type="float">
            <text:p>-0.017477699</text:p>
          </table:table-cell>
          <table:table-cell office:value-type="float" office:value="0.1524438104" calcext:value-type="float">
            <text:p>0.1524438104</text:p>
          </table:table-cell>
          <table:table-cell office:value-type="float" office:value="0.1948391905" calcext:value-type="float">
            <text:p>0.1948391905</text:p>
          </table:table-cell>
          <table:table-cell office:value-type="float" office:value="0.1246685242" calcext:value-type="float">
            <text:p>0.1246685242</text:p>
          </table:table-cell>
          <table:table-cell office:value-type="float" office:value="-0.0060004983" calcext:value-type="float">
            <text:p>-0.0060004983</text:p>
          </table:table-cell>
          <table:table-cell office:value-type="float" office:value="0.1005856961" calcext:value-type="float">
            <text:p>0.1005856961</text:p>
          </table:table-cell>
          <table:table-cell office:value-type="float" office:value="-0.0221866049" calcext:value-type="float">
            <text:p>-0.0221866049</text:p>
          </table:table-cell>
          <table:table-cell office:value-type="float" office:value="0.3368615739" calcext:value-type="float">
            <text:p>0.3368615739</text:p>
          </table:table-cell>
          <table:table-cell office:value-type="float" office:value="-0.077106171" calcext:value-type="float">
            <text:p>-0.077106171</text:p>
          </table:table-cell>
          <table:table-cell office:value-type="float" office:value="0.0661436984" calcext:value-type="float">
            <text:p>0.0661436984</text:p>
          </table:table-cell>
          <table:table-cell office:value-type="float" office:value="-0.1650395123" calcext:value-type="float">
            <text:p>-0.1650395123</text:p>
          </table:table-cell>
          <table:table-cell office:value-type="float" office:value="0.169661166" calcext:value-type="float">
            <text:p>0.169661166</text:p>
          </table:table-cell>
          <table:table-cell office:value-type="float" office:value="0.3145746199" calcext:value-type="float">
            <text:p>0.3145746199</text:p>
          </table:table-cell>
          <table:table-cell office:value-type="float" office:value="0.0938507617" calcext:value-type="float">
            <text:p>0.0938507617</text:p>
          </table:table-cell>
          <table:table-cell office:value-type="float" office:value="0.1819560468" calcext:value-type="float">
            <text:p>0.1819560468</text:p>
          </table:table-cell>
          <table:table-cell office:value-type="float" office:value="-0.0720181677" calcext:value-type="float">
            <text:p>-0.0720181677</text:p>
          </table:table-cell>
          <table:table-cell office:value-type="float" office:value="0.0457957314" calcext:value-type="float">
            <text:p>0.0457957314</text:p>
          </table:table-cell>
          <table:table-cell office:value-type="float" office:value="0.1645788144" calcext:value-type="float">
            <text:p>0.1645788144</text:p>
          </table:table-cell>
          <table:table-cell office:value-type="float" office:value="1" calcext:value-type="float">
            <text:p>1</text:p>
          </table:table-cell>
          <table:table-cell office:value-type="float" office:value="0.2054010946" calcext:value-type="float">
            <text:p>0.2054010946</text:p>
          </table:table-cell>
          <table:table-cell office:value-type="float" office:value="0.0473781702" calcext:value-type="float">
            <text:p>0.0473781702</text:p>
          </table:table-cell>
          <table:table-cell office:value-type="float" office:value="0.2619878597" calcext:value-type="float">
            <text:p>0.2619878597</text:p>
          </table:table-cell>
          <table:table-cell office:value-type="float" office:value="0.0946843879" calcext:value-type="float">
            <text:p>0.0946843879</text:p>
          </table:table-cell>
          <table:table-cell office:value-type="float" office:value="0.1143386119" calcext:value-type="float">
            <text:p>0.1143386119</text:p>
          </table:table-cell>
          <table:table-cell office:value-type="float" office:value="0.2501470024" calcext:value-type="float">
            <text:p>0.2501470024</text:p>
          </table:table-cell>
          <table:table-cell office:value-type="float" office:value="0.2148236729" calcext:value-type="float">
            <text:p>0.2148236729</text:p>
          </table:table-cell>
          <table:table-cell office:value-type="float" office:value="0.1507191921" calcext:value-type="float">
            <text:p>0.1507191921</text:p>
          </table:table-cell>
          <table:table-cell office:value-type="float" office:value="0.1189558066" calcext:value-type="float">
            <text:p>0.1189558066</text:p>
          </table:table-cell>
          <table:table-cell office:value-type="float" office:value="0.0479257965" calcext:value-type="float">
            <text:p>0.0479257965</text:p>
          </table:table-cell>
          <table:table-cell office:value-type="float" office:value="0.2587552236" calcext:value-type="float">
            <text:p>0.2587552236</text:p>
          </table:table-cell>
          <table:table-cell office:value-type="float" office:value="0.1678804825" calcext:value-type="float">
            <text:p>0.1678804825</text:p>
          </table:table-cell>
          <table:table-cell office:value-type="float" office:value="0.0969054994" calcext:value-type="float">
            <text:p>0.0969054994</text:p>
          </table:table-cell>
          <table:table-cell office:value-type="float" office:value="0.1719833946" calcext:value-type="float">
            <text:p>0.1719833946</text:p>
          </table:table-cell>
          <table:table-cell office:value-type="float" office:value="0.128397885" calcext:value-type="float">
            <text:p>0.128397885</text:p>
          </table:table-cell>
          <table:table-cell office:value-type="float" office:value="0.3966348791" calcext:value-type="float">
            <text:p>0.3966348791</text:p>
          </table:table-cell>
          <table:table-cell office:value-type="float" office:value="0.1659956848" calcext:value-type="float">
            <text:p>0.1659956848</text:p>
          </table:table-cell>
          <table:table-cell office:value-type="float" office:value="0.2973266057" calcext:value-type="float">
            <text:p>0.2973266057</text:p>
          </table:table-cell>
          <table:table-cell office:value-type="float" office:value="-0.0249716054" calcext:value-type="float">
            <text:p>-0.0249716054</text:p>
          </table:table-cell>
          <table:table-cell office:value-type="float" office:value="0.1150265677" calcext:value-type="float">
            <text:p>0.1150265677</text:p>
          </table:table-cell>
          <table:table-cell office:value-type="float" office:value="0.1971474322" calcext:value-type="float">
            <text:p>0.1971474322</text:p>
          </table:table-cell>
          <table:table-cell office:value-type="float" office:value="0.2954708798" calcext:value-type="float">
            <text:p>0.2954708798</text:p>
          </table:table-cell>
          <table:table-cell office:value-type="float" office:value="-0.1139983111" calcext:value-type="float">
            <text:p>-0.1139983111</text:p>
          </table:table-cell>
          <table:table-cell office:value-type="float" office:value="0.2995469711" calcext:value-type="float">
            <text:p>0.2995469711</text:p>
          </table:table-cell>
          <table:table-cell office:value-type="float" office:value="0.341592138" calcext:value-type="float">
            <text:p>0.341592138</text:p>
          </table:table-cell>
          <table:table-cell office:value-type="float" office:value="0.1885320897" calcext:value-type="float">
            <text:p>0.1885320897</text:p>
          </table:table-cell>
          <table:table-cell office:value-type="float" office:value="0.2255147387" calcext:value-type="float">
            <text:p>0.2255147387</text:p>
          </table:table-cell>
          <table:table-cell office:value-type="float" office:value="-0.0807879557" calcext:value-type="float">
            <text:p>-0.0807879557</text:p>
          </table:table-cell>
          <table:table-cell office:value-type="float" office:value="0.1662708865" calcext:value-type="float">
            <text:p>0.1662708865</text:p>
          </table:table-cell>
          <table:table-cell office:value-type="float" office:value="0.0523442071" calcext:value-type="float">
            <text:p>0.0523442071</text:p>
          </table:table-cell>
          <table:table-cell office:value-type="float" office:value="-0.1219188539" calcext:value-type="float">
            <text:p>-0.1219188539</text:p>
          </table:table-cell>
          <table:table-cell office:value-type="float" office:value="-0.0825721941" calcext:value-type="float">
            <text:p>-0.0825721941</text:p>
          </table:table-cell>
          <table:table-cell office:value-type="float" office:value="-0.1045845557" calcext:value-type="float">
            <text:p>-0.1045845557</text:p>
          </table:table-cell>
          <table:table-cell office:value-type="float" office:value="0.1077908525" calcext:value-type="float">
            <text:p>0.1077908525</text:p>
          </table:table-cell>
          <table:table-cell office:value-type="float" office:value="0.3414124497" calcext:value-type="float">
            <text:p>0.3414124497</text:p>
          </table:table-cell>
          <table:table-cell office:value-type="float" office:value="0.2434399273" calcext:value-type="float">
            <text:p>0.2434399273</text:p>
          </table:table-cell>
          <table:table-cell office:value-type="float" office:value="0.3010268373" calcext:value-type="float">
            <text:p>0.3010268373</text:p>
          </table:table-cell>
          <table:table-cell office:value-type="float" office:value="-0.0966036062" calcext:value-type="float">
            <text:p>-0.0966036062</text:p>
          </table:table-cell>
          <table:table-cell office:value-type="float" office:value="0.118743356" calcext:value-type="float">
            <text:p>0.118743356</text:p>
          </table:table-cell>
          <table:table-cell office:value-type="float" office:value="-0.0101834824" calcext:value-type="float">
            <text:p>-0.0101834824</text:p>
          </table:table-cell>
          <table:table-cell office:value-type="float" office:value="0.0032108425" calcext:value-type="float">
            <text:p>0.0032108425</text:p>
          </table:table-cell>
          <table:table-cell office:value-type="float" office:value="0.2918280538" calcext:value-type="float">
            <text:p>0.2918280538</text:p>
          </table:table-cell>
        </table:table-row>
        <table:table-row table:style-name="ro1">
          <table:table-cell office:value-type="float" office:value="-0.2052495913" calcext:value-type="float">
            <text:p>-0.2052495913</text:p>
          </table:table-cell>
          <table:table-cell office:value-type="float" office:value="-0.0117010373" calcext:value-type="float">
            <text:p>-0.0117010373</text:p>
          </table:table-cell>
          <table:table-cell office:value-type="float" office:value="0.034975937" calcext:value-type="float">
            <text:p>0.034975937</text:p>
          </table:table-cell>
          <table:table-cell office:value-type="float" office:value="0.1105541366" calcext:value-type="float">
            <text:p>0.1105541366</text:p>
          </table:table-cell>
          <table:table-cell office:value-type="float" office:value="0.0472812361" calcext:value-type="float">
            <text:p>0.0472812361</text:p>
          </table:table-cell>
          <table:table-cell office:value-type="float" office:value="0.1966474929" calcext:value-type="float">
            <text:p>0.1966474929</text:p>
          </table:table-cell>
          <table:table-cell office:value-type="float" office:value="0.0718248792" calcext:value-type="float">
            <text:p>0.0718248792</text:p>
          </table:table-cell>
          <table:table-cell office:value-type="float" office:value="0.2453909901" calcext:value-type="float">
            <text:p>0.2453909901</text:p>
          </table:table-cell>
          <table:table-cell office:value-type="float" office:value="0.1548077382" calcext:value-type="float">
            <text:p>0.1548077382</text:p>
          </table:table-cell>
          <table:table-cell office:value-type="float" office:value="-0.117192981" calcext:value-type="float">
            <text:p>-0.117192981</text:p>
          </table:table-cell>
          <table:table-cell office:value-type="float" office:value="0.0213964159" calcext:value-type="float">
            <text:p>0.0213964159</text:p>
          </table:table-cell>
          <table:table-cell office:value-type="float" office:value="0.0906692893" calcext:value-type="float">
            <text:p>0.0906692893</text:p>
          </table:table-cell>
          <table:table-cell office:value-type="float" office:value="0.0674543428" calcext:value-type="float">
            <text:p>0.0674543428</text:p>
          </table:table-cell>
          <table:table-cell office:value-type="float" office:value="-0.152826957" calcext:value-type="float">
            <text:p>-0.152826957</text:p>
          </table:table-cell>
          <table:table-cell office:value-type="float" office:value="-0.0984703774" calcext:value-type="float">
            <text:p>-0.0984703774</text:p>
          </table:table-cell>
          <table:table-cell office:value-type="float" office:value="-0.0102490286" calcext:value-type="float">
            <text:p>-0.0102490286</text:p>
          </table:table-cell>
          <table:table-cell office:value-type="float" office:value="0.0156928774" calcext:value-type="float">
            <text:p>0.0156928774</text:p>
          </table:table-cell>
          <table:table-cell office:value-type="float" office:value="0.0767793504" calcext:value-type="float">
            <text:p>0.0767793504</text:p>
          </table:table-cell>
          <table:table-cell office:value-type="float" office:value="0.1723378376" calcext:value-type="float">
            <text:p>0.1723378376</text:p>
          </table:table-cell>
          <table:table-cell office:value-type="float" office:value="0.0044988501" calcext:value-type="float">
            <text:p>0.0044988501</text:p>
          </table:table-cell>
          <table:table-cell office:value-type="float" office:value="-0.1316079318" calcext:value-type="float">
            <text:p>-0.1316079318</text:p>
          </table:table-cell>
          <table:table-cell office:value-type="float" office:value="0.0842029204" calcext:value-type="float">
            <text:p>0.0842029204</text:p>
          </table:table-cell>
          <table:table-cell office:value-type="float" office:value="0.1236877948" calcext:value-type="float">
            <text:p>0.1236877948</text:p>
          </table:table-cell>
          <table:table-cell office:value-type="float" office:value="-0.0480777525" calcext:value-type="float">
            <text:p>-0.0480777525</text:p>
          </table:table-cell>
          <table:table-cell office:value-type="float" office:value="0.0884764991" calcext:value-type="float">
            <text:p>0.0884764991</text:p>
          </table:table-cell>
          <table:table-cell office:value-type="float" office:value="0.0424905281" calcext:value-type="float">
            <text:p>0.0424905281</text:p>
          </table:table-cell>
          <table:table-cell office:value-type="float" office:value="0.0934267715" calcext:value-type="float">
            <text:p>0.0934267715</text:p>
          </table:table-cell>
          <table:table-cell office:value-type="float" office:value="0.1179853665" calcext:value-type="float">
            <text:p>0.1179853665</text:p>
          </table:table-cell>
          <table:table-cell office:value-type="float" office:value="0.0481896043" calcext:value-type="float">
            <text:p>0.0481896043</text:p>
          </table:table-cell>
          <table:table-cell office:value-type="float" office:value="0.1913220975" calcext:value-type="float">
            <text:p>0.1913220975</text:p>
          </table:table-cell>
          <table:table-cell office:value-type="float" office:value="-0.0120883905" calcext:value-type="float">
            <text:p>-0.0120883905</text:p>
          </table:table-cell>
          <table:table-cell office:value-type="float" office:value="-0.0130451496" calcext:value-type="float">
            <text:p>-0.0130451496</text:p>
          </table:table-cell>
          <table:table-cell office:value-type="float" office:value="0.1066121732" calcext:value-type="float">
            <text:p>0.1066121732</text:p>
          </table:table-cell>
          <table:table-cell office:value-type="float" office:value="0.0091872398" calcext:value-type="float">
            <text:p>0.0091872398</text:p>
          </table:table-cell>
          <table:table-cell office:value-type="float" office:value="0.0145634414" calcext:value-type="float">
            <text:p>0.0145634414</text:p>
          </table:table-cell>
          <table:table-cell office:value-type="float" office:value="-0.2791350087" calcext:value-type="float">
            <text:p>-0.2791350087</text:p>
          </table:table-cell>
          <table:table-cell office:value-type="float" office:value="0.1151019099" calcext:value-type="float">
            <text:p>0.1151019099</text:p>
          </table:table-cell>
          <table:table-cell office:value-type="float" office:value="0.0987518361" calcext:value-type="float">
            <text:p>0.0987518361</text:p>
          </table:table-cell>
          <table:table-cell office:value-type="float" office:value="0.0728468787" calcext:value-type="float">
            <text:p>0.0728468787</text:p>
          </table:table-cell>
          <table:table-cell office:value-type="float" office:value="0.1587960485" calcext:value-type="float">
            <text:p>0.1587960485</text:p>
          </table:table-cell>
          <table:table-cell office:value-type="float" office:value="0.078480228" calcext:value-type="float">
            <text:p>0.078480228</text:p>
          </table:table-cell>
          <table:table-cell office:value-type="float" office:value="-0.1206154465" calcext:value-type="float">
            <text:p>-0.1206154465</text:p>
          </table:table-cell>
          <table:table-cell office:value-type="float" office:value="-0.0079352747" calcext:value-type="float">
            <text:p>-0.0079352747</text:p>
          </table:table-cell>
          <table:table-cell office:value-type="float" office:value="0.2054010946" calcext:value-type="float">
            <text:p>0.2054010946</text:p>
          </table:table-cell>
          <table:table-cell office:value-type="float" office:value="1" calcext:value-type="float">
            <text:p>1</text:p>
          </table:table-cell>
          <table:table-cell office:value-type="float" office:value="0.1172575523" calcext:value-type="float">
            <text:p>0.1172575523</text:p>
          </table:table-cell>
          <table:table-cell office:value-type="float" office:value="0.2043879593" calcext:value-type="float">
            <text:p>0.2043879593</text:p>
          </table:table-cell>
          <table:table-cell office:value-type="float" office:value="-0.0287614679" calcext:value-type="float">
            <text:p>-0.0287614679</text:p>
          </table:table-cell>
          <table:table-cell office:value-type="float" office:value="0.1905895204" calcext:value-type="float">
            <text:p>0.1905895204</text:p>
          </table:table-cell>
          <table:table-cell office:value-type="float" office:value="0.2523431939" calcext:value-type="float">
            <text:p>0.2523431939</text:p>
          </table:table-cell>
          <table:table-cell office:value-type="float" office:value="0.1549719969" calcext:value-type="float">
            <text:p>0.1549719969</text:p>
          </table:table-cell>
          <table:table-cell office:value-type="float" office:value="0.0229229025" calcext:value-type="float">
            <text:p>0.0229229025</text:p>
          </table:table-cell>
          <table:table-cell office:value-type="float" office:value="-0.0751163651" calcext:value-type="float">
            <text:p>-0.0751163651</text:p>
          </table:table-cell>
          <table:table-cell office:value-type="float" office:value="0.0821672617" calcext:value-type="float">
            <text:p>0.0821672617</text:p>
          </table:table-cell>
          <table:table-cell office:value-type="float" office:value="0.0133942663" calcext:value-type="float">
            <text:p>0.0133942663</text:p>
          </table:table-cell>
          <table:table-cell office:value-type="float" office:value="0.1668517731" calcext:value-type="float">
            <text:p>0.1668517731</text:p>
          </table:table-cell>
          <table:table-cell office:value-type="float" office:value="0.0539773039" calcext:value-type="float">
            <text:p>0.0539773039</text:p>
          </table:table-cell>
          <table:table-cell office:value-type="float" office:value="0.1094455525" calcext:value-type="float">
            <text:p>0.1094455525</text:p>
          </table:table-cell>
          <table:table-cell office:value-type="float" office:value="0.0837690582" calcext:value-type="float">
            <text:p>0.0837690582</text:p>
          </table:table-cell>
          <table:table-cell office:value-type="float" office:value="0.0361173768" calcext:value-type="float">
            <text:p>0.0361173768</text:p>
          </table:table-cell>
          <table:table-cell office:value-type="float" office:value="0.0596034936" calcext:value-type="float">
            <text:p>0.0596034936</text:p>
          </table:table-cell>
          <table:table-cell office:value-type="float" office:value="0.0452078623" calcext:value-type="float">
            <text:p>0.0452078623</text:p>
          </table:table-cell>
          <table:table-cell office:value-type="float" office:value="0.1384447511" calcext:value-type="float">
            <text:p>0.1384447511</text:p>
          </table:table-cell>
          <table:table-cell office:value-type="float" office:value="-0.1357761279" calcext:value-type="float">
            <text:p>-0.1357761279</text:p>
          </table:table-cell>
          <table:table-cell office:value-type="float" office:value="-0.0466432862" calcext:value-type="float">
            <text:p>-0.0466432862</text:p>
          </table:table-cell>
          <table:table-cell office:value-type="float" office:value="0.2009938522" calcext:value-type="float">
            <text:p>0.2009938522</text:p>
          </table:table-cell>
          <table:table-cell office:value-type="float" office:value="0.0119764538" calcext:value-type="float">
            <text:p>0.0119764538</text:p>
          </table:table-cell>
          <table:table-cell office:value-type="float" office:value="0.1167768024" calcext:value-type="float">
            <text:p>0.1167768024</text:p>
          </table:table-cell>
          <table:table-cell office:value-type="float" office:value="0.0947876702" calcext:value-type="float">
            <text:p>0.0947876702</text:p>
          </table:table-cell>
          <table:table-cell office:value-type="float" office:value="0.0412746842" calcext:value-type="float">
            <text:p>0.0412746842</text:p>
          </table:table-cell>
          <table:table-cell office:value-type="float" office:value="-0.0089400201" calcext:value-type="float">
            <text:p>-0.0089400201</text:p>
          </table:table-cell>
          <table:table-cell office:value-type="float" office:value="0.0162717648" calcext:value-type="float">
            <text:p>0.0162717648</text:p>
          </table:table-cell>
          <table:table-cell office:value-type="float" office:value="-0.0044334853" calcext:value-type="float">
            <text:p>-0.0044334853</text:p>
          </table:table-cell>
          <table:table-cell office:value-type="float" office:value="0.1276990028" calcext:value-type="float">
            <text:p>0.1276990028</text:p>
          </table:table-cell>
          <table:table-cell office:value-type="float" office:value="-0.0261835435" calcext:value-type="float">
            <text:p>-0.0261835435</text:p>
          </table:table-cell>
          <table:table-cell office:value-type="float" office:value="0.1858252014" calcext:value-type="float">
            <text:p>0.1858252014</text:p>
          </table:table-cell>
          <table:table-cell office:value-type="float" office:value="0.0112587157" calcext:value-type="float">
            <text:p>0.0112587157</text:p>
          </table:table-cell>
          <table:table-cell office:value-type="float" office:value="0.0277305504" calcext:value-type="float">
            <text:p>0.0277305504</text:p>
          </table:table-cell>
          <table:table-cell office:value-type="float" office:value="0.0473420381" calcext:value-type="float">
            <text:p>0.0473420381</text:p>
          </table:table-cell>
          <table:table-cell office:value-type="float" office:value="0.0026781458" calcext:value-type="float">
            <text:p>0.0026781458</text:p>
          </table:table-cell>
          <table:table-cell office:value-type="float" office:value="0.0521934108" calcext:value-type="float">
            <text:p>0.0521934108</text:p>
          </table:table-cell>
          <table:table-cell office:value-type="float" office:value="0.03958263" calcext:value-type="float">
            <text:p>0.03958263</text:p>
          </table:table-cell>
          <table:table-cell office:value-type="float" office:value="0.0139531833" calcext:value-type="float">
            <text:p>0.0139531833</text:p>
          </table:table-cell>
          <table:table-cell office:value-type="float" office:value="0.1003468551" calcext:value-type="float">
            <text:p>0.1003468551</text:p>
          </table:table-cell>
          <table:table-cell office:value-type="float" office:value="0.1710043585" calcext:value-type="float">
            <text:p>0.1710043585</text:p>
          </table:table-cell>
          <table:table-cell office:value-type="float" office:value="0.0617557077" calcext:value-type="float">
            <text:p>0.0617557077</text:p>
          </table:table-cell>
        </table:table-row>
        <table:table-row table:style-name="ro1">
          <table:table-cell office:value-type="float" office:value="-0.03507874" calcext:value-type="float">
            <text:p>-0.03507874</text:p>
          </table:table-cell>
          <table:table-cell office:value-type="float" office:value="0.0958489175" calcext:value-type="float">
            <text:p>0.0958489175</text:p>
          </table:table-cell>
          <table:table-cell office:value-type="float" office:value="0.3799772015" calcext:value-type="float">
            <text:p>0.3799772015</text:p>
          </table:table-cell>
          <table:table-cell office:value-type="float" office:value="0.0117438187" calcext:value-type="float">
            <text:p>0.0117438187</text:p>
          </table:table-cell>
          <table:table-cell office:value-type="float" office:value="-0.221773889" calcext:value-type="float">
            <text:p>-0.221773889</text:p>
          </table:table-cell>
          <table:table-cell office:value-type="float" office:value="0.0017106602" calcext:value-type="float">
            <text:p>0.0017106602</text:p>
          </table:table-cell>
          <table:table-cell office:value-type="float" office:value="0.4328070513" calcext:value-type="float">
            <text:p>0.4328070513</text:p>
          </table:table-cell>
          <table:table-cell office:value-type="float" office:value="0.2694292405" calcext:value-type="float">
            <text:p>0.2694292405</text:p>
          </table:table-cell>
          <table:table-cell office:value-type="float" office:value="0.0624460236" calcext:value-type="float">
            <text:p>0.0624460236</text:p>
          </table:table-cell>
          <table:table-cell office:value-type="float" office:value="0.2209702091" calcext:value-type="float">
            <text:p>0.2209702091</text:p>
          </table:table-cell>
          <table:table-cell office:value-type="float" office:value="0.3895366632" calcext:value-type="float">
            <text:p>0.3895366632</text:p>
          </table:table-cell>
          <table:table-cell office:value-type="float" office:value="0.0271359755" calcext:value-type="float">
            <text:p>0.0271359755</text:p>
          </table:table-cell>
          <table:table-cell office:value-type="float" office:value="0.1632308943" calcext:value-type="float">
            <text:p>0.1632308943</text:p>
          </table:table-cell>
          <table:table-cell office:value-type="float" office:value="0.3356346415" calcext:value-type="float">
            <text:p>0.3356346415</text:p>
          </table:table-cell>
          <table:table-cell office:value-type="float" office:value="0.0373908509" calcext:value-type="float">
            <text:p>0.0373908509</text:p>
          </table:table-cell>
          <table:table-cell office:value-type="float" office:value="-0.1941063192" calcext:value-type="float">
            <text:p>-0.1941063192</text:p>
          </table:table-cell>
          <table:table-cell office:value-type="float" office:value="-0.0994453868" calcext:value-type="float">
            <text:p>-0.0994453868</text:p>
          </table:table-cell>
          <table:table-cell office:value-type="float" office:value="-0.1389765368" calcext:value-type="float">
            <text:p>-0.1389765368</text:p>
          </table:table-cell>
          <table:table-cell office:value-type="float" office:value="-0.2327213407" calcext:value-type="float">
            <text:p>-0.2327213407</text:p>
          </table:table-cell>
          <table:table-cell office:value-type="float" office:value="0.2621882365" calcext:value-type="float">
            <text:p>0.2621882365</text:p>
          </table:table-cell>
          <table:table-cell office:value-type="float" office:value="0.1475858895" calcext:value-type="float">
            <text:p>0.1475858895</text:p>
          </table:table-cell>
          <table:table-cell office:value-type="float" office:value="0.3571294212" calcext:value-type="float">
            <text:p>0.3571294212</text:p>
          </table:table-cell>
          <table:table-cell office:value-type="float" office:value="0.1951117365" calcext:value-type="float">
            <text:p>0.1951117365</text:p>
          </table:table-cell>
          <table:table-cell office:value-type="float" office:value="0.0952288458" calcext:value-type="float">
            <text:p>0.0952288458</text:p>
          </table:table-cell>
          <table:table-cell office:value-type="float" office:value="0.104326725" calcext:value-type="float">
            <text:p>0.104326725</text:p>
          </table:table-cell>
          <table:table-cell office:value-type="float" office:value="-0.1128806259" calcext:value-type="float">
            <text:p>-0.1128806259</text:p>
          </table:table-cell>
          <table:table-cell office:value-type="float" office:value="0.2275288031" calcext:value-type="float">
            <text:p>0.2275288031</text:p>
          </table:table-cell>
          <table:table-cell office:value-type="float" office:value="0.2615740159" calcext:value-type="float">
            <text:p>0.2615740159</text:p>
          </table:table-cell>
          <table:table-cell office:value-type="float" office:value="0.0024800994" calcext:value-type="float">
            <text:p>0.0024800994</text:p>
          </table:table-cell>
          <table:table-cell office:value-type="float" office:value="-0.0123320132" calcext:value-type="float">
            <text:p>-0.0123320132</text:p>
          </table:table-cell>
          <table:table-cell office:value-type="float" office:value="0.1205347336" calcext:value-type="float">
            <text:p>0.1205347336</text:p>
          </table:table-cell>
          <table:table-cell office:value-type="float" office:value="-0.0065917516" calcext:value-type="float">
            <text:p>-0.0065917516</text:p>
          </table:table-cell>
          <table:table-cell office:value-type="float" office:value="0.4174648183" calcext:value-type="float">
            <text:p>0.4174648183</text:p>
          </table:table-cell>
          <table:table-cell office:value-type="float" office:value="0.2701642389" calcext:value-type="float">
            <text:p>0.2701642389</text:p>
          </table:table-cell>
          <table:table-cell office:value-type="float" office:value="0.1967663819" calcext:value-type="float">
            <text:p>0.1967663819</text:p>
          </table:table-cell>
          <table:table-cell office:value-type="float" office:value="0.0264685271" calcext:value-type="float">
            <text:p>0.0264685271</text:p>
          </table:table-cell>
          <table:table-cell office:value-type="float" office:value="0.1788277037" calcext:value-type="float">
            <text:p>0.1788277037</text:p>
          </table:table-cell>
          <table:table-cell office:value-type="float" office:value="0.0265604093" calcext:value-type="float">
            <text:p>0.0265604093</text:p>
          </table:table-cell>
          <table:table-cell office:value-type="float" office:value="0.0630570012" calcext:value-type="float">
            <text:p>0.0630570012</text:p>
          </table:table-cell>
          <table:table-cell office:value-type="float" office:value="0.0672056836" calcext:value-type="float">
            <text:p>0.0672056836</text:p>
          </table:table-cell>
          <table:table-cell office:value-type="float" office:value="-0.0464962758" calcext:value-type="float">
            <text:p>-0.0464962758</text:p>
          </table:table-cell>
          <table:table-cell office:value-type="float" office:value="-0.1657021466" calcext:value-type="float">
            <text:p>-0.1657021466</text:p>
          </table:table-cell>
          <table:table-cell office:value-type="float" office:value="0.4196929608" calcext:value-type="float">
            <text:p>0.4196929608</text:p>
          </table:table-cell>
          <table:table-cell office:value-type="float" office:value="0.0473781702" calcext:value-type="float">
            <text:p>0.0473781702</text:p>
          </table:table-cell>
          <table:table-cell office:value-type="float" office:value="0.1172575523" calcext:value-type="float">
            <text:p>0.1172575523</text:p>
          </table:table-cell>
          <table:table-cell office:value-type="float" office:value="1" calcext:value-type="float">
            <text:p>1</text:p>
          </table:table-cell>
          <table:table-cell office:value-type="float" office:value="0.1039501244" calcext:value-type="float">
            <text:p>0.1039501244</text:p>
          </table:table-cell>
          <table:table-cell office:value-type="float" office:value="0.0341895953" calcext:value-type="float">
            <text:p>0.0341895953</text:p>
          </table:table-cell>
          <table:table-cell office:value-type="float" office:value="0.1360542123" calcext:value-type="float">
            <text:p>0.1360542123</text:p>
          </table:table-cell>
          <table:table-cell office:value-type="float" office:value="-0.0194013406" calcext:value-type="float">
            <text:p>-0.0194013406</text:p>
          </table:table-cell>
          <table:table-cell office:value-type="float" office:value="0.2435404654" calcext:value-type="float">
            <text:p>0.2435404654</text:p>
          </table:table-cell>
          <table:table-cell office:value-type="float" office:value="0.0962641828" calcext:value-type="float">
            <text:p>0.0962641828</text:p>
          </table:table-cell>
          <table:table-cell office:value-type="float" office:value="0.0512816064" calcext:value-type="float">
            <text:p>0.0512816064</text:p>
          </table:table-cell>
          <table:table-cell office:value-type="float" office:value="-0.0153482037" calcext:value-type="float">
            <text:p>-0.0153482037</text:p>
          </table:table-cell>
          <table:table-cell office:value-type="float" office:value="0.4581841275" calcext:value-type="float">
            <text:p>0.4581841275</text:p>
          </table:table-cell>
          <table:table-cell office:value-type="float" office:value="0.1292734661" calcext:value-type="float">
            <text:p>0.1292734661</text:p>
          </table:table-cell>
          <table:table-cell office:value-type="float" office:value="0.0880954738" calcext:value-type="float">
            <text:p>0.0880954738</text:p>
          </table:table-cell>
          <table:table-cell office:value-type="float" office:value="0.1012104151" calcext:value-type="float">
            <text:p>0.1012104151</text:p>
          </table:table-cell>
          <table:table-cell office:value-type="float" office:value="0.1338678019" calcext:value-type="float">
            <text:p>0.1338678019</text:p>
          </table:table-cell>
          <table:table-cell office:value-type="float" office:value="0.3764319074" calcext:value-type="float">
            <text:p>0.3764319074</text:p>
          </table:table-cell>
          <table:table-cell office:value-type="float" office:value="0.1072398635" calcext:value-type="float">
            <text:p>0.1072398635</text:p>
          </table:table-cell>
          <table:table-cell office:value-type="float" office:value="0.3528444369" calcext:value-type="float">
            <text:p>0.3528444369</text:p>
          </table:table-cell>
          <table:table-cell office:value-type="float" office:value="-0.0547246529" calcext:value-type="float">
            <text:p>-0.0547246529</text:p>
          </table:table-cell>
          <table:table-cell office:value-type="float" office:value="0.0965640601" calcext:value-type="float">
            <text:p>0.0965640601</text:p>
          </table:table-cell>
          <table:table-cell office:value-type="float" office:value="0.3729056064" calcext:value-type="float">
            <text:p>0.3729056064</text:p>
          </table:table-cell>
          <table:table-cell office:value-type="float" office:value="0.4008180818" calcext:value-type="float">
            <text:p>0.4008180818</text:p>
          </table:table-cell>
          <table:table-cell office:value-type="float" office:value="-0.1243650351" calcext:value-type="float">
            <text:p>-0.1243650351</text:p>
          </table:table-cell>
          <table:table-cell office:value-type="float" office:value="0.2496629668" calcext:value-type="float">
            <text:p>0.2496629668</text:p>
          </table:table-cell>
          <table:table-cell office:value-type="float" office:value="0.3994760322" calcext:value-type="float">
            <text:p>0.3994760322</text:p>
          </table:table-cell>
          <table:table-cell office:value-type="float" office:value="0.1055315781" calcext:value-type="float">
            <text:p>0.1055315781</text:p>
          </table:table-cell>
          <table:table-cell office:value-type="float" office:value="0.1344083867" calcext:value-type="float">
            <text:p>0.1344083867</text:p>
          </table:table-cell>
          <table:table-cell office:value-type="float" office:value="-0.235201819" calcext:value-type="float">
            <text:p>-0.235201819</text:p>
          </table:table-cell>
          <table:table-cell office:value-type="float" office:value="0.3956005953" calcext:value-type="float">
            <text:p>0.3956005953</text:p>
          </table:table-cell>
          <table:table-cell office:value-type="float" office:value="-0.1977710461" calcext:value-type="float">
            <text:p>-0.1977710461</text:p>
          </table:table-cell>
          <table:table-cell office:value-type="float" office:value="-0.0695185244" calcext:value-type="float">
            <text:p>-0.0695185244</text:p>
          </table:table-cell>
          <table:table-cell office:value-type="float" office:value="0.1948240424" calcext:value-type="float">
            <text:p>0.1948240424</text:p>
          </table:table-cell>
          <table:table-cell office:value-type="float" office:value="0.2086510291" calcext:value-type="float">
            <text:p>0.2086510291</text:p>
          </table:table-cell>
          <table:table-cell office:value-type="float" office:value="0.0740711082" calcext:value-type="float">
            <text:p>0.0740711082</text:p>
          </table:table-cell>
          <table:table-cell office:value-type="float" office:value="0.1067169685" calcext:value-type="float">
            <text:p>0.1067169685</text:p>
          </table:table-cell>
          <table:table-cell office:value-type="float" office:value="0.4654378283" calcext:value-type="float">
            <text:p>0.4654378283</text:p>
          </table:table-cell>
          <table:table-cell office:value-type="float" office:value="0.3179209468" calcext:value-type="float">
            <text:p>0.3179209468</text:p>
          </table:table-cell>
          <table:table-cell office:value-type="float" office:value="-0.0450258774" calcext:value-type="float">
            <text:p>-0.0450258774</text:p>
          </table:table-cell>
          <table:table-cell office:value-type="float" office:value="0.2382291017" calcext:value-type="float">
            <text:p>0.2382291017</text:p>
          </table:table-cell>
          <table:table-cell office:value-type="float" office:value="0.0411851451" calcext:value-type="float">
            <text:p>0.0411851451</text:p>
          </table:table-cell>
          <table:table-cell office:value-type="float" office:value="0.100687569" calcext:value-type="float">
            <text:p>0.100687569</text:p>
          </table:table-cell>
          <table:table-cell office:value-type="float" office:value="0.4282135335" calcext:value-type="float">
            <text:p>0.4282135335</text:p>
          </table:table-cell>
        </table:table-row>
        <table:table-row table:style-name="ro1">
          <table:table-cell office:value-type="float" office:value="-0.0693727575" calcext:value-type="float">
            <text:p>-0.0693727575</text:p>
          </table:table-cell>
          <table:table-cell office:value-type="float" office:value="-0.262558018" calcext:value-type="float">
            <text:p>-0.262558018</text:p>
          </table:table-cell>
          <table:table-cell office:value-type="float" office:value="0.1068280568" calcext:value-type="float">
            <text:p>0.1068280568</text:p>
          </table:table-cell>
          <table:table-cell office:value-type="float" office:value="0.0936528332" calcext:value-type="float">
            <text:p>0.0936528332</text:p>
          </table:table-cell>
          <table:table-cell office:value-type="float" office:value="-0.0091209076" calcext:value-type="float">
            <text:p>-0.0091209076</text:p>
          </table:table-cell>
          <table:table-cell office:value-type="float" office:value="0.0644176034" calcext:value-type="float">
            <text:p>0.0644176034</text:p>
          </table:table-cell>
          <table:table-cell office:value-type="float" office:value="0.1637519301" calcext:value-type="float">
            <text:p>0.1637519301</text:p>
          </table:table-cell>
          <table:table-cell office:value-type="float" office:value="0.0987705429" calcext:value-type="float">
            <text:p>0.0987705429</text:p>
          </table:table-cell>
          <table:table-cell office:value-type="float" office:value="0.0963997336" calcext:value-type="float">
            <text:p>0.0963997336</text:p>
          </table:table-cell>
          <table:table-cell office:value-type="float" office:value="0.0178024067" calcext:value-type="float">
            <text:p>0.0178024067</text:p>
          </table:table-cell>
          <table:table-cell office:value-type="float" office:value="0.17202836" calcext:value-type="float">
            <text:p>0.17202836</text:p>
          </table:table-cell>
          <table:table-cell office:value-type="float" office:value="0.0743325768" calcext:value-type="float">
            <text:p>0.0743325768</text:p>
          </table:table-cell>
          <table:table-cell office:value-type="float" office:value="0.0062470844" calcext:value-type="float">
            <text:p>0.0062470844</text:p>
          </table:table-cell>
          <table:table-cell office:value-type="float" office:value="0.0282757151" calcext:value-type="float">
            <text:p>0.0282757151</text:p>
          </table:table-cell>
          <table:table-cell office:value-type="float" office:value="0.0741082121" calcext:value-type="float">
            <text:p>0.0741082121</text:p>
          </table:table-cell>
          <table:table-cell office:value-type="float" office:value="-0.0791259326" calcext:value-type="float">
            <text:p>-0.0791259326</text:p>
          </table:table-cell>
          <table:table-cell office:value-type="float" office:value="0.0711824478" calcext:value-type="float">
            <text:p>0.0711824478</text:p>
          </table:table-cell>
          <table:table-cell office:value-type="float" office:value="-0.091259989" calcext:value-type="float">
            <text:p>-0.091259989</text:p>
          </table:table-cell>
          <table:table-cell office:value-type="float" office:value="0.0975942424" calcext:value-type="float">
            <text:p>0.0975942424</text:p>
          </table:table-cell>
          <table:table-cell office:value-type="float" office:value="-0.0505738299" calcext:value-type="float">
            <text:p>-0.0505738299</text:p>
          </table:table-cell>
          <table:table-cell office:value-type="float" office:value="0.0814468236" calcext:value-type="float">
            <text:p>0.0814468236</text:p>
          </table:table-cell>
          <table:table-cell office:value-type="float" office:value="0.1390541895" calcext:value-type="float">
            <text:p>0.1390541895</text:p>
          </table:table-cell>
          <table:table-cell office:value-type="float" office:value="-0.0334337271" calcext:value-type="float">
            <text:p>-0.0334337271</text:p>
          </table:table-cell>
          <table:table-cell office:value-type="float" office:value="0.0177342206" calcext:value-type="float">
            <text:p>0.0177342206</text:p>
          </table:table-cell>
          <table:table-cell office:value-type="float" office:value="-0.0627151281" calcext:value-type="float">
            <text:p>-0.0627151281</text:p>
          </table:table-cell>
          <table:table-cell office:value-type="float" office:value="-0.1993197709" calcext:value-type="float">
            <text:p>-0.1993197709</text:p>
          </table:table-cell>
          <table:table-cell office:value-type="float" office:value="0.0177872593" calcext:value-type="float">
            <text:p>0.0177872593</text:p>
          </table:table-cell>
          <table:table-cell office:value-type="float" office:value="0.1919156163" calcext:value-type="float">
            <text:p>0.1919156163</text:p>
          </table:table-cell>
          <table:table-cell office:value-type="float" office:value="0.1370975532" calcext:value-type="float">
            <text:p>0.1370975532</text:p>
          </table:table-cell>
          <table:table-cell office:value-type="float" office:value="0.0159465388" calcext:value-type="float">
            <text:p>0.0159465388</text:p>
          </table:table-cell>
          <table:table-cell office:value-type="float" office:value="0.1511465696" calcext:value-type="float">
            <text:p>0.1511465696</text:p>
          </table:table-cell>
          <table:table-cell office:value-type="float" office:value="-0.1796088615" calcext:value-type="float">
            <text:p>-0.1796088615</text:p>
          </table:table-cell>
          <table:table-cell office:value-type="float" office:value="0.1923129741" calcext:value-type="float">
            <text:p>0.1923129741</text:p>
          </table:table-cell>
          <table:table-cell office:value-type="float" office:value="-0.046171289" calcext:value-type="float">
            <text:p>-0.046171289</text:p>
          </table:table-cell>
          <table:table-cell office:value-type="float" office:value="0.0880453794" calcext:value-type="float">
            <text:p>0.0880453794</text:p>
          </table:table-cell>
          <table:table-cell office:value-type="float" office:value="-0.0859130753" calcext:value-type="float">
            <text:p>-0.0859130753</text:p>
          </table:table-cell>
          <table:table-cell office:value-type="float" office:value="0.0214999287" calcext:value-type="float">
            <text:p>0.0214999287</text:p>
          </table:table-cell>
          <table:table-cell office:value-type="float" office:value="0.147339105" calcext:value-type="float">
            <text:p>0.147339105</text:p>
          </table:table-cell>
          <table:table-cell office:value-type="float" office:value="0.0977619397" calcext:value-type="float">
            <text:p>0.0977619397</text:p>
          </table:table-cell>
          <table:table-cell office:value-type="float" office:value="0.0584762329" calcext:value-type="float">
            <text:p>0.0584762329</text:p>
          </table:table-cell>
          <table:table-cell office:value-type="float" office:value="-0.0337639446" calcext:value-type="float">
            <text:p>-0.0337639446</text:p>
          </table:table-cell>
          <table:table-cell office:value-type="float" office:value="0.0429458691" calcext:value-type="float">
            <text:p>0.0429458691</text:p>
          </table:table-cell>
          <table:table-cell office:value-type="float" office:value="0.1249853706" calcext:value-type="float">
            <text:p>0.1249853706</text:p>
          </table:table-cell>
          <table:table-cell office:value-type="float" office:value="0.2619878597" calcext:value-type="float">
            <text:p>0.2619878597</text:p>
          </table:table-cell>
          <table:table-cell office:value-type="float" office:value="0.2043879593" calcext:value-type="float">
            <text:p>0.2043879593</text:p>
          </table:table-cell>
          <table:table-cell office:value-type="float" office:value="0.1039501244" calcext:value-type="float">
            <text:p>0.1039501244</text:p>
          </table:table-cell>
          <table:table-cell office:value-type="float" office:value="1" calcext:value-type="float">
            <text:p>1</text:p>
          </table:table-cell>
          <table:table-cell office:value-type="float" office:value="-0.0263199795" calcext:value-type="float">
            <text:p>-0.0263199795</text:p>
          </table:table-cell>
          <table:table-cell office:value-type="float" office:value="0.0458147881" calcext:value-type="float">
            <text:p>0.0458147881</text:p>
          </table:table-cell>
          <table:table-cell office:value-type="float" office:value="-0.0742394606" calcext:value-type="float">
            <text:p>-0.0742394606</text:p>
          </table:table-cell>
          <table:table-cell office:value-type="float" office:value="0.1426441307" calcext:value-type="float">
            <text:p>0.1426441307</text:p>
          </table:table-cell>
          <table:table-cell office:value-type="float" office:value="0.0304560755" calcext:value-type="float">
            <text:p>0.0304560755</text:p>
          </table:table-cell>
          <table:table-cell office:value-type="float" office:value="0.0026581982" calcext:value-type="float">
            <text:p>0.0026581982</text:p>
          </table:table-cell>
          <table:table-cell office:value-type="float" office:value="0.1045950143" calcext:value-type="float">
            <text:p>0.1045950143</text:p>
          </table:table-cell>
          <table:table-cell office:value-type="float" office:value="0.0997281839" calcext:value-type="float">
            <text:p>0.0997281839</text:p>
          </table:table-cell>
          <table:table-cell office:value-type="float" office:value="-0.0850247806" calcext:value-type="float">
            <text:p>-0.0850247806</text:p>
          </table:table-cell>
          <table:table-cell office:value-type="float" office:value="0.0937872873" calcext:value-type="float">
            <text:p>0.0937872873</text:p>
          </table:table-cell>
          <table:table-cell office:value-type="float" office:value="0.0933951957" calcext:value-type="float">
            <text:p>0.0933951957</text:p>
          </table:table-cell>
          <table:table-cell office:value-type="float" office:value="0.0655409508" calcext:value-type="float">
            <text:p>0.0655409508</text:p>
          </table:table-cell>
          <table:table-cell office:value-type="float" office:value="0.1679907616" calcext:value-type="float">
            <text:p>0.1679907616</text:p>
          </table:table-cell>
          <table:table-cell office:value-type="float" office:value="0.1090904947" calcext:value-type="float">
            <text:p>0.1090904947</text:p>
          </table:table-cell>
          <table:table-cell office:value-type="float" office:value="0.2302155702" calcext:value-type="float">
            <text:p>0.2302155702</text:p>
          </table:table-cell>
          <table:table-cell office:value-type="float" office:value="0.185484124" calcext:value-type="float">
            <text:p>0.185484124</text:p>
          </table:table-cell>
          <table:table-cell office:value-type="float" office:value="0.0868223103" calcext:value-type="float">
            <text:p>0.0868223103</text:p>
          </table:table-cell>
          <table:table-cell office:value-type="float" office:value="0.2163278691" calcext:value-type="float">
            <text:p>0.2163278691</text:p>
          </table:table-cell>
          <table:table-cell office:value-type="float" office:value="0.117235766" calcext:value-type="float">
            <text:p>0.117235766</text:p>
          </table:table-cell>
          <table:table-cell office:value-type="float" office:value="-0.0562277648" calcext:value-type="float">
            <text:p>-0.0562277648</text:p>
          </table:table-cell>
          <table:table-cell office:value-type="float" office:value="0.0337330476" calcext:value-type="float">
            <text:p>0.0337330476</text:p>
          </table:table-cell>
          <table:table-cell office:value-type="float" office:value="0.1755012234" calcext:value-type="float">
            <text:p>0.1755012234</text:p>
          </table:table-cell>
          <table:table-cell office:value-type="float" office:value="0.0786669375" calcext:value-type="float">
            <text:p>0.0786669375</text:p>
          </table:table-cell>
          <table:table-cell office:value-type="float" office:value="0.1424577453" calcext:value-type="float">
            <text:p>0.1424577453</text:p>
          </table:table-cell>
          <table:table-cell office:value-type="float" office:value="0.0315138096" calcext:value-type="float">
            <text:p>0.0315138096</text:p>
          </table:table-cell>
          <table:table-cell office:value-type="float" office:value="0.1075064834" calcext:value-type="float">
            <text:p>0.1075064834</text:p>
          </table:table-cell>
          <table:table-cell office:value-type="float" office:value="-0.1752132009" calcext:value-type="float">
            <text:p>-0.1752132009</text:p>
          </table:table-cell>
          <table:table-cell office:value-type="float" office:value="-0.1241305813" calcext:value-type="float">
            <text:p>-0.1241305813</text:p>
          </table:table-cell>
          <table:table-cell office:value-type="float" office:value="-0.0527741927" calcext:value-type="float">
            <text:p>-0.0527741927</text:p>
          </table:table-cell>
          <table:table-cell office:value-type="float" office:value="-0.0351027511" calcext:value-type="float">
            <text:p>-0.0351027511</text:p>
          </table:table-cell>
          <table:table-cell office:value-type="float" office:value="0.0209095046" calcext:value-type="float">
            <text:p>0.0209095046</text:p>
          </table:table-cell>
          <table:table-cell office:value-type="float" office:value="-0.0252411434" calcext:value-type="float">
            <text:p>-0.0252411434</text:p>
          </table:table-cell>
          <table:table-cell office:value-type="float" office:value="0.1877939564" calcext:value-type="float">
            <text:p>0.1877939564</text:p>
          </table:table-cell>
          <table:table-cell office:value-type="float" office:value="0.1142862696" calcext:value-type="float">
            <text:p>0.1142862696</text:p>
          </table:table-cell>
          <table:table-cell office:value-type="float" office:value="-0.0634392014" calcext:value-type="float">
            <text:p>-0.0634392014</text:p>
          </table:table-cell>
          <table:table-cell office:value-type="float" office:value="0.0995123515" calcext:value-type="float">
            <text:p>0.0995123515</text:p>
          </table:table-cell>
          <table:table-cell office:value-type="float" office:value="0.0755221636" calcext:value-type="float">
            <text:p>0.0755221636</text:p>
          </table:table-cell>
          <table:table-cell office:value-type="float" office:value="0.0178536577" calcext:value-type="float">
            <text:p>0.0178536577</text:p>
          </table:table-cell>
          <table:table-cell office:value-type="float" office:value="0.1478056559" calcext:value-type="float">
            <text:p>0.1478056559</text:p>
          </table:table-cell>
        </table:table-row>
        <table:table-row table:style-name="ro1">
          <table:table-cell office:value-type="float" office:value="-0.0402494474" calcext:value-type="float">
            <text:p>-0.0402494474</text:p>
          </table:table-cell>
          <table:table-cell office:value-type="float" office:value="0.0923101227" calcext:value-type="float">
            <text:p>0.0923101227</text:p>
          </table:table-cell>
          <table:table-cell office:value-type="float" office:value="0.1438164877" calcext:value-type="float">
            <text:p>0.1438164877</text:p>
          </table:table-cell>
          <table:table-cell office:value-type="float" office:value="-0.0037121148" calcext:value-type="float">
            <text:p>-0.0037121148</text:p>
          </table:table-cell>
          <table:table-cell office:value-type="float" office:value="-0.080603403" calcext:value-type="float">
            <text:p>-0.080603403</text:p>
          </table:table-cell>
          <table:table-cell office:value-type="float" office:value="0.2183674861" calcext:value-type="float">
            <text:p>0.2183674861</text:p>
          </table:table-cell>
          <table:table-cell office:value-type="float" office:value="0.1596595597" calcext:value-type="float">
            <text:p>0.1596595597</text:p>
          </table:table-cell>
          <table:table-cell office:value-type="float" office:value="0.095620495" calcext:value-type="float">
            <text:p>0.095620495</text:p>
          </table:table-cell>
          <table:table-cell office:value-type="float" office:value="-0.0868373966" calcext:value-type="float">
            <text:p>-0.0868373966</text:p>
          </table:table-cell>
          <table:table-cell office:value-type="float" office:value="0.3150324916" calcext:value-type="float">
            <text:p>0.3150324916</text:p>
          </table:table-cell>
          <table:table-cell office:value-type="float" office:value="-0.2034679699" calcext:value-type="float">
            <text:p>-0.2034679699</text:p>
          </table:table-cell>
          <table:table-cell office:value-type="float" office:value="0.1294659753" calcext:value-type="float">
            <text:p>0.1294659753</text:p>
          </table:table-cell>
          <table:table-cell office:value-type="float" office:value="0.0470120504" calcext:value-type="float">
            <text:p>0.0470120504</text:p>
          </table:table-cell>
          <table:table-cell office:value-type="float" office:value="-0.0603085152" calcext:value-type="float">
            <text:p>-0.0603085152</text:p>
          </table:table-cell>
          <table:table-cell office:value-type="float" office:value="0.1477401577" calcext:value-type="float">
            <text:p>0.1477401577</text:p>
          </table:table-cell>
          <table:table-cell office:value-type="float" office:value="0.0037806109" calcext:value-type="float">
            <text:p>0.0037806109</text:p>
          </table:table-cell>
          <table:table-cell office:value-type="float" office:value="-0.1069995274" calcext:value-type="float">
            <text:p>-0.1069995274</text:p>
          </table:table-cell>
          <table:table-cell office:value-type="float" office:value="-0.0268068629" calcext:value-type="float">
            <text:p>-0.0268068629</text:p>
          </table:table-cell>
          <table:table-cell office:value-type="float" office:value="0.0043106448" calcext:value-type="float">
            <text:p>0.0043106448</text:p>
          </table:table-cell>
          <table:table-cell office:value-type="float" office:value="0.0174859662" calcext:value-type="float">
            <text:p>0.0174859662</text:p>
          </table:table-cell>
          <table:table-cell office:value-type="float" office:value="0.053863298" calcext:value-type="float">
            <text:p>0.053863298</text:p>
          </table:table-cell>
          <table:table-cell office:value-type="float" office:value="0.1380528199" calcext:value-type="float">
            <text:p>0.1380528199</text:p>
          </table:table-cell>
          <table:table-cell office:value-type="float" office:value="0.0338002517" calcext:value-type="float">
            <text:p>0.0338002517</text:p>
          </table:table-cell>
          <table:table-cell office:value-type="float" office:value="0.0159730749" calcext:value-type="float">
            <text:p>0.0159730749</text:p>
          </table:table-cell>
          <table:table-cell office:value-type="float" office:value="-0.0103370987" calcext:value-type="float">
            <text:p>-0.0103370987</text:p>
          </table:table-cell>
          <table:table-cell office:value-type="float" office:value="-0.0632486358" calcext:value-type="float">
            <text:p>-0.0632486358</text:p>
          </table:table-cell>
          <table:table-cell office:value-type="float" office:value="-0.0193682564" calcext:value-type="float">
            <text:p>-0.0193682564</text:p>
          </table:table-cell>
          <table:table-cell office:value-type="float" office:value="0.1791612685" calcext:value-type="float">
            <text:p>0.1791612685</text:p>
          </table:table-cell>
          <table:table-cell office:value-type="float" office:value="-0.0144507846" calcext:value-type="float">
            <text:p>-0.0144507846</text:p>
          </table:table-cell>
          <table:table-cell office:value-type="float" office:value="0.1030713018" calcext:value-type="float">
            <text:p>0.1030713018</text:p>
          </table:table-cell>
          <table:table-cell office:value-type="float" office:value="0.0754782399" calcext:value-type="float">
            <text:p>0.0754782399</text:p>
          </table:table-cell>
          <table:table-cell office:value-type="float" office:value="0.1015265362" calcext:value-type="float">
            <text:p>0.1015265362</text:p>
          </table:table-cell>
          <table:table-cell office:value-type="float" office:value="0.1684624283" calcext:value-type="float">
            <text:p>0.1684624283</text:p>
          </table:table-cell>
          <table:table-cell office:value-type="float" office:value="0.0893869381" calcext:value-type="float">
            <text:p>0.0893869381</text:p>
          </table:table-cell>
          <table:table-cell office:value-type="float" office:value="0.0812703361" calcext:value-type="float">
            <text:p>0.0812703361</text:p>
          </table:table-cell>
          <table:table-cell office:value-type="float" office:value="0.0804871382" calcext:value-type="float">
            <text:p>0.0804871382</text:p>
          </table:table-cell>
          <table:table-cell office:value-type="float" office:value="0.1384640215" calcext:value-type="float">
            <text:p>0.1384640215</text:p>
          </table:table-cell>
          <table:table-cell office:value-type="float" office:value="0.1348060699" calcext:value-type="float">
            <text:p>0.1348060699</text:p>
          </table:table-cell>
          <table:table-cell office:value-type="float" office:value="0.2829184368" calcext:value-type="float">
            <text:p>0.2829184368</text:p>
          </table:table-cell>
          <table:table-cell office:value-type="float" office:value="0.053276446" calcext:value-type="float">
            <text:p>0.053276446</text:p>
          </table:table-cell>
          <table:table-cell office:value-type="float" office:value="-0.0014744737" calcext:value-type="float">
            <text:p>-0.0014744737</text:p>
          </table:table-cell>
          <table:table-cell office:value-type="float" office:value="-0.0789928998" calcext:value-type="float">
            <text:p>-0.0789928998</text:p>
          </table:table-cell>
          <table:table-cell office:value-type="float" office:value="0.0776922327" calcext:value-type="float">
            <text:p>0.0776922327</text:p>
          </table:table-cell>
          <table:table-cell office:value-type="float" office:value="0.0946843879" calcext:value-type="float">
            <text:p>0.0946843879</text:p>
          </table:table-cell>
          <table:table-cell office:value-type="float" office:value="-0.0287614679" calcext:value-type="float">
            <text:p>-0.0287614679</text:p>
          </table:table-cell>
          <table:table-cell office:value-type="float" office:value="0.0341895953" calcext:value-type="float">
            <text:p>0.0341895953</text:p>
          </table:table-cell>
          <table:table-cell office:value-type="float" office:value="-0.0263199795" calcext:value-type="float">
            <text:p>-0.0263199795</text:p>
          </table:table-cell>
          <table:table-cell office:value-type="float" office:value="1" calcext:value-type="float">
            <text:p>1</text:p>
          </table:table-cell>
          <table:table-cell office:value-type="float" office:value="0.1554195084" calcext:value-type="float">
            <text:p>0.1554195084</text:p>
          </table:table-cell>
          <table:table-cell office:value-type="float" office:value="-0.0143822061" calcext:value-type="float">
            <text:p>-0.0143822061</text:p>
          </table:table-cell>
          <table:table-cell office:value-type="float" office:value="-0.0139037973" calcext:value-type="float">
            <text:p>-0.0139037973</text:p>
          </table:table-cell>
          <table:table-cell office:value-type="float" office:value="-0.0320622935" calcext:value-type="float">
            <text:p>-0.0320622935</text:p>
          </table:table-cell>
          <table:table-cell office:value-type="float" office:value="0.0507706588" calcext:value-type="float">
            <text:p>0.0507706588</text:p>
          </table:table-cell>
          <table:table-cell office:value-type="float" office:value="0.0497920199" calcext:value-type="float">
            <text:p>0.0497920199</text:p>
          </table:table-cell>
          <table:table-cell office:value-type="float" office:value="0.138655752" calcext:value-type="float">
            <text:p>0.138655752</text:p>
          </table:table-cell>
          <table:table-cell office:value-type="float" office:value="0.2025561162" calcext:value-type="float">
            <text:p>0.2025561162</text:p>
          </table:table-cell>
          <table:table-cell office:value-type="float" office:value="0.0403177158" calcext:value-type="float">
            <text:p>0.0403177158</text:p>
          </table:table-cell>
          <table:table-cell office:value-type="float" office:value="0.155516428" calcext:value-type="float">
            <text:p>0.155516428</text:p>
          </table:table-cell>
          <table:table-cell office:value-type="float" office:value="-0.001740124" calcext:value-type="float">
            <text:p>-0.001740124</text:p>
          </table:table-cell>
          <table:table-cell office:value-type="float" office:value="0.1979356304" calcext:value-type="float">
            <text:p>0.1979356304</text:p>
          </table:table-cell>
          <table:table-cell office:value-type="float" office:value="0.2024439282" calcext:value-type="float">
            <text:p>0.2024439282</text:p>
          </table:table-cell>
          <table:table-cell office:value-type="float" office:value="0.1303043102" calcext:value-type="float">
            <text:p>0.1303043102</text:p>
          </table:table-cell>
          <table:table-cell office:value-type="float" office:value="-0.0394482062" calcext:value-type="float">
            <text:p>-0.0394482062</text:p>
          </table:table-cell>
          <table:table-cell office:value-type="float" office:value="0.0696492268" calcext:value-type="float">
            <text:p>0.0696492268</text:p>
          </table:table-cell>
          <table:table-cell office:value-type="float" office:value="0.0292602078" calcext:value-type="float">
            <text:p>0.0292602078</text:p>
          </table:table-cell>
          <table:table-cell office:value-type="float" office:value="0.020911793" calcext:value-type="float">
            <text:p>0.020911793</text:p>
          </table:table-cell>
          <table:table-cell office:value-type="float" office:value="-0.0256406015" calcext:value-type="float">
            <text:p>-0.0256406015</text:p>
          </table:table-cell>
          <table:table-cell office:value-type="float" office:value="0.0760528511" calcext:value-type="float">
            <text:p>0.0760528511</text:p>
          </table:table-cell>
          <table:table-cell office:value-type="float" office:value="0.2460910619" calcext:value-type="float">
            <text:p>0.2460910619</text:p>
          </table:table-cell>
          <table:table-cell office:value-type="float" office:value="0.037271716" calcext:value-type="float">
            <text:p>0.037271716</text:p>
          </table:table-cell>
          <table:table-cell office:value-type="float" office:value="0.1023305738" calcext:value-type="float">
            <text:p>0.1023305738</text:p>
          </table:table-cell>
          <table:table-cell office:value-type="float" office:value="-0.1413515259" calcext:value-type="float">
            <text:p>-0.1413515259</text:p>
          </table:table-cell>
          <table:table-cell office:value-type="float" office:value="0.0314925425" calcext:value-type="float">
            <text:p>0.0314925425</text:p>
          </table:table-cell>
          <table:table-cell office:value-type="float" office:value="0.0962959435" calcext:value-type="float">
            <text:p>0.0962959435</text:p>
          </table:table-cell>
          <table:table-cell office:value-type="float" office:value="0.0893505865" calcext:value-type="float">
            <text:p>0.0893505865</text:p>
          </table:table-cell>
          <table:table-cell office:value-type="float" office:value="0.0106423182" calcext:value-type="float">
            <text:p>0.0106423182</text:p>
          </table:table-cell>
          <table:table-cell office:value-type="float" office:value="-0.0030497722" calcext:value-type="float">
            <text:p>-0.0030497722</text:p>
          </table:table-cell>
          <table:table-cell office:value-type="float" office:value="0.0572797926" calcext:value-type="float">
            <text:p>0.0572797926</text:p>
          </table:table-cell>
          <table:table-cell office:value-type="float" office:value="-0.023141333" calcext:value-type="float">
            <text:p>-0.023141333</text:p>
          </table:table-cell>
          <table:table-cell office:value-type="float" office:value="0.1940518034" calcext:value-type="float">
            <text:p>0.1940518034</text:p>
          </table:table-cell>
          <table:table-cell office:value-type="float" office:value="0.057907756" calcext:value-type="float">
            <text:p>0.057907756</text:p>
          </table:table-cell>
          <table:table-cell office:value-type="float" office:value="-0.0590822109" calcext:value-type="float">
            <text:p>-0.0590822109</text:p>
          </table:table-cell>
          <table:table-cell office:value-type="float" office:value="0.2407894704" calcext:value-type="float">
            <text:p>0.2407894704</text:p>
          </table:table-cell>
          <table:table-cell office:value-type="float" office:value="0.2107864994" calcext:value-type="float">
            <text:p>0.2107864994</text:p>
          </table:table-cell>
          <table:table-cell office:value-type="float" office:value="0.0160588195" calcext:value-type="float">
            <text:p>0.0160588195</text:p>
          </table:table-cell>
          <table:table-cell office:value-type="float" office:value="0.1548572891" calcext:value-type="float">
            <text:p>0.1548572891</text:p>
          </table:table-cell>
        </table:table-row>
        <table:table-row table:style-name="ro1">
          <table:table-cell office:value-type="float" office:value="-0.0878228156" calcext:value-type="float">
            <text:p>-0.0878228156</text:p>
          </table:table-cell>
          <table:table-cell office:value-type="float" office:value="0.2420642694" calcext:value-type="float">
            <text:p>0.2420642694</text:p>
          </table:table-cell>
          <table:table-cell office:value-type="float" office:value="0.3286068707" calcext:value-type="float">
            <text:p>0.3286068707</text:p>
          </table:table-cell>
          <table:table-cell office:value-type="float" office:value="0.1311489527" calcext:value-type="float">
            <text:p>0.1311489527</text:p>
          </table:table-cell>
          <table:table-cell office:value-type="float" office:value="-0.0027837688" calcext:value-type="float">
            <text:p>-0.0027837688</text:p>
          </table:table-cell>
          <table:table-cell office:value-type="float" office:value="0.3323418761" calcext:value-type="float">
            <text:p>0.3323418761</text:p>
          </table:table-cell>
          <table:table-cell office:value-type="float" office:value="0.329316324" calcext:value-type="float">
            <text:p>0.329316324</text:p>
          </table:table-cell>
          <table:table-cell office:value-type="float" office:value="0.2318225273" calcext:value-type="float">
            <text:p>0.2318225273</text:p>
          </table:table-cell>
          <table:table-cell office:value-type="float" office:value="0.2775404668" calcext:value-type="float">
            <text:p>0.2775404668</text:p>
          </table:table-cell>
          <table:table-cell office:value-type="float" office:value="0.0337629459" calcext:value-type="float">
            <text:p>0.0337629459</text:p>
          </table:table-cell>
          <table:table-cell office:value-type="float" office:value="0.1006683054" calcext:value-type="float">
            <text:p>0.1006683054</text:p>
          </table:table-cell>
          <table:table-cell office:value-type="float" office:value="0.0170809393" calcext:value-type="float">
            <text:p>0.0170809393</text:p>
          </table:table-cell>
          <table:table-cell office:value-type="float" office:value="0.0960816871" calcext:value-type="float">
            <text:p>0.0960816871</text:p>
          </table:table-cell>
          <table:table-cell office:value-type="float" office:value="-0.0314318644" calcext:value-type="float">
            <text:p>-0.0314318644</text:p>
          </table:table-cell>
          <table:table-cell office:value-type="float" office:value="0.1909053873" calcext:value-type="float">
            <text:p>0.1909053873</text:p>
          </table:table-cell>
          <table:table-cell office:value-type="float" office:value="-0.224342813" calcext:value-type="float">
            <text:p>-0.224342813</text:p>
          </table:table-cell>
          <table:table-cell office:value-type="float" office:value="-0.0049337313" calcext:value-type="float">
            <text:p>-0.0049337313</text:p>
          </table:table-cell>
          <table:table-cell office:value-type="float" office:value="-0.001486671" calcext:value-type="float">
            <text:p>-0.001486671</text:p>
          </table:table-cell>
          <table:table-cell office:value-type="float" office:value="-0.13270711" calcext:value-type="float">
            <text:p>-0.13270711</text:p>
          </table:table-cell>
          <table:table-cell office:value-type="float" office:value="0.2662160604" calcext:value-type="float">
            <text:p>0.2662160604</text:p>
          </table:table-cell>
          <table:table-cell office:value-type="float" office:value="-0.1173778836" calcext:value-type="float">
            <text:p>-0.1173778836</text:p>
          </table:table-cell>
          <table:table-cell office:value-type="float" office:value="0.2870605686" calcext:value-type="float">
            <text:p>0.2870605686</text:p>
          </table:table-cell>
          <table:table-cell office:value-type="float" office:value="0.0712363032" calcext:value-type="float">
            <text:p>0.0712363032</text:p>
          </table:table-cell>
          <table:table-cell office:value-type="float" office:value="0.1739354503" calcext:value-type="float">
            <text:p>0.1739354503</text:p>
          </table:table-cell>
          <table:table-cell office:value-type="float" office:value="0.2166940075" calcext:value-type="float">
            <text:p>0.2166940075</text:p>
          </table:table-cell>
          <table:table-cell office:value-type="float" office:value="-0.1141168069" calcext:value-type="float">
            <text:p>-0.1141168069</text:p>
          </table:table-cell>
          <table:table-cell office:value-type="float" office:value="0.0451807383" calcext:value-type="float">
            <text:p>0.0451807383</text:p>
          </table:table-cell>
          <table:table-cell office:value-type="float" office:value="0.3628800331" calcext:value-type="float">
            <text:p>0.3628800331</text:p>
          </table:table-cell>
          <table:table-cell office:value-type="float" office:value="0.0650029315" calcext:value-type="float">
            <text:p>0.0650029315</text:p>
          </table:table-cell>
          <table:table-cell office:value-type="float" office:value="-0.1681642194" calcext:value-type="float">
            <text:p>-0.1681642194</text:p>
          </table:table-cell>
          <table:table-cell office:value-type="float" office:value="0.0944974297" calcext:value-type="float">
            <text:p>0.0944974297</text:p>
          </table:table-cell>
          <table:table-cell office:value-type="float" office:value="0.0882853782" calcext:value-type="float">
            <text:p>0.0882853782</text:p>
          </table:table-cell>
          <table:table-cell office:value-type="float" office:value="0.261408828" calcext:value-type="float">
            <text:p>0.261408828</text:p>
          </table:table-cell>
          <table:table-cell office:value-type="float" office:value="0.1519581265" calcext:value-type="float">
            <text:p>0.1519581265</text:p>
          </table:table-cell>
          <table:table-cell office:value-type="float" office:value="0.2570748371" calcext:value-type="float">
            <text:p>0.2570748371</text:p>
          </table:table-cell>
          <table:table-cell office:value-type="float" office:value="-0.0998242211" calcext:value-type="float">
            <text:p>-0.0998242211</text:p>
          </table:table-cell>
          <table:table-cell office:value-type="float" office:value="0.1065505889" calcext:value-type="float">
            <text:p>0.1065505889</text:p>
          </table:table-cell>
          <table:table-cell office:value-type="float" office:value="0.0949617994" calcext:value-type="float">
            <text:p>0.0949617994</text:p>
          </table:table-cell>
          <table:table-cell office:value-type="float" office:value="0.0634033053" calcext:value-type="float">
            <text:p>0.0634033053</text:p>
          </table:table-cell>
          <table:table-cell office:value-type="float" office:value="0.2345816943" calcext:value-type="float">
            <text:p>0.2345816943</text:p>
          </table:table-cell>
          <table:table-cell office:value-type="float" office:value="0.1432706363" calcext:value-type="float">
            <text:p>0.1432706363</text:p>
          </table:table-cell>
          <table:table-cell office:value-type="float" office:value="-0.0332268784" calcext:value-type="float">
            <text:p>-0.0332268784</text:p>
          </table:table-cell>
          <table:table-cell office:value-type="float" office:value="0.0302680997" calcext:value-type="float">
            <text:p>0.0302680997</text:p>
          </table:table-cell>
          <table:table-cell office:value-type="float" office:value="0.1143386119" calcext:value-type="float">
            <text:p>0.1143386119</text:p>
          </table:table-cell>
          <table:table-cell office:value-type="float" office:value="0.1905895204" calcext:value-type="float">
            <text:p>0.1905895204</text:p>
          </table:table-cell>
          <table:table-cell office:value-type="float" office:value="0.1360542123" calcext:value-type="float">
            <text:p>0.1360542123</text:p>
          </table:table-cell>
          <table:table-cell office:value-type="float" office:value="0.0458147881" calcext:value-type="float">
            <text:p>0.0458147881</text:p>
          </table:table-cell>
          <table:table-cell office:value-type="float" office:value="0.1554195084" calcext:value-type="float">
            <text:p>0.1554195084</text:p>
          </table:table-cell>
          <table:table-cell office:value-type="float" office:value="1" calcext:value-type="float">
            <text:p>1</text:p>
          </table:table-cell>
          <table:table-cell office:value-type="float" office:value="0.0442961126" calcext:value-type="float">
            <text:p>0.0442961126</text:p>
          </table:table-cell>
          <table:table-cell office:value-type="float" office:value="0.0024911979" calcext:value-type="float">
            <text:p>0.0024911979</text:p>
          </table:table-cell>
          <table:table-cell office:value-type="float" office:value="0.0722647552" calcext:value-type="float">
            <text:p>0.0722647552</text:p>
          </table:table-cell>
          <table:table-cell office:value-type="float" office:value="0.0700104405" calcext:value-type="float">
            <text:p>0.0700104405</text:p>
          </table:table-cell>
          <table:table-cell office:value-type="float" office:value="0.0229811535" calcext:value-type="float">
            <text:p>0.0229811535</text:p>
          </table:table-cell>
          <table:table-cell office:value-type="float" office:value="0.3981475638" calcext:value-type="float">
            <text:p>0.3981475638</text:p>
          </table:table-cell>
          <table:table-cell office:value-type="float" office:value="0.1964022076" calcext:value-type="float">
            <text:p>0.1964022076</text:p>
          </table:table-cell>
          <table:table-cell office:value-type="float" office:value="0.1809957872" calcext:value-type="float">
            <text:p>0.1809957872</text:p>
          </table:table-cell>
          <table:table-cell office:value-type="float" office:value="0.1641390521" calcext:value-type="float">
            <text:p>0.1641390521</text:p>
          </table:table-cell>
          <table:table-cell office:value-type="float" office:value="0.2018591876" calcext:value-type="float">
            <text:p>0.2018591876</text:p>
          </table:table-cell>
          <table:table-cell office:value-type="float" office:value="0.3616463354" calcext:value-type="float">
            <text:p>0.3616463354</text:p>
          </table:table-cell>
          <table:table-cell office:value-type="float" office:value="0.081852671" calcext:value-type="float">
            <text:p>0.081852671</text:p>
          </table:table-cell>
          <table:table-cell office:value-type="float" office:value="0.1853129755" calcext:value-type="float">
            <text:p>0.1853129755</text:p>
          </table:table-cell>
          <table:table-cell office:value-type="float" office:value="-0.1642470405" calcext:value-type="float">
            <text:p>-0.1642470405</text:p>
          </table:table-cell>
          <table:table-cell office:value-type="float" office:value="0.1450230768" calcext:value-type="float">
            <text:p>0.1450230768</text:p>
          </table:table-cell>
          <table:table-cell office:value-type="float" office:value="0.0596225563" calcext:value-type="float">
            <text:p>0.0596225563</text:p>
          </table:table-cell>
          <table:table-cell office:value-type="float" office:value="0.366647245" calcext:value-type="float">
            <text:p>0.366647245</text:p>
          </table:table-cell>
          <table:table-cell office:value-type="float" office:value="-0.0301652589" calcext:value-type="float">
            <text:p>-0.0301652589</text:p>
          </table:table-cell>
          <table:table-cell office:value-type="float" office:value="0.1036926856" calcext:value-type="float">
            <text:p>0.1036926856</text:p>
          </table:table-cell>
          <table:table-cell office:value-type="float" office:value="0.3154831488" calcext:value-type="float">
            <text:p>0.3154831488</text:p>
          </table:table-cell>
          <table:table-cell office:value-type="float" office:value="0.0864034557" calcext:value-type="float">
            <text:p>0.0864034557</text:p>
          </table:table-cell>
          <table:table-cell office:value-type="float" office:value="0.0568572511" calcext:value-type="float">
            <text:p>0.0568572511</text:p>
          </table:table-cell>
          <table:table-cell office:value-type="float" office:value="-0.2521862085" calcext:value-type="float">
            <text:p>-0.2521862085</text:p>
          </table:table-cell>
          <table:table-cell office:value-type="float" office:value="0.2653930596" calcext:value-type="float">
            <text:p>0.2653930596</text:p>
          </table:table-cell>
          <table:table-cell office:value-type="float" office:value="0.0109085569" calcext:value-type="float">
            <text:p>0.0109085569</text:p>
          </table:table-cell>
          <table:table-cell office:value-type="float" office:value="-0.0458837498" calcext:value-type="float">
            <text:p>-0.0458837498</text:p>
          </table:table-cell>
          <table:table-cell office:value-type="float" office:value="0.0846766894" calcext:value-type="float">
            <text:p>0.0846766894</text:p>
          </table:table-cell>
          <table:table-cell office:value-type="float" office:value="0.1199223257" calcext:value-type="float">
            <text:p>0.1199223257</text:p>
          </table:table-cell>
          <table:table-cell office:value-type="float" office:value="0.1045553709" calcext:value-type="float">
            <text:p>0.1045553709</text:p>
          </table:table-cell>
          <table:table-cell office:value-type="float" office:value="0.0642792787" calcext:value-type="float">
            <text:p>0.0642792787</text:p>
          </table:table-cell>
          <table:table-cell office:value-type="float" office:value="0.4461246922" calcext:value-type="float">
            <text:p>0.4461246922</text:p>
          </table:table-cell>
          <table:table-cell office:value-type="float" office:value="0.3045515236" calcext:value-type="float">
            <text:p>0.3045515236</text:p>
          </table:table-cell>
          <table:table-cell office:value-type="float" office:value="-0.0494511543" calcext:value-type="float">
            <text:p>-0.0494511543</text:p>
          </table:table-cell>
          <table:table-cell office:value-type="float" office:value="0.0241442192" calcext:value-type="float">
            <text:p>0.0241442192</text:p>
          </table:table-cell>
          <table:table-cell office:value-type="float" office:value="-0.04647189" calcext:value-type="float">
            <text:p>-0.04647189</text:p>
          </table:table-cell>
          <table:table-cell office:value-type="float" office:value="0.0989379643" calcext:value-type="float">
            <text:p>0.0989379643</text:p>
          </table:table-cell>
          <table:table-cell office:value-type="float" office:value="0.4479375766" calcext:value-type="float">
            <text:p>0.4479375766</text:p>
          </table:table-cell>
        </table:table-row>
        <table:table-row table:style-name="ro1">
          <table:table-cell office:value-type="float" office:value="-0.1418467715" calcext:value-type="float">
            <text:p>-0.1418467715</text:p>
          </table:table-cell>
          <table:table-cell office:value-type="float" office:value="-0.1397288524" calcext:value-type="float">
            <text:p>-0.1397288524</text:p>
          </table:table-cell>
          <table:table-cell office:value-type="float" office:value="0.0248000831" calcext:value-type="float">
            <text:p>0.0248000831</text:p>
          </table:table-cell>
          <table:table-cell office:value-type="float" office:value="0.1327044296" calcext:value-type="float">
            <text:p>0.1327044296</text:p>
          </table:table-cell>
          <table:table-cell office:value-type="float" office:value="-0.1127628598" calcext:value-type="float">
            <text:p>-0.1127628598</text:p>
          </table:table-cell>
          <table:table-cell office:value-type="float" office:value="-0.0627629512" calcext:value-type="float">
            <text:p>-0.0627629512</text:p>
          </table:table-cell>
          <table:table-cell office:value-type="float" office:value="0.1276171524" calcext:value-type="float">
            <text:p>0.1276171524</text:p>
          </table:table-cell>
          <table:table-cell office:value-type="float" office:value="0.192365299" calcext:value-type="float">
            <text:p>0.192365299</text:p>
          </table:table-cell>
          <table:table-cell office:value-type="float" office:value="-0.0451597965" calcext:value-type="float">
            <text:p>-0.0451597965</text:p>
          </table:table-cell>
          <table:table-cell office:value-type="float" office:value="0.0031378047" calcext:value-type="float">
            <text:p>0.0031378047</text:p>
          </table:table-cell>
          <table:table-cell office:value-type="float" office:value="-0.0939953382" calcext:value-type="float">
            <text:p>-0.0939953382</text:p>
          </table:table-cell>
          <table:table-cell office:value-type="float" office:value="-0.0420179163" calcext:value-type="float">
            <text:p>-0.0420179163</text:p>
          </table:table-cell>
          <table:table-cell office:value-type="float" office:value="0.1303863037" calcext:value-type="float">
            <text:p>0.1303863037</text:p>
          </table:table-cell>
          <table:table-cell office:value-type="float" office:value="0.0023788002" calcext:value-type="float">
            <text:p>0.0023788002</text:p>
          </table:table-cell>
          <table:table-cell office:value-type="float" office:value="-0.1818522774" calcext:value-type="float">
            <text:p>-0.1818522774</text:p>
          </table:table-cell>
          <table:table-cell office:value-type="float" office:value="-0.1239986505" calcext:value-type="float">
            <text:p>-0.1239986505</text:p>
          </table:table-cell>
          <table:table-cell office:value-type="float" office:value="0.1530626392" calcext:value-type="float">
            <text:p>0.1530626392</text:p>
          </table:table-cell>
          <table:table-cell office:value-type="float" office:value="-0.0280575646" calcext:value-type="float">
            <text:p>-0.0280575646</text:p>
          </table:table-cell>
          <table:table-cell office:value-type="float" office:value="0.0630433064" calcext:value-type="float">
            <text:p>0.0630433064</text:p>
          </table:table-cell>
          <table:table-cell office:value-type="float" office:value="0.1017925388" calcext:value-type="float">
            <text:p>0.1017925388</text:p>
          </table:table-cell>
          <table:table-cell office:value-type="float" office:value="-0.0360920589" calcext:value-type="float">
            <text:p>-0.0360920589</text:p>
          </table:table-cell>
          <table:table-cell office:value-type="float" office:value="0.147607661" calcext:value-type="float">
            <text:p>0.147607661</text:p>
          </table:table-cell>
          <table:table-cell office:value-type="float" office:value="0.0528059379" calcext:value-type="float">
            <text:p>0.0528059379</text:p>
          </table:table-cell>
          <table:table-cell office:value-type="float" office:value="0.0441947818" calcext:value-type="float">
            <text:p>0.0441947818</text:p>
          </table:table-cell>
          <table:table-cell office:value-type="float" office:value="-0.0584361014" calcext:value-type="float">
            <text:p>-0.0584361014</text:p>
          </table:table-cell>
          <table:table-cell office:value-type="float" office:value="0.0843516599" calcext:value-type="float">
            <text:p>0.0843516599</text:p>
          </table:table-cell>
          <table:table-cell office:value-type="float" office:value="0.1675324379" calcext:value-type="float">
            <text:p>0.1675324379</text:p>
          </table:table-cell>
          <table:table-cell office:value-type="float" office:value="0.2007080508" calcext:value-type="float">
            <text:p>0.2007080508</text:p>
          </table:table-cell>
          <table:table-cell office:value-type="float" office:value="-0.1133935846" calcext:value-type="float">
            <text:p>-0.1133935846</text:p>
          </table:table-cell>
          <table:table-cell office:value-type="float" office:value="0.2016250624" calcext:value-type="float">
            <text:p>0.2016250624</text:p>
          </table:table-cell>
          <table:table-cell office:value-type="float" office:value="-0.0507652507" calcext:value-type="float">
            <text:p>-0.0507652507</text:p>
          </table:table-cell>
          <table:table-cell office:value-type="float" office:value="-0.0518102195" calcext:value-type="float">
            <text:p>-0.0518102195</text:p>
          </table:table-cell>
          <table:table-cell office:value-type="float" office:value="0.2171730758" calcext:value-type="float">
            <text:p>0.2171730758</text:p>
          </table:table-cell>
          <table:table-cell office:value-type="float" office:value="0.169767288" calcext:value-type="float">
            <text:p>0.169767288</text:p>
          </table:table-cell>
          <table:table-cell office:value-type="float" office:value="-0.0803359796" calcext:value-type="float">
            <text:p>-0.0803359796</text:p>
          </table:table-cell>
          <table:table-cell office:value-type="float" office:value="-0.2167748889" calcext:value-type="float">
            <text:p>-0.2167748889</text:p>
          </table:table-cell>
          <table:table-cell office:value-type="float" office:value="0.1072091143" calcext:value-type="float">
            <text:p>0.1072091143</text:p>
          </table:table-cell>
          <table:table-cell office:value-type="float" office:value="0.14219119" calcext:value-type="float">
            <text:p>0.14219119</text:p>
          </table:table-cell>
          <table:table-cell office:value-type="float" office:value="0.0999742292" calcext:value-type="float">
            <text:p>0.0999742292</text:p>
          </table:table-cell>
          <table:table-cell office:value-type="float" office:value="0.1115565557" calcext:value-type="float">
            <text:p>0.1115565557</text:p>
          </table:table-cell>
          <table:table-cell office:value-type="float" office:value="0.0631971394" calcext:value-type="float">
            <text:p>0.0631971394</text:p>
          </table:table-cell>
          <table:table-cell office:value-type="float" office:value="0.0641525186" calcext:value-type="float">
            <text:p>0.0641525186</text:p>
          </table:table-cell>
          <table:table-cell office:value-type="float" office:value="0.1124891752" calcext:value-type="float">
            <text:p>0.1124891752</text:p>
          </table:table-cell>
          <table:table-cell office:value-type="float" office:value="0.2501470024" calcext:value-type="float">
            <text:p>0.2501470024</text:p>
          </table:table-cell>
          <table:table-cell office:value-type="float" office:value="0.2523431939" calcext:value-type="float">
            <text:p>0.2523431939</text:p>
          </table:table-cell>
          <table:table-cell office:value-type="float" office:value="-0.0194013406" calcext:value-type="float">
            <text:p>-0.0194013406</text:p>
          </table:table-cell>
          <table:table-cell office:value-type="float" office:value="-0.0742394606" calcext:value-type="float">
            <text:p>-0.0742394606</text:p>
          </table:table-cell>
          <table:table-cell office:value-type="float" office:value="-0.0143822061" calcext:value-type="float">
            <text:p>-0.0143822061</text:p>
          </table:table-cell>
          <table:table-cell office:value-type="float" office:value="0.0442961126" calcext:value-type="float">
            <text:p>0.0442961126</text:p>
          </table:table-cell>
          <table:table-cell office:value-type="float" office:value="1" calcext:value-type="float">
            <text:p>1</text:p>
          </table:table-cell>
          <table:table-cell office:value-type="float" office:value="0.1522137882" calcext:value-type="float">
            <text:p>0.1522137882</text:p>
          </table:table-cell>
          <table:table-cell office:value-type="float" office:value="0.0816248685" calcext:value-type="float">
            <text:p>0.0816248685</text:p>
          </table:table-cell>
          <table:table-cell office:value-type="float" office:value="0.0351821504" calcext:value-type="float">
            <text:p>0.0351821504</text:p>
          </table:table-cell>
          <table:table-cell office:value-type="float" office:value="-0.038670172" calcext:value-type="float">
            <text:p>-0.038670172</text:p>
          </table:table-cell>
          <table:table-cell office:value-type="float" office:value="0.063087476" calcext:value-type="float">
            <text:p>0.063087476</text:p>
          </table:table-cell>
          <table:table-cell office:value-type="float" office:value="0.0168268143" calcext:value-type="float">
            <text:p>0.0168268143</text:p>
          </table:table-cell>
          <table:table-cell office:value-type="float" office:value="-0.0559350948" calcext:value-type="float">
            <text:p>-0.0559350948</text:p>
          </table:table-cell>
          <table:table-cell office:value-type="float" office:value="0.0807100644" calcext:value-type="float">
            <text:p>0.0807100644</text:p>
          </table:table-cell>
          <table:table-cell office:value-type="float" office:value="0.0661834774" calcext:value-type="float">
            <text:p>0.0661834774</text:p>
          </table:table-cell>
          <table:table-cell office:value-type="float" office:value="0.1135442696" calcext:value-type="float">
            <text:p>0.1135442696</text:p>
          </table:table-cell>
          <table:table-cell office:value-type="float" office:value="0.0736188233" calcext:value-type="float">
            <text:p>0.0736188233</text:p>
          </table:table-cell>
          <table:table-cell office:value-type="float" office:value="0.1197965845" calcext:value-type="float">
            <text:p>0.1197965845</text:p>
          </table:table-cell>
          <table:table-cell office:value-type="float" office:value="0.0650279582" calcext:value-type="float">
            <text:p>0.0650279582</text:p>
          </table:table-cell>
          <table:table-cell office:value-type="float" office:value="-0.0340066245" calcext:value-type="float">
            <text:p>-0.0340066245</text:p>
          </table:table-cell>
          <table:table-cell office:value-type="float" office:value="-0.1516065904" calcext:value-type="float">
            <text:p>-0.1516065904</text:p>
          </table:table-cell>
          <table:table-cell office:value-type="float" office:value="0.1261192804" calcext:value-type="float">
            <text:p>0.1261192804</text:p>
          </table:table-cell>
          <table:table-cell office:value-type="float" office:value="-0.0367438166" calcext:value-type="float">
            <text:p>-0.0367438166</text:p>
          </table:table-cell>
          <table:table-cell office:value-type="float" office:value="0.2020368321" calcext:value-type="float">
            <text:p>0.2020368321</text:p>
          </table:table-cell>
          <table:table-cell office:value-type="float" office:value="0.1125508776" calcext:value-type="float">
            <text:p>0.1125508776</text:p>
          </table:table-cell>
          <table:table-cell office:value-type="float" office:value="0.0165650963" calcext:value-type="float">
            <text:p>0.0165650963</text:p>
          </table:table-cell>
          <table:table-cell office:value-type="float" office:value="-0.0441669339" calcext:value-type="float">
            <text:p>-0.0441669339</text:p>
          </table:table-cell>
          <table:table-cell office:value-type="float" office:value="0.0693206641" calcext:value-type="float">
            <text:p>0.0693206641</text:p>
          </table:table-cell>
          <table:table-cell office:value-type="float" office:value="0.1225054101" calcext:value-type="float">
            <text:p>0.1225054101</text:p>
          </table:table-cell>
          <table:table-cell office:value-type="float" office:value="0.2270363359" calcext:value-type="float">
            <text:p>0.2270363359</text:p>
          </table:table-cell>
          <table:table-cell office:value-type="float" office:value="0.0361198179" calcext:value-type="float">
            <text:p>0.0361198179</text:p>
          </table:table-cell>
          <table:table-cell office:value-type="float" office:value="0.0698909327" calcext:value-type="float">
            <text:p>0.0698909327</text:p>
          </table:table-cell>
          <table:table-cell office:value-type="float" office:value="0.1344047922" calcext:value-type="float">
            <text:p>0.1344047922</text:p>
          </table:table-cell>
          <table:table-cell office:value-type="float" office:value="0.0532771849" calcext:value-type="float">
            <text:p>0.0532771849</text:p>
          </table:table-cell>
          <table:table-cell office:value-type="float" office:value="0.1374904904" calcext:value-type="float">
            <text:p>0.1374904904</text:p>
          </table:table-cell>
          <table:table-cell office:value-type="float" office:value="0.1386866457" calcext:value-type="float">
            <text:p>0.1386866457</text:p>
          </table:table-cell>
          <table:table-cell office:value-type="float" office:value="0.1014435794" calcext:value-type="float">
            <text:p>0.1014435794</text:p>
          </table:table-cell>
          <table:table-cell office:value-type="float" office:value="0.0545997355" calcext:value-type="float">
            <text:p>0.0545997355</text:p>
          </table:table-cell>
          <table:table-cell office:value-type="float" office:value="-0.0265125118" calcext:value-type="float">
            <text:p>-0.0265125118</text:p>
          </table:table-cell>
          <table:table-cell office:value-type="float" office:value="-0.1078255667" calcext:value-type="float">
            <text:p>-0.1078255667</text:p>
          </table:table-cell>
          <table:table-cell office:value-type="float" office:value="0.1845236641" calcext:value-type="float">
            <text:p>0.1845236641</text:p>
          </table:table-cell>
          <table:table-cell office:value-type="float" office:value="0.1223955558" calcext:value-type="float">
            <text:p>0.1223955558</text:p>
          </table:table-cell>
        </table:table-row>
        <table:table-row table:style-name="ro1">
          <table:table-cell office:value-type="float" office:value="-0.2213321707" calcext:value-type="float">
            <text:p>-0.2213321707</text:p>
          </table:table-cell>
          <table:table-cell office:value-type="float" office:value="0.1097798814" calcext:value-type="float">
            <text:p>0.1097798814</text:p>
          </table:table-cell>
          <table:table-cell office:value-type="float" office:value="0.1061414749" calcext:value-type="float">
            <text:p>0.1061414749</text:p>
          </table:table-cell>
          <table:table-cell office:value-type="float" office:value="0.179754893" calcext:value-type="float">
            <text:p>0.179754893</text:p>
          </table:table-cell>
          <table:table-cell office:value-type="float" office:value="-0.2317986833" calcext:value-type="float">
            <text:p>-0.2317986833</text:p>
          </table:table-cell>
          <table:table-cell office:value-type="float" office:value="0.0908935047" calcext:value-type="float">
            <text:p>0.0908935047</text:p>
          </table:table-cell>
          <table:table-cell office:value-type="float" office:value="0.5407686779" calcext:value-type="float">
            <text:p>0.5407686779</text:p>
          </table:table-cell>
          <table:table-cell office:value-type="float" office:value="0.3936249385" calcext:value-type="float">
            <text:p>0.3936249385</text:p>
          </table:table-cell>
          <table:table-cell office:value-type="float" office:value="0.1806056883" calcext:value-type="float">
            <text:p>0.1806056883</text:p>
          </table:table-cell>
          <table:table-cell office:value-type="float" office:value="0.087519979" calcext:value-type="float">
            <text:p>0.087519979</text:p>
          </table:table-cell>
          <table:table-cell office:value-type="float" office:value="0.1681896507" calcext:value-type="float">
            <text:p>0.1681896507</text:p>
          </table:table-cell>
          <table:table-cell office:value-type="float" office:value="-0.1294892694" calcext:value-type="float">
            <text:p>-0.1294892694</text:p>
          </table:table-cell>
          <table:table-cell office:value-type="float" office:value="0.2861726868" calcext:value-type="float">
            <text:p>0.2861726868</text:p>
          </table:table-cell>
          <table:table-cell office:value-type="float" office:value="0.0877682425" calcext:value-type="float">
            <text:p>0.0877682425</text:p>
          </table:table-cell>
          <table:table-cell office:value-type="float" office:value="0.2047279969" calcext:value-type="float">
            <text:p>0.2047279969</text:p>
          </table:table-cell>
          <table:table-cell office:value-type="float" office:value="-0.0799363905" calcext:value-type="float">
            <text:p>-0.0799363905</text:p>
          </table:table-cell>
          <table:table-cell office:value-type="float" office:value="0.022566337" calcext:value-type="float">
            <text:p>0.022566337</text:p>
          </table:table-cell>
          <table:table-cell office:value-type="float" office:value="-0.0033395884" calcext:value-type="float">
            <text:p>-0.0033395884</text:p>
          </table:table-cell>
          <table:table-cell office:value-type="float" office:value="0.0754016958" calcext:value-type="float">
            <text:p>0.0754016958</text:p>
          </table:table-cell>
          <table:table-cell office:value-type="float" office:value="0.0756264357" calcext:value-type="float">
            <text:p>0.0756264357</text:p>
          </table:table-cell>
          <table:table-cell office:value-type="float" office:value="-0.0899934736" calcext:value-type="float">
            <text:p>-0.0899934736</text:p>
          </table:table-cell>
          <table:table-cell office:value-type="float" office:value="0.3489352291" calcext:value-type="float">
            <text:p>0.3489352291</text:p>
          </table:table-cell>
          <table:table-cell office:value-type="float" office:value="0.1011893641" calcext:value-type="float">
            <text:p>0.1011893641</text:p>
          </table:table-cell>
          <table:table-cell office:value-type="float" office:value="0.2459381917" calcext:value-type="float">
            <text:p>0.2459381917</text:p>
          </table:table-cell>
          <table:table-cell office:value-type="float" office:value="-0.0056269476" calcext:value-type="float">
            <text:p>-0.0056269476</text:p>
          </table:table-cell>
          <table:table-cell office:value-type="float" office:value="-0.0276831396" calcext:value-type="float">
            <text:p>-0.0276831396</text:p>
          </table:table-cell>
          <table:table-cell office:value-type="float" office:value="0.1898941545" calcext:value-type="float">
            <text:p>0.1898941545</text:p>
          </table:table-cell>
          <table:table-cell office:value-type="float" office:value="0.3271670849" calcext:value-type="float">
            <text:p>0.3271670849</text:p>
          </table:table-cell>
          <table:table-cell office:value-type="float" office:value="0.0120360129" calcext:value-type="float">
            <text:p>0.0120360129</text:p>
          </table:table-cell>
          <table:table-cell office:value-type="float" office:value="0.0997018539" calcext:value-type="float">
            <text:p>0.0997018539</text:p>
          </table:table-cell>
          <table:table-cell office:value-type="float" office:value="0.127399711" calcext:value-type="float">
            <text:p>0.127399711</text:p>
          </table:table-cell>
          <table:table-cell office:value-type="float" office:value="-0.1309758914" calcext:value-type="float">
            <text:p>-0.1309758914</text:p>
          </table:table-cell>
          <table:table-cell office:value-type="float" office:value="0.481076611" calcext:value-type="float">
            <text:p>0.481076611</text:p>
          </table:table-cell>
          <table:table-cell office:value-type="float" office:value="0.0577628058" calcext:value-type="float">
            <text:p>0.0577628058</text:p>
          </table:table-cell>
          <table:table-cell office:value-type="float" office:value="0.1463240739" calcext:value-type="float">
            <text:p>0.1463240739</text:p>
          </table:table-cell>
          <table:table-cell office:value-type="float" office:value="-0.0988746246" calcext:value-type="float">
            <text:p>-0.0988746246</text:p>
          </table:table-cell>
          <table:table-cell office:value-type="float" office:value="0.1108439287" calcext:value-type="float">
            <text:p>0.1108439287</text:p>
          </table:table-cell>
          <table:table-cell office:value-type="float" office:value="0.0697988223" calcext:value-type="float">
            <text:p>0.0697988223</text:p>
          </table:table-cell>
          <table:table-cell office:value-type="float" office:value="0.0563138433" calcext:value-type="float">
            <text:p>0.0563138433</text:p>
          </table:table-cell>
          <table:table-cell office:value-type="float" office:value="0.1440478717" calcext:value-type="float">
            <text:p>0.1440478717</text:p>
          </table:table-cell>
          <table:table-cell office:value-type="float" office:value="-0.2194323123" calcext:value-type="float">
            <text:p>-0.2194323123</text:p>
          </table:table-cell>
          <table:table-cell office:value-type="float" office:value="0.153112044" calcext:value-type="float">
            <text:p>0.153112044</text:p>
          </table:table-cell>
          <table:table-cell office:value-type="float" office:value="0.4199016262" calcext:value-type="float">
            <text:p>0.4199016262</text:p>
          </table:table-cell>
          <table:table-cell office:value-type="float" office:value="0.2148236729" calcext:value-type="float">
            <text:p>0.2148236729</text:p>
          </table:table-cell>
          <table:table-cell office:value-type="float" office:value="0.1549719969" calcext:value-type="float">
            <text:p>0.1549719969</text:p>
          </table:table-cell>
          <table:table-cell office:value-type="float" office:value="0.2435404654" calcext:value-type="float">
            <text:p>0.2435404654</text:p>
          </table:table-cell>
          <table:table-cell office:value-type="float" office:value="0.1426441307" calcext:value-type="float">
            <text:p>0.1426441307</text:p>
          </table:table-cell>
          <table:table-cell office:value-type="float" office:value="-0.0139037973" calcext:value-type="float">
            <text:p>-0.0139037973</text:p>
          </table:table-cell>
          <table:table-cell office:value-type="float" office:value="0.0024911979" calcext:value-type="float">
            <text:p>0.0024911979</text:p>
          </table:table-cell>
          <table:table-cell office:value-type="float" office:value="0.1522137882" calcext:value-type="float">
            <text:p>0.1522137882</text:p>
          </table:table-cell>
          <table:table-cell office:value-type="float" office:value="1" calcext:value-type="float">
            <text:p>1</text:p>
          </table:table-cell>
          <table:table-cell office:value-type="float" office:value="0.0400233" calcext:value-type="float">
            <text:p>0.0400233</text:p>
          </table:table-cell>
          <table:table-cell office:value-type="float" office:value="0.1316034524" calcext:value-type="float">
            <text:p>0.1316034524</text:p>
          </table:table-cell>
          <table:table-cell office:value-type="float" office:value="0.0415410277" calcext:value-type="float">
            <text:p>0.0415410277</text:p>
          </table:table-cell>
          <table:table-cell office:value-type="float" office:value="0.420175524" calcext:value-type="float">
            <text:p>0.420175524</text:p>
          </table:table-cell>
          <table:table-cell office:value-type="float" office:value="0.2947923424" calcext:value-type="float">
            <text:p>0.2947923424</text:p>
          </table:table-cell>
          <table:table-cell office:value-type="float" office:value="0.0471019066" calcext:value-type="float">
            <text:p>0.0471019066</text:p>
          </table:table-cell>
          <table:table-cell office:value-type="float" office:value="0.2126100436" calcext:value-type="float">
            <text:p>0.2126100436</text:p>
          </table:table-cell>
          <table:table-cell office:value-type="float" office:value="-0.0056184009" calcext:value-type="float">
            <text:p>-0.0056184009</text:p>
          </table:table-cell>
          <table:table-cell office:value-type="float" office:value="0.408976878" calcext:value-type="float">
            <text:p>0.408976878</text:p>
          </table:table-cell>
          <table:table-cell office:value-type="float" office:value="0.2387914243" calcext:value-type="float">
            <text:p>0.2387914243</text:p>
          </table:table-cell>
          <table:table-cell office:value-type="float" office:value="0.5028609111" calcext:value-type="float">
            <text:p>0.5028609111</text:p>
          </table:table-cell>
          <table:table-cell office:value-type="float" office:value="0.1435903765" calcext:value-type="float">
            <text:p>0.1435903765</text:p>
          </table:table-cell>
          <table:table-cell office:value-type="float" office:value="0.0464956387" calcext:value-type="float">
            <text:p>0.0464956387</text:p>
          </table:table-cell>
          <table:table-cell office:value-type="float" office:value="0.0982676384" calcext:value-type="float">
            <text:p>0.0982676384</text:p>
          </table:table-cell>
          <table:table-cell office:value-type="float" office:value="0.3776147862" calcext:value-type="float">
            <text:p>0.3776147862</text:p>
          </table:table-cell>
          <table:table-cell office:value-type="float" office:value="-0.1449010647" calcext:value-type="float">
            <text:p>-0.1449010647</text:p>
          </table:table-cell>
          <table:table-cell office:value-type="float" office:value="0.2255302357" calcext:value-type="float">
            <text:p>0.2255302357</text:p>
          </table:table-cell>
          <table:table-cell office:value-type="float" office:value="0.4757729157" calcext:value-type="float">
            <text:p>0.4757729157</text:p>
          </table:table-cell>
          <table:table-cell office:value-type="float" office:value="0.0933539241" calcext:value-type="float">
            <text:p>0.0933539241</text:p>
          </table:table-cell>
          <table:table-cell office:value-type="float" office:value="0.0876190958" calcext:value-type="float">
            <text:p>0.0876190958</text:p>
          </table:table-cell>
          <table:table-cell office:value-type="float" office:value="-0.2164704538" calcext:value-type="float">
            <text:p>-0.2164704538</text:p>
          </table:table-cell>
          <table:table-cell office:value-type="float" office:value="0.3440617433" calcext:value-type="float">
            <text:p>0.3440617433</text:p>
          </table:table-cell>
          <table:table-cell office:value-type="float" office:value="0.0063363211" calcext:value-type="float">
            <text:p>0.0063363211</text:p>
          </table:table-cell>
          <table:table-cell office:value-type="float" office:value="-0.1828120419" calcext:value-type="float">
            <text:p>-0.1828120419</text:p>
          </table:table-cell>
          <table:table-cell office:value-type="float" office:value="0.1334814922" calcext:value-type="float">
            <text:p>0.1334814922</text:p>
          </table:table-cell>
          <table:table-cell office:value-type="float" office:value="0.0640323557" calcext:value-type="float">
            <text:p>0.0640323557</text:p>
          </table:table-cell>
          <table:table-cell office:value-type="float" office:value="0.1430608195" calcext:value-type="float">
            <text:p>0.1430608195</text:p>
          </table:table-cell>
          <table:table-cell office:value-type="float" office:value="0.3241040746" calcext:value-type="float">
            <text:p>0.3241040746</text:p>
          </table:table-cell>
          <table:table-cell office:value-type="float" office:value="0.4212224232" calcext:value-type="float">
            <text:p>0.4212224232</text:p>
          </table:table-cell>
          <table:table-cell office:value-type="float" office:value="0.4413316198" calcext:value-type="float">
            <text:p>0.4413316198</text:p>
          </table:table-cell>
          <table:table-cell office:value-type="float" office:value="0.0019929555" calcext:value-type="float">
            <text:p>0.0019929555</text:p>
          </table:table-cell>
          <table:table-cell office:value-type="float" office:value="0.3067494443" calcext:value-type="float">
            <text:p>0.3067494443</text:p>
          </table:table-cell>
          <table:table-cell office:value-type="float" office:value="0.1098097637" calcext:value-type="float">
            <text:p>0.1098097637</text:p>
          </table:table-cell>
          <table:table-cell office:value-type="float" office:value="0.1445915665" calcext:value-type="float">
            <text:p>0.1445915665</text:p>
          </table:table-cell>
          <table:table-cell office:value-type="float" office:value="0.4053765909" calcext:value-type="float">
            <text:p>0.4053765909</text:p>
          </table:table-cell>
        </table:table-row>
        <table:table-row table:style-name="ro1">
          <table:table-cell office:value-type="float" office:value="0.0018028739" calcext:value-type="float">
            <text:p>0.0018028739</text:p>
          </table:table-cell>
          <table:table-cell office:value-type="float" office:value="-0.1277119957" calcext:value-type="float">
            <text:p>-0.1277119957</text:p>
          </table:table-cell>
          <table:table-cell office:value-type="float" office:value="0.1105146126" calcext:value-type="float">
            <text:p>0.1105146126</text:p>
          </table:table-cell>
          <table:table-cell office:value-type="float" office:value="0.0566956732" calcext:value-type="float">
            <text:p>0.0566956732</text:p>
          </table:table-cell>
          <table:table-cell office:value-type="float" office:value="0.0008766475" calcext:value-type="float">
            <text:p>0.0008766475</text:p>
          </table:table-cell>
          <table:table-cell office:value-type="float" office:value="0.0395930359" calcext:value-type="float">
            <text:p>0.0395930359</text:p>
          </table:table-cell>
          <table:table-cell office:value-type="float" office:value="0.1633704183" calcext:value-type="float">
            <text:p>0.1633704183</text:p>
          </table:table-cell>
          <table:table-cell office:value-type="float" office:value="0.1115023733" calcext:value-type="float">
            <text:p>0.1115023733</text:p>
          </table:table-cell>
          <table:table-cell office:value-type="float" office:value="0.0034259584" calcext:value-type="float">
            <text:p>0.0034259584</text:p>
          </table:table-cell>
          <table:table-cell office:value-type="float" office:value="0.1676022233" calcext:value-type="float">
            <text:p>0.1676022233</text:p>
          </table:table-cell>
          <table:table-cell office:value-type="float" office:value="-0.1222283875" calcext:value-type="float">
            <text:p>-0.1222283875</text:p>
          </table:table-cell>
          <table:table-cell office:value-type="float" office:value="-0.0441663501" calcext:value-type="float">
            <text:p>-0.0441663501</text:p>
          </table:table-cell>
          <table:table-cell office:value-type="float" office:value="0.115640823" calcext:value-type="float">
            <text:p>0.115640823</text:p>
          </table:table-cell>
          <table:table-cell office:value-type="float" office:value="0.1531764992" calcext:value-type="float">
            <text:p>0.1531764992</text:p>
          </table:table-cell>
          <table:table-cell office:value-type="float" office:value="0.0779737333" calcext:value-type="float">
            <text:p>0.0779737333</text:p>
          </table:table-cell>
          <table:table-cell office:value-type="float" office:value="-0.1287088587" calcext:value-type="float">
            <text:p>-0.1287088587</text:p>
          </table:table-cell>
          <table:table-cell office:value-type="float" office:value="-0.0630279629" calcext:value-type="float">
            <text:p>-0.0630279629</text:p>
          </table:table-cell>
          <table:table-cell office:value-type="float" office:value="-0.0016765457" calcext:value-type="float">
            <text:p>-0.0016765457</text:p>
          </table:table-cell>
          <table:table-cell office:value-type="float" office:value="-0.1972954058" calcext:value-type="float">
            <text:p>-0.1972954058</text:p>
          </table:table-cell>
          <table:table-cell office:value-type="float" office:value="0.2078994318" calcext:value-type="float">
            <text:p>0.2078994318</text:p>
          </table:table-cell>
          <table:table-cell office:value-type="float" office:value="0.2308299824" calcext:value-type="float">
            <text:p>0.2308299824</text:p>
          </table:table-cell>
          <table:table-cell office:value-type="float" office:value="0.1110568146" calcext:value-type="float">
            <text:p>0.1110568146</text:p>
          </table:table-cell>
          <table:table-cell office:value-type="float" office:value="0.065381142" calcext:value-type="float">
            <text:p>0.065381142</text:p>
          </table:table-cell>
          <table:table-cell office:value-type="float" office:value="0.1991583128" calcext:value-type="float">
            <text:p>0.1991583128</text:p>
          </table:table-cell>
          <table:table-cell office:value-type="float" office:value="0.0200158449" calcext:value-type="float">
            <text:p>0.0200158449</text:p>
          </table:table-cell>
          <table:table-cell office:value-type="float" office:value="-0.0721427789" calcext:value-type="float">
            <text:p>-0.0721427789</text:p>
          </table:table-cell>
          <table:table-cell office:value-type="float" office:value="0.0057189442" calcext:value-type="float">
            <text:p>0.0057189442</text:p>
          </table:table-cell>
          <table:table-cell office:value-type="float" office:value="0.0793218919" calcext:value-type="float">
            <text:p>0.0793218919</text:p>
          </table:table-cell>
          <table:table-cell office:value-type="float" office:value="0.0197141622" calcext:value-type="float">
            <text:p>0.0197141622</text:p>
          </table:table-cell>
          <table:table-cell office:value-type="float" office:value="0.0810909541" calcext:value-type="float">
            <text:p>0.0810909541</text:p>
          </table:table-cell>
          <table:table-cell office:value-type="float" office:value="0.0190302232" calcext:value-type="float">
            <text:p>0.0190302232</text:p>
          </table:table-cell>
          <table:table-cell office:value-type="float" office:value="-0.1057696159" calcext:value-type="float">
            <text:p>-0.1057696159</text:p>
          </table:table-cell>
          <table:table-cell office:value-type="float" office:value="0.1869566994" calcext:value-type="float">
            <text:p>0.1869566994</text:p>
          </table:table-cell>
          <table:table-cell office:value-type="float" office:value="0.2004628911" calcext:value-type="float">
            <text:p>0.2004628911</text:p>
          </table:table-cell>
          <table:table-cell office:value-type="float" office:value="-0.0730517191" calcext:value-type="float">
            <text:p>-0.0730517191</text:p>
          </table:table-cell>
          <table:table-cell office:value-type="float" office:value="-0.0469355113" calcext:value-type="float">
            <text:p>-0.0469355113</text:p>
          </table:table-cell>
          <table:table-cell office:value-type="float" office:value="0.0774486241" calcext:value-type="float">
            <text:p>0.0774486241</text:p>
          </table:table-cell>
          <table:table-cell office:value-type="float" office:value="0.0882783078" calcext:value-type="float">
            <text:p>0.0882783078</text:p>
          </table:table-cell>
          <table:table-cell office:value-type="float" office:value="0.0048503307" calcext:value-type="float">
            <text:p>0.0048503307</text:p>
          </table:table-cell>
          <table:table-cell office:value-type="float" office:value="-0.1495251563" calcext:value-type="float">
            <text:p>-0.1495251563</text:p>
          </table:table-cell>
          <table:table-cell office:value-type="float" office:value="0.0950327718" calcext:value-type="float">
            <text:p>0.0950327718</text:p>
          </table:table-cell>
          <table:table-cell office:value-type="float" office:value="-0.1241339606" calcext:value-type="float">
            <text:p>-0.1241339606</text:p>
          </table:table-cell>
          <table:table-cell office:value-type="float" office:value="0.1492305832" calcext:value-type="float">
            <text:p>0.1492305832</text:p>
          </table:table-cell>
          <table:table-cell office:value-type="float" office:value="0.1507191921" calcext:value-type="float">
            <text:p>0.1507191921</text:p>
          </table:table-cell>
          <table:table-cell office:value-type="float" office:value="0.0229229025" calcext:value-type="float">
            <text:p>0.0229229025</text:p>
          </table:table-cell>
          <table:table-cell office:value-type="float" office:value="0.0962641828" calcext:value-type="float">
            <text:p>0.0962641828</text:p>
          </table:table-cell>
          <table:table-cell office:value-type="float" office:value="0.0304560755" calcext:value-type="float">
            <text:p>0.0304560755</text:p>
          </table:table-cell>
          <table:table-cell office:value-type="float" office:value="-0.0320622935" calcext:value-type="float">
            <text:p>-0.0320622935</text:p>
          </table:table-cell>
          <table:table-cell office:value-type="float" office:value="0.0722647552" calcext:value-type="float">
            <text:p>0.0722647552</text:p>
          </table:table-cell>
          <table:table-cell office:value-type="float" office:value="0.0816248685" calcext:value-type="float">
            <text:p>0.0816248685</text:p>
          </table:table-cell>
          <table:table-cell office:value-type="float" office:value="0.0400233" calcext:value-type="float">
            <text:p>0.0400233</text:p>
          </table:table-cell>
          <table:table-cell office:value-type="float" office:value="1" calcext:value-type="float">
            <text:p>1</text:p>
          </table:table-cell>
          <table:table-cell office:value-type="float" office:value="0.0641385205" calcext:value-type="float">
            <text:p>0.0641385205</text:p>
          </table:table-cell>
          <table:table-cell office:value-type="float" office:value="-0.0529893038" calcext:value-type="float">
            <text:p>-0.0529893038</text:p>
          </table:table-cell>
          <table:table-cell office:value-type="float" office:value="0.1243233785" calcext:value-type="float">
            <text:p>0.1243233785</text:p>
          </table:table-cell>
          <table:table-cell office:value-type="float" office:value="0.0028851502" calcext:value-type="float">
            <text:p>0.0028851502</text:p>
          </table:table-cell>
          <table:table-cell office:value-type="float" office:value="-0.1592435707" calcext:value-type="float">
            <text:p>-0.1592435707</text:p>
          </table:table-cell>
          <table:table-cell office:value-type="float" office:value="0.0234394215" calcext:value-type="float">
            <text:p>0.0234394215</text:p>
          </table:table-cell>
          <table:table-cell office:value-type="float" office:value="0.1310702652" calcext:value-type="float">
            <text:p>0.1310702652</text:p>
          </table:table-cell>
          <table:table-cell office:value-type="float" office:value="0.244575208" calcext:value-type="float">
            <text:p>0.244575208</text:p>
          </table:table-cell>
          <table:table-cell office:value-type="float" office:value="0.0761113005" calcext:value-type="float">
            <text:p>0.0761113005</text:p>
          </table:table-cell>
          <table:table-cell office:value-type="float" office:value="0.2781932474" calcext:value-type="float">
            <text:p>0.2781932474</text:p>
          </table:table-cell>
          <table:table-cell office:value-type="float" office:value="-0.0209475718" calcext:value-type="float">
            <text:p>-0.0209475718</text:p>
          </table:table-cell>
          <table:table-cell office:value-type="float" office:value="-0.0077603222" calcext:value-type="float">
            <text:p>-0.0077603222</text:p>
          </table:table-cell>
          <table:table-cell office:value-type="float" office:value="0.1490479298" calcext:value-type="float">
            <text:p>0.1490479298</text:p>
          </table:table-cell>
          <table:table-cell office:value-type="float" office:value="0.1005041573" calcext:value-type="float">
            <text:p>0.1005041573</text:p>
          </table:table-cell>
          <table:table-cell office:value-type="float" office:value="-0.1549151361" calcext:value-type="float">
            <text:p>-0.1549151361</text:p>
          </table:table-cell>
          <table:table-cell office:value-type="float" office:value="0.1501002213" calcext:value-type="float">
            <text:p>0.1501002213</text:p>
          </table:table-cell>
          <table:table-cell office:value-type="float" office:value="0.0852419193" calcext:value-type="float">
            <text:p>0.0852419193</text:p>
          </table:table-cell>
          <table:table-cell office:value-type="float" office:value="0.1248772833" calcext:value-type="float">
            <text:p>0.1248772833</text:p>
          </table:table-cell>
          <table:table-cell office:value-type="float" office:value="0.0953075322" calcext:value-type="float">
            <text:p>0.0953075322</text:p>
          </table:table-cell>
          <table:table-cell office:value-type="float" office:value="0.0077994977" calcext:value-type="float">
            <text:p>0.0077994977</text:p>
          </table:table-cell>
          <table:table-cell office:value-type="float" office:value="0.2266584939" calcext:value-type="float">
            <text:p>0.2266584939</text:p>
          </table:table-cell>
          <table:table-cell office:value-type="float" office:value="0.0165192022" calcext:value-type="float">
            <text:p>0.0165192022</text:p>
          </table:table-cell>
          <table:table-cell office:value-type="float" office:value="-0.1311861228" calcext:value-type="float">
            <text:p>-0.1311861228</text:p>
          </table:table-cell>
          <table:table-cell office:value-type="float" office:value="0.068103396" calcext:value-type="float">
            <text:p>0.068103396</text:p>
          </table:table-cell>
          <table:table-cell office:value-type="float" office:value="-0.2513112355" calcext:value-type="float">
            <text:p>-0.2513112355</text:p>
          </table:table-cell>
          <table:table-cell office:value-type="float" office:value="0.0847517038" calcext:value-type="float">
            <text:p>0.0847517038</text:p>
          </table:table-cell>
          <table:table-cell office:value-type="float" office:value="-0.0557768298" calcext:value-type="float">
            <text:p>-0.0557768298</text:p>
          </table:table-cell>
          <table:table-cell office:value-type="float" office:value="0.1794025627" calcext:value-type="float">
            <text:p>0.1794025627</text:p>
          </table:table-cell>
          <table:table-cell office:value-type="float" office:value="0.248719011" calcext:value-type="float">
            <text:p>0.248719011</text:p>
          </table:table-cell>
          <table:table-cell office:value-type="float" office:value="-0.0804317478" calcext:value-type="float">
            <text:p>-0.0804317478</text:p>
          </table:table-cell>
          <table:table-cell office:value-type="float" office:value="-0.1021180337" calcext:value-type="float">
            <text:p>-0.1021180337</text:p>
          </table:table-cell>
          <table:table-cell office:value-type="float" office:value="0.0088935367" calcext:value-type="float">
            <text:p>0.0088935367</text:p>
          </table:table-cell>
          <table:table-cell office:value-type="float" office:value="0.2223599556" calcext:value-type="float">
            <text:p>0.2223599556</text:p>
          </table:table-cell>
          <table:table-cell office:value-type="float" office:value="0.1253187348" calcext:value-type="float">
            <text:p>0.1253187348</text:p>
          </table:table-cell>
        </table:table-row>
        <table:table-row table:style-name="ro1">
          <table:table-cell office:value-type="float" office:value="-0.0567368014" calcext:value-type="float">
            <text:p>-0.0567368014</text:p>
          </table:table-cell>
          <table:table-cell office:value-type="float" office:value="0.0545549244" calcext:value-type="float">
            <text:p>0.0545549244</text:p>
          </table:table-cell>
          <table:table-cell office:value-type="float" office:value="0.0868014672" calcext:value-type="float">
            <text:p>0.0868014672</text:p>
          </table:table-cell>
          <table:table-cell office:value-type="float" office:value="0.0300520896" calcext:value-type="float">
            <text:p>0.0300520896</text:p>
          </table:table-cell>
          <table:table-cell office:value-type="float" office:value="-0.0484135438" calcext:value-type="float">
            <text:p>-0.0484135438</text:p>
          </table:table-cell>
          <table:table-cell office:value-type="float" office:value="0.1367806354" calcext:value-type="float">
            <text:p>0.1367806354</text:p>
          </table:table-cell>
          <table:table-cell office:value-type="float" office:value="0.3079666016" calcext:value-type="float">
            <text:p>0.3079666016</text:p>
          </table:table-cell>
          <table:table-cell office:value-type="float" office:value="0.1034002028" calcext:value-type="float">
            <text:p>0.1034002028</text:p>
          </table:table-cell>
          <table:table-cell office:value-type="float" office:value="0.0079445017" calcext:value-type="float">
            <text:p>0.0079445017</text:p>
          </table:table-cell>
          <table:table-cell office:value-type="float" office:value="0.097170831" calcext:value-type="float">
            <text:p>0.097170831</text:p>
          </table:table-cell>
          <table:table-cell office:value-type="float" office:value="0.0301936547" calcext:value-type="float">
            <text:p>0.0301936547</text:p>
          </table:table-cell>
          <table:table-cell office:value-type="float" office:value="-0.0712669226" calcext:value-type="float">
            <text:p>-0.0712669226</text:p>
          </table:table-cell>
          <table:table-cell office:value-type="float" office:value="0.075447989" calcext:value-type="float">
            <text:p>0.075447989</text:p>
          </table:table-cell>
          <table:table-cell office:value-type="float" office:value="0.006454048" calcext:value-type="float">
            <text:p>0.006454048</text:p>
          </table:table-cell>
          <table:table-cell office:value-type="float" office:value="0.0858727054" calcext:value-type="float">
            <text:p>0.0858727054</text:p>
          </table:table-cell>
          <table:table-cell office:value-type="float" office:value="-0.1485834772" calcext:value-type="float">
            <text:p>-0.1485834772</text:p>
          </table:table-cell>
          <table:table-cell office:value-type="float" office:value="0.074046064" calcext:value-type="float">
            <text:p>0.074046064</text:p>
          </table:table-cell>
          <table:table-cell office:value-type="float" office:value="-0.049117288" calcext:value-type="float">
            <text:p>-0.049117288</text:p>
          </table:table-cell>
          <table:table-cell office:value-type="float" office:value="-0.1073708906" calcext:value-type="float">
            <text:p>-0.1073708906</text:p>
          </table:table-cell>
          <table:table-cell office:value-type="float" office:value="0.0810598209" calcext:value-type="float">
            <text:p>0.0810598209</text:p>
          </table:table-cell>
          <table:table-cell office:value-type="float" office:value="0.1080249789" calcext:value-type="float">
            <text:p>0.1080249789</text:p>
          </table:table-cell>
          <table:table-cell office:value-type="float" office:value="0.225763465" calcext:value-type="float">
            <text:p>0.225763465</text:p>
          </table:table-cell>
          <table:table-cell office:value-type="float" office:value="0.0167521881" calcext:value-type="float">
            <text:p>0.0167521881</text:p>
          </table:table-cell>
          <table:table-cell office:value-type="float" office:value="0.0377737734" calcext:value-type="float">
            <text:p>0.0377737734</text:p>
          </table:table-cell>
          <table:table-cell office:value-type="float" office:value="0.0960536396" calcext:value-type="float">
            <text:p>0.0960536396</text:p>
          </table:table-cell>
          <table:table-cell office:value-type="float" office:value="-0.0459032617" calcext:value-type="float">
            <text:p>-0.0459032617</text:p>
          </table:table-cell>
          <table:table-cell office:value-type="float" office:value="0.0542462834" calcext:value-type="float">
            <text:p>0.0542462834</text:p>
          </table:table-cell>
          <table:table-cell office:value-type="float" office:value="0.1633455091" calcext:value-type="float">
            <text:p>0.1633455091</text:p>
          </table:table-cell>
          <table:table-cell office:value-type="float" office:value="0.1397896125" calcext:value-type="float">
            <text:p>0.1397896125</text:p>
          </table:table-cell>
          <table:table-cell office:value-type="float" office:value="-0.0748875045" calcext:value-type="float">
            <text:p>-0.0748875045</text:p>
          </table:table-cell>
          <table:table-cell office:value-type="float" office:value="0.0939926322" calcext:value-type="float">
            <text:p>0.0939926322</text:p>
          </table:table-cell>
          <table:table-cell office:value-type="float" office:value="-0.1077220766" calcext:value-type="float">
            <text:p>-0.1077220766</text:p>
          </table:table-cell>
          <table:table-cell office:value-type="float" office:value="0.2657551964" calcext:value-type="float">
            <text:p>0.2657551964</text:p>
          </table:table-cell>
          <table:table-cell office:value-type="float" office:value="0.0656560175" calcext:value-type="float">
            <text:p>0.0656560175</text:p>
          </table:table-cell>
          <table:table-cell office:value-type="float" office:value="0.0432077832" calcext:value-type="float">
            <text:p>0.0432077832</text:p>
          </table:table-cell>
          <table:table-cell office:value-type="float" office:value="0.1326569391" calcext:value-type="float">
            <text:p>0.1326569391</text:p>
          </table:table-cell>
          <table:table-cell office:value-type="float" office:value="0.043350806" calcext:value-type="float">
            <text:p>0.043350806</text:p>
          </table:table-cell>
          <table:table-cell office:value-type="float" office:value="0.0576416087" calcext:value-type="float">
            <text:p>0.0576416087</text:p>
          </table:table-cell>
          <table:table-cell office:value-type="float" office:value="0.1213523412" calcext:value-type="float">
            <text:p>0.1213523412</text:p>
          </table:table-cell>
          <table:table-cell office:value-type="float" office:value="0.1065333156" calcext:value-type="float">
            <text:p>0.1065333156</text:p>
          </table:table-cell>
          <table:table-cell office:value-type="float" office:value="-0.0378278254" calcext:value-type="float">
            <text:p>-0.0378278254</text:p>
          </table:table-cell>
          <table:table-cell office:value-type="float" office:value="-0.1195265115" calcext:value-type="float">
            <text:p>-0.1195265115</text:p>
          </table:table-cell>
          <table:table-cell office:value-type="float" office:value="0.139513057" calcext:value-type="float">
            <text:p>0.139513057</text:p>
          </table:table-cell>
          <table:table-cell office:value-type="float" office:value="0.1189558066" calcext:value-type="float">
            <text:p>0.1189558066</text:p>
          </table:table-cell>
          <table:table-cell office:value-type="float" office:value="-0.0751163651" calcext:value-type="float">
            <text:p>-0.0751163651</text:p>
          </table:table-cell>
          <table:table-cell office:value-type="float" office:value="0.0512816064" calcext:value-type="float">
            <text:p>0.0512816064</text:p>
          </table:table-cell>
          <table:table-cell office:value-type="float" office:value="0.0026581982" calcext:value-type="float">
            <text:p>0.0026581982</text:p>
          </table:table-cell>
          <table:table-cell office:value-type="float" office:value="0.0507706588" calcext:value-type="float">
            <text:p>0.0507706588</text:p>
          </table:table-cell>
          <table:table-cell office:value-type="float" office:value="0.0700104405" calcext:value-type="float">
            <text:p>0.0700104405</text:p>
          </table:table-cell>
          <table:table-cell office:value-type="float" office:value="0.0351821504" calcext:value-type="float">
            <text:p>0.0351821504</text:p>
          </table:table-cell>
          <table:table-cell office:value-type="float" office:value="0.1316034524" calcext:value-type="float">
            <text:p>0.1316034524</text:p>
          </table:table-cell>
          <table:table-cell office:value-type="float" office:value="0.0641385205" calcext:value-type="float">
            <text:p>0.0641385205</text:p>
          </table:table-cell>
          <table:table-cell office:value-type="float" office:value="1" calcext:value-type="float">
            <text:p>1</text:p>
          </table:table-cell>
          <table:table-cell office:value-type="float" office:value="0.0289092718" calcext:value-type="float">
            <text:p>0.0289092718</text:p>
          </table:table-cell>
          <table:table-cell office:value-type="float" office:value="0.2379717059" calcext:value-type="float">
            <text:p>0.2379717059</text:p>
          </table:table-cell>
          <table:table-cell office:value-type="float" office:value="0.1715236792" calcext:value-type="float">
            <text:p>0.1715236792</text:p>
          </table:table-cell>
          <table:table-cell office:value-type="float" office:value="0.062400389" calcext:value-type="float">
            <text:p>0.062400389</text:p>
          </table:table-cell>
          <table:table-cell office:value-type="float" office:value="0.2716524928" calcext:value-type="float">
            <text:p>0.2716524928</text:p>
          </table:table-cell>
          <table:table-cell office:value-type="float" office:value="-0.0453389447" calcext:value-type="float">
            <text:p>-0.0453389447</text:p>
          </table:table-cell>
          <table:table-cell office:value-type="float" office:value="0.22964865" calcext:value-type="float">
            <text:p>0.22964865</text:p>
          </table:table-cell>
          <table:table-cell office:value-type="float" office:value="-0.0509731254" calcext:value-type="float">
            <text:p>-0.0509731254</text:p>
          </table:table-cell>
          <table:table-cell office:value-type="float" office:value="0.1461396161" calcext:value-type="float">
            <text:p>0.1461396161</text:p>
          </table:table-cell>
          <table:table-cell office:value-type="float" office:value="-0.0921996772" calcext:value-type="float">
            <text:p>-0.0921996772</text:p>
          </table:table-cell>
          <table:table-cell office:value-type="float" office:value="0.0765717844" calcext:value-type="float">
            <text:p>0.0765717844</text:p>
          </table:table-cell>
          <table:table-cell office:value-type="float" office:value="0.1291966347" calcext:value-type="float">
            <text:p>0.1291966347</text:p>
          </table:table-cell>
          <table:table-cell office:value-type="float" office:value="0.2299051294" calcext:value-type="float">
            <text:p>0.2299051294</text:p>
          </table:table-cell>
          <table:table-cell office:value-type="float" office:value="-0.0001345308" calcext:value-type="float">
            <text:p>-0.0001345308</text:p>
          </table:table-cell>
          <table:table-cell office:value-type="float" office:value="0.0796356697" calcext:value-type="float">
            <text:p>0.0796356697</text:p>
          </table:table-cell>
          <table:table-cell office:value-type="float" office:value="0.2886652572" calcext:value-type="float">
            <text:p>0.2886652572</text:p>
          </table:table-cell>
          <table:table-cell office:value-type="float" office:value="0.171136359" calcext:value-type="float">
            <text:p>0.171136359</text:p>
          </table:table-cell>
          <table:table-cell office:value-type="float" office:value="0.1389232091" calcext:value-type="float">
            <text:p>0.1389232091</text:p>
          </table:table-cell>
          <table:table-cell office:value-type="float" office:value="-0.0065511649" calcext:value-type="float">
            <text:p>-0.0065511649</text:p>
          </table:table-cell>
          <table:table-cell office:value-type="float" office:value="0.2431263711" calcext:value-type="float">
            <text:p>0.2431263711</text:p>
          </table:table-cell>
          <table:table-cell office:value-type="float" office:value="0.047422648" calcext:value-type="float">
            <text:p>0.047422648</text:p>
          </table:table-cell>
          <table:table-cell office:value-type="float" office:value="-0.1286859105" calcext:value-type="float">
            <text:p>-0.1286859105</text:p>
          </table:table-cell>
          <table:table-cell office:value-type="float" office:value="0.050837967" calcext:value-type="float">
            <text:p>0.050837967</text:p>
          </table:table-cell>
          <table:table-cell office:value-type="float" office:value="-0.0356997845" calcext:value-type="float">
            <text:p>-0.0356997845</text:p>
          </table:table-cell>
          <table:table-cell office:value-type="float" office:value="0.1774294259" calcext:value-type="float">
            <text:p>0.1774294259</text:p>
          </table:table-cell>
          <table:table-cell office:value-type="float" office:value="0.1626573517" calcext:value-type="float">
            <text:p>0.1626573517</text:p>
          </table:table-cell>
          <table:table-cell office:value-type="float" office:value="0.2725469246" calcext:value-type="float">
            <text:p>0.2725469246</text:p>
          </table:table-cell>
          <table:table-cell office:value-type="float" office:value="0.268695762" calcext:value-type="float">
            <text:p>0.268695762</text:p>
          </table:table-cell>
          <table:table-cell office:value-type="float" office:value="-0.0201942816" calcext:value-type="float">
            <text:p>-0.0201942816</text:p>
          </table:table-cell>
          <table:table-cell office:value-type="float" office:value="0.1162645583" calcext:value-type="float">
            <text:p>0.1162645583</text:p>
          </table:table-cell>
          <table:table-cell office:value-type="float" office:value="-0.0167741652" calcext:value-type="float">
            <text:p>-0.0167741652</text:p>
          </table:table-cell>
          <table:table-cell office:value-type="float" office:value="-0.1112000451" calcext:value-type="float">
            <text:p>-0.1112000451</text:p>
          </table:table-cell>
          <table:table-cell office:value-type="float" office:value="0.2492569272" calcext:value-type="float">
            <text:p>0.2492569272</text:p>
          </table:table-cell>
        </table:table-row>
        <table:table-row table:style-name="ro1">
          <table:table-cell office:value-type="float" office:value="-0.1042742358" calcext:value-type="float">
            <text:p>-0.1042742358</text:p>
          </table:table-cell>
          <table:table-cell office:value-type="float" office:value="0.1566718864" calcext:value-type="float">
            <text:p>0.1566718864</text:p>
          </table:table-cell>
          <table:table-cell office:value-type="float" office:value="-0.0936502369" calcext:value-type="float">
            <text:p>-0.0936502369</text:p>
          </table:table-cell>
          <table:table-cell office:value-type="float" office:value="-0.2260328466" calcext:value-type="float">
            <text:p>-0.2260328466</text:p>
          </table:table-cell>
          <table:table-cell office:value-type="float" office:value="-0.0131387796" calcext:value-type="float">
            <text:p>-0.0131387796</text:p>
          </table:table-cell>
          <table:table-cell office:value-type="float" office:value="-0.0274161715" calcext:value-type="float">
            <text:p>-0.0274161715</text:p>
          </table:table-cell>
          <table:table-cell office:value-type="float" office:value="0.0076659263" calcext:value-type="float">
            <text:p>0.0076659263</text:p>
          </table:table-cell>
          <table:table-cell office:value-type="float" office:value="-0.0729980791" calcext:value-type="float">
            <text:p>-0.0729980791</text:p>
          </table:table-cell>
          <table:table-cell office:value-type="float" office:value="0.014453781" calcext:value-type="float">
            <text:p>0.014453781</text:p>
          </table:table-cell>
          <table:table-cell office:value-type="float" office:value="-0.0536362253" calcext:value-type="float">
            <text:p>-0.0536362253</text:p>
          </table:table-cell>
          <table:table-cell office:value-type="float" office:value="0.0423759741" calcext:value-type="float">
            <text:p>0.0423759741</text:p>
          </table:table-cell>
          <table:table-cell office:value-type="float" office:value="-0.0901431061" calcext:value-type="float">
            <text:p>-0.0901431061</text:p>
          </table:table-cell>
          <table:table-cell office:value-type="float" office:value="0.0190598071" calcext:value-type="float">
            <text:p>0.0190598071</text:p>
          </table:table-cell>
          <table:table-cell office:value-type="float" office:value="0.0627944342" calcext:value-type="float">
            <text:p>0.0627944342</text:p>
          </table:table-cell>
          <table:table-cell office:value-type="float" office:value="0.0206028304" calcext:value-type="float">
            <text:p>0.0206028304</text:p>
          </table:table-cell>
          <table:table-cell office:value-type="float" office:value="-0.1190054371" calcext:value-type="float">
            <text:p>-0.1190054371</text:p>
          </table:table-cell>
          <table:table-cell office:value-type="float" office:value="0.0546899222" calcext:value-type="float">
            <text:p>0.0546899222</text:p>
          </table:table-cell>
          <table:table-cell office:value-type="float" office:value="0.0846957256" calcext:value-type="float">
            <text:p>0.0846957256</text:p>
          </table:table-cell>
          <table:table-cell office:value-type="float" office:value="-0.0402113998" calcext:value-type="float">
            <text:p>-0.0402113998</text:p>
          </table:table-cell>
          <table:table-cell office:value-type="float" office:value="0.1504019379" calcext:value-type="float">
            <text:p>0.1504019379</text:p>
          </table:table-cell>
          <table:table-cell office:value-type="float" office:value="-0.0068344867" calcext:value-type="float">
            <text:p>-0.0068344867</text:p>
          </table:table-cell>
          <table:table-cell office:value-type="float" office:value="-0.0119828662" calcext:value-type="float">
            <text:p>-0.0119828662</text:p>
          </table:table-cell>
          <table:table-cell office:value-type="float" office:value="-0.2002040002" calcext:value-type="float">
            <text:p>-0.2002040002</text:p>
          </table:table-cell>
          <table:table-cell office:value-type="float" office:value="0.056182852" calcext:value-type="float">
            <text:p>0.056182852</text:p>
          </table:table-cell>
          <table:table-cell office:value-type="float" office:value="0.110957381" calcext:value-type="float">
            <text:p>0.110957381</text:p>
          </table:table-cell>
          <table:table-cell office:value-type="float" office:value="-0.0758779919" calcext:value-type="float">
            <text:p>-0.0758779919</text:p>
          </table:table-cell>
          <table:table-cell office:value-type="float" office:value="0.0546686829" calcext:value-type="float">
            <text:p>0.0546686829</text:p>
          </table:table-cell>
          <table:table-cell office:value-type="float" office:value="0.0264939871" calcext:value-type="float">
            <text:p>0.0264939871</text:p>
          </table:table-cell>
          <table:table-cell office:value-type="float" office:value="-0.017444412" calcext:value-type="float">
            <text:p>-0.017444412</text:p>
          </table:table-cell>
          <table:table-cell office:value-type="float" office:value="0.0634158669" calcext:value-type="float">
            <text:p>0.0634158669</text:p>
          </table:table-cell>
          <table:table-cell office:value-type="float" office:value="-0.072966621" calcext:value-type="float">
            <text:p>-0.072966621</text:p>
          </table:table-cell>
          <table:table-cell office:value-type="float" office:value="-0.0584121252" calcext:value-type="float">
            <text:p>-0.0584121252</text:p>
          </table:table-cell>
          <table:table-cell office:value-type="float" office:value="0.1065907865" calcext:value-type="float">
            <text:p>0.1065907865</text:p>
          </table:table-cell>
          <table:table-cell office:value-type="float" office:value="-0.0410000582" calcext:value-type="float">
            <text:p>-0.0410000582</text:p>
          </table:table-cell>
          <table:table-cell office:value-type="float" office:value="0.0962377372" calcext:value-type="float">
            <text:p>0.0962377372</text:p>
          </table:table-cell>
          <table:table-cell office:value-type="float" office:value="0.055017126" calcext:value-type="float">
            <text:p>0.055017126</text:p>
          </table:table-cell>
          <table:table-cell office:value-type="float" office:value="0.0537090835" calcext:value-type="float">
            <text:p>0.0537090835</text:p>
          </table:table-cell>
          <table:table-cell office:value-type="float" office:value="-0.1287285823" calcext:value-type="float">
            <text:p>-0.1287285823</text:p>
          </table:table-cell>
          <table:table-cell office:value-type="float" office:value="0.0503436679" calcext:value-type="float">
            <text:p>0.0503436679</text:p>
          </table:table-cell>
          <table:table-cell office:value-type="float" office:value="-0.056980065" calcext:value-type="float">
            <text:p>-0.056980065</text:p>
          </table:table-cell>
          <table:table-cell office:value-type="float" office:value="0.0866734168" calcext:value-type="float">
            <text:p>0.0866734168</text:p>
          </table:table-cell>
          <table:table-cell office:value-type="float" office:value="0.0000806836151025" calcext:value-type="float">
            <text:p>8.06836151025E-005</text:p>
          </table:table-cell>
          <table:table-cell office:value-type="float" office:value="-0.061058173" calcext:value-type="float">
            <text:p>-0.061058173</text:p>
          </table:table-cell>
          <table:table-cell office:value-type="float" office:value="0.0479257965" calcext:value-type="float">
            <text:p>0.0479257965</text:p>
          </table:table-cell>
          <table:table-cell office:value-type="float" office:value="0.0821672617" calcext:value-type="float">
            <text:p>0.0821672617</text:p>
          </table:table-cell>
          <table:table-cell office:value-type="float" office:value="-0.0153482037" calcext:value-type="float">
            <text:p>-0.0153482037</text:p>
          </table:table-cell>
          <table:table-cell office:value-type="float" office:value="0.1045950143" calcext:value-type="float">
            <text:p>0.1045950143</text:p>
          </table:table-cell>
          <table:table-cell office:value-type="float" office:value="0.0497920199" calcext:value-type="float">
            <text:p>0.0497920199</text:p>
          </table:table-cell>
          <table:table-cell office:value-type="float" office:value="0.0229811535" calcext:value-type="float">
            <text:p>0.0229811535</text:p>
          </table:table-cell>
          <table:table-cell office:value-type="float" office:value="-0.038670172" calcext:value-type="float">
            <text:p>-0.038670172</text:p>
          </table:table-cell>
          <table:table-cell office:value-type="float" office:value="0.0415410277" calcext:value-type="float">
            <text:p>0.0415410277</text:p>
          </table:table-cell>
          <table:table-cell office:value-type="float" office:value="-0.0529893038" calcext:value-type="float">
            <text:p>-0.0529893038</text:p>
          </table:table-cell>
          <table:table-cell office:value-type="float" office:value="0.0289092718" calcext:value-type="float">
            <text:p>0.0289092718</text:p>
          </table:table-cell>
          <table:table-cell office:value-type="float" office:value="1" calcext:value-type="float">
            <text:p>1</text:p>
          </table:table-cell>
          <table:table-cell office:value-type="float" office:value="-0.0475858541" calcext:value-type="float">
            <text:p>-0.0475858541</text:p>
          </table:table-cell>
          <table:table-cell office:value-type="float" office:value="-0.1698542337" calcext:value-type="float">
            <text:p>-0.1698542337</text:p>
          </table:table-cell>
          <table:table-cell office:value-type="float" office:value="0.064464746" calcext:value-type="float">
            <text:p>0.064464746</text:p>
          </table:table-cell>
          <table:table-cell office:value-type="float" office:value="-0.0137425264" calcext:value-type="float">
            <text:p>-0.0137425264</text:p>
          </table:table-cell>
          <table:table-cell office:value-type="float" office:value="-0.0814193916" calcext:value-type="float">
            <text:p>-0.0814193916</text:p>
          </table:table-cell>
          <table:table-cell office:value-type="float" office:value="0.1449378343" calcext:value-type="float">
            <text:p>0.1449378343</text:p>
          </table:table-cell>
          <table:table-cell office:value-type="float" office:value="-0.1172588357" calcext:value-type="float">
            <text:p>-0.1172588357</text:p>
          </table:table-cell>
          <table:table-cell office:value-type="float" office:value="-0.0165499916" calcext:value-type="float">
            <text:p>-0.0165499916</text:p>
          </table:table-cell>
          <table:table-cell office:value-type="float" office:value="-0.0595327845" calcext:value-type="float">
            <text:p>-0.0595327845</text:p>
          </table:table-cell>
          <table:table-cell office:value-type="float" office:value="-0.0328342785" calcext:value-type="float">
            <text:p>-0.0328342785</text:p>
          </table:table-cell>
          <table:table-cell office:value-type="float" office:value="0.0301048601" calcext:value-type="float">
            <text:p>0.0301048601</text:p>
          </table:table-cell>
          <table:table-cell office:value-type="float" office:value="0.0706628257" calcext:value-type="float">
            <text:p>0.0706628257</text:p>
          </table:table-cell>
          <table:table-cell office:value-type="float" office:value="0.0429165139" calcext:value-type="float">
            <text:p>0.0429165139</text:p>
          </table:table-cell>
          <table:table-cell office:value-type="float" office:value="-0.0611104235" calcext:value-type="float">
            <text:p>-0.0611104235</text:p>
          </table:table-cell>
          <table:table-cell office:value-type="float" office:value="0.1889357601" calcext:value-type="float">
            <text:p>0.1889357601</text:p>
          </table:table-cell>
          <table:table-cell office:value-type="float" office:value="0.0781354523" calcext:value-type="float">
            <text:p>0.0781354523</text:p>
          </table:table-cell>
          <table:table-cell office:value-type="float" office:value="-0.0146040112" calcext:value-type="float">
            <text:p>-0.0146040112</text:p>
          </table:table-cell>
          <table:table-cell office:value-type="float" office:value="-0.0952712407" calcext:value-type="float">
            <text:p>-0.0952712407</text:p>
          </table:table-cell>
          <table:table-cell office:value-type="float" office:value="0.0996900422" calcext:value-type="float">
            <text:p>0.0996900422</text:p>
          </table:table-cell>
          <table:table-cell office:value-type="float" office:value="-0.1039765648" calcext:value-type="float">
            <text:p>-0.1039765648</text:p>
          </table:table-cell>
          <table:table-cell office:value-type="float" office:value="0.011818662" calcext:value-type="float">
            <text:p>0.011818662</text:p>
          </table:table-cell>
          <table:table-cell office:value-type="float" office:value="-0.0651005973" calcext:value-type="float">
            <text:p>-0.0651005973</text:p>
          </table:table-cell>
          <table:table-cell office:value-type="float" office:value="-0.0605650171" calcext:value-type="float">
            <text:p>-0.0605650171</text:p>
          </table:table-cell>
          <table:table-cell office:value-type="float" office:value="0.0854287438" calcext:value-type="float">
            <text:p>0.0854287438</text:p>
          </table:table-cell>
          <table:table-cell office:value-type="float" office:value="-0.0702674882" calcext:value-type="float">
            <text:p>-0.0702674882</text:p>
          </table:table-cell>
          <table:table-cell office:value-type="float" office:value="-0.035890949" calcext:value-type="float">
            <text:p>-0.035890949</text:p>
          </table:table-cell>
          <table:table-cell office:value-type="float" office:value="0.0337753782" calcext:value-type="float">
            <text:p>0.0337753782</text:p>
          </table:table-cell>
          <table:table-cell office:value-type="float" office:value="0.0219754739" calcext:value-type="float">
            <text:p>0.0219754739</text:p>
          </table:table-cell>
          <table:table-cell office:value-type="float" office:value="0.0595143975" calcext:value-type="float">
            <text:p>0.0595143975</text:p>
          </table:table-cell>
          <table:table-cell office:value-type="float" office:value="-0.0890810506" calcext:value-type="float">
            <text:p>-0.0890810506</text:p>
          </table:table-cell>
          <table:table-cell office:value-type="float" office:value="0.0436073466" calcext:value-type="float">
            <text:p>0.0436073466</text:p>
          </table:table-cell>
          <table:table-cell office:value-type="float" office:value="0.0219357398" calcext:value-type="float">
            <text:p>0.0219357398</text:p>
          </table:table-cell>
        </table:table-row>
        <table:table-row table:style-name="ro1">
          <table:table-cell office:value-type="float" office:value="-0.0890538641" calcext:value-type="float">
            <text:p>-0.0890538641</text:p>
          </table:table-cell>
          <table:table-cell office:value-type="float" office:value="0.2096810425" calcext:value-type="float">
            <text:p>0.2096810425</text:p>
          </table:table-cell>
          <table:table-cell office:value-type="float" office:value="0.4774920899" calcext:value-type="float">
            <text:p>0.4774920899</text:p>
          </table:table-cell>
          <table:table-cell office:value-type="float" office:value="0.132818728" calcext:value-type="float">
            <text:p>0.132818728</text:p>
          </table:table-cell>
          <table:table-cell office:value-type="float" office:value="-0.3440313175" calcext:value-type="float">
            <text:p>-0.3440313175</text:p>
          </table:table-cell>
          <table:table-cell office:value-type="float" office:value="0.2621338584" calcext:value-type="float">
            <text:p>0.2621338584</text:p>
          </table:table-cell>
          <table:table-cell office:value-type="float" office:value="0.8808522983" calcext:value-type="float">
            <text:p>0.8808522983</text:p>
          </table:table-cell>
          <table:table-cell office:value-type="float" office:value="0.6278830659" calcext:value-type="float">
            <text:p>0.6278830659</text:p>
          </table:table-cell>
          <table:table-cell office:value-type="float" office:value="0.2203727884" calcext:value-type="float">
            <text:p>0.2203727884</text:p>
          </table:table-cell>
          <table:table-cell office:value-type="float" office:value="0.1506516789" calcext:value-type="float">
            <text:p>0.1506516789</text:p>
          </table:table-cell>
          <table:table-cell office:value-type="float" office:value="0.2117786872" calcext:value-type="float">
            <text:p>0.2117786872</text:p>
          </table:table-cell>
          <table:table-cell office:value-type="float" office:value="0.0020710962" calcext:value-type="float">
            <text:p>0.0020710962</text:p>
          </table:table-cell>
          <table:table-cell office:value-type="float" office:value="0.227118287" calcext:value-type="float">
            <text:p>0.227118287</text:p>
          </table:table-cell>
          <table:table-cell office:value-type="float" office:value="0.1662157151" calcext:value-type="float">
            <text:p>0.1662157151</text:p>
          </table:table-cell>
          <table:table-cell office:value-type="float" office:value="0.3411161006" calcext:value-type="float">
            <text:p>0.3411161006</text:p>
          </table:table-cell>
          <table:table-cell office:value-type="float" office:value="-0.4138652256" calcext:value-type="float">
            <text:p>-0.4138652256</text:p>
          </table:table-cell>
          <table:table-cell office:value-type="float" office:value="-0.1407380545" calcext:value-type="float">
            <text:p>-0.1407380545</text:p>
          </table:table-cell>
          <table:table-cell office:value-type="float" office:value="0.0548961943" calcext:value-type="float">
            <text:p>0.0548961943</text:p>
          </table:table-cell>
          <table:table-cell office:value-type="float" office:value="-0.1455444796" calcext:value-type="float">
            <text:p>-0.1455444796</text:p>
          </table:table-cell>
          <table:table-cell office:value-type="float" office:value="0.3505744197" calcext:value-type="float">
            <text:p>0.3505744197</text:p>
          </table:table-cell>
          <table:table-cell office:value-type="float" office:value="-0.0032074763" calcext:value-type="float">
            <text:p>-0.0032074763</text:p>
          </table:table-cell>
          <table:table-cell office:value-type="float" office:value="0.643221174" calcext:value-type="float">
            <text:p>0.643221174</text:p>
          </table:table-cell>
          <table:table-cell office:value-type="float" office:value="0.3413331799" calcext:value-type="float">
            <text:p>0.3413331799</text:p>
          </table:table-cell>
          <table:table-cell office:value-type="float" office:value="0.2145655635" calcext:value-type="float">
            <text:p>0.2145655635</text:p>
          </table:table-cell>
          <table:table-cell office:value-type="float" office:value="0.1861251994" calcext:value-type="float">
            <text:p>0.1861251994</text:p>
          </table:table-cell>
          <table:table-cell office:value-type="float" office:value="-0.1907896126" calcext:value-type="float">
            <text:p>-0.1907896126</text:p>
          </table:table-cell>
          <table:table-cell office:value-type="float" office:value="0.1599036234" calcext:value-type="float">
            <text:p>0.1599036234</text:p>
          </table:table-cell>
          <table:table-cell office:value-type="float" office:value="0.5124277525" calcext:value-type="float">
            <text:p>0.5124277525</text:p>
          </table:table-cell>
          <table:table-cell office:value-type="float" office:value="0.0688278396" calcext:value-type="float">
            <text:p>0.0688278396</text:p>
          </table:table-cell>
          <table:table-cell office:value-type="float" office:value="-0.0845868723" calcext:value-type="float">
            <text:p>-0.0845868723</text:p>
          </table:table-cell>
          <table:table-cell office:value-type="float" office:value="0.1552290805" calcext:value-type="float">
            <text:p>0.1552290805</text:p>
          </table:table-cell>
          <table:table-cell office:value-type="float" office:value="-0.0101054907" calcext:value-type="float">
            <text:p>-0.0101054907</text:p>
          </table:table-cell>
          <table:table-cell office:value-type="float" office:value="0.7762901411" calcext:value-type="float">
            <text:p>0.7762901411</text:p>
          </table:table-cell>
          <table:table-cell office:value-type="float" office:value="0.1195210236" calcext:value-type="float">
            <text:p>0.1195210236</text:p>
          </table:table-cell>
          <table:table-cell office:value-type="float" office:value="0.2333210464" calcext:value-type="float">
            <text:p>0.2333210464</text:p>
          </table:table-cell>
          <table:table-cell office:value-type="float" office:value="0.0847557927" calcext:value-type="float">
            <text:p>0.0847557927</text:p>
          </table:table-cell>
          <table:table-cell office:value-type="float" office:value="0.1954958217" calcext:value-type="float">
            <text:p>0.1954958217</text:p>
          </table:table-cell>
          <table:table-cell office:value-type="float" office:value="0.2430639224" calcext:value-type="float">
            <text:p>0.2430639224</text:p>
          </table:table-cell>
          <table:table-cell office:value-type="float" office:value="0.1133282812" calcext:value-type="float">
            <text:p>0.1133282812</text:p>
          </table:table-cell>
          <table:table-cell office:value-type="float" office:value="0.3143651856" calcext:value-type="float">
            <text:p>0.3143651856</text:p>
          </table:table-cell>
          <table:table-cell office:value-type="float" office:value="-0.0895282049" calcext:value-type="float">
            <text:p>-0.0895282049</text:p>
          </table:table-cell>
          <table:table-cell office:value-type="float" office:value="0.1313432539" calcext:value-type="float">
            <text:p>0.1313432539</text:p>
          </table:table-cell>
          <table:table-cell office:value-type="float" office:value="0.5305468821" calcext:value-type="float">
            <text:p>0.5305468821</text:p>
          </table:table-cell>
          <table:table-cell office:value-type="float" office:value="0.2587552236" calcext:value-type="float">
            <text:p>0.2587552236</text:p>
          </table:table-cell>
          <table:table-cell office:value-type="float" office:value="0.0133942663" calcext:value-type="float">
            <text:p>0.0133942663</text:p>
          </table:table-cell>
          <table:table-cell office:value-type="float" office:value="0.4581841275" calcext:value-type="float">
            <text:p>0.4581841275</text:p>
          </table:table-cell>
          <table:table-cell office:value-type="float" office:value="0.0997281839" calcext:value-type="float">
            <text:p>0.0997281839</text:p>
          </table:table-cell>
          <table:table-cell office:value-type="float" office:value="0.138655752" calcext:value-type="float">
            <text:p>0.138655752</text:p>
          </table:table-cell>
          <table:table-cell office:value-type="float" office:value="0.3981475638" calcext:value-type="float">
            <text:p>0.3981475638</text:p>
          </table:table-cell>
          <table:table-cell office:value-type="float" office:value="0.063087476" calcext:value-type="float">
            <text:p>0.063087476</text:p>
          </table:table-cell>
          <table:table-cell office:value-type="float" office:value="0.420175524" calcext:value-type="float">
            <text:p>0.420175524</text:p>
          </table:table-cell>
          <table:table-cell office:value-type="float" office:value="0.1243233785" calcext:value-type="float">
            <text:p>0.1243233785</text:p>
          </table:table-cell>
          <table:table-cell office:value-type="float" office:value="0.2379717059" calcext:value-type="float">
            <text:p>0.2379717059</text:p>
          </table:table-cell>
          <table:table-cell office:value-type="float" office:value="-0.0475858541" calcext:value-type="float">
            <text:p>-0.0475858541</text:p>
          </table:table-cell>
          <table:table-cell office:value-type="float" office:value="1" calcext:value-type="float">
            <text:p>1</text:p>
          </table:table-cell>
          <table:table-cell office:value-type="float" office:value="0.5044448955" calcext:value-type="float">
            <text:p>0.5044448955</text:p>
          </table:table-cell>
          <table:table-cell office:value-type="float" office:value="0.2193871718" calcext:value-type="float">
            <text:p>0.2193871718</text:p>
          </table:table-cell>
          <table:table-cell office:value-type="float" office:value="0.3208567918" calcext:value-type="float">
            <text:p>0.3208567918</text:p>
          </table:table-cell>
          <table:table-cell office:value-type="float" office:value="0.1968981229" calcext:value-type="float">
            <text:p>0.1968981229</text:p>
          </table:table-cell>
          <table:table-cell office:value-type="float" office:value="0.6552520855" calcext:value-type="float">
            <text:p>0.6552520855</text:p>
          </table:table-cell>
          <table:table-cell office:value-type="float" office:value="0.3757352292" calcext:value-type="float">
            <text:p>0.3757352292</text:p>
          </table:table-cell>
          <table:table-cell office:value-type="float" office:value="0.5234912372" calcext:value-type="float">
            <text:p>0.5234912372</text:p>
          </table:table-cell>
          <table:table-cell office:value-type="float" office:value="0.1358565442" calcext:value-type="float">
            <text:p>0.1358565442</text:p>
          </table:table-cell>
          <table:table-cell office:value-type="float" office:value="0.2510099762" calcext:value-type="float">
            <text:p>0.2510099762</text:p>
          </table:table-cell>
          <table:table-cell office:value-type="float" office:value="0.4103944886" calcext:value-type="float">
            <text:p>0.4103944886</text:p>
          </table:table-cell>
          <table:table-cell office:value-type="float" office:value="0.7265527728" calcext:value-type="float">
            <text:p>0.7265527728</text:p>
          </table:table-cell>
          <table:table-cell office:value-type="float" office:value="-0.2273997232" calcext:value-type="float">
            <text:p>-0.2273997232</text:p>
          </table:table-cell>
          <table:table-cell office:value-type="float" office:value="0.4073056427" calcext:value-type="float">
            <text:p>0.4073056427</text:p>
          </table:table-cell>
          <table:table-cell office:value-type="float" office:value="0.7469086385" calcext:value-type="float">
            <text:p>0.7469086385</text:p>
          </table:table-cell>
          <table:table-cell office:value-type="float" office:value="0.2999822783" calcext:value-type="float">
            <text:p>0.2999822783</text:p>
          </table:table-cell>
          <table:table-cell office:value-type="float" office:value="0.3635025873" calcext:value-type="float">
            <text:p>0.3635025873</text:p>
          </table:table-cell>
          <table:table-cell office:value-type="float" office:value="-0.2246522631" calcext:value-type="float">
            <text:p>-0.2246522631</text:p>
          </table:table-cell>
          <table:table-cell office:value-type="float" office:value="0.6171245706" calcext:value-type="float">
            <text:p>0.6171245706</text:p>
          </table:table-cell>
          <table:table-cell office:value-type="float" office:value="-0.1530580935" calcext:value-type="float">
            <text:p>-0.1530580935</text:p>
          </table:table-cell>
          <table:table-cell office:value-type="float" office:value="-0.2203501213" calcext:value-type="float">
            <text:p>-0.2203501213</text:p>
          </table:table-cell>
          <table:table-cell office:value-type="float" office:value="0.1374582058" calcext:value-type="float">
            <text:p>0.1374582058</text:p>
          </table:table-cell>
          <table:table-cell office:value-type="float" office:value="0.3049799472" calcext:value-type="float">
            <text:p>0.3049799472</text:p>
          </table:table-cell>
          <table:table-cell office:value-type="float" office:value="0.1155858194" calcext:value-type="float">
            <text:p>0.1155858194</text:p>
          </table:table-cell>
          <table:table-cell office:value-type="float" office:value="0.5097782319" calcext:value-type="float">
            <text:p>0.5097782319</text:p>
          </table:table-cell>
          <table:table-cell office:value-type="float" office:value="0.8669311248" calcext:value-type="float">
            <text:p>0.8669311248</text:p>
          </table:table-cell>
          <table:table-cell office:value-type="float" office:value="0.6749713867" calcext:value-type="float">
            <text:p>0.6749713867</text:p>
          </table:table-cell>
          <table:table-cell office:value-type="float" office:value="-0.0669501844" calcext:value-type="float">
            <text:p>-0.0669501844</text:p>
          </table:table-cell>
          <table:table-cell office:value-type="float" office:value="0.3879488019" calcext:value-type="float">
            <text:p>0.3879488019</text:p>
          </table:table-cell>
          <table:table-cell office:value-type="float" office:value="0.0466981331" calcext:value-type="float">
            <text:p>0.0466981331</text:p>
          </table:table-cell>
          <table:table-cell office:value-type="float" office:value="0.2431159806" calcext:value-type="float">
            <text:p>0.2431159806</text:p>
          </table:table-cell>
          <table:table-cell office:value-type="float" office:value="0.8452108605" calcext:value-type="float">
            <text:p>0.8452108605</text:p>
          </table:table-cell>
        </table:table-row>
        <table:table-row table:style-name="ro1">
          <table:table-cell office:value-type="float" office:value="-0.005297651" calcext:value-type="float">
            <text:p>-0.005297651</text:p>
          </table:table-cell>
          <table:table-cell office:value-type="float" office:value="0.2365841412" calcext:value-type="float">
            <text:p>0.2365841412</text:p>
          </table:table-cell>
          <table:table-cell office:value-type="float" office:value="0.1405571638" calcext:value-type="float">
            <text:p>0.1405571638</text:p>
          </table:table-cell>
          <table:table-cell office:value-type="float" office:value="0.1763496213" calcext:value-type="float">
            <text:p>0.1763496213</text:p>
          </table:table-cell>
          <table:table-cell office:value-type="float" office:value="-0.0652226147" calcext:value-type="float">
            <text:p>-0.0652226147</text:p>
          </table:table-cell>
          <table:table-cell office:value-type="float" office:value="0.1501184674" calcext:value-type="float">
            <text:p>0.1501184674</text:p>
          </table:table-cell>
          <table:table-cell office:value-type="float" office:value="0.5266683905" calcext:value-type="float">
            <text:p>0.5266683905</text:p>
          </table:table-cell>
          <table:table-cell office:value-type="float" office:value="0.3773041249" calcext:value-type="float">
            <text:p>0.3773041249</text:p>
          </table:table-cell>
          <table:table-cell office:value-type="float" office:value="-0.049501111" calcext:value-type="float">
            <text:p>-0.049501111</text:p>
          </table:table-cell>
          <table:table-cell office:value-type="float" office:value="0.0780732212" calcext:value-type="float">
            <text:p>0.0780732212</text:p>
          </table:table-cell>
          <table:table-cell office:value-type="float" office:value="0.0752670677" calcext:value-type="float">
            <text:p>0.0752670677</text:p>
          </table:table-cell>
          <table:table-cell office:value-type="float" office:value="0.0643643954" calcext:value-type="float">
            <text:p>0.0643643954</text:p>
          </table:table-cell>
          <table:table-cell office:value-type="float" office:value="0.1794236244" calcext:value-type="float">
            <text:p>0.1794236244</text:p>
          </table:table-cell>
          <table:table-cell office:value-type="float" office:value="-0.0106476489" calcext:value-type="float">
            <text:p>-0.0106476489</text:p>
          </table:table-cell>
          <table:table-cell office:value-type="float" office:value="0.2905307729" calcext:value-type="float">
            <text:p>0.2905307729</text:p>
          </table:table-cell>
          <table:table-cell office:value-type="float" office:value="-0.0745371583" calcext:value-type="float">
            <text:p>-0.0745371583</text:p>
          </table:table-cell>
          <table:table-cell office:value-type="float" office:value="-0.0446802818" calcext:value-type="float">
            <text:p>-0.0446802818</text:p>
          </table:table-cell>
          <table:table-cell office:value-type="float" office:value="0.0699172691" calcext:value-type="float">
            <text:p>0.0699172691</text:p>
          </table:table-cell>
          <table:table-cell office:value-type="float" office:value="0.0945025227" calcext:value-type="float">
            <text:p>0.0945025227</text:p>
          </table:table-cell>
          <table:table-cell office:value-type="float" office:value="0.168600271" calcext:value-type="float">
            <text:p>0.168600271</text:p>
          </table:table-cell>
          <table:table-cell office:value-type="float" office:value="-0.0364776158" calcext:value-type="float">
            <text:p>-0.0364776158</text:p>
          </table:table-cell>
          <table:table-cell office:value-type="float" office:value="0.3930169524" calcext:value-type="float">
            <text:p>0.3930169524</text:p>
          </table:table-cell>
          <table:table-cell office:value-type="float" office:value="0.3062155139" calcext:value-type="float">
            <text:p>0.3062155139</text:p>
          </table:table-cell>
          <table:table-cell office:value-type="float" office:value="0.0245852157" calcext:value-type="float">
            <text:p>0.0245852157</text:p>
          </table:table-cell>
          <table:table-cell office:value-type="float" office:value="0.112102151" calcext:value-type="float">
            <text:p>0.112102151</text:p>
          </table:table-cell>
          <table:table-cell office:value-type="float" office:value="0.0479198656" calcext:value-type="float">
            <text:p>0.0479198656</text:p>
          </table:table-cell>
          <table:table-cell office:value-type="float" office:value="-0.0391756963" calcext:value-type="float">
            <text:p>-0.0391756963</text:p>
          </table:table-cell>
          <table:table-cell office:value-type="float" office:value="0.2474635329" calcext:value-type="float">
            <text:p>0.2474635329</text:p>
          </table:table-cell>
          <table:table-cell office:value-type="float" office:value="0.0647095642" calcext:value-type="float">
            <text:p>0.0647095642</text:p>
          </table:table-cell>
          <table:table-cell office:value-type="float" office:value="-0.0935971765" calcext:value-type="float">
            <text:p>-0.0935971765</text:p>
          </table:table-cell>
          <table:table-cell office:value-type="float" office:value="0.1313640629" calcext:value-type="float">
            <text:p>0.1313640629</text:p>
          </table:table-cell>
          <table:table-cell office:value-type="float" office:value="-0.0240976594" calcext:value-type="float">
            <text:p>-0.0240976594</text:p>
          </table:table-cell>
          <table:table-cell office:value-type="float" office:value="0.4367329548" calcext:value-type="float">
            <text:p>0.4367329548</text:p>
          </table:table-cell>
          <table:table-cell office:value-type="float" office:value="-0.1169760999" calcext:value-type="float">
            <text:p>-0.1169760999</text:p>
          </table:table-cell>
          <table:table-cell office:value-type="float" office:value="0.123945135" calcext:value-type="float">
            <text:p>0.123945135</text:p>
          </table:table-cell>
          <table:table-cell office:value-type="float" office:value="-0.0427356774" calcext:value-type="float">
            <text:p>-0.0427356774</text:p>
          </table:table-cell>
          <table:table-cell office:value-type="float" office:value="0.1809812553" calcext:value-type="float">
            <text:p>0.1809812553</text:p>
          </table:table-cell>
          <table:table-cell office:value-type="float" office:value="0.2632803446" calcext:value-type="float">
            <text:p>0.2632803446</text:p>
          </table:table-cell>
          <table:table-cell office:value-type="float" office:value="0.1047482278" calcext:value-type="float">
            <text:p>0.1047482278</text:p>
          </table:table-cell>
          <table:table-cell office:value-type="float" office:value="0.3648635302" calcext:value-type="float">
            <text:p>0.3648635302</text:p>
          </table:table-cell>
          <table:table-cell office:value-type="float" office:value="-0.2883467809" calcext:value-type="float">
            <text:p>-0.2883467809</text:p>
          </table:table-cell>
          <table:table-cell office:value-type="float" office:value="0.1717056163" calcext:value-type="float">
            <text:p>0.1717056163</text:p>
          </table:table-cell>
          <table:table-cell office:value-type="float" office:value="0.1739423084" calcext:value-type="float">
            <text:p>0.1739423084</text:p>
          </table:table-cell>
          <table:table-cell office:value-type="float" office:value="0.1678804825" calcext:value-type="float">
            <text:p>0.1678804825</text:p>
          </table:table-cell>
          <table:table-cell office:value-type="float" office:value="0.1668517731" calcext:value-type="float">
            <text:p>0.1668517731</text:p>
          </table:table-cell>
          <table:table-cell office:value-type="float" office:value="0.1292734661" calcext:value-type="float">
            <text:p>0.1292734661</text:p>
          </table:table-cell>
          <table:table-cell office:value-type="float" office:value="-0.0850247806" calcext:value-type="float">
            <text:p>-0.0850247806</text:p>
          </table:table-cell>
          <table:table-cell office:value-type="float" office:value="0.2025561162" calcext:value-type="float">
            <text:p>0.2025561162</text:p>
          </table:table-cell>
          <table:table-cell office:value-type="float" office:value="0.1964022076" calcext:value-type="float">
            <text:p>0.1964022076</text:p>
          </table:table-cell>
          <table:table-cell office:value-type="float" office:value="0.0168268143" calcext:value-type="float">
            <text:p>0.0168268143</text:p>
          </table:table-cell>
          <table:table-cell office:value-type="float" office:value="0.2947923424" calcext:value-type="float">
            <text:p>0.2947923424</text:p>
          </table:table-cell>
          <table:table-cell office:value-type="float" office:value="0.0028851502" calcext:value-type="float">
            <text:p>0.0028851502</text:p>
          </table:table-cell>
          <table:table-cell office:value-type="float" office:value="0.1715236792" calcext:value-type="float">
            <text:p>0.1715236792</text:p>
          </table:table-cell>
          <table:table-cell office:value-type="float" office:value="-0.1698542337" calcext:value-type="float">
            <text:p>-0.1698542337</text:p>
          </table:table-cell>
          <table:table-cell office:value-type="float" office:value="0.5044448955" calcext:value-type="float">
            <text:p>0.5044448955</text:p>
          </table:table-cell>
          <table:table-cell office:value-type="float" office:value="1" calcext:value-type="float">
            <text:p>1</text:p>
          </table:table-cell>
          <table:table-cell office:value-type="float" office:value="0.1056766567" calcext:value-type="float">
            <text:p>0.1056766567</text:p>
          </table:table-cell>
          <table:table-cell office:value-type="float" office:value="0.3238412356" calcext:value-type="float">
            <text:p>0.3238412356</text:p>
          </table:table-cell>
          <table:table-cell office:value-type="float" office:value="0.3141442006" calcext:value-type="float">
            <text:p>0.3141442006</text:p>
          </table:table-cell>
          <table:table-cell office:value-type="float" office:value="0.2847359786" calcext:value-type="float">
            <text:p>0.2847359786</text:p>
          </table:table-cell>
          <table:table-cell office:value-type="float" office:value="0.3189369982" calcext:value-type="float">
            <text:p>0.3189369982</text:p>
          </table:table-cell>
          <table:table-cell office:value-type="float" office:value="0.359246101" calcext:value-type="float">
            <text:p>0.359246101</text:p>
          </table:table-cell>
          <table:table-cell office:value-type="float" office:value="0.127026867" calcext:value-type="float">
            <text:p>0.127026867</text:p>
          </table:table-cell>
          <table:table-cell office:value-type="float" office:value="0.1576635419" calcext:value-type="float">
            <text:p>0.1576635419</text:p>
          </table:table-cell>
          <table:table-cell office:value-type="float" office:value="0.0925431862" calcext:value-type="float">
            <text:p>0.0925431862</text:p>
          </table:table-cell>
          <table:table-cell office:value-type="float" office:value="0.3868223745" calcext:value-type="float">
            <text:p>0.3868223745</text:p>
          </table:table-cell>
          <table:table-cell office:value-type="float" office:value="-0.2879210869" calcext:value-type="float">
            <text:p>-0.2879210869</text:p>
          </table:table-cell>
          <table:table-cell office:value-type="float" office:value="0.3379201518" calcext:value-type="float">
            <text:p>0.3379201518</text:p>
          </table:table-cell>
          <table:table-cell office:value-type="float" office:value="0.4215832457" calcext:value-type="float">
            <text:p>0.4215832457</text:p>
          </table:table-cell>
          <table:table-cell office:value-type="float" office:value="0.1900001317" calcext:value-type="float">
            <text:p>0.1900001317</text:p>
          </table:table-cell>
          <table:table-cell office:value-type="float" office:value="0.2794319336" calcext:value-type="float">
            <text:p>0.2794319336</text:p>
          </table:table-cell>
          <table:table-cell office:value-type="float" office:value="-0.18960689" calcext:value-type="float">
            <text:p>-0.18960689</text:p>
          </table:table-cell>
          <table:table-cell office:value-type="float" office:value="0.2563134821" calcext:value-type="float">
            <text:p>0.2563134821</text:p>
          </table:table-cell>
          <table:table-cell office:value-type="float" office:value="0.0467975686" calcext:value-type="float">
            <text:p>0.0467975686</text:p>
          </table:table-cell>
          <table:table-cell office:value-type="float" office:value="-0.1793223764" calcext:value-type="float">
            <text:p>-0.1793223764</text:p>
          </table:table-cell>
          <table:table-cell office:value-type="float" office:value="0.0454362575" calcext:value-type="float">
            <text:p>0.0454362575</text:p>
          </table:table-cell>
          <table:table-cell office:value-type="float" office:value="0.1082578016" calcext:value-type="float">
            <text:p>0.1082578016</text:p>
          </table:table-cell>
          <table:table-cell office:value-type="float" office:value="0.2383046947" calcext:value-type="float">
            <text:p>0.2383046947</text:p>
          </table:table-cell>
          <table:table-cell office:value-type="float" office:value="0.2647158594" calcext:value-type="float">
            <text:p>0.2647158594</text:p>
          </table:table-cell>
          <table:table-cell office:value-type="float" office:value="0.4250322752" calcext:value-type="float">
            <text:p>0.4250322752</text:p>
          </table:table-cell>
          <table:table-cell office:value-type="float" office:value="0.3939076427" calcext:value-type="float">
            <text:p>0.3939076427</text:p>
          </table:table-cell>
          <table:table-cell office:value-type="float" office:value="-0.0667309642" calcext:value-type="float">
            <text:p>-0.0667309642</text:p>
          </table:table-cell>
          <table:table-cell office:value-type="float" office:value="0.2286000069" calcext:value-type="float">
            <text:p>0.2286000069</text:p>
          </table:table-cell>
          <table:table-cell office:value-type="float" office:value="0.0317159885" calcext:value-type="float">
            <text:p>0.0317159885</text:p>
          </table:table-cell>
          <table:table-cell office:value-type="float" office:value="0.2300288105" calcext:value-type="float">
            <text:p>0.2300288105</text:p>
          </table:table-cell>
          <table:table-cell office:value-type="float" office:value="0.476728824" calcext:value-type="float">
            <text:p>0.476728824</text:p>
          </table:table-cell>
        </table:table-row>
        <table:table-row table:style-name="ro1">
          <table:table-cell office:value-type="float" office:value="0.0618256895" calcext:value-type="float">
            <text:p>0.0618256895</text:p>
          </table:table-cell>
          <table:table-cell office:value-type="float" office:value="0.0468551764" calcext:value-type="float">
            <text:p>0.0468551764</text:p>
          </table:table-cell>
          <table:table-cell office:value-type="float" office:value="0.0016909783" calcext:value-type="float">
            <text:p>0.0016909783</text:p>
          </table:table-cell>
          <table:table-cell office:value-type="float" office:value="-0.0410024359" calcext:value-type="float">
            <text:p>-0.0410024359</text:p>
          </table:table-cell>
          <table:table-cell office:value-type="float" office:value="-0.0141821899" calcext:value-type="float">
            <text:p>-0.0141821899</text:p>
          </table:table-cell>
          <table:table-cell office:value-type="float" office:value="0.0506611181" calcext:value-type="float">
            <text:p>0.0506611181</text:p>
          </table:table-cell>
          <table:table-cell office:value-type="float" office:value="0.2136229544" calcext:value-type="float">
            <text:p>0.2136229544</text:p>
          </table:table-cell>
          <table:table-cell office:value-type="float" office:value="0.2064769916" calcext:value-type="float">
            <text:p>0.2064769916</text:p>
          </table:table-cell>
          <table:table-cell office:value-type="float" office:value="0.0141733596" calcext:value-type="float">
            <text:p>0.0141733596</text:p>
          </table:table-cell>
          <table:table-cell office:value-type="float" office:value="-0.0613440147" calcext:value-type="float">
            <text:p>-0.0613440147</text:p>
          </table:table-cell>
          <table:table-cell office:value-type="float" office:value="0.0198263705" calcext:value-type="float">
            <text:p>0.0198263705</text:p>
          </table:table-cell>
          <table:table-cell office:value-type="float" office:value="0.0075057259" calcext:value-type="float">
            <text:p>0.0075057259</text:p>
          </table:table-cell>
          <table:table-cell office:value-type="float" office:value="0.1993782775" calcext:value-type="float">
            <text:p>0.1993782775</text:p>
          </table:table-cell>
          <table:table-cell office:value-type="float" office:value="0.1394179945" calcext:value-type="float">
            <text:p>0.1394179945</text:p>
          </table:table-cell>
          <table:table-cell office:value-type="float" office:value="0.2181749766" calcext:value-type="float">
            <text:p>0.2181749766</text:p>
          </table:table-cell>
          <table:table-cell office:value-type="float" office:value="0.0372186324" calcext:value-type="float">
            <text:p>0.0372186324</text:p>
          </table:table-cell>
          <table:table-cell office:value-type="float" office:value="-0.016648673" calcext:value-type="float">
            <text:p>-0.016648673</text:p>
          </table:table-cell>
          <table:table-cell office:value-type="float" office:value="0.0144595356" calcext:value-type="float">
            <text:p>0.0144595356</text:p>
          </table:table-cell>
          <table:table-cell office:value-type="float" office:value="0.1074762427" calcext:value-type="float">
            <text:p>0.1074762427</text:p>
          </table:table-cell>
          <table:table-cell office:value-type="float" office:value="-0.0231458297" calcext:value-type="float">
            <text:p>-0.0231458297</text:p>
          </table:table-cell>
          <table:table-cell office:value-type="float" office:value="0.0102568697" calcext:value-type="float">
            <text:p>0.0102568697</text:p>
          </table:table-cell>
          <table:table-cell office:value-type="float" office:value="0.0611852037" calcext:value-type="float">
            <text:p>0.0611852037</text:p>
          </table:table-cell>
          <table:table-cell office:value-type="float" office:value="0.0038802851" calcext:value-type="float">
            <text:p>0.0038802851</text:p>
          </table:table-cell>
          <table:table-cell office:value-type="float" office:value="0.0367499904" calcext:value-type="float">
            <text:p>0.0367499904</text:p>
          </table:table-cell>
          <table:table-cell office:value-type="float" office:value="0.0824277703" calcext:value-type="float">
            <text:p>0.0824277703</text:p>
          </table:table-cell>
          <table:table-cell office:value-type="float" office:value="0.1391034516" calcext:value-type="float">
            <text:p>0.1391034516</text:p>
          </table:table-cell>
          <table:table-cell office:value-type="float" office:value="0.0424395744" calcext:value-type="float">
            <text:p>0.0424395744</text:p>
          </table:table-cell>
          <table:table-cell office:value-type="float" office:value="0.2326081947" calcext:value-type="float">
            <text:p>0.2326081947</text:p>
          </table:table-cell>
          <table:table-cell office:value-type="float" office:value="0.1039257875" calcext:value-type="float">
            <text:p>0.1039257875</text:p>
          </table:table-cell>
          <table:table-cell office:value-type="float" office:value="0.1252024388" calcext:value-type="float">
            <text:p>0.1252024388</text:p>
          </table:table-cell>
          <table:table-cell office:value-type="float" office:value="0.2533488141" calcext:value-type="float">
            <text:p>0.2533488141</text:p>
          </table:table-cell>
          <table:table-cell office:value-type="float" office:value="-0.1295886105" calcext:value-type="float">
            <text:p>-0.1295886105</text:p>
          </table:table-cell>
          <table:table-cell office:value-type="float" office:value="0.1854542647" calcext:value-type="float">
            <text:p>0.1854542647</text:p>
          </table:table-cell>
          <table:table-cell office:value-type="float" office:value="-0.0457968827" calcext:value-type="float">
            <text:p>-0.0457968827</text:p>
          </table:table-cell>
          <table:table-cell office:value-type="float" office:value="0.0500309496" calcext:value-type="float">
            <text:p>0.0500309496</text:p>
          </table:table-cell>
          <table:table-cell office:value-type="float" office:value="-0.0116400636" calcext:value-type="float">
            <text:p>-0.0116400636</text:p>
          </table:table-cell>
          <table:table-cell office:value-type="float" office:value="0.1067181127" calcext:value-type="float">
            <text:p>0.1067181127</text:p>
          </table:table-cell>
          <table:table-cell office:value-type="float" office:value="0.1388889264" calcext:value-type="float">
            <text:p>0.1388889264</text:p>
          </table:table-cell>
          <table:table-cell office:value-type="float" office:value="0.1642311604" calcext:value-type="float">
            <text:p>0.1642311604</text:p>
          </table:table-cell>
          <table:table-cell office:value-type="float" office:value="0.1209967029" calcext:value-type="float">
            <text:p>0.1209967029</text:p>
          </table:table-cell>
          <table:table-cell office:value-type="float" office:value="0.1231552535" calcext:value-type="float">
            <text:p>0.1231552535</text:p>
          </table:table-cell>
          <table:table-cell office:value-type="float" office:value="-0.0333762242" calcext:value-type="float">
            <text:p>-0.0333762242</text:p>
          </table:table-cell>
          <table:table-cell office:value-type="float" office:value="0.0725861861" calcext:value-type="float">
            <text:p>0.0725861861</text:p>
          </table:table-cell>
          <table:table-cell office:value-type="float" office:value="0.0969054994" calcext:value-type="float">
            <text:p>0.0969054994</text:p>
          </table:table-cell>
          <table:table-cell office:value-type="float" office:value="0.0539773039" calcext:value-type="float">
            <text:p>0.0539773039</text:p>
          </table:table-cell>
          <table:table-cell office:value-type="float" office:value="0.0880954738" calcext:value-type="float">
            <text:p>0.0880954738</text:p>
          </table:table-cell>
          <table:table-cell office:value-type="float" office:value="0.0937872873" calcext:value-type="float">
            <text:p>0.0937872873</text:p>
          </table:table-cell>
          <table:table-cell office:value-type="float" office:value="0.0403177158" calcext:value-type="float">
            <text:p>0.0403177158</text:p>
          </table:table-cell>
          <table:table-cell office:value-type="float" office:value="0.1809957872" calcext:value-type="float">
            <text:p>0.1809957872</text:p>
          </table:table-cell>
          <table:table-cell office:value-type="float" office:value="-0.0559350948" calcext:value-type="float">
            <text:p>-0.0559350948</text:p>
          </table:table-cell>
          <table:table-cell office:value-type="float" office:value="0.0471019066" calcext:value-type="float">
            <text:p>0.0471019066</text:p>
          </table:table-cell>
          <table:table-cell office:value-type="float" office:value="-0.1592435707" calcext:value-type="float">
            <text:p>-0.1592435707</text:p>
          </table:table-cell>
          <table:table-cell office:value-type="float" office:value="0.062400389" calcext:value-type="float">
            <text:p>0.062400389</text:p>
          </table:table-cell>
          <table:table-cell office:value-type="float" office:value="0.064464746" calcext:value-type="float">
            <text:p>0.064464746</text:p>
          </table:table-cell>
          <table:table-cell office:value-type="float" office:value="0.2193871718" calcext:value-type="float">
            <text:p>0.2193871718</text:p>
          </table:table-cell>
          <table:table-cell office:value-type="float" office:value="0.1056766567" calcext:value-type="float">
            <text:p>0.1056766567</text:p>
          </table:table-cell>
          <table:table-cell office:value-type="float" office:value="1" calcext:value-type="float">
            <text:p>1</text:p>
          </table:table-cell>
          <table:table-cell office:value-type="float" office:value="-0.0085352583" calcext:value-type="float">
            <text:p>-0.0085352583</text:p>
          </table:table-cell>
          <table:table-cell office:value-type="float" office:value="0.067391891" calcext:value-type="float">
            <text:p>0.067391891</text:p>
          </table:table-cell>
          <table:table-cell office:value-type="float" office:value="0.0831963753" calcext:value-type="float">
            <text:p>0.0831963753</text:p>
          </table:table-cell>
          <table:table-cell office:value-type="float" office:value="0.0385639834" calcext:value-type="float">
            <text:p>0.0385639834</text:p>
          </table:table-cell>
          <table:table-cell office:value-type="float" office:value="0.2215197575" calcext:value-type="float">
            <text:p>0.2215197575</text:p>
          </table:table-cell>
          <table:table-cell office:value-type="float" office:value="0.0972938537" calcext:value-type="float">
            <text:p>0.0972938537</text:p>
          </table:table-cell>
          <table:table-cell office:value-type="float" office:value="0.0518548507" calcext:value-type="float">
            <text:p>0.0518548507</text:p>
          </table:table-cell>
          <table:table-cell office:value-type="float" office:value="0.0551590636" calcext:value-type="float">
            <text:p>0.0551590636</text:p>
          </table:table-cell>
          <table:table-cell office:value-type="float" office:value="0.1230985305" calcext:value-type="float">
            <text:p>0.1230985305</text:p>
          </table:table-cell>
          <table:table-cell office:value-type="float" office:value="-0.0042262138" calcext:value-type="float">
            <text:p>-0.0042262138</text:p>
          </table:table-cell>
          <table:table-cell office:value-type="float" office:value="0.1678905158" calcext:value-type="float">
            <text:p>0.1678905158</text:p>
          </table:table-cell>
          <table:table-cell office:value-type="float" office:value="0.1698796071" calcext:value-type="float">
            <text:p>0.1698796071</text:p>
          </table:table-cell>
          <table:table-cell office:value-type="float" office:value="0.2106615111" calcext:value-type="float">
            <text:p>0.2106615111</text:p>
          </table:table-cell>
          <table:table-cell office:value-type="float" office:value="-0.010461056" calcext:value-type="float">
            <text:p>-0.010461056</text:p>
          </table:table-cell>
          <table:table-cell office:value-type="float" office:value="-0.1276638005" calcext:value-type="float">
            <text:p>-0.1276638005</text:p>
          </table:table-cell>
          <table:table-cell office:value-type="float" office:value="0.0544846451" calcext:value-type="float">
            <text:p>0.0544846451</text:p>
          </table:table-cell>
          <table:table-cell office:value-type="float" office:value="-0.1277781468" calcext:value-type="float">
            <text:p>-0.1277781468</text:p>
          </table:table-cell>
          <table:table-cell office:value-type="float" office:value="-0.0093188502" calcext:value-type="float">
            <text:p>-0.0093188502</text:p>
          </table:table-cell>
          <table:table-cell office:value-type="float" office:value="-0.050325047" calcext:value-type="float">
            <text:p>-0.050325047</text:p>
          </table:table-cell>
          <table:table-cell office:value-type="float" office:value="-0.1587016747" calcext:value-type="float">
            <text:p>-0.1587016747</text:p>
          </table:table-cell>
          <table:table-cell office:value-type="float" office:value="-0.0024605745" calcext:value-type="float">
            <text:p>-0.0024605745</text:p>
          </table:table-cell>
          <table:table-cell office:value-type="float" office:value="0.0071355165" calcext:value-type="float">
            <text:p>0.0071355165</text:p>
          </table:table-cell>
          <table:table-cell office:value-type="float" office:value="0.1537715564" calcext:value-type="float">
            <text:p>0.1537715564</text:p>
          </table:table-cell>
          <table:table-cell office:value-type="float" office:value="0.1464695298" calcext:value-type="float">
            <text:p>0.1464695298</text:p>
          </table:table-cell>
          <table:table-cell office:value-type="float" office:value="-0.0773748335" calcext:value-type="float">
            <text:p>-0.0773748335</text:p>
          </table:table-cell>
          <table:table-cell office:value-type="float" office:value="0.1062554422" calcext:value-type="float">
            <text:p>0.1062554422</text:p>
          </table:table-cell>
          <table:table-cell office:value-type="float" office:value="0.0202436964" calcext:value-type="float">
            <text:p>0.0202436964</text:p>
          </table:table-cell>
          <table:table-cell office:value-type="float" office:value="0.0518719252" calcext:value-type="float">
            <text:p>0.0518719252</text:p>
          </table:table-cell>
          <table:table-cell office:value-type="float" office:value="0.1924302303" calcext:value-type="float">
            <text:p>0.1924302303</text:p>
          </table:table-cell>
        </table:table-row>
        <table:table-row table:style-name="ro1">
          <table:table-cell office:value-type="float" office:value="-0.050038854" calcext:value-type="float">
            <text:p>-0.050038854</text:p>
          </table:table-cell>
          <table:table-cell office:value-type="float" office:value="0.1910992655" calcext:value-type="float">
            <text:p>0.1910992655</text:p>
          </table:table-cell>
          <table:table-cell office:value-type="float" office:value="0.1941524145" calcext:value-type="float">
            <text:p>0.1941524145</text:p>
          </table:table-cell>
          <table:table-cell office:value-type="float" office:value="0.1849614311" calcext:value-type="float">
            <text:p>0.1849614311</text:p>
          </table:table-cell>
          <table:table-cell office:value-type="float" office:value="-0.0501613178" calcext:value-type="float">
            <text:p>-0.0501613178</text:p>
          </table:table-cell>
          <table:table-cell office:value-type="float" office:value="0.0797215105" calcext:value-type="float">
            <text:p>0.0797215105</text:p>
          </table:table-cell>
          <table:table-cell office:value-type="float" office:value="0.3346127442" calcext:value-type="float">
            <text:p>0.3346127442</text:p>
          </table:table-cell>
          <table:table-cell office:value-type="float" office:value="0.3027569536" calcext:value-type="float">
            <text:p>0.3027569536</text:p>
          </table:table-cell>
          <table:table-cell office:value-type="float" office:value="-0.142226747" calcext:value-type="float">
            <text:p>-0.142226747</text:p>
          </table:table-cell>
          <table:table-cell office:value-type="float" office:value="0.1277689731" calcext:value-type="float">
            <text:p>0.1277689731</text:p>
          </table:table-cell>
          <table:table-cell office:value-type="float" office:value="0.0397738073" calcext:value-type="float">
            <text:p>0.0397738073</text:p>
          </table:table-cell>
          <table:table-cell office:value-type="float" office:value="-0.0258331104" calcext:value-type="float">
            <text:p>-0.0258331104</text:p>
          </table:table-cell>
          <table:table-cell office:value-type="float" office:value="0.1269204454" calcext:value-type="float">
            <text:p>0.1269204454</text:p>
          </table:table-cell>
          <table:table-cell office:value-type="float" office:value="0.0250330054" calcext:value-type="float">
            <text:p>0.0250330054</text:p>
          </table:table-cell>
          <table:table-cell office:value-type="float" office:value="-0.1176168486" calcext:value-type="float">
            <text:p>-0.1176168486</text:p>
          </table:table-cell>
          <table:table-cell office:value-type="float" office:value="-0.2833128724" calcext:value-type="float">
            <text:p>-0.2833128724</text:p>
          </table:table-cell>
          <table:table-cell office:value-type="float" office:value="-0.0663934806" calcext:value-type="float">
            <text:p>-0.0663934806</text:p>
          </table:table-cell>
          <table:table-cell office:value-type="float" office:value="0.106010047" calcext:value-type="float">
            <text:p>0.106010047</text:p>
          </table:table-cell>
          <table:table-cell office:value-type="float" office:value="0.1619222898" calcext:value-type="float">
            <text:p>0.1619222898</text:p>
          </table:table-cell>
          <table:table-cell office:value-type="float" office:value="0.033541912" calcext:value-type="float">
            <text:p>0.033541912</text:p>
          </table:table-cell>
          <table:table-cell office:value-type="float" office:value="-0.1364845461" calcext:value-type="float">
            <text:p>-0.1364845461</text:p>
          </table:table-cell>
          <table:table-cell office:value-type="float" office:value="0.224848001" calcext:value-type="float">
            <text:p>0.224848001</text:p>
          </table:table-cell>
          <table:table-cell office:value-type="float" office:value="0.0755537669" calcext:value-type="float">
            <text:p>0.0755537669</text:p>
          </table:table-cell>
          <table:table-cell office:value-type="float" office:value="0.0790956712" calcext:value-type="float">
            <text:p>0.0790956712</text:p>
          </table:table-cell>
          <table:table-cell office:value-type="float" office:value="0.0876411313" calcext:value-type="float">
            <text:p>0.0876411313</text:p>
          </table:table-cell>
          <table:table-cell office:value-type="float" office:value="0.0420725968" calcext:value-type="float">
            <text:p>0.0420725968</text:p>
          </table:table-cell>
          <table:table-cell office:value-type="float" office:value="0.1334492366" calcext:value-type="float">
            <text:p>0.1334492366</text:p>
          </table:table-cell>
          <table:table-cell office:value-type="float" office:value="0.2094492568" calcext:value-type="float">
            <text:p>0.2094492568</text:p>
          </table:table-cell>
          <table:table-cell office:value-type="float" office:value="0.0578809554" calcext:value-type="float">
            <text:p>0.0578809554</text:p>
          </table:table-cell>
          <table:table-cell office:value-type="float" office:value="-0.0271320253" calcext:value-type="float">
            <text:p>-0.0271320253</text:p>
          </table:table-cell>
          <table:table-cell office:value-type="float" office:value="0.124853217" calcext:value-type="float">
            <text:p>0.124853217</text:p>
          </table:table-cell>
          <table:table-cell office:value-type="float" office:value="0.0344717984" calcext:value-type="float">
            <text:p>0.0344717984</text:p>
          </table:table-cell>
          <table:table-cell office:value-type="float" office:value="0.4253289878" calcext:value-type="float">
            <text:p>0.4253289878</text:p>
          </table:table-cell>
          <table:table-cell office:value-type="float" office:value="-0.1134394677" calcext:value-type="float">
            <text:p>-0.1134394677</text:p>
          </table:table-cell>
          <table:table-cell office:value-type="float" office:value="-0.0481729805" calcext:value-type="float">
            <text:p>-0.0481729805</text:p>
          </table:table-cell>
          <table:table-cell office:value-type="float" office:value="-0.1070073397" calcext:value-type="float">
            <text:p>-0.1070073397</text:p>
          </table:table-cell>
          <table:table-cell office:value-type="float" office:value="0.0312384589" calcext:value-type="float">
            <text:p>0.0312384589</text:p>
          </table:table-cell>
          <table:table-cell office:value-type="float" office:value="-0.0383055512" calcext:value-type="float">
            <text:p>-0.0383055512</text:p>
          </table:table-cell>
          <table:table-cell office:value-type="float" office:value="0.1598186704" calcext:value-type="float">
            <text:p>0.1598186704</text:p>
          </table:table-cell>
          <table:table-cell office:value-type="float" office:value="0.153115875" calcext:value-type="float">
            <text:p>0.153115875</text:p>
          </table:table-cell>
          <table:table-cell office:value-type="float" office:value="-0.1401497517" calcext:value-type="float">
            <text:p>-0.1401497517</text:p>
          </table:table-cell>
          <table:table-cell office:value-type="float" office:value="0.0723415353" calcext:value-type="float">
            <text:p>0.0723415353</text:p>
          </table:table-cell>
          <table:table-cell office:value-type="float" office:value="0.0641510314" calcext:value-type="float">
            <text:p>0.0641510314</text:p>
          </table:table-cell>
          <table:table-cell office:value-type="float" office:value="0.1719833946" calcext:value-type="float">
            <text:p>0.1719833946</text:p>
          </table:table-cell>
          <table:table-cell office:value-type="float" office:value="0.1094455525" calcext:value-type="float">
            <text:p>0.1094455525</text:p>
          </table:table-cell>
          <table:table-cell office:value-type="float" office:value="0.1012104151" calcext:value-type="float">
            <text:p>0.1012104151</text:p>
          </table:table-cell>
          <table:table-cell office:value-type="float" office:value="0.0933951957" calcext:value-type="float">
            <text:p>0.0933951957</text:p>
          </table:table-cell>
          <table:table-cell office:value-type="float" office:value="0.155516428" calcext:value-type="float">
            <text:p>0.155516428</text:p>
          </table:table-cell>
          <table:table-cell office:value-type="float" office:value="0.1641390521" calcext:value-type="float">
            <text:p>0.1641390521</text:p>
          </table:table-cell>
          <table:table-cell office:value-type="float" office:value="0.0807100644" calcext:value-type="float">
            <text:p>0.0807100644</text:p>
          </table:table-cell>
          <table:table-cell office:value-type="float" office:value="0.2126100436" calcext:value-type="float">
            <text:p>0.2126100436</text:p>
          </table:table-cell>
          <table:table-cell office:value-type="float" office:value="0.0234394215" calcext:value-type="float">
            <text:p>0.0234394215</text:p>
          </table:table-cell>
          <table:table-cell office:value-type="float" office:value="0.2716524928" calcext:value-type="float">
            <text:p>0.2716524928</text:p>
          </table:table-cell>
          <table:table-cell office:value-type="float" office:value="-0.0137425264" calcext:value-type="float">
            <text:p>-0.0137425264</text:p>
          </table:table-cell>
          <table:table-cell office:value-type="float" office:value="0.3208567918" calcext:value-type="float">
            <text:p>0.3208567918</text:p>
          </table:table-cell>
          <table:table-cell office:value-type="float" office:value="0.3238412356" calcext:value-type="float">
            <text:p>0.3238412356</text:p>
          </table:table-cell>
          <table:table-cell office:value-type="float" office:value="-0.0085352583" calcext:value-type="float">
            <text:p>-0.0085352583</text:p>
          </table:table-cell>
          <table:table-cell office:value-type="float" office:value="1" calcext:value-type="float">
            <text:p>1</text:p>
          </table:table-cell>
          <table:table-cell office:value-type="float" office:value="0.1118524359" calcext:value-type="float">
            <text:p>0.1118524359</text:p>
          </table:table-cell>
          <table:table-cell office:value-type="float" office:value="0.2406341841" calcext:value-type="float">
            <text:p>0.2406341841</text:p>
          </table:table-cell>
          <table:table-cell office:value-type="float" office:value="0.0401698967" calcext:value-type="float">
            <text:p>0.0401698967</text:p>
          </table:table-cell>
          <table:table-cell office:value-type="float" office:value="0.2137801155" calcext:value-type="float">
            <text:p>0.2137801155</text:p>
          </table:table-cell>
          <table:table-cell office:value-type="float" office:value="0.1258836523" calcext:value-type="float">
            <text:p>0.1258836523</text:p>
          </table:table-cell>
          <table:table-cell office:value-type="float" office:value="-0.0030343071" calcext:value-type="float">
            <text:p>-0.0030343071</text:p>
          </table:table-cell>
          <table:table-cell office:value-type="float" office:value="0.1452036891" calcext:value-type="float">
            <text:p>0.1452036891</text:p>
          </table:table-cell>
          <table:table-cell office:value-type="float" office:value="0.2578874841" calcext:value-type="float">
            <text:p>0.2578874841</text:p>
          </table:table-cell>
          <table:table-cell office:value-type="float" office:value="-0.1511825157" calcext:value-type="float">
            <text:p>-0.1511825157</text:p>
          </table:table-cell>
          <table:table-cell office:value-type="float" office:value="0.0429323535" calcext:value-type="float">
            <text:p>0.0429323535</text:p>
          </table:table-cell>
          <table:table-cell office:value-type="float" office:value="0.3374533604" calcext:value-type="float">
            <text:p>0.3374533604</text:p>
          </table:table-cell>
          <table:table-cell office:value-type="float" office:value="0.1964467087" calcext:value-type="float">
            <text:p>0.1964467087</text:p>
          </table:table-cell>
          <table:table-cell office:value-type="float" office:value="0.2945525974" calcext:value-type="float">
            <text:p>0.2945525974</text:p>
          </table:table-cell>
          <table:table-cell office:value-type="float" office:value="-0.0069930145" calcext:value-type="float">
            <text:p>-0.0069930145</text:p>
          </table:table-cell>
          <table:table-cell office:value-type="float" office:value="0.2013537219" calcext:value-type="float">
            <text:p>0.2013537219</text:p>
          </table:table-cell>
          <table:table-cell office:value-type="float" office:value="0.050252341" calcext:value-type="float">
            <text:p>0.050252341</text:p>
          </table:table-cell>
          <table:table-cell office:value-type="float" office:value="-0.0740503547" calcext:value-type="float">
            <text:p>-0.0740503547</text:p>
          </table:table-cell>
          <table:table-cell office:value-type="float" office:value="0.0970222612" calcext:value-type="float">
            <text:p>0.0970222612</text:p>
          </table:table-cell>
          <table:table-cell office:value-type="float" office:value="-0.0363089444" calcext:value-type="float">
            <text:p>-0.0363089444</text:p>
          </table:table-cell>
          <table:table-cell office:value-type="float" office:value="0.1470607742" calcext:value-type="float">
            <text:p>0.1470607742</text:p>
          </table:table-cell>
          <table:table-cell office:value-type="float" office:value="0.3498155699" calcext:value-type="float">
            <text:p>0.3498155699</text:p>
          </table:table-cell>
          <table:table-cell office:value-type="float" office:value="0.3379399161" calcext:value-type="float">
            <text:p>0.3379399161</text:p>
          </table:table-cell>
          <table:table-cell office:value-type="float" office:value="0.3641651887" calcext:value-type="float">
            <text:p>0.3641651887</text:p>
          </table:table-cell>
          <table:table-cell office:value-type="float" office:value="-0.0530330388" calcext:value-type="float">
            <text:p>-0.0530330388</text:p>
          </table:table-cell>
          <table:table-cell office:value-type="float" office:value="0.2135026962" calcext:value-type="float">
            <text:p>0.2135026962</text:p>
          </table:table-cell>
          <table:table-cell office:value-type="float" office:value="0.2654544397" calcext:value-type="float">
            <text:p>0.2654544397</text:p>
          </table:table-cell>
          <table:table-cell office:value-type="float" office:value="0.1766648091" calcext:value-type="float">
            <text:p>0.1766648091</text:p>
          </table:table-cell>
          <table:table-cell office:value-type="float" office:value="0.3226583795" calcext:value-type="float">
            <text:p>0.3226583795</text:p>
          </table:table-cell>
        </table:table-row>
        <table:table-row table:style-name="ro1">
          <table:table-cell office:value-type="float" office:value="0.1768228861" calcext:value-type="float">
            <text:p>0.1768228861</text:p>
          </table:table-cell>
          <table:table-cell office:value-type="float" office:value="0.0425727312" calcext:value-type="float">
            <text:p>0.0425727312</text:p>
          </table:table-cell>
          <table:table-cell office:value-type="float" office:value="0.0964629778" calcext:value-type="float">
            <text:p>0.0964629778</text:p>
          </table:table-cell>
          <table:table-cell office:value-type="float" office:value="0.0452123514" calcext:value-type="float">
            <text:p>0.0452123514</text:p>
          </table:table-cell>
          <table:table-cell office:value-type="float" office:value="0.117311905" calcext:value-type="float">
            <text:p>0.117311905</text:p>
          </table:table-cell>
          <table:table-cell office:value-type="float" office:value="-0.0156774035" calcext:value-type="float">
            <text:p>-0.0156774035</text:p>
          </table:table-cell>
          <table:table-cell office:value-type="float" office:value="0.2578223718" calcext:value-type="float">
            <text:p>0.2578223718</text:p>
          </table:table-cell>
          <table:table-cell office:value-type="float" office:value="0.1016843854" calcext:value-type="float">
            <text:p>0.1016843854</text:p>
          </table:table-cell>
          <table:table-cell office:value-type="float" office:value="-0.0955166636" calcext:value-type="float">
            <text:p>-0.0955166636</text:p>
          </table:table-cell>
          <table:table-cell office:value-type="float" office:value="-0.0481903547" calcext:value-type="float">
            <text:p>-0.0481903547</text:p>
          </table:table-cell>
          <table:table-cell office:value-type="float" office:value="0.0372918394" calcext:value-type="float">
            <text:p>0.0372918394</text:p>
          </table:table-cell>
          <table:table-cell office:value-type="float" office:value="0.0328400595" calcext:value-type="float">
            <text:p>0.0328400595</text:p>
          </table:table-cell>
          <table:table-cell office:value-type="float" office:value="0.1342359667" calcext:value-type="float">
            <text:p>0.1342359667</text:p>
          </table:table-cell>
          <table:table-cell office:value-type="float" office:value="0.1613157969" calcext:value-type="float">
            <text:p>0.1613157969</text:p>
          </table:table-cell>
          <table:table-cell office:value-type="float" office:value="0.0346144703" calcext:value-type="float">
            <text:p>0.0346144703</text:p>
          </table:table-cell>
          <table:table-cell office:value-type="float" office:value="-0.1343174578" calcext:value-type="float">
            <text:p>-0.1343174578</text:p>
          </table:table-cell>
          <table:table-cell office:value-type="float" office:value="-0.0935403458" calcext:value-type="float">
            <text:p>-0.0935403458</text:p>
          </table:table-cell>
          <table:table-cell office:value-type="float" office:value="-0.0096830902" calcext:value-type="float">
            <text:p>-0.0096830902</text:p>
          </table:table-cell>
          <table:table-cell office:value-type="float" office:value="0.1003148007" calcext:value-type="float">
            <text:p>0.1003148007</text:p>
          </table:table-cell>
          <table:table-cell office:value-type="float" office:value="-0.0227575466" calcext:value-type="float">
            <text:p>-0.0227575466</text:p>
          </table:table-cell>
          <table:table-cell office:value-type="float" office:value="0.0282979077" calcext:value-type="float">
            <text:p>0.0282979077</text:p>
          </table:table-cell>
          <table:table-cell office:value-type="float" office:value="0.2518190326" calcext:value-type="float">
            <text:p>0.2518190326</text:p>
          </table:table-cell>
          <table:table-cell office:value-type="float" office:value="0.189766921" calcext:value-type="float">
            <text:p>0.189766921</text:p>
          </table:table-cell>
          <table:table-cell office:value-type="float" office:value="0.0411543317" calcext:value-type="float">
            <text:p>0.0411543317</text:p>
          </table:table-cell>
          <table:table-cell office:value-type="float" office:value="0.1220915518" calcext:value-type="float">
            <text:p>0.1220915518</text:p>
          </table:table-cell>
          <table:table-cell office:value-type="float" office:value="-0.0480543965" calcext:value-type="float">
            <text:p>-0.0480543965</text:p>
          </table:table-cell>
          <table:table-cell office:value-type="float" office:value="-0.0379230257" calcext:value-type="float">
            <text:p>-0.0379230257</text:p>
          </table:table-cell>
          <table:table-cell office:value-type="float" office:value="0.2403929015" calcext:value-type="float">
            <text:p>0.2403929015</text:p>
          </table:table-cell>
          <table:table-cell office:value-type="float" office:value="0.1105730732" calcext:value-type="float">
            <text:p>0.1105730732</text:p>
          </table:table-cell>
          <table:table-cell office:value-type="float" office:value="0.152508532" calcext:value-type="float">
            <text:p>0.152508532</text:p>
          </table:table-cell>
          <table:table-cell office:value-type="float" office:value="0.0976837221" calcext:value-type="float">
            <text:p>0.0976837221</text:p>
          </table:table-cell>
          <table:table-cell office:value-type="float" office:value="0.0211898503" calcext:value-type="float">
            <text:p>0.0211898503</text:p>
          </table:table-cell>
          <table:table-cell office:value-type="float" office:value="0.1572884309" calcext:value-type="float">
            <text:p>0.1572884309</text:p>
          </table:table-cell>
          <table:table-cell office:value-type="float" office:value="-0.1665539537" calcext:value-type="float">
            <text:p>-0.1665539537</text:p>
          </table:table-cell>
          <table:table-cell office:value-type="float" office:value="0.063707981" calcext:value-type="float">
            <text:p>0.063707981</text:p>
          </table:table-cell>
          <table:table-cell office:value-type="float" office:value="-0.0418960851" calcext:value-type="float">
            <text:p>-0.0418960851</text:p>
          </table:table-cell>
          <table:table-cell office:value-type="float" office:value="0.0378095891" calcext:value-type="float">
            <text:p>0.0378095891</text:p>
          </table:table-cell>
          <table:table-cell office:value-type="float" office:value="0.2223925447" calcext:value-type="float">
            <text:p>0.2223925447</text:p>
          </table:table-cell>
          <table:table-cell office:value-type="float" office:value="0.0883569915" calcext:value-type="float">
            <text:p>0.0883569915</text:p>
          </table:table-cell>
          <table:table-cell office:value-type="float" office:value="0.161622535" calcext:value-type="float">
            <text:p>0.161622535</text:p>
          </table:table-cell>
          <table:table-cell office:value-type="float" office:value="-0.1180364571" calcext:value-type="float">
            <text:p>-0.1180364571</text:p>
          </table:table-cell>
          <table:table-cell office:value-type="float" office:value="0.0039858442" calcext:value-type="float">
            <text:p>0.0039858442</text:p>
          </table:table-cell>
          <table:table-cell office:value-type="float" office:value="0.0006413386" calcext:value-type="float">
            <text:p>0.0006413386</text:p>
          </table:table-cell>
          <table:table-cell office:value-type="float" office:value="0.128397885" calcext:value-type="float">
            <text:p>0.128397885</text:p>
          </table:table-cell>
          <table:table-cell office:value-type="float" office:value="0.0837690582" calcext:value-type="float">
            <text:p>0.0837690582</text:p>
          </table:table-cell>
          <table:table-cell office:value-type="float" office:value="0.1338678019" calcext:value-type="float">
            <text:p>0.1338678019</text:p>
          </table:table-cell>
          <table:table-cell office:value-type="float" office:value="0.0655409508" calcext:value-type="float">
            <text:p>0.0655409508</text:p>
          </table:table-cell>
          <table:table-cell office:value-type="float" office:value="-0.001740124" calcext:value-type="float">
            <text:p>-0.001740124</text:p>
          </table:table-cell>
          <table:table-cell office:value-type="float" office:value="0.2018591876" calcext:value-type="float">
            <text:p>0.2018591876</text:p>
          </table:table-cell>
          <table:table-cell office:value-type="float" office:value="0.0661834774" calcext:value-type="float">
            <text:p>0.0661834774</text:p>
          </table:table-cell>
          <table:table-cell office:value-type="float" office:value="-0.0056184009" calcext:value-type="float">
            <text:p>-0.0056184009</text:p>
          </table:table-cell>
          <table:table-cell office:value-type="float" office:value="0.1310702652" calcext:value-type="float">
            <text:p>0.1310702652</text:p>
          </table:table-cell>
          <table:table-cell office:value-type="float" office:value="-0.0453389447" calcext:value-type="float">
            <text:p>-0.0453389447</text:p>
          </table:table-cell>
          <table:table-cell office:value-type="float" office:value="-0.0814193916" calcext:value-type="float">
            <text:p>-0.0814193916</text:p>
          </table:table-cell>
          <table:table-cell office:value-type="float" office:value="0.1968981229" calcext:value-type="float">
            <text:p>0.1968981229</text:p>
          </table:table-cell>
          <table:table-cell office:value-type="float" office:value="0.3141442006" calcext:value-type="float">
            <text:p>0.3141442006</text:p>
          </table:table-cell>
          <table:table-cell office:value-type="float" office:value="0.067391891" calcext:value-type="float">
            <text:p>0.067391891</text:p>
          </table:table-cell>
          <table:table-cell office:value-type="float" office:value="0.1118524359" calcext:value-type="float">
            <text:p>0.1118524359</text:p>
          </table:table-cell>
          <table:table-cell office:value-type="float" office:value="1" calcext:value-type="float">
            <text:p>1</text:p>
          </table:table-cell>
          <table:table-cell office:value-type="float" office:value="0.1657905591" calcext:value-type="float">
            <text:p>0.1657905591</text:p>
          </table:table-cell>
          <table:table-cell office:value-type="float" office:value="0.0749706384" calcext:value-type="float">
            <text:p>0.0749706384</text:p>
          </table:table-cell>
          <table:table-cell office:value-type="float" office:value="0.1496394143" calcext:value-type="float">
            <text:p>0.1496394143</text:p>
          </table:table-cell>
          <table:table-cell office:value-type="float" office:value="-0.051924334" calcext:value-type="float">
            <text:p>-0.051924334</text:p>
          </table:table-cell>
          <table:table-cell office:value-type="float" office:value="0.2755654719" calcext:value-type="float">
            <text:p>0.2755654719</text:p>
          </table:table-cell>
          <table:table-cell office:value-type="float" office:value="0.2004716974" calcext:value-type="float">
            <text:p>0.2004716974</text:p>
          </table:table-cell>
          <table:table-cell office:value-type="float" office:value="0.1501299622" calcext:value-type="float">
            <text:p>0.1501299622</text:p>
          </table:table-cell>
          <table:table-cell office:value-type="float" office:value="-0.0996490086" calcext:value-type="float">
            <text:p>-0.0996490086</text:p>
          </table:table-cell>
          <table:table-cell office:value-type="float" office:value="0.2216614404" calcext:value-type="float">
            <text:p>0.2216614404</text:p>
          </table:table-cell>
          <table:table-cell office:value-type="float" office:value="0.064153644" calcext:value-type="float">
            <text:p>0.064153644</text:p>
          </table:table-cell>
          <table:table-cell office:value-type="float" office:value="0.022631436" calcext:value-type="float">
            <text:p>0.022631436</text:p>
          </table:table-cell>
          <table:table-cell office:value-type="float" office:value="0.1455538861" calcext:value-type="float">
            <text:p>0.1455538861</text:p>
          </table:table-cell>
          <table:table-cell office:value-type="float" office:value="-0.0114632027" calcext:value-type="float">
            <text:p>-0.0114632027</text:p>
          </table:table-cell>
          <table:table-cell office:value-type="float" office:value="0.1590335228" calcext:value-type="float">
            <text:p>0.1590335228</text:p>
          </table:table-cell>
          <table:table-cell office:value-type="float" office:value="0.0519343243" calcext:value-type="float">
            <text:p>0.0519343243</text:p>
          </table:table-cell>
          <table:table-cell office:value-type="float" office:value="-0.090994517" calcext:value-type="float">
            <text:p>-0.090994517</text:p>
          </table:table-cell>
          <table:table-cell office:value-type="float" office:value="0.1049154936" calcext:value-type="float">
            <text:p>0.1049154936</text:p>
          </table:table-cell>
          <table:table-cell office:value-type="float" office:value="-0.0690615492" calcext:value-type="float">
            <text:p>-0.0690615492</text:p>
          </table:table-cell>
          <table:table-cell office:value-type="float" office:value="0.132826308" calcext:value-type="float">
            <text:p>0.132826308</text:p>
          </table:table-cell>
          <table:table-cell office:value-type="float" office:value="-0.0087070473" calcext:value-type="float">
            <text:p>-0.0087070473</text:p>
          </table:table-cell>
          <table:table-cell office:value-type="float" office:value="0.2391060366" calcext:value-type="float">
            <text:p>0.2391060366</text:p>
          </table:table-cell>
          <table:table-cell office:value-type="float" office:value="0.1441266364" calcext:value-type="float">
            <text:p>0.1441266364</text:p>
          </table:table-cell>
          <table:table-cell office:value-type="float" office:value="-0.0984141432" calcext:value-type="float">
            <text:p>-0.0984141432</text:p>
          </table:table-cell>
          <table:table-cell office:value-type="float" office:value="-0.0680328301" calcext:value-type="float">
            <text:p>-0.0680328301</text:p>
          </table:table-cell>
          <table:table-cell office:value-type="float" office:value="-0.0982709838" calcext:value-type="float">
            <text:p>-0.0982709838</text:p>
          </table:table-cell>
          <table:table-cell office:value-type="float" office:value="0.0788450908" calcext:value-type="float">
            <text:p>0.0788450908</text:p>
          </table:table-cell>
          <table:table-cell office:value-type="float" office:value="0.1797240083" calcext:value-type="float">
            <text:p>0.1797240083</text:p>
          </table:table-cell>
        </table:table-row>
        <table:table-row table:style-name="ro1">
          <table:table-cell office:value-type="float" office:value="-0.1148464378" calcext:value-type="float">
            <text:p>-0.1148464378</text:p>
          </table:table-cell>
          <table:table-cell office:value-type="float" office:value="0.1445538619" calcext:value-type="float">
            <text:p>0.1445538619</text:p>
          </table:table-cell>
          <table:table-cell office:value-type="float" office:value="0.3690560063" calcext:value-type="float">
            <text:p>0.3690560063</text:p>
          </table:table-cell>
          <table:table-cell office:value-type="float" office:value="0.1944710627" calcext:value-type="float">
            <text:p>0.1944710627</text:p>
          </table:table-cell>
          <table:table-cell office:value-type="float" office:value="-0.1726624272" calcext:value-type="float">
            <text:p>-0.1726624272</text:p>
          </table:table-cell>
          <table:table-cell office:value-type="float" office:value="0.239108546" calcext:value-type="float">
            <text:p>0.239108546</text:p>
          </table:table-cell>
          <table:table-cell office:value-type="float" office:value="0.671426977" calcext:value-type="float">
            <text:p>0.671426977</text:p>
          </table:table-cell>
          <table:table-cell office:value-type="float" office:value="0.4144429952" calcext:value-type="float">
            <text:p>0.4144429952</text:p>
          </table:table-cell>
          <table:table-cell office:value-type="float" office:value="0.2236443663" calcext:value-type="float">
            <text:p>0.2236443663</text:p>
          </table:table-cell>
          <table:table-cell office:value-type="float" office:value="0.1176006235" calcext:value-type="float">
            <text:p>0.1176006235</text:p>
          </table:table-cell>
          <table:table-cell office:value-type="float" office:value="0.1304425053" calcext:value-type="float">
            <text:p>0.1304425053</text:p>
          </table:table-cell>
          <table:table-cell office:value-type="float" office:value="0.044121486" calcext:value-type="float">
            <text:p>0.044121486</text:p>
          </table:table-cell>
          <table:table-cell office:value-type="float" office:value="0.2263684661" calcext:value-type="float">
            <text:p>0.2263684661</text:p>
          </table:table-cell>
          <table:table-cell office:value-type="float" office:value="0.1926580417" calcext:value-type="float">
            <text:p>0.1926580417</text:p>
          </table:table-cell>
          <table:table-cell office:value-type="float" office:value="0.1710591434" calcext:value-type="float">
            <text:p>0.1710591434</text:p>
          </table:table-cell>
          <table:table-cell office:value-type="float" office:value="-0.265386265" calcext:value-type="float">
            <text:p>-0.265386265</text:p>
          </table:table-cell>
          <table:table-cell office:value-type="float" office:value="0.0533492376" calcext:value-type="float">
            <text:p>0.0533492376</text:p>
          </table:table-cell>
          <table:table-cell office:value-type="float" office:value="0.11840877" calcext:value-type="float">
            <text:p>0.11840877</text:p>
          </table:table-cell>
          <table:table-cell office:value-type="float" office:value="-0.1765066168" calcext:value-type="float">
            <text:p>-0.1765066168</text:p>
          </table:table-cell>
          <table:table-cell office:value-type="float" office:value="0.3558305383" calcext:value-type="float">
            <text:p>0.3558305383</text:p>
          </table:table-cell>
          <table:table-cell office:value-type="float" office:value="0.0608160989" calcext:value-type="float">
            <text:p>0.0608160989</text:p>
          </table:table-cell>
          <table:table-cell office:value-type="float" office:value="0.5388977773" calcext:value-type="float">
            <text:p>0.5388977773</text:p>
          </table:table-cell>
          <table:table-cell office:value-type="float" office:value="0.1182336906" calcext:value-type="float">
            <text:p>0.1182336906</text:p>
          </table:table-cell>
          <table:table-cell office:value-type="float" office:value="0.3883212463" calcext:value-type="float">
            <text:p>0.3883212463</text:p>
          </table:table-cell>
          <table:table-cell office:value-type="float" office:value="0.0531566888" calcext:value-type="float">
            <text:p>0.0531566888</text:p>
          </table:table-cell>
          <table:table-cell office:value-type="float" office:value="-0.1608213598" calcext:value-type="float">
            <text:p>-0.1608213598</text:p>
          </table:table-cell>
          <table:table-cell office:value-type="float" office:value="0.1006037257" calcext:value-type="float">
            <text:p>0.1006037257</text:p>
          </table:table-cell>
          <table:table-cell office:value-type="float" office:value="0.4354754976" calcext:value-type="float">
            <text:p>0.4354754976</text:p>
          </table:table-cell>
          <table:table-cell office:value-type="float" office:value="0.0450513235" calcext:value-type="float">
            <text:p>0.0450513235</text:p>
          </table:table-cell>
          <table:table-cell office:value-type="float" office:value="-0.0763149746" calcext:value-type="float">
            <text:p>-0.0763149746</text:p>
          </table:table-cell>
          <table:table-cell office:value-type="float" office:value="0.0756660408" calcext:value-type="float">
            <text:p>0.0756660408</text:p>
          </table:table-cell>
          <table:table-cell office:value-type="float" office:value="-0.1173034275" calcext:value-type="float">
            <text:p>-0.1173034275</text:p>
          </table:table-cell>
          <table:table-cell office:value-type="float" office:value="0.7314015789" calcext:value-type="float">
            <text:p>0.7314015789</text:p>
          </table:table-cell>
          <table:table-cell office:value-type="float" office:value="0.2869759829" calcext:value-type="float">
            <text:p>0.2869759829</text:p>
          </table:table-cell>
          <table:table-cell office:value-type="float" office:value="0.1915636944" calcext:value-type="float">
            <text:p>0.1915636944</text:p>
          </table:table-cell>
          <table:table-cell office:value-type="float" office:value="0.0980745325" calcext:value-type="float">
            <text:p>0.0980745325</text:p>
          </table:table-cell>
          <table:table-cell office:value-type="float" office:value="0.3234929676" calcext:value-type="float">
            <text:p>0.3234929676</text:p>
          </table:table-cell>
          <table:table-cell office:value-type="float" office:value="0.1455326341" calcext:value-type="float">
            <text:p>0.1455326341</text:p>
          </table:table-cell>
          <table:table-cell office:value-type="float" office:value="0.0223905294" calcext:value-type="float">
            <text:p>0.0223905294</text:p>
          </table:table-cell>
          <table:table-cell office:value-type="float" office:value="0.2217790173" calcext:value-type="float">
            <text:p>0.2217790173</text:p>
          </table:table-cell>
          <table:table-cell office:value-type="float" office:value="-0.1315750138" calcext:value-type="float">
            <text:p>-0.1315750138</text:p>
          </table:table-cell>
          <table:table-cell office:value-type="float" office:value="0.0151899912" calcext:value-type="float">
            <text:p>0.0151899912</text:p>
          </table:table-cell>
          <table:table-cell office:value-type="float" office:value="0.3134617468" calcext:value-type="float">
            <text:p>0.3134617468</text:p>
          </table:table-cell>
          <table:table-cell office:value-type="float" office:value="0.3966348791" calcext:value-type="float">
            <text:p>0.3966348791</text:p>
          </table:table-cell>
          <table:table-cell office:value-type="float" office:value="0.0361173768" calcext:value-type="float">
            <text:p>0.0361173768</text:p>
          </table:table-cell>
          <table:table-cell office:value-type="float" office:value="0.3764319074" calcext:value-type="float">
            <text:p>0.3764319074</text:p>
          </table:table-cell>
          <table:table-cell office:value-type="float" office:value="0.1679907616" calcext:value-type="float">
            <text:p>0.1679907616</text:p>
          </table:table-cell>
          <table:table-cell office:value-type="float" office:value="0.1979356304" calcext:value-type="float">
            <text:p>0.1979356304</text:p>
          </table:table-cell>
          <table:table-cell office:value-type="float" office:value="0.3616463354" calcext:value-type="float">
            <text:p>0.3616463354</text:p>
          </table:table-cell>
          <table:table-cell office:value-type="float" office:value="0.1135442696" calcext:value-type="float">
            <text:p>0.1135442696</text:p>
          </table:table-cell>
          <table:table-cell office:value-type="float" office:value="0.408976878" calcext:value-type="float">
            <text:p>0.408976878</text:p>
          </table:table-cell>
          <table:table-cell office:value-type="float" office:value="0.244575208" calcext:value-type="float">
            <text:p>0.244575208</text:p>
          </table:table-cell>
          <table:table-cell office:value-type="float" office:value="0.22964865" calcext:value-type="float">
            <text:p>0.22964865</text:p>
          </table:table-cell>
          <table:table-cell office:value-type="float" office:value="0.1449378343" calcext:value-type="float">
            <text:p>0.1449378343</text:p>
          </table:table-cell>
          <table:table-cell office:value-type="float" office:value="0.6552520855" calcext:value-type="float">
            <text:p>0.6552520855</text:p>
          </table:table-cell>
          <table:table-cell office:value-type="float" office:value="0.2847359786" calcext:value-type="float">
            <text:p>0.2847359786</text:p>
          </table:table-cell>
          <table:table-cell office:value-type="float" office:value="0.0831963753" calcext:value-type="float">
            <text:p>0.0831963753</text:p>
          </table:table-cell>
          <table:table-cell office:value-type="float" office:value="0.2406341841" calcext:value-type="float">
            <text:p>0.2406341841</text:p>
          </table:table-cell>
          <table:table-cell office:value-type="float" office:value="0.1657905591" calcext:value-type="float">
            <text:p>0.1657905591</text:p>
          </table:table-cell>
          <table:table-cell office:value-type="float" office:value="1" calcext:value-type="float">
            <text:p>1</text:p>
          </table:table-cell>
          <table:table-cell office:value-type="float" office:value="0.2902853943" calcext:value-type="float">
            <text:p>0.2902853943</text:p>
          </table:table-cell>
          <table:table-cell office:value-type="float" office:value="0.5366102197" calcext:value-type="float">
            <text:p>0.5366102197</text:p>
          </table:table-cell>
          <table:table-cell office:value-type="float" office:value="0.0120987717" calcext:value-type="float">
            <text:p>0.0120987717</text:p>
          </table:table-cell>
          <table:table-cell office:value-type="float" office:value="0.2464756493" calcext:value-type="float">
            <text:p>0.2464756493</text:p>
          </table:table-cell>
          <table:table-cell office:value-type="float" office:value="0.4294225354" calcext:value-type="float">
            <text:p>0.4294225354</text:p>
          </table:table-cell>
          <table:table-cell office:value-type="float" office:value="0.6388975391" calcext:value-type="float">
            <text:p>0.6388975391</text:p>
          </table:table-cell>
          <table:table-cell office:value-type="float" office:value="-0.2023740123" calcext:value-type="float">
            <text:p>-0.2023740123</text:p>
          </table:table-cell>
          <table:table-cell office:value-type="float" office:value="0.3483199387" calcext:value-type="float">
            <text:p>0.3483199387</text:p>
          </table:table-cell>
          <table:table-cell office:value-type="float" office:value="0.7324881964" calcext:value-type="float">
            <text:p>0.7324881964</text:p>
          </table:table-cell>
          <table:table-cell office:value-type="float" office:value="0.3209806741" calcext:value-type="float">
            <text:p>0.3209806741</text:p>
          </table:table-cell>
          <table:table-cell office:value-type="float" office:value="0.3184505455" calcext:value-type="float">
            <text:p>0.3184505455</text:p>
          </table:table-cell>
          <table:table-cell office:value-type="float" office:value="-0.2328733639" calcext:value-type="float">
            <text:p>-0.2328733639</text:p>
          </table:table-cell>
          <table:table-cell office:value-type="float" office:value="0.5570866342" calcext:value-type="float">
            <text:p>0.5570866342</text:p>
          </table:table-cell>
          <table:table-cell office:value-type="float" office:value="-0.1915076732" calcext:value-type="float">
            <text:p>-0.1915076732</text:p>
          </table:table-cell>
          <table:table-cell office:value-type="float" office:value="-0.1947455128" calcext:value-type="float">
            <text:p>-0.1947455128</text:p>
          </table:table-cell>
          <table:table-cell office:value-type="float" office:value="0.1007829146" calcext:value-type="float">
            <text:p>0.1007829146</text:p>
          </table:table-cell>
          <table:table-cell office:value-type="float" office:value="0.1801705172" calcext:value-type="float">
            <text:p>0.1801705172</text:p>
          </table:table-cell>
          <table:table-cell office:value-type="float" office:value="0.1683870872" calcext:value-type="float">
            <text:p>0.1683870872</text:p>
          </table:table-cell>
          <table:table-cell office:value-type="float" office:value="0.3847399327" calcext:value-type="float">
            <text:p>0.3847399327</text:p>
          </table:table-cell>
          <table:table-cell office:value-type="float" office:value="0.7058160986" calcext:value-type="float">
            <text:p>0.7058160986</text:p>
          </table:table-cell>
          <table:table-cell office:value-type="float" office:value="0.4998390876" calcext:value-type="float">
            <text:p>0.4998390876</text:p>
          </table:table-cell>
          <table:table-cell office:value-type="float" office:value="-0.1518358111" calcext:value-type="float">
            <text:p>-0.1518358111</text:p>
          </table:table-cell>
          <table:table-cell office:value-type="float" office:value="0.2571124714" calcext:value-type="float">
            <text:p>0.2571124714</text:p>
          </table:table-cell>
          <table:table-cell office:value-type="float" office:value="0.0384934894" calcext:value-type="float">
            <text:p>0.0384934894</text:p>
          </table:table-cell>
          <table:table-cell office:value-type="float" office:value="0.2725797312" calcext:value-type="float">
            <text:p>0.2725797312</text:p>
          </table:table-cell>
          <table:table-cell office:value-type="float" office:value="0.7121080258" calcext:value-type="float">
            <text:p>0.7121080258</text:p>
          </table:table-cell>
        </table:table-row>
        <table:table-row table:style-name="ro1">
          <table:table-cell office:value-type="float" office:value="-0.1566358829" calcext:value-type="float">
            <text:p>-0.1566358829</text:p>
          </table:table-cell>
          <table:table-cell office:value-type="float" office:value="0.0021269925" calcext:value-type="float">
            <text:p>0.0021269925</text:p>
          </table:table-cell>
          <table:table-cell office:value-type="float" office:value="0.1301068772" calcext:value-type="float">
            <text:p>0.1301068772</text:p>
          </table:table-cell>
          <table:table-cell office:value-type="float" office:value="0.2483050288" calcext:value-type="float">
            <text:p>0.2483050288</text:p>
          </table:table-cell>
          <table:table-cell office:value-type="float" office:value="-0.0487192979" calcext:value-type="float">
            <text:p>-0.0487192979</text:p>
          </table:table-cell>
          <table:table-cell office:value-type="float" office:value="0.1560923839" calcext:value-type="float">
            <text:p>0.1560923839</text:p>
          </table:table-cell>
          <table:table-cell office:value-type="float" office:value="0.4861209023" calcext:value-type="float">
            <text:p>0.4861209023</text:p>
          </table:table-cell>
          <table:table-cell office:value-type="float" office:value="0.3910577258" calcext:value-type="float">
            <text:p>0.3910577258</text:p>
          </table:table-cell>
          <table:table-cell office:value-type="float" office:value="0.0775436046" calcext:value-type="float">
            <text:p>0.0775436046</text:p>
          </table:table-cell>
          <table:table-cell office:value-type="float" office:value="0.1217981101" calcext:value-type="float">
            <text:p>0.1217981101</text:p>
          </table:table-cell>
          <table:table-cell office:value-type="float" office:value="-0.0262764665" calcext:value-type="float">
            <text:p>-0.0262764665</text:p>
          </table:table-cell>
          <table:table-cell office:value-type="float" office:value="0.1693425558" calcext:value-type="float">
            <text:p>0.1693425558</text:p>
          </table:table-cell>
          <table:table-cell office:value-type="float" office:value="0.0745958151" calcext:value-type="float">
            <text:p>0.0745958151</text:p>
          </table:table-cell>
          <table:table-cell office:value-type="float" office:value="0.0867467299" calcext:value-type="float">
            <text:p>0.0867467299</text:p>
          </table:table-cell>
          <table:table-cell office:value-type="float" office:value="0.1496772185" calcext:value-type="float">
            <text:p>0.1496772185</text:p>
          </table:table-cell>
          <table:table-cell office:value-type="float" office:value="-0.0095349732" calcext:value-type="float">
            <text:p>-0.0095349732</text:p>
          </table:table-cell>
          <table:table-cell office:value-type="float" office:value="-0.0076500942" calcext:value-type="float">
            <text:p>-0.0076500942</text:p>
          </table:table-cell>
          <table:table-cell office:value-type="float" office:value="0.0630347504" calcext:value-type="float">
            <text:p>0.0630347504</text:p>
          </table:table-cell>
          <table:table-cell office:value-type="float" office:value="0.046291832" calcext:value-type="float">
            <text:p>0.046291832</text:p>
          </table:table-cell>
          <table:table-cell office:value-type="float" office:value="0.0393405275" calcext:value-type="float">
            <text:p>0.0393405275</text:p>
          </table:table-cell>
          <table:table-cell office:value-type="float" office:value="-0.0312564163" calcext:value-type="float">
            <text:p>-0.0312564163</text:p>
          </table:table-cell>
          <table:table-cell office:value-type="float" office:value="0.2962934545" calcext:value-type="float">
            <text:p>0.2962934545</text:p>
          </table:table-cell>
          <table:table-cell office:value-type="float" office:value="0.1724272376" calcext:value-type="float">
            <text:p>0.1724272376</text:p>
          </table:table-cell>
          <table:table-cell office:value-type="float" office:value="0.0621767927" calcext:value-type="float">
            <text:p>0.0621767927</text:p>
          </table:table-cell>
          <table:table-cell office:value-type="float" office:value="0.0547612804" calcext:value-type="float">
            <text:p>0.0547612804</text:p>
          </table:table-cell>
          <table:table-cell office:value-type="float" office:value="-0.0429380087" calcext:value-type="float">
            <text:p>-0.0429380087</text:p>
          </table:table-cell>
          <table:table-cell office:value-type="float" office:value="0.0334710171" calcext:value-type="float">
            <text:p>0.0334710171</text:p>
          </table:table-cell>
          <table:table-cell office:value-type="float" office:value="0.2869839346" calcext:value-type="float">
            <text:p>0.2869839346</text:p>
          </table:table-cell>
          <table:table-cell office:value-type="float" office:value="0.0103036868" calcext:value-type="float">
            <text:p>0.0103036868</text:p>
          </table:table-cell>
          <table:table-cell office:value-type="float" office:value="-0.0425824009" calcext:value-type="float">
            <text:p>-0.0425824009</text:p>
          </table:table-cell>
          <table:table-cell office:value-type="float" office:value="0.1161713647" calcext:value-type="float">
            <text:p>0.1161713647</text:p>
          </table:table-cell>
          <table:table-cell office:value-type="float" office:value="-0.0720510586" calcext:value-type="float">
            <text:p>-0.0720510586</text:p>
          </table:table-cell>
          <table:table-cell office:value-type="float" office:value="0.3870963787" calcext:value-type="float">
            <text:p>0.3870963787</text:p>
          </table:table-cell>
          <table:table-cell office:value-type="float" office:value="-0.0494712335" calcext:value-type="float">
            <text:p>-0.0494712335</text:p>
          </table:table-cell>
          <table:table-cell office:value-type="float" office:value="0.1741724159" calcext:value-type="float">
            <text:p>0.1741724159</text:p>
          </table:table-cell>
          <table:table-cell office:value-type="float" office:value="-0.0845457079" calcext:value-type="float">
            <text:p>-0.0845457079</text:p>
          </table:table-cell>
          <table:table-cell office:value-type="float" office:value="0.2363547912" calcext:value-type="float">
            <text:p>0.2363547912</text:p>
          </table:table-cell>
          <table:table-cell office:value-type="float" office:value="0.2141049156" calcext:value-type="float">
            <text:p>0.2141049156</text:p>
          </table:table-cell>
          <table:table-cell office:value-type="float" office:value="0.0703544239" calcext:value-type="float">
            <text:p>0.0703544239</text:p>
          </table:table-cell>
          <table:table-cell office:value-type="float" office:value="0.2596335548" calcext:value-type="float">
            <text:p>0.2596335548</text:p>
          </table:table-cell>
          <table:table-cell office:value-type="float" office:value="-0.0757258659" calcext:value-type="float">
            <text:p>-0.0757258659</text:p>
          </table:table-cell>
          <table:table-cell office:value-type="float" office:value="0.113552983" calcext:value-type="float">
            <text:p>0.113552983</text:p>
          </table:table-cell>
          <table:table-cell office:value-type="float" office:value="0.1968476075" calcext:value-type="float">
            <text:p>0.1968476075</text:p>
          </table:table-cell>
          <table:table-cell office:value-type="float" office:value="0.1659956848" calcext:value-type="float">
            <text:p>0.1659956848</text:p>
          </table:table-cell>
          <table:table-cell office:value-type="float" office:value="0.0596034936" calcext:value-type="float">
            <text:p>0.0596034936</text:p>
          </table:table-cell>
          <table:table-cell office:value-type="float" office:value="0.1072398635" calcext:value-type="float">
            <text:p>0.1072398635</text:p>
          </table:table-cell>
          <table:table-cell office:value-type="float" office:value="0.1090904947" calcext:value-type="float">
            <text:p>0.1090904947</text:p>
          </table:table-cell>
          <table:table-cell office:value-type="float" office:value="0.2024439282" calcext:value-type="float">
            <text:p>0.2024439282</text:p>
          </table:table-cell>
          <table:table-cell office:value-type="float" office:value="0.081852671" calcext:value-type="float">
            <text:p>0.081852671</text:p>
          </table:table-cell>
          <table:table-cell office:value-type="float" office:value="0.0736188233" calcext:value-type="float">
            <text:p>0.0736188233</text:p>
          </table:table-cell>
          <table:table-cell office:value-type="float" office:value="0.2387914243" calcext:value-type="float">
            <text:p>0.2387914243</text:p>
          </table:table-cell>
          <table:table-cell office:value-type="float" office:value="0.0761113005" calcext:value-type="float">
            <text:p>0.0761113005</text:p>
          </table:table-cell>
          <table:table-cell office:value-type="float" office:value="-0.0509731254" calcext:value-type="float">
            <text:p>-0.0509731254</text:p>
          </table:table-cell>
          <table:table-cell office:value-type="float" office:value="-0.1172588357" calcext:value-type="float">
            <text:p>-0.1172588357</text:p>
          </table:table-cell>
          <table:table-cell office:value-type="float" office:value="0.3757352292" calcext:value-type="float">
            <text:p>0.3757352292</text:p>
          </table:table-cell>
          <table:table-cell office:value-type="float" office:value="0.3189369982" calcext:value-type="float">
            <text:p>0.3189369982</text:p>
          </table:table-cell>
          <table:table-cell office:value-type="float" office:value="0.0385639834" calcext:value-type="float">
            <text:p>0.0385639834</text:p>
          </table:table-cell>
          <table:table-cell office:value-type="float" office:value="0.0401698967" calcext:value-type="float">
            <text:p>0.0401698967</text:p>
          </table:table-cell>
          <table:table-cell office:value-type="float" office:value="0.0749706384" calcext:value-type="float">
            <text:p>0.0749706384</text:p>
          </table:table-cell>
          <table:table-cell office:value-type="float" office:value="0.2902853943" calcext:value-type="float">
            <text:p>0.2902853943</text:p>
          </table:table-cell>
          <table:table-cell office:value-type="float" office:value="1" calcext:value-type="float">
            <text:p>1</text:p>
          </table:table-cell>
          <table:table-cell office:value-type="float" office:value="0.3531533536" calcext:value-type="float">
            <text:p>0.3531533536</text:p>
          </table:table-cell>
          <table:table-cell office:value-type="float" office:value="0.2205542777" calcext:value-type="float">
            <text:p>0.2205542777</text:p>
          </table:table-cell>
          <table:table-cell office:value-type="float" office:value="0.0471660311" calcext:value-type="float">
            <text:p>0.0471660311</text:p>
          </table:table-cell>
          <table:table-cell office:value-type="float" office:value="0.1411843567" calcext:value-type="float">
            <text:p>0.1411843567</text:p>
          </table:table-cell>
          <table:table-cell office:value-type="float" office:value="0.3111431258" calcext:value-type="float">
            <text:p>0.3111431258</text:p>
          </table:table-cell>
          <table:table-cell office:value-type="float" office:value="-0.0514342329" calcext:value-type="float">
            <text:p>-0.0514342329</text:p>
          </table:table-cell>
          <table:table-cell office:value-type="float" office:value="0.2378300326" calcext:value-type="float">
            <text:p>0.2378300326</text:p>
          </table:table-cell>
          <table:table-cell office:value-type="float" office:value="0.3120160787" calcext:value-type="float">
            <text:p>0.3120160787</text:p>
          </table:table-cell>
          <table:table-cell office:value-type="float" office:value="0.0978614096" calcext:value-type="float">
            <text:p>0.0978614096</text:p>
          </table:table-cell>
          <table:table-cell office:value-type="float" office:value="0.337962793" calcext:value-type="float">
            <text:p>0.337962793</text:p>
          </table:table-cell>
          <table:table-cell office:value-type="float" office:value="0.0019168913" calcext:value-type="float">
            <text:p>0.0019168913</text:p>
          </table:table-cell>
          <table:table-cell office:value-type="float" office:value="0.2286559933" calcext:value-type="float">
            <text:p>0.2286559933</text:p>
          </table:table-cell>
          <table:table-cell office:value-type="float" office:value="-0.092755581" calcext:value-type="float">
            <text:p>-0.092755581</text:p>
          </table:table-cell>
          <table:table-cell office:value-type="float" office:value="-0.2814799915" calcext:value-type="float">
            <text:p>-0.2814799915</text:p>
          </table:table-cell>
          <table:table-cell office:value-type="float" office:value="0.104545801" calcext:value-type="float">
            <text:p>0.104545801</text:p>
          </table:table-cell>
          <table:table-cell office:value-type="float" office:value="0.1934555059" calcext:value-type="float">
            <text:p>0.1934555059</text:p>
          </table:table-cell>
          <table:table-cell office:value-type="float" office:value="0.0277240844" calcext:value-type="float">
            <text:p>0.0277240844</text:p>
          </table:table-cell>
          <table:table-cell office:value-type="float" office:value="0.270034143" calcext:value-type="float">
            <text:p>0.270034143</text:p>
          </table:table-cell>
          <table:table-cell office:value-type="float" office:value="0.3145747246" calcext:value-type="float">
            <text:p>0.3145747246</text:p>
          </table:table-cell>
          <table:table-cell office:value-type="float" office:value="0.2959130987" calcext:value-type="float">
            <text:p>0.2959130987</text:p>
          </table:table-cell>
          <table:table-cell office:value-type="float" office:value="-0.1855282578" calcext:value-type="float">
            <text:p>-0.1855282578</text:p>
          </table:table-cell>
          <table:table-cell office:value-type="float" office:value="0.1315993121" calcext:value-type="float">
            <text:p>0.1315993121</text:p>
          </table:table-cell>
          <table:table-cell office:value-type="float" office:value="-0.0123014942" calcext:value-type="float">
            <text:p>-0.0123014942</text:p>
          </table:table-cell>
          <table:table-cell office:value-type="float" office:value="0.0247342393" calcext:value-type="float">
            <text:p>0.0247342393</text:p>
          </table:table-cell>
          <table:table-cell office:value-type="float" office:value="0.3174763171" calcext:value-type="float">
            <text:p>0.3174763171</text:p>
          </table:table-cell>
        </table:table-row>
        <table:table-row table:style-name="ro1">
          <table:table-cell office:value-type="float" office:value="-0.109482344" calcext:value-type="float">
            <text:p>-0.109482344</text:p>
          </table:table-cell>
          <table:table-cell office:value-type="float" office:value="0.1147389597" calcext:value-type="float">
            <text:p>0.1147389597</text:p>
          </table:table-cell>
          <table:table-cell office:value-type="float" office:value="0.3413638737" calcext:value-type="float">
            <text:p>0.3413638737</text:p>
          </table:table-cell>
          <table:table-cell office:value-type="float" office:value="0.1664171985" calcext:value-type="float">
            <text:p>0.1664171985</text:p>
          </table:table-cell>
          <table:table-cell office:value-type="float" office:value="-0.1542557944" calcext:value-type="float">
            <text:p>-0.1542557944</text:p>
          </table:table-cell>
          <table:table-cell office:value-type="float" office:value="0.1559916224" calcext:value-type="float">
            <text:p>0.1559916224</text:p>
          </table:table-cell>
          <table:table-cell office:value-type="float" office:value="0.6696807029" calcext:value-type="float">
            <text:p>0.6696807029</text:p>
          </table:table-cell>
          <table:table-cell office:value-type="float" office:value="0.4530625078" calcext:value-type="float">
            <text:p>0.4530625078</text:p>
          </table:table-cell>
          <table:table-cell office:value-type="float" office:value="0.0881164079" calcext:value-type="float">
            <text:p>0.0881164079</text:p>
          </table:table-cell>
          <table:table-cell office:value-type="float" office:value="0.1628328729" calcext:value-type="float">
            <text:p>0.1628328729</text:p>
          </table:table-cell>
          <table:table-cell office:value-type="float" office:value="0.0619295101" calcext:value-type="float">
            <text:p>0.0619295101</text:p>
          </table:table-cell>
          <table:table-cell office:value-type="float" office:value="-0.0091890964" calcext:value-type="float">
            <text:p>-0.0091890964</text:p>
          </table:table-cell>
          <table:table-cell office:value-type="float" office:value="0.2615323164" calcext:value-type="float">
            <text:p>0.2615323164</text:p>
          </table:table-cell>
          <table:table-cell office:value-type="float" office:value="0.2475127135" calcext:value-type="float">
            <text:p>0.2475127135</text:p>
          </table:table-cell>
          <table:table-cell office:value-type="float" office:value="0.2871233728" calcext:value-type="float">
            <text:p>0.2871233728</text:p>
          </table:table-cell>
          <table:table-cell office:value-type="float" office:value="-0.2251201525" calcext:value-type="float">
            <text:p>-0.2251201525</text:p>
          </table:table-cell>
          <table:table-cell office:value-type="float" office:value="0.1267811596" calcext:value-type="float">
            <text:p>0.1267811596</text:p>
          </table:table-cell>
          <table:table-cell office:value-type="float" office:value="-0.0158363791" calcext:value-type="float">
            <text:p>-0.0158363791</text:p>
          </table:table-cell>
          <table:table-cell office:value-type="float" office:value="-0.0319492776" calcext:value-type="float">
            <text:p>-0.0319492776</text:p>
          </table:table-cell>
          <table:table-cell office:value-type="float" office:value="0.2841570235" calcext:value-type="float">
            <text:p>0.2841570235</text:p>
          </table:table-cell>
          <table:table-cell office:value-type="float" office:value="0.1985794719" calcext:value-type="float">
            <text:p>0.1985794719</text:p>
          </table:table-cell>
          <table:table-cell office:value-type="float" office:value="0.5983939421" calcext:value-type="float">
            <text:p>0.5983939421</text:p>
          </table:table-cell>
          <table:table-cell office:value-type="float" office:value="0.1018976716" calcext:value-type="float">
            <text:p>0.1018976716</text:p>
          </table:table-cell>
          <table:table-cell office:value-type="float" office:value="0.2330133626" calcext:value-type="float">
            <text:p>0.2330133626</text:p>
          </table:table-cell>
          <table:table-cell office:value-type="float" office:value="0.1277349419" calcext:value-type="float">
            <text:p>0.1277349419</text:p>
          </table:table-cell>
          <table:table-cell office:value-type="float" office:value="-0.0664298423" calcext:value-type="float">
            <text:p>-0.0664298423</text:p>
          </table:table-cell>
          <table:table-cell office:value-type="float" office:value="0.108308093" calcext:value-type="float">
            <text:p>0.108308093</text:p>
          </table:table-cell>
          <table:table-cell office:value-type="float" office:value="0.4090384225" calcext:value-type="float">
            <text:p>0.4090384225</text:p>
          </table:table-cell>
          <table:table-cell office:value-type="float" office:value="0.1299145864" calcext:value-type="float">
            <text:p>0.1299145864</text:p>
          </table:table-cell>
          <table:table-cell office:value-type="float" office:value="-0.0225401613" calcext:value-type="float">
            <text:p>-0.0225401613</text:p>
          </table:table-cell>
          <table:table-cell office:value-type="float" office:value="0.1192361679" calcext:value-type="float">
            <text:p>0.1192361679</text:p>
          </table:table-cell>
          <table:table-cell office:value-type="float" office:value="-0.1831961573" calcext:value-type="float">
            <text:p>-0.1831961573</text:p>
          </table:table-cell>
          <table:table-cell office:value-type="float" office:value="0.5896275616" calcext:value-type="float">
            <text:p>0.5896275616</text:p>
          </table:table-cell>
          <table:table-cell office:value-type="float" office:value="0.1109740855" calcext:value-type="float">
            <text:p>0.1109740855</text:p>
          </table:table-cell>
          <table:table-cell office:value-type="float" office:value="0.0930221521" calcext:value-type="float">
            <text:p>0.0930221521</text:p>
          </table:table-cell>
          <table:table-cell office:value-type="float" office:value="-0.01840584" calcext:value-type="float">
            <text:p>-0.01840584</text:p>
          </table:table-cell>
          <table:table-cell office:value-type="float" office:value="0.2466498648" calcext:value-type="float">
            <text:p>0.2466498648</text:p>
          </table:table-cell>
          <table:table-cell office:value-type="float" office:value="0.1841375104" calcext:value-type="float">
            <text:p>0.1841375104</text:p>
          </table:table-cell>
          <table:table-cell office:value-type="float" office:value="0.1115789788" calcext:value-type="float">
            <text:p>0.1115789788</text:p>
          </table:table-cell>
          <table:table-cell office:value-type="float" office:value="0.2663355125" calcext:value-type="float">
            <text:p>0.2663355125</text:p>
          </table:table-cell>
          <table:table-cell office:value-type="float" office:value="-0.0369432719" calcext:value-type="float">
            <text:p>-0.0369432719</text:p>
          </table:table-cell>
          <table:table-cell office:value-type="float" office:value="0.1139685407" calcext:value-type="float">
            <text:p>0.1139685407</text:p>
          </table:table-cell>
          <table:table-cell office:value-type="float" office:value="0.3739222762" calcext:value-type="float">
            <text:p>0.3739222762</text:p>
          </table:table-cell>
          <table:table-cell office:value-type="float" office:value="0.2973266057" calcext:value-type="float">
            <text:p>0.2973266057</text:p>
          </table:table-cell>
          <table:table-cell office:value-type="float" office:value="0.0452078623" calcext:value-type="float">
            <text:p>0.0452078623</text:p>
          </table:table-cell>
          <table:table-cell office:value-type="float" office:value="0.3528444369" calcext:value-type="float">
            <text:p>0.3528444369</text:p>
          </table:table-cell>
          <table:table-cell office:value-type="float" office:value="0.2302155702" calcext:value-type="float">
            <text:p>0.2302155702</text:p>
          </table:table-cell>
          <table:table-cell office:value-type="float" office:value="0.1303043102" calcext:value-type="float">
            <text:p>0.1303043102</text:p>
          </table:table-cell>
          <table:table-cell office:value-type="float" office:value="0.1853129755" calcext:value-type="float">
            <text:p>0.1853129755</text:p>
          </table:table-cell>
          <table:table-cell office:value-type="float" office:value="0.1197965845" calcext:value-type="float">
            <text:p>0.1197965845</text:p>
          </table:table-cell>
          <table:table-cell office:value-type="float" office:value="0.5028609111" calcext:value-type="float">
            <text:p>0.5028609111</text:p>
          </table:table-cell>
          <table:table-cell office:value-type="float" office:value="0.2781932474" calcext:value-type="float">
            <text:p>0.2781932474</text:p>
          </table:table-cell>
          <table:table-cell office:value-type="float" office:value="0.1461396161" calcext:value-type="float">
            <text:p>0.1461396161</text:p>
          </table:table-cell>
          <table:table-cell office:value-type="float" office:value="-0.0165499916" calcext:value-type="float">
            <text:p>-0.0165499916</text:p>
          </table:table-cell>
          <table:table-cell office:value-type="float" office:value="0.5234912372" calcext:value-type="float">
            <text:p>0.5234912372</text:p>
          </table:table-cell>
          <table:table-cell office:value-type="float" office:value="0.359246101" calcext:value-type="float">
            <text:p>0.359246101</text:p>
          </table:table-cell>
          <table:table-cell office:value-type="float" office:value="0.2215197575" calcext:value-type="float">
            <text:p>0.2215197575</text:p>
          </table:table-cell>
          <table:table-cell office:value-type="float" office:value="0.2137801155" calcext:value-type="float">
            <text:p>0.2137801155</text:p>
          </table:table-cell>
          <table:table-cell office:value-type="float" office:value="0.1496394143" calcext:value-type="float">
            <text:p>0.1496394143</text:p>
          </table:table-cell>
          <table:table-cell office:value-type="float" office:value="0.5366102197" calcext:value-type="float">
            <text:p>0.5366102197</text:p>
          </table:table-cell>
          <table:table-cell office:value-type="float" office:value="0.3531533536" calcext:value-type="float">
            <text:p>0.3531533536</text:p>
          </table:table-cell>
          <table:table-cell office:value-type="float" office:value="1" calcext:value-type="float">
            <text:p>1</text:p>
          </table:table-cell>
          <table:table-cell office:value-type="float" office:value="0.0952237949" calcext:value-type="float">
            <text:p>0.0952237949</text:p>
          </table:table-cell>
          <table:table-cell office:value-type="float" office:value="0.1375605307" calcext:value-type="float">
            <text:p>0.1375605307</text:p>
          </table:table-cell>
          <table:table-cell office:value-type="float" office:value="0.2253643436" calcext:value-type="float">
            <text:p>0.2253643436</text:p>
          </table:table-cell>
          <table:table-cell office:value-type="float" office:value="0.5516824891" calcext:value-type="float">
            <text:p>0.5516824891</text:p>
          </table:table-cell>
          <table:table-cell office:value-type="float" office:value="-0.2190502398" calcext:value-type="float">
            <text:p>-0.2190502398</text:p>
          </table:table-cell>
          <table:table-cell office:value-type="float" office:value="0.4520740916" calcext:value-type="float">
            <text:p>0.4520740916</text:p>
          </table:table-cell>
          <table:table-cell office:value-type="float" office:value="0.5846737659" calcext:value-type="float">
            <text:p>0.5846737659</text:p>
          </table:table-cell>
          <table:table-cell office:value-type="float" office:value="0.212234622" calcext:value-type="float">
            <text:p>0.212234622</text:p>
          </table:table-cell>
          <table:table-cell office:value-type="float" office:value="0.2741785595" calcext:value-type="float">
            <text:p>0.2741785595</text:p>
          </table:table-cell>
          <table:table-cell office:value-type="float" office:value="-0.1649651281" calcext:value-type="float">
            <text:p>-0.1649651281</text:p>
          </table:table-cell>
          <table:table-cell office:value-type="float" office:value="0.4649641782" calcext:value-type="float">
            <text:p>0.4649641782</text:p>
          </table:table-cell>
          <table:table-cell office:value-type="float" office:value="-0.0878345322" calcext:value-type="float">
            <text:p>-0.0878345322</text:p>
          </table:table-cell>
          <table:table-cell office:value-type="float" office:value="-0.3127073383" calcext:value-type="float">
            <text:p>-0.3127073383</text:p>
          </table:table-cell>
          <table:table-cell office:value-type="float" office:value="0.1707240334" calcext:value-type="float">
            <text:p>0.1707240334</text:p>
          </table:table-cell>
          <table:table-cell office:value-type="float" office:value="0.0363698335" calcext:value-type="float">
            <text:p>0.0363698335</text:p>
          </table:table-cell>
          <table:table-cell office:value-type="float" office:value="0.2014023203" calcext:value-type="float">
            <text:p>0.2014023203</text:p>
          </table:table-cell>
          <table:table-cell office:value-type="float" office:value="0.2433258476" calcext:value-type="float">
            <text:p>0.2433258476</text:p>
          </table:table-cell>
          <table:table-cell office:value-type="float" office:value="0.5813929481" calcext:value-type="float">
            <text:p>0.5813929481</text:p>
          </table:table-cell>
          <table:table-cell office:value-type="float" office:value="0.5405142496" calcext:value-type="float">
            <text:p>0.5405142496</text:p>
          </table:table-cell>
          <table:table-cell office:value-type="float" office:value="-0.1210329335" calcext:value-type="float">
            <text:p>-0.1210329335</text:p>
          </table:table-cell>
          <table:table-cell office:value-type="float" office:value="0.2107864777" calcext:value-type="float">
            <text:p>0.2107864777</text:p>
          </table:table-cell>
          <table:table-cell office:value-type="float" office:value="-0.03002021" calcext:value-type="float">
            <text:p>-0.03002021</text:p>
          </table:table-cell>
          <table:table-cell office:value-type="float" office:value="0.1450856153" calcext:value-type="float">
            <text:p>0.1450856153</text:p>
          </table:table-cell>
          <table:table-cell office:value-type="float" office:value="0.5923178482" calcext:value-type="float">
            <text:p>0.5923178482</text:p>
          </table:table-cell>
        </table:table-row>
        <table:table-row table:style-name="ro1">
          <table:table-cell office:value-type="float" office:value="-0.2076222057" calcext:value-type="float">
            <text:p>-0.2076222057</text:p>
          </table:table-cell>
          <table:table-cell office:value-type="float" office:value="-0.1919511291" calcext:value-type="float">
            <text:p>-0.1919511291</text:p>
          </table:table-cell>
          <table:table-cell office:value-type="float" office:value="0.0103379296" calcext:value-type="float">
            <text:p>0.0103379296</text:p>
          </table:table-cell>
          <table:table-cell office:value-type="float" office:value="0.1258986517" calcext:value-type="float">
            <text:p>0.1258986517</text:p>
          </table:table-cell>
          <table:table-cell office:value-type="float" office:value="-0.1378826543" calcext:value-type="float">
            <text:p>-0.1378826543</text:p>
          </table:table-cell>
          <table:table-cell office:value-type="float" office:value="0.1409259444" calcext:value-type="float">
            <text:p>0.1409259444</text:p>
          </table:table-cell>
          <table:table-cell office:value-type="float" office:value="0.1138772767" calcext:value-type="float">
            <text:p>0.1138772767</text:p>
          </table:table-cell>
          <table:table-cell office:value-type="float" office:value="0.1589687611" calcext:value-type="float">
            <text:p>0.1589687611</text:p>
          </table:table-cell>
          <table:table-cell office:value-type="float" office:value="-0.0537036997" calcext:value-type="float">
            <text:p>-0.0537036997</text:p>
          </table:table-cell>
          <table:table-cell office:value-type="float" office:value="-0.0280963783" calcext:value-type="float">
            <text:p>-0.0280963783</text:p>
          </table:table-cell>
          <table:table-cell office:value-type="float" office:value="-0.0162095499" calcext:value-type="float">
            <text:p>-0.0162095499</text:p>
          </table:table-cell>
          <table:table-cell office:value-type="float" office:value="0.0215514055" calcext:value-type="float">
            <text:p>0.0215514055</text:p>
          </table:table-cell>
          <table:table-cell office:value-type="float" office:value="0.0477569565" calcext:value-type="float">
            <text:p>0.0477569565</text:p>
          </table:table-cell>
          <table:table-cell office:value-type="float" office:value="-0.0322210917" calcext:value-type="float">
            <text:p>-0.0322210917</text:p>
          </table:table-cell>
          <table:table-cell office:value-type="float" office:value="0.1264005711" calcext:value-type="float">
            <text:p>0.1264005711</text:p>
          </table:table-cell>
          <table:table-cell office:value-type="float" office:value="-0.0659693736" calcext:value-type="float">
            <text:p>-0.0659693736</text:p>
          </table:table-cell>
          <table:table-cell office:value-type="float" office:value="-0.0573839044" calcext:value-type="float">
            <text:p>-0.0573839044</text:p>
          </table:table-cell>
          <table:table-cell office:value-type="float" office:value="-0.0060982689" calcext:value-type="float">
            <text:p>-0.0060982689</text:p>
          </table:table-cell>
          <table:table-cell office:value-type="float" office:value="-0.0040771034" calcext:value-type="float">
            <text:p>-0.0040771034</text:p>
          </table:table-cell>
          <table:table-cell office:value-type="float" office:value="-0.0180242996" calcext:value-type="float">
            <text:p>-0.0180242996</text:p>
          </table:table-cell>
          <table:table-cell office:value-type="float" office:value="0.0330603369" calcext:value-type="float">
            <text:p>0.0330603369</text:p>
          </table:table-cell>
          <table:table-cell office:value-type="float" office:value="0.0491528744" calcext:value-type="float">
            <text:p>0.0491528744</text:p>
          </table:table-cell>
          <table:table-cell office:value-type="float" office:value="-0.0429792474" calcext:value-type="float">
            <text:p>-0.0429792474</text:p>
          </table:table-cell>
          <table:table-cell office:value-type="float" office:value="0.0013095003" calcext:value-type="float">
            <text:p>0.0013095003</text:p>
          </table:table-cell>
          <table:table-cell office:value-type="float" office:value="0.0648135679" calcext:value-type="float">
            <text:p>0.0648135679</text:p>
          </table:table-cell>
          <table:table-cell office:value-type="float" office:value="-0.0436967289" calcext:value-type="float">
            <text:p>-0.0436967289</text:p>
          </table:table-cell>
          <table:table-cell office:value-type="float" office:value="-0.0690679163" calcext:value-type="float">
            <text:p>-0.0690679163</text:p>
          </table:table-cell>
          <table:table-cell office:value-type="float" office:value="0.0896103366" calcext:value-type="float">
            <text:p>0.0896103366</text:p>
          </table:table-cell>
          <table:table-cell office:value-type="float" office:value="-0.0731498038" calcext:value-type="float">
            <text:p>-0.0731498038</text:p>
          </table:table-cell>
          <table:table-cell office:value-type="float" office:value="0.129063951" calcext:value-type="float">
            <text:p>0.129063951</text:p>
          </table:table-cell>
          <table:table-cell office:value-type="float" office:value="0.052599303" calcext:value-type="float">
            <text:p>0.052599303</text:p>
          </table:table-cell>
          <table:table-cell office:value-type="float" office:value="-0.0594358851" calcext:value-type="float">
            <text:p>-0.0594358851</text:p>
          </table:table-cell>
          <table:table-cell office:value-type="float" office:value="0.038803143" calcext:value-type="float">
            <text:p>0.038803143</text:p>
          </table:table-cell>
          <table:table-cell office:value-type="float" office:value="-0.2382280534" calcext:value-type="float">
            <text:p>-0.2382280534</text:p>
          </table:table-cell>
          <table:table-cell office:value-type="float" office:value="-0.0178600343" calcext:value-type="float">
            <text:p>-0.0178600343</text:p>
          </table:table-cell>
          <table:table-cell office:value-type="float" office:value="-0.0702843553" calcext:value-type="float">
            <text:p>-0.0702843553</text:p>
          </table:table-cell>
          <table:table-cell office:value-type="float" office:value="0.0728842914" calcext:value-type="float">
            <text:p>0.0728842914</text:p>
          </table:table-cell>
          <table:table-cell office:value-type="float" office:value="0.1259710806" calcext:value-type="float">
            <text:p>0.1259710806</text:p>
          </table:table-cell>
          <table:table-cell office:value-type="float" office:value="-0.063381793" calcext:value-type="float">
            <text:p>-0.063381793</text:p>
          </table:table-cell>
          <table:table-cell office:value-type="float" office:value="0.03339027" calcext:value-type="float">
            <text:p>0.03339027</text:p>
          </table:table-cell>
          <table:table-cell office:value-type="float" office:value="-0.1344650389" calcext:value-type="float">
            <text:p>-0.1344650389</text:p>
          </table:table-cell>
          <table:table-cell office:value-type="float" office:value="0.2962990627" calcext:value-type="float">
            <text:p>0.2962990627</text:p>
          </table:table-cell>
          <table:table-cell office:value-type="float" office:value="0.0051738547" calcext:value-type="float">
            <text:p>0.0051738547</text:p>
          </table:table-cell>
          <table:table-cell office:value-type="float" office:value="-0.0249716054" calcext:value-type="float">
            <text:p>-0.0249716054</text:p>
          </table:table-cell>
          <table:table-cell office:value-type="float" office:value="0.1384447511" calcext:value-type="float">
            <text:p>0.1384447511</text:p>
          </table:table-cell>
          <table:table-cell office:value-type="float" office:value="-0.0547246529" calcext:value-type="float">
            <text:p>-0.0547246529</text:p>
          </table:table-cell>
          <table:table-cell office:value-type="float" office:value="0.185484124" calcext:value-type="float">
            <text:p>0.185484124</text:p>
          </table:table-cell>
          <table:table-cell office:value-type="float" office:value="-0.0394482062" calcext:value-type="float">
            <text:p>-0.0394482062</text:p>
          </table:table-cell>
          <table:table-cell office:value-type="float" office:value="-0.1642470405" calcext:value-type="float">
            <text:p>-0.1642470405</text:p>
          </table:table-cell>
          <table:table-cell office:value-type="float" office:value="0.0650279582" calcext:value-type="float">
            <text:p>0.0650279582</text:p>
          </table:table-cell>
          <table:table-cell office:value-type="float" office:value="0.1435903765" calcext:value-type="float">
            <text:p>0.1435903765</text:p>
          </table:table-cell>
          <table:table-cell office:value-type="float" office:value="-0.0209475718" calcext:value-type="float">
            <text:p>-0.0209475718</text:p>
          </table:table-cell>
          <table:table-cell office:value-type="float" office:value="-0.0921996772" calcext:value-type="float">
            <text:p>-0.0921996772</text:p>
          </table:table-cell>
          <table:table-cell office:value-type="float" office:value="-0.0595327845" calcext:value-type="float">
            <text:p>-0.0595327845</text:p>
          </table:table-cell>
          <table:table-cell office:value-type="float" office:value="0.1358565442" calcext:value-type="float">
            <text:p>0.1358565442</text:p>
          </table:table-cell>
          <table:table-cell office:value-type="float" office:value="0.127026867" calcext:value-type="float">
            <text:p>0.127026867</text:p>
          </table:table-cell>
          <table:table-cell office:value-type="float" office:value="0.0972938537" calcext:value-type="float">
            <text:p>0.0972938537</text:p>
          </table:table-cell>
          <table:table-cell office:value-type="float" office:value="0.1258836523" calcext:value-type="float">
            <text:p>0.1258836523</text:p>
          </table:table-cell>
          <table:table-cell office:value-type="float" office:value="-0.051924334" calcext:value-type="float">
            <text:p>-0.051924334</text:p>
          </table:table-cell>
          <table:table-cell office:value-type="float" office:value="0.0120987717" calcext:value-type="float">
            <text:p>0.0120987717</text:p>
          </table:table-cell>
          <table:table-cell office:value-type="float" office:value="0.2205542777" calcext:value-type="float">
            <text:p>0.2205542777</text:p>
          </table:table-cell>
          <table:table-cell office:value-type="float" office:value="0.0952237949" calcext:value-type="float">
            <text:p>0.0952237949</text:p>
          </table:table-cell>
          <table:table-cell office:value-type="float" office:value="1" calcext:value-type="float">
            <text:p>1</text:p>
          </table:table-cell>
          <table:table-cell office:value-type="float" office:value="0.0163760759" calcext:value-type="float">
            <text:p>0.0163760759</text:p>
          </table:table-cell>
          <table:table-cell office:value-type="float" office:value="-0.1511208234" calcext:value-type="float">
            <text:p>-0.1511208234</text:p>
          </table:table-cell>
          <table:table-cell office:value-type="float" office:value="0.0780447108" calcext:value-type="float">
            <text:p>0.0780447108</text:p>
          </table:table-cell>
          <table:table-cell office:value-type="float" office:value="-0.1552811225" calcext:value-type="float">
            <text:p>-0.1552811225</text:p>
          </table:table-cell>
          <table:table-cell office:value-type="float" office:value="-0.00537053" calcext:value-type="float">
            <text:p>-0.00537053</text:p>
          </table:table-cell>
          <table:table-cell office:value-type="float" office:value="0.064047423" calcext:value-type="float">
            <text:p>0.064047423</text:p>
          </table:table-cell>
          <table:table-cell office:value-type="float" office:value="0.1336170914" calcext:value-type="float">
            <text:p>0.1336170914</text:p>
          </table:table-cell>
          <table:table-cell office:value-type="float" office:value="0.145360186" calcext:value-type="float">
            <text:p>0.145360186</text:p>
          </table:table-cell>
          <table:table-cell office:value-type="float" office:value="0.0689494552" calcext:value-type="float">
            <text:p>0.0689494552</text:p>
          </table:table-cell>
          <table:table-cell office:value-type="float" office:value="0.0003830423" calcext:value-type="float">
            <text:p>0.0003830423</text:p>
          </table:table-cell>
          <table:table-cell office:value-type="float" office:value="-0.0575720157" calcext:value-type="float">
            <text:p>-0.0575720157</text:p>
          </table:table-cell>
          <table:table-cell office:value-type="float" office:value="-0.048311199" calcext:value-type="float">
            <text:p>-0.048311199</text:p>
          </table:table-cell>
          <table:table-cell office:value-type="float" office:value="0.0090364877" calcext:value-type="float">
            <text:p>0.0090364877</text:p>
          </table:table-cell>
          <table:table-cell office:value-type="float" office:value="-0.1316705308" calcext:value-type="float">
            <text:p>-0.1316705308</text:p>
          </table:table-cell>
          <table:table-cell office:value-type="float" office:value="-0.1656857028" calcext:value-type="float">
            <text:p>-0.1656857028</text:p>
          </table:table-cell>
          <table:table-cell office:value-type="float" office:value="0.0221656207" calcext:value-type="float">
            <text:p>0.0221656207</text:p>
          </table:table-cell>
          <table:table-cell office:value-type="float" office:value="0.1091178007" calcext:value-type="float">
            <text:p>0.1091178007</text:p>
          </table:table-cell>
          <table:table-cell office:value-type="float" office:value="0.0495119257" calcext:value-type="float">
            <text:p>0.0495119257</text:p>
          </table:table-cell>
          <table:table-cell office:value-type="float" office:value="-0.1298734811" calcext:value-type="float">
            <text:p>-0.1298734811</text:p>
          </table:table-cell>
          <table:table-cell office:value-type="float" office:value="0.2640202202" calcext:value-type="float">
            <text:p>0.2640202202</text:p>
          </table:table-cell>
          <table:table-cell office:value-type="float" office:value="0.0461806774" calcext:value-type="float">
            <text:p>0.0461806774</text:p>
          </table:table-cell>
          <table:table-cell office:value-type="float" office:value="0.1127746459" calcext:value-type="float">
            <text:p>0.1127746459</text:p>
          </table:table-cell>
          <table:table-cell office:value-type="float" office:value="0.0540224816" calcext:value-type="float">
            <text:p>0.0540224816</text:p>
          </table:table-cell>
        </table:table-row>
        <table:table-row table:style-name="ro1">
          <table:table-cell office:value-type="float" office:value="0.0330519672" calcext:value-type="float">
            <text:p>0.0330519672</text:p>
          </table:table-cell>
          <table:table-cell office:value-type="float" office:value="-0.0357800753" calcext:value-type="float">
            <text:p>-0.0357800753</text:p>
          </table:table-cell>
          <table:table-cell office:value-type="float" office:value="0.1546415027" calcext:value-type="float">
            <text:p>0.1546415027</text:p>
          </table:table-cell>
          <table:table-cell office:value-type="float" office:value="0.0582551454" calcext:value-type="float">
            <text:p>0.0582551454</text:p>
          </table:table-cell>
          <table:table-cell office:value-type="float" office:value="-0.0472674777" calcext:value-type="float">
            <text:p>-0.0472674777</text:p>
          </table:table-cell>
          <table:table-cell office:value-type="float" office:value="0.0131810865" calcext:value-type="float">
            <text:p>0.0131810865</text:p>
          </table:table-cell>
          <table:table-cell office:value-type="float" office:value="0.2208850377" calcext:value-type="float">
            <text:p>0.2208850377</text:p>
          </table:table-cell>
          <table:table-cell office:value-type="float" office:value="-0.015378182" calcext:value-type="float">
            <text:p>-0.015378182</text:p>
          </table:table-cell>
          <table:table-cell office:value-type="float" office:value="-0.1149246669" calcext:value-type="float">
            <text:p>-0.1149246669</text:p>
          </table:table-cell>
          <table:table-cell office:value-type="float" office:value="-0.0135851491" calcext:value-type="float">
            <text:p>-0.0135851491</text:p>
          </table:table-cell>
          <table:table-cell office:value-type="float" office:value="0.0537808902" calcext:value-type="float">
            <text:p>0.0537808902</text:p>
          </table:table-cell>
          <table:table-cell office:value-type="float" office:value="-0.0451966413" calcext:value-type="float">
            <text:p>-0.0451966413</text:p>
          </table:table-cell>
          <table:table-cell office:value-type="float" office:value="-0.0620995778" calcext:value-type="float">
            <text:p>-0.0620995778</text:p>
          </table:table-cell>
          <table:table-cell office:value-type="float" office:value="0.0493208732" calcext:value-type="float">
            <text:p>0.0493208732</text:p>
          </table:table-cell>
          <table:table-cell office:value-type="float" office:value="0.1928876076" calcext:value-type="float">
            <text:p>0.1928876076</text:p>
          </table:table-cell>
          <table:table-cell office:value-type="float" office:value="-0.0358636469" calcext:value-type="float">
            <text:p>-0.0358636469</text:p>
          </table:table-cell>
          <table:table-cell office:value-type="float" office:value="0.0168115265" calcext:value-type="float">
            <text:p>0.0168115265</text:p>
          </table:table-cell>
          <table:table-cell office:value-type="float" office:value="-0.1131722109" calcext:value-type="float">
            <text:p>-0.1131722109</text:p>
          </table:table-cell>
          <table:table-cell office:value-type="float" office:value="-0.0300629917" calcext:value-type="float">
            <text:p>-0.0300629917</text:p>
          </table:table-cell>
          <table:table-cell office:value-type="float" office:value="0.0761381464" calcext:value-type="float">
            <text:p>0.0761381464</text:p>
          </table:table-cell>
          <table:table-cell office:value-type="float" office:value="0.3122437806" calcext:value-type="float">
            <text:p>0.3122437806</text:p>
          </table:table-cell>
          <table:table-cell office:value-type="float" office:value="0.1536785021" calcext:value-type="float">
            <text:p>0.1536785021</text:p>
          </table:table-cell>
          <table:table-cell office:value-type="float" office:value="0.0385696845" calcext:value-type="float">
            <text:p>0.0385696845</text:p>
          </table:table-cell>
          <table:table-cell office:value-type="float" office:value="-0.031101296" calcext:value-type="float">
            <text:p>-0.031101296</text:p>
          </table:table-cell>
          <table:table-cell office:value-type="float" office:value="0.0671209524" calcext:value-type="float">
            <text:p>0.0671209524</text:p>
          </table:table-cell>
          <table:table-cell office:value-type="float" office:value="-0.2200894304" calcext:value-type="float">
            <text:p>-0.2200894304</text:p>
          </table:table-cell>
          <table:table-cell office:value-type="float" office:value="0.0078553426" calcext:value-type="float">
            <text:p>0.0078553426</text:p>
          </table:table-cell>
          <table:table-cell office:value-type="float" office:value="0.1773831453" calcext:value-type="float">
            <text:p>0.1773831453</text:p>
          </table:table-cell>
          <table:table-cell office:value-type="float" office:value="0.1417098648" calcext:value-type="float">
            <text:p>0.1417098648</text:p>
          </table:table-cell>
          <table:table-cell office:value-type="float" office:value="-0.0832409798" calcext:value-type="float">
            <text:p>-0.0832409798</text:p>
          </table:table-cell>
          <table:table-cell office:value-type="float" office:value="0.0631099131" calcext:value-type="float">
            <text:p>0.0631099131</text:p>
          </table:table-cell>
          <table:table-cell office:value-type="float" office:value="0.162790764" calcext:value-type="float">
            <text:p>0.162790764</text:p>
          </table:table-cell>
          <table:table-cell office:value-type="float" office:value="0.2303571051" calcext:value-type="float">
            <text:p>0.2303571051</text:p>
          </table:table-cell>
          <table:table-cell office:value-type="float" office:value="0.0630071089" calcext:value-type="float">
            <text:p>0.0630071089</text:p>
          </table:table-cell>
          <table:table-cell office:value-type="float" office:value="-0.016473191" calcext:value-type="float">
            <text:p>-0.016473191</text:p>
          </table:table-cell>
          <table:table-cell office:value-type="float" office:value="0.0148178267" calcext:value-type="float">
            <text:p>0.0148178267</text:p>
          </table:table-cell>
          <table:table-cell office:value-type="float" office:value="0.0720553398" calcext:value-type="float">
            <text:p>0.0720553398</text:p>
          </table:table-cell>
          <table:table-cell office:value-type="float" office:value="0.0530435707" calcext:value-type="float">
            <text:p>0.0530435707</text:p>
          </table:table-cell>
          <table:table-cell office:value-type="float" office:value="0.0419896633" calcext:value-type="float">
            <text:p>0.0419896633</text:p>
          </table:table-cell>
          <table:table-cell office:value-type="float" office:value="0.0874122174" calcext:value-type="float">
            <text:p>0.0874122174</text:p>
          </table:table-cell>
          <table:table-cell office:value-type="float" office:value="-0.1086227817" calcext:value-type="float">
            <text:p>-0.1086227817</text:p>
          </table:table-cell>
          <table:table-cell office:value-type="float" office:value="-0.1129143117" calcext:value-type="float">
            <text:p>-0.1129143117</text:p>
          </table:table-cell>
          <table:table-cell office:value-type="float" office:value="0.0048769379" calcext:value-type="float">
            <text:p>0.0048769379</text:p>
          </table:table-cell>
          <table:table-cell office:value-type="float" office:value="0.1150265677" calcext:value-type="float">
            <text:p>0.1150265677</text:p>
          </table:table-cell>
          <table:table-cell office:value-type="float" office:value="-0.1357761279" calcext:value-type="float">
            <text:p>-0.1357761279</text:p>
          </table:table-cell>
          <table:table-cell office:value-type="float" office:value="0.0965640601" calcext:value-type="float">
            <text:p>0.0965640601</text:p>
          </table:table-cell>
          <table:table-cell office:value-type="float" office:value="0.0868223103" calcext:value-type="float">
            <text:p>0.0868223103</text:p>
          </table:table-cell>
          <table:table-cell office:value-type="float" office:value="0.0696492268" calcext:value-type="float">
            <text:p>0.0696492268</text:p>
          </table:table-cell>
          <table:table-cell office:value-type="float" office:value="0.1450230768" calcext:value-type="float">
            <text:p>0.1450230768</text:p>
          </table:table-cell>
          <table:table-cell office:value-type="float" office:value="-0.0340066245" calcext:value-type="float">
            <text:p>-0.0340066245</text:p>
          </table:table-cell>
          <table:table-cell office:value-type="float" office:value="0.0464956387" calcext:value-type="float">
            <text:p>0.0464956387</text:p>
          </table:table-cell>
          <table:table-cell office:value-type="float" office:value="-0.0077603222" calcext:value-type="float">
            <text:p>-0.0077603222</text:p>
          </table:table-cell>
          <table:table-cell office:value-type="float" office:value="0.0765717844" calcext:value-type="float">
            <text:p>0.0765717844</text:p>
          </table:table-cell>
          <table:table-cell office:value-type="float" office:value="-0.0328342785" calcext:value-type="float">
            <text:p>-0.0328342785</text:p>
          </table:table-cell>
          <table:table-cell office:value-type="float" office:value="0.2510099762" calcext:value-type="float">
            <text:p>0.2510099762</text:p>
          </table:table-cell>
          <table:table-cell office:value-type="float" office:value="0.1576635419" calcext:value-type="float">
            <text:p>0.1576635419</text:p>
          </table:table-cell>
          <table:table-cell office:value-type="float" office:value="0.0518548507" calcext:value-type="float">
            <text:p>0.0518548507</text:p>
          </table:table-cell>
          <table:table-cell office:value-type="float" office:value="-0.0030343071" calcext:value-type="float">
            <text:p>-0.0030343071</text:p>
          </table:table-cell>
          <table:table-cell office:value-type="float" office:value="0.2755654719" calcext:value-type="float">
            <text:p>0.2755654719</text:p>
          </table:table-cell>
          <table:table-cell office:value-type="float" office:value="0.2464756493" calcext:value-type="float">
            <text:p>0.2464756493</text:p>
          </table:table-cell>
          <table:table-cell office:value-type="float" office:value="0.0471660311" calcext:value-type="float">
            <text:p>0.0471660311</text:p>
          </table:table-cell>
          <table:table-cell office:value-type="float" office:value="0.1375605307" calcext:value-type="float">
            <text:p>0.1375605307</text:p>
          </table:table-cell>
          <table:table-cell office:value-type="float" office:value="0.0163760759" calcext:value-type="float">
            <text:p>0.0163760759</text:p>
          </table:table-cell>
          <table:table-cell office:value-type="float" office:value="1" calcext:value-type="float">
            <text:p>1</text:p>
          </table:table-cell>
          <table:table-cell office:value-type="float" office:value="0.1172829878" calcext:value-type="float">
            <text:p>0.1172829878</text:p>
          </table:table-cell>
          <table:table-cell office:value-type="float" office:value="0.1279144651" calcext:value-type="float">
            <text:p>0.1279144651</text:p>
          </table:table-cell>
          <table:table-cell office:value-type="float" office:value="0.0125896067" calcext:value-type="float">
            <text:p>0.0125896067</text:p>
          </table:table-cell>
          <table:table-cell office:value-type="float" office:value="0.2049669887" calcext:value-type="float">
            <text:p>0.2049669887</text:p>
          </table:table-cell>
          <table:table-cell office:value-type="float" office:value="0.1877866583" calcext:value-type="float">
            <text:p>0.1877866583</text:p>
          </table:table-cell>
          <table:table-cell office:value-type="float" office:value="0.1527389679" calcext:value-type="float">
            <text:p>0.1527389679</text:p>
          </table:table-cell>
          <table:table-cell office:value-type="float" office:value="0.2466337023" calcext:value-type="float">
            <text:p>0.2466337023</text:p>
          </table:table-cell>
          <table:table-cell office:value-type="float" office:value="-0.0097516985" calcext:value-type="float">
            <text:p>-0.0097516985</text:p>
          </table:table-cell>
          <table:table-cell office:value-type="float" office:value="0.2777876503" calcext:value-type="float">
            <text:p>0.2777876503</text:p>
          </table:table-cell>
          <table:table-cell office:value-type="float" office:value="-0.0769559553" calcext:value-type="float">
            <text:p>-0.0769559553</text:p>
          </table:table-cell>
          <table:table-cell office:value-type="float" office:value="0.0047780746" calcext:value-type="float">
            <text:p>0.0047780746</text:p>
          </table:table-cell>
          <table:table-cell office:value-type="float" office:value="0.1204022252" calcext:value-type="float">
            <text:p>0.1204022252</text:p>
          </table:table-cell>
          <table:table-cell office:value-type="float" office:value="0.1337406994" calcext:value-type="float">
            <text:p>0.1337406994</text:p>
          </table:table-cell>
          <table:table-cell office:value-type="float" office:value="0.0175140773" calcext:value-type="float">
            <text:p>0.0175140773</text:p>
          </table:table-cell>
          <table:table-cell office:value-type="float" office:value="-0.067854288" calcext:value-type="float">
            <text:p>-0.067854288</text:p>
          </table:table-cell>
          <table:table-cell office:value-type="float" office:value="0.2632086663" calcext:value-type="float">
            <text:p>0.2632086663</text:p>
          </table:table-cell>
          <table:table-cell office:value-type="float" office:value="0.0605215687" calcext:value-type="float">
            <text:p>0.0605215687</text:p>
          </table:table-cell>
          <table:table-cell office:value-type="float" office:value="-0.3342595071" calcext:value-type="float">
            <text:p>-0.3342595071</text:p>
          </table:table-cell>
          <table:table-cell office:value-type="float" office:value="-0.011935104" calcext:value-type="float">
            <text:p>-0.011935104</text:p>
          </table:table-cell>
          <table:table-cell office:value-type="float" office:value="0.0882593151" calcext:value-type="float">
            <text:p>0.0882593151</text:p>
          </table:table-cell>
          <table:table-cell office:value-type="float" office:value="0.0057348258" calcext:value-type="float">
            <text:p>0.0057348258</text:p>
          </table:table-cell>
          <table:table-cell office:value-type="float" office:value="0.2697086834" calcext:value-type="float">
            <text:p>0.2697086834</text:p>
          </table:table-cell>
        </table:table-row>
        <table:table-row table:style-name="ro1">
          <table:table-cell office:value-type="float" office:value="0.1488303437" calcext:value-type="float">
            <text:p>0.1488303437</text:p>
          </table:table-cell>
          <table:table-cell office:value-type="float" office:value="-0.0684016901" calcext:value-type="float">
            <text:p>-0.0684016901</text:p>
          </table:table-cell>
          <table:table-cell office:value-type="float" office:value="0.3146523601" calcext:value-type="float">
            <text:p>0.3146523601</text:p>
          </table:table-cell>
          <table:table-cell office:value-type="float" office:value="-0.0245387955" calcext:value-type="float">
            <text:p>-0.0245387955</text:p>
          </table:table-cell>
          <table:table-cell office:value-type="float" office:value="-0.1151464328" calcext:value-type="float">
            <text:p>-0.1151464328</text:p>
          </table:table-cell>
          <table:table-cell office:value-type="float" office:value="0.036337459" calcext:value-type="float">
            <text:p>0.036337459</text:p>
          </table:table-cell>
          <table:table-cell office:value-type="float" office:value="0.3793620682" calcext:value-type="float">
            <text:p>0.3793620682</text:p>
          </table:table-cell>
          <table:table-cell office:value-type="float" office:value="0.3029039274" calcext:value-type="float">
            <text:p>0.3029039274</text:p>
          </table:table-cell>
          <table:table-cell office:value-type="float" office:value="0.1097902048" calcext:value-type="float">
            <text:p>0.1097902048</text:p>
          </table:table-cell>
          <table:table-cell office:value-type="float" office:value="0.1013736866" calcext:value-type="float">
            <text:p>0.1013736866</text:p>
          </table:table-cell>
          <table:table-cell office:value-type="float" office:value="0.1672447723" calcext:value-type="float">
            <text:p>0.1672447723</text:p>
          </table:table-cell>
          <table:table-cell office:value-type="float" office:value="0.0756513706" calcext:value-type="float">
            <text:p>0.0756513706</text:p>
          </table:table-cell>
          <table:table-cell office:value-type="float" office:value="0.0037710889" calcext:value-type="float">
            <text:p>0.0037710889</text:p>
          </table:table-cell>
          <table:table-cell office:value-type="float" office:value="0.2276786075" calcext:value-type="float">
            <text:p>0.2276786075</text:p>
          </table:table-cell>
          <table:table-cell office:value-type="float" office:value="0.0929180641" calcext:value-type="float">
            <text:p>0.0929180641</text:p>
          </table:table-cell>
          <table:table-cell office:value-type="float" office:value="-0.1269214879" calcext:value-type="float">
            <text:p>-0.1269214879</text:p>
          </table:table-cell>
          <table:table-cell office:value-type="float" office:value="-0.0961578708" calcext:value-type="float">
            <text:p>-0.0961578708</text:p>
          </table:table-cell>
          <table:table-cell office:value-type="float" office:value="0.0408240545" calcext:value-type="float">
            <text:p>0.0408240545</text:p>
          </table:table-cell>
          <table:table-cell office:value-type="float" office:value="-0.2313512761" calcext:value-type="float">
            <text:p>-0.2313512761</text:p>
          </table:table-cell>
          <table:table-cell office:value-type="float" office:value="0.1943339576" calcext:value-type="float">
            <text:p>0.1943339576</text:p>
          </table:table-cell>
          <table:table-cell office:value-type="float" office:value="0.0509968888" calcext:value-type="float">
            <text:p>0.0509968888</text:p>
          </table:table-cell>
          <table:table-cell office:value-type="float" office:value="0.2933450549" calcext:value-type="float">
            <text:p>0.2933450549</text:p>
          </table:table-cell>
          <table:table-cell office:value-type="float" office:value="0.2465766353" calcext:value-type="float">
            <text:p>0.2465766353</text:p>
          </table:table-cell>
          <table:table-cell office:value-type="float" office:value="0.2373576791" calcext:value-type="float">
            <text:p>0.2373576791</text:p>
          </table:table-cell>
          <table:table-cell office:value-type="float" office:value="0.0183290193" calcext:value-type="float">
            <text:p>0.0183290193</text:p>
          </table:table-cell>
          <table:table-cell office:value-type="float" office:value="-0.2943057115" calcext:value-type="float">
            <text:p>-0.2943057115</text:p>
          </table:table-cell>
          <table:table-cell office:value-type="float" office:value="0.0704185849" calcext:value-type="float">
            <text:p>0.0704185849</text:p>
          </table:table-cell>
          <table:table-cell office:value-type="float" office:value="0.0730959873" calcext:value-type="float">
            <text:p>0.0730959873</text:p>
          </table:table-cell>
          <table:table-cell office:value-type="float" office:value="-0.0141480212" calcext:value-type="float">
            <text:p>-0.0141480212</text:p>
          </table:table-cell>
          <table:table-cell office:value-type="float" office:value="-0.1231272906" calcext:value-type="float">
            <text:p>-0.1231272906</text:p>
          </table:table-cell>
          <table:table-cell office:value-type="float" office:value="-0.0230057506" calcext:value-type="float">
            <text:p>-0.0230057506</text:p>
          </table:table-cell>
          <table:table-cell office:value-type="float" office:value="-0.049243839" calcext:value-type="float">
            <text:p>-0.049243839</text:p>
          </table:table-cell>
          <table:table-cell office:value-type="float" office:value="0.4072272056" calcext:value-type="float">
            <text:p>0.4072272056</text:p>
          </table:table-cell>
          <table:table-cell office:value-type="float" office:value="0.127474649" calcext:value-type="float">
            <text:p>0.127474649</text:p>
          </table:table-cell>
          <table:table-cell office:value-type="float" office:value="0.061943162" calcext:value-type="float">
            <text:p>0.061943162</text:p>
          </table:table-cell>
          <table:table-cell office:value-type="float" office:value="0.1720990016" calcext:value-type="float">
            <text:p>0.1720990016</text:p>
          </table:table-cell>
          <table:table-cell office:value-type="float" office:value="0.2613683787" calcext:value-type="float">
            <text:p>0.2613683787</text:p>
          </table:table-cell>
          <table:table-cell office:value-type="float" office:value="0.0457434117" calcext:value-type="float">
            <text:p>0.0457434117</text:p>
          </table:table-cell>
          <table:table-cell office:value-type="float" office:value="0.1466039193" calcext:value-type="float">
            <text:p>0.1466039193</text:p>
          </table:table-cell>
          <table:table-cell office:value-type="float" office:value="0.0259728946" calcext:value-type="float">
            <text:p>0.0259728946</text:p>
          </table:table-cell>
          <table:table-cell office:value-type="float" office:value="0.0081280532" calcext:value-type="float">
            <text:p>0.0081280532</text:p>
          </table:table-cell>
          <table:table-cell office:value-type="float" office:value="-0.245419237" calcext:value-type="float">
            <text:p>-0.245419237</text:p>
          </table:table-cell>
          <table:table-cell office:value-type="float" office:value="0.305047218" calcext:value-type="float">
            <text:p>0.305047218</text:p>
          </table:table-cell>
          <table:table-cell office:value-type="float" office:value="0.1971474322" calcext:value-type="float">
            <text:p>0.1971474322</text:p>
          </table:table-cell>
          <table:table-cell office:value-type="float" office:value="-0.0466432862" calcext:value-type="float">
            <text:p>-0.0466432862</text:p>
          </table:table-cell>
          <table:table-cell office:value-type="float" office:value="0.3729056064" calcext:value-type="float">
            <text:p>0.3729056064</text:p>
          </table:table-cell>
          <table:table-cell office:value-type="float" office:value="0.2163278691" calcext:value-type="float">
            <text:p>0.2163278691</text:p>
          </table:table-cell>
          <table:table-cell office:value-type="float" office:value="0.0292602078" calcext:value-type="float">
            <text:p>0.0292602078</text:p>
          </table:table-cell>
          <table:table-cell office:value-type="float" office:value="0.0596225563" calcext:value-type="float">
            <text:p>0.0596225563</text:p>
          </table:table-cell>
          <table:table-cell office:value-type="float" office:value="-0.1516065904" calcext:value-type="float">
            <text:p>-0.1516065904</text:p>
          </table:table-cell>
          <table:table-cell office:value-type="float" office:value="0.0982676384" calcext:value-type="float">
            <text:p>0.0982676384</text:p>
          </table:table-cell>
          <table:table-cell office:value-type="float" office:value="0.1490479298" calcext:value-type="float">
            <text:p>0.1490479298</text:p>
          </table:table-cell>
          <table:table-cell office:value-type="float" office:value="0.1291966347" calcext:value-type="float">
            <text:p>0.1291966347</text:p>
          </table:table-cell>
          <table:table-cell office:value-type="float" office:value="0.0301048601" calcext:value-type="float">
            <text:p>0.0301048601</text:p>
          </table:table-cell>
          <table:table-cell office:value-type="float" office:value="0.4103944886" calcext:value-type="float">
            <text:p>0.4103944886</text:p>
          </table:table-cell>
          <table:table-cell office:value-type="float" office:value="0.0925431862" calcext:value-type="float">
            <text:p>0.0925431862</text:p>
          </table:table-cell>
          <table:table-cell office:value-type="float" office:value="0.0551590636" calcext:value-type="float">
            <text:p>0.0551590636</text:p>
          </table:table-cell>
          <table:table-cell office:value-type="float" office:value="0.1452036891" calcext:value-type="float">
            <text:p>0.1452036891</text:p>
          </table:table-cell>
          <table:table-cell office:value-type="float" office:value="0.2004716974" calcext:value-type="float">
            <text:p>0.2004716974</text:p>
          </table:table-cell>
          <table:table-cell office:value-type="float" office:value="0.4294225354" calcext:value-type="float">
            <text:p>0.4294225354</text:p>
          </table:table-cell>
          <table:table-cell office:value-type="float" office:value="0.1411843567" calcext:value-type="float">
            <text:p>0.1411843567</text:p>
          </table:table-cell>
          <table:table-cell office:value-type="float" office:value="0.2253643436" calcext:value-type="float">
            <text:p>0.2253643436</text:p>
          </table:table-cell>
          <table:table-cell office:value-type="float" office:value="-0.1511208234" calcext:value-type="float">
            <text:p>-0.1511208234</text:p>
          </table:table-cell>
          <table:table-cell office:value-type="float" office:value="0.1172829878" calcext:value-type="float">
            <text:p>0.1172829878</text:p>
          </table:table-cell>
          <table:table-cell office:value-type="float" office:value="1" calcext:value-type="float">
            <text:p>1</text:p>
          </table:table-cell>
          <table:table-cell office:value-type="float" office:value="0.2642666636" calcext:value-type="float">
            <text:p>0.2642666636</text:p>
          </table:table-cell>
          <table:table-cell office:value-type="float" office:value="-0.0918092848" calcext:value-type="float">
            <text:p>-0.0918092848</text:p>
          </table:table-cell>
          <table:table-cell office:value-type="float" office:value="0.2279158034" calcext:value-type="float">
            <text:p>0.2279158034</text:p>
          </table:table-cell>
          <table:table-cell office:value-type="float" office:value="0.3521516526" calcext:value-type="float">
            <text:p>0.3521516526</text:p>
          </table:table-cell>
          <table:table-cell office:value-type="float" office:value="0.1610172519" calcext:value-type="float">
            <text:p>0.1610172519</text:p>
          </table:table-cell>
          <table:table-cell office:value-type="float" office:value="0.2402701635" calcext:value-type="float">
            <text:p>0.2402701635</text:p>
          </table:table-cell>
          <table:table-cell office:value-type="float" office:value="-0.1401660563" calcext:value-type="float">
            <text:p>-0.1401660563</text:p>
          </table:table-cell>
          <table:table-cell office:value-type="float" office:value="0.3822674304" calcext:value-type="float">
            <text:p>0.3822674304</text:p>
          </table:table-cell>
          <table:table-cell office:value-type="float" office:value="-0.1684950744" calcext:value-type="float">
            <text:p>-0.1684950744</text:p>
          </table:table-cell>
          <table:table-cell office:value-type="float" office:value="-0.0443215212" calcext:value-type="float">
            <text:p>-0.0443215212</text:p>
          </table:table-cell>
          <table:table-cell office:value-type="float" office:value="0.099018732" calcext:value-type="float">
            <text:p>0.099018732</text:p>
          </table:table-cell>
          <table:table-cell office:value-type="float" office:value="0.0631082759" calcext:value-type="float">
            <text:p>0.0631082759</text:p>
          </table:table-cell>
          <table:table-cell office:value-type="float" office:value="-0.0016036766" calcext:value-type="float">
            <text:p>-0.0016036766</text:p>
          </table:table-cell>
          <table:table-cell office:value-type="float" office:value="0.1303015601" calcext:value-type="float">
            <text:p>0.1303015601</text:p>
          </table:table-cell>
          <table:table-cell office:value-type="float" office:value="0.4092299928" calcext:value-type="float">
            <text:p>0.4092299928</text:p>
          </table:table-cell>
          <table:table-cell office:value-type="float" office:value="0.388900871" calcext:value-type="float">
            <text:p>0.388900871</text:p>
          </table:table-cell>
          <table:table-cell office:value-type="float" office:value="0.1041946702" calcext:value-type="float">
            <text:p>0.1041946702</text:p>
          </table:table-cell>
          <table:table-cell office:value-type="float" office:value="0.1417427086" calcext:value-type="float">
            <text:p>0.1417427086</text:p>
          </table:table-cell>
          <table:table-cell office:value-type="float" office:value="-0.0210358542" calcext:value-type="float">
            <text:p>-0.0210358542</text:p>
          </table:table-cell>
          <table:table-cell office:value-type="float" office:value="0.1272680698" calcext:value-type="float">
            <text:p>0.1272680698</text:p>
          </table:table-cell>
          <table:table-cell office:value-type="float" office:value="0.3877478581" calcext:value-type="float">
            <text:p>0.3877478581</text:p>
          </table:table-cell>
        </table:table-row>
        <table:table-row table:style-name="ro1">
          <table:table-cell office:value-type="float" office:value="-0.1577900048" calcext:value-type="float">
            <text:p>-0.1577900048</text:p>
          </table:table-cell>
          <table:table-cell office:value-type="float" office:value="0.2521939734" calcext:value-type="float">
            <text:p>0.2521939734</text:p>
          </table:table-cell>
          <table:table-cell office:value-type="float" office:value="0.4413978151" calcext:value-type="float">
            <text:p>0.4413978151</text:p>
          </table:table-cell>
          <table:table-cell office:value-type="float" office:value="0.2128772251" calcext:value-type="float">
            <text:p>0.2128772251</text:p>
          </table:table-cell>
          <table:table-cell office:value-type="float" office:value="-0.2618623573" calcext:value-type="float">
            <text:p>-0.2618623573</text:p>
          </table:table-cell>
          <table:table-cell office:value-type="float" office:value="0.1917304575" calcext:value-type="float">
            <text:p>0.1917304575</text:p>
          </table:table-cell>
          <table:table-cell office:value-type="float" office:value="0.7536730085" calcext:value-type="float">
            <text:p>0.7536730085</text:p>
          </table:table-cell>
          <table:table-cell office:value-type="float" office:value="0.6028800942" calcext:value-type="float">
            <text:p>0.6028800942</text:p>
          </table:table-cell>
          <table:table-cell office:value-type="float" office:value="0.1884492052" calcext:value-type="float">
            <text:p>0.1884492052</text:p>
          </table:table-cell>
          <table:table-cell office:value-type="float" office:value="0.0320049592" calcext:value-type="float">
            <text:p>0.0320049592</text:p>
          </table:table-cell>
          <table:table-cell office:value-type="float" office:value="0.2563630011" calcext:value-type="float">
            <text:p>0.2563630011</text:p>
          </table:table-cell>
          <table:table-cell office:value-type="float" office:value="-0.0172658267" calcext:value-type="float">
            <text:p>-0.0172658267</text:p>
          </table:table-cell>
          <table:table-cell office:value-type="float" office:value="0.2043479143" calcext:value-type="float">
            <text:p>0.2043479143</text:p>
          </table:table-cell>
          <table:table-cell office:value-type="float" office:value="0.1521023521" calcext:value-type="float">
            <text:p>0.1521023521</text:p>
          </table:table-cell>
          <table:table-cell office:value-type="float" office:value="0.210311935" calcext:value-type="float">
            <text:p>0.210311935</text:p>
          </table:table-cell>
          <table:table-cell office:value-type="float" office:value="-0.4102451354" calcext:value-type="float">
            <text:p>-0.4102451354</text:p>
          </table:table-cell>
          <table:table-cell office:value-type="float" office:value="0.013424555" calcext:value-type="float">
            <text:p>0.013424555</text:p>
          </table:table-cell>
          <table:table-cell office:value-type="float" office:value="0.0540905753" calcext:value-type="float">
            <text:p>0.0540905753</text:p>
          </table:table-cell>
          <table:table-cell office:value-type="float" office:value="-0.1169079985" calcext:value-type="float">
            <text:p>-0.1169079985</text:p>
          </table:table-cell>
          <table:table-cell office:value-type="float" office:value="0.3955631976" calcext:value-type="float">
            <text:p>0.3955631976</text:p>
          </table:table-cell>
          <table:table-cell office:value-type="float" office:value="0.0318492878" calcext:value-type="float">
            <text:p>0.0318492878</text:p>
          </table:table-cell>
          <table:table-cell office:value-type="float" office:value="0.6616601458" calcext:value-type="float">
            <text:p>0.6616601458</text:p>
          </table:table-cell>
          <table:table-cell office:value-type="float" office:value="0.1421351297" calcext:value-type="float">
            <text:p>0.1421351297</text:p>
          </table:table-cell>
          <table:table-cell office:value-type="float" office:value="0.2042685158" calcext:value-type="float">
            <text:p>0.2042685158</text:p>
          </table:table-cell>
          <table:table-cell office:value-type="float" office:value="0.1800112846" calcext:value-type="float">
            <text:p>0.1800112846</text:p>
          </table:table-cell>
          <table:table-cell office:value-type="float" office:value="-0.1369702444" calcext:value-type="float">
            <text:p>-0.1369702444</text:p>
          </table:table-cell>
          <table:table-cell office:value-type="float" office:value="0.1184080548" calcext:value-type="float">
            <text:p>0.1184080548</text:p>
          </table:table-cell>
          <table:table-cell office:value-type="float" office:value="0.5356303021" calcext:value-type="float">
            <text:p>0.5356303021</text:p>
          </table:table-cell>
          <table:table-cell office:value-type="float" office:value="0.0911214307" calcext:value-type="float">
            <text:p>0.0911214307</text:p>
          </table:table-cell>
          <table:table-cell office:value-type="float" office:value="-0.1053250572" calcext:value-type="float">
            <text:p>-0.1053250572</text:p>
          </table:table-cell>
          <table:table-cell office:value-type="float" office:value="0.0208862932" calcext:value-type="float">
            <text:p>0.0208862932</text:p>
          </table:table-cell>
          <table:table-cell office:value-type="float" office:value="-0.158263971" calcext:value-type="float">
            <text:p>-0.158263971</text:p>
          </table:table-cell>
          <table:table-cell office:value-type="float" office:value="0.7080608355" calcext:value-type="float">
            <text:p>0.7080608355</text:p>
          </table:table-cell>
          <table:table-cell office:value-type="float" office:value="0.1185892133" calcext:value-type="float">
            <text:p>0.1185892133</text:p>
          </table:table-cell>
          <table:table-cell office:value-type="float" office:value="0.2295417748" calcext:value-type="float">
            <text:p>0.2295417748</text:p>
          </table:table-cell>
          <table:table-cell office:value-type="float" office:value="0.0823302959" calcext:value-type="float">
            <text:p>0.0823302959</text:p>
          </table:table-cell>
          <table:table-cell office:value-type="float" office:value="0.2057405006" calcext:value-type="float">
            <text:p>0.2057405006</text:p>
          </table:table-cell>
          <table:table-cell office:value-type="float" office:value="0.1451356658" calcext:value-type="float">
            <text:p>0.1451356658</text:p>
          </table:table-cell>
          <table:table-cell office:value-type="float" office:value="0.1146388888" calcext:value-type="float">
            <text:p>0.1146388888</text:p>
          </table:table-cell>
          <table:table-cell office:value-type="float" office:value="0.3406069541" calcext:value-type="float">
            <text:p>0.3406069541</text:p>
          </table:table-cell>
          <table:table-cell office:value-type="float" office:value="-0.0829478751" calcext:value-type="float">
            <text:p>-0.0829478751</text:p>
          </table:table-cell>
          <table:table-cell office:value-type="float" office:value="0.1554940853" calcext:value-type="float">
            <text:p>0.1554940853</text:p>
          </table:table-cell>
          <table:table-cell office:value-type="float" office:value="0.4873194425" calcext:value-type="float">
            <text:p>0.4873194425</text:p>
          </table:table-cell>
          <table:table-cell office:value-type="float" office:value="0.2954708798" calcext:value-type="float">
            <text:p>0.2954708798</text:p>
          </table:table-cell>
          <table:table-cell office:value-type="float" office:value="0.2009938522" calcext:value-type="float">
            <text:p>0.2009938522</text:p>
          </table:table-cell>
          <table:table-cell office:value-type="float" office:value="0.4008180818" calcext:value-type="float">
            <text:p>0.4008180818</text:p>
          </table:table-cell>
          <table:table-cell office:value-type="float" office:value="0.117235766" calcext:value-type="float">
            <text:p>0.117235766</text:p>
          </table:table-cell>
          <table:table-cell office:value-type="float" office:value="0.020911793" calcext:value-type="float">
            <text:p>0.020911793</text:p>
          </table:table-cell>
          <table:table-cell office:value-type="float" office:value="0.366647245" calcext:value-type="float">
            <text:p>0.366647245</text:p>
          </table:table-cell>
          <table:table-cell office:value-type="float" office:value="0.1261192804" calcext:value-type="float">
            <text:p>0.1261192804</text:p>
          </table:table-cell>
          <table:table-cell office:value-type="float" office:value="0.3776147862" calcext:value-type="float">
            <text:p>0.3776147862</text:p>
          </table:table-cell>
          <table:table-cell office:value-type="float" office:value="0.1005041573" calcext:value-type="float">
            <text:p>0.1005041573</text:p>
          </table:table-cell>
          <table:table-cell office:value-type="float" office:value="0.2299051294" calcext:value-type="float">
            <text:p>0.2299051294</text:p>
          </table:table-cell>
          <table:table-cell office:value-type="float" office:value="0.0706628257" calcext:value-type="float">
            <text:p>0.0706628257</text:p>
          </table:table-cell>
          <table:table-cell office:value-type="float" office:value="0.7265527728" calcext:value-type="float">
            <text:p>0.7265527728</text:p>
          </table:table-cell>
          <table:table-cell office:value-type="float" office:value="0.3868223745" calcext:value-type="float">
            <text:p>0.3868223745</text:p>
          </table:table-cell>
          <table:table-cell office:value-type="float" office:value="0.1230985305" calcext:value-type="float">
            <text:p>0.1230985305</text:p>
          </table:table-cell>
          <table:table-cell office:value-type="float" office:value="0.2578874841" calcext:value-type="float">
            <text:p>0.2578874841</text:p>
          </table:table-cell>
          <table:table-cell office:value-type="float" office:value="0.1501299622" calcext:value-type="float">
            <text:p>0.1501299622</text:p>
          </table:table-cell>
          <table:table-cell office:value-type="float" office:value="0.6388975391" calcext:value-type="float">
            <text:p>0.6388975391</text:p>
          </table:table-cell>
          <table:table-cell office:value-type="float" office:value="0.3111431258" calcext:value-type="float">
            <text:p>0.3111431258</text:p>
          </table:table-cell>
          <table:table-cell office:value-type="float" office:value="0.5516824891" calcext:value-type="float">
            <text:p>0.5516824891</text:p>
          </table:table-cell>
          <table:table-cell office:value-type="float" office:value="0.0780447108" calcext:value-type="float">
            <text:p>0.0780447108</text:p>
          </table:table-cell>
          <table:table-cell office:value-type="float" office:value="0.1279144651" calcext:value-type="float">
            <text:p>0.1279144651</text:p>
          </table:table-cell>
          <table:table-cell office:value-type="float" office:value="0.2642666636" calcext:value-type="float">
            <text:p>0.2642666636</text:p>
          </table:table-cell>
          <table:table-cell office:value-type="float" office:value="1" calcext:value-type="float">
            <text:p>1</text:p>
          </table:table-cell>
          <table:table-cell office:value-type="float" office:value="-0.0744499771" calcext:value-type="float">
            <text:p>-0.0744499771</text:p>
          </table:table-cell>
          <table:table-cell office:value-type="float" office:value="0.2522228656" calcext:value-type="float">
            <text:p>0.2522228656</text:p>
          </table:table-cell>
          <table:table-cell office:value-type="float" office:value="0.7272705573" calcext:value-type="float">
            <text:p>0.7272705573</text:p>
          </table:table-cell>
          <table:table-cell office:value-type="float" office:value="0.2621418827" calcext:value-type="float">
            <text:p>0.2621418827</text:p>
          </table:table-cell>
          <table:table-cell office:value-type="float" office:value="0.2972666485" calcext:value-type="float">
            <text:p>0.2972666485</text:p>
          </table:table-cell>
          <table:table-cell office:value-type="float" office:value="-0.2698418638" calcext:value-type="float">
            <text:p>-0.2698418638</text:p>
          </table:table-cell>
          <table:table-cell office:value-type="float" office:value="0.5788953245" calcext:value-type="float">
            <text:p>0.5788953245</text:p>
          </table:table-cell>
          <table:table-cell office:value-type="float" office:value="-0.081889715" calcext:value-type="float">
            <text:p>-0.081889715</text:p>
          </table:table-cell>
          <table:table-cell office:value-type="float" office:value="-0.3181518448" calcext:value-type="float">
            <text:p>-0.3181518448</text:p>
          </table:table-cell>
          <table:table-cell office:value-type="float" office:value="0.1550333992" calcext:value-type="float">
            <text:p>0.1550333992</text:p>
          </table:table-cell>
          <table:table-cell office:value-type="float" office:value="0.3192269972" calcext:value-type="float">
            <text:p>0.3192269972</text:p>
          </table:table-cell>
          <table:table-cell office:value-type="float" office:value="0.1877728319" calcext:value-type="float">
            <text:p>0.1877728319</text:p>
          </table:table-cell>
          <table:table-cell office:value-type="float" office:value="0.5244766971" calcext:value-type="float">
            <text:p>0.5244766971</text:p>
          </table:table-cell>
          <table:table-cell office:value-type="float" office:value="0.7203648904" calcext:value-type="float">
            <text:p>0.7203648904</text:p>
          </table:table-cell>
          <table:table-cell office:value-type="float" office:value="0.5539680035" calcext:value-type="float">
            <text:p>0.5539680035</text:p>
          </table:table-cell>
          <table:table-cell office:value-type="float" office:value="-0.1629023113" calcext:value-type="float">
            <text:p>-0.1629023113</text:p>
          </table:table-cell>
          <table:table-cell office:value-type="float" office:value="0.3142408721" calcext:value-type="float">
            <text:p>0.3142408721</text:p>
          </table:table-cell>
          <table:table-cell office:value-type="float" office:value="0.0227439396" calcext:value-type="float">
            <text:p>0.0227439396</text:p>
          </table:table-cell>
          <table:table-cell office:value-type="float" office:value="0.1609860909" calcext:value-type="float">
            <text:p>0.1609860909</text:p>
          </table:table-cell>
          <table:table-cell office:value-type="float" office:value="0.7655560461" calcext:value-type="float">
            <text:p>0.7655560461</text:p>
          </table:table-cell>
        </table:table-row>
        <table:table-row table:style-name="ro1">
          <table:table-cell office:value-type="float" office:value="0.043801618" calcext:value-type="float">
            <text:p>0.043801618</text:p>
          </table:table-cell>
          <table:table-cell office:value-type="float" office:value="0.0298551293" calcext:value-type="float">
            <text:p>0.0298551293</text:p>
          </table:table-cell>
          <table:table-cell office:value-type="float" office:value="-0.0481622124" calcext:value-type="float">
            <text:p>-0.0481622124</text:p>
          </table:table-cell>
          <table:table-cell office:value-type="float" office:value="-0.0793642518" calcext:value-type="float">
            <text:p>-0.0793642518</text:p>
          </table:table-cell>
          <table:table-cell office:value-type="float" office:value="0.0519083301" calcext:value-type="float">
            <text:p>0.0519083301</text:p>
          </table:table-cell>
          <table:table-cell office:value-type="float" office:value="-0.1209115883" calcext:value-type="float">
            <text:p>-0.1209115883</text:p>
          </table:table-cell>
          <table:table-cell office:value-type="float" office:value="-0.2404220808" calcext:value-type="float">
            <text:p>-0.2404220808</text:p>
          </table:table-cell>
          <table:table-cell office:value-type="float" office:value="-0.2195467443" calcext:value-type="float">
            <text:p>-0.2195467443</text:p>
          </table:table-cell>
          <table:table-cell office:value-type="float" office:value="-0.0248188799" calcext:value-type="float">
            <text:p>-0.0248188799</text:p>
          </table:table-cell>
          <table:table-cell office:value-type="float" office:value="-0.0425985189" calcext:value-type="float">
            <text:p>-0.0425985189</text:p>
          </table:table-cell>
          <table:table-cell office:value-type="float" office:value="0.0903779241" calcext:value-type="float">
            <text:p>0.0903779241</text:p>
          </table:table-cell>
          <table:table-cell office:value-type="float" office:value="-0.0652794403" calcext:value-type="float">
            <text:p>-0.0652794403</text:p>
          </table:table-cell>
          <table:table-cell office:value-type="float" office:value="-0.2130710439" calcext:value-type="float">
            <text:p>-0.2130710439</text:p>
          </table:table-cell>
          <table:table-cell office:value-type="float" office:value="0.047124291" calcext:value-type="float">
            <text:p>0.047124291</text:p>
          </table:table-cell>
          <table:table-cell office:value-type="float" office:value="-0.1556442668" calcext:value-type="float">
            <text:p>-0.1556442668</text:p>
          </table:table-cell>
          <table:table-cell office:value-type="float" office:value="0.2158098621" calcext:value-type="float">
            <text:p>0.2158098621</text:p>
          </table:table-cell>
          <table:table-cell office:value-type="float" office:value="-0.1199797426" calcext:value-type="float">
            <text:p>-0.1199797426</text:p>
          </table:table-cell>
          <table:table-cell office:value-type="float" office:value="-0.1831764781" calcext:value-type="float">
            <text:p>-0.1831764781</text:p>
          </table:table-cell>
          <table:table-cell office:value-type="float" office:value="-0.0855780016" calcext:value-type="float">
            <text:p>-0.0855780016</text:p>
          </table:table-cell>
          <table:table-cell office:value-type="float" office:value="0.0115518219" calcext:value-type="float">
            <text:p>0.0115518219</text:p>
          </table:table-cell>
          <table:table-cell office:value-type="float" office:value="-0.0045612862" calcext:value-type="float">
            <text:p>-0.0045612862</text:p>
          </table:table-cell>
          <table:table-cell office:value-type="float" office:value="-0.11085566" calcext:value-type="float">
            <text:p>-0.11085566</text:p>
          </table:table-cell>
          <table:table-cell office:value-type="float" office:value="-0.1476642465" calcext:value-type="float">
            <text:p>-0.1476642465</text:p>
          </table:table-cell>
          <table:table-cell office:value-type="float" office:value="-0.1187227205" calcext:value-type="float">
            <text:p>-0.1187227205</text:p>
          </table:table-cell>
          <table:table-cell office:value-type="float" office:value="-0.0540800848" calcext:value-type="float">
            <text:p>-0.0540800848</text:p>
          </table:table-cell>
          <table:table-cell office:value-type="float" office:value="-0.1000884804" calcext:value-type="float">
            <text:p>-0.1000884804</text:p>
          </table:table-cell>
          <table:table-cell office:value-type="float" office:value="0.0195820349" calcext:value-type="float">
            <text:p>0.0195820349</text:p>
          </table:table-cell>
          <table:table-cell office:value-type="float" office:value="-0.1455074636" calcext:value-type="float">
            <text:p>-0.1455074636</text:p>
          </table:table-cell>
          <table:table-cell office:value-type="float" office:value="0.0979531748" calcext:value-type="float">
            <text:p>0.0979531748</text:p>
          </table:table-cell>
          <table:table-cell office:value-type="float" office:value="0.0118528833" calcext:value-type="float">
            <text:p>0.0118528833</text:p>
          </table:table-cell>
          <table:table-cell office:value-type="float" office:value="-0.0443229193" calcext:value-type="float">
            <text:p>-0.0443229193</text:p>
          </table:table-cell>
          <table:table-cell office:value-type="float" office:value="-0.0431178203" calcext:value-type="float">
            <text:p>-0.0431178203</text:p>
          </table:table-cell>
          <table:table-cell office:value-type="float" office:value="-0.2169613658" calcext:value-type="float">
            <text:p>-0.2169613658</text:p>
          </table:table-cell>
          <table:table-cell office:value-type="float" office:value="0.1933765354" calcext:value-type="float">
            <text:p>0.1933765354</text:p>
          </table:table-cell>
          <table:table-cell office:value-type="float" office:value="-0.1023443472" calcext:value-type="float">
            <text:p>-0.1023443472</text:p>
          </table:table-cell>
          <table:table-cell office:value-type="float" office:value="0.2150927138" calcext:value-type="float">
            <text:p>0.2150927138</text:p>
          </table:table-cell>
          <table:table-cell office:value-type="float" office:value="-0.1547911124" calcext:value-type="float">
            <text:p>-0.1547911124</text:p>
          </table:table-cell>
          <table:table-cell office:value-type="float" office:value="-0.0200001655" calcext:value-type="float">
            <text:p>-0.0200001655</text:p>
          </table:table-cell>
          <table:table-cell office:value-type="float" office:value="0.054189726" calcext:value-type="float">
            <text:p>0.054189726</text:p>
          </table:table-cell>
          <table:table-cell office:value-type="float" office:value="-0.0600535565" calcext:value-type="float">
            <text:p>-0.0600535565</text:p>
          </table:table-cell>
          <table:table-cell office:value-type="float" office:value="0.1463632017" calcext:value-type="float">
            <text:p>0.1463632017</text:p>
          </table:table-cell>
          <table:table-cell office:value-type="float" office:value="-0.2904984377" calcext:value-type="float">
            <text:p>-0.2904984377</text:p>
          </table:table-cell>
          <table:table-cell office:value-type="float" office:value="-0.1671335022" calcext:value-type="float">
            <text:p>-0.1671335022</text:p>
          </table:table-cell>
          <table:table-cell office:value-type="float" office:value="-0.1139983111" calcext:value-type="float">
            <text:p>-0.1139983111</text:p>
          </table:table-cell>
          <table:table-cell office:value-type="float" office:value="0.0119764538" calcext:value-type="float">
            <text:p>0.0119764538</text:p>
          </table:table-cell>
          <table:table-cell office:value-type="float" office:value="-0.1243650351" calcext:value-type="float">
            <text:p>-0.1243650351</text:p>
          </table:table-cell>
          <table:table-cell office:value-type="float" office:value="-0.0562277648" calcext:value-type="float">
            <text:p>-0.0562277648</text:p>
          </table:table-cell>
          <table:table-cell office:value-type="float" office:value="-0.0256406015" calcext:value-type="float">
            <text:p>-0.0256406015</text:p>
          </table:table-cell>
          <table:table-cell office:value-type="float" office:value="-0.0301652589" calcext:value-type="float">
            <text:p>-0.0301652589</text:p>
          </table:table-cell>
          <table:table-cell office:value-type="float" office:value="-0.0367438166" calcext:value-type="float">
            <text:p>-0.0367438166</text:p>
          </table:table-cell>
          <table:table-cell office:value-type="float" office:value="-0.1449010647" calcext:value-type="float">
            <text:p>-0.1449010647</text:p>
          </table:table-cell>
          <table:table-cell office:value-type="float" office:value="-0.1549151361" calcext:value-type="float">
            <text:p>-0.1549151361</text:p>
          </table:table-cell>
          <table:table-cell office:value-type="float" office:value="-0.0001345308" calcext:value-type="float">
            <text:p>-0.0001345308</text:p>
          </table:table-cell>
          <table:table-cell office:value-type="float" office:value="0.0429165139" calcext:value-type="float">
            <text:p>0.0429165139</text:p>
          </table:table-cell>
          <table:table-cell office:value-type="float" office:value="-0.2273997232" calcext:value-type="float">
            <text:p>-0.2273997232</text:p>
          </table:table-cell>
          <table:table-cell office:value-type="float" office:value="-0.2879210869" calcext:value-type="float">
            <text:p>-0.2879210869</text:p>
          </table:table-cell>
          <table:table-cell office:value-type="float" office:value="-0.0042262138" calcext:value-type="float">
            <text:p>-0.0042262138</text:p>
          </table:table-cell>
          <table:table-cell office:value-type="float" office:value="-0.1511825157" calcext:value-type="float">
            <text:p>-0.1511825157</text:p>
          </table:table-cell>
          <table:table-cell office:value-type="float" office:value="-0.0996490086" calcext:value-type="float">
            <text:p>-0.0996490086</text:p>
          </table:table-cell>
          <table:table-cell office:value-type="float" office:value="-0.2023740123" calcext:value-type="float">
            <text:p>-0.2023740123</text:p>
          </table:table-cell>
          <table:table-cell office:value-type="float" office:value="-0.0514342329" calcext:value-type="float">
            <text:p>-0.0514342329</text:p>
          </table:table-cell>
          <table:table-cell office:value-type="float" office:value="-0.2190502398" calcext:value-type="float">
            <text:p>-0.2190502398</text:p>
          </table:table-cell>
          <table:table-cell office:value-type="float" office:value="-0.1552811225" calcext:value-type="float">
            <text:p>-0.1552811225</text:p>
          </table:table-cell>
          <table:table-cell office:value-type="float" office:value="0.0125896067" calcext:value-type="float">
            <text:p>0.0125896067</text:p>
          </table:table-cell>
          <table:table-cell office:value-type="float" office:value="-0.0918092848" calcext:value-type="float">
            <text:p>-0.0918092848</text:p>
          </table:table-cell>
          <table:table-cell office:value-type="float" office:value="-0.0744499771" calcext:value-type="float">
            <text:p>-0.0744499771</text:p>
          </table:table-cell>
          <table:table-cell office:value-type="float" office:value="1" calcext:value-type="float">
            <text:p>1</text:p>
          </table:table-cell>
          <table:table-cell office:value-type="float" office:value="-0.2508665655" calcext:value-type="float">
            <text:p>-0.2508665655</text:p>
          </table:table-cell>
          <table:table-cell office:value-type="float" office:value="-0.2349815951" calcext:value-type="float">
            <text:p>-0.2349815951</text:p>
          </table:table-cell>
          <table:table-cell office:value-type="float" office:value="-0.1370385527" calcext:value-type="float">
            <text:p>-0.1370385527</text:p>
          </table:table-cell>
          <table:table-cell office:value-type="float" office:value="-0.2796745331" calcext:value-type="float">
            <text:p>-0.2796745331</text:p>
          </table:table-cell>
          <table:table-cell office:value-type="float" office:value="-0.0910356844" calcext:value-type="float">
            <text:p>-0.0910356844</text:p>
          </table:table-cell>
          <table:table-cell office:value-type="float" office:value="-0.1636225394" calcext:value-type="float">
            <text:p>-0.1636225394</text:p>
          </table:table-cell>
          <table:table-cell office:value-type="float" office:value="0.1632652911" calcext:value-type="float">
            <text:p>0.1632652911</text:p>
          </table:table-cell>
          <table:table-cell office:value-type="float" office:value="0.085580702" calcext:value-type="float">
            <text:p>0.085580702</text:p>
          </table:table-cell>
          <table:table-cell office:value-type="float" office:value="0.1821662873" calcext:value-type="float">
            <text:p>0.1821662873</text:p>
          </table:table-cell>
          <table:table-cell office:value-type="float" office:value="0.041942289" calcext:value-type="float">
            <text:p>0.041942289</text:p>
          </table:table-cell>
          <table:table-cell office:value-type="float" office:value="-0.1349439519" calcext:value-type="float">
            <text:p>-0.1349439519</text:p>
          </table:table-cell>
          <table:table-cell office:value-type="float" office:value="-0.1380987967" calcext:value-type="float">
            <text:p>-0.1380987967</text:p>
          </table:table-cell>
          <table:table-cell office:value-type="float" office:value="-0.2257745356" calcext:value-type="float">
            <text:p>-0.2257745356</text:p>
          </table:table-cell>
          <table:table-cell office:value-type="float" office:value="-0.2296982055" calcext:value-type="float">
            <text:p>-0.2296982055</text:p>
          </table:table-cell>
          <table:table-cell office:value-type="float" office:value="-0.0259336176" calcext:value-type="float">
            <text:p>-0.0259336176</text:p>
          </table:table-cell>
          <table:table-cell office:value-type="float" office:value="-0.0717474801" calcext:value-type="float">
            <text:p>-0.0717474801</text:p>
          </table:table-cell>
          <table:table-cell office:value-type="float" office:value="0.0161914484" calcext:value-type="float">
            <text:p>0.0161914484</text:p>
          </table:table-cell>
          <table:table-cell office:value-type="float" office:value="-0.0835116222" calcext:value-type="float">
            <text:p>-0.0835116222</text:p>
          </table:table-cell>
          <table:table-cell office:value-type="float" office:value="-0.2119559838" calcext:value-type="float">
            <text:p>-0.2119559838</text:p>
          </table:table-cell>
        </table:table-row>
        <table:table-row table:style-name="ro1">
          <table:table-cell office:value-type="float" office:value="0.0733957415" calcext:value-type="float">
            <text:p>0.0733957415</text:p>
          </table:table-cell>
          <table:table-cell office:value-type="float" office:value="0.0617093435" calcext:value-type="float">
            <text:p>0.0617093435</text:p>
          </table:table-cell>
          <table:table-cell office:value-type="float" office:value="0.11239463" calcext:value-type="float">
            <text:p>0.11239463</text:p>
          </table:table-cell>
          <table:table-cell office:value-type="float" office:value="0.1204040919" calcext:value-type="float">
            <text:p>0.1204040919</text:p>
          </table:table-cell>
          <table:table-cell office:value-type="float" office:value="-0.0976231293" calcext:value-type="float">
            <text:p>-0.0976231293</text:p>
          </table:table-cell>
          <table:table-cell office:value-type="float" office:value="0.0304359856" calcext:value-type="float">
            <text:p>0.0304359856</text:p>
          </table:table-cell>
          <table:table-cell office:value-type="float" office:value="0.3829705593" calcext:value-type="float">
            <text:p>0.3829705593</text:p>
          </table:table-cell>
          <table:table-cell office:value-type="float" office:value="0.3021646663" calcext:value-type="float">
            <text:p>0.3021646663</text:p>
          </table:table-cell>
          <table:table-cell office:value-type="float" office:value="-0.0247905752" calcext:value-type="float">
            <text:p>-0.0247905752</text:p>
          </table:table-cell>
          <table:table-cell office:value-type="float" office:value="0.1520707136" calcext:value-type="float">
            <text:p>0.1520707136</text:p>
          </table:table-cell>
          <table:table-cell office:value-type="float" office:value="-0.1359287004" calcext:value-type="float">
            <text:p>-0.1359287004</text:p>
          </table:table-cell>
          <table:table-cell office:value-type="float" office:value="0.0969154691" calcext:value-type="float">
            <text:p>0.0969154691</text:p>
          </table:table-cell>
          <table:table-cell office:value-type="float" office:value="0.1521348826" calcext:value-type="float">
            <text:p>0.1521348826</text:p>
          </table:table-cell>
          <table:table-cell office:value-type="float" office:value="0.0805592409" calcext:value-type="float">
            <text:p>0.0805592409</text:p>
          </table:table-cell>
          <table:table-cell office:value-type="float" office:value="0.0661140905" calcext:value-type="float">
            <text:p>0.0661140905</text:p>
          </table:table-cell>
          <table:table-cell office:value-type="float" office:value="-0.1276799035" calcext:value-type="float">
            <text:p>-0.1276799035</text:p>
          </table:table-cell>
          <table:table-cell office:value-type="float" office:value="0.0478047244" calcext:value-type="float">
            <text:p>0.0478047244</text:p>
          </table:table-cell>
          <table:table-cell office:value-type="float" office:value="0.0176322848" calcext:value-type="float">
            <text:p>0.0176322848</text:p>
          </table:table-cell>
          <table:table-cell office:value-type="float" office:value="-0.0145474754" calcext:value-type="float">
            <text:p>-0.0145474754</text:p>
          </table:table-cell>
          <table:table-cell office:value-type="float" office:value="0.091749613" calcext:value-type="float">
            <text:p>0.091749613</text:p>
          </table:table-cell>
          <table:table-cell office:value-type="float" office:value="0.2172635746" calcext:value-type="float">
            <text:p>0.2172635746</text:p>
          </table:table-cell>
          <table:table-cell office:value-type="float" office:value="0.2629148264" calcext:value-type="float">
            <text:p>0.2629148264</text:p>
          </table:table-cell>
          <table:table-cell office:value-type="float" office:value="0.3687471486" calcext:value-type="float">
            <text:p>0.3687471486</text:p>
          </table:table-cell>
          <table:table-cell office:value-type="float" office:value="0.0379965244" calcext:value-type="float">
            <text:p>0.0379965244</text:p>
          </table:table-cell>
          <table:table-cell office:value-type="float" office:value="0.0247102953" calcext:value-type="float">
            <text:p>0.0247102953</text:p>
          </table:table-cell>
          <table:table-cell office:value-type="float" office:value="0.0783185801" calcext:value-type="float">
            <text:p>0.0783185801</text:p>
          </table:table-cell>
          <table:table-cell office:value-type="float" office:value="0.0591069961" calcext:value-type="float">
            <text:p>0.0591069961</text:p>
          </table:table-cell>
          <table:table-cell office:value-type="float" office:value="0.2187273539" calcext:value-type="float">
            <text:p>0.2187273539</text:p>
          </table:table-cell>
          <table:table-cell office:value-type="float" office:value="0.0154437141" calcext:value-type="float">
            <text:p>0.0154437141</text:p>
          </table:table-cell>
          <table:table-cell office:value-type="float" office:value="0.1188668163" calcext:value-type="float">
            <text:p>0.1188668163</text:p>
          </table:table-cell>
          <table:table-cell office:value-type="float" office:value="0.1391058711" calcext:value-type="float">
            <text:p>0.1391058711</text:p>
          </table:table-cell>
          <table:table-cell office:value-type="float" office:value="0.1238340002" calcext:value-type="float">
            <text:p>0.1238340002</text:p>
          </table:table-cell>
          <table:table-cell office:value-type="float" office:value="0.3986270249" calcext:value-type="float">
            <text:p>0.3986270249</text:p>
          </table:table-cell>
          <table:table-cell office:value-type="float" office:value="0.1943078241" calcext:value-type="float">
            <text:p>0.1943078241</text:p>
          </table:table-cell>
          <table:table-cell office:value-type="float" office:value="0.0971277136" calcext:value-type="float">
            <text:p>0.0971277136</text:p>
          </table:table-cell>
          <table:table-cell office:value-type="float" office:value="-0.1730576447" calcext:value-type="float">
            <text:p>-0.1730576447</text:p>
          </table:table-cell>
          <table:table-cell office:value-type="float" office:value="0.330478702" calcext:value-type="float">
            <text:p>0.330478702</text:p>
          </table:table-cell>
          <table:table-cell office:value-type="float" office:value="0.0455081932" calcext:value-type="float">
            <text:p>0.0455081932</text:p>
          </table:table-cell>
          <table:table-cell office:value-type="float" office:value="0.0908885348" calcext:value-type="float">
            <text:p>0.0908885348</text:p>
          </table:table-cell>
          <table:table-cell office:value-type="float" office:value="0.0652612353" calcext:value-type="float">
            <text:p>0.0652612353</text:p>
          </table:table-cell>
          <table:table-cell office:value-type="float" office:value="-0.0400311631" calcext:value-type="float">
            <text:p>-0.0400311631</text:p>
          </table:table-cell>
          <table:table-cell office:value-type="float" office:value="0.0085862753" calcext:value-type="float">
            <text:p>0.0085862753</text:p>
          </table:table-cell>
          <table:table-cell office:value-type="float" office:value="0.1937353203" calcext:value-type="float">
            <text:p>0.1937353203</text:p>
          </table:table-cell>
          <table:table-cell office:value-type="float" office:value="0.2995469711" calcext:value-type="float">
            <text:p>0.2995469711</text:p>
          </table:table-cell>
          <table:table-cell office:value-type="float" office:value="0.1167768024" calcext:value-type="float">
            <text:p>0.1167768024</text:p>
          </table:table-cell>
          <table:table-cell office:value-type="float" office:value="0.2496629668" calcext:value-type="float">
            <text:p>0.2496629668</text:p>
          </table:table-cell>
          <table:table-cell office:value-type="float" office:value="0.0337330476" calcext:value-type="float">
            <text:p>0.0337330476</text:p>
          </table:table-cell>
          <table:table-cell office:value-type="float" office:value="0.0760528511" calcext:value-type="float">
            <text:p>0.0760528511</text:p>
          </table:table-cell>
          <table:table-cell office:value-type="float" office:value="0.1036926856" calcext:value-type="float">
            <text:p>0.1036926856</text:p>
          </table:table-cell>
          <table:table-cell office:value-type="float" office:value="0.2020368321" calcext:value-type="float">
            <text:p>0.2020368321</text:p>
          </table:table-cell>
          <table:table-cell office:value-type="float" office:value="0.2255302357" calcext:value-type="float">
            <text:p>0.2255302357</text:p>
          </table:table-cell>
          <table:table-cell office:value-type="float" office:value="0.1501002213" calcext:value-type="float">
            <text:p>0.1501002213</text:p>
          </table:table-cell>
          <table:table-cell office:value-type="float" office:value="0.0796356697" calcext:value-type="float">
            <text:p>0.0796356697</text:p>
          </table:table-cell>
          <table:table-cell office:value-type="float" office:value="-0.0611104235" calcext:value-type="float">
            <text:p>-0.0611104235</text:p>
          </table:table-cell>
          <table:table-cell office:value-type="float" office:value="0.4073056427" calcext:value-type="float">
            <text:p>0.4073056427</text:p>
          </table:table-cell>
          <table:table-cell office:value-type="float" office:value="0.3379201518" calcext:value-type="float">
            <text:p>0.3379201518</text:p>
          </table:table-cell>
          <table:table-cell office:value-type="float" office:value="0.1678905158" calcext:value-type="float">
            <text:p>0.1678905158</text:p>
          </table:table-cell>
          <table:table-cell office:value-type="float" office:value="0.0429323535" calcext:value-type="float">
            <text:p>0.0429323535</text:p>
          </table:table-cell>
          <table:table-cell office:value-type="float" office:value="0.2216614404" calcext:value-type="float">
            <text:p>0.2216614404</text:p>
          </table:table-cell>
          <table:table-cell office:value-type="float" office:value="0.3483199387" calcext:value-type="float">
            <text:p>0.3483199387</text:p>
          </table:table-cell>
          <table:table-cell office:value-type="float" office:value="0.2378300326" calcext:value-type="float">
            <text:p>0.2378300326</text:p>
          </table:table-cell>
          <table:table-cell office:value-type="float" office:value="0.4520740916" calcext:value-type="float">
            <text:p>0.4520740916</text:p>
          </table:table-cell>
          <table:table-cell office:value-type="float" office:value="-0.00537053" calcext:value-type="float">
            <text:p>-0.00537053</text:p>
          </table:table-cell>
          <table:table-cell office:value-type="float" office:value="0.2049669887" calcext:value-type="float">
            <text:p>0.2049669887</text:p>
          </table:table-cell>
          <table:table-cell office:value-type="float" office:value="0.2279158034" calcext:value-type="float">
            <text:p>0.2279158034</text:p>
          </table:table-cell>
          <table:table-cell office:value-type="float" office:value="0.2522228656" calcext:value-type="float">
            <text:p>0.2522228656</text:p>
          </table:table-cell>
          <table:table-cell office:value-type="float" office:value="-0.2508665655" calcext:value-type="float">
            <text:p>-0.2508665655</text:p>
          </table:table-cell>
          <table:table-cell office:value-type="float" office:value="1" calcext:value-type="float">
            <text:p>1</text:p>
          </table:table-cell>
          <table:table-cell office:value-type="float" office:value="0.2523423991" calcext:value-type="float">
            <text:p>0.2523423991</text:p>
          </table:table-cell>
          <table:table-cell office:value-type="float" office:value="0.0923896263" calcext:value-type="float">
            <text:p>0.0923896263</text:p>
          </table:table-cell>
          <table:table-cell office:value-type="float" office:value="0.2377829545" calcext:value-type="float">
            <text:p>0.2377829545</text:p>
          </table:table-cell>
          <table:table-cell office:value-type="float" office:value="-0.0234950284" calcext:value-type="float">
            <text:p>-0.0234950284</text:p>
          </table:table-cell>
          <table:table-cell office:value-type="float" office:value="0.2416068885" calcext:value-type="float">
            <text:p>0.2416068885</text:p>
          </table:table-cell>
          <table:table-cell office:value-type="float" office:value="-0.1036857323" calcext:value-type="float">
            <text:p>-0.1036857323</text:p>
          </table:table-cell>
          <table:table-cell office:value-type="float" office:value="-0.1822575125" calcext:value-type="float">
            <text:p>-0.1822575125</text:p>
          </table:table-cell>
          <table:table-cell office:value-type="float" office:value="0.0453633921" calcext:value-type="float">
            <text:p>0.0453633921</text:p>
          </table:table-cell>
          <table:table-cell office:value-type="float" office:value="0.1056357582" calcext:value-type="float">
            <text:p>0.1056357582</text:p>
          </table:table-cell>
          <table:table-cell office:value-type="float" office:value="0.0600502943" calcext:value-type="float">
            <text:p>0.0600502943</text:p>
          </table:table-cell>
          <table:table-cell office:value-type="float" office:value="0.0911262716" calcext:value-type="float">
            <text:p>0.0911262716</text:p>
          </table:table-cell>
          <table:table-cell office:value-type="float" office:value="0.3561473513" calcext:value-type="float">
            <text:p>0.3561473513</text:p>
          </table:table-cell>
          <table:table-cell office:value-type="float" office:value="0.2939226733" calcext:value-type="float">
            <text:p>0.2939226733</text:p>
          </table:table-cell>
          <table:table-cell office:value-type="float" office:value="-0.0578246735" calcext:value-type="float">
            <text:p>-0.0578246735</text:p>
          </table:table-cell>
          <table:table-cell office:value-type="float" office:value="0.1297796973" calcext:value-type="float">
            <text:p>0.1297796973</text:p>
          </table:table-cell>
          <table:table-cell office:value-type="float" office:value="0.0268814613" calcext:value-type="float">
            <text:p>0.0268814613</text:p>
          </table:table-cell>
          <table:table-cell office:value-type="float" office:value="0.096932673" calcext:value-type="float">
            <text:p>0.096932673</text:p>
          </table:table-cell>
          <table:table-cell office:value-type="float" office:value="0.3877192571" calcext:value-type="float">
            <text:p>0.3877192571</text:p>
          </table:table-cell>
        </table:table-row>
        <table:table-row table:style-name="ro1">
          <table:table-cell office:value-type="float" office:value="-0.1434031944" calcext:value-type="float">
            <text:p>-0.1434031944</text:p>
          </table:table-cell>
          <table:table-cell office:value-type="float" office:value="0.1494886256" calcext:value-type="float">
            <text:p>0.1494886256</text:p>
          </table:table-cell>
          <table:table-cell office:value-type="float" office:value="0.5103470673" calcext:value-type="float">
            <text:p>0.5103470673</text:p>
          </table:table-cell>
          <table:table-cell office:value-type="float" office:value="0.1453960384" calcext:value-type="float">
            <text:p>0.1453960384</text:p>
          </table:table-cell>
          <table:table-cell office:value-type="float" office:value="-0.2599314681" calcext:value-type="float">
            <text:p>-0.2599314681</text:p>
          </table:table-cell>
          <table:table-cell office:value-type="float" office:value="0.2554287962" calcext:value-type="float">
            <text:p>0.2554287962</text:p>
          </table:table-cell>
          <table:table-cell office:value-type="float" office:value="0.7978737208" calcext:value-type="float">
            <text:p>0.7978737208</text:p>
          </table:table-cell>
          <table:table-cell office:value-type="float" office:value="0.5647396767" calcext:value-type="float">
            <text:p>0.5647396767</text:p>
          </table:table-cell>
          <table:table-cell office:value-type="float" office:value="0.1712386297" calcext:value-type="float">
            <text:p>0.1712386297</text:p>
          </table:table-cell>
          <table:table-cell office:value-type="float" office:value="0.1992098057" calcext:value-type="float">
            <text:p>0.1992098057</text:p>
          </table:table-cell>
          <table:table-cell office:value-type="float" office:value="0.1781004506" calcext:value-type="float">
            <text:p>0.1781004506</text:p>
          </table:table-cell>
          <table:table-cell office:value-type="float" office:value="0.0612683963" calcext:value-type="float">
            <text:p>0.0612683963</text:p>
          </table:table-cell>
          <table:table-cell office:value-type="float" office:value="0.2679991498" calcext:value-type="float">
            <text:p>0.2679991498</text:p>
          </table:table-cell>
          <table:table-cell office:value-type="float" office:value="0.1955230139" calcext:value-type="float">
            <text:p>0.1955230139</text:p>
          </table:table-cell>
          <table:table-cell office:value-type="float" office:value="0.2821198563" calcext:value-type="float">
            <text:p>0.2821198563</text:p>
          </table:table-cell>
          <table:table-cell office:value-type="float" office:value="-0.3489352472" calcext:value-type="float">
            <text:p>-0.3489352472</text:p>
          </table:table-cell>
          <table:table-cell office:value-type="float" office:value="0.0059653381" calcext:value-type="float">
            <text:p>0.0059653381</text:p>
          </table:table-cell>
          <table:table-cell office:value-type="float" office:value="0.0522482977" calcext:value-type="float">
            <text:p>0.0522482977</text:p>
          </table:table-cell>
          <table:table-cell office:value-type="float" office:value="-0.1174008614" calcext:value-type="float">
            <text:p>-0.1174008614</text:p>
          </table:table-cell>
          <table:table-cell office:value-type="float" office:value="0.2791856943" calcext:value-type="float">
            <text:p>0.2791856943</text:p>
          </table:table-cell>
          <table:table-cell office:value-type="float" office:value="-0.0566450398" calcext:value-type="float">
            <text:p>-0.0566450398</text:p>
          </table:table-cell>
          <table:table-cell office:value-type="float" office:value="0.6570512822" calcext:value-type="float">
            <text:p>0.6570512822</text:p>
          </table:table-cell>
          <table:table-cell office:value-type="float" office:value="0.1648671634" calcext:value-type="float">
            <text:p>0.1648671634</text:p>
          </table:table-cell>
          <table:table-cell office:value-type="float" office:value="0.2130744087" calcext:value-type="float">
            <text:p>0.2130744087</text:p>
          </table:table-cell>
          <table:table-cell office:value-type="float" office:value="0.1592995277" calcext:value-type="float">
            <text:p>0.1592995277</text:p>
          </table:table-cell>
          <table:table-cell office:value-type="float" office:value="-0.2132461989" calcext:value-type="float">
            <text:p>-0.2132461989</text:p>
          </table:table-cell>
          <table:table-cell office:value-type="float" office:value="0.1261773954" calcext:value-type="float">
            <text:p>0.1261773954</text:p>
          </table:table-cell>
          <table:table-cell office:value-type="float" office:value="0.4981026654" calcext:value-type="float">
            <text:p>0.4981026654</text:p>
          </table:table-cell>
          <table:table-cell office:value-type="float" office:value="0.1105053495" calcext:value-type="float">
            <text:p>0.1105053495</text:p>
          </table:table-cell>
          <table:table-cell office:value-type="float" office:value="-0.0220803582" calcext:value-type="float">
            <text:p>-0.0220803582</text:p>
          </table:table-cell>
          <table:table-cell office:value-type="float" office:value="0.0814449279" calcext:value-type="float">
            <text:p>0.0814449279</text:p>
          </table:table-cell>
          <table:table-cell office:value-type="float" office:value="-0.1069577203" calcext:value-type="float">
            <text:p>-0.1069577203</text:p>
          </table:table-cell>
          <table:table-cell office:value-type="float" office:value="0.7912380378" calcext:value-type="float">
            <text:p>0.7912380378</text:p>
          </table:table-cell>
          <table:table-cell office:value-type="float" office:value="0.1342040091" calcext:value-type="float">
            <text:p>0.1342040091</text:p>
          </table:table-cell>
          <table:table-cell office:value-type="float" office:value="0.2040984389" calcext:value-type="float">
            <text:p>0.2040984389</text:p>
          </table:table-cell>
          <table:table-cell office:value-type="float" office:value="0.063361397" calcext:value-type="float">
            <text:p>0.063361397</text:p>
          </table:table-cell>
          <table:table-cell office:value-type="float" office:value="0.1781523904" calcext:value-type="float">
            <text:p>0.1781523904</text:p>
          </table:table-cell>
          <table:table-cell office:value-type="float" office:value="0.2211014403" calcext:value-type="float">
            <text:p>0.2211014403</text:p>
          </table:table-cell>
          <table:table-cell office:value-type="float" office:value="0.151677672" calcext:value-type="float">
            <text:p>0.151677672</text:p>
          </table:table-cell>
          <table:table-cell office:value-type="float" office:value="0.3753132249" calcext:value-type="float">
            <text:p>0.3753132249</text:p>
          </table:table-cell>
          <table:table-cell office:value-type="float" office:value="-0.1168022665" calcext:value-type="float">
            <text:p>-0.1168022665</text:p>
          </table:table-cell>
          <table:table-cell office:value-type="float" office:value="0.0764127526" calcext:value-type="float">
            <text:p>0.0764127526</text:p>
          </table:table-cell>
          <table:table-cell office:value-type="float" office:value="0.464154816" calcext:value-type="float">
            <text:p>0.464154816</text:p>
          </table:table-cell>
          <table:table-cell office:value-type="float" office:value="0.341592138" calcext:value-type="float">
            <text:p>0.341592138</text:p>
          </table:table-cell>
          <table:table-cell office:value-type="float" office:value="0.0947876702" calcext:value-type="float">
            <text:p>0.0947876702</text:p>
          </table:table-cell>
          <table:table-cell office:value-type="float" office:value="0.3994760322" calcext:value-type="float">
            <text:p>0.3994760322</text:p>
          </table:table-cell>
          <table:table-cell office:value-type="float" office:value="0.1755012234" calcext:value-type="float">
            <text:p>0.1755012234</text:p>
          </table:table-cell>
          <table:table-cell office:value-type="float" office:value="0.2460910619" calcext:value-type="float">
            <text:p>0.2460910619</text:p>
          </table:table-cell>
          <table:table-cell office:value-type="float" office:value="0.3154831488" calcext:value-type="float">
            <text:p>0.3154831488</text:p>
          </table:table-cell>
          <table:table-cell office:value-type="float" office:value="0.1125508776" calcext:value-type="float">
            <text:p>0.1125508776</text:p>
          </table:table-cell>
          <table:table-cell office:value-type="float" office:value="0.4757729157" calcext:value-type="float">
            <text:p>0.4757729157</text:p>
          </table:table-cell>
          <table:table-cell office:value-type="float" office:value="0.0852419193" calcext:value-type="float">
            <text:p>0.0852419193</text:p>
          </table:table-cell>
          <table:table-cell office:value-type="float" office:value="0.2886652572" calcext:value-type="float">
            <text:p>0.2886652572</text:p>
          </table:table-cell>
          <table:table-cell office:value-type="float" office:value="0.1889357601" calcext:value-type="float">
            <text:p>0.1889357601</text:p>
          </table:table-cell>
          <table:table-cell office:value-type="float" office:value="0.7469086385" calcext:value-type="float">
            <text:p>0.7469086385</text:p>
          </table:table-cell>
          <table:table-cell office:value-type="float" office:value="0.4215832457" calcext:value-type="float">
            <text:p>0.4215832457</text:p>
          </table:table-cell>
          <table:table-cell office:value-type="float" office:value="0.1698796071" calcext:value-type="float">
            <text:p>0.1698796071</text:p>
          </table:table-cell>
          <table:table-cell office:value-type="float" office:value="0.3374533604" calcext:value-type="float">
            <text:p>0.3374533604</text:p>
          </table:table-cell>
          <table:table-cell office:value-type="float" office:value="0.064153644" calcext:value-type="float">
            <text:p>0.064153644</text:p>
          </table:table-cell>
          <table:table-cell office:value-type="float" office:value="0.7324881964" calcext:value-type="float">
            <text:p>0.7324881964</text:p>
          </table:table-cell>
          <table:table-cell office:value-type="float" office:value="0.3120160787" calcext:value-type="float">
            <text:p>0.3120160787</text:p>
          </table:table-cell>
          <table:table-cell office:value-type="float" office:value="0.5846737659" calcext:value-type="float">
            <text:p>0.5846737659</text:p>
          </table:table-cell>
          <table:table-cell office:value-type="float" office:value="0.064047423" calcext:value-type="float">
            <text:p>0.064047423</text:p>
          </table:table-cell>
          <table:table-cell office:value-type="float" office:value="0.1877866583" calcext:value-type="float">
            <text:p>0.1877866583</text:p>
          </table:table-cell>
          <table:table-cell office:value-type="float" office:value="0.3521516526" calcext:value-type="float">
            <text:p>0.3521516526</text:p>
          </table:table-cell>
          <table:table-cell office:value-type="float" office:value="0.7272705573" calcext:value-type="float">
            <text:p>0.7272705573</text:p>
          </table:table-cell>
          <table:table-cell office:value-type="float" office:value="-0.2349815951" calcext:value-type="float">
            <text:p>-0.2349815951</text:p>
          </table:table-cell>
          <table:table-cell office:value-type="float" office:value="0.2523423991" calcext:value-type="float">
            <text:p>0.2523423991</text:p>
          </table:table-cell>
          <table:table-cell office:value-type="float" office:value="1" calcext:value-type="float">
            <text:p>1</text:p>
          </table:table-cell>
          <table:table-cell office:value-type="float" office:value="0.3032208459" calcext:value-type="float">
            <text:p>0.3032208459</text:p>
          </table:table-cell>
          <table:table-cell office:value-type="float" office:value="0.2108807571" calcext:value-type="float">
            <text:p>0.2108807571</text:p>
          </table:table-cell>
          <table:table-cell office:value-type="float" office:value="-0.2017192389" calcext:value-type="float">
            <text:p>-0.2017192389</text:p>
          </table:table-cell>
          <table:table-cell office:value-type="float" office:value="0.5868601305" calcext:value-type="float">
            <text:p>0.5868601305</text:p>
          </table:table-cell>
          <table:table-cell office:value-type="float" office:value="-0.1816937214" calcext:value-type="float">
            <text:p>-0.1816937214</text:p>
          </table:table-cell>
          <table:table-cell office:value-type="float" office:value="-0.1370128231" calcext:value-type="float">
            <text:p>-0.1370128231</text:p>
          </table:table-cell>
          <table:table-cell office:value-type="float" office:value="0.0593407483" calcext:value-type="float">
            <text:p>0.0593407483</text:p>
          </table:table-cell>
          <table:table-cell office:value-type="float" office:value="0.1814760269" calcext:value-type="float">
            <text:p>0.1814760269</text:p>
          </table:table-cell>
          <table:table-cell office:value-type="float" office:value="0.1189589825" calcext:value-type="float">
            <text:p>0.1189589825</text:p>
          </table:table-cell>
          <table:table-cell office:value-type="float" office:value="0.4670057941" calcext:value-type="float">
            <text:p>0.4670057941</text:p>
          </table:table-cell>
          <table:table-cell office:value-type="float" office:value="0.7888109296" calcext:value-type="float">
            <text:p>0.7888109296</text:p>
          </table:table-cell>
          <table:table-cell office:value-type="float" office:value="0.5552959082" calcext:value-type="float">
            <text:p>0.5552959082</text:p>
          </table:table-cell>
          <table:table-cell office:value-type="float" office:value="-0.0839731722" calcext:value-type="float">
            <text:p>-0.0839731722</text:p>
          </table:table-cell>
          <table:table-cell office:value-type="float" office:value="0.3749889428" calcext:value-type="float">
            <text:p>0.3749889428</text:p>
          </table:table-cell>
          <table:table-cell office:value-type="float" office:value="0.0912558856" calcext:value-type="float">
            <text:p>0.0912558856</text:p>
          </table:table-cell>
          <table:table-cell office:value-type="float" office:value="0.2370325633" calcext:value-type="float">
            <text:p>0.2370325633</text:p>
          </table:table-cell>
          <table:table-cell office:value-type="float" office:value="0.8058777546" calcext:value-type="float">
            <text:p>0.8058777546</text:p>
          </table:table-cell>
        </table:table-row>
        <table:table-row table:style-name="ro1">
          <table:table-cell office:value-type="float" office:value="-0.14258599" calcext:value-type="float">
            <text:p>-0.14258599</text:p>
          </table:table-cell>
          <table:table-cell office:value-type="float" office:value="0.0281213648" calcext:value-type="float">
            <text:p>0.0281213648</text:p>
          </table:table-cell>
          <table:table-cell office:value-type="float" office:value="0.0366953017" calcext:value-type="float">
            <text:p>0.0366953017</text:p>
          </table:table-cell>
          <table:table-cell office:value-type="float" office:value="-0.0795691561" calcext:value-type="float">
            <text:p>-0.0795691561</text:p>
          </table:table-cell>
          <table:table-cell office:value-type="float" office:value="-0.1174373709" calcext:value-type="float">
            <text:p>-0.1174373709</text:p>
          </table:table-cell>
          <table:table-cell office:value-type="float" office:value="0.1611457361" calcext:value-type="float">
            <text:p>0.1611457361</text:p>
          </table:table-cell>
          <table:table-cell office:value-type="float" office:value="0.2781448451" calcext:value-type="float">
            <text:p>0.2781448451</text:p>
          </table:table-cell>
          <table:table-cell office:value-type="float" office:value="0.105128297" calcext:value-type="float">
            <text:p>0.105128297</text:p>
          </table:table-cell>
          <table:table-cell office:value-type="float" office:value="0.0210132718" calcext:value-type="float">
            <text:p>0.0210132718</text:p>
          </table:table-cell>
          <table:table-cell office:value-type="float" office:value="0.0463816237" calcext:value-type="float">
            <text:p>0.0463816237</text:p>
          </table:table-cell>
          <table:table-cell office:value-type="float" office:value="0.0585933575" calcext:value-type="float">
            <text:p>0.0585933575</text:p>
          </table:table-cell>
          <table:table-cell office:value-type="float" office:value="-0.0061584089" calcext:value-type="float">
            <text:p>-0.0061584089</text:p>
          </table:table-cell>
          <table:table-cell office:value-type="float" office:value="0.1707094183" calcext:value-type="float">
            <text:p>0.1707094183</text:p>
          </table:table-cell>
          <table:table-cell office:value-type="float" office:value="0.1402181303" calcext:value-type="float">
            <text:p>0.1402181303</text:p>
          </table:table-cell>
          <table:table-cell office:value-type="float" office:value="-0.0231117261" calcext:value-type="float">
            <text:p>-0.0231117261</text:p>
          </table:table-cell>
          <table:table-cell office:value-type="float" office:value="-0.082364215" calcext:value-type="float">
            <text:p>-0.082364215</text:p>
          </table:table-cell>
          <table:table-cell office:value-type="float" office:value="0.0950775801" calcext:value-type="float">
            <text:p>0.0950775801</text:p>
          </table:table-cell>
          <table:table-cell office:value-type="float" office:value="0.0117585068" calcext:value-type="float">
            <text:p>0.0117585068</text:p>
          </table:table-cell>
          <table:table-cell office:value-type="float" office:value="0.0386389559" calcext:value-type="float">
            <text:p>0.0386389559</text:p>
          </table:table-cell>
          <table:table-cell office:value-type="float" office:value="0.0923521491" calcext:value-type="float">
            <text:p>0.0923521491</text:p>
          </table:table-cell>
          <table:table-cell office:value-type="float" office:value="0.0073883858" calcext:value-type="float">
            <text:p>0.0073883858</text:p>
          </table:table-cell>
          <table:table-cell office:value-type="float" office:value="0.2670129711" calcext:value-type="float">
            <text:p>0.2670129711</text:p>
          </table:table-cell>
          <table:table-cell office:value-type="float" office:value="0.0407681084" calcext:value-type="float">
            <text:p>0.0407681084</text:p>
          </table:table-cell>
          <table:table-cell office:value-type="float" office:value="0.0518363892" calcext:value-type="float">
            <text:p>0.0518363892</text:p>
          </table:table-cell>
          <table:table-cell office:value-type="float" office:value="0.21896339" calcext:value-type="float">
            <text:p>0.21896339</text:p>
          </table:table-cell>
          <table:table-cell office:value-type="float" office:value="-0.0617204559" calcext:value-type="float">
            <text:p>-0.0617204559</text:p>
          </table:table-cell>
          <table:table-cell office:value-type="float" office:value="-0.0214077811" calcext:value-type="float">
            <text:p>-0.0214077811</text:p>
          </table:table-cell>
          <table:table-cell office:value-type="float" office:value="0.1686931842" calcext:value-type="float">
            <text:p>0.1686931842</text:p>
          </table:table-cell>
          <table:table-cell office:value-type="float" office:value="-0.0247816988" calcext:value-type="float">
            <text:p>-0.0247816988</text:p>
          </table:table-cell>
          <table:table-cell office:value-type="float" office:value="-0.1016502697" calcext:value-type="float">
            <text:p>-0.1016502697</text:p>
          </table:table-cell>
          <table:table-cell office:value-type="float" office:value="-0.0200089179" calcext:value-type="float">
            <text:p>-0.0200089179</text:p>
          </table:table-cell>
          <table:table-cell office:value-type="float" office:value="-0.1608782" calcext:value-type="float">
            <text:p>-0.1608782</text:p>
          </table:table-cell>
          <table:table-cell office:value-type="float" office:value="0.4163452299" calcext:value-type="float">
            <text:p>0.4163452299</text:p>
          </table:table-cell>
          <table:table-cell office:value-type="float" office:value="0.1212720871" calcext:value-type="float">
            <text:p>0.1212720871</text:p>
          </table:table-cell>
          <table:table-cell office:value-type="float" office:value="-0.0008626847" calcext:value-type="float">
            <text:p>-0.0008626847</text:p>
          </table:table-cell>
          <table:table-cell office:value-type="float" office:value="-0.115557787" calcext:value-type="float">
            <text:p>-0.115557787</text:p>
          </table:table-cell>
          <table:table-cell office:value-type="float" office:value="0.1303380204" calcext:value-type="float">
            <text:p>0.1303380204</text:p>
          </table:table-cell>
          <table:table-cell office:value-type="float" office:value="0.2095376346" calcext:value-type="float">
            <text:p>0.2095376346</text:p>
          </table:table-cell>
          <table:table-cell office:value-type="float" office:value="0.01596164" calcext:value-type="float">
            <text:p>0.01596164</text:p>
          </table:table-cell>
          <table:table-cell office:value-type="float" office:value="0.1299434459" calcext:value-type="float">
            <text:p>0.1299434459</text:p>
          </table:table-cell>
          <table:table-cell office:value-type="float" office:value="-0.0951023672" calcext:value-type="float">
            <text:p>-0.0951023672</text:p>
          </table:table-cell>
          <table:table-cell office:value-type="float" office:value="-0.0317717782" calcext:value-type="float">
            <text:p>-0.0317717782</text:p>
          </table:table-cell>
          <table:table-cell office:value-type="float" office:value="0.0344925079" calcext:value-type="float">
            <text:p>0.0344925079</text:p>
          </table:table-cell>
          <table:table-cell office:value-type="float" office:value="0.1885320897" calcext:value-type="float">
            <text:p>0.1885320897</text:p>
          </table:table-cell>
          <table:table-cell office:value-type="float" office:value="0.0412746842" calcext:value-type="float">
            <text:p>0.0412746842</text:p>
          </table:table-cell>
          <table:table-cell office:value-type="float" office:value="0.1055315781" calcext:value-type="float">
            <text:p>0.1055315781</text:p>
          </table:table-cell>
          <table:table-cell office:value-type="float" office:value="0.0786669375" calcext:value-type="float">
            <text:p>0.0786669375</text:p>
          </table:table-cell>
          <table:table-cell office:value-type="float" office:value="0.037271716" calcext:value-type="float">
            <text:p>0.037271716</text:p>
          </table:table-cell>
          <table:table-cell office:value-type="float" office:value="0.0864034557" calcext:value-type="float">
            <text:p>0.0864034557</text:p>
          </table:table-cell>
          <table:table-cell office:value-type="float" office:value="0.0165650963" calcext:value-type="float">
            <text:p>0.0165650963</text:p>
          </table:table-cell>
          <table:table-cell office:value-type="float" office:value="0.0933539241" calcext:value-type="float">
            <text:p>0.0933539241</text:p>
          </table:table-cell>
          <table:table-cell office:value-type="float" office:value="0.1248772833" calcext:value-type="float">
            <text:p>0.1248772833</text:p>
          </table:table-cell>
          <table:table-cell office:value-type="float" office:value="0.171136359" calcext:value-type="float">
            <text:p>0.171136359</text:p>
          </table:table-cell>
          <table:table-cell office:value-type="float" office:value="0.0781354523" calcext:value-type="float">
            <text:p>0.0781354523</text:p>
          </table:table-cell>
          <table:table-cell office:value-type="float" office:value="0.2999822783" calcext:value-type="float">
            <text:p>0.2999822783</text:p>
          </table:table-cell>
          <table:table-cell office:value-type="float" office:value="0.1900001317" calcext:value-type="float">
            <text:p>0.1900001317</text:p>
          </table:table-cell>
          <table:table-cell office:value-type="float" office:value="0.2106615111" calcext:value-type="float">
            <text:p>0.2106615111</text:p>
          </table:table-cell>
          <table:table-cell office:value-type="float" office:value="0.1964467087" calcext:value-type="float">
            <text:p>0.1964467087</text:p>
          </table:table-cell>
          <table:table-cell office:value-type="float" office:value="0.022631436" calcext:value-type="float">
            <text:p>0.022631436</text:p>
          </table:table-cell>
          <table:table-cell office:value-type="float" office:value="0.3209806741" calcext:value-type="float">
            <text:p>0.3209806741</text:p>
          </table:table-cell>
          <table:table-cell office:value-type="float" office:value="0.0978614096" calcext:value-type="float">
            <text:p>0.0978614096</text:p>
          </table:table-cell>
          <table:table-cell office:value-type="float" office:value="0.212234622" calcext:value-type="float">
            <text:p>0.212234622</text:p>
          </table:table-cell>
          <table:table-cell office:value-type="float" office:value="0.1336170914" calcext:value-type="float">
            <text:p>0.1336170914</text:p>
          </table:table-cell>
          <table:table-cell office:value-type="float" office:value="0.1527389679" calcext:value-type="float">
            <text:p>0.1527389679</text:p>
          </table:table-cell>
          <table:table-cell office:value-type="float" office:value="0.1610172519" calcext:value-type="float">
            <text:p>0.1610172519</text:p>
          </table:table-cell>
          <table:table-cell office:value-type="float" office:value="0.2621418827" calcext:value-type="float">
            <text:p>0.2621418827</text:p>
          </table:table-cell>
          <table:table-cell office:value-type="float" office:value="-0.1370385527" calcext:value-type="float">
            <text:p>-0.1370385527</text:p>
          </table:table-cell>
          <table:table-cell office:value-type="float" office:value="0.0923896263" calcext:value-type="float">
            <text:p>0.0923896263</text:p>
          </table:table-cell>
          <table:table-cell office:value-type="float" office:value="0.3032208459" calcext:value-type="float">
            <text:p>0.3032208459</text:p>
          </table:table-cell>
          <table:table-cell office:value-type="float" office:value="1" calcext:value-type="float">
            <text:p>1</text:p>
          </table:table-cell>
          <table:table-cell office:value-type="float" office:value="0.0580932825" calcext:value-type="float">
            <text:p>0.0580932825</text:p>
          </table:table-cell>
          <table:table-cell office:value-type="float" office:value="-0.0812699973" calcext:value-type="float">
            <text:p>-0.0812699973</text:p>
          </table:table-cell>
          <table:table-cell office:value-type="float" office:value="0.2037311251" calcext:value-type="float">
            <text:p>0.2037311251</text:p>
          </table:table-cell>
          <table:table-cell office:value-type="float" office:value="-0.1604794825" calcext:value-type="float">
            <text:p>-0.1604794825</text:p>
          </table:table-cell>
          <table:table-cell office:value-type="float" office:value="-0.1421863915" calcext:value-type="float">
            <text:p>-0.1421863915</text:p>
          </table:table-cell>
          <table:table-cell office:value-type="float" office:value="-0.1808149471" calcext:value-type="float">
            <text:p>-0.1808149471</text:p>
          </table:table-cell>
          <table:table-cell office:value-type="float" office:value="0.0298740784" calcext:value-type="float">
            <text:p>0.0298740784</text:p>
          </table:table-cell>
          <table:table-cell office:value-type="float" office:value="-0.0181487504" calcext:value-type="float">
            <text:p>-0.0181487504</text:p>
          </table:table-cell>
          <table:table-cell office:value-type="float" office:value="0.2081245176" calcext:value-type="float">
            <text:p>0.2081245176</text:p>
          </table:table-cell>
          <table:table-cell office:value-type="float" office:value="0.2035301133" calcext:value-type="float">
            <text:p>0.2035301133</text:p>
          </table:table-cell>
          <table:table-cell office:value-type="float" office:value="0.1788025698" calcext:value-type="float">
            <text:p>0.1788025698</text:p>
          </table:table-cell>
          <table:table-cell office:value-type="float" office:value="-0.1466588553" calcext:value-type="float">
            <text:p>-0.1466588553</text:p>
          </table:table-cell>
          <table:table-cell office:value-type="float" office:value="0.1694198461" calcext:value-type="float">
            <text:p>0.1694198461</text:p>
          </table:table-cell>
          <table:table-cell office:value-type="float" office:value="0.1253486178" calcext:value-type="float">
            <text:p>0.1253486178</text:p>
          </table:table-cell>
          <table:table-cell office:value-type="float" office:value="0.1106885779" calcext:value-type="float">
            <text:p>0.1106885779</text:p>
          </table:table-cell>
          <table:table-cell office:value-type="float" office:value="0.2313100888" calcext:value-type="float">
            <text:p>0.2313100888</text:p>
          </table:table-cell>
        </table:table-row>
        <table:table-row table:style-name="ro1">
          <table:table-cell office:value-type="float" office:value="-0.0593456378" calcext:value-type="float">
            <text:p>-0.0593456378</text:p>
          </table:table-cell>
          <table:table-cell office:value-type="float" office:value="0.0087958368" calcext:value-type="float">
            <text:p>0.0087958368</text:p>
          </table:table-cell>
          <table:table-cell office:value-type="float" office:value="0.1201566484" calcext:value-type="float">
            <text:p>0.1201566484</text:p>
          </table:table-cell>
          <table:table-cell office:value-type="float" office:value="0.2090977969" calcext:value-type="float">
            <text:p>0.2090977969</text:p>
          </table:table-cell>
          <table:table-cell office:value-type="float" office:value="-0.1042709027" calcext:value-type="float">
            <text:p>-0.1042709027</text:p>
          </table:table-cell>
          <table:table-cell office:value-type="float" office:value="0.1172048382" calcext:value-type="float">
            <text:p>0.1172048382</text:p>
          </table:table-cell>
          <table:table-cell office:value-type="float" office:value="0.4140813188" calcext:value-type="float">
            <text:p>0.4140813188</text:p>
          </table:table-cell>
          <table:table-cell office:value-type="float" office:value="0.3057212214" calcext:value-type="float">
            <text:p>0.3057212214</text:p>
          </table:table-cell>
          <table:table-cell office:value-type="float" office:value="0.0359967504" calcext:value-type="float">
            <text:p>0.0359967504</text:p>
          </table:table-cell>
          <table:table-cell office:value-type="float" office:value="-0.0609180531" calcext:value-type="float">
            <text:p>-0.0609180531</text:p>
          </table:table-cell>
          <table:table-cell office:value-type="float" office:value="0.1139017207" calcext:value-type="float">
            <text:p>0.1139017207</text:p>
          </table:table-cell>
          <table:table-cell office:value-type="float" office:value="0.1360592659" calcext:value-type="float">
            <text:p>0.1360592659</text:p>
          </table:table-cell>
          <table:table-cell office:value-type="float" office:value="0.1255463251" calcext:value-type="float">
            <text:p>0.1255463251</text:p>
          </table:table-cell>
          <table:table-cell office:value-type="float" office:value="0.0851640334" calcext:value-type="float">
            <text:p>0.0851640334</text:p>
          </table:table-cell>
          <table:table-cell office:value-type="float" office:value="0.1198738385" calcext:value-type="float">
            <text:p>0.1198738385</text:p>
          </table:table-cell>
          <table:table-cell office:value-type="float" office:value="-0.2351349549" calcext:value-type="float">
            <text:p>-0.2351349549</text:p>
          </table:table-cell>
          <table:table-cell office:value-type="float" office:value="-0.0472032556" calcext:value-type="float">
            <text:p>-0.0472032556</text:p>
          </table:table-cell>
          <table:table-cell office:value-type="float" office:value="0.0865329052" calcext:value-type="float">
            <text:p>0.0865329052</text:p>
          </table:table-cell>
          <table:table-cell office:value-type="float" office:value="0.0364844369" calcext:value-type="float">
            <text:p>0.0364844369</text:p>
          </table:table-cell>
          <table:table-cell office:value-type="float" office:value="0.0957018152" calcext:value-type="float">
            <text:p>0.0957018152</text:p>
          </table:table-cell>
          <table:table-cell office:value-type="float" office:value="0.1006975186" calcext:value-type="float">
            <text:p>0.1006975186</text:p>
          </table:table-cell>
          <table:table-cell office:value-type="float" office:value="0.2457786845" calcext:value-type="float">
            <text:p>0.2457786845</text:p>
          </table:table-cell>
          <table:table-cell office:value-type="float" office:value="0.0868908982" calcext:value-type="float">
            <text:p>0.0868908982</text:p>
          </table:table-cell>
          <table:table-cell office:value-type="float" office:value="0.1309620036" calcext:value-type="float">
            <text:p>0.1309620036</text:p>
          </table:table-cell>
          <table:table-cell office:value-type="float" office:value="0.1366272215" calcext:value-type="float">
            <text:p>0.1366272215</text:p>
          </table:table-cell>
          <table:table-cell office:value-type="float" office:value="0.0689533816" calcext:value-type="float">
            <text:p>0.0689533816</text:p>
          </table:table-cell>
          <table:table-cell office:value-type="float" office:value="0.1582384076" calcext:value-type="float">
            <text:p>0.1582384076</text:p>
          </table:table-cell>
          <table:table-cell office:value-type="float" office:value="0.2338286703" calcext:value-type="float">
            <text:p>0.2338286703</text:p>
          </table:table-cell>
          <table:table-cell office:value-type="float" office:value="0.0593250287" calcext:value-type="float">
            <text:p>0.0593250287</text:p>
          </table:table-cell>
          <table:table-cell office:value-type="float" office:value="-0.1684064916" calcext:value-type="float">
            <text:p>-0.1684064916</text:p>
          </table:table-cell>
          <table:table-cell office:value-type="float" office:value="-0.0334985475" calcext:value-type="float">
            <text:p>-0.0334985475</text:p>
          </table:table-cell>
          <table:table-cell office:value-type="float" office:value="0.1244201041" calcext:value-type="float">
            <text:p>0.1244201041</text:p>
          </table:table-cell>
          <table:table-cell office:value-type="float" office:value="0.3096430145" calcext:value-type="float">
            <text:p>0.3096430145</text:p>
          </table:table-cell>
          <table:table-cell office:value-type="float" office:value="-0.1841951221" calcext:value-type="float">
            <text:p>-0.1841951221</text:p>
          </table:table-cell>
          <table:table-cell office:value-type="float" office:value="-0.1237122867" calcext:value-type="float">
            <text:p>-0.1237122867</text:p>
          </table:table-cell>
          <table:table-cell office:value-type="float" office:value="-0.0049533638" calcext:value-type="float">
            <text:p>-0.0049533638</text:p>
          </table:table-cell>
          <table:table-cell office:value-type="float" office:value="0.233693907" calcext:value-type="float">
            <text:p>0.233693907</text:p>
          </table:table-cell>
          <table:table-cell office:value-type="float" office:value="0.1921863248" calcext:value-type="float">
            <text:p>0.1921863248</text:p>
          </table:table-cell>
          <table:table-cell office:value-type="float" office:value="0.0285945181" calcext:value-type="float">
            <text:p>0.0285945181</text:p>
          </table:table-cell>
          <table:table-cell office:value-type="float" office:value="0.1008876061" calcext:value-type="float">
            <text:p>0.1008876061</text:p>
          </table:table-cell>
          <table:table-cell office:value-type="float" office:value="-0.1018602843" calcext:value-type="float">
            <text:p>-0.1018602843</text:p>
          </table:table-cell>
          <table:table-cell office:value-type="float" office:value="0.1946173161" calcext:value-type="float">
            <text:p>0.1946173161</text:p>
          </table:table-cell>
          <table:table-cell office:value-type="float" office:value="0.1148141016" calcext:value-type="float">
            <text:p>0.1148141016</text:p>
          </table:table-cell>
          <table:table-cell office:value-type="float" office:value="0.2255147387" calcext:value-type="float">
            <text:p>0.2255147387</text:p>
          </table:table-cell>
          <table:table-cell office:value-type="float" office:value="-0.0089400201" calcext:value-type="float">
            <text:p>-0.0089400201</text:p>
          </table:table-cell>
          <table:table-cell office:value-type="float" office:value="0.1344083867" calcext:value-type="float">
            <text:p>0.1344083867</text:p>
          </table:table-cell>
          <table:table-cell office:value-type="float" office:value="0.1424577453" calcext:value-type="float">
            <text:p>0.1424577453</text:p>
          </table:table-cell>
          <table:table-cell office:value-type="float" office:value="0.1023305738" calcext:value-type="float">
            <text:p>0.1023305738</text:p>
          </table:table-cell>
          <table:table-cell office:value-type="float" office:value="0.0568572511" calcext:value-type="float">
            <text:p>0.0568572511</text:p>
          </table:table-cell>
          <table:table-cell office:value-type="float" office:value="-0.0441669339" calcext:value-type="float">
            <text:p>-0.0441669339</text:p>
          </table:table-cell>
          <table:table-cell office:value-type="float" office:value="0.0876190958" calcext:value-type="float">
            <text:p>0.0876190958</text:p>
          </table:table-cell>
          <table:table-cell office:value-type="float" office:value="0.0953075322" calcext:value-type="float">
            <text:p>0.0953075322</text:p>
          </table:table-cell>
          <table:table-cell office:value-type="float" office:value="0.1389232091" calcext:value-type="float">
            <text:p>0.1389232091</text:p>
          </table:table-cell>
          <table:table-cell office:value-type="float" office:value="-0.0146040112" calcext:value-type="float">
            <text:p>-0.0146040112</text:p>
          </table:table-cell>
          <table:table-cell office:value-type="float" office:value="0.3635025873" calcext:value-type="float">
            <text:p>0.3635025873</text:p>
          </table:table-cell>
          <table:table-cell office:value-type="float" office:value="0.2794319336" calcext:value-type="float">
            <text:p>0.2794319336</text:p>
          </table:table-cell>
          <table:table-cell office:value-type="float" office:value="-0.010461056" calcext:value-type="float">
            <text:p>-0.010461056</text:p>
          </table:table-cell>
          <table:table-cell office:value-type="float" office:value="0.2945525974" calcext:value-type="float">
            <text:p>0.2945525974</text:p>
          </table:table-cell>
          <table:table-cell office:value-type="float" office:value="0.1455538861" calcext:value-type="float">
            <text:p>0.1455538861</text:p>
          </table:table-cell>
          <table:table-cell office:value-type="float" office:value="0.3184505455" calcext:value-type="float">
            <text:p>0.3184505455</text:p>
          </table:table-cell>
          <table:table-cell office:value-type="float" office:value="0.337962793" calcext:value-type="float">
            <text:p>0.337962793</text:p>
          </table:table-cell>
          <table:table-cell office:value-type="float" office:value="0.2741785595" calcext:value-type="float">
            <text:p>0.2741785595</text:p>
          </table:table-cell>
          <table:table-cell office:value-type="float" office:value="0.145360186" calcext:value-type="float">
            <text:p>0.145360186</text:p>
          </table:table-cell>
          <table:table-cell office:value-type="float" office:value="0.2466337023" calcext:value-type="float">
            <text:p>0.2466337023</text:p>
          </table:table-cell>
          <table:table-cell office:value-type="float" office:value="0.2402701635" calcext:value-type="float">
            <text:p>0.2402701635</text:p>
          </table:table-cell>
          <table:table-cell office:value-type="float" office:value="0.2972666485" calcext:value-type="float">
            <text:p>0.2972666485</text:p>
          </table:table-cell>
          <table:table-cell office:value-type="float" office:value="-0.2796745331" calcext:value-type="float">
            <text:p>-0.2796745331</text:p>
          </table:table-cell>
          <table:table-cell office:value-type="float" office:value="0.2377829545" calcext:value-type="float">
            <text:p>0.2377829545</text:p>
          </table:table-cell>
          <table:table-cell office:value-type="float" office:value="0.2108807571" calcext:value-type="float">
            <text:p>0.2108807571</text:p>
          </table:table-cell>
          <table:table-cell office:value-type="float" office:value="0.0580932825" calcext:value-type="float">
            <text:p>0.0580932825</text:p>
          </table:table-cell>
          <table:table-cell office:value-type="float" office:value="1" calcext:value-type="float">
            <text:p>1</text:p>
          </table:table-cell>
          <table:table-cell office:value-type="float" office:value="0.0023206024" calcext:value-type="float">
            <text:p>0.0023206024</text:p>
          </table:table-cell>
          <table:table-cell office:value-type="float" office:value="0.2030190737" calcext:value-type="float">
            <text:p>0.2030190737</text:p>
          </table:table-cell>
          <table:table-cell office:value-type="float" office:value="-0.1451148581" calcext:value-type="float">
            <text:p>-0.1451148581</text:p>
          </table:table-cell>
          <table:table-cell office:value-type="float" office:value="-0.1354751569" calcext:value-type="float">
            <text:p>-0.1354751569</text:p>
          </table:table-cell>
          <table:table-cell office:value-type="float" office:value="0.033033019" calcext:value-type="float">
            <text:p>0.033033019</text:p>
          </table:table-cell>
          <table:table-cell office:value-type="float" office:value="-0.0253851128" calcext:value-type="float">
            <text:p>-0.0253851128</text:p>
          </table:table-cell>
          <table:table-cell office:value-type="float" office:value="0.138535075" calcext:value-type="float">
            <text:p>0.138535075</text:p>
          </table:table-cell>
          <table:table-cell office:value-type="float" office:value="0.1945063144" calcext:value-type="float">
            <text:p>0.1945063144</text:p>
          </table:table-cell>
          <table:table-cell office:value-type="float" office:value="0.3088527222" calcext:value-type="float">
            <text:p>0.3088527222</text:p>
          </table:table-cell>
          <table:table-cell office:value-type="float" office:value="0.2659547669" calcext:value-type="float">
            <text:p>0.2659547669</text:p>
          </table:table-cell>
          <table:table-cell office:value-type="float" office:value="-0.1155411367" calcext:value-type="float">
            <text:p>-0.1155411367</text:p>
          </table:table-cell>
          <table:table-cell office:value-type="float" office:value="0.1832731326" calcext:value-type="float">
            <text:p>0.1832731326</text:p>
          </table:table-cell>
          <table:table-cell office:value-type="float" office:value="-0.0155375202" calcext:value-type="float">
            <text:p>-0.0155375202</text:p>
          </table:table-cell>
          <table:table-cell office:value-type="float" office:value="0.0179130447" calcext:value-type="float">
            <text:p>0.0179130447</text:p>
          </table:table-cell>
          <table:table-cell office:value-type="float" office:value="0.3228616096" calcext:value-type="float">
            <text:p>0.3228616096</text:p>
          </table:table-cell>
        </table:table-row>
        <table:table-row table:style-name="ro1">
          <table:table-cell office:value-type="float" office:value="0.0091020946" calcext:value-type="float">
            <text:p>0.0091020946</text:p>
          </table:table-cell>
          <table:table-cell office:value-type="float" office:value="-0.1560377042" calcext:value-type="float">
            <text:p>-0.1560377042</text:p>
          </table:table-cell>
          <table:table-cell office:value-type="float" office:value="-0.0629522691" calcext:value-type="float">
            <text:p>-0.0629522691</text:p>
          </table:table-cell>
          <table:table-cell office:value-type="float" office:value="0.0497709914" calcext:value-type="float">
            <text:p>0.0497709914</text:p>
          </table:table-cell>
          <table:table-cell office:value-type="float" office:value="0.1508281285" calcext:value-type="float">
            <text:p>0.1508281285</text:p>
          </table:table-cell>
          <table:table-cell office:value-type="float" office:value="0.1040706643" calcext:value-type="float">
            <text:p>0.1040706643</text:p>
          </table:table-cell>
          <table:table-cell office:value-type="float" office:value="-0.2577864852" calcext:value-type="float">
            <text:p>-0.2577864852</text:p>
          </table:table-cell>
          <table:table-cell office:value-type="float" office:value="-0.1501793516" calcext:value-type="float">
            <text:p>-0.1501793516</text:p>
          </table:table-cell>
          <table:table-cell office:value-type="float" office:value="-0.0427289913" calcext:value-type="float">
            <text:p>-0.0427289913</text:p>
          </table:table-cell>
          <table:table-cell office:value-type="float" office:value="0.1136925149" calcext:value-type="float">
            <text:p>0.1136925149</text:p>
          </table:table-cell>
          <table:table-cell office:value-type="float" office:value="-0.2869507569" calcext:value-type="float">
            <text:p>-0.2869507569</text:p>
          </table:table-cell>
          <table:table-cell office:value-type="float" office:value="0.0972156534" calcext:value-type="float">
            <text:p>0.0972156534</text:p>
          </table:table-cell>
          <table:table-cell office:value-type="float" office:value="0.1508720354" calcext:value-type="float">
            <text:p>0.1508720354</text:p>
          </table:table-cell>
          <table:table-cell office:value-type="float" office:value="0.0098887396" calcext:value-type="float">
            <text:p>0.0098887396</text:p>
          </table:table-cell>
          <table:table-cell office:value-type="float" office:value="-0.1878977599" calcext:value-type="float">
            <text:p>-0.1878977599</text:p>
          </table:table-cell>
          <table:table-cell office:value-type="float" office:value="0.0762836625" calcext:value-type="float">
            <text:p>0.0762836625</text:p>
          </table:table-cell>
          <table:table-cell office:value-type="float" office:value="0.1027447885" calcext:value-type="float">
            <text:p>0.1027447885</text:p>
          </table:table-cell>
          <table:table-cell office:value-type="float" office:value="0.0161741918" calcext:value-type="float">
            <text:p>0.0161741918</text:p>
          </table:table-cell>
          <table:table-cell office:value-type="float" office:value="0.303174935" calcext:value-type="float">
            <text:p>0.303174935</text:p>
          </table:table-cell>
          <table:table-cell office:value-type="float" office:value="-0.1315054915" calcext:value-type="float">
            <text:p>-0.1315054915</text:p>
          </table:table-cell>
          <table:table-cell office:value-type="float" office:value="0.0996200605" calcext:value-type="float">
            <text:p>0.0996200605</text:p>
          </table:table-cell>
          <table:table-cell office:value-type="float" office:value="-0.2202997974" calcext:value-type="float">
            <text:p>-0.2202997974</text:p>
          </table:table-cell>
          <table:table-cell office:value-type="float" office:value="0.0534502023" calcext:value-type="float">
            <text:p>0.0534502023</text:p>
          </table:table-cell>
          <table:table-cell office:value-type="float" office:value="-0.0521883816" calcext:value-type="float">
            <text:p>-0.0521883816</text:p>
          </table:table-cell>
          <table:table-cell office:value-type="float" office:value="0.0349625751" calcext:value-type="float">
            <text:p>0.0349625751</text:p>
          </table:table-cell>
          <table:table-cell office:value-type="float" office:value="0.0604579277" calcext:value-type="float">
            <text:p>0.0604579277</text:p>
          </table:table-cell>
          <table:table-cell office:value-type="float" office:value="-0.0667349366" calcext:value-type="float">
            <text:p>-0.0667349366</text:p>
          </table:table-cell>
          <table:table-cell office:value-type="float" office:value="-0.1435690317" calcext:value-type="float">
            <text:p>-0.1435690317</text:p>
          </table:table-cell>
          <table:table-cell office:value-type="float" office:value="0.1139823746" calcext:value-type="float">
            <text:p>0.1139823746</text:p>
          </table:table-cell>
          <table:table-cell office:value-type="float" office:value="0.0769367277" calcext:value-type="float">
            <text:p>0.0769367277</text:p>
          </table:table-cell>
          <table:table-cell office:value-type="float" office:value="-0.0086364083" calcext:value-type="float">
            <text:p>-0.0086364083</text:p>
          </table:table-cell>
          <table:table-cell office:value-type="float" office:value="0.0551787091" calcext:value-type="float">
            <text:p>0.0551787091</text:p>
          </table:table-cell>
          <table:table-cell office:value-type="float" office:value="-0.2187173716" calcext:value-type="float">
            <text:p>-0.2187173716</text:p>
          </table:table-cell>
          <table:table-cell office:value-type="float" office:value="-0.1908794698" calcext:value-type="float">
            <text:p>-0.1908794698</text:p>
          </table:table-cell>
          <table:table-cell office:value-type="float" office:value="-0.224116338" calcext:value-type="float">
            <text:p>-0.224116338</text:p>
          </table:table-cell>
          <table:table-cell office:value-type="float" office:value="-0.026738423" calcext:value-type="float">
            <text:p>-0.026738423</text:p>
          </table:table-cell>
          <table:table-cell office:value-type="float" office:value="-0.2054990033" calcext:value-type="float">
            <text:p>-0.2054990033</text:p>
          </table:table-cell>
          <table:table-cell office:value-type="float" office:value="-0.071168178" calcext:value-type="float">
            <text:p>-0.071168178</text:p>
          </table:table-cell>
          <table:table-cell office:value-type="float" office:value="-0.0605649639" calcext:value-type="float">
            <text:p>-0.0605649639</text:p>
          </table:table-cell>
          <table:table-cell office:value-type="float" office:value="-0.0897212363" calcext:value-type="float">
            <text:p>-0.0897212363</text:p>
          </table:table-cell>
          <table:table-cell office:value-type="float" office:value="-0.1477275524" calcext:value-type="float">
            <text:p>-0.1477275524</text:p>
          </table:table-cell>
          <table:table-cell office:value-type="float" office:value="0.1696713803" calcext:value-type="float">
            <text:p>0.1696713803</text:p>
          </table:table-cell>
          <table:table-cell office:value-type="float" office:value="-0.2039484931" calcext:value-type="float">
            <text:p>-0.2039484931</text:p>
          </table:table-cell>
          <table:table-cell office:value-type="float" office:value="-0.0807879557" calcext:value-type="float">
            <text:p>-0.0807879557</text:p>
          </table:table-cell>
          <table:table-cell office:value-type="float" office:value="0.0162717648" calcext:value-type="float">
            <text:p>0.0162717648</text:p>
          </table:table-cell>
          <table:table-cell office:value-type="float" office:value="-0.235201819" calcext:value-type="float">
            <text:p>-0.235201819</text:p>
          </table:table-cell>
          <table:table-cell office:value-type="float" office:value="0.0315138096" calcext:value-type="float">
            <text:p>0.0315138096</text:p>
          </table:table-cell>
          <table:table-cell office:value-type="float" office:value="-0.1413515259" calcext:value-type="float">
            <text:p>-0.1413515259</text:p>
          </table:table-cell>
          <table:table-cell office:value-type="float" office:value="-0.2521862085" calcext:value-type="float">
            <text:p>-0.2521862085</text:p>
          </table:table-cell>
          <table:table-cell office:value-type="float" office:value="0.0693206641" calcext:value-type="float">
            <text:p>0.0693206641</text:p>
          </table:table-cell>
          <table:table-cell office:value-type="float" office:value="-0.2164704538" calcext:value-type="float">
            <text:p>-0.2164704538</text:p>
          </table:table-cell>
          <table:table-cell office:value-type="float" office:value="0.0077994977" calcext:value-type="float">
            <text:p>0.0077994977</text:p>
          </table:table-cell>
          <table:table-cell office:value-type="float" office:value="-0.0065511649" calcext:value-type="float">
            <text:p>-0.0065511649</text:p>
          </table:table-cell>
          <table:table-cell office:value-type="float" office:value="-0.0952712407" calcext:value-type="float">
            <text:p>-0.0952712407</text:p>
          </table:table-cell>
          <table:table-cell office:value-type="float" office:value="-0.2246522631" calcext:value-type="float">
            <text:p>-0.2246522631</text:p>
          </table:table-cell>
          <table:table-cell office:value-type="float" office:value="-0.18960689" calcext:value-type="float">
            <text:p>-0.18960689</text:p>
          </table:table-cell>
          <table:table-cell office:value-type="float" office:value="-0.1276638005" calcext:value-type="float">
            <text:p>-0.1276638005</text:p>
          </table:table-cell>
          <table:table-cell office:value-type="float" office:value="-0.0069930145" calcext:value-type="float">
            <text:p>-0.0069930145</text:p>
          </table:table-cell>
          <table:table-cell office:value-type="float" office:value="-0.0114632027" calcext:value-type="float">
            <text:p>-0.0114632027</text:p>
          </table:table-cell>
          <table:table-cell office:value-type="float" office:value="-0.2328733639" calcext:value-type="float">
            <text:p>-0.2328733639</text:p>
          </table:table-cell>
          <table:table-cell office:value-type="float" office:value="0.0019168913" calcext:value-type="float">
            <text:p>0.0019168913</text:p>
          </table:table-cell>
          <table:table-cell office:value-type="float" office:value="-0.1649651281" calcext:value-type="float">
            <text:p>-0.1649651281</text:p>
          </table:table-cell>
          <table:table-cell office:value-type="float" office:value="0.0689494552" calcext:value-type="float">
            <text:p>0.0689494552</text:p>
          </table:table-cell>
          <table:table-cell office:value-type="float" office:value="-0.0097516985" calcext:value-type="float">
            <text:p>-0.0097516985</text:p>
          </table:table-cell>
          <table:table-cell office:value-type="float" office:value="-0.1401660563" calcext:value-type="float">
            <text:p>-0.1401660563</text:p>
          </table:table-cell>
          <table:table-cell office:value-type="float" office:value="-0.2698418638" calcext:value-type="float">
            <text:p>-0.2698418638</text:p>
          </table:table-cell>
          <table:table-cell office:value-type="float" office:value="-0.0910356844" calcext:value-type="float">
            <text:p>-0.0910356844</text:p>
          </table:table-cell>
          <table:table-cell office:value-type="float" office:value="-0.0234950284" calcext:value-type="float">
            <text:p>-0.0234950284</text:p>
          </table:table-cell>
          <table:table-cell office:value-type="float" office:value="-0.2017192389" calcext:value-type="float">
            <text:p>-0.2017192389</text:p>
          </table:table-cell>
          <table:table-cell office:value-type="float" office:value="-0.0812699973" calcext:value-type="float">
            <text:p>-0.0812699973</text:p>
          </table:table-cell>
          <table:table-cell office:value-type="float" office:value="0.0023206024" calcext:value-type="float">
            <text:p>0.0023206024</text:p>
          </table:table-cell>
          <table:table-cell office:value-type="float" office:value="1" calcext:value-type="float">
            <text:p>1</text:p>
          </table:table-cell>
          <table:table-cell office:value-type="float" office:value="-0.400349558" calcext:value-type="float">
            <text:p>-0.400349558</text:p>
          </table:table-cell>
          <table:table-cell office:value-type="float" office:value="0.0609283223" calcext:value-type="float">
            <text:p>0.0609283223</text:p>
          </table:table-cell>
          <table:table-cell office:value-type="float" office:value="-0.0598480627" calcext:value-type="float">
            <text:p>-0.0598480627</text:p>
          </table:table-cell>
          <table:table-cell office:value-type="float" office:value="0.0274408727" calcext:value-type="float">
            <text:p>0.0274408727</text:p>
          </table:table-cell>
          <table:table-cell office:value-type="float" office:value="-0.0918784548" calcext:value-type="float">
            <text:p>-0.0918784548</text:p>
          </table:table-cell>
          <table:table-cell office:value-type="float" office:value="0.0258456219" calcext:value-type="float">
            <text:p>0.0258456219</text:p>
          </table:table-cell>
          <table:table-cell office:value-type="float" office:value="-0.1904492033" calcext:value-type="float">
            <text:p>-0.1904492033</text:p>
          </table:table-cell>
          <table:table-cell office:value-type="float" office:value="-0.2738991848" calcext:value-type="float">
            <text:p>-0.2738991848</text:p>
          </table:table-cell>
          <table:table-cell office:value-type="float" office:value="-0.2797801024" calcext:value-type="float">
            <text:p>-0.2797801024</text:p>
          </table:table-cell>
          <table:table-cell office:value-type="float" office:value="0.0376648099" calcext:value-type="float">
            <text:p>0.0376648099</text:p>
          </table:table-cell>
          <table:table-cell office:value-type="float" office:value="-0.1582135633" calcext:value-type="float">
            <text:p>-0.1582135633</text:p>
          </table:table-cell>
          <table:table-cell office:value-type="float" office:value="-0.0757407679" calcext:value-type="float">
            <text:p>-0.0757407679</text:p>
          </table:table-cell>
          <table:table-cell office:value-type="float" office:value="0.0191012568" calcext:value-type="float">
            <text:p>0.0191012568</text:p>
          </table:table-cell>
          <table:table-cell office:value-type="float" office:value="-0.3441472217" calcext:value-type="float">
            <text:p>-0.3441472217</text:p>
          </table:table-cell>
        </table:table-row>
        <table:table-row table:style-name="ro1">
          <table:table-cell office:value-type="float" office:value="-0.0575019248" calcext:value-type="float">
            <text:p>-0.0575019248</text:p>
          </table:table-cell>
          <table:table-cell office:value-type="float" office:value="0.1465808896" calcext:value-type="float">
            <text:p>0.1465808896</text:p>
          </table:table-cell>
          <table:table-cell office:value-type="float" office:value="0.4097306296" calcext:value-type="float">
            <text:p>0.4097306296</text:p>
          </table:table-cell>
          <table:table-cell office:value-type="float" office:value="0.1345165218" calcext:value-type="float">
            <text:p>0.1345165218</text:p>
          </table:table-cell>
          <table:table-cell office:value-type="float" office:value="-0.1980617074" calcext:value-type="float">
            <text:p>-0.1980617074</text:p>
          </table:table-cell>
          <table:table-cell office:value-type="float" office:value="0.0728250311" calcext:value-type="float">
            <text:p>0.0728250311</text:p>
          </table:table-cell>
          <table:table-cell office:value-type="float" office:value="0.6454554674" calcext:value-type="float">
            <text:p>0.6454554674</text:p>
          </table:table-cell>
          <table:table-cell office:value-type="float" office:value="0.4740901496" calcext:value-type="float">
            <text:p>0.4740901496</text:p>
          </table:table-cell>
          <table:table-cell office:value-type="float" office:value="0.0801780472" calcext:value-type="float">
            <text:p>0.0801780472</text:p>
          </table:table-cell>
          <table:table-cell office:value-type="float" office:value="0.0390729317" calcext:value-type="float">
            <text:p>0.0390729317</text:p>
          </table:table-cell>
          <table:table-cell office:value-type="float" office:value="0.2430171596" calcext:value-type="float">
            <text:p>0.2430171596</text:p>
          </table:table-cell>
          <table:table-cell office:value-type="float" office:value="-0.0989384733" calcext:value-type="float">
            <text:p>-0.0989384733</text:p>
          </table:table-cell>
          <table:table-cell office:value-type="float" office:value="0.1076306022" calcext:value-type="float">
            <text:p>0.1076306022</text:p>
          </table:table-cell>
          <table:table-cell office:value-type="float" office:value="0.1428792844" calcext:value-type="float">
            <text:p>0.1428792844</text:p>
          </table:table-cell>
          <table:table-cell office:value-type="float" office:value="0.2223720479" calcext:value-type="float">
            <text:p>0.2223720479</text:p>
          </table:table-cell>
          <table:table-cell office:value-type="float" office:value="-0.4635838708" calcext:value-type="float">
            <text:p>-0.4635838708</text:p>
          </table:table-cell>
          <table:table-cell office:value-type="float" office:value="0.0005216622" calcext:value-type="float">
            <text:p>0.0005216622</text:p>
          </table:table-cell>
          <table:table-cell office:value-type="float" office:value="0.0220605561" calcext:value-type="float">
            <text:p>0.0220605561</text:p>
          </table:table-cell>
          <table:table-cell office:value-type="float" office:value="-0.2490848938" calcext:value-type="float">
            <text:p>-0.2490848938</text:p>
          </table:table-cell>
          <table:table-cell office:value-type="float" office:value="0.2938451697" calcext:value-type="float">
            <text:p>0.2938451697</text:p>
          </table:table-cell>
          <table:table-cell office:value-type="float" office:value="-0.0089691044" calcext:value-type="float">
            <text:p>-0.0089691044</text:p>
          </table:table-cell>
          <table:table-cell office:value-type="float" office:value="0.4562198537" calcext:value-type="float">
            <text:p>0.4562198537</text:p>
          </table:table-cell>
          <table:table-cell office:value-type="float" office:value="0.0273341209" calcext:value-type="float">
            <text:p>0.0273341209</text:p>
          </table:table-cell>
          <table:table-cell office:value-type="float" office:value="0.2754647526" calcext:value-type="float">
            <text:p>0.2754647526</text:p>
          </table:table-cell>
          <table:table-cell office:value-type="float" office:value="-0.0138171996" calcext:value-type="float">
            <text:p>-0.0138171996</text:p>
          </table:table-cell>
          <table:table-cell office:value-type="float" office:value="-0.2010265137" calcext:value-type="float">
            <text:p>-0.2010265137</text:p>
          </table:table-cell>
          <table:table-cell office:value-type="float" office:value="0.2159517581" calcext:value-type="float">
            <text:p>0.2159517581</text:p>
          </table:table-cell>
          <table:table-cell office:value-type="float" office:value="0.3429789784" calcext:value-type="float">
            <text:p>0.3429789784</text:p>
          </table:table-cell>
          <table:table-cell office:value-type="float" office:value="0.1049474596" calcext:value-type="float">
            <text:p>0.1049474596</text:p>
          </table:table-cell>
          <table:table-cell office:value-type="float" office:value="-0.0552035955" calcext:value-type="float">
            <text:p>-0.0552035955</text:p>
          </table:table-cell>
          <table:table-cell office:value-type="float" office:value="0.0265993497" calcext:value-type="float">
            <text:p>0.0265993497</text:p>
          </table:table-cell>
          <table:table-cell office:value-type="float" office:value="-0.1342751812" calcext:value-type="float">
            <text:p>-0.1342751812</text:p>
          </table:table-cell>
          <table:table-cell office:value-type="float" office:value="0.6382602583" calcext:value-type="float">
            <text:p>0.6382602583</text:p>
          </table:table-cell>
          <table:table-cell office:value-type="float" office:value="0.2457054717" calcext:value-type="float">
            <text:p>0.2457054717</text:p>
          </table:table-cell>
          <table:table-cell office:value-type="float" office:value="0.2019648087" calcext:value-type="float">
            <text:p>0.2019648087</text:p>
          </table:table-cell>
          <table:table-cell office:value-type="float" office:value="0.0798953512" calcext:value-type="float">
            <text:p>0.0798953512</text:p>
          </table:table-cell>
          <table:table-cell office:value-type="float" office:value="0.24573725" calcext:value-type="float">
            <text:p>0.24573725</text:p>
          </table:table-cell>
          <table:table-cell office:value-type="float" office:value="0.0258670253" calcext:value-type="float">
            <text:p>0.0258670253</text:p>
          </table:table-cell>
          <table:table-cell office:value-type="float" office:value="0.1811603803" calcext:value-type="float">
            <text:p>0.1811603803</text:p>
          </table:table-cell>
          <table:table-cell office:value-type="float" office:value="0.2915085367" calcext:value-type="float">
            <text:p>0.2915085367</text:p>
          </table:table-cell>
          <table:table-cell office:value-type="float" office:value="-0.0036379319" calcext:value-type="float">
            <text:p>-0.0036379319</text:p>
          </table:table-cell>
          <table:table-cell office:value-type="float" office:value="-0.1286343149" calcext:value-type="float">
            <text:p>-0.1286343149</text:p>
          </table:table-cell>
          <table:table-cell office:value-type="float" office:value="0.4495452316" calcext:value-type="float">
            <text:p>0.4495452316</text:p>
          </table:table-cell>
          <table:table-cell office:value-type="float" office:value="0.1662708865" calcext:value-type="float">
            <text:p>0.1662708865</text:p>
          </table:table-cell>
          <table:table-cell office:value-type="float" office:value="-0.0044334853" calcext:value-type="float">
            <text:p>-0.0044334853</text:p>
          </table:table-cell>
          <table:table-cell office:value-type="float" office:value="0.3956005953" calcext:value-type="float">
            <text:p>0.3956005953</text:p>
          </table:table-cell>
          <table:table-cell office:value-type="float" office:value="0.1075064834" calcext:value-type="float">
            <text:p>0.1075064834</text:p>
          </table:table-cell>
          <table:table-cell office:value-type="float" office:value="0.0314925425" calcext:value-type="float">
            <text:p>0.0314925425</text:p>
          </table:table-cell>
          <table:table-cell office:value-type="float" office:value="0.2653930596" calcext:value-type="float">
            <text:p>0.2653930596</text:p>
          </table:table-cell>
          <table:table-cell office:value-type="float" office:value="0.1225054101" calcext:value-type="float">
            <text:p>0.1225054101</text:p>
          </table:table-cell>
          <table:table-cell office:value-type="float" office:value="0.3440617433" calcext:value-type="float">
            <text:p>0.3440617433</text:p>
          </table:table-cell>
          <table:table-cell office:value-type="float" office:value="0.2266584939" calcext:value-type="float">
            <text:p>0.2266584939</text:p>
          </table:table-cell>
          <table:table-cell office:value-type="float" office:value="0.2431263711" calcext:value-type="float">
            <text:p>0.2431263711</text:p>
          </table:table-cell>
          <table:table-cell office:value-type="float" office:value="0.0996900422" calcext:value-type="float">
            <text:p>0.0996900422</text:p>
          </table:table-cell>
          <table:table-cell office:value-type="float" office:value="0.6171245706" calcext:value-type="float">
            <text:p>0.6171245706</text:p>
          </table:table-cell>
          <table:table-cell office:value-type="float" office:value="0.2563134821" calcext:value-type="float">
            <text:p>0.2563134821</text:p>
          </table:table-cell>
          <table:table-cell office:value-type="float" office:value="0.0544846451" calcext:value-type="float">
            <text:p>0.0544846451</text:p>
          </table:table-cell>
          <table:table-cell office:value-type="float" office:value="0.2013537219" calcext:value-type="float">
            <text:p>0.2013537219</text:p>
          </table:table-cell>
          <table:table-cell office:value-type="float" office:value="0.1590335228" calcext:value-type="float">
            <text:p>0.1590335228</text:p>
          </table:table-cell>
          <table:table-cell office:value-type="float" office:value="0.5570866342" calcext:value-type="float">
            <text:p>0.5570866342</text:p>
          </table:table-cell>
          <table:table-cell office:value-type="float" office:value="0.2286559933" calcext:value-type="float">
            <text:p>0.2286559933</text:p>
          </table:table-cell>
          <table:table-cell office:value-type="float" office:value="0.4649641782" calcext:value-type="float">
            <text:p>0.4649641782</text:p>
          </table:table-cell>
          <table:table-cell office:value-type="float" office:value="0.0003830423" calcext:value-type="float">
            <text:p>0.0003830423</text:p>
          </table:table-cell>
          <table:table-cell office:value-type="float" office:value="0.2777876503" calcext:value-type="float">
            <text:p>0.2777876503</text:p>
          </table:table-cell>
          <table:table-cell office:value-type="float" office:value="0.3822674304" calcext:value-type="float">
            <text:p>0.3822674304</text:p>
          </table:table-cell>
          <table:table-cell office:value-type="float" office:value="0.5788953245" calcext:value-type="float">
            <text:p>0.5788953245</text:p>
          </table:table-cell>
          <table:table-cell office:value-type="float" office:value="-0.1636225394" calcext:value-type="float">
            <text:p>-0.1636225394</text:p>
          </table:table-cell>
          <table:table-cell office:value-type="float" office:value="0.2416068885" calcext:value-type="float">
            <text:p>0.2416068885</text:p>
          </table:table-cell>
          <table:table-cell office:value-type="float" office:value="0.5868601305" calcext:value-type="float">
            <text:p>0.5868601305</text:p>
          </table:table-cell>
          <table:table-cell office:value-type="float" office:value="0.2037311251" calcext:value-type="float">
            <text:p>0.2037311251</text:p>
          </table:table-cell>
          <table:table-cell office:value-type="float" office:value="0.2030190737" calcext:value-type="float">
            <text:p>0.2030190737</text:p>
          </table:table-cell>
          <table:table-cell office:value-type="float" office:value="-0.400349558" calcext:value-type="float">
            <text:p>-0.400349558</text:p>
          </table:table-cell>
          <table:table-cell office:value-type="float" office:value="1" calcext:value-type="float">
            <text:p>1</text:p>
          </table:table-cell>
          <table:table-cell office:value-type="float" office:value="-0.1506416828" calcext:value-type="float">
            <text:p>-0.1506416828</text:p>
          </table:table-cell>
          <table:table-cell office:value-type="float" office:value="-0.1378129301" calcext:value-type="float">
            <text:p>-0.1378129301</text:p>
          </table:table-cell>
          <table:table-cell office:value-type="float" office:value="0.1035447099" calcext:value-type="float">
            <text:p>0.1035447099</text:p>
          </table:table-cell>
          <table:table-cell office:value-type="float" office:value="0.2394143256" calcext:value-type="float">
            <text:p>0.2394143256</text:p>
          </table:table-cell>
          <table:table-cell office:value-type="float" office:value="0.0774076855" calcext:value-type="float">
            <text:p>0.0774076855</text:p>
          </table:table-cell>
          <table:table-cell office:value-type="float" office:value="0.3418603227" calcext:value-type="float">
            <text:p>0.3418603227</text:p>
          </table:table-cell>
          <table:table-cell office:value-type="float" office:value="0.6711551105" calcext:value-type="float">
            <text:p>0.6711551105</text:p>
          </table:table-cell>
          <table:table-cell office:value-type="float" office:value="0.5050991987" calcext:value-type="float">
            <text:p>0.5050991987</text:p>
          </table:table-cell>
          <table:table-cell office:value-type="float" office:value="-0.178044835" calcext:value-type="float">
            <text:p>-0.178044835</text:p>
          </table:table-cell>
          <table:table-cell office:value-type="float" office:value="0.2104060759" calcext:value-type="float">
            <text:p>0.2104060759</text:p>
          </table:table-cell>
          <table:table-cell office:value-type="float" office:value="0.0243673675" calcext:value-type="float">
            <text:p>0.0243673675</text:p>
          </table:table-cell>
          <table:table-cell office:value-type="float" office:value="0.2447183861" calcext:value-type="float">
            <text:p>0.2447183861</text:p>
          </table:table-cell>
          <table:table-cell office:value-type="float" office:value="0.7284793802" calcext:value-type="float">
            <text:p>0.7284793802</text:p>
          </table:table-cell>
        </table:table-row>
        <table:table-row table:style-name="ro1">
          <table:table-cell office:value-type="float" office:value="-0.0857695956" calcext:value-type="float">
            <text:p>-0.0857695956</text:p>
          </table:table-cell>
          <table:table-cell office:value-type="float" office:value="-0.0586283525" calcext:value-type="float">
            <text:p>-0.0586283525</text:p>
          </table:table-cell>
          <table:table-cell office:value-type="float" office:value="-0.1806743297" calcext:value-type="float">
            <text:p>-0.1806743297</text:p>
          </table:table-cell>
          <table:table-cell office:value-type="float" office:value="-0.0536470692" calcext:value-type="float">
            <text:p>-0.0536470692</text:p>
          </table:table-cell>
          <table:table-cell office:value-type="float" office:value="0.1937426709" calcext:value-type="float">
            <text:p>0.1937426709</text:p>
          </table:table-cell>
          <table:table-cell office:value-type="float" office:value="0.0412310425" calcext:value-type="float">
            <text:p>0.0412310425</text:p>
          </table:table-cell>
          <table:table-cell office:value-type="float" office:value="-0.1133223381" calcext:value-type="float">
            <text:p>-0.1133223381</text:p>
          </table:table-cell>
          <table:table-cell office:value-type="float" office:value="-0.0243692215" calcext:value-type="float">
            <text:p>-0.0243692215</text:p>
          </table:table-cell>
          <table:table-cell office:value-type="float" office:value="-0.0719607867" calcext:value-type="float">
            <text:p>-0.0719607867</text:p>
          </table:table-cell>
          <table:table-cell office:value-type="float" office:value="-0.0626222648" calcext:value-type="float">
            <text:p>-0.0626222648</text:p>
          </table:table-cell>
          <table:table-cell office:value-type="float" office:value="-0.0531311513" calcext:value-type="float">
            <text:p>-0.0531311513</text:p>
          </table:table-cell>
          <table:table-cell office:value-type="float" office:value="-0.0440597319" calcext:value-type="float">
            <text:p>-0.0440597319</text:p>
          </table:table-cell>
          <table:table-cell office:value-type="float" office:value="0.0149899689" calcext:value-type="float">
            <text:p>0.0149899689</text:p>
          </table:table-cell>
          <table:table-cell office:value-type="float" office:value="-0.0779114108" calcext:value-type="float">
            <text:p>-0.0779114108</text:p>
          </table:table-cell>
          <table:table-cell office:value-type="float" office:value="0.058991106" calcext:value-type="float">
            <text:p>0.058991106</text:p>
          </table:table-cell>
          <table:table-cell office:value-type="float" office:value="0.0040471441" calcext:value-type="float">
            <text:p>0.0040471441</text:p>
          </table:table-cell>
          <table:table-cell office:value-type="float" office:value="-0.0621319321" calcext:value-type="float">
            <text:p>-0.0621319321</text:p>
          </table:table-cell>
          <table:table-cell office:value-type="float" office:value="0.0586163341" calcext:value-type="float">
            <text:p>0.0586163341</text:p>
          </table:table-cell>
          <table:table-cell office:value-type="float" office:value="0.2842928087" calcext:value-type="float">
            <text:p>0.2842928087</text:p>
          </table:table-cell>
          <table:table-cell office:value-type="float" office:value="-0.0398694652" calcext:value-type="float">
            <text:p>-0.0398694652</text:p>
          </table:table-cell>
          <table:table-cell office:value-type="float" office:value="-0.1495743761" calcext:value-type="float">
            <text:p>-0.1495743761</text:p>
          </table:table-cell>
          <table:table-cell office:value-type="float" office:value="-0.00854558" calcext:value-type="float">
            <text:p>-0.00854558</text:p>
          </table:table-cell>
          <table:table-cell office:value-type="float" office:value="-0.1040921111" calcext:value-type="float">
            <text:p>-0.1040921111</text:p>
          </table:table-cell>
          <table:table-cell office:value-type="float" office:value="-0.0368656981" calcext:value-type="float">
            <text:p>-0.0368656981</text:p>
          </table:table-cell>
          <table:table-cell office:value-type="float" office:value="0.053228637" calcext:value-type="float">
            <text:p>0.053228637</text:p>
          </table:table-cell>
          <table:table-cell office:value-type="float" office:value="0.097890392" calcext:value-type="float">
            <text:p>0.097890392</text:p>
          </table:table-cell>
          <table:table-cell office:value-type="float" office:value="-0.1422226583" calcext:value-type="float">
            <text:p>-0.1422226583</text:p>
          </table:table-cell>
          <table:table-cell office:value-type="float" office:value="0.106771345" calcext:value-type="float">
            <text:p>0.106771345</text:p>
          </table:table-cell>
          <table:table-cell office:value-type="float" office:value="-0.0141650063" calcext:value-type="float">
            <text:p>-0.0141650063</text:p>
          </table:table-cell>
          <table:table-cell office:value-type="float" office:value="0.0205231858" calcext:value-type="float">
            <text:p>0.0205231858</text:p>
          </table:table-cell>
          <table:table-cell office:value-type="float" office:value="0.0154524398" calcext:value-type="float">
            <text:p>0.0154524398</text:p>
          </table:table-cell>
          <table:table-cell office:value-type="float" office:value="-0.080019749" calcext:value-type="float">
            <text:p>-0.080019749</text:p>
          </table:table-cell>
          <table:table-cell office:value-type="float" office:value="-0.2205941319" calcext:value-type="float">
            <text:p>-0.2205941319</text:p>
          </table:table-cell>
          <table:table-cell office:value-type="float" office:value="-0.1115771208" calcext:value-type="float">
            <text:p>-0.1115771208</text:p>
          </table:table-cell>
          <table:table-cell office:value-type="float" office:value="-0.008365532" calcext:value-type="float">
            <text:p>-0.008365532</text:p>
          </table:table-cell>
          <table:table-cell office:value-type="float" office:value="0.0344926723" calcext:value-type="float">
            <text:p>0.0344926723</text:p>
          </table:table-cell>
          <table:table-cell office:value-type="float" office:value="-0.0834383072" calcext:value-type="float">
            <text:p>-0.0834383072</text:p>
          </table:table-cell>
          <table:table-cell office:value-type="float" office:value="-0.0123074098" calcext:value-type="float">
            <text:p>-0.0123074098</text:p>
          </table:table-cell>
          <table:table-cell office:value-type="float" office:value="0.0091203858" calcext:value-type="float">
            <text:p>0.0091203858</text:p>
          </table:table-cell>
          <table:table-cell office:value-type="float" office:value="-0.0870724155" calcext:value-type="float">
            <text:p>-0.0870724155</text:p>
          </table:table-cell>
          <table:table-cell office:value-type="float" office:value="-0.0576158663" calcext:value-type="float">
            <text:p>-0.0576158663</text:p>
          </table:table-cell>
          <table:table-cell office:value-type="float" office:value="-0.1128523202" calcext:value-type="float">
            <text:p>-0.1128523202</text:p>
          </table:table-cell>
          <table:table-cell office:value-type="float" office:value="-0.0742150277" calcext:value-type="float">
            <text:p>-0.0742150277</text:p>
          </table:table-cell>
          <table:table-cell office:value-type="float" office:value="0.0523442071" calcext:value-type="float">
            <text:p>0.0523442071</text:p>
          </table:table-cell>
          <table:table-cell office:value-type="float" office:value="0.1276990028" calcext:value-type="float">
            <text:p>0.1276990028</text:p>
          </table:table-cell>
          <table:table-cell office:value-type="float" office:value="-0.1977710461" calcext:value-type="float">
            <text:p>-0.1977710461</text:p>
          </table:table-cell>
          <table:table-cell office:value-type="float" office:value="-0.1752132009" calcext:value-type="float">
            <text:p>-0.1752132009</text:p>
          </table:table-cell>
          <table:table-cell office:value-type="float" office:value="0.0962959435" calcext:value-type="float">
            <text:p>0.0962959435</text:p>
          </table:table-cell>
          <table:table-cell office:value-type="float" office:value="0.0109085569" calcext:value-type="float">
            <text:p>0.0109085569</text:p>
          </table:table-cell>
          <table:table-cell office:value-type="float" office:value="0.2270363359" calcext:value-type="float">
            <text:p>0.2270363359</text:p>
          </table:table-cell>
          <table:table-cell office:value-type="float" office:value="0.0063363211" calcext:value-type="float">
            <text:p>0.0063363211</text:p>
          </table:table-cell>
          <table:table-cell office:value-type="float" office:value="0.0165192022" calcext:value-type="float">
            <text:p>0.0165192022</text:p>
          </table:table-cell>
          <table:table-cell office:value-type="float" office:value="0.047422648" calcext:value-type="float">
            <text:p>0.047422648</text:p>
          </table:table-cell>
          <table:table-cell office:value-type="float" office:value="-0.1039765648" calcext:value-type="float">
            <text:p>-0.1039765648</text:p>
          </table:table-cell>
          <table:table-cell office:value-type="float" office:value="-0.1530580935" calcext:value-type="float">
            <text:p>-0.1530580935</text:p>
          </table:table-cell>
          <table:table-cell office:value-type="float" office:value="0.0467975686" calcext:value-type="float">
            <text:p>0.0467975686</text:p>
          </table:table-cell>
          <table:table-cell office:value-type="float" office:value="-0.1277781468" calcext:value-type="float">
            <text:p>-0.1277781468</text:p>
          </table:table-cell>
          <table:table-cell office:value-type="float" office:value="0.050252341" calcext:value-type="float">
            <text:p>0.050252341</text:p>
          </table:table-cell>
          <table:table-cell office:value-type="float" office:value="0.0519343243" calcext:value-type="float">
            <text:p>0.0519343243</text:p>
          </table:table-cell>
          <table:table-cell office:value-type="float" office:value="-0.1915076732" calcext:value-type="float">
            <text:p>-0.1915076732</text:p>
          </table:table-cell>
          <table:table-cell office:value-type="float" office:value="-0.092755581" calcext:value-type="float">
            <text:p>-0.092755581</text:p>
          </table:table-cell>
          <table:table-cell office:value-type="float" office:value="-0.0878345322" calcext:value-type="float">
            <text:p>-0.0878345322</text:p>
          </table:table-cell>
          <table:table-cell office:value-type="float" office:value="-0.0575720157" calcext:value-type="float">
            <text:p>-0.0575720157</text:p>
          </table:table-cell>
          <table:table-cell office:value-type="float" office:value="-0.0769559553" calcext:value-type="float">
            <text:p>-0.0769559553</text:p>
          </table:table-cell>
          <table:table-cell office:value-type="float" office:value="-0.1684950744" calcext:value-type="float">
            <text:p>-0.1684950744</text:p>
          </table:table-cell>
          <table:table-cell office:value-type="float" office:value="-0.081889715" calcext:value-type="float">
            <text:p>-0.081889715</text:p>
          </table:table-cell>
          <table:table-cell office:value-type="float" office:value="0.1632652911" calcext:value-type="float">
            <text:p>0.1632652911</text:p>
          </table:table-cell>
          <table:table-cell office:value-type="float" office:value="-0.1036857323" calcext:value-type="float">
            <text:p>-0.1036857323</text:p>
          </table:table-cell>
          <table:table-cell office:value-type="float" office:value="-0.1816937214" calcext:value-type="float">
            <text:p>-0.1816937214</text:p>
          </table:table-cell>
          <table:table-cell office:value-type="float" office:value="-0.1604794825" calcext:value-type="float">
            <text:p>-0.1604794825</text:p>
          </table:table-cell>
          <table:table-cell office:value-type="float" office:value="-0.1451148581" calcext:value-type="float">
            <text:p>-0.1451148581</text:p>
          </table:table-cell>
          <table:table-cell office:value-type="float" office:value="0.0609283223" calcext:value-type="float">
            <text:p>0.0609283223</text:p>
          </table:table-cell>
          <table:table-cell office:value-type="float" office:value="-0.1506416828" calcext:value-type="float">
            <text:p>-0.1506416828</text:p>
          </table:table-cell>
          <table:table-cell office:value-type="float" office:value="1" calcext:value-type="float">
            <text:p>1</text:p>
          </table:table-cell>
          <table:table-cell office:value-type="float" office:value="-0.0601611516" calcext:value-type="float">
            <text:p>-0.0601611516</text:p>
          </table:table-cell>
          <table:table-cell office:value-type="float" office:value="0.0107349925" calcext:value-type="float">
            <text:p>0.0107349925</text:p>
          </table:table-cell>
          <table:table-cell office:value-type="float" office:value="0.0234586048" calcext:value-type="float">
            <text:p>0.0234586048</text:p>
          </table:table-cell>
          <table:table-cell office:value-type="float" office:value="0.0829530537" calcext:value-type="float">
            <text:p>0.0829530537</text:p>
          </table:table-cell>
          <table:table-cell office:value-type="float" office:value="-0.0410135367" calcext:value-type="float">
            <text:p>-0.0410135367</text:p>
          </table:table-cell>
          <table:table-cell office:value-type="float" office:value="-0.1810012721" calcext:value-type="float">
            <text:p>-0.1810012721</text:p>
          </table:table-cell>
          <table:table-cell office:value-type="float" office:value="0.0320778569" calcext:value-type="float">
            <text:p>0.0320778569</text:p>
          </table:table-cell>
          <table:table-cell office:value-type="float" office:value="0.2411703871" calcext:value-type="float">
            <text:p>0.2411703871</text:p>
          </table:table-cell>
          <table:table-cell office:value-type="float" office:value="0.047083734" calcext:value-type="float">
            <text:p>0.047083734</text:p>
          </table:table-cell>
          <table:table-cell office:value-type="float" office:value="0.0447017936" calcext:value-type="float">
            <text:p>0.0447017936</text:p>
          </table:table-cell>
          <table:table-cell office:value-type="float" office:value="-0.0116327542" calcext:value-type="float">
            <text:p>-0.0116327542</text:p>
          </table:table-cell>
          <table:table-cell office:value-type="float" office:value="-0.2450790209" calcext:value-type="float">
            <text:p>-0.2450790209</text:p>
          </table:table-cell>
        </table:table-row>
        <table:table-row table:style-name="ro1">
          <table:table-cell office:value-type="float" office:value="0.0453685212" calcext:value-type="float">
            <text:p>0.0453685212</text:p>
          </table:table-cell>
          <table:table-cell office:value-type="float" office:value="0.0422840147" calcext:value-type="float">
            <text:p>0.0422840147</text:p>
          </table:table-cell>
          <table:table-cell office:value-type="float" office:value="0.0874085578" calcext:value-type="float">
            <text:p>0.0874085578</text:p>
          </table:table-cell>
          <table:table-cell office:value-type="float" office:value="-0.0819300573" calcext:value-type="float">
            <text:p>-0.0819300573</text:p>
          </table:table-cell>
          <table:table-cell office:value-type="float" office:value="0.0179192266" calcext:value-type="float">
            <text:p>0.0179192266</text:p>
          </table:table-cell>
          <table:table-cell office:value-type="float" office:value="-0.1880332826" calcext:value-type="float">
            <text:p>-0.1880332826</text:p>
          </table:table-cell>
          <table:table-cell office:value-type="float" office:value="-0.3591834603" calcext:value-type="float">
            <text:p>-0.3591834603</text:p>
          </table:table-cell>
          <table:table-cell office:value-type="float" office:value="-0.2962087567" calcext:value-type="float">
            <text:p>-0.2962087567</text:p>
          </table:table-cell>
          <table:table-cell office:value-type="float" office:value="-0.086134686" calcext:value-type="float">
            <text:p>-0.086134686</text:p>
          </table:table-cell>
          <table:table-cell office:value-type="float" office:value="0.0161556786" calcext:value-type="float">
            <text:p>0.0161556786</text:p>
          </table:table-cell>
          <table:table-cell office:value-type="float" office:value="-0.0083262332" calcext:value-type="float">
            <text:p>-0.0083262332</text:p>
          </table:table-cell>
          <table:table-cell office:value-type="float" office:value="0.17201521" calcext:value-type="float">
            <text:p>0.17201521</text:p>
          </table:table-cell>
          <table:table-cell office:value-type="float" office:value="-0.1821169893" calcext:value-type="float">
            <text:p>-0.1821169893</text:p>
          </table:table-cell>
          <table:table-cell office:value-type="float" office:value="-0.0339809101" calcext:value-type="float">
            <text:p>-0.0339809101</text:p>
          </table:table-cell>
          <table:table-cell office:value-type="float" office:value="-0.0993545971" calcext:value-type="float">
            <text:p>-0.0993545971</text:p>
          </table:table-cell>
          <table:table-cell office:value-type="float" office:value="0.1149755609" calcext:value-type="float">
            <text:p>0.1149755609</text:p>
          </table:table-cell>
          <table:table-cell office:value-type="float" office:value="-0.0099731132" calcext:value-type="float">
            <text:p>-0.0099731132</text:p>
          </table:table-cell>
          <table:table-cell office:value-type="float" office:value="-0.05538554" calcext:value-type="float">
            <text:p>-0.05538554</text:p>
          </table:table-cell>
          <table:table-cell office:value-type="float" office:value="-0.1701149655" calcext:value-type="float">
            <text:p>-0.1701149655</text:p>
          </table:table-cell>
          <table:table-cell office:value-type="float" office:value="-0.1172734676" calcext:value-type="float">
            <text:p>-0.1172734676</text:p>
          </table:table-cell>
          <table:table-cell office:value-type="float" office:value="-0.0928177422" calcext:value-type="float">
            <text:p>-0.0928177422</text:p>
          </table:table-cell>
          <table:table-cell office:value-type="float" office:value="-0.3253423862" calcext:value-type="float">
            <text:p>-0.3253423862</text:p>
          </table:table-cell>
          <table:table-cell office:value-type="float" office:value="-0.1245856314" calcext:value-type="float">
            <text:p>-0.1245856314</text:p>
          </table:table-cell>
          <table:table-cell office:value-type="float" office:value="-0.1091756223" calcext:value-type="float">
            <text:p>-0.1091756223</text:p>
          </table:table-cell>
          <table:table-cell office:value-type="float" office:value="-0.0619474694" calcext:value-type="float">
            <text:p>-0.0619474694</text:p>
          </table:table-cell>
          <table:table-cell office:value-type="float" office:value="-0.0682153719" calcext:value-type="float">
            <text:p>-0.0682153719</text:p>
          </table:table-cell>
          <table:table-cell office:value-type="float" office:value="-0.0262556081" calcext:value-type="float">
            <text:p>-0.0262556081</text:p>
          </table:table-cell>
          <table:table-cell office:value-type="float" office:value="-0.2938072309" calcext:value-type="float">
            <text:p>-0.2938072309</text:p>
          </table:table-cell>
          <table:table-cell office:value-type="float" office:value="-0.2697833487" calcext:value-type="float">
            <text:p>-0.2697833487</text:p>
          </table:table-cell>
          <table:table-cell office:value-type="float" office:value="0.1263892615" calcext:value-type="float">
            <text:p>0.1263892615</text:p>
          </table:table-cell>
          <table:table-cell office:value-type="float" office:value="-0.1599135877" calcext:value-type="float">
            <text:p>-0.1599135877</text:p>
          </table:table-cell>
          <table:table-cell office:value-type="float" office:value="0.1646352876" calcext:value-type="float">
            <text:p>0.1646352876</text:p>
          </table:table-cell>
          <table:table-cell office:value-type="float" office:value="-0.2365147902" calcext:value-type="float">
            <text:p>-0.2365147902</text:p>
          </table:table-cell>
          <table:table-cell office:value-type="float" office:value="0.2774369501" calcext:value-type="float">
            <text:p>0.2774369501</text:p>
          </table:table-cell>
          <table:table-cell office:value-type="float" office:value="-0.2112359729" calcext:value-type="float">
            <text:p>-0.2112359729</text:p>
          </table:table-cell>
          <table:table-cell office:value-type="float" office:value="0.1219466171" calcext:value-type="float">
            <text:p>0.1219466171</text:p>
          </table:table-cell>
          <table:table-cell office:value-type="float" office:value="-0.0316022109" calcext:value-type="float">
            <text:p>-0.0316022109</text:p>
          </table:table-cell>
          <table:table-cell office:value-type="float" office:value="-0.0218582982" calcext:value-type="float">
            <text:p>-0.0218582982</text:p>
          </table:table-cell>
          <table:table-cell office:value-type="float" office:value="-0.0363409533" calcext:value-type="float">
            <text:p>-0.0363409533</text:p>
          </table:table-cell>
          <table:table-cell office:value-type="float" office:value="-0.0019258017" calcext:value-type="float">
            <text:p>-0.0019258017</text:p>
          </table:table-cell>
          <table:table-cell office:value-type="float" office:value="0.229415102" calcext:value-type="float">
            <text:p>0.229415102</text:p>
          </table:table-cell>
          <table:table-cell office:value-type="float" office:value="-0.2604043451" calcext:value-type="float">
            <text:p>-0.2604043451</text:p>
          </table:table-cell>
          <table:table-cell office:value-type="float" office:value="-0.2275535473" calcext:value-type="float">
            <text:p>-0.2275535473</text:p>
          </table:table-cell>
          <table:table-cell office:value-type="float" office:value="-0.1219188539" calcext:value-type="float">
            <text:p>-0.1219188539</text:p>
          </table:table-cell>
          <table:table-cell office:value-type="float" office:value="-0.0261835435" calcext:value-type="float">
            <text:p>-0.0261835435</text:p>
          </table:table-cell>
          <table:table-cell office:value-type="float" office:value="-0.0695185244" calcext:value-type="float">
            <text:p>-0.0695185244</text:p>
          </table:table-cell>
          <table:table-cell office:value-type="float" office:value="-0.1241305813" calcext:value-type="float">
            <text:p>-0.1241305813</text:p>
          </table:table-cell>
          <table:table-cell office:value-type="float" office:value="0.0893505865" calcext:value-type="float">
            <text:p>0.0893505865</text:p>
          </table:table-cell>
          <table:table-cell office:value-type="float" office:value="-0.0458837498" calcext:value-type="float">
            <text:p>-0.0458837498</text:p>
          </table:table-cell>
          <table:table-cell office:value-type="float" office:value="0.0361198179" calcext:value-type="float">
            <text:p>0.0361198179</text:p>
          </table:table-cell>
          <table:table-cell office:value-type="float" office:value="-0.1828120419" calcext:value-type="float">
            <text:p>-0.1828120419</text:p>
          </table:table-cell>
          <table:table-cell office:value-type="float" office:value="-0.1311861228" calcext:value-type="float">
            <text:p>-0.1311861228</text:p>
          </table:table-cell>
          <table:table-cell office:value-type="float" office:value="-0.1286859105" calcext:value-type="float">
            <text:p>-0.1286859105</text:p>
          </table:table-cell>
          <table:table-cell office:value-type="float" office:value="0.011818662" calcext:value-type="float">
            <text:p>0.011818662</text:p>
          </table:table-cell>
          <table:table-cell office:value-type="float" office:value="-0.2203501213" calcext:value-type="float">
            <text:p>-0.2203501213</text:p>
          </table:table-cell>
          <table:table-cell office:value-type="float" office:value="-0.1793223764" calcext:value-type="float">
            <text:p>-0.1793223764</text:p>
          </table:table-cell>
          <table:table-cell office:value-type="float" office:value="-0.0093188502" calcext:value-type="float">
            <text:p>-0.0093188502</text:p>
          </table:table-cell>
          <table:table-cell office:value-type="float" office:value="-0.0740503547" calcext:value-type="float">
            <text:p>-0.0740503547</text:p>
          </table:table-cell>
          <table:table-cell office:value-type="float" office:value="-0.090994517" calcext:value-type="float">
            <text:p>-0.090994517</text:p>
          </table:table-cell>
          <table:table-cell office:value-type="float" office:value="-0.1947455128" calcext:value-type="float">
            <text:p>-0.1947455128</text:p>
          </table:table-cell>
          <table:table-cell office:value-type="float" office:value="-0.2814799915" calcext:value-type="float">
            <text:p>-0.2814799915</text:p>
          </table:table-cell>
          <table:table-cell office:value-type="float" office:value="-0.3127073383" calcext:value-type="float">
            <text:p>-0.3127073383</text:p>
          </table:table-cell>
          <table:table-cell office:value-type="float" office:value="-0.048311199" calcext:value-type="float">
            <text:p>-0.048311199</text:p>
          </table:table-cell>
          <table:table-cell office:value-type="float" office:value="0.0047780746" calcext:value-type="float">
            <text:p>0.0047780746</text:p>
          </table:table-cell>
          <table:table-cell office:value-type="float" office:value="-0.0443215212" calcext:value-type="float">
            <text:p>-0.0443215212</text:p>
          </table:table-cell>
          <table:table-cell office:value-type="float" office:value="-0.3181518448" calcext:value-type="float">
            <text:p>-0.3181518448</text:p>
          </table:table-cell>
          <table:table-cell office:value-type="float" office:value="0.085580702" calcext:value-type="float">
            <text:p>0.085580702</text:p>
          </table:table-cell>
          <table:table-cell office:value-type="float" office:value="-0.1822575125" calcext:value-type="float">
            <text:p>-0.1822575125</text:p>
          </table:table-cell>
          <table:table-cell office:value-type="float" office:value="-0.1370128231" calcext:value-type="float">
            <text:p>-0.1370128231</text:p>
          </table:table-cell>
          <table:table-cell office:value-type="float" office:value="-0.1421863915" calcext:value-type="float">
            <text:p>-0.1421863915</text:p>
          </table:table-cell>
          <table:table-cell office:value-type="float" office:value="-0.1354751569" calcext:value-type="float">
            <text:p>-0.1354751569</text:p>
          </table:table-cell>
          <table:table-cell office:value-type="float" office:value="-0.0598480627" calcext:value-type="float">
            <text:p>-0.0598480627</text:p>
          </table:table-cell>
          <table:table-cell office:value-type="float" office:value="-0.1378129301" calcext:value-type="float">
            <text:p>-0.1378129301</text:p>
          </table:table-cell>
          <table:table-cell office:value-type="float" office:value="-0.0601611516" calcext:value-type="float">
            <text:p>-0.0601611516</text:p>
          </table:table-cell>
          <table:table-cell office:value-type="float" office:value="1" calcext:value-type="float">
            <text:p>1</text:p>
          </table:table-cell>
          <table:table-cell office:value-type="float" office:value="-0.0358806975" calcext:value-type="float">
            <text:p>-0.0358806975</text:p>
          </table:table-cell>
          <table:table-cell office:value-type="float" office:value="-0.0851610619" calcext:value-type="float">
            <text:p>-0.0851610619</text:p>
          </table:table-cell>
          <table:table-cell office:value-type="float" office:value="-0.1101862796" calcext:value-type="float">
            <text:p>-0.1101862796</text:p>
          </table:table-cell>
          <table:table-cell office:value-type="float" office:value="-0.2306058806" calcext:value-type="float">
            <text:p>-0.2306058806</text:p>
          </table:table-cell>
          <table:table-cell office:value-type="float" office:value="-0.109665906" calcext:value-type="float">
            <text:p>-0.109665906</text:p>
          </table:table-cell>
          <table:table-cell office:value-type="float" office:value="-0.3421220256" calcext:value-type="float">
            <text:p>-0.3421220256</text:p>
          </table:table-cell>
          <table:table-cell office:value-type="float" office:value="-0.0449205777" calcext:value-type="float">
            <text:p>-0.0449205777</text:p>
          </table:table-cell>
          <table:table-cell office:value-type="float" office:value="-0.1982222356" calcext:value-type="float">
            <text:p>-0.1982222356</text:p>
          </table:table-cell>
          <table:table-cell office:value-type="float" office:value="-0.0166083946" calcext:value-type="float">
            <text:p>-0.0166083946</text:p>
          </table:table-cell>
          <table:table-cell office:value-type="float" office:value="0.0147173848" calcext:value-type="float">
            <text:p>0.0147173848</text:p>
          </table:table-cell>
          <table:table-cell office:value-type="float" office:value="-0.1040695192" calcext:value-type="float">
            <text:p>-0.1040695192</text:p>
          </table:table-cell>
        </table:table-row>
        <table:table-row table:style-name="ro1">
          <table:table-cell office:value-type="float" office:value="0.0067843788" calcext:value-type="float">
            <text:p>0.0067843788</text:p>
          </table:table-cell>
          <table:table-cell office:value-type="float" office:value="0.1000070126" calcext:value-type="float">
            <text:p>0.1000070126</text:p>
          </table:table-cell>
          <table:table-cell office:value-type="float" office:value="0.2211110855" calcext:value-type="float">
            <text:p>0.2211110855</text:p>
          </table:table-cell>
          <table:table-cell office:value-type="float" office:value="-0.0421424576" calcext:value-type="float">
            <text:p>-0.0421424576</text:p>
          </table:table-cell>
          <table:table-cell office:value-type="float" office:value="-0.0912643628" calcext:value-type="float">
            <text:p>-0.0912643628</text:p>
          </table:table-cell>
          <table:table-cell office:value-type="float" office:value="0.0954447385" calcext:value-type="float">
            <text:p>0.0954447385</text:p>
          </table:table-cell>
          <table:table-cell office:value-type="float" office:value="0.1434030381" calcext:value-type="float">
            <text:p>0.1434030381</text:p>
          </table:table-cell>
          <table:table-cell office:value-type="float" office:value="0.2186836355" calcext:value-type="float">
            <text:p>0.2186836355</text:p>
          </table:table-cell>
          <table:table-cell office:value-type="float" office:value="0.1400242139" calcext:value-type="float">
            <text:p>0.1400242139</text:p>
          </table:table-cell>
          <table:table-cell office:value-type="float" office:value="0.0374018726" calcext:value-type="float">
            <text:p>0.0374018726</text:p>
          </table:table-cell>
          <table:table-cell office:value-type="float" office:value="0.1586138574" calcext:value-type="float">
            <text:p>0.1586138574</text:p>
          </table:table-cell>
          <table:table-cell office:value-type="float" office:value="0.0201377175" calcext:value-type="float">
            <text:p>0.0201377175</text:p>
          </table:table-cell>
          <table:table-cell office:value-type="float" office:value="-0.1642873799" calcext:value-type="float">
            <text:p>-0.1642873799</text:p>
          </table:table-cell>
          <table:table-cell office:value-type="float" office:value="0.2006635766" calcext:value-type="float">
            <text:p>0.2006635766</text:p>
          </table:table-cell>
          <table:table-cell office:value-type="float" office:value="0.0425940264" calcext:value-type="float">
            <text:p>0.0425940264</text:p>
          </table:table-cell>
          <table:table-cell office:value-type="float" office:value="-0.0650662263" calcext:value-type="float">
            <text:p>-0.0650662263</text:p>
          </table:table-cell>
          <table:table-cell office:value-type="float" office:value="-0.0141098699" calcext:value-type="float">
            <text:p>-0.0141098699</text:p>
          </table:table-cell>
          <table:table-cell office:value-type="float" office:value="0.0694348916" calcext:value-type="float">
            <text:p>0.0694348916</text:p>
          </table:table-cell>
          <table:table-cell office:value-type="float" office:value="-0.2841587732" calcext:value-type="float">
            <text:p>-0.2841587732</text:p>
          </table:table-cell>
          <table:table-cell office:value-type="float" office:value="0.1145193341" calcext:value-type="float">
            <text:p>0.1145193341</text:p>
          </table:table-cell>
          <table:table-cell office:value-type="float" office:value="0.0577815386" calcext:value-type="float">
            <text:p>0.0577815386</text:p>
          </table:table-cell>
          <table:table-cell office:value-type="float" office:value="0.154410251" calcext:value-type="float">
            <text:p>0.154410251</text:p>
          </table:table-cell>
          <table:table-cell office:value-type="float" office:value="0.0801964655" calcext:value-type="float">
            <text:p>0.0801964655</text:p>
          </table:table-cell>
          <table:table-cell office:value-type="float" office:value="0.0950444924" calcext:value-type="float">
            <text:p>0.0950444924</text:p>
          </table:table-cell>
          <table:table-cell office:value-type="float" office:value="-0.0620589009" calcext:value-type="float">
            <text:p>-0.0620589009</text:p>
          </table:table-cell>
          <table:table-cell office:value-type="float" office:value="-0.1047355344" calcext:value-type="float">
            <text:p>-0.1047355344</text:p>
          </table:table-cell>
          <table:table-cell office:value-type="float" office:value="0.1944621439" calcext:value-type="float">
            <text:p>0.1944621439</text:p>
          </table:table-cell>
          <table:table-cell office:value-type="float" office:value="0.2267330578" calcext:value-type="float">
            <text:p>0.2267330578</text:p>
          </table:table-cell>
          <table:table-cell office:value-type="float" office:value="0.0054667186" calcext:value-type="float">
            <text:p>0.0054667186</text:p>
          </table:table-cell>
          <table:table-cell office:value-type="float" office:value="0.0803837065" calcext:value-type="float">
            <text:p>0.0803837065</text:p>
          </table:table-cell>
          <table:table-cell office:value-type="float" office:value="-0.0131393758" calcext:value-type="float">
            <text:p>-0.0131393758</text:p>
          </table:table-cell>
          <table:table-cell office:value-type="float" office:value="0.0561410423" calcext:value-type="float">
            <text:p>0.0561410423</text:p>
          </table:table-cell>
          <table:table-cell office:value-type="float" office:value="0.0695308768" calcext:value-type="float">
            <text:p>0.0695308768</text:p>
          </table:table-cell>
          <table:table-cell office:value-type="float" office:value="0.0089803564" calcext:value-type="float">
            <text:p>0.0089803564</text:p>
          </table:table-cell>
          <table:table-cell office:value-type="float" office:value="-0.0221790791" calcext:value-type="float">
            <text:p>-0.0221790791</text:p>
          </table:table-cell>
          <table:table-cell office:value-type="float" office:value="0.0655852292" calcext:value-type="float">
            <text:p>0.0655852292</text:p>
          </table:table-cell>
          <table:table-cell office:value-type="float" office:value="0.0547634449" calcext:value-type="float">
            <text:p>0.0547634449</text:p>
          </table:table-cell>
          <table:table-cell office:value-type="float" office:value="-0.0745486832" calcext:value-type="float">
            <text:p>-0.0745486832</text:p>
          </table:table-cell>
          <table:table-cell office:value-type="float" office:value="0.1097638664" calcext:value-type="float">
            <text:p>0.1097638664</text:p>
          </table:table-cell>
          <table:table-cell office:value-type="float" office:value="0.1784774146" calcext:value-type="float">
            <text:p>0.1784774146</text:p>
          </table:table-cell>
          <table:table-cell office:value-type="float" office:value="-0.0740961241" calcext:value-type="float">
            <text:p>-0.0740961241</text:p>
          </table:table-cell>
          <table:table-cell office:value-type="float" office:value="-0.2046807978" calcext:value-type="float">
            <text:p>-0.2046807978</text:p>
          </table:table-cell>
          <table:table-cell office:value-type="float" office:value="0.1804298151" calcext:value-type="float">
            <text:p>0.1804298151</text:p>
          </table:table-cell>
          <table:table-cell office:value-type="float" office:value="-0.0825721941" calcext:value-type="float">
            <text:p>-0.0825721941</text:p>
          </table:table-cell>
          <table:table-cell office:value-type="float" office:value="0.1858252014" calcext:value-type="float">
            <text:p>0.1858252014</text:p>
          </table:table-cell>
          <table:table-cell office:value-type="float" office:value="0.1948240424" calcext:value-type="float">
            <text:p>0.1948240424</text:p>
          </table:table-cell>
          <table:table-cell office:value-type="float" office:value="-0.0527741927" calcext:value-type="float">
            <text:p>-0.0527741927</text:p>
          </table:table-cell>
          <table:table-cell office:value-type="float" office:value="0.0106423182" calcext:value-type="float">
            <text:p>0.0106423182</text:p>
          </table:table-cell>
          <table:table-cell office:value-type="float" office:value="0.0846766894" calcext:value-type="float">
            <text:p>0.0846766894</text:p>
          </table:table-cell>
          <table:table-cell office:value-type="float" office:value="0.0698909327" calcext:value-type="float">
            <text:p>0.0698909327</text:p>
          </table:table-cell>
          <table:table-cell office:value-type="float" office:value="0.1334814922" calcext:value-type="float">
            <text:p>0.1334814922</text:p>
          </table:table-cell>
          <table:table-cell office:value-type="float" office:value="0.068103396" calcext:value-type="float">
            <text:p>0.068103396</text:p>
          </table:table-cell>
          <table:table-cell office:value-type="float" office:value="0.050837967" calcext:value-type="float">
            <text:p>0.050837967</text:p>
          </table:table-cell>
          <table:table-cell office:value-type="float" office:value="-0.0651005973" calcext:value-type="float">
            <text:p>-0.0651005973</text:p>
          </table:table-cell>
          <table:table-cell office:value-type="float" office:value="0.1374582058" calcext:value-type="float">
            <text:p>0.1374582058</text:p>
          </table:table-cell>
          <table:table-cell office:value-type="float" office:value="0.0454362575" calcext:value-type="float">
            <text:p>0.0454362575</text:p>
          </table:table-cell>
          <table:table-cell office:value-type="float" office:value="-0.050325047" calcext:value-type="float">
            <text:p>-0.050325047</text:p>
          </table:table-cell>
          <table:table-cell office:value-type="float" office:value="0.0970222612" calcext:value-type="float">
            <text:p>0.0970222612</text:p>
          </table:table-cell>
          <table:table-cell office:value-type="float" office:value="0.1049154936" calcext:value-type="float">
            <text:p>0.1049154936</text:p>
          </table:table-cell>
          <table:table-cell office:value-type="float" office:value="0.1007829146" calcext:value-type="float">
            <text:p>0.1007829146</text:p>
          </table:table-cell>
          <table:table-cell office:value-type="float" office:value="0.104545801" calcext:value-type="float">
            <text:p>0.104545801</text:p>
          </table:table-cell>
          <table:table-cell office:value-type="float" office:value="0.1707240334" calcext:value-type="float">
            <text:p>0.1707240334</text:p>
          </table:table-cell>
          <table:table-cell office:value-type="float" office:value="0.0090364877" calcext:value-type="float">
            <text:p>0.0090364877</text:p>
          </table:table-cell>
          <table:table-cell office:value-type="float" office:value="0.1204022252" calcext:value-type="float">
            <text:p>0.1204022252</text:p>
          </table:table-cell>
          <table:table-cell office:value-type="float" office:value="0.099018732" calcext:value-type="float">
            <text:p>0.099018732</text:p>
          </table:table-cell>
          <table:table-cell office:value-type="float" office:value="0.1550333992" calcext:value-type="float">
            <text:p>0.1550333992</text:p>
          </table:table-cell>
          <table:table-cell office:value-type="float" office:value="0.1821662873" calcext:value-type="float">
            <text:p>0.1821662873</text:p>
          </table:table-cell>
          <table:table-cell office:value-type="float" office:value="0.0453633921" calcext:value-type="float">
            <text:p>0.0453633921</text:p>
          </table:table-cell>
          <table:table-cell office:value-type="float" office:value="0.0593407483" calcext:value-type="float">
            <text:p>0.0593407483</text:p>
          </table:table-cell>
          <table:table-cell office:value-type="float" office:value="-0.1808149471" calcext:value-type="float">
            <text:p>-0.1808149471</text:p>
          </table:table-cell>
          <table:table-cell office:value-type="float" office:value="0.033033019" calcext:value-type="float">
            <text:p>0.033033019</text:p>
          </table:table-cell>
          <table:table-cell office:value-type="float" office:value="0.0274408727" calcext:value-type="float">
            <text:p>0.0274408727</text:p>
          </table:table-cell>
          <table:table-cell office:value-type="float" office:value="0.1035447099" calcext:value-type="float">
            <text:p>0.1035447099</text:p>
          </table:table-cell>
          <table:table-cell office:value-type="float" office:value="0.0107349925" calcext:value-type="float">
            <text:p>0.0107349925</text:p>
          </table:table-cell>
          <table:table-cell office:value-type="float" office:value="-0.0358806975" calcext:value-type="float">
            <text:p>-0.0358806975</text:p>
          </table:table-cell>
          <table:table-cell office:value-type="float" office:value="1" calcext:value-type="float">
            <text:p>1</text:p>
          </table:table-cell>
          <table:table-cell office:value-type="float" office:value="0.1182789722" calcext:value-type="float">
            <text:p>0.1182789722</text:p>
          </table:table-cell>
          <table:table-cell office:value-type="float" office:value="-0.0093135996" calcext:value-type="float">
            <text:p>-0.0093135996</text:p>
          </table:table-cell>
          <table:table-cell office:value-type="float" office:value="0.0017345052" calcext:value-type="float">
            <text:p>0.0017345052</text:p>
          </table:table-cell>
          <table:table-cell office:value-type="float" office:value="0.1577116883" calcext:value-type="float">
            <text:p>0.1577116883</text:p>
          </table:table-cell>
          <table:table-cell office:value-type="float" office:value="0.2074527916" calcext:value-type="float">
            <text:p>0.2074527916</text:p>
          </table:table-cell>
          <table:table-cell office:value-type="float" office:value="-0.0207004112" calcext:value-type="float">
            <text:p>-0.0207004112</text:p>
          </table:table-cell>
          <table:table-cell office:value-type="float" office:value="0.111398257" calcext:value-type="float">
            <text:p>0.111398257</text:p>
          </table:table-cell>
          <table:table-cell office:value-type="float" office:value="-0.0002135933" calcext:value-type="float">
            <text:p>-0.0002135933</text:p>
          </table:table-cell>
          <table:table-cell office:value-type="float" office:value="0.0504310231" calcext:value-type="float">
            <text:p>0.0504310231</text:p>
          </table:table-cell>
          <table:table-cell office:value-type="float" office:value="0.1592891391" calcext:value-type="float">
            <text:p>0.1592891391</text:p>
          </table:table-cell>
        </table:table-row>
        <table:table-row table:style-name="ro1">
          <table:table-cell office:value-type="float" office:value="-0.0417119224" calcext:value-type="float">
            <text:p>-0.0417119224</text:p>
          </table:table-cell>
          <table:table-cell office:value-type="float" office:value="0.2750526004" calcext:value-type="float">
            <text:p>0.2750526004</text:p>
          </table:table-cell>
          <table:table-cell office:value-type="float" office:value="0.1807301316" calcext:value-type="float">
            <text:p>0.1807301316</text:p>
          </table:table-cell>
          <table:table-cell office:value-type="float" office:value="0.0025990864" calcext:value-type="float">
            <text:p>0.0025990864</text:p>
          </table:table-cell>
          <table:table-cell office:value-type="float" office:value="-0.1990966548" calcext:value-type="float">
            <text:p>-0.1990966548</text:p>
          </table:table-cell>
          <table:table-cell office:value-type="float" office:value="0.0556748736" calcext:value-type="float">
            <text:p>0.0556748736</text:p>
          </table:table-cell>
          <table:table-cell office:value-type="float" office:value="0.2127889653" calcext:value-type="float">
            <text:p>0.2127889653</text:p>
          </table:table-cell>
          <table:table-cell office:value-type="float" office:value="0.1261354004" calcext:value-type="float">
            <text:p>0.1261354004</text:p>
          </table:table-cell>
          <table:table-cell office:value-type="float" office:value="0.1612529085" calcext:value-type="float">
            <text:p>0.1612529085</text:p>
          </table:table-cell>
          <table:table-cell office:value-type="float" office:value="0.1050341069" calcext:value-type="float">
            <text:p>0.1050341069</text:p>
          </table:table-cell>
          <table:table-cell office:value-type="float" office:value="0.1440330459" calcext:value-type="float">
            <text:p>0.1440330459</text:p>
          </table:table-cell>
          <table:table-cell office:value-type="float" office:value="0.0594678786" calcext:value-type="float">
            <text:p>0.0594678786</text:p>
          </table:table-cell>
          <table:table-cell office:value-type="float" office:value="-0.0372461481" calcext:value-type="float">
            <text:p>-0.0372461481</text:p>
          </table:table-cell>
          <table:table-cell office:value-type="float" office:value="-0.0396005903" calcext:value-type="float">
            <text:p>-0.0396005903</text:p>
          </table:table-cell>
          <table:table-cell office:value-type="float" office:value="0.1204805971" calcext:value-type="float">
            <text:p>0.1204805971</text:p>
          </table:table-cell>
          <table:table-cell office:value-type="float" office:value="-0.0948542381" calcext:value-type="float">
            <text:p>-0.0948542381</text:p>
          </table:table-cell>
          <table:table-cell office:value-type="float" office:value="-0.0309402296" calcext:value-type="float">
            <text:p>-0.0309402296</text:p>
          </table:table-cell>
          <table:table-cell office:value-type="float" office:value="-0.0085813241" calcext:value-type="float">
            <text:p>-0.0085813241</text:p>
          </table:table-cell>
          <table:table-cell office:value-type="float" office:value="-0.0577474596" calcext:value-type="float">
            <text:p>-0.0577474596</text:p>
          </table:table-cell>
          <table:table-cell office:value-type="float" office:value="0.0898198974" calcext:value-type="float">
            <text:p>0.0898198974</text:p>
          </table:table-cell>
          <table:table-cell office:value-type="float" office:value="-0.0319591661" calcext:value-type="float">
            <text:p>-0.0319591661</text:p>
          </table:table-cell>
          <table:table-cell office:value-type="float" office:value="0.1990132456" calcext:value-type="float">
            <text:p>0.1990132456</text:p>
          </table:table-cell>
          <table:table-cell office:value-type="float" office:value="0.2903282212" calcext:value-type="float">
            <text:p>0.2903282212</text:p>
          </table:table-cell>
          <table:table-cell office:value-type="float" office:value="0.0362350301" calcext:value-type="float">
            <text:p>0.0362350301</text:p>
          </table:table-cell>
          <table:table-cell office:value-type="float" office:value="-0.0007777425" calcext:value-type="float">
            <text:p>-0.0007777425</text:p>
          </table:table-cell>
          <table:table-cell office:value-type="float" office:value="-0.1064762426" calcext:value-type="float">
            <text:p>-0.1064762426</text:p>
          </table:table-cell>
          <table:table-cell office:value-type="float" office:value="-0.0469386763" calcext:value-type="float">
            <text:p>-0.0469386763</text:p>
          </table:table-cell>
          <table:table-cell office:value-type="float" office:value="0.0553852201" calcext:value-type="float">
            <text:p>0.0553852201</text:p>
          </table:table-cell>
          <table:table-cell office:value-type="float" office:value="-0.1528835195" calcext:value-type="float">
            <text:p>-0.1528835195</text:p>
          </table:table-cell>
          <table:table-cell office:value-type="float" office:value="-0.1353559001" calcext:value-type="float">
            <text:p>-0.1353559001</text:p>
          </table:table-cell>
          <table:table-cell office:value-type="float" office:value="0.0498601108" calcext:value-type="float">
            <text:p>0.0498601108</text:p>
          </table:table-cell>
          <table:table-cell office:value-type="float" office:value="0.0363067742" calcext:value-type="float">
            <text:p>0.0363067742</text:p>
          </table:table-cell>
          <table:table-cell office:value-type="float" office:value="0.2458062981" calcext:value-type="float">
            <text:p>0.2458062981</text:p>
          </table:table-cell>
          <table:table-cell office:value-type="float" office:value="0.1969806479" calcext:value-type="float">
            <text:p>0.1969806479</text:p>
          </table:table-cell>
          <table:table-cell office:value-type="float" office:value="0.1010831994" calcext:value-type="float">
            <text:p>0.1010831994</text:p>
          </table:table-cell>
          <table:table-cell office:value-type="float" office:value="0.0880128553" calcext:value-type="float">
            <text:p>0.0880128553</text:p>
          </table:table-cell>
          <table:table-cell office:value-type="float" office:value="0.1665300621" calcext:value-type="float">
            <text:p>0.1665300621</text:p>
          </table:table-cell>
          <table:table-cell office:value-type="float" office:value="-0.1151356409" calcext:value-type="float">
            <text:p>-0.1151356409</text:p>
          </table:table-cell>
          <table:table-cell office:value-type="float" office:value="0.004753227" calcext:value-type="float">
            <text:p>0.004753227</text:p>
          </table:table-cell>
          <table:table-cell office:value-type="float" office:value="0.1736305479" calcext:value-type="float">
            <text:p>0.1736305479</text:p>
          </table:table-cell>
          <table:table-cell office:value-type="float" office:value="-0.088122896" calcext:value-type="float">
            <text:p>-0.088122896</text:p>
          </table:table-cell>
          <table:table-cell office:value-type="float" office:value="0.0116031403" calcext:value-type="float">
            <text:p>0.0116031403</text:p>
          </table:table-cell>
          <table:table-cell office:value-type="float" office:value="0.2017785493" calcext:value-type="float">
            <text:p>0.2017785493</text:p>
          </table:table-cell>
          <table:table-cell office:value-type="float" office:value="-0.1045845557" calcext:value-type="float">
            <text:p>-0.1045845557</text:p>
          </table:table-cell>
          <table:table-cell office:value-type="float" office:value="0.0112587157" calcext:value-type="float">
            <text:p>0.0112587157</text:p>
          </table:table-cell>
          <table:table-cell office:value-type="float" office:value="0.2086510291" calcext:value-type="float">
            <text:p>0.2086510291</text:p>
          </table:table-cell>
          <table:table-cell office:value-type="float" office:value="-0.0351027511" calcext:value-type="float">
            <text:p>-0.0351027511</text:p>
          </table:table-cell>
          <table:table-cell office:value-type="float" office:value="-0.0030497722" calcext:value-type="float">
            <text:p>-0.0030497722</text:p>
          </table:table-cell>
          <table:table-cell office:value-type="float" office:value="0.1199223257" calcext:value-type="float">
            <text:p>0.1199223257</text:p>
          </table:table-cell>
          <table:table-cell office:value-type="float" office:value="0.1344047922" calcext:value-type="float">
            <text:p>0.1344047922</text:p>
          </table:table-cell>
          <table:table-cell office:value-type="float" office:value="0.0640323557" calcext:value-type="float">
            <text:p>0.0640323557</text:p>
          </table:table-cell>
          <table:table-cell office:value-type="float" office:value="-0.2513112355" calcext:value-type="float">
            <text:p>-0.2513112355</text:p>
          </table:table-cell>
          <table:table-cell office:value-type="float" office:value="-0.0356997845" calcext:value-type="float">
            <text:p>-0.0356997845</text:p>
          </table:table-cell>
          <table:table-cell office:value-type="float" office:value="-0.0605650171" calcext:value-type="float">
            <text:p>-0.0605650171</text:p>
          </table:table-cell>
          <table:table-cell office:value-type="float" office:value="0.3049799472" calcext:value-type="float">
            <text:p>0.3049799472</text:p>
          </table:table-cell>
          <table:table-cell office:value-type="float" office:value="0.1082578016" calcext:value-type="float">
            <text:p>0.1082578016</text:p>
          </table:table-cell>
          <table:table-cell office:value-type="float" office:value="-0.1587016747" calcext:value-type="float">
            <text:p>-0.1587016747</text:p>
          </table:table-cell>
          <table:table-cell office:value-type="float" office:value="-0.0363089444" calcext:value-type="float">
            <text:p>-0.0363089444</text:p>
          </table:table-cell>
          <table:table-cell office:value-type="float" office:value="-0.0690615492" calcext:value-type="float">
            <text:p>-0.0690615492</text:p>
          </table:table-cell>
          <table:table-cell office:value-type="float" office:value="0.1801705172" calcext:value-type="float">
            <text:p>0.1801705172</text:p>
          </table:table-cell>
          <table:table-cell office:value-type="float" office:value="0.1934555059" calcext:value-type="float">
            <text:p>0.1934555059</text:p>
          </table:table-cell>
          <table:table-cell office:value-type="float" office:value="0.0363698335" calcext:value-type="float">
            <text:p>0.0363698335</text:p>
          </table:table-cell>
          <table:table-cell office:value-type="float" office:value="-0.1316705308" calcext:value-type="float">
            <text:p>-0.1316705308</text:p>
          </table:table-cell>
          <table:table-cell office:value-type="float" office:value="0.1337406994" calcext:value-type="float">
            <text:p>0.1337406994</text:p>
          </table:table-cell>
          <table:table-cell office:value-type="float" office:value="0.0631082759" calcext:value-type="float">
            <text:p>0.0631082759</text:p>
          </table:table-cell>
          <table:table-cell office:value-type="float" office:value="0.3192269972" calcext:value-type="float">
            <text:p>0.3192269972</text:p>
          </table:table-cell>
          <table:table-cell office:value-type="float" office:value="0.041942289" calcext:value-type="float">
            <text:p>0.041942289</text:p>
          </table:table-cell>
          <table:table-cell office:value-type="float" office:value="0.1056357582" calcext:value-type="float">
            <text:p>0.1056357582</text:p>
          </table:table-cell>
          <table:table-cell office:value-type="float" office:value="0.1814760269" calcext:value-type="float">
            <text:p>0.1814760269</text:p>
          </table:table-cell>
          <table:table-cell office:value-type="float" office:value="0.0298740784" calcext:value-type="float">
            <text:p>0.0298740784</text:p>
          </table:table-cell>
          <table:table-cell office:value-type="float" office:value="-0.0253851128" calcext:value-type="float">
            <text:p>-0.0253851128</text:p>
          </table:table-cell>
          <table:table-cell office:value-type="float" office:value="-0.0918784548" calcext:value-type="float">
            <text:p>-0.0918784548</text:p>
          </table:table-cell>
          <table:table-cell office:value-type="float" office:value="0.2394143256" calcext:value-type="float">
            <text:p>0.2394143256</text:p>
          </table:table-cell>
          <table:table-cell office:value-type="float" office:value="0.0234586048" calcext:value-type="float">
            <text:p>0.0234586048</text:p>
          </table:table-cell>
          <table:table-cell office:value-type="float" office:value="-0.0851610619" calcext:value-type="float">
            <text:p>-0.0851610619</text:p>
          </table:table-cell>
          <table:table-cell office:value-type="float" office:value="0.1182789722" calcext:value-type="float">
            <text:p>0.1182789722</text:p>
          </table:table-cell>
          <table:table-cell office:value-type="float" office:value="1" calcext:value-type="float">
            <text:p>1</text:p>
          </table:table-cell>
          <table:table-cell office:value-type="float" office:value="0.1119906504" calcext:value-type="float">
            <text:p>0.1119906504</text:p>
          </table:table-cell>
          <table:table-cell office:value-type="float" office:value="0.279169134" calcext:value-type="float">
            <text:p>0.279169134</text:p>
          </table:table-cell>
          <table:table-cell office:value-type="float" office:value="0.2101142669" calcext:value-type="float">
            <text:p>0.2101142669</text:p>
          </table:table-cell>
          <table:table-cell office:value-type="float" office:value="0.1840867564" calcext:value-type="float">
            <text:p>0.1840867564</text:p>
          </table:table-cell>
          <table:table-cell office:value-type="float" office:value="0.0081336224" calcext:value-type="float">
            <text:p>0.0081336224</text:p>
          </table:table-cell>
          <table:table-cell office:value-type="float" office:value="0.0134715839" calcext:value-type="float">
            <text:p>0.0134715839</text:p>
          </table:table-cell>
          <table:table-cell office:value-type="float" office:value="-0.0129090523" calcext:value-type="float">
            <text:p>-0.0129090523</text:p>
          </table:table-cell>
          <table:table-cell office:value-type="float" office:value="-0.080867406" calcext:value-type="float">
            <text:p>-0.080867406</text:p>
          </table:table-cell>
          <table:table-cell office:value-type="float" office:value="0.2415927986" calcext:value-type="float">
            <text:p>0.2415927986</text:p>
          </table:table-cell>
        </table:table-row>
        <table:table-row table:style-name="ro1">
          <table:table-cell office:value-type="float" office:value="-0.0612772094" calcext:value-type="float">
            <text:p>-0.0612772094</text:p>
          </table:table-cell>
          <table:table-cell office:value-type="float" office:value="0.2478807923" calcext:value-type="float">
            <text:p>0.2478807923</text:p>
          </table:table-cell>
          <table:table-cell office:value-type="float" office:value="0.1015397274" calcext:value-type="float">
            <text:p>0.1015397274</text:p>
          </table:table-cell>
          <table:table-cell office:value-type="float" office:value="-0.0647290007" calcext:value-type="float">
            <text:p>-0.0647290007</text:p>
          </table:table-cell>
          <table:table-cell office:value-type="float" office:value="0.0282218808" calcext:value-type="float">
            <text:p>0.0282218808</text:p>
          </table:table-cell>
          <table:table-cell office:value-type="float" office:value="0.0028992454" calcext:value-type="float">
            <text:p>0.0028992454</text:p>
          </table:table-cell>
          <table:table-cell office:value-type="float" office:value="0.2122972293" calcext:value-type="float">
            <text:p>0.2122972293</text:p>
          </table:table-cell>
          <table:table-cell office:value-type="float" office:value="0.1357524701" calcext:value-type="float">
            <text:p>0.1357524701</text:p>
          </table:table-cell>
          <table:table-cell office:value-type="float" office:value="0.0643606123" calcext:value-type="float">
            <text:p>0.0643606123</text:p>
          </table:table-cell>
          <table:table-cell office:value-type="float" office:value="-0.0642099224" calcext:value-type="float">
            <text:p>-0.0642099224</text:p>
          </table:table-cell>
          <table:table-cell office:value-type="float" office:value="0.0113195411" calcext:value-type="float">
            <text:p>0.0113195411</text:p>
          </table:table-cell>
          <table:table-cell office:value-type="float" office:value="-0.1081857227" calcext:value-type="float">
            <text:p>-0.1081857227</text:p>
          </table:table-cell>
          <table:table-cell office:value-type="float" office:value="0.0722566041" calcext:value-type="float">
            <text:p>0.0722566041</text:p>
          </table:table-cell>
          <table:table-cell office:value-type="float" office:value="-0.0523849542" calcext:value-type="float">
            <text:p>-0.0523849542</text:p>
          </table:table-cell>
          <table:table-cell office:value-type="float" office:value="0.2225483268" calcext:value-type="float">
            <text:p>0.2225483268</text:p>
          </table:table-cell>
          <table:table-cell office:value-type="float" office:value="0.0893974756" calcext:value-type="float">
            <text:p>0.0893974756</text:p>
          </table:table-cell>
          <table:table-cell office:value-type="float" office:value="0.1804764951" calcext:value-type="float">
            <text:p>0.1804764951</text:p>
          </table:table-cell>
          <table:table-cell office:value-type="float" office:value="0.2047180315" calcext:value-type="float">
            <text:p>0.2047180315</text:p>
          </table:table-cell>
          <table:table-cell office:value-type="float" office:value="0.0882591362" calcext:value-type="float">
            <text:p>0.0882591362</text:p>
          </table:table-cell>
          <table:table-cell office:value-type="float" office:value="0.1979320772" calcext:value-type="float">
            <text:p>0.1979320772</text:p>
          </table:table-cell>
          <table:table-cell office:value-type="float" office:value="0.1282252197" calcext:value-type="float">
            <text:p>0.1282252197</text:p>
          </table:table-cell>
          <table:table-cell office:value-type="float" office:value="0.2423363007" calcext:value-type="float">
            <text:p>0.2423363007</text:p>
          </table:table-cell>
          <table:table-cell office:value-type="float" office:value="0.2374530874" calcext:value-type="float">
            <text:p>0.2374530874</text:p>
          </table:table-cell>
          <table:table-cell office:value-type="float" office:value="0.1303491087" calcext:value-type="float">
            <text:p>0.1303491087</text:p>
          </table:table-cell>
          <table:table-cell office:value-type="float" office:value="0.1673570008" calcext:value-type="float">
            <text:p>0.1673570008</text:p>
          </table:table-cell>
          <table:table-cell office:value-type="float" office:value="0.0146560504" calcext:value-type="float">
            <text:p>0.0146560504</text:p>
          </table:table-cell>
          <table:table-cell office:value-type="float" office:value="0.0195473795" calcext:value-type="float">
            <text:p>0.0195473795</text:p>
          </table:table-cell>
          <table:table-cell office:value-type="float" office:value="0.1767753888" calcext:value-type="float">
            <text:p>0.1767753888</text:p>
          </table:table-cell>
          <table:table-cell office:value-type="float" office:value="-0.0359867227" calcext:value-type="float">
            <text:p>-0.0359867227</text:p>
          </table:table-cell>
          <table:table-cell office:value-type="float" office:value="-0.0788900653" calcext:value-type="float">
            <text:p>-0.0788900653</text:p>
          </table:table-cell>
          <table:table-cell office:value-type="float" office:value="0.0888384568" calcext:value-type="float">
            <text:p>0.0888384568</text:p>
          </table:table-cell>
          <table:table-cell office:value-type="float" office:value="-0.1632143904" calcext:value-type="float">
            <text:p>-0.1632143904</text:p>
          </table:table-cell>
          <table:table-cell office:value-type="float" office:value="0.2225543779" calcext:value-type="float">
            <text:p>0.2225543779</text:p>
          </table:table-cell>
          <table:table-cell office:value-type="float" office:value="-0.1181342055" calcext:value-type="float">
            <text:p>-0.1181342055</text:p>
          </table:table-cell>
          <table:table-cell office:value-type="float" office:value="-0.0122846534" calcext:value-type="float">
            <text:p>-0.0122846534</text:p>
          </table:table-cell>
          <table:table-cell office:value-type="float" office:value="-0.0640343979" calcext:value-type="float">
            <text:p>-0.0640343979</text:p>
          </table:table-cell>
          <table:table-cell office:value-type="float" office:value="-0.0312884199" calcext:value-type="float">
            <text:p>-0.0312884199</text:p>
          </table:table-cell>
          <table:table-cell office:value-type="float" office:value="-0.0362676133" calcext:value-type="float">
            <text:p>-0.0362676133</text:p>
          </table:table-cell>
          <table:table-cell office:value-type="float" office:value="0.0267375848" calcext:value-type="float">
            <text:p>0.0267375848</text:p>
          </table:table-cell>
          <table:table-cell office:value-type="float" office:value="0.1298264793" calcext:value-type="float">
            <text:p>0.1298264793</text:p>
          </table:table-cell>
          <table:table-cell office:value-type="float" office:value="-0.166417977" calcext:value-type="float">
            <text:p>-0.166417977</text:p>
          </table:table-cell>
          <table:table-cell office:value-type="float" office:value="0.0644409988" calcext:value-type="float">
            <text:p>0.0644409988</text:p>
          </table:table-cell>
          <table:table-cell office:value-type="float" office:value="-0.005282903" calcext:value-type="float">
            <text:p>-0.005282903</text:p>
          </table:table-cell>
          <table:table-cell office:value-type="float" office:value="0.1077908525" calcext:value-type="float">
            <text:p>0.1077908525</text:p>
          </table:table-cell>
          <table:table-cell office:value-type="float" office:value="0.0277305504" calcext:value-type="float">
            <text:p>0.0277305504</text:p>
          </table:table-cell>
          <table:table-cell office:value-type="float" office:value="0.0740711082" calcext:value-type="float">
            <text:p>0.0740711082</text:p>
          </table:table-cell>
          <table:table-cell office:value-type="float" office:value="0.0209095046" calcext:value-type="float">
            <text:p>0.0209095046</text:p>
          </table:table-cell>
          <table:table-cell office:value-type="float" office:value="0.0572797926" calcext:value-type="float">
            <text:p>0.0572797926</text:p>
          </table:table-cell>
          <table:table-cell office:value-type="float" office:value="0.1045553709" calcext:value-type="float">
            <text:p>0.1045553709</text:p>
          </table:table-cell>
          <table:table-cell office:value-type="float" office:value="0.0532771849" calcext:value-type="float">
            <text:p>0.0532771849</text:p>
          </table:table-cell>
          <table:table-cell office:value-type="float" office:value="0.1430608195" calcext:value-type="float">
            <text:p>0.1430608195</text:p>
          </table:table-cell>
          <table:table-cell office:value-type="float" office:value="0.0847517038" calcext:value-type="float">
            <text:p>0.0847517038</text:p>
          </table:table-cell>
          <table:table-cell office:value-type="float" office:value="0.1774294259" calcext:value-type="float">
            <text:p>0.1774294259</text:p>
          </table:table-cell>
          <table:table-cell office:value-type="float" office:value="0.0854287438" calcext:value-type="float">
            <text:p>0.0854287438</text:p>
          </table:table-cell>
          <table:table-cell office:value-type="float" office:value="0.1155858194" calcext:value-type="float">
            <text:p>0.1155858194</text:p>
          </table:table-cell>
          <table:table-cell office:value-type="float" office:value="0.2383046947" calcext:value-type="float">
            <text:p>0.2383046947</text:p>
          </table:table-cell>
          <table:table-cell office:value-type="float" office:value="-0.0024605745" calcext:value-type="float">
            <text:p>-0.0024605745</text:p>
          </table:table-cell>
          <table:table-cell office:value-type="float" office:value="0.1470607742" calcext:value-type="float">
            <text:p>0.1470607742</text:p>
          </table:table-cell>
          <table:table-cell office:value-type="float" office:value="0.132826308" calcext:value-type="float">
            <text:p>0.132826308</text:p>
          </table:table-cell>
          <table:table-cell office:value-type="float" office:value="0.1683870872" calcext:value-type="float">
            <text:p>0.1683870872</text:p>
          </table:table-cell>
          <table:table-cell office:value-type="float" office:value="0.0277240844" calcext:value-type="float">
            <text:p>0.0277240844</text:p>
          </table:table-cell>
          <table:table-cell office:value-type="float" office:value="0.2014023203" calcext:value-type="float">
            <text:p>0.2014023203</text:p>
          </table:table-cell>
          <table:table-cell office:value-type="float" office:value="-0.1656857028" calcext:value-type="float">
            <text:p>-0.1656857028</text:p>
          </table:table-cell>
          <table:table-cell office:value-type="float" office:value="0.0175140773" calcext:value-type="float">
            <text:p>0.0175140773</text:p>
          </table:table-cell>
          <table:table-cell office:value-type="float" office:value="-0.0016036766" calcext:value-type="float">
            <text:p>-0.0016036766</text:p>
          </table:table-cell>
          <table:table-cell office:value-type="float" office:value="0.1877728319" calcext:value-type="float">
            <text:p>0.1877728319</text:p>
          </table:table-cell>
          <table:table-cell office:value-type="float" office:value="-0.1349439519" calcext:value-type="float">
            <text:p>-0.1349439519</text:p>
          </table:table-cell>
          <table:table-cell office:value-type="float" office:value="0.0600502943" calcext:value-type="float">
            <text:p>0.0600502943</text:p>
          </table:table-cell>
          <table:table-cell office:value-type="float" office:value="0.1189589825" calcext:value-type="float">
            <text:p>0.1189589825</text:p>
          </table:table-cell>
          <table:table-cell office:value-type="float" office:value="-0.0181487504" calcext:value-type="float">
            <text:p>-0.0181487504</text:p>
          </table:table-cell>
          <table:table-cell office:value-type="float" office:value="0.138535075" calcext:value-type="float">
            <text:p>0.138535075</text:p>
          </table:table-cell>
          <table:table-cell office:value-type="float" office:value="0.0258456219" calcext:value-type="float">
            <text:p>0.0258456219</text:p>
          </table:table-cell>
          <table:table-cell office:value-type="float" office:value="0.0774076855" calcext:value-type="float">
            <text:p>0.0774076855</text:p>
          </table:table-cell>
          <table:table-cell office:value-type="float" office:value="0.0829530537" calcext:value-type="float">
            <text:p>0.0829530537</text:p>
          </table:table-cell>
          <table:table-cell office:value-type="float" office:value="-0.1101862796" calcext:value-type="float">
            <text:p>-0.1101862796</text:p>
          </table:table-cell>
          <table:table-cell office:value-type="float" office:value="-0.0093135996" calcext:value-type="float">
            <text:p>-0.0093135996</text:p>
          </table:table-cell>
          <table:table-cell office:value-type="float" office:value="0.1119906504" calcext:value-type="float">
            <text:p>0.1119906504</text:p>
          </table:table-cell>
          <table:table-cell office:value-type="float" office:value="1" calcext:value-type="float">
            <text:p>1</text:p>
          </table:table-cell>
          <table:table-cell office:value-type="float" office:value="0.1858564977" calcext:value-type="float">
            <text:p>0.1858564977</text:p>
          </table:table-cell>
          <table:table-cell office:value-type="float" office:value="0.1643671422" calcext:value-type="float">
            <text:p>0.1643671422</text:p>
          </table:table-cell>
          <table:table-cell office:value-type="float" office:value="0.2923469869" calcext:value-type="float">
            <text:p>0.2923469869</text:p>
          </table:table-cell>
          <table:table-cell office:value-type="float" office:value="-0.0016373729" calcext:value-type="float">
            <text:p>-0.0016373729</text:p>
          </table:table-cell>
          <table:table-cell office:value-type="float" office:value="0.0259796432" calcext:value-type="float">
            <text:p>0.0259796432</text:p>
          </table:table-cell>
          <table:table-cell office:value-type="float" office:value="-0.0551851258" calcext:value-type="float">
            <text:p>-0.0551851258</text:p>
          </table:table-cell>
          <table:table-cell office:value-type="float" office:value="0.1555613122" calcext:value-type="float">
            <text:p>0.1555613122</text:p>
          </table:table-cell>
          <table:table-cell office:value-type="float" office:value="0.1612354359" calcext:value-type="float">
            <text:p>0.1612354359</text:p>
          </table:table-cell>
        </table:table-row>
        <table:table-row table:style-name="ro1">
          <table:table-cell office:value-type="float" office:value="-0.1131322533" calcext:value-type="float">
            <text:p>-0.1131322533</text:p>
          </table:table-cell>
          <table:table-cell office:value-type="float" office:value="0.0682546465" calcext:value-type="float">
            <text:p>0.0682546465</text:p>
          </table:table-cell>
          <table:table-cell office:value-type="float" office:value="0.1458844809" calcext:value-type="float">
            <text:p>0.1458844809</text:p>
          </table:table-cell>
          <table:table-cell office:value-type="float" office:value="0.227475743" calcext:value-type="float">
            <text:p>0.227475743</text:p>
          </table:table-cell>
          <table:table-cell office:value-type="float" office:value="-0.2288892669" calcext:value-type="float">
            <text:p>-0.2288892669</text:p>
          </table:table-cell>
          <table:table-cell office:value-type="float" office:value="0.1172644786" calcext:value-type="float">
            <text:p>0.1172644786</text:p>
          </table:table-cell>
          <table:table-cell office:value-type="float" office:value="0.5345244341" calcext:value-type="float">
            <text:p>0.5345244341</text:p>
          </table:table-cell>
          <table:table-cell office:value-type="float" office:value="0.5300392447" calcext:value-type="float">
            <text:p>0.5300392447</text:p>
          </table:table-cell>
          <table:table-cell office:value-type="float" office:value="0.0698999722" calcext:value-type="float">
            <text:p>0.0698999722</text:p>
          </table:table-cell>
          <table:table-cell office:value-type="float" office:value="-0.0766123574" calcext:value-type="float">
            <text:p>-0.0766123574</text:p>
          </table:table-cell>
          <table:table-cell office:value-type="float" office:value="0.1088810153" calcext:value-type="float">
            <text:p>0.1088810153</text:p>
          </table:table-cell>
          <table:table-cell office:value-type="float" office:value="-0.0887409955" calcext:value-type="float">
            <text:p>-0.0887409955</text:p>
          </table:table-cell>
          <table:table-cell office:value-type="float" office:value="0.1987954652" calcext:value-type="float">
            <text:p>0.1987954652</text:p>
          </table:table-cell>
          <table:table-cell office:value-type="float" office:value="-0.0231430436" calcext:value-type="float">
            <text:p>-0.0231430436</text:p>
          </table:table-cell>
          <table:table-cell office:value-type="float" office:value="0.0471848811" calcext:value-type="float">
            <text:p>0.0471848811</text:p>
          </table:table-cell>
          <table:table-cell office:value-type="float" office:value="-0.2489836472" calcext:value-type="float">
            <text:p>-0.2489836472</text:p>
          </table:table-cell>
          <table:table-cell office:value-type="float" office:value="0.0154794514" calcext:value-type="float">
            <text:p>0.0154794514</text:p>
          </table:table-cell>
          <table:table-cell office:value-type="float" office:value="0.2158531883" calcext:value-type="float">
            <text:p>0.2158531883</text:p>
          </table:table-cell>
          <table:table-cell office:value-type="float" office:value="0.1202626193" calcext:value-type="float">
            <text:p>0.1202626193</text:p>
          </table:table-cell>
          <table:table-cell office:value-type="float" office:value="0.0777289056" calcext:value-type="float">
            <text:p>0.0777289056</text:p>
          </table:table-cell>
          <table:table-cell office:value-type="float" office:value="-0.1597523632" calcext:value-type="float">
            <text:p>-0.1597523632</text:p>
          </table:table-cell>
          <table:table-cell office:value-type="float" office:value="0.3992293962" calcext:value-type="float">
            <text:p>0.3992293962</text:p>
          </table:table-cell>
          <table:table-cell office:value-type="float" office:value="0.1790421224" calcext:value-type="float">
            <text:p>0.1790421224</text:p>
          </table:table-cell>
          <table:table-cell office:value-type="float" office:value="0.1384666649" calcext:value-type="float">
            <text:p>0.1384666649</text:p>
          </table:table-cell>
          <table:table-cell office:value-type="float" office:value="0.2039327834" calcext:value-type="float">
            <text:p>0.2039327834</text:p>
          </table:table-cell>
          <table:table-cell office:value-type="float" office:value="0.0507610274" calcext:value-type="float">
            <text:p>0.0507610274</text:p>
          </table:table-cell>
          <table:table-cell office:value-type="float" office:value="0.0384565946" calcext:value-type="float">
            <text:p>0.0384565946</text:p>
          </table:table-cell>
          <table:table-cell office:value-type="float" office:value="0.3100564751" calcext:value-type="float">
            <text:p>0.3100564751</text:p>
          </table:table-cell>
          <table:table-cell office:value-type="float" office:value="0.0243283195" calcext:value-type="float">
            <text:p>0.0243283195</text:p>
          </table:table-cell>
          <table:table-cell office:value-type="float" office:value="-0.1090596977" calcext:value-type="float">
            <text:p>-0.1090596977</text:p>
          </table:table-cell>
          <table:table-cell office:value-type="float" office:value="0.1313479269" calcext:value-type="float">
            <text:p>0.1313479269</text:p>
          </table:table-cell>
          <table:table-cell office:value-type="float" office:value="-0.1813122239" calcext:value-type="float">
            <text:p>-0.1813122239</text:p>
          </table:table-cell>
          <table:table-cell office:value-type="float" office:value="0.4875682055" calcext:value-type="float">
            <text:p>0.4875682055</text:p>
          </table:table-cell>
          <table:table-cell office:value-type="float" office:value="-0.0980129518" calcext:value-type="float">
            <text:p>-0.0980129518</text:p>
          </table:table-cell>
          <table:table-cell office:value-type="float" office:value="0.2139084764" calcext:value-type="float">
            <text:p>0.2139084764</text:p>
          </table:table-cell>
          <table:table-cell office:value-type="float" office:value="-0.0566333663" calcext:value-type="float">
            <text:p>-0.0566333663</text:p>
          </table:table-cell>
          <table:table-cell office:value-type="float" office:value="-0.0154117438" calcext:value-type="float">
            <text:p>-0.0154117438</text:p>
          </table:table-cell>
          <table:table-cell office:value-type="float" office:value="0.0610164924" calcext:value-type="float">
            <text:p>0.0610164924</text:p>
          </table:table-cell>
          <table:table-cell office:value-type="float" office:value="-0.0492800325" calcext:value-type="float">
            <text:p>-0.0492800325</text:p>
          </table:table-cell>
          <table:table-cell office:value-type="float" office:value="0.1935578923" calcext:value-type="float">
            <text:p>0.1935578923</text:p>
          </table:table-cell>
          <table:table-cell office:value-type="float" office:value="-0.2743605884" calcext:value-type="float">
            <text:p>-0.2743605884</text:p>
          </table:table-cell>
          <table:table-cell office:value-type="float" office:value="0.1785089583" calcext:value-type="float">
            <text:p>0.1785089583</text:p>
          </table:table-cell>
          <table:table-cell office:value-type="float" office:value="0.3439086805" calcext:value-type="float">
            <text:p>0.3439086805</text:p>
          </table:table-cell>
          <table:table-cell office:value-type="float" office:value="0.3414124497" calcext:value-type="float">
            <text:p>0.3414124497</text:p>
          </table:table-cell>
          <table:table-cell office:value-type="float" office:value="0.0473420381" calcext:value-type="float">
            <text:p>0.0473420381</text:p>
          </table:table-cell>
          <table:table-cell office:value-type="float" office:value="0.1067169685" calcext:value-type="float">
            <text:p>0.1067169685</text:p>
          </table:table-cell>
          <table:table-cell office:value-type="float" office:value="-0.0252411434" calcext:value-type="float">
            <text:p>-0.0252411434</text:p>
          </table:table-cell>
          <table:table-cell office:value-type="float" office:value="-0.023141333" calcext:value-type="float">
            <text:p>-0.023141333</text:p>
          </table:table-cell>
          <table:table-cell office:value-type="float" office:value="0.0642792787" calcext:value-type="float">
            <text:p>0.0642792787</text:p>
          </table:table-cell>
          <table:table-cell office:value-type="float" office:value="0.1374904904" calcext:value-type="float">
            <text:p>0.1374904904</text:p>
          </table:table-cell>
          <table:table-cell office:value-type="float" office:value="0.3241040746" calcext:value-type="float">
            <text:p>0.3241040746</text:p>
          </table:table-cell>
          <table:table-cell office:value-type="float" office:value="-0.0557768298" calcext:value-type="float">
            <text:p>-0.0557768298</text:p>
          </table:table-cell>
          <table:table-cell office:value-type="float" office:value="0.1626573517" calcext:value-type="float">
            <text:p>0.1626573517</text:p>
          </table:table-cell>
          <table:table-cell office:value-type="float" office:value="-0.0702674882" calcext:value-type="float">
            <text:p>-0.0702674882</text:p>
          </table:table-cell>
          <table:table-cell office:value-type="float" office:value="0.5097782319" calcext:value-type="float">
            <text:p>0.5097782319</text:p>
          </table:table-cell>
          <table:table-cell office:value-type="float" office:value="0.2647158594" calcext:value-type="float">
            <text:p>0.2647158594</text:p>
          </table:table-cell>
          <table:table-cell office:value-type="float" office:value="0.0071355165" calcext:value-type="float">
            <text:p>0.0071355165</text:p>
          </table:table-cell>
          <table:table-cell office:value-type="float" office:value="0.3498155699" calcext:value-type="float">
            <text:p>0.3498155699</text:p>
          </table:table-cell>
          <table:table-cell office:value-type="float" office:value="-0.0087070473" calcext:value-type="float">
            <text:p>-0.0087070473</text:p>
          </table:table-cell>
          <table:table-cell office:value-type="float" office:value="0.3847399327" calcext:value-type="float">
            <text:p>0.3847399327</text:p>
          </table:table-cell>
          <table:table-cell office:value-type="float" office:value="0.270034143" calcext:value-type="float">
            <text:p>0.270034143</text:p>
          </table:table-cell>
          <table:table-cell office:value-type="float" office:value="0.2433258476" calcext:value-type="float">
            <text:p>0.2433258476</text:p>
          </table:table-cell>
          <table:table-cell office:value-type="float" office:value="0.0221656207" calcext:value-type="float">
            <text:p>0.0221656207</text:p>
          </table:table-cell>
          <table:table-cell office:value-type="float" office:value="-0.067854288" calcext:value-type="float">
            <text:p>-0.067854288</text:p>
          </table:table-cell>
          <table:table-cell office:value-type="float" office:value="0.1303015601" calcext:value-type="float">
            <text:p>0.1303015601</text:p>
          </table:table-cell>
          <table:table-cell office:value-type="float" office:value="0.5244766971" calcext:value-type="float">
            <text:p>0.5244766971</text:p>
          </table:table-cell>
          <table:table-cell office:value-type="float" office:value="-0.1380987967" calcext:value-type="float">
            <text:p>-0.1380987967</text:p>
          </table:table-cell>
          <table:table-cell office:value-type="float" office:value="0.0911262716" calcext:value-type="float">
            <text:p>0.0911262716</text:p>
          </table:table-cell>
          <table:table-cell office:value-type="float" office:value="0.4670057941" calcext:value-type="float">
            <text:p>0.4670057941</text:p>
          </table:table-cell>
          <table:table-cell office:value-type="float" office:value="0.2081245176" calcext:value-type="float">
            <text:p>0.2081245176</text:p>
          </table:table-cell>
          <table:table-cell office:value-type="float" office:value="0.1945063144" calcext:value-type="float">
            <text:p>0.1945063144</text:p>
          </table:table-cell>
          <table:table-cell office:value-type="float" office:value="-0.1904492033" calcext:value-type="float">
            <text:p>-0.1904492033</text:p>
          </table:table-cell>
          <table:table-cell office:value-type="float" office:value="0.3418603227" calcext:value-type="float">
            <text:p>0.3418603227</text:p>
          </table:table-cell>
          <table:table-cell office:value-type="float" office:value="-0.0410135367" calcext:value-type="float">
            <text:p>-0.0410135367</text:p>
          </table:table-cell>
          <table:table-cell office:value-type="float" office:value="-0.2306058806" calcext:value-type="float">
            <text:p>-0.2306058806</text:p>
          </table:table-cell>
          <table:table-cell office:value-type="float" office:value="0.0017345052" calcext:value-type="float">
            <text:p>0.0017345052</text:p>
          </table:table-cell>
          <table:table-cell office:value-type="float" office:value="0.279169134" calcext:value-type="float">
            <text:p>0.279169134</text:p>
          </table:table-cell>
          <table:table-cell office:value-type="float" office:value="0.1858564977" calcext:value-type="float">
            <text:p>0.1858564977</text:p>
          </table:table-cell>
          <table:table-cell office:value-type="float" office:value="1" calcext:value-type="float">
            <text:p>1</text:p>
          </table:table-cell>
          <table:table-cell office:value-type="float" office:value="0.3627223261" calcext:value-type="float">
            <text:p>0.3627223261</text:p>
          </table:table-cell>
          <table:table-cell office:value-type="float" office:value="0.4816066734" calcext:value-type="float">
            <text:p>0.4816066734</text:p>
          </table:table-cell>
          <table:table-cell office:value-type="float" office:value="-0.1057605811" calcext:value-type="float">
            <text:p>-0.1057605811</text:p>
          </table:table-cell>
          <table:table-cell office:value-type="float" office:value="0.2119870829" calcext:value-type="float">
            <text:p>0.2119870829</text:p>
          </table:table-cell>
          <table:table-cell office:value-type="float" office:value="0.1521732653" calcext:value-type="float">
            <text:p>0.1521732653</text:p>
          </table:table-cell>
          <table:table-cell office:value-type="float" office:value="0.0211769827" calcext:value-type="float">
            <text:p>0.0211769827</text:p>
          </table:table-cell>
          <table:table-cell office:value-type="float" office:value="0.3734547146" calcext:value-type="float">
            <text:p>0.3734547146</text:p>
          </table:table-cell>
        </table:table-row>
        <table:table-row table:style-name="ro1">
          <table:table-cell office:value-type="float" office:value="-0.1360010883" calcext:value-type="float">
            <text:p>-0.1360010883</text:p>
          </table:table-cell>
          <table:table-cell office:value-type="float" office:value="0.1640629935" calcext:value-type="float">
            <text:p>0.1640629935</text:p>
          </table:table-cell>
          <table:table-cell office:value-type="float" office:value="0.589675996" calcext:value-type="float">
            <text:p>0.589675996</text:p>
          </table:table-cell>
          <table:table-cell office:value-type="float" office:value="0.1685331972" calcext:value-type="float">
            <text:p>0.1685331972</text:p>
          </table:table-cell>
          <table:table-cell office:value-type="float" office:value="-0.2671216198" calcext:value-type="float">
            <text:p>-0.2671216198</text:p>
          </table:table-cell>
          <table:table-cell office:value-type="float" office:value="0.1682950058" calcext:value-type="float">
            <text:p>0.1682950058</text:p>
          </table:table-cell>
          <table:table-cell office:value-type="float" office:value="0.8469828013" calcext:value-type="float">
            <text:p>0.8469828013</text:p>
          </table:table-cell>
          <table:table-cell office:value-type="float" office:value="0.5249587402" calcext:value-type="float">
            <text:p>0.5249587402</text:p>
          </table:table-cell>
          <table:table-cell office:value-type="float" office:value="0.1891458802" calcext:value-type="float">
            <text:p>0.1891458802</text:p>
          </table:table-cell>
          <table:table-cell office:value-type="float" office:value="0.2248734871" calcext:value-type="float">
            <text:p>0.2248734871</text:p>
          </table:table-cell>
          <table:table-cell office:value-type="float" office:value="0.2592467056" calcext:value-type="float">
            <text:p>0.2592467056</text:p>
          </table:table-cell>
          <table:table-cell office:value-type="float" office:value="0.0544565237" calcext:value-type="float">
            <text:p>0.0544565237</text:p>
          </table:table-cell>
          <table:table-cell office:value-type="float" office:value="0.1689499614" calcext:value-type="float">
            <text:p>0.1689499614</text:p>
          </table:table-cell>
          <table:table-cell office:value-type="float" office:value="0.2050149348" calcext:value-type="float">
            <text:p>0.2050149348</text:p>
          </table:table-cell>
          <table:table-cell office:value-type="float" office:value="0.2801539004" calcext:value-type="float">
            <text:p>0.2801539004</text:p>
          </table:table-cell>
          <table:table-cell office:value-type="float" office:value="-0.4121014035" calcext:value-type="float">
            <text:p>-0.4121014035</text:p>
          </table:table-cell>
          <table:table-cell office:value-type="float" office:value="-0.0708011607" calcext:value-type="float">
            <text:p>-0.0708011607</text:p>
          </table:table-cell>
          <table:table-cell office:value-type="float" office:value="-0.0398801589" calcext:value-type="float">
            <text:p>-0.0398801589</text:p>
          </table:table-cell>
          <table:table-cell office:value-type="float" office:value="-0.2365365965" calcext:value-type="float">
            <text:p>-0.2365365965</text:p>
          </table:table-cell>
          <table:table-cell office:value-type="float" office:value="0.3564024713" calcext:value-type="float">
            <text:p>0.3564024713</text:p>
          </table:table-cell>
          <table:table-cell office:value-type="float" office:value="0.0279770382" calcext:value-type="float">
            <text:p>0.0279770382</text:p>
          </table:table-cell>
          <table:table-cell office:value-type="float" office:value="0.681290786" calcext:value-type="float">
            <text:p>0.681290786</text:p>
          </table:table-cell>
          <table:table-cell office:value-type="float" office:value="0.2337929928" calcext:value-type="float">
            <text:p>0.2337929928</text:p>
          </table:table-cell>
          <table:table-cell office:value-type="float" office:value="0.2544336666" calcext:value-type="float">
            <text:p>0.2544336666</text:p>
          </table:table-cell>
          <table:table-cell office:value-type="float" office:value="0.0921549573" calcext:value-type="float">
            <text:p>0.0921549573</text:p>
          </table:table-cell>
          <table:table-cell office:value-type="float" office:value="-0.2652294591" calcext:value-type="float">
            <text:p>-0.2652294591</text:p>
          </table:table-cell>
          <table:table-cell office:value-type="float" office:value="0.1637494389" calcext:value-type="float">
            <text:p>0.1637494389</text:p>
          </table:table-cell>
          <table:table-cell office:value-type="float" office:value="0.5471412814" calcext:value-type="float">
            <text:p>0.5471412814</text:p>
          </table:table-cell>
          <table:table-cell office:value-type="float" office:value="0.0489269666" calcext:value-type="float">
            <text:p>0.0489269666</text:p>
          </table:table-cell>
          <table:table-cell office:value-type="float" office:value="-0.0045852534" calcext:value-type="float">
            <text:p>-0.0045852534</text:p>
          </table:table-cell>
          <table:table-cell office:value-type="float" office:value="0.065349516" calcext:value-type="float">
            <text:p>0.065349516</text:p>
          </table:table-cell>
          <table:table-cell office:value-type="float" office:value="-0.0598326231" calcext:value-type="float">
            <text:p>-0.0598326231</text:p>
          </table:table-cell>
          <table:table-cell office:value-type="float" office:value="0.7915600306" calcext:value-type="float">
            <text:p>0.7915600306</text:p>
          </table:table-cell>
          <table:table-cell office:value-type="float" office:value="0.245754713" calcext:value-type="float">
            <text:p>0.245754713</text:p>
          </table:table-cell>
          <table:table-cell office:value-type="float" office:value="0.1956592639" calcext:value-type="float">
            <text:p>0.1956592639</text:p>
          </table:table-cell>
          <table:table-cell office:value-type="float" office:value="0.0713644453" calcext:value-type="float">
            <text:p>0.0713644453</text:p>
          </table:table-cell>
          <table:table-cell office:value-type="float" office:value="0.1951398063" calcext:value-type="float">
            <text:p>0.1951398063</text:p>
          </table:table-cell>
          <table:table-cell office:value-type="float" office:value="0.1922231775" calcext:value-type="float">
            <text:p>0.1922231775</text:p>
          </table:table-cell>
          <table:table-cell office:value-type="float" office:value="0.1366627677" calcext:value-type="float">
            <text:p>0.1366627677</text:p>
          </table:table-cell>
          <table:table-cell office:value-type="float" office:value="0.304018102" calcext:value-type="float">
            <text:p>0.304018102</text:p>
          </table:table-cell>
          <table:table-cell office:value-type="float" office:value="0.0163826776" calcext:value-type="float">
            <text:p>0.0163826776</text:p>
          </table:table-cell>
          <table:table-cell office:value-type="float" office:value="0.0679342549" calcext:value-type="float">
            <text:p>0.0679342549</text:p>
          </table:table-cell>
          <table:table-cell office:value-type="float" office:value="0.478424503" calcext:value-type="float">
            <text:p>0.478424503</text:p>
          </table:table-cell>
          <table:table-cell office:value-type="float" office:value="0.2434399273" calcext:value-type="float">
            <text:p>0.2434399273</text:p>
          </table:table-cell>
          <table:table-cell office:value-type="float" office:value="0.0026781458" calcext:value-type="float">
            <text:p>0.0026781458</text:p>
          </table:table-cell>
          <table:table-cell office:value-type="float" office:value="0.4654378283" calcext:value-type="float">
            <text:p>0.4654378283</text:p>
          </table:table-cell>
          <table:table-cell office:value-type="float" office:value="0.1877939564" calcext:value-type="float">
            <text:p>0.1877939564</text:p>
          </table:table-cell>
          <table:table-cell office:value-type="float" office:value="0.1940518034" calcext:value-type="float">
            <text:p>0.1940518034</text:p>
          </table:table-cell>
          <table:table-cell office:value-type="float" office:value="0.4461246922" calcext:value-type="float">
            <text:p>0.4461246922</text:p>
          </table:table-cell>
          <table:table-cell office:value-type="float" office:value="0.1386866457" calcext:value-type="float">
            <text:p>0.1386866457</text:p>
          </table:table-cell>
          <table:table-cell office:value-type="float" office:value="0.4212224232" calcext:value-type="float">
            <text:p>0.4212224232</text:p>
          </table:table-cell>
          <table:table-cell office:value-type="float" office:value="0.1794025627" calcext:value-type="float">
            <text:p>0.1794025627</text:p>
          </table:table-cell>
          <table:table-cell office:value-type="float" office:value="0.2725469246" calcext:value-type="float">
            <text:p>0.2725469246</text:p>
          </table:table-cell>
          <table:table-cell office:value-type="float" office:value="-0.035890949" calcext:value-type="float">
            <text:p>-0.035890949</text:p>
          </table:table-cell>
          <table:table-cell office:value-type="float" office:value="0.8669311248" calcext:value-type="float">
            <text:p>0.8669311248</text:p>
          </table:table-cell>
          <table:table-cell office:value-type="float" office:value="0.4250322752" calcext:value-type="float">
            <text:p>0.4250322752</text:p>
          </table:table-cell>
          <table:table-cell office:value-type="float" office:value="0.1537715564" calcext:value-type="float">
            <text:p>0.1537715564</text:p>
          </table:table-cell>
          <table:table-cell office:value-type="float" office:value="0.3379399161" calcext:value-type="float">
            <text:p>0.3379399161</text:p>
          </table:table-cell>
          <table:table-cell office:value-type="float" office:value="0.2391060366" calcext:value-type="float">
            <text:p>0.2391060366</text:p>
          </table:table-cell>
          <table:table-cell office:value-type="float" office:value="0.7058160986" calcext:value-type="float">
            <text:p>0.7058160986</text:p>
          </table:table-cell>
          <table:table-cell office:value-type="float" office:value="0.3145747246" calcext:value-type="float">
            <text:p>0.3145747246</text:p>
          </table:table-cell>
          <table:table-cell office:value-type="float" office:value="0.5813929481" calcext:value-type="float">
            <text:p>0.5813929481</text:p>
          </table:table-cell>
          <table:table-cell office:value-type="float" office:value="0.1091178007" calcext:value-type="float">
            <text:p>0.1091178007</text:p>
          </table:table-cell>
          <table:table-cell office:value-type="float" office:value="0.2632086663" calcext:value-type="float">
            <text:p>0.2632086663</text:p>
          </table:table-cell>
          <table:table-cell office:value-type="float" office:value="0.4092299928" calcext:value-type="float">
            <text:p>0.4092299928</text:p>
          </table:table-cell>
          <table:table-cell office:value-type="float" office:value="0.7203648904" calcext:value-type="float">
            <text:p>0.7203648904</text:p>
          </table:table-cell>
          <table:table-cell office:value-type="float" office:value="-0.2257745356" calcext:value-type="float">
            <text:p>-0.2257745356</text:p>
          </table:table-cell>
          <table:table-cell office:value-type="float" office:value="0.3561473513" calcext:value-type="float">
            <text:p>0.3561473513</text:p>
          </table:table-cell>
          <table:table-cell office:value-type="float" office:value="0.7888109296" calcext:value-type="float">
            <text:p>0.7888109296</text:p>
          </table:table-cell>
          <table:table-cell office:value-type="float" office:value="0.2035301133" calcext:value-type="float">
            <text:p>0.2035301133</text:p>
          </table:table-cell>
          <table:table-cell office:value-type="float" office:value="0.3088527222" calcext:value-type="float">
            <text:p>0.3088527222</text:p>
          </table:table-cell>
          <table:table-cell office:value-type="float" office:value="-0.2738991848" calcext:value-type="float">
            <text:p>-0.2738991848</text:p>
          </table:table-cell>
          <table:table-cell office:value-type="float" office:value="0.6711551105" calcext:value-type="float">
            <text:p>0.6711551105</text:p>
          </table:table-cell>
          <table:table-cell office:value-type="float" office:value="-0.1810012721" calcext:value-type="float">
            <text:p>-0.1810012721</text:p>
          </table:table-cell>
          <table:table-cell office:value-type="float" office:value="-0.109665906" calcext:value-type="float">
            <text:p>-0.109665906</text:p>
          </table:table-cell>
          <table:table-cell office:value-type="float" office:value="0.1577116883" calcext:value-type="float">
            <text:p>0.1577116883</text:p>
          </table:table-cell>
          <table:table-cell office:value-type="float" office:value="0.2101142669" calcext:value-type="float">
            <text:p>0.2101142669</text:p>
          </table:table-cell>
          <table:table-cell office:value-type="float" office:value="0.1643671422" calcext:value-type="float">
            <text:p>0.1643671422</text:p>
          </table:table-cell>
          <table:table-cell office:value-type="float" office:value="0.3627223261" calcext:value-type="float">
            <text:p>0.3627223261</text:p>
          </table:table-cell>
          <table:table-cell office:value-type="float" office:value="1" calcext:value-type="float">
            <text:p>1</text:p>
          </table:table-cell>
          <table:table-cell office:value-type="float" office:value="0.6466925729" calcext:value-type="float">
            <text:p>0.6466925729</text:p>
          </table:table-cell>
          <table:table-cell office:value-type="float" office:value="-0.1363604422" calcext:value-type="float">
            <text:p>-0.1363604422</text:p>
          </table:table-cell>
          <table:table-cell office:value-type="float" office:value="0.405953616" calcext:value-type="float">
            <text:p>0.405953616</text:p>
          </table:table-cell>
          <table:table-cell office:value-type="float" office:value="0.0224217848" calcext:value-type="float">
            <text:p>0.0224217848</text:p>
          </table:table-cell>
          <table:table-cell office:value-type="float" office:value="0.2864709927" calcext:value-type="float">
            <text:p>0.2864709927</text:p>
          </table:table-cell>
          <table:table-cell office:value-type="float" office:value="0.926375171" calcext:value-type="float">
            <text:p>0.926375171</text:p>
          </table:table-cell>
        </table:table-row>
        <table:table-row table:style-name="ro1">
          <table:table-cell office:value-type="float" office:value="-0.0732749741" calcext:value-type="float">
            <text:p>-0.0732749741</text:p>
          </table:table-cell>
          <table:table-cell office:value-type="float" office:value="0.1917389361" calcext:value-type="float">
            <text:p>0.1917389361</text:p>
          </table:table-cell>
          <table:table-cell office:value-type="float" office:value="0.3221236933" calcext:value-type="float">
            <text:p>0.3221236933</text:p>
          </table:table-cell>
          <table:table-cell office:value-type="float" office:value="0.0353151848" calcext:value-type="float">
            <text:p>0.0353151848</text:p>
          </table:table-cell>
          <table:table-cell office:value-type="float" office:value="-0.1720196739" calcext:value-type="float">
            <text:p>-0.1720196739</text:p>
          </table:table-cell>
          <table:table-cell office:value-type="float" office:value="0.2931306529" calcext:value-type="float">
            <text:p>0.2931306529</text:p>
          </table:table-cell>
          <table:table-cell office:value-type="float" office:value="0.7811590052" calcext:value-type="float">
            <text:p>0.7811590052</text:p>
          </table:table-cell>
          <table:table-cell office:value-type="float" office:value="0.653739359" calcext:value-type="float">
            <text:p>0.653739359</text:p>
          </table:table-cell>
          <table:table-cell office:value-type="float" office:value="0.2559891628" calcext:value-type="float">
            <text:p>0.2559891628</text:p>
          </table:table-cell>
          <table:table-cell office:value-type="float" office:value="0.1368278053" calcext:value-type="float">
            <text:p>0.1368278053</text:p>
          </table:table-cell>
          <table:table-cell office:value-type="float" office:value="0.1219676118" calcext:value-type="float">
            <text:p>0.1219676118</text:p>
          </table:table-cell>
          <table:table-cell office:value-type="float" office:value="-0.1224698183" calcext:value-type="float">
            <text:p>-0.1224698183</text:p>
          </table:table-cell>
          <table:table-cell office:value-type="float" office:value="0.1636393658" calcext:value-type="float">
            <text:p>0.1636393658</text:p>
          </table:table-cell>
          <table:table-cell office:value-type="float" office:value="0.118772697" calcext:value-type="float">
            <text:p>0.118772697</text:p>
          </table:table-cell>
          <table:table-cell office:value-type="float" office:value="0.239616959" calcext:value-type="float">
            <text:p>0.239616959</text:p>
          </table:table-cell>
          <table:table-cell office:value-type="float" office:value="-0.3075434649" calcext:value-type="float">
            <text:p>-0.3075434649</text:p>
          </table:table-cell>
          <table:table-cell office:value-type="float" office:value="-0.0015717651" calcext:value-type="float">
            <text:p>-0.0015717651</text:p>
          </table:table-cell>
          <table:table-cell office:value-type="float" office:value="0.1428802634" calcext:value-type="float">
            <text:p>0.1428802634</text:p>
          </table:table-cell>
          <table:table-cell office:value-type="float" office:value="-0.0983496765" calcext:value-type="float">
            <text:p>-0.0983496765</text:p>
          </table:table-cell>
          <table:table-cell office:value-type="float" office:value="0.2884137692" calcext:value-type="float">
            <text:p>0.2884137692</text:p>
          </table:table-cell>
          <table:table-cell office:value-type="float" office:value="-0.0219172453" calcext:value-type="float">
            <text:p>-0.0219172453</text:p>
          </table:table-cell>
          <table:table-cell office:value-type="float" office:value="0.6231849842" calcext:value-type="float">
            <text:p>0.6231849842</text:p>
          </table:table-cell>
          <table:table-cell office:value-type="float" office:value="0.2528168247" calcext:value-type="float">
            <text:p>0.2528168247</text:p>
          </table:table-cell>
          <table:table-cell office:value-type="float" office:value="0.3292951685" calcext:value-type="float">
            <text:p>0.3292951685</text:p>
          </table:table-cell>
          <table:table-cell office:value-type="float" office:value="0.2354905839" calcext:value-type="float">
            <text:p>0.2354905839</text:p>
          </table:table-cell>
          <table:table-cell office:value-type="float" office:value="-0.1162893876" calcext:value-type="float">
            <text:p>-0.1162893876</text:p>
          </table:table-cell>
          <table:table-cell office:value-type="float" office:value="0.1644947199" calcext:value-type="float">
            <text:p>0.1644947199</text:p>
          </table:table-cell>
          <table:table-cell office:value-type="float" office:value="0.4643309953" calcext:value-type="float">
            <text:p>0.4643309953</text:p>
          </table:table-cell>
          <table:table-cell office:value-type="float" office:value="0.0747114621" calcext:value-type="float">
            <text:p>0.0747114621</text:p>
          </table:table-cell>
          <table:table-cell office:value-type="float" office:value="-0.0587656374" calcext:value-type="float">
            <text:p>-0.0587656374</text:p>
          </table:table-cell>
          <table:table-cell office:value-type="float" office:value="0.1480237431" calcext:value-type="float">
            <text:p>0.1480237431</text:p>
          </table:table-cell>
          <table:table-cell office:value-type="float" office:value="-0.1011571749" calcext:value-type="float">
            <text:p>-0.1011571749</text:p>
          </table:table-cell>
          <table:table-cell office:value-type="float" office:value="0.5944210293" calcext:value-type="float">
            <text:p>0.5944210293</text:p>
          </table:table-cell>
          <table:table-cell office:value-type="float" office:value="-0.103297877" calcext:value-type="float">
            <text:p>-0.103297877</text:p>
          </table:table-cell>
          <table:table-cell office:value-type="float" office:value="0.1097508191" calcext:value-type="float">
            <text:p>0.1097508191</text:p>
          </table:table-cell>
          <table:table-cell office:value-type="float" office:value="-0.0345524833" calcext:value-type="float">
            <text:p>-0.0345524833</text:p>
          </table:table-cell>
          <table:table-cell office:value-type="float" office:value="0.1744754475" calcext:value-type="float">
            <text:p>0.1744754475</text:p>
          </table:table-cell>
          <table:table-cell office:value-type="float" office:value="0.1109660218" calcext:value-type="float">
            <text:p>0.1109660218</text:p>
          </table:table-cell>
          <table:table-cell office:value-type="float" office:value="0.1429092935" calcext:value-type="float">
            <text:p>0.1429092935</text:p>
          </table:table-cell>
          <table:table-cell office:value-type="float" office:value="0.1787627476" calcext:value-type="float">
            <text:p>0.1787627476</text:p>
          </table:table-cell>
          <table:table-cell office:value-type="float" office:value="-0.1911784532" calcext:value-type="float">
            <text:p>-0.1911784532</text:p>
          </table:table-cell>
          <table:table-cell office:value-type="float" office:value="0.0599961046" calcext:value-type="float">
            <text:p>0.0599961046</text:p>
          </table:table-cell>
          <table:table-cell office:value-type="float" office:value="0.4891839791" calcext:value-type="float">
            <text:p>0.4891839791</text:p>
          </table:table-cell>
          <table:table-cell office:value-type="float" office:value="0.3010268373" calcext:value-type="float">
            <text:p>0.3010268373</text:p>
          </table:table-cell>
          <table:table-cell office:value-type="float" office:value="0.0521934108" calcext:value-type="float">
            <text:p>0.0521934108</text:p>
          </table:table-cell>
          <table:table-cell office:value-type="float" office:value="0.3179209468" calcext:value-type="float">
            <text:p>0.3179209468</text:p>
          </table:table-cell>
          <table:table-cell office:value-type="float" office:value="0.1142862696" calcext:value-type="float">
            <text:p>0.1142862696</text:p>
          </table:table-cell>
          <table:table-cell office:value-type="float" office:value="0.057907756" calcext:value-type="float">
            <text:p>0.057907756</text:p>
          </table:table-cell>
          <table:table-cell office:value-type="float" office:value="0.3045515236" calcext:value-type="float">
            <text:p>0.3045515236</text:p>
          </table:table-cell>
          <table:table-cell office:value-type="float" office:value="0.1014435794" calcext:value-type="float">
            <text:p>0.1014435794</text:p>
          </table:table-cell>
          <table:table-cell office:value-type="float" office:value="0.4413316198" calcext:value-type="float">
            <text:p>0.4413316198</text:p>
          </table:table-cell>
          <table:table-cell office:value-type="float" office:value="0.248719011" calcext:value-type="float">
            <text:p>0.248719011</text:p>
          </table:table-cell>
          <table:table-cell office:value-type="float" office:value="0.268695762" calcext:value-type="float">
            <text:p>0.268695762</text:p>
          </table:table-cell>
          <table:table-cell office:value-type="float" office:value="0.0337753782" calcext:value-type="float">
            <text:p>0.0337753782</text:p>
          </table:table-cell>
          <table:table-cell office:value-type="float" office:value="0.6749713867" calcext:value-type="float">
            <text:p>0.6749713867</text:p>
          </table:table-cell>
          <table:table-cell office:value-type="float" office:value="0.3939076427" calcext:value-type="float">
            <text:p>0.3939076427</text:p>
          </table:table-cell>
          <table:table-cell office:value-type="float" office:value="0.1464695298" calcext:value-type="float">
            <text:p>0.1464695298</text:p>
          </table:table-cell>
          <table:table-cell office:value-type="float" office:value="0.3641651887" calcext:value-type="float">
            <text:p>0.3641651887</text:p>
          </table:table-cell>
          <table:table-cell office:value-type="float" office:value="0.1441266364" calcext:value-type="float">
            <text:p>0.1441266364</text:p>
          </table:table-cell>
          <table:table-cell office:value-type="float" office:value="0.4998390876" calcext:value-type="float">
            <text:p>0.4998390876</text:p>
          </table:table-cell>
          <table:table-cell office:value-type="float" office:value="0.2959130987" calcext:value-type="float">
            <text:p>0.2959130987</text:p>
          </table:table-cell>
          <table:table-cell office:value-type="float" office:value="0.5405142496" calcext:value-type="float">
            <text:p>0.5405142496</text:p>
          </table:table-cell>
          <table:table-cell office:value-type="float" office:value="0.0495119257" calcext:value-type="float">
            <text:p>0.0495119257</text:p>
          </table:table-cell>
          <table:table-cell office:value-type="float" office:value="0.0605215687" calcext:value-type="float">
            <text:p>0.0605215687</text:p>
          </table:table-cell>
          <table:table-cell office:value-type="float" office:value="0.388900871" calcext:value-type="float">
            <text:p>0.388900871</text:p>
          </table:table-cell>
          <table:table-cell office:value-type="float" office:value="0.5539680035" calcext:value-type="float">
            <text:p>0.5539680035</text:p>
          </table:table-cell>
          <table:table-cell office:value-type="float" office:value="-0.2296982055" calcext:value-type="float">
            <text:p>-0.2296982055</text:p>
          </table:table-cell>
          <table:table-cell office:value-type="float" office:value="0.2939226733" calcext:value-type="float">
            <text:p>0.2939226733</text:p>
          </table:table-cell>
          <table:table-cell office:value-type="float" office:value="0.5552959082" calcext:value-type="float">
            <text:p>0.5552959082</text:p>
          </table:table-cell>
          <table:table-cell office:value-type="float" office:value="0.1788025698" calcext:value-type="float">
            <text:p>0.1788025698</text:p>
          </table:table-cell>
          <table:table-cell office:value-type="float" office:value="0.2659547669" calcext:value-type="float">
            <text:p>0.2659547669</text:p>
          </table:table-cell>
          <table:table-cell office:value-type="float" office:value="-0.2797801024" calcext:value-type="float">
            <text:p>-0.2797801024</text:p>
          </table:table-cell>
          <table:table-cell office:value-type="float" office:value="0.5050991987" calcext:value-type="float">
            <text:p>0.5050991987</text:p>
          </table:table-cell>
          <table:table-cell office:value-type="float" office:value="0.0320778569" calcext:value-type="float">
            <text:p>0.0320778569</text:p>
          </table:table-cell>
          <table:table-cell office:value-type="float" office:value="-0.3421220256" calcext:value-type="float">
            <text:p>-0.3421220256</text:p>
          </table:table-cell>
          <table:table-cell office:value-type="float" office:value="0.2074527916" calcext:value-type="float">
            <text:p>0.2074527916</text:p>
          </table:table-cell>
          <table:table-cell office:value-type="float" office:value="0.1840867564" calcext:value-type="float">
            <text:p>0.1840867564</text:p>
          </table:table-cell>
          <table:table-cell office:value-type="float" office:value="0.2923469869" calcext:value-type="float">
            <text:p>0.2923469869</text:p>
          </table:table-cell>
          <table:table-cell office:value-type="float" office:value="0.4816066734" calcext:value-type="float">
            <text:p>0.4816066734</text:p>
          </table:table-cell>
          <table:table-cell office:value-type="float" office:value="0.6466925729" calcext:value-type="float">
            <text:p>0.6466925729</text:p>
          </table:table-cell>
          <table:table-cell office:value-type="float" office:value="1" calcext:value-type="float">
            <text:p>1</text:p>
          </table:table-cell>
          <table:table-cell office:value-type="float" office:value="0.0613770121" calcext:value-type="float">
            <text:p>0.0613770121</text:p>
          </table:table-cell>
          <table:table-cell office:value-type="float" office:value="0.3435879566" calcext:value-type="float">
            <text:p>0.3435879566</text:p>
          </table:table-cell>
          <table:table-cell office:value-type="float" office:value="-0.0588311062" calcext:value-type="float">
            <text:p>-0.0588311062</text:p>
          </table:table-cell>
          <table:table-cell office:value-type="float" office:value="0.1475530862" calcext:value-type="float">
            <text:p>0.1475530862</text:p>
          </table:table-cell>
          <table:table-cell office:value-type="float" office:value="0.6351134339" calcext:value-type="float">
            <text:p>0.6351134339</text:p>
          </table:table-cell>
        </table:table-row>
        <table:table-row table:style-name="ro1">
          <table:table-cell office:value-type="float" office:value="0.1588425952" calcext:value-type="float">
            <text:p>0.1588425952</text:p>
          </table:table-cell>
          <table:table-cell office:value-type="float" office:value="-0.0775276562" calcext:value-type="float">
            <text:p>-0.0775276562</text:p>
          </table:table-cell>
          <table:table-cell office:value-type="float" office:value="-0.0744426972" calcext:value-type="float">
            <text:p>-0.0744426972</text:p>
          </table:table-cell>
          <table:table-cell office:value-type="float" office:value="-0.2580139036" calcext:value-type="float">
            <text:p>-0.2580139036</text:p>
          </table:table-cell>
          <table:table-cell office:value-type="float" office:value="0.1393351602" calcext:value-type="float">
            <text:p>0.1393351602</text:p>
          </table:table-cell>
          <table:table-cell office:value-type="float" office:value="0.0651020076" calcext:value-type="float">
            <text:p>0.0651020076</text:p>
          </table:table-cell>
          <table:table-cell office:value-type="float" office:value="-0.1087449614" calcext:value-type="float">
            <text:p>-0.1087449614</text:p>
          </table:table-cell>
          <table:table-cell office:value-type="float" office:value="-0.077805679" calcext:value-type="float">
            <text:p>-0.077805679</text:p>
          </table:table-cell>
          <table:table-cell office:value-type="float" office:value="0.0697782819" calcext:value-type="float">
            <text:p>0.0697782819</text:p>
          </table:table-cell>
          <table:table-cell office:value-type="float" office:value="-0.0854855599" calcext:value-type="float">
            <text:p>-0.0854855599</text:p>
          </table:table-cell>
          <table:table-cell office:value-type="float" office:value="0.0161219138" calcext:value-type="float">
            <text:p>0.0161219138</text:p>
          </table:table-cell>
          <table:table-cell office:value-type="float" office:value="0.0944224213" calcext:value-type="float">
            <text:p>0.0944224213</text:p>
          </table:table-cell>
          <table:table-cell office:value-type="float" office:value="-0.0221371759" calcext:value-type="float">
            <text:p>-0.0221371759</text:p>
          </table:table-cell>
          <table:table-cell office:value-type="float" office:value="0.0018712193" calcext:value-type="float">
            <text:p>0.0018712193</text:p>
          </table:table-cell>
          <table:table-cell office:value-type="float" office:value="-0.0004312094" calcext:value-type="float">
            <text:p>-0.0004312094</text:p>
          </table:table-cell>
          <table:table-cell office:value-type="float" office:value="-0.1019220568" calcext:value-type="float">
            <text:p>-0.1019220568</text:p>
          </table:table-cell>
          <table:table-cell office:value-type="float" office:value="-0.2017192978" calcext:value-type="float">
            <text:p>-0.2017192978</text:p>
          </table:table-cell>
          <table:table-cell office:value-type="float" office:value="0.087240462" calcext:value-type="float">
            <text:p>0.087240462</text:p>
          </table:table-cell>
          <table:table-cell office:value-type="float" office:value="0.057693112" calcext:value-type="float">
            <text:p>0.057693112</text:p>
          </table:table-cell>
          <table:table-cell office:value-type="float" office:value="0.0756787031" calcext:value-type="float">
            <text:p>0.0756787031</text:p>
          </table:table-cell>
          <table:table-cell office:value-type="float" office:value="-0.2216239502" calcext:value-type="float">
            <text:p>-0.2216239502</text:p>
          </table:table-cell>
          <table:table-cell office:value-type="float" office:value="-0.0004927928" calcext:value-type="float">
            <text:p>-0.0004927928</text:p>
          </table:table-cell>
          <table:table-cell office:value-type="float" office:value="0.0304183656" calcext:value-type="float">
            <text:p>0.0304183656</text:p>
          </table:table-cell>
          <table:table-cell office:value-type="float" office:value="0.1130212908" calcext:value-type="float">
            <text:p>0.1130212908</text:p>
          </table:table-cell>
          <table:table-cell office:value-type="float" office:value="0.0867674365" calcext:value-type="float">
            <text:p>0.0867674365</text:p>
          </table:table-cell>
          <table:table-cell office:value-type="float" office:value="0.0057762514" calcext:value-type="float">
            <text:p>0.0057762514</text:p>
          </table:table-cell>
          <table:table-cell office:value-type="float" office:value="-0.0981913584" calcext:value-type="float">
            <text:p>-0.0981913584</text:p>
          </table:table-cell>
          <table:table-cell office:value-type="float" office:value="0.0027805817" calcext:value-type="float">
            <text:p>0.0027805817</text:p>
          </table:table-cell>
          <table:table-cell office:value-type="float" office:value="-0.0578340072" calcext:value-type="float">
            <text:p>-0.0578340072</text:p>
          </table:table-cell>
          <table:table-cell office:value-type="float" office:value="0.0532745606" calcext:value-type="float">
            <text:p>0.0532745606</text:p>
          </table:table-cell>
          <table:table-cell office:value-type="float" office:value="-0.1047636813" calcext:value-type="float">
            <text:p>-0.1047636813</text:p>
          </table:table-cell>
          <table:table-cell office:value-type="float" office:value="0.1737222772" calcext:value-type="float">
            <text:p>0.1737222772</text:p>
          </table:table-cell>
          <table:table-cell office:value-type="float" office:value="-0.1263821396" calcext:value-type="float">
            <text:p>-0.1263821396</text:p>
          </table:table-cell>
          <table:table-cell office:value-type="float" office:value="-0.1870585592" calcext:value-type="float">
            <text:p>-0.1870585592</text:p>
          </table:table-cell>
          <table:table-cell office:value-type="float" office:value="0.0015034939" calcext:value-type="float">
            <text:p>0.0015034939</text:p>
          </table:table-cell>
          <table:table-cell office:value-type="float" office:value="0.0963371359" calcext:value-type="float">
            <text:p>0.0963371359</text:p>
          </table:table-cell>
          <table:table-cell office:value-type="float" office:value="-0.1058327136" calcext:value-type="float">
            <text:p>-0.1058327136</text:p>
          </table:table-cell>
          <table:table-cell office:value-type="float" office:value="-0.0315372829" calcext:value-type="float">
            <text:p>-0.0315372829</text:p>
          </table:table-cell>
          <table:table-cell office:value-type="float" office:value="0.1499325054" calcext:value-type="float">
            <text:p>0.1499325054</text:p>
          </table:table-cell>
          <table:table-cell office:value-type="float" office:value="-0.0448715492" calcext:value-type="float">
            <text:p>-0.0448715492</text:p>
          </table:table-cell>
          <table:table-cell office:value-type="float" office:value="0.0219047044" calcext:value-type="float">
            <text:p>0.0219047044</text:p>
          </table:table-cell>
          <table:table-cell office:value-type="float" office:value="0.0446222803" calcext:value-type="float">
            <text:p>0.0446222803</text:p>
          </table:table-cell>
          <table:table-cell office:value-type="float" office:value="-0.0451634536" calcext:value-type="float">
            <text:p>-0.0451634536</text:p>
          </table:table-cell>
          <table:table-cell office:value-type="float" office:value="-0.0966036062" calcext:value-type="float">
            <text:p>-0.0966036062</text:p>
          </table:table-cell>
          <table:table-cell office:value-type="float" office:value="0.03958263" calcext:value-type="float">
            <text:p>0.03958263</text:p>
          </table:table-cell>
          <table:table-cell office:value-type="float" office:value="-0.0450258774" calcext:value-type="float">
            <text:p>-0.0450258774</text:p>
          </table:table-cell>
          <table:table-cell office:value-type="float" office:value="-0.0634392014" calcext:value-type="float">
            <text:p>-0.0634392014</text:p>
          </table:table-cell>
          <table:table-cell office:value-type="float" office:value="-0.0590822109" calcext:value-type="float">
            <text:p>-0.0590822109</text:p>
          </table:table-cell>
          <table:table-cell office:value-type="float" office:value="-0.0494511543" calcext:value-type="float">
            <text:p>-0.0494511543</text:p>
          </table:table-cell>
          <table:table-cell office:value-type="float" office:value="0.0545997355" calcext:value-type="float">
            <text:p>0.0545997355</text:p>
          </table:table-cell>
          <table:table-cell office:value-type="float" office:value="0.0019929555" calcext:value-type="float">
            <text:p>0.0019929555</text:p>
          </table:table-cell>
          <table:table-cell office:value-type="float" office:value="-0.0804317478" calcext:value-type="float">
            <text:p>-0.0804317478</text:p>
          </table:table-cell>
          <table:table-cell office:value-type="float" office:value="-0.0201942816" calcext:value-type="float">
            <text:p>-0.0201942816</text:p>
          </table:table-cell>
          <table:table-cell office:value-type="float" office:value="0.0219754739" calcext:value-type="float">
            <text:p>0.0219754739</text:p>
          </table:table-cell>
          <table:table-cell office:value-type="float" office:value="-0.0669501844" calcext:value-type="float">
            <text:p>-0.0669501844</text:p>
          </table:table-cell>
          <table:table-cell office:value-type="float" office:value="-0.0667309642" calcext:value-type="float">
            <text:p>-0.0667309642</text:p>
          </table:table-cell>
          <table:table-cell office:value-type="float" office:value="-0.0773748335" calcext:value-type="float">
            <text:p>-0.0773748335</text:p>
          </table:table-cell>
          <table:table-cell office:value-type="float" office:value="-0.0530330388" calcext:value-type="float">
            <text:p>-0.0530330388</text:p>
          </table:table-cell>
          <table:table-cell office:value-type="float" office:value="-0.0984141432" calcext:value-type="float">
            <text:p>-0.0984141432</text:p>
          </table:table-cell>
          <table:table-cell office:value-type="float" office:value="-0.1518358111" calcext:value-type="float">
            <text:p>-0.1518358111</text:p>
          </table:table-cell>
          <table:table-cell office:value-type="float" office:value="-0.1855282578" calcext:value-type="float">
            <text:p>-0.1855282578</text:p>
          </table:table-cell>
          <table:table-cell office:value-type="float" office:value="-0.1210329335" calcext:value-type="float">
            <text:p>-0.1210329335</text:p>
          </table:table-cell>
          <table:table-cell office:value-type="float" office:value="-0.1298734811" calcext:value-type="float">
            <text:p>-0.1298734811</text:p>
          </table:table-cell>
          <table:table-cell office:value-type="float" office:value="-0.3342595071" calcext:value-type="float">
            <text:p>-0.3342595071</text:p>
          </table:table-cell>
          <table:table-cell office:value-type="float" office:value="0.1041946702" calcext:value-type="float">
            <text:p>0.1041946702</text:p>
          </table:table-cell>
          <table:table-cell office:value-type="float" office:value="-0.1629023113" calcext:value-type="float">
            <text:p>-0.1629023113</text:p>
          </table:table-cell>
          <table:table-cell office:value-type="float" office:value="-0.0259336176" calcext:value-type="float">
            <text:p>-0.0259336176</text:p>
          </table:table-cell>
          <table:table-cell office:value-type="float" office:value="-0.0578246735" calcext:value-type="float">
            <text:p>-0.0578246735</text:p>
          </table:table-cell>
          <table:table-cell office:value-type="float" office:value="-0.0839731722" calcext:value-type="float">
            <text:p>-0.0839731722</text:p>
          </table:table-cell>
          <table:table-cell office:value-type="float" office:value="-0.1466588553" calcext:value-type="float">
            <text:p>-0.1466588553</text:p>
          </table:table-cell>
          <table:table-cell office:value-type="float" office:value="-0.1155411367" calcext:value-type="float">
            <text:p>-0.1155411367</text:p>
          </table:table-cell>
          <table:table-cell office:value-type="float" office:value="0.0376648099" calcext:value-type="float">
            <text:p>0.0376648099</text:p>
          </table:table-cell>
          <table:table-cell office:value-type="float" office:value="-0.178044835" calcext:value-type="float">
            <text:p>-0.178044835</text:p>
          </table:table-cell>
          <table:table-cell office:value-type="float" office:value="0.2411703871" calcext:value-type="float">
            <text:p>0.2411703871</text:p>
          </table:table-cell>
          <table:table-cell office:value-type="float" office:value="-0.0449205777" calcext:value-type="float">
            <text:p>-0.0449205777</text:p>
          </table:table-cell>
          <table:table-cell office:value-type="float" office:value="-0.0207004112" calcext:value-type="float">
            <text:p>-0.0207004112</text:p>
          </table:table-cell>
          <table:table-cell office:value-type="float" office:value="0.0081336224" calcext:value-type="float">
            <text:p>0.0081336224</text:p>
          </table:table-cell>
          <table:table-cell office:value-type="float" office:value="-0.0016373729" calcext:value-type="float">
            <text:p>-0.0016373729</text:p>
          </table:table-cell>
          <table:table-cell office:value-type="float" office:value="-0.1057605811" calcext:value-type="float">
            <text:p>-0.1057605811</text:p>
          </table:table-cell>
          <table:table-cell office:value-type="float" office:value="-0.1363604422" calcext:value-type="float">
            <text:p>-0.1363604422</text:p>
          </table:table-cell>
          <table:table-cell office:value-type="float" office:value="0.0613770121" calcext:value-type="float">
            <text:p>0.0613770121</text:p>
          </table:table-cell>
          <table:table-cell office:value-type="float" office:value="1" calcext:value-type="float">
            <text:p>1</text:p>
          </table:table-cell>
          <table:table-cell office:value-type="float" office:value="-0.026602723" calcext:value-type="float">
            <text:p>-0.026602723</text:p>
          </table:table-cell>
          <table:table-cell office:value-type="float" office:value="-0.1350788991" calcext:value-type="float">
            <text:p>-0.1350788991</text:p>
          </table:table-cell>
          <table:table-cell office:value-type="float" office:value="0.0695947324" calcext:value-type="float">
            <text:p>0.0695947324</text:p>
          </table:table-cell>
          <table:table-cell office:value-type="float" office:value="-0.1083039017" calcext:value-type="float">
            <text:p>-0.1083039017</text:p>
          </table:table-cell>
        </table:table-row>
        <table:table-row table:style-name="ro1">
          <table:table-cell office:value-type="float" office:value="0.0626177553" calcext:value-type="float">
            <text:p>0.0626177553</text:p>
          </table:table-cell>
          <table:table-cell office:value-type="float" office:value="-0.0076096184" calcext:value-type="float">
            <text:p>-0.0076096184</text:p>
          </table:table-cell>
          <table:table-cell office:value-type="float" office:value="0.2405249337" calcext:value-type="float">
            <text:p>0.2405249337</text:p>
          </table:table-cell>
          <table:table-cell office:value-type="float" office:value="0.0104337702" calcext:value-type="float">
            <text:p>0.0104337702</text:p>
          </table:table-cell>
          <table:table-cell office:value-type="float" office:value="-0.1269635236" calcext:value-type="float">
            <text:p>-0.1269635236</text:p>
          </table:table-cell>
          <table:table-cell office:value-type="float" office:value="0.1668477166" calcext:value-type="float">
            <text:p>0.1668477166</text:p>
          </table:table-cell>
          <table:table-cell office:value-type="float" office:value="0.4096834961" calcext:value-type="float">
            <text:p>0.4096834961</text:p>
          </table:table-cell>
          <table:table-cell office:value-type="float" office:value="0.305852771" calcext:value-type="float">
            <text:p>0.305852771</text:p>
          </table:table-cell>
          <table:table-cell office:value-type="float" office:value="0.0390871822" calcext:value-type="float">
            <text:p>0.0390871822</text:p>
          </table:table-cell>
          <table:table-cell office:value-type="float" office:value="0.1114270341" calcext:value-type="float">
            <text:p>0.1114270341</text:p>
          </table:table-cell>
          <table:table-cell office:value-type="float" office:value="0.1799129735" calcext:value-type="float">
            <text:p>0.1799129735</text:p>
          </table:table-cell>
          <table:table-cell office:value-type="float" office:value="0.0887738605" calcext:value-type="float">
            <text:p>0.0887738605</text:p>
          </table:table-cell>
          <table:table-cell office:value-type="float" office:value="0.1649404885" calcext:value-type="float">
            <text:p>0.1649404885</text:p>
          </table:table-cell>
          <table:table-cell office:value-type="float" office:value="0.0114605149" calcext:value-type="float">
            <text:p>0.0114605149</text:p>
          </table:table-cell>
          <table:table-cell office:value-type="float" office:value="0.1385446484" calcext:value-type="float">
            <text:p>0.1385446484</text:p>
          </table:table-cell>
          <table:table-cell office:value-type="float" office:value="-0.1198094165" calcext:value-type="float">
            <text:p>-0.1198094165</text:p>
          </table:table-cell>
          <table:table-cell office:value-type="float" office:value="-0.011779699" calcext:value-type="float">
            <text:p>-0.011779699</text:p>
          </table:table-cell>
          <table:table-cell office:value-type="float" office:value="-0.0294151055" calcext:value-type="float">
            <text:p>-0.0294151055</text:p>
          </table:table-cell>
          <table:table-cell office:value-type="float" office:value="-0.0608086467" calcext:value-type="float">
            <text:p>-0.0608086467</text:p>
          </table:table-cell>
          <table:table-cell office:value-type="float" office:value="0.1643379558" calcext:value-type="float">
            <text:p>0.1643379558</text:p>
          </table:table-cell>
          <table:table-cell office:value-type="float" office:value="-0.0854215858" calcext:value-type="float">
            <text:p>-0.0854215858</text:p>
          </table:table-cell>
          <table:table-cell office:value-type="float" office:value="0.3587543204" calcext:value-type="float">
            <text:p>0.3587543204</text:p>
          </table:table-cell>
          <table:table-cell office:value-type="float" office:value="0.1286340408" calcext:value-type="float">
            <text:p>0.1286340408</text:p>
          </table:table-cell>
          <table:table-cell office:value-type="float" office:value="0.0557364263" calcext:value-type="float">
            <text:p>0.0557364263</text:p>
          </table:table-cell>
          <table:table-cell office:value-type="float" office:value="0.014947353" calcext:value-type="float">
            <text:p>0.014947353</text:p>
          </table:table-cell>
          <table:table-cell office:value-type="float" office:value="0.0564283618" calcext:value-type="float">
            <text:p>0.0564283618</text:p>
          </table:table-cell>
          <table:table-cell office:value-type="float" office:value="0.0804464017" calcext:value-type="float">
            <text:p>0.0804464017</text:p>
          </table:table-cell>
          <table:table-cell office:value-type="float" office:value="0.2941526741" calcext:value-type="float">
            <text:p>0.2941526741</text:p>
          </table:table-cell>
          <table:table-cell office:value-type="float" office:value="0.1369759895" calcext:value-type="float">
            <text:p>0.1369759895</text:p>
          </table:table-cell>
          <table:table-cell office:value-type="float" office:value="-0.0554027917" calcext:value-type="float">
            <text:p>-0.0554027917</text:p>
          </table:table-cell>
          <table:table-cell office:value-type="float" office:value="-0.1275069991" calcext:value-type="float">
            <text:p>-0.1275069991</text:p>
          </table:table-cell>
          <table:table-cell office:value-type="float" office:value="-0.0179372752" calcext:value-type="float">
            <text:p>-0.0179372752</text:p>
          </table:table-cell>
          <table:table-cell office:value-type="float" office:value="0.3198180863" calcext:value-type="float">
            <text:p>0.3198180863</text:p>
          </table:table-cell>
          <table:table-cell office:value-type="float" office:value="-0.0915194098" calcext:value-type="float">
            <text:p>-0.0915194098</text:p>
          </table:table-cell>
          <table:table-cell office:value-type="float" office:value="0.0791463156" calcext:value-type="float">
            <text:p>0.0791463156</text:p>
          </table:table-cell>
          <table:table-cell office:value-type="float" office:value="0.1374529033" calcext:value-type="float">
            <text:p>0.1374529033</text:p>
          </table:table-cell>
          <table:table-cell office:value-type="float" office:value="-0.0066678635" calcext:value-type="float">
            <text:p>-0.0066678635</text:p>
          </table:table-cell>
          <table:table-cell office:value-type="float" office:value="0.0553967946" calcext:value-type="float">
            <text:p>0.0553967946</text:p>
          </table:table-cell>
          <table:table-cell office:value-type="float" office:value="0.0752423194" calcext:value-type="float">
            <text:p>0.0752423194</text:p>
          </table:table-cell>
          <table:table-cell office:value-type="float" office:value="0.1462902977" calcext:value-type="float">
            <text:p>0.1462902977</text:p>
          </table:table-cell>
          <table:table-cell office:value-type="float" office:value="-0.1565895099" calcext:value-type="float">
            <text:p>-0.1565895099</text:p>
          </table:table-cell>
          <table:table-cell office:value-type="float" office:value="0.0920366646" calcext:value-type="float">
            <text:p>0.0920366646</text:p>
          </table:table-cell>
          <table:table-cell office:value-type="float" office:value="0.3113769964" calcext:value-type="float">
            <text:p>0.3113769964</text:p>
          </table:table-cell>
          <table:table-cell office:value-type="float" office:value="0.118743356" calcext:value-type="float">
            <text:p>0.118743356</text:p>
          </table:table-cell>
          <table:table-cell office:value-type="float" office:value="0.0139531833" calcext:value-type="float">
            <text:p>0.0139531833</text:p>
          </table:table-cell>
          <table:table-cell office:value-type="float" office:value="0.2382291017" calcext:value-type="float">
            <text:p>0.2382291017</text:p>
          </table:table-cell>
          <table:table-cell office:value-type="float" office:value="0.0995123515" calcext:value-type="float">
            <text:p>0.0995123515</text:p>
          </table:table-cell>
          <table:table-cell office:value-type="float" office:value="0.2407894704" calcext:value-type="float">
            <text:p>0.2407894704</text:p>
          </table:table-cell>
          <table:table-cell office:value-type="float" office:value="0.0241442192" calcext:value-type="float">
            <text:p>0.0241442192</text:p>
          </table:table-cell>
          <table:table-cell office:value-type="float" office:value="-0.0265125118" calcext:value-type="float">
            <text:p>-0.0265125118</text:p>
          </table:table-cell>
          <table:table-cell office:value-type="float" office:value="0.3067494443" calcext:value-type="float">
            <text:p>0.3067494443</text:p>
          </table:table-cell>
          <table:table-cell office:value-type="float" office:value="-0.1021180337" calcext:value-type="float">
            <text:p>-0.1021180337</text:p>
          </table:table-cell>
          <table:table-cell office:value-type="float" office:value="0.1162645583" calcext:value-type="float">
            <text:p>0.1162645583</text:p>
          </table:table-cell>
          <table:table-cell office:value-type="float" office:value="0.0595143975" calcext:value-type="float">
            <text:p>0.0595143975</text:p>
          </table:table-cell>
          <table:table-cell office:value-type="float" office:value="0.3879488019" calcext:value-type="float">
            <text:p>0.3879488019</text:p>
          </table:table-cell>
          <table:table-cell office:value-type="float" office:value="0.2286000069" calcext:value-type="float">
            <text:p>0.2286000069</text:p>
          </table:table-cell>
          <table:table-cell office:value-type="float" office:value="0.1062554422" calcext:value-type="float">
            <text:p>0.1062554422</text:p>
          </table:table-cell>
          <table:table-cell office:value-type="float" office:value="0.2135026962" calcext:value-type="float">
            <text:p>0.2135026962</text:p>
          </table:table-cell>
          <table:table-cell office:value-type="float" office:value="-0.0680328301" calcext:value-type="float">
            <text:p>-0.0680328301</text:p>
          </table:table-cell>
          <table:table-cell office:value-type="float" office:value="0.2571124714" calcext:value-type="float">
            <text:p>0.2571124714</text:p>
          </table:table-cell>
          <table:table-cell office:value-type="float" office:value="0.1315993121" calcext:value-type="float">
            <text:p>0.1315993121</text:p>
          </table:table-cell>
          <table:table-cell office:value-type="float" office:value="0.2107864777" calcext:value-type="float">
            <text:p>0.2107864777</text:p>
          </table:table-cell>
          <table:table-cell office:value-type="float" office:value="0.2640202202" calcext:value-type="float">
            <text:p>0.2640202202</text:p>
          </table:table-cell>
          <table:table-cell office:value-type="float" office:value="-0.011935104" calcext:value-type="float">
            <text:p>-0.011935104</text:p>
          </table:table-cell>
          <table:table-cell office:value-type="float" office:value="0.1417427086" calcext:value-type="float">
            <text:p>0.1417427086</text:p>
          </table:table-cell>
          <table:table-cell office:value-type="float" office:value="0.3142408721" calcext:value-type="float">
            <text:p>0.3142408721</text:p>
          </table:table-cell>
          <table:table-cell office:value-type="float" office:value="-0.0717474801" calcext:value-type="float">
            <text:p>-0.0717474801</text:p>
          </table:table-cell>
          <table:table-cell office:value-type="float" office:value="0.1297796973" calcext:value-type="float">
            <text:p>0.1297796973</text:p>
          </table:table-cell>
          <table:table-cell office:value-type="float" office:value="0.3749889428" calcext:value-type="float">
            <text:p>0.3749889428</text:p>
          </table:table-cell>
          <table:table-cell office:value-type="float" office:value="0.1694198461" calcext:value-type="float">
            <text:p>0.1694198461</text:p>
          </table:table-cell>
          <table:table-cell office:value-type="float" office:value="0.1832731326" calcext:value-type="float">
            <text:p>0.1832731326</text:p>
          </table:table-cell>
          <table:table-cell office:value-type="float" office:value="-0.1582135633" calcext:value-type="float">
            <text:p>-0.1582135633</text:p>
          </table:table-cell>
          <table:table-cell office:value-type="float" office:value="0.2104060759" calcext:value-type="float">
            <text:p>0.2104060759</text:p>
          </table:table-cell>
          <table:table-cell office:value-type="float" office:value="0.047083734" calcext:value-type="float">
            <text:p>0.047083734</text:p>
          </table:table-cell>
          <table:table-cell office:value-type="float" office:value="-0.1982222356" calcext:value-type="float">
            <text:p>-0.1982222356</text:p>
          </table:table-cell>
          <table:table-cell office:value-type="float" office:value="0.111398257" calcext:value-type="float">
            <text:p>0.111398257</text:p>
          </table:table-cell>
          <table:table-cell office:value-type="float" office:value="0.0134715839" calcext:value-type="float">
            <text:p>0.0134715839</text:p>
          </table:table-cell>
          <table:table-cell office:value-type="float" office:value="0.0259796432" calcext:value-type="float">
            <text:p>0.0259796432</text:p>
          </table:table-cell>
          <table:table-cell office:value-type="float" office:value="0.2119870829" calcext:value-type="float">
            <text:p>0.2119870829</text:p>
          </table:table-cell>
          <table:table-cell office:value-type="float" office:value="0.405953616" calcext:value-type="float">
            <text:p>0.405953616</text:p>
          </table:table-cell>
          <table:table-cell office:value-type="float" office:value="0.3435879566" calcext:value-type="float">
            <text:p>0.3435879566</text:p>
          </table:table-cell>
          <table:table-cell office:value-type="float" office:value="-0.026602723" calcext:value-type="float">
            <text:p>-0.026602723</text:p>
          </table:table-cell>
          <table:table-cell office:value-type="float" office:value="1" calcext:value-type="float">
            <text:p>1</text:p>
          </table:table-cell>
          <table:table-cell office:value-type="float" office:value="-0.0283099587" calcext:value-type="float">
            <text:p>-0.0283099587</text:p>
          </table:table-cell>
          <table:table-cell office:value-type="float" office:value="0.1096057439" calcext:value-type="float">
            <text:p>0.1096057439</text:p>
          </table:table-cell>
          <table:table-cell office:value-type="float" office:value="0.3233498046" calcext:value-type="float">
            <text:p>0.3233498046</text:p>
          </table:table-cell>
        </table:table-row>
        <table:table-row table:style-name="ro1">
          <table:table-cell office:value-type="float" office:value="-0.0843897458" calcext:value-type="float">
            <text:p>-0.0843897458</text:p>
          </table:table-cell>
          <table:table-cell office:value-type="float" office:value="0.0443814602" calcext:value-type="float">
            <text:p>0.0443814602</text:p>
          </table:table-cell>
          <table:table-cell office:value-type="float" office:value="0.0379734937" calcext:value-type="float">
            <text:p>0.0379734937</text:p>
          </table:table-cell>
          <table:table-cell office:value-type="float" office:value="0.0165836223" calcext:value-type="float">
            <text:p>0.0165836223</text:p>
          </table:table-cell>
          <table:table-cell office:value-type="float" office:value="0.0396034443" calcext:value-type="float">
            <text:p>0.0396034443</text:p>
          </table:table-cell>
          <table:table-cell office:value-type="float" office:value="0.0138678342" calcext:value-type="float">
            <text:p>0.0138678342</text:p>
          </table:table-cell>
          <table:table-cell office:value-type="float" office:value="-0.0102319124" calcext:value-type="float">
            <text:p>-0.0102319124</text:p>
          </table:table-cell>
          <table:table-cell office:value-type="float" office:value="-0.0326352581" calcext:value-type="float">
            <text:p>-0.0326352581</text:p>
          </table:table-cell>
          <table:table-cell office:value-type="float" office:value="-0.1796206684" calcext:value-type="float">
            <text:p>-0.1796206684</text:p>
          </table:table-cell>
          <table:table-cell office:value-type="float" office:value="0.0218568334" calcext:value-type="float">
            <text:p>0.0218568334</text:p>
          </table:table-cell>
          <table:table-cell office:value-type="float" office:value="-0.0680732257" calcext:value-type="float">
            <text:p>-0.0680732257</text:p>
          </table:table-cell>
          <table:table-cell office:value-type="float" office:value="0.093204914" calcext:value-type="float">
            <text:p>0.093204914</text:p>
          </table:table-cell>
          <table:table-cell office:value-type="float" office:value="-0.033205722" calcext:value-type="float">
            <text:p>-0.033205722</text:p>
          </table:table-cell>
          <table:table-cell office:value-type="float" office:value="0.0674347257" calcext:value-type="float">
            <text:p>0.0674347257</text:p>
          </table:table-cell>
          <table:table-cell office:value-type="float" office:value="-0.0084040563" calcext:value-type="float">
            <text:p>-0.0084040563</text:p>
          </table:table-cell>
          <table:table-cell office:value-type="float" office:value="0.052172277" calcext:value-type="float">
            <text:p>0.052172277</text:p>
          </table:table-cell>
          <table:table-cell office:value-type="float" office:value="-0.0340847511" calcext:value-type="float">
            <text:p>-0.0340847511</text:p>
          </table:table-cell>
          <table:table-cell office:value-type="float" office:value="0.0568838873" calcext:value-type="float">
            <text:p>0.0568838873</text:p>
          </table:table-cell>
          <table:table-cell office:value-type="float" office:value="0.1194671461" calcext:value-type="float">
            <text:p>0.1194671461</text:p>
          </table:table-cell>
          <table:table-cell office:value-type="float" office:value="-0.135306588" calcext:value-type="float">
            <text:p>-0.135306588</text:p>
          </table:table-cell>
          <table:table-cell office:value-type="float" office:value="-0.0990362059" calcext:value-type="float">
            <text:p>-0.0990362059</text:p>
          </table:table-cell>
          <table:table-cell office:value-type="float" office:value="-0.0165848428" calcext:value-type="float">
            <text:p>-0.0165848428</text:p>
          </table:table-cell>
          <table:table-cell office:value-type="float" office:value="-0.0321038765" calcext:value-type="float">
            <text:p>-0.0321038765</text:p>
          </table:table-cell>
          <table:table-cell office:value-type="float" office:value="-0.0139533942" calcext:value-type="float">
            <text:p>-0.0139533942</text:p>
          </table:table-cell>
          <table:table-cell office:value-type="float" office:value="0.0047059322" calcext:value-type="float">
            <text:p>0.0047059322</text:p>
          </table:table-cell>
          <table:table-cell office:value-type="float" office:value="-0.0072368478" calcext:value-type="float">
            <text:p>-0.0072368478</text:p>
          </table:table-cell>
          <table:table-cell office:value-type="float" office:value="0.0429826253" calcext:value-type="float">
            <text:p>0.0429826253</text:p>
          </table:table-cell>
          <table:table-cell office:value-type="float" office:value="0.0000342518379412" calcext:value-type="float">
            <text:p>3.42518379412E-005</text:p>
          </table:table-cell>
          <table:table-cell office:value-type="float" office:value="-0.0754456354" calcext:value-type="float">
            <text:p>-0.0754456354</text:p>
          </table:table-cell>
          <table:table-cell office:value-type="float" office:value="0.0593976787" calcext:value-type="float">
            <text:p>0.0593976787</text:p>
          </table:table-cell>
          <table:table-cell office:value-type="float" office:value="0.1229420779" calcext:value-type="float">
            <text:p>0.1229420779</text:p>
          </table:table-cell>
          <table:table-cell office:value-type="float" office:value="0.022351758" calcext:value-type="float">
            <text:p>0.022351758</text:p>
          </table:table-cell>
          <table:table-cell office:value-type="float" office:value="0.1043817468" calcext:value-type="float">
            <text:p>0.1043817468</text:p>
          </table:table-cell>
          <table:table-cell office:value-type="float" office:value="0.1391222785" calcext:value-type="float">
            <text:p>0.1391222785</text:p>
          </table:table-cell>
          <table:table-cell office:value-type="float" office:value="-0.238132399" calcext:value-type="float">
            <text:p>-0.238132399</text:p>
          </table:table-cell>
          <table:table-cell office:value-type="float" office:value="-0.0528609368" calcext:value-type="float">
            <text:p>-0.0528609368</text:p>
          </table:table-cell>
          <table:table-cell office:value-type="float" office:value="0.015799016" calcext:value-type="float">
            <text:p>0.015799016</text:p>
          </table:table-cell>
          <table:table-cell office:value-type="float" office:value="-0.0022236144" calcext:value-type="float">
            <text:p>-0.0022236144</text:p>
          </table:table-cell>
          <table:table-cell office:value-type="float" office:value="0.0631703628" calcext:value-type="float">
            <text:p>0.0631703628</text:p>
          </table:table-cell>
          <table:table-cell office:value-type="float" office:value="-0.076749391" calcext:value-type="float">
            <text:p>-0.076749391</text:p>
          </table:table-cell>
          <table:table-cell office:value-type="float" office:value="-0.1294503496" calcext:value-type="float">
            <text:p>-0.1294503496</text:p>
          </table:table-cell>
          <table:table-cell office:value-type="float" office:value="-0.1124777594" calcext:value-type="float">
            <text:p>-0.1124777594</text:p>
          </table:table-cell>
          <table:table-cell office:value-type="float" office:value="0.0102663931" calcext:value-type="float">
            <text:p>0.0102663931</text:p>
          </table:table-cell>
          <table:table-cell office:value-type="float" office:value="-0.0101834824" calcext:value-type="float">
            <text:p>-0.0101834824</text:p>
          </table:table-cell>
          <table:table-cell office:value-type="float" office:value="0.1003468551" calcext:value-type="float">
            <text:p>0.1003468551</text:p>
          </table:table-cell>
          <table:table-cell office:value-type="float" office:value="0.0411851451" calcext:value-type="float">
            <text:p>0.0411851451</text:p>
          </table:table-cell>
          <table:table-cell office:value-type="float" office:value="0.0755221636" calcext:value-type="float">
            <text:p>0.0755221636</text:p>
          </table:table-cell>
          <table:table-cell office:value-type="float" office:value="0.2107864994" calcext:value-type="float">
            <text:p>0.2107864994</text:p>
          </table:table-cell>
          <table:table-cell office:value-type="float" office:value="-0.04647189" calcext:value-type="float">
            <text:p>-0.04647189</text:p>
          </table:table-cell>
          <table:table-cell office:value-type="float" office:value="-0.1078255667" calcext:value-type="float">
            <text:p>-0.1078255667</text:p>
          </table:table-cell>
          <table:table-cell office:value-type="float" office:value="0.1098097637" calcext:value-type="float">
            <text:p>0.1098097637</text:p>
          </table:table-cell>
          <table:table-cell office:value-type="float" office:value="0.0088935367" calcext:value-type="float">
            <text:p>0.0088935367</text:p>
          </table:table-cell>
          <table:table-cell office:value-type="float" office:value="-0.0167741652" calcext:value-type="float">
            <text:p>-0.0167741652</text:p>
          </table:table-cell>
          <table:table-cell office:value-type="float" office:value="-0.0890810506" calcext:value-type="float">
            <text:p>-0.0890810506</text:p>
          </table:table-cell>
          <table:table-cell office:value-type="float" office:value="0.0466981331" calcext:value-type="float">
            <text:p>0.0466981331</text:p>
          </table:table-cell>
          <table:table-cell office:value-type="float" office:value="0.0317159885" calcext:value-type="float">
            <text:p>0.0317159885</text:p>
          </table:table-cell>
          <table:table-cell office:value-type="float" office:value="0.0202436964" calcext:value-type="float">
            <text:p>0.0202436964</text:p>
          </table:table-cell>
          <table:table-cell office:value-type="float" office:value="0.2654544397" calcext:value-type="float">
            <text:p>0.2654544397</text:p>
          </table:table-cell>
          <table:table-cell office:value-type="float" office:value="-0.0982709838" calcext:value-type="float">
            <text:p>-0.0982709838</text:p>
          </table:table-cell>
          <table:table-cell office:value-type="float" office:value="0.0384934894" calcext:value-type="float">
            <text:p>0.0384934894</text:p>
          </table:table-cell>
          <table:table-cell office:value-type="float" office:value="-0.0123014942" calcext:value-type="float">
            <text:p>-0.0123014942</text:p>
          </table:table-cell>
          <table:table-cell office:value-type="float" office:value="-0.03002021" calcext:value-type="float">
            <text:p>-0.03002021</text:p>
          </table:table-cell>
          <table:table-cell office:value-type="float" office:value="0.0461806774" calcext:value-type="float">
            <text:p>0.0461806774</text:p>
          </table:table-cell>
          <table:table-cell office:value-type="float" office:value="0.0882593151" calcext:value-type="float">
            <text:p>0.0882593151</text:p>
          </table:table-cell>
          <table:table-cell office:value-type="float" office:value="-0.0210358542" calcext:value-type="float">
            <text:p>-0.0210358542</text:p>
          </table:table-cell>
          <table:table-cell office:value-type="float" office:value="0.0227439396" calcext:value-type="float">
            <text:p>0.0227439396</text:p>
          </table:table-cell>
          <table:table-cell office:value-type="float" office:value="0.0161914484" calcext:value-type="float">
            <text:p>0.0161914484</text:p>
          </table:table-cell>
          <table:table-cell office:value-type="float" office:value="0.0268814613" calcext:value-type="float">
            <text:p>0.0268814613</text:p>
          </table:table-cell>
          <table:table-cell office:value-type="float" office:value="0.0912558856" calcext:value-type="float">
            <text:p>0.0912558856</text:p>
          </table:table-cell>
          <table:table-cell office:value-type="float" office:value="0.1253486178" calcext:value-type="float">
            <text:p>0.1253486178</text:p>
          </table:table-cell>
          <table:table-cell office:value-type="float" office:value="-0.0155375202" calcext:value-type="float">
            <text:p>-0.0155375202</text:p>
          </table:table-cell>
          <table:table-cell office:value-type="float" office:value="-0.0757407679" calcext:value-type="float">
            <text:p>-0.0757407679</text:p>
          </table:table-cell>
          <table:table-cell office:value-type="float" office:value="0.0243673675" calcext:value-type="float">
            <text:p>0.0243673675</text:p>
          </table:table-cell>
          <table:table-cell office:value-type="float" office:value="0.0447017936" calcext:value-type="float">
            <text:p>0.0447017936</text:p>
          </table:table-cell>
          <table:table-cell office:value-type="float" office:value="-0.0166083946" calcext:value-type="float">
            <text:p>-0.0166083946</text:p>
          </table:table-cell>
          <table:table-cell office:value-type="float" office:value="-0.0002135933" calcext:value-type="float">
            <text:p>-0.0002135933</text:p>
          </table:table-cell>
          <table:table-cell office:value-type="float" office:value="-0.0129090523" calcext:value-type="float">
            <text:p>-0.0129090523</text:p>
          </table:table-cell>
          <table:table-cell office:value-type="float" office:value="-0.0551851258" calcext:value-type="float">
            <text:p>-0.0551851258</text:p>
          </table:table-cell>
          <table:table-cell office:value-type="float" office:value="0.1521732653" calcext:value-type="float">
            <text:p>0.1521732653</text:p>
          </table:table-cell>
          <table:table-cell office:value-type="float" office:value="0.0224217848" calcext:value-type="float">
            <text:p>0.0224217848</text:p>
          </table:table-cell>
          <table:table-cell office:value-type="float" office:value="-0.0588311062" calcext:value-type="float">
            <text:p>-0.0588311062</text:p>
          </table:table-cell>
          <table:table-cell office:value-type="float" office:value="-0.1350788991" calcext:value-type="float">
            <text:p>-0.1350788991</text:p>
          </table:table-cell>
          <table:table-cell office:value-type="float" office:value="-0.0283099587" calcext:value-type="float">
            <text:p>-0.0283099587</text:p>
          </table:table-cell>
          <table:table-cell office:value-type="float" office:value="1" calcext:value-type="float">
            <text:p>1</text:p>
          </table:table-cell>
          <table:table-cell office:value-type="float" office:value="0.1184877003" calcext:value-type="float">
            <text:p>0.1184877003</text:p>
          </table:table-cell>
          <table:table-cell office:value-type="float" office:value="0.003464788" calcext:value-type="float">
            <text:p>0.003464788</text:p>
          </table:table-cell>
        </table:table-row>
        <table:table-row table:style-name="ro1">
          <table:table-cell office:value-type="float" office:value="-0.0921689982" calcext:value-type="float">
            <text:p>-0.0921689982</text:p>
          </table:table-cell>
          <table:table-cell office:value-type="float" office:value="-0.0228566836" calcext:value-type="float">
            <text:p>-0.0228566836</text:p>
          </table:table-cell>
          <table:table-cell office:value-type="float" office:value="0.2649643986" calcext:value-type="float">
            <text:p>0.2649643986</text:p>
          </table:table-cell>
          <table:table-cell office:value-type="float" office:value="0.1068592894" calcext:value-type="float">
            <text:p>0.1068592894</text:p>
          </table:table-cell>
          <table:table-cell office:value-type="float" office:value="-0.1136471233" calcext:value-type="float">
            <text:p>-0.1136471233</text:p>
          </table:table-cell>
          <table:table-cell office:value-type="float" office:value="0.047756813" calcext:value-type="float">
            <text:p>0.047756813</text:p>
          </table:table-cell>
          <table:table-cell office:value-type="float" office:value="0.1389956132" calcext:value-type="float">
            <text:p>0.1389956132</text:p>
          </table:table-cell>
          <table:table-cell office:value-type="float" office:value="0.1021649643" calcext:value-type="float">
            <text:p>0.1021649643</text:p>
          </table:table-cell>
          <table:table-cell office:value-type="float" office:value="-0.0127003093" calcext:value-type="float">
            <text:p>-0.0127003093</text:p>
          </table:table-cell>
          <table:table-cell office:value-type="float" office:value="0.0118349246" calcext:value-type="float">
            <text:p>0.0118349246</text:p>
          </table:table-cell>
          <table:table-cell office:value-type="float" office:value="0.0204323222" calcext:value-type="float">
            <text:p>0.0204323222</text:p>
          </table:table-cell>
          <table:table-cell office:value-type="float" office:value="0.0357270608" calcext:value-type="float">
            <text:p>0.0357270608</text:p>
          </table:table-cell>
          <table:table-cell office:value-type="float" office:value="-0.0027582788" calcext:value-type="float">
            <text:p>-0.0027582788</text:p>
          </table:table-cell>
          <table:table-cell office:value-type="float" office:value="0.1767532106" calcext:value-type="float">
            <text:p>0.1767532106</text:p>
          </table:table-cell>
          <table:table-cell office:value-type="float" office:value="-0.0371167056" calcext:value-type="float">
            <text:p>-0.0371167056</text:p>
          </table:table-cell>
          <table:table-cell office:value-type="float" office:value="-0.049180007" calcext:value-type="float">
            <text:p>-0.049180007</text:p>
          </table:table-cell>
          <table:table-cell office:value-type="float" office:value="0.0428769102" calcext:value-type="float">
            <text:p>0.0428769102</text:p>
          </table:table-cell>
          <table:table-cell office:value-type="float" office:value="0.1220230076" calcext:value-type="float">
            <text:p>0.1220230076</text:p>
          </table:table-cell>
          <table:table-cell office:value-type="float" office:value="-0.0609582301" calcext:value-type="float">
            <text:p>-0.0609582301</text:p>
          </table:table-cell>
          <table:table-cell office:value-type="float" office:value="0.1376002585" calcext:value-type="float">
            <text:p>0.1376002585</text:p>
          </table:table-cell>
          <table:table-cell office:value-type="float" office:value="-0.1794999837" calcext:value-type="float">
            <text:p>-0.1794999837</text:p>
          </table:table-cell>
          <table:table-cell office:value-type="float" office:value="0.0988707584" calcext:value-type="float">
            <text:p>0.0988707584</text:p>
          </table:table-cell>
          <table:table-cell office:value-type="float" office:value="0.0772025223" calcext:value-type="float">
            <text:p>0.0772025223</text:p>
          </table:table-cell>
          <table:table-cell office:value-type="float" office:value="0.1286983428" calcext:value-type="float">
            <text:p>0.1286983428</text:p>
          </table:table-cell>
          <table:table-cell office:value-type="float" office:value="0.0317036595" calcext:value-type="float">
            <text:p>0.0317036595</text:p>
          </table:table-cell>
          <table:table-cell office:value-type="float" office:value="0.0255141365" calcext:value-type="float">
            <text:p>0.0255141365</text:p>
          </table:table-cell>
          <table:table-cell office:value-type="float" office:value="0.0232286635" calcext:value-type="float">
            <text:p>0.0232286635</text:p>
          </table:table-cell>
          <table:table-cell office:value-type="float" office:value="0.108359171" calcext:value-type="float">
            <text:p>0.108359171</text:p>
          </table:table-cell>
          <table:table-cell office:value-type="float" office:value="-0.0939077142" calcext:value-type="float">
            <text:p>-0.0939077142</text:p>
          </table:table-cell>
          <table:table-cell office:value-type="float" office:value="0.1075913449" calcext:value-type="float">
            <text:p>0.1075913449</text:p>
          </table:table-cell>
          <table:table-cell office:value-type="float" office:value="0.0255555748" calcext:value-type="float">
            <text:p>0.0255555748</text:p>
          </table:table-cell>
          <table:table-cell office:value-type="float" office:value="-0.0213753217" calcext:value-type="float">
            <text:p>-0.0213753217</text:p>
          </table:table-cell>
          <table:table-cell office:value-type="float" office:value="0.2446064483" calcext:value-type="float">
            <text:p>0.2446064483</text:p>
          </table:table-cell>
          <table:table-cell office:value-type="float" office:value="0.1477302315" calcext:value-type="float">
            <text:p>0.1477302315</text:p>
          </table:table-cell>
          <table:table-cell office:value-type="float" office:value="-0.1284231077" calcext:value-type="float">
            <text:p>-0.1284231077</text:p>
          </table:table-cell>
          <table:table-cell office:value-type="float" office:value="0.0537990885" calcext:value-type="float">
            <text:p>0.0537990885</text:p>
          </table:table-cell>
          <table:table-cell office:value-type="float" office:value="0.0373003477" calcext:value-type="float">
            <text:p>0.0373003477</text:p>
          </table:table-cell>
          <table:table-cell office:value-type="float" office:value="0.046488752" calcext:value-type="float">
            <text:p>0.046488752</text:p>
          </table:table-cell>
          <table:table-cell office:value-type="float" office:value="-0.0295198945" calcext:value-type="float">
            <text:p>-0.0295198945</text:p>
          </table:table-cell>
          <table:table-cell office:value-type="float" office:value="0.0450224543" calcext:value-type="float">
            <text:p>0.0450224543</text:p>
          </table:table-cell>
          <table:table-cell office:value-type="float" office:value="0.024180034" calcext:value-type="float">
            <text:p>0.024180034</text:p>
          </table:table-cell>
          <table:table-cell office:value-type="float" office:value="0.0058713779" calcext:value-type="float">
            <text:p>0.0058713779</text:p>
          </table:table-cell>
          <table:table-cell office:value-type="float" office:value="-0.0203670813" calcext:value-type="float">
            <text:p>-0.0203670813</text:p>
          </table:table-cell>
          <table:table-cell office:value-type="float" office:value="0.0032108425" calcext:value-type="float">
            <text:p>0.0032108425</text:p>
          </table:table-cell>
          <table:table-cell office:value-type="float" office:value="0.1710043585" calcext:value-type="float">
            <text:p>0.1710043585</text:p>
          </table:table-cell>
          <table:table-cell office:value-type="float" office:value="0.100687569" calcext:value-type="float">
            <text:p>0.100687569</text:p>
          </table:table-cell>
          <table:table-cell office:value-type="float" office:value="0.0178536577" calcext:value-type="float">
            <text:p>0.0178536577</text:p>
          </table:table-cell>
          <table:table-cell office:value-type="float" office:value="0.0160588195" calcext:value-type="float">
            <text:p>0.0160588195</text:p>
          </table:table-cell>
          <table:table-cell office:value-type="float" office:value="0.0989379643" calcext:value-type="float">
            <text:p>0.0989379643</text:p>
          </table:table-cell>
          <table:table-cell office:value-type="float" office:value="0.1845236641" calcext:value-type="float">
            <text:p>0.1845236641</text:p>
          </table:table-cell>
          <table:table-cell office:value-type="float" office:value="0.1445915665" calcext:value-type="float">
            <text:p>0.1445915665</text:p>
          </table:table-cell>
          <table:table-cell office:value-type="float" office:value="0.2223599556" calcext:value-type="float">
            <text:p>0.2223599556</text:p>
          </table:table-cell>
          <table:table-cell office:value-type="float" office:value="-0.1112000451" calcext:value-type="float">
            <text:p>-0.1112000451</text:p>
          </table:table-cell>
          <table:table-cell office:value-type="float" office:value="0.0436073466" calcext:value-type="float">
            <text:p>0.0436073466</text:p>
          </table:table-cell>
          <table:table-cell office:value-type="float" office:value="0.2431159806" calcext:value-type="float">
            <text:p>0.2431159806</text:p>
          </table:table-cell>
          <table:table-cell office:value-type="float" office:value="0.2300288105" calcext:value-type="float">
            <text:p>0.2300288105</text:p>
          </table:table-cell>
          <table:table-cell office:value-type="float" office:value="0.0518719252" calcext:value-type="float">
            <text:p>0.0518719252</text:p>
          </table:table-cell>
          <table:table-cell office:value-type="float" office:value="0.1766648091" calcext:value-type="float">
            <text:p>0.1766648091</text:p>
          </table:table-cell>
          <table:table-cell office:value-type="float" office:value="0.0788450908" calcext:value-type="float">
            <text:p>0.0788450908</text:p>
          </table:table-cell>
          <table:table-cell office:value-type="float" office:value="0.2725797312" calcext:value-type="float">
            <text:p>0.2725797312</text:p>
          </table:table-cell>
          <table:table-cell office:value-type="float" office:value="0.0247342393" calcext:value-type="float">
            <text:p>0.0247342393</text:p>
          </table:table-cell>
          <table:table-cell office:value-type="float" office:value="0.1450856153" calcext:value-type="float">
            <text:p>0.1450856153</text:p>
          </table:table-cell>
          <table:table-cell office:value-type="float" office:value="0.1127746459" calcext:value-type="float">
            <text:p>0.1127746459</text:p>
          </table:table-cell>
          <table:table-cell office:value-type="float" office:value="0.0057348258" calcext:value-type="float">
            <text:p>0.0057348258</text:p>
          </table:table-cell>
          <table:table-cell office:value-type="float" office:value="0.1272680698" calcext:value-type="float">
            <text:p>0.1272680698</text:p>
          </table:table-cell>
          <table:table-cell office:value-type="float" office:value="0.1609860909" calcext:value-type="float">
            <text:p>0.1609860909</text:p>
          </table:table-cell>
          <table:table-cell office:value-type="float" office:value="-0.0835116222" calcext:value-type="float">
            <text:p>-0.0835116222</text:p>
          </table:table-cell>
          <table:table-cell office:value-type="float" office:value="0.096932673" calcext:value-type="float">
            <text:p>0.096932673</text:p>
          </table:table-cell>
          <table:table-cell office:value-type="float" office:value="0.2370325633" calcext:value-type="float">
            <text:p>0.2370325633</text:p>
          </table:table-cell>
          <table:table-cell office:value-type="float" office:value="0.1106885779" calcext:value-type="float">
            <text:p>0.1106885779</text:p>
          </table:table-cell>
          <table:table-cell office:value-type="float" office:value="0.0179130447" calcext:value-type="float">
            <text:p>0.0179130447</text:p>
          </table:table-cell>
          <table:table-cell office:value-type="float" office:value="0.0191012568" calcext:value-type="float">
            <text:p>0.0191012568</text:p>
          </table:table-cell>
          <table:table-cell office:value-type="float" office:value="0.2447183861" calcext:value-type="float">
            <text:p>0.2447183861</text:p>
          </table:table-cell>
          <table:table-cell office:value-type="float" office:value="-0.0116327542" calcext:value-type="float">
            <text:p>-0.0116327542</text:p>
          </table:table-cell>
          <table:table-cell office:value-type="float" office:value="0.0147173848" calcext:value-type="float">
            <text:p>0.0147173848</text:p>
          </table:table-cell>
          <table:table-cell office:value-type="float" office:value="0.0504310231" calcext:value-type="float">
            <text:p>0.0504310231</text:p>
          </table:table-cell>
          <table:table-cell office:value-type="float" office:value="-0.080867406" calcext:value-type="float">
            <text:p>-0.080867406</text:p>
          </table:table-cell>
          <table:table-cell office:value-type="float" office:value="0.1555613122" calcext:value-type="float">
            <text:p>0.1555613122</text:p>
          </table:table-cell>
          <table:table-cell office:value-type="float" office:value="0.0211769827" calcext:value-type="float">
            <text:p>0.0211769827</text:p>
          </table:table-cell>
          <table:table-cell office:value-type="float" office:value="0.2864709927" calcext:value-type="float">
            <text:p>0.2864709927</text:p>
          </table:table-cell>
          <table:table-cell office:value-type="float" office:value="0.1475530862" calcext:value-type="float">
            <text:p>0.1475530862</text:p>
          </table:table-cell>
          <table:table-cell office:value-type="float" office:value="0.0695947324" calcext:value-type="float">
            <text:p>0.0695947324</text:p>
          </table:table-cell>
          <table:table-cell office:value-type="float" office:value="0.1096057439" calcext:value-type="float">
            <text:p>0.1096057439</text:p>
          </table:table-cell>
          <table:table-cell office:value-type="float" office:value="0.1184877003" calcext:value-type="float">
            <text:p>0.1184877003</text:p>
          </table:table-cell>
          <table:table-cell office:value-type="float" office:value="1" calcext:value-type="float">
            <text:p>1</text:p>
          </table:table-cell>
          <table:table-cell office:value-type="float" office:value="0.2904485578" calcext:value-type="float">
            <text:p>0.2904485578</text:p>
          </table:table-cell>
        </table:table-row>
        <table:table-row table:style-name="ro1">
          <table:table-cell office:value-type="float" office:value="-0.0826764904" calcext:value-type="float">
            <text:p>-0.0826764904</text:p>
          </table:table-cell>
          <table:table-cell office:value-type="float" office:value="0.2801883256" calcext:value-type="float">
            <text:p>0.2801883256</text:p>
          </table:table-cell>
          <table:table-cell office:value-type="float" office:value="0.5715680935" calcext:value-type="float">
            <text:p>0.5715680935</text:p>
          </table:table-cell>
          <table:table-cell office:value-type="float" office:value="0.1386544378" calcext:value-type="float">
            <text:p>0.1386544378</text:p>
          </table:table-cell>
          <table:table-cell office:value-type="float" office:value="-0.2506265631" calcext:value-type="float">
            <text:p>-0.2506265631</text:p>
          </table:table-cell>
          <table:table-cell office:value-type="float" office:value="0.1464902798" calcext:value-type="float">
            <text:p>0.1464902798</text:p>
          </table:table-cell>
          <table:table-cell office:value-type="float" office:value="0.8457912733" calcext:value-type="float">
            <text:p>0.8457912733</text:p>
          </table:table-cell>
          <table:table-cell office:value-type="float" office:value="0.5783735783" calcext:value-type="float">
            <text:p>0.5783735783</text:p>
          </table:table-cell>
          <table:table-cell office:value-type="float" office:value="0.1441931185" calcext:value-type="float">
            <text:p>0.1441931185</text:p>
          </table:table-cell>
          <table:table-cell office:value-type="float" office:value="0.1475577646" calcext:value-type="float">
            <text:p>0.1475577646</text:p>
          </table:table-cell>
          <table:table-cell office:value-type="float" office:value="0.241534758" calcext:value-type="float">
            <text:p>0.241534758</text:p>
          </table:table-cell>
          <table:table-cell office:value-type="float" office:value="0.0298639881" calcext:value-type="float">
            <text:p>0.0298639881</text:p>
          </table:table-cell>
          <table:table-cell office:value-type="float" office:value="0.158102714" calcext:value-type="float">
            <text:p>0.158102714</text:p>
          </table:table-cell>
          <table:table-cell office:value-type="float" office:value="0.1845438517" calcext:value-type="float">
            <text:p>0.1845438517</text:p>
          </table:table-cell>
          <table:table-cell office:value-type="float" office:value="0.2930287633" calcext:value-type="float">
            <text:p>0.2930287633</text:p>
          </table:table-cell>
          <table:table-cell office:value-type="float" office:value="-0.4247442218" calcext:value-type="float">
            <text:p>-0.4247442218</text:p>
          </table:table-cell>
          <table:table-cell office:value-type="float" office:value="-0.0161484063" calcext:value-type="float">
            <text:p>-0.0161484063</text:p>
          </table:table-cell>
          <table:table-cell office:value-type="float" office:value="0.001107759" calcext:value-type="float">
            <text:p>0.001107759</text:p>
          </table:table-cell>
          <table:table-cell office:value-type="float" office:value="-0.2620875917" calcext:value-type="float">
            <text:p>-0.2620875917</text:p>
          </table:table-cell>
          <table:table-cell office:value-type="float" office:value="0.339793399" calcext:value-type="float">
            <text:p>0.339793399</text:p>
          </table:table-cell>
          <table:table-cell office:value-type="float" office:value="0.0366730198" calcext:value-type="float">
            <text:p>0.0366730198</text:p>
          </table:table-cell>
          <table:table-cell office:value-type="float" office:value="0.660485367" calcext:value-type="float">
            <text:p>0.660485367</text:p>
          </table:table-cell>
          <table:table-cell office:value-type="float" office:value="0.2277978378" calcext:value-type="float">
            <text:p>0.2277978378</text:p>
          </table:table-cell>
          <table:table-cell office:value-type="float" office:value="0.2569941069" calcext:value-type="float">
            <text:p>0.2569941069</text:p>
          </table:table-cell>
          <table:table-cell office:value-type="float" office:value="0.0911505603" calcext:value-type="float">
            <text:p>0.0911505603</text:p>
          </table:table-cell>
          <table:table-cell office:value-type="float" office:value="-0.2593152569" calcext:value-type="float">
            <text:p>-0.2593152569</text:p>
          </table:table-cell>
          <table:table-cell office:value-type="float" office:value="0.1745634061" calcext:value-type="float">
            <text:p>0.1745634061</text:p>
          </table:table-cell>
          <table:table-cell office:value-type="float" office:value="0.4778029663" calcext:value-type="float">
            <text:p>0.4778029663</text:p>
          </table:table-cell>
          <table:table-cell office:value-type="float" office:value="0.0743079245" calcext:value-type="float">
            <text:p>0.0743079245</text:p>
          </table:table-cell>
          <table:table-cell office:value-type="float" office:value="-0.0621955467" calcext:value-type="float">
            <text:p>-0.0621955467</text:p>
          </table:table-cell>
          <table:table-cell office:value-type="float" office:value="0.0828526101" calcext:value-type="float">
            <text:p>0.0828526101</text:p>
          </table:table-cell>
          <table:table-cell office:value-type="float" office:value="-0.0269864399" calcext:value-type="float">
            <text:p>-0.0269864399</text:p>
          </table:table-cell>
          <table:table-cell office:value-type="float" office:value="0.8283675782" calcext:value-type="float">
            <text:p>0.8283675782</text:p>
          </table:table-cell>
          <table:table-cell office:value-type="float" office:value="0.2389738251" calcext:value-type="float">
            <text:p>0.2389738251</text:p>
          </table:table-cell>
          <table:table-cell office:value-type="float" office:value="0.1568396899" calcext:value-type="float">
            <text:p>0.1568396899</text:p>
          </table:table-cell>
          <table:table-cell office:value-type="float" office:value="0.0849177806" calcext:value-type="float">
            <text:p>0.0849177806</text:p>
          </table:table-cell>
          <table:table-cell office:value-type="float" office:value="0.2776228948" calcext:value-type="float">
            <text:p>0.2776228948</text:p>
          </table:table-cell>
          <table:table-cell office:value-type="float" office:value="0.146588674" calcext:value-type="float">
            <text:p>0.146588674</text:p>
          </table:table-cell>
          <table:table-cell office:value-type="float" office:value="0.1761721786" calcext:value-type="float">
            <text:p>0.1761721786</text:p>
          </table:table-cell>
          <table:table-cell office:value-type="float" office:value="0.3610024355" calcext:value-type="float">
            <text:p>0.3610024355</text:p>
          </table:table-cell>
          <table:table-cell office:value-type="float" office:value="0.0458126838" calcext:value-type="float">
            <text:p>0.0458126838</text:p>
          </table:table-cell>
          <table:table-cell office:value-type="float" office:value="0.0508809595" calcext:value-type="float">
            <text:p>0.0508809595</text:p>
          </table:table-cell>
          <table:table-cell office:value-type="float" office:value="0.4546229393" calcext:value-type="float">
            <text:p>0.4546229393</text:p>
          </table:table-cell>
          <table:table-cell office:value-type="float" office:value="0.2918280538" calcext:value-type="float">
            <text:p>0.2918280538</text:p>
          </table:table-cell>
          <table:table-cell office:value-type="float" office:value="0.0617557077" calcext:value-type="float">
            <text:p>0.0617557077</text:p>
          </table:table-cell>
          <table:table-cell office:value-type="float" office:value="0.4282135335" calcext:value-type="float">
            <text:p>0.4282135335</text:p>
          </table:table-cell>
          <table:table-cell office:value-type="float" office:value="0.1478056559" calcext:value-type="float">
            <text:p>0.1478056559</text:p>
          </table:table-cell>
          <table:table-cell office:value-type="float" office:value="0.1548572891" calcext:value-type="float">
            <text:p>0.1548572891</text:p>
          </table:table-cell>
          <table:table-cell office:value-type="float" office:value="0.4479375766" calcext:value-type="float">
            <text:p>0.4479375766</text:p>
          </table:table-cell>
          <table:table-cell office:value-type="float" office:value="0.1223955558" calcext:value-type="float">
            <text:p>0.1223955558</text:p>
          </table:table-cell>
          <table:table-cell office:value-type="float" office:value="0.4053765909" calcext:value-type="float">
            <text:p>0.4053765909</text:p>
          </table:table-cell>
          <table:table-cell office:value-type="float" office:value="0.1253187348" calcext:value-type="float">
            <text:p>0.1253187348</text:p>
          </table:table-cell>
          <table:table-cell office:value-type="float" office:value="0.2492569272" calcext:value-type="float">
            <text:p>0.2492569272</text:p>
          </table:table-cell>
          <table:table-cell office:value-type="float" office:value="0.0219357398" calcext:value-type="float">
            <text:p>0.0219357398</text:p>
          </table:table-cell>
          <table:table-cell office:value-type="float" office:value="0.8452108605" calcext:value-type="float">
            <text:p>0.8452108605</text:p>
          </table:table-cell>
          <table:table-cell office:value-type="float" office:value="0.476728824" calcext:value-type="float">
            <text:p>0.476728824</text:p>
          </table:table-cell>
          <table:table-cell office:value-type="float" office:value="0.1924302303" calcext:value-type="float">
            <text:p>0.1924302303</text:p>
          </table:table-cell>
          <table:table-cell office:value-type="float" office:value="0.3226583795" calcext:value-type="float">
            <text:p>0.3226583795</text:p>
          </table:table-cell>
          <table:table-cell office:value-type="float" office:value="0.1797240083" calcext:value-type="float">
            <text:p>0.1797240083</text:p>
          </table:table-cell>
          <table:table-cell office:value-type="float" office:value="0.7121080258" calcext:value-type="float">
            <text:p>0.7121080258</text:p>
          </table:table-cell>
          <table:table-cell office:value-type="float" office:value="0.3174763171" calcext:value-type="float">
            <text:p>0.3174763171</text:p>
          </table:table-cell>
          <table:table-cell office:value-type="float" office:value="0.5923178482" calcext:value-type="float">
            <text:p>0.5923178482</text:p>
          </table:table-cell>
          <table:table-cell office:value-type="float" office:value="0.0540224816" calcext:value-type="float">
            <text:p>0.0540224816</text:p>
          </table:table-cell>
          <table:table-cell office:value-type="float" office:value="0.2697086834" calcext:value-type="float">
            <text:p>0.2697086834</text:p>
          </table:table-cell>
          <table:table-cell office:value-type="float" office:value="0.3877478581" calcext:value-type="float">
            <text:p>0.3877478581</text:p>
          </table:table-cell>
          <table:table-cell office:value-type="float" office:value="0.7655560461" calcext:value-type="float">
            <text:p>0.7655560461</text:p>
          </table:table-cell>
          <table:table-cell office:value-type="float" office:value="-0.2119559838" calcext:value-type="float">
            <text:p>-0.2119559838</text:p>
          </table:table-cell>
          <table:table-cell office:value-type="float" office:value="0.3877192571" calcext:value-type="float">
            <text:p>0.3877192571</text:p>
          </table:table-cell>
          <table:table-cell office:value-type="float" office:value="0.8058777546" calcext:value-type="float">
            <text:p>0.8058777546</text:p>
          </table:table-cell>
          <table:table-cell office:value-type="float" office:value="0.2313100888" calcext:value-type="float">
            <text:p>0.2313100888</text:p>
          </table:table-cell>
          <table:table-cell office:value-type="float" office:value="0.3228616096" calcext:value-type="float">
            <text:p>0.3228616096</text:p>
          </table:table-cell>
          <table:table-cell office:value-type="float" office:value="-0.3441472217" calcext:value-type="float">
            <text:p>-0.3441472217</text:p>
          </table:table-cell>
          <table:table-cell office:value-type="float" office:value="0.7284793802" calcext:value-type="float">
            <text:p>0.7284793802</text:p>
          </table:table-cell>
          <table:table-cell office:value-type="float" office:value="-0.2450790209" calcext:value-type="float">
            <text:p>-0.2450790209</text:p>
          </table:table-cell>
          <table:table-cell office:value-type="float" office:value="-0.1040695192" calcext:value-type="float">
            <text:p>-0.1040695192</text:p>
          </table:table-cell>
          <table:table-cell office:value-type="float" office:value="0.1592891391" calcext:value-type="float">
            <text:p>0.1592891391</text:p>
          </table:table-cell>
          <table:table-cell office:value-type="float" office:value="0.2415927986" calcext:value-type="float">
            <text:p>0.2415927986</text:p>
          </table:table-cell>
          <table:table-cell office:value-type="float" office:value="0.1612354359" calcext:value-type="float">
            <text:p>0.1612354359</text:p>
          </table:table-cell>
          <table:table-cell office:value-type="float" office:value="0.3734547146" calcext:value-type="float">
            <text:p>0.3734547146</text:p>
          </table:table-cell>
          <table:table-cell office:value-type="float" office:value="0.926375171" calcext:value-type="float">
            <text:p>0.926375171</text:p>
          </table:table-cell>
          <table:table-cell office:value-type="float" office:value="0.6351134339" calcext:value-type="float">
            <text:p>0.6351134339</text:p>
          </table:table-cell>
          <table:table-cell office:value-type="float" office:value="-0.1083039017" calcext:value-type="float">
            <text:p>-0.1083039017</text:p>
          </table:table-cell>
          <table:table-cell office:value-type="float" office:value="0.3233498046" calcext:value-type="float">
            <text:p>0.3233498046</text:p>
          </table:table-cell>
          <table:table-cell office:value-type="float" office:value="0.003464788" calcext:value-type="float">
            <text:p>0.003464788</text:p>
          </table:table-cell>
          <table:table-cell office:value-type="float" office:value="0.2904485578" calcext:value-type="float">
            <text:p>0.290448557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shapes>
          <draw:frame draw:z-index="0" draw:style-name="gr1" draw:text-style-name="P1" svg:width="200.5299in" svg:height="88.2201in" svg:x="0in" svg:y="0in">
            <draw:object draw:notify-on-update-of-ranges="Sheet1.A1:Sheet1.A1 Sheet1.A2:Sheet1.A87 Sheet1.B1:Sheet1.B1 Sheet1.B2:Sheet1.B87 Sheet1.C1:Sheet1.C1 Sheet1.C2:Sheet1.C87 Sheet1.D1:Sheet1.D1 Sheet1.D2:Sheet1.D87 Sheet1.E1:Sheet1.E1 Sheet1.E2:Sheet1.E87 Sheet1.F1:Sheet1.F1 Sheet1.F2:Sheet1.F87 Sheet1.G1:Sheet1.G1 Sheet1.G2:Sheet1.G87 Sheet1.H1:Sheet1.H1 Sheet1.H2:Sheet1.H87 Sheet1.I1:Sheet1.I1 Sheet1.I2:Sheet1.I87 Sheet1.J1:Sheet1.J1 Sheet1.J2:Sheet1.J87 Sheet1.K1:Sheet1.K1 Sheet1.K2:Sheet1.K87 Sheet1.L1:Sheet1.L1 Sheet1.L2:Sheet1.L87 Sheet1.M1:Sheet1.M1 Sheet1.M2:Sheet1.M87 Sheet1.N1:Sheet1.N1 Sheet1.N2:Sheet1.N87 Sheet1.O1:Sheet1.O1 Sheet1.O2:Sheet1.O87 Sheet1.P1:Sheet1.P1 Sheet1.P2:Sheet1.P87 Sheet1.Q1:Sheet1.Q1 Sheet1.Q2:Sheet1.Q87 Sheet1.R1:Sheet1.R1 Sheet1.R2:Sheet1.R87 Sheet1.S1:Sheet1.S1 Sheet1.S2:Sheet1.S87 Sheet1.T1:Sheet1.T1 Sheet1.T2:Sheet1.T87 Sheet1.U1:Sheet1.U1 Sheet1.U2:Sheet1.U87 Sheet1.V1:Sheet1.V1 Sheet1.V2:Sheet1.V87 Sheet1.W1:Sheet1.W1 Sheet1.W2:Sheet1.W87 Sheet1.X1:Sheet1.X1 Sheet1.X2:Sheet1.X87 Sheet1.Y1:Sheet1.Y1 Sheet1.Y2:Sheet1.Y87 Sheet1.Z1:Sheet1.Z1 Sheet1.Z2:Sheet1.Z87 Sheet1.AA1:Sheet1.AA1 Sheet1.AA2:Sheet1.AA87 Sheet1.AB1:Sheet1.AB1 Sheet1.AB2:Sheet1.AB87 Sheet1.AC1:Sheet1.AC1 Sheet1.AC2:Sheet1.AC87 Sheet1.AD1:Sheet1.AD1 Sheet1.AD2:Sheet1.AD87 Sheet1.AE1:Sheet1.AE1 Sheet1.AE2:Sheet1.AE87 Sheet1.AF1:Sheet1.AF1 Sheet1.AF2:Sheet1.AF87 Sheet1.AG1:Sheet1.AG1 Sheet1.AG2:Sheet1.AG87 Sheet1.AH1:Sheet1.AH1 Sheet1.AH2:Sheet1.AH87 Sheet1.AI1:Sheet1.AI1 Sheet1.AI2:Sheet1.AI87 Sheet1.AJ1:Sheet1.AJ1 Sheet1.AJ2:Sheet1.AJ87 Sheet1.AK1:Sheet1.AK1 Sheet1.AK2:Sheet1.AK87 Sheet1.AL1:Sheet1.AL1 Sheet1.AL2:Sheet1.AL87 Sheet1.AM1:Sheet1.AM1 Sheet1.AM2:Sheet1.AM87 Sheet1.AN1:Sheet1.AN1 Sheet1.AN2:Sheet1.AN87 Sheet1.AO1:Sheet1.AO1 Sheet1.AO2:Sheet1.AO87 Sheet1.AP1:Sheet1.AP1 Sheet1.AP2:Sheet1.AP87 Sheet1.AQ1:Sheet1.AQ1 Sheet1.AQ2:Sheet1.AQ87 Sheet1.AR1:Sheet1.AR1 Sheet1.AR2:Sheet1.AR87 Sheet1.AS1:Sheet1.AS1 Sheet1.AS2:Sheet1.AS87 Sheet1.AT1:Sheet1.AT1 Sheet1.AT2:Sheet1.AT87 Sheet1.AU1:Sheet1.AU1 Sheet1.AU2:Sheet1.AU87 Sheet1.AV1:Sheet1.AV1 Sheet1.AV2:Sheet1.AV87 Sheet1.AW1:Sheet1.AW1 Sheet1.AW2:Sheet1.AW87 Sheet1.AX1:Sheet1.AX1 Sheet1.AX2:Sheet1.AX87 Sheet1.AY1:Sheet1.AY1 Sheet1.AY2:Sheet1.AY87 Sheet1.AZ1:Sheet1.AZ1 Sheet1.AZ2:Sheet1.AZ87 Sheet1.BA1:Sheet1.BA1 Sheet1.BA2:Sheet1.BA87 Sheet1.BB1:Sheet1.BB1 Sheet1.BB2:Sheet1.BB87 Sheet1.BC1:Sheet1.BC1 Sheet1.BC2:Sheet1.BC87 Sheet1.BD1:Sheet1.BD1 Sheet1.BD2:Sheet1.BD87 Sheet1.BE1:Sheet1.BE1 Sheet1.BE2:Sheet1.BE87 Sheet1.BF1:Sheet1.BF1 Sheet1.BF2:Sheet1.BF87 Sheet1.BG1:Sheet1.BG1 Sheet1.BG2:Sheet1.BG87 Sheet1.BH1:Sheet1.BH1 Sheet1.BH2:Sheet1.BH87 Sheet1.BI1:Sheet1.BI1 Sheet1.BI2:Sheet1.BI87 Sheet1.BJ1:Sheet1.BJ1 Sheet1.BJ2:Sheet1.BJ87 Sheet1.BK1:Sheet1.BK1 Sheet1.BK2:Sheet1.BK87 Sheet1.BL1:Sheet1.BL1 Sheet1.BL2:Sheet1.BL87 Sheet1.BM1:Sheet1.BM1 Sheet1.BM2:Sheet1.BM87 Sheet1.BN1:Sheet1.BN1 Sheet1.BN2:Sheet1.BN87 Sheet1.BO1:Sheet1.BO1 Sheet1.BO2:Sheet1.BO87 Sheet1.BP1:Sheet1.BP1 Sheet1.BP2:Sheet1.BP87 Sheet1.BQ1:Sheet1.BQ1 Sheet1.BQ2:Sheet1.BQ87 Sheet1.BR1:Sheet1.BR1 Sheet1.BR2:Sheet1.BR87 Sheet1.BS1:Sheet1.BS1 Sheet1.BS2:Sheet1.BS87 Sheet1.BT1:Sheet1.BT1 Sheet1.BT2:Sheet1.BT87 Sheet1.BU1:Sheet1.BU1 Sheet1.BU2:Sheet1.BU87 Sheet1.BV1:Sheet1.BV1 Sheet1.BV2:Sheet1.BV87 Sheet1.BW1:Sheet1.BW1 Sheet1.BW2:Sheet1.BW87 Sheet1.BX1:Sheet1.BX1 Sheet1.BX2:Sheet1.BX87 Sheet1.BY1:Sheet1.BY1 Sheet1.BY2:Sheet1.BY87 Sheet1.BZ1:Sheet1.BZ1 Sheet1.BZ2:Sheet1.BZ87 Sheet1.CA1:Sheet1.CA1 Sheet1.CA2:Sheet1.CA87 Sheet1.CB1:Sheet1.CB1 Sheet1.CB2:Sheet1.CB87 Sheet1.CC1:Sheet1.CC1 Sheet1.CC2:Sheet1.CC87 Sheet1.CD1:Sheet1.CD1 Sheet1.CD2:Sheet1.CD87 Sheet1.CE1:Sheet1.CE1 Sheet1.CE2:Sheet1.CE87 Sheet1.CF1:Sheet1.CF1 Sheet1.CF2:Sheet1.CF87 Sheet1.CG1:Sheet1.CG1 Sheet1.CG2:Sheet1.CG87 Sheet1.CH1:Sheet1.CH1 Sheet1.CH2:Sheet1.CH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3T21:09:07.358509806</dc:date>
    <meta:generator>LibreOffice/4.2.7.2$Linux_X86_64 LibreOffice_project/420m0$Build-2</meta:generator>
    <meta:editing-duration>P0D</meta:editing-duration>
    <meta:editing-cycles>1</meta:editing-cycles>
    <meta:document-statistic meta:table-count="2" meta:cell-count="74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4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5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5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5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5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5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5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5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5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5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5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60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6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62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6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6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65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66" style:family="chart">
      <style:graphic-properties draw:stroke="solid" svg:stroke-color="#b3b3b3" draw:fill="none" draw:fill-color="#e6e6e6"/>
    </style:style>
    <style:style style:name="ch67" style:family="chart">
      <style:graphic-properties svg:stroke-color="#b3b3b3" draw:fill-color="#cccccc"/>
    </style:style>
  </office:automatic-styles>
  <office:body>
    <office:chart>
      <chart:chart svg:width="509.347cm" svg:height="224.08cm" xlink:href=".." xlink:type="simple" chart:class="chart:scatter" chart:style-name="ch1">
        <chart:legend chart:legend-position="end" svg:x="506.343cm" svg:y="90.825cm" style:legend-expansion="high" chart:style-name="ch2"/>
        <chart:plot-area chart:style-name="ch3" table:cell-range-address="Sheet1.A1:Sheet1.CH87" chart:data-source-has-labels="both" svg:x="-0.297cm" svg:y="1.118cm" svg:width="426.166cm" svg:height="212.292cm">
          <chartooo:coordinate-region svg:x="-0.006cm" svg:y="1.317cm" svg:width="425.635cm" svg:height="211.894cm"/>
          <chart:axis chart:dimension="x" chart:name="primary-x" chart:style-name="ch4" chartooo:axis-type="auto">
            <chart:categories table:cell-range-address="Sheet1.A2:Sheet1.A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7" chart:label-cell-address="Sheet1.B1:Sheet1.B1" chart:class="chart:scatter">
            <chart:domain table:cell-range-address="Sheet1.A2:Sheet1.A87"/>
            <chart:data-point chart:repeated="86"/>
          </chart:series>
          <chart:series chart:style-name="ch7" chart:values-cell-range-address="Sheet1.C2:Sheet1.C87" chart:label-cell-address="Sheet1.C1:Sheet1.C1" chart:class="chart:scatter">
            <chart:data-point chart:repeated="86"/>
          </chart:series>
          <chart:series chart:style-name="ch8" chart:values-cell-range-address="Sheet1.D2:Sheet1.D87" chart:label-cell-address="Sheet1.D1:Sheet1.D1" chart:class="chart:scatter">
            <chart:data-point chart:repeated="86"/>
          </chart:series>
          <chart:series chart:style-name="ch9" chart:values-cell-range-address="Sheet1.E2:Sheet1.E87" chart:label-cell-address="Sheet1.E1:Sheet1.E1" chart:class="chart:scatter">
            <chart:data-point chart:repeated="86"/>
          </chart:series>
          <chart:series chart:style-name="ch10" chart:values-cell-range-address="Sheet1.F2:Sheet1.F87" chart:label-cell-address="Sheet1.F1:Sheet1.F1" chart:class="chart:scatter">
            <chart:data-point chart:repeated="86"/>
          </chart:series>
          <chart:series chart:style-name="ch11" chart:values-cell-range-address="Sheet1.G2:Sheet1.G87" chart:label-cell-address="Sheet1.G1:Sheet1.G1" chart:class="chart:scatter">
            <chart:data-point chart:repeated="86"/>
          </chart:series>
          <chart:series chart:style-name="ch12" chart:values-cell-range-address="Sheet1.H2:Sheet1.H87" chart:label-cell-address="Sheet1.H1:Sheet1.H1" chart:class="chart:scatter">
            <chart:data-point chart:repeated="86"/>
          </chart:series>
          <chart:series chart:style-name="ch13" chart:values-cell-range-address="Sheet1.I2:Sheet1.I87" chart:label-cell-address="Sheet1.I1:Sheet1.I1" chart:class="chart:scatter">
            <chart:data-point chart:repeated="86"/>
          </chart:series>
          <chart:series chart:style-name="ch14" chart:values-cell-range-address="Sheet1.J2:Sheet1.J87" chart:label-cell-address="Sheet1.J1:Sheet1.J1" chart:class="chart:scatter">
            <chart:data-point chart:repeated="86"/>
          </chart:series>
          <chart:series chart:style-name="ch15" chart:values-cell-range-address="Sheet1.K2:Sheet1.K87" chart:label-cell-address="Sheet1.K1:Sheet1.K1" chart:class="chart:scatter">
            <chart:data-point chart:repeated="86"/>
          </chart:series>
          <chart:series chart:style-name="ch16" chart:values-cell-range-address="Sheet1.L2:Sheet1.L87" chart:label-cell-address="Sheet1.L1:Sheet1.L1" chart:class="chart:scatter">
            <chart:data-point chart:repeated="86"/>
          </chart:series>
          <chart:series chart:style-name="ch17" chart:values-cell-range-address="Sheet1.M2:Sheet1.M87" chart:label-cell-address="Sheet1.M1:Sheet1.M1" chart:class="chart:scatter">
            <chart:data-point chart:repeated="86"/>
          </chart:series>
          <chart:series chart:style-name="ch18" chart:values-cell-range-address="Sheet1.N2:Sheet1.N87" chart:label-cell-address="Sheet1.N1:Sheet1.N1" chart:class="chart:scatter">
            <chart:data-point chart:repeated="86"/>
          </chart:series>
          <chart:series chart:style-name="ch19" chart:values-cell-range-address="Sheet1.O2:Sheet1.O87" chart:label-cell-address="Sheet1.O1:Sheet1.O1" chart:class="chart:scatter">
            <chart:data-point chart:repeated="86"/>
          </chart:series>
          <chart:series chart:style-name="ch20" chart:values-cell-range-address="Sheet1.P2:Sheet1.P87" chart:label-cell-address="Sheet1.P1:Sheet1.P1" chart:class="chart:scatter">
            <chart:data-point chart:repeated="86"/>
          </chart:series>
          <chart:series chart:style-name="ch21" chart:values-cell-range-address="Sheet1.Q2:Sheet1.Q87" chart:label-cell-address="Sheet1.Q1:Sheet1.Q1" chart:class="chart:scatter">
            <chart:data-point chart:repeated="86"/>
          </chart:series>
          <chart:series chart:style-name="ch22" chart:values-cell-range-address="Sheet1.R2:Sheet1.R87" chart:label-cell-address="Sheet1.R1:Sheet1.R1" chart:class="chart:scatter">
            <chart:data-point chart:repeated="86"/>
          </chart:series>
          <chart:series chart:style-name="ch23" chart:values-cell-range-address="Sheet1.S2:Sheet1.S87" chart:label-cell-address="Sheet1.S1:Sheet1.S1" chart:class="chart:scatter">
            <chart:data-point chart:repeated="86"/>
          </chart:series>
          <chart:series chart:style-name="ch24" chart:values-cell-range-address="Sheet1.T2:Sheet1.T87" chart:label-cell-address="Sheet1.T1:Sheet1.T1" chart:class="chart:scatter">
            <chart:data-point chart:repeated="86"/>
          </chart:series>
          <chart:series chart:style-name="ch25" chart:values-cell-range-address="Sheet1.U2:Sheet1.U87" chart:label-cell-address="Sheet1.U1:Sheet1.U1" chart:class="chart:scatter">
            <chart:data-point chart:repeated="86"/>
          </chart:series>
          <chart:series chart:style-name="ch26" chart:values-cell-range-address="Sheet1.V2:Sheet1.V87" chart:label-cell-address="Sheet1.V1:Sheet1.V1" chart:class="chart:scatter">
            <chart:data-point chart:repeated="86"/>
          </chart:series>
          <chart:series chart:style-name="ch27" chart:values-cell-range-address="Sheet1.W2:Sheet1.W87" chart:label-cell-address="Sheet1.W1:Sheet1.W1" chart:class="chart:scatter">
            <chart:data-point chart:repeated="86"/>
          </chart:series>
          <chart:series chart:style-name="ch28" chart:values-cell-range-address="Sheet1.X2:Sheet1.X87" chart:label-cell-address="Sheet1.X1:Sheet1.X1" chart:class="chart:scatter">
            <chart:data-point chart:repeated="86"/>
          </chart:series>
          <chart:series chart:style-name="ch29" chart:values-cell-range-address="Sheet1.Y2:Sheet1.Y87" chart:label-cell-address="Sheet1.Y1:Sheet1.Y1" chart:class="chart:scatter">
            <chart:data-point chart:repeated="86"/>
          </chart:series>
          <chart:series chart:style-name="ch30" chart:values-cell-range-address="Sheet1.Z2:Sheet1.Z87" chart:label-cell-address="Sheet1.Z1:Sheet1.Z1" chart:class="chart:scatter">
            <chart:data-point chart:repeated="86"/>
          </chart:series>
          <chart:series chart:style-name="ch31" chart:values-cell-range-address="Sheet1.AA2:Sheet1.AA87" chart:label-cell-address="Sheet1.AA1:Sheet1.AA1" chart:class="chart:scatter">
            <chart:data-point chart:repeated="86"/>
          </chart:series>
          <chart:series chart:style-name="ch32" chart:values-cell-range-address="Sheet1.AB2:Sheet1.AB87" chart:label-cell-address="Sheet1.AB1:Sheet1.AB1" chart:class="chart:scatter">
            <chart:data-point chart:repeated="86"/>
          </chart:series>
          <chart:series chart:style-name="ch33" chart:values-cell-range-address="Sheet1.AC2:Sheet1.AC87" chart:label-cell-address="Sheet1.AC1:Sheet1.AC1" chart:class="chart:scatter">
            <chart:data-point chart:repeated="86"/>
          </chart:series>
          <chart:series chart:style-name="ch34" chart:values-cell-range-address="Sheet1.AD2:Sheet1.AD87" chart:label-cell-address="Sheet1.AD1:Sheet1.AD1" chart:class="chart:scatter">
            <chart:data-point chart:repeated="86"/>
          </chart:series>
          <chart:series chart:style-name="ch35" chart:values-cell-range-address="Sheet1.AE2:Sheet1.AE87" chart:label-cell-address="Sheet1.AE1:Sheet1.AE1" chart:class="chart:scatter">
            <chart:data-point chart:repeated="86"/>
          </chart:series>
          <chart:series chart:style-name="ch36" chart:values-cell-range-address="Sheet1.AF2:Sheet1.AF87" chart:label-cell-address="Sheet1.AF1:Sheet1.AF1" chart:class="chart:scatter">
            <chart:data-point chart:repeated="86"/>
          </chart:series>
          <chart:series chart:style-name="ch37" chart:values-cell-range-address="Sheet1.AG2:Sheet1.AG87" chart:label-cell-address="Sheet1.AG1:Sheet1.AG1" chart:class="chart:scatter">
            <chart:data-point chart:repeated="86"/>
          </chart:series>
          <chart:series chart:style-name="ch38" chart:values-cell-range-address="Sheet1.AH2:Sheet1.AH87" chart:label-cell-address="Sheet1.AH1:Sheet1.AH1" chart:class="chart:scatter">
            <chart:data-point chart:repeated="86"/>
          </chart:series>
          <chart:series chart:style-name="ch39" chart:values-cell-range-address="Sheet1.AI2:Sheet1.AI87" chart:label-cell-address="Sheet1.AI1:Sheet1.AI1" chart:class="chart:scatter">
            <chart:data-point chart:repeated="86"/>
          </chart:series>
          <chart:series chart:style-name="ch40" chart:values-cell-range-address="Sheet1.AJ2:Sheet1.AJ87" chart:label-cell-address="Sheet1.AJ1:Sheet1.AJ1" chart:class="chart:scatter">
            <chart:data-point chart:repeated="86"/>
          </chart:series>
          <chart:series chart:style-name="ch41" chart:values-cell-range-address="Sheet1.AK2:Sheet1.AK87" chart:label-cell-address="Sheet1.AK1:Sheet1.AK1" chart:class="chart:scatter">
            <chart:data-point chart:repeated="86"/>
          </chart:series>
          <chart:series chart:style-name="ch42" chart:values-cell-range-address="Sheet1.AL2:Sheet1.AL87" chart:label-cell-address="Sheet1.AL1:Sheet1.AL1" chart:class="chart:scatter">
            <chart:data-point chart:repeated="86"/>
          </chart:series>
          <chart:series chart:style-name="ch43" chart:values-cell-range-address="Sheet1.AM2:Sheet1.AM87" chart:label-cell-address="Sheet1.AM1:Sheet1.AM1" chart:class="chart:scatter">
            <chart:data-point chart:repeated="86"/>
          </chart:series>
          <chart:series chart:style-name="ch44" chart:values-cell-range-address="Sheet1.AN2:Sheet1.AN87" chart:label-cell-address="Sheet1.AN1:Sheet1.AN1" chart:class="chart:scatter">
            <chart:data-point chart:repeated="86"/>
          </chart:series>
          <chart:series chart:style-name="ch45" chart:values-cell-range-address="Sheet1.AO2:Sheet1.AO87" chart:label-cell-address="Sheet1.AO1:Sheet1.AO1" chart:class="chart:scatter">
            <chart:data-point chart:repeated="86"/>
          </chart:series>
          <chart:series chart:style-name="ch46" chart:values-cell-range-address="Sheet1.AP2:Sheet1.AP87" chart:label-cell-address="Sheet1.AP1:Sheet1.AP1" chart:class="chart:scatter">
            <chart:data-point chart:repeated="86"/>
          </chart:series>
          <chart:series chart:style-name="ch47" chart:values-cell-range-address="Sheet1.AQ2:Sheet1.AQ87" chart:label-cell-address="Sheet1.AQ1:Sheet1.AQ1" chart:class="chart:scatter">
            <chart:data-point chart:repeated="86"/>
          </chart:series>
          <chart:series chart:style-name="ch48" chart:values-cell-range-address="Sheet1.AR2:Sheet1.AR87" chart:label-cell-address="Sheet1.AR1:Sheet1.AR1" chart:class="chart:scatter">
            <chart:data-point chart:repeated="86"/>
          </chart:series>
          <chart:series chart:style-name="ch49" chart:values-cell-range-address="Sheet1.AS2:Sheet1.AS87" chart:label-cell-address="Sheet1.AS1:Sheet1.AS1" chart:class="chart:scatter">
            <chart:data-point chart:repeated="86"/>
          </chart:series>
          <chart:series chart:style-name="ch50" chart:values-cell-range-address="Sheet1.AT2:Sheet1.AT87" chart:label-cell-address="Sheet1.AT1:Sheet1.AT1" chart:class="chart:scatter">
            <chart:data-point chart:repeated="86"/>
          </chart:series>
          <chart:series chart:style-name="ch51" chart:values-cell-range-address="Sheet1.AU2:Sheet1.AU87" chart:label-cell-address="Sheet1.AU1:Sheet1.AU1" chart:class="chart:scatter">
            <chart:data-point chart:repeated="86"/>
          </chart:series>
          <chart:series chart:style-name="ch52" chart:values-cell-range-address="Sheet1.AV2:Sheet1.AV87" chart:label-cell-address="Sheet1.AV1:Sheet1.AV1" chart:class="chart:scatter">
            <chart:data-point chart:repeated="86"/>
          </chart:series>
          <chart:series chart:style-name="ch53" chart:values-cell-range-address="Sheet1.AW2:Sheet1.AW87" chart:label-cell-address="Sheet1.AW1:Sheet1.AW1" chart:class="chart:scatter">
            <chart:data-point chart:repeated="86"/>
          </chart:series>
          <chart:series chart:style-name="ch54" chart:values-cell-range-address="Sheet1.AX2:Sheet1.AX87" chart:label-cell-address="Sheet1.AX1:Sheet1.AX1" chart:class="chart:scatter">
            <chart:data-point chart:repeated="86"/>
          </chart:series>
          <chart:series chart:style-name="ch55" chart:values-cell-range-address="Sheet1.AY2:Sheet1.AY87" chart:label-cell-address="Sheet1.AY1:Sheet1.AY1" chart:class="chart:scatter">
            <chart:data-point chart:repeated="86"/>
          </chart:series>
          <chart:series chart:style-name="ch56" chart:values-cell-range-address="Sheet1.AZ2:Sheet1.AZ87" chart:label-cell-address="Sheet1.AZ1:Sheet1.AZ1" chart:class="chart:scatter">
            <chart:data-point chart:repeated="86"/>
          </chart:series>
          <chart:series chart:style-name="ch57" chart:values-cell-range-address="Sheet1.BA2:Sheet1.BA87" chart:label-cell-address="Sheet1.BA1:Sheet1.BA1" chart:class="chart:scatter">
            <chart:data-point chart:repeated="86"/>
          </chart:series>
          <chart:series chart:style-name="ch58" chart:values-cell-range-address="Sheet1.BB2:Sheet1.BB87" chart:label-cell-address="Sheet1.BB1:Sheet1.BB1" chart:class="chart:scatter">
            <chart:data-point chart:repeated="86"/>
          </chart:series>
          <chart:series chart:style-name="ch59" chart:values-cell-range-address="Sheet1.BC2:Sheet1.BC87" chart:label-cell-address="Sheet1.BC1:Sheet1.BC1" chart:class="chart:scatter">
            <chart:data-point chart:repeated="86"/>
          </chart:series>
          <chart:series chart:style-name="ch60" chart:values-cell-range-address="Sheet1.BD2:Sheet1.BD87" chart:label-cell-address="Sheet1.BD1:Sheet1.BD1" chart:class="chart:scatter">
            <chart:data-point chart:repeated="86"/>
          </chart:series>
          <chart:series chart:style-name="ch61" chart:values-cell-range-address="Sheet1.BE2:Sheet1.BE87" chart:label-cell-address="Sheet1.BE1:Sheet1.BE1" chart:class="chart:scatter">
            <chart:data-point chart:repeated="86"/>
          </chart:series>
          <chart:series chart:style-name="ch62" chart:values-cell-range-address="Sheet1.BF2:Sheet1.BF87" chart:label-cell-address="Sheet1.BF1:Sheet1.BF1" chart:class="chart:scatter">
            <chart:data-point chart:repeated="86"/>
          </chart:series>
          <chart:series chart:style-name="ch63" chart:values-cell-range-address="Sheet1.BG2:Sheet1.BG87" chart:label-cell-address="Sheet1.BG1:Sheet1.BG1" chart:class="chart:scatter">
            <chart:data-point chart:repeated="86"/>
          </chart:series>
          <chart:series chart:style-name="ch64" chart:values-cell-range-address="Sheet1.BH2:Sheet1.BH87" chart:label-cell-address="Sheet1.BH1:Sheet1.BH1" chart:class="chart:scatter">
            <chart:data-point chart:repeated="86"/>
          </chart:series>
          <chart:series chart:style-name="ch65" chart:values-cell-range-address="Sheet1.BI2:Sheet1.BI87" chart:label-cell-address="Sheet1.BI1:Sheet1.BI1" chart:class="chart:scatter">
            <chart:data-point chart:repeated="86"/>
          </chart:series>
          <chart:series chart:style-name="ch6" chart:values-cell-range-address="Sheet1.BJ2:Sheet1.BJ87" chart:label-cell-address="Sheet1.BJ1:Sheet1.BJ1" chart:class="chart:scatter">
            <chart:data-point chart:repeated="86"/>
          </chart:series>
          <chart:series chart:style-name="ch7" chart:values-cell-range-address="Sheet1.BK2:Sheet1.BK87" chart:label-cell-address="Sheet1.BK1:Sheet1.BK1" chart:class="chart:scatter">
            <chart:data-point chart:repeated="86"/>
          </chart:series>
          <chart:series chart:style-name="ch8" chart:values-cell-range-address="Sheet1.BL2:Sheet1.BL87" chart:label-cell-address="Sheet1.BL1:Sheet1.BL1" chart:class="chart:scatter">
            <chart:data-point chart:repeated="86"/>
          </chart:series>
          <chart:series chart:style-name="ch9" chart:values-cell-range-address="Sheet1.BM2:Sheet1.BM87" chart:label-cell-address="Sheet1.BM1:Sheet1.BM1" chart:class="chart:scatter">
            <chart:data-point chart:repeated="86"/>
          </chart:series>
          <chart:series chart:style-name="ch10" chart:values-cell-range-address="Sheet1.BN2:Sheet1.BN87" chart:label-cell-address="Sheet1.BN1:Sheet1.BN1" chart:class="chart:scatter">
            <chart:data-point chart:repeated="86"/>
          </chart:series>
          <chart:series chart:style-name="ch11" chart:values-cell-range-address="Sheet1.BO2:Sheet1.BO87" chart:label-cell-address="Sheet1.BO1:Sheet1.BO1" chart:class="chart:scatter">
            <chart:data-point chart:repeated="86"/>
          </chart:series>
          <chart:series chart:style-name="ch12" chart:values-cell-range-address="Sheet1.BP2:Sheet1.BP87" chart:label-cell-address="Sheet1.BP1:Sheet1.BP1" chart:class="chart:scatter">
            <chart:data-point chart:repeated="86"/>
          </chart:series>
          <chart:series chart:style-name="ch13" chart:values-cell-range-address="Sheet1.BQ2:Sheet1.BQ87" chart:label-cell-address="Sheet1.BQ1:Sheet1.BQ1" chart:class="chart:scatter">
            <chart:data-point chart:repeated="86"/>
          </chart:series>
          <chart:series chart:style-name="ch14" chart:values-cell-range-address="Sheet1.BR2:Sheet1.BR87" chart:label-cell-address="Sheet1.BR1:Sheet1.BR1" chart:class="chart:scatter">
            <chart:data-point chart:repeated="86"/>
          </chart:series>
          <chart:series chart:style-name="ch15" chart:values-cell-range-address="Sheet1.BS2:Sheet1.BS87" chart:label-cell-address="Sheet1.BS1:Sheet1.BS1" chart:class="chart:scatter">
            <chart:data-point chart:repeated="86"/>
          </chart:series>
          <chart:series chart:style-name="ch16" chart:values-cell-range-address="Sheet1.BT2:Sheet1.BT87" chart:label-cell-address="Sheet1.BT1:Sheet1.BT1" chart:class="chart:scatter">
            <chart:data-point chart:repeated="86"/>
          </chart:series>
          <chart:series chart:style-name="ch17" chart:values-cell-range-address="Sheet1.BU2:Sheet1.BU87" chart:label-cell-address="Sheet1.BU1:Sheet1.BU1" chart:class="chart:scatter">
            <chart:data-point chart:repeated="86"/>
          </chart:series>
          <chart:series chart:style-name="ch18" chart:values-cell-range-address="Sheet1.BV2:Sheet1.BV87" chart:label-cell-address="Sheet1.BV1:Sheet1.BV1" chart:class="chart:scatter">
            <chart:data-point chart:repeated="86"/>
          </chart:series>
          <chart:series chart:style-name="ch19" chart:values-cell-range-address="Sheet1.BW2:Sheet1.BW87" chart:label-cell-address="Sheet1.BW1:Sheet1.BW1" chart:class="chart:scatter">
            <chart:data-point chart:repeated="86"/>
          </chart:series>
          <chart:series chart:style-name="ch20" chart:values-cell-range-address="Sheet1.BX2:Sheet1.BX87" chart:label-cell-address="Sheet1.BX1:Sheet1.BX1" chart:class="chart:scatter">
            <chart:data-point chart:repeated="86"/>
          </chart:series>
          <chart:series chart:style-name="ch21" chart:values-cell-range-address="Sheet1.BY2:Sheet1.BY87" chart:label-cell-address="Sheet1.BY1:Sheet1.BY1" chart:class="chart:scatter">
            <chart:data-point chart:repeated="86"/>
          </chart:series>
          <chart:series chart:style-name="ch22" chart:values-cell-range-address="Sheet1.BZ2:Sheet1.BZ87" chart:label-cell-address="Sheet1.BZ1:Sheet1.BZ1" chart:class="chart:scatter">
            <chart:data-point chart:repeated="86"/>
          </chart:series>
          <chart:series chart:style-name="ch23" chart:values-cell-range-address="Sheet1.CA2:Sheet1.CA87" chart:label-cell-address="Sheet1.CA1:Sheet1.CA1" chart:class="chart:scatter">
            <chart:data-point chart:repeated="86"/>
          </chart:series>
          <chart:series chart:style-name="ch24" chart:values-cell-range-address="Sheet1.CB2:Sheet1.CB87" chart:label-cell-address="Sheet1.CB1:Sheet1.CB1" chart:class="chart:scatter">
            <chart:data-point chart:repeated="86"/>
          </chart:series>
          <chart:series chart:style-name="ch25" chart:values-cell-range-address="Sheet1.CC2:Sheet1.CC87" chart:label-cell-address="Sheet1.CC1:Sheet1.CC1" chart:class="chart:scatter">
            <chart:data-point chart:repeated="86"/>
          </chart:series>
          <chart:series chart:style-name="ch26" chart:values-cell-range-address="Sheet1.CD2:Sheet1.CD87" chart:label-cell-address="Sheet1.CD1:Sheet1.CD1" chart:class="chart:scatter">
            <chart:data-point chart:repeated="86"/>
          </chart:series>
          <chart:series chart:style-name="ch27" chart:values-cell-range-address="Sheet1.CE2:Sheet1.CE87" chart:label-cell-address="Sheet1.CE1:Sheet1.CE1" chart:class="chart:scatter">
            <chart:data-point chart:repeated="86"/>
          </chart:series>
          <chart:series chart:style-name="ch28" chart:values-cell-range-address="Sheet1.CF2:Sheet1.CF87" chart:label-cell-address="Sheet1.CF1:Sheet1.CF1" chart:class="chart:scatter">
            <chart:data-point chart:repeated="86"/>
          </chart:series>
          <chart:series chart:style-name="ch29" chart:values-cell-range-address="Sheet1.CG2:Sheet1.CG87" chart:label-cell-address="Sheet1.CG1:Sheet1.CG1" chart:class="chart:scatter">
            <chart:data-point chart:repeated="86"/>
          </chart:series>
          <chart:series chart:style-name="ch30" chart:values-cell-range-address="Sheet1.CH2:Sheet1.CH87" chart:label-cell-address="Sheet1.CH1:Sheet1.CH1" chart:class="chart:scatter">
            <chart:data-point chart:repeated="86"/>
          </chart:series>
          <chart:wall chart:style-name="ch66"/>
          <chart:floor chart:style-name="ch6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s</text:p>
                <draw:g>
                  <svg:desc>Sheet1.B1:Sheet1.B1</svg:desc>
                </draw:g>
              </table:table-cell>
              <table:table-cell office:value-type="string">
                <text:p>group</text:p>
                <draw:g>
                  <svg:desc>Sheet1.C1:Sheet1.C1</svg:desc>
                </draw:g>
              </table:table-cell>
              <table:table-cell office:value-type="string">
                <text:p>had</text:p>
                <draw:g>
                  <svg:desc>Sheet1.D1:Sheet1.D1</svg:desc>
                </draw:g>
              </table:table-cell>
              <table:table-cell office:value-type="string">
                <text:p>thursday</text:p>
                <draw:g>
                  <svg:desc>Sheet1.E1:Sheet1.E1</svg:desc>
                </draw:g>
              </table:table-cell>
              <table:table-cell office:value-type="string">
                <text:p>should</text:p>
                <draw:g>
                  <svg:desc>Sheet1.F1:Sheet1.F1</svg:desc>
                </draw:g>
              </table:table-cell>
              <table:table-cell office:value-type="string">
                <text:p>to</text:p>
                <draw:g>
                  <svg:desc>Sheet1.G1:Sheet1.G1</svg:desc>
                </draw:g>
              </table:table-cell>
              <table:table-cell office:value-type="string">
                <text:p>has</text:p>
                <draw:g>
                  <svg:desc>Sheet1.H1:Sheet1.H1</svg:desc>
                </draw:g>
              </table:table-cell>
              <table:table-cell office:value-type="string">
                <text:p>then</text:p>
                <draw:g>
                  <svg:desc>Sheet1.I1:Sheet1.I1</svg:desc>
                </draw:g>
              </table:table-cell>
              <table:table-cell office:value-type="string">
                <text:p>his</text:p>
                <draw:g>
                  <svg:desc>Sheet1.J1:Sheet1.J1</svg:desc>
                </draw:g>
              </table:table-cell>
              <table:table-cell office:value-type="string">
                <text:p>know</text:p>
                <draw:g>
                  <svg:desc>Sheet1.K1:Sheet1.K1</svg:desc>
                </draw:g>
              </table:table-cell>
              <table:table-cell office:value-type="string">
                <text:p>partsession</text:p>
                <draw:g>
                  <svg:desc>Sheet1.L1:Sheet1.L1</svg:desc>
                </draw:g>
              </table:table-cell>
              <table:table-cell office:value-type="string">
                <text:p>not</text:p>
                <draw:g>
                  <svg:desc>Sheet1.M1:Sheet1.M1</svg:desc>
                </draw:g>
              </table:table-cell>
              <table:table-cell office:value-type="string">
                <text:p>during</text:p>
                <draw:g>
                  <svg:desc>Sheet1.N1:Sheet1.N1</svg:desc>
                </draw:g>
              </table:table-cell>
              <table:table-cell office:value-type="string">
                <text:p>now</text:p>
                <draw:g>
                  <svg:desc>Sheet1.O1:Sheet1.O1</svg:desc>
                </draw:g>
              </table:table-cell>
              <table:table-cell office:value-type="string">
                <text:p>like</text:p>
                <draw:g>
                  <svg:desc>Sheet1.P1:Sheet1.P1</svg:desc>
                </draw:g>
              </table:table-cell>
              <table:table-cell office:value-type="string">
                <text:p>p</text:p>
                <draw:g>
                  <svg:desc>Sheet1.Q1:Sheet1.Q1</svg:desc>
                </draw:g>
              </table:table-cell>
              <table:table-cell office:value-type="string">
                <text:p>programme</text:p>
                <draw:g>
                  <svg:desc>Sheet1.R1:Sheet1.R1</svg:desc>
                </draw:g>
              </table:table-cell>
              <table:table-cell office:value-type="string">
                <text:p>madam</text:p>
                <draw:g>
                  <svg:desc>Sheet1.S1:Sheet1.S1</svg:desc>
                </draw:g>
              </table:table-cell>
              <table:table-cell office:value-type="string">
                <text:p>because</text:p>
                <draw:g>
                  <svg:desc>Sheet1.T1:Sheet1.T1</svg:desc>
                </draw:g>
              </table:table-cell>
              <table:table-cell office:value-type="string">
                <text:p>people</text:p>
                <draw:g>
                  <svg:desc>Sheet1.U1:Sheet1.U1</svg:desc>
                </draw:g>
              </table:table-cell>
              <table:table-cell office:value-type="string">
                <text:p>we</text:p>
                <draw:g>
                  <svg:desc>Sheet1.V1:Sheet1.V1</svg:desc>
                </draw:g>
              </table:table-cell>
              <table:table-cell office:value-type="string">
                <text:p>are</text:p>
                <draw:g>
                  <svg:desc>Sheet1.W1:Sheet1.W1</svg:desc>
                </draw:g>
              </table:table-cell>
              <table:table-cell office:value-type="string">
                <text:p>our</text:p>
                <draw:g>
                  <svg:desc>Sheet1.X1:Sheet1.X1</svg:desc>
                </draw:g>
              </table:table-cell>
              <table:table-cell office:value-type="string">
                <text:p>for</text:p>
                <draw:g>
                  <svg:desc>Sheet1.Y1:Sheet1.Y1</svg:desc>
                </draw:g>
              </table:table-cell>
              <table:table-cell office:value-type="string">
                <text:p>since</text:p>
                <draw:g>
                  <svg:desc>Sheet1.Z1:Sheet1.Z1</svg:desc>
                </draw:g>
              </table:table-cell>
              <table:table-cell office:value-type="string">
                <text:p>debate</text:p>
                <draw:g>
                  <svg:desc>Sheet1.AA1:Sheet1.AA1</svg:desc>
                </draw:g>
              </table:table-cell>
              <table:table-cell office:value-type="string">
                <text:p>be</text:p>
                <draw:g>
                  <svg:desc>Sheet1.AB1:Sheet1.AB1</svg:desc>
                </draw:g>
              </table:table-cell>
              <table:table-cell office:value-type="string">
                <text:p>namepresident</text:p>
                <draw:g>
                  <svg:desc>Sheet1.AC1:Sheet1.AC1</svg:desc>
                </draw:g>
              </table:table-cell>
              <table:table-cell office:value-type="string">
                <text:p>mr</text:p>
                <draw:g>
                  <svg:desc>Sheet1.AD1:Sheet1.AD1</svg:desc>
                </draw:g>
              </table:table-cell>
              <table:table-cell office:value-type="string">
                <text:p>ask</text:p>
                <draw:g>
                  <svg:desc>Sheet1.AE1:Sheet1.AE1</svg:desc>
                </draw:g>
              </table:table-cell>
              <table:table-cell office:value-type="string">
                <text:p>by</text:p>
                <draw:g>
                  <svg:desc>Sheet1.AF1:Sheet1.AF1</svg:desc>
                </draw:g>
              </table:table-cell>
              <table:table-cell office:value-type="string">
                <text:p>on</text:p>
                <draw:g>
                  <svg:desc>Sheet1.AG1:Sheet1.AG1</svg:desc>
                </draw:g>
              </table:table-cell>
              <table:table-cell office:value-type="string">
                <text:p>of</text:p>
                <draw:g>
                  <svg:desc>Sheet1.AH1:Sheet1.AH1</svg:desc>
                </draw:g>
              </table:table-cell>
              <table:table-cell office:value-type="string">
                <text:p>s</text:p>
                <draw:g>
                  <svg:desc>Sheet1.AI1:Sheet1.AI1</svg:desc>
                </draw:g>
              </table:table-cell>
              <table:table-cell office:value-type="string">
                <text:p>presidents</text:p>
                <draw:g>
                  <svg:desc>Sheet1.AJ1:Sheet1.AJ1</svg:desc>
                </draw:g>
              </table:table-cell>
              <table:table-cell office:value-type="string">
                <text:p>number</text:p>
                <draw:g>
                  <svg:desc>Sheet1.AK1:Sheet1.AK1</svg:desc>
                </draw:g>
              </table:table-cell>
              <table:table-cell office:value-type="string">
                <text:p>one</text:p>
                <draw:g>
                  <svg:desc>Sheet1.AL1:Sheet1.AL1</svg:desc>
                </draw:g>
              </table:table-cell>
              <table:table-cell office:value-type="string">
                <text:p>vote</text:p>
                <draw:g>
                  <svg:desc>Sheet1.AM1:Sheet1.AM1</svg:desc>
                </draw:g>
              </table:table-cell>
              <table:table-cell office:value-type="string">
                <text:p>your</text:p>
                <draw:g>
                  <svg:desc>Sheet1.AN1:Sheet1.AN1</svg:desc>
                </draw:g>
              </table:table-cell>
              <table:table-cell office:value-type="string">
                <text:p>conference</text:p>
                <draw:g>
                  <svg:desc>Sheet1.AO1:Sheet1.AO1</svg:desc>
                </draw:g>
              </table:table-cell>
              <table:table-cell office:value-type="string">
                <text:p>would</text:p>
                <draw:g>
                  <svg:desc>Sheet1.AP1:Sheet1.AP1</svg:desc>
                </draw:g>
              </table:table-cell>
              <table:table-cell office:value-type="string">
                <text:p>there</text:p>
                <draw:g>
                  <svg:desc>Sheet1.AQ1:Sheet1.AQ1</svg:desc>
                </draw:g>
              </table:table-cell>
              <table:table-cell office:value-type="string">
                <text:p>been</text:p>
                <draw:g>
                  <svg:desc>Sheet1.AR1:Sheet1.AR1</svg:desc>
                </draw:g>
              </table:table-cell>
              <table:table-cell office:value-type="string">
                <text:p>next</text:p>
                <draw:g>
                  <svg:desc>Sheet1.AS1:Sheet1.AS1</svg:desc>
                </draw:g>
              </table:table-cell>
              <table:table-cell office:value-type="string">
                <text:p>commission</text:p>
                <draw:g>
                  <svg:desc>Sheet1.AT1:Sheet1.AT1</svg:desc>
                </draw:g>
              </table:table-cell>
              <table:table-cell office:value-type="string">
                <text:p>therefore</text:p>
                <draw:g>
                  <svg:desc>Sheet1.AU1:Sheet1.AU1</svg:desc>
                </draw:g>
              </table:table-cell>
              <table:table-cell office:value-type="string">
                <text:p>proposal</text:p>
                <draw:g>
                  <svg:desc>Sheet1.AV1:Sheet1.AV1</svg:desc>
                </draw:g>
              </table:table-cell>
              <table:table-cell office:value-type="string">
                <text:p>was</text:p>
                <draw:g>
                  <svg:desc>Sheet1.AW1:Sheet1.AW1</svg:desc>
                </draw:g>
              </table:table-cell>
              <table:table-cell office:value-type="string">
                <text:p>parliament</text:p>
                <draw:g>
                  <svg:desc>Sheet1.AX1:Sheet1.AX1</svg:desc>
                </draw:g>
              </table:table-cell>
              <table:table-cell office:value-type="string">
                <text:p>that</text:p>
                <draw:g>
                  <svg:desc>Sheet1.AY1:Sheet1.AY1</svg:desc>
                </draw:g>
              </table:table-cell>
              <table:table-cell office:value-type="string">
                <text:p>with</text:p>
                <draw:g>
                  <svg:desc>Sheet1.AZ1:Sheet1.AZ1</svg:desc>
                </draw:g>
              </table:table-cell>
              <table:table-cell office:value-type="string">
                <text:p>present</text:p>
                <draw:g>
                  <svg:desc>Sheet1.BA1:Sheet1.BA1</svg:desc>
                </draw:g>
              </table:table-cell>
              <table:table-cell office:value-type="string">
                <text:p>case</text:p>
                <draw:g>
                  <svg:desc>Sheet1.BB1:Sheet1.BB1</svg:desc>
                </draw:g>
              </table:table-cell>
              <table:table-cell office:value-type="string">
                <text:p>this</text:p>
                <draw:g>
                  <svg:desc>Sheet1.BC1:Sheet1.BC1</svg:desc>
                </draw:g>
              </table:table-cell>
              <table:table-cell office:value-type="string">
                <text:p>will</text:p>
                <draw:g>
                  <svg:desc>Sheet1.BD1:Sheet1.BD1</svg:desc>
                </draw:g>
              </table:table-cell>
              <table:table-cell office:value-type="string">
                <text:p>can</text:p>
                <draw:g>
                  <svg:desc>Sheet1.BE1:Sheet1.BE1</svg:desc>
                </draw:g>
              </table:table-cell>
              <table:table-cell office:value-type="string">
                <text:p>were</text:p>
                <draw:g>
                  <svg:desc>Sheet1.BF1:Sheet1.BF1</svg:desc>
                </draw:g>
              </table:table-cell>
              <table:table-cell office:value-type="string">
                <text:p>my</text:p>
                <draw:g>
                  <svg:desc>Sheet1.BG1:Sheet1.BG1</svg:desc>
                </draw:g>
              </table:table-cell>
              <table:table-cell office:value-type="string">
                <text:p>and</text:p>
                <draw:g>
                  <svg:desc>Sheet1.BH1:Sheet1.BH1</svg:desc>
                </draw:g>
              </table:table-cell>
              <table:table-cell office:value-type="string">
                <text:p>do</text:p>
                <draw:g>
                  <svg:desc>Sheet1.BI1:Sheet1.BI1</svg:desc>
                </draw:g>
              </table:table-cell>
              <table:table-cell office:value-type="string">
                <text:p>is</text:p>
                <draw:g>
                  <svg:desc>Sheet1.BJ1:Sheet1.BJ1</svg:desc>
                </draw:g>
              </table:table-cell>
              <table:table-cell office:value-type="string">
                <text:p>it</text:p>
                <draw:g>
                  <svg:desc>Sheet1.BK1:Sheet1.BK1</svg:desc>
                </draw:g>
              </table:table-cell>
              <table:table-cell office:value-type="string">
                <text:p>an</text:p>
                <draw:g>
                  <svg:desc>Sheet1.BL1:Sheet1.BL1</svg:desc>
                </draw:g>
              </table:table-cell>
              <table:table-cell office:value-type="string">
                <text:p>prodi</text:p>
                <draw:g>
                  <svg:desc>Sheet1.BM1:Sheet1.BM1</svg:desc>
                </draw:g>
              </table:table-cell>
              <table:table-cell office:value-type="string">
                <text:p>as</text:p>
                <draw:g>
                  <svg:desc>Sheet1.BN1:Sheet1.BN1</svg:desc>
                </draw:g>
              </table:table-cell>
              <table:table-cell office:value-type="string">
                <text:p>at</text:p>
                <draw:g>
                  <svg:desc>Sheet1.BO1:Sheet1.BO1</svg:desc>
                </draw:g>
              </table:table-cell>
              <table:table-cell office:value-type="string">
                <text:p>have</text:p>
                <draw:g>
                  <svg:desc>Sheet1.BP1:Sheet1.BP1</svg:desc>
                </draw:g>
              </table:table-cell>
              <table:table-cell office:value-type="string">
                <text:p>in</text:p>
                <draw:g>
                  <svg:desc>Sheet1.BQ1:Sheet1.BQ1</svg:desc>
                </draw:g>
              </table:table-cell>
              <table:table-cell office:value-type="string">
                <text:p>if</text:p>
                <draw:g>
                  <svg:desc>Sheet1.BR1:Sheet1.BR1</svg:desc>
                </draw:g>
              </table:table-cell>
              <table:table-cell office:value-type="string">
                <text:p>no</text:p>
                <draw:g>
                  <svg:desc>Sheet1.BS1:Sheet1.BS1</svg:desc>
                </draw:g>
              </table:table-cell>
              <table:table-cell office:value-type="string">
                <text:p>speaker</text:p>
                <draw:g>
                  <svg:desc>Sheet1.BT1:Sheet1.BT1</svg:desc>
                </draw:g>
              </table:table-cell>
              <table:table-cell office:value-type="string">
                <text:p>which</text:p>
                <draw:g>
                  <svg:desc>Sheet1.BU1:Sheet1.BU1</svg:desc>
                </draw:g>
              </table:table-cell>
              <table:table-cell office:value-type="string">
                <text:p>you</text:p>
                <draw:g>
                  <svg:desc>Sheet1.BV1:Sheet1.BV1</svg:desc>
                </draw:g>
              </table:table-cell>
              <table:table-cell office:value-type="string">
                <text:p>european</text:p>
                <draw:g>
                  <svg:desc>Sheet1.BW1:Sheet1.BW1</svg:desc>
                </draw:g>
              </table:table-cell>
              <table:table-cell office:value-type="string">
                <text:p>shall</text:p>
                <draw:g>
                  <svg:desc>Sheet1.BX1:Sheet1.BX1</svg:desc>
                </draw:g>
              </table:table-cell>
              <table:table-cell office:value-type="string">
                <text:p>who</text:p>
                <draw:g>
                  <svg:desc>Sheet1.BY1:Sheet1.BY1</svg:desc>
                </draw:g>
              </table:table-cell>
              <table:table-cell office:value-type="string">
                <text:p>president</text:p>
                <draw:g>
                  <svg:desc>Sheet1.BZ1:Sheet1.BZ1</svg:desc>
                </draw:g>
              </table:table-cell>
              <table:table-cell office:value-type="string">
                <text:p>why</text:p>
                <draw:g>
                  <svg:desc>Sheet1.CA1:Sheet1.CA1</svg:desc>
                </draw:g>
              </table:table-cell>
              <table:table-cell office:value-type="string">
                <text:p>a</text:p>
                <draw:g>
                  <svg:desc>Sheet1.CB1:Sheet1.CB1</svg:desc>
                </draw:g>
              </table:table-cell>
              <table:table-cell office:value-type="string">
                <text:p>i</text:p>
                <draw:g>
                  <svg:desc>Sheet1.CC1:Sheet1.CC1</svg:desc>
                </draw:g>
              </table:table-cell>
              <table:table-cell office:value-type="string">
                <text:p>mrs</text:p>
                <draw:g>
                  <svg:desc>Sheet1.CD1:Sheet1.CD1</svg:desc>
                </draw:g>
              </table:table-cell>
              <table:table-cell office:value-type="string">
                <text:p>so</text:p>
                <draw:g>
                  <svg:desc>Sheet1.CE1:Sheet1.CE1</svg:desc>
                </draw:g>
              </table:table-cell>
              <table:table-cell office:value-type="string">
                <text:p>agenda</text:p>
                <draw:g>
                  <svg:desc>Sheet1.CF1:Sheet1.CF1</svg:desc>
                </draw:g>
              </table:table-cell>
              <table:table-cell office:value-type="string">
                <text:p>time</text:p>
                <draw:g>
                  <svg:desc>Sheet1.CG1:Sheet1.CG1</svg:desc>
                </draw:g>
              </table:table-cell>
              <table:table-cell office:value-type="string">
                <text:p>the</text:p>
                <draw:g>
                  <svg:desc>Sheet1.CH1:Sheet1.C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87</svg:desc>
                </draw:g>
              </table:table-cell>
              <table:table-cell office:value-type="float" office:value="-0.1394445094">
                <text:p>-0.1394445094</text:p>
                <draw:g>
                  <svg:desc>Sheet1.B2:Sheet1.B87</svg:desc>
                </draw:g>
              </table:table-cell>
              <table:table-cell office:value-type="float" office:value="-0.0376205331">
                <text:p>-0.0376205331</text:p>
                <draw:g>
                  <svg:desc>Sheet1.C2:Sheet1.C87</svg:desc>
                </draw:g>
              </table:table-cell>
              <table:table-cell office:value-type="float" office:value="-0.0573328975">
                <text:p>-0.0573328975</text:p>
                <draw:g>
                  <svg:desc>Sheet1.D2:Sheet1.D87</svg:desc>
                </draw:g>
              </table:table-cell>
              <table:table-cell office:value-type="float" office:value="0.1334447472">
                <text:p>0.1334447472</text:p>
                <draw:g>
                  <svg:desc>Sheet1.E2:Sheet1.E87</svg:desc>
                </draw:g>
              </table:table-cell>
              <table:table-cell office:value-type="float" office:value="-0.1488575248">
                <text:p>-0.1488575248</text:p>
                <draw:g>
                  <svg:desc>Sheet1.F2:Sheet1.F87</svg:desc>
                </draw:g>
              </table:table-cell>
              <table:table-cell office:value-type="float" office:value="-0.1199612071">
                <text:p>-0.1199612071</text:p>
                <draw:g>
                  <svg:desc>Sheet1.G2:Sheet1.G87</svg:desc>
                </draw:g>
              </table:table-cell>
              <table:table-cell office:value-type="float" office:value="-0.0226327993">
                <text:p>-0.0226327993</text:p>
                <draw:g>
                  <svg:desc>Sheet1.H2:Sheet1.H87</svg:desc>
                </draw:g>
              </table:table-cell>
              <table:table-cell office:value-type="float" office:value="-0.2312063184">
                <text:p>-0.2312063184</text:p>
                <draw:g>
                  <svg:desc>Sheet1.I2:Sheet1.I87</svg:desc>
                </draw:g>
              </table:table-cell>
              <table:table-cell office:value-type="float" office:value="-0.15650963">
                <text:p>-0.15650963</text:p>
                <draw:g>
                  <svg:desc>Sheet1.J2:Sheet1.J87</svg:desc>
                </draw:g>
              </table:table-cell>
              <table:table-cell office:value-type="float" office:value="0.0695751279">
                <text:p>0.0695751279</text:p>
                <draw:g>
                  <svg:desc>Sheet1.K2:Sheet1.K87</svg:desc>
                </draw:g>
              </table:table-cell>
              <table:table-cell office:value-type="float" office:value="-0.0092844516">
                <text:p>-0.0092844516</text:p>
                <draw:g>
                  <svg:desc>Sheet1.L2:Sheet1.L87</svg:desc>
                </draw:g>
              </table:table-cell>
              <table:table-cell office:value-type="float" office:value="0.0732515027">
                <text:p>0.0732515027</text:p>
                <draw:g>
                  <svg:desc>Sheet1.M2:Sheet1.M87</svg:desc>
                </draw:g>
              </table:table-cell>
              <table:table-cell office:value-type="float" office:value="0.0297410992">
                <text:p>0.0297410992</text:p>
                <draw:g>
                  <svg:desc>Sheet1.N2:Sheet1.N87</svg:desc>
                </draw:g>
              </table:table-cell>
              <table:table-cell office:value-type="float" office:value="0.0010933844">
                <text:p>0.0010933844</text:p>
                <draw:g>
                  <svg:desc>Sheet1.O2:Sheet1.O87</svg:desc>
                </draw:g>
              </table:table-cell>
              <table:table-cell office:value-type="float" office:value="0.0121131122">
                <text:p>0.0121131122</text:p>
                <draw:g>
                  <svg:desc>Sheet1.P2:Sheet1.P87</svg:desc>
                </draw:g>
              </table:table-cell>
              <table:table-cell office:value-type="float" office:value="0.0471482604">
                <text:p>0.0471482604</text:p>
                <draw:g>
                  <svg:desc>Sheet1.Q2:Sheet1.Q87</svg:desc>
                </draw:g>
              </table:table-cell>
              <table:table-cell office:value-type="float" office:value="-0.0341867737">
                <text:p>-0.0341867737</text:p>
                <draw:g>
                  <svg:desc>Sheet1.R2:Sheet1.R87</svg:desc>
                </draw:g>
              </table:table-cell>
              <table:table-cell office:value-type="float" office:value="-0.0711251839">
                <text:p>-0.0711251839</text:p>
                <draw:g>
                  <svg:desc>Sheet1.S2:Sheet1.S87</svg:desc>
                </draw:g>
              </table:table-cell>
              <table:table-cell office:value-type="float" office:value="-0.0176851223">
                <text:p>-0.0176851223</text:p>
                <draw:g>
                  <svg:desc>Sheet1.T2:Sheet1.T87</svg:desc>
                </draw:g>
              </table:table-cell>
              <table:table-cell office:value-type="float" office:value="0.0865647044">
                <text:p>0.0865647044</text:p>
                <draw:g>
                  <svg:desc>Sheet1.U2:Sheet1.U87</svg:desc>
                </draw:g>
              </table:table-cell>
              <table:table-cell office:value-type="float" office:value="-0.1248616263">
                <text:p>-0.1248616263</text:p>
                <draw:g>
                  <svg:desc>Sheet1.V2:Sheet1.V87</svg:desc>
                </draw:g>
              </table:table-cell>
              <table:table-cell office:value-type="float" office:value="0.0701633956">
                <text:p>0.0701633956</text:p>
                <draw:g>
                  <svg:desc>Sheet1.W2:Sheet1.W87</svg:desc>
                </draw:g>
              </table:table-cell>
              <table:table-cell office:value-type="float" office:value="-0.1139625893">
                <text:p>-0.1139625893</text:p>
                <draw:g>
                  <svg:desc>Sheet1.X2:Sheet1.X87</svg:desc>
                </draw:g>
              </table:table-cell>
              <table:table-cell office:value-type="float" office:value="-0.23868378">
                <text:p>-0.23868378</text:p>
                <draw:g>
                  <svg:desc>Sheet1.Y2:Sheet1.Y87</svg:desc>
                </draw:g>
              </table:table-cell>
              <table:table-cell office:value-type="float" office:value="0.0590051523">
                <text:p>0.0590051523</text:p>
                <draw:g>
                  <svg:desc>Sheet1.Z2:Sheet1.Z87</svg:desc>
                </draw:g>
              </table:table-cell>
              <table:table-cell office:value-type="float" office:value="-0.3224332329">
                <text:p>-0.3224332329</text:p>
                <draw:g>
                  <svg:desc>Sheet1.AA2:Sheet1.AA87</svg:desc>
                </draw:g>
              </table:table-cell>
              <table:table-cell office:value-type="float" office:value="-0.2074394743">
                <text:p>-0.2074394743</text:p>
                <draw:g>
                  <svg:desc>Sheet1.AB2:Sheet1.AB87</svg:desc>
                </draw:g>
              </table:table-cell>
              <table:table-cell office:value-type="float" office:value="-0.0270669959">
                <text:p>-0.0270669959</text:p>
                <draw:g>
                  <svg:desc>Sheet1.AC2:Sheet1.AC87</svg:desc>
                </draw:g>
              </table:table-cell>
              <table:table-cell office:value-type="float" office:value="-0.0467632845">
                <text:p>-0.0467632845</text:p>
                <draw:g>
                  <svg:desc>Sheet1.AD2:Sheet1.AD87</svg:desc>
                </draw:g>
              </table:table-cell>
              <table:table-cell office:value-type="float" office:value="-0.0399773109">
                <text:p>-0.0399773109</text:p>
                <draw:g>
                  <svg:desc>Sheet1.AE2:Sheet1.AE87</svg:desc>
                </draw:g>
              </table:table-cell>
              <table:table-cell office:value-type="float" office:value="0.1115036582">
                <text:p>0.1115036582</text:p>
                <draw:g>
                  <svg:desc>Sheet1.AF2:Sheet1.AF87</svg:desc>
                </draw:g>
              </table:table-cell>
              <table:table-cell office:value-type="float" office:value="-0.1494428175">
                <text:p>-0.1494428175</text:p>
                <draw:g>
                  <svg:desc>Sheet1.AG2:Sheet1.AG87</svg:desc>
                </draw:g>
              </table:table-cell>
              <table:table-cell office:value-type="float" office:value="-0.110549273">
                <text:p>-0.110549273</text:p>
                <draw:g>
                  <svg:desc>Sheet1.AH2:Sheet1.AH87</svg:desc>
                </draw:g>
              </table:table-cell>
              <table:table-cell office:value-type="float" office:value="-0.0625802185">
                <text:p>-0.0625802185</text:p>
                <draw:g>
                  <svg:desc>Sheet1.AI2:Sheet1.AI87</svg:desc>
                </draw:g>
              </table:table-cell>
              <table:table-cell office:value-type="float" office:value="-0.0906271037">
                <text:p>-0.0906271037</text:p>
                <draw:g>
                  <svg:desc>Sheet1.AJ2:Sheet1.AJ87</svg:desc>
                </draw:g>
              </table:table-cell>
              <table:table-cell office:value-type="float" office:value="-0.084379501">
                <text:p>-0.084379501</text:p>
                <draw:g>
                  <svg:desc>Sheet1.AK2:Sheet1.AK87</svg:desc>
                </draw:g>
              </table:table-cell>
              <table:table-cell office:value-type="float" office:value="-0.1691073113">
                <text:p>-0.1691073113</text:p>
                <draw:g>
                  <svg:desc>Sheet1.AL2:Sheet1.AL87</svg:desc>
                </draw:g>
              </table:table-cell>
              <table:table-cell office:value-type="float" office:value="0.0687783758">
                <text:p>0.0687783758</text:p>
                <draw:g>
                  <svg:desc>Sheet1.AM2:Sheet1.AM87</svg:desc>
                </draw:g>
              </table:table-cell>
              <table:table-cell office:value-type="float" office:value="-0.1078344532">
                <text:p>-0.1078344532</text:p>
                <draw:g>
                  <svg:desc>Sheet1.AN2:Sheet1.AN87</svg:desc>
                </draw:g>
              </table:table-cell>
              <table:table-cell office:value-type="float" office:value="-0.0252322243">
                <text:p>-0.0252322243</text:p>
                <draw:g>
                  <svg:desc>Sheet1.AO2:Sheet1.AO87</svg:desc>
                </draw:g>
              </table:table-cell>
              <table:table-cell office:value-type="float" office:value="-0.0854663269">
                <text:p>-0.0854663269</text:p>
                <draw:g>
                  <svg:desc>Sheet1.AP2:Sheet1.AP87</svg:desc>
                </draw:g>
              </table:table-cell>
              <table:table-cell office:value-type="float" office:value="-0.0953647017">
                <text:p>-0.0953647017</text:p>
                <draw:g>
                  <svg:desc>Sheet1.AQ2:Sheet1.AQ87</svg:desc>
                </draw:g>
              </table:table-cell>
              <table:table-cell office:value-type="float" office:value="-0.0233572635">
                <text:p>-0.0233572635</text:p>
                <draw:g>
                  <svg:desc>Sheet1.AR2:Sheet1.AR87</svg:desc>
                </draw:g>
              </table:table-cell>
              <table:table-cell office:value-type="float" office:value="-0.2052495913">
                <text:p>-0.2052495913</text:p>
                <draw:g>
                  <svg:desc>Sheet1.AS2:Sheet1.AS87</svg:desc>
                </draw:g>
              </table:table-cell>
              <table:table-cell office:value-type="float" office:value="-0.03507874">
                <text:p>-0.03507874</text:p>
                <draw:g>
                  <svg:desc>Sheet1.AT2:Sheet1.AT87</svg:desc>
                </draw:g>
              </table:table-cell>
              <table:table-cell office:value-type="float" office:value="-0.0693727575">
                <text:p>-0.0693727575</text:p>
                <draw:g>
                  <svg:desc>Sheet1.AU2:Sheet1.AU87</svg:desc>
                </draw:g>
              </table:table-cell>
              <table:table-cell office:value-type="float" office:value="-0.0402494474">
                <text:p>-0.0402494474</text:p>
                <draw:g>
                  <svg:desc>Sheet1.AV2:Sheet1.AV87</svg:desc>
                </draw:g>
              </table:table-cell>
              <table:table-cell office:value-type="float" office:value="-0.0878228156">
                <text:p>-0.0878228156</text:p>
                <draw:g>
                  <svg:desc>Sheet1.AW2:Sheet1.AW87</svg:desc>
                </draw:g>
              </table:table-cell>
              <table:table-cell office:value-type="float" office:value="-0.1418467715">
                <text:p>-0.1418467715</text:p>
                <draw:g>
                  <svg:desc>Sheet1.AX2:Sheet1.AX87</svg:desc>
                </draw:g>
              </table:table-cell>
              <table:table-cell office:value-type="float" office:value="-0.2213321707">
                <text:p>-0.2213321707</text:p>
                <draw:g>
                  <svg:desc>Sheet1.AY2:Sheet1.AY87</svg:desc>
                </draw:g>
              </table:table-cell>
              <table:table-cell office:value-type="float" office:value="0.0018028739">
                <text:p>0.0018028739</text:p>
                <draw:g>
                  <svg:desc>Sheet1.AZ2:Sheet1.AZ87</svg:desc>
                </draw:g>
              </table:table-cell>
              <table:table-cell office:value-type="float" office:value="-0.0567368014">
                <text:p>-0.0567368014</text:p>
                <draw:g>
                  <svg:desc>Sheet1.BA2:Sheet1.BA87</svg:desc>
                </draw:g>
              </table:table-cell>
              <table:table-cell office:value-type="float" office:value="-0.1042742358">
                <text:p>-0.1042742358</text:p>
                <draw:g>
                  <svg:desc>Sheet1.BB2:Sheet1.BB87</svg:desc>
                </draw:g>
              </table:table-cell>
              <table:table-cell office:value-type="float" office:value="-0.0890538641">
                <text:p>-0.0890538641</text:p>
                <draw:g>
                  <svg:desc>Sheet1.BC2:Sheet1.BC87</svg:desc>
                </draw:g>
              </table:table-cell>
              <table:table-cell office:value-type="float" office:value="-0.005297651">
                <text:p>-0.005297651</text:p>
                <draw:g>
                  <svg:desc>Sheet1.BD2:Sheet1.BD87</svg:desc>
                </draw:g>
              </table:table-cell>
              <table:table-cell office:value-type="float" office:value="0.0618256895">
                <text:p>0.0618256895</text:p>
                <draw:g>
                  <svg:desc>Sheet1.BE2:Sheet1.BE87</svg:desc>
                </draw:g>
              </table:table-cell>
              <table:table-cell office:value-type="float" office:value="-0.050038854">
                <text:p>-0.050038854</text:p>
                <draw:g>
                  <svg:desc>Sheet1.BF2:Sheet1.BF87</svg:desc>
                </draw:g>
              </table:table-cell>
              <table:table-cell office:value-type="float" office:value="0.1768228861">
                <text:p>0.1768228861</text:p>
                <draw:g>
                  <svg:desc>Sheet1.BG2:Sheet1.BG87</svg:desc>
                </draw:g>
              </table:table-cell>
              <table:table-cell office:value-type="float" office:value="-0.1148464378">
                <text:p>-0.1148464378</text:p>
                <draw:g>
                  <svg:desc>Sheet1.BH2:Sheet1.BH87</svg:desc>
                </draw:g>
              </table:table-cell>
              <table:table-cell office:value-type="float" office:value="-0.1566358829">
                <text:p>-0.1566358829</text:p>
                <draw:g>
                  <svg:desc>Sheet1.BI2:Sheet1.BI87</svg:desc>
                </draw:g>
              </table:table-cell>
              <table:table-cell office:value-type="float" office:value="-0.109482344">
                <text:p>-0.109482344</text:p>
                <draw:g>
                  <svg:desc>Sheet1.BJ2:Sheet1.BJ87</svg:desc>
                </draw:g>
              </table:table-cell>
              <table:table-cell office:value-type="float" office:value="-0.2076222057">
                <text:p>-0.2076222057</text:p>
                <draw:g>
                  <svg:desc>Sheet1.BK2:Sheet1.BK87</svg:desc>
                </draw:g>
              </table:table-cell>
              <table:table-cell office:value-type="float" office:value="0.0330519672">
                <text:p>0.0330519672</text:p>
                <draw:g>
                  <svg:desc>Sheet1.BL2:Sheet1.BL87</svg:desc>
                </draw:g>
              </table:table-cell>
              <table:table-cell office:value-type="float" office:value="0.1488303437">
                <text:p>0.1488303437</text:p>
                <draw:g>
                  <svg:desc>Sheet1.BM2:Sheet1.BM87</svg:desc>
                </draw:g>
              </table:table-cell>
              <table:table-cell office:value-type="float" office:value="-0.1577900048">
                <text:p>-0.1577900048</text:p>
                <draw:g>
                  <svg:desc>Sheet1.BN2:Sheet1.BN87</svg:desc>
                </draw:g>
              </table:table-cell>
              <table:table-cell office:value-type="float" office:value="0.043801618">
                <text:p>0.043801618</text:p>
                <draw:g>
                  <svg:desc>Sheet1.BO2:Sheet1.BO87</svg:desc>
                </draw:g>
              </table:table-cell>
              <table:table-cell office:value-type="float" office:value="0.0733957415">
                <text:p>0.0733957415</text:p>
                <draw:g>
                  <svg:desc>Sheet1.BP2:Sheet1.BP87</svg:desc>
                </draw:g>
              </table:table-cell>
              <table:table-cell office:value-type="float" office:value="-0.1434031944">
                <text:p>-0.1434031944</text:p>
                <draw:g>
                  <svg:desc>Sheet1.BQ2:Sheet1.BQ87</svg:desc>
                </draw:g>
              </table:table-cell>
              <table:table-cell office:value-type="float" office:value="-0.14258599">
                <text:p>-0.14258599</text:p>
                <draw:g>
                  <svg:desc>Sheet1.BR2:Sheet1.BR87</svg:desc>
                </draw:g>
              </table:table-cell>
              <table:table-cell office:value-type="float" office:value="-0.0593456378">
                <text:p>-0.0593456378</text:p>
                <draw:g>
                  <svg:desc>Sheet1.BS2:Sheet1.BS87</svg:desc>
                </draw:g>
              </table:table-cell>
              <table:table-cell office:value-type="float" office:value="0.0091020946">
                <text:p>0.0091020946</text:p>
                <draw:g>
                  <svg:desc>Sheet1.BT2:Sheet1.BT87</svg:desc>
                </draw:g>
              </table:table-cell>
              <table:table-cell office:value-type="float" office:value="-0.0575019248">
                <text:p>-0.0575019248</text:p>
                <draw:g>
                  <svg:desc>Sheet1.BU2:Sheet1.BU87</svg:desc>
                </draw:g>
              </table:table-cell>
              <table:table-cell office:value-type="float" office:value="-0.0857695956">
                <text:p>-0.0857695956</text:p>
                <draw:g>
                  <svg:desc>Sheet1.BV2:Sheet1.BV87</svg:desc>
                </draw:g>
              </table:table-cell>
              <table:table-cell office:value-type="float" office:value="0.0453685212">
                <text:p>0.0453685212</text:p>
                <draw:g>
                  <svg:desc>Sheet1.BW2:Sheet1.BW87</svg:desc>
                </draw:g>
              </table:table-cell>
              <table:table-cell office:value-type="float" office:value="0.0067843788">
                <text:p>0.0067843788</text:p>
                <draw:g>
                  <svg:desc>Sheet1.BX2:Sheet1.BX87</svg:desc>
                </draw:g>
              </table:table-cell>
              <table:table-cell office:value-type="float" office:value="-0.0417119224">
                <text:p>-0.0417119224</text:p>
                <draw:g>
                  <svg:desc>Sheet1.BY2:Sheet1.BY87</svg:desc>
                </draw:g>
              </table:table-cell>
              <table:table-cell office:value-type="float" office:value="-0.0612772094">
                <text:p>-0.0612772094</text:p>
                <draw:g>
                  <svg:desc>Sheet1.BZ2:Sheet1.BZ87</svg:desc>
                </draw:g>
              </table:table-cell>
              <table:table-cell office:value-type="float" office:value="-0.1131322533">
                <text:p>-0.1131322533</text:p>
                <draw:g>
                  <svg:desc>Sheet1.CA2:Sheet1.CA87</svg:desc>
                </draw:g>
              </table:table-cell>
              <table:table-cell office:value-type="float" office:value="-0.1360010883">
                <text:p>-0.1360010883</text:p>
                <draw:g>
                  <svg:desc>Sheet1.CB2:Sheet1.CB87</svg:desc>
                </draw:g>
              </table:table-cell>
              <table:table-cell office:value-type="float" office:value="-0.0732749741">
                <text:p>-0.0732749741</text:p>
                <draw:g>
                  <svg:desc>Sheet1.CC2:Sheet1.CC87</svg:desc>
                </draw:g>
              </table:table-cell>
              <table:table-cell office:value-type="float" office:value="0.1588425952">
                <text:p>0.1588425952</text:p>
                <draw:g>
                  <svg:desc>Sheet1.CD2:Sheet1.CD87</svg:desc>
                </draw:g>
              </table:table-cell>
              <table:table-cell office:value-type="float" office:value="0.0626177553">
                <text:p>0.0626177553</text:p>
                <draw:g>
                  <svg:desc>Sheet1.CE2:Sheet1.CE87</svg:desc>
                </draw:g>
              </table:table-cell>
              <table:table-cell office:value-type="float" office:value="-0.0843897458">
                <text:p>-0.0843897458</text:p>
                <draw:g>
                  <svg:desc>Sheet1.CF2:Sheet1.CF87</svg:desc>
                </draw:g>
              </table:table-cell>
              <table:table-cell office:value-type="float" office:value="-0.0921689982">
                <text:p>-0.0921689982</text:p>
                <draw:g>
                  <svg:desc>Sheet1.CG2:Sheet1.CG87</svg:desc>
                </draw:g>
              </table:table-cell>
              <table:table-cell office:value-type="float" office:value="-0.0826764904">
                <text:p>-0.0826764904</text:p>
                <draw:g>
                  <svg:desc>Sheet1.CH2:Sheet1.CH87</svg:desc>
                </draw:g>
              </table:table-cell>
            </table:table-row>
            <table:table-row>
              <table:table-cell office:value-type="float" office:value="-0.1394445094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0.1000089777">
                <text:p>0.1000089777</text:p>
              </table:table-cell>
              <table:table-cell office:value-type="float" office:value="0.0022727449">
                <text:p>0.0022727449</text:p>
              </table:table-cell>
              <table:table-cell office:value-type="float" office:value="0.0627295609">
                <text:p>0.0627295609</text:p>
              </table:table-cell>
              <table:table-cell office:value-type="float" office:value="0.0583914762">
                <text:p>0.0583914762</text:p>
              </table:table-cell>
              <table:table-cell office:value-type="float" office:value="0.1872386565">
                <text:p>0.1872386565</text:p>
              </table:table-cell>
              <table:table-cell office:value-type="float" office:value="0.0529018157">
                <text:p>0.0529018157</text:p>
              </table:table-cell>
              <table:table-cell office:value-type="float" office:value="0.0826482796">
                <text:p>0.0826482796</text:p>
              </table:table-cell>
              <table:table-cell office:value-type="float" office:value="0.1252967396">
                <text:p>0.1252967396</text:p>
              </table:table-cell>
              <table:table-cell office:value-type="float" office:value="-0.026524534">
                <text:p>-0.026524534</text:p>
              </table:table-cell>
              <table:table-cell office:value-type="float" office:value="0.0682757185">
                <text:p>0.0682757185</text:p>
              </table:table-cell>
              <table:table-cell office:value-type="float" office:value="0.0910880581">
                <text:p>0.0910880581</text:p>
              </table:table-cell>
              <table:table-cell office:value-type="float" office:value="0.0072242046">
                <text:p>0.0072242046</text:p>
              </table:table-cell>
              <table:table-cell office:value-type="float" office:value="0.1331042775">
                <text:p>0.1331042775</text:p>
              </table:table-cell>
              <table:table-cell office:value-type="float" office:value="-0.2022577421">
                <text:p>-0.2022577421</text:p>
              </table:table-cell>
              <table:table-cell office:value-type="float" office:value="0.1023732757">
                <text:p>0.1023732757</text:p>
              </table:table-cell>
              <table:table-cell office:value-type="float" office:value="0.1243201694">
                <text:p>0.1243201694</text:p>
              </table:table-cell>
              <table:table-cell office:value-type="float" office:value="-0.1206586103">
                <text:p>-0.1206586103</text:p>
              </table:table-cell>
              <table:table-cell office:value-type="float" office:value="0.1124779665">
                <text:p>0.1124779665</text:p>
              </table:table-cell>
              <table:table-cell office:value-type="float" office:value="-0.0226866725">
                <text:p>-0.0226866725</text:p>
              </table:table-cell>
              <table:table-cell office:value-type="float" office:value="0.2406925236">
                <text:p>0.2406925236</text:p>
              </table:table-cell>
              <table:table-cell office:value-type="float" office:value="0.1105181745">
                <text:p>0.1105181745</text:p>
              </table:table-cell>
              <table:table-cell office:value-type="float" office:value="0.1432776856">
                <text:p>0.1432776856</text:p>
              </table:table-cell>
              <table:table-cell office:value-type="float" office:value="0.1483379925">
                <text:p>0.1483379925</text:p>
              </table:table-cell>
              <table:table-cell office:value-type="float" office:value="0.0318274788">
                <text:p>0.0318274788</text:p>
              </table:table-cell>
              <table:table-cell office:value-type="float" office:value="0.1331909217">
                <text:p>0.1331909217</text:p>
              </table:table-cell>
              <table:table-cell office:value-type="float" office:value="0.0024794253">
                <text:p>0.0024794253</text:p>
              </table:table-cell>
              <table:table-cell office:value-type="float" office:value="0.0397411955">
                <text:p>0.0397411955</text:p>
              </table:table-cell>
              <table:table-cell office:value-type="float" office:value="-0.0463675207">
                <text:p>-0.0463675207</text:p>
              </table:table-cell>
              <table:table-cell office:value-type="float" office:value="-0.0145225996">
                <text:p>-0.0145225996</text:p>
              </table:table-cell>
              <table:table-cell office:value-type="float" office:value="0.099132038">
                <text:p>0.099132038</text:p>
              </table:table-cell>
              <table:table-cell office:value-type="float" office:value="0.1959580562">
                <text:p>0.1959580562</text:p>
              </table:table-cell>
              <table:table-cell office:value-type="float" office:value="0.1016055001">
                <text:p>0.1016055001</text:p>
              </table:table-cell>
              <table:table-cell office:value-type="float" office:value="-0.0850247939">
                <text:p>-0.0850247939</text:p>
              </table:table-cell>
              <table:table-cell office:value-type="float" office:value="0.1152603739">
                <text:p>0.1152603739</text:p>
              </table:table-cell>
              <table:table-cell office:value-type="float" office:value="0.1612347476">
                <text:p>0.1612347476</text:p>
              </table:table-cell>
              <table:table-cell office:value-type="float" office:value="0.0017847074">
                <text:p>0.0017847074</text:p>
              </table:table-cell>
              <table:table-cell office:value-type="float" office:value="-0.0139551516">
                <text:p>-0.0139551516</text:p>
              </table:table-cell>
              <table:table-cell office:value-type="float" office:value="0.2039090473">
                <text:p>0.2039090473</text:p>
              </table:table-cell>
              <table:table-cell office:value-type="float" office:value="0.0062055556">
                <text:p>0.0062055556</text:p>
              </table:table-cell>
              <table:table-cell office:value-type="float" office:value="0.0306837051">
                <text:p>0.0306837051</text:p>
              </table:table-cell>
              <table:table-cell office:value-type="float" office:value="0.0687663159">
                <text:p>0.0687663159</text:p>
              </table:table-cell>
              <table:table-cell office:value-type="float" office:value="-0.1332835375">
                <text:p>-0.1332835375</text:p>
              </table:table-cell>
              <table:table-cell office:value-type="float" office:value="-0.0117010373">
                <text:p>-0.0117010373</text:p>
              </table:table-cell>
              <table:table-cell office:value-type="float" office:value="0.0958489175">
                <text:p>0.0958489175</text:p>
              </table:table-cell>
              <table:table-cell office:value-type="float" office:value="-0.262558018">
                <text:p>-0.262558018</text:p>
              </table:table-cell>
              <table:table-cell office:value-type="float" office:value="0.0923101227">
                <text:p>0.0923101227</text:p>
              </table:table-cell>
              <table:table-cell office:value-type="float" office:value="0.2420642694">
                <text:p>0.2420642694</text:p>
              </table:table-cell>
              <table:table-cell office:value-type="float" office:value="-0.1397288524">
                <text:p>-0.1397288524</text:p>
              </table:table-cell>
              <table:table-cell office:value-type="float" office:value="0.1097798814">
                <text:p>0.1097798814</text:p>
              </table:table-cell>
              <table:table-cell office:value-type="float" office:value="-0.1277119957">
                <text:p>-0.1277119957</text:p>
              </table:table-cell>
              <table:table-cell office:value-type="float" office:value="0.0545549244">
                <text:p>0.0545549244</text:p>
              </table:table-cell>
              <table:table-cell office:value-type="float" office:value="0.1566718864">
                <text:p>0.1566718864</text:p>
              </table:table-cell>
              <table:table-cell office:value-type="float" office:value="0.2096810425">
                <text:p>0.2096810425</text:p>
              </table:table-cell>
              <table:table-cell office:value-type="float" office:value="0.2365841412">
                <text:p>0.2365841412</text:p>
              </table:table-cell>
              <table:table-cell office:value-type="float" office:value="0.0468551764">
                <text:p>0.0468551764</text:p>
              </table:table-cell>
              <table:table-cell office:value-type="float" office:value="0.1910992655">
                <text:p>0.1910992655</text:p>
              </table:table-cell>
              <table:table-cell office:value-type="float" office:value="0.0425727312">
                <text:p>0.0425727312</text:p>
              </table:table-cell>
              <table:table-cell office:value-type="float" office:value="0.1445538619">
                <text:p>0.1445538619</text:p>
              </table:table-cell>
              <table:table-cell office:value-type="float" office:value="0.0021269925">
                <text:p>0.0021269925</text:p>
              </table:table-cell>
              <table:table-cell office:value-type="float" office:value="0.1147389597">
                <text:p>0.1147389597</text:p>
              </table:table-cell>
              <table:table-cell office:value-type="float" office:value="-0.1919511291">
                <text:p>-0.1919511291</text:p>
              </table:table-cell>
              <table:table-cell office:value-type="float" office:value="-0.0357800753">
                <text:p>-0.0357800753</text:p>
              </table:table-cell>
              <table:table-cell office:value-type="float" office:value="-0.0684016901">
                <text:p>-0.0684016901</text:p>
              </table:table-cell>
              <table:table-cell office:value-type="float" office:value="0.2521939734">
                <text:p>0.2521939734</text:p>
              </table:table-cell>
              <table:table-cell office:value-type="float" office:value="0.0298551293">
                <text:p>0.0298551293</text:p>
              </table:table-cell>
              <table:table-cell office:value-type="float" office:value="0.0617093435">
                <text:p>0.0617093435</text:p>
              </table:table-cell>
              <table:table-cell office:value-type="float" office:value="0.1494886256">
                <text:p>0.1494886256</text:p>
              </table:table-cell>
              <table:table-cell office:value-type="float" office:value="0.0281213648">
                <text:p>0.0281213648</text:p>
              </table:table-cell>
              <table:table-cell office:value-type="float" office:value="0.0087958368">
                <text:p>0.0087958368</text:p>
              </table:table-cell>
              <table:table-cell office:value-type="float" office:value="-0.1560377042">
                <text:p>-0.1560377042</text:p>
              </table:table-cell>
              <table:table-cell office:value-type="float" office:value="0.1465808896">
                <text:p>0.1465808896</text:p>
              </table:table-cell>
              <table:table-cell office:value-type="float" office:value="-0.0586283525">
                <text:p>-0.0586283525</text:p>
              </table:table-cell>
              <table:table-cell office:value-type="float" office:value="0.0422840147">
                <text:p>0.0422840147</text:p>
              </table:table-cell>
              <table:table-cell office:value-type="float" office:value="0.1000070126">
                <text:p>0.1000070126</text:p>
              </table:table-cell>
              <table:table-cell office:value-type="float" office:value="0.2750526004">
                <text:p>0.2750526004</text:p>
              </table:table-cell>
              <table:table-cell office:value-type="float" office:value="0.2478807923">
                <text:p>0.2478807923</text:p>
              </table:table-cell>
              <table:table-cell office:value-type="float" office:value="0.0682546465">
                <text:p>0.0682546465</text:p>
              </table:table-cell>
              <table:table-cell office:value-type="float" office:value="0.1640629935">
                <text:p>0.1640629935</text:p>
              </table:table-cell>
              <table:table-cell office:value-type="float" office:value="0.1917389361">
                <text:p>0.1917389361</text:p>
              </table:table-cell>
              <table:table-cell office:value-type="float" office:value="-0.0775276562">
                <text:p>-0.0775276562</text:p>
              </table:table-cell>
              <table:table-cell office:value-type="float" office:value="-0.0076096184">
                <text:p>-0.0076096184</text:p>
              </table:table-cell>
              <table:table-cell office:value-type="float" office:value="0.0443814602">
                <text:p>0.0443814602</text:p>
              </table:table-cell>
              <table:table-cell office:value-type="float" office:value="-0.0228566836">
                <text:p>-0.0228566836</text:p>
              </table:table-cell>
              <table:table-cell office:value-type="float" office:value="0.2801883256">
                <text:p>0.2801883256</text:p>
              </table:table-cell>
            </table:table-row>
            <table:table-row>
              <table:table-cell office:value-type="float" office:value="-0.0376205331">
                <text:p>-0</text:p>
              </table:table-cell>
              <table:table-cell office:value-type="float" office:value="0.1000089777">
                <text:p>0.1000089777</text:p>
              </table:table-cell>
              <table:table-cell office:value-type="float" office:value="1">
                <text:p>1</text:p>
              </table:table-cell>
              <table:table-cell office:value-type="float" office:value="0.0729011969">
                <text:p>0.0729011969</text:p>
              </table:table-cell>
              <table:table-cell office:value-type="float" office:value="-0.0832141068">
                <text:p>-0.0832141068</text:p>
              </table:table-cell>
              <table:table-cell office:value-type="float" office:value="0.2140058865">
                <text:p>0.2140058865</text:p>
              </table:table-cell>
              <table:table-cell office:value-type="float" office:value="0.4426087913">
                <text:p>0.4426087913</text:p>
              </table:table-cell>
              <table:table-cell office:value-type="float" office:value="0.2920989224">
                <text:p>0.2920989224</text:p>
              </table:table-cell>
              <table:table-cell office:value-type="float" office:value="0.0991606312">
                <text:p>0.0991606312</text:p>
              </table:table-cell>
              <table:table-cell office:value-type="float" office:value="0.2222255791">
                <text:p>0.2222255791</text:p>
              </table:table-cell>
              <table:table-cell office:value-type="float" office:value="0.1378126471">
                <text:p>0.1378126471</text:p>
              </table:table-cell>
              <table:table-cell office:value-type="float" office:value="0.0600120802">
                <text:p>0.0600120802</text:p>
              </table:table-cell>
              <table:table-cell office:value-type="float" office:value="0.0296879338">
                <text:p>0.0296879338</text:p>
              </table:table-cell>
              <table:table-cell office:value-type="float" office:value="0.224660709">
                <text:p>0.224660709</text:p>
              </table:table-cell>
              <table:table-cell office:value-type="float" office:value="0.2504148235">
                <text:p>0.2504148235</text:p>
              </table:table-cell>
              <table:table-cell office:value-type="float" office:value="-0.2265756097">
                <text:p>-0.2265756097</text:p>
              </table:table-cell>
              <table:table-cell office:value-type="float" office:value="0.0251096139">
                <text:p>0.0251096139</text:p>
              </table:table-cell>
              <table:table-cell office:value-type="float" office:value="0.0017005429">
                <text:p>0.0017005429</text:p>
              </table:table-cell>
              <table:table-cell office:value-type="float" office:value="-0.3282204471">
                <text:p>-0.3282204471</text:p>
              </table:table-cell>
              <table:table-cell office:value-type="float" office:value="0.2530934476">
                <text:p>0.2530934476</text:p>
              </table:table-cell>
              <table:table-cell office:value-type="float" office:value="0.0048788784">
                <text:p>0.0048788784</text:p>
              </table:table-cell>
              <table:table-cell office:value-type="float" office:value="0.3553666123">
                <text:p>0.3553666123</text:p>
              </table:table-cell>
              <table:table-cell office:value-type="float" office:value="0.1286169055">
                <text:p>0.1286169055</text:p>
              </table:table-cell>
              <table:table-cell office:value-type="float" office:value="0.1345146018">
                <text:p>0.1345146018</text:p>
              </table:table-cell>
              <table:table-cell office:value-type="float" office:value="0.177618006">
                <text:p>0.177618006</text:p>
              </table:table-cell>
              <table:table-cell office:value-type="float" office:value="-0.1638838067">
                <text:p>-0.1638838067</text:p>
              </table:table-cell>
              <table:table-cell office:value-type="float" office:value="0.1552339122">
                <text:p>0.1552339122</text:p>
              </table:table-cell>
              <table:table-cell office:value-type="float" office:value="0.215216677">
                <text:p>0.215216677</text:p>
              </table:table-cell>
              <table:table-cell office:value-type="float" office:value="0.1301674297">
                <text:p>0.1301674297</text:p>
              </table:table-cell>
              <table:table-cell office:value-type="float" office:value="-0.1437840924">
                <text:p>-0.1437840924</text:p>
              </table:table-cell>
              <table:table-cell office:value-type="float" office:value="-0.0909155058">
                <text:p>-0.0909155058</text:p>
              </table:table-cell>
              <table:table-cell office:value-type="float" office:value="0.0150462803">
                <text:p>0.0150462803</text:p>
              </table:table-cell>
              <table:table-cell office:value-type="float" office:value="0.3929757208">
                <text:p>0.3929757208</text:p>
              </table:table-cell>
              <table:table-cell office:value-type="float" office:value="0.2054376079">
                <text:p>0.2054376079</text:p>
              </table:table-cell>
              <table:table-cell office:value-type="float" office:value="-0.0121209327">
                <text:p>-0.0121209327</text:p>
              </table:table-cell>
              <table:table-cell office:value-type="float" office:value="0.096737242">
                <text:p>0.096737242</text:p>
              </table:table-cell>
              <table:table-cell office:value-type="float" office:value="0.120259749">
                <text:p>0.120259749</text:p>
              </table:table-cell>
              <table:table-cell office:value-type="float" office:value="0.0743081622">
                <text:p>0.0743081622</text:p>
              </table:table-cell>
              <table:table-cell office:value-type="float" office:value="0.158034785">
                <text:p>0.158034785</text:p>
              </table:table-cell>
              <table:table-cell office:value-type="float" office:value="0.3447337588">
                <text:p>0.3447337588</text:p>
              </table:table-cell>
              <table:table-cell office:value-type="float" office:value="0.0168192222">
                <text:p>0.0168192222</text:p>
              </table:table-cell>
              <table:table-cell office:value-type="float" office:value="-0.0865314582">
                <text:p>-0.0865314582</text:p>
              </table:table-cell>
              <table:table-cell office:value-type="float" office:value="0.2526990521">
                <text:p>0.2526990521</text:p>
              </table:table-cell>
              <table:table-cell office:value-type="float" office:value="0.0411172981">
                <text:p>0.0411172981</text:p>
              </table:table-cell>
              <table:table-cell office:value-type="float" office:value="0.034975937">
                <text:p>0.034975937</text:p>
              </table:table-cell>
              <table:table-cell office:value-type="float" office:value="0.3799772015">
                <text:p>0.3799772015</text:p>
              </table:table-cell>
              <table:table-cell office:value-type="float" office:value="0.1068280568">
                <text:p>0.1068280568</text:p>
              </table:table-cell>
              <table:table-cell office:value-type="float" office:value="0.1438164877">
                <text:p>0.1438164877</text:p>
              </table:table-cell>
              <table:table-cell office:value-type="float" office:value="0.3286068707">
                <text:p>0.3286068707</text:p>
              </table:table-cell>
              <table:table-cell office:value-type="float" office:value="0.0248000831">
                <text:p>0.0248000831</text:p>
              </table:table-cell>
              <table:table-cell office:value-type="float" office:value="0.1061414749">
                <text:p>0.1061414749</text:p>
              </table:table-cell>
              <table:table-cell office:value-type="float" office:value="0.1105146126">
                <text:p>0.1105146126</text:p>
              </table:table-cell>
              <table:table-cell office:value-type="float" office:value="0.0868014672">
                <text:p>0.0868014672</text:p>
              </table:table-cell>
              <table:table-cell office:value-type="float" office:value="-0.0936502369">
                <text:p>-0.0936502369</text:p>
              </table:table-cell>
              <table:table-cell office:value-type="float" office:value="0.4774920899">
                <text:p>0.4774920899</text:p>
              </table:table-cell>
              <table:table-cell office:value-type="float" office:value="0.1405571638">
                <text:p>0.1405571638</text:p>
              </table:table-cell>
              <table:table-cell office:value-type="float" office:value="0.0016909783">
                <text:p>0.0016909783</text:p>
              </table:table-cell>
              <table:table-cell office:value-type="float" office:value="0.1941524145">
                <text:p>0.1941524145</text:p>
              </table:table-cell>
              <table:table-cell office:value-type="float" office:value="0.0964629778">
                <text:p>0.0964629778</text:p>
              </table:table-cell>
              <table:table-cell office:value-type="float" office:value="0.3690560063">
                <text:p>0.3690560063</text:p>
              </table:table-cell>
              <table:table-cell office:value-type="float" office:value="0.1301068772">
                <text:p>0.1301068772</text:p>
              </table:table-cell>
              <table:table-cell office:value-type="float" office:value="0.3413638737">
                <text:p>0.3413638737</text:p>
              </table:table-cell>
              <table:table-cell office:value-type="float" office:value="0.0103379296">
                <text:p>0.0103379296</text:p>
              </table:table-cell>
              <table:table-cell office:value-type="float" office:value="0.1546415027">
                <text:p>0.1546415027</text:p>
              </table:table-cell>
              <table:table-cell office:value-type="float" office:value="0.3146523601">
                <text:p>0.3146523601</text:p>
              </table:table-cell>
              <table:table-cell office:value-type="float" office:value="0.4413978151">
                <text:p>0.4413978151</text:p>
              </table:table-cell>
              <table:table-cell office:value-type="float" office:value="-0.0481622124">
                <text:p>-0.0481622124</text:p>
              </table:table-cell>
              <table:table-cell office:value-type="float" office:value="0.11239463">
                <text:p>0.11239463</text:p>
              </table:table-cell>
              <table:table-cell office:value-type="float" office:value="0.5103470673">
                <text:p>0.5103470673</text:p>
              </table:table-cell>
              <table:table-cell office:value-type="float" office:value="0.0366953017">
                <text:p>0.0366953017</text:p>
              </table:table-cell>
              <table:table-cell office:value-type="float" office:value="0.1201566484">
                <text:p>0.1201566484</text:p>
              </table:table-cell>
              <table:table-cell office:value-type="float" office:value="-0.0629522691">
                <text:p>-0.0629522691</text:p>
              </table:table-cell>
              <table:table-cell office:value-type="float" office:value="0.4097306296">
                <text:p>0.4097306296</text:p>
              </table:table-cell>
              <table:table-cell office:value-type="float" office:value="-0.1806743297">
                <text:p>-0.1806743297</text:p>
              </table:table-cell>
              <table:table-cell office:value-type="float" office:value="0.0874085578">
                <text:p>0.0874085578</text:p>
              </table:table-cell>
              <table:table-cell office:value-type="float" office:value="0.2211110855">
                <text:p>0.2211110855</text:p>
              </table:table-cell>
              <table:table-cell office:value-type="float" office:value="0.1807301316">
                <text:p>0.1807301316</text:p>
              </table:table-cell>
              <table:table-cell office:value-type="float" office:value="0.1015397274">
                <text:p>0.1015397274</text:p>
              </table:table-cell>
              <table:table-cell office:value-type="float" office:value="0.1458844809">
                <text:p>0.1458844809</text:p>
              </table:table-cell>
              <table:table-cell office:value-type="float" office:value="0.589675996">
                <text:p>0.589675996</text:p>
              </table:table-cell>
              <table:table-cell office:value-type="float" office:value="0.3221236933">
                <text:p>0.3221236933</text:p>
              </table:table-cell>
              <table:table-cell office:value-type="float" office:value="-0.0744426972">
                <text:p>-0.0744426972</text:p>
              </table:table-cell>
              <table:table-cell office:value-type="float" office:value="0.2405249337">
                <text:p>0.2405249337</text:p>
              </table:table-cell>
              <table:table-cell office:value-type="float" office:value="0.0379734937">
                <text:p>0.0379734937</text:p>
              </table:table-cell>
              <table:table-cell office:value-type="float" office:value="0.2649643986">
                <text:p>0.2649643986</text:p>
              </table:table-cell>
              <table:table-cell office:value-type="float" office:value="0.5715680935">
                <text:p>0.5715680935</text:p>
              </table:table-cell>
            </table:table-row>
            <table:table-row>
              <table:table-cell office:value-type="float" office:value="-0.0573328975">
                <text:p>-0</text:p>
              </table:table-cell>
              <table:table-cell office:value-type="float" office:value="0.0022727449">
                <text:p>0.0022727449</text:p>
              </table:table-cell>
              <table:table-cell office:value-type="float" office:value="0.0729011969">
                <text:p>0.0729011969</text:p>
              </table:table-cell>
              <table:table-cell office:value-type="float" office:value="1">
                <text:p>1</text:p>
              </table:table-cell>
              <table:table-cell office:value-type="float" office:value="-0.0436096687">
                <text:p>-0.0436096687</text:p>
              </table:table-cell>
              <table:table-cell office:value-type="float" office:value="0.0947483261">
                <text:p>0.0947483261</text:p>
              </table:table-cell>
              <table:table-cell office:value-type="float" office:value="0.1522688127">
                <text:p>0.1522688127</text:p>
              </table:table-cell>
              <table:table-cell office:value-type="float" office:value="0.167475322">
                <text:p>0.167475322</text:p>
              </table:table-cell>
              <table:table-cell office:value-type="float" office:value="0.1307647429">
                <text:p>0.1307647429</text:p>
              </table:table-cell>
              <table:table-cell office:value-type="float" office:value="-0.0093429597">
                <text:p>-0.0093429597</text:p>
              </table:table-cell>
              <table:table-cell office:value-type="float" office:value="0.1233135578">
                <text:p>0.1233135578</text:p>
              </table:table-cell>
              <table:table-cell office:value-type="float" office:value="-0.0087314277">
                <text:p>-0.0087314277</text:p>
              </table:table-cell>
              <table:table-cell office:value-type="float" office:value="0.177849639">
                <text:p>0.177849639</text:p>
              </table:table-cell>
              <table:table-cell office:value-type="float" office:value="-0.1197347844">
                <text:p>-0.1197347844</text:p>
              </table:table-cell>
              <table:table-cell office:value-type="float" office:value="-0.1382634217">
                <text:p>-0.1382634217</text:p>
              </table:table-cell>
              <table:table-cell office:value-type="float" office:value="-0.0431116909">
                <text:p>-0.0431116909</text:p>
              </table:table-cell>
              <table:table-cell office:value-type="float" office:value="-0.0501609919">
                <text:p>-0.0501609919</text:p>
              </table:table-cell>
              <table:table-cell office:value-type="float" office:value="-0.0675138969">
                <text:p>-0.0675138969</text:p>
              </table:table-cell>
              <table:table-cell office:value-type="float" office:value="0.1443297121">
                <text:p>0.1443297121</text:p>
              </table:table-cell>
              <table:table-cell office:value-type="float" office:value="-0.0253533551">
                <text:p>-0.0253533551</text:p>
              </table:table-cell>
              <table:table-cell office:value-type="float" office:value="-0.0872996562">
                <text:p>-0.0872996562</text:p>
              </table:table-cell>
              <table:table-cell office:value-type="float" office:value="0.0800523814">
                <text:p>0.0800523814</text:p>
              </table:table-cell>
              <table:table-cell office:value-type="float" office:value="0.0325193591">
                <text:p>0.0325193591</text:p>
              </table:table-cell>
              <table:table-cell office:value-type="float" office:value="0.0561457096">
                <text:p>0.0561457096</text:p>
              </table:table-cell>
              <table:table-cell office:value-type="float" office:value="-0.1044454381">
                <text:p>-0.1044454381</text:p>
              </table:table-cell>
              <table:table-cell office:value-type="float" office:value="0.0728994518">
                <text:p>0.0728994518</text:p>
              </table:table-cell>
              <table:table-cell office:value-type="float" office:value="0.1140086695">
                <text:p>0.1140086695</text:p>
              </table:table-cell>
              <table:table-cell office:value-type="float" office:value="0.2511481883">
                <text:p>0.2511481883</text:p>
              </table:table-cell>
              <table:table-cell office:value-type="float" office:value="-0.0051198444">
                <text:p>-0.0051198444</text:p>
              </table:table-cell>
              <table:table-cell office:value-type="float" office:value="0.1062669079">
                <text:p>0.1062669079</text:p>
              </table:table-cell>
              <table:table-cell office:value-type="float" office:value="0.2639085287">
                <text:p>0.2639085287</text:p>
              </table:table-cell>
              <table:table-cell office:value-type="float" office:value="-0.0356517133">
                <text:p>-0.0356517133</text:p>
              </table:table-cell>
              <table:table-cell office:value-type="float" office:value="0.1560823846">
                <text:p>0.1560823846</text:p>
              </table:table-cell>
              <table:table-cell office:value-type="float" office:value="0.0840698726">
                <text:p>0.0840698726</text:p>
              </table:table-cell>
              <table:table-cell office:value-type="float" office:value="0.1679819831">
                <text:p>0.1679819831</text:p>
              </table:table-cell>
              <table:table-cell office:value-type="float" office:value="-0.1484518095">
                <text:p>-0.1484518095</text:p>
              </table:table-cell>
              <table:table-cell office:value-type="float" office:value="0.1240442408">
                <text:p>0.1240442408</text:p>
              </table:table-cell>
              <table:table-cell office:value-type="float" office:value="0.0884653247">
                <text:p>0.0884653247</text:p>
              </table:table-cell>
              <table:table-cell office:value-type="float" office:value="-0.1197718909">
                <text:p>-0.1197718909</text:p>
              </table:table-cell>
              <table:table-cell office:value-type="float" office:value="0.2043582363">
                <text:p>0.2043582363</text:p>
              </table:table-cell>
              <table:table-cell office:value-type="float" office:value="-0.05839875">
                <text:p>-0.05839875</text:p>
              </table:table-cell>
              <table:table-cell office:value-type="float" office:value="0.008846306">
                <text:p>0.008846306</text:p>
              </table:table-cell>
              <table:table-cell office:value-type="float" office:value="0.0542619978">
                <text:p>0.0542619978</text:p>
              </table:table-cell>
              <table:table-cell office:value-type="float" office:value="0.175449576">
                <text:p>0.175449576</text:p>
              </table:table-cell>
              <table:table-cell office:value-type="float" office:value="0.1105541366">
                <text:p>0.1105541366</text:p>
              </table:table-cell>
              <table:table-cell office:value-type="float" office:value="0.0117438187">
                <text:p>0.0117438187</text:p>
              </table:table-cell>
              <table:table-cell office:value-type="float" office:value="0.0936528332">
                <text:p>0.0936528332</text:p>
              </table:table-cell>
              <table:table-cell office:value-type="float" office:value="-0.0037121148">
                <text:p>-0.0037121148</text:p>
              </table:table-cell>
              <table:table-cell office:value-type="float" office:value="0.1311489527">
                <text:p>0.1311489527</text:p>
              </table:table-cell>
              <table:table-cell office:value-type="float" office:value="0.1327044296">
                <text:p>0.1327044296</text:p>
              </table:table-cell>
              <table:table-cell office:value-type="float" office:value="0.179754893">
                <text:p>0.179754893</text:p>
              </table:table-cell>
              <table:table-cell office:value-type="float" office:value="0.0566956732">
                <text:p>0.0566956732</text:p>
              </table:table-cell>
              <table:table-cell office:value-type="float" office:value="0.0300520896">
                <text:p>0.0300520896</text:p>
              </table:table-cell>
              <table:table-cell office:value-type="float" office:value="-0.2260328466">
                <text:p>-0.2260328466</text:p>
              </table:table-cell>
              <table:table-cell office:value-type="float" office:value="0.132818728">
                <text:p>0.132818728</text:p>
              </table:table-cell>
              <table:table-cell office:value-type="float" office:value="0.1763496213">
                <text:p>0.1763496213</text:p>
              </table:table-cell>
              <table:table-cell office:value-type="float" office:value="-0.0410024359">
                <text:p>-0.0410024359</text:p>
              </table:table-cell>
              <table:table-cell office:value-type="float" office:value="0.1849614311">
                <text:p>0.1849614311</text:p>
              </table:table-cell>
              <table:table-cell office:value-type="float" office:value="0.0452123514">
                <text:p>0.0452123514</text:p>
              </table:table-cell>
              <table:table-cell office:value-type="float" office:value="0.1944710627">
                <text:p>0.1944710627</text:p>
              </table:table-cell>
              <table:table-cell office:value-type="float" office:value="0.2483050288">
                <text:p>0.2483050288</text:p>
              </table:table-cell>
              <table:table-cell office:value-type="float" office:value="0.1664171985">
                <text:p>0.1664171985</text:p>
              </table:table-cell>
              <table:table-cell office:value-type="float" office:value="0.1258986517">
                <text:p>0.1258986517</text:p>
              </table:table-cell>
              <table:table-cell office:value-type="float" office:value="0.0582551454">
                <text:p>0.0582551454</text:p>
              </table:table-cell>
              <table:table-cell office:value-type="float" office:value="-0.0245387955">
                <text:p>-0.0245387955</text:p>
              </table:table-cell>
              <table:table-cell office:value-type="float" office:value="0.2128772251">
                <text:p>0.2128772251</text:p>
              </table:table-cell>
              <table:table-cell office:value-type="float" office:value="-0.0793642518">
                <text:p>-0.0793642518</text:p>
              </table:table-cell>
              <table:table-cell office:value-type="float" office:value="0.1204040919">
                <text:p>0.1204040919</text:p>
              </table:table-cell>
              <table:table-cell office:value-type="float" office:value="0.1453960384">
                <text:p>0.1453960384</text:p>
              </table:table-cell>
              <table:table-cell office:value-type="float" office:value="-0.0795691561">
                <text:p>-0.0795691561</text:p>
              </table:table-cell>
              <table:table-cell office:value-type="float" office:value="0.2090977969">
                <text:p>0.2090977969</text:p>
              </table:table-cell>
              <table:table-cell office:value-type="float" office:value="0.0497709914">
                <text:p>0.0497709914</text:p>
              </table:table-cell>
              <table:table-cell office:value-type="float" office:value="0.1345165218">
                <text:p>0.1345165218</text:p>
              </table:table-cell>
              <table:table-cell office:value-type="float" office:value="-0.0536470692">
                <text:p>-0.0536470692</text:p>
              </table:table-cell>
              <table:table-cell office:value-type="float" office:value="-0.0819300573">
                <text:p>-0.0819300573</text:p>
              </table:table-cell>
              <table:table-cell office:value-type="float" office:value="-0.0421424576">
                <text:p>-0.0421424576</text:p>
              </table:table-cell>
              <table:table-cell office:value-type="float" office:value="0.0025990864">
                <text:p>0.0025990864</text:p>
              </table:table-cell>
              <table:table-cell office:value-type="float" office:value="-0.0647290007">
                <text:p>-0.0647290007</text:p>
              </table:table-cell>
              <table:table-cell office:value-type="float" office:value="0.227475743">
                <text:p>0.227475743</text:p>
              </table:table-cell>
              <table:table-cell office:value-type="float" office:value="0.1685331972">
                <text:p>0.1685331972</text:p>
              </table:table-cell>
              <table:table-cell office:value-type="float" office:value="0.0353151848">
                <text:p>0.0353151848</text:p>
              </table:table-cell>
              <table:table-cell office:value-type="float" office:value="-0.2580139036">
                <text:p>-0.2580139036</text:p>
              </table:table-cell>
              <table:table-cell office:value-type="float" office:value="0.0104337702">
                <text:p>0.0104337702</text:p>
              </table:table-cell>
              <table:table-cell office:value-type="float" office:value="0.0165836223">
                <text:p>0.0165836223</text:p>
              </table:table-cell>
              <table:table-cell office:value-type="float" office:value="0.1068592894">
                <text:p>0.1068592894</text:p>
              </table:table-cell>
              <table:table-cell office:value-type="float" office:value="0.1386544378">
                <text:p>0.1386544378</text:p>
              </table:table-cell>
            </table:table-row>
            <table:table-row>
              <table:table-cell office:value-type="float" office:value="0.1334447472">
                <text:p>0</text:p>
              </table:table-cell>
              <table:table-cell office:value-type="float" office:value="0.0627295609">
                <text:p>0.0627295609</text:p>
              </table:table-cell>
              <table:table-cell office:value-type="float" office:value="-0.0832141068">
                <text:p>-0.0832141068</text:p>
              </table:table-cell>
              <table:table-cell office:value-type="float" office:value="-0.0436096687">
                <text:p>-0.0436096687</text:p>
              </table:table-cell>
              <table:table-cell office:value-type="float" office:value="1">
                <text:p>1</text:p>
              </table:table-cell>
              <table:table-cell office:value-type="float" office:value="-0.0824262798">
                <text:p>-0.0824262798</text:p>
              </table:table-cell>
              <table:table-cell office:value-type="float" office:value="-0.2824280263">
                <text:p>-0.2824280263</text:p>
              </table:table-cell>
              <table:table-cell office:value-type="float" office:value="-0.2166270017">
                <text:p>-0.2166270017</text:p>
              </table:table-cell>
              <table:table-cell office:value-type="float" office:value="-0.2046134384">
                <text:p>-0.2046134384</text:p>
              </table:table-cell>
              <table:table-cell office:value-type="float" office:value="-0.0629872774">
                <text:p>-0.0629872774</text:p>
              </table:table-cell>
              <table:table-cell office:value-type="float" office:value="-0.0154538608">
                <text:p>-0.0154538608</text:p>
              </table:table-cell>
              <table:table-cell office:value-type="float" office:value="0.0264388701">
                <text:p>0.0264388701</text:p>
              </table:table-cell>
              <table:table-cell office:value-type="float" office:value="-0.1547243247">
                <text:p>-0.1547243247</text:p>
              </table:table-cell>
              <table:table-cell office:value-type="float" office:value="-0.018056942">
                <text:p>-0.018056942</text:p>
              </table:table-cell>
              <table:table-cell office:value-type="float" office:value="-0.0642176035">
                <text:p>-0.0642176035</text:p>
              </table:table-cell>
              <table:table-cell office:value-type="float" office:value="0.0092298408">
                <text:p>0.0092298408</text:p>
              </table:table-cell>
              <table:table-cell office:value-type="float" office:value="0.1943566158">
                <text:p>0.1943566158</text:p>
              </table:table-cell>
              <table:table-cell office:value-type="float" office:value="0.1148633207">
                <text:p>0.1148633207</text:p>
              </table:table-cell>
              <table:table-cell office:value-type="float" office:value="0.2289584246">
                <text:p>0.2289584246</text:p>
              </table:table-cell>
              <table:table-cell office:value-type="float" office:value="-0.1420175707">
                <text:p>-0.1420175707</text:p>
              </table:table-cell>
              <table:table-cell office:value-type="float" office:value="-0.1869847252">
                <text:p>-0.1869847252</text:p>
              </table:table-cell>
              <table:table-cell office:value-type="float" office:value="-0.1648032358">
                <text:p>-0.1648032358</text:p>
              </table:table-cell>
              <table:table-cell office:value-type="float" office:value="-0.1427428089">
                <text:p>-0.1427428089</text:p>
              </table:table-cell>
              <table:table-cell office:value-type="float" office:value="0.0429878964">
                <text:p>0.0429878964</text:p>
              </table:table-cell>
              <table:table-cell office:value-type="float" office:value="-0.131372456">
                <text:p>-0.131372456</text:p>
              </table:table-cell>
              <table:table-cell office:value-type="float" office:value="0.0730802377">
                <text:p>0.0730802377</text:p>
              </table:table-cell>
              <table:table-cell office:value-type="float" office:value="-0.112505184">
                <text:p>-0.112505184</text:p>
              </table:table-cell>
              <table:table-cell office:value-type="float" office:value="-0.211959053">
                <text:p>-0.211959053</text:p>
              </table:table-cell>
              <table:table-cell office:value-type="float" office:value="0.0303289581">
                <text:p>0.0303289581</text:p>
              </table:table-cell>
              <table:table-cell office:value-type="float" office:value="-0.0115968689">
                <text:p>-0.0115968689</text:p>
              </table:table-cell>
              <table:table-cell office:value-type="float" office:value="-0.092846776">
                <text:p>-0.092846776</text:p>
              </table:table-cell>
              <table:table-cell office:value-type="float" office:value="0.2401111703">
                <text:p>0.2401111703</text:p>
              </table:table-cell>
              <table:table-cell office:value-type="float" office:value="-0.20051744">
                <text:p>-0.20051744</text:p>
              </table:table-cell>
              <table:table-cell office:value-type="float" office:value="-0.120579913">
                <text:p>-0.120579913</text:p>
              </table:table-cell>
              <table:table-cell office:value-type="float" office:value="-0.1715963392">
                <text:p>-0.1715963392</text:p>
              </table:table-cell>
              <table:table-cell office:value-type="float" office:value="0.0672723274">
                <text:p>0.0672723274</text:p>
              </table:table-cell>
              <table:table-cell office:value-type="float" office:value="-0.0916208033">
                <text:p>-0.0916208033</text:p>
              </table:table-cell>
              <table:table-cell office:value-type="float" office:value="-0.1640390786">
                <text:p>-0.1640390786</text:p>
              </table:table-cell>
              <table:table-cell office:value-type="float" office:value="0.0743949309">
                <text:p>0.0743949309</text:p>
              </table:table-cell>
              <table:table-cell office:value-type="float" office:value="-0.0690920285">
                <text:p>-0.0690920285</text:p>
              </table:table-cell>
              <table:table-cell office:value-type="float" office:value="0.192130715">
                <text:p>0.192130715</text:p>
              </table:table-cell>
              <table:table-cell office:value-type="float" office:value="-0.2031462494">
                <text:p>-0.2031462494</text:p>
              </table:table-cell>
              <table:table-cell office:value-type="float" office:value="-0.4572517624">
                <text:p>-0.4572517624</text:p>
              </table:table-cell>
              <table:table-cell office:value-type="float" office:value="-0.0669018699">
                <text:p>-0.0669018699</text:p>
              </table:table-cell>
              <table:table-cell office:value-type="float" office:value="0.0472812361">
                <text:p>0.0472812361</text:p>
              </table:table-cell>
              <table:table-cell office:value-type="float" office:value="-0.221773889">
                <text:p>-0.221773889</text:p>
              </table:table-cell>
              <table:table-cell office:value-type="float" office:value="-0.0091209076">
                <text:p>-0.0091209076</text:p>
              </table:table-cell>
              <table:table-cell office:value-type="float" office:value="-0.080603403">
                <text:p>-0.080603403</text:p>
              </table:table-cell>
              <table:table-cell office:value-type="float" office:value="-0.0027837688">
                <text:p>-0.0027837688</text:p>
              </table:table-cell>
              <table:table-cell office:value-type="float" office:value="-0.1127628598">
                <text:p>-0.1127628598</text:p>
              </table:table-cell>
              <table:table-cell office:value-type="float" office:value="-0.2317986833">
                <text:p>-0.2317986833</text:p>
              </table:table-cell>
              <table:table-cell office:value-type="float" office:value="0.0008766475">
                <text:p>0.0008766475</text:p>
              </table:table-cell>
              <table:table-cell office:value-type="float" office:value="-0.0484135438">
                <text:p>-0.0484135438</text:p>
              </table:table-cell>
              <table:table-cell office:value-type="float" office:value="-0.0131387796">
                <text:p>-0.0131387796</text:p>
              </table:table-cell>
              <table:table-cell office:value-type="float" office:value="-0.3440313175">
                <text:p>-0.3440313175</text:p>
              </table:table-cell>
              <table:table-cell office:value-type="float" office:value="-0.0652226147">
                <text:p>-0.0652226147</text:p>
              </table:table-cell>
              <table:table-cell office:value-type="float" office:value="-0.0141821899">
                <text:p>-0.0141821899</text:p>
              </table:table-cell>
              <table:table-cell office:value-type="float" office:value="-0.0501613178">
                <text:p>-0.0501613178</text:p>
              </table:table-cell>
              <table:table-cell office:value-type="float" office:value="0.117311905">
                <text:p>0.117311905</text:p>
              </table:table-cell>
              <table:table-cell office:value-type="float" office:value="-0.1726624272">
                <text:p>-0.1726624272</text:p>
              </table:table-cell>
              <table:table-cell office:value-type="float" office:value="-0.0487192979">
                <text:p>-0.0487192979</text:p>
              </table:table-cell>
              <table:table-cell office:value-type="float" office:value="-0.1542557944">
                <text:p>-0.1542557944</text:p>
              </table:table-cell>
              <table:table-cell office:value-type="float" office:value="-0.1378826543">
                <text:p>-0.1378826543</text:p>
              </table:table-cell>
              <table:table-cell office:value-type="float" office:value="-0.0472674777">
                <text:p>-0.0472674777</text:p>
              </table:table-cell>
              <table:table-cell office:value-type="float" office:value="-0.1151464328">
                <text:p>-0.1151464328</text:p>
              </table:table-cell>
              <table:table-cell office:value-type="float" office:value="-0.2618623573">
                <text:p>-0.2618623573</text:p>
              </table:table-cell>
              <table:table-cell office:value-type="float" office:value="0.0519083301">
                <text:p>0.0519083301</text:p>
              </table:table-cell>
              <table:table-cell office:value-type="float" office:value="-0.0976231293">
                <text:p>-0.0976231293</text:p>
              </table:table-cell>
              <table:table-cell office:value-type="float" office:value="-0.2599314681">
                <text:p>-0.2599314681</text:p>
              </table:table-cell>
              <table:table-cell office:value-type="float" office:value="-0.1174373709">
                <text:p>-0.1174373709</text:p>
              </table:table-cell>
              <table:table-cell office:value-type="float" office:value="-0.1042709027">
                <text:p>-0.1042709027</text:p>
              </table:table-cell>
              <table:table-cell office:value-type="float" office:value="0.1508281285">
                <text:p>0.1508281285</text:p>
              </table:table-cell>
              <table:table-cell office:value-type="float" office:value="-0.1980617074">
                <text:p>-0.1980617074</text:p>
              </table:table-cell>
              <table:table-cell office:value-type="float" office:value="0.1937426709">
                <text:p>0.1937426709</text:p>
              </table:table-cell>
              <table:table-cell office:value-type="float" office:value="0.0179192266">
                <text:p>0.0179192266</text:p>
              </table:table-cell>
              <table:table-cell office:value-type="float" office:value="-0.0912643628">
                <text:p>-0.0912643628</text:p>
              </table:table-cell>
              <table:table-cell office:value-type="float" office:value="-0.1990966548">
                <text:p>-0.1990966548</text:p>
              </table:table-cell>
              <table:table-cell office:value-type="float" office:value="0.0282218808">
                <text:p>0.0282218808</text:p>
              </table:table-cell>
              <table:table-cell office:value-type="float" office:value="-0.2288892669">
                <text:p>-0.2288892669</text:p>
              </table:table-cell>
              <table:table-cell office:value-type="float" office:value="-0.2671216198">
                <text:p>-0.2671216198</text:p>
              </table:table-cell>
              <table:table-cell office:value-type="float" office:value="-0.1720196739">
                <text:p>-0.1720196739</text:p>
              </table:table-cell>
              <table:table-cell office:value-type="float" office:value="0.1393351602">
                <text:p>0.1393351602</text:p>
              </table:table-cell>
              <table:table-cell office:value-type="float" office:value="-0.1269635236">
                <text:p>-0.1269635236</text:p>
              </table:table-cell>
              <table:table-cell office:value-type="float" office:value="0.0396034443">
                <text:p>0.0396034443</text:p>
              </table:table-cell>
              <table:table-cell office:value-type="float" office:value="-0.1136471233">
                <text:p>-0.1136471233</text:p>
              </table:table-cell>
              <table:table-cell office:value-type="float" office:value="-0.2506265631">
                <text:p>-0.2506265631</text:p>
              </table:table-cell>
            </table:table-row>
            <table:table-row>
              <table:table-cell office:value-type="float" office:value="-0.1488575248">
                <text:p>-0</text:p>
              </table:table-cell>
              <table:table-cell office:value-type="float" office:value="0.0583914762">
                <text:p>0.0583914762</text:p>
              </table:table-cell>
              <table:table-cell office:value-type="float" office:value="0.2140058865">
                <text:p>0.2140058865</text:p>
              </table:table-cell>
              <table:table-cell office:value-type="float" office:value="0.0947483261">
                <text:p>0.0947483261</text:p>
              </table:table-cell>
              <table:table-cell office:value-type="float" office:value="-0.0824262798">
                <text:p>-0.0824262798</text:p>
              </table:table-cell>
              <table:table-cell office:value-type="float" office:value="1">
                <text:p>1</text:p>
              </table:table-cell>
              <table:table-cell office:value-type="float" office:value="0.2865366899">
                <text:p>0.2865366899</text:p>
              </table:table-cell>
              <table:table-cell office:value-type="float" office:value="0.2123463209">
                <text:p>0.2123463209</text:p>
              </table:table-cell>
              <table:table-cell office:value-type="float" office:value="0.4123467116">
                <text:p>0.4123467116</text:p>
              </table:table-cell>
              <table:table-cell office:value-type="float" office:value="0.0550906536">
                <text:p>0.0550906536</text:p>
              </table:table-cell>
              <table:table-cell office:value-type="float" office:value="0.0461739397">
                <text:p>0.0461739397</text:p>
              </table:table-cell>
              <table:table-cell office:value-type="float" office:value="0.0206434165">
                <text:p>0.0206434165</text:p>
              </table:table-cell>
              <table:table-cell office:value-type="float" office:value="0.1590126032">
                <text:p>0.1590126032</text:p>
              </table:table-cell>
              <table:table-cell office:value-type="float" office:value="-0.0556964866">
                <text:p>-0.0556964866</text:p>
              </table:table-cell>
              <table:table-cell office:value-type="float" office:value="0.1929453716">
                <text:p>0.1929453716</text:p>
              </table:table-cell>
              <table:table-cell office:value-type="float" office:value="-0.133918368">
                <text:p>-0.133918368</text:p>
              </table:table-cell>
              <table:table-cell office:value-type="float" office:value="-0.0148199721">
                <text:p>-0.0148199721</text:p>
              </table:table-cell>
              <table:table-cell office:value-type="float" office:value="0.1347681221">
                <text:p>0.1347681221</text:p>
              </table:table-cell>
              <table:table-cell office:value-type="float" office:value="0.1202638911">
                <text:p>0.1202638911</text:p>
              </table:table-cell>
              <table:table-cell office:value-type="float" office:value="0.075864837">
                <text:p>0.075864837</text:p>
              </table:table-cell>
              <table:table-cell office:value-type="float" office:value="-0.031192579">
                <text:p>-0.031192579</text:p>
              </table:table-cell>
              <table:table-cell office:value-type="float" office:value="0.2233819229">
                <text:p>0.2233819229</text:p>
              </table:table-cell>
              <table:table-cell office:value-type="float" office:value="-0.0137942386">
                <text:p>-0.0137942386</text:p>
              </table:table-cell>
              <table:table-cell office:value-type="float" office:value="0.2739428247">
                <text:p>0.2739428247</text:p>
              </table:table-cell>
              <table:table-cell office:value-type="float" office:value="0.0804492602">
                <text:p>0.0804492602</text:p>
              </table:table-cell>
              <table:table-cell office:value-type="float" office:value="0.0216913415">
                <text:p>0.0216913415</text:p>
              </table:table-cell>
              <table:table-cell office:value-type="float" office:value="-0.0010669229">
                <text:p>-0.0010669229</text:p>
              </table:table-cell>
              <table:table-cell office:value-type="float" office:value="0.2367324798">
                <text:p>0.2367324798</text:p>
              </table:table-cell>
              <table:table-cell office:value-type="float" office:value="0.0793077484">
                <text:p>0.0793077484</text:p>
              </table:table-cell>
              <table:table-cell office:value-type="float" office:value="-0.2525151981">
                <text:p>-0.2525151981</text:p>
              </table:table-cell>
              <table:table-cell office:value-type="float" office:value="0.0066773886">
                <text:p>0.0066773886</text:p>
              </table:table-cell>
              <table:table-cell office:value-type="float" office:value="-0.0365480875">
                <text:p>-0.0365480875</text:p>
              </table:table-cell>
              <table:table-cell office:value-type="float" office:value="0.135437493">
                <text:p>0.135437493</text:p>
              </table:table-cell>
              <table:table-cell office:value-type="float" office:value="-0.1644181511">
                <text:p>-0.1644181511</text:p>
              </table:table-cell>
              <table:table-cell office:value-type="float" office:value="0.0728816549">
                <text:p>0.0728816549</text:p>
              </table:table-cell>
              <table:table-cell office:value-type="float" office:value="0.0196161501">
                <text:p>0.0196161501</text:p>
              </table:table-cell>
              <table:table-cell office:value-type="float" office:value="0.1059614051">
                <text:p>0.1059614051</text:p>
              </table:table-cell>
              <table:table-cell office:value-type="float" office:value="0.1596391143">
                <text:p>0.1596391143</text:p>
              </table:table-cell>
              <table:table-cell office:value-type="float" office:value="0.1068128654">
                <text:p>0.1068128654</text:p>
              </table:table-cell>
              <table:table-cell office:value-type="float" office:value="0.1809973001">
                <text:p>0.1809973001</text:p>
              </table:table-cell>
              <table:table-cell office:value-type="float" office:value="-0.2423034835">
                <text:p>-0.2423034835</text:p>
              </table:table-cell>
              <table:table-cell office:value-type="float" office:value="-0.0736785981">
                <text:p>-0.0736785981</text:p>
              </table:table-cell>
              <table:table-cell office:value-type="float" office:value="0.0498209879">
                <text:p>0.0498209879</text:p>
              </table:table-cell>
              <table:table-cell office:value-type="float" office:value="0.0163981056">
                <text:p>0.0163981056</text:p>
              </table:table-cell>
              <table:table-cell office:value-type="float" office:value="0.1966474929">
                <text:p>0.1966474929</text:p>
              </table:table-cell>
              <table:table-cell office:value-type="float" office:value="0.0017106602">
                <text:p>0.0017106602</text:p>
              </table:table-cell>
              <table:table-cell office:value-type="float" office:value="0.0644176034">
                <text:p>0.0644176034</text:p>
              </table:table-cell>
              <table:table-cell office:value-type="float" office:value="0.2183674861">
                <text:p>0.2183674861</text:p>
              </table:table-cell>
              <table:table-cell office:value-type="float" office:value="0.3323418761">
                <text:p>0.3323418761</text:p>
              </table:table-cell>
              <table:table-cell office:value-type="float" office:value="-0.0627629512">
                <text:p>-0.0627629512</text:p>
              </table:table-cell>
              <table:table-cell office:value-type="float" office:value="0.0908935047">
                <text:p>0.0908935047</text:p>
              </table:table-cell>
              <table:table-cell office:value-type="float" office:value="0.0395930359">
                <text:p>0.0395930359</text:p>
              </table:table-cell>
              <table:table-cell office:value-type="float" office:value="0.1367806354">
                <text:p>0.1367806354</text:p>
              </table:table-cell>
              <table:table-cell office:value-type="float" office:value="-0.0274161715">
                <text:p>-0.0274161715</text:p>
              </table:table-cell>
              <table:table-cell office:value-type="float" office:value="0.2621338584">
                <text:p>0.2621338584</text:p>
              </table:table-cell>
              <table:table-cell office:value-type="float" office:value="0.1501184674">
                <text:p>0.1501184674</text:p>
              </table:table-cell>
              <table:table-cell office:value-type="float" office:value="0.0506611181">
                <text:p>0.0506611181</text:p>
              </table:table-cell>
              <table:table-cell office:value-type="float" office:value="0.0797215105">
                <text:p>0.0797215105</text:p>
              </table:table-cell>
              <table:table-cell office:value-type="float" office:value="-0.0156774035">
                <text:p>-0.0156774035</text:p>
              </table:table-cell>
              <table:table-cell office:value-type="float" office:value="0.239108546">
                <text:p>0.239108546</text:p>
              </table:table-cell>
              <table:table-cell office:value-type="float" office:value="0.1560923839">
                <text:p>0.1560923839</text:p>
              </table:table-cell>
              <table:table-cell office:value-type="float" office:value="0.1559916224">
                <text:p>0.1559916224</text:p>
              </table:table-cell>
              <table:table-cell office:value-type="float" office:value="0.1409259444">
                <text:p>0.1409259444</text:p>
              </table:table-cell>
              <table:table-cell office:value-type="float" office:value="0.0131810865">
                <text:p>0.0131810865</text:p>
              </table:table-cell>
              <table:table-cell office:value-type="float" office:value="0.036337459">
                <text:p>0.036337459</text:p>
              </table:table-cell>
              <table:table-cell office:value-type="float" office:value="0.1917304575">
                <text:p>0.1917304575</text:p>
              </table:table-cell>
              <table:table-cell office:value-type="float" office:value="-0.1209115883">
                <text:p>-0.1209115883</text:p>
              </table:table-cell>
              <table:table-cell office:value-type="float" office:value="0.0304359856">
                <text:p>0.0304359856</text:p>
              </table:table-cell>
              <table:table-cell office:value-type="float" office:value="0.2554287962">
                <text:p>0.2554287962</text:p>
              </table:table-cell>
              <table:table-cell office:value-type="float" office:value="0.1611457361">
                <text:p>0.1611457361</text:p>
              </table:table-cell>
              <table:table-cell office:value-type="float" office:value="0.1172048382">
                <text:p>0.1172048382</text:p>
              </table:table-cell>
              <table:table-cell office:value-type="float" office:value="0.1040706643">
                <text:p>0.1040706643</text:p>
              </table:table-cell>
              <table:table-cell office:value-type="float" office:value="0.0728250311">
                <text:p>0.0728250311</text:p>
              </table:table-cell>
              <table:table-cell office:value-type="float" office:value="0.0412310425">
                <text:p>0.0412310425</text:p>
              </table:table-cell>
              <table:table-cell office:value-type="float" office:value="-0.1880332826">
                <text:p>-0.1880332826</text:p>
              </table:table-cell>
              <table:table-cell office:value-type="float" office:value="0.0954447385">
                <text:p>0.0954447385</text:p>
              </table:table-cell>
              <table:table-cell office:value-type="float" office:value="0.0556748736">
                <text:p>0.0556748736</text:p>
              </table:table-cell>
              <table:table-cell office:value-type="float" office:value="0.0028992454">
                <text:p>0.0028992454</text:p>
              </table:table-cell>
              <table:table-cell office:value-type="float" office:value="0.1172644786">
                <text:p>0.1172644786</text:p>
              </table:table-cell>
              <table:table-cell office:value-type="float" office:value="0.1682950058">
                <text:p>0.1682950058</text:p>
              </table:table-cell>
              <table:table-cell office:value-type="float" office:value="0.2931306529">
                <text:p>0.2931306529</text:p>
              </table:table-cell>
              <table:table-cell office:value-type="float" office:value="0.0651020076">
                <text:p>0.0651020076</text:p>
              </table:table-cell>
              <table:table-cell office:value-type="float" office:value="0.1668477166">
                <text:p>0.1668477166</text:p>
              </table:table-cell>
              <table:table-cell office:value-type="float" office:value="0.0138678342">
                <text:p>0.0138678342</text:p>
              </table:table-cell>
              <table:table-cell office:value-type="float" office:value="0.047756813">
                <text:p>0.047756813</text:p>
              </table:table-cell>
              <table:table-cell office:value-type="float" office:value="0.1464902798">
                <text:p>0.1464902798</text:p>
              </table:table-cell>
            </table:table-row>
            <table:table-row>
              <table:table-cell office:value-type="float" office:value="-0.1199612071">
                <text:p>-0</text:p>
              </table:table-cell>
              <table:table-cell office:value-type="float" office:value="0.1872386565">
                <text:p>0.1872386565</text:p>
              </table:table-cell>
              <table:table-cell office:value-type="float" office:value="0.4426087913">
                <text:p>0.4426087913</text:p>
              </table:table-cell>
              <table:table-cell office:value-type="float" office:value="0.1522688127">
                <text:p>0.1522688127</text:p>
              </table:table-cell>
              <table:table-cell office:value-type="float" office:value="-0.2824280263">
                <text:p>-0.2824280263</text:p>
              </table:table-cell>
              <table:table-cell office:value-type="float" office:value="0.2865366899">
                <text:p>0.2865366899</text:p>
              </table:table-cell>
              <table:table-cell office:value-type="float" office:value="1">
                <text:p>1</text:p>
              </table:table-cell>
              <table:table-cell office:value-type="float" office:value="0.7075008307">
                <text:p>0.7075008307</text:p>
              </table:table-cell>
              <table:table-cell office:value-type="float" office:value="0.216400666">
                <text:p>0.216400666</text:p>
              </table:table-cell>
              <table:table-cell office:value-type="float" office:value="0.119248943">
                <text:p>0.119248943</text:p>
              </table:table-cell>
              <table:table-cell office:value-type="float" office:value="0.2351270451">
                <text:p>0.2351270451</text:p>
              </table:table-cell>
              <table:table-cell office:value-type="float" office:value="-0.0316818885">
                <text:p>-0.0316818885</text:p>
              </table:table-cell>
              <table:table-cell office:value-type="float" office:value="0.2996962736">
                <text:p>0.2996962736</text:p>
              </table:table-cell>
              <table:table-cell office:value-type="float" office:value="0.1831894029">
                <text:p>0.1831894029</text:p>
              </table:table-cell>
              <table:table-cell office:value-type="float" office:value="0.3621637873">
                <text:p>0.3621637873</text:p>
              </table:table-cell>
              <table:table-cell office:value-type="float" office:value="-0.3559686576">
                <text:p>-0.3559686576</text:p>
              </table:table-cell>
              <table:table-cell office:value-type="float" office:value="-0.0503474716">
                <text:p>-0.0503474716</text:p>
              </table:table-cell>
              <table:table-cell office:value-type="float" office:value="0.0409547424">
                <text:p>0.0409547424</text:p>
              </table:table-cell>
              <table:table-cell office:value-type="float" office:value="-0.0574290283">
                <text:p>-0.0574290283</text:p>
              </table:table-cell>
              <table:table-cell office:value-type="float" office:value="0.3234885989">
                <text:p>0.3234885989</text:p>
              </table:table-cell>
              <table:table-cell office:value-type="float" office:value="0.0208529299">
                <text:p>0.0208529299</text:p>
              </table:table-cell>
              <table:table-cell office:value-type="float" office:value="0.7635840904">
                <text:p>0.7635840904</text:p>
              </table:table-cell>
              <table:table-cell office:value-type="float" office:value="0.3080277327">
                <text:p>0.3080277327</text:p>
              </table:table-cell>
              <table:table-cell office:value-type="float" office:value="0.2549988028">
                <text:p>0.2549988028</text:p>
              </table:table-cell>
              <table:table-cell office:value-type="float" office:value="0.1751445517">
                <text:p>0.1751445517</text:p>
              </table:table-cell>
              <table:table-cell office:value-type="float" office:value="-0.1352462022">
                <text:p>-0.1352462022</text:p>
              </table:table-cell>
              <table:table-cell office:value-type="float" office:value="0.1618245448">
                <text:p>0.1618245448</text:p>
              </table:table-cell>
              <table:table-cell office:value-type="float" office:value="0.56817638">
                <text:p>0.56817638</text:p>
              </table:table-cell>
              <table:table-cell office:value-type="float" office:value="0.155937718">
                <text:p>0.155937718</text:p>
              </table:table-cell>
              <table:table-cell office:value-type="float" office:value="-0.0875485712">
                <text:p>-0.0875485712</text:p>
              </table:table-cell>
              <table:table-cell office:value-type="float" office:value="0.1601058489">
                <text:p>0.1601058489</text:p>
              </table:table-cell>
              <table:table-cell office:value-type="float" office:value="-0.132981772">
                <text:p>-0.132981772</text:p>
              </table:table-cell>
              <table:table-cell office:value-type="float" office:value="0.8328591852">
                <text:p>0.8328591852</text:p>
              </table:table-cell>
              <table:table-cell office:value-type="float" office:value="0.0181665567">
                <text:p>0.0181665567</text:p>
              </table:table-cell>
              <table:table-cell office:value-type="float" office:value="0.2109257283">
                <text:p>0.2109257283</text:p>
              </table:table-cell>
              <table:table-cell office:value-type="float" office:value="0.0139978339">
                <text:p>0.0139978339</text:p>
              </table:table-cell>
              <table:table-cell office:value-type="float" office:value="0.2481788116">
                <text:p>0.2481788116</text:p>
              </table:table-cell>
              <table:table-cell office:value-type="float" office:value="0.2500227836">
                <text:p>0.2500227836</text:p>
              </table:table-cell>
              <table:table-cell office:value-type="float" office:value="0.1604695956">
                <text:p>0.1604695956</text:p>
              </table:table-cell>
              <table:table-cell office:value-type="float" office:value="0.3349947658">
                <text:p>0.3349947658</text:p>
              </table:table-cell>
              <table:table-cell office:value-type="float" office:value="-0.1544204054">
                <text:p>-0.1544204054</text:p>
              </table:table-cell>
              <table:table-cell office:value-type="float" office:value="0.1304801773">
                <text:p>0.1304801773</text:p>
              </table:table-cell>
              <table:table-cell office:value-type="float" office:value="0.5797098524">
                <text:p>0.5797098524</text:p>
              </table:table-cell>
              <table:table-cell office:value-type="float" office:value="0.3423432866">
                <text:p>0.3423432866</text:p>
              </table:table-cell>
              <table:table-cell office:value-type="float" office:value="0.0718248792">
                <text:p>0.0718248792</text:p>
              </table:table-cell>
              <table:table-cell office:value-type="float" office:value="0.4328070513">
                <text:p>0.4328070513</text:p>
              </table:table-cell>
              <table:table-cell office:value-type="float" office:value="0.1637519301">
                <text:p>0.1637519301</text:p>
              </table:table-cell>
              <table:table-cell office:value-type="float" office:value="0.1596595597">
                <text:p>0.1596595597</text:p>
              </table:table-cell>
              <table:table-cell office:value-type="float" office:value="0.329316324">
                <text:p>0.329316324</text:p>
              </table:table-cell>
              <table:table-cell office:value-type="float" office:value="0.1276171524">
                <text:p>0.1276171524</text:p>
              </table:table-cell>
              <table:table-cell office:value-type="float" office:value="0.5407686779">
                <text:p>0.5407686779</text:p>
              </table:table-cell>
              <table:table-cell office:value-type="float" office:value="0.1633704183">
                <text:p>0.1633704183</text:p>
              </table:table-cell>
              <table:table-cell office:value-type="float" office:value="0.3079666016">
                <text:p>0.3079666016</text:p>
              </table:table-cell>
              <table:table-cell office:value-type="float" office:value="0.0076659263">
                <text:p>0.0076659263</text:p>
              </table:table-cell>
              <table:table-cell office:value-type="float" office:value="0.8808522983">
                <text:p>0.8808522983</text:p>
              </table:table-cell>
              <table:table-cell office:value-type="float" office:value="0.5266683905">
                <text:p>0.5266683905</text:p>
              </table:table-cell>
              <table:table-cell office:value-type="float" office:value="0.2136229544">
                <text:p>0.2136229544</text:p>
              </table:table-cell>
              <table:table-cell office:value-type="float" office:value="0.3346127442">
                <text:p>0.3346127442</text:p>
              </table:table-cell>
              <table:table-cell office:value-type="float" office:value="0.2578223718">
                <text:p>0.2578223718</text:p>
              </table:table-cell>
              <table:table-cell office:value-type="float" office:value="0.671426977">
                <text:p>0.671426977</text:p>
              </table:table-cell>
              <table:table-cell office:value-type="float" office:value="0.4861209023">
                <text:p>0.4861209023</text:p>
              </table:table-cell>
              <table:table-cell office:value-type="float" office:value="0.6696807029">
                <text:p>0.6696807029</text:p>
              </table:table-cell>
              <table:table-cell office:value-type="float" office:value="0.1138772767">
                <text:p>0.1138772767</text:p>
              </table:table-cell>
              <table:table-cell office:value-type="float" office:value="0.2208850377">
                <text:p>0.2208850377</text:p>
              </table:table-cell>
              <table:table-cell office:value-type="float" office:value="0.3793620682">
                <text:p>0.3793620682</text:p>
              </table:table-cell>
              <table:table-cell office:value-type="float" office:value="0.7536730085">
                <text:p>0.7536730085</text:p>
              </table:table-cell>
              <table:table-cell office:value-type="float" office:value="-0.2404220808">
                <text:p>-0.2404220808</text:p>
              </table:table-cell>
              <table:table-cell office:value-type="float" office:value="0.3829705593">
                <text:p>0.3829705593</text:p>
              </table:table-cell>
              <table:table-cell office:value-type="float" office:value="0.7978737208">
                <text:p>0.7978737208</text:p>
              </table:table-cell>
              <table:table-cell office:value-type="float" office:value="0.2781448451">
                <text:p>0.2781448451</text:p>
              </table:table-cell>
              <table:table-cell office:value-type="float" office:value="0.4140813188">
                <text:p>0.4140813188</text:p>
              </table:table-cell>
              <table:table-cell office:value-type="float" office:value="-0.2577864852">
                <text:p>-0.2577864852</text:p>
              </table:table-cell>
              <table:table-cell office:value-type="float" office:value="0.6454554674">
                <text:p>0.6454554674</text:p>
              </table:table-cell>
              <table:table-cell office:value-type="float" office:value="-0.1133223381">
                <text:p>-0.1133223381</text:p>
              </table:table-cell>
              <table:table-cell office:value-type="float" office:value="-0.3591834603">
                <text:p>-0.3591834603</text:p>
              </table:table-cell>
              <table:table-cell office:value-type="float" office:value="0.1434030381">
                <text:p>0.1434030381</text:p>
              </table:table-cell>
              <table:table-cell office:value-type="float" office:value="0.2127889653">
                <text:p>0.2127889653</text:p>
              </table:table-cell>
              <table:table-cell office:value-type="float" office:value="0.2122972293">
                <text:p>0.2122972293</text:p>
              </table:table-cell>
              <table:table-cell office:value-type="float" office:value="0.5345244341">
                <text:p>0.5345244341</text:p>
              </table:table-cell>
              <table:table-cell office:value-type="float" office:value="0.8469828013">
                <text:p>0.8469828013</text:p>
              </table:table-cell>
              <table:table-cell office:value-type="float" office:value="0.7811590052">
                <text:p>0.7811590052</text:p>
              </table:table-cell>
              <table:table-cell office:value-type="float" office:value="-0.1087449614">
                <text:p>-0.1087449614</text:p>
              </table:table-cell>
              <table:table-cell office:value-type="float" office:value="0.4096834961">
                <text:p>0.4096834961</text:p>
              </table:table-cell>
              <table:table-cell office:value-type="float" office:value="-0.0102319124">
                <text:p>-0.0102319124</text:p>
              </table:table-cell>
              <table:table-cell office:value-type="float" office:value="0.1389956132">
                <text:p>0.1389956132</text:p>
              </table:table-cell>
              <table:table-cell office:value-type="float" office:value="0.8457912733">
                <text:p>0.8457912733</text:p>
              </table:table-cell>
            </table:table-row>
            <table:table-row>
              <table:table-cell office:value-type="float" office:value="-0.0226327993">
                <text:p>-0</text:p>
              </table:table-cell>
              <table:table-cell office:value-type="float" office:value="0.0529018157">
                <text:p>0.0529018157</text:p>
              </table:table-cell>
              <table:table-cell office:value-type="float" office:value="0.2920989224">
                <text:p>0.2920989224</text:p>
              </table:table-cell>
              <table:table-cell office:value-type="float" office:value="0.167475322">
                <text:p>0.167475322</text:p>
              </table:table-cell>
              <table:table-cell office:value-type="float" office:value="-0.2166270017">
                <text:p>-0.2166270017</text:p>
              </table:table-cell>
              <table:table-cell office:value-type="float" office:value="0.2123463209">
                <text:p>0.2123463209</text:p>
              </table:table-cell>
              <table:table-cell office:value-type="float" office:value="0.7075008307">
                <text:p>0.7075008307</text:p>
              </table:table-cell>
              <table:table-cell office:value-type="float" office:value="1">
                <text:p>1</text:p>
              </table:table-cell>
              <table:table-cell office:value-type="float" office:value="0.2632308311">
                <text:p>0.2632308311</text:p>
              </table:table-cell>
              <table:table-cell office:value-type="float" office:value="0.0475118284">
                <text:p>0.0475118284</text:p>
              </table:table-cell>
              <table:table-cell office:value-type="float" office:value="0.1296819281">
                <text:p>0.1296819281</text:p>
              </table:table-cell>
              <table:table-cell office:value-type="float" office:value="-0.0269614298">
                <text:p>-0.0269614298</text:p>
              </table:table-cell>
              <table:table-cell office:value-type="float" office:value="0.1557689807">
                <text:p>0.1557689807</text:p>
              </table:table-cell>
              <table:table-cell office:value-type="float" office:value="0.1257492086">
                <text:p>0.1257492086</text:p>
              </table:table-cell>
              <table:table-cell office:value-type="float" office:value="0.2112117688">
                <text:p>0.2112117688</text:p>
              </table:table-cell>
              <table:table-cell office:value-type="float" office:value="-0.3071576161">
                <text:p>-0.3071576161</text:p>
              </table:table-cell>
              <table:table-cell office:value-type="float" office:value="-0.0010881903">
                <text:p>-0.0010881903</text:p>
              </table:table-cell>
              <table:table-cell office:value-type="float" office:value="0.0447426018">
                <text:p>0.0447426018</text:p>
              </table:table-cell>
              <table:table-cell office:value-type="float" office:value="-0.0386124747">
                <text:p>-0.0386124747</text:p>
              </table:table-cell>
              <table:table-cell office:value-type="float" office:value="0.1674922853">
                <text:p>0.1674922853</text:p>
              </table:table-cell>
              <table:table-cell office:value-type="float" office:value="-0.024419364">
                <text:p>-0.024419364</text:p>
              </table:table-cell>
              <table:table-cell office:value-type="float" office:value="0.4519932666">
                <text:p>0.4519932666</text:p>
              </table:table-cell>
              <table:table-cell office:value-type="float" office:value="0.276311867">
                <text:p>0.276311867</text:p>
              </table:table-cell>
              <table:table-cell office:value-type="float" office:value="0.2248587327">
                <text:p>0.2248587327</text:p>
              </table:table-cell>
              <table:table-cell office:value-type="float" office:value="0.0849204947">
                <text:p>0.0849204947</text:p>
              </table:table-cell>
              <table:table-cell office:value-type="float" office:value="0.0518193104">
                <text:p>0.0518193104</text:p>
              </table:table-cell>
              <table:table-cell office:value-type="float" office:value="0.2230219008">
                <text:p>0.2230219008</text:p>
              </table:table-cell>
              <table:table-cell office:value-type="float" office:value="0.4466733651">
                <text:p>0.4466733651</text:p>
              </table:table-cell>
              <table:table-cell office:value-type="float" office:value="0.0096278691">
                <text:p>0.0096278691</text:p>
              </table:table-cell>
              <table:table-cell office:value-type="float" office:value="0.068995121">
                <text:p>0.068995121</text:p>
              </table:table-cell>
              <table:table-cell office:value-type="float" office:value="0.1653365427">
                <text:p>0.1653365427</text:p>
              </table:table-cell>
              <table:table-cell office:value-type="float" office:value="-0.1373810336">
                <text:p>-0.1373810336</text:p>
              </table:table-cell>
              <table:table-cell office:value-type="float" office:value="0.5908083887">
                <text:p>0.5908083887</text:p>
              </table:table-cell>
              <table:table-cell office:value-type="float" office:value="-0.108473432">
                <text:p>-0.108473432</text:p>
              </table:table-cell>
              <table:table-cell office:value-type="float" office:value="0.1934280203">
                <text:p>0.1934280203</text:p>
              </table:table-cell>
              <table:table-cell office:value-type="float" office:value="0.0033123076">
                <text:p>0.0033123076</text:p>
              </table:table-cell>
              <table:table-cell office:value-type="float" office:value="0.1898136973">
                <text:p>0.1898136973</text:p>
              </table:table-cell>
              <table:table-cell office:value-type="float" office:value="0.0734336877">
                <text:p>0.0734336877</text:p>
              </table:table-cell>
              <table:table-cell office:value-type="float" office:value="0.0911047235">
                <text:p>0.0911047235</text:p>
              </table:table-cell>
              <table:table-cell office:value-type="float" office:value="0.2352011649">
                <text:p>0.2352011649</text:p>
              </table:table-cell>
              <table:table-cell office:value-type="float" office:value="-0.208524339">
                <text:p>-0.208524339</text:p>
              </table:table-cell>
              <table:table-cell office:value-type="float" office:value="0.0761967522">
                <text:p>0.0761967522</text:p>
              </table:table-cell>
              <table:table-cell office:value-type="float" office:value="0.5135273929">
                <text:p>0.5135273929</text:p>
              </table:table-cell>
              <table:table-cell office:value-type="float" office:value="0.3476349534">
                <text:p>0.3476349534</text:p>
              </table:table-cell>
              <table:table-cell office:value-type="float" office:value="0.2453909901">
                <text:p>0.2453909901</text:p>
              </table:table-cell>
              <table:table-cell office:value-type="float" office:value="0.2694292405">
                <text:p>0.2694292405</text:p>
              </table:table-cell>
              <table:table-cell office:value-type="float" office:value="0.0987705429">
                <text:p>0.0987705429</text:p>
              </table:table-cell>
              <table:table-cell office:value-type="float" office:value="0.095620495">
                <text:p>0.095620495</text:p>
              </table:table-cell>
              <table:table-cell office:value-type="float" office:value="0.2318225273">
                <text:p>0.2318225273</text:p>
              </table:table-cell>
              <table:table-cell office:value-type="float" office:value="0.192365299">
                <text:p>0.192365299</text:p>
              </table:table-cell>
              <table:table-cell office:value-type="float" office:value="0.3936249385">
                <text:p>0.3936249385</text:p>
              </table:table-cell>
              <table:table-cell office:value-type="float" office:value="0.1115023733">
                <text:p>0.1115023733</text:p>
              </table:table-cell>
              <table:table-cell office:value-type="float" office:value="0.1034002028">
                <text:p>0.1034002028</text:p>
              </table:table-cell>
              <table:table-cell office:value-type="float" office:value="-0.0729980791">
                <text:p>-0.0729980791</text:p>
              </table:table-cell>
              <table:table-cell office:value-type="float" office:value="0.6278830659">
                <text:p>0.6278830659</text:p>
              </table:table-cell>
              <table:table-cell office:value-type="float" office:value="0.3773041249">
                <text:p>0.3773041249</text:p>
              </table:table-cell>
              <table:table-cell office:value-type="float" office:value="0.2064769916">
                <text:p>0.2064769916</text:p>
              </table:table-cell>
              <table:table-cell office:value-type="float" office:value="0.3027569536">
                <text:p>0.3027569536</text:p>
              </table:table-cell>
              <table:table-cell office:value-type="float" office:value="0.1016843854">
                <text:p>0.1016843854</text:p>
              </table:table-cell>
              <table:table-cell office:value-type="float" office:value="0.4144429952">
                <text:p>0.4144429952</text:p>
              </table:table-cell>
              <table:table-cell office:value-type="float" office:value="0.3910577258">
                <text:p>0.3910577258</text:p>
              </table:table-cell>
              <table:table-cell office:value-type="float" office:value="0.4530625078">
                <text:p>0.4530625078</text:p>
              </table:table-cell>
              <table:table-cell office:value-type="float" office:value="0.1589687611">
                <text:p>0.1589687611</text:p>
              </table:table-cell>
              <table:table-cell office:value-type="float" office:value="-0.015378182">
                <text:p>-0.015378182</text:p>
              </table:table-cell>
              <table:table-cell office:value-type="float" office:value="0.3029039274">
                <text:p>0.3029039274</text:p>
              </table:table-cell>
              <table:table-cell office:value-type="float" office:value="0.6028800942">
                <text:p>0.6028800942</text:p>
              </table:table-cell>
              <table:table-cell office:value-type="float" office:value="-0.2195467443">
                <text:p>-0.2195467443</text:p>
              </table:table-cell>
              <table:table-cell office:value-type="float" office:value="0.3021646663">
                <text:p>0.3021646663</text:p>
              </table:table-cell>
              <table:table-cell office:value-type="float" office:value="0.5647396767">
                <text:p>0.5647396767</text:p>
              </table:table-cell>
              <table:table-cell office:value-type="float" office:value="0.105128297">
                <text:p>0.105128297</text:p>
              </table:table-cell>
              <table:table-cell office:value-type="float" office:value="0.3057212214">
                <text:p>0.3057212214</text:p>
              </table:table-cell>
              <table:table-cell office:value-type="float" office:value="-0.1501793516">
                <text:p>-0.1501793516</text:p>
              </table:table-cell>
              <table:table-cell office:value-type="float" office:value="0.4740901496">
                <text:p>0.4740901496</text:p>
              </table:table-cell>
              <table:table-cell office:value-type="float" office:value="-0.0243692215">
                <text:p>-0.0243692215</text:p>
              </table:table-cell>
              <table:table-cell office:value-type="float" office:value="-0.2962087567">
                <text:p>-0.2962087567</text:p>
              </table:table-cell>
              <table:table-cell office:value-type="float" office:value="0.2186836355">
                <text:p>0.2186836355</text:p>
              </table:table-cell>
              <table:table-cell office:value-type="float" office:value="0.1261354004">
                <text:p>0.1261354004</text:p>
              </table:table-cell>
              <table:table-cell office:value-type="float" office:value="0.1357524701">
                <text:p>0.1357524701</text:p>
              </table:table-cell>
              <table:table-cell office:value-type="float" office:value="0.5300392447">
                <text:p>0.5300392447</text:p>
              </table:table-cell>
              <table:table-cell office:value-type="float" office:value="0.5249587402">
                <text:p>0.5249587402</text:p>
              </table:table-cell>
              <table:table-cell office:value-type="float" office:value="0.653739359">
                <text:p>0.653739359</text:p>
              </table:table-cell>
              <table:table-cell office:value-type="float" office:value="-0.077805679">
                <text:p>-0.077805679</text:p>
              </table:table-cell>
              <table:table-cell office:value-type="float" office:value="0.305852771">
                <text:p>0.305852771</text:p>
              </table:table-cell>
              <table:table-cell office:value-type="float" office:value="-0.0326352581">
                <text:p>-0.0326352581</text:p>
              </table:table-cell>
              <table:table-cell office:value-type="float" office:value="0.1021649643">
                <text:p>0.1021649643</text:p>
              </table:table-cell>
              <table:table-cell office:value-type="float" office:value="0.5783735783">
                <text:p>0.5783735783</text:p>
              </table:table-cell>
            </table:table-row>
            <table:table-row>
              <table:table-cell office:value-type="float" office:value="-0.2312063184">
                <text:p>-0</text:p>
              </table:table-cell>
              <table:table-cell office:value-type="float" office:value="0.0826482796">
                <text:p>0.0826482796</text:p>
              </table:table-cell>
              <table:table-cell office:value-type="float" office:value="0.0991606312">
                <text:p>0.0991606312</text:p>
              </table:table-cell>
              <table:table-cell office:value-type="float" office:value="0.1307647429">
                <text:p>0.1307647429</text:p>
              </table:table-cell>
              <table:table-cell office:value-type="float" office:value="-0.2046134384">
                <text:p>-0.2046134384</text:p>
              </table:table-cell>
              <table:table-cell office:value-type="float" office:value="0.4123467116">
                <text:p>0.4123467116</text:p>
              </table:table-cell>
              <table:table-cell office:value-type="float" office:value="0.216400666">
                <text:p>0.216400666</text:p>
              </table:table-cell>
              <table:table-cell office:value-type="float" office:value="0.2632308311">
                <text:p>0.2632308311</text:p>
              </table:table-cell>
              <table:table-cell office:value-type="float" office:value="1">
                <text:p>1</text:p>
              </table:table-cell>
              <table:table-cell office:value-type="float" office:value="-0.0926745675">
                <text:p>-0.0926745675</text:p>
              </table:table-cell>
              <table:table-cell office:value-type="float" office:value="0.2453212966">
                <text:p>0.2453212966</text:p>
              </table:table-cell>
              <table:table-cell office:value-type="float" office:value="0.0148895981">
                <text:p>0.0148895981</text:p>
              </table:table-cell>
              <table:table-cell office:value-type="float" office:value="0.0031720608">
                <text:p>0.0031720608</text:p>
              </table:table-cell>
              <table:table-cell office:value-type="float" office:value="-0.0514831296">
                <text:p>-0.0514831296</text:p>
              </table:table-cell>
              <table:table-cell office:value-type="float" office:value="0.097229528">
                <text:p>0.097229528</text:p>
              </table:table-cell>
              <table:table-cell office:value-type="float" office:value="0.0694342205">
                <text:p>0.0694342205</text:p>
              </table:table-cell>
              <table:table-cell office:value-type="float" office:value="-0.1330682406">
                <text:p>-0.1330682406</text:p>
              </table:table-cell>
              <table:table-cell office:value-type="float" office:value="0.0559208789">
                <text:p>0.0559208789</text:p>
              </table:table-cell>
              <table:table-cell office:value-type="float" office:value="-0.1611077978">
                <text:p>-0.1611077978</text:p>
              </table:table-cell>
              <table:table-cell office:value-type="float" office:value="0.1518417658">
                <text:p>0.1518417658</text:p>
              </table:table-cell>
              <table:table-cell office:value-type="float" office:value="-0.1344094829">
                <text:p>-0.1344094829</text:p>
              </table:table-cell>
              <table:table-cell office:value-type="float" office:value="0.2300965596">
                <text:p>0.2300965596</text:p>
              </table:table-cell>
              <table:table-cell office:value-type="float" office:value="0.0918440199">
                <text:p>0.0918440199</text:p>
              </table:table-cell>
              <table:table-cell office:value-type="float" office:value="0.1842874316">
                <text:p>0.1842874316</text:p>
              </table:table-cell>
              <table:table-cell office:value-type="float" office:value="0.0467240084">
                <text:p>0.0467240084</text:p>
              </table:table-cell>
              <table:table-cell office:value-type="float" office:value="-0.128269025">
                <text:p>-0.128269025</text:p>
              </table:table-cell>
              <table:table-cell office:value-type="float" office:value="0.1544168714">
                <text:p>0.1544168714</text:p>
              </table:table-cell>
              <table:table-cell office:value-type="float" office:value="0.1686429679">
                <text:p>0.1686429679</text:p>
              </table:table-cell>
              <table:table-cell office:value-type="float" office:value="-0.0356316121">
                <text:p>-0.0356316121</text:p>
              </table:table-cell>
              <table:table-cell office:value-type="float" office:value="-0.1000632961">
                <text:p>-0.1000632961</text:p>
              </table:table-cell>
              <table:table-cell office:value-type="float" office:value="-0.0881559622">
                <text:p>-0.0881559622</text:p>
              </table:table-cell>
              <table:table-cell office:value-type="float" office:value="-0.1064404418">
                <text:p>-0.1064404418</text:p>
              </table:table-cell>
              <table:table-cell office:value-type="float" office:value="0.1374347627">
                <text:p>0.1374347627</text:p>
              </table:table-cell>
              <table:table-cell office:value-type="float" office:value="0.0931747305">
                <text:p>0.0931747305</text:p>
              </table:table-cell>
              <table:table-cell office:value-type="float" office:value="0.1722837019">
                <text:p>0.1722837019</text:p>
              </table:table-cell>
              <table:table-cell office:value-type="float" office:value="-0.0057000327">
                <text:p>-0.0057000327</text:p>
              </table:table-cell>
              <table:table-cell office:value-type="float" office:value="0.1242908637">
                <text:p>0.1242908637</text:p>
              </table:table-cell>
              <table:table-cell office:value-type="float" office:value="0.1868349177">
                <text:p>0.1868349177</text:p>
              </table:table-cell>
              <table:table-cell office:value-type="float" office:value="-0.1075864209">
                <text:p>-0.1075864209</text:p>
              </table:table-cell>
              <table:table-cell office:value-type="float" office:value="0.2177368662">
                <text:p>0.2177368662</text:p>
              </table:table-cell>
              <table:table-cell office:value-type="float" office:value="-0.0122042592">
                <text:p>-0.0122042592</text:p>
              </table:table-cell>
              <table:table-cell office:value-type="float" office:value="-0.0756504293">
                <text:p>-0.0756504293</text:p>
              </table:table-cell>
              <table:table-cell office:value-type="float" office:value="0.1806191525">
                <text:p>0.1806191525</text:p>
              </table:table-cell>
              <table:table-cell office:value-type="float" office:value="0.094604519">
                <text:p>0.094604519</text:p>
              </table:table-cell>
              <table:table-cell office:value-type="float" office:value="0.1548077382">
                <text:p>0.1548077382</text:p>
              </table:table-cell>
              <table:table-cell office:value-type="float" office:value="0.0624460236">
                <text:p>0.0624460236</text:p>
              </table:table-cell>
              <table:table-cell office:value-type="float" office:value="0.0963997336">
                <text:p>0.0963997336</text:p>
              </table:table-cell>
              <table:table-cell office:value-type="float" office:value="-0.0868373966">
                <text:p>-0.0868373966</text:p>
              </table:table-cell>
              <table:table-cell office:value-type="float" office:value="0.2775404668">
                <text:p>0.2775404668</text:p>
              </table:table-cell>
              <table:table-cell office:value-type="float" office:value="-0.0451597965">
                <text:p>-0.0451597965</text:p>
              </table:table-cell>
              <table:table-cell office:value-type="float" office:value="0.1806056883">
                <text:p>0.1806056883</text:p>
              </table:table-cell>
              <table:table-cell office:value-type="float" office:value="0.0034259584">
                <text:p>0.0034259584</text:p>
              </table:table-cell>
              <table:table-cell office:value-type="float" office:value="0.0079445017">
                <text:p>0.0079445017</text:p>
              </table:table-cell>
              <table:table-cell office:value-type="float" office:value="0.014453781">
                <text:p>0.014453781</text:p>
              </table:table-cell>
              <table:table-cell office:value-type="float" office:value="0.2203727884">
                <text:p>0.2203727884</text:p>
              </table:table-cell>
              <table:table-cell office:value-type="float" office:value="-0.049501111">
                <text:p>-0.049501111</text:p>
              </table:table-cell>
              <table:table-cell office:value-type="float" office:value="0.0141733596">
                <text:p>0.0141733596</text:p>
              </table:table-cell>
              <table:table-cell office:value-type="float" office:value="-0.142226747">
                <text:p>-0.142226747</text:p>
              </table:table-cell>
              <table:table-cell office:value-type="float" office:value="-0.0955166636">
                <text:p>-0.0955166636</text:p>
              </table:table-cell>
              <table:table-cell office:value-type="float" office:value="0.2236443663">
                <text:p>0.2236443663</text:p>
              </table:table-cell>
              <table:table-cell office:value-type="float" office:value="0.0775436046">
                <text:p>0.0775436046</text:p>
              </table:table-cell>
              <table:table-cell office:value-type="float" office:value="0.0881164079">
                <text:p>0.0881164079</text:p>
              </table:table-cell>
              <table:table-cell office:value-type="float" office:value="-0.0537036997">
                <text:p>-0.0537036997</text:p>
              </table:table-cell>
              <table:table-cell office:value-type="float" office:value="-0.1149246669">
                <text:p>-0.1149246669</text:p>
              </table:table-cell>
              <table:table-cell office:value-type="float" office:value="0.1097902048">
                <text:p>0.1097902048</text:p>
              </table:table-cell>
              <table:table-cell office:value-type="float" office:value="0.1884492052">
                <text:p>0.1884492052</text:p>
              </table:table-cell>
              <table:table-cell office:value-type="float" office:value="-0.0248188799">
                <text:p>-0.0248188799</text:p>
              </table:table-cell>
              <table:table-cell office:value-type="float" office:value="-0.0247905752">
                <text:p>-0.0247905752</text:p>
              </table:table-cell>
              <table:table-cell office:value-type="float" office:value="0.1712386297">
                <text:p>0.1712386297</text:p>
              </table:table-cell>
              <table:table-cell office:value-type="float" office:value="0.0210132718">
                <text:p>0.0210132718</text:p>
              </table:table-cell>
              <table:table-cell office:value-type="float" office:value="0.0359967504">
                <text:p>0.0359967504</text:p>
              </table:table-cell>
              <table:table-cell office:value-type="float" office:value="-0.0427289913">
                <text:p>-0.0427289913</text:p>
              </table:table-cell>
              <table:table-cell office:value-type="float" office:value="0.0801780472">
                <text:p>0.0801780472</text:p>
              </table:table-cell>
              <table:table-cell office:value-type="float" office:value="-0.0719607867">
                <text:p>-0.0719607867</text:p>
              </table:table-cell>
              <table:table-cell office:value-type="float" office:value="-0.086134686">
                <text:p>-0.086134686</text:p>
              </table:table-cell>
              <table:table-cell office:value-type="float" office:value="0.1400242139">
                <text:p>0.1400242139</text:p>
              </table:table-cell>
              <table:table-cell office:value-type="float" office:value="0.1612529085">
                <text:p>0.1612529085</text:p>
              </table:table-cell>
              <table:table-cell office:value-type="float" office:value="0.0643606123">
                <text:p>0.0643606123</text:p>
              </table:table-cell>
              <table:table-cell office:value-type="float" office:value="0.0698999722">
                <text:p>0.0698999722</text:p>
              </table:table-cell>
              <table:table-cell office:value-type="float" office:value="0.1891458802">
                <text:p>0.1891458802</text:p>
              </table:table-cell>
              <table:table-cell office:value-type="float" office:value="0.2559891628">
                <text:p>0.2559891628</text:p>
              </table:table-cell>
              <table:table-cell office:value-type="float" office:value="0.0697782819">
                <text:p>0.0697782819</text:p>
              </table:table-cell>
              <table:table-cell office:value-type="float" office:value="0.0390871822">
                <text:p>0.0390871822</text:p>
              </table:table-cell>
              <table:table-cell office:value-type="float" office:value="-0.1796206684">
                <text:p>-0.1796206684</text:p>
              </table:table-cell>
              <table:table-cell office:value-type="float" office:value="-0.0127003093">
                <text:p>-0.0127003093</text:p>
              </table:table-cell>
              <table:table-cell office:value-type="float" office:value="0.1441931185">
                <text:p>0.1441931185</text:p>
              </table:table-cell>
            </table:table-row>
            <table:table-row>
              <table:table-cell office:value-type="float" office:value="-0.15650963">
                <text:p>-0</text:p>
              </table:table-cell>
              <table:table-cell office:value-type="float" office:value="0.1252967396">
                <text:p>0.1252967396</text:p>
              </table:table-cell>
              <table:table-cell office:value-type="float" office:value="0.2222255791">
                <text:p>0.2222255791</text:p>
              </table:table-cell>
              <table:table-cell office:value-type="float" office:value="-0.0093429597">
                <text:p>-0.0093429597</text:p>
              </table:table-cell>
              <table:table-cell office:value-type="float" office:value="-0.0629872774">
                <text:p>-0.0629872774</text:p>
              </table:table-cell>
              <table:table-cell office:value-type="float" office:value="0.0550906536">
                <text:p>0.0550906536</text:p>
              </table:table-cell>
              <table:table-cell office:value-type="float" office:value="0.119248943">
                <text:p>0.119248943</text:p>
              </table:table-cell>
              <table:table-cell office:value-type="float" office:value="0.0475118284">
                <text:p>0.0475118284</text:p>
              </table:table-cell>
              <table:table-cell office:value-type="float" office:value="-0.0926745675">
                <text:p>-0.0926745675</text:p>
              </table:table-cell>
              <table:table-cell office:value-type="float" office:value="1">
                <text:p>1</text:p>
              </table:table-cell>
              <table:table-cell office:value-type="float" office:value="-0.1199179109">
                <text:p>-0.1199179109</text:p>
              </table:table-cell>
              <table:table-cell office:value-type="float" office:value="0.0799400043">
                <text:p>0.0799400043</text:p>
              </table:table-cell>
              <table:table-cell office:value-type="float" office:value="0.0723241523">
                <text:p>0.0723241523</text:p>
              </table:table-cell>
              <table:table-cell office:value-type="float" office:value="0.0572961353">
                <text:p>0.0572961353</text:p>
              </table:table-cell>
              <table:table-cell office:value-type="float" office:value="0.083435118">
                <text:p>0.083435118</text:p>
              </table:table-cell>
              <table:table-cell office:value-type="float" office:value="-0.0211940029">
                <text:p>-0.0211940029</text:p>
              </table:table-cell>
              <table:table-cell office:value-type="float" office:value="-0.1173745305">
                <text:p>-0.1173745305</text:p>
              </table:table-cell>
              <table:table-cell office:value-type="float" office:value="-0.0660649204">
                <text:p>-0.0660649204</text:p>
              </table:table-cell>
              <table:table-cell office:value-type="float" office:value="-0.060611579">
                <text:p>-0.060611579</text:p>
              </table:table-cell>
              <table:table-cell office:value-type="float" office:value="0.040027134">
                <text:p>0.040027134</text:p>
              </table:table-cell>
              <table:table-cell office:value-type="float" office:value="0.2568703208">
                <text:p>0.2568703208</text:p>
              </table:table-cell>
              <table:table-cell office:value-type="float" office:value="0.1439401453">
                <text:p>0.1439401453</text:p>
              </table:table-cell>
              <table:table-cell office:value-type="float" office:value="0.1083137787">
                <text:p>0.1083137787</text:p>
              </table:table-cell>
              <table:table-cell office:value-type="float" office:value="-0.0041342453">
                <text:p>-0.0041342453</text:p>
              </table:table-cell>
              <table:table-cell office:value-type="float" office:value="0.0470033014">
                <text:p>0.0470033014</text:p>
              </table:table-cell>
              <table:table-cell office:value-type="float" office:value="0.0149708155">
                <text:p>0.0149708155</text:p>
              </table:table-cell>
              <table:table-cell office:value-type="float" office:value="0.1159688396">
                <text:p>0.1159688396</text:p>
              </table:table-cell>
              <table:table-cell office:value-type="float" office:value="0.0567866218">
                <text:p>0.0567866218</text:p>
              </table:table-cell>
              <table:table-cell office:value-type="float" office:value="-0.0254288734">
                <text:p>-0.0254288734</text:p>
              </table:table-cell>
              <table:table-cell office:value-type="float" office:value="0.2233809157">
                <text:p>0.2233809157</text:p>
              </table:table-cell>
              <table:table-cell office:value-type="float" office:value="0.2303375041">
                <text:p>0.2303375041</text:p>
              </table:table-cell>
              <table:table-cell office:value-type="float" office:value="0.0468302689">
                <text:p>0.0468302689</text:p>
              </table:table-cell>
              <table:table-cell office:value-type="float" office:value="0.1559835269">
                <text:p>0.1559835269</text:p>
              </table:table-cell>
              <table:table-cell office:value-type="float" office:value="0.2631791479">
                <text:p>0.2631791479</text:p>
              </table:table-cell>
              <table:table-cell office:value-type="float" office:value="-0.0090755146">
                <text:p>-0.0090755146</text:p>
              </table:table-cell>
              <table:table-cell office:value-type="float" office:value="0.0302070937">
                <text:p>0.0302070937</text:p>
              </table:table-cell>
              <table:table-cell office:value-type="float" office:value="0.022587668">
                <text:p>0.022587668</text:p>
              </table:table-cell>
              <table:table-cell office:value-type="float" office:value="-0.0338022822">
                <text:p>-0.0338022822</text:p>
              </table:table-cell>
              <table:table-cell office:value-type="float" office:value="0.1460700984">
                <text:p>0.1460700984</text:p>
              </table:table-cell>
              <table:table-cell office:value-type="float" office:value="-0.0297286443">
                <text:p>-0.0297286443</text:p>
              </table:table-cell>
              <table:table-cell office:value-type="float" office:value="-0.0960633676">
                <text:p>-0.0960633676</text:p>
              </table:table-cell>
              <table:table-cell office:value-type="float" office:value="-0.1116904342">
                <text:p>-0.1116904342</text:p>
              </table:table-cell>
              <table:table-cell office:value-type="float" office:value="0.116835583">
                <text:p>0.116835583</text:p>
              </table:table-cell>
              <table:table-cell office:value-type="float" office:value="-0.053071925">
                <text:p>-0.053071925</text:p>
              </table:table-cell>
              <table:table-cell office:value-type="float" office:value="-0.117192981">
                <text:p>-0.117192981</text:p>
              </table:table-cell>
              <table:table-cell office:value-type="float" office:value="0.2209702091">
                <text:p>0.2209702091</text:p>
              </table:table-cell>
              <table:table-cell office:value-type="float" office:value="0.0178024067">
                <text:p>0.0178024067</text:p>
              </table:table-cell>
              <table:table-cell office:value-type="float" office:value="0.3150324916">
                <text:p>0.3150324916</text:p>
              </table:table-cell>
              <table:table-cell office:value-type="float" office:value="0.0337629459">
                <text:p>0.0337629459</text:p>
              </table:table-cell>
              <table:table-cell office:value-type="float" office:value="0.0031378047">
                <text:p>0.0031378047</text:p>
              </table:table-cell>
              <table:table-cell office:value-type="float" office:value="0.087519979">
                <text:p>0.087519979</text:p>
              </table:table-cell>
              <table:table-cell office:value-type="float" office:value="0.1676022233">
                <text:p>0.1676022233</text:p>
              </table:table-cell>
              <table:table-cell office:value-type="float" office:value="0.097170831">
                <text:p>0.097170831</text:p>
              </table:table-cell>
              <table:table-cell office:value-type="float" office:value="-0.0536362253">
                <text:p>-0.0536362253</text:p>
              </table:table-cell>
              <table:table-cell office:value-type="float" office:value="0.1506516789">
                <text:p>0.1506516789</text:p>
              </table:table-cell>
              <table:table-cell office:value-type="float" office:value="0.0780732212">
                <text:p>0.0780732212</text:p>
              </table:table-cell>
              <table:table-cell office:value-type="float" office:value="-0.0613440147">
                <text:p>-0.0613440147</text:p>
              </table:table-cell>
              <table:table-cell office:value-type="float" office:value="0.1277689731">
                <text:p>0.1277689731</text:p>
              </table:table-cell>
              <table:table-cell office:value-type="float" office:value="-0.0481903547">
                <text:p>-0.0481903547</text:p>
              </table:table-cell>
              <table:table-cell office:value-type="float" office:value="0.1176006235">
                <text:p>0.1176006235</text:p>
              </table:table-cell>
              <table:table-cell office:value-type="float" office:value="0.1217981101">
                <text:p>0.1217981101</text:p>
              </table:table-cell>
              <table:table-cell office:value-type="float" office:value="0.1628328729">
                <text:p>0.1628328729</text:p>
              </table:table-cell>
              <table:table-cell office:value-type="float" office:value="-0.0280963783">
                <text:p>-0.0280963783</text:p>
              </table:table-cell>
              <table:table-cell office:value-type="float" office:value="-0.0135851491">
                <text:p>-0.0135851491</text:p>
              </table:table-cell>
              <table:table-cell office:value-type="float" office:value="0.1013736866">
                <text:p>0.1013736866</text:p>
              </table:table-cell>
              <table:table-cell office:value-type="float" office:value="0.0320049592">
                <text:p>0.0320049592</text:p>
              </table:table-cell>
              <table:table-cell office:value-type="float" office:value="-0.0425985189">
                <text:p>-0.0425985189</text:p>
              </table:table-cell>
              <table:table-cell office:value-type="float" office:value="0.1520707136">
                <text:p>0.1520707136</text:p>
              </table:table-cell>
              <table:table-cell office:value-type="float" office:value="0.1992098057">
                <text:p>0.1992098057</text:p>
              </table:table-cell>
              <table:table-cell office:value-type="float" office:value="0.0463816237">
                <text:p>0.0463816237</text:p>
              </table:table-cell>
              <table:table-cell office:value-type="float" office:value="-0.0609180531">
                <text:p>-0.0609180531</text:p>
              </table:table-cell>
              <table:table-cell office:value-type="float" office:value="0.1136925149">
                <text:p>0.1136925149</text:p>
              </table:table-cell>
              <table:table-cell office:value-type="float" office:value="0.0390729317">
                <text:p>0.0390729317</text:p>
              </table:table-cell>
              <table:table-cell office:value-type="float" office:value="-0.0626222648">
                <text:p>-0.0626222648</text:p>
              </table:table-cell>
              <table:table-cell office:value-type="float" office:value="0.0161556786">
                <text:p>0.0161556786</text:p>
              </table:table-cell>
              <table:table-cell office:value-type="float" office:value="0.0374018726">
                <text:p>0.0374018726</text:p>
              </table:table-cell>
              <table:table-cell office:value-type="float" office:value="0.1050341069">
                <text:p>0.1050341069</text:p>
              </table:table-cell>
              <table:table-cell office:value-type="float" office:value="-0.0642099224">
                <text:p>-0.0642099224</text:p>
              </table:table-cell>
              <table:table-cell office:value-type="float" office:value="-0.0766123574">
                <text:p>-0.0766123574</text:p>
              </table:table-cell>
              <table:table-cell office:value-type="float" office:value="0.2248734871">
                <text:p>0.2248734871</text:p>
              </table:table-cell>
              <table:table-cell office:value-type="float" office:value="0.1368278053">
                <text:p>0.1368278053</text:p>
              </table:table-cell>
              <table:table-cell office:value-type="float" office:value="-0.0854855599">
                <text:p>-0.0854855599</text:p>
              </table:table-cell>
              <table:table-cell office:value-type="float" office:value="0.1114270341">
                <text:p>0.1114270341</text:p>
              </table:table-cell>
              <table:table-cell office:value-type="float" office:value="0.0218568334">
                <text:p>0.0218568334</text:p>
              </table:table-cell>
              <table:table-cell office:value-type="float" office:value="0.0118349246">
                <text:p>0.0118349246</text:p>
              </table:table-cell>
              <table:table-cell office:value-type="float" office:value="0.1475577646">
                <text:p>0.1475577646</text:p>
              </table:table-cell>
            </table:table-row>
            <table:table-row>
              <table:table-cell office:value-type="float" office:value="0.0695751279">
                <text:p>0</text:p>
              </table:table-cell>
              <table:table-cell office:value-type="float" office:value="-0.026524534">
                <text:p>-0.026524534</text:p>
              </table:table-cell>
              <table:table-cell office:value-type="float" office:value="0.1378126471">
                <text:p>0.1378126471</text:p>
              </table:table-cell>
              <table:table-cell office:value-type="float" office:value="0.1233135578">
                <text:p>0.1233135578</text:p>
              </table:table-cell>
              <table:table-cell office:value-type="float" office:value="-0.0154538608">
                <text:p>-0.0154538608</text:p>
              </table:table-cell>
              <table:table-cell office:value-type="float" office:value="0.0461739397">
                <text:p>0.0461739397</text:p>
              </table:table-cell>
              <table:table-cell office:value-type="float" office:value="0.2351270451">
                <text:p>0.2351270451</text:p>
              </table:table-cell>
              <table:table-cell office:value-type="float" office:value="0.1296819281">
                <text:p>0.1296819281</text:p>
              </table:table-cell>
              <table:table-cell office:value-type="float" office:value="0.2453212966">
                <text:p>0.2453212966</text:p>
              </table:table-cell>
              <table:table-cell office:value-type="float" office:value="-0.1199179109">
                <text:p>-0.1199179109</text:p>
              </table:table-cell>
              <table:table-cell office:value-type="float" office:value="1">
                <text:p>1</text:p>
              </table:table-cell>
              <table:table-cell office:value-type="float" office:value="-0.0563456978">
                <text:p>-0.0563456978</text:p>
              </table:table-cell>
              <table:table-cell office:value-type="float" office:value="-0.0529684148">
                <text:p>-0.0529684148</text:p>
              </table:table-cell>
              <table:table-cell office:value-type="float" office:value="0.1048632094">
                <text:p>0.1048632094</text:p>
              </table:table-cell>
              <table:table-cell office:value-type="float" office:value="0.1204311497">
                <text:p>0.1204311497</text:p>
              </table:table-cell>
              <table:table-cell office:value-type="float" office:value="-0.1661609608">
                <text:p>-0.1661609608</text:p>
              </table:table-cell>
              <table:table-cell office:value-type="float" office:value="-0.0640648191">
                <text:p>-0.0640648191</text:p>
              </table:table-cell>
              <table:table-cell office:value-type="float" office:value="-0.2318068538">
                <text:p>-0.2318068538</text:p>
              </table:table-cell>
              <table:table-cell office:value-type="float" office:value="-0.0104443783">
                <text:p>-0.0104443783</text:p>
              </table:table-cell>
              <table:table-cell office:value-type="float" office:value="0.1534071787">
                <text:p>0.1534071787</text:p>
              </table:table-cell>
              <table:table-cell office:value-type="float" office:value="-0.1141951112">
                <text:p>-0.1141951112</text:p>
              </table:table-cell>
              <table:table-cell office:value-type="float" office:value="0.1991783578">
                <text:p>0.1991783578</text:p>
              </table:table-cell>
              <table:table-cell office:value-type="float" office:value="-0.0459594567">
                <text:p>-0.0459594567</text:p>
              </table:table-cell>
              <table:table-cell office:value-type="float" office:value="0.0116655985">
                <text:p>0.0116655985</text:p>
              </table:table-cell>
              <table:table-cell office:value-type="float" office:value="-0.0321298856">
                <text:p>-0.0321298856</text:p>
              </table:table-cell>
              <table:table-cell office:value-type="float" office:value="-0.156737567">
                <text:p>-0.156737567</text:p>
              </table:table-cell>
              <table:table-cell office:value-type="float" office:value="-0.021947764">
                <text:p>-0.021947764</text:p>
              </table:table-cell>
              <table:table-cell office:value-type="float" office:value="0.1276065792">
                <text:p>0.1276065792</text:p>
              </table:table-cell>
              <table:table-cell office:value-type="float" office:value="-0.1842777924">
                <text:p>-0.1842777924</text:p>
              </table:table-cell>
              <table:table-cell office:value-type="float" office:value="-0.1121948986">
                <text:p>-0.1121948986</text:p>
              </table:table-cell>
              <table:table-cell office:value-type="float" office:value="-0.0895488286">
                <text:p>-0.0895488286</text:p>
              </table:table-cell>
              <table:table-cell office:value-type="float" office:value="0.0020157266">
                <text:p>0.0020157266</text:p>
              </table:table-cell>
              <table:table-cell office:value-type="float" office:value="0.164122785">
                <text:p>0.164122785</text:p>
              </table:table-cell>
              <table:table-cell office:value-type="float" office:value="0.0997222884">
                <text:p>0.0997222884</text:p>
              </table:table-cell>
              <table:table-cell office:value-type="float" office:value="0.1701555332">
                <text:p>0.1701555332</text:p>
              </table:table-cell>
              <table:table-cell office:value-type="float" office:value="0.0383996542">
                <text:p>0.0383996542</text:p>
              </table:table-cell>
              <table:table-cell office:value-type="float" office:value="0.0426446982">
                <text:p>0.0426446982</text:p>
              </table:table-cell>
              <table:table-cell office:value-type="float" office:value="0.0404137361">
                <text:p>0.0404137361</text:p>
              </table:table-cell>
              <table:table-cell office:value-type="float" office:value="-0.0118856215">
                <text:p>-0.0118856215</text:p>
              </table:table-cell>
              <table:table-cell office:value-type="float" office:value="0.0345462675">
                <text:p>0.0345462675</text:p>
              </table:table-cell>
              <table:table-cell office:value-type="float" office:value="0.0376643683">
                <text:p>0.0376643683</text:p>
              </table:table-cell>
              <table:table-cell office:value-type="float" office:value="-0.2303377222">
                <text:p>-0.2303377222</text:p>
              </table:table-cell>
              <table:table-cell office:value-type="float" office:value="0.1448370465">
                <text:p>0.1448370465</text:p>
              </table:table-cell>
              <table:table-cell office:value-type="float" office:value="0.0454551137">
                <text:p>0.0454551137</text:p>
              </table:table-cell>
              <table:table-cell office:value-type="float" office:value="0.0213964159">
                <text:p>0.0213964159</text:p>
              </table:table-cell>
              <table:table-cell office:value-type="float" office:value="0.3895366632">
                <text:p>0.3895366632</text:p>
              </table:table-cell>
              <table:table-cell office:value-type="float" office:value="0.17202836">
                <text:p>0.17202836</text:p>
              </table:table-cell>
              <table:table-cell office:value-type="float" office:value="-0.2034679699">
                <text:p>-0.2034679699</text:p>
              </table:table-cell>
              <table:table-cell office:value-type="float" office:value="0.1006683054">
                <text:p>0.1006683054</text:p>
              </table:table-cell>
              <table:table-cell office:value-type="float" office:value="-0.0939953382">
                <text:p>-0.0939953382</text:p>
              </table:table-cell>
              <table:table-cell office:value-type="float" office:value="0.1681896507">
                <text:p>0.1681896507</text:p>
              </table:table-cell>
              <table:table-cell office:value-type="float" office:value="-0.1222283875">
                <text:p>-0.1222283875</text:p>
              </table:table-cell>
              <table:table-cell office:value-type="float" office:value="0.0301936547">
                <text:p>0.0301936547</text:p>
              </table:table-cell>
              <table:table-cell office:value-type="float" office:value="0.0423759741">
                <text:p>0.0423759741</text:p>
              </table:table-cell>
              <table:table-cell office:value-type="float" office:value="0.2117786872">
                <text:p>0.2117786872</text:p>
              </table:table-cell>
              <table:table-cell office:value-type="float" office:value="0.0752670677">
                <text:p>0.0752670677</text:p>
              </table:table-cell>
              <table:table-cell office:value-type="float" office:value="0.0198263705">
                <text:p>0.0198263705</text:p>
              </table:table-cell>
              <table:table-cell office:value-type="float" office:value="0.0397738073">
                <text:p>0.0397738073</text:p>
              </table:table-cell>
              <table:table-cell office:value-type="float" office:value="0.0372918394">
                <text:p>0.0372918394</text:p>
              </table:table-cell>
              <table:table-cell office:value-type="float" office:value="0.1304425053">
                <text:p>0.1304425053</text:p>
              </table:table-cell>
              <table:table-cell office:value-type="float" office:value="-0.0262764665">
                <text:p>-0.0262764665</text:p>
              </table:table-cell>
              <table:table-cell office:value-type="float" office:value="0.0619295101">
                <text:p>0.0619295101</text:p>
              </table:table-cell>
              <table:table-cell office:value-type="float" office:value="-0.0162095499">
                <text:p>-0.0162095499</text:p>
              </table:table-cell>
              <table:table-cell office:value-type="float" office:value="0.0537808902">
                <text:p>0.0537808902</text:p>
              </table:table-cell>
              <table:table-cell office:value-type="float" office:value="0.1672447723">
                <text:p>0.1672447723</text:p>
              </table:table-cell>
              <table:table-cell office:value-type="float" office:value="0.2563630011">
                <text:p>0.2563630011</text:p>
              </table:table-cell>
              <table:table-cell office:value-type="float" office:value="0.0903779241">
                <text:p>0.0903779241</text:p>
              </table:table-cell>
              <table:table-cell office:value-type="float" office:value="-0.1359287004">
                <text:p>-0.1359287004</text:p>
              </table:table-cell>
              <table:table-cell office:value-type="float" office:value="0.1781004506">
                <text:p>0.1781004506</text:p>
              </table:table-cell>
              <table:table-cell office:value-type="float" office:value="0.0585933575">
                <text:p>0.0585933575</text:p>
              </table:table-cell>
              <table:table-cell office:value-type="float" office:value="0.1139017207">
                <text:p>0.1139017207</text:p>
              </table:table-cell>
              <table:table-cell office:value-type="float" office:value="-0.2869507569">
                <text:p>-0.2869507569</text:p>
              </table:table-cell>
              <table:table-cell office:value-type="float" office:value="0.2430171596">
                <text:p>0.2430171596</text:p>
              </table:table-cell>
              <table:table-cell office:value-type="float" office:value="-0.0531311513">
                <text:p>-0.0531311513</text:p>
              </table:table-cell>
              <table:table-cell office:value-type="float" office:value="-0.0083262332">
                <text:p>-0.0083262332</text:p>
              </table:table-cell>
              <table:table-cell office:value-type="float" office:value="0.1586138574">
                <text:p>0.1586138574</text:p>
              </table:table-cell>
              <table:table-cell office:value-type="float" office:value="0.1440330459">
                <text:p>0.1440330459</text:p>
              </table:table-cell>
              <table:table-cell office:value-type="float" office:value="0.0113195411">
                <text:p>0.0113195411</text:p>
              </table:table-cell>
              <table:table-cell office:value-type="float" office:value="0.1088810153">
                <text:p>0.1088810153</text:p>
              </table:table-cell>
              <table:table-cell office:value-type="float" office:value="0.2592467056">
                <text:p>0.2592467056</text:p>
              </table:table-cell>
              <table:table-cell office:value-type="float" office:value="0.1219676118">
                <text:p>0.1219676118</text:p>
              </table:table-cell>
              <table:table-cell office:value-type="float" office:value="0.0161219138">
                <text:p>0.0161219138</text:p>
              </table:table-cell>
              <table:table-cell office:value-type="float" office:value="0.1799129735">
                <text:p>0.1799129735</text:p>
              </table:table-cell>
              <table:table-cell office:value-type="float" office:value="-0.0680732257">
                <text:p>-0.0680732257</text:p>
              </table:table-cell>
              <table:table-cell office:value-type="float" office:value="0.0204323222">
                <text:p>0.0204323222</text:p>
              </table:table-cell>
              <table:table-cell office:value-type="float" office:value="0.241534758">
                <text:p>0.241534758</text:p>
              </table:table-cell>
            </table:table-row>
            <table:table-row>
              <table:table-cell office:value-type="float" office:value="-0.0092844516">
                <text:p>-0</text:p>
              </table:table-cell>
              <table:table-cell office:value-type="float" office:value="0.0682757185">
                <text:p>0.0682757185</text:p>
              </table:table-cell>
              <table:table-cell office:value-type="float" office:value="0.0600120802">
                <text:p>0.0600120802</text:p>
              </table:table-cell>
              <table:table-cell office:value-type="float" office:value="-0.0087314277">
                <text:p>-0.0087314277</text:p>
              </table:table-cell>
              <table:table-cell office:value-type="float" office:value="0.0264388701">
                <text:p>0.0264388701</text:p>
              </table:table-cell>
              <table:table-cell office:value-type="float" office:value="0.0206434165">
                <text:p>0.0206434165</text:p>
              </table:table-cell>
              <table:table-cell office:value-type="float" office:value="-0.0316818885">
                <text:p>-0.0316818885</text:p>
              </table:table-cell>
              <table:table-cell office:value-type="float" office:value="-0.0269614298">
                <text:p>-0.0269614298</text:p>
              </table:table-cell>
              <table:table-cell office:value-type="float" office:value="0.0148895981">
                <text:p>0.0148895981</text:p>
              </table:table-cell>
              <table:table-cell office:value-type="float" office:value="0.0799400043">
                <text:p>0.0799400043</text:p>
              </table:table-cell>
              <table:table-cell office:value-type="float" office:value="-0.0563456978">
                <text:p>-0.0563456978</text:p>
              </table:table-cell>
              <table:table-cell office:value-type="float" office:value="1">
                <text:p>1</text:p>
              </table:table-cell>
              <table:table-cell office:value-type="float" office:value="-0.1829533607">
                <text:p>-0.1829533607</text:p>
              </table:table-cell>
              <table:table-cell office:value-type="float" office:value="-0.0634870554">
                <text:p>-0.0634870554</text:p>
              </table:table-cell>
              <table:table-cell office:value-type="float" office:value="-0.0057312472">
                <text:p>-0.0057312472</text:p>
              </table:table-cell>
              <table:table-cell office:value-type="float" office:value="0.0989883741">
                <text:p>0.0989883741</text:p>
              </table:table-cell>
              <table:table-cell office:value-type="float" office:value="0.0384113907">
                <text:p>0.0384113907</text:p>
              </table:table-cell>
              <table:table-cell office:value-type="float" office:value="-0.1411366267">
                <text:p>-0.1411366267</text:p>
              </table:table-cell>
              <table:table-cell office:value-type="float" office:value="-0.0152386005">
                <text:p>-0.0152386005</text:p>
              </table:table-cell>
              <table:table-cell office:value-type="float" office:value="-0.0235459855">
                <text:p>-0.0235459855</text:p>
              </table:table-cell>
              <table:table-cell office:value-type="float" office:value="0.0711990407">
                <text:p>0.0711990407</text:p>
              </table:table-cell>
              <table:table-cell office:value-type="float" office:value="0.0225467169">
                <text:p>0.0225467169</text:p>
              </table:table-cell>
              <table:table-cell office:value-type="float" office:value="0.0429207027">
                <text:p>0.0429207027</text:p>
              </table:table-cell>
              <table:table-cell office:value-type="float" office:value="-0.0599992564">
                <text:p>-0.0599992564</text:p>
              </table:table-cell>
              <table:table-cell office:value-type="float" office:value="0.0376894593">
                <text:p>0.0376894593</text:p>
              </table:table-cell>
              <table:table-cell office:value-type="float" office:value="0.004790479">
                <text:p>0.004790479</text:p>
              </table:table-cell>
              <table:table-cell office:value-type="float" office:value="0.0177398168">
                <text:p>0.0177398168</text:p>
              </table:table-cell>
              <table:table-cell office:value-type="float" office:value="-0.0159795546">
                <text:p>-0.0159795546</text:p>
              </table:table-cell>
              <table:table-cell office:value-type="float" office:value="-0.1185369622">
                <text:p>-0.1185369622</text:p>
              </table:table-cell>
              <table:table-cell office:value-type="float" office:value="-0.0183053765">
                <text:p>-0.0183053765</text:p>
              </table:table-cell>
              <table:table-cell office:value-type="float" office:value="-0.0597554457">
                <text:p>-0.0597554457</text:p>
              </table:table-cell>
              <table:table-cell office:value-type="float" office:value="0.0293048483">
                <text:p>0.0293048483</text:p>
              </table:table-cell>
              <table:table-cell office:value-type="float" office:value="-0.0105246091">
                <text:p>-0.0105246091</text:p>
              </table:table-cell>
              <table:table-cell office:value-type="float" office:value="0.1698076315">
                <text:p>0.1698076315</text:p>
              </table:table-cell>
              <table:table-cell office:value-type="float" office:value="0.0224528106">
                <text:p>0.0224528106</text:p>
              </table:table-cell>
              <table:table-cell office:value-type="float" office:value="0.0038171297">
                <text:p>0.0038171297</text:p>
              </table:table-cell>
              <table:table-cell office:value-type="float" office:value="0.1807971852">
                <text:p>0.1807971852</text:p>
              </table:table-cell>
              <table:table-cell office:value-type="float" office:value="0.2038765257">
                <text:p>0.2038765257</text:p>
              </table:table-cell>
              <table:table-cell office:value-type="float" office:value="-0.0269360263">
                <text:p>-0.0269360263</text:p>
              </table:table-cell>
              <table:table-cell office:value-type="float" office:value="0.2020255209">
                <text:p>0.2020255209</text:p>
              </table:table-cell>
              <table:table-cell office:value-type="float" office:value="0.0282875825">
                <text:p>0.0282875825</text:p>
              </table:table-cell>
              <table:table-cell office:value-type="float" office:value="-0.0937151039">
                <text:p>-0.0937151039</text:p>
              </table:table-cell>
              <table:table-cell office:value-type="float" office:value="-0.1432450719">
                <text:p>-0.1432450719</text:p>
              </table:table-cell>
              <table:table-cell office:value-type="float" office:value="-0.0042755945">
                <text:p>-0.0042755945</text:p>
              </table:table-cell>
              <table:table-cell office:value-type="float" office:value="0.0906692893">
                <text:p>0.0906692893</text:p>
              </table:table-cell>
              <table:table-cell office:value-type="float" office:value="0.0271359755">
                <text:p>0.0271359755</text:p>
              </table:table-cell>
              <table:table-cell office:value-type="float" office:value="0.0743325768">
                <text:p>0.0743325768</text:p>
              </table:table-cell>
              <table:table-cell office:value-type="float" office:value="0.1294659753">
                <text:p>0.1294659753</text:p>
              </table:table-cell>
              <table:table-cell office:value-type="float" office:value="0.0170809393">
                <text:p>0.0170809393</text:p>
              </table:table-cell>
              <table:table-cell office:value-type="float" office:value="-0.0420179163">
                <text:p>-0.0420179163</text:p>
              </table:table-cell>
              <table:table-cell office:value-type="float" office:value="-0.1294892694">
                <text:p>-0.1294892694</text:p>
              </table:table-cell>
              <table:table-cell office:value-type="float" office:value="-0.0441663501">
                <text:p>-0.0441663501</text:p>
              </table:table-cell>
              <table:table-cell office:value-type="float" office:value="-0.0712669226">
                <text:p>-0.0712669226</text:p>
              </table:table-cell>
              <table:table-cell office:value-type="float" office:value="-0.0901431061">
                <text:p>-0.0901431061</text:p>
              </table:table-cell>
              <table:table-cell office:value-type="float" office:value="0.0020710962">
                <text:p>0.0020710962</text:p>
              </table:table-cell>
              <table:table-cell office:value-type="float" office:value="0.0643643954">
                <text:p>0.0643643954</text:p>
              </table:table-cell>
              <table:table-cell office:value-type="float" office:value="0.0075057259">
                <text:p>0.0075057259</text:p>
              </table:table-cell>
              <table:table-cell office:value-type="float" office:value="-0.0258331104">
                <text:p>-0.0258331104</text:p>
              </table:table-cell>
              <table:table-cell office:value-type="float" office:value="0.0328400595">
                <text:p>0.0328400595</text:p>
              </table:table-cell>
              <table:table-cell office:value-type="float" office:value="0.044121486">
                <text:p>0.044121486</text:p>
              </table:table-cell>
              <table:table-cell office:value-type="float" office:value="0.1693425558">
                <text:p>0.1693425558</text:p>
              </table:table-cell>
              <table:table-cell office:value-type="float" office:value="-0.0091890964">
                <text:p>-0.0091890964</text:p>
              </table:table-cell>
              <table:table-cell office:value-type="float" office:value="0.0215514055">
                <text:p>0.0215514055</text:p>
              </table:table-cell>
              <table:table-cell office:value-type="float" office:value="-0.0451966413">
                <text:p>-0.0451966413</text:p>
              </table:table-cell>
              <table:table-cell office:value-type="float" office:value="0.0756513706">
                <text:p>0.0756513706</text:p>
              </table:table-cell>
              <table:table-cell office:value-type="float" office:value="-0.0172658267">
                <text:p>-0.0172658267</text:p>
              </table:table-cell>
              <table:table-cell office:value-type="float" office:value="-0.0652794403">
                <text:p>-0.0652794403</text:p>
              </table:table-cell>
              <table:table-cell office:value-type="float" office:value="0.0969154691">
                <text:p>0.0969154691</text:p>
              </table:table-cell>
              <table:table-cell office:value-type="float" office:value="0.0612683963">
                <text:p>0.0612683963</text:p>
              </table:table-cell>
              <table:table-cell office:value-type="float" office:value="-0.0061584089">
                <text:p>-0.0061584089</text:p>
              </table:table-cell>
              <table:table-cell office:value-type="float" office:value="0.1360592659">
                <text:p>0.1360592659</text:p>
              </table:table-cell>
              <table:table-cell office:value-type="float" office:value="0.0972156534">
                <text:p>0.0972156534</text:p>
              </table:table-cell>
              <table:table-cell office:value-type="float" office:value="-0.0989384733">
                <text:p>-0.0989384733</text:p>
              </table:table-cell>
              <table:table-cell office:value-type="float" office:value="-0.0440597319">
                <text:p>-0.0440597319</text:p>
              </table:table-cell>
              <table:table-cell office:value-type="float" office:value="0.17201521">
                <text:p>0.17201521</text:p>
              </table:table-cell>
              <table:table-cell office:value-type="float" office:value="0.0201377175">
                <text:p>0.0201377175</text:p>
              </table:table-cell>
              <table:table-cell office:value-type="float" office:value="0.0594678786">
                <text:p>0.0594678786</text:p>
              </table:table-cell>
              <table:table-cell office:value-type="float" office:value="-0.1081857227">
                <text:p>-0.1081857227</text:p>
              </table:table-cell>
              <table:table-cell office:value-type="float" office:value="-0.0887409955">
                <text:p>-0.0887409955</text:p>
              </table:table-cell>
              <table:table-cell office:value-type="float" office:value="0.0544565237">
                <text:p>0.0544565237</text:p>
              </table:table-cell>
              <table:table-cell office:value-type="float" office:value="-0.1224698183">
                <text:p>-0.1224698183</text:p>
              </table:table-cell>
              <table:table-cell office:value-type="float" office:value="0.0944224213">
                <text:p>0.0944224213</text:p>
              </table:table-cell>
              <table:table-cell office:value-type="float" office:value="0.0887738605">
                <text:p>0.0887738605</text:p>
              </table:table-cell>
              <table:table-cell office:value-type="float" office:value="0.093204914">
                <text:p>0.093204914</text:p>
              </table:table-cell>
              <table:table-cell office:value-type="float" office:value="0.0357270608">
                <text:p>0.0357270608</text:p>
              </table:table-cell>
              <table:table-cell office:value-type="float" office:value="0.0298639881">
                <text:p>0.0298639881</text:p>
              </table:table-cell>
            </table:table-row>
            <table:table-row>
              <table:table-cell office:value-type="float" office:value="0.0732515027">
                <text:p>0</text:p>
              </table:table-cell>
              <table:table-cell office:value-type="float" office:value="0.0910880581">
                <text:p>0.0910880581</text:p>
              </table:table-cell>
              <table:table-cell office:value-type="float" office:value="0.0296879338">
                <text:p>0.0296879338</text:p>
              </table:table-cell>
              <table:table-cell office:value-type="float" office:value="0.177849639">
                <text:p>0.177849639</text:p>
              </table:table-cell>
              <table:table-cell office:value-type="float" office:value="-0.1547243247">
                <text:p>-0.1547243247</text:p>
              </table:table-cell>
              <table:table-cell office:value-type="float" office:value="0.1590126032">
                <text:p>0.1590126032</text:p>
              </table:table-cell>
              <table:table-cell office:value-type="float" office:value="0.2996962736">
                <text:p>0.2996962736</text:p>
              </table:table-cell>
              <table:table-cell office:value-type="float" office:value="0.1557689807">
                <text:p>0.1557689807</text:p>
              </table:table-cell>
              <table:table-cell office:value-type="float" office:value="0.0031720608">
                <text:p>0.0031720608</text:p>
              </table:table-cell>
              <table:table-cell office:value-type="float" office:value="0.0723241523">
                <text:p>0.0723241523</text:p>
              </table:table-cell>
              <table:table-cell office:value-type="float" office:value="-0.0529684148">
                <text:p>-0.0529684148</text:p>
              </table:table-cell>
              <table:table-cell office:value-type="float" office:value="-0.1829533607">
                <text:p>-0.1829533607</text:p>
              </table:table-cell>
              <table:table-cell office:value-type="float" office:value="1">
                <text:p>1</text:p>
              </table:table-cell>
              <table:table-cell office:value-type="float" office:value="0.080403684">
                <text:p>0.080403684</text:p>
              </table:table-cell>
              <table:table-cell office:value-type="float" office:value="0.0644089379">
                <text:p>0.0644089379</text:p>
              </table:table-cell>
              <table:table-cell office:value-type="float" office:value="-0.1372795671">
                <text:p>-0.1372795671</text:p>
              </table:table-cell>
              <table:table-cell office:value-type="float" office:value="0.0437804942">
                <text:p>0.0437804942</text:p>
              </table:table-cell>
              <table:table-cell office:value-type="float" office:value="0.0990570839">
                <text:p>0.0990570839</text:p>
              </table:table-cell>
              <table:table-cell office:value-type="float" office:value="0.2325910849">
                <text:p>0.2325910849</text:p>
              </table:table-cell>
              <table:table-cell office:value-type="float" office:value="0.0137256569">
                <text:p>0.0137256569</text:p>
              </table:table-cell>
              <table:table-cell office:value-type="float" office:value="-0.0757170381">
                <text:p>-0.0757170381</text:p>
              </table:table-cell>
              <table:table-cell office:value-type="float" office:value="0.2353106107">
                <text:p>0.2353106107</text:p>
              </table:table-cell>
              <table:table-cell office:value-type="float" office:value="0.1018678104">
                <text:p>0.1018678104</text:p>
              </table:table-cell>
              <table:table-cell office:value-type="float" office:value="0.2074536136">
                <text:p>0.2074536136</text:p>
              </table:table-cell>
              <table:table-cell office:value-type="float" office:value="-0.0612336265">
                <text:p>-0.0612336265</text:p>
              </table:table-cell>
              <table:table-cell office:value-type="float" office:value="0.0900613057">
                <text:p>0.0900613057</text:p>
              </table:table-cell>
              <table:table-cell office:value-type="float" office:value="-0.0998233945">
                <text:p>-0.0998233945</text:p>
              </table:table-cell>
              <table:table-cell office:value-type="float" office:value="0.2343224186">
                <text:p>0.2343224186</text:p>
              </table:table-cell>
              <table:table-cell office:value-type="float" office:value="0.2509230491">
                <text:p>0.2509230491</text:p>
              </table:table-cell>
              <table:table-cell office:value-type="float" office:value="0.0836179157">
                <text:p>0.0836179157</text:p>
              </table:table-cell>
              <table:table-cell office:value-type="float" office:value="0.0282107261">
                <text:p>0.0282107261</text:p>
              </table:table-cell>
              <table:table-cell office:value-type="float" office:value="-0.060603601">
                <text:p>-0.060603601</text:p>
              </table:table-cell>
              <table:table-cell office:value-type="float" office:value="0.2494193038">
                <text:p>0.2494193038</text:p>
              </table:table-cell>
              <table:table-cell office:value-type="float" office:value="-0.1070821516">
                <text:p>-0.1070821516</text:p>
              </table:table-cell>
              <table:table-cell office:value-type="float" office:value="0.1131268014">
                <text:p>0.1131268014</text:p>
              </table:table-cell>
              <table:table-cell office:value-type="float" office:value="-0.0462334665">
                <text:p>-0.0462334665</text:p>
              </table:table-cell>
              <table:table-cell office:value-type="float" office:value="0.0783182801">
                <text:p>0.0783182801</text:p>
              </table:table-cell>
              <table:table-cell office:value-type="float" office:value="0.1672877045">
                <text:p>0.1672877045</text:p>
              </table:table-cell>
              <table:table-cell office:value-type="float" office:value="0.107407397">
                <text:p>0.107407397</text:p>
              </table:table-cell>
              <table:table-cell office:value-type="float" office:value="0.0860979053">
                <text:p>0.0860979053</text:p>
              </table:table-cell>
              <table:table-cell office:value-type="float" office:value="-0.2264322304">
                <text:p>-0.2264322304</text:p>
              </table:table-cell>
              <table:table-cell office:value-type="float" office:value="0.3409043075">
                <text:p>0.3409043075</text:p>
              </table:table-cell>
              <table:table-cell office:value-type="float" office:value="0.2006931531">
                <text:p>0.2006931531</text:p>
              </table:table-cell>
              <table:table-cell office:value-type="float" office:value="0.1993301996">
                <text:p>0.1993301996</text:p>
              </table:table-cell>
              <table:table-cell office:value-type="float" office:value="0.0674543428">
                <text:p>0.0674543428</text:p>
              </table:table-cell>
              <table:table-cell office:value-type="float" office:value="0.1632308943">
                <text:p>0.1632308943</text:p>
              </table:table-cell>
              <table:table-cell office:value-type="float" office:value="0.0062470844">
                <text:p>0.0062470844</text:p>
              </table:table-cell>
              <table:table-cell office:value-type="float" office:value="0.0470120504">
                <text:p>0.0470120504</text:p>
              </table:table-cell>
              <table:table-cell office:value-type="float" office:value="0.0960816871">
                <text:p>0.0960816871</text:p>
              </table:table-cell>
              <table:table-cell office:value-type="float" office:value="0.1303863037">
                <text:p>0.1303863037</text:p>
              </table:table-cell>
              <table:table-cell office:value-type="float" office:value="0.2861726868">
                <text:p>0.2861726868</text:p>
              </table:table-cell>
              <table:table-cell office:value-type="float" office:value="0.115640823">
                <text:p>0.115640823</text:p>
              </table:table-cell>
              <table:table-cell office:value-type="float" office:value="0.075447989">
                <text:p>0.075447989</text:p>
              </table:table-cell>
              <table:table-cell office:value-type="float" office:value="0.0190598071">
                <text:p>0.0190598071</text:p>
              </table:table-cell>
              <table:table-cell office:value-type="float" office:value="0.227118287">
                <text:p>0.227118287</text:p>
              </table:table-cell>
              <table:table-cell office:value-type="float" office:value="0.1794236244">
                <text:p>0.1794236244</text:p>
              </table:table-cell>
              <table:table-cell office:value-type="float" office:value="0.1993782775">
                <text:p>0.1993782775</text:p>
              </table:table-cell>
              <table:table-cell office:value-type="float" office:value="0.1269204454">
                <text:p>0.1269204454</text:p>
              </table:table-cell>
              <table:table-cell office:value-type="float" office:value="0.1342359667">
                <text:p>0.1342359667</text:p>
              </table:table-cell>
              <table:table-cell office:value-type="float" office:value="0.2263684661">
                <text:p>0.2263684661</text:p>
              </table:table-cell>
              <table:table-cell office:value-type="float" office:value="0.0745958151">
                <text:p>0.0745958151</text:p>
              </table:table-cell>
              <table:table-cell office:value-type="float" office:value="0.2615323164">
                <text:p>0.2615323164</text:p>
              </table:table-cell>
              <table:table-cell office:value-type="float" office:value="0.0477569565">
                <text:p>0.0477569565</text:p>
              </table:table-cell>
              <table:table-cell office:value-type="float" office:value="-0.0620995778">
                <text:p>-0.0620995778</text:p>
              </table:table-cell>
              <table:table-cell office:value-type="float" office:value="0.0037710889">
                <text:p>0.0037710889</text:p>
              </table:table-cell>
              <table:table-cell office:value-type="float" office:value="0.2043479143">
                <text:p>0.2043479143</text:p>
              </table:table-cell>
              <table:table-cell office:value-type="float" office:value="-0.2130710439">
                <text:p>-0.2130710439</text:p>
              </table:table-cell>
              <table:table-cell office:value-type="float" office:value="0.1521348826">
                <text:p>0.1521348826</text:p>
              </table:table-cell>
              <table:table-cell office:value-type="float" office:value="0.2679991498">
                <text:p>0.2679991498</text:p>
              </table:table-cell>
              <table:table-cell office:value-type="float" office:value="0.1707094183">
                <text:p>0.1707094183</text:p>
              </table:table-cell>
              <table:table-cell office:value-type="float" office:value="0.1255463251">
                <text:p>0.1255463251</text:p>
              </table:table-cell>
              <table:table-cell office:value-type="float" office:value="0.1508720354">
                <text:p>0.1508720354</text:p>
              </table:table-cell>
              <table:table-cell office:value-type="float" office:value="0.1076306022">
                <text:p>0.1076306022</text:p>
              </table:table-cell>
              <table:table-cell office:value-type="float" office:value="0.0149899689">
                <text:p>0.0149899689</text:p>
              </table:table-cell>
              <table:table-cell office:value-type="float" office:value="-0.1821169893">
                <text:p>-0.1821169893</text:p>
              </table:table-cell>
              <table:table-cell office:value-type="float" office:value="-0.1642873799">
                <text:p>-0.1642873799</text:p>
              </table:table-cell>
              <table:table-cell office:value-type="float" office:value="-0.0372461481">
                <text:p>-0.0372461481</text:p>
              </table:table-cell>
              <table:table-cell office:value-type="float" office:value="0.0722566041">
                <text:p>0.0722566041</text:p>
              </table:table-cell>
              <table:table-cell office:value-type="float" office:value="0.1987954652">
                <text:p>0.1987954652</text:p>
              </table:table-cell>
              <table:table-cell office:value-type="float" office:value="0.1689499614">
                <text:p>0.1689499614</text:p>
              </table:table-cell>
              <table:table-cell office:value-type="float" office:value="0.1636393658">
                <text:p>0.1636393658</text:p>
              </table:table-cell>
              <table:table-cell office:value-type="float" office:value="-0.0221371759">
                <text:p>-0.0221371759</text:p>
              </table:table-cell>
              <table:table-cell office:value-type="float" office:value="0.1649404885">
                <text:p>0.1649404885</text:p>
              </table:table-cell>
              <table:table-cell office:value-type="float" office:value="-0.033205722">
                <text:p>-0.033205722</text:p>
              </table:table-cell>
              <table:table-cell office:value-type="float" office:value="-0.0027582788">
                <text:p>-0.0027582788</text:p>
              </table:table-cell>
              <table:table-cell office:value-type="float" office:value="0.158102714">
                <text:p>0.158102714</text:p>
              </table:table-cell>
            </table:table-row>
            <table:table-row>
              <table:table-cell office:value-type="float" office:value="0.0297410992">
                <text:p>0</text:p>
              </table:table-cell>
              <table:table-cell office:value-type="float" office:value="0.0072242046">
                <text:p>0.0072242046</text:p>
              </table:table-cell>
              <table:table-cell office:value-type="float" office:value="0.224660709">
                <text:p>0.224660709</text:p>
              </table:table-cell>
              <table:table-cell office:value-type="float" office:value="-0.1197347844">
                <text:p>-0.1197347844</text:p>
              </table:table-cell>
              <table:table-cell office:value-type="float" office:value="-0.018056942">
                <text:p>-0.018056942</text:p>
              </table:table-cell>
              <table:table-cell office:value-type="float" office:value="-0.0556964866">
                <text:p>-0.0556964866</text:p>
              </table:table-cell>
              <table:table-cell office:value-type="float" office:value="0.1831894029">
                <text:p>0.1831894029</text:p>
              </table:table-cell>
              <table:table-cell office:value-type="float" office:value="0.1257492086">
                <text:p>0.1257492086</text:p>
              </table:table-cell>
              <table:table-cell office:value-type="float" office:value="-0.0514831296">
                <text:p>-0.0514831296</text:p>
              </table:table-cell>
              <table:table-cell office:value-type="float" office:value="0.0572961353">
                <text:p>0.0572961353</text:p>
              </table:table-cell>
              <table:table-cell office:value-type="float" office:value="0.1048632094">
                <text:p>0.1048632094</text:p>
              </table:table-cell>
              <table:table-cell office:value-type="float" office:value="-0.0634870554">
                <text:p>-0.0634870554</text:p>
              </table:table-cell>
              <table:table-cell office:value-type="float" office:value="0.080403684">
                <text:p>0.080403684</text:p>
              </table:table-cell>
              <table:table-cell office:value-type="float" office:value="1">
                <text:p>1</text:p>
              </table:table-cell>
              <table:table-cell office:value-type="float" office:value="0.0048936801">
                <text:p>0.0048936801</text:p>
              </table:table-cell>
              <table:table-cell office:value-type="float" office:value="-0.0513884738">
                <text:p>-0.0513884738</text:p>
              </table:table-cell>
              <table:table-cell office:value-type="float" office:value="-0.0405510236">
                <text:p>-0.0405510236</text:p>
              </table:table-cell>
              <table:table-cell office:value-type="float" office:value="0.0252096811">
                <text:p>0.0252096811</text:p>
              </table:table-cell>
              <table:table-cell office:value-type="float" office:value="-0.1243908293">
                <text:p>-0.1243908293</text:p>
              </table:table-cell>
              <table:table-cell office:value-type="float" office:value="0.1782667846">
                <text:p>0.1782667846</text:p>
              </table:table-cell>
              <table:table-cell office:value-type="float" office:value="-0.0280054064">
                <text:p>-0.0280054064</text:p>
              </table:table-cell>
              <table:table-cell office:value-type="float" office:value="0.1447801513">
                <text:p>0.1447801513</text:p>
              </table:table-cell>
              <table:table-cell office:value-type="float" office:value="0.0325018606">
                <text:p>0.0325018606</text:p>
              </table:table-cell>
              <table:table-cell office:value-type="float" office:value="0.2023344916">
                <text:p>0.2023344916</text:p>
              </table:table-cell>
              <table:table-cell office:value-type="float" office:value="0.2285734778">
                <text:p>0.2285734778</text:p>
              </table:table-cell>
              <table:table-cell office:value-type="float" office:value="0.0538203667">
                <text:p>0.0538203667</text:p>
              </table:table-cell>
              <table:table-cell office:value-type="float" office:value="0.1540632641">
                <text:p>0.1540632641</text:p>
              </table:table-cell>
              <table:table-cell office:value-type="float" office:value="0.1745934393">
                <text:p>0.1745934393</text:p>
              </table:table-cell>
              <table:table-cell office:value-type="float" office:value="-0.0265014243">
                <text:p>-0.0265014243</text:p>
              </table:table-cell>
              <table:table-cell office:value-type="float" office:value="0.119915862">
                <text:p>0.119915862</text:p>
              </table:table-cell>
              <table:table-cell office:value-type="float" office:value="-0.0063348203">
                <text:p>-0.0063348203</text:p>
              </table:table-cell>
              <table:table-cell office:value-type="float" office:value="0.0072282524">
                <text:p>0.0072282524</text:p>
              </table:table-cell>
              <table:table-cell office:value-type="float" office:value="0.1885805915">
                <text:p>0.1885805915</text:p>
              </table:table-cell>
              <table:table-cell office:value-type="float" office:value="0.0860250099">
                <text:p>0.0860250099</text:p>
              </table:table-cell>
              <table:table-cell office:value-type="float" office:value="-0.1091739144">
                <text:p>-0.1091739144</text:p>
              </table:table-cell>
              <table:table-cell office:value-type="float" office:value="0.1481945426">
                <text:p>0.1481945426</text:p>
              </table:table-cell>
              <table:table-cell office:value-type="float" office:value="0.1516480667">
                <text:p>0.1516480667</text:p>
              </table:table-cell>
              <table:table-cell office:value-type="float" office:value="0.041055352">
                <text:p>0.041055352</text:p>
              </table:table-cell>
              <table:table-cell office:value-type="float" office:value="-0.030017554">
                <text:p>-0.030017554</text:p>
              </table:table-cell>
              <table:table-cell office:value-type="float" office:value="-0.0635624916">
                <text:p>-0.0635624916</text:p>
              </table:table-cell>
              <table:table-cell office:value-type="float" office:value="-0.1172016701">
                <text:p>-0.1172016701</text:p>
              </table:table-cell>
              <table:table-cell office:value-type="float" office:value="-0.041069393">
                <text:p>-0.041069393</text:p>
              </table:table-cell>
              <table:table-cell office:value-type="float" office:value="0.120897396">
                <text:p>0.120897396</text:p>
              </table:table-cell>
              <table:table-cell office:value-type="float" office:value="0.0064636373">
                <text:p>0.0064636373</text:p>
              </table:table-cell>
              <table:table-cell office:value-type="float" office:value="-0.152826957">
                <text:p>-0.152826957</text:p>
              </table:table-cell>
              <table:table-cell office:value-type="float" office:value="0.3356346415">
                <text:p>0.3356346415</text:p>
              </table:table-cell>
              <table:table-cell office:value-type="float" office:value="0.0282757151">
                <text:p>0.0282757151</text:p>
              </table:table-cell>
              <table:table-cell office:value-type="float" office:value="-0.0603085152">
                <text:p>-0.0603085152</text:p>
              </table:table-cell>
              <table:table-cell office:value-type="float" office:value="-0.0314318644">
                <text:p>-0.0314318644</text:p>
              </table:table-cell>
              <table:table-cell office:value-type="float" office:value="0.0023788002">
                <text:p>0.0023788002</text:p>
              </table:table-cell>
              <table:table-cell office:value-type="float" office:value="0.0877682425">
                <text:p>0.0877682425</text:p>
              </table:table-cell>
              <table:table-cell office:value-type="float" office:value="0.1531764992">
                <text:p>0.1531764992</text:p>
              </table:table-cell>
              <table:table-cell office:value-type="float" office:value="0.006454048">
                <text:p>0.006454048</text:p>
              </table:table-cell>
              <table:table-cell office:value-type="float" office:value="0.0627944342">
                <text:p>0.0627944342</text:p>
              </table:table-cell>
              <table:table-cell office:value-type="float" office:value="0.1662157151">
                <text:p>0.1662157151</text:p>
              </table:table-cell>
              <table:table-cell office:value-type="float" office:value="-0.0106476489">
                <text:p>-0.0106476489</text:p>
              </table:table-cell>
              <table:table-cell office:value-type="float" office:value="0.1394179945">
                <text:p>0.1394179945</text:p>
              </table:table-cell>
              <table:table-cell office:value-type="float" office:value="0.0250330054">
                <text:p>0.0250330054</text:p>
              </table:table-cell>
              <table:table-cell office:value-type="float" office:value="0.1613157969">
                <text:p>0.1613157969</text:p>
              </table:table-cell>
              <table:table-cell office:value-type="float" office:value="0.1926580417">
                <text:p>0.1926580417</text:p>
              </table:table-cell>
              <table:table-cell office:value-type="float" office:value="0.0867467299">
                <text:p>0.0867467299</text:p>
              </table:table-cell>
              <table:table-cell office:value-type="float" office:value="0.2475127135">
                <text:p>0.2475127135</text:p>
              </table:table-cell>
              <table:table-cell office:value-type="float" office:value="-0.0322210917">
                <text:p>-0.0322210917</text:p>
              </table:table-cell>
              <table:table-cell office:value-type="float" office:value="0.0493208732">
                <text:p>0.0493208732</text:p>
              </table:table-cell>
              <table:table-cell office:value-type="float" office:value="0.2276786075">
                <text:p>0.2276786075</text:p>
              </table:table-cell>
              <table:table-cell office:value-type="float" office:value="0.1521023521">
                <text:p>0.1521023521</text:p>
              </table:table-cell>
              <table:table-cell office:value-type="float" office:value="0.047124291">
                <text:p>0.047124291</text:p>
              </table:table-cell>
              <table:table-cell office:value-type="float" office:value="0.0805592409">
                <text:p>0.0805592409</text:p>
              </table:table-cell>
              <table:table-cell office:value-type="float" office:value="0.1955230139">
                <text:p>0.1955230139</text:p>
              </table:table-cell>
              <table:table-cell office:value-type="float" office:value="0.1402181303">
                <text:p>0.1402181303</text:p>
              </table:table-cell>
              <table:table-cell office:value-type="float" office:value="0.0851640334">
                <text:p>0.0851640334</text:p>
              </table:table-cell>
              <table:table-cell office:value-type="float" office:value="0.0098887396">
                <text:p>0.0098887396</text:p>
              </table:table-cell>
              <table:table-cell office:value-type="float" office:value="0.1428792844">
                <text:p>0.1428792844</text:p>
              </table:table-cell>
              <table:table-cell office:value-type="float" office:value="-0.0779114108">
                <text:p>-0.0779114108</text:p>
              </table:table-cell>
              <table:table-cell office:value-type="float" office:value="-0.0339809101">
                <text:p>-0.0339809101</text:p>
              </table:table-cell>
              <table:table-cell office:value-type="float" office:value="0.2006635766">
                <text:p>0.2006635766</text:p>
              </table:table-cell>
              <table:table-cell office:value-type="float" office:value="-0.0396005903">
                <text:p>-0.0396005903</text:p>
              </table:table-cell>
              <table:table-cell office:value-type="float" office:value="-0.0523849542">
                <text:p>-0.0523849542</text:p>
              </table:table-cell>
              <table:table-cell office:value-type="float" office:value="-0.0231430436">
                <text:p>-0.0231430436</text:p>
              </table:table-cell>
              <table:table-cell office:value-type="float" office:value="0.2050149348">
                <text:p>0.2050149348</text:p>
              </table:table-cell>
              <table:table-cell office:value-type="float" office:value="0.118772697">
                <text:p>0.118772697</text:p>
              </table:table-cell>
              <table:table-cell office:value-type="float" office:value="0.0018712193">
                <text:p>0.0018712193</text:p>
              </table:table-cell>
              <table:table-cell office:value-type="float" office:value="0.0114605149">
                <text:p>0.0114605149</text:p>
              </table:table-cell>
              <table:table-cell office:value-type="float" office:value="0.0674347257">
                <text:p>0.0674347257</text:p>
              </table:table-cell>
              <table:table-cell office:value-type="float" office:value="0.1767532106">
                <text:p>0.1767532106</text:p>
              </table:table-cell>
              <table:table-cell office:value-type="float" office:value="0.1845438517">
                <text:p>0.1845438517</text:p>
              </table:table-cell>
            </table:table-row>
            <table:table-row>
              <table:table-cell office:value-type="float" office:value="0.0010933844">
                <text:p>0</text:p>
              </table:table-cell>
              <table:table-cell office:value-type="float" office:value="0.1331042775">
                <text:p>0.1331042775</text:p>
              </table:table-cell>
              <table:table-cell office:value-type="float" office:value="0.2504148235">
                <text:p>0.2504148235</text:p>
              </table:table-cell>
              <table:table-cell office:value-type="float" office:value="-0.1382634217">
                <text:p>-0.1382634217</text:p>
              </table:table-cell>
              <table:table-cell office:value-type="float" office:value="-0.0642176035">
                <text:p>-0.0642176035</text:p>
              </table:table-cell>
              <table:table-cell office:value-type="float" office:value="0.1929453716">
                <text:p>0.1929453716</text:p>
              </table:table-cell>
              <table:table-cell office:value-type="float" office:value="0.3621637873">
                <text:p>0.3621637873</text:p>
              </table:table-cell>
              <table:table-cell office:value-type="float" office:value="0.2112117688">
                <text:p>0.2112117688</text:p>
              </table:table-cell>
              <table:table-cell office:value-type="float" office:value="0.097229528">
                <text:p>0.097229528</text:p>
              </table:table-cell>
              <table:table-cell office:value-type="float" office:value="0.083435118">
                <text:p>0.083435118</text:p>
              </table:table-cell>
              <table:table-cell office:value-type="float" office:value="0.1204311497">
                <text:p>0.1204311497</text:p>
              </table:table-cell>
              <table:table-cell office:value-type="float" office:value="-0.0057312472">
                <text:p>-0.0057312472</text:p>
              </table:table-cell>
              <table:table-cell office:value-type="float" office:value="0.0644089379">
                <text:p>0.0644089379</text:p>
              </table:table-cell>
              <table:table-cell office:value-type="float" office:value="0.0048936801">
                <text:p>0.0048936801</text:p>
              </table:table-cell>
              <table:table-cell office:value-type="float" office:value="1">
                <text:p>1</text:p>
              </table:table-cell>
              <table:table-cell office:value-type="float" office:value="-0.0963574399">
                <text:p>-0.0963574399</text:p>
              </table:table-cell>
              <table:table-cell office:value-type="float" office:value="-0.027981942">
                <text:p>-0.027981942</text:p>
              </table:table-cell>
              <table:table-cell office:value-type="float" office:value="0.1265272471">
                <text:p>0.1265272471</text:p>
              </table:table-cell>
              <table:table-cell office:value-type="float" office:value="-0.0774802198">
                <text:p>-0.0774802198</text:p>
              </table:table-cell>
              <table:table-cell office:value-type="float" office:value="0.1110324386">
                <text:p>0.1110324386</text:p>
              </table:table-cell>
              <table:table-cell office:value-type="float" office:value="0.1844802066">
                <text:p>0.1844802066</text:p>
              </table:table-cell>
              <table:table-cell office:value-type="float" office:value="0.2407800966">
                <text:p>0.2407800966</text:p>
              </table:table-cell>
              <table:table-cell office:value-type="float" office:value="0.1699992548">
                <text:p>0.1699992548</text:p>
              </table:table-cell>
              <table:table-cell office:value-type="float" office:value="0.0828293435">
                <text:p>0.0828293435</text:p>
              </table:table-cell>
              <table:table-cell office:value-type="float" office:value="0.2207840741">
                <text:p>0.2207840741</text:p>
              </table:table-cell>
              <table:table-cell office:value-type="float" office:value="-0.0222676565">
                <text:p>-0.0222676565</text:p>
              </table:table-cell>
              <table:table-cell office:value-type="float" office:value="-0.1523097144">
                <text:p>-0.1523097144</text:p>
              </table:table-cell>
              <table:table-cell office:value-type="float" office:value="0.1546935438">
                <text:p>0.1546935438</text:p>
              </table:table-cell>
              <table:table-cell office:value-type="float" office:value="0.0780443381">
                <text:p>0.0780443381</text:p>
              </table:table-cell>
              <table:table-cell office:value-type="float" office:value="-0.1887910896">
                <text:p>-0.1887910896</text:p>
              </table:table-cell>
              <table:table-cell office:value-type="float" office:value="0.0471208162">
                <text:p>0.0471208162</text:p>
              </table:table-cell>
              <table:table-cell office:value-type="float" office:value="-0.2133416536">
                <text:p>-0.2133416536</text:p>
              </table:table-cell>
              <table:table-cell office:value-type="float" office:value="0.2191286">
                <text:p>0.2191286</text:p>
              </table:table-cell>
              <table:table-cell office:value-type="float" office:value="-0.1005757768">
                <text:p>-0.1005757768</text:p>
              </table:table-cell>
              <table:table-cell office:value-type="float" office:value="0.1009048686">
                <text:p>0.1009048686</text:p>
              </table:table-cell>
              <table:table-cell office:value-type="float" office:value="0.0123846732">
                <text:p>0.0123846732</text:p>
              </table:table-cell>
              <table:table-cell office:value-type="float" office:value="0.0925313612">
                <text:p>0.0925313612</text:p>
              </table:table-cell>
              <table:table-cell office:value-type="float" office:value="0.2067082859">
                <text:p>0.2067082859</text:p>
              </table:table-cell>
              <table:table-cell office:value-type="float" office:value="-0.0122573319">
                <text:p>-0.0122573319</text:p>
              </table:table-cell>
              <table:table-cell office:value-type="float" office:value="0.1730068214">
                <text:p>0.1730068214</text:p>
              </table:table-cell>
              <table:table-cell office:value-type="float" office:value="-0.0101678976">
                <text:p>-0.0101678976</text:p>
              </table:table-cell>
              <table:table-cell office:value-type="float" office:value="0.0240939174">
                <text:p>0.0240939174</text:p>
              </table:table-cell>
              <table:table-cell office:value-type="float" office:value="0.1862656883">
                <text:p>0.1862656883</text:p>
              </table:table-cell>
              <table:table-cell office:value-type="float" office:value="0.1017902575">
                <text:p>0.1017902575</text:p>
              </table:table-cell>
              <table:table-cell office:value-type="float" office:value="-0.0984703774">
                <text:p>-0.0984703774</text:p>
              </table:table-cell>
              <table:table-cell office:value-type="float" office:value="0.0373908509">
                <text:p>0.0373908509</text:p>
              </table:table-cell>
              <table:table-cell office:value-type="float" office:value="0.0741082121">
                <text:p>0.0741082121</text:p>
              </table:table-cell>
              <table:table-cell office:value-type="float" office:value="0.1477401577">
                <text:p>0.1477401577</text:p>
              </table:table-cell>
              <table:table-cell office:value-type="float" office:value="0.1909053873">
                <text:p>0.1909053873</text:p>
              </table:table-cell>
              <table:table-cell office:value-type="float" office:value="-0.1818522774">
                <text:p>-0.1818522774</text:p>
              </table:table-cell>
              <table:table-cell office:value-type="float" office:value="0.2047279969">
                <text:p>0.2047279969</text:p>
              </table:table-cell>
              <table:table-cell office:value-type="float" office:value="0.0779737333">
                <text:p>0.0779737333</text:p>
              </table:table-cell>
              <table:table-cell office:value-type="float" office:value="0.0858727054">
                <text:p>0.0858727054</text:p>
              </table:table-cell>
              <table:table-cell office:value-type="float" office:value="0.0206028304">
                <text:p>0.0206028304</text:p>
              </table:table-cell>
              <table:table-cell office:value-type="float" office:value="0.3411161006">
                <text:p>0.3411161006</text:p>
              </table:table-cell>
              <table:table-cell office:value-type="float" office:value="0.2905307729">
                <text:p>0.2905307729</text:p>
              </table:table-cell>
              <table:table-cell office:value-type="float" office:value="0.2181749766">
                <text:p>0.2181749766</text:p>
              </table:table-cell>
              <table:table-cell office:value-type="float" office:value="-0.1176168486">
                <text:p>-0.1176168486</text:p>
              </table:table-cell>
              <table:table-cell office:value-type="float" office:value="0.0346144703">
                <text:p>0.0346144703</text:p>
              </table:table-cell>
              <table:table-cell office:value-type="float" office:value="0.1710591434">
                <text:p>0.1710591434</text:p>
              </table:table-cell>
              <table:table-cell office:value-type="float" office:value="0.1496772185">
                <text:p>0.1496772185</text:p>
              </table:table-cell>
              <table:table-cell office:value-type="float" office:value="0.2871233728">
                <text:p>0.2871233728</text:p>
              </table:table-cell>
              <table:table-cell office:value-type="float" office:value="0.1264005711">
                <text:p>0.1264005711</text:p>
              </table:table-cell>
              <table:table-cell office:value-type="float" office:value="0.1928876076">
                <text:p>0.1928876076</text:p>
              </table:table-cell>
              <table:table-cell office:value-type="float" office:value="0.0929180641">
                <text:p>0.0929180641</text:p>
              </table:table-cell>
              <table:table-cell office:value-type="float" office:value="0.210311935">
                <text:p>0.210311935</text:p>
              </table:table-cell>
              <table:table-cell office:value-type="float" office:value="-0.1556442668">
                <text:p>-0.1556442668</text:p>
              </table:table-cell>
              <table:table-cell office:value-type="float" office:value="0.0661140905">
                <text:p>0.0661140905</text:p>
              </table:table-cell>
              <table:table-cell office:value-type="float" office:value="0.2821198563">
                <text:p>0.2821198563</text:p>
              </table:table-cell>
              <table:table-cell office:value-type="float" office:value="-0.0231117261">
                <text:p>-0.0231117261</text:p>
              </table:table-cell>
              <table:table-cell office:value-type="float" office:value="0.1198738385">
                <text:p>0.1198738385</text:p>
              </table:table-cell>
              <table:table-cell office:value-type="float" office:value="-0.1878977599">
                <text:p>-0.1878977599</text:p>
              </table:table-cell>
              <table:table-cell office:value-type="float" office:value="0.2223720479">
                <text:p>0.2223720479</text:p>
              </table:table-cell>
              <table:table-cell office:value-type="float" office:value="0.058991106">
                <text:p>0.058991106</text:p>
              </table:table-cell>
              <table:table-cell office:value-type="float" office:value="-0.0993545971">
                <text:p>-0.0993545971</text:p>
              </table:table-cell>
              <table:table-cell office:value-type="float" office:value="0.0425940264">
                <text:p>0.0425940264</text:p>
              </table:table-cell>
              <table:table-cell office:value-type="float" office:value="0.1204805971">
                <text:p>0.1204805971</text:p>
              </table:table-cell>
              <table:table-cell office:value-type="float" office:value="0.2225483268">
                <text:p>0.2225483268</text:p>
              </table:table-cell>
              <table:table-cell office:value-type="float" office:value="0.0471848811">
                <text:p>0.0471848811</text:p>
              </table:table-cell>
              <table:table-cell office:value-type="float" office:value="0.2801539004">
                <text:p>0.2801539004</text:p>
              </table:table-cell>
              <table:table-cell office:value-type="float" office:value="0.239616959">
                <text:p>0.239616959</text:p>
              </table:table-cell>
              <table:table-cell office:value-type="float" office:value="-0.0004312094">
                <text:p>-0.0004312094</text:p>
              </table:table-cell>
              <table:table-cell office:value-type="float" office:value="0.1385446484">
                <text:p>0.1385446484</text:p>
              </table:table-cell>
              <table:table-cell office:value-type="float" office:value="-0.0084040563">
                <text:p>-0.0084040563</text:p>
              </table:table-cell>
              <table:table-cell office:value-type="float" office:value="-0.0371167056">
                <text:p>-0.0371167056</text:p>
              </table:table-cell>
              <table:table-cell office:value-type="float" office:value="0.2930287633">
                <text:p>0.2930287633</text:p>
              </table:table-cell>
            </table:table-row>
            <table:table-row>
              <table:table-cell office:value-type="float" office:value="0.0121131122">
                <text:p>0</text:p>
              </table:table-cell>
              <table:table-cell office:value-type="float" office:value="-0.2022577421">
                <text:p>-0.2022577421</text:p>
              </table:table-cell>
              <table:table-cell office:value-type="float" office:value="-0.2265756097">
                <text:p>-0.2265756097</text:p>
              </table:table-cell>
              <table:table-cell office:value-type="float" office:value="-0.0431116909">
                <text:p>-0.0431116909</text:p>
              </table:table-cell>
              <table:table-cell office:value-type="float" office:value="0.0092298408">
                <text:p>0.0092298408</text:p>
              </table:table-cell>
              <table:table-cell office:value-type="float" office:value="-0.133918368">
                <text:p>-0.133918368</text:p>
              </table:table-cell>
              <table:table-cell office:value-type="float" office:value="-0.3559686576">
                <text:p>-0.3559686576</text:p>
              </table:table-cell>
              <table:table-cell office:value-type="float" office:value="-0.3071576161">
                <text:p>-0.3071576161</text:p>
              </table:table-cell>
              <table:table-cell office:value-type="float" office:value="0.0694342205">
                <text:p>0.0694342205</text:p>
              </table:table-cell>
              <table:table-cell office:value-type="float" office:value="-0.0211940029">
                <text:p>-0.0211940029</text:p>
              </table:table-cell>
              <table:table-cell office:value-type="float" office:value="-0.1661609608">
                <text:p>-0.1661609608</text:p>
              </table:table-cell>
              <table:table-cell office:value-type="float" office:value="0.0989883741">
                <text:p>0.0989883741</text:p>
              </table:table-cell>
              <table:table-cell office:value-type="float" office:value="-0.1372795671">
                <text:p>-0.1372795671</text:p>
              </table:table-cell>
              <table:table-cell office:value-type="float" office:value="-0.0513884738">
                <text:p>-0.0513884738</text:p>
              </table:table-cell>
              <table:table-cell office:value-type="float" office:value="-0.0963574399">
                <text:p>-0.0963574399</text:p>
              </table:table-cell>
              <table:table-cell office:value-type="float" office:value="1">
                <text:p>1</text:p>
              </table:table-cell>
              <table:table-cell office:value-type="float" office:value="0.0513457128">
                <text:p>0.0513457128</text:p>
              </table:table-cell>
              <table:table-cell office:value-type="float" office:value="-0.0729464627">
                <text:p>-0.0729464627</text:p>
              </table:table-cell>
              <table:table-cell office:value-type="float" office:value="0.1364655625">
                <text:p>0.1364655625</text:p>
              </table:table-cell>
              <table:table-cell office:value-type="float" office:value="-0.128529401">
                <text:p>-0.128529401</text:p>
              </table:table-cell>
              <table:table-cell office:value-type="float" office:value="0.0515800943">
                <text:p>0.0515800943</text:p>
              </table:table-cell>
              <table:table-cell office:value-type="float" office:value="-0.2622692067">
                <text:p>-0.2622692067</text:p>
              </table:table-cell>
              <table:table-cell office:value-type="float" office:value="0.103191382">
                <text:p>0.103191382</text:p>
              </table:table-cell>
              <table:table-cell office:value-type="float" office:value="-0.094391249">
                <text:p>-0.094391249</text:p>
              </table:table-cell>
              <table:table-cell office:value-type="float" office:value="-0.0326247785">
                <text:p>-0.0326247785</text:p>
              </table:table-cell>
              <table:table-cell office:value-type="float" office:value="0.1343446991">
                <text:p>0.1343446991</text:p>
              </table:table-cell>
              <table:table-cell office:value-type="float" office:value="-0.0839260094">
                <text:p>-0.0839260094</text:p>
              </table:table-cell>
              <table:table-cell office:value-type="float" office:value="-0.2809443097">
                <text:p>-0.2809443097</text:p>
              </table:table-cell>
              <table:table-cell office:value-type="float" office:value="-0.0481773806">
                <text:p>-0.0481773806</text:p>
              </table:table-cell>
              <table:table-cell office:value-type="float" office:value="-0.0482227111">
                <text:p>-0.0482227111</text:p>
              </table:table-cell>
              <table:table-cell office:value-type="float" office:value="0.0366869056">
                <text:p>0.0366869056</text:p>
              </table:table-cell>
              <table:table-cell office:value-type="float" office:value="-0.0350830629">
                <text:p>-0.0350830629</text:p>
              </table:table-cell>
              <table:table-cell office:value-type="float" office:value="-0.3415971515">
                <text:p>-0.3415971515</text:p>
              </table:table-cell>
              <table:table-cell office:value-type="float" office:value="0.0394686636">
                <text:p>0.0394686636</text:p>
              </table:table-cell>
              <table:table-cell office:value-type="float" office:value="-0.1396570371">
                <text:p>-0.1396570371</text:p>
              </table:table-cell>
              <table:table-cell office:value-type="float" office:value="-0.0488808815">
                <text:p>-0.0488808815</text:p>
              </table:table-cell>
              <table:table-cell office:value-type="float" office:value="0.0453813792">
                <text:p>0.0453813792</text:p>
              </table:table-cell>
              <table:table-cell office:value-type="float" office:value="0.0469138691">
                <text:p>0.0469138691</text:p>
              </table:table-cell>
              <table:table-cell office:value-type="float" office:value="-0.0659308928">
                <text:p>-0.0659308928</text:p>
              </table:table-cell>
              <table:table-cell office:value-type="float" office:value="-0.0737808462">
                <text:p>-0.0737808462</text:p>
              </table:table-cell>
              <table:table-cell office:value-type="float" office:value="-0.0386057475">
                <text:p>-0.0386057475</text:p>
              </table:table-cell>
              <table:table-cell office:value-type="float" office:value="-0.137547759">
                <text:p>-0.137547759</text:p>
              </table:table-cell>
              <table:table-cell office:value-type="float" office:value="-0.2689121475">
                <text:p>-0.2689121475</text:p>
              </table:table-cell>
              <table:table-cell office:value-type="float" office:value="0.0237800861">
                <text:p>0.0237800861</text:p>
              </table:table-cell>
              <table:table-cell office:value-type="float" office:value="-0.0102490286">
                <text:p>-0.0102490286</text:p>
              </table:table-cell>
              <table:table-cell office:value-type="float" office:value="-0.1941063192">
                <text:p>-0.1941063192</text:p>
              </table:table-cell>
              <table:table-cell office:value-type="float" office:value="-0.0791259326">
                <text:p>-0.0791259326</text:p>
              </table:table-cell>
              <table:table-cell office:value-type="float" office:value="0.0037806109">
                <text:p>0.0037806109</text:p>
              </table:table-cell>
              <table:table-cell office:value-type="float" office:value="-0.224342813">
                <text:p>-0.224342813</text:p>
              </table:table-cell>
              <table:table-cell office:value-type="float" office:value="-0.1239986505">
                <text:p>-0.1239986505</text:p>
              </table:table-cell>
              <table:table-cell office:value-type="float" office:value="-0.0799363905">
                <text:p>-0.0799363905</text:p>
              </table:table-cell>
              <table:table-cell office:value-type="float" office:value="-0.1287088587">
                <text:p>-0.1287088587</text:p>
              </table:table-cell>
              <table:table-cell office:value-type="float" office:value="-0.1485834772">
                <text:p>-0.1485834772</text:p>
              </table:table-cell>
              <table:table-cell office:value-type="float" office:value="-0.1190054371">
                <text:p>-0.1190054371</text:p>
              </table:table-cell>
              <table:table-cell office:value-type="float" office:value="-0.4138652256">
                <text:p>-0.4138652256</text:p>
              </table:table-cell>
              <table:table-cell office:value-type="float" office:value="-0.0745371583">
                <text:p>-0.0745371583</text:p>
              </table:table-cell>
              <table:table-cell office:value-type="float" office:value="0.0372186324">
                <text:p>0.0372186324</text:p>
              </table:table-cell>
              <table:table-cell office:value-type="float" office:value="-0.2833128724">
                <text:p>-0.2833128724</text:p>
              </table:table-cell>
              <table:table-cell office:value-type="float" office:value="-0.1343174578">
                <text:p>-0.1343174578</text:p>
              </table:table-cell>
              <table:table-cell office:value-type="float" office:value="-0.265386265">
                <text:p>-0.265386265</text:p>
              </table:table-cell>
              <table:table-cell office:value-type="float" office:value="-0.0095349732">
                <text:p>-0.0095349732</text:p>
              </table:table-cell>
              <table:table-cell office:value-type="float" office:value="-0.2251201525">
                <text:p>-0.2251201525</text:p>
              </table:table-cell>
              <table:table-cell office:value-type="float" office:value="-0.0659693736">
                <text:p>-0.0659693736</text:p>
              </table:table-cell>
              <table:table-cell office:value-type="float" office:value="-0.0358636469">
                <text:p>-0.0358636469</text:p>
              </table:table-cell>
              <table:table-cell office:value-type="float" office:value="-0.1269214879">
                <text:p>-0.1269214879</text:p>
              </table:table-cell>
              <table:table-cell office:value-type="float" office:value="-0.4102451354">
                <text:p>-0.4102451354</text:p>
              </table:table-cell>
              <table:table-cell office:value-type="float" office:value="0.2158098621">
                <text:p>0.2158098621</text:p>
              </table:table-cell>
              <table:table-cell office:value-type="float" office:value="-0.1276799035">
                <text:p>-0.1276799035</text:p>
              </table:table-cell>
              <table:table-cell office:value-type="float" office:value="-0.3489352472">
                <text:p>-0.3489352472</text:p>
              </table:table-cell>
              <table:table-cell office:value-type="float" office:value="-0.082364215">
                <text:p>-0.082364215</text:p>
              </table:table-cell>
              <table:table-cell office:value-type="float" office:value="-0.2351349549">
                <text:p>-0.2351349549</text:p>
              </table:table-cell>
              <table:table-cell office:value-type="float" office:value="0.0762836625">
                <text:p>0.0762836625</text:p>
              </table:table-cell>
              <table:table-cell office:value-type="float" office:value="-0.4635838708">
                <text:p>-0.4635838708</text:p>
              </table:table-cell>
              <table:table-cell office:value-type="float" office:value="0.0040471441">
                <text:p>0.0040471441</text:p>
              </table:table-cell>
              <table:table-cell office:value-type="float" office:value="0.1149755609">
                <text:p>0.1149755609</text:p>
              </table:table-cell>
              <table:table-cell office:value-type="float" office:value="-0.0650662263">
                <text:p>-0.0650662263</text:p>
              </table:table-cell>
              <table:table-cell office:value-type="float" office:value="-0.0948542381">
                <text:p>-0.0948542381</text:p>
              </table:table-cell>
              <table:table-cell office:value-type="float" office:value="0.0893974756">
                <text:p>0.0893974756</text:p>
              </table:table-cell>
              <table:table-cell office:value-type="float" office:value="-0.2489836472">
                <text:p>-0.2489836472</text:p>
              </table:table-cell>
              <table:table-cell office:value-type="float" office:value="-0.4121014035">
                <text:p>-0.4121014035</text:p>
              </table:table-cell>
              <table:table-cell office:value-type="float" office:value="-0.3075434649">
                <text:p>-0.3075434649</text:p>
              </table:table-cell>
              <table:table-cell office:value-type="float" office:value="-0.1019220568">
                <text:p>-0.1019220568</text:p>
              </table:table-cell>
              <table:table-cell office:value-type="float" office:value="-0.1198094165">
                <text:p>-0.1198094165</text:p>
              </table:table-cell>
              <table:table-cell office:value-type="float" office:value="0.052172277">
                <text:p>0.052172277</text:p>
              </table:table-cell>
              <table:table-cell office:value-type="float" office:value="-0.049180007">
                <text:p>-0.049180007</text:p>
              </table:table-cell>
              <table:table-cell office:value-type="float" office:value="-0.4247442218">
                <text:p>-0.4247442218</text:p>
              </table:table-cell>
            </table:table-row>
            <table:table-row>
              <table:table-cell office:value-type="float" office:value="0.0471482604">
                <text:p>0</text:p>
              </table:table-cell>
              <table:table-cell office:value-type="float" office:value="0.1023732757">
                <text:p>0.1023732757</text:p>
              </table:table-cell>
              <table:table-cell office:value-type="float" office:value="0.0251096139">
                <text:p>0.0251096139</text:p>
              </table:table-cell>
              <table:table-cell office:value-type="float" office:value="-0.0501609919">
                <text:p>-0.0501609919</text:p>
              </table:table-cell>
              <table:table-cell office:value-type="float" office:value="0.1943566158">
                <text:p>0.1943566158</text:p>
              </table:table-cell>
              <table:table-cell office:value-type="float" office:value="-0.0148199721">
                <text:p>-0.0148199721</text:p>
              </table:table-cell>
              <table:table-cell office:value-type="float" office:value="-0.0503474716">
                <text:p>-0.0503474716</text:p>
              </table:table-cell>
              <table:table-cell office:value-type="float" office:value="-0.0010881903">
                <text:p>-0.0010881903</text:p>
              </table:table-cell>
              <table:table-cell office:value-type="float" office:value="-0.1330682406">
                <text:p>-0.1330682406</text:p>
              </table:table-cell>
              <table:table-cell office:value-type="float" office:value="-0.1173745305">
                <text:p>-0.1173745305</text:p>
              </table:table-cell>
              <table:table-cell office:value-type="float" office:value="-0.0640648191">
                <text:p>-0.0640648191</text:p>
              </table:table-cell>
              <table:table-cell office:value-type="float" office:value="0.0384113907">
                <text:p>0.0384113907</text:p>
              </table:table-cell>
              <table:table-cell office:value-type="float" office:value="0.0437804942">
                <text:p>0.0437804942</text:p>
              </table:table-cell>
              <table:table-cell office:value-type="float" office:value="-0.0405510236">
                <text:p>-0.0405510236</text:p>
              </table:table-cell>
              <table:table-cell office:value-type="float" office:value="-0.027981942">
                <text:p>-0.027981942</text:p>
              </table:table-cell>
              <table:table-cell office:value-type="float" office:value="0.0513457128">
                <text:p>0.0513457128</text:p>
              </table:table-cell>
              <table:table-cell office:value-type="float" office:value="1">
                <text:p>1</text:p>
              </table:table-cell>
              <table:table-cell office:value-type="float" office:value="0.075227529">
                <text:p>0.075227529</text:p>
              </table:table-cell>
              <table:table-cell office:value-type="float" office:value="0.186264546">
                <text:p>0.186264546</text:p>
              </table:table-cell>
              <table:table-cell office:value-type="float" office:value="-0.1460750093">
                <text:p>-0.1460750093</text:p>
              </table:table-cell>
              <table:table-cell office:value-type="float" office:value="0.1587779422">
                <text:p>0.1587779422</text:p>
              </table:table-cell>
              <table:table-cell office:value-type="float" office:value="-0.087288893">
                <text:p>-0.087288893</text:p>
              </table:table-cell>
              <table:table-cell office:value-type="float" office:value="-0.0362800381">
                <text:p>-0.0362800381</text:p>
              </table:table-cell>
              <table:table-cell office:value-type="float" office:value="-0.0889981795">
                <text:p>-0.0889981795</text:p>
              </table:table-cell>
              <table:table-cell office:value-type="float" office:value="-0.104400786">
                <text:p>-0.104400786</text:p>
              </table:table-cell>
              <table:table-cell office:value-type="float" office:value="-0.0346024547">
                <text:p>-0.0346024547</text:p>
              </table:table-cell>
              <table:table-cell office:value-type="float" office:value="0.0072192855">
                <text:p>0.0072192855</text:p>
              </table:table-cell>
              <table:table-cell office:value-type="float" office:value="-0.1724340046">
                <text:p>-0.1724340046</text:p>
              </table:table-cell>
              <table:table-cell office:value-type="float" office:value="-0.0281333699">
                <text:p>-0.0281333699</text:p>
              </table:table-cell>
              <table:table-cell office:value-type="float" office:value="-0.1239753408">
                <text:p>-0.1239753408</text:p>
              </table:table-cell>
              <table:table-cell office:value-type="float" office:value="-0.1862128367">
                <text:p>-0.1862128367</text:p>
              </table:table-cell>
              <table:table-cell office:value-type="float" office:value="-0.044681267">
                <text:p>-0.044681267</text:p>
              </table:table-cell>
              <table:table-cell office:value-type="float" office:value="-0.0125015191">
                <text:p>-0.0125015191</text:p>
              </table:table-cell>
              <table:table-cell office:value-type="float" office:value="0.0187826747">
                <text:p>0.0187826747</text:p>
              </table:table-cell>
              <table:table-cell office:value-type="float" office:value="-0.115568323">
                <text:p>-0.115568323</text:p>
              </table:table-cell>
              <table:table-cell office:value-type="float" office:value="-0.1617885467">
                <text:p>-0.1617885467</text:p>
              </table:table-cell>
              <table:table-cell office:value-type="float" office:value="0.0409445127">
                <text:p>0.0409445127</text:p>
              </table:table-cell>
              <table:table-cell office:value-type="float" office:value="0.0572383192">
                <text:p>0.0572383192</text:p>
              </table:table-cell>
              <table:table-cell office:value-type="float" office:value="-0.076052187">
                <text:p>-0.076052187</text:p>
              </table:table-cell>
              <table:table-cell office:value-type="float" office:value="-0.017330734">
                <text:p>-0.017330734</text:p>
              </table:table-cell>
              <table:table-cell office:value-type="float" office:value="-0.006944806">
                <text:p>-0.006944806</text:p>
              </table:table-cell>
              <table:table-cell office:value-type="float" office:value="0.0424655203">
                <text:p>0.0424655203</text:p>
              </table:table-cell>
              <table:table-cell office:value-type="float" office:value="-0.1266078122">
                <text:p>-0.1266078122</text:p>
              </table:table-cell>
              <table:table-cell office:value-type="float" office:value="0.0824741449">
                <text:p>0.0824741449</text:p>
              </table:table-cell>
              <table:table-cell office:value-type="float" office:value="0.0156928774">
                <text:p>0.0156928774</text:p>
              </table:table-cell>
              <table:table-cell office:value-type="float" office:value="-0.0994453868">
                <text:p>-0.0994453868</text:p>
              </table:table-cell>
              <table:table-cell office:value-type="float" office:value="0.0711824478">
                <text:p>0.0711824478</text:p>
              </table:table-cell>
              <table:table-cell office:value-type="float" office:value="-0.1069995274">
                <text:p>-0.1069995274</text:p>
              </table:table-cell>
              <table:table-cell office:value-type="float" office:value="-0.0049337313">
                <text:p>-0.0049337313</text:p>
              </table:table-cell>
              <table:table-cell office:value-type="float" office:value="0.1530626392">
                <text:p>0.1530626392</text:p>
              </table:table-cell>
              <table:table-cell office:value-type="float" office:value="0.022566337">
                <text:p>0.022566337</text:p>
              </table:table-cell>
              <table:table-cell office:value-type="float" office:value="-0.0630279629">
                <text:p>-0.0630279629</text:p>
              </table:table-cell>
              <table:table-cell office:value-type="float" office:value="0.074046064">
                <text:p>0.074046064</text:p>
              </table:table-cell>
              <table:table-cell office:value-type="float" office:value="0.0546899222">
                <text:p>0.0546899222</text:p>
              </table:table-cell>
              <table:table-cell office:value-type="float" office:value="-0.1407380545">
                <text:p>-0.1407380545</text:p>
              </table:table-cell>
              <table:table-cell office:value-type="float" office:value="-0.0446802818">
                <text:p>-0.0446802818</text:p>
              </table:table-cell>
              <table:table-cell office:value-type="float" office:value="-0.016648673">
                <text:p>-0.016648673</text:p>
              </table:table-cell>
              <table:table-cell office:value-type="float" office:value="-0.0663934806">
                <text:p>-0.0663934806</text:p>
              </table:table-cell>
              <table:table-cell office:value-type="float" office:value="-0.0935403458">
                <text:p>-0.0935403458</text:p>
              </table:table-cell>
              <table:table-cell office:value-type="float" office:value="0.0533492376">
                <text:p>0.0533492376</text:p>
              </table:table-cell>
              <table:table-cell office:value-type="float" office:value="-0.0076500942">
                <text:p>-0.0076500942</text:p>
              </table:table-cell>
              <table:table-cell office:value-type="float" office:value="0.1267811596">
                <text:p>0.1267811596</text:p>
              </table:table-cell>
              <table:table-cell office:value-type="float" office:value="-0.0573839044">
                <text:p>-0.0573839044</text:p>
              </table:table-cell>
              <table:table-cell office:value-type="float" office:value="0.0168115265">
                <text:p>0.0168115265</text:p>
              </table:table-cell>
              <table:table-cell office:value-type="float" office:value="-0.0961578708">
                <text:p>-0.0961578708</text:p>
              </table:table-cell>
              <table:table-cell office:value-type="float" office:value="0.013424555">
                <text:p>0.013424555</text:p>
              </table:table-cell>
              <table:table-cell office:value-type="float" office:value="-0.1199797426">
                <text:p>-0.1199797426</text:p>
              </table:table-cell>
              <table:table-cell office:value-type="float" office:value="0.0478047244">
                <text:p>0.0478047244</text:p>
              </table:table-cell>
              <table:table-cell office:value-type="float" office:value="0.0059653381">
                <text:p>0.0059653381</text:p>
              </table:table-cell>
              <table:table-cell office:value-type="float" office:value="0.0950775801">
                <text:p>0.0950775801</text:p>
              </table:table-cell>
              <table:table-cell office:value-type="float" office:value="-0.0472032556">
                <text:p>-0.0472032556</text:p>
              </table:table-cell>
              <table:table-cell office:value-type="float" office:value="0.1027447885">
                <text:p>0.1027447885</text:p>
              </table:table-cell>
              <table:table-cell office:value-type="float" office:value="0.0005216622">
                <text:p>0.0005216622</text:p>
              </table:table-cell>
              <table:table-cell office:value-type="float" office:value="-0.0621319321">
                <text:p>-0.0621319321</text:p>
              </table:table-cell>
              <table:table-cell office:value-type="float" office:value="-0.0099731132">
                <text:p>-0.0099731132</text:p>
              </table:table-cell>
              <table:table-cell office:value-type="float" office:value="-0.0141098699">
                <text:p>-0.0141098699</text:p>
              </table:table-cell>
              <table:table-cell office:value-type="float" office:value="-0.0309402296">
                <text:p>-0.0309402296</text:p>
              </table:table-cell>
              <table:table-cell office:value-type="float" office:value="0.1804764951">
                <text:p>0.1804764951</text:p>
              </table:table-cell>
              <table:table-cell office:value-type="float" office:value="0.0154794514">
                <text:p>0.0154794514</text:p>
              </table:table-cell>
              <table:table-cell office:value-type="float" office:value="-0.0708011607">
                <text:p>-0.0708011607</text:p>
              </table:table-cell>
              <table:table-cell office:value-type="float" office:value="-0.0015717651">
                <text:p>-0.0015717651</text:p>
              </table:table-cell>
              <table:table-cell office:value-type="float" office:value="-0.2017192978">
                <text:p>-0.2017192978</text:p>
              </table:table-cell>
              <table:table-cell office:value-type="float" office:value="-0.011779699">
                <text:p>-0.011779699</text:p>
              </table:table-cell>
              <table:table-cell office:value-type="float" office:value="-0.0340847511">
                <text:p>-0.0340847511</text:p>
              </table:table-cell>
              <table:table-cell office:value-type="float" office:value="0.0428769102">
                <text:p>0.0428769102</text:p>
              </table:table-cell>
              <table:table-cell office:value-type="float" office:value="-0.0161484063">
                <text:p>-0.0161484063</text:p>
              </table:table-cell>
            </table:table-row>
            <table:table-row>
              <table:table-cell office:value-type="float" office:value="-0.0341867737">
                <text:p>-0</text:p>
              </table:table-cell>
              <table:table-cell office:value-type="float" office:value="0.1243201694">
                <text:p>0.1243201694</text:p>
              </table:table-cell>
              <table:table-cell office:value-type="float" office:value="0.0017005429">
                <text:p>0.0017005429</text:p>
              </table:table-cell>
              <table:table-cell office:value-type="float" office:value="-0.0675138969">
                <text:p>-0.0675138969</text:p>
              </table:table-cell>
              <table:table-cell office:value-type="float" office:value="0.1148633207">
                <text:p>0.1148633207</text:p>
              </table:table-cell>
              <table:table-cell office:value-type="float" office:value="0.1347681221">
                <text:p>0.1347681221</text:p>
              </table:table-cell>
              <table:table-cell office:value-type="float" office:value="0.0409547424">
                <text:p>0.0409547424</text:p>
              </table:table-cell>
              <table:table-cell office:value-type="float" office:value="0.0447426018">
                <text:p>0.0447426018</text:p>
              </table:table-cell>
              <table:table-cell office:value-type="float" office:value="0.0559208789">
                <text:p>0.0559208789</text:p>
              </table:table-cell>
              <table:table-cell office:value-type="float" office:value="-0.0660649204">
                <text:p>-0.0660649204</text:p>
              </table:table-cell>
              <table:table-cell office:value-type="float" office:value="-0.2318068538">
                <text:p>-0.2318068538</text:p>
              </table:table-cell>
              <table:table-cell office:value-type="float" office:value="-0.1411366267">
                <text:p>-0.1411366267</text:p>
              </table:table-cell>
              <table:table-cell office:value-type="float" office:value="0.0990570839">
                <text:p>0.0990570839</text:p>
              </table:table-cell>
              <table:table-cell office:value-type="float" office:value="0.0252096811">
                <text:p>0.0252096811</text:p>
              </table:table-cell>
              <table:table-cell office:value-type="float" office:value="0.1265272471">
                <text:p>0.1265272471</text:p>
              </table:table-cell>
              <table:table-cell office:value-type="float" office:value="-0.0729464627">
                <text:p>-0.0729464627</text:p>
              </table:table-cell>
              <table:table-cell office:value-type="float" office:value="0.075227529">
                <text:p>0.075227529</text:p>
              </table:table-cell>
              <table:table-cell office:value-type="float" office:value="1">
                <text:p>1</text:p>
              </table:table-cell>
              <table:table-cell office:value-type="float" office:value="0.0803095261">
                <text:p>0.0803095261</text:p>
              </table:table-cell>
              <table:table-cell office:value-type="float" office:value="0.0657543181">
                <text:p>0.0657543181</text:p>
              </table:table-cell>
              <table:table-cell office:value-type="float" office:value="-0.1476454798">
                <text:p>-0.1476454798</text:p>
              </table:table-cell>
              <table:table-cell office:value-type="float" office:value="0.0002787169">
                <text:p>0.0002787169</text:p>
              </table:table-cell>
              <table:table-cell office:value-type="float" office:value="0.0645527756">
                <text:p>0.0645527756</text:p>
              </table:table-cell>
              <table:table-cell office:value-type="float" office:value="0.0491195637">
                <text:p>0.0491195637</text:p>
              </table:table-cell>
              <table:table-cell office:value-type="float" office:value="0.1063095828">
                <text:p>0.1063095828</text:p>
              </table:table-cell>
              <table:table-cell office:value-type="float" office:value="0.1764956601">
                <text:p>0.1764956601</text:p>
              </table:table-cell>
              <table:table-cell office:value-type="float" office:value="0.0670969751">
                <text:p>0.0670969751</text:p>
              </table:table-cell>
              <table:table-cell office:value-type="float" office:value="-0.0436976058">
                <text:p>-0.0436976058</text:p>
              </table:table-cell>
              <table:table-cell office:value-type="float" office:value="-0.0378703018">
                <text:p>-0.0378703018</text:p>
              </table:table-cell>
              <table:table-cell office:value-type="float" office:value="-0.0190633552">
                <text:p>-0.0190633552</text:p>
              </table:table-cell>
              <table:table-cell office:value-type="float" office:value="0.1430314762">
                <text:p>0.1430314762</text:p>
              </table:table-cell>
              <table:table-cell office:value-type="float" office:value="0.0884314542">
                <text:p>0.0884314542</text:p>
              </table:table-cell>
              <table:table-cell office:value-type="float" office:value="0.0464516329">
                <text:p>0.0464516329</text:p>
              </table:table-cell>
              <table:table-cell office:value-type="float" office:value="-0.2848724231">
                <text:p>-0.2848724231</text:p>
              </table:table-cell>
              <table:table-cell office:value-type="float" office:value="0.0391961727">
                <text:p>0.0391961727</text:p>
              </table:table-cell>
              <table:table-cell office:value-type="float" office:value="-0.0867571098">
                <text:p>-0.0867571098</text:p>
              </table:table-cell>
              <table:table-cell office:value-type="float" office:value="0.0276688541">
                <text:p>0.0276688541</text:p>
              </table:table-cell>
              <table:table-cell office:value-type="float" office:value="-0.0045119942">
                <text:p>-0.0045119942</text:p>
              </table:table-cell>
              <table:table-cell office:value-type="float" office:value="-0.1469847806">
                <text:p>-0.1469847806</text:p>
              </table:table-cell>
              <table:table-cell office:value-type="float" office:value="0.1000658487">
                <text:p>0.1000658487</text:p>
              </table:table-cell>
              <table:table-cell office:value-type="float" office:value="-0.1640246336">
                <text:p>-0.1640246336</text:p>
              </table:table-cell>
              <table:table-cell office:value-type="float" office:value="0.1308847285">
                <text:p>0.1308847285</text:p>
              </table:table-cell>
              <table:table-cell office:value-type="float" office:value="-0.058445658">
                <text:p>-0.058445658</text:p>
              </table:table-cell>
              <table:table-cell office:value-type="float" office:value="0.1557784543">
                <text:p>0.1557784543</text:p>
              </table:table-cell>
              <table:table-cell office:value-type="float" office:value="0.0767793504">
                <text:p>0.0767793504</text:p>
              </table:table-cell>
              <table:table-cell office:value-type="float" office:value="-0.1389765368">
                <text:p>-0.1389765368</text:p>
              </table:table-cell>
              <table:table-cell office:value-type="float" office:value="-0.091259989">
                <text:p>-0.091259989</text:p>
              </table:table-cell>
              <table:table-cell office:value-type="float" office:value="-0.0268068629">
                <text:p>-0.0268068629</text:p>
              </table:table-cell>
              <table:table-cell office:value-type="float" office:value="-0.001486671">
                <text:p>-0.001486671</text:p>
              </table:table-cell>
              <table:table-cell office:value-type="float" office:value="-0.0280575646">
                <text:p>-0.0280575646</text:p>
              </table:table-cell>
              <table:table-cell office:value-type="float" office:value="-0.0033395884">
                <text:p>-0.0033395884</text:p>
              </table:table-cell>
              <table:table-cell office:value-type="float" office:value="-0.0016765457">
                <text:p>-0.0016765457</text:p>
              </table:table-cell>
              <table:table-cell office:value-type="float" office:value="-0.049117288">
                <text:p>-0.049117288</text:p>
              </table:table-cell>
              <table:table-cell office:value-type="float" office:value="0.0846957256">
                <text:p>0.0846957256</text:p>
              </table:table-cell>
              <table:table-cell office:value-type="float" office:value="0.0548961943">
                <text:p>0.0548961943</text:p>
              </table:table-cell>
              <table:table-cell office:value-type="float" office:value="0.0699172691">
                <text:p>0.0699172691</text:p>
              </table:table-cell>
              <table:table-cell office:value-type="float" office:value="0.0144595356">
                <text:p>0.0144595356</text:p>
              </table:table-cell>
              <table:table-cell office:value-type="float" office:value="0.106010047">
                <text:p>0.106010047</text:p>
              </table:table-cell>
              <table:table-cell office:value-type="float" office:value="-0.0096830902">
                <text:p>-0.0096830902</text:p>
              </table:table-cell>
              <table:table-cell office:value-type="float" office:value="0.11840877">
                <text:p>0.11840877</text:p>
              </table:table-cell>
              <table:table-cell office:value-type="float" office:value="0.0630347504">
                <text:p>0.0630347504</text:p>
              </table:table-cell>
              <table:table-cell office:value-type="float" office:value="-0.0158363791">
                <text:p>-0.0158363791</text:p>
              </table:table-cell>
              <table:table-cell office:value-type="float" office:value="-0.0060982689">
                <text:p>-0.0060982689</text:p>
              </table:table-cell>
              <table:table-cell office:value-type="float" office:value="-0.1131722109">
                <text:p>-0.1131722109</text:p>
              </table:table-cell>
              <table:table-cell office:value-type="float" office:value="0.0408240545">
                <text:p>0.0408240545</text:p>
              </table:table-cell>
              <table:table-cell office:value-type="float" office:value="0.0540905753">
                <text:p>0.0540905753</text:p>
              </table:table-cell>
              <table:table-cell office:value-type="float" office:value="-0.1831764781">
                <text:p>-0.1831764781</text:p>
              </table:table-cell>
              <table:table-cell office:value-type="float" office:value="0.0176322848">
                <text:p>0.0176322848</text:p>
              </table:table-cell>
              <table:table-cell office:value-type="float" office:value="0.0522482977">
                <text:p>0.0522482977</text:p>
              </table:table-cell>
              <table:table-cell office:value-type="float" office:value="0.0117585068">
                <text:p>0.0117585068</text:p>
              </table:table-cell>
              <table:table-cell office:value-type="float" office:value="0.0865329052">
                <text:p>0.0865329052</text:p>
              </table:table-cell>
              <table:table-cell office:value-type="float" office:value="0.0161741918">
                <text:p>0.0161741918</text:p>
              </table:table-cell>
              <table:table-cell office:value-type="float" office:value="0.0220605561">
                <text:p>0.0220605561</text:p>
              </table:table-cell>
              <table:table-cell office:value-type="float" office:value="0.0586163341">
                <text:p>0.0586163341</text:p>
              </table:table-cell>
              <table:table-cell office:value-type="float" office:value="-0.05538554">
                <text:p>-0.05538554</text:p>
              </table:table-cell>
              <table:table-cell office:value-type="float" office:value="0.0694348916">
                <text:p>0.0694348916</text:p>
              </table:table-cell>
              <table:table-cell office:value-type="float" office:value="-0.0085813241">
                <text:p>-0.0085813241</text:p>
              </table:table-cell>
              <table:table-cell office:value-type="float" office:value="0.2047180315">
                <text:p>0.2047180315</text:p>
              </table:table-cell>
              <table:table-cell office:value-type="float" office:value="0.2158531883">
                <text:p>0.2158531883</text:p>
              </table:table-cell>
              <table:table-cell office:value-type="float" office:value="-0.0398801589">
                <text:p>-0.0398801589</text:p>
              </table:table-cell>
              <table:table-cell office:value-type="float" office:value="0.1428802634">
                <text:p>0.1428802634</text:p>
              </table:table-cell>
              <table:table-cell office:value-type="float" office:value="0.087240462">
                <text:p>0.087240462</text:p>
              </table:table-cell>
              <table:table-cell office:value-type="float" office:value="-0.0294151055">
                <text:p>-0.0294151055</text:p>
              </table:table-cell>
              <table:table-cell office:value-type="float" office:value="0.0568838873">
                <text:p>0.0568838873</text:p>
              </table:table-cell>
              <table:table-cell office:value-type="float" office:value="0.1220230076">
                <text:p>0.1220230076</text:p>
              </table:table-cell>
              <table:table-cell office:value-type="float" office:value="0.001107759">
                <text:p>0.001107759</text:p>
              </table:table-cell>
            </table:table-row>
            <table:table-row>
              <table:table-cell office:value-type="float" office:value="-0.0711251839">
                <text:p>-0</text:p>
              </table:table-cell>
              <table:table-cell office:value-type="float" office:value="-0.1206586103">
                <text:p>-0.1206586103</text:p>
              </table:table-cell>
              <table:table-cell office:value-type="float" office:value="-0.3282204471">
                <text:p>-0.3282204471</text:p>
              </table:table-cell>
              <table:table-cell office:value-type="float" office:value="0.1443297121">
                <text:p>0.1443297121</text:p>
              </table:table-cell>
              <table:table-cell office:value-type="float" office:value="0.2289584246">
                <text:p>0.2289584246</text:p>
              </table:table-cell>
              <table:table-cell office:value-type="float" office:value="0.1202638911">
                <text:p>0.1202638911</text:p>
              </table:table-cell>
              <table:table-cell office:value-type="float" office:value="-0.0574290283">
                <text:p>-0.0574290283</text:p>
              </table:table-cell>
              <table:table-cell office:value-type="float" office:value="-0.0386124747">
                <text:p>-0.0386124747</text:p>
              </table:table-cell>
              <table:table-cell office:value-type="float" office:value="-0.1611077978">
                <text:p>-0.1611077978</text:p>
              </table:table-cell>
              <table:table-cell office:value-type="float" office:value="-0.060611579">
                <text:p>-0.060611579</text:p>
              </table:table-cell>
              <table:table-cell office:value-type="float" office:value="-0.0104443783">
                <text:p>-0.0104443783</text:p>
              </table:table-cell>
              <table:table-cell office:value-type="float" office:value="-0.0152386005">
                <text:p>-0.0152386005</text:p>
              </table:table-cell>
              <table:table-cell office:value-type="float" office:value="0.2325910849">
                <text:p>0.2325910849</text:p>
              </table:table-cell>
              <table:table-cell office:value-type="float" office:value="-0.1243908293">
                <text:p>-0.1243908293</text:p>
              </table:table-cell>
              <table:table-cell office:value-type="float" office:value="-0.0774802198">
                <text:p>-0.0774802198</text:p>
              </table:table-cell>
              <table:table-cell office:value-type="float" office:value="0.1364655625">
                <text:p>0.1364655625</text:p>
              </table:table-cell>
              <table:table-cell office:value-type="float" office:value="0.186264546">
                <text:p>0.186264546</text:p>
              </table:table-cell>
              <table:table-cell office:value-type="float" office:value="0.0803095261">
                <text:p>0.0803095261</text:p>
              </table:table-cell>
              <table:table-cell office:value-type="float" office:value="1">
                <text:p>1</text:p>
              </table:table-cell>
              <table:table-cell office:value-type="float" office:value="-0.2156230998">
                <text:p>-0.2156230998</text:p>
              </table:table-cell>
              <table:table-cell office:value-type="float" office:value="-0.1489482778">
                <text:p>-0.1489482778</text:p>
              </table:table-cell>
              <table:table-cell office:value-type="float" office:value="-0.1757711562">
                <text:p>-0.1757711562</text:p>
              </table:table-cell>
              <table:table-cell office:value-type="float" office:value="0.0120302899">
                <text:p>0.0120302899</text:p>
              </table:table-cell>
              <table:table-cell office:value-type="float" office:value="-0.1750612474">
                <text:p>-0.1750612474</text:p>
              </table:table-cell>
              <table:table-cell office:value-type="float" office:value="-0.0460721919">
                <text:p>-0.0460721919</text:p>
              </table:table-cell>
              <table:table-cell office:value-type="float" office:value="0.2236881333">
                <text:p>0.2236881333</text:p>
              </table:table-cell>
              <table:table-cell office:value-type="float" office:value="-0.0523126405">
                <text:p>-0.0523126405</text:p>
              </table:table-cell>
              <table:table-cell office:value-type="float" office:value="-0.000835132">
                <text:p>-0.000835132</text:p>
              </table:table-cell>
              <table:table-cell office:value-type="float" office:value="0.0746512215">
                <text:p>0.0746512215</text:p>
              </table:table-cell>
              <table:table-cell office:value-type="float" office:value="0.0047437821">
                <text:p>0.0047437821</text:p>
              </table:table-cell>
              <table:table-cell office:value-type="float" office:value="0.1330853911">
                <text:p>0.1330853911</text:p>
              </table:table-cell>
              <table:table-cell office:value-type="float" office:value="-0.0047631407">
                <text:p>-0.0047631407</text:p>
              </table:table-cell>
              <table:table-cell office:value-type="float" office:value="-0.0796073333">
                <text:p>-0.0796073333</text:p>
              </table:table-cell>
              <table:table-cell office:value-type="float" office:value="-0.342060983">
                <text:p>-0.342060983</text:p>
              </table:table-cell>
              <table:table-cell office:value-type="float" office:value="-0.0583765764">
                <text:p>-0.0583765764</text:p>
              </table:table-cell>
              <table:table-cell office:value-type="float" office:value="-0.1578080707">
                <text:p>-0.1578080707</text:p>
              </table:table-cell>
              <table:table-cell office:value-type="float" office:value="-0.2482048751">
                <text:p>-0.2482048751</text:p>
              </table:table-cell>
              <table:table-cell office:value-type="float" office:value="0.1276977793">
                <text:p>0.1276977793</text:p>
              </table:table-cell>
              <table:table-cell office:value-type="float" office:value="0.0129660657">
                <text:p>0.0129660657</text:p>
              </table:table-cell>
              <table:table-cell office:value-type="float" office:value="-0.112856447">
                <text:p>-0.112856447</text:p>
              </table:table-cell>
              <table:table-cell office:value-type="float" office:value="-0.1740860976">
                <text:p>-0.1740860976</text:p>
              </table:table-cell>
              <table:table-cell office:value-type="float" office:value="0.1025988195">
                <text:p>0.1025988195</text:p>
              </table:table-cell>
              <table:table-cell office:value-type="float" office:value="-0.2129391095">
                <text:p>-0.2129391095</text:p>
              </table:table-cell>
              <table:table-cell office:value-type="float" office:value="0.1300596355">
                <text:p>0.1300596355</text:p>
              </table:table-cell>
              <table:table-cell office:value-type="float" office:value="0.1723378376">
                <text:p>0.1723378376</text:p>
              </table:table-cell>
              <table:table-cell office:value-type="float" office:value="-0.2327213407">
                <text:p>-0.2327213407</text:p>
              </table:table-cell>
              <table:table-cell office:value-type="float" office:value="0.0975942424">
                <text:p>0.0975942424</text:p>
              </table:table-cell>
              <table:table-cell office:value-type="float" office:value="0.0043106448">
                <text:p>0.0043106448</text:p>
              </table:table-cell>
              <table:table-cell office:value-type="float" office:value="-0.13270711">
                <text:p>-0.13270711</text:p>
              </table:table-cell>
              <table:table-cell office:value-type="float" office:value="0.0630433064">
                <text:p>0.0630433064</text:p>
              </table:table-cell>
              <table:table-cell office:value-type="float" office:value="0.0754016958">
                <text:p>0.0754016958</text:p>
              </table:table-cell>
              <table:table-cell office:value-type="float" office:value="-0.1972954058">
                <text:p>-0.1972954058</text:p>
              </table:table-cell>
              <table:table-cell office:value-type="float" office:value="-0.1073708906">
                <text:p>-0.1073708906</text:p>
              </table:table-cell>
              <table:table-cell office:value-type="float" office:value="-0.0402113998">
                <text:p>-0.0402113998</text:p>
              </table:table-cell>
              <table:table-cell office:value-type="float" office:value="-0.1455444796">
                <text:p>-0.1455444796</text:p>
              </table:table-cell>
              <table:table-cell office:value-type="float" office:value="0.0945025227">
                <text:p>0.0945025227</text:p>
              </table:table-cell>
              <table:table-cell office:value-type="float" office:value="0.1074762427">
                <text:p>0.1074762427</text:p>
              </table:table-cell>
              <table:table-cell office:value-type="float" office:value="0.1619222898">
                <text:p>0.1619222898</text:p>
              </table:table-cell>
              <table:table-cell office:value-type="float" office:value="0.1003148007">
                <text:p>0.1003148007</text:p>
              </table:table-cell>
              <table:table-cell office:value-type="float" office:value="-0.1765066168">
                <text:p>-0.1765066168</text:p>
              </table:table-cell>
              <table:table-cell office:value-type="float" office:value="0.046291832">
                <text:p>0.046291832</text:p>
              </table:table-cell>
              <table:table-cell office:value-type="float" office:value="-0.0319492776">
                <text:p>-0.0319492776</text:p>
              </table:table-cell>
              <table:table-cell office:value-type="float" office:value="-0.0040771034">
                <text:p>-0.0040771034</text:p>
              </table:table-cell>
              <table:table-cell office:value-type="float" office:value="-0.0300629917">
                <text:p>-0.0300629917</text:p>
              </table:table-cell>
              <table:table-cell office:value-type="float" office:value="-0.2313512761">
                <text:p>-0.2313512761</text:p>
              </table:table-cell>
              <table:table-cell office:value-type="float" office:value="-0.1169079985">
                <text:p>-0.1169079985</text:p>
              </table:table-cell>
              <table:table-cell office:value-type="float" office:value="-0.0855780016">
                <text:p>-0.0855780016</text:p>
              </table:table-cell>
              <table:table-cell office:value-type="float" office:value="-0.0145474754">
                <text:p>-0.0145474754</text:p>
              </table:table-cell>
              <table:table-cell office:value-type="float" office:value="-0.1174008614">
                <text:p>-0.1174008614</text:p>
              </table:table-cell>
              <table:table-cell office:value-type="float" office:value="0.0386389559">
                <text:p>0.0386389559</text:p>
              </table:table-cell>
              <table:table-cell office:value-type="float" office:value="0.0364844369">
                <text:p>0.0364844369</text:p>
              </table:table-cell>
              <table:table-cell office:value-type="float" office:value="0.303174935">
                <text:p>0.303174935</text:p>
              </table:table-cell>
              <table:table-cell office:value-type="float" office:value="-0.2490848938">
                <text:p>-0.2490848938</text:p>
              </table:table-cell>
              <table:table-cell office:value-type="float" office:value="0.2842928087">
                <text:p>0.2842928087</text:p>
              </table:table-cell>
              <table:table-cell office:value-type="float" office:value="-0.1701149655">
                <text:p>-0.1701149655</text:p>
              </table:table-cell>
              <table:table-cell office:value-type="float" office:value="-0.2841587732">
                <text:p>-0.2841587732</text:p>
              </table:table-cell>
              <table:table-cell office:value-type="float" office:value="-0.0577474596">
                <text:p>-0.0577474596</text:p>
              </table:table-cell>
              <table:table-cell office:value-type="float" office:value="0.0882591362">
                <text:p>0.0882591362</text:p>
              </table:table-cell>
              <table:table-cell office:value-type="float" office:value="0.1202626193">
                <text:p>0.1202626193</text:p>
              </table:table-cell>
              <table:table-cell office:value-type="float" office:value="-0.2365365965">
                <text:p>-0.2365365965</text:p>
              </table:table-cell>
              <table:table-cell office:value-type="float" office:value="-0.0983496765">
                <text:p>-0.0983496765</text:p>
              </table:table-cell>
              <table:table-cell office:value-type="float" office:value="0.057693112">
                <text:p>0.057693112</text:p>
              </table:table-cell>
              <table:table-cell office:value-type="float" office:value="-0.0608086467">
                <text:p>-0.0608086467</text:p>
              </table:table-cell>
              <table:table-cell office:value-type="float" office:value="0.1194671461">
                <text:p>0.1194671461</text:p>
              </table:table-cell>
              <table:table-cell office:value-type="float" office:value="-0.0609582301">
                <text:p>-0.0609582301</text:p>
              </table:table-cell>
              <table:table-cell office:value-type="float" office:value="-0.2620875917">
                <text:p>-0.2620875917</text:p>
              </table:table-cell>
            </table:table-row>
            <table:table-row>
              <table:table-cell office:value-type="float" office:value="-0.0176851223">
                <text:p>-0</text:p>
              </table:table-cell>
              <table:table-cell office:value-type="float" office:value="0.1124779665">
                <text:p>0.1124779665</text:p>
              </table:table-cell>
              <table:table-cell office:value-type="float" office:value="0.2530934476">
                <text:p>0.2530934476</text:p>
              </table:table-cell>
              <table:table-cell office:value-type="float" office:value="-0.0253533551">
                <text:p>-0.0253533551</text:p>
              </table:table-cell>
              <table:table-cell office:value-type="float" office:value="-0.1420175707">
                <text:p>-0.1420175707</text:p>
              </table:table-cell>
              <table:table-cell office:value-type="float" office:value="0.075864837">
                <text:p>0.075864837</text:p>
              </table:table-cell>
              <table:table-cell office:value-type="float" office:value="0.3234885989">
                <text:p>0.3234885989</text:p>
              </table:table-cell>
              <table:table-cell office:value-type="float" office:value="0.1674922853">
                <text:p>0.1674922853</text:p>
              </table:table-cell>
              <table:table-cell office:value-type="float" office:value="0.1518417658">
                <text:p>0.1518417658</text:p>
              </table:table-cell>
              <table:table-cell office:value-type="float" office:value="0.040027134">
                <text:p>0.040027134</text:p>
              </table:table-cell>
              <table:table-cell office:value-type="float" office:value="0.1534071787">
                <text:p>0.1534071787</text:p>
              </table:table-cell>
              <table:table-cell office:value-type="float" office:value="-0.0235459855">
                <text:p>-0.0235459855</text:p>
              </table:table-cell>
              <table:table-cell office:value-type="float" office:value="0.0137256569">
                <text:p>0.0137256569</text:p>
              </table:table-cell>
              <table:table-cell office:value-type="float" office:value="0.1782667846">
                <text:p>0.1782667846</text:p>
              </table:table-cell>
              <table:table-cell office:value-type="float" office:value="0.1110324386">
                <text:p>0.1110324386</text:p>
              </table:table-cell>
              <table:table-cell office:value-type="float" office:value="-0.128529401">
                <text:p>-0.128529401</text:p>
              </table:table-cell>
              <table:table-cell office:value-type="float" office:value="-0.1460750093">
                <text:p>-0.1460750093</text:p>
              </table:table-cell>
              <table:table-cell office:value-type="float" office:value="0.0657543181">
                <text:p>0.0657543181</text:p>
              </table:table-cell>
              <table:table-cell office:value-type="float" office:value="-0.2156230998">
                <text:p>-0.2156230998</text:p>
              </table:table-cell>
              <table:table-cell office:value-type="float" office:value="1">
                <text:p>1</text:p>
              </table:table-cell>
              <table:table-cell office:value-type="float" office:value="0.1253049351">
                <text:p>0.1253049351</text:p>
              </table:table-cell>
              <table:table-cell office:value-type="float" office:value="0.3579984783">
                <text:p>0.3579984783</text:p>
              </table:table-cell>
              <table:table-cell office:value-type="float" office:value="0.0610186532">
                <text:p>0.0610186532</text:p>
              </table:table-cell>
              <table:table-cell office:value-type="float" office:value="0.088778825">
                <text:p>0.088778825</text:p>
              </table:table-cell>
              <table:table-cell office:value-type="float" office:value="0.149684301">
                <text:p>0.149684301</text:p>
              </table:table-cell>
              <table:table-cell office:value-type="float" office:value="-0.0513259403">
                <text:p>-0.0513259403</text:p>
              </table:table-cell>
              <table:table-cell office:value-type="float" office:value="0.2012457261">
                <text:p>0.2012457261</text:p>
              </table:table-cell>
              <table:table-cell office:value-type="float" office:value="0.1748114546">
                <text:p>0.1748114546</text:p>
              </table:table-cell>
              <table:table-cell office:value-type="float" office:value="0.1355505576">
                <text:p>0.1355505576</text:p>
              </table:table-cell>
              <table:table-cell office:value-type="float" office:value="-0.0141951905">
                <text:p>-0.0141951905</text:p>
              </table:table-cell>
              <table:table-cell office:value-type="float" office:value="0.0161709263">
                <text:p>0.0161709263</text:p>
              </table:table-cell>
              <table:table-cell office:value-type="float" office:value="-0.0837351336">
                <text:p>-0.0837351336</text:p>
              </table:table-cell>
              <table:table-cell office:value-type="float" office:value="0.2827338995">
                <text:p>0.2827338995</text:p>
              </table:table-cell>
              <table:table-cell office:value-type="float" office:value="0.1115368237">
                <text:p>0.1115368237</text:p>
              </table:table-cell>
              <table:table-cell office:value-type="float" office:value="0.1611114064">
                <text:p>0.1611114064</text:p>
              </table:table-cell>
              <table:table-cell office:value-type="float" office:value="0.1087057538">
                <text:p>0.1087057538</text:p>
              </table:table-cell>
              <table:table-cell office:value-type="float" office:value="0.1946416728">
                <text:p>0.1946416728</text:p>
              </table:table-cell>
              <table:table-cell office:value-type="float" office:value="0.1225525045">
                <text:p>0.1225525045</text:p>
              </table:table-cell>
              <table:table-cell office:value-type="float" office:value="0.1208687386">
                <text:p>0.1208687386</text:p>
              </table:table-cell>
              <table:table-cell office:value-type="float" office:value="0.1105277795">
                <text:p>0.1105277795</text:p>
              </table:table-cell>
              <table:table-cell office:value-type="float" office:value="-0.0339480836">
                <text:p>-0.0339480836</text:p>
              </table:table-cell>
              <table:table-cell office:value-type="float" office:value="-0.0061762314">
                <text:p>-0.0061762314</text:p>
              </table:table-cell>
              <table:table-cell office:value-type="float" office:value="0.1794408118">
                <text:p>0.1794408118</text:p>
              </table:table-cell>
              <table:table-cell office:value-type="float" office:value="0.0792243498">
                <text:p>0.0792243498</text:p>
              </table:table-cell>
              <table:table-cell office:value-type="float" office:value="0.0044988501">
                <text:p>0.0044988501</text:p>
              </table:table-cell>
              <table:table-cell office:value-type="float" office:value="0.2621882365">
                <text:p>0.2621882365</text:p>
              </table:table-cell>
              <table:table-cell office:value-type="float" office:value="-0.0505738299">
                <text:p>-0.0505738299</text:p>
              </table:table-cell>
              <table:table-cell office:value-type="float" office:value="0.0174859662">
                <text:p>0.0174859662</text:p>
              </table:table-cell>
              <table:table-cell office:value-type="float" office:value="0.2662160604">
                <text:p>0.2662160604</text:p>
              </table:table-cell>
              <table:table-cell office:value-type="float" office:value="0.1017925388">
                <text:p>0.1017925388</text:p>
              </table:table-cell>
              <table:table-cell office:value-type="float" office:value="0.0756264357">
                <text:p>0.0756264357</text:p>
              </table:table-cell>
              <table:table-cell office:value-type="float" office:value="0.2078994318">
                <text:p>0.2078994318</text:p>
              </table:table-cell>
              <table:table-cell office:value-type="float" office:value="0.0810598209">
                <text:p>0.0810598209</text:p>
              </table:table-cell>
              <table:table-cell office:value-type="float" office:value="0.1504019379">
                <text:p>0.1504019379</text:p>
              </table:table-cell>
              <table:table-cell office:value-type="float" office:value="0.3505744197">
                <text:p>0.3505744197</text:p>
              </table:table-cell>
              <table:table-cell office:value-type="float" office:value="0.168600271">
                <text:p>0.168600271</text:p>
              </table:table-cell>
              <table:table-cell office:value-type="float" office:value="-0.0231458297">
                <text:p>-0.0231458297</text:p>
              </table:table-cell>
              <table:table-cell office:value-type="float" office:value="0.033541912">
                <text:p>0.033541912</text:p>
              </table:table-cell>
              <table:table-cell office:value-type="float" office:value="-0.0227575466">
                <text:p>-0.0227575466</text:p>
              </table:table-cell>
              <table:table-cell office:value-type="float" office:value="0.3558305383">
                <text:p>0.3558305383</text:p>
              </table:table-cell>
              <table:table-cell office:value-type="float" office:value="0.0393405275">
                <text:p>0.0393405275</text:p>
              </table:table-cell>
              <table:table-cell office:value-type="float" office:value="0.2841570235">
                <text:p>0.2841570235</text:p>
              </table:table-cell>
              <table:table-cell office:value-type="float" office:value="-0.0180242996">
                <text:p>-0.0180242996</text:p>
              </table:table-cell>
              <table:table-cell office:value-type="float" office:value="0.0761381464">
                <text:p>0.0761381464</text:p>
              </table:table-cell>
              <table:table-cell office:value-type="float" office:value="0.1943339576">
                <text:p>0.1943339576</text:p>
              </table:table-cell>
              <table:table-cell office:value-type="float" office:value="0.3955631976">
                <text:p>0.3955631976</text:p>
              </table:table-cell>
              <table:table-cell office:value-type="float" office:value="0.0115518219">
                <text:p>0.0115518219</text:p>
              </table:table-cell>
              <table:table-cell office:value-type="float" office:value="0.091749613">
                <text:p>0.091749613</text:p>
              </table:table-cell>
              <table:table-cell office:value-type="float" office:value="0.2791856943">
                <text:p>0.2791856943</text:p>
              </table:table-cell>
              <table:table-cell office:value-type="float" office:value="0.0923521491">
                <text:p>0.0923521491</text:p>
              </table:table-cell>
              <table:table-cell office:value-type="float" office:value="0.0957018152">
                <text:p>0.0957018152</text:p>
              </table:table-cell>
              <table:table-cell office:value-type="float" office:value="-0.1315054915">
                <text:p>-0.1315054915</text:p>
              </table:table-cell>
              <table:table-cell office:value-type="float" office:value="0.2938451697">
                <text:p>0.2938451697</text:p>
              </table:table-cell>
              <table:table-cell office:value-type="float" office:value="-0.0398694652">
                <text:p>-0.0398694652</text:p>
              </table:table-cell>
              <table:table-cell office:value-type="float" office:value="-0.1172734676">
                <text:p>-0.1172734676</text:p>
              </table:table-cell>
              <table:table-cell office:value-type="float" office:value="0.1145193341">
                <text:p>0.1145193341</text:p>
              </table:table-cell>
              <table:table-cell office:value-type="float" office:value="0.0898198974">
                <text:p>0.0898198974</text:p>
              </table:table-cell>
              <table:table-cell office:value-type="float" office:value="0.1979320772">
                <text:p>0.1979320772</text:p>
              </table:table-cell>
              <table:table-cell office:value-type="float" office:value="0.0777289056">
                <text:p>0.0777289056</text:p>
              </table:table-cell>
              <table:table-cell office:value-type="float" office:value="0.3564024713">
                <text:p>0.3564024713</text:p>
              </table:table-cell>
              <table:table-cell office:value-type="float" office:value="0.2884137692">
                <text:p>0.2884137692</text:p>
              </table:table-cell>
              <table:table-cell office:value-type="float" office:value="0.0756787031">
                <text:p>0.0756787031</text:p>
              </table:table-cell>
              <table:table-cell office:value-type="float" office:value="0.1643379558">
                <text:p>0.1643379558</text:p>
              </table:table-cell>
              <table:table-cell office:value-type="float" office:value="-0.135306588">
                <text:p>-0.135306588</text:p>
              </table:table-cell>
              <table:table-cell office:value-type="float" office:value="0.1376002585">
                <text:p>0.1376002585</text:p>
              </table:table-cell>
              <table:table-cell office:value-type="float" office:value="0.339793399">
                <text:p>0.339793399</text:p>
              </table:table-cell>
            </table:table-row>
            <table:table-row>
              <table:table-cell office:value-type="float" office:value="0.0865647044">
                <text:p>0</text:p>
              </table:table-cell>
              <table:table-cell office:value-type="float" office:value="-0.0226866725">
                <text:p>-0.0226866725</text:p>
              </table:table-cell>
              <table:table-cell office:value-type="float" office:value="0.0048788784">
                <text:p>0.0048788784</text:p>
              </table:table-cell>
              <table:table-cell office:value-type="float" office:value="-0.0872996562">
                <text:p>-0.0872996562</text:p>
              </table:table-cell>
              <table:table-cell office:value-type="float" office:value="-0.1869847252">
                <text:p>-0.1869847252</text:p>
              </table:table-cell>
              <table:table-cell office:value-type="float" office:value="-0.031192579">
                <text:p>-0.031192579</text:p>
              </table:table-cell>
              <table:table-cell office:value-type="float" office:value="0.0208529299">
                <text:p>0.0208529299</text:p>
              </table:table-cell>
              <table:table-cell office:value-type="float" office:value="-0.024419364">
                <text:p>-0.024419364</text:p>
              </table:table-cell>
              <table:table-cell office:value-type="float" office:value="-0.1344094829">
                <text:p>-0.1344094829</text:p>
              </table:table-cell>
              <table:table-cell office:value-type="float" office:value="0.2568703208">
                <text:p>0.2568703208</text:p>
              </table:table-cell>
              <table:table-cell office:value-type="float" office:value="-0.1141951112">
                <text:p>-0.1141951112</text:p>
              </table:table-cell>
              <table:table-cell office:value-type="float" office:value="0.0711990407">
                <text:p>0.0711990407</text:p>
              </table:table-cell>
              <table:table-cell office:value-type="float" office:value="-0.0757170381">
                <text:p>-0.0757170381</text:p>
              </table:table-cell>
              <table:table-cell office:value-type="float" office:value="-0.0280054064">
                <text:p>-0.0280054064</text:p>
              </table:table-cell>
              <table:table-cell office:value-type="float" office:value="0.1844802066">
                <text:p>0.1844802066</text:p>
              </table:table-cell>
              <table:table-cell office:value-type="float" office:value="0.0515800943">
                <text:p>0.0515800943</text:p>
              </table:table-cell>
              <table:table-cell office:value-type="float" office:value="0.1587779422">
                <text:p>0.1587779422</text:p>
              </table:table-cell>
              <table:table-cell office:value-type="float" office:value="-0.1476454798">
                <text:p>-0.1476454798</text:p>
              </table:table-cell>
              <table:table-cell office:value-type="float" office:value="-0.1489482778">
                <text:p>-0.1489482778</text:p>
              </table:table-cell>
              <table:table-cell office:value-type="float" office:value="0.1253049351">
                <text:p>0.1253049351</text:p>
              </table:table-cell>
              <table:table-cell office:value-type="float" office:value="1">
                <text:p>1</text:p>
              </table:table-cell>
              <table:table-cell office:value-type="float" office:value="0.0801332473">
                <text:p>0.0801332473</text:p>
              </table:table-cell>
              <table:table-cell office:value-type="float" office:value="0.1343338655">
                <text:p>0.1343338655</text:p>
              </table:table-cell>
              <table:table-cell office:value-type="float" office:value="-0.1039582644">
                <text:p>-0.1039582644</text:p>
              </table:table-cell>
              <table:table-cell office:value-type="float" office:value="0.0606864658">
                <text:p>0.0606864658</text:p>
              </table:table-cell>
              <table:table-cell office:value-type="float" office:value="-0.0909617723">
                <text:p>-0.0909617723</text:p>
              </table:table-cell>
              <table:table-cell office:value-type="float" office:value="-0.0293081194">
                <text:p>-0.0293081194</text:p>
              </table:table-cell>
              <table:table-cell office:value-type="float" office:value="-0.0800166229">
                <text:p>-0.0800166229</text:p>
              </table:table-cell>
              <table:table-cell office:value-type="float" office:value="0.0781943581">
                <text:p>0.0781943581</text:p>
              </table:table-cell>
              <table:table-cell office:value-type="float" office:value="0.0176860794">
                <text:p>0.0176860794</text:p>
              </table:table-cell>
              <table:table-cell office:value-type="float" office:value="0.0591271404">
                <text:p>0.0591271404</text:p>
              </table:table-cell>
              <table:table-cell office:value-type="float" office:value="-0.1325086585">
                <text:p>-0.1325086585</text:p>
              </table:table-cell>
              <table:table-cell office:value-type="float" office:value="0.0582975876">
                <text:p>0.0582975876</text:p>
              </table:table-cell>
              <table:table-cell office:value-type="float" office:value="0.1370199173">
                <text:p>0.1370199173</text:p>
              </table:table-cell>
              <table:table-cell office:value-type="float" office:value="-0.0298098068">
                <text:p>-0.0298098068</text:p>
              </table:table-cell>
              <table:table-cell office:value-type="float" office:value="-0.0629543254">
                <text:p>-0.0629543254</text:p>
              </table:table-cell>
              <table:table-cell office:value-type="float" office:value="0.0765902841">
                <text:p>0.0765902841</text:p>
              </table:table-cell>
              <table:table-cell office:value-type="float" office:value="0.0860582695">
                <text:p>0.0860582695</text:p>
              </table:table-cell>
              <table:table-cell office:value-type="float" office:value="-0.0705032729">
                <text:p>-0.0705032729</text:p>
              </table:table-cell>
              <table:table-cell office:value-type="float" office:value="-0.0320661982">
                <text:p>-0.0320661982</text:p>
              </table:table-cell>
              <table:table-cell office:value-type="float" office:value="-0.0151299148">
                <text:p>-0.0151299148</text:p>
              </table:table-cell>
              <table:table-cell office:value-type="float" office:value="-0.0645575957">
                <text:p>-0.0645575957</text:p>
              </table:table-cell>
              <table:table-cell office:value-type="float" office:value="0.0199615092">
                <text:p>0.0199615092</text:p>
              </table:table-cell>
              <table:table-cell office:value-type="float" office:value="0.070399734">
                <text:p>0.070399734</text:p>
              </table:table-cell>
              <table:table-cell office:value-type="float" office:value="-0.1316079318">
                <text:p>-0.1316079318</text:p>
              </table:table-cell>
              <table:table-cell office:value-type="float" office:value="0.1475858895">
                <text:p>0.1475858895</text:p>
              </table:table-cell>
              <table:table-cell office:value-type="float" office:value="0.0814468236">
                <text:p>0.0814468236</text:p>
              </table:table-cell>
              <table:table-cell office:value-type="float" office:value="0.053863298">
                <text:p>0.053863298</text:p>
              </table:table-cell>
              <table:table-cell office:value-type="float" office:value="-0.1173778836">
                <text:p>-0.1173778836</text:p>
              </table:table-cell>
              <table:table-cell office:value-type="float" office:value="-0.0360920589">
                <text:p>-0.0360920589</text:p>
              </table:table-cell>
              <table:table-cell office:value-type="float" office:value="-0.0899934736">
                <text:p>-0.0899934736</text:p>
              </table:table-cell>
              <table:table-cell office:value-type="float" office:value="0.2308299824">
                <text:p>0.2308299824</text:p>
              </table:table-cell>
              <table:table-cell office:value-type="float" office:value="0.1080249789">
                <text:p>0.1080249789</text:p>
              </table:table-cell>
              <table:table-cell office:value-type="float" office:value="-0.0068344867">
                <text:p>-0.0068344867</text:p>
              </table:table-cell>
              <table:table-cell office:value-type="float" office:value="-0.0032074763">
                <text:p>-0.0032074763</text:p>
              </table:table-cell>
              <table:table-cell office:value-type="float" office:value="-0.0364776158">
                <text:p>-0.0364776158</text:p>
              </table:table-cell>
              <table:table-cell office:value-type="float" office:value="0.0102568697">
                <text:p>0.0102568697</text:p>
              </table:table-cell>
              <table:table-cell office:value-type="float" office:value="-0.1364845461">
                <text:p>-0.1364845461</text:p>
              </table:table-cell>
              <table:table-cell office:value-type="float" office:value="0.0282979077">
                <text:p>0.0282979077</text:p>
              </table:table-cell>
              <table:table-cell office:value-type="float" office:value="0.0608160989">
                <text:p>0.0608160989</text:p>
              </table:table-cell>
              <table:table-cell office:value-type="float" office:value="-0.0312564163">
                <text:p>-0.0312564163</text:p>
              </table:table-cell>
              <table:table-cell office:value-type="float" office:value="0.1985794719">
                <text:p>0.1985794719</text:p>
              </table:table-cell>
              <table:table-cell office:value-type="float" office:value="0.0330603369">
                <text:p>0.0330603369</text:p>
              </table:table-cell>
              <table:table-cell office:value-type="float" office:value="0.3122437806">
                <text:p>0.3122437806</text:p>
              </table:table-cell>
              <table:table-cell office:value-type="float" office:value="0.0509968888">
                <text:p>0.0509968888</text:p>
              </table:table-cell>
              <table:table-cell office:value-type="float" office:value="0.0318492878">
                <text:p>0.0318492878</text:p>
              </table:table-cell>
              <table:table-cell office:value-type="float" office:value="-0.0045612862">
                <text:p>-0.0045612862</text:p>
              </table:table-cell>
              <table:table-cell office:value-type="float" office:value="0.2172635746">
                <text:p>0.2172635746</text:p>
              </table:table-cell>
              <table:table-cell office:value-type="float" office:value="-0.0566450398">
                <text:p>-0.0566450398</text:p>
              </table:table-cell>
              <table:table-cell office:value-type="float" office:value="0.0073883858">
                <text:p>0.0073883858</text:p>
              </table:table-cell>
              <table:table-cell office:value-type="float" office:value="0.1006975186">
                <text:p>0.1006975186</text:p>
              </table:table-cell>
              <table:table-cell office:value-type="float" office:value="0.0996200605">
                <text:p>0.0996200605</text:p>
              </table:table-cell>
              <table:table-cell office:value-type="float" office:value="-0.0089691044">
                <text:p>-0.0089691044</text:p>
              </table:table-cell>
              <table:table-cell office:value-type="float" office:value="-0.1495743761">
                <text:p>-0.1495743761</text:p>
              </table:table-cell>
              <table:table-cell office:value-type="float" office:value="-0.0928177422">
                <text:p>-0.0928177422</text:p>
              </table:table-cell>
              <table:table-cell office:value-type="float" office:value="0.0577815386">
                <text:p>0.0577815386</text:p>
              </table:table-cell>
              <table:table-cell office:value-type="float" office:value="-0.0319591661">
                <text:p>-0.0319591661</text:p>
              </table:table-cell>
              <table:table-cell office:value-type="float" office:value="0.1282252197">
                <text:p>0.1282252197</text:p>
              </table:table-cell>
              <table:table-cell office:value-type="float" office:value="-0.1597523632">
                <text:p>-0.1597523632</text:p>
              </table:table-cell>
              <table:table-cell office:value-type="float" office:value="0.0279770382">
                <text:p>0.0279770382</text:p>
              </table:table-cell>
              <table:table-cell office:value-type="float" office:value="-0.0219172453">
                <text:p>-0.0219172453</text:p>
              </table:table-cell>
              <table:table-cell office:value-type="float" office:value="-0.2216239502">
                <text:p>-0.2216239502</text:p>
              </table:table-cell>
              <table:table-cell office:value-type="float" office:value="-0.0854215858">
                <text:p>-0.0854215858</text:p>
              </table:table-cell>
              <table:table-cell office:value-type="float" office:value="-0.0990362059">
                <text:p>-0.0990362059</text:p>
              </table:table-cell>
              <table:table-cell office:value-type="float" office:value="-0.1794999837">
                <text:p>-0.1794999837</text:p>
              </table:table-cell>
              <table:table-cell office:value-type="float" office:value="0.0366730198">
                <text:p>0.0366730198</text:p>
              </table:table-cell>
            </table:table-row>
            <table:table-row>
              <table:table-cell office:value-type="float" office:value="-0.1248616263">
                <text:p>-0</text:p>
              </table:table-cell>
              <table:table-cell office:value-type="float" office:value="0.2406925236">
                <text:p>0.2406925236</text:p>
              </table:table-cell>
              <table:table-cell office:value-type="float" office:value="0.3553666123">
                <text:p>0.3553666123</text:p>
              </table:table-cell>
              <table:table-cell office:value-type="float" office:value="0.0800523814">
                <text:p>0.0800523814</text:p>
              </table:table-cell>
              <table:table-cell office:value-type="float" office:value="-0.1648032358">
                <text:p>-0.1648032358</text:p>
              </table:table-cell>
              <table:table-cell office:value-type="float" office:value="0.2233819229">
                <text:p>0.2233819229</text:p>
              </table:table-cell>
              <table:table-cell office:value-type="float" office:value="0.7635840904">
                <text:p>0.7635840904</text:p>
              </table:table-cell>
              <table:table-cell office:value-type="float" office:value="0.4519932666">
                <text:p>0.4519932666</text:p>
              </table:table-cell>
              <table:table-cell office:value-type="float" office:value="0.2300965596">
                <text:p>0.2300965596</text:p>
              </table:table-cell>
              <table:table-cell office:value-type="float" office:value="0.1439401453">
                <text:p>0.1439401453</text:p>
              </table:table-cell>
              <table:table-cell office:value-type="float" office:value="0.1991783578">
                <text:p>0.1991783578</text:p>
              </table:table-cell>
              <table:table-cell office:value-type="float" office:value="0.0225467169">
                <text:p>0.0225467169</text:p>
              </table:table-cell>
              <table:table-cell office:value-type="float" office:value="0.2353106107">
                <text:p>0.2353106107</text:p>
              </table:table-cell>
              <table:table-cell office:value-type="float" office:value="0.1447801513">
                <text:p>0.1447801513</text:p>
              </table:table-cell>
              <table:table-cell office:value-type="float" office:value="0.2407800966">
                <text:p>0.2407800966</text:p>
              </table:table-cell>
              <table:table-cell office:value-type="float" office:value="-0.2622692067">
                <text:p>-0.2622692067</text:p>
              </table:table-cell>
              <table:table-cell office:value-type="float" office:value="-0.087288893">
                <text:p>-0.087288893</text:p>
              </table:table-cell>
              <table:table-cell office:value-type="float" office:value="0.0002787169">
                <text:p>0.0002787169</text:p>
              </table:table-cell>
              <table:table-cell office:value-type="float" office:value="-0.1757711562">
                <text:p>-0.1757711562</text:p>
              </table:table-cell>
              <table:table-cell office:value-type="float" office:value="0.3579984783">
                <text:p>0.3579984783</text:p>
              </table:table-cell>
              <table:table-cell office:value-type="float" office:value="0.0801332473">
                <text:p>0.0801332473</text:p>
              </table:table-cell>
              <table:table-cell office:value-type="float" office:value="1">
                <text:p>1</text:p>
              </table:table-cell>
              <table:table-cell office:value-type="float" office:value="0.1697248182">
                <text:p>0.1697248182</text:p>
              </table:table-cell>
              <table:table-cell office:value-type="float" office:value="0.2057796159">
                <text:p>0.2057796159</text:p>
              </table:table-cell>
              <table:table-cell office:value-type="float" office:value="0.2249336418">
                <text:p>0.2249336418</text:p>
              </table:table-cell>
              <table:table-cell office:value-type="float" office:value="-0.2175022354">
                <text:p>-0.2175022354</text:p>
              </table:table-cell>
              <table:table-cell office:value-type="float" office:value="-0.0111025758">
                <text:p>-0.0111025758</text:p>
              </table:table-cell>
              <table:table-cell office:value-type="float" office:value="0.5506215516">
                <text:p>0.5506215516</text:p>
              </table:table-cell>
              <table:table-cell office:value-type="float" office:value="0.2677354906">
                <text:p>0.2677354906</text:p>
              </table:table-cell>
              <table:table-cell office:value-type="float" office:value="-0.0524494033">
                <text:p>-0.0524494033</text:p>
              </table:table-cell>
              <table:table-cell office:value-type="float" office:value="0.0257296071">
                <text:p>0.0257296071</text:p>
              </table:table-cell>
              <table:table-cell office:value-type="float" office:value="-0.0579042351">
                <text:p>-0.0579042351</text:p>
              </table:table-cell>
              <table:table-cell office:value-type="float" office:value="0.6148713576">
                <text:p>0.6148713576</text:p>
              </table:table-cell>
              <table:table-cell office:value-type="float" office:value="0.048188941">
                <text:p>0.048188941</text:p>
              </table:table-cell>
              <table:table-cell office:value-type="float" office:value="0.1325207954">
                <text:p>0.1325207954</text:p>
              </table:table-cell>
              <table:table-cell office:value-type="float" office:value="0.0521595798">
                <text:p>0.0521595798</text:p>
              </table:table-cell>
              <table:table-cell office:value-type="float" office:value="0.1780414478">
                <text:p>0.1780414478</text:p>
              </table:table-cell>
              <table:table-cell office:value-type="float" office:value="0.1650339776">
                <text:p>0.1650339776</text:p>
              </table:table-cell>
              <table:table-cell office:value-type="float" office:value="0.1696444812">
                <text:p>0.1696444812</text:p>
              </table:table-cell>
              <table:table-cell office:value-type="float" office:value="0.3455944682">
                <text:p>0.3455944682</text:p>
              </table:table-cell>
              <table:table-cell office:value-type="float" office:value="-0.1777160087">
                <text:p>-0.1777160087</text:p>
              </table:table-cell>
              <table:table-cell office:value-type="float" office:value="0.1047589201">
                <text:p>0.1047589201</text:p>
              </table:table-cell>
              <table:table-cell office:value-type="float" office:value="0.414371841">
                <text:p>0.414371841</text:p>
              </table:table-cell>
              <table:table-cell office:value-type="float" office:value="0.2737553244">
                <text:p>0.2737553244</text:p>
              </table:table-cell>
              <table:table-cell office:value-type="float" office:value="0.0842029204">
                <text:p>0.0842029204</text:p>
              </table:table-cell>
              <table:table-cell office:value-type="float" office:value="0.3571294212">
                <text:p>0.3571294212</text:p>
              </table:table-cell>
              <table:table-cell office:value-type="float" office:value="0.1390541895">
                <text:p>0.1390541895</text:p>
              </table:table-cell>
              <table:table-cell office:value-type="float" office:value="0.1380528199">
                <text:p>0.1380528199</text:p>
              </table:table-cell>
              <table:table-cell office:value-type="float" office:value="0.2870605686">
                <text:p>0.2870605686</text:p>
              </table:table-cell>
              <table:table-cell office:value-type="float" office:value="0.147607661">
                <text:p>0.147607661</text:p>
              </table:table-cell>
              <table:table-cell office:value-type="float" office:value="0.3489352291">
                <text:p>0.3489352291</text:p>
              </table:table-cell>
              <table:table-cell office:value-type="float" office:value="0.1110568146">
                <text:p>0.1110568146</text:p>
              </table:table-cell>
              <table:table-cell office:value-type="float" office:value="0.225763465">
                <text:p>0.225763465</text:p>
              </table:table-cell>
              <table:table-cell office:value-type="float" office:value="-0.0119828662">
                <text:p>-0.0119828662</text:p>
              </table:table-cell>
              <table:table-cell office:value-type="float" office:value="0.643221174">
                <text:p>0.643221174</text:p>
              </table:table-cell>
              <table:table-cell office:value-type="float" office:value="0.3930169524">
                <text:p>0.3930169524</text:p>
              </table:table-cell>
              <table:table-cell office:value-type="float" office:value="0.0611852037">
                <text:p>0.0611852037</text:p>
              </table:table-cell>
              <table:table-cell office:value-type="float" office:value="0.224848001">
                <text:p>0.224848001</text:p>
              </table:table-cell>
              <table:table-cell office:value-type="float" office:value="0.2518190326">
                <text:p>0.2518190326</text:p>
              </table:table-cell>
              <table:table-cell office:value-type="float" office:value="0.5388977773">
                <text:p>0.5388977773</text:p>
              </table:table-cell>
              <table:table-cell office:value-type="float" office:value="0.2962934545">
                <text:p>0.2962934545</text:p>
              </table:table-cell>
              <table:table-cell office:value-type="float" office:value="0.5983939421">
                <text:p>0.5983939421</text:p>
              </table:table-cell>
              <table:table-cell office:value-type="float" office:value="0.0491528744">
                <text:p>0.0491528744</text:p>
              </table:table-cell>
              <table:table-cell office:value-type="float" office:value="0.1536785021">
                <text:p>0.1536785021</text:p>
              </table:table-cell>
              <table:table-cell office:value-type="float" office:value="0.2933450549">
                <text:p>0.2933450549</text:p>
              </table:table-cell>
              <table:table-cell office:value-type="float" office:value="0.6616601458">
                <text:p>0.6616601458</text:p>
              </table:table-cell>
              <table:table-cell office:value-type="float" office:value="-0.11085566">
                <text:p>-0.11085566</text:p>
              </table:table-cell>
              <table:table-cell office:value-type="float" office:value="0.2629148264">
                <text:p>0.2629148264</text:p>
              </table:table-cell>
              <table:table-cell office:value-type="float" office:value="0.6570512822">
                <text:p>0.6570512822</text:p>
              </table:table-cell>
              <table:table-cell office:value-type="float" office:value="0.2670129711">
                <text:p>0.2670129711</text:p>
              </table:table-cell>
              <table:table-cell office:value-type="float" office:value="0.2457786845">
                <text:p>0.2457786845</text:p>
              </table:table-cell>
              <table:table-cell office:value-type="float" office:value="-0.2202997974">
                <text:p>-0.2202997974</text:p>
              </table:table-cell>
              <table:table-cell office:value-type="float" office:value="0.4562198537">
                <text:p>0.4562198537</text:p>
              </table:table-cell>
              <table:table-cell office:value-type="float" office:value="-0.00854558">
                <text:p>-0.00854558</text:p>
              </table:table-cell>
              <table:table-cell office:value-type="float" office:value="-0.3253423862">
                <text:p>-0.3253423862</text:p>
              </table:table-cell>
              <table:table-cell office:value-type="float" office:value="0.154410251">
                <text:p>0.154410251</text:p>
              </table:table-cell>
              <table:table-cell office:value-type="float" office:value="0.1990132456">
                <text:p>0.1990132456</text:p>
              </table:table-cell>
              <table:table-cell office:value-type="float" office:value="0.2423363007">
                <text:p>0.2423363007</text:p>
              </table:table-cell>
              <table:table-cell office:value-type="float" office:value="0.3992293962">
                <text:p>0.3992293962</text:p>
              </table:table-cell>
              <table:table-cell office:value-type="float" office:value="0.681290786">
                <text:p>0.681290786</text:p>
              </table:table-cell>
              <table:table-cell office:value-type="float" office:value="0.6231849842">
                <text:p>0.6231849842</text:p>
              </table:table-cell>
              <table:table-cell office:value-type="float" office:value="-0.0004927928">
                <text:p>-0.0004927928</text:p>
              </table:table-cell>
              <table:table-cell office:value-type="float" office:value="0.3587543204">
                <text:p>0.3587543204</text:p>
              </table:table-cell>
              <table:table-cell office:value-type="float" office:value="-0.0165848428">
                <text:p>-0.0165848428</text:p>
              </table:table-cell>
              <table:table-cell office:value-type="float" office:value="0.0988707584">
                <text:p>0.0988707584</text:p>
              </table:table-cell>
              <table:table-cell office:value-type="float" office:value="0.660485367">
                <text:p>0.660485367</text:p>
              </table:table-cell>
            </table:table-row>
            <table:table-row>
              <table:table-cell office:value-type="float" office:value="0.0701633956">
                <text:p>0</text:p>
              </table:table-cell>
              <table:table-cell office:value-type="float" office:value="0.1105181745">
                <text:p>0.1105181745</text:p>
              </table:table-cell>
              <table:table-cell office:value-type="float" office:value="0.1286169055">
                <text:p>0.1286169055</text:p>
              </table:table-cell>
              <table:table-cell office:value-type="float" office:value="0.0325193591">
                <text:p>0.0325193591</text:p>
              </table:table-cell>
              <table:table-cell office:value-type="float" office:value="-0.1427428089">
                <text:p>-0.1427428089</text:p>
              </table:table-cell>
              <table:table-cell office:value-type="float" office:value="-0.0137942386">
                <text:p>-0.0137942386</text:p>
              </table:table-cell>
              <table:table-cell office:value-type="float" office:value="0.3080277327">
                <text:p>0.3080277327</text:p>
              </table:table-cell>
              <table:table-cell office:value-type="float" office:value="0.276311867">
                <text:p>0.276311867</text:p>
              </table:table-cell>
              <table:table-cell office:value-type="float" office:value="0.0918440199">
                <text:p>0.0918440199</text:p>
              </table:table-cell>
              <table:table-cell office:value-type="float" office:value="0.1083137787">
                <text:p>0.1083137787</text:p>
              </table:table-cell>
              <table:table-cell office:value-type="float" office:value="-0.0459594567">
                <text:p>-0.0459594567</text:p>
              </table:table-cell>
              <table:table-cell office:value-type="float" office:value="0.0429207027">
                <text:p>0.0429207027</text:p>
              </table:table-cell>
              <table:table-cell office:value-type="float" office:value="0.1018678104">
                <text:p>0.1018678104</text:p>
              </table:table-cell>
              <table:table-cell office:value-type="float" office:value="0.0325018606">
                <text:p>0.0325018606</text:p>
              </table:table-cell>
              <table:table-cell office:value-type="float" office:value="0.1699992548">
                <text:p>0.1699992548</text:p>
              </table:table-cell>
              <table:table-cell office:value-type="float" office:value="0.103191382">
                <text:p>0.103191382</text:p>
              </table:table-cell>
              <table:table-cell office:value-type="float" office:value="-0.0362800381">
                <text:p>-0.0362800381</text:p>
              </table:table-cell>
              <table:table-cell office:value-type="float" office:value="0.0645527756">
                <text:p>0.0645527756</text:p>
              </table:table-cell>
              <table:table-cell office:value-type="float" office:value="0.0120302899">
                <text:p>0.0120302899</text:p>
              </table:table-cell>
              <table:table-cell office:value-type="float" office:value="0.0610186532">
                <text:p>0.0610186532</text:p>
              </table:table-cell>
              <table:table-cell office:value-type="float" office:value="0.1343338655">
                <text:p>0.1343338655</text:p>
              </table:table-cell>
              <table:table-cell office:value-type="float" office:value="0.1697248182">
                <text:p>0.1697248182</text:p>
              </table:table-cell>
              <table:table-cell office:value-type="float" office:value="1">
                <text:p>1</text:p>
              </table:table-cell>
              <table:table-cell office:value-type="float" office:value="0.0076538846">
                <text:p>0.0076538846</text:p>
              </table:table-cell>
              <table:table-cell office:value-type="float" office:value="0.1275166319">
                <text:p>0.1275166319</text:p>
              </table:table-cell>
              <table:table-cell office:value-type="float" office:value="-0.0594473644">
                <text:p>-0.0594473644</text:p>
              </table:table-cell>
              <table:table-cell office:value-type="float" office:value="0.0797044436">
                <text:p>0.0797044436</text:p>
              </table:table-cell>
              <table:table-cell office:value-type="float" office:value="0.0276055514">
                <text:p>0.0276055514</text:p>
              </table:table-cell>
              <table:table-cell office:value-type="float" office:value="0.0184325126">
                <text:p>0.0184325126</text:p>
              </table:table-cell>
              <table:table-cell office:value-type="float" office:value="0.0014563933">
                <text:p>0.0014563933</text:p>
              </table:table-cell>
              <table:table-cell office:value-type="float" office:value="0.1306237468">
                <text:p>0.1306237468</text:p>
              </table:table-cell>
              <table:table-cell office:value-type="float" office:value="0.1548523566">
                <text:p>0.1548523566</text:p>
              </table:table-cell>
              <table:table-cell office:value-type="float" office:value="0.2944392052">
                <text:p>0.2944392052</text:p>
              </table:table-cell>
              <table:table-cell office:value-type="float" office:value="-0.0591623785">
                <text:p>-0.0591623785</text:p>
              </table:table-cell>
              <table:table-cell office:value-type="float" office:value="-0.0712304715">
                <text:p>-0.0712304715</text:p>
              </table:table-cell>
              <table:table-cell office:value-type="float" office:value="-0.0518414347">
                <text:p>-0.0518414347</text:p>
              </table:table-cell>
              <table:table-cell office:value-type="float" office:value="0.0195402015">
                <text:p>0.0195402015</text:p>
              </table:table-cell>
              <table:table-cell office:value-type="float" office:value="0.2099267705">
                <text:p>0.2099267705</text:p>
              </table:table-cell>
              <table:table-cell office:value-type="float" office:value="0.0484406428">
                <text:p>0.0484406428</text:p>
              </table:table-cell>
              <table:table-cell office:value-type="float" office:value="-0.0511478954">
                <text:p>-0.0511478954</text:p>
              </table:table-cell>
              <table:table-cell office:value-type="float" office:value="-0.0787307144">
                <text:p>-0.0787307144</text:p>
              </table:table-cell>
              <table:table-cell office:value-type="float" office:value="0.0881979915">
                <text:p>0.0881979915</text:p>
              </table:table-cell>
              <table:table-cell office:value-type="float" office:value="0.2227771229">
                <text:p>0.2227771229</text:p>
              </table:table-cell>
              <table:table-cell office:value-type="float" office:value="0.1376345303">
                <text:p>0.1376345303</text:p>
              </table:table-cell>
              <table:table-cell office:value-type="float" office:value="0.1236877948">
                <text:p>0.1236877948</text:p>
              </table:table-cell>
              <table:table-cell office:value-type="float" office:value="0.1951117365">
                <text:p>0.1951117365</text:p>
              </table:table-cell>
              <table:table-cell office:value-type="float" office:value="-0.0334337271">
                <text:p>-0.0334337271</text:p>
              </table:table-cell>
              <table:table-cell office:value-type="float" office:value="0.0338002517">
                <text:p>0.0338002517</text:p>
              </table:table-cell>
              <table:table-cell office:value-type="float" office:value="0.0712363032">
                <text:p>0.0712363032</text:p>
              </table:table-cell>
              <table:table-cell office:value-type="float" office:value="0.0528059379">
                <text:p>0.0528059379</text:p>
              </table:table-cell>
              <table:table-cell office:value-type="float" office:value="0.1011893641">
                <text:p>0.1011893641</text:p>
              </table:table-cell>
              <table:table-cell office:value-type="float" office:value="0.065381142">
                <text:p>0.065381142</text:p>
              </table:table-cell>
              <table:table-cell office:value-type="float" office:value="0.0167521881">
                <text:p>0.0167521881</text:p>
              </table:table-cell>
              <table:table-cell office:value-type="float" office:value="-0.2002040002">
                <text:p>-0.2002040002</text:p>
              </table:table-cell>
              <table:table-cell office:value-type="float" office:value="0.3413331799">
                <text:p>0.3413331799</text:p>
              </table:table-cell>
              <table:table-cell office:value-type="float" office:value="0.3062155139">
                <text:p>0.3062155139</text:p>
              </table:table-cell>
              <table:table-cell office:value-type="float" office:value="0.0038802851">
                <text:p>0.0038802851</text:p>
              </table:table-cell>
              <table:table-cell office:value-type="float" office:value="0.0755537669">
                <text:p>0.0755537669</text:p>
              </table:table-cell>
              <table:table-cell office:value-type="float" office:value="0.189766921">
                <text:p>0.189766921</text:p>
              </table:table-cell>
              <table:table-cell office:value-type="float" office:value="0.1182336906">
                <text:p>0.1182336906</text:p>
              </table:table-cell>
              <table:table-cell office:value-type="float" office:value="0.1724272376">
                <text:p>0.1724272376</text:p>
              </table:table-cell>
              <table:table-cell office:value-type="float" office:value="0.1018976716">
                <text:p>0.1018976716</text:p>
              </table:table-cell>
              <table:table-cell office:value-type="float" office:value="-0.0429792474">
                <text:p>-0.0429792474</text:p>
              </table:table-cell>
              <table:table-cell office:value-type="float" office:value="0.0385696845">
                <text:p>0.0385696845</text:p>
              </table:table-cell>
              <table:table-cell office:value-type="float" office:value="0.2465766353">
                <text:p>0.2465766353</text:p>
              </table:table-cell>
              <table:table-cell office:value-type="float" office:value="0.1421351297">
                <text:p>0.1421351297</text:p>
              </table:table-cell>
              <table:table-cell office:value-type="float" office:value="-0.1476642465">
                <text:p>-0.1476642465</text:p>
              </table:table-cell>
              <table:table-cell office:value-type="float" office:value="0.3687471486">
                <text:p>0.3687471486</text:p>
              </table:table-cell>
              <table:table-cell office:value-type="float" office:value="0.1648671634">
                <text:p>0.1648671634</text:p>
              </table:table-cell>
              <table:table-cell office:value-type="float" office:value="0.0407681084">
                <text:p>0.0407681084</text:p>
              </table:table-cell>
              <table:table-cell office:value-type="float" office:value="0.0868908982">
                <text:p>0.0868908982</text:p>
              </table:table-cell>
              <table:table-cell office:value-type="float" office:value="0.0534502023">
                <text:p>0.0534502023</text:p>
              </table:table-cell>
              <table:table-cell office:value-type="float" office:value="0.0273341209">
                <text:p>0.0273341209</text:p>
              </table:table-cell>
              <table:table-cell office:value-type="float" office:value="-0.1040921111">
                <text:p>-0.1040921111</text:p>
              </table:table-cell>
              <table:table-cell office:value-type="float" office:value="-0.1245856314">
                <text:p>-0.1245856314</text:p>
              </table:table-cell>
              <table:table-cell office:value-type="float" office:value="0.0801964655">
                <text:p>0.0801964655</text:p>
              </table:table-cell>
              <table:table-cell office:value-type="float" office:value="0.2903282212">
                <text:p>0.2903282212</text:p>
              </table:table-cell>
              <table:table-cell office:value-type="float" office:value="0.2374530874">
                <text:p>0.2374530874</text:p>
              </table:table-cell>
              <table:table-cell office:value-type="float" office:value="0.1790421224">
                <text:p>0.1790421224</text:p>
              </table:table-cell>
              <table:table-cell office:value-type="float" office:value="0.2337929928">
                <text:p>0.2337929928</text:p>
              </table:table-cell>
              <table:table-cell office:value-type="float" office:value="0.2528168247">
                <text:p>0.2528168247</text:p>
              </table:table-cell>
              <table:table-cell office:value-type="float" office:value="0.0304183656">
                <text:p>0.0304183656</text:p>
              </table:table-cell>
              <table:table-cell office:value-type="float" office:value="0.1286340408">
                <text:p>0.1286340408</text:p>
              </table:table-cell>
              <table:table-cell office:value-type="float" office:value="-0.0321038765">
                <text:p>-0.0321038765</text:p>
              </table:table-cell>
              <table:table-cell office:value-type="float" office:value="0.0772025223">
                <text:p>0.0772025223</text:p>
              </table:table-cell>
              <table:table-cell office:value-type="float" office:value="0.2277978378">
                <text:p>0.2277978378</text:p>
              </table:table-cell>
            </table:table-row>
            <table:table-row>
              <table:table-cell office:value-type="float" office:value="-0.1139625893">
                <text:p>-0</text:p>
              </table:table-cell>
              <table:table-cell office:value-type="float" office:value="0.1432776856">
                <text:p>0.1432776856</text:p>
              </table:table-cell>
              <table:table-cell office:value-type="float" office:value="0.1345146018">
                <text:p>0.1345146018</text:p>
              </table:table-cell>
              <table:table-cell office:value-type="float" office:value="0.0561457096">
                <text:p>0.0561457096</text:p>
              </table:table-cell>
              <table:table-cell office:value-type="float" office:value="0.0429878964">
                <text:p>0.0429878964</text:p>
              </table:table-cell>
              <table:table-cell office:value-type="float" office:value="0.2739428247">
                <text:p>0.2739428247</text:p>
              </table:table-cell>
              <table:table-cell office:value-type="float" office:value="0.2549988028">
                <text:p>0.2549988028</text:p>
              </table:table-cell>
              <table:table-cell office:value-type="float" office:value="0.2248587327">
                <text:p>0.2248587327</text:p>
              </table:table-cell>
              <table:table-cell office:value-type="float" office:value="0.1842874316">
                <text:p>0.1842874316</text:p>
              </table:table-cell>
              <table:table-cell office:value-type="float" office:value="-0.0041342453">
                <text:p>-0.0041342453</text:p>
              </table:table-cell>
              <table:table-cell office:value-type="float" office:value="0.0116655985">
                <text:p>0.0116655985</text:p>
              </table:table-cell>
              <table:table-cell office:value-type="float" office:value="-0.0599992564">
                <text:p>-0.0599992564</text:p>
              </table:table-cell>
              <table:table-cell office:value-type="float" office:value="0.2074536136">
                <text:p>0.2074536136</text:p>
              </table:table-cell>
              <table:table-cell office:value-type="float" office:value="0.2023344916">
                <text:p>0.2023344916</text:p>
              </table:table-cell>
              <table:table-cell office:value-type="float" office:value="0.0828293435">
                <text:p>0.0828293435</text:p>
              </table:table-cell>
              <table:table-cell office:value-type="float" office:value="-0.094391249">
                <text:p>-0.094391249</text:p>
              </table:table-cell>
              <table:table-cell office:value-type="float" office:value="-0.0889981795">
                <text:p>-0.0889981795</text:p>
              </table:table-cell>
              <table:table-cell office:value-type="float" office:value="0.0491195637">
                <text:p>0.0491195637</text:p>
              </table:table-cell>
              <table:table-cell office:value-type="float" office:value="-0.1750612474">
                <text:p>-0.1750612474</text:p>
              </table:table-cell>
              <table:table-cell office:value-type="float" office:value="0.088778825">
                <text:p>0.088778825</text:p>
              </table:table-cell>
              <table:table-cell office:value-type="float" office:value="-0.1039582644">
                <text:p>-0.1039582644</text:p>
              </table:table-cell>
              <table:table-cell office:value-type="float" office:value="0.2057796159">
                <text:p>0.2057796159</text:p>
              </table:table-cell>
              <table:table-cell office:value-type="float" office:value="0.0076538846">
                <text:p>0.0076538846</text:p>
              </table:table-cell>
              <table:table-cell office:value-type="float" office:value="1">
                <text:p>1</text:p>
              </table:table-cell>
              <table:table-cell office:value-type="float" office:value="-0.0051511146">
                <text:p>-0.0051511146</text:p>
              </table:table-cell>
              <table:table-cell office:value-type="float" office:value="-0.0444353248">
                <text:p>-0.0444353248</text:p>
              </table:table-cell>
              <table:table-cell office:value-type="float" office:value="0.0343525674">
                <text:p>0.0343525674</text:p>
              </table:table-cell>
              <table:table-cell office:value-type="float" office:value="0.2608662377">
                <text:p>0.2608662377</text:p>
              </table:table-cell>
              <table:table-cell office:value-type="float" office:value="-0.0094807247">
                <text:p>-0.0094807247</text:p>
              </table:table-cell>
              <table:table-cell office:value-type="float" office:value="0.0176198195">
                <text:p>0.0176198195</text:p>
              </table:table-cell>
              <table:table-cell office:value-type="float" office:value="-0.0546705299">
                <text:p>-0.0546705299</text:p>
              </table:table-cell>
              <table:table-cell office:value-type="float" office:value="-0.0604024869">
                <text:p>-0.0604024869</text:p>
              </table:table-cell>
              <table:table-cell office:value-type="float" office:value="0.2528598195">
                <text:p>0.2528598195</text:p>
              </table:table-cell>
              <table:table-cell office:value-type="float" office:value="0.027150521">
                <text:p>0.027150521</text:p>
              </table:table-cell>
              <table:table-cell office:value-type="float" office:value="-0.0494681958">
                <text:p>-0.0494681958</text:p>
              </table:table-cell>
              <table:table-cell office:value-type="float" office:value="0.1813476962">
                <text:p>0.1813476962</text:p>
              </table:table-cell>
              <table:table-cell office:value-type="float" office:value="0.1421376748">
                <text:p>0.1421376748</text:p>
              </table:table-cell>
              <table:table-cell office:value-type="float" office:value="0.0029431221">
                <text:p>0.0029431221</text:p>
              </table:table-cell>
              <table:table-cell office:value-type="float" office:value="0.1365084349">
                <text:p>0.1365084349</text:p>
              </table:table-cell>
              <table:table-cell office:value-type="float" office:value="0.0360167211">
                <text:p>0.0360167211</text:p>
              </table:table-cell>
              <table:table-cell office:value-type="float" office:value="-0.1273608113">
                <text:p>-0.1273608113</text:p>
              </table:table-cell>
              <table:table-cell office:value-type="float" office:value="0.0147456111">
                <text:p>0.0147456111</text:p>
              </table:table-cell>
              <table:table-cell office:value-type="float" office:value="0.2400206925">
                <text:p>0.2400206925</text:p>
              </table:table-cell>
              <table:table-cell office:value-type="float" office:value="0.1257599731">
                <text:p>0.1257599731</text:p>
              </table:table-cell>
              <table:table-cell office:value-type="float" office:value="-0.0480777525">
                <text:p>-0.0480777525</text:p>
              </table:table-cell>
              <table:table-cell office:value-type="float" office:value="0.0952288458">
                <text:p>0.0952288458</text:p>
              </table:table-cell>
              <table:table-cell office:value-type="float" office:value="0.0177342206">
                <text:p>0.0177342206</text:p>
              </table:table-cell>
              <table:table-cell office:value-type="float" office:value="0.0159730749">
                <text:p>0.0159730749</text:p>
              </table:table-cell>
              <table:table-cell office:value-type="float" office:value="0.1739354503">
                <text:p>0.1739354503</text:p>
              </table:table-cell>
              <table:table-cell office:value-type="float" office:value="0.0441947818">
                <text:p>0.0441947818</text:p>
              </table:table-cell>
              <table:table-cell office:value-type="float" office:value="0.2459381917">
                <text:p>0.2459381917</text:p>
              </table:table-cell>
              <table:table-cell office:value-type="float" office:value="0.1991583128">
                <text:p>0.1991583128</text:p>
              </table:table-cell>
              <table:table-cell office:value-type="float" office:value="0.0377737734">
                <text:p>0.0377737734</text:p>
              </table:table-cell>
              <table:table-cell office:value-type="float" office:value="0.056182852">
                <text:p>0.056182852</text:p>
              </table:table-cell>
              <table:table-cell office:value-type="float" office:value="0.2145655635">
                <text:p>0.2145655635</text:p>
              </table:table-cell>
              <table:table-cell office:value-type="float" office:value="0.0245852157">
                <text:p>0.0245852157</text:p>
              </table:table-cell>
              <table:table-cell office:value-type="float" office:value="0.0367499904">
                <text:p>0.0367499904</text:p>
              </table:table-cell>
              <table:table-cell office:value-type="float" office:value="0.0790956712">
                <text:p>0.0790956712</text:p>
              </table:table-cell>
              <table:table-cell office:value-type="float" office:value="0.0411543317">
                <text:p>0.0411543317</text:p>
              </table:table-cell>
              <table:table-cell office:value-type="float" office:value="0.3883212463">
                <text:p>0.3883212463</text:p>
              </table:table-cell>
              <table:table-cell office:value-type="float" office:value="0.0621767927">
                <text:p>0.0621767927</text:p>
              </table:table-cell>
              <table:table-cell office:value-type="float" office:value="0.2330133626">
                <text:p>0.2330133626</text:p>
              </table:table-cell>
              <table:table-cell office:value-type="float" office:value="0.0013095003">
                <text:p>0.0013095003</text:p>
              </table:table-cell>
              <table:table-cell office:value-type="float" office:value="-0.031101296">
                <text:p>-0.031101296</text:p>
              </table:table-cell>
              <table:table-cell office:value-type="float" office:value="0.2373576791">
                <text:p>0.2373576791</text:p>
              </table:table-cell>
              <table:table-cell office:value-type="float" office:value="0.2042685158">
                <text:p>0.2042685158</text:p>
              </table:table-cell>
              <table:table-cell office:value-type="float" office:value="-0.1187227205">
                <text:p>-0.1187227205</text:p>
              </table:table-cell>
              <table:table-cell office:value-type="float" office:value="0.0379965244">
                <text:p>0.0379965244</text:p>
              </table:table-cell>
              <table:table-cell office:value-type="float" office:value="0.2130744087">
                <text:p>0.2130744087</text:p>
              </table:table-cell>
              <table:table-cell office:value-type="float" office:value="0.0518363892">
                <text:p>0.0518363892</text:p>
              </table:table-cell>
              <table:table-cell office:value-type="float" office:value="0.1309620036">
                <text:p>0.1309620036</text:p>
              </table:table-cell>
              <table:table-cell office:value-type="float" office:value="-0.0521883816">
                <text:p>-0.0521883816</text:p>
              </table:table-cell>
              <table:table-cell office:value-type="float" office:value="0.2754647526">
                <text:p>0.2754647526</text:p>
              </table:table-cell>
              <table:table-cell office:value-type="float" office:value="-0.0368656981">
                <text:p>-0.0368656981</text:p>
              </table:table-cell>
              <table:table-cell office:value-type="float" office:value="-0.1091756223">
                <text:p>-0.1091756223</text:p>
              </table:table-cell>
              <table:table-cell office:value-type="float" office:value="0.0950444924">
                <text:p>0.0950444924</text:p>
              </table:table-cell>
              <table:table-cell office:value-type="float" office:value="0.0362350301">
                <text:p>0.0362350301</text:p>
              </table:table-cell>
              <table:table-cell office:value-type="float" office:value="0.1303491087">
                <text:p>0.1303491087</text:p>
              </table:table-cell>
              <table:table-cell office:value-type="float" office:value="0.1384666649">
                <text:p>0.1384666649</text:p>
              </table:table-cell>
              <table:table-cell office:value-type="float" office:value="0.2544336666">
                <text:p>0.2544336666</text:p>
              </table:table-cell>
              <table:table-cell office:value-type="float" office:value="0.3292951685">
                <text:p>0.3292951685</text:p>
              </table:table-cell>
              <table:table-cell office:value-type="float" office:value="0.1130212908">
                <text:p>0.1130212908</text:p>
              </table:table-cell>
              <table:table-cell office:value-type="float" office:value="0.0557364263">
                <text:p>0.0557364263</text:p>
              </table:table-cell>
              <table:table-cell office:value-type="float" office:value="-0.0139533942">
                <text:p>-0.0139533942</text:p>
              </table:table-cell>
              <table:table-cell office:value-type="float" office:value="0.1286983428">
                <text:p>0.1286983428</text:p>
              </table:table-cell>
              <table:table-cell office:value-type="float" office:value="0.2569941069">
                <text:p>0.2569941069</text:p>
              </table:table-cell>
            </table:table-row>
            <table:table-row>
              <table:table-cell office:value-type="float" office:value="-0.23868378">
                <text:p>-0</text:p>
              </table:table-cell>
              <table:table-cell office:value-type="float" office:value="0.1483379925">
                <text:p>0.1483379925</text:p>
              </table:table-cell>
              <table:table-cell office:value-type="float" office:value="0.177618006">
                <text:p>0.177618006</text:p>
              </table:table-cell>
              <table:table-cell office:value-type="float" office:value="-0.1044454381">
                <text:p>-0.1044454381</text:p>
              </table:table-cell>
              <table:table-cell office:value-type="float" office:value="-0.131372456">
                <text:p>-0.131372456</text:p>
              </table:table-cell>
              <table:table-cell office:value-type="float" office:value="0.0804492602">
                <text:p>0.0804492602</text:p>
              </table:table-cell>
              <table:table-cell office:value-type="float" office:value="0.1751445517">
                <text:p>0.1751445517</text:p>
              </table:table-cell>
              <table:table-cell office:value-type="float" office:value="0.0849204947">
                <text:p>0.0849204947</text:p>
              </table:table-cell>
              <table:table-cell office:value-type="float" office:value="0.0467240084">
                <text:p>0.0467240084</text:p>
              </table:table-cell>
              <table:table-cell office:value-type="float" office:value="0.0470033014">
                <text:p>0.0470033014</text:p>
              </table:table-cell>
              <table:table-cell office:value-type="float" office:value="-0.0321298856">
                <text:p>-0.0321298856</text:p>
              </table:table-cell>
              <table:table-cell office:value-type="float" office:value="0.0376894593">
                <text:p>0.0376894593</text:p>
              </table:table-cell>
              <table:table-cell office:value-type="float" office:value="-0.0612336265">
                <text:p>-0.0612336265</text:p>
              </table:table-cell>
              <table:table-cell office:value-type="float" office:value="0.2285734778">
                <text:p>0.2285734778</text:p>
              </table:table-cell>
              <table:table-cell office:value-type="float" office:value="0.2207840741">
                <text:p>0.2207840741</text:p>
              </table:table-cell>
              <table:table-cell office:value-type="float" office:value="-0.0326247785">
                <text:p>-0.0326247785</text:p>
              </table:table-cell>
              <table:table-cell office:value-type="float" office:value="-0.104400786">
                <text:p>-0.104400786</text:p>
              </table:table-cell>
              <table:table-cell office:value-type="float" office:value="0.1063095828">
                <text:p>0.1063095828</text:p>
              </table:table-cell>
              <table:table-cell office:value-type="float" office:value="-0.0460721919">
                <text:p>-0.0460721919</text:p>
              </table:table-cell>
              <table:table-cell office:value-type="float" office:value="0.149684301">
                <text:p>0.149684301</text:p>
              </table:table-cell>
              <table:table-cell office:value-type="float" office:value="0.0606864658">
                <text:p>0.0606864658</text:p>
              </table:table-cell>
              <table:table-cell office:value-type="float" office:value="0.2249336418">
                <text:p>0.2249336418</text:p>
              </table:table-cell>
              <table:table-cell office:value-type="float" office:value="0.1275166319">
                <text:p>0.1275166319</text:p>
              </table:table-cell>
              <table:table-cell office:value-type="float" office:value="-0.0051511146">
                <text:p>-0.0051511146</text:p>
              </table:table-cell>
              <table:table-cell office:value-type="float" office:value="1">
                <text:p>1</text:p>
              </table:table-cell>
              <table:table-cell office:value-type="float" office:value="0.0589847616">
                <text:p>0.0589847616</text:p>
              </table:table-cell>
              <table:table-cell office:value-type="float" office:value="0.0277792277">
                <text:p>0.0277792277</text:p>
              </table:table-cell>
              <table:table-cell office:value-type="float" office:value="0.1635287867">
                <text:p>0.1635287867</text:p>
              </table:table-cell>
              <table:table-cell office:value-type="float" office:value="0.1406727947">
                <text:p>0.1406727947</text:p>
              </table:table-cell>
              <table:table-cell office:value-type="float" office:value="-0.0534156196">
                <text:p>-0.0534156196</text:p>
              </table:table-cell>
              <table:table-cell office:value-type="float" office:value="0.0504356782">
                <text:p>0.0504356782</text:p>
              </table:table-cell>
              <table:table-cell office:value-type="float" office:value="0.0359700425">
                <text:p>0.0359700425</text:p>
              </table:table-cell>
              <table:table-cell office:value-type="float" office:value="0.0288814288">
                <text:p>0.0288814288</text:p>
              </table:table-cell>
              <table:table-cell office:value-type="float" office:value="-0.1315071339">
                <text:p>-0.1315071339</text:p>
              </table:table-cell>
              <table:table-cell office:value-type="float" office:value="-0.0754449515">
                <text:p>-0.0754449515</text:p>
              </table:table-cell>
              <table:table-cell office:value-type="float" office:value="-0.0979452645">
                <text:p>-0.0979452645</text:p>
              </table:table-cell>
              <table:table-cell office:value-type="float" office:value="0.0898468782">
                <text:p>0.0898468782</text:p>
              </table:table-cell>
              <table:table-cell office:value-type="float" office:value="0.1428961184">
                <text:p>0.1428961184</text:p>
              </table:table-cell>
              <table:table-cell office:value-type="float" office:value="-0.1470069916">
                <text:p>-0.1470069916</text:p>
              </table:table-cell>
              <table:table-cell office:value-type="float" office:value="0.1097393733">
                <text:p>0.1097393733</text:p>
              </table:table-cell>
              <table:table-cell office:value-type="float" office:value="-0.112310727">
                <text:p>-0.112310727</text:p>
              </table:table-cell>
              <table:table-cell office:value-type="float" office:value="0.1356548665">
                <text:p>0.1356548665</text:p>
              </table:table-cell>
              <table:table-cell office:value-type="float" office:value="0.0837178378">
                <text:p>0.0837178378</text:p>
              </table:table-cell>
              <table:table-cell office:value-type="float" office:value="0.2207850826">
                <text:p>0.2207850826</text:p>
              </table:table-cell>
              <table:table-cell office:value-type="float" office:value="0.0884764991">
                <text:p>0.0884764991</text:p>
              </table:table-cell>
              <table:table-cell office:value-type="float" office:value="0.104326725">
                <text:p>0.104326725</text:p>
              </table:table-cell>
              <table:table-cell office:value-type="float" office:value="-0.0627151281">
                <text:p>-0.0627151281</text:p>
              </table:table-cell>
              <table:table-cell office:value-type="float" office:value="-0.0103370987">
                <text:p>-0.0103370987</text:p>
              </table:table-cell>
              <table:table-cell office:value-type="float" office:value="0.2166940075">
                <text:p>0.2166940075</text:p>
              </table:table-cell>
              <table:table-cell office:value-type="float" office:value="-0.0584361014">
                <text:p>-0.0584361014</text:p>
              </table:table-cell>
              <table:table-cell office:value-type="float" office:value="-0.0056269476">
                <text:p>-0.0056269476</text:p>
              </table:table-cell>
              <table:table-cell office:value-type="float" office:value="0.0200158449">
                <text:p>0.0200158449</text:p>
              </table:table-cell>
              <table:table-cell office:value-type="float" office:value="0.0960536396">
                <text:p>0.0960536396</text:p>
              </table:table-cell>
              <table:table-cell office:value-type="float" office:value="0.110957381">
                <text:p>0.110957381</text:p>
              </table:table-cell>
              <table:table-cell office:value-type="float" office:value="0.1861251994">
                <text:p>0.1861251994</text:p>
              </table:table-cell>
              <table:table-cell office:value-type="float" office:value="0.112102151">
                <text:p>0.112102151</text:p>
              </table:table-cell>
              <table:table-cell office:value-type="float" office:value="0.0824277703">
                <text:p>0.0824277703</text:p>
              </table:table-cell>
              <table:table-cell office:value-type="float" office:value="0.0876411313">
                <text:p>0.0876411313</text:p>
              </table:table-cell>
              <table:table-cell office:value-type="float" office:value="0.1220915518">
                <text:p>0.1220915518</text:p>
              </table:table-cell>
              <table:table-cell office:value-type="float" office:value="0.0531566888">
                <text:p>0.0531566888</text:p>
              </table:table-cell>
              <table:table-cell office:value-type="float" office:value="0.0547612804">
                <text:p>0.0547612804</text:p>
              </table:table-cell>
              <table:table-cell office:value-type="float" office:value="0.1277349419">
                <text:p>0.1277349419</text:p>
              </table:table-cell>
              <table:table-cell office:value-type="float" office:value="0.0648135679">
                <text:p>0.0648135679</text:p>
              </table:table-cell>
              <table:table-cell office:value-type="float" office:value="0.0671209524">
                <text:p>0.0671209524</text:p>
              </table:table-cell>
              <table:table-cell office:value-type="float" office:value="0.0183290193">
                <text:p>0.0183290193</text:p>
              </table:table-cell>
              <table:table-cell office:value-type="float" office:value="0.1800112846">
                <text:p>0.1800112846</text:p>
              </table:table-cell>
              <table:table-cell office:value-type="float" office:value="-0.0540800848">
                <text:p>-0.0540800848</text:p>
              </table:table-cell>
              <table:table-cell office:value-type="float" office:value="0.0247102953">
                <text:p>0.0247102953</text:p>
              </table:table-cell>
              <table:table-cell office:value-type="float" office:value="0.1592995277">
                <text:p>0.1592995277</text:p>
              </table:table-cell>
              <table:table-cell office:value-type="float" office:value="0.21896339">
                <text:p>0.21896339</text:p>
              </table:table-cell>
              <table:table-cell office:value-type="float" office:value="0.1366272215">
                <text:p>0.1366272215</text:p>
              </table:table-cell>
              <table:table-cell office:value-type="float" office:value="0.0349625751">
                <text:p>0.0349625751</text:p>
              </table:table-cell>
              <table:table-cell office:value-type="float" office:value="-0.0138171996">
                <text:p>-0.0138171996</text:p>
              </table:table-cell>
              <table:table-cell office:value-type="float" office:value="0.053228637">
                <text:p>0.053228637</text:p>
              </table:table-cell>
              <table:table-cell office:value-type="float" office:value="-0.0619474694">
                <text:p>-0.0619474694</text:p>
              </table:table-cell>
              <table:table-cell office:value-type="float" office:value="-0.0620589009">
                <text:p>-0.0620589009</text:p>
              </table:table-cell>
              <table:table-cell office:value-type="float" office:value="-0.0007777425">
                <text:p>-0.0007777425</text:p>
              </table:table-cell>
              <table:table-cell office:value-type="float" office:value="0.1673570008">
                <text:p>0.1673570008</text:p>
              </table:table-cell>
              <table:table-cell office:value-type="float" office:value="0.2039327834">
                <text:p>0.2039327834</text:p>
              </table:table-cell>
              <table:table-cell office:value-type="float" office:value="0.0921549573">
                <text:p>0.0921549573</text:p>
              </table:table-cell>
              <table:table-cell office:value-type="float" office:value="0.2354905839">
                <text:p>0.2354905839</text:p>
              </table:table-cell>
              <table:table-cell office:value-type="float" office:value="0.0867674365">
                <text:p>0.0867674365</text:p>
              </table:table-cell>
              <table:table-cell office:value-type="float" office:value="0.014947353">
                <text:p>0.014947353</text:p>
              </table:table-cell>
              <table:table-cell office:value-type="float" office:value="0.0047059322">
                <text:p>0.0047059322</text:p>
              </table:table-cell>
              <table:table-cell office:value-type="float" office:value="0.0317036595">
                <text:p>0.0317036595</text:p>
              </table:table-cell>
              <table:table-cell office:value-type="float" office:value="0.0911505603">
                <text:p>0.0911505603</text:p>
              </table:table-cell>
            </table:table-row>
            <table:table-row>
              <table:table-cell office:value-type="float" office:value="0.0590051523">
                <text:p>0</text:p>
              </table:table-cell>
              <table:table-cell office:value-type="float" office:value="0.0318274788">
                <text:p>0.0318274788</text:p>
              </table:table-cell>
              <table:table-cell office:value-type="float" office:value="-0.1638838067">
                <text:p>-0.1638838067</text:p>
              </table:table-cell>
              <table:table-cell office:value-type="float" office:value="0.0728994518">
                <text:p>0.0728994518</text:p>
              </table:table-cell>
              <table:table-cell office:value-type="float" office:value="0.0730802377">
                <text:p>0.0730802377</text:p>
              </table:table-cell>
              <table:table-cell office:value-type="float" office:value="0.0216913415">
                <text:p>0.0216913415</text:p>
              </table:table-cell>
              <table:table-cell office:value-type="float" office:value="-0.1352462022">
                <text:p>-0.1352462022</text:p>
              </table:table-cell>
              <table:table-cell office:value-type="float" office:value="0.0518193104">
                <text:p>0.0518193104</text:p>
              </table:table-cell>
              <table:table-cell office:value-type="float" office:value="-0.128269025">
                <text:p>-0.128269025</text:p>
              </table:table-cell>
              <table:table-cell office:value-type="float" office:value="0.0149708155">
                <text:p>0.0149708155</text:p>
              </table:table-cell>
              <table:table-cell office:value-type="float" office:value="-0.156737567">
                <text:p>-0.156737567</text:p>
              </table:table-cell>
              <table:table-cell office:value-type="float" office:value="0.004790479">
                <text:p>0.004790479</text:p>
              </table:table-cell>
              <table:table-cell office:value-type="float" office:value="0.0900613057">
                <text:p>0.0900613057</text:p>
              </table:table-cell>
              <table:table-cell office:value-type="float" office:value="0.0538203667">
                <text:p>0.0538203667</text:p>
              </table:table-cell>
              <table:table-cell office:value-type="float" office:value="-0.0222676565">
                <text:p>-0.0222676565</text:p>
              </table:table-cell>
              <table:table-cell office:value-type="float" office:value="0.1343446991">
                <text:p>0.1343446991</text:p>
              </table:table-cell>
              <table:table-cell office:value-type="float" office:value="-0.0346024547">
                <text:p>-0.0346024547</text:p>
              </table:table-cell>
              <table:table-cell office:value-type="float" office:value="0.1764956601">
                <text:p>0.1764956601</text:p>
              </table:table-cell>
              <table:table-cell office:value-type="float" office:value="0.2236881333">
                <text:p>0.2236881333</text:p>
              </table:table-cell>
              <table:table-cell office:value-type="float" office:value="-0.0513259403">
                <text:p>-0.0513259403</text:p>
              </table:table-cell>
              <table:table-cell office:value-type="float" office:value="-0.0909617723">
                <text:p>-0.0909617723</text:p>
              </table:table-cell>
              <table:table-cell office:value-type="float" office:value="-0.2175022354">
                <text:p>-0.2175022354</text:p>
              </table:table-cell>
              <table:table-cell office:value-type="float" office:value="-0.0594473644">
                <text:p>-0.0594473644</text:p>
              </table:table-cell>
              <table:table-cell office:value-type="float" office:value="-0.0444353248">
                <text:p>-0.0444353248</text:p>
              </table:table-cell>
              <table:table-cell office:value-type="float" office:value="0.0589847616">
                <text:p>0.0589847616</text:p>
              </table:table-cell>
              <table:table-cell office:value-type="float" office:value="1">
                <text:p>1</text:p>
              </table:table-cell>
              <table:table-cell office:value-type="float" office:value="-0.0262792516">
                <text:p>-0.0262792516</text:p>
              </table:table-cell>
              <table:table-cell office:value-type="float" office:value="-0.0089055082">
                <text:p>-0.0089055082</text:p>
              </table:table-cell>
              <table:table-cell office:value-type="float" office:value="-0.0684809382">
                <text:p>-0.0684809382</text:p>
              </table:table-cell>
              <table:table-cell office:value-type="float" office:value="-0.025309784">
                <text:p>-0.025309784</text:p>
              </table:table-cell>
              <table:table-cell office:value-type="float" office:value="0.1438845594">
                <text:p>0.1438845594</text:p>
              </table:table-cell>
              <table:table-cell office:value-type="float" office:value="0.0059730731">
                <text:p>0.0059730731</text:p>
              </table:table-cell>
              <table:table-cell office:value-type="float" office:value="-0.1449879788">
                <text:p>-0.1449879788</text:p>
              </table:table-cell>
              <table:table-cell office:value-type="float" office:value="-0.1661679212">
                <text:p>-0.1661679212</text:p>
              </table:table-cell>
              <table:table-cell office:value-type="float" office:value="-0.1388260334">
                <text:p>-0.1388260334</text:p>
              </table:table-cell>
              <table:table-cell office:value-type="float" office:value="-0.0684225607">
                <text:p>-0.0684225607</text:p>
              </table:table-cell>
              <table:table-cell office:value-type="float" office:value="-0.0244477104">
                <text:p>-0.0244477104</text:p>
              </table:table-cell>
              <table:table-cell office:value-type="float" office:value="-0.0195003141">
                <text:p>-0.0195003141</text:p>
              </table:table-cell>
              <table:table-cell office:value-type="float" office:value="-0.0428493738">
                <text:p>-0.0428493738</text:p>
              </table:table-cell>
              <table:table-cell office:value-type="float" office:value="-0.0338842304">
                <text:p>-0.0338842304</text:p>
              </table:table-cell>
              <table:table-cell office:value-type="float" office:value="-0.2028494963">
                <text:p>-0.2028494963</text:p>
              </table:table-cell>
              <table:table-cell office:value-type="float" office:value="0.1269592497">
                <text:p>0.1269592497</text:p>
              </table:table-cell>
              <table:table-cell office:value-type="float" office:value="-0.0923248627">
                <text:p>-0.0923248627</text:p>
              </table:table-cell>
              <table:table-cell office:value-type="float" office:value="-0.017477699">
                <text:p>-0.017477699</text:p>
              </table:table-cell>
              <table:table-cell office:value-type="float" office:value="0.0424905281">
                <text:p>0.0424905281</text:p>
              </table:table-cell>
              <table:table-cell office:value-type="float" office:value="-0.1128806259">
                <text:p>-0.1128806259</text:p>
              </table:table-cell>
              <table:table-cell office:value-type="float" office:value="-0.1993197709">
                <text:p>-0.1993197709</text:p>
              </table:table-cell>
              <table:table-cell office:value-type="float" office:value="-0.0632486358">
                <text:p>-0.0632486358</text:p>
              </table:table-cell>
              <table:table-cell office:value-type="float" office:value="-0.1141168069">
                <text:p>-0.1141168069</text:p>
              </table:table-cell>
              <table:table-cell office:value-type="float" office:value="0.0843516599">
                <text:p>0.0843516599</text:p>
              </table:table-cell>
              <table:table-cell office:value-type="float" office:value="-0.0276831396">
                <text:p>-0.0276831396</text:p>
              </table:table-cell>
              <table:table-cell office:value-type="float" office:value="-0.0721427789">
                <text:p>-0.0721427789</text:p>
              </table:table-cell>
              <table:table-cell office:value-type="float" office:value="-0.0459032617">
                <text:p>-0.0459032617</text:p>
              </table:table-cell>
              <table:table-cell office:value-type="float" office:value="-0.0758779919">
                <text:p>-0.0758779919</text:p>
              </table:table-cell>
              <table:table-cell office:value-type="float" office:value="-0.1907896126">
                <text:p>-0.1907896126</text:p>
              </table:table-cell>
              <table:table-cell office:value-type="float" office:value="0.0479198656">
                <text:p>0.0479198656</text:p>
              </table:table-cell>
              <table:table-cell office:value-type="float" office:value="0.1391034516">
                <text:p>0.1391034516</text:p>
              </table:table-cell>
              <table:table-cell office:value-type="float" office:value="0.0420725968">
                <text:p>0.0420725968</text:p>
              </table:table-cell>
              <table:table-cell office:value-type="float" office:value="-0.0480543965">
                <text:p>-0.0480543965</text:p>
              </table:table-cell>
              <table:table-cell office:value-type="float" office:value="-0.1608213598">
                <text:p>-0.1608213598</text:p>
              </table:table-cell>
              <table:table-cell office:value-type="float" office:value="-0.0429380087">
                <text:p>-0.0429380087</text:p>
              </table:table-cell>
              <table:table-cell office:value-type="float" office:value="-0.0664298423">
                <text:p>-0.0664298423</text:p>
              </table:table-cell>
              <table:table-cell office:value-type="float" office:value="-0.0436967289">
                <text:p>-0.0436967289</text:p>
              </table:table-cell>
              <table:table-cell office:value-type="float" office:value="-0.2200894304">
                <text:p>-0.2200894304</text:p>
              </table:table-cell>
              <table:table-cell office:value-type="float" office:value="-0.2943057115">
                <text:p>-0.2943057115</text:p>
              </table:table-cell>
              <table:table-cell office:value-type="float" office:value="-0.1369702444">
                <text:p>-0.1369702444</text:p>
              </table:table-cell>
              <table:table-cell office:value-type="float" office:value="-0.1000884804">
                <text:p>-0.1000884804</text:p>
              </table:table-cell>
              <table:table-cell office:value-type="float" office:value="0.0783185801">
                <text:p>0.0783185801</text:p>
              </table:table-cell>
              <table:table-cell office:value-type="float" office:value="-0.2132461989">
                <text:p>-0.2132461989</text:p>
              </table:table-cell>
              <table:table-cell office:value-type="float" office:value="-0.0617204559">
                <text:p>-0.0617204559</text:p>
              </table:table-cell>
              <table:table-cell office:value-type="float" office:value="0.0689533816">
                <text:p>0.0689533816</text:p>
              </table:table-cell>
              <table:table-cell office:value-type="float" office:value="0.0604579277">
                <text:p>0.0604579277</text:p>
              </table:table-cell>
              <table:table-cell office:value-type="float" office:value="-0.2010265137">
                <text:p>-0.2010265137</text:p>
              </table:table-cell>
              <table:table-cell office:value-type="float" office:value="0.097890392">
                <text:p>0.097890392</text:p>
              </table:table-cell>
              <table:table-cell office:value-type="float" office:value="-0.0682153719">
                <text:p>-0.0682153719</text:p>
              </table:table-cell>
              <table:table-cell office:value-type="float" office:value="-0.1047355344">
                <text:p>-0.1047355344</text:p>
              </table:table-cell>
              <table:table-cell office:value-type="float" office:value="-0.1064762426">
                <text:p>-0.1064762426</text:p>
              </table:table-cell>
              <table:table-cell office:value-type="float" office:value="0.0146560504">
                <text:p>0.0146560504</text:p>
              </table:table-cell>
              <table:table-cell office:value-type="float" office:value="0.0507610274">
                <text:p>0.0507610274</text:p>
              </table:table-cell>
              <table:table-cell office:value-type="float" office:value="-0.2652294591">
                <text:p>-0.2652294591</text:p>
              </table:table-cell>
              <table:table-cell office:value-type="float" office:value="-0.1162893876">
                <text:p>-0.1162893876</text:p>
              </table:table-cell>
              <table:table-cell office:value-type="float" office:value="0.0057762514">
                <text:p>0.0057762514</text:p>
              </table:table-cell>
              <table:table-cell office:value-type="float" office:value="0.0564283618">
                <text:p>0.0564283618</text:p>
              </table:table-cell>
              <table:table-cell office:value-type="float" office:value="-0.0072368478">
                <text:p>-0.0072368478</text:p>
              </table:table-cell>
              <table:table-cell office:value-type="float" office:value="0.0255141365">
                <text:p>0.0255141365</text:p>
              </table:table-cell>
              <table:table-cell office:value-type="float" office:value="-0.2593152569">
                <text:p>-0.2593152569</text:p>
              </table:table-cell>
            </table:table-row>
            <table:table-row>
              <table:table-cell office:value-type="float" office:value="-0.3224332329">
                <text:p>-0</text:p>
              </table:table-cell>
              <table:table-cell office:value-type="float" office:value="0.1331909217">
                <text:p>0.1331909217</text:p>
              </table:table-cell>
              <table:table-cell office:value-type="float" office:value="0.1552339122">
                <text:p>0.1552339122</text:p>
              </table:table-cell>
              <table:table-cell office:value-type="float" office:value="0.1140086695">
                <text:p>0.1140086695</text:p>
              </table:table-cell>
              <table:table-cell office:value-type="float" office:value="-0.112505184">
                <text:p>-0.112505184</text:p>
              </table:table-cell>
              <table:table-cell office:value-type="float" office:value="-0.0010669229">
                <text:p>-0.0010669229</text:p>
              </table:table-cell>
              <table:table-cell office:value-type="float" office:value="0.1618245448">
                <text:p>0.1618245448</text:p>
              </table:table-cell>
              <table:table-cell office:value-type="float" office:value="0.2230219008">
                <text:p>0.2230219008</text:p>
              </table:table-cell>
              <table:table-cell office:value-type="float" office:value="0.1544168714">
                <text:p>0.1544168714</text:p>
              </table:table-cell>
              <table:table-cell office:value-type="float" office:value="0.1159688396">
                <text:p>0.1159688396</text:p>
              </table:table-cell>
              <table:table-cell office:value-type="float" office:value="-0.021947764">
                <text:p>-0.021947764</text:p>
              </table:table-cell>
              <table:table-cell office:value-type="float" office:value="0.0177398168">
                <text:p>0.0177398168</text:p>
              </table:table-cell>
              <table:table-cell office:value-type="float" office:value="-0.0998233945">
                <text:p>-0.0998233945</text:p>
              </table:table-cell>
              <table:table-cell office:value-type="float" office:value="0.1540632641">
                <text:p>0.1540632641</text:p>
              </table:table-cell>
              <table:table-cell office:value-type="float" office:value="-0.1523097144">
                <text:p>-0.1523097144</text:p>
              </table:table-cell>
              <table:table-cell office:value-type="float" office:value="-0.0839260094">
                <text:p>-0.0839260094</text:p>
              </table:table-cell>
              <table:table-cell office:value-type="float" office:value="0.0072192855">
                <text:p>0.0072192855</text:p>
              </table:table-cell>
              <table:table-cell office:value-type="float" office:value="0.0670969751">
                <text:p>0.0670969751</text:p>
              </table:table-cell>
              <table:table-cell office:value-type="float" office:value="-0.0523126405">
                <text:p>-0.0523126405</text:p>
              </table:table-cell>
              <table:table-cell office:value-type="float" office:value="0.2012457261">
                <text:p>0.2012457261</text:p>
              </table:table-cell>
              <table:table-cell office:value-type="float" office:value="-0.0293081194">
                <text:p>-0.0293081194</text:p>
              </table:table-cell>
              <table:table-cell office:value-type="float" office:value="-0.0111025758">
                <text:p>-0.0111025758</text:p>
              </table:table-cell>
              <table:table-cell office:value-type="float" office:value="0.0797044436">
                <text:p>0.0797044436</text:p>
              </table:table-cell>
              <table:table-cell office:value-type="float" office:value="0.0343525674">
                <text:p>0.0343525674</text:p>
              </table:table-cell>
              <table:table-cell office:value-type="float" office:value="0.0277792277">
                <text:p>0.0277792277</text:p>
              </table:table-cell>
              <table:table-cell office:value-type="float" office:value="-0.0262792516">
                <text:p>-0.0262792516</text:p>
              </table:table-cell>
              <table:table-cell office:value-type="float" office:value="1">
                <text:p>1</text:p>
              </table:table-cell>
              <table:table-cell office:value-type="float" office:value="0.1223854784">
                <text:p>0.1223854784</text:p>
              </table:table-cell>
              <table:table-cell office:value-type="float" office:value="0.153597507">
                <text:p>0.153597507</text:p>
              </table:table-cell>
              <table:table-cell office:value-type="float" office:value="0.0824918556">
                <text:p>0.0824918556</text:p>
              </table:table-cell>
              <table:table-cell office:value-type="float" office:value="0.1045204051">
                <text:p>0.1045204051</text:p>
              </table:table-cell>
              <table:table-cell office:value-type="float" office:value="-0.0473483475">
                <text:p>-0.0473483475</text:p>
              </table:table-cell>
              <table:table-cell office:value-type="float" office:value="0.170438397">
                <text:p>0.170438397</text:p>
              </table:table-cell>
              <table:table-cell office:value-type="float" office:value="-0.0129682277">
                <text:p>-0.0129682277</text:p>
              </table:table-cell>
              <table:table-cell office:value-type="float" office:value="-0.0069209434">
                <text:p>-0.0069209434</text:p>
              </table:table-cell>
              <table:table-cell office:value-type="float" office:value="-0.0320436518">
                <text:p>-0.0320436518</text:p>
              </table:table-cell>
              <table:table-cell office:value-type="float" office:value="0.1299099575">
                <text:p>0.1299099575</text:p>
              </table:table-cell>
              <table:table-cell office:value-type="float" office:value="0.1598905527">
                <text:p>0.1598905527</text:p>
              </table:table-cell>
              <table:table-cell office:value-type="float" office:value="0.0818750428">
                <text:p>0.0818750428</text:p>
              </table:table-cell>
              <table:table-cell office:value-type="float" office:value="0.1558875196">
                <text:p>0.1558875196</text:p>
              </table:table-cell>
              <table:table-cell office:value-type="float" office:value="0.0753217514">
                <text:p>0.0753217514</text:p>
              </table:table-cell>
              <table:table-cell office:value-type="float" office:value="-0.0693334446">
                <text:p>-0.0693334446</text:p>
              </table:table-cell>
              <table:table-cell office:value-type="float" office:value="0.1834733886">
                <text:p>0.1834733886</text:p>
              </table:table-cell>
              <table:table-cell office:value-type="float" office:value="0.1524438104">
                <text:p>0.1524438104</text:p>
              </table:table-cell>
              <table:table-cell office:value-type="float" office:value="0.0934267715">
                <text:p>0.0934267715</text:p>
              </table:table-cell>
              <table:table-cell office:value-type="float" office:value="0.2275288031">
                <text:p>0.2275288031</text:p>
              </table:table-cell>
              <table:table-cell office:value-type="float" office:value="0.0177872593">
                <text:p>0.0177872593</text:p>
              </table:table-cell>
              <table:table-cell office:value-type="float" office:value="-0.0193682564">
                <text:p>-0.0193682564</text:p>
              </table:table-cell>
              <table:table-cell office:value-type="float" office:value="0.0451807383">
                <text:p>0.0451807383</text:p>
              </table:table-cell>
              <table:table-cell office:value-type="float" office:value="0.1675324379">
                <text:p>0.1675324379</text:p>
              </table:table-cell>
              <table:table-cell office:value-type="float" office:value="0.1898941545">
                <text:p>0.1898941545</text:p>
              </table:table-cell>
              <table:table-cell office:value-type="float" office:value="0.0057189442">
                <text:p>0.0057189442</text:p>
              </table:table-cell>
              <table:table-cell office:value-type="float" office:value="0.0542462834">
                <text:p>0.0542462834</text:p>
              </table:table-cell>
              <table:table-cell office:value-type="float" office:value="0.0546686829">
                <text:p>0.0546686829</text:p>
              </table:table-cell>
              <table:table-cell office:value-type="float" office:value="0.1599036234">
                <text:p>0.1599036234</text:p>
              </table:table-cell>
              <table:table-cell office:value-type="float" office:value="-0.0391756963">
                <text:p>-0.0391756963</text:p>
              </table:table-cell>
              <table:table-cell office:value-type="float" office:value="0.0424395744">
                <text:p>0.0424395744</text:p>
              </table:table-cell>
              <table:table-cell office:value-type="float" office:value="0.1334492366">
                <text:p>0.1334492366</text:p>
              </table:table-cell>
              <table:table-cell office:value-type="float" office:value="-0.0379230257">
                <text:p>-0.0379230257</text:p>
              </table:table-cell>
              <table:table-cell office:value-type="float" office:value="0.1006037257">
                <text:p>0.1006037257</text:p>
              </table:table-cell>
              <table:table-cell office:value-type="float" office:value="0.0334710171">
                <text:p>0.0334710171</text:p>
              </table:table-cell>
              <table:table-cell office:value-type="float" office:value="0.108308093">
                <text:p>0.108308093</text:p>
              </table:table-cell>
              <table:table-cell office:value-type="float" office:value="-0.0690679163">
                <text:p>-0.0690679163</text:p>
              </table:table-cell>
              <table:table-cell office:value-type="float" office:value="0.0078553426">
                <text:p>0.0078553426</text:p>
              </table:table-cell>
              <table:table-cell office:value-type="float" office:value="0.0704185849">
                <text:p>0.0704185849</text:p>
              </table:table-cell>
              <table:table-cell office:value-type="float" office:value="0.1184080548">
                <text:p>0.1184080548</text:p>
              </table:table-cell>
              <table:table-cell office:value-type="float" office:value="0.0195820349">
                <text:p>0.0195820349</text:p>
              </table:table-cell>
              <table:table-cell office:value-type="float" office:value="0.0591069961">
                <text:p>0.0591069961</text:p>
              </table:table-cell>
              <table:table-cell office:value-type="float" office:value="0.1261773954">
                <text:p>0.1261773954</text:p>
              </table:table-cell>
              <table:table-cell office:value-type="float" office:value="-0.0214077811">
                <text:p>-0.0214077811</text:p>
              </table:table-cell>
              <table:table-cell office:value-type="float" office:value="0.1582384076">
                <text:p>0.1582384076</text:p>
              </table:table-cell>
              <table:table-cell office:value-type="float" office:value="-0.0667349366">
                <text:p>-0.0667349366</text:p>
              </table:table-cell>
              <table:table-cell office:value-type="float" office:value="0.2159517581">
                <text:p>0.2159517581</text:p>
              </table:table-cell>
              <table:table-cell office:value-type="float" office:value="-0.1422226583">
                <text:p>-0.1422226583</text:p>
              </table:table-cell>
              <table:table-cell office:value-type="float" office:value="-0.0262556081">
                <text:p>-0.0262556081</text:p>
              </table:table-cell>
              <table:table-cell office:value-type="float" office:value="0.1944621439">
                <text:p>0.1944621439</text:p>
              </table:table-cell>
              <table:table-cell office:value-type="float" office:value="-0.0469386763">
                <text:p>-0.0469386763</text:p>
              </table:table-cell>
              <table:table-cell office:value-type="float" office:value="0.0195473795">
                <text:p>0.0195473795</text:p>
              </table:table-cell>
              <table:table-cell office:value-type="float" office:value="0.0384565946">
                <text:p>0.0384565946</text:p>
              </table:table-cell>
              <table:table-cell office:value-type="float" office:value="0.1637494389">
                <text:p>0.1637494389</text:p>
              </table:table-cell>
              <table:table-cell office:value-type="float" office:value="0.1644947199">
                <text:p>0.1644947199</text:p>
              </table:table-cell>
              <table:table-cell office:value-type="float" office:value="-0.0981913584">
                <text:p>-0.0981913584</text:p>
              </table:table-cell>
              <table:table-cell office:value-type="float" office:value="0.0804464017">
                <text:p>0.0804464017</text:p>
              </table:table-cell>
              <table:table-cell office:value-type="float" office:value="0.0429826253">
                <text:p>0.0429826253</text:p>
              </table:table-cell>
              <table:table-cell office:value-type="float" office:value="0.0232286635">
                <text:p>0.0232286635</text:p>
              </table:table-cell>
              <table:table-cell office:value-type="float" office:value="0.1745634061">
                <text:p>0.1745634061</text:p>
              </table:table-cell>
            </table:table-row>
            <table:table-row>
              <table:table-cell office:value-type="float" office:value="-0.2074394743">
                <text:p>-0</text:p>
              </table:table-cell>
              <table:table-cell office:value-type="float" office:value="0.0024794253">
                <text:p>0.0024794253</text:p>
              </table:table-cell>
              <table:table-cell office:value-type="float" office:value="0.215216677">
                <text:p>0.215216677</text:p>
              </table:table-cell>
              <table:table-cell office:value-type="float" office:value="0.2511481883">
                <text:p>0.2511481883</text:p>
              </table:table-cell>
              <table:table-cell office:value-type="float" office:value="-0.211959053">
                <text:p>-0.211959053</text:p>
              </table:table-cell>
              <table:table-cell office:value-type="float" office:value="0.2367324798">
                <text:p>0.2367324798</text:p>
              </table:table-cell>
              <table:table-cell office:value-type="float" office:value="0.56817638">
                <text:p>0.56817638</text:p>
              </table:table-cell>
              <table:table-cell office:value-type="float" office:value="0.4466733651">
                <text:p>0.4466733651</text:p>
              </table:table-cell>
              <table:table-cell office:value-type="float" office:value="0.1686429679">
                <text:p>0.1686429679</text:p>
              </table:table-cell>
              <table:table-cell office:value-type="float" office:value="0.0567866218">
                <text:p>0.0567866218</text:p>
              </table:table-cell>
              <table:table-cell office:value-type="float" office:value="0.1276065792">
                <text:p>0.1276065792</text:p>
              </table:table-cell>
              <table:table-cell office:value-type="float" office:value="-0.0159795546">
                <text:p>-0.0159795546</text:p>
              </table:table-cell>
              <table:table-cell office:value-type="float" office:value="0.2343224186">
                <text:p>0.2343224186</text:p>
              </table:table-cell>
              <table:table-cell office:value-type="float" office:value="0.1745934393">
                <text:p>0.1745934393</text:p>
              </table:table-cell>
              <table:table-cell office:value-type="float" office:value="0.1546935438">
                <text:p>0.1546935438</text:p>
              </table:table-cell>
              <table:table-cell office:value-type="float" office:value="-0.2809443097">
                <text:p>-0.2809443097</text:p>
              </table:table-cell>
              <table:table-cell office:value-type="float" office:value="-0.1724340046">
                <text:p>-0.1724340046</text:p>
              </table:table-cell>
              <table:table-cell office:value-type="float" office:value="-0.0436976058">
                <text:p>-0.0436976058</text:p>
              </table:table-cell>
              <table:table-cell office:value-type="float" office:value="-0.000835132">
                <text:p>-0.000835132</text:p>
              </table:table-cell>
              <table:table-cell office:value-type="float" office:value="0.1748114546">
                <text:p>0.1748114546</text:p>
              </table:table-cell>
              <table:table-cell office:value-type="float" office:value="-0.0800166229">
                <text:p>-0.0800166229</text:p>
              </table:table-cell>
              <table:table-cell office:value-type="float" office:value="0.5506215516">
                <text:p>0.5506215516</text:p>
              </table:table-cell>
              <table:table-cell office:value-type="float" office:value="0.0276055514">
                <text:p>0.0276055514</text:p>
              </table:table-cell>
              <table:table-cell office:value-type="float" office:value="0.2608662377">
                <text:p>0.2608662377</text:p>
              </table:table-cell>
              <table:table-cell office:value-type="float" office:value="0.1635287867">
                <text:p>0.1635287867</text:p>
              </table:table-cell>
              <table:table-cell office:value-type="float" office:value="-0.0089055082">
                <text:p>-0.0089055082</text:p>
              </table:table-cell>
              <table:table-cell office:value-type="float" office:value="0.1223854784">
                <text:p>0.1223854784</text:p>
              </table:table-cell>
              <table:table-cell office:value-type="float" office:value="1">
                <text:p>1</text:p>
              </table:table-cell>
              <table:table-cell office:value-type="float" office:value="0.1180476727">
                <text:p>0.1180476727</text:p>
              </table:table-cell>
              <table:table-cell office:value-type="float" office:value="0.0424210508">
                <text:p>0.0424210508</text:p>
              </table:table-cell>
              <table:table-cell office:value-type="float" office:value="0.1084694898">
                <text:p>0.1084694898</text:p>
              </table:table-cell>
              <table:table-cell office:value-type="float" office:value="-0.1201092779">
                <text:p>-0.1201092779</text:p>
              </table:table-cell>
              <table:table-cell office:value-type="float" office:value="0.4841843513">
                <text:p>0.4841843513</text:p>
              </table:table-cell>
              <table:table-cell office:value-type="float" office:value="-0.0201580008">
                <text:p>-0.0201580008</text:p>
              </table:table-cell>
              <table:table-cell office:value-type="float" office:value="0.2373538663">
                <text:p>0.2373538663</text:p>
              </table:table-cell>
              <table:table-cell office:value-type="float" office:value="-0.1163391565">
                <text:p>-0.1163391565</text:p>
              </table:table-cell>
              <table:table-cell office:value-type="float" office:value="0.0521528004">
                <text:p>0.0521528004</text:p>
              </table:table-cell>
              <table:table-cell office:value-type="float" office:value="0.151549876">
                <text:p>0.151549876</text:p>
              </table:table-cell>
              <table:table-cell office:value-type="float" office:value="0.1306771917">
                <text:p>0.1306771917</text:p>
              </table:table-cell>
              <table:table-cell office:value-type="float" office:value="0.207446212">
                <text:p>0.207446212</text:p>
              </table:table-cell>
              <table:table-cell office:value-type="float" office:value="-0.1373300697">
                <text:p>-0.1373300697</text:p>
              </table:table-cell>
              <table:table-cell office:value-type="float" office:value="0.1516637523">
                <text:p>0.1516637523</text:p>
              </table:table-cell>
              <table:table-cell office:value-type="float" office:value="0.3450497024">
                <text:p>0.3450497024</text:p>
              </table:table-cell>
              <table:table-cell office:value-type="float" office:value="0.1948391905">
                <text:p>0.1948391905</text:p>
              </table:table-cell>
              <table:table-cell office:value-type="float" office:value="0.1179853665">
                <text:p>0.1179853665</text:p>
              </table:table-cell>
              <table:table-cell office:value-type="float" office:value="0.2615740159">
                <text:p>0.2615740159</text:p>
              </table:table-cell>
              <table:table-cell office:value-type="float" office:value="0.1919156163">
                <text:p>0.1919156163</text:p>
              </table:table-cell>
              <table:table-cell office:value-type="float" office:value="0.1791612685">
                <text:p>0.1791612685</text:p>
              </table:table-cell>
              <table:table-cell office:value-type="float" office:value="0.3628800331">
                <text:p>0.3628800331</text:p>
              </table:table-cell>
              <table:table-cell office:value-type="float" office:value="0.2007080508">
                <text:p>0.2007080508</text:p>
              </table:table-cell>
              <table:table-cell office:value-type="float" office:value="0.3271670849">
                <text:p>0.3271670849</text:p>
              </table:table-cell>
              <table:table-cell office:value-type="float" office:value="0.0793218919">
                <text:p>0.0793218919</text:p>
              </table:table-cell>
              <table:table-cell office:value-type="float" office:value="0.1633455091">
                <text:p>0.1633455091</text:p>
              </table:table-cell>
              <table:table-cell office:value-type="float" office:value="0.0264939871">
                <text:p>0.0264939871</text:p>
              </table:table-cell>
              <table:table-cell office:value-type="float" office:value="0.5124277525">
                <text:p>0.5124277525</text:p>
              </table:table-cell>
              <table:table-cell office:value-type="float" office:value="0.2474635329">
                <text:p>0.2474635329</text:p>
              </table:table-cell>
              <table:table-cell office:value-type="float" office:value="0.2326081947">
                <text:p>0.2326081947</text:p>
              </table:table-cell>
              <table:table-cell office:value-type="float" office:value="0.2094492568">
                <text:p>0.2094492568</text:p>
              </table:table-cell>
              <table:table-cell office:value-type="float" office:value="0.2403929015">
                <text:p>0.2403929015</text:p>
              </table:table-cell>
              <table:table-cell office:value-type="float" office:value="0.4354754976">
                <text:p>0.4354754976</text:p>
              </table:table-cell>
              <table:table-cell office:value-type="float" office:value="0.2869839346">
                <text:p>0.2869839346</text:p>
              </table:table-cell>
              <table:table-cell office:value-type="float" office:value="0.4090384225">
                <text:p>0.4090384225</text:p>
              </table:table-cell>
              <table:table-cell office:value-type="float" office:value="0.0896103366">
                <text:p>0.0896103366</text:p>
              </table:table-cell>
              <table:table-cell office:value-type="float" office:value="0.1773831453">
                <text:p>0.1773831453</text:p>
              </table:table-cell>
              <table:table-cell office:value-type="float" office:value="0.0730959873">
                <text:p>0.0730959873</text:p>
              </table:table-cell>
              <table:table-cell office:value-type="float" office:value="0.5356303021">
                <text:p>0.5356303021</text:p>
              </table:table-cell>
              <table:table-cell office:value-type="float" office:value="-0.1455074636">
                <text:p>-0.1455074636</text:p>
              </table:table-cell>
              <table:table-cell office:value-type="float" office:value="0.2187273539">
                <text:p>0.2187273539</text:p>
              </table:table-cell>
              <table:table-cell office:value-type="float" office:value="0.4981026654">
                <text:p>0.4981026654</text:p>
              </table:table-cell>
              <table:table-cell office:value-type="float" office:value="0.1686931842">
                <text:p>0.1686931842</text:p>
              </table:table-cell>
              <table:table-cell office:value-type="float" office:value="0.2338286703">
                <text:p>0.2338286703</text:p>
              </table:table-cell>
              <table:table-cell office:value-type="float" office:value="-0.1435690317">
                <text:p>-0.1435690317</text:p>
              </table:table-cell>
              <table:table-cell office:value-type="float" office:value="0.3429789784">
                <text:p>0.3429789784</text:p>
              </table:table-cell>
              <table:table-cell office:value-type="float" office:value="0.106771345">
                <text:p>0.106771345</text:p>
              </table:table-cell>
              <table:table-cell office:value-type="float" office:value="-0.2938072309">
                <text:p>-0.2938072309</text:p>
              </table:table-cell>
              <table:table-cell office:value-type="float" office:value="0.2267330578">
                <text:p>0.2267330578</text:p>
              </table:table-cell>
              <table:table-cell office:value-type="float" office:value="0.0553852201">
                <text:p>0.0553852201</text:p>
              </table:table-cell>
              <table:table-cell office:value-type="float" office:value="0.1767753888">
                <text:p>0.1767753888</text:p>
              </table:table-cell>
              <table:table-cell office:value-type="float" office:value="0.3100564751">
                <text:p>0.3100564751</text:p>
              </table:table-cell>
              <table:table-cell office:value-type="float" office:value="0.5471412814">
                <text:p>0.5471412814</text:p>
              </table:table-cell>
              <table:table-cell office:value-type="float" office:value="0.4643309953">
                <text:p>0.4643309953</text:p>
              </table:table-cell>
              <table:table-cell office:value-type="float" office:value="0.0027805817">
                <text:p>0.0027805817</text:p>
              </table:table-cell>
              <table:table-cell office:value-type="float" office:value="0.2941526741">
                <text:p>0.2941526741</text:p>
              </table:table-cell>
              <table:table-cell office:value-type="float" office:value="0.0000342518379412">
                <text:p>0.0000342518379412</text:p>
              </table:table-cell>
              <table:table-cell office:value-type="float" office:value="0.108359171">
                <text:p>0.108359171</text:p>
              </table:table-cell>
              <table:table-cell office:value-type="float" office:value="0.4778029663">
                <text:p>0.4778029663</text:p>
              </table:table-cell>
            </table:table-row>
            <table:table-row>
              <table:table-cell office:value-type="float" office:value="-0.0270669959">
                <text:p>-0</text:p>
              </table:table-cell>
              <table:table-cell office:value-type="float" office:value="0.0397411955">
                <text:p>0.0397411955</text:p>
              </table:table-cell>
              <table:table-cell office:value-type="float" office:value="0.1301674297">
                <text:p>0.1301674297</text:p>
              </table:table-cell>
              <table:table-cell office:value-type="float" office:value="-0.0051198444">
                <text:p>-0.0051198444</text:p>
              </table:table-cell>
              <table:table-cell office:value-type="float" office:value="0.0303289581">
                <text:p>0.0303289581</text:p>
              </table:table-cell>
              <table:table-cell office:value-type="float" office:value="0.0793077484">
                <text:p>0.0793077484</text:p>
              </table:table-cell>
              <table:table-cell office:value-type="float" office:value="0.155937718">
                <text:p>0.155937718</text:p>
              </table:table-cell>
              <table:table-cell office:value-type="float" office:value="0.0096278691">
                <text:p>0.0096278691</text:p>
              </table:table-cell>
              <table:table-cell office:value-type="float" office:value="-0.0356316121">
                <text:p>-0.0356316121</text:p>
              </table:table-cell>
              <table:table-cell office:value-type="float" office:value="-0.0254288734">
                <text:p>-0.0254288734</text:p>
              </table:table-cell>
              <table:table-cell office:value-type="float" office:value="-0.1842777924">
                <text:p>-0.1842777924</text:p>
              </table:table-cell>
              <table:table-cell office:value-type="float" office:value="-0.1185369622">
                <text:p>-0.1185369622</text:p>
              </table:table-cell>
              <table:table-cell office:value-type="float" office:value="0.2509230491">
                <text:p>0.2509230491</text:p>
              </table:table-cell>
              <table:table-cell office:value-type="float" office:value="-0.0265014243">
                <text:p>-0.0265014243</text:p>
              </table:table-cell>
              <table:table-cell office:value-type="float" office:value="0.0780443381">
                <text:p>0.0780443381</text:p>
              </table:table-cell>
              <table:table-cell office:value-type="float" office:value="-0.0481773806">
                <text:p>-0.0481773806</text:p>
              </table:table-cell>
              <table:table-cell office:value-type="float" office:value="-0.0281333699">
                <text:p>-0.0281333699</text:p>
              </table:table-cell>
              <table:table-cell office:value-type="float" office:value="-0.0378703018">
                <text:p>-0.0378703018</text:p>
              </table:table-cell>
              <table:table-cell office:value-type="float" office:value="0.0746512215">
                <text:p>0.0746512215</text:p>
              </table:table-cell>
              <table:table-cell office:value-type="float" office:value="0.1355505576">
                <text:p>0.1355505576</text:p>
              </table:table-cell>
              <table:table-cell office:value-type="float" office:value="0.0781943581">
                <text:p>0.0781943581</text:p>
              </table:table-cell>
              <table:table-cell office:value-type="float" office:value="0.2677354906">
                <text:p>0.2677354906</text:p>
              </table:table-cell>
              <table:table-cell office:value-type="float" office:value="0.0184325126">
                <text:p>0.0184325126</text:p>
              </table:table-cell>
              <table:table-cell office:value-type="float" office:value="-0.0094807247">
                <text:p>-0.0094807247</text:p>
              </table:table-cell>
              <table:table-cell office:value-type="float" office:value="0.1406727947">
                <text:p>0.1406727947</text:p>
              </table:table-cell>
              <table:table-cell office:value-type="float" office:value="-0.0684809382">
                <text:p>-0.0684809382</text:p>
              </table:table-cell>
              <table:table-cell office:value-type="float" office:value="0.153597507">
                <text:p>0.153597507</text:p>
              </table:table-cell>
              <table:table-cell office:value-type="float" office:value="0.1180476727">
                <text:p>0.1180476727</text:p>
              </table:table-cell>
              <table:table-cell office:value-type="float" office:value="1">
                <text:p>1</text:p>
              </table:table-cell>
              <table:table-cell office:value-type="float" office:value="-0.0914488988">
                <text:p>-0.0914488988</text:p>
              </table:table-cell>
              <table:table-cell office:value-type="float" office:value="0.0137244694">
                <text:p>0.0137244694</text:p>
              </table:table-cell>
              <table:table-cell office:value-type="float" office:value="-0.0649704796">
                <text:p>-0.0649704796</text:p>
              </table:table-cell>
              <table:table-cell office:value-type="float" office:value="0.0273634929">
                <text:p>0.0273634929</text:p>
              </table:table-cell>
              <table:table-cell office:value-type="float" office:value="-0.1365535679">
                <text:p>-0.1365535679</text:p>
              </table:table-cell>
              <table:table-cell office:value-type="float" office:value="-0.0727829342">
                <text:p>-0.0727829342</text:p>
              </table:table-cell>
              <table:table-cell office:value-type="float" office:value="0.0959153661">
                <text:p>0.0959153661</text:p>
              </table:table-cell>
              <table:table-cell office:value-type="float" office:value="-0.0549791159">
                <text:p>-0.0549791159</text:p>
              </table:table-cell>
              <table:table-cell office:value-type="float" office:value="0.0424076438">
                <text:p>0.0424076438</text:p>
              </table:table-cell>
              <table:table-cell office:value-type="float" office:value="0.1508656331">
                <text:p>0.1508656331</text:p>
              </table:table-cell>
              <table:table-cell office:value-type="float" office:value="0.1347000688">
                <text:p>0.1347000688</text:p>
              </table:table-cell>
              <table:table-cell office:value-type="float" office:value="-0.0908577039">
                <text:p>-0.0908577039</text:p>
              </table:table-cell>
              <table:table-cell office:value-type="float" office:value="0.1322026745">
                <text:p>0.1322026745</text:p>
              </table:table-cell>
              <table:table-cell office:value-type="float" office:value="0.1087513486">
                <text:p>0.1087513486</text:p>
              </table:table-cell>
              <table:table-cell office:value-type="float" office:value="0.1246685242">
                <text:p>0.1246685242</text:p>
              </table:table-cell>
              <table:table-cell office:value-type="float" office:value="0.0481896043">
                <text:p>0.0481896043</text:p>
              </table:table-cell>
              <table:table-cell office:value-type="float" office:value="0.0024800994">
                <text:p>0.0024800994</text:p>
              </table:table-cell>
              <table:table-cell office:value-type="float" office:value="0.1370975532">
                <text:p>0.1370975532</text:p>
              </table:table-cell>
              <table:table-cell office:value-type="float" office:value="-0.0144507846">
                <text:p>-0.0144507846</text:p>
              </table:table-cell>
              <table:table-cell office:value-type="float" office:value="0.0650029315">
                <text:p>0.0650029315</text:p>
              </table:table-cell>
              <table:table-cell office:value-type="float" office:value="-0.1133935846">
                <text:p>-0.1133935846</text:p>
              </table:table-cell>
              <table:table-cell office:value-type="float" office:value="0.0120360129">
                <text:p>0.0120360129</text:p>
              </table:table-cell>
              <table:table-cell office:value-type="float" office:value="0.0197141622">
                <text:p>0.0197141622</text:p>
              </table:table-cell>
              <table:table-cell office:value-type="float" office:value="0.1397896125">
                <text:p>0.1397896125</text:p>
              </table:table-cell>
              <table:table-cell office:value-type="float" office:value="-0.017444412">
                <text:p>-0.017444412</text:p>
              </table:table-cell>
              <table:table-cell office:value-type="float" office:value="0.0688278396">
                <text:p>0.0688278396</text:p>
              </table:table-cell>
              <table:table-cell office:value-type="float" office:value="0.0647095642">
                <text:p>0.0647095642</text:p>
              </table:table-cell>
              <table:table-cell office:value-type="float" office:value="0.1039257875">
                <text:p>0.1039257875</text:p>
              </table:table-cell>
              <table:table-cell office:value-type="float" office:value="0.0578809554">
                <text:p>0.0578809554</text:p>
              </table:table-cell>
              <table:table-cell office:value-type="float" office:value="0.1105730732">
                <text:p>0.1105730732</text:p>
              </table:table-cell>
              <table:table-cell office:value-type="float" office:value="0.0450513235">
                <text:p>0.0450513235</text:p>
              </table:table-cell>
              <table:table-cell office:value-type="float" office:value="0.0103036868">
                <text:p>0.0103036868</text:p>
              </table:table-cell>
              <table:table-cell office:value-type="float" office:value="0.1299145864">
                <text:p>0.1299145864</text:p>
              </table:table-cell>
              <table:table-cell office:value-type="float" office:value="-0.0731498038">
                <text:p>-0.0731498038</text:p>
              </table:table-cell>
              <table:table-cell office:value-type="float" office:value="0.1417098648">
                <text:p>0.1417098648</text:p>
              </table:table-cell>
              <table:table-cell office:value-type="float" office:value="-0.0141480212">
                <text:p>-0.0141480212</text:p>
              </table:table-cell>
              <table:table-cell office:value-type="float" office:value="0.0911214307">
                <text:p>0.0911214307</text:p>
              </table:table-cell>
              <table:table-cell office:value-type="float" office:value="0.0979531748">
                <text:p>0.0979531748</text:p>
              </table:table-cell>
              <table:table-cell office:value-type="float" office:value="0.0154437141">
                <text:p>0.0154437141</text:p>
              </table:table-cell>
              <table:table-cell office:value-type="float" office:value="0.1105053495">
                <text:p>0.1105053495</text:p>
              </table:table-cell>
              <table:table-cell office:value-type="float" office:value="-0.0247816988">
                <text:p>-0.0247816988</text:p>
              </table:table-cell>
              <table:table-cell office:value-type="float" office:value="0.0593250287">
                <text:p>0.0593250287</text:p>
              </table:table-cell>
              <table:table-cell office:value-type="float" office:value="0.1139823746">
                <text:p>0.1139823746</text:p>
              </table:table-cell>
              <table:table-cell office:value-type="float" office:value="0.1049474596">
                <text:p>0.1049474596</text:p>
              </table:table-cell>
              <table:table-cell office:value-type="float" office:value="-0.0141650063">
                <text:p>-0.0141650063</text:p>
              </table:table-cell>
              <table:table-cell office:value-type="float" office:value="-0.2697833487">
                <text:p>-0.2697833487</text:p>
              </table:table-cell>
              <table:table-cell office:value-type="float" office:value="0.0054667186">
                <text:p>0.0054667186</text:p>
              </table:table-cell>
              <table:table-cell office:value-type="float" office:value="-0.1528835195">
                <text:p>-0.1528835195</text:p>
              </table:table-cell>
              <table:table-cell office:value-type="float" office:value="-0.0359867227">
                <text:p>-0.0359867227</text:p>
              </table:table-cell>
              <table:table-cell office:value-type="float" office:value="0.0243283195">
                <text:p>0.0243283195</text:p>
              </table:table-cell>
              <table:table-cell office:value-type="float" office:value="0.0489269666">
                <text:p>0.0489269666</text:p>
              </table:table-cell>
              <table:table-cell office:value-type="float" office:value="0.0747114621">
                <text:p>0.0747114621</text:p>
              </table:table-cell>
              <table:table-cell office:value-type="float" office:value="-0.0578340072">
                <text:p>-0.0578340072</text:p>
              </table:table-cell>
              <table:table-cell office:value-type="float" office:value="0.1369759895">
                <text:p>0.1369759895</text:p>
              </table:table-cell>
              <table:table-cell office:value-type="float" office:value="-0.0754456354">
                <text:p>-0.0754456354</text:p>
              </table:table-cell>
              <table:table-cell office:value-type="float" office:value="-0.0939077142">
                <text:p>-0.0939077142</text:p>
              </table:table-cell>
              <table:table-cell office:value-type="float" office:value="0.0743079245">
                <text:p>0.0743079245</text:p>
              </table:table-cell>
            </table:table-row>
            <table:table-row>
              <table:table-cell office:value-type="float" office:value="-0.0467632845">
                <text:p>-0</text:p>
              </table:table-cell>
              <table:table-cell office:value-type="float" office:value="-0.0463675207">
                <text:p>-0.0463675207</text:p>
              </table:table-cell>
              <table:table-cell office:value-type="float" office:value="-0.1437840924">
                <text:p>-0.1437840924</text:p>
              </table:table-cell>
              <table:table-cell office:value-type="float" office:value="0.1062669079">
                <text:p>0.1062669079</text:p>
              </table:table-cell>
              <table:table-cell office:value-type="float" office:value="-0.0115968689">
                <text:p>-0.0115968689</text:p>
              </table:table-cell>
              <table:table-cell office:value-type="float" office:value="-0.2525151981">
                <text:p>-0.2525151981</text:p>
              </table:table-cell>
              <table:table-cell office:value-type="float" office:value="-0.0875485712">
                <text:p>-0.0875485712</text:p>
              </table:table-cell>
              <table:table-cell office:value-type="float" office:value="0.068995121">
                <text:p>0.068995121</text:p>
              </table:table-cell>
              <table:table-cell office:value-type="float" office:value="-0.1000632961">
                <text:p>-0.1000632961</text:p>
              </table:table-cell>
              <table:table-cell office:value-type="float" office:value="0.2233809157">
                <text:p>0.2233809157</text:p>
              </table:table-cell>
              <table:table-cell office:value-type="float" office:value="-0.1121948986">
                <text:p>-0.1121948986</text:p>
              </table:table-cell>
              <table:table-cell office:value-type="float" office:value="-0.0183053765">
                <text:p>-0.0183053765</text:p>
              </table:table-cell>
              <table:table-cell office:value-type="float" office:value="0.0836179157">
                <text:p>0.0836179157</text:p>
              </table:table-cell>
              <table:table-cell office:value-type="float" office:value="0.119915862">
                <text:p>0.119915862</text:p>
              </table:table-cell>
              <table:table-cell office:value-type="float" office:value="-0.1887910896">
                <text:p>-0.1887910896</text:p>
              </table:table-cell>
              <table:table-cell office:value-type="float" office:value="-0.0482227111">
                <text:p>-0.0482227111</text:p>
              </table:table-cell>
              <table:table-cell office:value-type="float" office:value="-0.1239753408">
                <text:p>-0.1239753408</text:p>
              </table:table-cell>
              <table:table-cell office:value-type="float" office:value="-0.0190633552">
                <text:p>-0.0190633552</text:p>
              </table:table-cell>
              <table:table-cell office:value-type="float" office:value="0.0047437821">
                <text:p>0.0047437821</text:p>
              </table:table-cell>
              <table:table-cell office:value-type="float" office:value="-0.0141951905">
                <text:p>-0.0141951905</text:p>
              </table:table-cell>
              <table:table-cell office:value-type="float" office:value="0.0176860794">
                <text:p>0.0176860794</text:p>
              </table:table-cell>
              <table:table-cell office:value-type="float" office:value="-0.0524494033">
                <text:p>-0.0524494033</text:p>
              </table:table-cell>
              <table:table-cell office:value-type="float" office:value="0.0014563933">
                <text:p>0.0014563933</text:p>
              </table:table-cell>
              <table:table-cell office:value-type="float" office:value="0.0176198195">
                <text:p>0.0176198195</text:p>
              </table:table-cell>
              <table:table-cell office:value-type="float" office:value="-0.0534156196">
                <text:p>-0.0534156196</text:p>
              </table:table-cell>
              <table:table-cell office:value-type="float" office:value="-0.025309784">
                <text:p>-0.025309784</text:p>
              </table:table-cell>
              <table:table-cell office:value-type="float" office:value="0.0824918556">
                <text:p>0.0824918556</text:p>
              </table:table-cell>
              <table:table-cell office:value-type="float" office:value="0.0424210508">
                <text:p>0.0424210508</text:p>
              </table:table-cell>
              <table:table-cell office:value-type="float" office:value="-0.0914488988">
                <text:p>-0.0914488988</text:p>
              </table:table-cell>
              <table:table-cell office:value-type="float" office:value="1">
                <text:p>1</text:p>
              </table:table-cell>
              <table:table-cell office:value-type="float" office:value="0.1974134766">
                <text:p>0.1974134766</text:p>
              </table:table-cell>
              <table:table-cell office:value-type="float" office:value="0.0685115046">
                <text:p>0.0685115046</text:p>
              </table:table-cell>
              <table:table-cell office:value-type="float" office:value="-0.0612079338">
                <text:p>-0.0612079338</text:p>
              </table:table-cell>
              <table:table-cell office:value-type="float" office:value="0.0867876255">
                <text:p>0.0867876255</text:p>
              </table:table-cell>
              <table:table-cell office:value-type="float" office:value="-0.0357563753">
                <text:p>-0.0357563753</text:p>
              </table:table-cell>
              <table:table-cell office:value-type="float" office:value="0.0035203378">
                <text:p>0.0035203378</text:p>
              </table:table-cell>
              <table:table-cell office:value-type="float" office:value="0.0002967909">
                <text:p>0.0002967909</text:p>
              </table:table-cell>
              <table:table-cell office:value-type="float" office:value="0.0863513315">
                <text:p>0.0863513315</text:p>
              </table:table-cell>
              <table:table-cell office:value-type="float" office:value="0.0347014789">
                <text:p>0.0347014789</text:p>
              </table:table-cell>
              <table:table-cell office:value-type="float" office:value="-0.1101519803">
                <text:p>-0.1101519803</text:p>
              </table:table-cell>
              <table:table-cell office:value-type="float" office:value="0.0146817432">
                <text:p>0.0146817432</text:p>
              </table:table-cell>
              <table:table-cell office:value-type="float" office:value="-0.0487760007">
                <text:p>-0.0487760007</text:p>
              </table:table-cell>
              <table:table-cell office:value-type="float" office:value="0.0547717271">
                <text:p>0.0547717271</text:p>
              </table:table-cell>
              <table:table-cell office:value-type="float" office:value="-0.0060004983">
                <text:p>-0.0060004983</text:p>
              </table:table-cell>
              <table:table-cell office:value-type="float" office:value="0.1913220975">
                <text:p>0.1913220975</text:p>
              </table:table-cell>
              <table:table-cell office:value-type="float" office:value="-0.0123320132">
                <text:p>-0.0123320132</text:p>
              </table:table-cell>
              <table:table-cell office:value-type="float" office:value="0.0159465388">
                <text:p>0.0159465388</text:p>
              </table:table-cell>
              <table:table-cell office:value-type="float" office:value="0.1030713018">
                <text:p>0.1030713018</text:p>
              </table:table-cell>
              <table:table-cell office:value-type="float" office:value="-0.1681642194">
                <text:p>-0.1681642194</text:p>
              </table:table-cell>
              <table:table-cell office:value-type="float" office:value="0.2016250624">
                <text:p>0.2016250624</text:p>
              </table:table-cell>
              <table:table-cell office:value-type="float" office:value="0.0997018539">
                <text:p>0.0997018539</text:p>
              </table:table-cell>
              <table:table-cell office:value-type="float" office:value="0.0810909541">
                <text:p>0.0810909541</text:p>
              </table:table-cell>
              <table:table-cell office:value-type="float" office:value="-0.0748875045">
                <text:p>-0.0748875045</text:p>
              </table:table-cell>
              <table:table-cell office:value-type="float" office:value="0.0634158669">
                <text:p>0.0634158669</text:p>
              </table:table-cell>
              <table:table-cell office:value-type="float" office:value="-0.0845868723">
                <text:p>-0.0845868723</text:p>
              </table:table-cell>
              <table:table-cell office:value-type="float" office:value="-0.0935971765">
                <text:p>-0.0935971765</text:p>
              </table:table-cell>
              <table:table-cell office:value-type="float" office:value="0.1252024388">
                <text:p>0.1252024388</text:p>
              </table:table-cell>
              <table:table-cell office:value-type="float" office:value="-0.0271320253">
                <text:p>-0.0271320253</text:p>
              </table:table-cell>
              <table:table-cell office:value-type="float" office:value="0.152508532">
                <text:p>0.152508532</text:p>
              </table:table-cell>
              <table:table-cell office:value-type="float" office:value="-0.0763149746">
                <text:p>-0.0763149746</text:p>
              </table:table-cell>
              <table:table-cell office:value-type="float" office:value="-0.0425824009">
                <text:p>-0.0425824009</text:p>
              </table:table-cell>
              <table:table-cell office:value-type="float" office:value="-0.0225401613">
                <text:p>-0.0225401613</text:p>
              </table:table-cell>
              <table:table-cell office:value-type="float" office:value="0.129063951">
                <text:p>0.129063951</text:p>
              </table:table-cell>
              <table:table-cell office:value-type="float" office:value="-0.0832409798">
                <text:p>-0.0832409798</text:p>
              </table:table-cell>
              <table:table-cell office:value-type="float" office:value="-0.1231272906">
                <text:p>-0.1231272906</text:p>
              </table:table-cell>
              <table:table-cell office:value-type="float" office:value="-0.1053250572">
                <text:p>-0.1053250572</text:p>
              </table:table-cell>
              <table:table-cell office:value-type="float" office:value="0.0118528833">
                <text:p>0.0118528833</text:p>
              </table:table-cell>
              <table:table-cell office:value-type="float" office:value="0.1188668163">
                <text:p>0.1188668163</text:p>
              </table:table-cell>
              <table:table-cell office:value-type="float" office:value="-0.0220803582">
                <text:p>-0.0220803582</text:p>
              </table:table-cell>
              <table:table-cell office:value-type="float" office:value="-0.1016502697">
                <text:p>-0.1016502697</text:p>
              </table:table-cell>
              <table:table-cell office:value-type="float" office:value="-0.1684064916">
                <text:p>-0.1684064916</text:p>
              </table:table-cell>
              <table:table-cell office:value-type="float" office:value="0.0769367277">
                <text:p>0.0769367277</text:p>
              </table:table-cell>
              <table:table-cell office:value-type="float" office:value="-0.0552035955">
                <text:p>-0.0552035955</text:p>
              </table:table-cell>
              <table:table-cell office:value-type="float" office:value="0.0205231858">
                <text:p>0.0205231858</text:p>
              </table:table-cell>
              <table:table-cell office:value-type="float" office:value="0.1263892615">
                <text:p>0.1263892615</text:p>
              </table:table-cell>
              <table:table-cell office:value-type="float" office:value="0.0803837065">
                <text:p>0.0803837065</text:p>
              </table:table-cell>
              <table:table-cell office:value-type="float" office:value="-0.1353559001">
                <text:p>-0.1353559001</text:p>
              </table:table-cell>
              <table:table-cell office:value-type="float" office:value="-0.0788900653">
                <text:p>-0.0788900653</text:p>
              </table:table-cell>
              <table:table-cell office:value-type="float" office:value="-0.1090596977">
                <text:p>-0.1090596977</text:p>
              </table:table-cell>
              <table:table-cell office:value-type="float" office:value="-0.0045852534">
                <text:p>-0.0045852534</text:p>
              </table:table-cell>
              <table:table-cell office:value-type="float" office:value="-0.0587656374">
                <text:p>-0.0587656374</text:p>
              </table:table-cell>
              <table:table-cell office:value-type="float" office:value="0.0532745606">
                <text:p>0.0532745606</text:p>
              </table:table-cell>
              <table:table-cell office:value-type="float" office:value="-0.0554027917">
                <text:p>-0.0554027917</text:p>
              </table:table-cell>
              <table:table-cell office:value-type="float" office:value="0.0593976787">
                <text:p>0.0593976787</text:p>
              </table:table-cell>
              <table:table-cell office:value-type="float" office:value="0.1075913449">
                <text:p>0.1075913449</text:p>
              </table:table-cell>
              <table:table-cell office:value-type="float" office:value="-0.0621955467">
                <text:p>-0.0621955467</text:p>
              </table:table-cell>
            </table:table-row>
            <table:table-row>
              <table:table-cell office:value-type="float" office:value="-0.0399773109">
                <text:p>-0</text:p>
              </table:table-cell>
              <table:table-cell office:value-type="float" office:value="-0.0145225996">
                <text:p>-0.0145225996</text:p>
              </table:table-cell>
              <table:table-cell office:value-type="float" office:value="-0.0909155058">
                <text:p>-0.0909155058</text:p>
              </table:table-cell>
              <table:table-cell office:value-type="float" office:value="0.2639085287">
                <text:p>0.2639085287</text:p>
              </table:table-cell>
              <table:table-cell office:value-type="float" office:value="-0.092846776">
                <text:p>-0.092846776</text:p>
              </table:table-cell>
              <table:table-cell office:value-type="float" office:value="0.0066773886">
                <text:p>0.0066773886</text:p>
              </table:table-cell>
              <table:table-cell office:value-type="float" office:value="0.1601058489">
                <text:p>0.1601058489</text:p>
              </table:table-cell>
              <table:table-cell office:value-type="float" office:value="0.1653365427">
                <text:p>0.1653365427</text:p>
              </table:table-cell>
              <table:table-cell office:value-type="float" office:value="-0.0881559622">
                <text:p>-0.0881559622</text:p>
              </table:table-cell>
              <table:table-cell office:value-type="float" office:value="0.2303375041">
                <text:p>0.2303375041</text:p>
              </table:table-cell>
              <table:table-cell office:value-type="float" office:value="-0.0895488286">
                <text:p>-0.0895488286</text:p>
              </table:table-cell>
              <table:table-cell office:value-type="float" office:value="-0.0597554457">
                <text:p>-0.0597554457</text:p>
              </table:table-cell>
              <table:table-cell office:value-type="float" office:value="0.0282107261">
                <text:p>0.0282107261</text:p>
              </table:table-cell>
              <table:table-cell office:value-type="float" office:value="-0.0063348203">
                <text:p>-0.0063348203</text:p>
              </table:table-cell>
              <table:table-cell office:value-type="float" office:value="0.0471208162">
                <text:p>0.0471208162</text:p>
              </table:table-cell>
              <table:table-cell office:value-type="float" office:value="0.0366869056">
                <text:p>0.0366869056</text:p>
              </table:table-cell>
              <table:table-cell office:value-type="float" office:value="-0.1862128367">
                <text:p>-0.1862128367</text:p>
              </table:table-cell>
              <table:table-cell office:value-type="float" office:value="0.1430314762">
                <text:p>0.1430314762</text:p>
              </table:table-cell>
              <table:table-cell office:value-type="float" office:value="0.1330853911">
                <text:p>0.1330853911</text:p>
              </table:table-cell>
              <table:table-cell office:value-type="float" office:value="0.0161709263">
                <text:p>0.0161709263</text:p>
              </table:table-cell>
              <table:table-cell office:value-type="float" office:value="0.0591271404">
                <text:p>0.0591271404</text:p>
              </table:table-cell>
              <table:table-cell office:value-type="float" office:value="0.0257296071">
                <text:p>0.0257296071</text:p>
              </table:table-cell>
              <table:table-cell office:value-type="float" office:value="0.1306237468">
                <text:p>0.1306237468</text:p>
              </table:table-cell>
              <table:table-cell office:value-type="float" office:value="-0.0546705299">
                <text:p>-0.0546705299</text:p>
              </table:table-cell>
              <table:table-cell office:value-type="float" office:value="0.0504356782">
                <text:p>0.0504356782</text:p>
              </table:table-cell>
              <table:table-cell office:value-type="float" office:value="0.1438845594">
                <text:p>0.1438845594</text:p>
              </table:table-cell>
              <table:table-cell office:value-type="float" office:value="0.1045204051">
                <text:p>0.1045204051</text:p>
              </table:table-cell>
              <table:table-cell office:value-type="float" office:value="0.1084694898">
                <text:p>0.1084694898</text:p>
              </table:table-cell>
              <table:table-cell office:value-type="float" office:value="0.0137244694">
                <text:p>0.0137244694</text:p>
              </table:table-cell>
              <table:table-cell office:value-type="float" office:value="0.1974134766">
                <text:p>0.1974134766</text:p>
              </table:table-cell>
              <table:table-cell office:value-type="float" office:value="1">
                <text:p>1</text:p>
              </table:table-cell>
              <table:table-cell office:value-type="float" office:value="-0.0345145498">
                <text:p>-0.0345145498</text:p>
              </table:table-cell>
              <table:table-cell office:value-type="float" office:value="0.1321137921">
                <text:p>0.1321137921</text:p>
              </table:table-cell>
              <table:table-cell office:value-type="float" office:value="-0.083253694">
                <text:p>-0.083253694</text:p>
              </table:table-cell>
              <table:table-cell office:value-type="float" office:value="0.1559585765">
                <text:p>0.1559585765</text:p>
              </table:table-cell>
              <table:table-cell office:value-type="float" office:value="-0.024481822">
                <text:p>-0.024481822</text:p>
              </table:table-cell>
              <table:table-cell office:value-type="float" office:value="-0.0063034168">
                <text:p>-0.0063034168</text:p>
              </table:table-cell>
              <table:table-cell office:value-type="float" office:value="-0.0223719594">
                <text:p>-0.0223719594</text:p>
              </table:table-cell>
              <table:table-cell office:value-type="float" office:value="-0.0560543782">
                <text:p>-0.0560543782</text:p>
              </table:table-cell>
              <table:table-cell office:value-type="float" office:value="0.0727108159">
                <text:p>0.0727108159</text:p>
              </table:table-cell>
              <table:table-cell office:value-type="float" office:value="-0.2392048796">
                <text:p>-0.2392048796</text:p>
              </table:table-cell>
              <table:table-cell office:value-type="float" office:value="-0.0206088968">
                <text:p>-0.0206088968</text:p>
              </table:table-cell>
              <table:table-cell office:value-type="float" office:value="0.1151888476">
                <text:p>0.1151888476</text:p>
              </table:table-cell>
              <table:table-cell office:value-type="float" office:value="0.1005856961">
                <text:p>0.1005856961</text:p>
              </table:table-cell>
              <table:table-cell office:value-type="float" office:value="-0.0120883905">
                <text:p>-0.0120883905</text:p>
              </table:table-cell>
              <table:table-cell office:value-type="float" office:value="0.1205347336">
                <text:p>0.1205347336</text:p>
              </table:table-cell>
              <table:table-cell office:value-type="float" office:value="0.1511465696">
                <text:p>0.1511465696</text:p>
              </table:table-cell>
              <table:table-cell office:value-type="float" office:value="0.0754782399">
                <text:p>0.0754782399</text:p>
              </table:table-cell>
              <table:table-cell office:value-type="float" office:value="0.0944974297">
                <text:p>0.0944974297</text:p>
              </table:table-cell>
              <table:table-cell office:value-type="float" office:value="-0.0507652507">
                <text:p>-0.0507652507</text:p>
              </table:table-cell>
              <table:table-cell office:value-type="float" office:value="0.127399711">
                <text:p>0.127399711</text:p>
              </table:table-cell>
              <table:table-cell office:value-type="float" office:value="0.0190302232">
                <text:p>0.0190302232</text:p>
              </table:table-cell>
              <table:table-cell office:value-type="float" office:value="0.0939926322">
                <text:p>0.0939926322</text:p>
              </table:table-cell>
              <table:table-cell office:value-type="float" office:value="-0.072966621">
                <text:p>-0.072966621</text:p>
              </table:table-cell>
              <table:table-cell office:value-type="float" office:value="0.1552290805">
                <text:p>0.1552290805</text:p>
              </table:table-cell>
              <table:table-cell office:value-type="float" office:value="0.1313640629">
                <text:p>0.1313640629</text:p>
              </table:table-cell>
              <table:table-cell office:value-type="float" office:value="0.2533488141">
                <text:p>0.2533488141</text:p>
              </table:table-cell>
              <table:table-cell office:value-type="float" office:value="0.124853217">
                <text:p>0.124853217</text:p>
              </table:table-cell>
              <table:table-cell office:value-type="float" office:value="0.0976837221">
                <text:p>0.0976837221</text:p>
              </table:table-cell>
              <table:table-cell office:value-type="float" office:value="0.0756660408">
                <text:p>0.0756660408</text:p>
              </table:table-cell>
              <table:table-cell office:value-type="float" office:value="0.1161713647">
                <text:p>0.1161713647</text:p>
              </table:table-cell>
              <table:table-cell office:value-type="float" office:value="0.1192361679">
                <text:p>0.1192361679</text:p>
              </table:table-cell>
              <table:table-cell office:value-type="float" office:value="0.052599303">
                <text:p>0.052599303</text:p>
              </table:table-cell>
              <table:table-cell office:value-type="float" office:value="0.0631099131">
                <text:p>0.0631099131</text:p>
              </table:table-cell>
              <table:table-cell office:value-type="float" office:value="-0.0230057506">
                <text:p>-0.0230057506</text:p>
              </table:table-cell>
              <table:table-cell office:value-type="float" office:value="0.0208862932">
                <text:p>0.0208862932</text:p>
              </table:table-cell>
              <table:table-cell office:value-type="float" office:value="-0.0443229193">
                <text:p>-0.0443229193</text:p>
              </table:table-cell>
              <table:table-cell office:value-type="float" office:value="0.1391058711">
                <text:p>0.1391058711</text:p>
              </table:table-cell>
              <table:table-cell office:value-type="float" office:value="0.0814449279">
                <text:p>0.0814449279</text:p>
              </table:table-cell>
              <table:table-cell office:value-type="float" office:value="-0.0200089179">
                <text:p>-0.0200089179</text:p>
              </table:table-cell>
              <table:table-cell office:value-type="float" office:value="-0.0334985475">
                <text:p>-0.0334985475</text:p>
              </table:table-cell>
              <table:table-cell office:value-type="float" office:value="-0.0086364083">
                <text:p>-0.0086364083</text:p>
              </table:table-cell>
              <table:table-cell office:value-type="float" office:value="0.0265993497">
                <text:p>0.0265993497</text:p>
              </table:table-cell>
              <table:table-cell office:value-type="float" office:value="0.0154524398">
                <text:p>0.0154524398</text:p>
              </table:table-cell>
              <table:table-cell office:value-type="float" office:value="-0.1599135877">
                <text:p>-0.1599135877</text:p>
              </table:table-cell>
              <table:table-cell office:value-type="float" office:value="-0.0131393758">
                <text:p>-0.0131393758</text:p>
              </table:table-cell>
              <table:table-cell office:value-type="float" office:value="0.0498601108">
                <text:p>0.0498601108</text:p>
              </table:table-cell>
              <table:table-cell office:value-type="float" office:value="0.0888384568">
                <text:p>0.0888384568</text:p>
              </table:table-cell>
              <table:table-cell office:value-type="float" office:value="0.1313479269">
                <text:p>0.1313479269</text:p>
              </table:table-cell>
              <table:table-cell office:value-type="float" office:value="0.065349516">
                <text:p>0.065349516</text:p>
              </table:table-cell>
              <table:table-cell office:value-type="float" office:value="0.1480237431">
                <text:p>0.1480237431</text:p>
              </table:table-cell>
              <table:table-cell office:value-type="float" office:value="-0.1047636813">
                <text:p>-0.1047636813</text:p>
              </table:table-cell>
              <table:table-cell office:value-type="float" office:value="-0.1275069991">
                <text:p>-0.1275069991</text:p>
              </table:table-cell>
              <table:table-cell office:value-type="float" office:value="0.1229420779">
                <text:p>0.1229420779</text:p>
              </table:table-cell>
              <table:table-cell office:value-type="float" office:value="0.0255555748">
                <text:p>0.0255555748</text:p>
              </table:table-cell>
              <table:table-cell office:value-type="float" office:value="0.0828526101">
                <text:p>0.0828526101</text:p>
              </table:table-cell>
            </table:table-row>
            <table:table-row>
              <table:table-cell office:value-type="float" office:value="0.1115036582">
                <text:p>0</text:p>
              </table:table-cell>
              <table:table-cell office:value-type="float" office:value="0.099132038">
                <text:p>0.099132038</text:p>
              </table:table-cell>
              <table:table-cell office:value-type="float" office:value="0.0150462803">
                <text:p>0.0150462803</text:p>
              </table:table-cell>
              <table:table-cell office:value-type="float" office:value="-0.0356517133">
                <text:p>-0.0356517133</text:p>
              </table:table-cell>
              <table:table-cell office:value-type="float" office:value="0.2401111703">
                <text:p>0.2401111703</text:p>
              </table:table-cell>
              <table:table-cell office:value-type="float" office:value="-0.0365480875">
                <text:p>-0.0365480875</text:p>
              </table:table-cell>
              <table:table-cell office:value-type="float" office:value="-0.132981772">
                <text:p>-0.132981772</text:p>
              </table:table-cell>
              <table:table-cell office:value-type="float" office:value="-0.1373810336">
                <text:p>-0.1373810336</text:p>
              </table:table-cell>
              <table:table-cell office:value-type="float" office:value="-0.1064404418">
                <text:p>-0.1064404418</text:p>
              </table:table-cell>
              <table:table-cell office:value-type="float" office:value="0.0468302689">
                <text:p>0.0468302689</text:p>
              </table:table-cell>
              <table:table-cell office:value-type="float" office:value="0.0020157266">
                <text:p>0.0020157266</text:p>
              </table:table-cell>
              <table:table-cell office:value-type="float" office:value="0.0293048483">
                <text:p>0.0293048483</text:p>
              </table:table-cell>
              <table:table-cell office:value-type="float" office:value="-0.060603601">
                <text:p>-0.060603601</text:p>
              </table:table-cell>
              <table:table-cell office:value-type="float" office:value="0.0072282524">
                <text:p>0.0072282524</text:p>
              </table:table-cell>
              <table:table-cell office:value-type="float" office:value="-0.2133416536">
                <text:p>-0.2133416536</text:p>
              </table:table-cell>
              <table:table-cell office:value-type="float" office:value="-0.0350830629">
                <text:p>-0.0350830629</text:p>
              </table:table-cell>
              <table:table-cell office:value-type="float" office:value="-0.044681267">
                <text:p>-0.044681267</text:p>
              </table:table-cell>
              <table:table-cell office:value-type="float" office:value="0.0884314542">
                <text:p>0.0884314542</text:p>
              </table:table-cell>
              <table:table-cell office:value-type="float" office:value="-0.0047631407">
                <text:p>-0.0047631407</text:p>
              </table:table-cell>
              <table:table-cell office:value-type="float" office:value="-0.0837351336">
                <text:p>-0.0837351336</text:p>
              </table:table-cell>
              <table:table-cell office:value-type="float" office:value="-0.1325086585">
                <text:p>-0.1325086585</text:p>
              </table:table-cell>
              <table:table-cell office:value-type="float" office:value="-0.0579042351">
                <text:p>-0.0579042351</text:p>
              </table:table-cell>
              <table:table-cell office:value-type="float" office:value="0.1548523566">
                <text:p>0.1548523566</text:p>
              </table:table-cell>
              <table:table-cell office:value-type="float" office:value="-0.0604024869">
                <text:p>-0.0604024869</text:p>
              </table:table-cell>
              <table:table-cell office:value-type="float" office:value="0.0359700425">
                <text:p>0.0359700425</text:p>
              </table:table-cell>
              <table:table-cell office:value-type="float" office:value="0.0059730731">
                <text:p>0.0059730731</text:p>
              </table:table-cell>
              <table:table-cell office:value-type="float" office:value="-0.0473483475">
                <text:p>-0.0473483475</text:p>
              </table:table-cell>
              <table:table-cell office:value-type="float" office:value="-0.1201092779">
                <text:p>-0.1201092779</text:p>
              </table:table-cell>
              <table:table-cell office:value-type="float" office:value="-0.0649704796">
                <text:p>-0.0649704796</text:p>
              </table:table-cell>
              <table:table-cell office:value-type="float" office:value="0.0685115046">
                <text:p>0.0685115046</text:p>
              </table:table-cell>
              <table:table-cell office:value-type="float" office:value="-0.0345145498">
                <text:p>-0.0345145498</text:p>
              </table:table-cell>
              <table:table-cell office:value-type="float" office:value="1">
                <text:p>1</text:p>
              </table:table-cell>
              <table:table-cell office:value-type="float" office:value="-0.1887699073">
                <text:p>-0.1887699073</text:p>
              </table:table-cell>
              <table:table-cell office:value-type="float" office:value="-0.0022342198">
                <text:p>-0.0022342198</text:p>
              </table:table-cell>
              <table:table-cell office:value-type="float" office:value="-0.1057314289">
                <text:p>-0.1057314289</text:p>
              </table:table-cell>
              <table:table-cell office:value-type="float" office:value="0.0608490118">
                <text:p>0.0608490118</text:p>
              </table:table-cell>
              <table:table-cell office:value-type="float" office:value="-0.008971314">
                <text:p>-0.008971314</text:p>
              </table:table-cell>
              <table:table-cell office:value-type="float" office:value="-0.0894225848">
                <text:p>-0.0894225848</text:p>
              </table:table-cell>
              <table:table-cell office:value-type="float" office:value="0.0832161957">
                <text:p>0.0832161957</text:p>
              </table:table-cell>
              <table:table-cell office:value-type="float" office:value="-0.0874918574">
                <text:p>-0.0874918574</text:p>
              </table:table-cell>
              <table:table-cell office:value-type="float" office:value="-0.013124116">
                <text:p>-0.013124116</text:p>
              </table:table-cell>
              <table:table-cell office:value-type="float" office:value="-0.0079242728">
                <text:p>-0.0079242728</text:p>
              </table:table-cell>
              <table:table-cell office:value-type="float" office:value="-0.1372183605">
                <text:p>-0.1372183605</text:p>
              </table:table-cell>
              <table:table-cell office:value-type="float" office:value="-0.0221866049">
                <text:p>-0.0221866049</text:p>
              </table:table-cell>
              <table:table-cell office:value-type="float" office:value="-0.0130451496">
                <text:p>-0.0130451496</text:p>
              </table:table-cell>
              <table:table-cell office:value-type="float" office:value="-0.0065917516">
                <text:p>-0.0065917516</text:p>
              </table:table-cell>
              <table:table-cell office:value-type="float" office:value="-0.1796088615">
                <text:p>-0.1796088615</text:p>
              </table:table-cell>
              <table:table-cell office:value-type="float" office:value="0.1015265362">
                <text:p>0.1015265362</text:p>
              </table:table-cell>
              <table:table-cell office:value-type="float" office:value="0.0882853782">
                <text:p>0.0882853782</text:p>
              </table:table-cell>
              <table:table-cell office:value-type="float" office:value="-0.0518102195">
                <text:p>-0.0518102195</text:p>
              </table:table-cell>
              <table:table-cell office:value-type="float" office:value="-0.1309758914">
                <text:p>-0.1309758914</text:p>
              </table:table-cell>
              <table:table-cell office:value-type="float" office:value="-0.1057696159">
                <text:p>-0.1057696159</text:p>
              </table:table-cell>
              <table:table-cell office:value-type="float" office:value="-0.1077220766">
                <text:p>-0.1077220766</text:p>
              </table:table-cell>
              <table:table-cell office:value-type="float" office:value="-0.0584121252">
                <text:p>-0.0584121252</text:p>
              </table:table-cell>
              <table:table-cell office:value-type="float" office:value="-0.0101054907">
                <text:p>-0.0101054907</text:p>
              </table:table-cell>
              <table:table-cell office:value-type="float" office:value="-0.0240976594">
                <text:p>-0.0240976594</text:p>
              </table:table-cell>
              <table:table-cell office:value-type="float" office:value="-0.1295886105">
                <text:p>-0.1295886105</text:p>
              </table:table-cell>
              <table:table-cell office:value-type="float" office:value="0.0344717984">
                <text:p>0.0344717984</text:p>
              </table:table-cell>
              <table:table-cell office:value-type="float" office:value="0.0211898503">
                <text:p>0.0211898503</text:p>
              </table:table-cell>
              <table:table-cell office:value-type="float" office:value="-0.1173034275">
                <text:p>-0.1173034275</text:p>
              </table:table-cell>
              <table:table-cell office:value-type="float" office:value="-0.0720510586">
                <text:p>-0.0720510586</text:p>
              </table:table-cell>
              <table:table-cell office:value-type="float" office:value="-0.1831961573">
                <text:p>-0.1831961573</text:p>
              </table:table-cell>
              <table:table-cell office:value-type="float" office:value="-0.0594358851">
                <text:p>-0.0594358851</text:p>
              </table:table-cell>
              <table:table-cell office:value-type="float" office:value="0.162790764">
                <text:p>0.162790764</text:p>
              </table:table-cell>
              <table:table-cell office:value-type="float" office:value="-0.049243839">
                <text:p>-0.049243839</text:p>
              </table:table-cell>
              <table:table-cell office:value-type="float" office:value="-0.158263971">
                <text:p>-0.158263971</text:p>
              </table:table-cell>
              <table:table-cell office:value-type="float" office:value="-0.0431178203">
                <text:p>-0.0431178203</text:p>
              </table:table-cell>
              <table:table-cell office:value-type="float" office:value="0.1238340002">
                <text:p>0.1238340002</text:p>
              </table:table-cell>
              <table:table-cell office:value-type="float" office:value="-0.1069577203">
                <text:p>-0.1069577203</text:p>
              </table:table-cell>
              <table:table-cell office:value-type="float" office:value="-0.1608782">
                <text:p>-0.1608782</text:p>
              </table:table-cell>
              <table:table-cell office:value-type="float" office:value="0.1244201041">
                <text:p>0.1244201041</text:p>
              </table:table-cell>
              <table:table-cell office:value-type="float" office:value="0.0551787091">
                <text:p>0.0551787091</text:p>
              </table:table-cell>
              <table:table-cell office:value-type="float" office:value="-0.1342751812">
                <text:p>-0.1342751812</text:p>
              </table:table-cell>
              <table:table-cell office:value-type="float" office:value="-0.080019749">
                <text:p>-0.080019749</text:p>
              </table:table-cell>
              <table:table-cell office:value-type="float" office:value="0.1646352876">
                <text:p>0.1646352876</text:p>
              </table:table-cell>
              <table:table-cell office:value-type="float" office:value="0.0561410423">
                <text:p>0.0561410423</text:p>
              </table:table-cell>
              <table:table-cell office:value-type="float" office:value="0.0363067742">
                <text:p>0.0363067742</text:p>
              </table:table-cell>
              <table:table-cell office:value-type="float" office:value="-0.1632143904">
                <text:p>-0.1632143904</text:p>
              </table:table-cell>
              <table:table-cell office:value-type="float" office:value="-0.1813122239">
                <text:p>-0.1813122239</text:p>
              </table:table-cell>
              <table:table-cell office:value-type="float" office:value="-0.0598326231">
                <text:p>-0.0598326231</text:p>
              </table:table-cell>
              <table:table-cell office:value-type="float" office:value="-0.1011571749">
                <text:p>-0.1011571749</text:p>
              </table:table-cell>
              <table:table-cell office:value-type="float" office:value="0.1737222772">
                <text:p>0.1737222772</text:p>
              </table:table-cell>
              <table:table-cell office:value-type="float" office:value="-0.0179372752">
                <text:p>-0.0179372752</text:p>
              </table:table-cell>
              <table:table-cell office:value-type="float" office:value="0.022351758">
                <text:p>0.022351758</text:p>
              </table:table-cell>
              <table:table-cell office:value-type="float" office:value="-0.0213753217">
                <text:p>-0.0213753217</text:p>
              </table:table-cell>
              <table:table-cell office:value-type="float" office:value="-0.0269864399">
                <text:p>-0.0269864399</text:p>
              </table:table-cell>
            </table:table-row>
            <table:table-row>
              <table:table-cell office:value-type="float" office:value="-0.1494428175">
                <text:p>-0</text:p>
              </table:table-cell>
              <table:table-cell office:value-type="float" office:value="0.1959580562">
                <text:p>0.1959580562</text:p>
              </table:table-cell>
              <table:table-cell office:value-type="float" office:value="0.3929757208">
                <text:p>0.3929757208</text:p>
              </table:table-cell>
              <table:table-cell office:value-type="float" office:value="0.1560823846">
                <text:p>0.1560823846</text:p>
              </table:table-cell>
              <table:table-cell office:value-type="float" office:value="-0.20051744">
                <text:p>-0.20051744</text:p>
              </table:table-cell>
              <table:table-cell office:value-type="float" office:value="0.135437493">
                <text:p>0.135437493</text:p>
              </table:table-cell>
              <table:table-cell office:value-type="float" office:value="0.8328591852">
                <text:p>0.8328591852</text:p>
              </table:table-cell>
              <table:table-cell office:value-type="float" office:value="0.5908083887">
                <text:p>0.5908083887</text:p>
              </table:table-cell>
              <table:table-cell office:value-type="float" office:value="0.1374347627">
                <text:p>0.1374347627</text:p>
              </table:table-cell>
              <table:table-cell office:value-type="float" office:value="0.1559835269">
                <text:p>0.1559835269</text:p>
              </table:table-cell>
              <table:table-cell office:value-type="float" office:value="0.164122785">
                <text:p>0.164122785</text:p>
              </table:table-cell>
              <table:table-cell office:value-type="float" office:value="-0.0105246091">
                <text:p>-0.0105246091</text:p>
              </table:table-cell>
              <table:table-cell office:value-type="float" office:value="0.2494193038">
                <text:p>0.2494193038</text:p>
              </table:table-cell>
              <table:table-cell office:value-type="float" office:value="0.1885805915">
                <text:p>0.1885805915</text:p>
              </table:table-cell>
              <table:table-cell office:value-type="float" office:value="0.2191286">
                <text:p>0.2191286</text:p>
              </table:table-cell>
              <table:table-cell office:value-type="float" office:value="-0.3415971515">
                <text:p>-0.3415971515</text:p>
              </table:table-cell>
              <table:table-cell office:value-type="float" office:value="-0.0125015191">
                <text:p>-0.0125015191</text:p>
              </table:table-cell>
              <table:table-cell office:value-type="float" office:value="0.0464516329">
                <text:p>0.0464516329</text:p>
              </table:table-cell>
              <table:table-cell office:value-type="float" office:value="-0.0796073333">
                <text:p>-0.0796073333</text:p>
              </table:table-cell>
              <table:table-cell office:value-type="float" office:value="0.2827338995">
                <text:p>0.2827338995</text:p>
              </table:table-cell>
              <table:table-cell office:value-type="float" office:value="0.0582975876">
                <text:p>0.0582975876</text:p>
              </table:table-cell>
              <table:table-cell office:value-type="float" office:value="0.6148713576">
                <text:p>0.6148713576</text:p>
              </table:table-cell>
              <table:table-cell office:value-type="float" office:value="0.2944392052">
                <text:p>0.2944392052</text:p>
              </table:table-cell>
              <table:table-cell office:value-type="float" office:value="0.2528598195">
                <text:p>0.2528598195</text:p>
              </table:table-cell>
              <table:table-cell office:value-type="float" office:value="0.0288814288">
                <text:p>0.0288814288</text:p>
              </table:table-cell>
              <table:table-cell office:value-type="float" office:value="-0.1449879788">
                <text:p>-0.1449879788</text:p>
              </table:table-cell>
              <table:table-cell office:value-type="float" office:value="0.170438397">
                <text:p>0.170438397</text:p>
              </table:table-cell>
              <table:table-cell office:value-type="float" office:value="0.4841843513">
                <text:p>0.4841843513</text:p>
              </table:table-cell>
              <table:table-cell office:value-type="float" office:value="0.0273634929">
                <text:p>0.0273634929</text:p>
              </table:table-cell>
              <table:table-cell office:value-type="float" office:value="-0.0612079338">
                <text:p>-0.0612079338</text:p>
              </table:table-cell>
              <table:table-cell office:value-type="float" office:value="0.1321137921">
                <text:p>0.1321137921</text:p>
              </table:table-cell>
              <table:table-cell office:value-type="float" office:value="-0.1887699073">
                <text:p>-0.1887699073</text:p>
              </table:table-cell>
              <table:table-cell office:value-type="float" office:value="1">
                <text:p>1</text:p>
              </table:table-cell>
              <table:table-cell office:value-type="float" office:value="0.2322722926">
                <text:p>0.2322722926</text:p>
              </table:table-cell>
              <table:table-cell office:value-type="float" office:value="0.1578411573">
                <text:p>0.1578411573</text:p>
              </table:table-cell>
              <table:table-cell office:value-type="float" office:value="0.0232051987">
                <text:p>0.0232051987</text:p>
              </table:table-cell>
              <table:table-cell office:value-type="float" office:value="0.2534193544">
                <text:p>0.2534193544</text:p>
              </table:table-cell>
              <table:table-cell office:value-type="float" office:value="0.1639795232">
                <text:p>0.1639795232</text:p>
              </table:table-cell>
              <table:table-cell office:value-type="float" office:value="0.1819617209">
                <text:p>0.1819617209</text:p>
              </table:table-cell>
              <table:table-cell office:value-type="float" office:value="0.2969574152">
                <text:p>0.2969574152</text:p>
              </table:table-cell>
              <table:table-cell office:value-type="float" office:value="-0.0068398952">
                <text:p>-0.0068398952</text:p>
              </table:table-cell>
              <table:table-cell office:value-type="float" office:value="0.0619265689">
                <text:p>0.0619265689</text:p>
              </table:table-cell>
              <table:table-cell office:value-type="float" office:value="0.4301187477">
                <text:p>0.4301187477</text:p>
              </table:table-cell>
              <table:table-cell office:value-type="float" office:value="0.3368615739">
                <text:p>0.3368615739</text:p>
              </table:table-cell>
              <table:table-cell office:value-type="float" office:value="0.1066121732">
                <text:p>0.1066121732</text:p>
              </table:table-cell>
              <table:table-cell office:value-type="float" office:value="0.4174648183">
                <text:p>0.4174648183</text:p>
              </table:table-cell>
              <table:table-cell office:value-type="float" office:value="0.1923129741">
                <text:p>0.1923129741</text:p>
              </table:table-cell>
              <table:table-cell office:value-type="float" office:value="0.1684624283">
                <text:p>0.1684624283</text:p>
              </table:table-cell>
              <table:table-cell office:value-type="float" office:value="0.261408828">
                <text:p>0.261408828</text:p>
              </table:table-cell>
              <table:table-cell office:value-type="float" office:value="0.2171730758">
                <text:p>0.2171730758</text:p>
              </table:table-cell>
              <table:table-cell office:value-type="float" office:value="0.481076611">
                <text:p>0.481076611</text:p>
              </table:table-cell>
              <table:table-cell office:value-type="float" office:value="0.1869566994">
                <text:p>0.1869566994</text:p>
              </table:table-cell>
              <table:table-cell office:value-type="float" office:value="0.2657551964">
                <text:p>0.2657551964</text:p>
              </table:table-cell>
              <table:table-cell office:value-type="float" office:value="0.1065907865">
                <text:p>0.1065907865</text:p>
              </table:table-cell>
              <table:table-cell office:value-type="float" office:value="0.7762901411">
                <text:p>0.7762901411</text:p>
              </table:table-cell>
              <table:table-cell office:value-type="float" office:value="0.4367329548">
                <text:p>0.4367329548</text:p>
              </table:table-cell>
              <table:table-cell office:value-type="float" office:value="0.1854542647">
                <text:p>0.1854542647</text:p>
              </table:table-cell>
              <table:table-cell office:value-type="float" office:value="0.4253289878">
                <text:p>0.4253289878</text:p>
              </table:table-cell>
              <table:table-cell office:value-type="float" office:value="0.1572884309">
                <text:p>0.1572884309</text:p>
              </table:table-cell>
              <table:table-cell office:value-type="float" office:value="0.7314015789">
                <text:p>0.7314015789</text:p>
              </table:table-cell>
              <table:table-cell office:value-type="float" office:value="0.3870963787">
                <text:p>0.3870963787</text:p>
              </table:table-cell>
              <table:table-cell office:value-type="float" office:value="0.5896275616">
                <text:p>0.5896275616</text:p>
              </table:table-cell>
              <table:table-cell office:value-type="float" office:value="0.038803143">
                <text:p>0.038803143</text:p>
              </table:table-cell>
              <table:table-cell office:value-type="float" office:value="0.2303571051">
                <text:p>0.2303571051</text:p>
              </table:table-cell>
              <table:table-cell office:value-type="float" office:value="0.4072272056">
                <text:p>0.4072272056</text:p>
              </table:table-cell>
              <table:table-cell office:value-type="float" office:value="0.7080608355">
                <text:p>0.7080608355</text:p>
              </table:table-cell>
              <table:table-cell office:value-type="float" office:value="-0.2169613658">
                <text:p>-0.2169613658</text:p>
              </table:table-cell>
              <table:table-cell office:value-type="float" office:value="0.3986270249">
                <text:p>0.3986270249</text:p>
              </table:table-cell>
              <table:table-cell office:value-type="float" office:value="0.7912380378">
                <text:p>0.7912380378</text:p>
              </table:table-cell>
              <table:table-cell office:value-type="float" office:value="0.4163452299">
                <text:p>0.4163452299</text:p>
              </table:table-cell>
              <table:table-cell office:value-type="float" office:value="0.3096430145">
                <text:p>0.3096430145</text:p>
              </table:table-cell>
              <table:table-cell office:value-type="float" office:value="-0.2187173716">
                <text:p>-0.2187173716</text:p>
              </table:table-cell>
              <table:table-cell office:value-type="float" office:value="0.6382602583">
                <text:p>0.6382602583</text:p>
              </table:table-cell>
              <table:table-cell office:value-type="float" office:value="-0.2205941319">
                <text:p>-0.2205941319</text:p>
              </table:table-cell>
              <table:table-cell office:value-type="float" office:value="-0.2365147902">
                <text:p>-0.2365147902</text:p>
              </table:table-cell>
              <table:table-cell office:value-type="float" office:value="0.0695308768">
                <text:p>0.0695308768</text:p>
              </table:table-cell>
              <table:table-cell office:value-type="float" office:value="0.2458062981">
                <text:p>0.2458062981</text:p>
              </table:table-cell>
              <table:table-cell office:value-type="float" office:value="0.2225543779">
                <text:p>0.2225543779</text:p>
              </table:table-cell>
              <table:table-cell office:value-type="float" office:value="0.4875682055">
                <text:p>0.4875682055</text:p>
              </table:table-cell>
              <table:table-cell office:value-type="float" office:value="0.7915600306">
                <text:p>0.7915600306</text:p>
              </table:table-cell>
              <table:table-cell office:value-type="float" office:value="0.5944210293">
                <text:p>0.5944210293</text:p>
              </table:table-cell>
              <table:table-cell office:value-type="float" office:value="-0.1263821396">
                <text:p>-0.1263821396</text:p>
              </table:table-cell>
              <table:table-cell office:value-type="float" office:value="0.3198180863">
                <text:p>0.3198180863</text:p>
              </table:table-cell>
              <table:table-cell office:value-type="float" office:value="0.1043817468">
                <text:p>0.1043817468</text:p>
              </table:table-cell>
              <table:table-cell office:value-type="float" office:value="0.2446064483">
                <text:p>0.2446064483</text:p>
              </table:table-cell>
              <table:table-cell office:value-type="float" office:value="0.8283675782">
                <text:p>0.8283675782</text:p>
              </table:table-cell>
            </table:table-row>
            <table:table-row>
              <table:table-cell office:value-type="float" office:value="-0.110549273">
                <text:p>-0</text:p>
              </table:table-cell>
              <table:table-cell office:value-type="float" office:value="0.1016055001">
                <text:p>0.1016055001</text:p>
              </table:table-cell>
              <table:table-cell office:value-type="float" office:value="0.2054376079">
                <text:p>0.2054376079</text:p>
              </table:table-cell>
              <table:table-cell office:value-type="float" office:value="0.0840698726">
                <text:p>0.0840698726</text:p>
              </table:table-cell>
              <table:table-cell office:value-type="float" office:value="-0.120579913">
                <text:p>-0.120579913</text:p>
              </table:table-cell>
              <table:table-cell office:value-type="float" office:value="-0.1644181511">
                <text:p>-0.1644181511</text:p>
              </table:table-cell>
              <table:table-cell office:value-type="float" office:value="0.0181665567">
                <text:p>0.0181665567</text:p>
              </table:table-cell>
              <table:table-cell office:value-type="float" office:value="-0.108473432">
                <text:p>-0.108473432</text:p>
              </table:table-cell>
              <table:table-cell office:value-type="float" office:value="0.0931747305">
                <text:p>0.0931747305</text:p>
              </table:table-cell>
              <table:table-cell office:value-type="float" office:value="0.2631791479">
                <text:p>0.2631791479</text:p>
              </table:table-cell>
              <table:table-cell office:value-type="float" office:value="0.0997222884">
                <text:p>0.0997222884</text:p>
              </table:table-cell>
              <table:table-cell office:value-type="float" office:value="0.1698076315">
                <text:p>0.1698076315</text:p>
              </table:table-cell>
              <table:table-cell office:value-type="float" office:value="-0.1070821516">
                <text:p>-0.1070821516</text:p>
              </table:table-cell>
              <table:table-cell office:value-type="float" office:value="0.0860250099">
                <text:p>0.0860250099</text:p>
              </table:table-cell>
              <table:table-cell office:value-type="float" office:value="-0.1005757768">
                <text:p>-0.1005757768</text:p>
              </table:table-cell>
              <table:table-cell office:value-type="float" office:value="0.0394686636">
                <text:p>0.0394686636</text:p>
              </table:table-cell>
              <table:table-cell office:value-type="float" office:value="0.0187826747">
                <text:p>0.0187826747</text:p>
              </table:table-cell>
              <table:table-cell office:value-type="float" office:value="-0.2848724231">
                <text:p>-0.2848724231</text:p>
              </table:table-cell>
              <table:table-cell office:value-type="float" office:value="-0.342060983">
                <text:p>-0.342060983</text:p>
              </table:table-cell>
              <table:table-cell office:value-type="float" office:value="0.1115368237">
                <text:p>0.1115368237</text:p>
              </table:table-cell>
              <table:table-cell office:value-type="float" office:value="0.1370199173">
                <text:p>0.1370199173</text:p>
              </table:table-cell>
              <table:table-cell office:value-type="float" office:value="0.048188941">
                <text:p>0.048188941</text:p>
              </table:table-cell>
              <table:table-cell office:value-type="float" office:value="-0.0591623785">
                <text:p>-0.0591623785</text:p>
              </table:table-cell>
              <table:table-cell office:value-type="float" office:value="0.027150521">
                <text:p>0.027150521</text:p>
              </table:table-cell>
              <table:table-cell office:value-type="float" office:value="-0.1315071339">
                <text:p>-0.1315071339</text:p>
              </table:table-cell>
              <table:table-cell office:value-type="float" office:value="-0.1661679212">
                <text:p>-0.1661679212</text:p>
              </table:table-cell>
              <table:table-cell office:value-type="float" office:value="-0.0129682277">
                <text:p>-0.0129682277</text:p>
              </table:table-cell>
              <table:table-cell office:value-type="float" office:value="-0.0201580008">
                <text:p>-0.0201580008</text:p>
              </table:table-cell>
              <table:table-cell office:value-type="float" office:value="-0.1365535679">
                <text:p>-0.1365535679</text:p>
              </table:table-cell>
              <table:table-cell office:value-type="float" office:value="0.0867876255">
                <text:p>0.0867876255</text:p>
              </table:table-cell>
              <table:table-cell office:value-type="float" office:value="-0.083253694">
                <text:p>-0.083253694</text:p>
              </table:table-cell>
              <table:table-cell office:value-type="float" office:value="-0.0022342198">
                <text:p>-0.0022342198</text:p>
              </table:table-cell>
              <table:table-cell office:value-type="float" office:value="0.2322722926">
                <text:p>0.2322722926</text:p>
              </table:table-cell>
              <table:table-cell office:value-type="float" office:value="1">
                <text:p>1</text:p>
              </table:table-cell>
              <table:table-cell office:value-type="float" office:value="0.0383198566">
                <text:p>0.0383198566</text:p>
              </table:table-cell>
              <table:table-cell office:value-type="float" office:value="0.0475710854">
                <text:p>0.0475710854</text:p>
              </table:table-cell>
              <table:table-cell office:value-type="float" office:value="0.2703618349">
                <text:p>0.2703618349</text:p>
              </table:table-cell>
              <table:table-cell office:value-type="float" office:value="-0.0676827273">
                <text:p>-0.0676827273</text:p>
              </table:table-cell>
              <table:table-cell office:value-type="float" office:value="-0.0205729667">
                <text:p>-0.0205729667</text:p>
              </table:table-cell>
              <table:table-cell office:value-type="float" office:value="0.0398529887">
                <text:p>0.0398529887</text:p>
              </table:table-cell>
              <table:table-cell office:value-type="float" office:value="0.3796477724">
                <text:p>0.3796477724</text:p>
              </table:table-cell>
              <table:table-cell office:value-type="float" office:value="-0.355978207">
                <text:p>-0.355978207</text:p>
              </table:table-cell>
              <table:table-cell office:value-type="float" office:value="0.1226548663">
                <text:p>0.1226548663</text:p>
              </table:table-cell>
              <table:table-cell office:value-type="float" office:value="-0.077106171">
                <text:p>-0.077106171</text:p>
              </table:table-cell>
              <table:table-cell office:value-type="float" office:value="0.0091872398">
                <text:p>0.0091872398</text:p>
              </table:table-cell>
              <table:table-cell office:value-type="float" office:value="0.2701642389">
                <text:p>0.2701642389</text:p>
              </table:table-cell>
              <table:table-cell office:value-type="float" office:value="-0.046171289">
                <text:p>-0.046171289</text:p>
              </table:table-cell>
              <table:table-cell office:value-type="float" office:value="0.0893869381">
                <text:p>0.0893869381</text:p>
              </table:table-cell>
              <table:table-cell office:value-type="float" office:value="0.1519581265">
                <text:p>0.1519581265</text:p>
              </table:table-cell>
              <table:table-cell office:value-type="float" office:value="0.169767288">
                <text:p>0.169767288</text:p>
              </table:table-cell>
              <table:table-cell office:value-type="float" office:value="0.0577628058">
                <text:p>0.0577628058</text:p>
              </table:table-cell>
              <table:table-cell office:value-type="float" office:value="0.2004628911">
                <text:p>0.2004628911</text:p>
              </table:table-cell>
              <table:table-cell office:value-type="float" office:value="0.0656560175">
                <text:p>0.0656560175</text:p>
              </table:table-cell>
              <table:table-cell office:value-type="float" office:value="-0.0410000582">
                <text:p>-0.0410000582</text:p>
              </table:table-cell>
              <table:table-cell office:value-type="float" office:value="0.1195210236">
                <text:p>0.1195210236</text:p>
              </table:table-cell>
              <table:table-cell office:value-type="float" office:value="-0.1169760999">
                <text:p>-0.1169760999</text:p>
              </table:table-cell>
              <table:table-cell office:value-type="float" office:value="-0.0457968827">
                <text:p>-0.0457968827</text:p>
              </table:table-cell>
              <table:table-cell office:value-type="float" office:value="-0.1134394677">
                <text:p>-0.1134394677</text:p>
              </table:table-cell>
              <table:table-cell office:value-type="float" office:value="-0.1665539537">
                <text:p>-0.1665539537</text:p>
              </table:table-cell>
              <table:table-cell office:value-type="float" office:value="0.2869759829">
                <text:p>0.2869759829</text:p>
              </table:table-cell>
              <table:table-cell office:value-type="float" office:value="-0.0494712335">
                <text:p>-0.0494712335</text:p>
              </table:table-cell>
              <table:table-cell office:value-type="float" office:value="0.1109740855">
                <text:p>0.1109740855</text:p>
              </table:table-cell>
              <table:table-cell office:value-type="float" office:value="-0.2382280534">
                <text:p>-0.2382280534</text:p>
              </table:table-cell>
              <table:table-cell office:value-type="float" office:value="0.0630071089">
                <text:p>0.0630071089</text:p>
              </table:table-cell>
              <table:table-cell office:value-type="float" office:value="0.127474649">
                <text:p>0.127474649</text:p>
              </table:table-cell>
              <table:table-cell office:value-type="float" office:value="0.1185892133">
                <text:p>0.1185892133</text:p>
              </table:table-cell>
              <table:table-cell office:value-type="float" office:value="0.1933765354">
                <text:p>0.1933765354</text:p>
              </table:table-cell>
              <table:table-cell office:value-type="float" office:value="0.1943078241">
                <text:p>0.1943078241</text:p>
              </table:table-cell>
              <table:table-cell office:value-type="float" office:value="0.1342040091">
                <text:p>0.1342040091</text:p>
              </table:table-cell>
              <table:table-cell office:value-type="float" office:value="0.1212720871">
                <text:p>0.1212720871</text:p>
              </table:table-cell>
              <table:table-cell office:value-type="float" office:value="-0.1841951221">
                <text:p>-0.1841951221</text:p>
              </table:table-cell>
              <table:table-cell office:value-type="float" office:value="-0.1908794698">
                <text:p>-0.1908794698</text:p>
              </table:table-cell>
              <table:table-cell office:value-type="float" office:value="0.2457054717">
                <text:p>0.2457054717</text:p>
              </table:table-cell>
              <table:table-cell office:value-type="float" office:value="-0.1115771208">
                <text:p>-0.1115771208</text:p>
              </table:table-cell>
              <table:table-cell office:value-type="float" office:value="0.2774369501">
                <text:p>0.2774369501</text:p>
              </table:table-cell>
              <table:table-cell office:value-type="float" office:value="0.0089803564">
                <text:p>0.0089803564</text:p>
              </table:table-cell>
              <table:table-cell office:value-type="float" office:value="0.1969806479">
                <text:p>0.1969806479</text:p>
              </table:table-cell>
              <table:table-cell office:value-type="float" office:value="-0.1181342055">
                <text:p>-0.1181342055</text:p>
              </table:table-cell>
              <table:table-cell office:value-type="float" office:value="-0.0980129518">
                <text:p>-0.0980129518</text:p>
              </table:table-cell>
              <table:table-cell office:value-type="float" office:value="0.245754713">
                <text:p>0.245754713</text:p>
              </table:table-cell>
              <table:table-cell office:value-type="float" office:value="-0.103297877">
                <text:p>-0.103297877</text:p>
              </table:table-cell>
              <table:table-cell office:value-type="float" office:value="-0.1870585592">
                <text:p>-0.1870585592</text:p>
              </table:table-cell>
              <table:table-cell office:value-type="float" office:value="-0.0915194098">
                <text:p>-0.0915194098</text:p>
              </table:table-cell>
              <table:table-cell office:value-type="float" office:value="0.1391222785">
                <text:p>0.1391222785</text:p>
              </table:table-cell>
              <table:table-cell office:value-type="float" office:value="0.1477302315">
                <text:p>0.1477302315</text:p>
              </table:table-cell>
              <table:table-cell office:value-type="float" office:value="0.2389738251">
                <text:p>0.2389738251</text:p>
              </table:table-cell>
            </table:table-row>
            <table:table-row>
              <table:table-cell office:value-type="float" office:value="-0.0625802185">
                <text:p>-0</text:p>
              </table:table-cell>
              <table:table-cell office:value-type="float" office:value="-0.0850247939">
                <text:p>-0.0850247939</text:p>
              </table:table-cell>
              <table:table-cell office:value-type="float" office:value="-0.0121209327">
                <text:p>-0.0121209327</text:p>
              </table:table-cell>
              <table:table-cell office:value-type="float" office:value="0.1679819831">
                <text:p>0.1679819831</text:p>
              </table:table-cell>
              <table:table-cell office:value-type="float" office:value="-0.1715963392">
                <text:p>-0.1715963392</text:p>
              </table:table-cell>
              <table:table-cell office:value-type="float" office:value="0.0728816549">
                <text:p>0.0728816549</text:p>
              </table:table-cell>
              <table:table-cell office:value-type="float" office:value="0.2109257283">
                <text:p>0.2109257283</text:p>
              </table:table-cell>
              <table:table-cell office:value-type="float" office:value="0.1934280203">
                <text:p>0.1934280203</text:p>
              </table:table-cell>
              <table:table-cell office:value-type="float" office:value="0.1722837019">
                <text:p>0.1722837019</text:p>
              </table:table-cell>
              <table:table-cell office:value-type="float" office:value="-0.0090755146">
                <text:p>-0.0090755146</text:p>
              </table:table-cell>
              <table:table-cell office:value-type="float" office:value="0.1701555332">
                <text:p>0.1701555332</text:p>
              </table:table-cell>
              <table:table-cell office:value-type="float" office:value="0.0224528106">
                <text:p>0.0224528106</text:p>
              </table:table-cell>
              <table:table-cell office:value-type="float" office:value="0.1131268014">
                <text:p>0.1131268014</text:p>
              </table:table-cell>
              <table:table-cell office:value-type="float" office:value="-0.1091739144">
                <text:p>-0.1091739144</text:p>
              </table:table-cell>
              <table:table-cell office:value-type="float" office:value="0.1009048686">
                <text:p>0.1009048686</text:p>
              </table:table-cell>
              <table:table-cell office:value-type="float" office:value="-0.1396570371">
                <text:p>-0.1396570371</text:p>
              </table:table-cell>
              <table:table-cell office:value-type="float" office:value="-0.115568323">
                <text:p>-0.115568323</text:p>
              </table:table-cell>
              <table:table-cell office:value-type="float" office:value="0.0391961727">
                <text:p>0.0391961727</text:p>
              </table:table-cell>
              <table:table-cell office:value-type="float" office:value="-0.0583765764">
                <text:p>-0.0583765764</text:p>
              </table:table-cell>
              <table:table-cell office:value-type="float" office:value="0.1611114064">
                <text:p>0.1611114064</text:p>
              </table:table-cell>
              <table:table-cell office:value-type="float" office:value="-0.0298098068">
                <text:p>-0.0298098068</text:p>
              </table:table-cell>
              <table:table-cell office:value-type="float" office:value="0.1325207954">
                <text:p>0.1325207954</text:p>
              </table:table-cell>
              <table:table-cell office:value-type="float" office:value="-0.0712304715">
                <text:p>-0.0712304715</text:p>
              </table:table-cell>
              <table:table-cell office:value-type="float" office:value="-0.0494681958">
                <text:p>-0.0494681958</text:p>
              </table:table-cell>
              <table:table-cell office:value-type="float" office:value="-0.0754449515">
                <text:p>-0.0754449515</text:p>
              </table:table-cell>
              <table:table-cell office:value-type="float" office:value="-0.1388260334">
                <text:p>-0.1388260334</text:p>
              </table:table-cell>
              <table:table-cell office:value-type="float" office:value="-0.0069209434">
                <text:p>-0.0069209434</text:p>
              </table:table-cell>
              <table:table-cell office:value-type="float" office:value="0.2373538663">
                <text:p>0.2373538663</text:p>
              </table:table-cell>
              <table:table-cell office:value-type="float" office:value="-0.0727829342">
                <text:p>-0.0727829342</text:p>
              </table:table-cell>
              <table:table-cell office:value-type="float" office:value="-0.0357563753">
                <text:p>-0.0357563753</text:p>
              </table:table-cell>
              <table:table-cell office:value-type="float" office:value="0.1559585765">
                <text:p>0.1559585765</text:p>
              </table:table-cell>
              <table:table-cell office:value-type="float" office:value="-0.1057314289">
                <text:p>-0.1057314289</text:p>
              </table:table-cell>
              <table:table-cell office:value-type="float" office:value="0.1578411573">
                <text:p>0.1578411573</text:p>
              </table:table-cell>
              <table:table-cell office:value-type="float" office:value="0.0383198566">
                <text:p>0.0383198566</text:p>
              </table:table-cell>
              <table:table-cell office:value-type="float" office:value="1">
                <text:p>1</text:p>
              </table:table-cell>
              <table:table-cell office:value-type="float" office:value="-0.0872473826">
                <text:p>-0.0872473826</text:p>
              </table:table-cell>
              <table:table-cell office:value-type="float" office:value="0.1167462913">
                <text:p>0.1167462913</text:p>
              </table:table-cell>
              <table:table-cell office:value-type="float" office:value="-0.0987472462">
                <text:p>-0.0987472462</text:p>
              </table:table-cell>
              <table:table-cell office:value-type="float" office:value="-0.0609201893">
                <text:p>-0.0609201893</text:p>
              </table:table-cell>
              <table:table-cell office:value-type="float" office:value="0.2208425504">
                <text:p>0.2208425504</text:p>
              </table:table-cell>
              <table:table-cell office:value-type="float" office:value="0.0244198724">
                <text:p>0.0244198724</text:p>
              </table:table-cell>
              <table:table-cell office:value-type="float" office:value="0.0126563246">
                <text:p>0.0126563246</text:p>
              </table:table-cell>
              <table:table-cell office:value-type="float" office:value="0.1870602715">
                <text:p>0.1870602715</text:p>
              </table:table-cell>
              <table:table-cell office:value-type="float" office:value="0.0661436984">
                <text:p>0.0661436984</text:p>
              </table:table-cell>
              <table:table-cell office:value-type="float" office:value="0.0145634414">
                <text:p>0.0145634414</text:p>
              </table:table-cell>
              <table:table-cell office:value-type="float" office:value="0.1967663819">
                <text:p>0.1967663819</text:p>
              </table:table-cell>
              <table:table-cell office:value-type="float" office:value="0.0880453794">
                <text:p>0.0880453794</text:p>
              </table:table-cell>
              <table:table-cell office:value-type="float" office:value="0.0812703361">
                <text:p>0.0812703361</text:p>
              </table:table-cell>
              <table:table-cell office:value-type="float" office:value="0.2570748371">
                <text:p>0.2570748371</text:p>
              </table:table-cell>
              <table:table-cell office:value-type="float" office:value="-0.0803359796">
                <text:p>-0.0803359796</text:p>
              </table:table-cell>
              <table:table-cell office:value-type="float" office:value="0.1463240739">
                <text:p>0.1463240739</text:p>
              </table:table-cell>
              <table:table-cell office:value-type="float" office:value="-0.0730517191">
                <text:p>-0.0730517191</text:p>
              </table:table-cell>
              <table:table-cell office:value-type="float" office:value="0.0432077832">
                <text:p>0.0432077832</text:p>
              </table:table-cell>
              <table:table-cell office:value-type="float" office:value="0.0962377372">
                <text:p>0.0962377372</text:p>
              </table:table-cell>
              <table:table-cell office:value-type="float" office:value="0.2333210464">
                <text:p>0.2333210464</text:p>
              </table:table-cell>
              <table:table-cell office:value-type="float" office:value="0.123945135">
                <text:p>0.123945135</text:p>
              </table:table-cell>
              <table:table-cell office:value-type="float" office:value="0.0500309496">
                <text:p>0.0500309496</text:p>
              </table:table-cell>
              <table:table-cell office:value-type="float" office:value="-0.0481729805">
                <text:p>-0.0481729805</text:p>
              </table:table-cell>
              <table:table-cell office:value-type="float" office:value="0.063707981">
                <text:p>0.063707981</text:p>
              </table:table-cell>
              <table:table-cell office:value-type="float" office:value="0.1915636944">
                <text:p>0.1915636944</text:p>
              </table:table-cell>
              <table:table-cell office:value-type="float" office:value="0.1741724159">
                <text:p>0.1741724159</text:p>
              </table:table-cell>
              <table:table-cell office:value-type="float" office:value="0.0930221521">
                <text:p>0.0930221521</text:p>
              </table:table-cell>
              <table:table-cell office:value-type="float" office:value="-0.0178600343">
                <text:p>-0.0178600343</text:p>
              </table:table-cell>
              <table:table-cell office:value-type="float" office:value="-0.016473191">
                <text:p>-0.016473191</text:p>
              </table:table-cell>
              <table:table-cell office:value-type="float" office:value="0.061943162">
                <text:p>0.061943162</text:p>
              </table:table-cell>
              <table:table-cell office:value-type="float" office:value="0.2295417748">
                <text:p>0.2295417748</text:p>
              </table:table-cell>
              <table:table-cell office:value-type="float" office:value="-0.1023443472">
                <text:p>-0.1023443472</text:p>
              </table:table-cell>
              <table:table-cell office:value-type="float" office:value="0.0971277136">
                <text:p>0.0971277136</text:p>
              </table:table-cell>
              <table:table-cell office:value-type="float" office:value="0.2040984389">
                <text:p>0.2040984389</text:p>
              </table:table-cell>
              <table:table-cell office:value-type="float" office:value="-0.0008626847">
                <text:p>-0.0008626847</text:p>
              </table:table-cell>
              <table:table-cell office:value-type="float" office:value="-0.1237122867">
                <text:p>-0.1237122867</text:p>
              </table:table-cell>
              <table:table-cell office:value-type="float" office:value="-0.224116338">
                <text:p>-0.224116338</text:p>
              </table:table-cell>
              <table:table-cell office:value-type="float" office:value="0.2019648087">
                <text:p>0.2019648087</text:p>
              </table:table-cell>
              <table:table-cell office:value-type="float" office:value="-0.008365532">
                <text:p>-0.008365532</text:p>
              </table:table-cell>
              <table:table-cell office:value-type="float" office:value="-0.2112359729">
                <text:p>-0.2112359729</text:p>
              </table:table-cell>
              <table:table-cell office:value-type="float" office:value="-0.0221790791">
                <text:p>-0.0221790791</text:p>
              </table:table-cell>
              <table:table-cell office:value-type="float" office:value="0.1010831994">
                <text:p>0.1010831994</text:p>
              </table:table-cell>
              <table:table-cell office:value-type="float" office:value="-0.0122846534">
                <text:p>-0.0122846534</text:p>
              </table:table-cell>
              <table:table-cell office:value-type="float" office:value="0.2139084764">
                <text:p>0.2139084764</text:p>
              </table:table-cell>
              <table:table-cell office:value-type="float" office:value="0.1956592639">
                <text:p>0.1956592639</text:p>
              </table:table-cell>
              <table:table-cell office:value-type="float" office:value="0.1097508191">
                <text:p>0.1097508191</text:p>
              </table:table-cell>
              <table:table-cell office:value-type="float" office:value="0.0015034939">
                <text:p>0.0015034939</text:p>
              </table:table-cell>
              <table:table-cell office:value-type="float" office:value="0.0791463156">
                <text:p>0.0791463156</text:p>
              </table:table-cell>
              <table:table-cell office:value-type="float" office:value="-0.238132399">
                <text:p>-0.238132399</text:p>
              </table:table-cell>
              <table:table-cell office:value-type="float" office:value="-0.1284231077">
                <text:p>-0.1284231077</text:p>
              </table:table-cell>
              <table:table-cell office:value-type="float" office:value="0.1568396899">
                <text:p>0.1568396899</text:p>
              </table:table-cell>
            </table:table-row>
            <table:table-row>
              <table:table-cell office:value-type="float" office:value="-0.0906271037">
                <text:p>-0</text:p>
              </table:table-cell>
              <table:table-cell office:value-type="float" office:value="0.1152603739">
                <text:p>0.1152603739</text:p>
              </table:table-cell>
              <table:table-cell office:value-type="float" office:value="0.096737242">
                <text:p>0.096737242</text:p>
              </table:table-cell>
              <table:table-cell office:value-type="float" office:value="-0.1484518095">
                <text:p>-0.1484518095</text:p>
              </table:table-cell>
              <table:table-cell office:value-type="float" office:value="0.0672723274">
                <text:p>0.0672723274</text:p>
              </table:table-cell>
              <table:table-cell office:value-type="float" office:value="0.0196161501">
                <text:p>0.0196161501</text:p>
              </table:table-cell>
              <table:table-cell office:value-type="float" office:value="0.0139978339">
                <text:p>0.0139978339</text:p>
              </table:table-cell>
              <table:table-cell office:value-type="float" office:value="0.0033123076">
                <text:p>0.0033123076</text:p>
              </table:table-cell>
              <table:table-cell office:value-type="float" office:value="-0.0057000327">
                <text:p>-0.0057000327</text:p>
              </table:table-cell>
              <table:table-cell office:value-type="float" office:value="0.0302070937">
                <text:p>0.0302070937</text:p>
              </table:table-cell>
              <table:table-cell office:value-type="float" office:value="0.0383996542">
                <text:p>0.0383996542</text:p>
              </table:table-cell>
              <table:table-cell office:value-type="float" office:value="0.0038171297">
                <text:p>0.0038171297</text:p>
              </table:table-cell>
              <table:table-cell office:value-type="float" office:value="-0.0462334665">
                <text:p>-0.0462334665</text:p>
              </table:table-cell>
              <table:table-cell office:value-type="float" office:value="0.1481945426">
                <text:p>0.1481945426</text:p>
              </table:table-cell>
              <table:table-cell office:value-type="float" office:value="0.0123846732">
                <text:p>0.0123846732</text:p>
              </table:table-cell>
              <table:table-cell office:value-type="float" office:value="-0.0488808815">
                <text:p>-0.0488808815</text:p>
              </table:table-cell>
              <table:table-cell office:value-type="float" office:value="-0.1617885467">
                <text:p>-0.1617885467</text:p>
              </table:table-cell>
              <table:table-cell office:value-type="float" office:value="-0.0867571098">
                <text:p>-0.0867571098</text:p>
              </table:table-cell>
              <table:table-cell office:value-type="float" office:value="-0.1578080707">
                <text:p>-0.1578080707</text:p>
              </table:table-cell>
              <table:table-cell office:value-type="float" office:value="0.1087057538">
                <text:p>0.1087057538</text:p>
              </table:table-cell>
              <table:table-cell office:value-type="float" office:value="-0.0629543254">
                <text:p>-0.0629543254</text:p>
              </table:table-cell>
              <table:table-cell office:value-type="float" office:value="0.0521595798">
                <text:p>0.0521595798</text:p>
              </table:table-cell>
              <table:table-cell office:value-type="float" office:value="-0.0518414347">
                <text:p>-0.0518414347</text:p>
              </table:table-cell>
              <table:table-cell office:value-type="float" office:value="0.1813476962">
                <text:p>0.1813476962</text:p>
              </table:table-cell>
              <table:table-cell office:value-type="float" office:value="-0.0979452645">
                <text:p>-0.0979452645</text:p>
              </table:table-cell>
              <table:table-cell office:value-type="float" office:value="-0.0684225607">
                <text:p>-0.0684225607</text:p>
              </table:table-cell>
              <table:table-cell office:value-type="float" office:value="-0.0320436518">
                <text:p>-0.0320436518</text:p>
              </table:table-cell>
              <table:table-cell office:value-type="float" office:value="-0.1163391565">
                <text:p>-0.1163391565</text:p>
              </table:table-cell>
              <table:table-cell office:value-type="float" office:value="0.0959153661">
                <text:p>0.0959153661</text:p>
              </table:table-cell>
              <table:table-cell office:value-type="float" office:value="0.0035203378">
                <text:p>0.0035203378</text:p>
              </table:table-cell>
              <table:table-cell office:value-type="float" office:value="-0.024481822">
                <text:p>-0.024481822</text:p>
              </table:table-cell>
              <table:table-cell office:value-type="float" office:value="0.0608490118">
                <text:p>0.0608490118</text:p>
              </table:table-cell>
              <table:table-cell office:value-type="float" office:value="0.0232051987">
                <text:p>0.0232051987</text:p>
              </table:table-cell>
              <table:table-cell office:value-type="float" office:value="0.0475710854">
                <text:p>0.0475710854</text:p>
              </table:table-cell>
              <table:table-cell office:value-type="float" office:value="-0.0872473826">
                <text:p>-0.0872473826</text:p>
              </table:table-cell>
              <table:table-cell office:value-type="float" office:value="1">
                <text:p>1</text:p>
              </table:table-cell>
              <table:table-cell office:value-type="float" office:value="0.0084968156">
                <text:p>0.0084968156</text:p>
              </table:table-cell>
              <table:table-cell office:value-type="float" office:value="-0.1654613564">
                <text:p>-0.1654613564</text:p>
              </table:table-cell>
              <table:table-cell office:value-type="float" office:value="-0.0107401617">
                <text:p>-0.0107401617</text:p>
              </table:table-cell>
              <table:table-cell office:value-type="float" office:value="0.0809568148">
                <text:p>0.0809568148</text:p>
              </table:table-cell>
              <table:table-cell office:value-type="float" office:value="0.0026312751">
                <text:p>0.0026312751</text:p>
              </table:table-cell>
              <table:table-cell office:value-type="float" office:value="-0.0774946457">
                <text:p>-0.0774946457</text:p>
              </table:table-cell>
              <table:table-cell office:value-type="float" office:value="-0.0070182827">
                <text:p>-0.0070182827</text:p>
              </table:table-cell>
              <table:table-cell office:value-type="float" office:value="-0.1650395123">
                <text:p>-0.1650395123</text:p>
              </table:table-cell>
              <table:table-cell office:value-type="float" office:value="-0.2791350087">
                <text:p>-0.2791350087</text:p>
              </table:table-cell>
              <table:table-cell office:value-type="float" office:value="0.0264685271">
                <text:p>0.0264685271</text:p>
              </table:table-cell>
              <table:table-cell office:value-type="float" office:value="-0.0859130753">
                <text:p>-0.0859130753</text:p>
              </table:table-cell>
              <table:table-cell office:value-type="float" office:value="0.0804871382">
                <text:p>0.0804871382</text:p>
              </table:table-cell>
              <table:table-cell office:value-type="float" office:value="-0.0998242211">
                <text:p>-0.0998242211</text:p>
              </table:table-cell>
              <table:table-cell office:value-type="float" office:value="-0.2167748889">
                <text:p>-0.2167748889</text:p>
              </table:table-cell>
              <table:table-cell office:value-type="float" office:value="-0.0988746246">
                <text:p>-0.0988746246</text:p>
              </table:table-cell>
              <table:table-cell office:value-type="float" office:value="-0.0469355113">
                <text:p>-0.0469355113</text:p>
              </table:table-cell>
              <table:table-cell office:value-type="float" office:value="0.1326569391">
                <text:p>0.1326569391</text:p>
              </table:table-cell>
              <table:table-cell office:value-type="float" office:value="0.055017126">
                <text:p>0.055017126</text:p>
              </table:table-cell>
              <table:table-cell office:value-type="float" office:value="0.0847557927">
                <text:p>0.0847557927</text:p>
              </table:table-cell>
              <table:table-cell office:value-type="float" office:value="-0.0427356774">
                <text:p>-0.0427356774</text:p>
              </table:table-cell>
              <table:table-cell office:value-type="float" office:value="-0.0116400636">
                <text:p>-0.0116400636</text:p>
              </table:table-cell>
              <table:table-cell office:value-type="float" office:value="-0.1070073397">
                <text:p>-0.1070073397</text:p>
              </table:table-cell>
              <table:table-cell office:value-type="float" office:value="-0.0418960851">
                <text:p>-0.0418960851</text:p>
              </table:table-cell>
              <table:table-cell office:value-type="float" office:value="0.0980745325">
                <text:p>0.0980745325</text:p>
              </table:table-cell>
              <table:table-cell office:value-type="float" office:value="-0.0845457079">
                <text:p>-0.0845457079</text:p>
              </table:table-cell>
              <table:table-cell office:value-type="float" office:value="-0.01840584">
                <text:p>-0.01840584</text:p>
              </table:table-cell>
              <table:table-cell office:value-type="float" office:value="-0.0702843553">
                <text:p>-0.0702843553</text:p>
              </table:table-cell>
              <table:table-cell office:value-type="float" office:value="0.0148178267">
                <text:p>0.0148178267</text:p>
              </table:table-cell>
              <table:table-cell office:value-type="float" office:value="0.1720990016">
                <text:p>0.1720990016</text:p>
              </table:table-cell>
              <table:table-cell office:value-type="float" office:value="0.0823302959">
                <text:p>0.0823302959</text:p>
              </table:table-cell>
              <table:table-cell office:value-type="float" office:value="0.2150927138">
                <text:p>0.2150927138</text:p>
              </table:table-cell>
              <table:table-cell office:value-type="float" office:value="-0.1730576447">
                <text:p>-0.1730576447</text:p>
              </table:table-cell>
              <table:table-cell office:value-type="float" office:value="0.063361397">
                <text:p>0.063361397</text:p>
              </table:table-cell>
              <table:table-cell office:value-type="float" office:value="-0.115557787">
                <text:p>-0.115557787</text:p>
              </table:table-cell>
              <table:table-cell office:value-type="float" office:value="-0.0049533638">
                <text:p>-0.0049533638</text:p>
              </table:table-cell>
              <table:table-cell office:value-type="float" office:value="-0.026738423">
                <text:p>-0.026738423</text:p>
              </table:table-cell>
              <table:table-cell office:value-type="float" office:value="0.0798953512">
                <text:p>0.0798953512</text:p>
              </table:table-cell>
              <table:table-cell office:value-type="float" office:value="0.0344926723">
                <text:p>0.0344926723</text:p>
              </table:table-cell>
              <table:table-cell office:value-type="float" office:value="0.1219466171">
                <text:p>0.1219466171</text:p>
              </table:table-cell>
              <table:table-cell office:value-type="float" office:value="0.0655852292">
                <text:p>0.0655852292</text:p>
              </table:table-cell>
              <table:table-cell office:value-type="float" office:value="0.0880128553">
                <text:p>0.0880128553</text:p>
              </table:table-cell>
              <table:table-cell office:value-type="float" office:value="-0.0640343979">
                <text:p>-0.0640343979</text:p>
              </table:table-cell>
              <table:table-cell office:value-type="float" office:value="-0.0566333663">
                <text:p>-0.0566333663</text:p>
              </table:table-cell>
              <table:table-cell office:value-type="float" office:value="0.0713644453">
                <text:p>0.0713644453</text:p>
              </table:table-cell>
              <table:table-cell office:value-type="float" office:value="-0.0345524833">
                <text:p>-0.0345524833</text:p>
              </table:table-cell>
              <table:table-cell office:value-type="float" office:value="0.0963371359">
                <text:p>0.0963371359</text:p>
              </table:table-cell>
              <table:table-cell office:value-type="float" office:value="0.1374529033">
                <text:p>0.1374529033</text:p>
              </table:table-cell>
              <table:table-cell office:value-type="float" office:value="-0.0528609368">
                <text:p>-0.0528609368</text:p>
              </table:table-cell>
              <table:table-cell office:value-type="float" office:value="0.0537990885">
                <text:p>0.0537990885</text:p>
              </table:table-cell>
              <table:table-cell office:value-type="float" office:value="0.0849177806">
                <text:p>0.0849177806</text:p>
              </table:table-cell>
            </table:table-row>
            <table:table-row>
              <table:table-cell office:value-type="float" office:value="-0.084379501">
                <text:p>-0</text:p>
              </table:table-cell>
              <table:table-cell office:value-type="float" office:value="0.1612347476">
                <text:p>0.1612347476</text:p>
              </table:table-cell>
              <table:table-cell office:value-type="float" office:value="0.120259749">
                <text:p>0.120259749</text:p>
              </table:table-cell>
              <table:table-cell office:value-type="float" office:value="0.1240442408">
                <text:p>0.1240442408</text:p>
              </table:table-cell>
              <table:table-cell office:value-type="float" office:value="-0.0916208033">
                <text:p>-0.0916208033</text:p>
              </table:table-cell>
              <table:table-cell office:value-type="float" office:value="0.1059614051">
                <text:p>0.1059614051</text:p>
              </table:table-cell>
              <table:table-cell office:value-type="float" office:value="0.2481788116">
                <text:p>0.2481788116</text:p>
              </table:table-cell>
              <table:table-cell office:value-type="float" office:value="0.1898136973">
                <text:p>0.1898136973</text:p>
              </table:table-cell>
              <table:table-cell office:value-type="float" office:value="0.1242908637">
                <text:p>0.1242908637</text:p>
              </table:table-cell>
              <table:table-cell office:value-type="float" office:value="0.022587668">
                <text:p>0.022587668</text:p>
              </table:table-cell>
              <table:table-cell office:value-type="float" office:value="0.0426446982">
                <text:p>0.0426446982</text:p>
              </table:table-cell>
              <table:table-cell office:value-type="float" office:value="0.1807971852">
                <text:p>0.1807971852</text:p>
              </table:table-cell>
              <table:table-cell office:value-type="float" office:value="0.0783182801">
                <text:p>0.0783182801</text:p>
              </table:table-cell>
              <table:table-cell office:value-type="float" office:value="0.1516480667">
                <text:p>0.1516480667</text:p>
              </table:table-cell>
              <table:table-cell office:value-type="float" office:value="0.0925313612">
                <text:p>0.0925313612</text:p>
              </table:table-cell>
              <table:table-cell office:value-type="float" office:value="0.0453813792">
                <text:p>0.0453813792</text:p>
              </table:table-cell>
              <table:table-cell office:value-type="float" office:value="0.0409445127">
                <text:p>0.0409445127</text:p>
              </table:table-cell>
              <table:table-cell office:value-type="float" office:value="0.0276688541">
                <text:p>0.0276688541</text:p>
              </table:table-cell>
              <table:table-cell office:value-type="float" office:value="-0.2482048751">
                <text:p>-0.2482048751</text:p>
              </table:table-cell>
              <table:table-cell office:value-type="float" office:value="0.1946416728">
                <text:p>0.1946416728</text:p>
              </table:table-cell>
              <table:table-cell office:value-type="float" office:value="0.0765902841">
                <text:p>0.0765902841</text:p>
              </table:table-cell>
              <table:table-cell office:value-type="float" office:value="0.1780414478">
                <text:p>0.1780414478</text:p>
              </table:table-cell>
              <table:table-cell office:value-type="float" office:value="0.0195402015">
                <text:p>0.0195402015</text:p>
              </table:table-cell>
              <table:table-cell office:value-type="float" office:value="0.1421376748">
                <text:p>0.1421376748</text:p>
              </table:table-cell>
              <table:table-cell office:value-type="float" office:value="0.0898468782">
                <text:p>0.0898468782</text:p>
              </table:table-cell>
              <table:table-cell office:value-type="float" office:value="-0.0244477104">
                <text:p>-0.0244477104</text:p>
              </table:table-cell>
              <table:table-cell office:value-type="float" office:value="0.1299099575">
                <text:p>0.1299099575</text:p>
              </table:table-cell>
              <table:table-cell office:value-type="float" office:value="0.0521528004">
                <text:p>0.0521528004</text:p>
              </table:table-cell>
              <table:table-cell office:value-type="float" office:value="-0.0549791159">
                <text:p>-0.0549791159</text:p>
              </table:table-cell>
              <table:table-cell office:value-type="float" office:value="0.0002967909">
                <text:p>0.0002967909</text:p>
              </table:table-cell>
              <table:table-cell office:value-type="float" office:value="-0.0063034168">
                <text:p>-0.0063034168</text:p>
              </table:table-cell>
              <table:table-cell office:value-type="float" office:value="-0.008971314">
                <text:p>-0.008971314</text:p>
              </table:table-cell>
              <table:table-cell office:value-type="float" office:value="0.2534193544">
                <text:p>0.2534193544</text:p>
              </table:table-cell>
              <table:table-cell office:value-type="float" office:value="0.2703618349">
                <text:p>0.2703618349</text:p>
              </table:table-cell>
              <table:table-cell office:value-type="float" office:value="0.1167462913">
                <text:p>0.1167462913</text:p>
              </table:table-cell>
              <table:table-cell office:value-type="float" office:value="0.0084968156">
                <text:p>0.0084968156</text:p>
              </table:table-cell>
              <table:table-cell office:value-type="float" office:value="1">
                <text:p>1</text:p>
              </table:table-cell>
              <table:table-cell office:value-type="float" office:value="0.0208847696">
                <text:p>0.0208847696</text:p>
              </table:table-cell>
              <table:table-cell office:value-type="float" office:value="0.0061933905">
                <text:p>0.0061933905</text:p>
              </table:table-cell>
              <table:table-cell office:value-type="float" office:value="0.3070365858">
                <text:p>0.3070365858</text:p>
              </table:table-cell>
              <table:table-cell office:value-type="float" office:value="0.0683564544">
                <text:p>0.0683564544</text:p>
              </table:table-cell>
              <table:table-cell office:value-type="float" office:value="-0.085574349">
                <text:p>-0.085574349</text:p>
              </table:table-cell>
              <table:table-cell office:value-type="float" office:value="0.12669732">
                <text:p>0.12669732</text:p>
              </table:table-cell>
              <table:table-cell office:value-type="float" office:value="0.169661166">
                <text:p>0.169661166</text:p>
              </table:table-cell>
              <table:table-cell office:value-type="float" office:value="0.1151019099">
                <text:p>0.1151019099</text:p>
              </table:table-cell>
              <table:table-cell office:value-type="float" office:value="0.1788277037">
                <text:p>0.1788277037</text:p>
              </table:table-cell>
              <table:table-cell office:value-type="float" office:value="0.0214999287">
                <text:p>0.0214999287</text:p>
              </table:table-cell>
              <table:table-cell office:value-type="float" office:value="0.1384640215">
                <text:p>0.1384640215</text:p>
              </table:table-cell>
              <table:table-cell office:value-type="float" office:value="0.1065505889">
                <text:p>0.1065505889</text:p>
              </table:table-cell>
              <table:table-cell office:value-type="float" office:value="0.1072091143">
                <text:p>0.1072091143</text:p>
              </table:table-cell>
              <table:table-cell office:value-type="float" office:value="0.1108439287">
                <text:p>0.1108439287</text:p>
              </table:table-cell>
              <table:table-cell office:value-type="float" office:value="0.0774486241">
                <text:p>0.0774486241</text:p>
              </table:table-cell>
              <table:table-cell office:value-type="float" office:value="0.043350806">
                <text:p>0.043350806</text:p>
              </table:table-cell>
              <table:table-cell office:value-type="float" office:value="0.0537090835">
                <text:p>0.0537090835</text:p>
              </table:table-cell>
              <table:table-cell office:value-type="float" office:value="0.1954958217">
                <text:p>0.1954958217</text:p>
              </table:table-cell>
              <table:table-cell office:value-type="float" office:value="0.1809812553">
                <text:p>0.1809812553</text:p>
              </table:table-cell>
              <table:table-cell office:value-type="float" office:value="0.1067181127">
                <text:p>0.1067181127</text:p>
              </table:table-cell>
              <table:table-cell office:value-type="float" office:value="0.0312384589">
                <text:p>0.0312384589</text:p>
              </table:table-cell>
              <table:table-cell office:value-type="float" office:value="0.0378095891">
                <text:p>0.0378095891</text:p>
              </table:table-cell>
              <table:table-cell office:value-type="float" office:value="0.3234929676">
                <text:p>0.3234929676</text:p>
              </table:table-cell>
              <table:table-cell office:value-type="float" office:value="0.2363547912">
                <text:p>0.2363547912</text:p>
              </table:table-cell>
              <table:table-cell office:value-type="float" office:value="0.2466498648">
                <text:p>0.2466498648</text:p>
              </table:table-cell>
              <table:table-cell office:value-type="float" office:value="0.0728842914">
                <text:p>0.0728842914</text:p>
              </table:table-cell>
              <table:table-cell office:value-type="float" office:value="0.0720553398">
                <text:p>0.0720553398</text:p>
              </table:table-cell>
              <table:table-cell office:value-type="float" office:value="0.2613683787">
                <text:p>0.2613683787</text:p>
              </table:table-cell>
              <table:table-cell office:value-type="float" office:value="0.2057405006">
                <text:p>0.2057405006</text:p>
              </table:table-cell>
              <table:table-cell office:value-type="float" office:value="-0.1547911124">
                <text:p>-0.1547911124</text:p>
              </table:table-cell>
              <table:table-cell office:value-type="float" office:value="0.330478702">
                <text:p>0.330478702</text:p>
              </table:table-cell>
              <table:table-cell office:value-type="float" office:value="0.1781523904">
                <text:p>0.1781523904</text:p>
              </table:table-cell>
              <table:table-cell office:value-type="float" office:value="0.1303380204">
                <text:p>0.1303380204</text:p>
              </table:table-cell>
              <table:table-cell office:value-type="float" office:value="0.233693907">
                <text:p>0.233693907</text:p>
              </table:table-cell>
              <table:table-cell office:value-type="float" office:value="-0.2054990033">
                <text:p>-0.2054990033</text:p>
              </table:table-cell>
              <table:table-cell office:value-type="float" office:value="0.24573725">
                <text:p>0.24573725</text:p>
              </table:table-cell>
              <table:table-cell office:value-type="float" office:value="-0.0834383072">
                <text:p>-0.0834383072</text:p>
              </table:table-cell>
              <table:table-cell office:value-type="float" office:value="-0.0316022109">
                <text:p>-0.0316022109</text:p>
              </table:table-cell>
              <table:table-cell office:value-type="float" office:value="0.0547634449">
                <text:p>0.0547634449</text:p>
              </table:table-cell>
              <table:table-cell office:value-type="float" office:value="0.1665300621">
                <text:p>0.1665300621</text:p>
              </table:table-cell>
              <table:table-cell office:value-type="float" office:value="-0.0312884199">
                <text:p>-0.0312884199</text:p>
              </table:table-cell>
              <table:table-cell office:value-type="float" office:value="-0.0154117438">
                <text:p>-0.0154117438</text:p>
              </table:table-cell>
              <table:table-cell office:value-type="float" office:value="0.1951398063">
                <text:p>0.1951398063</text:p>
              </table:table-cell>
              <table:table-cell office:value-type="float" office:value="0.1744754475">
                <text:p>0.1744754475</text:p>
              </table:table-cell>
              <table:table-cell office:value-type="float" office:value="-0.1058327136">
                <text:p>-0.1058327136</text:p>
              </table:table-cell>
              <table:table-cell office:value-type="float" office:value="-0.0066678635">
                <text:p>-0.0066678635</text:p>
              </table:table-cell>
              <table:table-cell office:value-type="float" office:value="0.015799016">
                <text:p>0.015799016</text:p>
              </table:table-cell>
              <table:table-cell office:value-type="float" office:value="0.0373003477">
                <text:p>0.0373003477</text:p>
              </table:table-cell>
              <table:table-cell office:value-type="float" office:value="0.2776228948">
                <text:p>0.2776228948</text:p>
              </table:table-cell>
            </table:table-row>
            <table:table-row>
              <table:table-cell office:value-type="float" office:value="-0.1691073113">
                <text:p>-0</text:p>
              </table:table-cell>
              <table:table-cell office:value-type="float" office:value="0.0017847074">
                <text:p>0.0017847074</text:p>
              </table:table-cell>
              <table:table-cell office:value-type="float" office:value="0.0743081622">
                <text:p>0.0743081622</text:p>
              </table:table-cell>
              <table:table-cell office:value-type="float" office:value="0.0884653247">
                <text:p>0.0884653247</text:p>
              </table:table-cell>
              <table:table-cell office:value-type="float" office:value="-0.1640390786">
                <text:p>-0.1640390786</text:p>
              </table:table-cell>
              <table:table-cell office:value-type="float" office:value="0.1596391143">
                <text:p>0.1596391143</text:p>
              </table:table-cell>
              <table:table-cell office:value-type="float" office:value="0.2500227836">
                <text:p>0.2500227836</text:p>
              </table:table-cell>
              <table:table-cell office:value-type="float" office:value="0.0734336877">
                <text:p>0.0734336877</text:p>
              </table:table-cell>
              <table:table-cell office:value-type="float" office:value="0.1868349177">
                <text:p>0.1868349177</text:p>
              </table:table-cell>
              <table:table-cell office:value-type="float" office:value="-0.0338022822">
                <text:p>-0.0338022822</text:p>
              </table:table-cell>
              <table:table-cell office:value-type="float" office:value="0.0404137361">
                <text:p>0.0404137361</text:p>
              </table:table-cell>
              <table:table-cell office:value-type="float" office:value="0.2038765257">
                <text:p>0.2038765257</text:p>
              </table:table-cell>
              <table:table-cell office:value-type="float" office:value="0.1672877045">
                <text:p>0.1672877045</text:p>
              </table:table-cell>
              <table:table-cell office:value-type="float" office:value="0.041055352">
                <text:p>0.041055352</text:p>
              </table:table-cell>
              <table:table-cell office:value-type="float" office:value="0.2067082859">
                <text:p>0.2067082859</text:p>
              </table:table-cell>
              <table:table-cell office:value-type="float" office:value="0.0469138691">
                <text:p>0.0469138691</text:p>
              </table:table-cell>
              <table:table-cell office:value-type="float" office:value="0.0572383192">
                <text:p>0.0572383192</text:p>
              </table:table-cell>
              <table:table-cell office:value-type="float" office:value="-0.0045119942">
                <text:p>-0.0045119942</text:p>
              </table:table-cell>
              <table:table-cell office:value-type="float" office:value="0.1276977793">
                <text:p>0.1276977793</text:p>
              </table:table-cell>
              <table:table-cell office:value-type="float" office:value="0.1225525045">
                <text:p>0.1225525045</text:p>
              </table:table-cell>
              <table:table-cell office:value-type="float" office:value="0.0860582695">
                <text:p>0.0860582695</text:p>
              </table:table-cell>
              <table:table-cell office:value-type="float" office:value="0.1650339776">
                <text:p>0.1650339776</text:p>
              </table:table-cell>
              <table:table-cell office:value-type="float" office:value="0.2099267705">
                <text:p>0.2099267705</text:p>
              </table:table-cell>
              <table:table-cell office:value-type="float" office:value="0.0029431221">
                <text:p>0.0029431221</text:p>
              </table:table-cell>
              <table:table-cell office:value-type="float" office:value="0.1428961184">
                <text:p>0.1428961184</text:p>
              </table:table-cell>
              <table:table-cell office:value-type="float" office:value="-0.0195003141">
                <text:p>-0.0195003141</text:p>
              </table:table-cell>
              <table:table-cell office:value-type="float" office:value="0.1598905527">
                <text:p>0.1598905527</text:p>
              </table:table-cell>
              <table:table-cell office:value-type="float" office:value="0.151549876">
                <text:p>0.151549876</text:p>
              </table:table-cell>
              <table:table-cell office:value-type="float" office:value="0.0424076438">
                <text:p>0.0424076438</text:p>
              </table:table-cell>
              <table:table-cell office:value-type="float" office:value="0.0863513315">
                <text:p>0.0863513315</text:p>
              </table:table-cell>
              <table:table-cell office:value-type="float" office:value="-0.0223719594">
                <text:p>-0.0223719594</text:p>
              </table:table-cell>
              <table:table-cell office:value-type="float" office:value="-0.0894225848">
                <text:p>-0.0894225848</text:p>
              </table:table-cell>
              <table:table-cell office:value-type="float" office:value="0.1639795232">
                <text:p>0.1639795232</text:p>
              </table:table-cell>
              <table:table-cell office:value-type="float" office:value="-0.0676827273">
                <text:p>-0.0676827273</text:p>
              </table:table-cell>
              <table:table-cell office:value-type="float" office:value="-0.0987472462">
                <text:p>-0.0987472462</text:p>
              </table:table-cell>
              <table:table-cell office:value-type="float" office:value="-0.1654613564">
                <text:p>-0.1654613564</text:p>
              </table:table-cell>
              <table:table-cell office:value-type="float" office:value="0.0208847696">
                <text:p>0.0208847696</text:p>
              </table:table-cell>
              <table:table-cell office:value-type="float" office:value="1">
                <text:p>1</text:p>
              </table:table-cell>
              <table:table-cell office:value-type="float" office:value="0.0165500224">
                <text:p>0.0165500224</text:p>
              </table:table-cell>
              <table:table-cell office:value-type="float" office:value="0.2246719637">
                <text:p>0.2246719637</text:p>
              </table:table-cell>
              <table:table-cell office:value-type="float" office:value="0.0040946856">
                <text:p>0.0040946856</text:p>
              </table:table-cell>
              <table:table-cell office:value-type="float" office:value="0.0699321297">
                <text:p>0.0699321297</text:p>
              </table:table-cell>
              <table:table-cell office:value-type="float" office:value="0.0948723222">
                <text:p>0.0948723222</text:p>
              </table:table-cell>
              <table:table-cell office:value-type="float" office:value="0.3145746199">
                <text:p>0.3145746199</text:p>
              </table:table-cell>
              <table:table-cell office:value-type="float" office:value="0.0987518361">
                <text:p>0.0987518361</text:p>
              </table:table-cell>
              <table:table-cell office:value-type="float" office:value="0.0265604093">
                <text:p>0.0265604093</text:p>
              </table:table-cell>
              <table:table-cell office:value-type="float" office:value="0.147339105">
                <text:p>0.147339105</text:p>
              </table:table-cell>
              <table:table-cell office:value-type="float" office:value="0.1348060699">
                <text:p>0.1348060699</text:p>
              </table:table-cell>
              <table:table-cell office:value-type="float" office:value="0.0949617994">
                <text:p>0.0949617994</text:p>
              </table:table-cell>
              <table:table-cell office:value-type="float" office:value="0.14219119">
                <text:p>0.14219119</text:p>
              </table:table-cell>
              <table:table-cell office:value-type="float" office:value="0.0697988223">
                <text:p>0.0697988223</text:p>
              </table:table-cell>
              <table:table-cell office:value-type="float" office:value="0.0882783078">
                <text:p>0.0882783078</text:p>
              </table:table-cell>
              <table:table-cell office:value-type="float" office:value="0.0576416087">
                <text:p>0.0576416087</text:p>
              </table:table-cell>
              <table:table-cell office:value-type="float" office:value="-0.1287285823">
                <text:p>-0.1287285823</text:p>
              </table:table-cell>
              <table:table-cell office:value-type="float" office:value="0.2430639224">
                <text:p>0.2430639224</text:p>
              </table:table-cell>
              <table:table-cell office:value-type="float" office:value="0.2632803446">
                <text:p>0.2632803446</text:p>
              </table:table-cell>
              <table:table-cell office:value-type="float" office:value="0.1388889264">
                <text:p>0.1388889264</text:p>
              </table:table-cell>
              <table:table-cell office:value-type="float" office:value="-0.0383055512">
                <text:p>-0.0383055512</text:p>
              </table:table-cell>
              <table:table-cell office:value-type="float" office:value="0.2223925447">
                <text:p>0.2223925447</text:p>
              </table:table-cell>
              <table:table-cell office:value-type="float" office:value="0.1455326341">
                <text:p>0.1455326341</text:p>
              </table:table-cell>
              <table:table-cell office:value-type="float" office:value="0.2141049156">
                <text:p>0.2141049156</text:p>
              </table:table-cell>
              <table:table-cell office:value-type="float" office:value="0.1841375104">
                <text:p>0.1841375104</text:p>
              </table:table-cell>
              <table:table-cell office:value-type="float" office:value="0.1259710806">
                <text:p>0.1259710806</text:p>
              </table:table-cell>
              <table:table-cell office:value-type="float" office:value="0.0530435707">
                <text:p>0.0530435707</text:p>
              </table:table-cell>
              <table:table-cell office:value-type="float" office:value="0.0457434117">
                <text:p>0.0457434117</text:p>
              </table:table-cell>
              <table:table-cell office:value-type="float" office:value="0.1451356658">
                <text:p>0.1451356658</text:p>
              </table:table-cell>
              <table:table-cell office:value-type="float" office:value="-0.0200001655">
                <text:p>-0.0200001655</text:p>
              </table:table-cell>
              <table:table-cell office:value-type="float" office:value="0.0455081932">
                <text:p>0.0455081932</text:p>
              </table:table-cell>
              <table:table-cell office:value-type="float" office:value="0.2211014403">
                <text:p>0.2211014403</text:p>
              </table:table-cell>
              <table:table-cell office:value-type="float" office:value="0.2095376346">
                <text:p>0.2095376346</text:p>
              </table:table-cell>
              <table:table-cell office:value-type="float" office:value="0.1921863248">
                <text:p>0.1921863248</text:p>
              </table:table-cell>
              <table:table-cell office:value-type="float" office:value="-0.071168178">
                <text:p>-0.071168178</text:p>
              </table:table-cell>
              <table:table-cell office:value-type="float" office:value="0.0258670253">
                <text:p>0.0258670253</text:p>
              </table:table-cell>
              <table:table-cell office:value-type="float" office:value="-0.0123074098">
                <text:p>-0.0123074098</text:p>
              </table:table-cell>
              <table:table-cell office:value-type="float" office:value="-0.0218582982">
                <text:p>-0.0218582982</text:p>
              </table:table-cell>
              <table:table-cell office:value-type="float" office:value="-0.0745486832">
                <text:p>-0.0745486832</text:p>
              </table:table-cell>
              <table:table-cell office:value-type="float" office:value="-0.1151356409">
                <text:p>-0.1151356409</text:p>
              </table:table-cell>
              <table:table-cell office:value-type="float" office:value="-0.0362676133">
                <text:p>-0.0362676133</text:p>
              </table:table-cell>
              <table:table-cell office:value-type="float" office:value="0.0610164924">
                <text:p>0.0610164924</text:p>
              </table:table-cell>
              <table:table-cell office:value-type="float" office:value="0.1922231775">
                <text:p>0.1922231775</text:p>
              </table:table-cell>
              <table:table-cell office:value-type="float" office:value="0.1109660218">
                <text:p>0.1109660218</text:p>
              </table:table-cell>
              <table:table-cell office:value-type="float" office:value="-0.0315372829">
                <text:p>-0.0315372829</text:p>
              </table:table-cell>
              <table:table-cell office:value-type="float" office:value="0.0553967946">
                <text:p>0.0553967946</text:p>
              </table:table-cell>
              <table:table-cell office:value-type="float" office:value="-0.0022236144">
                <text:p>-0.0022236144</text:p>
              </table:table-cell>
              <table:table-cell office:value-type="float" office:value="0.046488752">
                <text:p>0.046488752</text:p>
              </table:table-cell>
              <table:table-cell office:value-type="float" office:value="0.146588674">
                <text:p>0.146588674</text:p>
              </table:table-cell>
            </table:table-row>
            <table:table-row>
              <table:table-cell office:value-type="float" office:value="0.0687783758">
                <text:p>0</text:p>
              </table:table-cell>
              <table:table-cell office:value-type="float" office:value="-0.0139551516">
                <text:p>-0.0139551516</text:p>
              </table:table-cell>
              <table:table-cell office:value-type="float" office:value="0.158034785">
                <text:p>0.158034785</text:p>
              </table:table-cell>
              <table:table-cell office:value-type="float" office:value="-0.1197718909">
                <text:p>-0.1197718909</text:p>
              </table:table-cell>
              <table:table-cell office:value-type="float" office:value="0.0743949309">
                <text:p>0.0743949309</text:p>
              </table:table-cell>
              <table:table-cell office:value-type="float" office:value="0.1068128654">
                <text:p>0.1068128654</text:p>
              </table:table-cell>
              <table:table-cell office:value-type="float" office:value="0.1604695956">
                <text:p>0.1604695956</text:p>
              </table:table-cell>
              <table:table-cell office:value-type="float" office:value="0.0911047235">
                <text:p>0.0911047235</text:p>
              </table:table-cell>
              <table:table-cell office:value-type="float" office:value="-0.1075864209">
                <text:p>-0.1075864209</text:p>
              </table:table-cell>
              <table:table-cell office:value-type="float" office:value="0.1460700984">
                <text:p>0.1460700984</text:p>
              </table:table-cell>
              <table:table-cell office:value-type="float" office:value="-0.0118856215">
                <text:p>-0.0118856215</text:p>
              </table:table-cell>
              <table:table-cell office:value-type="float" office:value="-0.0269360263">
                <text:p>-0.0269360263</text:p>
              </table:table-cell>
              <table:table-cell office:value-type="float" office:value="0.107407397">
                <text:p>0.107407397</text:p>
              </table:table-cell>
              <table:table-cell office:value-type="float" office:value="-0.030017554">
                <text:p>-0.030017554</text:p>
              </table:table-cell>
              <table:table-cell office:value-type="float" office:value="-0.0122573319">
                <text:p>-0.0122573319</text:p>
              </table:table-cell>
              <table:table-cell office:value-type="float" office:value="-0.0659308928">
                <text:p>-0.0659308928</text:p>
              </table:table-cell>
              <table:table-cell office:value-type="float" office:value="-0.076052187">
                <text:p>-0.076052187</text:p>
              </table:table-cell>
              <table:table-cell office:value-type="float" office:value="-0.1469847806">
                <text:p>-0.1469847806</text:p>
              </table:table-cell>
              <table:table-cell office:value-type="float" office:value="0.0129660657">
                <text:p>0.0129660657</text:p>
              </table:table-cell>
              <table:table-cell office:value-type="float" office:value="0.1208687386">
                <text:p>0.1208687386</text:p>
              </table:table-cell>
              <table:table-cell office:value-type="float" office:value="-0.0705032729">
                <text:p>-0.0705032729</text:p>
              </table:table-cell>
              <table:table-cell office:value-type="float" office:value="0.1696444812">
                <text:p>0.1696444812</text:p>
              </table:table-cell>
              <table:table-cell office:value-type="float" office:value="0.0484406428">
                <text:p>0.0484406428</text:p>
              </table:table-cell>
              <table:table-cell office:value-type="float" office:value="0.1365084349">
                <text:p>0.1365084349</text:p>
              </table:table-cell>
              <table:table-cell office:value-type="float" office:value="-0.1470069916">
                <text:p>-0.1470069916</text:p>
              </table:table-cell>
              <table:table-cell office:value-type="float" office:value="-0.0428493738">
                <text:p>-0.0428493738</text:p>
              </table:table-cell>
              <table:table-cell office:value-type="float" office:value="0.0818750428">
                <text:p>0.0818750428</text:p>
              </table:table-cell>
              <table:table-cell office:value-type="float" office:value="0.1306771917">
                <text:p>0.1306771917</text:p>
              </table:table-cell>
              <table:table-cell office:value-type="float" office:value="0.1508656331">
                <text:p>0.1508656331</text:p>
              </table:table-cell>
              <table:table-cell office:value-type="float" office:value="0.0347014789">
                <text:p>0.0347014789</text:p>
              </table:table-cell>
              <table:table-cell office:value-type="float" office:value="-0.0560543782">
                <text:p>-0.0560543782</text:p>
              </table:table-cell>
              <table:table-cell office:value-type="float" office:value="0.0832161957">
                <text:p>0.0832161957</text:p>
              </table:table-cell>
              <table:table-cell office:value-type="float" office:value="0.1819617209">
                <text:p>0.1819617209</text:p>
              </table:table-cell>
              <table:table-cell office:value-type="float" office:value="-0.0205729667">
                <text:p>-0.0205729667</text:p>
              </table:table-cell>
              <table:table-cell office:value-type="float" office:value="-0.0609201893">
                <text:p>-0.0609201893</text:p>
              </table:table-cell>
              <table:table-cell office:value-type="float" office:value="-0.0107401617">
                <text:p>-0.0107401617</text:p>
              </table:table-cell>
              <table:table-cell office:value-type="float" office:value="0.0061933905">
                <text:p>0.0061933905</text:p>
              </table:table-cell>
              <table:table-cell office:value-type="float" office:value="0.0165500224">
                <text:p>0.0165500224</text:p>
              </table:table-cell>
              <table:table-cell office:value-type="float" office:value="1">
                <text:p>1</text:p>
              </table:table-cell>
              <table:table-cell office:value-type="float" office:value="0.017881">
                <text:p>0.017881</text:p>
              </table:table-cell>
              <table:table-cell office:value-type="float" office:value="0.0073298306">
                <text:p>0.0073298306</text:p>
              </table:table-cell>
              <table:table-cell office:value-type="float" office:value="0.0291062031">
                <text:p>0.0291062031</text:p>
              </table:table-cell>
              <table:table-cell office:value-type="float" office:value="0.1116591963">
                <text:p>0.1116591963</text:p>
              </table:table-cell>
              <table:table-cell office:value-type="float" office:value="0.0938507617">
                <text:p>0.0938507617</text:p>
              </table:table-cell>
              <table:table-cell office:value-type="float" office:value="0.0728468787">
                <text:p>0.0728468787</text:p>
              </table:table-cell>
              <table:table-cell office:value-type="float" office:value="0.0630570012">
                <text:p>0.0630570012</text:p>
              </table:table-cell>
              <table:table-cell office:value-type="float" office:value="0.0977619397">
                <text:p>0.0977619397</text:p>
              </table:table-cell>
              <table:table-cell office:value-type="float" office:value="0.2829184368">
                <text:p>0.2829184368</text:p>
              </table:table-cell>
              <table:table-cell office:value-type="float" office:value="0.0634033053">
                <text:p>0.0634033053</text:p>
              </table:table-cell>
              <table:table-cell office:value-type="float" office:value="0.0999742292">
                <text:p>0.0999742292</text:p>
              </table:table-cell>
              <table:table-cell office:value-type="float" office:value="0.0563138433">
                <text:p>0.0563138433</text:p>
              </table:table-cell>
              <table:table-cell office:value-type="float" office:value="0.0048503307">
                <text:p>0.0048503307</text:p>
              </table:table-cell>
              <table:table-cell office:value-type="float" office:value="0.1213523412">
                <text:p>0.1213523412</text:p>
              </table:table-cell>
              <table:table-cell office:value-type="float" office:value="0.0503436679">
                <text:p>0.0503436679</text:p>
              </table:table-cell>
              <table:table-cell office:value-type="float" office:value="0.1133282812">
                <text:p>0.1133282812</text:p>
              </table:table-cell>
              <table:table-cell office:value-type="float" office:value="0.1047482278">
                <text:p>0.1047482278</text:p>
              </table:table-cell>
              <table:table-cell office:value-type="float" office:value="0.1642311604">
                <text:p>0.1642311604</text:p>
              </table:table-cell>
              <table:table-cell office:value-type="float" office:value="0.1598186704">
                <text:p>0.1598186704</text:p>
              </table:table-cell>
              <table:table-cell office:value-type="float" office:value="0.0883569915">
                <text:p>0.0883569915</text:p>
              </table:table-cell>
              <table:table-cell office:value-type="float" office:value="0.0223905294">
                <text:p>0.0223905294</text:p>
              </table:table-cell>
              <table:table-cell office:value-type="float" office:value="0.0703544239">
                <text:p>0.0703544239</text:p>
              </table:table-cell>
              <table:table-cell office:value-type="float" office:value="0.1115789788">
                <text:p>0.1115789788</text:p>
              </table:table-cell>
              <table:table-cell office:value-type="float" office:value="-0.063381793">
                <text:p>-0.063381793</text:p>
              </table:table-cell>
              <table:table-cell office:value-type="float" office:value="0.0419896633">
                <text:p>0.0419896633</text:p>
              </table:table-cell>
              <table:table-cell office:value-type="float" office:value="0.1466039193">
                <text:p>0.1466039193</text:p>
              </table:table-cell>
              <table:table-cell office:value-type="float" office:value="0.1146388888">
                <text:p>0.1146388888</text:p>
              </table:table-cell>
              <table:table-cell office:value-type="float" office:value="0.054189726">
                <text:p>0.054189726</text:p>
              </table:table-cell>
              <table:table-cell office:value-type="float" office:value="0.0908885348">
                <text:p>0.0908885348</text:p>
              </table:table-cell>
              <table:table-cell office:value-type="float" office:value="0.151677672">
                <text:p>0.151677672</text:p>
              </table:table-cell>
              <table:table-cell office:value-type="float" office:value="0.01596164">
                <text:p>0.01596164</text:p>
              </table:table-cell>
              <table:table-cell office:value-type="float" office:value="0.0285945181">
                <text:p>0.0285945181</text:p>
              </table:table-cell>
              <table:table-cell office:value-type="float" office:value="-0.0605649639">
                <text:p>-0.0605649639</text:p>
              </table:table-cell>
              <table:table-cell office:value-type="float" office:value="0.1811603803">
                <text:p>0.1811603803</text:p>
              </table:table-cell>
              <table:table-cell office:value-type="float" office:value="0.0091203858">
                <text:p>0.0091203858</text:p>
              </table:table-cell>
              <table:table-cell office:value-type="float" office:value="-0.0363409533">
                <text:p>-0.0363409533</text:p>
              </table:table-cell>
              <table:table-cell office:value-type="float" office:value="0.1097638664">
                <text:p>0.1097638664</text:p>
              </table:table-cell>
              <table:table-cell office:value-type="float" office:value="0.004753227">
                <text:p>0.004753227</text:p>
              </table:table-cell>
              <table:table-cell office:value-type="float" office:value="0.0267375848">
                <text:p>0.0267375848</text:p>
              </table:table-cell>
              <table:table-cell office:value-type="float" office:value="-0.0492800325">
                <text:p>-0.0492800325</text:p>
              </table:table-cell>
              <table:table-cell office:value-type="float" office:value="0.1366627677">
                <text:p>0.1366627677</text:p>
              </table:table-cell>
              <table:table-cell office:value-type="float" office:value="0.1429092935">
                <text:p>0.1429092935</text:p>
              </table:table-cell>
              <table:table-cell office:value-type="float" office:value="0.1499325054">
                <text:p>0.1499325054</text:p>
              </table:table-cell>
              <table:table-cell office:value-type="float" office:value="0.0752423194">
                <text:p>0.0752423194</text:p>
              </table:table-cell>
              <table:table-cell office:value-type="float" office:value="0.0631703628">
                <text:p>0.0631703628</text:p>
              </table:table-cell>
              <table:table-cell office:value-type="float" office:value="-0.0295198945">
                <text:p>-0.0295198945</text:p>
              </table:table-cell>
              <table:table-cell office:value-type="float" office:value="0.1761721786">
                <text:p>0.1761721786</text:p>
              </table:table-cell>
            </table:table-row>
            <table:table-row>
              <table:table-cell office:value-type="float" office:value="-0.1078344532">
                <text:p>-0</text:p>
              </table:table-cell>
              <table:table-cell office:value-type="float" office:value="0.2039090473">
                <text:p>0.2039090473</text:p>
              </table:table-cell>
              <table:table-cell office:value-type="float" office:value="0.3447337588">
                <text:p>0.3447337588</text:p>
              </table:table-cell>
              <table:table-cell office:value-type="float" office:value="0.2043582363">
                <text:p>0.2043582363</text:p>
              </table:table-cell>
              <table:table-cell office:value-type="float" office:value="-0.0690920285">
                <text:p>-0.0690920285</text:p>
              </table:table-cell>
              <table:table-cell office:value-type="float" office:value="0.1809973001">
                <text:p>0.1809973001</text:p>
              </table:table-cell>
              <table:table-cell office:value-type="float" office:value="0.3349947658">
                <text:p>0.3349947658</text:p>
              </table:table-cell>
              <table:table-cell office:value-type="float" office:value="0.2352011649">
                <text:p>0.2352011649</text:p>
              </table:table-cell>
              <table:table-cell office:value-type="float" office:value="0.2177368662">
                <text:p>0.2177368662</text:p>
              </table:table-cell>
              <table:table-cell office:value-type="float" office:value="-0.0297286443">
                <text:p>-0.0297286443</text:p>
              </table:table-cell>
              <table:table-cell office:value-type="float" office:value="0.0345462675">
                <text:p>0.0345462675</text:p>
              </table:table-cell>
              <table:table-cell office:value-type="float" office:value="0.2020255209">
                <text:p>0.2020255209</text:p>
              </table:table-cell>
              <table:table-cell office:value-type="float" office:value="0.0860979053">
                <text:p>0.0860979053</text:p>
              </table:table-cell>
              <table:table-cell office:value-type="float" office:value="-0.0635624916">
                <text:p>-0.0635624916</text:p>
              </table:table-cell>
              <table:table-cell office:value-type="float" office:value="0.1730068214">
                <text:p>0.1730068214</text:p>
              </table:table-cell>
              <table:table-cell office:value-type="float" office:value="-0.0737808462">
                <text:p>-0.0737808462</text:p>
              </table:table-cell>
              <table:table-cell office:value-type="float" office:value="-0.017330734">
                <text:p>-0.017330734</text:p>
              </table:table-cell>
              <table:table-cell office:value-type="float" office:value="0.1000658487">
                <text:p>0.1000658487</text:p>
              </table:table-cell>
              <table:table-cell office:value-type="float" office:value="-0.112856447">
                <text:p>-0.112856447</text:p>
              </table:table-cell>
              <table:table-cell office:value-type="float" office:value="0.1105277795">
                <text:p>0.1105277795</text:p>
              </table:table-cell>
              <table:table-cell office:value-type="float" office:value="-0.0320661982">
                <text:p>-0.0320661982</text:p>
              </table:table-cell>
              <table:table-cell office:value-type="float" office:value="0.3455944682">
                <text:p>0.3455944682</text:p>
              </table:table-cell>
              <table:table-cell office:value-type="float" office:value="-0.0511478954">
                <text:p>-0.0511478954</text:p>
              </table:table-cell>
              <table:table-cell office:value-type="float" office:value="0.0360167211">
                <text:p>0.0360167211</text:p>
              </table:table-cell>
              <table:table-cell office:value-type="float" office:value="0.1097393733">
                <text:p>0.1097393733</text:p>
              </table:table-cell>
              <table:table-cell office:value-type="float" office:value="-0.0338842304">
                <text:p>-0.0338842304</text:p>
              </table:table-cell>
              <table:table-cell office:value-type="float" office:value="0.1558875196">
                <text:p>0.1558875196</text:p>
              </table:table-cell>
              <table:table-cell office:value-type="float" office:value="0.207446212">
                <text:p>0.207446212</text:p>
              </table:table-cell>
              <table:table-cell office:value-type="float" office:value="0.1347000688">
                <text:p>0.1347000688</text:p>
              </table:table-cell>
              <table:table-cell office:value-type="float" office:value="-0.1101519803">
                <text:p>-0.1101519803</text:p>
              </table:table-cell>
              <table:table-cell office:value-type="float" office:value="0.0727108159">
                <text:p>0.0727108159</text:p>
              </table:table-cell>
              <table:table-cell office:value-type="float" office:value="-0.0874918574">
                <text:p>-0.0874918574</text:p>
              </table:table-cell>
              <table:table-cell office:value-type="float" office:value="0.2969574152">
                <text:p>0.2969574152</text:p>
              </table:table-cell>
              <table:table-cell office:value-type="float" office:value="0.0398529887">
                <text:p>0.0398529887</text:p>
              </table:table-cell>
              <table:table-cell office:value-type="float" office:value="0.2208425504">
                <text:p>0.2208425504</text:p>
              </table:table-cell>
              <table:table-cell office:value-type="float" office:value="0.0809568148">
                <text:p>0.0809568148</text:p>
              </table:table-cell>
              <table:table-cell office:value-type="float" office:value="0.3070365858">
                <text:p>0.3070365858</text:p>
              </table:table-cell>
              <table:table-cell office:value-type="float" office:value="0.2246719637">
                <text:p>0.2246719637</text:p>
              </table:table-cell>
              <table:table-cell office:value-type="float" office:value="0.017881">
                <text:p>0.017881</text:p>
              </table:table-cell>
              <table:table-cell office:value-type="float" office:value="1">
                <text:p>1</text:p>
              </table:table-cell>
              <table:table-cell office:value-type="float" office:value="-0.0809013407">
                <text:p>-0.0809013407</text:p>
              </table:table-cell>
              <table:table-cell office:value-type="float" office:value="0.0081523646">
                <text:p>0.0081523646</text:p>
              </table:table-cell>
              <table:table-cell office:value-type="float" office:value="0.0428752717">
                <text:p>0.0428752717</text:p>
              </table:table-cell>
              <table:table-cell office:value-type="float" office:value="0.1819560468">
                <text:p>0.1819560468</text:p>
              </table:table-cell>
              <table:table-cell office:value-type="float" office:value="0.1587960485">
                <text:p>0.1587960485</text:p>
              </table:table-cell>
              <table:table-cell office:value-type="float" office:value="0.0672056836">
                <text:p>0.0672056836</text:p>
              </table:table-cell>
              <table:table-cell office:value-type="float" office:value="0.0584762329">
                <text:p>0.0584762329</text:p>
              </table:table-cell>
              <table:table-cell office:value-type="float" office:value="0.053276446">
                <text:p>0.053276446</text:p>
              </table:table-cell>
              <table:table-cell office:value-type="float" office:value="0.2345816943">
                <text:p>0.2345816943</text:p>
              </table:table-cell>
              <table:table-cell office:value-type="float" office:value="0.1115565557">
                <text:p>0.1115565557</text:p>
              </table:table-cell>
              <table:table-cell office:value-type="float" office:value="0.1440478717">
                <text:p>0.1440478717</text:p>
              </table:table-cell>
              <table:table-cell office:value-type="float" office:value="-0.1495251563">
                <text:p>-0.1495251563</text:p>
              </table:table-cell>
              <table:table-cell office:value-type="float" office:value="0.1065333156">
                <text:p>0.1065333156</text:p>
              </table:table-cell>
              <table:table-cell office:value-type="float" office:value="-0.056980065">
                <text:p>-0.056980065</text:p>
              </table:table-cell>
              <table:table-cell office:value-type="float" office:value="0.3143651856">
                <text:p>0.3143651856</text:p>
              </table:table-cell>
              <table:table-cell office:value-type="float" office:value="0.3648635302">
                <text:p>0.3648635302</text:p>
              </table:table-cell>
              <table:table-cell office:value-type="float" office:value="0.1209967029">
                <text:p>0.1209967029</text:p>
              </table:table-cell>
              <table:table-cell office:value-type="float" office:value="0.153115875">
                <text:p>0.153115875</text:p>
              </table:table-cell>
              <table:table-cell office:value-type="float" office:value="0.161622535">
                <text:p>0.161622535</text:p>
              </table:table-cell>
              <table:table-cell office:value-type="float" office:value="0.2217790173">
                <text:p>0.2217790173</text:p>
              </table:table-cell>
              <table:table-cell office:value-type="float" office:value="0.2596335548">
                <text:p>0.2596335548</text:p>
              </table:table-cell>
              <table:table-cell office:value-type="float" office:value="0.2663355125">
                <text:p>0.2663355125</text:p>
              </table:table-cell>
              <table:table-cell office:value-type="float" office:value="0.03339027">
                <text:p>0.03339027</text:p>
              </table:table-cell>
              <table:table-cell office:value-type="float" office:value="0.0874122174">
                <text:p>0.0874122174</text:p>
              </table:table-cell>
              <table:table-cell office:value-type="float" office:value="0.0259728946">
                <text:p>0.0259728946</text:p>
              </table:table-cell>
              <table:table-cell office:value-type="float" office:value="0.3406069541">
                <text:p>0.3406069541</text:p>
              </table:table-cell>
              <table:table-cell office:value-type="float" office:value="-0.0600535565">
                <text:p>-0.0600535565</text:p>
              </table:table-cell>
              <table:table-cell office:value-type="float" office:value="0.0652612353">
                <text:p>0.0652612353</text:p>
              </table:table-cell>
              <table:table-cell office:value-type="float" office:value="0.3753132249">
                <text:p>0.3753132249</text:p>
              </table:table-cell>
              <table:table-cell office:value-type="float" office:value="0.1299434459">
                <text:p>0.1299434459</text:p>
              </table:table-cell>
              <table:table-cell office:value-type="float" office:value="0.1008876061">
                <text:p>0.1008876061</text:p>
              </table:table-cell>
              <table:table-cell office:value-type="float" office:value="-0.0897212363">
                <text:p>-0.0897212363</text:p>
              </table:table-cell>
              <table:table-cell office:value-type="float" office:value="0.2915085367">
                <text:p>0.2915085367</text:p>
              </table:table-cell>
              <table:table-cell office:value-type="float" office:value="-0.0870724155">
                <text:p>-0.0870724155</text:p>
              </table:table-cell>
              <table:table-cell office:value-type="float" office:value="-0.0019258017">
                <text:p>-0.0019258017</text:p>
              </table:table-cell>
              <table:table-cell office:value-type="float" office:value="0.1784774146">
                <text:p>0.1784774146</text:p>
              </table:table-cell>
              <table:table-cell office:value-type="float" office:value="0.1736305479">
                <text:p>0.1736305479</text:p>
              </table:table-cell>
              <table:table-cell office:value-type="float" office:value="0.1298264793">
                <text:p>0.1298264793</text:p>
              </table:table-cell>
              <table:table-cell office:value-type="float" office:value="0.1935578923">
                <text:p>0.1935578923</text:p>
              </table:table-cell>
              <table:table-cell office:value-type="float" office:value="0.304018102">
                <text:p>0.304018102</text:p>
              </table:table-cell>
              <table:table-cell office:value-type="float" office:value="0.1787627476">
                <text:p>0.1787627476</text:p>
              </table:table-cell>
              <table:table-cell office:value-type="float" office:value="-0.0448715492">
                <text:p>-0.0448715492</text:p>
              </table:table-cell>
              <table:table-cell office:value-type="float" office:value="0.1462902977">
                <text:p>0.1462902977</text:p>
              </table:table-cell>
              <table:table-cell office:value-type="float" office:value="-0.076749391">
                <text:p>-0.076749391</text:p>
              </table:table-cell>
              <table:table-cell office:value-type="float" office:value="0.0450224543">
                <text:p>0.0450224543</text:p>
              </table:table-cell>
              <table:table-cell office:value-type="float" office:value="0.3610024355">
                <text:p>0.3610024355</text:p>
              </table:table-cell>
            </table:table-row>
            <table:table-row>
              <table:table-cell office:value-type="float" office:value="-0.0252322243">
                <text:p>-0</text:p>
              </table:table-cell>
              <table:table-cell office:value-type="float" office:value="0.0062055556">
                <text:p>0.0062055556</text:p>
              </table:table-cell>
              <table:table-cell office:value-type="float" office:value="0.0168192222">
                <text:p>0.0168192222</text:p>
              </table:table-cell>
              <table:table-cell office:value-type="float" office:value="-0.05839875">
                <text:p>-0.05839875</text:p>
              </table:table-cell>
              <table:table-cell office:value-type="float" office:value="0.192130715">
                <text:p>0.192130715</text:p>
              </table:table-cell>
              <table:table-cell office:value-type="float" office:value="-0.2423034835">
                <text:p>-0.2423034835</text:p>
              </table:table-cell>
              <table:table-cell office:value-type="float" office:value="-0.1544204054">
                <text:p>-0.1544204054</text:p>
              </table:table-cell>
              <table:table-cell office:value-type="float" office:value="-0.208524339">
                <text:p>-0.208524339</text:p>
              </table:table-cell>
              <table:table-cell office:value-type="float" office:value="-0.0122042592">
                <text:p>-0.0122042592</text:p>
              </table:table-cell>
              <table:table-cell office:value-type="float" office:value="-0.0960633676">
                <text:p>-0.0960633676</text:p>
              </table:table-cell>
              <table:table-cell office:value-type="float" office:value="0.0376643683">
                <text:p>0.0376643683</text:p>
              </table:table-cell>
              <table:table-cell office:value-type="float" office:value="0.0282875825">
                <text:p>0.0282875825</text:p>
              </table:table-cell>
              <table:table-cell office:value-type="float" office:value="-0.2264322304">
                <text:p>-0.2264322304</text:p>
              </table:table-cell>
              <table:table-cell office:value-type="float" office:value="-0.1172016701">
                <text:p>-0.1172016701</text:p>
              </table:table-cell>
              <table:table-cell office:value-type="float" office:value="-0.0101678976">
                <text:p>-0.0101678976</text:p>
              </table:table-cell>
              <table:table-cell office:value-type="float" office:value="-0.0386057475">
                <text:p>-0.0386057475</text:p>
              </table:table-cell>
              <table:table-cell office:value-type="float" office:value="-0.006944806">
                <text:p>-0.006944806</text:p>
              </table:table-cell>
              <table:table-cell office:value-type="float" office:value="-0.1640246336">
                <text:p>-0.1640246336</text:p>
              </table:table-cell>
              <table:table-cell office:value-type="float" office:value="-0.1740860976">
                <text:p>-0.1740860976</text:p>
              </table:table-cell>
              <table:table-cell office:value-type="float" office:value="-0.0339480836">
                <text:p>-0.0339480836</text:p>
              </table:table-cell>
              <table:table-cell office:value-type="float" office:value="-0.0151299148">
                <text:p>-0.0151299148</text:p>
              </table:table-cell>
              <table:table-cell office:value-type="float" office:value="-0.1777160087">
                <text:p>-0.1777160087</text:p>
              </table:table-cell>
              <table:table-cell office:value-type="float" office:value="-0.0787307144">
                <text:p>-0.0787307144</text:p>
              </table:table-cell>
              <table:table-cell office:value-type="float" office:value="-0.1273608113">
                <text:p>-0.1273608113</text:p>
              </table:table-cell>
              <table:table-cell office:value-type="float" office:value="-0.112310727">
                <text:p>-0.112310727</text:p>
              </table:table-cell>
              <table:table-cell office:value-type="float" office:value="-0.2028494963">
                <text:p>-0.2028494963</text:p>
              </table:table-cell>
              <table:table-cell office:value-type="float" office:value="0.0753217514">
                <text:p>0.0753217514</text:p>
              </table:table-cell>
              <table:table-cell office:value-type="float" office:value="-0.1373300697">
                <text:p>-0.1373300697</text:p>
              </table:table-cell>
              <table:table-cell office:value-type="float" office:value="-0.0908577039">
                <text:p>-0.0908577039</text:p>
              </table:table-cell>
              <table:table-cell office:value-type="float" office:value="0.0146817432">
                <text:p>0.0146817432</text:p>
              </table:table-cell>
              <table:table-cell office:value-type="float" office:value="-0.2392048796">
                <text:p>-0.2392048796</text:p>
              </table:table-cell>
              <table:table-cell office:value-type="float" office:value="-0.013124116">
                <text:p>-0.013124116</text:p>
              </table:table-cell>
              <table:table-cell office:value-type="float" office:value="-0.0068398952">
                <text:p>-0.0068398952</text:p>
              </table:table-cell>
              <table:table-cell office:value-type="float" office:value="0.3796477724">
                <text:p>0.3796477724</text:p>
              </table:table-cell>
              <table:table-cell office:value-type="float" office:value="0.0244198724">
                <text:p>0.0244198724</text:p>
              </table:table-cell>
              <table:table-cell office:value-type="float" office:value="0.0026312751">
                <text:p>0.0026312751</text:p>
              </table:table-cell>
              <table:table-cell office:value-type="float" office:value="0.0683564544">
                <text:p>0.0683564544</text:p>
              </table:table-cell>
              <table:table-cell office:value-type="float" office:value="0.0040946856">
                <text:p>0.0040946856</text:p>
              </table:table-cell>
              <table:table-cell office:value-type="float" office:value="0.0073298306">
                <text:p>0.0073298306</text:p>
              </table:table-cell>
              <table:table-cell office:value-type="float" office:value="-0.0809013407">
                <text:p>-0.0809013407</text:p>
              </table:table-cell>
              <table:table-cell office:value-type="float" office:value="1">
                <text:p>1</text:p>
              </table:table-cell>
              <table:table-cell office:value-type="float" office:value="-0.1628087963">
                <text:p>-0.1628087963</text:p>
              </table:table-cell>
              <table:table-cell office:value-type="float" office:value="-0.1144131584">
                <text:p>-0.1144131584</text:p>
              </table:table-cell>
              <table:table-cell office:value-type="float" office:value="-0.0720181677">
                <text:p>-0.0720181677</text:p>
              </table:table-cell>
              <table:table-cell office:value-type="float" office:value="0.078480228">
                <text:p>0.078480228</text:p>
              </table:table-cell>
              <table:table-cell office:value-type="float" office:value="-0.0464962758">
                <text:p>-0.0464962758</text:p>
              </table:table-cell>
              <table:table-cell office:value-type="float" office:value="-0.0337639446">
                <text:p>-0.0337639446</text:p>
              </table:table-cell>
              <table:table-cell office:value-type="float" office:value="-0.0014744737">
                <text:p>-0.0014744737</text:p>
              </table:table-cell>
              <table:table-cell office:value-type="float" office:value="0.1432706363">
                <text:p>0.1432706363</text:p>
              </table:table-cell>
              <table:table-cell office:value-type="float" office:value="0.0631971394">
                <text:p>0.0631971394</text:p>
              </table:table-cell>
              <table:table-cell office:value-type="float" office:value="-0.2194323123">
                <text:p>-0.2194323123</text:p>
              </table:table-cell>
              <table:table-cell office:value-type="float" office:value="0.0950327718">
                <text:p>0.0950327718</text:p>
              </table:table-cell>
              <table:table-cell office:value-type="float" office:value="-0.0378278254">
                <text:p>-0.0378278254</text:p>
              </table:table-cell>
              <table:table-cell office:value-type="float" office:value="0.0866734168">
                <text:p>0.0866734168</text:p>
              </table:table-cell>
              <table:table-cell office:value-type="float" office:value="-0.0895282049">
                <text:p>-0.0895282049</text:p>
              </table:table-cell>
              <table:table-cell office:value-type="float" office:value="-0.2883467809">
                <text:p>-0.2883467809</text:p>
              </table:table-cell>
              <table:table-cell office:value-type="float" office:value="0.1231552535">
                <text:p>0.1231552535</text:p>
              </table:table-cell>
              <table:table-cell office:value-type="float" office:value="-0.1401497517">
                <text:p>-0.1401497517</text:p>
              </table:table-cell>
              <table:table-cell office:value-type="float" office:value="-0.1180364571">
                <text:p>-0.1180364571</text:p>
              </table:table-cell>
              <table:table-cell office:value-type="float" office:value="-0.1315750138">
                <text:p>-0.1315750138</text:p>
              </table:table-cell>
              <table:table-cell office:value-type="float" office:value="-0.0757258659">
                <text:p>-0.0757258659</text:p>
              </table:table-cell>
              <table:table-cell office:value-type="float" office:value="-0.0369432719">
                <text:p>-0.0369432719</text:p>
              </table:table-cell>
              <table:table-cell office:value-type="float" office:value="-0.1344650389">
                <text:p>-0.1344650389</text:p>
              </table:table-cell>
              <table:table-cell office:value-type="float" office:value="-0.1086227817">
                <text:p>-0.1086227817</text:p>
              </table:table-cell>
              <table:table-cell office:value-type="float" office:value="0.0081280532">
                <text:p>0.0081280532</text:p>
              </table:table-cell>
              <table:table-cell office:value-type="float" office:value="-0.0829478751">
                <text:p>-0.0829478751</text:p>
              </table:table-cell>
              <table:table-cell office:value-type="float" office:value="0.1463632017">
                <text:p>0.1463632017</text:p>
              </table:table-cell>
              <table:table-cell office:value-type="float" office:value="-0.0400311631">
                <text:p>-0.0400311631</text:p>
              </table:table-cell>
              <table:table-cell office:value-type="float" office:value="-0.1168022665">
                <text:p>-0.1168022665</text:p>
              </table:table-cell>
              <table:table-cell office:value-type="float" office:value="-0.0951023672">
                <text:p>-0.0951023672</text:p>
              </table:table-cell>
              <table:table-cell office:value-type="float" office:value="-0.1018602843">
                <text:p>-0.1018602843</text:p>
              </table:table-cell>
              <table:table-cell office:value-type="float" office:value="-0.1477275524">
                <text:p>-0.1477275524</text:p>
              </table:table-cell>
              <table:table-cell office:value-type="float" office:value="-0.0036379319">
                <text:p>-0.0036379319</text:p>
              </table:table-cell>
              <table:table-cell office:value-type="float" office:value="-0.0576158663">
                <text:p>-0.0576158663</text:p>
              </table:table-cell>
              <table:table-cell office:value-type="float" office:value="0.229415102">
                <text:p>0.229415102</text:p>
              </table:table-cell>
              <table:table-cell office:value-type="float" office:value="-0.0740961241">
                <text:p>-0.0740961241</text:p>
              </table:table-cell>
              <table:table-cell office:value-type="float" office:value="-0.088122896">
                <text:p>-0.088122896</text:p>
              </table:table-cell>
              <table:table-cell office:value-type="float" office:value="-0.166417977">
                <text:p>-0.166417977</text:p>
              </table:table-cell>
              <table:table-cell office:value-type="float" office:value="-0.2743605884">
                <text:p>-0.2743605884</text:p>
              </table:table-cell>
              <table:table-cell office:value-type="float" office:value="0.0163826776">
                <text:p>0.0163826776</text:p>
              </table:table-cell>
              <table:table-cell office:value-type="float" office:value="-0.1911784532">
                <text:p>-0.1911784532</text:p>
              </table:table-cell>
              <table:table-cell office:value-type="float" office:value="0.0219047044">
                <text:p>0.0219047044</text:p>
              </table:table-cell>
              <table:table-cell office:value-type="float" office:value="-0.1565895099">
                <text:p>-0.1565895099</text:p>
              </table:table-cell>
              <table:table-cell office:value-type="float" office:value="-0.1294503496">
                <text:p>-0.1294503496</text:p>
              </table:table-cell>
              <table:table-cell office:value-type="float" office:value="0.024180034">
                <text:p>0.024180034</text:p>
              </table:table-cell>
              <table:table-cell office:value-type="float" office:value="0.0458126838">
                <text:p>0.0458126838</text:p>
              </table:table-cell>
            </table:table-row>
            <table:table-row>
              <table:table-cell office:value-type="float" office:value="-0.0854663269">
                <text:p>-0</text:p>
              </table:table-cell>
              <table:table-cell office:value-type="float" office:value="0.0306837051">
                <text:p>0.0306837051</text:p>
              </table:table-cell>
              <table:table-cell office:value-type="float" office:value="-0.0865314582">
                <text:p>-0.0865314582</text:p>
              </table:table-cell>
              <table:table-cell office:value-type="float" office:value="0.008846306">
                <text:p>0.008846306</text:p>
              </table:table-cell>
              <table:table-cell office:value-type="float" office:value="-0.2031462494">
                <text:p>-0.2031462494</text:p>
              </table:table-cell>
              <table:table-cell office:value-type="float" office:value="-0.0736785981">
                <text:p>-0.0736785981</text:p>
              </table:table-cell>
              <table:table-cell office:value-type="float" office:value="0.1304801773">
                <text:p>0.1304801773</text:p>
              </table:table-cell>
              <table:table-cell office:value-type="float" office:value="0.0761967522">
                <text:p>0.0761967522</text:p>
              </table:table-cell>
              <table:table-cell office:value-type="float" office:value="-0.0756504293">
                <text:p>-0.0756504293</text:p>
              </table:table-cell>
              <table:table-cell office:value-type="float" office:value="-0.1116904342">
                <text:p>-0.1116904342</text:p>
              </table:table-cell>
              <table:table-cell office:value-type="float" office:value="-0.2303377222">
                <text:p>-0.2303377222</text:p>
              </table:table-cell>
              <table:table-cell office:value-type="float" office:value="-0.0937151039">
                <text:p>-0.0937151039</text:p>
              </table:table-cell>
              <table:table-cell office:value-type="float" office:value="0.3409043075">
                <text:p>0.3409043075</text:p>
              </table:table-cell>
              <table:table-cell office:value-type="float" office:value="-0.041069393">
                <text:p>-0.041069393</text:p>
              </table:table-cell>
              <table:table-cell office:value-type="float" office:value="0.0240939174">
                <text:p>0.0240939174</text:p>
              </table:table-cell>
              <table:table-cell office:value-type="float" office:value="-0.137547759">
                <text:p>-0.137547759</text:p>
              </table:table-cell>
              <table:table-cell office:value-type="float" office:value="0.0424655203">
                <text:p>0.0424655203</text:p>
              </table:table-cell>
              <table:table-cell office:value-type="float" office:value="0.1308847285">
                <text:p>0.1308847285</text:p>
              </table:table-cell>
              <table:table-cell office:value-type="float" office:value="0.1025988195">
                <text:p>0.1025988195</text:p>
              </table:table-cell>
              <table:table-cell office:value-type="float" office:value="-0.0061762314">
                <text:p>-0.0061762314</text:p>
              </table:table-cell>
              <table:table-cell office:value-type="float" office:value="-0.0645575957">
                <text:p>-0.0645575957</text:p>
              </table:table-cell>
              <table:table-cell office:value-type="float" office:value="0.1047589201">
                <text:p>0.1047589201</text:p>
              </table:table-cell>
              <table:table-cell office:value-type="float" office:value="0.0881979915">
                <text:p>0.0881979915</text:p>
              </table:table-cell>
              <table:table-cell office:value-type="float" office:value="0.0147456111">
                <text:p>0.0147456111</text:p>
              </table:table-cell>
              <table:table-cell office:value-type="float" office:value="0.1356548665">
                <text:p>0.1356548665</text:p>
              </table:table-cell>
              <table:table-cell office:value-type="float" office:value="0.1269592497">
                <text:p>0.1269592497</text:p>
              </table:table-cell>
              <table:table-cell office:value-type="float" office:value="-0.0693334446">
                <text:p>-0.0693334446</text:p>
              </table:table-cell>
              <table:table-cell office:value-type="float" office:value="0.1516637523">
                <text:p>0.1516637523</text:p>
              </table:table-cell>
              <table:table-cell office:value-type="float" office:value="0.1322026745">
                <text:p>0.1322026745</text:p>
              </table:table-cell>
              <table:table-cell office:value-type="float" office:value="-0.0487760007">
                <text:p>-0.0487760007</text:p>
              </table:table-cell>
              <table:table-cell office:value-type="float" office:value="-0.0206088968">
                <text:p>-0.0206088968</text:p>
              </table:table-cell>
              <table:table-cell office:value-type="float" office:value="-0.0079242728">
                <text:p>-0.0079242728</text:p>
              </table:table-cell>
              <table:table-cell office:value-type="float" office:value="0.0619265689">
                <text:p>0.0619265689</text:p>
              </table:table-cell>
              <table:table-cell office:value-type="float" office:value="-0.355978207">
                <text:p>-0.355978207</text:p>
              </table:table-cell>
              <table:table-cell office:value-type="float" office:value="0.0126563246">
                <text:p>0.0126563246</text:p>
              </table:table-cell>
              <table:table-cell office:value-type="float" office:value="-0.0774946457">
                <text:p>-0.0774946457</text:p>
              </table:table-cell>
              <table:table-cell office:value-type="float" office:value="-0.085574349">
                <text:p>-0.085574349</text:p>
              </table:table-cell>
              <table:table-cell office:value-type="float" office:value="0.0699321297">
                <text:p>0.0699321297</text:p>
              </table:table-cell>
              <table:table-cell office:value-type="float" office:value="0.0291062031">
                <text:p>0.0291062031</text:p>
              </table:table-cell>
              <table:table-cell office:value-type="float" office:value="0.0081523646">
                <text:p>0.0081523646</text:p>
              </table:table-cell>
              <table:table-cell office:value-type="float" office:value="-0.1628087963">
                <text:p>-0.1628087963</text:p>
              </table:table-cell>
              <table:table-cell office:value-type="float" office:value="1">
                <text:p>1</text:p>
              </table:table-cell>
              <table:table-cell office:value-type="float" office:value="0.0471948549">
                <text:p>0.0471948549</text:p>
              </table:table-cell>
              <table:table-cell office:value-type="float" office:value="0.0457957314">
                <text:p>0.0457957314</text:p>
              </table:table-cell>
              <table:table-cell office:value-type="float" office:value="-0.1206154465">
                <text:p>-0.1206154465</text:p>
              </table:table-cell>
              <table:table-cell office:value-type="float" office:value="-0.1657021466">
                <text:p>-0.1657021466</text:p>
              </table:table-cell>
              <table:table-cell office:value-type="float" office:value="0.0429458691">
                <text:p>0.0429458691</text:p>
              </table:table-cell>
              <table:table-cell office:value-type="float" office:value="-0.0789928998">
                <text:p>-0.0789928998</text:p>
              </table:table-cell>
              <table:table-cell office:value-type="float" office:value="-0.0332268784">
                <text:p>-0.0332268784</text:p>
              </table:table-cell>
              <table:table-cell office:value-type="float" office:value="0.0641525186">
                <text:p>0.0641525186</text:p>
              </table:table-cell>
              <table:table-cell office:value-type="float" office:value="0.153112044">
                <text:p>0.153112044</text:p>
              </table:table-cell>
              <table:table-cell office:value-type="float" office:value="-0.1241339606">
                <text:p>-0.1241339606</text:p>
              </table:table-cell>
              <table:table-cell office:value-type="float" office:value="-0.1195265115">
                <text:p>-0.1195265115</text:p>
              </table:table-cell>
              <table:table-cell office:value-type="float" office:value="0.0000806836151025">
                <text:p>0.0000806836151025</text:p>
              </table:table-cell>
              <table:table-cell office:value-type="float" office:value="0.1313432539">
                <text:p>0.1313432539</text:p>
              </table:table-cell>
              <table:table-cell office:value-type="float" office:value="0.1717056163">
                <text:p>0.1717056163</text:p>
              </table:table-cell>
              <table:table-cell office:value-type="float" office:value="-0.0333762242">
                <text:p>-0.0333762242</text:p>
              </table:table-cell>
              <table:table-cell office:value-type="float" office:value="0.0723415353">
                <text:p>0.0723415353</text:p>
              </table:table-cell>
              <table:table-cell office:value-type="float" office:value="0.0039858442">
                <text:p>0.0039858442</text:p>
              </table:table-cell>
              <table:table-cell office:value-type="float" office:value="0.0151899912">
                <text:p>0.0151899912</text:p>
              </table:table-cell>
              <table:table-cell office:value-type="float" office:value="0.113552983">
                <text:p>0.113552983</text:p>
              </table:table-cell>
              <table:table-cell office:value-type="float" office:value="0.1139685407">
                <text:p>0.1139685407</text:p>
              </table:table-cell>
              <table:table-cell office:value-type="float" office:value="0.2962990627">
                <text:p>0.2962990627</text:p>
              </table:table-cell>
              <table:table-cell office:value-type="float" office:value="-0.1129143117">
                <text:p>-0.1129143117</text:p>
              </table:table-cell>
              <table:table-cell office:value-type="float" office:value="-0.245419237">
                <text:p>-0.245419237</text:p>
              </table:table-cell>
              <table:table-cell office:value-type="float" office:value="0.1554940853">
                <text:p>0.1554940853</text:p>
              </table:table-cell>
              <table:table-cell office:value-type="float" office:value="-0.2904984377">
                <text:p>-0.2904984377</text:p>
              </table:table-cell>
              <table:table-cell office:value-type="float" office:value="0.0085862753">
                <text:p>0.0085862753</text:p>
              </table:table-cell>
              <table:table-cell office:value-type="float" office:value="0.0764127526">
                <text:p>0.0764127526</text:p>
              </table:table-cell>
              <table:table-cell office:value-type="float" office:value="-0.0317717782">
                <text:p>-0.0317717782</text:p>
              </table:table-cell>
              <table:table-cell office:value-type="float" office:value="0.1946173161">
                <text:p>0.1946173161</text:p>
              </table:table-cell>
              <table:table-cell office:value-type="float" office:value="0.1696713803">
                <text:p>0.1696713803</text:p>
              </table:table-cell>
              <table:table-cell office:value-type="float" office:value="-0.1286343149">
                <text:p>-0.1286343149</text:p>
              </table:table-cell>
              <table:table-cell office:value-type="float" office:value="-0.1128523202">
                <text:p>-0.1128523202</text:p>
              </table:table-cell>
              <table:table-cell office:value-type="float" office:value="-0.2604043451">
                <text:p>-0.2604043451</text:p>
              </table:table-cell>
              <table:table-cell office:value-type="float" office:value="-0.2046807978">
                <text:p>-0.2046807978</text:p>
              </table:table-cell>
              <table:table-cell office:value-type="float" office:value="0.0116031403">
                <text:p>0.0116031403</text:p>
              </table:table-cell>
              <table:table-cell office:value-type="float" office:value="0.0644409988">
                <text:p>0.0644409988</text:p>
              </table:table-cell>
              <table:table-cell office:value-type="float" office:value="0.1785089583">
                <text:p>0.1785089583</text:p>
              </table:table-cell>
              <table:table-cell office:value-type="float" office:value="0.0679342549">
                <text:p>0.0679342549</text:p>
              </table:table-cell>
              <table:table-cell office:value-type="float" office:value="0.0599961046">
                <text:p>0.0599961046</text:p>
              </table:table-cell>
              <table:table-cell office:value-type="float" office:value="0.0446222803">
                <text:p>0.0446222803</text:p>
              </table:table-cell>
              <table:table-cell office:value-type="float" office:value="0.0920366646">
                <text:p>0.0920366646</text:p>
              </table:table-cell>
              <table:table-cell office:value-type="float" office:value="-0.1124777594">
                <text:p>-0.1124777594</text:p>
              </table:table-cell>
              <table:table-cell office:value-type="float" office:value="0.0058713779">
                <text:p>0.0058713779</text:p>
              </table:table-cell>
              <table:table-cell office:value-type="float" office:value="0.0508809595">
                <text:p>0.0508809595</text:p>
              </table:table-cell>
            </table:table-row>
            <table:table-row>
              <table:table-cell office:value-type="float" office:value="-0.0953647017">
                <text:p>-0</text:p>
              </table:table-cell>
              <table:table-cell office:value-type="float" office:value="0.0687663159">
                <text:p>0.0687663159</text:p>
              </table:table-cell>
              <table:table-cell office:value-type="float" office:value="0.2526990521">
                <text:p>0.2526990521</text:p>
              </table:table-cell>
              <table:table-cell office:value-type="float" office:value="0.0542619978">
                <text:p>0.0542619978</text:p>
              </table:table-cell>
              <table:table-cell office:value-type="float" office:value="-0.4572517624">
                <text:p>-0.4572517624</text:p>
              </table:table-cell>
              <table:table-cell office:value-type="float" office:value="0.0498209879">
                <text:p>0.0498209879</text:p>
              </table:table-cell>
              <table:table-cell office:value-type="float" office:value="0.5797098524">
                <text:p>0.5797098524</text:p>
              </table:table-cell>
              <table:table-cell office:value-type="float" office:value="0.5135273929">
                <text:p>0.5135273929</text:p>
              </table:table-cell>
              <table:table-cell office:value-type="float" office:value="0.1806191525">
                <text:p>0.1806191525</text:p>
              </table:table-cell>
              <table:table-cell office:value-type="float" office:value="0.116835583">
                <text:p>0.116835583</text:p>
              </table:table-cell>
              <table:table-cell office:value-type="float" office:value="0.1448370465">
                <text:p>0.1448370465</text:p>
              </table:table-cell>
              <table:table-cell office:value-type="float" office:value="-0.1432450719">
                <text:p>-0.1432450719</text:p>
              </table:table-cell>
              <table:table-cell office:value-type="float" office:value="0.2006931531">
                <text:p>0.2006931531</text:p>
              </table:table-cell>
              <table:table-cell office:value-type="float" office:value="0.120897396">
                <text:p>0.120897396</text:p>
              </table:table-cell>
              <table:table-cell office:value-type="float" office:value="0.1862656883">
                <text:p>0.1862656883</text:p>
              </table:table-cell>
              <table:table-cell office:value-type="float" office:value="-0.2689121475">
                <text:p>-0.2689121475</text:p>
              </table:table-cell>
              <table:table-cell office:value-type="float" office:value="-0.1266078122">
                <text:p>-0.1266078122</text:p>
              </table:table-cell>
              <table:table-cell office:value-type="float" office:value="-0.058445658">
                <text:p>-0.058445658</text:p>
              </table:table-cell>
              <table:table-cell office:value-type="float" office:value="-0.2129391095">
                <text:p>-0.2129391095</text:p>
              </table:table-cell>
              <table:table-cell office:value-type="float" office:value="0.1794408118">
                <text:p>0.1794408118</text:p>
              </table:table-cell>
              <table:table-cell office:value-type="float" office:value="0.0199615092">
                <text:p>0.0199615092</text:p>
              </table:table-cell>
              <table:table-cell office:value-type="float" office:value="0.414371841">
                <text:p>0.414371841</text:p>
              </table:table-cell>
              <table:table-cell office:value-type="float" office:value="0.2227771229">
                <text:p>0.2227771229</text:p>
              </table:table-cell>
              <table:table-cell office:value-type="float" office:value="0.2400206925">
                <text:p>0.2400206925</text:p>
              </table:table-cell>
              <table:table-cell office:value-type="float" office:value="0.0837178378">
                <text:p>0.0837178378</text:p>
              </table:table-cell>
              <table:table-cell office:value-type="float" office:value="-0.0923248627">
                <text:p>-0.0923248627</text:p>
              </table:table-cell>
              <table:table-cell office:value-type="float" office:value="0.1834733886">
                <text:p>0.1834733886</text:p>
              </table:table-cell>
              <table:table-cell office:value-type="float" office:value="0.3450497024">
                <text:p>0.3450497024</text:p>
              </table:table-cell>
              <table:table-cell office:value-type="float" office:value="0.1087513486">
                <text:p>0.1087513486</text:p>
              </table:table-cell>
              <table:table-cell office:value-type="float" office:value="0.0547717271">
                <text:p>0.0547717271</text:p>
              </table:table-cell>
              <table:table-cell office:value-type="float" office:value="0.1151888476">
                <text:p>0.1151888476</text:p>
              </table:table-cell>
              <table:table-cell office:value-type="float" office:value="-0.1372183605">
                <text:p>-0.1372183605</text:p>
              </table:table-cell>
              <table:table-cell office:value-type="float" office:value="0.4301187477">
                <text:p>0.4301187477</text:p>
              </table:table-cell>
              <table:table-cell office:value-type="float" office:value="0.1226548663">
                <text:p>0.1226548663</text:p>
              </table:table-cell>
              <table:table-cell office:value-type="float" office:value="0.1870602715">
                <text:p>0.1870602715</text:p>
              </table:table-cell>
              <table:table-cell office:value-type="float" office:value="-0.0070182827">
                <text:p>-0.0070182827</text:p>
              </table:table-cell>
              <table:table-cell office:value-type="float" office:value="0.12669732">
                <text:p>0.12669732</text:p>
              </table:table-cell>
              <table:table-cell office:value-type="float" office:value="0.0948723222">
                <text:p>0.0948723222</text:p>
              </table:table-cell>
              <table:table-cell office:value-type="float" office:value="0.1116591963">
                <text:p>0.1116591963</text:p>
              </table:table-cell>
              <table:table-cell office:value-type="float" office:value="0.0428752717">
                <text:p>0.0428752717</text:p>
              </table:table-cell>
              <table:table-cell office:value-type="float" office:value="-0.1144131584">
                <text:p>-0.1144131584</text:p>
              </table:table-cell>
              <table:table-cell office:value-type="float" office:value="0.0471948549">
                <text:p>0.0471948549</text:p>
              </table:table-cell>
              <table:table-cell office:value-type="float" office:value="1">
                <text:p>1</text:p>
              </table:table-cell>
              <table:table-cell office:value-type="float" office:value="0.1645788144">
                <text:p>0.1645788144</text:p>
              </table:table-cell>
              <table:table-cell office:value-type="float" office:value="-0.0079352747">
                <text:p>-0.0079352747</text:p>
              </table:table-cell>
              <table:table-cell office:value-type="float" office:value="0.4196929608">
                <text:p>0.4196929608</text:p>
              </table:table-cell>
              <table:table-cell office:value-type="float" office:value="0.1249853706">
                <text:p>0.1249853706</text:p>
              </table:table-cell>
              <table:table-cell office:value-type="float" office:value="0.0776922327">
                <text:p>0.0776922327</text:p>
              </table:table-cell>
              <table:table-cell office:value-type="float" office:value="0.0302680997">
                <text:p>0.0302680997</text:p>
              </table:table-cell>
              <table:table-cell office:value-type="float" office:value="0.1124891752">
                <text:p>0.1124891752</text:p>
              </table:table-cell>
              <table:table-cell office:value-type="float" office:value="0.4199016262">
                <text:p>0.4199016262</text:p>
              </table:table-cell>
              <table:table-cell office:value-type="float" office:value="0.1492305832">
                <text:p>0.1492305832</text:p>
              </table:table-cell>
              <table:table-cell office:value-type="float" office:value="0.139513057">
                <text:p>0.139513057</text:p>
              </table:table-cell>
              <table:table-cell office:value-type="float" office:value="-0.061058173">
                <text:p>-0.061058173</text:p>
              </table:table-cell>
              <table:table-cell office:value-type="float" office:value="0.5305468821">
                <text:p>0.5305468821</text:p>
              </table:table-cell>
              <table:table-cell office:value-type="float" office:value="0.1739423084">
                <text:p>0.1739423084</text:p>
              </table:table-cell>
              <table:table-cell office:value-type="float" office:value="0.0725861861">
                <text:p>0.0725861861</text:p>
              </table:table-cell>
              <table:table-cell office:value-type="float" office:value="0.0641510314">
                <text:p>0.0641510314</text:p>
              </table:table-cell>
              <table:table-cell office:value-type="float" office:value="0.0006413386">
                <text:p>0.0006413386</text:p>
              </table:table-cell>
              <table:table-cell office:value-type="float" office:value="0.3134617468">
                <text:p>0.3134617468</text:p>
              </table:table-cell>
              <table:table-cell office:value-type="float" office:value="0.1968476075">
                <text:p>0.1968476075</text:p>
              </table:table-cell>
              <table:table-cell office:value-type="float" office:value="0.3739222762">
                <text:p>0.3739222762</text:p>
              </table:table-cell>
              <table:table-cell office:value-type="float" office:value="0.0051738547">
                <text:p>0.0051738547</text:p>
              </table:table-cell>
              <table:table-cell office:value-type="float" office:value="0.0048769379">
                <text:p>0.0048769379</text:p>
              </table:table-cell>
              <table:table-cell office:value-type="float" office:value="0.305047218">
                <text:p>0.305047218</text:p>
              </table:table-cell>
              <table:table-cell office:value-type="float" office:value="0.4873194425">
                <text:p>0.4873194425</text:p>
              </table:table-cell>
              <table:table-cell office:value-type="float" office:value="-0.1671335022">
                <text:p>-0.1671335022</text:p>
              </table:table-cell>
              <table:table-cell office:value-type="float" office:value="0.1937353203">
                <text:p>0.1937353203</text:p>
              </table:table-cell>
              <table:table-cell office:value-type="float" office:value="0.464154816">
                <text:p>0.464154816</text:p>
              </table:table-cell>
              <table:table-cell office:value-type="float" office:value="0.0344925079">
                <text:p>0.0344925079</text:p>
              </table:table-cell>
              <table:table-cell office:value-type="float" office:value="0.1148141016">
                <text:p>0.1148141016</text:p>
              </table:table-cell>
              <table:table-cell office:value-type="float" office:value="-0.2039484931">
                <text:p>-0.2039484931</text:p>
              </table:table-cell>
              <table:table-cell office:value-type="float" office:value="0.4495452316">
                <text:p>0.4495452316</text:p>
              </table:table-cell>
              <table:table-cell office:value-type="float" office:value="-0.0742150277">
                <text:p>-0.0742150277</text:p>
              </table:table-cell>
              <table:table-cell office:value-type="float" office:value="-0.2275535473">
                <text:p>-0.2275535473</text:p>
              </table:table-cell>
              <table:table-cell office:value-type="float" office:value="0.1804298151">
                <text:p>0.1804298151</text:p>
              </table:table-cell>
              <table:table-cell office:value-type="float" office:value="0.2017785493">
                <text:p>0.2017785493</text:p>
              </table:table-cell>
              <table:table-cell office:value-type="float" office:value="-0.005282903">
                <text:p>-0.005282903</text:p>
              </table:table-cell>
              <table:table-cell office:value-type="float" office:value="0.3439086805">
                <text:p>0.3439086805</text:p>
              </table:table-cell>
              <table:table-cell office:value-type="float" office:value="0.478424503">
                <text:p>0.478424503</text:p>
              </table:table-cell>
              <table:table-cell office:value-type="float" office:value="0.4891839791">
                <text:p>0.4891839791</text:p>
              </table:table-cell>
              <table:table-cell office:value-type="float" office:value="-0.0451634536">
                <text:p>-0.0451634536</text:p>
              </table:table-cell>
              <table:table-cell office:value-type="float" office:value="0.3113769964">
                <text:p>0.3113769964</text:p>
              </table:table-cell>
              <table:table-cell office:value-type="float" office:value="0.0102663931">
                <text:p>0.0102663931</text:p>
              </table:table-cell>
              <table:table-cell office:value-type="float" office:value="-0.0203670813">
                <text:p>-0.0203670813</text:p>
              </table:table-cell>
              <table:table-cell office:value-type="float" office:value="0.4546229393">
                <text:p>0.4546229393</text:p>
              </table:table-cell>
            </table:table-row>
            <table:table-row>
              <table:table-cell office:value-type="float" office:value="-0.0233572635">
                <text:p>-0</text:p>
              </table:table-cell>
              <table:table-cell office:value-type="float" office:value="-0.1332835375">
                <text:p>-0.1332835375</text:p>
              </table:table-cell>
              <table:table-cell office:value-type="float" office:value="0.0411172981">
                <text:p>0.0411172981</text:p>
              </table:table-cell>
              <table:table-cell office:value-type="float" office:value="0.175449576">
                <text:p>0.175449576</text:p>
              </table:table-cell>
              <table:table-cell office:value-type="float" office:value="-0.0669018699">
                <text:p>-0.0669018699</text:p>
              </table:table-cell>
              <table:table-cell office:value-type="float" office:value="0.0163981056">
                <text:p>0.0163981056</text:p>
              </table:table-cell>
              <table:table-cell office:value-type="float" office:value="0.3423432866">
                <text:p>0.3423432866</text:p>
              </table:table-cell>
              <table:table-cell office:value-type="float" office:value="0.3476349534">
                <text:p>0.3476349534</text:p>
              </table:table-cell>
              <table:table-cell office:value-type="float" office:value="0.094604519">
                <text:p>0.094604519</text:p>
              </table:table-cell>
              <table:table-cell office:value-type="float" office:value="-0.053071925">
                <text:p>-0.053071925</text:p>
              </table:table-cell>
              <table:table-cell office:value-type="float" office:value="0.0454551137">
                <text:p>0.0454551137</text:p>
              </table:table-cell>
              <table:table-cell office:value-type="float" office:value="-0.0042755945">
                <text:p>-0.0042755945</text:p>
              </table:table-cell>
              <table:table-cell office:value-type="float" office:value="0.1993301996">
                <text:p>0.1993301996</text:p>
              </table:table-cell>
              <table:table-cell office:value-type="float" office:value="0.0064636373">
                <text:p>0.0064636373</text:p>
              </table:table-cell>
              <table:table-cell office:value-type="float" office:value="0.1017902575">
                <text:p>0.1017902575</text:p>
              </table:table-cell>
              <table:table-cell office:value-type="float" office:value="0.0237800861">
                <text:p>0.0237800861</text:p>
              </table:table-cell>
              <table:table-cell office:value-type="float" office:value="0.0824741449">
                <text:p>0.0824741449</text:p>
              </table:table-cell>
              <table:table-cell office:value-type="float" office:value="0.1557784543">
                <text:p>0.1557784543</text:p>
              </table:table-cell>
              <table:table-cell office:value-type="float" office:value="0.1300596355">
                <text:p>0.1300596355</text:p>
              </table:table-cell>
              <table:table-cell office:value-type="float" office:value="0.0792243498">
                <text:p>0.0792243498</text:p>
              </table:table-cell>
              <table:table-cell office:value-type="float" office:value="0.070399734">
                <text:p>0.070399734</text:p>
              </table:table-cell>
              <table:table-cell office:value-type="float" office:value="0.2737553244">
                <text:p>0.2737553244</text:p>
              </table:table-cell>
              <table:table-cell office:value-type="float" office:value="0.1376345303">
                <text:p>0.1376345303</text:p>
              </table:table-cell>
              <table:table-cell office:value-type="float" office:value="0.1257599731">
                <text:p>0.1257599731</text:p>
              </table:table-cell>
              <table:table-cell office:value-type="float" office:value="0.2207850826">
                <text:p>0.2207850826</text:p>
              </table:table-cell>
              <table:table-cell office:value-type="float" office:value="-0.017477699">
                <text:p>-0.017477699</text:p>
              </table:table-cell>
              <table:table-cell office:value-type="float" office:value="0.1524438104">
                <text:p>0.1524438104</text:p>
              </table:table-cell>
              <table:table-cell office:value-type="float" office:value="0.1948391905">
                <text:p>0.1948391905</text:p>
              </table:table-cell>
              <table:table-cell office:value-type="float" office:value="0.1246685242">
                <text:p>0.1246685242</text:p>
              </table:table-cell>
              <table:table-cell office:value-type="float" office:value="-0.0060004983">
                <text:p>-0.0060004983</text:p>
              </table:table-cell>
              <table:table-cell office:value-type="float" office:value="0.1005856961">
                <text:p>0.1005856961</text:p>
              </table:table-cell>
              <table:table-cell office:value-type="float" office:value="-0.0221866049">
                <text:p>-0.0221866049</text:p>
              </table:table-cell>
              <table:table-cell office:value-type="float" office:value="0.3368615739">
                <text:p>0.3368615739</text:p>
              </table:table-cell>
              <table:table-cell office:value-type="float" office:value="-0.077106171">
                <text:p>-0.077106171</text:p>
              </table:table-cell>
              <table:table-cell office:value-type="float" office:value="0.0661436984">
                <text:p>0.0661436984</text:p>
              </table:table-cell>
              <table:table-cell office:value-type="float" office:value="-0.1650395123">
                <text:p>-0.1650395123</text:p>
              </table:table-cell>
              <table:table-cell office:value-type="float" office:value="0.169661166">
                <text:p>0.169661166</text:p>
              </table:table-cell>
              <table:table-cell office:value-type="float" office:value="0.3145746199">
                <text:p>0.3145746199</text:p>
              </table:table-cell>
              <table:table-cell office:value-type="float" office:value="0.0938507617">
                <text:p>0.0938507617</text:p>
              </table:table-cell>
              <table:table-cell office:value-type="float" office:value="0.1819560468">
                <text:p>0.1819560468</text:p>
              </table:table-cell>
              <table:table-cell office:value-type="float" office:value="-0.0720181677">
                <text:p>-0.0720181677</text:p>
              </table:table-cell>
              <table:table-cell office:value-type="float" office:value="0.0457957314">
                <text:p>0.0457957314</text:p>
              </table:table-cell>
              <table:table-cell office:value-type="float" office:value="0.1645788144">
                <text:p>0.1645788144</text:p>
              </table:table-cell>
              <table:table-cell office:value-type="float" office:value="1">
                <text:p>1</text:p>
              </table:table-cell>
              <table:table-cell office:value-type="float" office:value="0.2054010946">
                <text:p>0.2054010946</text:p>
              </table:table-cell>
              <table:table-cell office:value-type="float" office:value="0.0473781702">
                <text:p>0.0473781702</text:p>
              </table:table-cell>
              <table:table-cell office:value-type="float" office:value="0.2619878597">
                <text:p>0.2619878597</text:p>
              </table:table-cell>
              <table:table-cell office:value-type="float" office:value="0.0946843879">
                <text:p>0.0946843879</text:p>
              </table:table-cell>
              <table:table-cell office:value-type="float" office:value="0.1143386119">
                <text:p>0.1143386119</text:p>
              </table:table-cell>
              <table:table-cell office:value-type="float" office:value="0.2501470024">
                <text:p>0.2501470024</text:p>
              </table:table-cell>
              <table:table-cell office:value-type="float" office:value="0.2148236729">
                <text:p>0.2148236729</text:p>
              </table:table-cell>
              <table:table-cell office:value-type="float" office:value="0.1507191921">
                <text:p>0.1507191921</text:p>
              </table:table-cell>
              <table:table-cell office:value-type="float" office:value="0.1189558066">
                <text:p>0.1189558066</text:p>
              </table:table-cell>
              <table:table-cell office:value-type="float" office:value="0.0479257965">
                <text:p>0.0479257965</text:p>
              </table:table-cell>
              <table:table-cell office:value-type="float" office:value="0.2587552236">
                <text:p>0.2587552236</text:p>
              </table:table-cell>
              <table:table-cell office:value-type="float" office:value="0.1678804825">
                <text:p>0.1678804825</text:p>
              </table:table-cell>
              <table:table-cell office:value-type="float" office:value="0.0969054994">
                <text:p>0.0969054994</text:p>
              </table:table-cell>
              <table:table-cell office:value-type="float" office:value="0.1719833946">
                <text:p>0.1719833946</text:p>
              </table:table-cell>
              <table:table-cell office:value-type="float" office:value="0.128397885">
                <text:p>0.128397885</text:p>
              </table:table-cell>
              <table:table-cell office:value-type="float" office:value="0.3966348791">
                <text:p>0.3966348791</text:p>
              </table:table-cell>
              <table:table-cell office:value-type="float" office:value="0.1659956848">
                <text:p>0.1659956848</text:p>
              </table:table-cell>
              <table:table-cell office:value-type="float" office:value="0.2973266057">
                <text:p>0.2973266057</text:p>
              </table:table-cell>
              <table:table-cell office:value-type="float" office:value="-0.0249716054">
                <text:p>-0.0249716054</text:p>
              </table:table-cell>
              <table:table-cell office:value-type="float" office:value="0.1150265677">
                <text:p>0.1150265677</text:p>
              </table:table-cell>
              <table:table-cell office:value-type="float" office:value="0.1971474322">
                <text:p>0.1971474322</text:p>
              </table:table-cell>
              <table:table-cell office:value-type="float" office:value="0.2954708798">
                <text:p>0.2954708798</text:p>
              </table:table-cell>
              <table:table-cell office:value-type="float" office:value="-0.1139983111">
                <text:p>-0.1139983111</text:p>
              </table:table-cell>
              <table:table-cell office:value-type="float" office:value="0.2995469711">
                <text:p>0.2995469711</text:p>
              </table:table-cell>
              <table:table-cell office:value-type="float" office:value="0.341592138">
                <text:p>0.341592138</text:p>
              </table:table-cell>
              <table:table-cell office:value-type="float" office:value="0.1885320897">
                <text:p>0.1885320897</text:p>
              </table:table-cell>
              <table:table-cell office:value-type="float" office:value="0.2255147387">
                <text:p>0.2255147387</text:p>
              </table:table-cell>
              <table:table-cell office:value-type="float" office:value="-0.0807879557">
                <text:p>-0.0807879557</text:p>
              </table:table-cell>
              <table:table-cell office:value-type="float" office:value="0.1662708865">
                <text:p>0.1662708865</text:p>
              </table:table-cell>
              <table:table-cell office:value-type="float" office:value="0.0523442071">
                <text:p>0.0523442071</text:p>
              </table:table-cell>
              <table:table-cell office:value-type="float" office:value="-0.1219188539">
                <text:p>-0.1219188539</text:p>
              </table:table-cell>
              <table:table-cell office:value-type="float" office:value="-0.0825721941">
                <text:p>-0.0825721941</text:p>
              </table:table-cell>
              <table:table-cell office:value-type="float" office:value="-0.1045845557">
                <text:p>-0.1045845557</text:p>
              </table:table-cell>
              <table:table-cell office:value-type="float" office:value="0.1077908525">
                <text:p>0.1077908525</text:p>
              </table:table-cell>
              <table:table-cell office:value-type="float" office:value="0.3414124497">
                <text:p>0.3414124497</text:p>
              </table:table-cell>
              <table:table-cell office:value-type="float" office:value="0.2434399273">
                <text:p>0.2434399273</text:p>
              </table:table-cell>
              <table:table-cell office:value-type="float" office:value="0.3010268373">
                <text:p>0.3010268373</text:p>
              </table:table-cell>
              <table:table-cell office:value-type="float" office:value="-0.0966036062">
                <text:p>-0.0966036062</text:p>
              </table:table-cell>
              <table:table-cell office:value-type="float" office:value="0.118743356">
                <text:p>0.118743356</text:p>
              </table:table-cell>
              <table:table-cell office:value-type="float" office:value="-0.0101834824">
                <text:p>-0.0101834824</text:p>
              </table:table-cell>
              <table:table-cell office:value-type="float" office:value="0.0032108425">
                <text:p>0.0032108425</text:p>
              </table:table-cell>
              <table:table-cell office:value-type="float" office:value="0.2918280538">
                <text:p>0.2918280538</text:p>
              </table:table-cell>
            </table:table-row>
            <table:table-row>
              <table:table-cell office:value-type="float" office:value="-0.2052495913">
                <text:p>-0</text:p>
              </table:table-cell>
              <table:table-cell office:value-type="float" office:value="-0.0117010373">
                <text:p>-0.0117010373</text:p>
              </table:table-cell>
              <table:table-cell office:value-type="float" office:value="0.034975937">
                <text:p>0.034975937</text:p>
              </table:table-cell>
              <table:table-cell office:value-type="float" office:value="0.1105541366">
                <text:p>0.1105541366</text:p>
              </table:table-cell>
              <table:table-cell office:value-type="float" office:value="0.0472812361">
                <text:p>0.0472812361</text:p>
              </table:table-cell>
              <table:table-cell office:value-type="float" office:value="0.1966474929">
                <text:p>0.1966474929</text:p>
              </table:table-cell>
              <table:table-cell office:value-type="float" office:value="0.0718248792">
                <text:p>0.0718248792</text:p>
              </table:table-cell>
              <table:table-cell office:value-type="float" office:value="0.2453909901">
                <text:p>0.2453909901</text:p>
              </table:table-cell>
              <table:table-cell office:value-type="float" office:value="0.1548077382">
                <text:p>0.1548077382</text:p>
              </table:table-cell>
              <table:table-cell office:value-type="float" office:value="-0.117192981">
                <text:p>-0.117192981</text:p>
              </table:table-cell>
              <table:table-cell office:value-type="float" office:value="0.0213964159">
                <text:p>0.0213964159</text:p>
              </table:table-cell>
              <table:table-cell office:value-type="float" office:value="0.0906692893">
                <text:p>0.0906692893</text:p>
              </table:table-cell>
              <table:table-cell office:value-type="float" office:value="0.0674543428">
                <text:p>0.0674543428</text:p>
              </table:table-cell>
              <table:table-cell office:value-type="float" office:value="-0.152826957">
                <text:p>-0.152826957</text:p>
              </table:table-cell>
              <table:table-cell office:value-type="float" office:value="-0.0984703774">
                <text:p>-0.0984703774</text:p>
              </table:table-cell>
              <table:table-cell office:value-type="float" office:value="-0.0102490286">
                <text:p>-0.0102490286</text:p>
              </table:table-cell>
              <table:table-cell office:value-type="float" office:value="0.0156928774">
                <text:p>0.0156928774</text:p>
              </table:table-cell>
              <table:table-cell office:value-type="float" office:value="0.0767793504">
                <text:p>0.0767793504</text:p>
              </table:table-cell>
              <table:table-cell office:value-type="float" office:value="0.1723378376">
                <text:p>0.1723378376</text:p>
              </table:table-cell>
              <table:table-cell office:value-type="float" office:value="0.0044988501">
                <text:p>0.0044988501</text:p>
              </table:table-cell>
              <table:table-cell office:value-type="float" office:value="-0.1316079318">
                <text:p>-0.1316079318</text:p>
              </table:table-cell>
              <table:table-cell office:value-type="float" office:value="0.0842029204">
                <text:p>0.0842029204</text:p>
              </table:table-cell>
              <table:table-cell office:value-type="float" office:value="0.1236877948">
                <text:p>0.1236877948</text:p>
              </table:table-cell>
              <table:table-cell office:value-type="float" office:value="-0.0480777525">
                <text:p>-0.0480777525</text:p>
              </table:table-cell>
              <table:table-cell office:value-type="float" office:value="0.0884764991">
                <text:p>0.0884764991</text:p>
              </table:table-cell>
              <table:table-cell office:value-type="float" office:value="0.0424905281">
                <text:p>0.0424905281</text:p>
              </table:table-cell>
              <table:table-cell office:value-type="float" office:value="0.0934267715">
                <text:p>0.0934267715</text:p>
              </table:table-cell>
              <table:table-cell office:value-type="float" office:value="0.1179853665">
                <text:p>0.1179853665</text:p>
              </table:table-cell>
              <table:table-cell office:value-type="float" office:value="0.0481896043">
                <text:p>0.0481896043</text:p>
              </table:table-cell>
              <table:table-cell office:value-type="float" office:value="0.1913220975">
                <text:p>0.1913220975</text:p>
              </table:table-cell>
              <table:table-cell office:value-type="float" office:value="-0.0120883905">
                <text:p>-0.0120883905</text:p>
              </table:table-cell>
              <table:table-cell office:value-type="float" office:value="-0.0130451496">
                <text:p>-0.0130451496</text:p>
              </table:table-cell>
              <table:table-cell office:value-type="float" office:value="0.1066121732">
                <text:p>0.1066121732</text:p>
              </table:table-cell>
              <table:table-cell office:value-type="float" office:value="0.0091872398">
                <text:p>0.0091872398</text:p>
              </table:table-cell>
              <table:table-cell office:value-type="float" office:value="0.0145634414">
                <text:p>0.0145634414</text:p>
              </table:table-cell>
              <table:table-cell office:value-type="float" office:value="-0.2791350087">
                <text:p>-0.2791350087</text:p>
              </table:table-cell>
              <table:table-cell office:value-type="float" office:value="0.1151019099">
                <text:p>0.1151019099</text:p>
              </table:table-cell>
              <table:table-cell office:value-type="float" office:value="0.0987518361">
                <text:p>0.0987518361</text:p>
              </table:table-cell>
              <table:table-cell office:value-type="float" office:value="0.0728468787">
                <text:p>0.0728468787</text:p>
              </table:table-cell>
              <table:table-cell office:value-type="float" office:value="0.1587960485">
                <text:p>0.1587960485</text:p>
              </table:table-cell>
              <table:table-cell office:value-type="float" office:value="0.078480228">
                <text:p>0.078480228</text:p>
              </table:table-cell>
              <table:table-cell office:value-type="float" office:value="-0.1206154465">
                <text:p>-0.1206154465</text:p>
              </table:table-cell>
              <table:table-cell office:value-type="float" office:value="-0.0079352747">
                <text:p>-0.0079352747</text:p>
              </table:table-cell>
              <table:table-cell office:value-type="float" office:value="0.2054010946">
                <text:p>0.2054010946</text:p>
              </table:table-cell>
              <table:table-cell office:value-type="float" office:value="1">
                <text:p>1</text:p>
              </table:table-cell>
              <table:table-cell office:value-type="float" office:value="0.1172575523">
                <text:p>0.1172575523</text:p>
              </table:table-cell>
              <table:table-cell office:value-type="float" office:value="0.2043879593">
                <text:p>0.2043879593</text:p>
              </table:table-cell>
              <table:table-cell office:value-type="float" office:value="-0.0287614679">
                <text:p>-0.0287614679</text:p>
              </table:table-cell>
              <table:table-cell office:value-type="float" office:value="0.1905895204">
                <text:p>0.1905895204</text:p>
              </table:table-cell>
              <table:table-cell office:value-type="float" office:value="0.2523431939">
                <text:p>0.2523431939</text:p>
              </table:table-cell>
              <table:table-cell office:value-type="float" office:value="0.1549719969">
                <text:p>0.1549719969</text:p>
              </table:table-cell>
              <table:table-cell office:value-type="float" office:value="0.0229229025">
                <text:p>0.0229229025</text:p>
              </table:table-cell>
              <table:table-cell office:value-type="float" office:value="-0.0751163651">
                <text:p>-0.0751163651</text:p>
              </table:table-cell>
              <table:table-cell office:value-type="float" office:value="0.0821672617">
                <text:p>0.0821672617</text:p>
              </table:table-cell>
              <table:table-cell office:value-type="float" office:value="0.0133942663">
                <text:p>0.0133942663</text:p>
              </table:table-cell>
              <table:table-cell office:value-type="float" office:value="0.1668517731">
                <text:p>0.1668517731</text:p>
              </table:table-cell>
              <table:table-cell office:value-type="float" office:value="0.0539773039">
                <text:p>0.0539773039</text:p>
              </table:table-cell>
              <table:table-cell office:value-type="float" office:value="0.1094455525">
                <text:p>0.1094455525</text:p>
              </table:table-cell>
              <table:table-cell office:value-type="float" office:value="0.0837690582">
                <text:p>0.0837690582</text:p>
              </table:table-cell>
              <table:table-cell office:value-type="float" office:value="0.0361173768">
                <text:p>0.0361173768</text:p>
              </table:table-cell>
              <table:table-cell office:value-type="float" office:value="0.0596034936">
                <text:p>0.0596034936</text:p>
              </table:table-cell>
              <table:table-cell office:value-type="float" office:value="0.0452078623">
                <text:p>0.0452078623</text:p>
              </table:table-cell>
              <table:table-cell office:value-type="float" office:value="0.1384447511">
                <text:p>0.1384447511</text:p>
              </table:table-cell>
              <table:table-cell office:value-type="float" office:value="-0.1357761279">
                <text:p>-0.1357761279</text:p>
              </table:table-cell>
              <table:table-cell office:value-type="float" office:value="-0.0466432862">
                <text:p>-0.0466432862</text:p>
              </table:table-cell>
              <table:table-cell office:value-type="float" office:value="0.2009938522">
                <text:p>0.2009938522</text:p>
              </table:table-cell>
              <table:table-cell office:value-type="float" office:value="0.0119764538">
                <text:p>0.0119764538</text:p>
              </table:table-cell>
              <table:table-cell office:value-type="float" office:value="0.1167768024">
                <text:p>0.1167768024</text:p>
              </table:table-cell>
              <table:table-cell office:value-type="float" office:value="0.0947876702">
                <text:p>0.0947876702</text:p>
              </table:table-cell>
              <table:table-cell office:value-type="float" office:value="0.0412746842">
                <text:p>0.0412746842</text:p>
              </table:table-cell>
              <table:table-cell office:value-type="float" office:value="-0.0089400201">
                <text:p>-0.0089400201</text:p>
              </table:table-cell>
              <table:table-cell office:value-type="float" office:value="0.0162717648">
                <text:p>0.0162717648</text:p>
              </table:table-cell>
              <table:table-cell office:value-type="float" office:value="-0.0044334853">
                <text:p>-0.0044334853</text:p>
              </table:table-cell>
              <table:table-cell office:value-type="float" office:value="0.1276990028">
                <text:p>0.1276990028</text:p>
              </table:table-cell>
              <table:table-cell office:value-type="float" office:value="-0.0261835435">
                <text:p>-0.0261835435</text:p>
              </table:table-cell>
              <table:table-cell office:value-type="float" office:value="0.1858252014">
                <text:p>0.1858252014</text:p>
              </table:table-cell>
              <table:table-cell office:value-type="float" office:value="0.0112587157">
                <text:p>0.0112587157</text:p>
              </table:table-cell>
              <table:table-cell office:value-type="float" office:value="0.0277305504">
                <text:p>0.0277305504</text:p>
              </table:table-cell>
              <table:table-cell office:value-type="float" office:value="0.0473420381">
                <text:p>0.0473420381</text:p>
              </table:table-cell>
              <table:table-cell office:value-type="float" office:value="0.0026781458">
                <text:p>0.0026781458</text:p>
              </table:table-cell>
              <table:table-cell office:value-type="float" office:value="0.0521934108">
                <text:p>0.0521934108</text:p>
              </table:table-cell>
              <table:table-cell office:value-type="float" office:value="0.03958263">
                <text:p>0.03958263</text:p>
              </table:table-cell>
              <table:table-cell office:value-type="float" office:value="0.0139531833">
                <text:p>0.0139531833</text:p>
              </table:table-cell>
              <table:table-cell office:value-type="float" office:value="0.1003468551">
                <text:p>0.1003468551</text:p>
              </table:table-cell>
              <table:table-cell office:value-type="float" office:value="0.1710043585">
                <text:p>0.1710043585</text:p>
              </table:table-cell>
              <table:table-cell office:value-type="float" office:value="0.0617557077">
                <text:p>0.0617557077</text:p>
              </table:table-cell>
            </table:table-row>
            <table:table-row>
              <table:table-cell office:value-type="float" office:value="-0.03507874">
                <text:p>-0</text:p>
              </table:table-cell>
              <table:table-cell office:value-type="float" office:value="0.0958489175">
                <text:p>0.0958489175</text:p>
              </table:table-cell>
              <table:table-cell office:value-type="float" office:value="0.3799772015">
                <text:p>0.3799772015</text:p>
              </table:table-cell>
              <table:table-cell office:value-type="float" office:value="0.0117438187">
                <text:p>0.0117438187</text:p>
              </table:table-cell>
              <table:table-cell office:value-type="float" office:value="-0.221773889">
                <text:p>-0.221773889</text:p>
              </table:table-cell>
              <table:table-cell office:value-type="float" office:value="0.0017106602">
                <text:p>0.0017106602</text:p>
              </table:table-cell>
              <table:table-cell office:value-type="float" office:value="0.4328070513">
                <text:p>0.4328070513</text:p>
              </table:table-cell>
              <table:table-cell office:value-type="float" office:value="0.2694292405">
                <text:p>0.2694292405</text:p>
              </table:table-cell>
              <table:table-cell office:value-type="float" office:value="0.0624460236">
                <text:p>0.0624460236</text:p>
              </table:table-cell>
              <table:table-cell office:value-type="float" office:value="0.2209702091">
                <text:p>0.2209702091</text:p>
              </table:table-cell>
              <table:table-cell office:value-type="float" office:value="0.3895366632">
                <text:p>0.3895366632</text:p>
              </table:table-cell>
              <table:table-cell office:value-type="float" office:value="0.0271359755">
                <text:p>0.0271359755</text:p>
              </table:table-cell>
              <table:table-cell office:value-type="float" office:value="0.1632308943">
                <text:p>0.1632308943</text:p>
              </table:table-cell>
              <table:table-cell office:value-type="float" office:value="0.3356346415">
                <text:p>0.3356346415</text:p>
              </table:table-cell>
              <table:table-cell office:value-type="float" office:value="0.0373908509">
                <text:p>0.0373908509</text:p>
              </table:table-cell>
              <table:table-cell office:value-type="float" office:value="-0.1941063192">
                <text:p>-0.1941063192</text:p>
              </table:table-cell>
              <table:table-cell office:value-type="float" office:value="-0.0994453868">
                <text:p>-0.0994453868</text:p>
              </table:table-cell>
              <table:table-cell office:value-type="float" office:value="-0.1389765368">
                <text:p>-0.1389765368</text:p>
              </table:table-cell>
              <table:table-cell office:value-type="float" office:value="-0.2327213407">
                <text:p>-0.2327213407</text:p>
              </table:table-cell>
              <table:table-cell office:value-type="float" office:value="0.2621882365">
                <text:p>0.2621882365</text:p>
              </table:table-cell>
              <table:table-cell office:value-type="float" office:value="0.1475858895">
                <text:p>0.1475858895</text:p>
              </table:table-cell>
              <table:table-cell office:value-type="float" office:value="0.3571294212">
                <text:p>0.3571294212</text:p>
              </table:table-cell>
              <table:table-cell office:value-type="float" office:value="0.1951117365">
                <text:p>0.1951117365</text:p>
              </table:table-cell>
              <table:table-cell office:value-type="float" office:value="0.0952288458">
                <text:p>0.0952288458</text:p>
              </table:table-cell>
              <table:table-cell office:value-type="float" office:value="0.104326725">
                <text:p>0.104326725</text:p>
              </table:table-cell>
              <table:table-cell office:value-type="float" office:value="-0.1128806259">
                <text:p>-0.1128806259</text:p>
              </table:table-cell>
              <table:table-cell office:value-type="float" office:value="0.2275288031">
                <text:p>0.2275288031</text:p>
              </table:table-cell>
              <table:table-cell office:value-type="float" office:value="0.2615740159">
                <text:p>0.2615740159</text:p>
              </table:table-cell>
              <table:table-cell office:value-type="float" office:value="0.0024800994">
                <text:p>0.0024800994</text:p>
              </table:table-cell>
              <table:table-cell office:value-type="float" office:value="-0.0123320132">
                <text:p>-0.0123320132</text:p>
              </table:table-cell>
              <table:table-cell office:value-type="float" office:value="0.1205347336">
                <text:p>0.1205347336</text:p>
              </table:table-cell>
              <table:table-cell office:value-type="float" office:value="-0.0065917516">
                <text:p>-0.0065917516</text:p>
              </table:table-cell>
              <table:table-cell office:value-type="float" office:value="0.4174648183">
                <text:p>0.4174648183</text:p>
              </table:table-cell>
              <table:table-cell office:value-type="float" office:value="0.2701642389">
                <text:p>0.2701642389</text:p>
              </table:table-cell>
              <table:table-cell office:value-type="float" office:value="0.1967663819">
                <text:p>0.1967663819</text:p>
              </table:table-cell>
              <table:table-cell office:value-type="float" office:value="0.0264685271">
                <text:p>0.0264685271</text:p>
              </table:table-cell>
              <table:table-cell office:value-type="float" office:value="0.1788277037">
                <text:p>0.1788277037</text:p>
              </table:table-cell>
              <table:table-cell office:value-type="float" office:value="0.0265604093">
                <text:p>0.0265604093</text:p>
              </table:table-cell>
              <table:table-cell office:value-type="float" office:value="0.0630570012">
                <text:p>0.0630570012</text:p>
              </table:table-cell>
              <table:table-cell office:value-type="float" office:value="0.0672056836">
                <text:p>0.0672056836</text:p>
              </table:table-cell>
              <table:table-cell office:value-type="float" office:value="-0.0464962758">
                <text:p>-0.0464962758</text:p>
              </table:table-cell>
              <table:table-cell office:value-type="float" office:value="-0.1657021466">
                <text:p>-0.1657021466</text:p>
              </table:table-cell>
              <table:table-cell office:value-type="float" office:value="0.4196929608">
                <text:p>0.4196929608</text:p>
              </table:table-cell>
              <table:table-cell office:value-type="float" office:value="0.0473781702">
                <text:p>0.0473781702</text:p>
              </table:table-cell>
              <table:table-cell office:value-type="float" office:value="0.1172575523">
                <text:p>0.1172575523</text:p>
              </table:table-cell>
              <table:table-cell office:value-type="float" office:value="1">
                <text:p>1</text:p>
              </table:table-cell>
              <table:table-cell office:value-type="float" office:value="0.1039501244">
                <text:p>0.1039501244</text:p>
              </table:table-cell>
              <table:table-cell office:value-type="float" office:value="0.0341895953">
                <text:p>0.0341895953</text:p>
              </table:table-cell>
              <table:table-cell office:value-type="float" office:value="0.1360542123">
                <text:p>0.1360542123</text:p>
              </table:table-cell>
              <table:table-cell office:value-type="float" office:value="-0.0194013406">
                <text:p>-0.0194013406</text:p>
              </table:table-cell>
              <table:table-cell office:value-type="float" office:value="0.2435404654">
                <text:p>0.2435404654</text:p>
              </table:table-cell>
              <table:table-cell office:value-type="float" office:value="0.0962641828">
                <text:p>0.0962641828</text:p>
              </table:table-cell>
              <table:table-cell office:value-type="float" office:value="0.0512816064">
                <text:p>0.0512816064</text:p>
              </table:table-cell>
              <table:table-cell office:value-type="float" office:value="-0.0153482037">
                <text:p>-0.0153482037</text:p>
              </table:table-cell>
              <table:table-cell office:value-type="float" office:value="0.4581841275">
                <text:p>0.4581841275</text:p>
              </table:table-cell>
              <table:table-cell office:value-type="float" office:value="0.1292734661">
                <text:p>0.1292734661</text:p>
              </table:table-cell>
              <table:table-cell office:value-type="float" office:value="0.0880954738">
                <text:p>0.0880954738</text:p>
              </table:table-cell>
              <table:table-cell office:value-type="float" office:value="0.1012104151">
                <text:p>0.1012104151</text:p>
              </table:table-cell>
              <table:table-cell office:value-type="float" office:value="0.1338678019">
                <text:p>0.1338678019</text:p>
              </table:table-cell>
              <table:table-cell office:value-type="float" office:value="0.3764319074">
                <text:p>0.3764319074</text:p>
              </table:table-cell>
              <table:table-cell office:value-type="float" office:value="0.1072398635">
                <text:p>0.1072398635</text:p>
              </table:table-cell>
              <table:table-cell office:value-type="float" office:value="0.3528444369">
                <text:p>0.3528444369</text:p>
              </table:table-cell>
              <table:table-cell office:value-type="float" office:value="-0.0547246529">
                <text:p>-0.0547246529</text:p>
              </table:table-cell>
              <table:table-cell office:value-type="float" office:value="0.0965640601">
                <text:p>0.0965640601</text:p>
              </table:table-cell>
              <table:table-cell office:value-type="float" office:value="0.3729056064">
                <text:p>0.3729056064</text:p>
              </table:table-cell>
              <table:table-cell office:value-type="float" office:value="0.4008180818">
                <text:p>0.4008180818</text:p>
              </table:table-cell>
              <table:table-cell office:value-type="float" office:value="-0.1243650351">
                <text:p>-0.1243650351</text:p>
              </table:table-cell>
              <table:table-cell office:value-type="float" office:value="0.2496629668">
                <text:p>0.2496629668</text:p>
              </table:table-cell>
              <table:table-cell office:value-type="float" office:value="0.3994760322">
                <text:p>0.3994760322</text:p>
              </table:table-cell>
              <table:table-cell office:value-type="float" office:value="0.1055315781">
                <text:p>0.1055315781</text:p>
              </table:table-cell>
              <table:table-cell office:value-type="float" office:value="0.1344083867">
                <text:p>0.1344083867</text:p>
              </table:table-cell>
              <table:table-cell office:value-type="float" office:value="-0.235201819">
                <text:p>-0.235201819</text:p>
              </table:table-cell>
              <table:table-cell office:value-type="float" office:value="0.3956005953">
                <text:p>0.3956005953</text:p>
              </table:table-cell>
              <table:table-cell office:value-type="float" office:value="-0.1977710461">
                <text:p>-0.1977710461</text:p>
              </table:table-cell>
              <table:table-cell office:value-type="float" office:value="-0.0695185244">
                <text:p>-0.0695185244</text:p>
              </table:table-cell>
              <table:table-cell office:value-type="float" office:value="0.1948240424">
                <text:p>0.1948240424</text:p>
              </table:table-cell>
              <table:table-cell office:value-type="float" office:value="0.2086510291">
                <text:p>0.2086510291</text:p>
              </table:table-cell>
              <table:table-cell office:value-type="float" office:value="0.0740711082">
                <text:p>0.0740711082</text:p>
              </table:table-cell>
              <table:table-cell office:value-type="float" office:value="0.1067169685">
                <text:p>0.1067169685</text:p>
              </table:table-cell>
              <table:table-cell office:value-type="float" office:value="0.4654378283">
                <text:p>0.4654378283</text:p>
              </table:table-cell>
              <table:table-cell office:value-type="float" office:value="0.3179209468">
                <text:p>0.3179209468</text:p>
              </table:table-cell>
              <table:table-cell office:value-type="float" office:value="-0.0450258774">
                <text:p>-0.0450258774</text:p>
              </table:table-cell>
              <table:table-cell office:value-type="float" office:value="0.2382291017">
                <text:p>0.2382291017</text:p>
              </table:table-cell>
              <table:table-cell office:value-type="float" office:value="0.0411851451">
                <text:p>0.0411851451</text:p>
              </table:table-cell>
              <table:table-cell office:value-type="float" office:value="0.100687569">
                <text:p>0.100687569</text:p>
              </table:table-cell>
              <table:table-cell office:value-type="float" office:value="0.4282135335">
                <text:p>0.4282135335</text:p>
              </table:table-cell>
            </table:table-row>
            <table:table-row>
              <table:table-cell office:value-type="float" office:value="-0.0693727575">
                <text:p>-0</text:p>
              </table:table-cell>
              <table:table-cell office:value-type="float" office:value="-0.262558018">
                <text:p>-0.262558018</text:p>
              </table:table-cell>
              <table:table-cell office:value-type="float" office:value="0.1068280568">
                <text:p>0.1068280568</text:p>
              </table:table-cell>
              <table:table-cell office:value-type="float" office:value="0.0936528332">
                <text:p>0.0936528332</text:p>
              </table:table-cell>
              <table:table-cell office:value-type="float" office:value="-0.0091209076">
                <text:p>-0.0091209076</text:p>
              </table:table-cell>
              <table:table-cell office:value-type="float" office:value="0.0644176034">
                <text:p>0.0644176034</text:p>
              </table:table-cell>
              <table:table-cell office:value-type="float" office:value="0.1637519301">
                <text:p>0.1637519301</text:p>
              </table:table-cell>
              <table:table-cell office:value-type="float" office:value="0.0987705429">
                <text:p>0.0987705429</text:p>
              </table:table-cell>
              <table:table-cell office:value-type="float" office:value="0.0963997336">
                <text:p>0.0963997336</text:p>
              </table:table-cell>
              <table:table-cell office:value-type="float" office:value="0.0178024067">
                <text:p>0.0178024067</text:p>
              </table:table-cell>
              <table:table-cell office:value-type="float" office:value="0.17202836">
                <text:p>0.17202836</text:p>
              </table:table-cell>
              <table:table-cell office:value-type="float" office:value="0.0743325768">
                <text:p>0.0743325768</text:p>
              </table:table-cell>
              <table:table-cell office:value-type="float" office:value="0.0062470844">
                <text:p>0.0062470844</text:p>
              </table:table-cell>
              <table:table-cell office:value-type="float" office:value="0.0282757151">
                <text:p>0.0282757151</text:p>
              </table:table-cell>
              <table:table-cell office:value-type="float" office:value="0.0741082121">
                <text:p>0.0741082121</text:p>
              </table:table-cell>
              <table:table-cell office:value-type="float" office:value="-0.0791259326">
                <text:p>-0.0791259326</text:p>
              </table:table-cell>
              <table:table-cell office:value-type="float" office:value="0.0711824478">
                <text:p>0.0711824478</text:p>
              </table:table-cell>
              <table:table-cell office:value-type="float" office:value="-0.091259989">
                <text:p>-0.091259989</text:p>
              </table:table-cell>
              <table:table-cell office:value-type="float" office:value="0.0975942424">
                <text:p>0.0975942424</text:p>
              </table:table-cell>
              <table:table-cell office:value-type="float" office:value="-0.0505738299">
                <text:p>-0.0505738299</text:p>
              </table:table-cell>
              <table:table-cell office:value-type="float" office:value="0.0814468236">
                <text:p>0.0814468236</text:p>
              </table:table-cell>
              <table:table-cell office:value-type="float" office:value="0.1390541895">
                <text:p>0.1390541895</text:p>
              </table:table-cell>
              <table:table-cell office:value-type="float" office:value="-0.0334337271">
                <text:p>-0.0334337271</text:p>
              </table:table-cell>
              <table:table-cell office:value-type="float" office:value="0.0177342206">
                <text:p>0.0177342206</text:p>
              </table:table-cell>
              <table:table-cell office:value-type="float" office:value="-0.0627151281">
                <text:p>-0.0627151281</text:p>
              </table:table-cell>
              <table:table-cell office:value-type="float" office:value="-0.1993197709">
                <text:p>-0.1993197709</text:p>
              </table:table-cell>
              <table:table-cell office:value-type="float" office:value="0.0177872593">
                <text:p>0.0177872593</text:p>
              </table:table-cell>
              <table:table-cell office:value-type="float" office:value="0.1919156163">
                <text:p>0.1919156163</text:p>
              </table:table-cell>
              <table:table-cell office:value-type="float" office:value="0.1370975532">
                <text:p>0.1370975532</text:p>
              </table:table-cell>
              <table:table-cell office:value-type="float" office:value="0.0159465388">
                <text:p>0.0159465388</text:p>
              </table:table-cell>
              <table:table-cell office:value-type="float" office:value="0.1511465696">
                <text:p>0.1511465696</text:p>
              </table:table-cell>
              <table:table-cell office:value-type="float" office:value="-0.1796088615">
                <text:p>-0.1796088615</text:p>
              </table:table-cell>
              <table:table-cell office:value-type="float" office:value="0.1923129741">
                <text:p>0.1923129741</text:p>
              </table:table-cell>
              <table:table-cell office:value-type="float" office:value="-0.046171289">
                <text:p>-0.046171289</text:p>
              </table:table-cell>
              <table:table-cell office:value-type="float" office:value="0.0880453794">
                <text:p>0.0880453794</text:p>
              </table:table-cell>
              <table:table-cell office:value-type="float" office:value="-0.0859130753">
                <text:p>-0.0859130753</text:p>
              </table:table-cell>
              <table:table-cell office:value-type="float" office:value="0.0214999287">
                <text:p>0.0214999287</text:p>
              </table:table-cell>
              <table:table-cell office:value-type="float" office:value="0.147339105">
                <text:p>0.147339105</text:p>
              </table:table-cell>
              <table:table-cell office:value-type="float" office:value="0.0977619397">
                <text:p>0.0977619397</text:p>
              </table:table-cell>
              <table:table-cell office:value-type="float" office:value="0.0584762329">
                <text:p>0.0584762329</text:p>
              </table:table-cell>
              <table:table-cell office:value-type="float" office:value="-0.0337639446">
                <text:p>-0.0337639446</text:p>
              </table:table-cell>
              <table:table-cell office:value-type="float" office:value="0.0429458691">
                <text:p>0.0429458691</text:p>
              </table:table-cell>
              <table:table-cell office:value-type="float" office:value="0.1249853706">
                <text:p>0.1249853706</text:p>
              </table:table-cell>
              <table:table-cell office:value-type="float" office:value="0.2619878597">
                <text:p>0.2619878597</text:p>
              </table:table-cell>
              <table:table-cell office:value-type="float" office:value="0.2043879593">
                <text:p>0.2043879593</text:p>
              </table:table-cell>
              <table:table-cell office:value-type="float" office:value="0.1039501244">
                <text:p>0.1039501244</text:p>
              </table:table-cell>
              <table:table-cell office:value-type="float" office:value="1">
                <text:p>1</text:p>
              </table:table-cell>
              <table:table-cell office:value-type="float" office:value="-0.0263199795">
                <text:p>-0.0263199795</text:p>
              </table:table-cell>
              <table:table-cell office:value-type="float" office:value="0.0458147881">
                <text:p>0.0458147881</text:p>
              </table:table-cell>
              <table:table-cell office:value-type="float" office:value="-0.0742394606">
                <text:p>-0.0742394606</text:p>
              </table:table-cell>
              <table:table-cell office:value-type="float" office:value="0.1426441307">
                <text:p>0.1426441307</text:p>
              </table:table-cell>
              <table:table-cell office:value-type="float" office:value="0.0304560755">
                <text:p>0.0304560755</text:p>
              </table:table-cell>
              <table:table-cell office:value-type="float" office:value="0.0026581982">
                <text:p>0.0026581982</text:p>
              </table:table-cell>
              <table:table-cell office:value-type="float" office:value="0.1045950143">
                <text:p>0.1045950143</text:p>
              </table:table-cell>
              <table:table-cell office:value-type="float" office:value="0.0997281839">
                <text:p>0.0997281839</text:p>
              </table:table-cell>
              <table:table-cell office:value-type="float" office:value="-0.0850247806">
                <text:p>-0.0850247806</text:p>
              </table:table-cell>
              <table:table-cell office:value-type="float" office:value="0.0937872873">
                <text:p>0.0937872873</text:p>
              </table:table-cell>
              <table:table-cell office:value-type="float" office:value="0.0933951957">
                <text:p>0.0933951957</text:p>
              </table:table-cell>
              <table:table-cell office:value-type="float" office:value="0.0655409508">
                <text:p>0.0655409508</text:p>
              </table:table-cell>
              <table:table-cell office:value-type="float" office:value="0.1679907616">
                <text:p>0.1679907616</text:p>
              </table:table-cell>
              <table:table-cell office:value-type="float" office:value="0.1090904947">
                <text:p>0.1090904947</text:p>
              </table:table-cell>
              <table:table-cell office:value-type="float" office:value="0.2302155702">
                <text:p>0.2302155702</text:p>
              </table:table-cell>
              <table:table-cell office:value-type="float" office:value="0.185484124">
                <text:p>0.185484124</text:p>
              </table:table-cell>
              <table:table-cell office:value-type="float" office:value="0.0868223103">
                <text:p>0.0868223103</text:p>
              </table:table-cell>
              <table:table-cell office:value-type="float" office:value="0.2163278691">
                <text:p>0.2163278691</text:p>
              </table:table-cell>
              <table:table-cell office:value-type="float" office:value="0.117235766">
                <text:p>0.117235766</text:p>
              </table:table-cell>
              <table:table-cell office:value-type="float" office:value="-0.0562277648">
                <text:p>-0.0562277648</text:p>
              </table:table-cell>
              <table:table-cell office:value-type="float" office:value="0.0337330476">
                <text:p>0.0337330476</text:p>
              </table:table-cell>
              <table:table-cell office:value-type="float" office:value="0.1755012234">
                <text:p>0.1755012234</text:p>
              </table:table-cell>
              <table:table-cell office:value-type="float" office:value="0.0786669375">
                <text:p>0.0786669375</text:p>
              </table:table-cell>
              <table:table-cell office:value-type="float" office:value="0.1424577453">
                <text:p>0.1424577453</text:p>
              </table:table-cell>
              <table:table-cell office:value-type="float" office:value="0.0315138096">
                <text:p>0.0315138096</text:p>
              </table:table-cell>
              <table:table-cell office:value-type="float" office:value="0.1075064834">
                <text:p>0.1075064834</text:p>
              </table:table-cell>
              <table:table-cell office:value-type="float" office:value="-0.1752132009">
                <text:p>-0.1752132009</text:p>
              </table:table-cell>
              <table:table-cell office:value-type="float" office:value="-0.1241305813">
                <text:p>-0.1241305813</text:p>
              </table:table-cell>
              <table:table-cell office:value-type="float" office:value="-0.0527741927">
                <text:p>-0.0527741927</text:p>
              </table:table-cell>
              <table:table-cell office:value-type="float" office:value="-0.0351027511">
                <text:p>-0.0351027511</text:p>
              </table:table-cell>
              <table:table-cell office:value-type="float" office:value="0.0209095046">
                <text:p>0.0209095046</text:p>
              </table:table-cell>
              <table:table-cell office:value-type="float" office:value="-0.0252411434">
                <text:p>-0.0252411434</text:p>
              </table:table-cell>
              <table:table-cell office:value-type="float" office:value="0.1877939564">
                <text:p>0.1877939564</text:p>
              </table:table-cell>
              <table:table-cell office:value-type="float" office:value="0.1142862696">
                <text:p>0.1142862696</text:p>
              </table:table-cell>
              <table:table-cell office:value-type="float" office:value="-0.0634392014">
                <text:p>-0.0634392014</text:p>
              </table:table-cell>
              <table:table-cell office:value-type="float" office:value="0.0995123515">
                <text:p>0.0995123515</text:p>
              </table:table-cell>
              <table:table-cell office:value-type="float" office:value="0.0755221636">
                <text:p>0.0755221636</text:p>
              </table:table-cell>
              <table:table-cell office:value-type="float" office:value="0.0178536577">
                <text:p>0.0178536577</text:p>
              </table:table-cell>
              <table:table-cell office:value-type="float" office:value="0.1478056559">
                <text:p>0.1478056559</text:p>
              </table:table-cell>
            </table:table-row>
            <table:table-row>
              <table:table-cell office:value-type="float" office:value="-0.0402494474">
                <text:p>-0</text:p>
              </table:table-cell>
              <table:table-cell office:value-type="float" office:value="0.0923101227">
                <text:p>0.0923101227</text:p>
              </table:table-cell>
              <table:table-cell office:value-type="float" office:value="0.1438164877">
                <text:p>0.1438164877</text:p>
              </table:table-cell>
              <table:table-cell office:value-type="float" office:value="-0.0037121148">
                <text:p>-0.0037121148</text:p>
              </table:table-cell>
              <table:table-cell office:value-type="float" office:value="-0.080603403">
                <text:p>-0.080603403</text:p>
              </table:table-cell>
              <table:table-cell office:value-type="float" office:value="0.2183674861">
                <text:p>0.2183674861</text:p>
              </table:table-cell>
              <table:table-cell office:value-type="float" office:value="0.1596595597">
                <text:p>0.1596595597</text:p>
              </table:table-cell>
              <table:table-cell office:value-type="float" office:value="0.095620495">
                <text:p>0.095620495</text:p>
              </table:table-cell>
              <table:table-cell office:value-type="float" office:value="-0.0868373966">
                <text:p>-0.0868373966</text:p>
              </table:table-cell>
              <table:table-cell office:value-type="float" office:value="0.3150324916">
                <text:p>0.3150324916</text:p>
              </table:table-cell>
              <table:table-cell office:value-type="float" office:value="-0.2034679699">
                <text:p>-0.2034679699</text:p>
              </table:table-cell>
              <table:table-cell office:value-type="float" office:value="0.1294659753">
                <text:p>0.1294659753</text:p>
              </table:table-cell>
              <table:table-cell office:value-type="float" office:value="0.0470120504">
                <text:p>0.0470120504</text:p>
              </table:table-cell>
              <table:table-cell office:value-type="float" office:value="-0.0603085152">
                <text:p>-0.0603085152</text:p>
              </table:table-cell>
              <table:table-cell office:value-type="float" office:value="0.1477401577">
                <text:p>0.1477401577</text:p>
              </table:table-cell>
              <table:table-cell office:value-type="float" office:value="0.0037806109">
                <text:p>0.0037806109</text:p>
              </table:table-cell>
              <table:table-cell office:value-type="float" office:value="-0.1069995274">
                <text:p>-0.1069995274</text:p>
              </table:table-cell>
              <table:table-cell office:value-type="float" office:value="-0.0268068629">
                <text:p>-0.0268068629</text:p>
              </table:table-cell>
              <table:table-cell office:value-type="float" office:value="0.0043106448">
                <text:p>0.0043106448</text:p>
              </table:table-cell>
              <table:table-cell office:value-type="float" office:value="0.0174859662">
                <text:p>0.0174859662</text:p>
              </table:table-cell>
              <table:table-cell office:value-type="float" office:value="0.053863298">
                <text:p>0.053863298</text:p>
              </table:table-cell>
              <table:table-cell office:value-type="float" office:value="0.1380528199">
                <text:p>0.1380528199</text:p>
              </table:table-cell>
              <table:table-cell office:value-type="float" office:value="0.0338002517">
                <text:p>0.0338002517</text:p>
              </table:table-cell>
              <table:table-cell office:value-type="float" office:value="0.0159730749">
                <text:p>0.0159730749</text:p>
              </table:table-cell>
              <table:table-cell office:value-type="float" office:value="-0.0103370987">
                <text:p>-0.0103370987</text:p>
              </table:table-cell>
              <table:table-cell office:value-type="float" office:value="-0.0632486358">
                <text:p>-0.0632486358</text:p>
              </table:table-cell>
              <table:table-cell office:value-type="float" office:value="-0.0193682564">
                <text:p>-0.0193682564</text:p>
              </table:table-cell>
              <table:table-cell office:value-type="float" office:value="0.1791612685">
                <text:p>0.1791612685</text:p>
              </table:table-cell>
              <table:table-cell office:value-type="float" office:value="-0.0144507846">
                <text:p>-0.0144507846</text:p>
              </table:table-cell>
              <table:table-cell office:value-type="float" office:value="0.1030713018">
                <text:p>0.1030713018</text:p>
              </table:table-cell>
              <table:table-cell office:value-type="float" office:value="0.0754782399">
                <text:p>0.0754782399</text:p>
              </table:table-cell>
              <table:table-cell office:value-type="float" office:value="0.1015265362">
                <text:p>0.1015265362</text:p>
              </table:table-cell>
              <table:table-cell office:value-type="float" office:value="0.1684624283">
                <text:p>0.1684624283</text:p>
              </table:table-cell>
              <table:table-cell office:value-type="float" office:value="0.0893869381">
                <text:p>0.0893869381</text:p>
              </table:table-cell>
              <table:table-cell office:value-type="float" office:value="0.0812703361">
                <text:p>0.0812703361</text:p>
              </table:table-cell>
              <table:table-cell office:value-type="float" office:value="0.0804871382">
                <text:p>0.0804871382</text:p>
              </table:table-cell>
              <table:table-cell office:value-type="float" office:value="0.1384640215">
                <text:p>0.1384640215</text:p>
              </table:table-cell>
              <table:table-cell office:value-type="float" office:value="0.1348060699">
                <text:p>0.1348060699</text:p>
              </table:table-cell>
              <table:table-cell office:value-type="float" office:value="0.2829184368">
                <text:p>0.2829184368</text:p>
              </table:table-cell>
              <table:table-cell office:value-type="float" office:value="0.053276446">
                <text:p>0.053276446</text:p>
              </table:table-cell>
              <table:table-cell office:value-type="float" office:value="-0.0014744737">
                <text:p>-0.0014744737</text:p>
              </table:table-cell>
              <table:table-cell office:value-type="float" office:value="-0.0789928998">
                <text:p>-0.0789928998</text:p>
              </table:table-cell>
              <table:table-cell office:value-type="float" office:value="0.0776922327">
                <text:p>0.0776922327</text:p>
              </table:table-cell>
              <table:table-cell office:value-type="float" office:value="0.0946843879">
                <text:p>0.0946843879</text:p>
              </table:table-cell>
              <table:table-cell office:value-type="float" office:value="-0.0287614679">
                <text:p>-0.0287614679</text:p>
              </table:table-cell>
              <table:table-cell office:value-type="float" office:value="0.0341895953">
                <text:p>0.0341895953</text:p>
              </table:table-cell>
              <table:table-cell office:value-type="float" office:value="-0.0263199795">
                <text:p>-0.0263199795</text:p>
              </table:table-cell>
              <table:table-cell office:value-type="float" office:value="1">
                <text:p>1</text:p>
              </table:table-cell>
              <table:table-cell office:value-type="float" office:value="0.1554195084">
                <text:p>0.1554195084</text:p>
              </table:table-cell>
              <table:table-cell office:value-type="float" office:value="-0.0143822061">
                <text:p>-0.0143822061</text:p>
              </table:table-cell>
              <table:table-cell office:value-type="float" office:value="-0.0139037973">
                <text:p>-0.0139037973</text:p>
              </table:table-cell>
              <table:table-cell office:value-type="float" office:value="-0.0320622935">
                <text:p>-0.0320622935</text:p>
              </table:table-cell>
              <table:table-cell office:value-type="float" office:value="0.0507706588">
                <text:p>0.0507706588</text:p>
              </table:table-cell>
              <table:table-cell office:value-type="float" office:value="0.0497920199">
                <text:p>0.0497920199</text:p>
              </table:table-cell>
              <table:table-cell office:value-type="float" office:value="0.138655752">
                <text:p>0.138655752</text:p>
              </table:table-cell>
              <table:table-cell office:value-type="float" office:value="0.2025561162">
                <text:p>0.2025561162</text:p>
              </table:table-cell>
              <table:table-cell office:value-type="float" office:value="0.0403177158">
                <text:p>0.0403177158</text:p>
              </table:table-cell>
              <table:table-cell office:value-type="float" office:value="0.155516428">
                <text:p>0.155516428</text:p>
              </table:table-cell>
              <table:table-cell office:value-type="float" office:value="-0.001740124">
                <text:p>-0.001740124</text:p>
              </table:table-cell>
              <table:table-cell office:value-type="float" office:value="0.1979356304">
                <text:p>0.1979356304</text:p>
              </table:table-cell>
              <table:table-cell office:value-type="float" office:value="0.2024439282">
                <text:p>0.2024439282</text:p>
              </table:table-cell>
              <table:table-cell office:value-type="float" office:value="0.1303043102">
                <text:p>0.1303043102</text:p>
              </table:table-cell>
              <table:table-cell office:value-type="float" office:value="-0.0394482062">
                <text:p>-0.0394482062</text:p>
              </table:table-cell>
              <table:table-cell office:value-type="float" office:value="0.0696492268">
                <text:p>0.0696492268</text:p>
              </table:table-cell>
              <table:table-cell office:value-type="float" office:value="0.0292602078">
                <text:p>0.0292602078</text:p>
              </table:table-cell>
              <table:table-cell office:value-type="float" office:value="0.020911793">
                <text:p>0.020911793</text:p>
              </table:table-cell>
              <table:table-cell office:value-type="float" office:value="-0.0256406015">
                <text:p>-0.0256406015</text:p>
              </table:table-cell>
              <table:table-cell office:value-type="float" office:value="0.0760528511">
                <text:p>0.0760528511</text:p>
              </table:table-cell>
              <table:table-cell office:value-type="float" office:value="0.2460910619">
                <text:p>0.2460910619</text:p>
              </table:table-cell>
              <table:table-cell office:value-type="float" office:value="0.037271716">
                <text:p>0.037271716</text:p>
              </table:table-cell>
              <table:table-cell office:value-type="float" office:value="0.1023305738">
                <text:p>0.1023305738</text:p>
              </table:table-cell>
              <table:table-cell office:value-type="float" office:value="-0.1413515259">
                <text:p>-0.1413515259</text:p>
              </table:table-cell>
              <table:table-cell office:value-type="float" office:value="0.0314925425">
                <text:p>0.0314925425</text:p>
              </table:table-cell>
              <table:table-cell office:value-type="float" office:value="0.0962959435">
                <text:p>0.0962959435</text:p>
              </table:table-cell>
              <table:table-cell office:value-type="float" office:value="0.0893505865">
                <text:p>0.0893505865</text:p>
              </table:table-cell>
              <table:table-cell office:value-type="float" office:value="0.0106423182">
                <text:p>0.0106423182</text:p>
              </table:table-cell>
              <table:table-cell office:value-type="float" office:value="-0.0030497722">
                <text:p>-0.0030497722</text:p>
              </table:table-cell>
              <table:table-cell office:value-type="float" office:value="0.0572797926">
                <text:p>0.0572797926</text:p>
              </table:table-cell>
              <table:table-cell office:value-type="float" office:value="-0.023141333">
                <text:p>-0.023141333</text:p>
              </table:table-cell>
              <table:table-cell office:value-type="float" office:value="0.1940518034">
                <text:p>0.1940518034</text:p>
              </table:table-cell>
              <table:table-cell office:value-type="float" office:value="0.057907756">
                <text:p>0.057907756</text:p>
              </table:table-cell>
              <table:table-cell office:value-type="float" office:value="-0.0590822109">
                <text:p>-0.0590822109</text:p>
              </table:table-cell>
              <table:table-cell office:value-type="float" office:value="0.2407894704">
                <text:p>0.2407894704</text:p>
              </table:table-cell>
              <table:table-cell office:value-type="float" office:value="0.2107864994">
                <text:p>0.2107864994</text:p>
              </table:table-cell>
              <table:table-cell office:value-type="float" office:value="0.0160588195">
                <text:p>0.0160588195</text:p>
              </table:table-cell>
              <table:table-cell office:value-type="float" office:value="0.1548572891">
                <text:p>0.1548572891</text:p>
              </table:table-cell>
            </table:table-row>
            <table:table-row>
              <table:table-cell office:value-type="float" office:value="-0.0878228156">
                <text:p>-0</text:p>
              </table:table-cell>
              <table:table-cell office:value-type="float" office:value="0.2420642694">
                <text:p>0.2420642694</text:p>
              </table:table-cell>
              <table:table-cell office:value-type="float" office:value="0.3286068707">
                <text:p>0.3286068707</text:p>
              </table:table-cell>
              <table:table-cell office:value-type="float" office:value="0.1311489527">
                <text:p>0.1311489527</text:p>
              </table:table-cell>
              <table:table-cell office:value-type="float" office:value="-0.0027837688">
                <text:p>-0.0027837688</text:p>
              </table:table-cell>
              <table:table-cell office:value-type="float" office:value="0.3323418761">
                <text:p>0.3323418761</text:p>
              </table:table-cell>
              <table:table-cell office:value-type="float" office:value="0.329316324">
                <text:p>0.329316324</text:p>
              </table:table-cell>
              <table:table-cell office:value-type="float" office:value="0.2318225273">
                <text:p>0.2318225273</text:p>
              </table:table-cell>
              <table:table-cell office:value-type="float" office:value="0.2775404668">
                <text:p>0.2775404668</text:p>
              </table:table-cell>
              <table:table-cell office:value-type="float" office:value="0.0337629459">
                <text:p>0.0337629459</text:p>
              </table:table-cell>
              <table:table-cell office:value-type="float" office:value="0.1006683054">
                <text:p>0.1006683054</text:p>
              </table:table-cell>
              <table:table-cell office:value-type="float" office:value="0.0170809393">
                <text:p>0.0170809393</text:p>
              </table:table-cell>
              <table:table-cell office:value-type="float" office:value="0.0960816871">
                <text:p>0.0960816871</text:p>
              </table:table-cell>
              <table:table-cell office:value-type="float" office:value="-0.0314318644">
                <text:p>-0.0314318644</text:p>
              </table:table-cell>
              <table:table-cell office:value-type="float" office:value="0.1909053873">
                <text:p>0.1909053873</text:p>
              </table:table-cell>
              <table:table-cell office:value-type="float" office:value="-0.224342813">
                <text:p>-0.224342813</text:p>
              </table:table-cell>
              <table:table-cell office:value-type="float" office:value="-0.0049337313">
                <text:p>-0.0049337313</text:p>
              </table:table-cell>
              <table:table-cell office:value-type="float" office:value="-0.001486671">
                <text:p>-0.001486671</text:p>
              </table:table-cell>
              <table:table-cell office:value-type="float" office:value="-0.13270711">
                <text:p>-0.13270711</text:p>
              </table:table-cell>
              <table:table-cell office:value-type="float" office:value="0.2662160604">
                <text:p>0.2662160604</text:p>
              </table:table-cell>
              <table:table-cell office:value-type="float" office:value="-0.1173778836">
                <text:p>-0.1173778836</text:p>
              </table:table-cell>
              <table:table-cell office:value-type="float" office:value="0.2870605686">
                <text:p>0.2870605686</text:p>
              </table:table-cell>
              <table:table-cell office:value-type="float" office:value="0.0712363032">
                <text:p>0.0712363032</text:p>
              </table:table-cell>
              <table:table-cell office:value-type="float" office:value="0.1739354503">
                <text:p>0.1739354503</text:p>
              </table:table-cell>
              <table:table-cell office:value-type="float" office:value="0.2166940075">
                <text:p>0.2166940075</text:p>
              </table:table-cell>
              <table:table-cell office:value-type="float" office:value="-0.1141168069">
                <text:p>-0.1141168069</text:p>
              </table:table-cell>
              <table:table-cell office:value-type="float" office:value="0.0451807383">
                <text:p>0.0451807383</text:p>
              </table:table-cell>
              <table:table-cell office:value-type="float" office:value="0.3628800331">
                <text:p>0.3628800331</text:p>
              </table:table-cell>
              <table:table-cell office:value-type="float" office:value="0.0650029315">
                <text:p>0.0650029315</text:p>
              </table:table-cell>
              <table:table-cell office:value-type="float" office:value="-0.1681642194">
                <text:p>-0.1681642194</text:p>
              </table:table-cell>
              <table:table-cell office:value-type="float" office:value="0.0944974297">
                <text:p>0.0944974297</text:p>
              </table:table-cell>
              <table:table-cell office:value-type="float" office:value="0.0882853782">
                <text:p>0.0882853782</text:p>
              </table:table-cell>
              <table:table-cell office:value-type="float" office:value="0.261408828">
                <text:p>0.261408828</text:p>
              </table:table-cell>
              <table:table-cell office:value-type="float" office:value="0.1519581265">
                <text:p>0.1519581265</text:p>
              </table:table-cell>
              <table:table-cell office:value-type="float" office:value="0.2570748371">
                <text:p>0.2570748371</text:p>
              </table:table-cell>
              <table:table-cell office:value-type="float" office:value="-0.0998242211">
                <text:p>-0.0998242211</text:p>
              </table:table-cell>
              <table:table-cell office:value-type="float" office:value="0.1065505889">
                <text:p>0.1065505889</text:p>
              </table:table-cell>
              <table:table-cell office:value-type="float" office:value="0.0949617994">
                <text:p>0.0949617994</text:p>
              </table:table-cell>
              <table:table-cell office:value-type="float" office:value="0.0634033053">
                <text:p>0.0634033053</text:p>
              </table:table-cell>
              <table:table-cell office:value-type="float" office:value="0.2345816943">
                <text:p>0.2345816943</text:p>
              </table:table-cell>
              <table:table-cell office:value-type="float" office:value="0.1432706363">
                <text:p>0.1432706363</text:p>
              </table:table-cell>
              <table:table-cell office:value-type="float" office:value="-0.0332268784">
                <text:p>-0.0332268784</text:p>
              </table:table-cell>
              <table:table-cell office:value-type="float" office:value="0.0302680997">
                <text:p>0.0302680997</text:p>
              </table:table-cell>
              <table:table-cell office:value-type="float" office:value="0.1143386119">
                <text:p>0.1143386119</text:p>
              </table:table-cell>
              <table:table-cell office:value-type="float" office:value="0.1905895204">
                <text:p>0.1905895204</text:p>
              </table:table-cell>
              <table:table-cell office:value-type="float" office:value="0.1360542123">
                <text:p>0.1360542123</text:p>
              </table:table-cell>
              <table:table-cell office:value-type="float" office:value="0.0458147881">
                <text:p>0.0458147881</text:p>
              </table:table-cell>
              <table:table-cell office:value-type="float" office:value="0.1554195084">
                <text:p>0.1554195084</text:p>
              </table:table-cell>
              <table:table-cell office:value-type="float" office:value="1">
                <text:p>1</text:p>
              </table:table-cell>
              <table:table-cell office:value-type="float" office:value="0.0442961126">
                <text:p>0.0442961126</text:p>
              </table:table-cell>
              <table:table-cell office:value-type="float" office:value="0.0024911979">
                <text:p>0.0024911979</text:p>
              </table:table-cell>
              <table:table-cell office:value-type="float" office:value="0.0722647552">
                <text:p>0.0722647552</text:p>
              </table:table-cell>
              <table:table-cell office:value-type="float" office:value="0.0700104405">
                <text:p>0.0700104405</text:p>
              </table:table-cell>
              <table:table-cell office:value-type="float" office:value="0.0229811535">
                <text:p>0.0229811535</text:p>
              </table:table-cell>
              <table:table-cell office:value-type="float" office:value="0.3981475638">
                <text:p>0.3981475638</text:p>
              </table:table-cell>
              <table:table-cell office:value-type="float" office:value="0.1964022076">
                <text:p>0.1964022076</text:p>
              </table:table-cell>
              <table:table-cell office:value-type="float" office:value="0.1809957872">
                <text:p>0.1809957872</text:p>
              </table:table-cell>
              <table:table-cell office:value-type="float" office:value="0.1641390521">
                <text:p>0.1641390521</text:p>
              </table:table-cell>
              <table:table-cell office:value-type="float" office:value="0.2018591876">
                <text:p>0.2018591876</text:p>
              </table:table-cell>
              <table:table-cell office:value-type="float" office:value="0.3616463354">
                <text:p>0.3616463354</text:p>
              </table:table-cell>
              <table:table-cell office:value-type="float" office:value="0.081852671">
                <text:p>0.081852671</text:p>
              </table:table-cell>
              <table:table-cell office:value-type="float" office:value="0.1853129755">
                <text:p>0.1853129755</text:p>
              </table:table-cell>
              <table:table-cell office:value-type="float" office:value="-0.1642470405">
                <text:p>-0.1642470405</text:p>
              </table:table-cell>
              <table:table-cell office:value-type="float" office:value="0.1450230768">
                <text:p>0.1450230768</text:p>
              </table:table-cell>
              <table:table-cell office:value-type="float" office:value="0.0596225563">
                <text:p>0.0596225563</text:p>
              </table:table-cell>
              <table:table-cell office:value-type="float" office:value="0.366647245">
                <text:p>0.366647245</text:p>
              </table:table-cell>
              <table:table-cell office:value-type="float" office:value="-0.0301652589">
                <text:p>-0.0301652589</text:p>
              </table:table-cell>
              <table:table-cell office:value-type="float" office:value="0.1036926856">
                <text:p>0.1036926856</text:p>
              </table:table-cell>
              <table:table-cell office:value-type="float" office:value="0.3154831488">
                <text:p>0.3154831488</text:p>
              </table:table-cell>
              <table:table-cell office:value-type="float" office:value="0.0864034557">
                <text:p>0.0864034557</text:p>
              </table:table-cell>
              <table:table-cell office:value-type="float" office:value="0.0568572511">
                <text:p>0.0568572511</text:p>
              </table:table-cell>
              <table:table-cell office:value-type="float" office:value="-0.2521862085">
                <text:p>-0.2521862085</text:p>
              </table:table-cell>
              <table:table-cell office:value-type="float" office:value="0.2653930596">
                <text:p>0.2653930596</text:p>
              </table:table-cell>
              <table:table-cell office:value-type="float" office:value="0.0109085569">
                <text:p>0.0109085569</text:p>
              </table:table-cell>
              <table:table-cell office:value-type="float" office:value="-0.0458837498">
                <text:p>-0.0458837498</text:p>
              </table:table-cell>
              <table:table-cell office:value-type="float" office:value="0.0846766894">
                <text:p>0.0846766894</text:p>
              </table:table-cell>
              <table:table-cell office:value-type="float" office:value="0.1199223257">
                <text:p>0.1199223257</text:p>
              </table:table-cell>
              <table:table-cell office:value-type="float" office:value="0.1045553709">
                <text:p>0.1045553709</text:p>
              </table:table-cell>
              <table:table-cell office:value-type="float" office:value="0.0642792787">
                <text:p>0.0642792787</text:p>
              </table:table-cell>
              <table:table-cell office:value-type="float" office:value="0.4461246922">
                <text:p>0.4461246922</text:p>
              </table:table-cell>
              <table:table-cell office:value-type="float" office:value="0.3045515236">
                <text:p>0.3045515236</text:p>
              </table:table-cell>
              <table:table-cell office:value-type="float" office:value="-0.0494511543">
                <text:p>-0.0494511543</text:p>
              </table:table-cell>
              <table:table-cell office:value-type="float" office:value="0.0241442192">
                <text:p>0.0241442192</text:p>
              </table:table-cell>
              <table:table-cell office:value-type="float" office:value="-0.04647189">
                <text:p>-0.04647189</text:p>
              </table:table-cell>
              <table:table-cell office:value-type="float" office:value="0.0989379643">
                <text:p>0.0989379643</text:p>
              </table:table-cell>
              <table:table-cell office:value-type="float" office:value="0.4479375766">
                <text:p>0.4479375766</text:p>
              </table:table-cell>
            </table:table-row>
            <table:table-row>
              <table:table-cell office:value-type="float" office:value="-0.1418467715">
                <text:p>-0</text:p>
              </table:table-cell>
              <table:table-cell office:value-type="float" office:value="-0.1397288524">
                <text:p>-0.1397288524</text:p>
              </table:table-cell>
              <table:table-cell office:value-type="float" office:value="0.0248000831">
                <text:p>0.0248000831</text:p>
              </table:table-cell>
              <table:table-cell office:value-type="float" office:value="0.1327044296">
                <text:p>0.1327044296</text:p>
              </table:table-cell>
              <table:table-cell office:value-type="float" office:value="-0.1127628598">
                <text:p>-0.1127628598</text:p>
              </table:table-cell>
              <table:table-cell office:value-type="float" office:value="-0.0627629512">
                <text:p>-0.0627629512</text:p>
              </table:table-cell>
              <table:table-cell office:value-type="float" office:value="0.1276171524">
                <text:p>0.1276171524</text:p>
              </table:table-cell>
              <table:table-cell office:value-type="float" office:value="0.192365299">
                <text:p>0.192365299</text:p>
              </table:table-cell>
              <table:table-cell office:value-type="float" office:value="-0.0451597965">
                <text:p>-0.0451597965</text:p>
              </table:table-cell>
              <table:table-cell office:value-type="float" office:value="0.0031378047">
                <text:p>0.0031378047</text:p>
              </table:table-cell>
              <table:table-cell office:value-type="float" office:value="-0.0939953382">
                <text:p>-0.0939953382</text:p>
              </table:table-cell>
              <table:table-cell office:value-type="float" office:value="-0.0420179163">
                <text:p>-0.0420179163</text:p>
              </table:table-cell>
              <table:table-cell office:value-type="float" office:value="0.1303863037">
                <text:p>0.1303863037</text:p>
              </table:table-cell>
              <table:table-cell office:value-type="float" office:value="0.0023788002">
                <text:p>0.0023788002</text:p>
              </table:table-cell>
              <table:table-cell office:value-type="float" office:value="-0.1818522774">
                <text:p>-0.1818522774</text:p>
              </table:table-cell>
              <table:table-cell office:value-type="float" office:value="-0.1239986505">
                <text:p>-0.1239986505</text:p>
              </table:table-cell>
              <table:table-cell office:value-type="float" office:value="0.1530626392">
                <text:p>0.1530626392</text:p>
              </table:table-cell>
              <table:table-cell office:value-type="float" office:value="-0.0280575646">
                <text:p>-0.0280575646</text:p>
              </table:table-cell>
              <table:table-cell office:value-type="float" office:value="0.0630433064">
                <text:p>0.0630433064</text:p>
              </table:table-cell>
              <table:table-cell office:value-type="float" office:value="0.1017925388">
                <text:p>0.1017925388</text:p>
              </table:table-cell>
              <table:table-cell office:value-type="float" office:value="-0.0360920589">
                <text:p>-0.0360920589</text:p>
              </table:table-cell>
              <table:table-cell office:value-type="float" office:value="0.147607661">
                <text:p>0.147607661</text:p>
              </table:table-cell>
              <table:table-cell office:value-type="float" office:value="0.0528059379">
                <text:p>0.0528059379</text:p>
              </table:table-cell>
              <table:table-cell office:value-type="float" office:value="0.0441947818">
                <text:p>0.0441947818</text:p>
              </table:table-cell>
              <table:table-cell office:value-type="float" office:value="-0.0584361014">
                <text:p>-0.0584361014</text:p>
              </table:table-cell>
              <table:table-cell office:value-type="float" office:value="0.0843516599">
                <text:p>0.0843516599</text:p>
              </table:table-cell>
              <table:table-cell office:value-type="float" office:value="0.1675324379">
                <text:p>0.1675324379</text:p>
              </table:table-cell>
              <table:table-cell office:value-type="float" office:value="0.2007080508">
                <text:p>0.2007080508</text:p>
              </table:table-cell>
              <table:table-cell office:value-type="float" office:value="-0.1133935846">
                <text:p>-0.1133935846</text:p>
              </table:table-cell>
              <table:table-cell office:value-type="float" office:value="0.2016250624">
                <text:p>0.2016250624</text:p>
              </table:table-cell>
              <table:table-cell office:value-type="float" office:value="-0.0507652507">
                <text:p>-0.0507652507</text:p>
              </table:table-cell>
              <table:table-cell office:value-type="float" office:value="-0.0518102195">
                <text:p>-0.0518102195</text:p>
              </table:table-cell>
              <table:table-cell office:value-type="float" office:value="0.2171730758">
                <text:p>0.2171730758</text:p>
              </table:table-cell>
              <table:table-cell office:value-type="float" office:value="0.169767288">
                <text:p>0.169767288</text:p>
              </table:table-cell>
              <table:table-cell office:value-type="float" office:value="-0.0803359796">
                <text:p>-0.0803359796</text:p>
              </table:table-cell>
              <table:table-cell office:value-type="float" office:value="-0.2167748889">
                <text:p>-0.2167748889</text:p>
              </table:table-cell>
              <table:table-cell office:value-type="float" office:value="0.1072091143">
                <text:p>0.1072091143</text:p>
              </table:table-cell>
              <table:table-cell office:value-type="float" office:value="0.14219119">
                <text:p>0.14219119</text:p>
              </table:table-cell>
              <table:table-cell office:value-type="float" office:value="0.0999742292">
                <text:p>0.0999742292</text:p>
              </table:table-cell>
              <table:table-cell office:value-type="float" office:value="0.1115565557">
                <text:p>0.1115565557</text:p>
              </table:table-cell>
              <table:table-cell office:value-type="float" office:value="0.0631971394">
                <text:p>0.0631971394</text:p>
              </table:table-cell>
              <table:table-cell office:value-type="float" office:value="0.0641525186">
                <text:p>0.0641525186</text:p>
              </table:table-cell>
              <table:table-cell office:value-type="float" office:value="0.1124891752">
                <text:p>0.1124891752</text:p>
              </table:table-cell>
              <table:table-cell office:value-type="float" office:value="0.2501470024">
                <text:p>0.2501470024</text:p>
              </table:table-cell>
              <table:table-cell office:value-type="float" office:value="0.2523431939">
                <text:p>0.2523431939</text:p>
              </table:table-cell>
              <table:table-cell office:value-type="float" office:value="-0.0194013406">
                <text:p>-0.0194013406</text:p>
              </table:table-cell>
              <table:table-cell office:value-type="float" office:value="-0.0742394606">
                <text:p>-0.0742394606</text:p>
              </table:table-cell>
              <table:table-cell office:value-type="float" office:value="-0.0143822061">
                <text:p>-0.0143822061</text:p>
              </table:table-cell>
              <table:table-cell office:value-type="float" office:value="0.0442961126">
                <text:p>0.0442961126</text:p>
              </table:table-cell>
              <table:table-cell office:value-type="float" office:value="1">
                <text:p>1</text:p>
              </table:table-cell>
              <table:table-cell office:value-type="float" office:value="0.1522137882">
                <text:p>0.1522137882</text:p>
              </table:table-cell>
              <table:table-cell office:value-type="float" office:value="0.0816248685">
                <text:p>0.0816248685</text:p>
              </table:table-cell>
              <table:table-cell office:value-type="float" office:value="0.0351821504">
                <text:p>0.0351821504</text:p>
              </table:table-cell>
              <table:table-cell office:value-type="float" office:value="-0.038670172">
                <text:p>-0.038670172</text:p>
              </table:table-cell>
              <table:table-cell office:value-type="float" office:value="0.063087476">
                <text:p>0.063087476</text:p>
              </table:table-cell>
              <table:table-cell office:value-type="float" office:value="0.0168268143">
                <text:p>0.0168268143</text:p>
              </table:table-cell>
              <table:table-cell office:value-type="float" office:value="-0.0559350948">
                <text:p>-0.0559350948</text:p>
              </table:table-cell>
              <table:table-cell office:value-type="float" office:value="0.0807100644">
                <text:p>0.0807100644</text:p>
              </table:table-cell>
              <table:table-cell office:value-type="float" office:value="0.0661834774">
                <text:p>0.0661834774</text:p>
              </table:table-cell>
              <table:table-cell office:value-type="float" office:value="0.1135442696">
                <text:p>0.1135442696</text:p>
              </table:table-cell>
              <table:table-cell office:value-type="float" office:value="0.0736188233">
                <text:p>0.0736188233</text:p>
              </table:table-cell>
              <table:table-cell office:value-type="float" office:value="0.1197965845">
                <text:p>0.1197965845</text:p>
              </table:table-cell>
              <table:table-cell office:value-type="float" office:value="0.0650279582">
                <text:p>0.0650279582</text:p>
              </table:table-cell>
              <table:table-cell office:value-type="float" office:value="-0.0340066245">
                <text:p>-0.0340066245</text:p>
              </table:table-cell>
              <table:table-cell office:value-type="float" office:value="-0.1516065904">
                <text:p>-0.1516065904</text:p>
              </table:table-cell>
              <table:table-cell office:value-type="float" office:value="0.1261192804">
                <text:p>0.1261192804</text:p>
              </table:table-cell>
              <table:table-cell office:value-type="float" office:value="-0.0367438166">
                <text:p>-0.0367438166</text:p>
              </table:table-cell>
              <table:table-cell office:value-type="float" office:value="0.2020368321">
                <text:p>0.2020368321</text:p>
              </table:table-cell>
              <table:table-cell office:value-type="float" office:value="0.1125508776">
                <text:p>0.1125508776</text:p>
              </table:table-cell>
              <table:table-cell office:value-type="float" office:value="0.0165650963">
                <text:p>0.0165650963</text:p>
              </table:table-cell>
              <table:table-cell office:value-type="float" office:value="-0.0441669339">
                <text:p>-0.0441669339</text:p>
              </table:table-cell>
              <table:table-cell office:value-type="float" office:value="0.0693206641">
                <text:p>0.0693206641</text:p>
              </table:table-cell>
              <table:table-cell office:value-type="float" office:value="0.1225054101">
                <text:p>0.1225054101</text:p>
              </table:table-cell>
              <table:table-cell office:value-type="float" office:value="0.2270363359">
                <text:p>0.2270363359</text:p>
              </table:table-cell>
              <table:table-cell office:value-type="float" office:value="0.0361198179">
                <text:p>0.0361198179</text:p>
              </table:table-cell>
              <table:table-cell office:value-type="float" office:value="0.0698909327">
                <text:p>0.0698909327</text:p>
              </table:table-cell>
              <table:table-cell office:value-type="float" office:value="0.1344047922">
                <text:p>0.1344047922</text:p>
              </table:table-cell>
              <table:table-cell office:value-type="float" office:value="0.0532771849">
                <text:p>0.0532771849</text:p>
              </table:table-cell>
              <table:table-cell office:value-type="float" office:value="0.1374904904">
                <text:p>0.1374904904</text:p>
              </table:table-cell>
              <table:table-cell office:value-type="float" office:value="0.1386866457">
                <text:p>0.1386866457</text:p>
              </table:table-cell>
              <table:table-cell office:value-type="float" office:value="0.1014435794">
                <text:p>0.1014435794</text:p>
              </table:table-cell>
              <table:table-cell office:value-type="float" office:value="0.0545997355">
                <text:p>0.0545997355</text:p>
              </table:table-cell>
              <table:table-cell office:value-type="float" office:value="-0.0265125118">
                <text:p>-0.0265125118</text:p>
              </table:table-cell>
              <table:table-cell office:value-type="float" office:value="-0.1078255667">
                <text:p>-0.1078255667</text:p>
              </table:table-cell>
              <table:table-cell office:value-type="float" office:value="0.1845236641">
                <text:p>0.1845236641</text:p>
              </table:table-cell>
              <table:table-cell office:value-type="float" office:value="0.1223955558">
                <text:p>0.1223955558</text:p>
              </table:table-cell>
            </table:table-row>
            <table:table-row>
              <table:table-cell office:value-type="float" office:value="-0.2213321707">
                <text:p>-0</text:p>
              </table:table-cell>
              <table:table-cell office:value-type="float" office:value="0.1097798814">
                <text:p>0.1097798814</text:p>
              </table:table-cell>
              <table:table-cell office:value-type="float" office:value="0.1061414749">
                <text:p>0.1061414749</text:p>
              </table:table-cell>
              <table:table-cell office:value-type="float" office:value="0.179754893">
                <text:p>0.179754893</text:p>
              </table:table-cell>
              <table:table-cell office:value-type="float" office:value="-0.2317986833">
                <text:p>-0.2317986833</text:p>
              </table:table-cell>
              <table:table-cell office:value-type="float" office:value="0.0908935047">
                <text:p>0.0908935047</text:p>
              </table:table-cell>
              <table:table-cell office:value-type="float" office:value="0.5407686779">
                <text:p>0.5407686779</text:p>
              </table:table-cell>
              <table:table-cell office:value-type="float" office:value="0.3936249385">
                <text:p>0.3936249385</text:p>
              </table:table-cell>
              <table:table-cell office:value-type="float" office:value="0.1806056883">
                <text:p>0.1806056883</text:p>
              </table:table-cell>
              <table:table-cell office:value-type="float" office:value="0.087519979">
                <text:p>0.087519979</text:p>
              </table:table-cell>
              <table:table-cell office:value-type="float" office:value="0.1681896507">
                <text:p>0.1681896507</text:p>
              </table:table-cell>
              <table:table-cell office:value-type="float" office:value="-0.1294892694">
                <text:p>-0.1294892694</text:p>
              </table:table-cell>
              <table:table-cell office:value-type="float" office:value="0.2861726868">
                <text:p>0.2861726868</text:p>
              </table:table-cell>
              <table:table-cell office:value-type="float" office:value="0.0877682425">
                <text:p>0.0877682425</text:p>
              </table:table-cell>
              <table:table-cell office:value-type="float" office:value="0.2047279969">
                <text:p>0.2047279969</text:p>
              </table:table-cell>
              <table:table-cell office:value-type="float" office:value="-0.0799363905">
                <text:p>-0.0799363905</text:p>
              </table:table-cell>
              <table:table-cell office:value-type="float" office:value="0.022566337">
                <text:p>0.022566337</text:p>
              </table:table-cell>
              <table:table-cell office:value-type="float" office:value="-0.0033395884">
                <text:p>-0.0033395884</text:p>
              </table:table-cell>
              <table:table-cell office:value-type="float" office:value="0.0754016958">
                <text:p>0.0754016958</text:p>
              </table:table-cell>
              <table:table-cell office:value-type="float" office:value="0.0756264357">
                <text:p>0.0756264357</text:p>
              </table:table-cell>
              <table:table-cell office:value-type="float" office:value="-0.0899934736">
                <text:p>-0.0899934736</text:p>
              </table:table-cell>
              <table:table-cell office:value-type="float" office:value="0.3489352291">
                <text:p>0.3489352291</text:p>
              </table:table-cell>
              <table:table-cell office:value-type="float" office:value="0.1011893641">
                <text:p>0.1011893641</text:p>
              </table:table-cell>
              <table:table-cell office:value-type="float" office:value="0.2459381917">
                <text:p>0.2459381917</text:p>
              </table:table-cell>
              <table:table-cell office:value-type="float" office:value="-0.0056269476">
                <text:p>-0.0056269476</text:p>
              </table:table-cell>
              <table:table-cell office:value-type="float" office:value="-0.0276831396">
                <text:p>-0.0276831396</text:p>
              </table:table-cell>
              <table:table-cell office:value-type="float" office:value="0.1898941545">
                <text:p>0.1898941545</text:p>
              </table:table-cell>
              <table:table-cell office:value-type="float" office:value="0.3271670849">
                <text:p>0.3271670849</text:p>
              </table:table-cell>
              <table:table-cell office:value-type="float" office:value="0.0120360129">
                <text:p>0.0120360129</text:p>
              </table:table-cell>
              <table:table-cell office:value-type="float" office:value="0.0997018539">
                <text:p>0.0997018539</text:p>
              </table:table-cell>
              <table:table-cell office:value-type="float" office:value="0.127399711">
                <text:p>0.127399711</text:p>
              </table:table-cell>
              <table:table-cell office:value-type="float" office:value="-0.1309758914">
                <text:p>-0.1309758914</text:p>
              </table:table-cell>
              <table:table-cell office:value-type="float" office:value="0.481076611">
                <text:p>0.481076611</text:p>
              </table:table-cell>
              <table:table-cell office:value-type="float" office:value="0.0577628058">
                <text:p>0.0577628058</text:p>
              </table:table-cell>
              <table:table-cell office:value-type="float" office:value="0.1463240739">
                <text:p>0.1463240739</text:p>
              </table:table-cell>
              <table:table-cell office:value-type="float" office:value="-0.0988746246">
                <text:p>-0.0988746246</text:p>
              </table:table-cell>
              <table:table-cell office:value-type="float" office:value="0.1108439287">
                <text:p>0.1108439287</text:p>
              </table:table-cell>
              <table:table-cell office:value-type="float" office:value="0.0697988223">
                <text:p>0.0697988223</text:p>
              </table:table-cell>
              <table:table-cell office:value-type="float" office:value="0.0563138433">
                <text:p>0.0563138433</text:p>
              </table:table-cell>
              <table:table-cell office:value-type="float" office:value="0.1440478717">
                <text:p>0.1440478717</text:p>
              </table:table-cell>
              <table:table-cell office:value-type="float" office:value="-0.2194323123">
                <text:p>-0.2194323123</text:p>
              </table:table-cell>
              <table:table-cell office:value-type="float" office:value="0.153112044">
                <text:p>0.153112044</text:p>
              </table:table-cell>
              <table:table-cell office:value-type="float" office:value="0.4199016262">
                <text:p>0.4199016262</text:p>
              </table:table-cell>
              <table:table-cell office:value-type="float" office:value="0.2148236729">
                <text:p>0.2148236729</text:p>
              </table:table-cell>
              <table:table-cell office:value-type="float" office:value="0.1549719969">
                <text:p>0.1549719969</text:p>
              </table:table-cell>
              <table:table-cell office:value-type="float" office:value="0.2435404654">
                <text:p>0.2435404654</text:p>
              </table:table-cell>
              <table:table-cell office:value-type="float" office:value="0.1426441307">
                <text:p>0.1426441307</text:p>
              </table:table-cell>
              <table:table-cell office:value-type="float" office:value="-0.0139037973">
                <text:p>-0.0139037973</text:p>
              </table:table-cell>
              <table:table-cell office:value-type="float" office:value="0.0024911979">
                <text:p>0.0024911979</text:p>
              </table:table-cell>
              <table:table-cell office:value-type="float" office:value="0.1522137882">
                <text:p>0.1522137882</text:p>
              </table:table-cell>
              <table:table-cell office:value-type="float" office:value="1">
                <text:p>1</text:p>
              </table:table-cell>
              <table:table-cell office:value-type="float" office:value="0.0400233">
                <text:p>0.0400233</text:p>
              </table:table-cell>
              <table:table-cell office:value-type="float" office:value="0.1316034524">
                <text:p>0.1316034524</text:p>
              </table:table-cell>
              <table:table-cell office:value-type="float" office:value="0.0415410277">
                <text:p>0.0415410277</text:p>
              </table:table-cell>
              <table:table-cell office:value-type="float" office:value="0.420175524">
                <text:p>0.420175524</text:p>
              </table:table-cell>
              <table:table-cell office:value-type="float" office:value="0.2947923424">
                <text:p>0.2947923424</text:p>
              </table:table-cell>
              <table:table-cell office:value-type="float" office:value="0.0471019066">
                <text:p>0.0471019066</text:p>
              </table:table-cell>
              <table:table-cell office:value-type="float" office:value="0.2126100436">
                <text:p>0.2126100436</text:p>
              </table:table-cell>
              <table:table-cell office:value-type="float" office:value="-0.0056184009">
                <text:p>-0.0056184009</text:p>
              </table:table-cell>
              <table:table-cell office:value-type="float" office:value="0.408976878">
                <text:p>0.408976878</text:p>
              </table:table-cell>
              <table:table-cell office:value-type="float" office:value="0.2387914243">
                <text:p>0.2387914243</text:p>
              </table:table-cell>
              <table:table-cell office:value-type="float" office:value="0.5028609111">
                <text:p>0.5028609111</text:p>
              </table:table-cell>
              <table:table-cell office:value-type="float" office:value="0.1435903765">
                <text:p>0.1435903765</text:p>
              </table:table-cell>
              <table:table-cell office:value-type="float" office:value="0.0464956387">
                <text:p>0.0464956387</text:p>
              </table:table-cell>
              <table:table-cell office:value-type="float" office:value="0.0982676384">
                <text:p>0.0982676384</text:p>
              </table:table-cell>
              <table:table-cell office:value-type="float" office:value="0.3776147862">
                <text:p>0.3776147862</text:p>
              </table:table-cell>
              <table:table-cell office:value-type="float" office:value="-0.1449010647">
                <text:p>-0.1449010647</text:p>
              </table:table-cell>
              <table:table-cell office:value-type="float" office:value="0.2255302357">
                <text:p>0.2255302357</text:p>
              </table:table-cell>
              <table:table-cell office:value-type="float" office:value="0.4757729157">
                <text:p>0.4757729157</text:p>
              </table:table-cell>
              <table:table-cell office:value-type="float" office:value="0.0933539241">
                <text:p>0.0933539241</text:p>
              </table:table-cell>
              <table:table-cell office:value-type="float" office:value="0.0876190958">
                <text:p>0.0876190958</text:p>
              </table:table-cell>
              <table:table-cell office:value-type="float" office:value="-0.2164704538">
                <text:p>-0.2164704538</text:p>
              </table:table-cell>
              <table:table-cell office:value-type="float" office:value="0.3440617433">
                <text:p>0.3440617433</text:p>
              </table:table-cell>
              <table:table-cell office:value-type="float" office:value="0.0063363211">
                <text:p>0.0063363211</text:p>
              </table:table-cell>
              <table:table-cell office:value-type="float" office:value="-0.1828120419">
                <text:p>-0.1828120419</text:p>
              </table:table-cell>
              <table:table-cell office:value-type="float" office:value="0.1334814922">
                <text:p>0.1334814922</text:p>
              </table:table-cell>
              <table:table-cell office:value-type="float" office:value="0.0640323557">
                <text:p>0.0640323557</text:p>
              </table:table-cell>
              <table:table-cell office:value-type="float" office:value="0.1430608195">
                <text:p>0.1430608195</text:p>
              </table:table-cell>
              <table:table-cell office:value-type="float" office:value="0.3241040746">
                <text:p>0.3241040746</text:p>
              </table:table-cell>
              <table:table-cell office:value-type="float" office:value="0.4212224232">
                <text:p>0.4212224232</text:p>
              </table:table-cell>
              <table:table-cell office:value-type="float" office:value="0.4413316198">
                <text:p>0.4413316198</text:p>
              </table:table-cell>
              <table:table-cell office:value-type="float" office:value="0.0019929555">
                <text:p>0.0019929555</text:p>
              </table:table-cell>
              <table:table-cell office:value-type="float" office:value="0.3067494443">
                <text:p>0.3067494443</text:p>
              </table:table-cell>
              <table:table-cell office:value-type="float" office:value="0.1098097637">
                <text:p>0.1098097637</text:p>
              </table:table-cell>
              <table:table-cell office:value-type="float" office:value="0.1445915665">
                <text:p>0.1445915665</text:p>
              </table:table-cell>
              <table:table-cell office:value-type="float" office:value="0.4053765909">
                <text:p>0.4053765909</text:p>
              </table:table-cell>
            </table:table-row>
            <table:table-row>
              <table:table-cell office:value-type="float" office:value="0.0018028739">
                <text:p>0</text:p>
              </table:table-cell>
              <table:table-cell office:value-type="float" office:value="-0.1277119957">
                <text:p>-0.1277119957</text:p>
              </table:table-cell>
              <table:table-cell office:value-type="float" office:value="0.1105146126">
                <text:p>0.1105146126</text:p>
              </table:table-cell>
              <table:table-cell office:value-type="float" office:value="0.0566956732">
                <text:p>0.0566956732</text:p>
              </table:table-cell>
              <table:table-cell office:value-type="float" office:value="0.0008766475">
                <text:p>0.0008766475</text:p>
              </table:table-cell>
              <table:table-cell office:value-type="float" office:value="0.0395930359">
                <text:p>0.0395930359</text:p>
              </table:table-cell>
              <table:table-cell office:value-type="float" office:value="0.1633704183">
                <text:p>0.1633704183</text:p>
              </table:table-cell>
              <table:table-cell office:value-type="float" office:value="0.1115023733">
                <text:p>0.1115023733</text:p>
              </table:table-cell>
              <table:table-cell office:value-type="float" office:value="0.0034259584">
                <text:p>0.0034259584</text:p>
              </table:table-cell>
              <table:table-cell office:value-type="float" office:value="0.1676022233">
                <text:p>0.1676022233</text:p>
              </table:table-cell>
              <table:table-cell office:value-type="float" office:value="-0.1222283875">
                <text:p>-0.1222283875</text:p>
              </table:table-cell>
              <table:table-cell office:value-type="float" office:value="-0.0441663501">
                <text:p>-0.0441663501</text:p>
              </table:table-cell>
              <table:table-cell office:value-type="float" office:value="0.115640823">
                <text:p>0.115640823</text:p>
              </table:table-cell>
              <table:table-cell office:value-type="float" office:value="0.1531764992">
                <text:p>0.1531764992</text:p>
              </table:table-cell>
              <table:table-cell office:value-type="float" office:value="0.0779737333">
                <text:p>0.0779737333</text:p>
              </table:table-cell>
              <table:table-cell office:value-type="float" office:value="-0.1287088587">
                <text:p>-0.1287088587</text:p>
              </table:table-cell>
              <table:table-cell office:value-type="float" office:value="-0.0630279629">
                <text:p>-0.0630279629</text:p>
              </table:table-cell>
              <table:table-cell office:value-type="float" office:value="-0.0016765457">
                <text:p>-0.0016765457</text:p>
              </table:table-cell>
              <table:table-cell office:value-type="float" office:value="-0.1972954058">
                <text:p>-0.1972954058</text:p>
              </table:table-cell>
              <table:table-cell office:value-type="float" office:value="0.2078994318">
                <text:p>0.2078994318</text:p>
              </table:table-cell>
              <table:table-cell office:value-type="float" office:value="0.2308299824">
                <text:p>0.2308299824</text:p>
              </table:table-cell>
              <table:table-cell office:value-type="float" office:value="0.1110568146">
                <text:p>0.1110568146</text:p>
              </table:table-cell>
              <table:table-cell office:value-type="float" office:value="0.065381142">
                <text:p>0.065381142</text:p>
              </table:table-cell>
              <table:table-cell office:value-type="float" office:value="0.1991583128">
                <text:p>0.1991583128</text:p>
              </table:table-cell>
              <table:table-cell office:value-type="float" office:value="0.0200158449">
                <text:p>0.0200158449</text:p>
              </table:table-cell>
              <table:table-cell office:value-type="float" office:value="-0.0721427789">
                <text:p>-0.0721427789</text:p>
              </table:table-cell>
              <table:table-cell office:value-type="float" office:value="0.0057189442">
                <text:p>0.0057189442</text:p>
              </table:table-cell>
              <table:table-cell office:value-type="float" office:value="0.0793218919">
                <text:p>0.0793218919</text:p>
              </table:table-cell>
              <table:table-cell office:value-type="float" office:value="0.0197141622">
                <text:p>0.0197141622</text:p>
              </table:table-cell>
              <table:table-cell office:value-type="float" office:value="0.0810909541">
                <text:p>0.0810909541</text:p>
              </table:table-cell>
              <table:table-cell office:value-type="float" office:value="0.0190302232">
                <text:p>0.0190302232</text:p>
              </table:table-cell>
              <table:table-cell office:value-type="float" office:value="-0.1057696159">
                <text:p>-0.1057696159</text:p>
              </table:table-cell>
              <table:table-cell office:value-type="float" office:value="0.1869566994">
                <text:p>0.1869566994</text:p>
              </table:table-cell>
              <table:table-cell office:value-type="float" office:value="0.2004628911">
                <text:p>0.2004628911</text:p>
              </table:table-cell>
              <table:table-cell office:value-type="float" office:value="-0.0730517191">
                <text:p>-0.0730517191</text:p>
              </table:table-cell>
              <table:table-cell office:value-type="float" office:value="-0.0469355113">
                <text:p>-0.0469355113</text:p>
              </table:table-cell>
              <table:table-cell office:value-type="float" office:value="0.0774486241">
                <text:p>0.0774486241</text:p>
              </table:table-cell>
              <table:table-cell office:value-type="float" office:value="0.0882783078">
                <text:p>0.0882783078</text:p>
              </table:table-cell>
              <table:table-cell office:value-type="float" office:value="0.0048503307">
                <text:p>0.0048503307</text:p>
              </table:table-cell>
              <table:table-cell office:value-type="float" office:value="-0.1495251563">
                <text:p>-0.1495251563</text:p>
              </table:table-cell>
              <table:table-cell office:value-type="float" office:value="0.0950327718">
                <text:p>0.0950327718</text:p>
              </table:table-cell>
              <table:table-cell office:value-type="float" office:value="-0.1241339606">
                <text:p>-0.1241339606</text:p>
              </table:table-cell>
              <table:table-cell office:value-type="float" office:value="0.1492305832">
                <text:p>0.1492305832</text:p>
              </table:table-cell>
              <table:table-cell office:value-type="float" office:value="0.1507191921">
                <text:p>0.1507191921</text:p>
              </table:table-cell>
              <table:table-cell office:value-type="float" office:value="0.0229229025">
                <text:p>0.0229229025</text:p>
              </table:table-cell>
              <table:table-cell office:value-type="float" office:value="0.0962641828">
                <text:p>0.0962641828</text:p>
              </table:table-cell>
              <table:table-cell office:value-type="float" office:value="0.0304560755">
                <text:p>0.0304560755</text:p>
              </table:table-cell>
              <table:table-cell office:value-type="float" office:value="-0.0320622935">
                <text:p>-0.0320622935</text:p>
              </table:table-cell>
              <table:table-cell office:value-type="float" office:value="0.0722647552">
                <text:p>0.0722647552</text:p>
              </table:table-cell>
              <table:table-cell office:value-type="float" office:value="0.0816248685">
                <text:p>0.0816248685</text:p>
              </table:table-cell>
              <table:table-cell office:value-type="float" office:value="0.0400233">
                <text:p>0.0400233</text:p>
              </table:table-cell>
              <table:table-cell office:value-type="float" office:value="1">
                <text:p>1</text:p>
              </table:table-cell>
              <table:table-cell office:value-type="float" office:value="0.0641385205">
                <text:p>0.0641385205</text:p>
              </table:table-cell>
              <table:table-cell office:value-type="float" office:value="-0.0529893038">
                <text:p>-0.0529893038</text:p>
              </table:table-cell>
              <table:table-cell office:value-type="float" office:value="0.1243233785">
                <text:p>0.1243233785</text:p>
              </table:table-cell>
              <table:table-cell office:value-type="float" office:value="0.0028851502">
                <text:p>0.0028851502</text:p>
              </table:table-cell>
              <table:table-cell office:value-type="float" office:value="-0.1592435707">
                <text:p>-0.1592435707</text:p>
              </table:table-cell>
              <table:table-cell office:value-type="float" office:value="0.0234394215">
                <text:p>0.0234394215</text:p>
              </table:table-cell>
              <table:table-cell office:value-type="float" office:value="0.1310702652">
                <text:p>0.1310702652</text:p>
              </table:table-cell>
              <table:table-cell office:value-type="float" office:value="0.244575208">
                <text:p>0.244575208</text:p>
              </table:table-cell>
              <table:table-cell office:value-type="float" office:value="0.0761113005">
                <text:p>0.0761113005</text:p>
              </table:table-cell>
              <table:table-cell office:value-type="float" office:value="0.2781932474">
                <text:p>0.2781932474</text:p>
              </table:table-cell>
              <table:table-cell office:value-type="float" office:value="-0.0209475718">
                <text:p>-0.0209475718</text:p>
              </table:table-cell>
              <table:table-cell office:value-type="float" office:value="-0.0077603222">
                <text:p>-0.0077603222</text:p>
              </table:table-cell>
              <table:table-cell office:value-type="float" office:value="0.1490479298">
                <text:p>0.1490479298</text:p>
              </table:table-cell>
              <table:table-cell office:value-type="float" office:value="0.1005041573">
                <text:p>0.1005041573</text:p>
              </table:table-cell>
              <table:table-cell office:value-type="float" office:value="-0.1549151361">
                <text:p>-0.1549151361</text:p>
              </table:table-cell>
              <table:table-cell office:value-type="float" office:value="0.1501002213">
                <text:p>0.1501002213</text:p>
              </table:table-cell>
              <table:table-cell office:value-type="float" office:value="0.0852419193">
                <text:p>0.0852419193</text:p>
              </table:table-cell>
              <table:table-cell office:value-type="float" office:value="0.1248772833">
                <text:p>0.1248772833</text:p>
              </table:table-cell>
              <table:table-cell office:value-type="float" office:value="0.0953075322">
                <text:p>0.0953075322</text:p>
              </table:table-cell>
              <table:table-cell office:value-type="float" office:value="0.0077994977">
                <text:p>0.0077994977</text:p>
              </table:table-cell>
              <table:table-cell office:value-type="float" office:value="0.2266584939">
                <text:p>0.2266584939</text:p>
              </table:table-cell>
              <table:table-cell office:value-type="float" office:value="0.0165192022">
                <text:p>0.0165192022</text:p>
              </table:table-cell>
              <table:table-cell office:value-type="float" office:value="-0.1311861228">
                <text:p>-0.1311861228</text:p>
              </table:table-cell>
              <table:table-cell office:value-type="float" office:value="0.068103396">
                <text:p>0.068103396</text:p>
              </table:table-cell>
              <table:table-cell office:value-type="float" office:value="-0.2513112355">
                <text:p>-0.2513112355</text:p>
              </table:table-cell>
              <table:table-cell office:value-type="float" office:value="0.0847517038">
                <text:p>0.0847517038</text:p>
              </table:table-cell>
              <table:table-cell office:value-type="float" office:value="-0.0557768298">
                <text:p>-0.0557768298</text:p>
              </table:table-cell>
              <table:table-cell office:value-type="float" office:value="0.1794025627">
                <text:p>0.1794025627</text:p>
              </table:table-cell>
              <table:table-cell office:value-type="float" office:value="0.248719011">
                <text:p>0.248719011</text:p>
              </table:table-cell>
              <table:table-cell office:value-type="float" office:value="-0.0804317478">
                <text:p>-0.0804317478</text:p>
              </table:table-cell>
              <table:table-cell office:value-type="float" office:value="-0.1021180337">
                <text:p>-0.1021180337</text:p>
              </table:table-cell>
              <table:table-cell office:value-type="float" office:value="0.0088935367">
                <text:p>0.0088935367</text:p>
              </table:table-cell>
              <table:table-cell office:value-type="float" office:value="0.2223599556">
                <text:p>0.2223599556</text:p>
              </table:table-cell>
              <table:table-cell office:value-type="float" office:value="0.1253187348">
                <text:p>0.1253187348</text:p>
              </table:table-cell>
            </table:table-row>
            <table:table-row>
              <table:table-cell office:value-type="float" office:value="-0.0567368014">
                <text:p>-0</text:p>
              </table:table-cell>
              <table:table-cell office:value-type="float" office:value="0.0545549244">
                <text:p>0.0545549244</text:p>
              </table:table-cell>
              <table:table-cell office:value-type="float" office:value="0.0868014672">
                <text:p>0.0868014672</text:p>
              </table:table-cell>
              <table:table-cell office:value-type="float" office:value="0.0300520896">
                <text:p>0.0300520896</text:p>
              </table:table-cell>
              <table:table-cell office:value-type="float" office:value="-0.0484135438">
                <text:p>-0.0484135438</text:p>
              </table:table-cell>
              <table:table-cell office:value-type="float" office:value="0.1367806354">
                <text:p>0.1367806354</text:p>
              </table:table-cell>
              <table:table-cell office:value-type="float" office:value="0.3079666016">
                <text:p>0.3079666016</text:p>
              </table:table-cell>
              <table:table-cell office:value-type="float" office:value="0.1034002028">
                <text:p>0.1034002028</text:p>
              </table:table-cell>
              <table:table-cell office:value-type="float" office:value="0.0079445017">
                <text:p>0.0079445017</text:p>
              </table:table-cell>
              <table:table-cell office:value-type="float" office:value="0.097170831">
                <text:p>0.097170831</text:p>
              </table:table-cell>
              <table:table-cell office:value-type="float" office:value="0.0301936547">
                <text:p>0.0301936547</text:p>
              </table:table-cell>
              <table:table-cell office:value-type="float" office:value="-0.0712669226">
                <text:p>-0.0712669226</text:p>
              </table:table-cell>
              <table:table-cell office:value-type="float" office:value="0.075447989">
                <text:p>0.075447989</text:p>
              </table:table-cell>
              <table:table-cell office:value-type="float" office:value="0.006454048">
                <text:p>0.006454048</text:p>
              </table:table-cell>
              <table:table-cell office:value-type="float" office:value="0.0858727054">
                <text:p>0.0858727054</text:p>
              </table:table-cell>
              <table:table-cell office:value-type="float" office:value="-0.1485834772">
                <text:p>-0.1485834772</text:p>
              </table:table-cell>
              <table:table-cell office:value-type="float" office:value="0.074046064">
                <text:p>0.074046064</text:p>
              </table:table-cell>
              <table:table-cell office:value-type="float" office:value="-0.049117288">
                <text:p>-0.049117288</text:p>
              </table:table-cell>
              <table:table-cell office:value-type="float" office:value="-0.1073708906">
                <text:p>-0.1073708906</text:p>
              </table:table-cell>
              <table:table-cell office:value-type="float" office:value="0.0810598209">
                <text:p>0.0810598209</text:p>
              </table:table-cell>
              <table:table-cell office:value-type="float" office:value="0.1080249789">
                <text:p>0.1080249789</text:p>
              </table:table-cell>
              <table:table-cell office:value-type="float" office:value="0.225763465">
                <text:p>0.225763465</text:p>
              </table:table-cell>
              <table:table-cell office:value-type="float" office:value="0.0167521881">
                <text:p>0.0167521881</text:p>
              </table:table-cell>
              <table:table-cell office:value-type="float" office:value="0.0377737734">
                <text:p>0.0377737734</text:p>
              </table:table-cell>
              <table:table-cell office:value-type="float" office:value="0.0960536396">
                <text:p>0.0960536396</text:p>
              </table:table-cell>
              <table:table-cell office:value-type="float" office:value="-0.0459032617">
                <text:p>-0.0459032617</text:p>
              </table:table-cell>
              <table:table-cell office:value-type="float" office:value="0.0542462834">
                <text:p>0.0542462834</text:p>
              </table:table-cell>
              <table:table-cell office:value-type="float" office:value="0.1633455091">
                <text:p>0.1633455091</text:p>
              </table:table-cell>
              <table:table-cell office:value-type="float" office:value="0.1397896125">
                <text:p>0.1397896125</text:p>
              </table:table-cell>
              <table:table-cell office:value-type="float" office:value="-0.0748875045">
                <text:p>-0.0748875045</text:p>
              </table:table-cell>
              <table:table-cell office:value-type="float" office:value="0.0939926322">
                <text:p>0.0939926322</text:p>
              </table:table-cell>
              <table:table-cell office:value-type="float" office:value="-0.1077220766">
                <text:p>-0.1077220766</text:p>
              </table:table-cell>
              <table:table-cell office:value-type="float" office:value="0.2657551964">
                <text:p>0.2657551964</text:p>
              </table:table-cell>
              <table:table-cell office:value-type="float" office:value="0.0656560175">
                <text:p>0.0656560175</text:p>
              </table:table-cell>
              <table:table-cell office:value-type="float" office:value="0.0432077832">
                <text:p>0.0432077832</text:p>
              </table:table-cell>
              <table:table-cell office:value-type="float" office:value="0.1326569391">
                <text:p>0.1326569391</text:p>
              </table:table-cell>
              <table:table-cell office:value-type="float" office:value="0.043350806">
                <text:p>0.043350806</text:p>
              </table:table-cell>
              <table:table-cell office:value-type="float" office:value="0.0576416087">
                <text:p>0.0576416087</text:p>
              </table:table-cell>
              <table:table-cell office:value-type="float" office:value="0.1213523412">
                <text:p>0.1213523412</text:p>
              </table:table-cell>
              <table:table-cell office:value-type="float" office:value="0.1065333156">
                <text:p>0.1065333156</text:p>
              </table:table-cell>
              <table:table-cell office:value-type="float" office:value="-0.0378278254">
                <text:p>-0.0378278254</text:p>
              </table:table-cell>
              <table:table-cell office:value-type="float" office:value="-0.1195265115">
                <text:p>-0.1195265115</text:p>
              </table:table-cell>
              <table:table-cell office:value-type="float" office:value="0.139513057">
                <text:p>0.139513057</text:p>
              </table:table-cell>
              <table:table-cell office:value-type="float" office:value="0.1189558066">
                <text:p>0.1189558066</text:p>
              </table:table-cell>
              <table:table-cell office:value-type="float" office:value="-0.0751163651">
                <text:p>-0.0751163651</text:p>
              </table:table-cell>
              <table:table-cell office:value-type="float" office:value="0.0512816064">
                <text:p>0.0512816064</text:p>
              </table:table-cell>
              <table:table-cell office:value-type="float" office:value="0.0026581982">
                <text:p>0.0026581982</text:p>
              </table:table-cell>
              <table:table-cell office:value-type="float" office:value="0.0507706588">
                <text:p>0.0507706588</text:p>
              </table:table-cell>
              <table:table-cell office:value-type="float" office:value="0.0700104405">
                <text:p>0.0700104405</text:p>
              </table:table-cell>
              <table:table-cell office:value-type="float" office:value="0.0351821504">
                <text:p>0.0351821504</text:p>
              </table:table-cell>
              <table:table-cell office:value-type="float" office:value="0.1316034524">
                <text:p>0.1316034524</text:p>
              </table:table-cell>
              <table:table-cell office:value-type="float" office:value="0.0641385205">
                <text:p>0.0641385205</text:p>
              </table:table-cell>
              <table:table-cell office:value-type="float" office:value="1">
                <text:p>1</text:p>
              </table:table-cell>
              <table:table-cell office:value-type="float" office:value="0.0289092718">
                <text:p>0.0289092718</text:p>
              </table:table-cell>
              <table:table-cell office:value-type="float" office:value="0.2379717059">
                <text:p>0.2379717059</text:p>
              </table:table-cell>
              <table:table-cell office:value-type="float" office:value="0.1715236792">
                <text:p>0.1715236792</text:p>
              </table:table-cell>
              <table:table-cell office:value-type="float" office:value="0.062400389">
                <text:p>0.062400389</text:p>
              </table:table-cell>
              <table:table-cell office:value-type="float" office:value="0.2716524928">
                <text:p>0.2716524928</text:p>
              </table:table-cell>
              <table:table-cell office:value-type="float" office:value="-0.0453389447">
                <text:p>-0.0453389447</text:p>
              </table:table-cell>
              <table:table-cell office:value-type="float" office:value="0.22964865">
                <text:p>0.22964865</text:p>
              </table:table-cell>
              <table:table-cell office:value-type="float" office:value="-0.0509731254">
                <text:p>-0.0509731254</text:p>
              </table:table-cell>
              <table:table-cell office:value-type="float" office:value="0.1461396161">
                <text:p>0.1461396161</text:p>
              </table:table-cell>
              <table:table-cell office:value-type="float" office:value="-0.0921996772">
                <text:p>-0.0921996772</text:p>
              </table:table-cell>
              <table:table-cell office:value-type="float" office:value="0.0765717844">
                <text:p>0.0765717844</text:p>
              </table:table-cell>
              <table:table-cell office:value-type="float" office:value="0.1291966347">
                <text:p>0.1291966347</text:p>
              </table:table-cell>
              <table:table-cell office:value-type="float" office:value="0.2299051294">
                <text:p>0.2299051294</text:p>
              </table:table-cell>
              <table:table-cell office:value-type="float" office:value="-0.0001345308">
                <text:p>-0.0001345308</text:p>
              </table:table-cell>
              <table:table-cell office:value-type="float" office:value="0.0796356697">
                <text:p>0.0796356697</text:p>
              </table:table-cell>
              <table:table-cell office:value-type="float" office:value="0.2886652572">
                <text:p>0.2886652572</text:p>
              </table:table-cell>
              <table:table-cell office:value-type="float" office:value="0.171136359">
                <text:p>0.171136359</text:p>
              </table:table-cell>
              <table:table-cell office:value-type="float" office:value="0.1389232091">
                <text:p>0.1389232091</text:p>
              </table:table-cell>
              <table:table-cell office:value-type="float" office:value="-0.0065511649">
                <text:p>-0.0065511649</text:p>
              </table:table-cell>
              <table:table-cell office:value-type="float" office:value="0.2431263711">
                <text:p>0.2431263711</text:p>
              </table:table-cell>
              <table:table-cell office:value-type="float" office:value="0.047422648">
                <text:p>0.047422648</text:p>
              </table:table-cell>
              <table:table-cell office:value-type="float" office:value="-0.1286859105">
                <text:p>-0.1286859105</text:p>
              </table:table-cell>
              <table:table-cell office:value-type="float" office:value="0.050837967">
                <text:p>0.050837967</text:p>
              </table:table-cell>
              <table:table-cell office:value-type="float" office:value="-0.0356997845">
                <text:p>-0.0356997845</text:p>
              </table:table-cell>
              <table:table-cell office:value-type="float" office:value="0.1774294259">
                <text:p>0.1774294259</text:p>
              </table:table-cell>
              <table:table-cell office:value-type="float" office:value="0.1626573517">
                <text:p>0.1626573517</text:p>
              </table:table-cell>
              <table:table-cell office:value-type="float" office:value="0.2725469246">
                <text:p>0.2725469246</text:p>
              </table:table-cell>
              <table:table-cell office:value-type="float" office:value="0.268695762">
                <text:p>0.268695762</text:p>
              </table:table-cell>
              <table:table-cell office:value-type="float" office:value="-0.0201942816">
                <text:p>-0.0201942816</text:p>
              </table:table-cell>
              <table:table-cell office:value-type="float" office:value="0.1162645583">
                <text:p>0.1162645583</text:p>
              </table:table-cell>
              <table:table-cell office:value-type="float" office:value="-0.0167741652">
                <text:p>-0.0167741652</text:p>
              </table:table-cell>
              <table:table-cell office:value-type="float" office:value="-0.1112000451">
                <text:p>-0.1112000451</text:p>
              </table:table-cell>
              <table:table-cell office:value-type="float" office:value="0.2492569272">
                <text:p>0.2492569272</text:p>
              </table:table-cell>
            </table:table-row>
            <table:table-row>
              <table:table-cell office:value-type="float" office:value="-0.1042742358">
                <text:p>-0</text:p>
              </table:table-cell>
              <table:table-cell office:value-type="float" office:value="0.1566718864">
                <text:p>0.1566718864</text:p>
              </table:table-cell>
              <table:table-cell office:value-type="float" office:value="-0.0936502369">
                <text:p>-0.0936502369</text:p>
              </table:table-cell>
              <table:table-cell office:value-type="float" office:value="-0.2260328466">
                <text:p>-0.2260328466</text:p>
              </table:table-cell>
              <table:table-cell office:value-type="float" office:value="-0.0131387796">
                <text:p>-0.0131387796</text:p>
              </table:table-cell>
              <table:table-cell office:value-type="float" office:value="-0.0274161715">
                <text:p>-0.0274161715</text:p>
              </table:table-cell>
              <table:table-cell office:value-type="float" office:value="0.0076659263">
                <text:p>0.0076659263</text:p>
              </table:table-cell>
              <table:table-cell office:value-type="float" office:value="-0.0729980791">
                <text:p>-0.0729980791</text:p>
              </table:table-cell>
              <table:table-cell office:value-type="float" office:value="0.014453781">
                <text:p>0.014453781</text:p>
              </table:table-cell>
              <table:table-cell office:value-type="float" office:value="-0.0536362253">
                <text:p>-0.0536362253</text:p>
              </table:table-cell>
              <table:table-cell office:value-type="float" office:value="0.0423759741">
                <text:p>0.0423759741</text:p>
              </table:table-cell>
              <table:table-cell office:value-type="float" office:value="-0.0901431061">
                <text:p>-0.0901431061</text:p>
              </table:table-cell>
              <table:table-cell office:value-type="float" office:value="0.0190598071">
                <text:p>0.0190598071</text:p>
              </table:table-cell>
              <table:table-cell office:value-type="float" office:value="0.0627944342">
                <text:p>0.0627944342</text:p>
              </table:table-cell>
              <table:table-cell office:value-type="float" office:value="0.0206028304">
                <text:p>0.0206028304</text:p>
              </table:table-cell>
              <table:table-cell office:value-type="float" office:value="-0.1190054371">
                <text:p>-0.1190054371</text:p>
              </table:table-cell>
              <table:table-cell office:value-type="float" office:value="0.0546899222">
                <text:p>0.0546899222</text:p>
              </table:table-cell>
              <table:table-cell office:value-type="float" office:value="0.0846957256">
                <text:p>0.0846957256</text:p>
              </table:table-cell>
              <table:table-cell office:value-type="float" office:value="-0.0402113998">
                <text:p>-0.0402113998</text:p>
              </table:table-cell>
              <table:table-cell office:value-type="float" office:value="0.1504019379">
                <text:p>0.1504019379</text:p>
              </table:table-cell>
              <table:table-cell office:value-type="float" office:value="-0.0068344867">
                <text:p>-0.0068344867</text:p>
              </table:table-cell>
              <table:table-cell office:value-type="float" office:value="-0.0119828662">
                <text:p>-0.0119828662</text:p>
              </table:table-cell>
              <table:table-cell office:value-type="float" office:value="-0.2002040002">
                <text:p>-0.2002040002</text:p>
              </table:table-cell>
              <table:table-cell office:value-type="float" office:value="0.056182852">
                <text:p>0.056182852</text:p>
              </table:table-cell>
              <table:table-cell office:value-type="float" office:value="0.110957381">
                <text:p>0.110957381</text:p>
              </table:table-cell>
              <table:table-cell office:value-type="float" office:value="-0.0758779919">
                <text:p>-0.0758779919</text:p>
              </table:table-cell>
              <table:table-cell office:value-type="float" office:value="0.0546686829">
                <text:p>0.0546686829</text:p>
              </table:table-cell>
              <table:table-cell office:value-type="float" office:value="0.0264939871">
                <text:p>0.0264939871</text:p>
              </table:table-cell>
              <table:table-cell office:value-type="float" office:value="-0.017444412">
                <text:p>-0.017444412</text:p>
              </table:table-cell>
              <table:table-cell office:value-type="float" office:value="0.0634158669">
                <text:p>0.0634158669</text:p>
              </table:table-cell>
              <table:table-cell office:value-type="float" office:value="-0.072966621">
                <text:p>-0.072966621</text:p>
              </table:table-cell>
              <table:table-cell office:value-type="float" office:value="-0.0584121252">
                <text:p>-0.0584121252</text:p>
              </table:table-cell>
              <table:table-cell office:value-type="float" office:value="0.1065907865">
                <text:p>0.1065907865</text:p>
              </table:table-cell>
              <table:table-cell office:value-type="float" office:value="-0.0410000582">
                <text:p>-0.0410000582</text:p>
              </table:table-cell>
              <table:table-cell office:value-type="float" office:value="0.0962377372">
                <text:p>0.0962377372</text:p>
              </table:table-cell>
              <table:table-cell office:value-type="float" office:value="0.055017126">
                <text:p>0.055017126</text:p>
              </table:table-cell>
              <table:table-cell office:value-type="float" office:value="0.0537090835">
                <text:p>0.0537090835</text:p>
              </table:table-cell>
              <table:table-cell office:value-type="float" office:value="-0.1287285823">
                <text:p>-0.1287285823</text:p>
              </table:table-cell>
              <table:table-cell office:value-type="float" office:value="0.0503436679">
                <text:p>0.0503436679</text:p>
              </table:table-cell>
              <table:table-cell office:value-type="float" office:value="-0.056980065">
                <text:p>-0.056980065</text:p>
              </table:table-cell>
              <table:table-cell office:value-type="float" office:value="0.0866734168">
                <text:p>0.0866734168</text:p>
              </table:table-cell>
              <table:table-cell office:value-type="float" office:value="0.0000806836151025">
                <text:p>0.0000806836151025</text:p>
              </table:table-cell>
              <table:table-cell office:value-type="float" office:value="-0.061058173">
                <text:p>-0.061058173</text:p>
              </table:table-cell>
              <table:table-cell office:value-type="float" office:value="0.0479257965">
                <text:p>0.0479257965</text:p>
              </table:table-cell>
              <table:table-cell office:value-type="float" office:value="0.0821672617">
                <text:p>0.0821672617</text:p>
              </table:table-cell>
              <table:table-cell office:value-type="float" office:value="-0.0153482037">
                <text:p>-0.0153482037</text:p>
              </table:table-cell>
              <table:table-cell office:value-type="float" office:value="0.1045950143">
                <text:p>0.1045950143</text:p>
              </table:table-cell>
              <table:table-cell office:value-type="float" office:value="0.0497920199">
                <text:p>0.0497920199</text:p>
              </table:table-cell>
              <table:table-cell office:value-type="float" office:value="0.0229811535">
                <text:p>0.0229811535</text:p>
              </table:table-cell>
              <table:table-cell office:value-type="float" office:value="-0.038670172">
                <text:p>-0.038670172</text:p>
              </table:table-cell>
              <table:table-cell office:value-type="float" office:value="0.0415410277">
                <text:p>0.0415410277</text:p>
              </table:table-cell>
              <table:table-cell office:value-type="float" office:value="-0.0529893038">
                <text:p>-0.0529893038</text:p>
              </table:table-cell>
              <table:table-cell office:value-type="float" office:value="0.0289092718">
                <text:p>0.0289092718</text:p>
              </table:table-cell>
              <table:table-cell office:value-type="float" office:value="1">
                <text:p>1</text:p>
              </table:table-cell>
              <table:table-cell office:value-type="float" office:value="-0.0475858541">
                <text:p>-0.0475858541</text:p>
              </table:table-cell>
              <table:table-cell office:value-type="float" office:value="-0.1698542337">
                <text:p>-0.1698542337</text:p>
              </table:table-cell>
              <table:table-cell office:value-type="float" office:value="0.064464746">
                <text:p>0.064464746</text:p>
              </table:table-cell>
              <table:table-cell office:value-type="float" office:value="-0.0137425264">
                <text:p>-0.0137425264</text:p>
              </table:table-cell>
              <table:table-cell office:value-type="float" office:value="-0.0814193916">
                <text:p>-0.0814193916</text:p>
              </table:table-cell>
              <table:table-cell office:value-type="float" office:value="0.1449378343">
                <text:p>0.1449378343</text:p>
              </table:table-cell>
              <table:table-cell office:value-type="float" office:value="-0.1172588357">
                <text:p>-0.1172588357</text:p>
              </table:table-cell>
              <table:table-cell office:value-type="float" office:value="-0.0165499916">
                <text:p>-0.0165499916</text:p>
              </table:table-cell>
              <table:table-cell office:value-type="float" office:value="-0.0595327845">
                <text:p>-0.0595327845</text:p>
              </table:table-cell>
              <table:table-cell office:value-type="float" office:value="-0.0328342785">
                <text:p>-0.0328342785</text:p>
              </table:table-cell>
              <table:table-cell office:value-type="float" office:value="0.0301048601">
                <text:p>0.0301048601</text:p>
              </table:table-cell>
              <table:table-cell office:value-type="float" office:value="0.0706628257">
                <text:p>0.0706628257</text:p>
              </table:table-cell>
              <table:table-cell office:value-type="float" office:value="0.0429165139">
                <text:p>0.0429165139</text:p>
              </table:table-cell>
              <table:table-cell office:value-type="float" office:value="-0.0611104235">
                <text:p>-0.0611104235</text:p>
              </table:table-cell>
              <table:table-cell office:value-type="float" office:value="0.1889357601">
                <text:p>0.1889357601</text:p>
              </table:table-cell>
              <table:table-cell office:value-type="float" office:value="0.0781354523">
                <text:p>0.0781354523</text:p>
              </table:table-cell>
              <table:table-cell office:value-type="float" office:value="-0.0146040112">
                <text:p>-0.0146040112</text:p>
              </table:table-cell>
              <table:table-cell office:value-type="float" office:value="-0.0952712407">
                <text:p>-0.0952712407</text:p>
              </table:table-cell>
              <table:table-cell office:value-type="float" office:value="0.0996900422">
                <text:p>0.0996900422</text:p>
              </table:table-cell>
              <table:table-cell office:value-type="float" office:value="-0.1039765648">
                <text:p>-0.1039765648</text:p>
              </table:table-cell>
              <table:table-cell office:value-type="float" office:value="0.011818662">
                <text:p>0.011818662</text:p>
              </table:table-cell>
              <table:table-cell office:value-type="float" office:value="-0.0651005973">
                <text:p>-0.0651005973</text:p>
              </table:table-cell>
              <table:table-cell office:value-type="float" office:value="-0.0605650171">
                <text:p>-0.0605650171</text:p>
              </table:table-cell>
              <table:table-cell office:value-type="float" office:value="0.0854287438">
                <text:p>0.0854287438</text:p>
              </table:table-cell>
              <table:table-cell office:value-type="float" office:value="-0.0702674882">
                <text:p>-0.0702674882</text:p>
              </table:table-cell>
              <table:table-cell office:value-type="float" office:value="-0.035890949">
                <text:p>-0.035890949</text:p>
              </table:table-cell>
              <table:table-cell office:value-type="float" office:value="0.0337753782">
                <text:p>0.0337753782</text:p>
              </table:table-cell>
              <table:table-cell office:value-type="float" office:value="0.0219754739">
                <text:p>0.0219754739</text:p>
              </table:table-cell>
              <table:table-cell office:value-type="float" office:value="0.0595143975">
                <text:p>0.0595143975</text:p>
              </table:table-cell>
              <table:table-cell office:value-type="float" office:value="-0.0890810506">
                <text:p>-0.0890810506</text:p>
              </table:table-cell>
              <table:table-cell office:value-type="float" office:value="0.0436073466">
                <text:p>0.0436073466</text:p>
              </table:table-cell>
              <table:table-cell office:value-type="float" office:value="0.0219357398">
                <text:p>0.0219357398</text:p>
              </table:table-cell>
            </table:table-row>
            <table:table-row>
              <table:table-cell office:value-type="float" office:value="-0.0890538641">
                <text:p>-0</text:p>
              </table:table-cell>
              <table:table-cell office:value-type="float" office:value="0.2096810425">
                <text:p>0.2096810425</text:p>
              </table:table-cell>
              <table:table-cell office:value-type="float" office:value="0.4774920899">
                <text:p>0.4774920899</text:p>
              </table:table-cell>
              <table:table-cell office:value-type="float" office:value="0.132818728">
                <text:p>0.132818728</text:p>
              </table:table-cell>
              <table:table-cell office:value-type="float" office:value="-0.3440313175">
                <text:p>-0.3440313175</text:p>
              </table:table-cell>
              <table:table-cell office:value-type="float" office:value="0.2621338584">
                <text:p>0.2621338584</text:p>
              </table:table-cell>
              <table:table-cell office:value-type="float" office:value="0.8808522983">
                <text:p>0.8808522983</text:p>
              </table:table-cell>
              <table:table-cell office:value-type="float" office:value="0.6278830659">
                <text:p>0.6278830659</text:p>
              </table:table-cell>
              <table:table-cell office:value-type="float" office:value="0.2203727884">
                <text:p>0.2203727884</text:p>
              </table:table-cell>
              <table:table-cell office:value-type="float" office:value="0.1506516789">
                <text:p>0.1506516789</text:p>
              </table:table-cell>
              <table:table-cell office:value-type="float" office:value="0.2117786872">
                <text:p>0.2117786872</text:p>
              </table:table-cell>
              <table:table-cell office:value-type="float" office:value="0.0020710962">
                <text:p>0.0020710962</text:p>
              </table:table-cell>
              <table:table-cell office:value-type="float" office:value="0.227118287">
                <text:p>0.227118287</text:p>
              </table:table-cell>
              <table:table-cell office:value-type="float" office:value="0.1662157151">
                <text:p>0.1662157151</text:p>
              </table:table-cell>
              <table:table-cell office:value-type="float" office:value="0.3411161006">
                <text:p>0.3411161006</text:p>
              </table:table-cell>
              <table:table-cell office:value-type="float" office:value="-0.4138652256">
                <text:p>-0.4138652256</text:p>
              </table:table-cell>
              <table:table-cell office:value-type="float" office:value="-0.1407380545">
                <text:p>-0.1407380545</text:p>
              </table:table-cell>
              <table:table-cell office:value-type="float" office:value="0.0548961943">
                <text:p>0.0548961943</text:p>
              </table:table-cell>
              <table:table-cell office:value-type="float" office:value="-0.1455444796">
                <text:p>-0.1455444796</text:p>
              </table:table-cell>
              <table:table-cell office:value-type="float" office:value="0.3505744197">
                <text:p>0.3505744197</text:p>
              </table:table-cell>
              <table:table-cell office:value-type="float" office:value="-0.0032074763">
                <text:p>-0.0032074763</text:p>
              </table:table-cell>
              <table:table-cell office:value-type="float" office:value="0.643221174">
                <text:p>0.643221174</text:p>
              </table:table-cell>
              <table:table-cell office:value-type="float" office:value="0.3413331799">
                <text:p>0.3413331799</text:p>
              </table:table-cell>
              <table:table-cell office:value-type="float" office:value="0.2145655635">
                <text:p>0.2145655635</text:p>
              </table:table-cell>
              <table:table-cell office:value-type="float" office:value="0.1861251994">
                <text:p>0.1861251994</text:p>
              </table:table-cell>
              <table:table-cell office:value-type="float" office:value="-0.1907896126">
                <text:p>-0.1907896126</text:p>
              </table:table-cell>
              <table:table-cell office:value-type="float" office:value="0.1599036234">
                <text:p>0.1599036234</text:p>
              </table:table-cell>
              <table:table-cell office:value-type="float" office:value="0.5124277525">
                <text:p>0.5124277525</text:p>
              </table:table-cell>
              <table:table-cell office:value-type="float" office:value="0.0688278396">
                <text:p>0.0688278396</text:p>
              </table:table-cell>
              <table:table-cell office:value-type="float" office:value="-0.0845868723">
                <text:p>-0.0845868723</text:p>
              </table:table-cell>
              <table:table-cell office:value-type="float" office:value="0.1552290805">
                <text:p>0.1552290805</text:p>
              </table:table-cell>
              <table:table-cell office:value-type="float" office:value="-0.0101054907">
                <text:p>-0.0101054907</text:p>
              </table:table-cell>
              <table:table-cell office:value-type="float" office:value="0.7762901411">
                <text:p>0.7762901411</text:p>
              </table:table-cell>
              <table:table-cell office:value-type="float" office:value="0.1195210236">
                <text:p>0.1195210236</text:p>
              </table:table-cell>
              <table:table-cell office:value-type="float" office:value="0.2333210464">
                <text:p>0.2333210464</text:p>
              </table:table-cell>
              <table:table-cell office:value-type="float" office:value="0.0847557927">
                <text:p>0.0847557927</text:p>
              </table:table-cell>
              <table:table-cell office:value-type="float" office:value="0.1954958217">
                <text:p>0.1954958217</text:p>
              </table:table-cell>
              <table:table-cell office:value-type="float" office:value="0.2430639224">
                <text:p>0.2430639224</text:p>
              </table:table-cell>
              <table:table-cell office:value-type="float" office:value="0.1133282812">
                <text:p>0.1133282812</text:p>
              </table:table-cell>
              <table:table-cell office:value-type="float" office:value="0.3143651856">
                <text:p>0.3143651856</text:p>
              </table:table-cell>
              <table:table-cell office:value-type="float" office:value="-0.0895282049">
                <text:p>-0.0895282049</text:p>
              </table:table-cell>
              <table:table-cell office:value-type="float" office:value="0.1313432539">
                <text:p>0.1313432539</text:p>
              </table:table-cell>
              <table:table-cell office:value-type="float" office:value="0.5305468821">
                <text:p>0.5305468821</text:p>
              </table:table-cell>
              <table:table-cell office:value-type="float" office:value="0.2587552236">
                <text:p>0.2587552236</text:p>
              </table:table-cell>
              <table:table-cell office:value-type="float" office:value="0.0133942663">
                <text:p>0.0133942663</text:p>
              </table:table-cell>
              <table:table-cell office:value-type="float" office:value="0.4581841275">
                <text:p>0.4581841275</text:p>
              </table:table-cell>
              <table:table-cell office:value-type="float" office:value="0.0997281839">
                <text:p>0.0997281839</text:p>
              </table:table-cell>
              <table:table-cell office:value-type="float" office:value="0.138655752">
                <text:p>0.138655752</text:p>
              </table:table-cell>
              <table:table-cell office:value-type="float" office:value="0.3981475638">
                <text:p>0.3981475638</text:p>
              </table:table-cell>
              <table:table-cell office:value-type="float" office:value="0.063087476">
                <text:p>0.063087476</text:p>
              </table:table-cell>
              <table:table-cell office:value-type="float" office:value="0.420175524">
                <text:p>0.420175524</text:p>
              </table:table-cell>
              <table:table-cell office:value-type="float" office:value="0.1243233785">
                <text:p>0.1243233785</text:p>
              </table:table-cell>
              <table:table-cell office:value-type="float" office:value="0.2379717059">
                <text:p>0.2379717059</text:p>
              </table:table-cell>
              <table:table-cell office:value-type="float" office:value="-0.0475858541">
                <text:p>-0.0475858541</text:p>
              </table:table-cell>
              <table:table-cell office:value-type="float" office:value="1">
                <text:p>1</text:p>
              </table:table-cell>
              <table:table-cell office:value-type="float" office:value="0.5044448955">
                <text:p>0.5044448955</text:p>
              </table:table-cell>
              <table:table-cell office:value-type="float" office:value="0.2193871718">
                <text:p>0.2193871718</text:p>
              </table:table-cell>
              <table:table-cell office:value-type="float" office:value="0.3208567918">
                <text:p>0.3208567918</text:p>
              </table:table-cell>
              <table:table-cell office:value-type="float" office:value="0.1968981229">
                <text:p>0.1968981229</text:p>
              </table:table-cell>
              <table:table-cell office:value-type="float" office:value="0.6552520855">
                <text:p>0.6552520855</text:p>
              </table:table-cell>
              <table:table-cell office:value-type="float" office:value="0.3757352292">
                <text:p>0.3757352292</text:p>
              </table:table-cell>
              <table:table-cell office:value-type="float" office:value="0.5234912372">
                <text:p>0.5234912372</text:p>
              </table:table-cell>
              <table:table-cell office:value-type="float" office:value="0.1358565442">
                <text:p>0.1358565442</text:p>
              </table:table-cell>
              <table:table-cell office:value-type="float" office:value="0.2510099762">
                <text:p>0.2510099762</text:p>
              </table:table-cell>
              <table:table-cell office:value-type="float" office:value="0.4103944886">
                <text:p>0.4103944886</text:p>
              </table:table-cell>
              <table:table-cell office:value-type="float" office:value="0.7265527728">
                <text:p>0.7265527728</text:p>
              </table:table-cell>
              <table:table-cell office:value-type="float" office:value="-0.2273997232">
                <text:p>-0.2273997232</text:p>
              </table:table-cell>
              <table:table-cell office:value-type="float" office:value="0.4073056427">
                <text:p>0.4073056427</text:p>
              </table:table-cell>
              <table:table-cell office:value-type="float" office:value="0.7469086385">
                <text:p>0.7469086385</text:p>
              </table:table-cell>
              <table:table-cell office:value-type="float" office:value="0.2999822783">
                <text:p>0.2999822783</text:p>
              </table:table-cell>
              <table:table-cell office:value-type="float" office:value="0.3635025873">
                <text:p>0.3635025873</text:p>
              </table:table-cell>
              <table:table-cell office:value-type="float" office:value="-0.2246522631">
                <text:p>-0.2246522631</text:p>
              </table:table-cell>
              <table:table-cell office:value-type="float" office:value="0.6171245706">
                <text:p>0.6171245706</text:p>
              </table:table-cell>
              <table:table-cell office:value-type="float" office:value="-0.1530580935">
                <text:p>-0.1530580935</text:p>
              </table:table-cell>
              <table:table-cell office:value-type="float" office:value="-0.2203501213">
                <text:p>-0.2203501213</text:p>
              </table:table-cell>
              <table:table-cell office:value-type="float" office:value="0.1374582058">
                <text:p>0.1374582058</text:p>
              </table:table-cell>
              <table:table-cell office:value-type="float" office:value="0.3049799472">
                <text:p>0.3049799472</text:p>
              </table:table-cell>
              <table:table-cell office:value-type="float" office:value="0.1155858194">
                <text:p>0.1155858194</text:p>
              </table:table-cell>
              <table:table-cell office:value-type="float" office:value="0.5097782319">
                <text:p>0.5097782319</text:p>
              </table:table-cell>
              <table:table-cell office:value-type="float" office:value="0.8669311248">
                <text:p>0.8669311248</text:p>
              </table:table-cell>
              <table:table-cell office:value-type="float" office:value="0.6749713867">
                <text:p>0.6749713867</text:p>
              </table:table-cell>
              <table:table-cell office:value-type="float" office:value="-0.0669501844">
                <text:p>-0.0669501844</text:p>
              </table:table-cell>
              <table:table-cell office:value-type="float" office:value="0.3879488019">
                <text:p>0.3879488019</text:p>
              </table:table-cell>
              <table:table-cell office:value-type="float" office:value="0.0466981331">
                <text:p>0.0466981331</text:p>
              </table:table-cell>
              <table:table-cell office:value-type="float" office:value="0.2431159806">
                <text:p>0.2431159806</text:p>
              </table:table-cell>
              <table:table-cell office:value-type="float" office:value="0.8452108605">
                <text:p>0.8452108605</text:p>
              </table:table-cell>
            </table:table-row>
            <table:table-row>
              <table:table-cell office:value-type="float" office:value="-0.005297651">
                <text:p>-0</text:p>
              </table:table-cell>
              <table:table-cell office:value-type="float" office:value="0.2365841412">
                <text:p>0.2365841412</text:p>
              </table:table-cell>
              <table:table-cell office:value-type="float" office:value="0.1405571638">
                <text:p>0.1405571638</text:p>
              </table:table-cell>
              <table:table-cell office:value-type="float" office:value="0.1763496213">
                <text:p>0.1763496213</text:p>
              </table:table-cell>
              <table:table-cell office:value-type="float" office:value="-0.0652226147">
                <text:p>-0.0652226147</text:p>
              </table:table-cell>
              <table:table-cell office:value-type="float" office:value="0.1501184674">
                <text:p>0.1501184674</text:p>
              </table:table-cell>
              <table:table-cell office:value-type="float" office:value="0.5266683905">
                <text:p>0.5266683905</text:p>
              </table:table-cell>
              <table:table-cell office:value-type="float" office:value="0.3773041249">
                <text:p>0.3773041249</text:p>
              </table:table-cell>
              <table:table-cell office:value-type="float" office:value="-0.049501111">
                <text:p>-0.049501111</text:p>
              </table:table-cell>
              <table:table-cell office:value-type="float" office:value="0.0780732212">
                <text:p>0.0780732212</text:p>
              </table:table-cell>
              <table:table-cell office:value-type="float" office:value="0.0752670677">
                <text:p>0.0752670677</text:p>
              </table:table-cell>
              <table:table-cell office:value-type="float" office:value="0.0643643954">
                <text:p>0.0643643954</text:p>
              </table:table-cell>
              <table:table-cell office:value-type="float" office:value="0.1794236244">
                <text:p>0.1794236244</text:p>
              </table:table-cell>
              <table:table-cell office:value-type="float" office:value="-0.0106476489">
                <text:p>-0.0106476489</text:p>
              </table:table-cell>
              <table:table-cell office:value-type="float" office:value="0.2905307729">
                <text:p>0.2905307729</text:p>
              </table:table-cell>
              <table:table-cell office:value-type="float" office:value="-0.0745371583">
                <text:p>-0.0745371583</text:p>
              </table:table-cell>
              <table:table-cell office:value-type="float" office:value="-0.0446802818">
                <text:p>-0.0446802818</text:p>
              </table:table-cell>
              <table:table-cell office:value-type="float" office:value="0.0699172691">
                <text:p>0.0699172691</text:p>
              </table:table-cell>
              <table:table-cell office:value-type="float" office:value="0.0945025227">
                <text:p>0.0945025227</text:p>
              </table:table-cell>
              <table:table-cell office:value-type="float" office:value="0.168600271">
                <text:p>0.168600271</text:p>
              </table:table-cell>
              <table:table-cell office:value-type="float" office:value="-0.0364776158">
                <text:p>-0.0364776158</text:p>
              </table:table-cell>
              <table:table-cell office:value-type="float" office:value="0.3930169524">
                <text:p>0.3930169524</text:p>
              </table:table-cell>
              <table:table-cell office:value-type="float" office:value="0.3062155139">
                <text:p>0.3062155139</text:p>
              </table:table-cell>
              <table:table-cell office:value-type="float" office:value="0.0245852157">
                <text:p>0.0245852157</text:p>
              </table:table-cell>
              <table:table-cell office:value-type="float" office:value="0.112102151">
                <text:p>0.112102151</text:p>
              </table:table-cell>
              <table:table-cell office:value-type="float" office:value="0.0479198656">
                <text:p>0.0479198656</text:p>
              </table:table-cell>
              <table:table-cell office:value-type="float" office:value="-0.0391756963">
                <text:p>-0.0391756963</text:p>
              </table:table-cell>
              <table:table-cell office:value-type="float" office:value="0.2474635329">
                <text:p>0.2474635329</text:p>
              </table:table-cell>
              <table:table-cell office:value-type="float" office:value="0.0647095642">
                <text:p>0.0647095642</text:p>
              </table:table-cell>
              <table:table-cell office:value-type="float" office:value="-0.0935971765">
                <text:p>-0.0935971765</text:p>
              </table:table-cell>
              <table:table-cell office:value-type="float" office:value="0.1313640629">
                <text:p>0.1313640629</text:p>
              </table:table-cell>
              <table:table-cell office:value-type="float" office:value="-0.0240976594">
                <text:p>-0.0240976594</text:p>
              </table:table-cell>
              <table:table-cell office:value-type="float" office:value="0.4367329548">
                <text:p>0.4367329548</text:p>
              </table:table-cell>
              <table:table-cell office:value-type="float" office:value="-0.1169760999">
                <text:p>-0.1169760999</text:p>
              </table:table-cell>
              <table:table-cell office:value-type="float" office:value="0.123945135">
                <text:p>0.123945135</text:p>
              </table:table-cell>
              <table:table-cell office:value-type="float" office:value="-0.0427356774">
                <text:p>-0.0427356774</text:p>
              </table:table-cell>
              <table:table-cell office:value-type="float" office:value="0.1809812553">
                <text:p>0.1809812553</text:p>
              </table:table-cell>
              <table:table-cell office:value-type="float" office:value="0.2632803446">
                <text:p>0.2632803446</text:p>
              </table:table-cell>
              <table:table-cell office:value-type="float" office:value="0.1047482278">
                <text:p>0.1047482278</text:p>
              </table:table-cell>
              <table:table-cell office:value-type="float" office:value="0.3648635302">
                <text:p>0.3648635302</text:p>
              </table:table-cell>
              <table:table-cell office:value-type="float" office:value="-0.2883467809">
                <text:p>-0.2883467809</text:p>
              </table:table-cell>
              <table:table-cell office:value-type="float" office:value="0.1717056163">
                <text:p>0.1717056163</text:p>
              </table:table-cell>
              <table:table-cell office:value-type="float" office:value="0.1739423084">
                <text:p>0.1739423084</text:p>
              </table:table-cell>
              <table:table-cell office:value-type="float" office:value="0.1678804825">
                <text:p>0.1678804825</text:p>
              </table:table-cell>
              <table:table-cell office:value-type="float" office:value="0.1668517731">
                <text:p>0.1668517731</text:p>
              </table:table-cell>
              <table:table-cell office:value-type="float" office:value="0.1292734661">
                <text:p>0.1292734661</text:p>
              </table:table-cell>
              <table:table-cell office:value-type="float" office:value="-0.0850247806">
                <text:p>-0.0850247806</text:p>
              </table:table-cell>
              <table:table-cell office:value-type="float" office:value="0.2025561162">
                <text:p>0.2025561162</text:p>
              </table:table-cell>
              <table:table-cell office:value-type="float" office:value="0.1964022076">
                <text:p>0.1964022076</text:p>
              </table:table-cell>
              <table:table-cell office:value-type="float" office:value="0.0168268143">
                <text:p>0.0168268143</text:p>
              </table:table-cell>
              <table:table-cell office:value-type="float" office:value="0.2947923424">
                <text:p>0.2947923424</text:p>
              </table:table-cell>
              <table:table-cell office:value-type="float" office:value="0.0028851502">
                <text:p>0.0028851502</text:p>
              </table:table-cell>
              <table:table-cell office:value-type="float" office:value="0.1715236792">
                <text:p>0.1715236792</text:p>
              </table:table-cell>
              <table:table-cell office:value-type="float" office:value="-0.1698542337">
                <text:p>-0.1698542337</text:p>
              </table:table-cell>
              <table:table-cell office:value-type="float" office:value="0.5044448955">
                <text:p>0.5044448955</text:p>
              </table:table-cell>
              <table:table-cell office:value-type="float" office:value="1">
                <text:p>1</text:p>
              </table:table-cell>
              <table:table-cell office:value-type="float" office:value="0.1056766567">
                <text:p>0.1056766567</text:p>
              </table:table-cell>
              <table:table-cell office:value-type="float" office:value="0.3238412356">
                <text:p>0.3238412356</text:p>
              </table:table-cell>
              <table:table-cell office:value-type="float" office:value="0.3141442006">
                <text:p>0.3141442006</text:p>
              </table:table-cell>
              <table:table-cell office:value-type="float" office:value="0.2847359786">
                <text:p>0.2847359786</text:p>
              </table:table-cell>
              <table:table-cell office:value-type="float" office:value="0.3189369982">
                <text:p>0.3189369982</text:p>
              </table:table-cell>
              <table:table-cell office:value-type="float" office:value="0.359246101">
                <text:p>0.359246101</text:p>
              </table:table-cell>
              <table:table-cell office:value-type="float" office:value="0.127026867">
                <text:p>0.127026867</text:p>
              </table:table-cell>
              <table:table-cell office:value-type="float" office:value="0.1576635419">
                <text:p>0.1576635419</text:p>
              </table:table-cell>
              <table:table-cell office:value-type="float" office:value="0.0925431862">
                <text:p>0.0925431862</text:p>
              </table:table-cell>
              <table:table-cell office:value-type="float" office:value="0.3868223745">
                <text:p>0.3868223745</text:p>
              </table:table-cell>
              <table:table-cell office:value-type="float" office:value="-0.2879210869">
                <text:p>-0.2879210869</text:p>
              </table:table-cell>
              <table:table-cell office:value-type="float" office:value="0.3379201518">
                <text:p>0.3379201518</text:p>
              </table:table-cell>
              <table:table-cell office:value-type="float" office:value="0.4215832457">
                <text:p>0.4215832457</text:p>
              </table:table-cell>
              <table:table-cell office:value-type="float" office:value="0.1900001317">
                <text:p>0.1900001317</text:p>
              </table:table-cell>
              <table:table-cell office:value-type="float" office:value="0.2794319336">
                <text:p>0.2794319336</text:p>
              </table:table-cell>
              <table:table-cell office:value-type="float" office:value="-0.18960689">
                <text:p>-0.18960689</text:p>
              </table:table-cell>
              <table:table-cell office:value-type="float" office:value="0.2563134821">
                <text:p>0.2563134821</text:p>
              </table:table-cell>
              <table:table-cell office:value-type="float" office:value="0.0467975686">
                <text:p>0.0467975686</text:p>
              </table:table-cell>
              <table:table-cell office:value-type="float" office:value="-0.1793223764">
                <text:p>-0.1793223764</text:p>
              </table:table-cell>
              <table:table-cell office:value-type="float" office:value="0.0454362575">
                <text:p>0.0454362575</text:p>
              </table:table-cell>
              <table:table-cell office:value-type="float" office:value="0.1082578016">
                <text:p>0.1082578016</text:p>
              </table:table-cell>
              <table:table-cell office:value-type="float" office:value="0.2383046947">
                <text:p>0.2383046947</text:p>
              </table:table-cell>
              <table:table-cell office:value-type="float" office:value="0.2647158594">
                <text:p>0.2647158594</text:p>
              </table:table-cell>
              <table:table-cell office:value-type="float" office:value="0.4250322752">
                <text:p>0.4250322752</text:p>
              </table:table-cell>
              <table:table-cell office:value-type="float" office:value="0.3939076427">
                <text:p>0.3939076427</text:p>
              </table:table-cell>
              <table:table-cell office:value-type="float" office:value="-0.0667309642">
                <text:p>-0.0667309642</text:p>
              </table:table-cell>
              <table:table-cell office:value-type="float" office:value="0.2286000069">
                <text:p>0.2286000069</text:p>
              </table:table-cell>
              <table:table-cell office:value-type="float" office:value="0.0317159885">
                <text:p>0.0317159885</text:p>
              </table:table-cell>
              <table:table-cell office:value-type="float" office:value="0.2300288105">
                <text:p>0.2300288105</text:p>
              </table:table-cell>
              <table:table-cell office:value-type="float" office:value="0.476728824">
                <text:p>0.476728824</text:p>
              </table:table-cell>
            </table:table-row>
            <table:table-row>
              <table:table-cell office:value-type="float" office:value="0.0618256895">
                <text:p>0</text:p>
              </table:table-cell>
              <table:table-cell office:value-type="float" office:value="0.0468551764">
                <text:p>0.0468551764</text:p>
              </table:table-cell>
              <table:table-cell office:value-type="float" office:value="0.0016909783">
                <text:p>0.0016909783</text:p>
              </table:table-cell>
              <table:table-cell office:value-type="float" office:value="-0.0410024359">
                <text:p>-0.0410024359</text:p>
              </table:table-cell>
              <table:table-cell office:value-type="float" office:value="-0.0141821899">
                <text:p>-0.0141821899</text:p>
              </table:table-cell>
              <table:table-cell office:value-type="float" office:value="0.0506611181">
                <text:p>0.0506611181</text:p>
              </table:table-cell>
              <table:table-cell office:value-type="float" office:value="0.2136229544">
                <text:p>0.2136229544</text:p>
              </table:table-cell>
              <table:table-cell office:value-type="float" office:value="0.2064769916">
                <text:p>0.2064769916</text:p>
              </table:table-cell>
              <table:table-cell office:value-type="float" office:value="0.0141733596">
                <text:p>0.0141733596</text:p>
              </table:table-cell>
              <table:table-cell office:value-type="float" office:value="-0.0613440147">
                <text:p>-0.0613440147</text:p>
              </table:table-cell>
              <table:table-cell office:value-type="float" office:value="0.0198263705">
                <text:p>0.0198263705</text:p>
              </table:table-cell>
              <table:table-cell office:value-type="float" office:value="0.0075057259">
                <text:p>0.0075057259</text:p>
              </table:table-cell>
              <table:table-cell office:value-type="float" office:value="0.1993782775">
                <text:p>0.1993782775</text:p>
              </table:table-cell>
              <table:table-cell office:value-type="float" office:value="0.1394179945">
                <text:p>0.1394179945</text:p>
              </table:table-cell>
              <table:table-cell office:value-type="float" office:value="0.2181749766">
                <text:p>0.2181749766</text:p>
              </table:table-cell>
              <table:table-cell office:value-type="float" office:value="0.0372186324">
                <text:p>0.0372186324</text:p>
              </table:table-cell>
              <table:table-cell office:value-type="float" office:value="-0.016648673">
                <text:p>-0.016648673</text:p>
              </table:table-cell>
              <table:table-cell office:value-type="float" office:value="0.0144595356">
                <text:p>0.0144595356</text:p>
              </table:table-cell>
              <table:table-cell office:value-type="float" office:value="0.1074762427">
                <text:p>0.1074762427</text:p>
              </table:table-cell>
              <table:table-cell office:value-type="float" office:value="-0.0231458297">
                <text:p>-0.0231458297</text:p>
              </table:table-cell>
              <table:table-cell office:value-type="float" office:value="0.0102568697">
                <text:p>0.0102568697</text:p>
              </table:table-cell>
              <table:table-cell office:value-type="float" office:value="0.0611852037">
                <text:p>0.0611852037</text:p>
              </table:table-cell>
              <table:table-cell office:value-type="float" office:value="0.0038802851">
                <text:p>0.0038802851</text:p>
              </table:table-cell>
              <table:table-cell office:value-type="float" office:value="0.0367499904">
                <text:p>0.0367499904</text:p>
              </table:table-cell>
              <table:table-cell office:value-type="float" office:value="0.0824277703">
                <text:p>0.0824277703</text:p>
              </table:table-cell>
              <table:table-cell office:value-type="float" office:value="0.1391034516">
                <text:p>0.1391034516</text:p>
              </table:table-cell>
              <table:table-cell office:value-type="float" office:value="0.0424395744">
                <text:p>0.0424395744</text:p>
              </table:table-cell>
              <table:table-cell office:value-type="float" office:value="0.2326081947">
                <text:p>0.2326081947</text:p>
              </table:table-cell>
              <table:table-cell office:value-type="float" office:value="0.1039257875">
                <text:p>0.1039257875</text:p>
              </table:table-cell>
              <table:table-cell office:value-type="float" office:value="0.1252024388">
                <text:p>0.1252024388</text:p>
              </table:table-cell>
              <table:table-cell office:value-type="float" office:value="0.2533488141">
                <text:p>0.2533488141</text:p>
              </table:table-cell>
              <table:table-cell office:value-type="float" office:value="-0.1295886105">
                <text:p>-0.1295886105</text:p>
              </table:table-cell>
              <table:table-cell office:value-type="float" office:value="0.1854542647">
                <text:p>0.1854542647</text:p>
              </table:table-cell>
              <table:table-cell office:value-type="float" office:value="-0.0457968827">
                <text:p>-0.0457968827</text:p>
              </table:table-cell>
              <table:table-cell office:value-type="float" office:value="0.0500309496">
                <text:p>0.0500309496</text:p>
              </table:table-cell>
              <table:table-cell office:value-type="float" office:value="-0.0116400636">
                <text:p>-0.0116400636</text:p>
              </table:table-cell>
              <table:table-cell office:value-type="float" office:value="0.1067181127">
                <text:p>0.1067181127</text:p>
              </table:table-cell>
              <table:table-cell office:value-type="float" office:value="0.1388889264">
                <text:p>0.1388889264</text:p>
              </table:table-cell>
              <table:table-cell office:value-type="float" office:value="0.1642311604">
                <text:p>0.1642311604</text:p>
              </table:table-cell>
              <table:table-cell office:value-type="float" office:value="0.1209967029">
                <text:p>0.1209967029</text:p>
              </table:table-cell>
              <table:table-cell office:value-type="float" office:value="0.1231552535">
                <text:p>0.1231552535</text:p>
              </table:table-cell>
              <table:table-cell office:value-type="float" office:value="-0.0333762242">
                <text:p>-0.0333762242</text:p>
              </table:table-cell>
              <table:table-cell office:value-type="float" office:value="0.0725861861">
                <text:p>0.0725861861</text:p>
              </table:table-cell>
              <table:table-cell office:value-type="float" office:value="0.0969054994">
                <text:p>0.0969054994</text:p>
              </table:table-cell>
              <table:table-cell office:value-type="float" office:value="0.0539773039">
                <text:p>0.0539773039</text:p>
              </table:table-cell>
              <table:table-cell office:value-type="float" office:value="0.0880954738">
                <text:p>0.0880954738</text:p>
              </table:table-cell>
              <table:table-cell office:value-type="float" office:value="0.0937872873">
                <text:p>0.0937872873</text:p>
              </table:table-cell>
              <table:table-cell office:value-type="float" office:value="0.0403177158">
                <text:p>0.0403177158</text:p>
              </table:table-cell>
              <table:table-cell office:value-type="float" office:value="0.1809957872">
                <text:p>0.1809957872</text:p>
              </table:table-cell>
              <table:table-cell office:value-type="float" office:value="-0.0559350948">
                <text:p>-0.0559350948</text:p>
              </table:table-cell>
              <table:table-cell office:value-type="float" office:value="0.0471019066">
                <text:p>0.0471019066</text:p>
              </table:table-cell>
              <table:table-cell office:value-type="float" office:value="-0.1592435707">
                <text:p>-0.1592435707</text:p>
              </table:table-cell>
              <table:table-cell office:value-type="float" office:value="0.062400389">
                <text:p>0.062400389</text:p>
              </table:table-cell>
              <table:table-cell office:value-type="float" office:value="0.064464746">
                <text:p>0.064464746</text:p>
              </table:table-cell>
              <table:table-cell office:value-type="float" office:value="0.2193871718">
                <text:p>0.2193871718</text:p>
              </table:table-cell>
              <table:table-cell office:value-type="float" office:value="0.1056766567">
                <text:p>0.1056766567</text:p>
              </table:table-cell>
              <table:table-cell office:value-type="float" office:value="1">
                <text:p>1</text:p>
              </table:table-cell>
              <table:table-cell office:value-type="float" office:value="-0.0085352583">
                <text:p>-0.0085352583</text:p>
              </table:table-cell>
              <table:table-cell office:value-type="float" office:value="0.067391891">
                <text:p>0.067391891</text:p>
              </table:table-cell>
              <table:table-cell office:value-type="float" office:value="0.0831963753">
                <text:p>0.0831963753</text:p>
              </table:table-cell>
              <table:table-cell office:value-type="float" office:value="0.0385639834">
                <text:p>0.0385639834</text:p>
              </table:table-cell>
              <table:table-cell office:value-type="float" office:value="0.2215197575">
                <text:p>0.2215197575</text:p>
              </table:table-cell>
              <table:table-cell office:value-type="float" office:value="0.0972938537">
                <text:p>0.0972938537</text:p>
              </table:table-cell>
              <table:table-cell office:value-type="float" office:value="0.0518548507">
                <text:p>0.0518548507</text:p>
              </table:table-cell>
              <table:table-cell office:value-type="float" office:value="0.0551590636">
                <text:p>0.0551590636</text:p>
              </table:table-cell>
              <table:table-cell office:value-type="float" office:value="0.1230985305">
                <text:p>0.1230985305</text:p>
              </table:table-cell>
              <table:table-cell office:value-type="float" office:value="-0.0042262138">
                <text:p>-0.0042262138</text:p>
              </table:table-cell>
              <table:table-cell office:value-type="float" office:value="0.1678905158">
                <text:p>0.1678905158</text:p>
              </table:table-cell>
              <table:table-cell office:value-type="float" office:value="0.1698796071">
                <text:p>0.1698796071</text:p>
              </table:table-cell>
              <table:table-cell office:value-type="float" office:value="0.2106615111">
                <text:p>0.2106615111</text:p>
              </table:table-cell>
              <table:table-cell office:value-type="float" office:value="-0.010461056">
                <text:p>-0.010461056</text:p>
              </table:table-cell>
              <table:table-cell office:value-type="float" office:value="-0.1276638005">
                <text:p>-0.1276638005</text:p>
              </table:table-cell>
              <table:table-cell office:value-type="float" office:value="0.0544846451">
                <text:p>0.0544846451</text:p>
              </table:table-cell>
              <table:table-cell office:value-type="float" office:value="-0.1277781468">
                <text:p>-0.1277781468</text:p>
              </table:table-cell>
              <table:table-cell office:value-type="float" office:value="-0.0093188502">
                <text:p>-0.0093188502</text:p>
              </table:table-cell>
              <table:table-cell office:value-type="float" office:value="-0.050325047">
                <text:p>-0.050325047</text:p>
              </table:table-cell>
              <table:table-cell office:value-type="float" office:value="-0.1587016747">
                <text:p>-0.1587016747</text:p>
              </table:table-cell>
              <table:table-cell office:value-type="float" office:value="-0.0024605745">
                <text:p>-0.0024605745</text:p>
              </table:table-cell>
              <table:table-cell office:value-type="float" office:value="0.0071355165">
                <text:p>0.0071355165</text:p>
              </table:table-cell>
              <table:table-cell office:value-type="float" office:value="0.1537715564">
                <text:p>0.1537715564</text:p>
              </table:table-cell>
              <table:table-cell office:value-type="float" office:value="0.1464695298">
                <text:p>0.1464695298</text:p>
              </table:table-cell>
              <table:table-cell office:value-type="float" office:value="-0.0773748335">
                <text:p>-0.0773748335</text:p>
              </table:table-cell>
              <table:table-cell office:value-type="float" office:value="0.1062554422">
                <text:p>0.1062554422</text:p>
              </table:table-cell>
              <table:table-cell office:value-type="float" office:value="0.0202436964">
                <text:p>0.0202436964</text:p>
              </table:table-cell>
              <table:table-cell office:value-type="float" office:value="0.0518719252">
                <text:p>0.0518719252</text:p>
              </table:table-cell>
              <table:table-cell office:value-type="float" office:value="0.1924302303">
                <text:p>0.1924302303</text:p>
              </table:table-cell>
            </table:table-row>
            <table:table-row>
              <table:table-cell office:value-type="float" office:value="-0.050038854">
                <text:p>-0</text:p>
              </table:table-cell>
              <table:table-cell office:value-type="float" office:value="0.1910992655">
                <text:p>0.1910992655</text:p>
              </table:table-cell>
              <table:table-cell office:value-type="float" office:value="0.1941524145">
                <text:p>0.1941524145</text:p>
              </table:table-cell>
              <table:table-cell office:value-type="float" office:value="0.1849614311">
                <text:p>0.1849614311</text:p>
              </table:table-cell>
              <table:table-cell office:value-type="float" office:value="-0.0501613178">
                <text:p>-0.0501613178</text:p>
              </table:table-cell>
              <table:table-cell office:value-type="float" office:value="0.0797215105">
                <text:p>0.0797215105</text:p>
              </table:table-cell>
              <table:table-cell office:value-type="float" office:value="0.3346127442">
                <text:p>0.3346127442</text:p>
              </table:table-cell>
              <table:table-cell office:value-type="float" office:value="0.3027569536">
                <text:p>0.3027569536</text:p>
              </table:table-cell>
              <table:table-cell office:value-type="float" office:value="-0.142226747">
                <text:p>-0.142226747</text:p>
              </table:table-cell>
              <table:table-cell office:value-type="float" office:value="0.1277689731">
                <text:p>0.1277689731</text:p>
              </table:table-cell>
              <table:table-cell office:value-type="float" office:value="0.0397738073">
                <text:p>0.0397738073</text:p>
              </table:table-cell>
              <table:table-cell office:value-type="float" office:value="-0.0258331104">
                <text:p>-0.0258331104</text:p>
              </table:table-cell>
              <table:table-cell office:value-type="float" office:value="0.1269204454">
                <text:p>0.1269204454</text:p>
              </table:table-cell>
              <table:table-cell office:value-type="float" office:value="0.0250330054">
                <text:p>0.0250330054</text:p>
              </table:table-cell>
              <table:table-cell office:value-type="float" office:value="-0.1176168486">
                <text:p>-0.1176168486</text:p>
              </table:table-cell>
              <table:table-cell office:value-type="float" office:value="-0.2833128724">
                <text:p>-0.2833128724</text:p>
              </table:table-cell>
              <table:table-cell office:value-type="float" office:value="-0.0663934806">
                <text:p>-0.0663934806</text:p>
              </table:table-cell>
              <table:table-cell office:value-type="float" office:value="0.106010047">
                <text:p>0.106010047</text:p>
              </table:table-cell>
              <table:table-cell office:value-type="float" office:value="0.1619222898">
                <text:p>0.1619222898</text:p>
              </table:table-cell>
              <table:table-cell office:value-type="float" office:value="0.033541912">
                <text:p>0.033541912</text:p>
              </table:table-cell>
              <table:table-cell office:value-type="float" office:value="-0.1364845461">
                <text:p>-0.1364845461</text:p>
              </table:table-cell>
              <table:table-cell office:value-type="float" office:value="0.224848001">
                <text:p>0.224848001</text:p>
              </table:table-cell>
              <table:table-cell office:value-type="float" office:value="0.0755537669">
                <text:p>0.0755537669</text:p>
              </table:table-cell>
              <table:table-cell office:value-type="float" office:value="0.0790956712">
                <text:p>0.0790956712</text:p>
              </table:table-cell>
              <table:table-cell office:value-type="float" office:value="0.0876411313">
                <text:p>0.0876411313</text:p>
              </table:table-cell>
              <table:table-cell office:value-type="float" office:value="0.0420725968">
                <text:p>0.0420725968</text:p>
              </table:table-cell>
              <table:table-cell office:value-type="float" office:value="0.1334492366">
                <text:p>0.1334492366</text:p>
              </table:table-cell>
              <table:table-cell office:value-type="float" office:value="0.2094492568">
                <text:p>0.2094492568</text:p>
              </table:table-cell>
              <table:table-cell office:value-type="float" office:value="0.0578809554">
                <text:p>0.0578809554</text:p>
              </table:table-cell>
              <table:table-cell office:value-type="float" office:value="-0.0271320253">
                <text:p>-0.0271320253</text:p>
              </table:table-cell>
              <table:table-cell office:value-type="float" office:value="0.124853217">
                <text:p>0.124853217</text:p>
              </table:table-cell>
              <table:table-cell office:value-type="float" office:value="0.0344717984">
                <text:p>0.0344717984</text:p>
              </table:table-cell>
              <table:table-cell office:value-type="float" office:value="0.4253289878">
                <text:p>0.4253289878</text:p>
              </table:table-cell>
              <table:table-cell office:value-type="float" office:value="-0.1134394677">
                <text:p>-0.1134394677</text:p>
              </table:table-cell>
              <table:table-cell office:value-type="float" office:value="-0.0481729805">
                <text:p>-0.0481729805</text:p>
              </table:table-cell>
              <table:table-cell office:value-type="float" office:value="-0.1070073397">
                <text:p>-0.1070073397</text:p>
              </table:table-cell>
              <table:table-cell office:value-type="float" office:value="0.0312384589">
                <text:p>0.0312384589</text:p>
              </table:table-cell>
              <table:table-cell office:value-type="float" office:value="-0.0383055512">
                <text:p>-0.0383055512</text:p>
              </table:table-cell>
              <table:table-cell office:value-type="float" office:value="0.1598186704">
                <text:p>0.1598186704</text:p>
              </table:table-cell>
              <table:table-cell office:value-type="float" office:value="0.153115875">
                <text:p>0.153115875</text:p>
              </table:table-cell>
              <table:table-cell office:value-type="float" office:value="-0.1401497517">
                <text:p>-0.1401497517</text:p>
              </table:table-cell>
              <table:table-cell office:value-type="float" office:value="0.0723415353">
                <text:p>0.0723415353</text:p>
              </table:table-cell>
              <table:table-cell office:value-type="float" office:value="0.0641510314">
                <text:p>0.0641510314</text:p>
              </table:table-cell>
              <table:table-cell office:value-type="float" office:value="0.1719833946">
                <text:p>0.1719833946</text:p>
              </table:table-cell>
              <table:table-cell office:value-type="float" office:value="0.1094455525">
                <text:p>0.1094455525</text:p>
              </table:table-cell>
              <table:table-cell office:value-type="float" office:value="0.1012104151">
                <text:p>0.1012104151</text:p>
              </table:table-cell>
              <table:table-cell office:value-type="float" office:value="0.0933951957">
                <text:p>0.0933951957</text:p>
              </table:table-cell>
              <table:table-cell office:value-type="float" office:value="0.155516428">
                <text:p>0.155516428</text:p>
              </table:table-cell>
              <table:table-cell office:value-type="float" office:value="0.1641390521">
                <text:p>0.1641390521</text:p>
              </table:table-cell>
              <table:table-cell office:value-type="float" office:value="0.0807100644">
                <text:p>0.0807100644</text:p>
              </table:table-cell>
              <table:table-cell office:value-type="float" office:value="0.2126100436">
                <text:p>0.2126100436</text:p>
              </table:table-cell>
              <table:table-cell office:value-type="float" office:value="0.0234394215">
                <text:p>0.0234394215</text:p>
              </table:table-cell>
              <table:table-cell office:value-type="float" office:value="0.2716524928">
                <text:p>0.2716524928</text:p>
              </table:table-cell>
              <table:table-cell office:value-type="float" office:value="-0.0137425264">
                <text:p>-0.0137425264</text:p>
              </table:table-cell>
              <table:table-cell office:value-type="float" office:value="0.3208567918">
                <text:p>0.3208567918</text:p>
              </table:table-cell>
              <table:table-cell office:value-type="float" office:value="0.3238412356">
                <text:p>0.3238412356</text:p>
              </table:table-cell>
              <table:table-cell office:value-type="float" office:value="-0.0085352583">
                <text:p>-0.0085352583</text:p>
              </table:table-cell>
              <table:table-cell office:value-type="float" office:value="1">
                <text:p>1</text:p>
              </table:table-cell>
              <table:table-cell office:value-type="float" office:value="0.1118524359">
                <text:p>0.1118524359</text:p>
              </table:table-cell>
              <table:table-cell office:value-type="float" office:value="0.2406341841">
                <text:p>0.2406341841</text:p>
              </table:table-cell>
              <table:table-cell office:value-type="float" office:value="0.0401698967">
                <text:p>0.0401698967</text:p>
              </table:table-cell>
              <table:table-cell office:value-type="float" office:value="0.2137801155">
                <text:p>0.2137801155</text:p>
              </table:table-cell>
              <table:table-cell office:value-type="float" office:value="0.1258836523">
                <text:p>0.1258836523</text:p>
              </table:table-cell>
              <table:table-cell office:value-type="float" office:value="-0.0030343071">
                <text:p>-0.0030343071</text:p>
              </table:table-cell>
              <table:table-cell office:value-type="float" office:value="0.1452036891">
                <text:p>0.1452036891</text:p>
              </table:table-cell>
              <table:table-cell office:value-type="float" office:value="0.2578874841">
                <text:p>0.2578874841</text:p>
              </table:table-cell>
              <table:table-cell office:value-type="float" office:value="-0.1511825157">
                <text:p>-0.1511825157</text:p>
              </table:table-cell>
              <table:table-cell office:value-type="float" office:value="0.0429323535">
                <text:p>0.0429323535</text:p>
              </table:table-cell>
              <table:table-cell office:value-type="float" office:value="0.3374533604">
                <text:p>0.3374533604</text:p>
              </table:table-cell>
              <table:table-cell office:value-type="float" office:value="0.1964467087">
                <text:p>0.1964467087</text:p>
              </table:table-cell>
              <table:table-cell office:value-type="float" office:value="0.2945525974">
                <text:p>0.2945525974</text:p>
              </table:table-cell>
              <table:table-cell office:value-type="float" office:value="-0.0069930145">
                <text:p>-0.0069930145</text:p>
              </table:table-cell>
              <table:table-cell office:value-type="float" office:value="0.2013537219">
                <text:p>0.2013537219</text:p>
              </table:table-cell>
              <table:table-cell office:value-type="float" office:value="0.050252341">
                <text:p>0.050252341</text:p>
              </table:table-cell>
              <table:table-cell office:value-type="float" office:value="-0.0740503547">
                <text:p>-0.0740503547</text:p>
              </table:table-cell>
              <table:table-cell office:value-type="float" office:value="0.0970222612">
                <text:p>0.0970222612</text:p>
              </table:table-cell>
              <table:table-cell office:value-type="float" office:value="-0.0363089444">
                <text:p>-0.0363089444</text:p>
              </table:table-cell>
              <table:table-cell office:value-type="float" office:value="0.1470607742">
                <text:p>0.1470607742</text:p>
              </table:table-cell>
              <table:table-cell office:value-type="float" office:value="0.3498155699">
                <text:p>0.3498155699</text:p>
              </table:table-cell>
              <table:table-cell office:value-type="float" office:value="0.3379399161">
                <text:p>0.3379399161</text:p>
              </table:table-cell>
              <table:table-cell office:value-type="float" office:value="0.3641651887">
                <text:p>0.3641651887</text:p>
              </table:table-cell>
              <table:table-cell office:value-type="float" office:value="-0.0530330388">
                <text:p>-0.0530330388</text:p>
              </table:table-cell>
              <table:table-cell office:value-type="float" office:value="0.2135026962">
                <text:p>0.2135026962</text:p>
              </table:table-cell>
              <table:table-cell office:value-type="float" office:value="0.2654544397">
                <text:p>0.2654544397</text:p>
              </table:table-cell>
              <table:table-cell office:value-type="float" office:value="0.1766648091">
                <text:p>0.1766648091</text:p>
              </table:table-cell>
              <table:table-cell office:value-type="float" office:value="0.3226583795">
                <text:p>0.3226583795</text:p>
              </table:table-cell>
            </table:table-row>
            <table:table-row>
              <table:table-cell office:value-type="float" office:value="0.1768228861">
                <text:p>0</text:p>
              </table:table-cell>
              <table:table-cell office:value-type="float" office:value="0.0425727312">
                <text:p>0.0425727312</text:p>
              </table:table-cell>
              <table:table-cell office:value-type="float" office:value="0.0964629778">
                <text:p>0.0964629778</text:p>
              </table:table-cell>
              <table:table-cell office:value-type="float" office:value="0.0452123514">
                <text:p>0.0452123514</text:p>
              </table:table-cell>
              <table:table-cell office:value-type="float" office:value="0.117311905">
                <text:p>0.117311905</text:p>
              </table:table-cell>
              <table:table-cell office:value-type="float" office:value="-0.0156774035">
                <text:p>-0.0156774035</text:p>
              </table:table-cell>
              <table:table-cell office:value-type="float" office:value="0.2578223718">
                <text:p>0.2578223718</text:p>
              </table:table-cell>
              <table:table-cell office:value-type="float" office:value="0.1016843854">
                <text:p>0.1016843854</text:p>
              </table:table-cell>
              <table:table-cell office:value-type="float" office:value="-0.0955166636">
                <text:p>-0.0955166636</text:p>
              </table:table-cell>
              <table:table-cell office:value-type="float" office:value="-0.0481903547">
                <text:p>-0.0481903547</text:p>
              </table:table-cell>
              <table:table-cell office:value-type="float" office:value="0.0372918394">
                <text:p>0.0372918394</text:p>
              </table:table-cell>
              <table:table-cell office:value-type="float" office:value="0.0328400595">
                <text:p>0.0328400595</text:p>
              </table:table-cell>
              <table:table-cell office:value-type="float" office:value="0.1342359667">
                <text:p>0.1342359667</text:p>
              </table:table-cell>
              <table:table-cell office:value-type="float" office:value="0.1613157969">
                <text:p>0.1613157969</text:p>
              </table:table-cell>
              <table:table-cell office:value-type="float" office:value="0.0346144703">
                <text:p>0.0346144703</text:p>
              </table:table-cell>
              <table:table-cell office:value-type="float" office:value="-0.1343174578">
                <text:p>-0.1343174578</text:p>
              </table:table-cell>
              <table:table-cell office:value-type="float" office:value="-0.0935403458">
                <text:p>-0.0935403458</text:p>
              </table:table-cell>
              <table:table-cell office:value-type="float" office:value="-0.0096830902">
                <text:p>-0.0096830902</text:p>
              </table:table-cell>
              <table:table-cell office:value-type="float" office:value="0.1003148007">
                <text:p>0.1003148007</text:p>
              </table:table-cell>
              <table:table-cell office:value-type="float" office:value="-0.0227575466">
                <text:p>-0.0227575466</text:p>
              </table:table-cell>
              <table:table-cell office:value-type="float" office:value="0.0282979077">
                <text:p>0.0282979077</text:p>
              </table:table-cell>
              <table:table-cell office:value-type="float" office:value="0.2518190326">
                <text:p>0.2518190326</text:p>
              </table:table-cell>
              <table:table-cell office:value-type="float" office:value="0.189766921">
                <text:p>0.189766921</text:p>
              </table:table-cell>
              <table:table-cell office:value-type="float" office:value="0.0411543317">
                <text:p>0.0411543317</text:p>
              </table:table-cell>
              <table:table-cell office:value-type="float" office:value="0.1220915518">
                <text:p>0.1220915518</text:p>
              </table:table-cell>
              <table:table-cell office:value-type="float" office:value="-0.0480543965">
                <text:p>-0.0480543965</text:p>
              </table:table-cell>
              <table:table-cell office:value-type="float" office:value="-0.0379230257">
                <text:p>-0.0379230257</text:p>
              </table:table-cell>
              <table:table-cell office:value-type="float" office:value="0.2403929015">
                <text:p>0.2403929015</text:p>
              </table:table-cell>
              <table:table-cell office:value-type="float" office:value="0.1105730732">
                <text:p>0.1105730732</text:p>
              </table:table-cell>
              <table:table-cell office:value-type="float" office:value="0.152508532">
                <text:p>0.152508532</text:p>
              </table:table-cell>
              <table:table-cell office:value-type="float" office:value="0.0976837221">
                <text:p>0.0976837221</text:p>
              </table:table-cell>
              <table:table-cell office:value-type="float" office:value="0.0211898503">
                <text:p>0.0211898503</text:p>
              </table:table-cell>
              <table:table-cell office:value-type="float" office:value="0.1572884309">
                <text:p>0.1572884309</text:p>
              </table:table-cell>
              <table:table-cell office:value-type="float" office:value="-0.1665539537">
                <text:p>-0.1665539537</text:p>
              </table:table-cell>
              <table:table-cell office:value-type="float" office:value="0.063707981">
                <text:p>0.063707981</text:p>
              </table:table-cell>
              <table:table-cell office:value-type="float" office:value="-0.0418960851">
                <text:p>-0.0418960851</text:p>
              </table:table-cell>
              <table:table-cell office:value-type="float" office:value="0.0378095891">
                <text:p>0.0378095891</text:p>
              </table:table-cell>
              <table:table-cell office:value-type="float" office:value="0.2223925447">
                <text:p>0.2223925447</text:p>
              </table:table-cell>
              <table:table-cell office:value-type="float" office:value="0.0883569915">
                <text:p>0.0883569915</text:p>
              </table:table-cell>
              <table:table-cell office:value-type="float" office:value="0.161622535">
                <text:p>0.161622535</text:p>
              </table:table-cell>
              <table:table-cell office:value-type="float" office:value="-0.1180364571">
                <text:p>-0.1180364571</text:p>
              </table:table-cell>
              <table:table-cell office:value-type="float" office:value="0.0039858442">
                <text:p>0.0039858442</text:p>
              </table:table-cell>
              <table:table-cell office:value-type="float" office:value="0.0006413386">
                <text:p>0.0006413386</text:p>
              </table:table-cell>
              <table:table-cell office:value-type="float" office:value="0.128397885">
                <text:p>0.128397885</text:p>
              </table:table-cell>
              <table:table-cell office:value-type="float" office:value="0.0837690582">
                <text:p>0.0837690582</text:p>
              </table:table-cell>
              <table:table-cell office:value-type="float" office:value="0.1338678019">
                <text:p>0.1338678019</text:p>
              </table:table-cell>
              <table:table-cell office:value-type="float" office:value="0.0655409508">
                <text:p>0.0655409508</text:p>
              </table:table-cell>
              <table:table-cell office:value-type="float" office:value="-0.001740124">
                <text:p>-0.001740124</text:p>
              </table:table-cell>
              <table:table-cell office:value-type="float" office:value="0.2018591876">
                <text:p>0.2018591876</text:p>
              </table:table-cell>
              <table:table-cell office:value-type="float" office:value="0.0661834774">
                <text:p>0.0661834774</text:p>
              </table:table-cell>
              <table:table-cell office:value-type="float" office:value="-0.0056184009">
                <text:p>-0.0056184009</text:p>
              </table:table-cell>
              <table:table-cell office:value-type="float" office:value="0.1310702652">
                <text:p>0.1310702652</text:p>
              </table:table-cell>
              <table:table-cell office:value-type="float" office:value="-0.0453389447">
                <text:p>-0.0453389447</text:p>
              </table:table-cell>
              <table:table-cell office:value-type="float" office:value="-0.0814193916">
                <text:p>-0.0814193916</text:p>
              </table:table-cell>
              <table:table-cell office:value-type="float" office:value="0.1968981229">
                <text:p>0.1968981229</text:p>
              </table:table-cell>
              <table:table-cell office:value-type="float" office:value="0.3141442006">
                <text:p>0.3141442006</text:p>
              </table:table-cell>
              <table:table-cell office:value-type="float" office:value="0.067391891">
                <text:p>0.067391891</text:p>
              </table:table-cell>
              <table:table-cell office:value-type="float" office:value="0.1118524359">
                <text:p>0.1118524359</text:p>
              </table:table-cell>
              <table:table-cell office:value-type="float" office:value="1">
                <text:p>1</text:p>
              </table:table-cell>
              <table:table-cell office:value-type="float" office:value="0.1657905591">
                <text:p>0.1657905591</text:p>
              </table:table-cell>
              <table:table-cell office:value-type="float" office:value="0.0749706384">
                <text:p>0.0749706384</text:p>
              </table:table-cell>
              <table:table-cell office:value-type="float" office:value="0.1496394143">
                <text:p>0.1496394143</text:p>
              </table:table-cell>
              <table:table-cell office:value-type="float" office:value="-0.051924334">
                <text:p>-0.051924334</text:p>
              </table:table-cell>
              <table:table-cell office:value-type="float" office:value="0.2755654719">
                <text:p>0.2755654719</text:p>
              </table:table-cell>
              <table:table-cell office:value-type="float" office:value="0.2004716974">
                <text:p>0.2004716974</text:p>
              </table:table-cell>
              <table:table-cell office:value-type="float" office:value="0.1501299622">
                <text:p>0.1501299622</text:p>
              </table:table-cell>
              <table:table-cell office:value-type="float" office:value="-0.0996490086">
                <text:p>-0.0996490086</text:p>
              </table:table-cell>
              <table:table-cell office:value-type="float" office:value="0.2216614404">
                <text:p>0.2216614404</text:p>
              </table:table-cell>
              <table:table-cell office:value-type="float" office:value="0.064153644">
                <text:p>0.064153644</text:p>
              </table:table-cell>
              <table:table-cell office:value-type="float" office:value="0.022631436">
                <text:p>0.022631436</text:p>
              </table:table-cell>
              <table:table-cell office:value-type="float" office:value="0.1455538861">
                <text:p>0.1455538861</text:p>
              </table:table-cell>
              <table:table-cell office:value-type="float" office:value="-0.0114632027">
                <text:p>-0.0114632027</text:p>
              </table:table-cell>
              <table:table-cell office:value-type="float" office:value="0.1590335228">
                <text:p>0.1590335228</text:p>
              </table:table-cell>
              <table:table-cell office:value-type="float" office:value="0.0519343243">
                <text:p>0.0519343243</text:p>
              </table:table-cell>
              <table:table-cell office:value-type="float" office:value="-0.090994517">
                <text:p>-0.090994517</text:p>
              </table:table-cell>
              <table:table-cell office:value-type="float" office:value="0.1049154936">
                <text:p>0.1049154936</text:p>
              </table:table-cell>
              <table:table-cell office:value-type="float" office:value="-0.0690615492">
                <text:p>-0.0690615492</text:p>
              </table:table-cell>
              <table:table-cell office:value-type="float" office:value="0.132826308">
                <text:p>0.132826308</text:p>
              </table:table-cell>
              <table:table-cell office:value-type="float" office:value="-0.0087070473">
                <text:p>-0.0087070473</text:p>
              </table:table-cell>
              <table:table-cell office:value-type="float" office:value="0.2391060366">
                <text:p>0.2391060366</text:p>
              </table:table-cell>
              <table:table-cell office:value-type="float" office:value="0.1441266364">
                <text:p>0.1441266364</text:p>
              </table:table-cell>
              <table:table-cell office:value-type="float" office:value="-0.0984141432">
                <text:p>-0.0984141432</text:p>
              </table:table-cell>
              <table:table-cell office:value-type="float" office:value="-0.0680328301">
                <text:p>-0.0680328301</text:p>
              </table:table-cell>
              <table:table-cell office:value-type="float" office:value="-0.0982709838">
                <text:p>-0.0982709838</text:p>
              </table:table-cell>
              <table:table-cell office:value-type="float" office:value="0.0788450908">
                <text:p>0.0788450908</text:p>
              </table:table-cell>
              <table:table-cell office:value-type="float" office:value="0.1797240083">
                <text:p>0.1797240083</text:p>
              </table:table-cell>
            </table:table-row>
            <table:table-row>
              <table:table-cell office:value-type="float" office:value="-0.1148464378">
                <text:p>-0</text:p>
              </table:table-cell>
              <table:table-cell office:value-type="float" office:value="0.1445538619">
                <text:p>0.1445538619</text:p>
              </table:table-cell>
              <table:table-cell office:value-type="float" office:value="0.3690560063">
                <text:p>0.3690560063</text:p>
              </table:table-cell>
              <table:table-cell office:value-type="float" office:value="0.1944710627">
                <text:p>0.1944710627</text:p>
              </table:table-cell>
              <table:table-cell office:value-type="float" office:value="-0.1726624272">
                <text:p>-0.1726624272</text:p>
              </table:table-cell>
              <table:table-cell office:value-type="float" office:value="0.239108546">
                <text:p>0.239108546</text:p>
              </table:table-cell>
              <table:table-cell office:value-type="float" office:value="0.671426977">
                <text:p>0.671426977</text:p>
              </table:table-cell>
              <table:table-cell office:value-type="float" office:value="0.4144429952">
                <text:p>0.4144429952</text:p>
              </table:table-cell>
              <table:table-cell office:value-type="float" office:value="0.2236443663">
                <text:p>0.2236443663</text:p>
              </table:table-cell>
              <table:table-cell office:value-type="float" office:value="0.1176006235">
                <text:p>0.1176006235</text:p>
              </table:table-cell>
              <table:table-cell office:value-type="float" office:value="0.1304425053">
                <text:p>0.1304425053</text:p>
              </table:table-cell>
              <table:table-cell office:value-type="float" office:value="0.044121486">
                <text:p>0.044121486</text:p>
              </table:table-cell>
              <table:table-cell office:value-type="float" office:value="0.2263684661">
                <text:p>0.2263684661</text:p>
              </table:table-cell>
              <table:table-cell office:value-type="float" office:value="0.1926580417">
                <text:p>0.1926580417</text:p>
              </table:table-cell>
              <table:table-cell office:value-type="float" office:value="0.1710591434">
                <text:p>0.1710591434</text:p>
              </table:table-cell>
              <table:table-cell office:value-type="float" office:value="-0.265386265">
                <text:p>-0.265386265</text:p>
              </table:table-cell>
              <table:table-cell office:value-type="float" office:value="0.0533492376">
                <text:p>0.0533492376</text:p>
              </table:table-cell>
              <table:table-cell office:value-type="float" office:value="0.11840877">
                <text:p>0.11840877</text:p>
              </table:table-cell>
              <table:table-cell office:value-type="float" office:value="-0.1765066168">
                <text:p>-0.1765066168</text:p>
              </table:table-cell>
              <table:table-cell office:value-type="float" office:value="0.3558305383">
                <text:p>0.3558305383</text:p>
              </table:table-cell>
              <table:table-cell office:value-type="float" office:value="0.0608160989">
                <text:p>0.0608160989</text:p>
              </table:table-cell>
              <table:table-cell office:value-type="float" office:value="0.5388977773">
                <text:p>0.5388977773</text:p>
              </table:table-cell>
              <table:table-cell office:value-type="float" office:value="0.1182336906">
                <text:p>0.1182336906</text:p>
              </table:table-cell>
              <table:table-cell office:value-type="float" office:value="0.3883212463">
                <text:p>0.3883212463</text:p>
              </table:table-cell>
              <table:table-cell office:value-type="float" office:value="0.0531566888">
                <text:p>0.0531566888</text:p>
              </table:table-cell>
              <table:table-cell office:value-type="float" office:value="-0.1608213598">
                <text:p>-0.1608213598</text:p>
              </table:table-cell>
              <table:table-cell office:value-type="float" office:value="0.1006037257">
                <text:p>0.1006037257</text:p>
              </table:table-cell>
              <table:table-cell office:value-type="float" office:value="0.4354754976">
                <text:p>0.4354754976</text:p>
              </table:table-cell>
              <table:table-cell office:value-type="float" office:value="0.0450513235">
                <text:p>0.0450513235</text:p>
              </table:table-cell>
              <table:table-cell office:value-type="float" office:value="-0.0763149746">
                <text:p>-0.0763149746</text:p>
              </table:table-cell>
              <table:table-cell office:value-type="float" office:value="0.0756660408">
                <text:p>0.0756660408</text:p>
              </table:table-cell>
              <table:table-cell office:value-type="float" office:value="-0.1173034275">
                <text:p>-0.1173034275</text:p>
              </table:table-cell>
              <table:table-cell office:value-type="float" office:value="0.7314015789">
                <text:p>0.7314015789</text:p>
              </table:table-cell>
              <table:table-cell office:value-type="float" office:value="0.2869759829">
                <text:p>0.2869759829</text:p>
              </table:table-cell>
              <table:table-cell office:value-type="float" office:value="0.1915636944">
                <text:p>0.1915636944</text:p>
              </table:table-cell>
              <table:table-cell office:value-type="float" office:value="0.0980745325">
                <text:p>0.0980745325</text:p>
              </table:table-cell>
              <table:table-cell office:value-type="float" office:value="0.3234929676">
                <text:p>0.3234929676</text:p>
              </table:table-cell>
              <table:table-cell office:value-type="float" office:value="0.1455326341">
                <text:p>0.1455326341</text:p>
              </table:table-cell>
              <table:table-cell office:value-type="float" office:value="0.0223905294">
                <text:p>0.0223905294</text:p>
              </table:table-cell>
              <table:table-cell office:value-type="float" office:value="0.2217790173">
                <text:p>0.2217790173</text:p>
              </table:table-cell>
              <table:table-cell office:value-type="float" office:value="-0.1315750138">
                <text:p>-0.1315750138</text:p>
              </table:table-cell>
              <table:table-cell office:value-type="float" office:value="0.0151899912">
                <text:p>0.0151899912</text:p>
              </table:table-cell>
              <table:table-cell office:value-type="float" office:value="0.3134617468">
                <text:p>0.3134617468</text:p>
              </table:table-cell>
              <table:table-cell office:value-type="float" office:value="0.3966348791">
                <text:p>0.3966348791</text:p>
              </table:table-cell>
              <table:table-cell office:value-type="float" office:value="0.0361173768">
                <text:p>0.0361173768</text:p>
              </table:table-cell>
              <table:table-cell office:value-type="float" office:value="0.3764319074">
                <text:p>0.3764319074</text:p>
              </table:table-cell>
              <table:table-cell office:value-type="float" office:value="0.1679907616">
                <text:p>0.1679907616</text:p>
              </table:table-cell>
              <table:table-cell office:value-type="float" office:value="0.1979356304">
                <text:p>0.1979356304</text:p>
              </table:table-cell>
              <table:table-cell office:value-type="float" office:value="0.3616463354">
                <text:p>0.3616463354</text:p>
              </table:table-cell>
              <table:table-cell office:value-type="float" office:value="0.1135442696">
                <text:p>0.1135442696</text:p>
              </table:table-cell>
              <table:table-cell office:value-type="float" office:value="0.408976878">
                <text:p>0.408976878</text:p>
              </table:table-cell>
              <table:table-cell office:value-type="float" office:value="0.244575208">
                <text:p>0.244575208</text:p>
              </table:table-cell>
              <table:table-cell office:value-type="float" office:value="0.22964865">
                <text:p>0.22964865</text:p>
              </table:table-cell>
              <table:table-cell office:value-type="float" office:value="0.1449378343">
                <text:p>0.1449378343</text:p>
              </table:table-cell>
              <table:table-cell office:value-type="float" office:value="0.6552520855">
                <text:p>0.6552520855</text:p>
              </table:table-cell>
              <table:table-cell office:value-type="float" office:value="0.2847359786">
                <text:p>0.2847359786</text:p>
              </table:table-cell>
              <table:table-cell office:value-type="float" office:value="0.0831963753">
                <text:p>0.0831963753</text:p>
              </table:table-cell>
              <table:table-cell office:value-type="float" office:value="0.2406341841">
                <text:p>0.2406341841</text:p>
              </table:table-cell>
              <table:table-cell office:value-type="float" office:value="0.1657905591">
                <text:p>0.1657905591</text:p>
              </table:table-cell>
              <table:table-cell office:value-type="float" office:value="1">
                <text:p>1</text:p>
              </table:table-cell>
              <table:table-cell office:value-type="float" office:value="0.2902853943">
                <text:p>0.2902853943</text:p>
              </table:table-cell>
              <table:table-cell office:value-type="float" office:value="0.5366102197">
                <text:p>0.5366102197</text:p>
              </table:table-cell>
              <table:table-cell office:value-type="float" office:value="0.0120987717">
                <text:p>0.0120987717</text:p>
              </table:table-cell>
              <table:table-cell office:value-type="float" office:value="0.2464756493">
                <text:p>0.2464756493</text:p>
              </table:table-cell>
              <table:table-cell office:value-type="float" office:value="0.4294225354">
                <text:p>0.4294225354</text:p>
              </table:table-cell>
              <table:table-cell office:value-type="float" office:value="0.6388975391">
                <text:p>0.6388975391</text:p>
              </table:table-cell>
              <table:table-cell office:value-type="float" office:value="-0.2023740123">
                <text:p>-0.2023740123</text:p>
              </table:table-cell>
              <table:table-cell office:value-type="float" office:value="0.3483199387">
                <text:p>0.3483199387</text:p>
              </table:table-cell>
              <table:table-cell office:value-type="float" office:value="0.7324881964">
                <text:p>0.7324881964</text:p>
              </table:table-cell>
              <table:table-cell office:value-type="float" office:value="0.3209806741">
                <text:p>0.3209806741</text:p>
              </table:table-cell>
              <table:table-cell office:value-type="float" office:value="0.3184505455">
                <text:p>0.3184505455</text:p>
              </table:table-cell>
              <table:table-cell office:value-type="float" office:value="-0.2328733639">
                <text:p>-0.2328733639</text:p>
              </table:table-cell>
              <table:table-cell office:value-type="float" office:value="0.5570866342">
                <text:p>0.5570866342</text:p>
              </table:table-cell>
              <table:table-cell office:value-type="float" office:value="-0.1915076732">
                <text:p>-0.1915076732</text:p>
              </table:table-cell>
              <table:table-cell office:value-type="float" office:value="-0.1947455128">
                <text:p>-0.1947455128</text:p>
              </table:table-cell>
              <table:table-cell office:value-type="float" office:value="0.1007829146">
                <text:p>0.1007829146</text:p>
              </table:table-cell>
              <table:table-cell office:value-type="float" office:value="0.1801705172">
                <text:p>0.1801705172</text:p>
              </table:table-cell>
              <table:table-cell office:value-type="float" office:value="0.1683870872">
                <text:p>0.1683870872</text:p>
              </table:table-cell>
              <table:table-cell office:value-type="float" office:value="0.3847399327">
                <text:p>0.3847399327</text:p>
              </table:table-cell>
              <table:table-cell office:value-type="float" office:value="0.7058160986">
                <text:p>0.7058160986</text:p>
              </table:table-cell>
              <table:table-cell office:value-type="float" office:value="0.4998390876">
                <text:p>0.4998390876</text:p>
              </table:table-cell>
              <table:table-cell office:value-type="float" office:value="-0.1518358111">
                <text:p>-0.1518358111</text:p>
              </table:table-cell>
              <table:table-cell office:value-type="float" office:value="0.2571124714">
                <text:p>0.2571124714</text:p>
              </table:table-cell>
              <table:table-cell office:value-type="float" office:value="0.0384934894">
                <text:p>0.0384934894</text:p>
              </table:table-cell>
              <table:table-cell office:value-type="float" office:value="0.2725797312">
                <text:p>0.2725797312</text:p>
              </table:table-cell>
              <table:table-cell office:value-type="float" office:value="0.7121080258">
                <text:p>0.7121080258</text:p>
              </table:table-cell>
            </table:table-row>
            <table:table-row>
              <table:table-cell office:value-type="float" office:value="-0.1566358829">
                <text:p>-0</text:p>
              </table:table-cell>
              <table:table-cell office:value-type="float" office:value="0.0021269925">
                <text:p>0.0021269925</text:p>
              </table:table-cell>
              <table:table-cell office:value-type="float" office:value="0.1301068772">
                <text:p>0.1301068772</text:p>
              </table:table-cell>
              <table:table-cell office:value-type="float" office:value="0.2483050288">
                <text:p>0.2483050288</text:p>
              </table:table-cell>
              <table:table-cell office:value-type="float" office:value="-0.0487192979">
                <text:p>-0.0487192979</text:p>
              </table:table-cell>
              <table:table-cell office:value-type="float" office:value="0.1560923839">
                <text:p>0.1560923839</text:p>
              </table:table-cell>
              <table:table-cell office:value-type="float" office:value="0.4861209023">
                <text:p>0.4861209023</text:p>
              </table:table-cell>
              <table:table-cell office:value-type="float" office:value="0.3910577258">
                <text:p>0.3910577258</text:p>
              </table:table-cell>
              <table:table-cell office:value-type="float" office:value="0.0775436046">
                <text:p>0.0775436046</text:p>
              </table:table-cell>
              <table:table-cell office:value-type="float" office:value="0.1217981101">
                <text:p>0.1217981101</text:p>
              </table:table-cell>
              <table:table-cell office:value-type="float" office:value="-0.0262764665">
                <text:p>-0.0262764665</text:p>
              </table:table-cell>
              <table:table-cell office:value-type="float" office:value="0.1693425558">
                <text:p>0.1693425558</text:p>
              </table:table-cell>
              <table:table-cell office:value-type="float" office:value="0.0745958151">
                <text:p>0.0745958151</text:p>
              </table:table-cell>
              <table:table-cell office:value-type="float" office:value="0.0867467299">
                <text:p>0.0867467299</text:p>
              </table:table-cell>
              <table:table-cell office:value-type="float" office:value="0.1496772185">
                <text:p>0.1496772185</text:p>
              </table:table-cell>
              <table:table-cell office:value-type="float" office:value="-0.0095349732">
                <text:p>-0.0095349732</text:p>
              </table:table-cell>
              <table:table-cell office:value-type="float" office:value="-0.0076500942">
                <text:p>-0.0076500942</text:p>
              </table:table-cell>
              <table:table-cell office:value-type="float" office:value="0.0630347504">
                <text:p>0.0630347504</text:p>
              </table:table-cell>
              <table:table-cell office:value-type="float" office:value="0.046291832">
                <text:p>0.046291832</text:p>
              </table:table-cell>
              <table:table-cell office:value-type="float" office:value="0.0393405275">
                <text:p>0.0393405275</text:p>
              </table:table-cell>
              <table:table-cell office:value-type="float" office:value="-0.0312564163">
                <text:p>-0.0312564163</text:p>
              </table:table-cell>
              <table:table-cell office:value-type="float" office:value="0.2962934545">
                <text:p>0.2962934545</text:p>
              </table:table-cell>
              <table:table-cell office:value-type="float" office:value="0.1724272376">
                <text:p>0.1724272376</text:p>
              </table:table-cell>
              <table:table-cell office:value-type="float" office:value="0.0621767927">
                <text:p>0.0621767927</text:p>
              </table:table-cell>
              <table:table-cell office:value-type="float" office:value="0.0547612804">
                <text:p>0.0547612804</text:p>
              </table:table-cell>
              <table:table-cell office:value-type="float" office:value="-0.0429380087">
                <text:p>-0.0429380087</text:p>
              </table:table-cell>
              <table:table-cell office:value-type="float" office:value="0.0334710171">
                <text:p>0.0334710171</text:p>
              </table:table-cell>
              <table:table-cell office:value-type="float" office:value="0.2869839346">
                <text:p>0.2869839346</text:p>
              </table:table-cell>
              <table:table-cell office:value-type="float" office:value="0.0103036868">
                <text:p>0.0103036868</text:p>
              </table:table-cell>
              <table:table-cell office:value-type="float" office:value="-0.0425824009">
                <text:p>-0.0425824009</text:p>
              </table:table-cell>
              <table:table-cell office:value-type="float" office:value="0.1161713647">
                <text:p>0.1161713647</text:p>
              </table:table-cell>
              <table:table-cell office:value-type="float" office:value="-0.0720510586">
                <text:p>-0.0720510586</text:p>
              </table:table-cell>
              <table:table-cell office:value-type="float" office:value="0.3870963787">
                <text:p>0.3870963787</text:p>
              </table:table-cell>
              <table:table-cell office:value-type="float" office:value="-0.0494712335">
                <text:p>-0.0494712335</text:p>
              </table:table-cell>
              <table:table-cell office:value-type="float" office:value="0.1741724159">
                <text:p>0.1741724159</text:p>
              </table:table-cell>
              <table:table-cell office:value-type="float" office:value="-0.0845457079">
                <text:p>-0.0845457079</text:p>
              </table:table-cell>
              <table:table-cell office:value-type="float" office:value="0.2363547912">
                <text:p>0.2363547912</text:p>
              </table:table-cell>
              <table:table-cell office:value-type="float" office:value="0.2141049156">
                <text:p>0.2141049156</text:p>
              </table:table-cell>
              <table:table-cell office:value-type="float" office:value="0.0703544239">
                <text:p>0.0703544239</text:p>
              </table:table-cell>
              <table:table-cell office:value-type="float" office:value="0.2596335548">
                <text:p>0.2596335548</text:p>
              </table:table-cell>
              <table:table-cell office:value-type="float" office:value="-0.0757258659">
                <text:p>-0.0757258659</text:p>
              </table:table-cell>
              <table:table-cell office:value-type="float" office:value="0.113552983">
                <text:p>0.113552983</text:p>
              </table:table-cell>
              <table:table-cell office:value-type="float" office:value="0.1968476075">
                <text:p>0.1968476075</text:p>
              </table:table-cell>
              <table:table-cell office:value-type="float" office:value="0.1659956848">
                <text:p>0.1659956848</text:p>
              </table:table-cell>
              <table:table-cell office:value-type="float" office:value="0.0596034936">
                <text:p>0.0596034936</text:p>
              </table:table-cell>
              <table:table-cell office:value-type="float" office:value="0.1072398635">
                <text:p>0.1072398635</text:p>
              </table:table-cell>
              <table:table-cell office:value-type="float" office:value="0.1090904947">
                <text:p>0.1090904947</text:p>
              </table:table-cell>
              <table:table-cell office:value-type="float" office:value="0.2024439282">
                <text:p>0.2024439282</text:p>
              </table:table-cell>
              <table:table-cell office:value-type="float" office:value="0.081852671">
                <text:p>0.081852671</text:p>
              </table:table-cell>
              <table:table-cell office:value-type="float" office:value="0.0736188233">
                <text:p>0.0736188233</text:p>
              </table:table-cell>
              <table:table-cell office:value-type="float" office:value="0.2387914243">
                <text:p>0.2387914243</text:p>
              </table:table-cell>
              <table:table-cell office:value-type="float" office:value="0.0761113005">
                <text:p>0.0761113005</text:p>
              </table:table-cell>
              <table:table-cell office:value-type="float" office:value="-0.0509731254">
                <text:p>-0.0509731254</text:p>
              </table:table-cell>
              <table:table-cell office:value-type="float" office:value="-0.1172588357">
                <text:p>-0.1172588357</text:p>
              </table:table-cell>
              <table:table-cell office:value-type="float" office:value="0.3757352292">
                <text:p>0.3757352292</text:p>
              </table:table-cell>
              <table:table-cell office:value-type="float" office:value="0.3189369982">
                <text:p>0.3189369982</text:p>
              </table:table-cell>
              <table:table-cell office:value-type="float" office:value="0.0385639834">
                <text:p>0.0385639834</text:p>
              </table:table-cell>
              <table:table-cell office:value-type="float" office:value="0.0401698967">
                <text:p>0.0401698967</text:p>
              </table:table-cell>
              <table:table-cell office:value-type="float" office:value="0.0749706384">
                <text:p>0.0749706384</text:p>
              </table:table-cell>
              <table:table-cell office:value-type="float" office:value="0.2902853943">
                <text:p>0.2902853943</text:p>
              </table:table-cell>
              <table:table-cell office:value-type="float" office:value="1">
                <text:p>1</text:p>
              </table:table-cell>
              <table:table-cell office:value-type="float" office:value="0.3531533536">
                <text:p>0.3531533536</text:p>
              </table:table-cell>
              <table:table-cell office:value-type="float" office:value="0.2205542777">
                <text:p>0.2205542777</text:p>
              </table:table-cell>
              <table:table-cell office:value-type="float" office:value="0.0471660311">
                <text:p>0.0471660311</text:p>
              </table:table-cell>
              <table:table-cell office:value-type="float" office:value="0.1411843567">
                <text:p>0.1411843567</text:p>
              </table:table-cell>
              <table:table-cell office:value-type="float" office:value="0.3111431258">
                <text:p>0.3111431258</text:p>
              </table:table-cell>
              <table:table-cell office:value-type="float" office:value="-0.0514342329">
                <text:p>-0.0514342329</text:p>
              </table:table-cell>
              <table:table-cell office:value-type="float" office:value="0.2378300326">
                <text:p>0.2378300326</text:p>
              </table:table-cell>
              <table:table-cell office:value-type="float" office:value="0.3120160787">
                <text:p>0.3120160787</text:p>
              </table:table-cell>
              <table:table-cell office:value-type="float" office:value="0.0978614096">
                <text:p>0.0978614096</text:p>
              </table:table-cell>
              <table:table-cell office:value-type="float" office:value="0.337962793">
                <text:p>0.337962793</text:p>
              </table:table-cell>
              <table:table-cell office:value-type="float" office:value="0.0019168913">
                <text:p>0.0019168913</text:p>
              </table:table-cell>
              <table:table-cell office:value-type="float" office:value="0.2286559933">
                <text:p>0.2286559933</text:p>
              </table:table-cell>
              <table:table-cell office:value-type="float" office:value="-0.092755581">
                <text:p>-0.092755581</text:p>
              </table:table-cell>
              <table:table-cell office:value-type="float" office:value="-0.2814799915">
                <text:p>-0.2814799915</text:p>
              </table:table-cell>
              <table:table-cell office:value-type="float" office:value="0.104545801">
                <text:p>0.104545801</text:p>
              </table:table-cell>
              <table:table-cell office:value-type="float" office:value="0.1934555059">
                <text:p>0.1934555059</text:p>
              </table:table-cell>
              <table:table-cell office:value-type="float" office:value="0.0277240844">
                <text:p>0.0277240844</text:p>
              </table:table-cell>
              <table:table-cell office:value-type="float" office:value="0.270034143">
                <text:p>0.270034143</text:p>
              </table:table-cell>
              <table:table-cell office:value-type="float" office:value="0.3145747246">
                <text:p>0.3145747246</text:p>
              </table:table-cell>
              <table:table-cell office:value-type="float" office:value="0.2959130987">
                <text:p>0.2959130987</text:p>
              </table:table-cell>
              <table:table-cell office:value-type="float" office:value="-0.1855282578">
                <text:p>-0.1855282578</text:p>
              </table:table-cell>
              <table:table-cell office:value-type="float" office:value="0.1315993121">
                <text:p>0.1315993121</text:p>
              </table:table-cell>
              <table:table-cell office:value-type="float" office:value="-0.0123014942">
                <text:p>-0.0123014942</text:p>
              </table:table-cell>
              <table:table-cell office:value-type="float" office:value="0.0247342393">
                <text:p>0.0247342393</text:p>
              </table:table-cell>
              <table:table-cell office:value-type="float" office:value="0.3174763171">
                <text:p>0.3174763171</text:p>
              </table:table-cell>
            </table:table-row>
            <table:table-row>
              <table:table-cell office:value-type="float" office:value="-0.109482344">
                <text:p>-0</text:p>
              </table:table-cell>
              <table:table-cell office:value-type="float" office:value="0.1147389597">
                <text:p>0.1147389597</text:p>
              </table:table-cell>
              <table:table-cell office:value-type="float" office:value="0.3413638737">
                <text:p>0.3413638737</text:p>
              </table:table-cell>
              <table:table-cell office:value-type="float" office:value="0.1664171985">
                <text:p>0.1664171985</text:p>
              </table:table-cell>
              <table:table-cell office:value-type="float" office:value="-0.1542557944">
                <text:p>-0.1542557944</text:p>
              </table:table-cell>
              <table:table-cell office:value-type="float" office:value="0.1559916224">
                <text:p>0.1559916224</text:p>
              </table:table-cell>
              <table:table-cell office:value-type="float" office:value="0.6696807029">
                <text:p>0.6696807029</text:p>
              </table:table-cell>
              <table:table-cell office:value-type="float" office:value="0.4530625078">
                <text:p>0.4530625078</text:p>
              </table:table-cell>
              <table:table-cell office:value-type="float" office:value="0.0881164079">
                <text:p>0.0881164079</text:p>
              </table:table-cell>
              <table:table-cell office:value-type="float" office:value="0.1628328729">
                <text:p>0.1628328729</text:p>
              </table:table-cell>
              <table:table-cell office:value-type="float" office:value="0.0619295101">
                <text:p>0.0619295101</text:p>
              </table:table-cell>
              <table:table-cell office:value-type="float" office:value="-0.0091890964">
                <text:p>-0.0091890964</text:p>
              </table:table-cell>
              <table:table-cell office:value-type="float" office:value="0.2615323164">
                <text:p>0.2615323164</text:p>
              </table:table-cell>
              <table:table-cell office:value-type="float" office:value="0.2475127135">
                <text:p>0.2475127135</text:p>
              </table:table-cell>
              <table:table-cell office:value-type="float" office:value="0.2871233728">
                <text:p>0.2871233728</text:p>
              </table:table-cell>
              <table:table-cell office:value-type="float" office:value="-0.2251201525">
                <text:p>-0.2251201525</text:p>
              </table:table-cell>
              <table:table-cell office:value-type="float" office:value="0.1267811596">
                <text:p>0.1267811596</text:p>
              </table:table-cell>
              <table:table-cell office:value-type="float" office:value="-0.0158363791">
                <text:p>-0.0158363791</text:p>
              </table:table-cell>
              <table:table-cell office:value-type="float" office:value="-0.0319492776">
                <text:p>-0.0319492776</text:p>
              </table:table-cell>
              <table:table-cell office:value-type="float" office:value="0.2841570235">
                <text:p>0.2841570235</text:p>
              </table:table-cell>
              <table:table-cell office:value-type="float" office:value="0.1985794719">
                <text:p>0.1985794719</text:p>
              </table:table-cell>
              <table:table-cell office:value-type="float" office:value="0.5983939421">
                <text:p>0.5983939421</text:p>
              </table:table-cell>
              <table:table-cell office:value-type="float" office:value="0.1018976716">
                <text:p>0.1018976716</text:p>
              </table:table-cell>
              <table:table-cell office:value-type="float" office:value="0.2330133626">
                <text:p>0.2330133626</text:p>
              </table:table-cell>
              <table:table-cell office:value-type="float" office:value="0.1277349419">
                <text:p>0.1277349419</text:p>
              </table:table-cell>
              <table:table-cell office:value-type="float" office:value="-0.0664298423">
                <text:p>-0.0664298423</text:p>
              </table:table-cell>
              <table:table-cell office:value-type="float" office:value="0.108308093">
                <text:p>0.108308093</text:p>
              </table:table-cell>
              <table:table-cell office:value-type="float" office:value="0.4090384225">
                <text:p>0.4090384225</text:p>
              </table:table-cell>
              <table:table-cell office:value-type="float" office:value="0.1299145864">
                <text:p>0.1299145864</text:p>
              </table:table-cell>
              <table:table-cell office:value-type="float" office:value="-0.0225401613">
                <text:p>-0.0225401613</text:p>
              </table:table-cell>
              <table:table-cell office:value-type="float" office:value="0.1192361679">
                <text:p>0.1192361679</text:p>
              </table:table-cell>
              <table:table-cell office:value-type="float" office:value="-0.1831961573">
                <text:p>-0.1831961573</text:p>
              </table:table-cell>
              <table:table-cell office:value-type="float" office:value="0.5896275616">
                <text:p>0.5896275616</text:p>
              </table:table-cell>
              <table:table-cell office:value-type="float" office:value="0.1109740855">
                <text:p>0.1109740855</text:p>
              </table:table-cell>
              <table:table-cell office:value-type="float" office:value="0.0930221521">
                <text:p>0.0930221521</text:p>
              </table:table-cell>
              <table:table-cell office:value-type="float" office:value="-0.01840584">
                <text:p>-0.01840584</text:p>
              </table:table-cell>
              <table:table-cell office:value-type="float" office:value="0.2466498648">
                <text:p>0.2466498648</text:p>
              </table:table-cell>
              <table:table-cell office:value-type="float" office:value="0.1841375104">
                <text:p>0.1841375104</text:p>
              </table:table-cell>
              <table:table-cell office:value-type="float" office:value="0.1115789788">
                <text:p>0.1115789788</text:p>
              </table:table-cell>
              <table:table-cell office:value-type="float" office:value="0.2663355125">
                <text:p>0.2663355125</text:p>
              </table:table-cell>
              <table:table-cell office:value-type="float" office:value="-0.0369432719">
                <text:p>-0.0369432719</text:p>
              </table:table-cell>
              <table:table-cell office:value-type="float" office:value="0.1139685407">
                <text:p>0.1139685407</text:p>
              </table:table-cell>
              <table:table-cell office:value-type="float" office:value="0.3739222762">
                <text:p>0.3739222762</text:p>
              </table:table-cell>
              <table:table-cell office:value-type="float" office:value="0.2973266057">
                <text:p>0.2973266057</text:p>
              </table:table-cell>
              <table:table-cell office:value-type="float" office:value="0.0452078623">
                <text:p>0.0452078623</text:p>
              </table:table-cell>
              <table:table-cell office:value-type="float" office:value="0.3528444369">
                <text:p>0.3528444369</text:p>
              </table:table-cell>
              <table:table-cell office:value-type="float" office:value="0.2302155702">
                <text:p>0.2302155702</text:p>
              </table:table-cell>
              <table:table-cell office:value-type="float" office:value="0.1303043102">
                <text:p>0.1303043102</text:p>
              </table:table-cell>
              <table:table-cell office:value-type="float" office:value="0.1853129755">
                <text:p>0.1853129755</text:p>
              </table:table-cell>
              <table:table-cell office:value-type="float" office:value="0.1197965845">
                <text:p>0.1197965845</text:p>
              </table:table-cell>
              <table:table-cell office:value-type="float" office:value="0.5028609111">
                <text:p>0.5028609111</text:p>
              </table:table-cell>
              <table:table-cell office:value-type="float" office:value="0.2781932474">
                <text:p>0.2781932474</text:p>
              </table:table-cell>
              <table:table-cell office:value-type="float" office:value="0.1461396161">
                <text:p>0.1461396161</text:p>
              </table:table-cell>
              <table:table-cell office:value-type="float" office:value="-0.0165499916">
                <text:p>-0.0165499916</text:p>
              </table:table-cell>
              <table:table-cell office:value-type="float" office:value="0.5234912372">
                <text:p>0.5234912372</text:p>
              </table:table-cell>
              <table:table-cell office:value-type="float" office:value="0.359246101">
                <text:p>0.359246101</text:p>
              </table:table-cell>
              <table:table-cell office:value-type="float" office:value="0.2215197575">
                <text:p>0.2215197575</text:p>
              </table:table-cell>
              <table:table-cell office:value-type="float" office:value="0.2137801155">
                <text:p>0.2137801155</text:p>
              </table:table-cell>
              <table:table-cell office:value-type="float" office:value="0.1496394143">
                <text:p>0.1496394143</text:p>
              </table:table-cell>
              <table:table-cell office:value-type="float" office:value="0.5366102197">
                <text:p>0.5366102197</text:p>
              </table:table-cell>
              <table:table-cell office:value-type="float" office:value="0.3531533536">
                <text:p>0.3531533536</text:p>
              </table:table-cell>
              <table:table-cell office:value-type="float" office:value="1">
                <text:p>1</text:p>
              </table:table-cell>
              <table:table-cell office:value-type="float" office:value="0.0952237949">
                <text:p>0.0952237949</text:p>
              </table:table-cell>
              <table:table-cell office:value-type="float" office:value="0.1375605307">
                <text:p>0.1375605307</text:p>
              </table:table-cell>
              <table:table-cell office:value-type="float" office:value="0.2253643436">
                <text:p>0.2253643436</text:p>
              </table:table-cell>
              <table:table-cell office:value-type="float" office:value="0.5516824891">
                <text:p>0.5516824891</text:p>
              </table:table-cell>
              <table:table-cell office:value-type="float" office:value="-0.2190502398">
                <text:p>-0.2190502398</text:p>
              </table:table-cell>
              <table:table-cell office:value-type="float" office:value="0.4520740916">
                <text:p>0.4520740916</text:p>
              </table:table-cell>
              <table:table-cell office:value-type="float" office:value="0.5846737659">
                <text:p>0.5846737659</text:p>
              </table:table-cell>
              <table:table-cell office:value-type="float" office:value="0.212234622">
                <text:p>0.212234622</text:p>
              </table:table-cell>
              <table:table-cell office:value-type="float" office:value="0.2741785595">
                <text:p>0.2741785595</text:p>
              </table:table-cell>
              <table:table-cell office:value-type="float" office:value="-0.1649651281">
                <text:p>-0.1649651281</text:p>
              </table:table-cell>
              <table:table-cell office:value-type="float" office:value="0.4649641782">
                <text:p>0.4649641782</text:p>
              </table:table-cell>
              <table:table-cell office:value-type="float" office:value="-0.0878345322">
                <text:p>-0.0878345322</text:p>
              </table:table-cell>
              <table:table-cell office:value-type="float" office:value="-0.3127073383">
                <text:p>-0.3127073383</text:p>
              </table:table-cell>
              <table:table-cell office:value-type="float" office:value="0.1707240334">
                <text:p>0.1707240334</text:p>
              </table:table-cell>
              <table:table-cell office:value-type="float" office:value="0.0363698335">
                <text:p>0.0363698335</text:p>
              </table:table-cell>
              <table:table-cell office:value-type="float" office:value="0.2014023203">
                <text:p>0.2014023203</text:p>
              </table:table-cell>
              <table:table-cell office:value-type="float" office:value="0.2433258476">
                <text:p>0.2433258476</text:p>
              </table:table-cell>
              <table:table-cell office:value-type="float" office:value="0.5813929481">
                <text:p>0.5813929481</text:p>
              </table:table-cell>
              <table:table-cell office:value-type="float" office:value="0.5405142496">
                <text:p>0.5405142496</text:p>
              </table:table-cell>
              <table:table-cell office:value-type="float" office:value="-0.1210329335">
                <text:p>-0.1210329335</text:p>
              </table:table-cell>
              <table:table-cell office:value-type="float" office:value="0.2107864777">
                <text:p>0.2107864777</text:p>
              </table:table-cell>
              <table:table-cell office:value-type="float" office:value="-0.03002021">
                <text:p>-0.03002021</text:p>
              </table:table-cell>
              <table:table-cell office:value-type="float" office:value="0.1450856153">
                <text:p>0.1450856153</text:p>
              </table:table-cell>
              <table:table-cell office:value-type="float" office:value="0.5923178482">
                <text:p>0.5923178482</text:p>
              </table:table-cell>
            </table:table-row>
            <table:table-row>
              <table:table-cell office:value-type="float" office:value="-0.2076222057">
                <text:p>-0</text:p>
              </table:table-cell>
              <table:table-cell office:value-type="float" office:value="-0.1919511291">
                <text:p>-0.1919511291</text:p>
              </table:table-cell>
              <table:table-cell office:value-type="float" office:value="0.0103379296">
                <text:p>0.0103379296</text:p>
              </table:table-cell>
              <table:table-cell office:value-type="float" office:value="0.1258986517">
                <text:p>0.1258986517</text:p>
              </table:table-cell>
              <table:table-cell office:value-type="float" office:value="-0.1378826543">
                <text:p>-0.1378826543</text:p>
              </table:table-cell>
              <table:table-cell office:value-type="float" office:value="0.1409259444">
                <text:p>0.1409259444</text:p>
              </table:table-cell>
              <table:table-cell office:value-type="float" office:value="0.1138772767">
                <text:p>0.1138772767</text:p>
              </table:table-cell>
              <table:table-cell office:value-type="float" office:value="0.1589687611">
                <text:p>0.1589687611</text:p>
              </table:table-cell>
              <table:table-cell office:value-type="float" office:value="-0.0537036997">
                <text:p>-0.0537036997</text:p>
              </table:table-cell>
              <table:table-cell office:value-type="float" office:value="-0.0280963783">
                <text:p>-0.0280963783</text:p>
              </table:table-cell>
              <table:table-cell office:value-type="float" office:value="-0.0162095499">
                <text:p>-0.0162095499</text:p>
              </table:table-cell>
              <table:table-cell office:value-type="float" office:value="0.0215514055">
                <text:p>0.0215514055</text:p>
              </table:table-cell>
              <table:table-cell office:value-type="float" office:value="0.0477569565">
                <text:p>0.0477569565</text:p>
              </table:table-cell>
              <table:table-cell office:value-type="float" office:value="-0.0322210917">
                <text:p>-0.0322210917</text:p>
              </table:table-cell>
              <table:table-cell office:value-type="float" office:value="0.1264005711">
                <text:p>0.1264005711</text:p>
              </table:table-cell>
              <table:table-cell office:value-type="float" office:value="-0.0659693736">
                <text:p>-0.0659693736</text:p>
              </table:table-cell>
              <table:table-cell office:value-type="float" office:value="-0.0573839044">
                <text:p>-0.0573839044</text:p>
              </table:table-cell>
              <table:table-cell office:value-type="float" office:value="-0.0060982689">
                <text:p>-0.0060982689</text:p>
              </table:table-cell>
              <table:table-cell office:value-type="float" office:value="-0.0040771034">
                <text:p>-0.0040771034</text:p>
              </table:table-cell>
              <table:table-cell office:value-type="float" office:value="-0.0180242996">
                <text:p>-0.0180242996</text:p>
              </table:table-cell>
              <table:table-cell office:value-type="float" office:value="0.0330603369">
                <text:p>0.0330603369</text:p>
              </table:table-cell>
              <table:table-cell office:value-type="float" office:value="0.0491528744">
                <text:p>0.0491528744</text:p>
              </table:table-cell>
              <table:table-cell office:value-type="float" office:value="-0.0429792474">
                <text:p>-0.0429792474</text:p>
              </table:table-cell>
              <table:table-cell office:value-type="float" office:value="0.0013095003">
                <text:p>0.0013095003</text:p>
              </table:table-cell>
              <table:table-cell office:value-type="float" office:value="0.0648135679">
                <text:p>0.0648135679</text:p>
              </table:table-cell>
              <table:table-cell office:value-type="float" office:value="-0.0436967289">
                <text:p>-0.0436967289</text:p>
              </table:table-cell>
              <table:table-cell office:value-type="float" office:value="-0.0690679163">
                <text:p>-0.0690679163</text:p>
              </table:table-cell>
              <table:table-cell office:value-type="float" office:value="0.0896103366">
                <text:p>0.0896103366</text:p>
              </table:table-cell>
              <table:table-cell office:value-type="float" office:value="-0.0731498038">
                <text:p>-0.0731498038</text:p>
              </table:table-cell>
              <table:table-cell office:value-type="float" office:value="0.129063951">
                <text:p>0.129063951</text:p>
              </table:table-cell>
              <table:table-cell office:value-type="float" office:value="0.052599303">
                <text:p>0.052599303</text:p>
              </table:table-cell>
              <table:table-cell office:value-type="float" office:value="-0.0594358851">
                <text:p>-0.0594358851</text:p>
              </table:table-cell>
              <table:table-cell office:value-type="float" office:value="0.038803143">
                <text:p>0.038803143</text:p>
              </table:table-cell>
              <table:table-cell office:value-type="float" office:value="-0.2382280534">
                <text:p>-0.2382280534</text:p>
              </table:table-cell>
              <table:table-cell office:value-type="float" office:value="-0.0178600343">
                <text:p>-0.0178600343</text:p>
              </table:table-cell>
              <table:table-cell office:value-type="float" office:value="-0.0702843553">
                <text:p>-0.0702843553</text:p>
              </table:table-cell>
              <table:table-cell office:value-type="float" office:value="0.0728842914">
                <text:p>0.0728842914</text:p>
              </table:table-cell>
              <table:table-cell office:value-type="float" office:value="0.1259710806">
                <text:p>0.1259710806</text:p>
              </table:table-cell>
              <table:table-cell office:value-type="float" office:value="-0.063381793">
                <text:p>-0.063381793</text:p>
              </table:table-cell>
              <table:table-cell office:value-type="float" office:value="0.03339027">
                <text:p>0.03339027</text:p>
              </table:table-cell>
              <table:table-cell office:value-type="float" office:value="-0.1344650389">
                <text:p>-0.1344650389</text:p>
              </table:table-cell>
              <table:table-cell office:value-type="float" office:value="0.2962990627">
                <text:p>0.2962990627</text:p>
              </table:table-cell>
              <table:table-cell office:value-type="float" office:value="0.0051738547">
                <text:p>0.0051738547</text:p>
              </table:table-cell>
              <table:table-cell office:value-type="float" office:value="-0.0249716054">
                <text:p>-0.0249716054</text:p>
              </table:table-cell>
              <table:table-cell office:value-type="float" office:value="0.1384447511">
                <text:p>0.1384447511</text:p>
              </table:table-cell>
              <table:table-cell office:value-type="float" office:value="-0.0547246529">
                <text:p>-0.0547246529</text:p>
              </table:table-cell>
              <table:table-cell office:value-type="float" office:value="0.185484124">
                <text:p>0.185484124</text:p>
              </table:table-cell>
              <table:table-cell office:value-type="float" office:value="-0.0394482062">
                <text:p>-0.0394482062</text:p>
              </table:table-cell>
              <table:table-cell office:value-type="float" office:value="-0.1642470405">
                <text:p>-0.1642470405</text:p>
              </table:table-cell>
              <table:table-cell office:value-type="float" office:value="0.0650279582">
                <text:p>0.0650279582</text:p>
              </table:table-cell>
              <table:table-cell office:value-type="float" office:value="0.1435903765">
                <text:p>0.1435903765</text:p>
              </table:table-cell>
              <table:table-cell office:value-type="float" office:value="-0.0209475718">
                <text:p>-0.0209475718</text:p>
              </table:table-cell>
              <table:table-cell office:value-type="float" office:value="-0.0921996772">
                <text:p>-0.0921996772</text:p>
              </table:table-cell>
              <table:table-cell office:value-type="float" office:value="-0.0595327845">
                <text:p>-0.0595327845</text:p>
              </table:table-cell>
              <table:table-cell office:value-type="float" office:value="0.1358565442">
                <text:p>0.1358565442</text:p>
              </table:table-cell>
              <table:table-cell office:value-type="float" office:value="0.127026867">
                <text:p>0.127026867</text:p>
              </table:table-cell>
              <table:table-cell office:value-type="float" office:value="0.0972938537">
                <text:p>0.0972938537</text:p>
              </table:table-cell>
              <table:table-cell office:value-type="float" office:value="0.1258836523">
                <text:p>0.1258836523</text:p>
              </table:table-cell>
              <table:table-cell office:value-type="float" office:value="-0.051924334">
                <text:p>-0.051924334</text:p>
              </table:table-cell>
              <table:table-cell office:value-type="float" office:value="0.0120987717">
                <text:p>0.0120987717</text:p>
              </table:table-cell>
              <table:table-cell office:value-type="float" office:value="0.2205542777">
                <text:p>0.2205542777</text:p>
              </table:table-cell>
              <table:table-cell office:value-type="float" office:value="0.0952237949">
                <text:p>0.0952237949</text:p>
              </table:table-cell>
              <table:table-cell office:value-type="float" office:value="1">
                <text:p>1</text:p>
              </table:table-cell>
              <table:table-cell office:value-type="float" office:value="0.0163760759">
                <text:p>0.0163760759</text:p>
              </table:table-cell>
              <table:table-cell office:value-type="float" office:value="-0.1511208234">
                <text:p>-0.1511208234</text:p>
              </table:table-cell>
              <table:table-cell office:value-type="float" office:value="0.0780447108">
                <text:p>0.0780447108</text:p>
              </table:table-cell>
              <table:table-cell office:value-type="float" office:value="-0.1552811225">
                <text:p>-0.1552811225</text:p>
              </table:table-cell>
              <table:table-cell office:value-type="float" office:value="-0.00537053">
                <text:p>-0.00537053</text:p>
              </table:table-cell>
              <table:table-cell office:value-type="float" office:value="0.064047423">
                <text:p>0.064047423</text:p>
              </table:table-cell>
              <table:table-cell office:value-type="float" office:value="0.1336170914">
                <text:p>0.1336170914</text:p>
              </table:table-cell>
              <table:table-cell office:value-type="float" office:value="0.145360186">
                <text:p>0.145360186</text:p>
              </table:table-cell>
              <table:table-cell office:value-type="float" office:value="0.0689494552">
                <text:p>0.0689494552</text:p>
              </table:table-cell>
              <table:table-cell office:value-type="float" office:value="0.0003830423">
                <text:p>0.0003830423</text:p>
              </table:table-cell>
              <table:table-cell office:value-type="float" office:value="-0.0575720157">
                <text:p>-0.0575720157</text:p>
              </table:table-cell>
              <table:table-cell office:value-type="float" office:value="-0.048311199">
                <text:p>-0.048311199</text:p>
              </table:table-cell>
              <table:table-cell office:value-type="float" office:value="0.0090364877">
                <text:p>0.0090364877</text:p>
              </table:table-cell>
              <table:table-cell office:value-type="float" office:value="-0.1316705308">
                <text:p>-0.1316705308</text:p>
              </table:table-cell>
              <table:table-cell office:value-type="float" office:value="-0.1656857028">
                <text:p>-0.1656857028</text:p>
              </table:table-cell>
              <table:table-cell office:value-type="float" office:value="0.0221656207">
                <text:p>0.0221656207</text:p>
              </table:table-cell>
              <table:table-cell office:value-type="float" office:value="0.1091178007">
                <text:p>0.1091178007</text:p>
              </table:table-cell>
              <table:table-cell office:value-type="float" office:value="0.0495119257">
                <text:p>0.0495119257</text:p>
              </table:table-cell>
              <table:table-cell office:value-type="float" office:value="-0.1298734811">
                <text:p>-0.1298734811</text:p>
              </table:table-cell>
              <table:table-cell office:value-type="float" office:value="0.2640202202">
                <text:p>0.2640202202</text:p>
              </table:table-cell>
              <table:table-cell office:value-type="float" office:value="0.0461806774">
                <text:p>0.0461806774</text:p>
              </table:table-cell>
              <table:table-cell office:value-type="float" office:value="0.1127746459">
                <text:p>0.1127746459</text:p>
              </table:table-cell>
              <table:table-cell office:value-type="float" office:value="0.0540224816">
                <text:p>0.0540224816</text:p>
              </table:table-cell>
            </table:table-row>
            <table:table-row>
              <table:table-cell office:value-type="float" office:value="0.0330519672">
                <text:p>0</text:p>
              </table:table-cell>
              <table:table-cell office:value-type="float" office:value="-0.0357800753">
                <text:p>-0.0357800753</text:p>
              </table:table-cell>
              <table:table-cell office:value-type="float" office:value="0.1546415027">
                <text:p>0.1546415027</text:p>
              </table:table-cell>
              <table:table-cell office:value-type="float" office:value="0.0582551454">
                <text:p>0.0582551454</text:p>
              </table:table-cell>
              <table:table-cell office:value-type="float" office:value="-0.0472674777">
                <text:p>-0.0472674777</text:p>
              </table:table-cell>
              <table:table-cell office:value-type="float" office:value="0.0131810865">
                <text:p>0.0131810865</text:p>
              </table:table-cell>
              <table:table-cell office:value-type="float" office:value="0.2208850377">
                <text:p>0.2208850377</text:p>
              </table:table-cell>
              <table:table-cell office:value-type="float" office:value="-0.015378182">
                <text:p>-0.015378182</text:p>
              </table:table-cell>
              <table:table-cell office:value-type="float" office:value="-0.1149246669">
                <text:p>-0.1149246669</text:p>
              </table:table-cell>
              <table:table-cell office:value-type="float" office:value="-0.0135851491">
                <text:p>-0.0135851491</text:p>
              </table:table-cell>
              <table:table-cell office:value-type="float" office:value="0.0537808902">
                <text:p>0.0537808902</text:p>
              </table:table-cell>
              <table:table-cell office:value-type="float" office:value="-0.0451966413">
                <text:p>-0.0451966413</text:p>
              </table:table-cell>
              <table:table-cell office:value-type="float" office:value="-0.0620995778">
                <text:p>-0.0620995778</text:p>
              </table:table-cell>
              <table:table-cell office:value-type="float" office:value="0.0493208732">
                <text:p>0.0493208732</text:p>
              </table:table-cell>
              <table:table-cell office:value-type="float" office:value="0.1928876076">
                <text:p>0.1928876076</text:p>
              </table:table-cell>
              <table:table-cell office:value-type="float" office:value="-0.0358636469">
                <text:p>-0.0358636469</text:p>
              </table:table-cell>
              <table:table-cell office:value-type="float" office:value="0.0168115265">
                <text:p>0.0168115265</text:p>
              </table:table-cell>
              <table:table-cell office:value-type="float" office:value="-0.1131722109">
                <text:p>-0.1131722109</text:p>
              </table:table-cell>
              <table:table-cell office:value-type="float" office:value="-0.0300629917">
                <text:p>-0.0300629917</text:p>
              </table:table-cell>
              <table:table-cell office:value-type="float" office:value="0.0761381464">
                <text:p>0.0761381464</text:p>
              </table:table-cell>
              <table:table-cell office:value-type="float" office:value="0.3122437806">
                <text:p>0.3122437806</text:p>
              </table:table-cell>
              <table:table-cell office:value-type="float" office:value="0.1536785021">
                <text:p>0.1536785021</text:p>
              </table:table-cell>
              <table:table-cell office:value-type="float" office:value="0.0385696845">
                <text:p>0.0385696845</text:p>
              </table:table-cell>
              <table:table-cell office:value-type="float" office:value="-0.031101296">
                <text:p>-0.031101296</text:p>
              </table:table-cell>
              <table:table-cell office:value-type="float" office:value="0.0671209524">
                <text:p>0.0671209524</text:p>
              </table:table-cell>
              <table:table-cell office:value-type="float" office:value="-0.2200894304">
                <text:p>-0.2200894304</text:p>
              </table:table-cell>
              <table:table-cell office:value-type="float" office:value="0.0078553426">
                <text:p>0.0078553426</text:p>
              </table:table-cell>
              <table:table-cell office:value-type="float" office:value="0.1773831453">
                <text:p>0.1773831453</text:p>
              </table:table-cell>
              <table:table-cell office:value-type="float" office:value="0.1417098648">
                <text:p>0.1417098648</text:p>
              </table:table-cell>
              <table:table-cell office:value-type="float" office:value="-0.0832409798">
                <text:p>-0.0832409798</text:p>
              </table:table-cell>
              <table:table-cell office:value-type="float" office:value="0.0631099131">
                <text:p>0.0631099131</text:p>
              </table:table-cell>
              <table:table-cell office:value-type="float" office:value="0.162790764">
                <text:p>0.162790764</text:p>
              </table:table-cell>
              <table:table-cell office:value-type="float" office:value="0.2303571051">
                <text:p>0.2303571051</text:p>
              </table:table-cell>
              <table:table-cell office:value-type="float" office:value="0.0630071089">
                <text:p>0.0630071089</text:p>
              </table:table-cell>
              <table:table-cell office:value-type="float" office:value="-0.016473191">
                <text:p>-0.016473191</text:p>
              </table:table-cell>
              <table:table-cell office:value-type="float" office:value="0.0148178267">
                <text:p>0.0148178267</text:p>
              </table:table-cell>
              <table:table-cell office:value-type="float" office:value="0.0720553398">
                <text:p>0.0720553398</text:p>
              </table:table-cell>
              <table:table-cell office:value-type="float" office:value="0.0530435707">
                <text:p>0.0530435707</text:p>
              </table:table-cell>
              <table:table-cell office:value-type="float" office:value="0.0419896633">
                <text:p>0.0419896633</text:p>
              </table:table-cell>
              <table:table-cell office:value-type="float" office:value="0.0874122174">
                <text:p>0.0874122174</text:p>
              </table:table-cell>
              <table:table-cell office:value-type="float" office:value="-0.1086227817">
                <text:p>-0.1086227817</text:p>
              </table:table-cell>
              <table:table-cell office:value-type="float" office:value="-0.1129143117">
                <text:p>-0.1129143117</text:p>
              </table:table-cell>
              <table:table-cell office:value-type="float" office:value="0.0048769379">
                <text:p>0.0048769379</text:p>
              </table:table-cell>
              <table:table-cell office:value-type="float" office:value="0.1150265677">
                <text:p>0.1150265677</text:p>
              </table:table-cell>
              <table:table-cell office:value-type="float" office:value="-0.1357761279">
                <text:p>-0.1357761279</text:p>
              </table:table-cell>
              <table:table-cell office:value-type="float" office:value="0.0965640601">
                <text:p>0.0965640601</text:p>
              </table:table-cell>
              <table:table-cell office:value-type="float" office:value="0.0868223103">
                <text:p>0.0868223103</text:p>
              </table:table-cell>
              <table:table-cell office:value-type="float" office:value="0.0696492268">
                <text:p>0.0696492268</text:p>
              </table:table-cell>
              <table:table-cell office:value-type="float" office:value="0.1450230768">
                <text:p>0.1450230768</text:p>
              </table:table-cell>
              <table:table-cell office:value-type="float" office:value="-0.0340066245">
                <text:p>-0.0340066245</text:p>
              </table:table-cell>
              <table:table-cell office:value-type="float" office:value="0.0464956387">
                <text:p>0.0464956387</text:p>
              </table:table-cell>
              <table:table-cell office:value-type="float" office:value="-0.0077603222">
                <text:p>-0.0077603222</text:p>
              </table:table-cell>
              <table:table-cell office:value-type="float" office:value="0.0765717844">
                <text:p>0.0765717844</text:p>
              </table:table-cell>
              <table:table-cell office:value-type="float" office:value="-0.0328342785">
                <text:p>-0.0328342785</text:p>
              </table:table-cell>
              <table:table-cell office:value-type="float" office:value="0.2510099762">
                <text:p>0.2510099762</text:p>
              </table:table-cell>
              <table:table-cell office:value-type="float" office:value="0.1576635419">
                <text:p>0.1576635419</text:p>
              </table:table-cell>
              <table:table-cell office:value-type="float" office:value="0.0518548507">
                <text:p>0.0518548507</text:p>
              </table:table-cell>
              <table:table-cell office:value-type="float" office:value="-0.0030343071">
                <text:p>-0.0030343071</text:p>
              </table:table-cell>
              <table:table-cell office:value-type="float" office:value="0.2755654719">
                <text:p>0.2755654719</text:p>
              </table:table-cell>
              <table:table-cell office:value-type="float" office:value="0.2464756493">
                <text:p>0.2464756493</text:p>
              </table:table-cell>
              <table:table-cell office:value-type="float" office:value="0.0471660311">
                <text:p>0.0471660311</text:p>
              </table:table-cell>
              <table:table-cell office:value-type="float" office:value="0.1375605307">
                <text:p>0.1375605307</text:p>
              </table:table-cell>
              <table:table-cell office:value-type="float" office:value="0.0163760759">
                <text:p>0.0163760759</text:p>
              </table:table-cell>
              <table:table-cell office:value-type="float" office:value="1">
                <text:p>1</text:p>
              </table:table-cell>
              <table:table-cell office:value-type="float" office:value="0.1172829878">
                <text:p>0.1172829878</text:p>
              </table:table-cell>
              <table:table-cell office:value-type="float" office:value="0.1279144651">
                <text:p>0.1279144651</text:p>
              </table:table-cell>
              <table:table-cell office:value-type="float" office:value="0.0125896067">
                <text:p>0.0125896067</text:p>
              </table:table-cell>
              <table:table-cell office:value-type="float" office:value="0.2049669887">
                <text:p>0.2049669887</text:p>
              </table:table-cell>
              <table:table-cell office:value-type="float" office:value="0.1877866583">
                <text:p>0.1877866583</text:p>
              </table:table-cell>
              <table:table-cell office:value-type="float" office:value="0.1527389679">
                <text:p>0.1527389679</text:p>
              </table:table-cell>
              <table:table-cell office:value-type="float" office:value="0.2466337023">
                <text:p>0.2466337023</text:p>
              </table:table-cell>
              <table:table-cell office:value-type="float" office:value="-0.0097516985">
                <text:p>-0.0097516985</text:p>
              </table:table-cell>
              <table:table-cell office:value-type="float" office:value="0.2777876503">
                <text:p>0.2777876503</text:p>
              </table:table-cell>
              <table:table-cell office:value-type="float" office:value="-0.0769559553">
                <text:p>-0.0769559553</text:p>
              </table:table-cell>
              <table:table-cell office:value-type="float" office:value="0.0047780746">
                <text:p>0.0047780746</text:p>
              </table:table-cell>
              <table:table-cell office:value-type="float" office:value="0.1204022252">
                <text:p>0.1204022252</text:p>
              </table:table-cell>
              <table:table-cell office:value-type="float" office:value="0.1337406994">
                <text:p>0.1337406994</text:p>
              </table:table-cell>
              <table:table-cell office:value-type="float" office:value="0.0175140773">
                <text:p>0.0175140773</text:p>
              </table:table-cell>
              <table:table-cell office:value-type="float" office:value="-0.067854288">
                <text:p>-0.067854288</text:p>
              </table:table-cell>
              <table:table-cell office:value-type="float" office:value="0.2632086663">
                <text:p>0.2632086663</text:p>
              </table:table-cell>
              <table:table-cell office:value-type="float" office:value="0.0605215687">
                <text:p>0.0605215687</text:p>
              </table:table-cell>
              <table:table-cell office:value-type="float" office:value="-0.3342595071">
                <text:p>-0.3342595071</text:p>
              </table:table-cell>
              <table:table-cell office:value-type="float" office:value="-0.011935104">
                <text:p>-0.011935104</text:p>
              </table:table-cell>
              <table:table-cell office:value-type="float" office:value="0.0882593151">
                <text:p>0.0882593151</text:p>
              </table:table-cell>
              <table:table-cell office:value-type="float" office:value="0.0057348258">
                <text:p>0.0057348258</text:p>
              </table:table-cell>
              <table:table-cell office:value-type="float" office:value="0.2697086834">
                <text:p>0.2697086834</text:p>
              </table:table-cell>
            </table:table-row>
            <table:table-row>
              <table:table-cell office:value-type="float" office:value="0.1488303437">
                <text:p>0</text:p>
              </table:table-cell>
              <table:table-cell office:value-type="float" office:value="-0.0684016901">
                <text:p>-0.0684016901</text:p>
              </table:table-cell>
              <table:table-cell office:value-type="float" office:value="0.3146523601">
                <text:p>0.3146523601</text:p>
              </table:table-cell>
              <table:table-cell office:value-type="float" office:value="-0.0245387955">
                <text:p>-0.0245387955</text:p>
              </table:table-cell>
              <table:table-cell office:value-type="float" office:value="-0.1151464328">
                <text:p>-0.1151464328</text:p>
              </table:table-cell>
              <table:table-cell office:value-type="float" office:value="0.036337459">
                <text:p>0.036337459</text:p>
              </table:table-cell>
              <table:table-cell office:value-type="float" office:value="0.3793620682">
                <text:p>0.3793620682</text:p>
              </table:table-cell>
              <table:table-cell office:value-type="float" office:value="0.3029039274">
                <text:p>0.3029039274</text:p>
              </table:table-cell>
              <table:table-cell office:value-type="float" office:value="0.1097902048">
                <text:p>0.1097902048</text:p>
              </table:table-cell>
              <table:table-cell office:value-type="float" office:value="0.1013736866">
                <text:p>0.1013736866</text:p>
              </table:table-cell>
              <table:table-cell office:value-type="float" office:value="0.1672447723">
                <text:p>0.1672447723</text:p>
              </table:table-cell>
              <table:table-cell office:value-type="float" office:value="0.0756513706">
                <text:p>0.0756513706</text:p>
              </table:table-cell>
              <table:table-cell office:value-type="float" office:value="0.0037710889">
                <text:p>0.0037710889</text:p>
              </table:table-cell>
              <table:table-cell office:value-type="float" office:value="0.2276786075">
                <text:p>0.2276786075</text:p>
              </table:table-cell>
              <table:table-cell office:value-type="float" office:value="0.0929180641">
                <text:p>0.0929180641</text:p>
              </table:table-cell>
              <table:table-cell office:value-type="float" office:value="-0.1269214879">
                <text:p>-0.1269214879</text:p>
              </table:table-cell>
              <table:table-cell office:value-type="float" office:value="-0.0961578708">
                <text:p>-0.0961578708</text:p>
              </table:table-cell>
              <table:table-cell office:value-type="float" office:value="0.0408240545">
                <text:p>0.0408240545</text:p>
              </table:table-cell>
              <table:table-cell office:value-type="float" office:value="-0.2313512761">
                <text:p>-0.2313512761</text:p>
              </table:table-cell>
              <table:table-cell office:value-type="float" office:value="0.1943339576">
                <text:p>0.1943339576</text:p>
              </table:table-cell>
              <table:table-cell office:value-type="float" office:value="0.0509968888">
                <text:p>0.0509968888</text:p>
              </table:table-cell>
              <table:table-cell office:value-type="float" office:value="0.2933450549">
                <text:p>0.2933450549</text:p>
              </table:table-cell>
              <table:table-cell office:value-type="float" office:value="0.2465766353">
                <text:p>0.2465766353</text:p>
              </table:table-cell>
              <table:table-cell office:value-type="float" office:value="0.2373576791">
                <text:p>0.2373576791</text:p>
              </table:table-cell>
              <table:table-cell office:value-type="float" office:value="0.0183290193">
                <text:p>0.0183290193</text:p>
              </table:table-cell>
              <table:table-cell office:value-type="float" office:value="-0.2943057115">
                <text:p>-0.2943057115</text:p>
              </table:table-cell>
              <table:table-cell office:value-type="float" office:value="0.0704185849">
                <text:p>0.0704185849</text:p>
              </table:table-cell>
              <table:table-cell office:value-type="float" office:value="0.0730959873">
                <text:p>0.0730959873</text:p>
              </table:table-cell>
              <table:table-cell office:value-type="float" office:value="-0.0141480212">
                <text:p>-0.0141480212</text:p>
              </table:table-cell>
              <table:table-cell office:value-type="float" office:value="-0.1231272906">
                <text:p>-0.1231272906</text:p>
              </table:table-cell>
              <table:table-cell office:value-type="float" office:value="-0.0230057506">
                <text:p>-0.0230057506</text:p>
              </table:table-cell>
              <table:table-cell office:value-type="float" office:value="-0.049243839">
                <text:p>-0.049243839</text:p>
              </table:table-cell>
              <table:table-cell office:value-type="float" office:value="0.4072272056">
                <text:p>0.4072272056</text:p>
              </table:table-cell>
              <table:table-cell office:value-type="float" office:value="0.127474649">
                <text:p>0.127474649</text:p>
              </table:table-cell>
              <table:table-cell office:value-type="float" office:value="0.061943162">
                <text:p>0.061943162</text:p>
              </table:table-cell>
              <table:table-cell office:value-type="float" office:value="0.1720990016">
                <text:p>0.1720990016</text:p>
              </table:table-cell>
              <table:table-cell office:value-type="float" office:value="0.2613683787">
                <text:p>0.2613683787</text:p>
              </table:table-cell>
              <table:table-cell office:value-type="float" office:value="0.0457434117">
                <text:p>0.0457434117</text:p>
              </table:table-cell>
              <table:table-cell office:value-type="float" office:value="0.1466039193">
                <text:p>0.1466039193</text:p>
              </table:table-cell>
              <table:table-cell office:value-type="float" office:value="0.0259728946">
                <text:p>0.0259728946</text:p>
              </table:table-cell>
              <table:table-cell office:value-type="float" office:value="0.0081280532">
                <text:p>0.0081280532</text:p>
              </table:table-cell>
              <table:table-cell office:value-type="float" office:value="-0.245419237">
                <text:p>-0.245419237</text:p>
              </table:table-cell>
              <table:table-cell office:value-type="float" office:value="0.305047218">
                <text:p>0.305047218</text:p>
              </table:table-cell>
              <table:table-cell office:value-type="float" office:value="0.1971474322">
                <text:p>0.1971474322</text:p>
              </table:table-cell>
              <table:table-cell office:value-type="float" office:value="-0.0466432862">
                <text:p>-0.0466432862</text:p>
              </table:table-cell>
              <table:table-cell office:value-type="float" office:value="0.3729056064">
                <text:p>0.3729056064</text:p>
              </table:table-cell>
              <table:table-cell office:value-type="float" office:value="0.2163278691">
                <text:p>0.2163278691</text:p>
              </table:table-cell>
              <table:table-cell office:value-type="float" office:value="0.0292602078">
                <text:p>0.0292602078</text:p>
              </table:table-cell>
              <table:table-cell office:value-type="float" office:value="0.0596225563">
                <text:p>0.0596225563</text:p>
              </table:table-cell>
              <table:table-cell office:value-type="float" office:value="-0.1516065904">
                <text:p>-0.1516065904</text:p>
              </table:table-cell>
              <table:table-cell office:value-type="float" office:value="0.0982676384">
                <text:p>0.0982676384</text:p>
              </table:table-cell>
              <table:table-cell office:value-type="float" office:value="0.1490479298">
                <text:p>0.1490479298</text:p>
              </table:table-cell>
              <table:table-cell office:value-type="float" office:value="0.1291966347">
                <text:p>0.1291966347</text:p>
              </table:table-cell>
              <table:table-cell office:value-type="float" office:value="0.0301048601">
                <text:p>0.0301048601</text:p>
              </table:table-cell>
              <table:table-cell office:value-type="float" office:value="0.4103944886">
                <text:p>0.4103944886</text:p>
              </table:table-cell>
              <table:table-cell office:value-type="float" office:value="0.0925431862">
                <text:p>0.0925431862</text:p>
              </table:table-cell>
              <table:table-cell office:value-type="float" office:value="0.0551590636">
                <text:p>0.0551590636</text:p>
              </table:table-cell>
              <table:table-cell office:value-type="float" office:value="0.1452036891">
                <text:p>0.1452036891</text:p>
              </table:table-cell>
              <table:table-cell office:value-type="float" office:value="0.2004716974">
                <text:p>0.2004716974</text:p>
              </table:table-cell>
              <table:table-cell office:value-type="float" office:value="0.4294225354">
                <text:p>0.4294225354</text:p>
              </table:table-cell>
              <table:table-cell office:value-type="float" office:value="0.1411843567">
                <text:p>0.1411843567</text:p>
              </table:table-cell>
              <table:table-cell office:value-type="float" office:value="0.2253643436">
                <text:p>0.2253643436</text:p>
              </table:table-cell>
              <table:table-cell office:value-type="float" office:value="-0.1511208234">
                <text:p>-0.1511208234</text:p>
              </table:table-cell>
              <table:table-cell office:value-type="float" office:value="0.1172829878">
                <text:p>0.1172829878</text:p>
              </table:table-cell>
              <table:table-cell office:value-type="float" office:value="1">
                <text:p>1</text:p>
              </table:table-cell>
              <table:table-cell office:value-type="float" office:value="0.2642666636">
                <text:p>0.2642666636</text:p>
              </table:table-cell>
              <table:table-cell office:value-type="float" office:value="-0.0918092848">
                <text:p>-0.0918092848</text:p>
              </table:table-cell>
              <table:table-cell office:value-type="float" office:value="0.2279158034">
                <text:p>0.2279158034</text:p>
              </table:table-cell>
              <table:table-cell office:value-type="float" office:value="0.3521516526">
                <text:p>0.3521516526</text:p>
              </table:table-cell>
              <table:table-cell office:value-type="float" office:value="0.1610172519">
                <text:p>0.1610172519</text:p>
              </table:table-cell>
              <table:table-cell office:value-type="float" office:value="0.2402701635">
                <text:p>0.2402701635</text:p>
              </table:table-cell>
              <table:table-cell office:value-type="float" office:value="-0.1401660563">
                <text:p>-0.1401660563</text:p>
              </table:table-cell>
              <table:table-cell office:value-type="float" office:value="0.3822674304">
                <text:p>0.3822674304</text:p>
              </table:table-cell>
              <table:table-cell office:value-type="float" office:value="-0.1684950744">
                <text:p>-0.1684950744</text:p>
              </table:table-cell>
              <table:table-cell office:value-type="float" office:value="-0.0443215212">
                <text:p>-0.0443215212</text:p>
              </table:table-cell>
              <table:table-cell office:value-type="float" office:value="0.099018732">
                <text:p>0.099018732</text:p>
              </table:table-cell>
              <table:table-cell office:value-type="float" office:value="0.0631082759">
                <text:p>0.0631082759</text:p>
              </table:table-cell>
              <table:table-cell office:value-type="float" office:value="-0.0016036766">
                <text:p>-0.0016036766</text:p>
              </table:table-cell>
              <table:table-cell office:value-type="float" office:value="0.1303015601">
                <text:p>0.1303015601</text:p>
              </table:table-cell>
              <table:table-cell office:value-type="float" office:value="0.4092299928">
                <text:p>0.4092299928</text:p>
              </table:table-cell>
              <table:table-cell office:value-type="float" office:value="0.388900871">
                <text:p>0.388900871</text:p>
              </table:table-cell>
              <table:table-cell office:value-type="float" office:value="0.1041946702">
                <text:p>0.1041946702</text:p>
              </table:table-cell>
              <table:table-cell office:value-type="float" office:value="0.1417427086">
                <text:p>0.1417427086</text:p>
              </table:table-cell>
              <table:table-cell office:value-type="float" office:value="-0.0210358542">
                <text:p>-0.0210358542</text:p>
              </table:table-cell>
              <table:table-cell office:value-type="float" office:value="0.1272680698">
                <text:p>0.1272680698</text:p>
              </table:table-cell>
              <table:table-cell office:value-type="float" office:value="0.3877478581">
                <text:p>0.3877478581</text:p>
              </table:table-cell>
            </table:table-row>
            <table:table-row>
              <table:table-cell office:value-type="float" office:value="-0.1577900048">
                <text:p>-0</text:p>
              </table:table-cell>
              <table:table-cell office:value-type="float" office:value="0.2521939734">
                <text:p>0.2521939734</text:p>
              </table:table-cell>
              <table:table-cell office:value-type="float" office:value="0.4413978151">
                <text:p>0.4413978151</text:p>
              </table:table-cell>
              <table:table-cell office:value-type="float" office:value="0.2128772251">
                <text:p>0.2128772251</text:p>
              </table:table-cell>
              <table:table-cell office:value-type="float" office:value="-0.2618623573">
                <text:p>-0.2618623573</text:p>
              </table:table-cell>
              <table:table-cell office:value-type="float" office:value="0.1917304575">
                <text:p>0.1917304575</text:p>
              </table:table-cell>
              <table:table-cell office:value-type="float" office:value="0.7536730085">
                <text:p>0.7536730085</text:p>
              </table:table-cell>
              <table:table-cell office:value-type="float" office:value="0.6028800942">
                <text:p>0.6028800942</text:p>
              </table:table-cell>
              <table:table-cell office:value-type="float" office:value="0.1884492052">
                <text:p>0.1884492052</text:p>
              </table:table-cell>
              <table:table-cell office:value-type="float" office:value="0.0320049592">
                <text:p>0.0320049592</text:p>
              </table:table-cell>
              <table:table-cell office:value-type="float" office:value="0.2563630011">
                <text:p>0.2563630011</text:p>
              </table:table-cell>
              <table:table-cell office:value-type="float" office:value="-0.0172658267">
                <text:p>-0.0172658267</text:p>
              </table:table-cell>
              <table:table-cell office:value-type="float" office:value="0.2043479143">
                <text:p>0.2043479143</text:p>
              </table:table-cell>
              <table:table-cell office:value-type="float" office:value="0.1521023521">
                <text:p>0.1521023521</text:p>
              </table:table-cell>
              <table:table-cell office:value-type="float" office:value="0.210311935">
                <text:p>0.210311935</text:p>
              </table:table-cell>
              <table:table-cell office:value-type="float" office:value="-0.4102451354">
                <text:p>-0.4102451354</text:p>
              </table:table-cell>
              <table:table-cell office:value-type="float" office:value="0.013424555">
                <text:p>0.013424555</text:p>
              </table:table-cell>
              <table:table-cell office:value-type="float" office:value="0.0540905753">
                <text:p>0.0540905753</text:p>
              </table:table-cell>
              <table:table-cell office:value-type="float" office:value="-0.1169079985">
                <text:p>-0.1169079985</text:p>
              </table:table-cell>
              <table:table-cell office:value-type="float" office:value="0.3955631976">
                <text:p>0.3955631976</text:p>
              </table:table-cell>
              <table:table-cell office:value-type="float" office:value="0.0318492878">
                <text:p>0.0318492878</text:p>
              </table:table-cell>
              <table:table-cell office:value-type="float" office:value="0.6616601458">
                <text:p>0.6616601458</text:p>
              </table:table-cell>
              <table:table-cell office:value-type="float" office:value="0.1421351297">
                <text:p>0.1421351297</text:p>
              </table:table-cell>
              <table:table-cell office:value-type="float" office:value="0.2042685158">
                <text:p>0.2042685158</text:p>
              </table:table-cell>
              <table:table-cell office:value-type="float" office:value="0.1800112846">
                <text:p>0.1800112846</text:p>
              </table:table-cell>
              <table:table-cell office:value-type="float" office:value="-0.1369702444">
                <text:p>-0.1369702444</text:p>
              </table:table-cell>
              <table:table-cell office:value-type="float" office:value="0.1184080548">
                <text:p>0.1184080548</text:p>
              </table:table-cell>
              <table:table-cell office:value-type="float" office:value="0.5356303021">
                <text:p>0.5356303021</text:p>
              </table:table-cell>
              <table:table-cell office:value-type="float" office:value="0.0911214307">
                <text:p>0.0911214307</text:p>
              </table:table-cell>
              <table:table-cell office:value-type="float" office:value="-0.1053250572">
                <text:p>-0.1053250572</text:p>
              </table:table-cell>
              <table:table-cell office:value-type="float" office:value="0.0208862932">
                <text:p>0.0208862932</text:p>
              </table:table-cell>
              <table:table-cell office:value-type="float" office:value="-0.158263971">
                <text:p>-0.158263971</text:p>
              </table:table-cell>
              <table:table-cell office:value-type="float" office:value="0.7080608355">
                <text:p>0.7080608355</text:p>
              </table:table-cell>
              <table:table-cell office:value-type="float" office:value="0.1185892133">
                <text:p>0.1185892133</text:p>
              </table:table-cell>
              <table:table-cell office:value-type="float" office:value="0.2295417748">
                <text:p>0.2295417748</text:p>
              </table:table-cell>
              <table:table-cell office:value-type="float" office:value="0.0823302959">
                <text:p>0.0823302959</text:p>
              </table:table-cell>
              <table:table-cell office:value-type="float" office:value="0.2057405006">
                <text:p>0.2057405006</text:p>
              </table:table-cell>
              <table:table-cell office:value-type="float" office:value="0.1451356658">
                <text:p>0.1451356658</text:p>
              </table:table-cell>
              <table:table-cell office:value-type="float" office:value="0.1146388888">
                <text:p>0.1146388888</text:p>
              </table:table-cell>
              <table:table-cell office:value-type="float" office:value="0.3406069541">
                <text:p>0.3406069541</text:p>
              </table:table-cell>
              <table:table-cell office:value-type="float" office:value="-0.0829478751">
                <text:p>-0.0829478751</text:p>
              </table:table-cell>
              <table:table-cell office:value-type="float" office:value="0.1554940853">
                <text:p>0.1554940853</text:p>
              </table:table-cell>
              <table:table-cell office:value-type="float" office:value="0.4873194425">
                <text:p>0.4873194425</text:p>
              </table:table-cell>
              <table:table-cell office:value-type="float" office:value="0.2954708798">
                <text:p>0.2954708798</text:p>
              </table:table-cell>
              <table:table-cell office:value-type="float" office:value="0.2009938522">
                <text:p>0.2009938522</text:p>
              </table:table-cell>
              <table:table-cell office:value-type="float" office:value="0.4008180818">
                <text:p>0.4008180818</text:p>
              </table:table-cell>
              <table:table-cell office:value-type="float" office:value="0.117235766">
                <text:p>0.117235766</text:p>
              </table:table-cell>
              <table:table-cell office:value-type="float" office:value="0.020911793">
                <text:p>0.020911793</text:p>
              </table:table-cell>
              <table:table-cell office:value-type="float" office:value="0.366647245">
                <text:p>0.366647245</text:p>
              </table:table-cell>
              <table:table-cell office:value-type="float" office:value="0.1261192804">
                <text:p>0.1261192804</text:p>
              </table:table-cell>
              <table:table-cell office:value-type="float" office:value="0.3776147862">
                <text:p>0.3776147862</text:p>
              </table:table-cell>
              <table:table-cell office:value-type="float" office:value="0.1005041573">
                <text:p>0.1005041573</text:p>
              </table:table-cell>
              <table:table-cell office:value-type="float" office:value="0.2299051294">
                <text:p>0.2299051294</text:p>
              </table:table-cell>
              <table:table-cell office:value-type="float" office:value="0.0706628257">
                <text:p>0.0706628257</text:p>
              </table:table-cell>
              <table:table-cell office:value-type="float" office:value="0.7265527728">
                <text:p>0.7265527728</text:p>
              </table:table-cell>
              <table:table-cell office:value-type="float" office:value="0.3868223745">
                <text:p>0.3868223745</text:p>
              </table:table-cell>
              <table:table-cell office:value-type="float" office:value="0.1230985305">
                <text:p>0.1230985305</text:p>
              </table:table-cell>
              <table:table-cell office:value-type="float" office:value="0.2578874841">
                <text:p>0.2578874841</text:p>
              </table:table-cell>
              <table:table-cell office:value-type="float" office:value="0.1501299622">
                <text:p>0.1501299622</text:p>
              </table:table-cell>
              <table:table-cell office:value-type="float" office:value="0.6388975391">
                <text:p>0.6388975391</text:p>
              </table:table-cell>
              <table:table-cell office:value-type="float" office:value="0.3111431258">
                <text:p>0.3111431258</text:p>
              </table:table-cell>
              <table:table-cell office:value-type="float" office:value="0.5516824891">
                <text:p>0.5516824891</text:p>
              </table:table-cell>
              <table:table-cell office:value-type="float" office:value="0.0780447108">
                <text:p>0.0780447108</text:p>
              </table:table-cell>
              <table:table-cell office:value-type="float" office:value="0.1279144651">
                <text:p>0.1279144651</text:p>
              </table:table-cell>
              <table:table-cell office:value-type="float" office:value="0.2642666636">
                <text:p>0.2642666636</text:p>
              </table:table-cell>
              <table:table-cell office:value-type="float" office:value="1">
                <text:p>1</text:p>
              </table:table-cell>
              <table:table-cell office:value-type="float" office:value="-0.0744499771">
                <text:p>-0.0744499771</text:p>
              </table:table-cell>
              <table:table-cell office:value-type="float" office:value="0.2522228656">
                <text:p>0.2522228656</text:p>
              </table:table-cell>
              <table:table-cell office:value-type="float" office:value="0.7272705573">
                <text:p>0.7272705573</text:p>
              </table:table-cell>
              <table:table-cell office:value-type="float" office:value="0.2621418827">
                <text:p>0.2621418827</text:p>
              </table:table-cell>
              <table:table-cell office:value-type="float" office:value="0.2972666485">
                <text:p>0.2972666485</text:p>
              </table:table-cell>
              <table:table-cell office:value-type="float" office:value="-0.2698418638">
                <text:p>-0.2698418638</text:p>
              </table:table-cell>
              <table:table-cell office:value-type="float" office:value="0.5788953245">
                <text:p>0.5788953245</text:p>
              </table:table-cell>
              <table:table-cell office:value-type="float" office:value="-0.081889715">
                <text:p>-0.081889715</text:p>
              </table:table-cell>
              <table:table-cell office:value-type="float" office:value="-0.3181518448">
                <text:p>-0.3181518448</text:p>
              </table:table-cell>
              <table:table-cell office:value-type="float" office:value="0.1550333992">
                <text:p>0.1550333992</text:p>
              </table:table-cell>
              <table:table-cell office:value-type="float" office:value="0.3192269972">
                <text:p>0.3192269972</text:p>
              </table:table-cell>
              <table:table-cell office:value-type="float" office:value="0.1877728319">
                <text:p>0.1877728319</text:p>
              </table:table-cell>
              <table:table-cell office:value-type="float" office:value="0.5244766971">
                <text:p>0.5244766971</text:p>
              </table:table-cell>
              <table:table-cell office:value-type="float" office:value="0.7203648904">
                <text:p>0.7203648904</text:p>
              </table:table-cell>
              <table:table-cell office:value-type="float" office:value="0.5539680035">
                <text:p>0.5539680035</text:p>
              </table:table-cell>
              <table:table-cell office:value-type="float" office:value="-0.1629023113">
                <text:p>-0.1629023113</text:p>
              </table:table-cell>
              <table:table-cell office:value-type="float" office:value="0.3142408721">
                <text:p>0.3142408721</text:p>
              </table:table-cell>
              <table:table-cell office:value-type="float" office:value="0.0227439396">
                <text:p>0.0227439396</text:p>
              </table:table-cell>
              <table:table-cell office:value-type="float" office:value="0.1609860909">
                <text:p>0.1609860909</text:p>
              </table:table-cell>
              <table:table-cell office:value-type="float" office:value="0.7655560461">
                <text:p>0.7655560461</text:p>
              </table:table-cell>
            </table:table-row>
            <table:table-row>
              <table:table-cell office:value-type="float" office:value="0.043801618">
                <text:p>0</text:p>
              </table:table-cell>
              <table:table-cell office:value-type="float" office:value="0.0298551293">
                <text:p>0.0298551293</text:p>
              </table:table-cell>
              <table:table-cell office:value-type="float" office:value="-0.0481622124">
                <text:p>-0.0481622124</text:p>
              </table:table-cell>
              <table:table-cell office:value-type="float" office:value="-0.0793642518">
                <text:p>-0.0793642518</text:p>
              </table:table-cell>
              <table:table-cell office:value-type="float" office:value="0.0519083301">
                <text:p>0.0519083301</text:p>
              </table:table-cell>
              <table:table-cell office:value-type="float" office:value="-0.1209115883">
                <text:p>-0.1209115883</text:p>
              </table:table-cell>
              <table:table-cell office:value-type="float" office:value="-0.2404220808">
                <text:p>-0.2404220808</text:p>
              </table:table-cell>
              <table:table-cell office:value-type="float" office:value="-0.2195467443">
                <text:p>-0.2195467443</text:p>
              </table:table-cell>
              <table:table-cell office:value-type="float" office:value="-0.0248188799">
                <text:p>-0.0248188799</text:p>
              </table:table-cell>
              <table:table-cell office:value-type="float" office:value="-0.0425985189">
                <text:p>-0.0425985189</text:p>
              </table:table-cell>
              <table:table-cell office:value-type="float" office:value="0.0903779241">
                <text:p>0.0903779241</text:p>
              </table:table-cell>
              <table:table-cell office:value-type="float" office:value="-0.0652794403">
                <text:p>-0.0652794403</text:p>
              </table:table-cell>
              <table:table-cell office:value-type="float" office:value="-0.2130710439">
                <text:p>-0.2130710439</text:p>
              </table:table-cell>
              <table:table-cell office:value-type="float" office:value="0.047124291">
                <text:p>0.047124291</text:p>
              </table:table-cell>
              <table:table-cell office:value-type="float" office:value="-0.1556442668">
                <text:p>-0.1556442668</text:p>
              </table:table-cell>
              <table:table-cell office:value-type="float" office:value="0.2158098621">
                <text:p>0.2158098621</text:p>
              </table:table-cell>
              <table:table-cell office:value-type="float" office:value="-0.1199797426">
                <text:p>-0.1199797426</text:p>
              </table:table-cell>
              <table:table-cell office:value-type="float" office:value="-0.1831764781">
                <text:p>-0.1831764781</text:p>
              </table:table-cell>
              <table:table-cell office:value-type="float" office:value="-0.0855780016">
                <text:p>-0.0855780016</text:p>
              </table:table-cell>
              <table:table-cell office:value-type="float" office:value="0.0115518219">
                <text:p>0.0115518219</text:p>
              </table:table-cell>
              <table:table-cell office:value-type="float" office:value="-0.0045612862">
                <text:p>-0.0045612862</text:p>
              </table:table-cell>
              <table:table-cell office:value-type="float" office:value="-0.11085566">
                <text:p>-0.11085566</text:p>
              </table:table-cell>
              <table:table-cell office:value-type="float" office:value="-0.1476642465">
                <text:p>-0.1476642465</text:p>
              </table:table-cell>
              <table:table-cell office:value-type="float" office:value="-0.1187227205">
                <text:p>-0.1187227205</text:p>
              </table:table-cell>
              <table:table-cell office:value-type="float" office:value="-0.0540800848">
                <text:p>-0.0540800848</text:p>
              </table:table-cell>
              <table:table-cell office:value-type="float" office:value="-0.1000884804">
                <text:p>-0.1000884804</text:p>
              </table:table-cell>
              <table:table-cell office:value-type="float" office:value="0.0195820349">
                <text:p>0.0195820349</text:p>
              </table:table-cell>
              <table:table-cell office:value-type="float" office:value="-0.1455074636">
                <text:p>-0.1455074636</text:p>
              </table:table-cell>
              <table:table-cell office:value-type="float" office:value="0.0979531748">
                <text:p>0.0979531748</text:p>
              </table:table-cell>
              <table:table-cell office:value-type="float" office:value="0.0118528833">
                <text:p>0.0118528833</text:p>
              </table:table-cell>
              <table:table-cell office:value-type="float" office:value="-0.0443229193">
                <text:p>-0.0443229193</text:p>
              </table:table-cell>
              <table:table-cell office:value-type="float" office:value="-0.0431178203">
                <text:p>-0.0431178203</text:p>
              </table:table-cell>
              <table:table-cell office:value-type="float" office:value="-0.2169613658">
                <text:p>-0.2169613658</text:p>
              </table:table-cell>
              <table:table-cell office:value-type="float" office:value="0.1933765354">
                <text:p>0.1933765354</text:p>
              </table:table-cell>
              <table:table-cell office:value-type="float" office:value="-0.1023443472">
                <text:p>-0.1023443472</text:p>
              </table:table-cell>
              <table:table-cell office:value-type="float" office:value="0.2150927138">
                <text:p>0.2150927138</text:p>
              </table:table-cell>
              <table:table-cell office:value-type="float" office:value="-0.1547911124">
                <text:p>-0.1547911124</text:p>
              </table:table-cell>
              <table:table-cell office:value-type="float" office:value="-0.0200001655">
                <text:p>-0.0200001655</text:p>
              </table:table-cell>
              <table:table-cell office:value-type="float" office:value="0.054189726">
                <text:p>0.054189726</text:p>
              </table:table-cell>
              <table:table-cell office:value-type="float" office:value="-0.0600535565">
                <text:p>-0.0600535565</text:p>
              </table:table-cell>
              <table:table-cell office:value-type="float" office:value="0.1463632017">
                <text:p>0.1463632017</text:p>
              </table:table-cell>
              <table:table-cell office:value-type="float" office:value="-0.2904984377">
                <text:p>-0.2904984377</text:p>
              </table:table-cell>
              <table:table-cell office:value-type="float" office:value="-0.1671335022">
                <text:p>-0.1671335022</text:p>
              </table:table-cell>
              <table:table-cell office:value-type="float" office:value="-0.1139983111">
                <text:p>-0.1139983111</text:p>
              </table:table-cell>
              <table:table-cell office:value-type="float" office:value="0.0119764538">
                <text:p>0.0119764538</text:p>
              </table:table-cell>
              <table:table-cell office:value-type="float" office:value="-0.1243650351">
                <text:p>-0.1243650351</text:p>
              </table:table-cell>
              <table:table-cell office:value-type="float" office:value="-0.0562277648">
                <text:p>-0.0562277648</text:p>
              </table:table-cell>
              <table:table-cell office:value-type="float" office:value="-0.0256406015">
                <text:p>-0.0256406015</text:p>
              </table:table-cell>
              <table:table-cell office:value-type="float" office:value="-0.0301652589">
                <text:p>-0.0301652589</text:p>
              </table:table-cell>
              <table:table-cell office:value-type="float" office:value="-0.0367438166">
                <text:p>-0.0367438166</text:p>
              </table:table-cell>
              <table:table-cell office:value-type="float" office:value="-0.1449010647">
                <text:p>-0.1449010647</text:p>
              </table:table-cell>
              <table:table-cell office:value-type="float" office:value="-0.1549151361">
                <text:p>-0.1549151361</text:p>
              </table:table-cell>
              <table:table-cell office:value-type="float" office:value="-0.0001345308">
                <text:p>-0.0001345308</text:p>
              </table:table-cell>
              <table:table-cell office:value-type="float" office:value="0.0429165139">
                <text:p>0.0429165139</text:p>
              </table:table-cell>
              <table:table-cell office:value-type="float" office:value="-0.2273997232">
                <text:p>-0.2273997232</text:p>
              </table:table-cell>
              <table:table-cell office:value-type="float" office:value="-0.2879210869">
                <text:p>-0.2879210869</text:p>
              </table:table-cell>
              <table:table-cell office:value-type="float" office:value="-0.0042262138">
                <text:p>-0.0042262138</text:p>
              </table:table-cell>
              <table:table-cell office:value-type="float" office:value="-0.1511825157">
                <text:p>-0.1511825157</text:p>
              </table:table-cell>
              <table:table-cell office:value-type="float" office:value="-0.0996490086">
                <text:p>-0.0996490086</text:p>
              </table:table-cell>
              <table:table-cell office:value-type="float" office:value="-0.2023740123">
                <text:p>-0.2023740123</text:p>
              </table:table-cell>
              <table:table-cell office:value-type="float" office:value="-0.0514342329">
                <text:p>-0.0514342329</text:p>
              </table:table-cell>
              <table:table-cell office:value-type="float" office:value="-0.2190502398">
                <text:p>-0.2190502398</text:p>
              </table:table-cell>
              <table:table-cell office:value-type="float" office:value="-0.1552811225">
                <text:p>-0.1552811225</text:p>
              </table:table-cell>
              <table:table-cell office:value-type="float" office:value="0.0125896067">
                <text:p>0.0125896067</text:p>
              </table:table-cell>
              <table:table-cell office:value-type="float" office:value="-0.0918092848">
                <text:p>-0.0918092848</text:p>
              </table:table-cell>
              <table:table-cell office:value-type="float" office:value="-0.0744499771">
                <text:p>-0.0744499771</text:p>
              </table:table-cell>
              <table:table-cell office:value-type="float" office:value="1">
                <text:p>1</text:p>
              </table:table-cell>
              <table:table-cell office:value-type="float" office:value="-0.2508665655">
                <text:p>-0.2508665655</text:p>
              </table:table-cell>
              <table:table-cell office:value-type="float" office:value="-0.2349815951">
                <text:p>-0.2349815951</text:p>
              </table:table-cell>
              <table:table-cell office:value-type="float" office:value="-0.1370385527">
                <text:p>-0.1370385527</text:p>
              </table:table-cell>
              <table:table-cell office:value-type="float" office:value="-0.2796745331">
                <text:p>-0.2796745331</text:p>
              </table:table-cell>
              <table:table-cell office:value-type="float" office:value="-0.0910356844">
                <text:p>-0.0910356844</text:p>
              </table:table-cell>
              <table:table-cell office:value-type="float" office:value="-0.1636225394">
                <text:p>-0.1636225394</text:p>
              </table:table-cell>
              <table:table-cell office:value-type="float" office:value="0.1632652911">
                <text:p>0.1632652911</text:p>
              </table:table-cell>
              <table:table-cell office:value-type="float" office:value="0.085580702">
                <text:p>0.085580702</text:p>
              </table:table-cell>
              <table:table-cell office:value-type="float" office:value="0.1821662873">
                <text:p>0.1821662873</text:p>
              </table:table-cell>
              <table:table-cell office:value-type="float" office:value="0.041942289">
                <text:p>0.041942289</text:p>
              </table:table-cell>
              <table:table-cell office:value-type="float" office:value="-0.1349439519">
                <text:p>-0.1349439519</text:p>
              </table:table-cell>
              <table:table-cell office:value-type="float" office:value="-0.1380987967">
                <text:p>-0.1380987967</text:p>
              </table:table-cell>
              <table:table-cell office:value-type="float" office:value="-0.2257745356">
                <text:p>-0.2257745356</text:p>
              </table:table-cell>
              <table:table-cell office:value-type="float" office:value="-0.2296982055">
                <text:p>-0.2296982055</text:p>
              </table:table-cell>
              <table:table-cell office:value-type="float" office:value="-0.0259336176">
                <text:p>-0.0259336176</text:p>
              </table:table-cell>
              <table:table-cell office:value-type="float" office:value="-0.0717474801">
                <text:p>-0.0717474801</text:p>
              </table:table-cell>
              <table:table-cell office:value-type="float" office:value="0.0161914484">
                <text:p>0.0161914484</text:p>
              </table:table-cell>
              <table:table-cell office:value-type="float" office:value="-0.0835116222">
                <text:p>-0.0835116222</text:p>
              </table:table-cell>
              <table:table-cell office:value-type="float" office:value="-0.2119559838">
                <text:p>-0.2119559838</text:p>
              </table:table-cell>
            </table:table-row>
            <table:table-row>
              <table:table-cell office:value-type="float" office:value="0.0733957415">
                <text:p>0</text:p>
              </table:table-cell>
              <table:table-cell office:value-type="float" office:value="0.0617093435">
                <text:p>0.0617093435</text:p>
              </table:table-cell>
              <table:table-cell office:value-type="float" office:value="0.11239463">
                <text:p>0.11239463</text:p>
              </table:table-cell>
              <table:table-cell office:value-type="float" office:value="0.1204040919">
                <text:p>0.1204040919</text:p>
              </table:table-cell>
              <table:table-cell office:value-type="float" office:value="-0.0976231293">
                <text:p>-0.0976231293</text:p>
              </table:table-cell>
              <table:table-cell office:value-type="float" office:value="0.0304359856">
                <text:p>0.0304359856</text:p>
              </table:table-cell>
              <table:table-cell office:value-type="float" office:value="0.3829705593">
                <text:p>0.3829705593</text:p>
              </table:table-cell>
              <table:table-cell office:value-type="float" office:value="0.3021646663">
                <text:p>0.3021646663</text:p>
              </table:table-cell>
              <table:table-cell office:value-type="float" office:value="-0.0247905752">
                <text:p>-0.0247905752</text:p>
              </table:table-cell>
              <table:table-cell office:value-type="float" office:value="0.1520707136">
                <text:p>0.1520707136</text:p>
              </table:table-cell>
              <table:table-cell office:value-type="float" office:value="-0.1359287004">
                <text:p>-0.1359287004</text:p>
              </table:table-cell>
              <table:table-cell office:value-type="float" office:value="0.0969154691">
                <text:p>0.0969154691</text:p>
              </table:table-cell>
              <table:table-cell office:value-type="float" office:value="0.1521348826">
                <text:p>0.1521348826</text:p>
              </table:table-cell>
              <table:table-cell office:value-type="float" office:value="0.0805592409">
                <text:p>0.0805592409</text:p>
              </table:table-cell>
              <table:table-cell office:value-type="float" office:value="0.0661140905">
                <text:p>0.0661140905</text:p>
              </table:table-cell>
              <table:table-cell office:value-type="float" office:value="-0.1276799035">
                <text:p>-0.1276799035</text:p>
              </table:table-cell>
              <table:table-cell office:value-type="float" office:value="0.0478047244">
                <text:p>0.0478047244</text:p>
              </table:table-cell>
              <table:table-cell office:value-type="float" office:value="0.0176322848">
                <text:p>0.0176322848</text:p>
              </table:table-cell>
              <table:table-cell office:value-type="float" office:value="-0.0145474754">
                <text:p>-0.0145474754</text:p>
              </table:table-cell>
              <table:table-cell office:value-type="float" office:value="0.091749613">
                <text:p>0.091749613</text:p>
              </table:table-cell>
              <table:table-cell office:value-type="float" office:value="0.2172635746">
                <text:p>0.2172635746</text:p>
              </table:table-cell>
              <table:table-cell office:value-type="float" office:value="0.2629148264">
                <text:p>0.2629148264</text:p>
              </table:table-cell>
              <table:table-cell office:value-type="float" office:value="0.3687471486">
                <text:p>0.3687471486</text:p>
              </table:table-cell>
              <table:table-cell office:value-type="float" office:value="0.0379965244">
                <text:p>0.0379965244</text:p>
              </table:table-cell>
              <table:table-cell office:value-type="float" office:value="0.0247102953">
                <text:p>0.0247102953</text:p>
              </table:table-cell>
              <table:table-cell office:value-type="float" office:value="0.0783185801">
                <text:p>0.0783185801</text:p>
              </table:table-cell>
              <table:table-cell office:value-type="float" office:value="0.0591069961">
                <text:p>0.0591069961</text:p>
              </table:table-cell>
              <table:table-cell office:value-type="float" office:value="0.2187273539">
                <text:p>0.2187273539</text:p>
              </table:table-cell>
              <table:table-cell office:value-type="float" office:value="0.0154437141">
                <text:p>0.0154437141</text:p>
              </table:table-cell>
              <table:table-cell office:value-type="float" office:value="0.1188668163">
                <text:p>0.1188668163</text:p>
              </table:table-cell>
              <table:table-cell office:value-type="float" office:value="0.1391058711">
                <text:p>0.1391058711</text:p>
              </table:table-cell>
              <table:table-cell office:value-type="float" office:value="0.1238340002">
                <text:p>0.1238340002</text:p>
              </table:table-cell>
              <table:table-cell office:value-type="float" office:value="0.3986270249">
                <text:p>0.3986270249</text:p>
              </table:table-cell>
              <table:table-cell office:value-type="float" office:value="0.1943078241">
                <text:p>0.1943078241</text:p>
              </table:table-cell>
              <table:table-cell office:value-type="float" office:value="0.0971277136">
                <text:p>0.0971277136</text:p>
              </table:table-cell>
              <table:table-cell office:value-type="float" office:value="-0.1730576447">
                <text:p>-0.1730576447</text:p>
              </table:table-cell>
              <table:table-cell office:value-type="float" office:value="0.330478702">
                <text:p>0.330478702</text:p>
              </table:table-cell>
              <table:table-cell office:value-type="float" office:value="0.0455081932">
                <text:p>0.0455081932</text:p>
              </table:table-cell>
              <table:table-cell office:value-type="float" office:value="0.0908885348">
                <text:p>0.0908885348</text:p>
              </table:table-cell>
              <table:table-cell office:value-type="float" office:value="0.0652612353">
                <text:p>0.0652612353</text:p>
              </table:table-cell>
              <table:table-cell office:value-type="float" office:value="-0.0400311631">
                <text:p>-0.0400311631</text:p>
              </table:table-cell>
              <table:table-cell office:value-type="float" office:value="0.0085862753">
                <text:p>0.0085862753</text:p>
              </table:table-cell>
              <table:table-cell office:value-type="float" office:value="0.1937353203">
                <text:p>0.1937353203</text:p>
              </table:table-cell>
              <table:table-cell office:value-type="float" office:value="0.2995469711">
                <text:p>0.2995469711</text:p>
              </table:table-cell>
              <table:table-cell office:value-type="float" office:value="0.1167768024">
                <text:p>0.1167768024</text:p>
              </table:table-cell>
              <table:table-cell office:value-type="float" office:value="0.2496629668">
                <text:p>0.2496629668</text:p>
              </table:table-cell>
              <table:table-cell office:value-type="float" office:value="0.0337330476">
                <text:p>0.0337330476</text:p>
              </table:table-cell>
              <table:table-cell office:value-type="float" office:value="0.0760528511">
                <text:p>0.0760528511</text:p>
              </table:table-cell>
              <table:table-cell office:value-type="float" office:value="0.1036926856">
                <text:p>0.1036926856</text:p>
              </table:table-cell>
              <table:table-cell office:value-type="float" office:value="0.2020368321">
                <text:p>0.2020368321</text:p>
              </table:table-cell>
              <table:table-cell office:value-type="float" office:value="0.2255302357">
                <text:p>0.2255302357</text:p>
              </table:table-cell>
              <table:table-cell office:value-type="float" office:value="0.1501002213">
                <text:p>0.1501002213</text:p>
              </table:table-cell>
              <table:table-cell office:value-type="float" office:value="0.0796356697">
                <text:p>0.0796356697</text:p>
              </table:table-cell>
              <table:table-cell office:value-type="float" office:value="-0.0611104235">
                <text:p>-0.0611104235</text:p>
              </table:table-cell>
              <table:table-cell office:value-type="float" office:value="0.4073056427">
                <text:p>0.4073056427</text:p>
              </table:table-cell>
              <table:table-cell office:value-type="float" office:value="0.3379201518">
                <text:p>0.3379201518</text:p>
              </table:table-cell>
              <table:table-cell office:value-type="float" office:value="0.1678905158">
                <text:p>0.1678905158</text:p>
              </table:table-cell>
              <table:table-cell office:value-type="float" office:value="0.0429323535">
                <text:p>0.0429323535</text:p>
              </table:table-cell>
              <table:table-cell office:value-type="float" office:value="0.2216614404">
                <text:p>0.2216614404</text:p>
              </table:table-cell>
              <table:table-cell office:value-type="float" office:value="0.3483199387">
                <text:p>0.3483199387</text:p>
              </table:table-cell>
              <table:table-cell office:value-type="float" office:value="0.2378300326">
                <text:p>0.2378300326</text:p>
              </table:table-cell>
              <table:table-cell office:value-type="float" office:value="0.4520740916">
                <text:p>0.4520740916</text:p>
              </table:table-cell>
              <table:table-cell office:value-type="float" office:value="-0.00537053">
                <text:p>-0.00537053</text:p>
              </table:table-cell>
              <table:table-cell office:value-type="float" office:value="0.2049669887">
                <text:p>0.2049669887</text:p>
              </table:table-cell>
              <table:table-cell office:value-type="float" office:value="0.2279158034">
                <text:p>0.2279158034</text:p>
              </table:table-cell>
              <table:table-cell office:value-type="float" office:value="0.2522228656">
                <text:p>0.2522228656</text:p>
              </table:table-cell>
              <table:table-cell office:value-type="float" office:value="-0.2508665655">
                <text:p>-0.2508665655</text:p>
              </table:table-cell>
              <table:table-cell office:value-type="float" office:value="1">
                <text:p>1</text:p>
              </table:table-cell>
              <table:table-cell office:value-type="float" office:value="0.2523423991">
                <text:p>0.2523423991</text:p>
              </table:table-cell>
              <table:table-cell office:value-type="float" office:value="0.0923896263">
                <text:p>0.0923896263</text:p>
              </table:table-cell>
              <table:table-cell office:value-type="float" office:value="0.2377829545">
                <text:p>0.2377829545</text:p>
              </table:table-cell>
              <table:table-cell office:value-type="float" office:value="-0.0234950284">
                <text:p>-0.0234950284</text:p>
              </table:table-cell>
              <table:table-cell office:value-type="float" office:value="0.2416068885">
                <text:p>0.2416068885</text:p>
              </table:table-cell>
              <table:table-cell office:value-type="float" office:value="-0.1036857323">
                <text:p>-0.1036857323</text:p>
              </table:table-cell>
              <table:table-cell office:value-type="float" office:value="-0.1822575125">
                <text:p>-0.1822575125</text:p>
              </table:table-cell>
              <table:table-cell office:value-type="float" office:value="0.0453633921">
                <text:p>0.0453633921</text:p>
              </table:table-cell>
              <table:table-cell office:value-type="float" office:value="0.1056357582">
                <text:p>0.1056357582</text:p>
              </table:table-cell>
              <table:table-cell office:value-type="float" office:value="0.0600502943">
                <text:p>0.0600502943</text:p>
              </table:table-cell>
              <table:table-cell office:value-type="float" office:value="0.0911262716">
                <text:p>0.0911262716</text:p>
              </table:table-cell>
              <table:table-cell office:value-type="float" office:value="0.3561473513">
                <text:p>0.3561473513</text:p>
              </table:table-cell>
              <table:table-cell office:value-type="float" office:value="0.2939226733">
                <text:p>0.2939226733</text:p>
              </table:table-cell>
              <table:table-cell office:value-type="float" office:value="-0.0578246735">
                <text:p>-0.0578246735</text:p>
              </table:table-cell>
              <table:table-cell office:value-type="float" office:value="0.1297796973">
                <text:p>0.1297796973</text:p>
              </table:table-cell>
              <table:table-cell office:value-type="float" office:value="0.0268814613">
                <text:p>0.0268814613</text:p>
              </table:table-cell>
              <table:table-cell office:value-type="float" office:value="0.096932673">
                <text:p>0.096932673</text:p>
              </table:table-cell>
              <table:table-cell office:value-type="float" office:value="0.3877192571">
                <text:p>0.3877192571</text:p>
              </table:table-cell>
            </table:table-row>
            <table:table-row>
              <table:table-cell office:value-type="float" office:value="-0.1434031944">
                <text:p>-0</text:p>
              </table:table-cell>
              <table:table-cell office:value-type="float" office:value="0.1494886256">
                <text:p>0.1494886256</text:p>
              </table:table-cell>
              <table:table-cell office:value-type="float" office:value="0.5103470673">
                <text:p>0.5103470673</text:p>
              </table:table-cell>
              <table:table-cell office:value-type="float" office:value="0.1453960384">
                <text:p>0.1453960384</text:p>
              </table:table-cell>
              <table:table-cell office:value-type="float" office:value="-0.2599314681">
                <text:p>-0.2599314681</text:p>
              </table:table-cell>
              <table:table-cell office:value-type="float" office:value="0.2554287962">
                <text:p>0.2554287962</text:p>
              </table:table-cell>
              <table:table-cell office:value-type="float" office:value="0.7978737208">
                <text:p>0.7978737208</text:p>
              </table:table-cell>
              <table:table-cell office:value-type="float" office:value="0.5647396767">
                <text:p>0.5647396767</text:p>
              </table:table-cell>
              <table:table-cell office:value-type="float" office:value="0.1712386297">
                <text:p>0.1712386297</text:p>
              </table:table-cell>
              <table:table-cell office:value-type="float" office:value="0.1992098057">
                <text:p>0.1992098057</text:p>
              </table:table-cell>
              <table:table-cell office:value-type="float" office:value="0.1781004506">
                <text:p>0.1781004506</text:p>
              </table:table-cell>
              <table:table-cell office:value-type="float" office:value="0.0612683963">
                <text:p>0.0612683963</text:p>
              </table:table-cell>
              <table:table-cell office:value-type="float" office:value="0.2679991498">
                <text:p>0.2679991498</text:p>
              </table:table-cell>
              <table:table-cell office:value-type="float" office:value="0.1955230139">
                <text:p>0.1955230139</text:p>
              </table:table-cell>
              <table:table-cell office:value-type="float" office:value="0.2821198563">
                <text:p>0.2821198563</text:p>
              </table:table-cell>
              <table:table-cell office:value-type="float" office:value="-0.3489352472">
                <text:p>-0.3489352472</text:p>
              </table:table-cell>
              <table:table-cell office:value-type="float" office:value="0.0059653381">
                <text:p>0.0059653381</text:p>
              </table:table-cell>
              <table:table-cell office:value-type="float" office:value="0.0522482977">
                <text:p>0.0522482977</text:p>
              </table:table-cell>
              <table:table-cell office:value-type="float" office:value="-0.1174008614">
                <text:p>-0.1174008614</text:p>
              </table:table-cell>
              <table:table-cell office:value-type="float" office:value="0.2791856943">
                <text:p>0.2791856943</text:p>
              </table:table-cell>
              <table:table-cell office:value-type="float" office:value="-0.0566450398">
                <text:p>-0.0566450398</text:p>
              </table:table-cell>
              <table:table-cell office:value-type="float" office:value="0.6570512822">
                <text:p>0.6570512822</text:p>
              </table:table-cell>
              <table:table-cell office:value-type="float" office:value="0.1648671634">
                <text:p>0.1648671634</text:p>
              </table:table-cell>
              <table:table-cell office:value-type="float" office:value="0.2130744087">
                <text:p>0.2130744087</text:p>
              </table:table-cell>
              <table:table-cell office:value-type="float" office:value="0.1592995277">
                <text:p>0.1592995277</text:p>
              </table:table-cell>
              <table:table-cell office:value-type="float" office:value="-0.2132461989">
                <text:p>-0.2132461989</text:p>
              </table:table-cell>
              <table:table-cell office:value-type="float" office:value="0.1261773954">
                <text:p>0.1261773954</text:p>
              </table:table-cell>
              <table:table-cell office:value-type="float" office:value="0.4981026654">
                <text:p>0.4981026654</text:p>
              </table:table-cell>
              <table:table-cell office:value-type="float" office:value="0.1105053495">
                <text:p>0.1105053495</text:p>
              </table:table-cell>
              <table:table-cell office:value-type="float" office:value="-0.0220803582">
                <text:p>-0.0220803582</text:p>
              </table:table-cell>
              <table:table-cell office:value-type="float" office:value="0.0814449279">
                <text:p>0.0814449279</text:p>
              </table:table-cell>
              <table:table-cell office:value-type="float" office:value="-0.1069577203">
                <text:p>-0.1069577203</text:p>
              </table:table-cell>
              <table:table-cell office:value-type="float" office:value="0.7912380378">
                <text:p>0.7912380378</text:p>
              </table:table-cell>
              <table:table-cell office:value-type="float" office:value="0.1342040091">
                <text:p>0.1342040091</text:p>
              </table:table-cell>
              <table:table-cell office:value-type="float" office:value="0.2040984389">
                <text:p>0.2040984389</text:p>
              </table:table-cell>
              <table:table-cell office:value-type="float" office:value="0.063361397">
                <text:p>0.063361397</text:p>
              </table:table-cell>
              <table:table-cell office:value-type="float" office:value="0.1781523904">
                <text:p>0.1781523904</text:p>
              </table:table-cell>
              <table:table-cell office:value-type="float" office:value="0.2211014403">
                <text:p>0.2211014403</text:p>
              </table:table-cell>
              <table:table-cell office:value-type="float" office:value="0.151677672">
                <text:p>0.151677672</text:p>
              </table:table-cell>
              <table:table-cell office:value-type="float" office:value="0.3753132249">
                <text:p>0.3753132249</text:p>
              </table:table-cell>
              <table:table-cell office:value-type="float" office:value="-0.1168022665">
                <text:p>-0.1168022665</text:p>
              </table:table-cell>
              <table:table-cell office:value-type="float" office:value="0.0764127526">
                <text:p>0.0764127526</text:p>
              </table:table-cell>
              <table:table-cell office:value-type="float" office:value="0.464154816">
                <text:p>0.464154816</text:p>
              </table:table-cell>
              <table:table-cell office:value-type="float" office:value="0.341592138">
                <text:p>0.341592138</text:p>
              </table:table-cell>
              <table:table-cell office:value-type="float" office:value="0.0947876702">
                <text:p>0.0947876702</text:p>
              </table:table-cell>
              <table:table-cell office:value-type="float" office:value="0.3994760322">
                <text:p>0.3994760322</text:p>
              </table:table-cell>
              <table:table-cell office:value-type="float" office:value="0.1755012234">
                <text:p>0.1755012234</text:p>
              </table:table-cell>
              <table:table-cell office:value-type="float" office:value="0.2460910619">
                <text:p>0.2460910619</text:p>
              </table:table-cell>
              <table:table-cell office:value-type="float" office:value="0.3154831488">
                <text:p>0.3154831488</text:p>
              </table:table-cell>
              <table:table-cell office:value-type="float" office:value="0.1125508776">
                <text:p>0.1125508776</text:p>
              </table:table-cell>
              <table:table-cell office:value-type="float" office:value="0.4757729157">
                <text:p>0.4757729157</text:p>
              </table:table-cell>
              <table:table-cell office:value-type="float" office:value="0.0852419193">
                <text:p>0.0852419193</text:p>
              </table:table-cell>
              <table:table-cell office:value-type="float" office:value="0.2886652572">
                <text:p>0.2886652572</text:p>
              </table:table-cell>
              <table:table-cell office:value-type="float" office:value="0.1889357601">
                <text:p>0.1889357601</text:p>
              </table:table-cell>
              <table:table-cell office:value-type="float" office:value="0.7469086385">
                <text:p>0.7469086385</text:p>
              </table:table-cell>
              <table:table-cell office:value-type="float" office:value="0.4215832457">
                <text:p>0.4215832457</text:p>
              </table:table-cell>
              <table:table-cell office:value-type="float" office:value="0.1698796071">
                <text:p>0.1698796071</text:p>
              </table:table-cell>
              <table:table-cell office:value-type="float" office:value="0.3374533604">
                <text:p>0.3374533604</text:p>
              </table:table-cell>
              <table:table-cell office:value-type="float" office:value="0.064153644">
                <text:p>0.064153644</text:p>
              </table:table-cell>
              <table:table-cell office:value-type="float" office:value="0.7324881964">
                <text:p>0.7324881964</text:p>
              </table:table-cell>
              <table:table-cell office:value-type="float" office:value="0.3120160787">
                <text:p>0.3120160787</text:p>
              </table:table-cell>
              <table:table-cell office:value-type="float" office:value="0.5846737659">
                <text:p>0.5846737659</text:p>
              </table:table-cell>
              <table:table-cell office:value-type="float" office:value="0.064047423">
                <text:p>0.064047423</text:p>
              </table:table-cell>
              <table:table-cell office:value-type="float" office:value="0.1877866583">
                <text:p>0.1877866583</text:p>
              </table:table-cell>
              <table:table-cell office:value-type="float" office:value="0.3521516526">
                <text:p>0.3521516526</text:p>
              </table:table-cell>
              <table:table-cell office:value-type="float" office:value="0.7272705573">
                <text:p>0.7272705573</text:p>
              </table:table-cell>
              <table:table-cell office:value-type="float" office:value="-0.2349815951">
                <text:p>-0.2349815951</text:p>
              </table:table-cell>
              <table:table-cell office:value-type="float" office:value="0.2523423991">
                <text:p>0.2523423991</text:p>
              </table:table-cell>
              <table:table-cell office:value-type="float" office:value="1">
                <text:p>1</text:p>
              </table:table-cell>
              <table:table-cell office:value-type="float" office:value="0.3032208459">
                <text:p>0.3032208459</text:p>
              </table:table-cell>
              <table:table-cell office:value-type="float" office:value="0.2108807571">
                <text:p>0.2108807571</text:p>
              </table:table-cell>
              <table:table-cell office:value-type="float" office:value="-0.2017192389">
                <text:p>-0.2017192389</text:p>
              </table:table-cell>
              <table:table-cell office:value-type="float" office:value="0.5868601305">
                <text:p>0.5868601305</text:p>
              </table:table-cell>
              <table:table-cell office:value-type="float" office:value="-0.1816937214">
                <text:p>-0.1816937214</text:p>
              </table:table-cell>
              <table:table-cell office:value-type="float" office:value="-0.1370128231">
                <text:p>-0.1370128231</text:p>
              </table:table-cell>
              <table:table-cell office:value-type="float" office:value="0.0593407483">
                <text:p>0.0593407483</text:p>
              </table:table-cell>
              <table:table-cell office:value-type="float" office:value="0.1814760269">
                <text:p>0.1814760269</text:p>
              </table:table-cell>
              <table:table-cell office:value-type="float" office:value="0.1189589825">
                <text:p>0.1189589825</text:p>
              </table:table-cell>
              <table:table-cell office:value-type="float" office:value="0.4670057941">
                <text:p>0.4670057941</text:p>
              </table:table-cell>
              <table:table-cell office:value-type="float" office:value="0.7888109296">
                <text:p>0.7888109296</text:p>
              </table:table-cell>
              <table:table-cell office:value-type="float" office:value="0.5552959082">
                <text:p>0.5552959082</text:p>
              </table:table-cell>
              <table:table-cell office:value-type="float" office:value="-0.0839731722">
                <text:p>-0.0839731722</text:p>
              </table:table-cell>
              <table:table-cell office:value-type="float" office:value="0.3749889428">
                <text:p>0.3749889428</text:p>
              </table:table-cell>
              <table:table-cell office:value-type="float" office:value="0.0912558856">
                <text:p>0.0912558856</text:p>
              </table:table-cell>
              <table:table-cell office:value-type="float" office:value="0.2370325633">
                <text:p>0.2370325633</text:p>
              </table:table-cell>
              <table:table-cell office:value-type="float" office:value="0.8058777546">
                <text:p>0.8058777546</text:p>
              </table:table-cell>
            </table:table-row>
            <table:table-row>
              <table:table-cell office:value-type="float" office:value="-0.14258599">
                <text:p>-0</text:p>
              </table:table-cell>
              <table:table-cell office:value-type="float" office:value="0.0281213648">
                <text:p>0.0281213648</text:p>
              </table:table-cell>
              <table:table-cell office:value-type="float" office:value="0.0366953017">
                <text:p>0.0366953017</text:p>
              </table:table-cell>
              <table:table-cell office:value-type="float" office:value="-0.0795691561">
                <text:p>-0.0795691561</text:p>
              </table:table-cell>
              <table:table-cell office:value-type="float" office:value="-0.1174373709">
                <text:p>-0.1174373709</text:p>
              </table:table-cell>
              <table:table-cell office:value-type="float" office:value="0.1611457361">
                <text:p>0.1611457361</text:p>
              </table:table-cell>
              <table:table-cell office:value-type="float" office:value="0.2781448451">
                <text:p>0.2781448451</text:p>
              </table:table-cell>
              <table:table-cell office:value-type="float" office:value="0.105128297">
                <text:p>0.105128297</text:p>
              </table:table-cell>
              <table:table-cell office:value-type="float" office:value="0.0210132718">
                <text:p>0.0210132718</text:p>
              </table:table-cell>
              <table:table-cell office:value-type="float" office:value="0.0463816237">
                <text:p>0.0463816237</text:p>
              </table:table-cell>
              <table:table-cell office:value-type="float" office:value="0.0585933575">
                <text:p>0.0585933575</text:p>
              </table:table-cell>
              <table:table-cell office:value-type="float" office:value="-0.0061584089">
                <text:p>-0.0061584089</text:p>
              </table:table-cell>
              <table:table-cell office:value-type="float" office:value="0.1707094183">
                <text:p>0.1707094183</text:p>
              </table:table-cell>
              <table:table-cell office:value-type="float" office:value="0.1402181303">
                <text:p>0.1402181303</text:p>
              </table:table-cell>
              <table:table-cell office:value-type="float" office:value="-0.0231117261">
                <text:p>-0.0231117261</text:p>
              </table:table-cell>
              <table:table-cell office:value-type="float" office:value="-0.082364215">
                <text:p>-0.082364215</text:p>
              </table:table-cell>
              <table:table-cell office:value-type="float" office:value="0.0950775801">
                <text:p>0.0950775801</text:p>
              </table:table-cell>
              <table:table-cell office:value-type="float" office:value="0.0117585068">
                <text:p>0.0117585068</text:p>
              </table:table-cell>
              <table:table-cell office:value-type="float" office:value="0.0386389559">
                <text:p>0.0386389559</text:p>
              </table:table-cell>
              <table:table-cell office:value-type="float" office:value="0.0923521491">
                <text:p>0.0923521491</text:p>
              </table:table-cell>
              <table:table-cell office:value-type="float" office:value="0.0073883858">
                <text:p>0.0073883858</text:p>
              </table:table-cell>
              <table:table-cell office:value-type="float" office:value="0.2670129711">
                <text:p>0.2670129711</text:p>
              </table:table-cell>
              <table:table-cell office:value-type="float" office:value="0.0407681084">
                <text:p>0.0407681084</text:p>
              </table:table-cell>
              <table:table-cell office:value-type="float" office:value="0.0518363892">
                <text:p>0.0518363892</text:p>
              </table:table-cell>
              <table:table-cell office:value-type="float" office:value="0.21896339">
                <text:p>0.21896339</text:p>
              </table:table-cell>
              <table:table-cell office:value-type="float" office:value="-0.0617204559">
                <text:p>-0.0617204559</text:p>
              </table:table-cell>
              <table:table-cell office:value-type="float" office:value="-0.0214077811">
                <text:p>-0.0214077811</text:p>
              </table:table-cell>
              <table:table-cell office:value-type="float" office:value="0.1686931842">
                <text:p>0.1686931842</text:p>
              </table:table-cell>
              <table:table-cell office:value-type="float" office:value="-0.0247816988">
                <text:p>-0.0247816988</text:p>
              </table:table-cell>
              <table:table-cell office:value-type="float" office:value="-0.1016502697">
                <text:p>-0.1016502697</text:p>
              </table:table-cell>
              <table:table-cell office:value-type="float" office:value="-0.0200089179">
                <text:p>-0.0200089179</text:p>
              </table:table-cell>
              <table:table-cell office:value-type="float" office:value="-0.1608782">
                <text:p>-0.1608782</text:p>
              </table:table-cell>
              <table:table-cell office:value-type="float" office:value="0.4163452299">
                <text:p>0.4163452299</text:p>
              </table:table-cell>
              <table:table-cell office:value-type="float" office:value="0.1212720871">
                <text:p>0.1212720871</text:p>
              </table:table-cell>
              <table:table-cell office:value-type="float" office:value="-0.0008626847">
                <text:p>-0.0008626847</text:p>
              </table:table-cell>
              <table:table-cell office:value-type="float" office:value="-0.115557787">
                <text:p>-0.115557787</text:p>
              </table:table-cell>
              <table:table-cell office:value-type="float" office:value="0.1303380204">
                <text:p>0.1303380204</text:p>
              </table:table-cell>
              <table:table-cell office:value-type="float" office:value="0.2095376346">
                <text:p>0.2095376346</text:p>
              </table:table-cell>
              <table:table-cell office:value-type="float" office:value="0.01596164">
                <text:p>0.01596164</text:p>
              </table:table-cell>
              <table:table-cell office:value-type="float" office:value="0.1299434459">
                <text:p>0.1299434459</text:p>
              </table:table-cell>
              <table:table-cell office:value-type="float" office:value="-0.0951023672">
                <text:p>-0.0951023672</text:p>
              </table:table-cell>
              <table:table-cell office:value-type="float" office:value="-0.0317717782">
                <text:p>-0.0317717782</text:p>
              </table:table-cell>
              <table:table-cell office:value-type="float" office:value="0.0344925079">
                <text:p>0.0344925079</text:p>
              </table:table-cell>
              <table:table-cell office:value-type="float" office:value="0.1885320897">
                <text:p>0.1885320897</text:p>
              </table:table-cell>
              <table:table-cell office:value-type="float" office:value="0.0412746842">
                <text:p>0.0412746842</text:p>
              </table:table-cell>
              <table:table-cell office:value-type="float" office:value="0.1055315781">
                <text:p>0.1055315781</text:p>
              </table:table-cell>
              <table:table-cell office:value-type="float" office:value="0.0786669375">
                <text:p>0.0786669375</text:p>
              </table:table-cell>
              <table:table-cell office:value-type="float" office:value="0.037271716">
                <text:p>0.037271716</text:p>
              </table:table-cell>
              <table:table-cell office:value-type="float" office:value="0.0864034557">
                <text:p>0.0864034557</text:p>
              </table:table-cell>
              <table:table-cell office:value-type="float" office:value="0.0165650963">
                <text:p>0.0165650963</text:p>
              </table:table-cell>
              <table:table-cell office:value-type="float" office:value="0.0933539241">
                <text:p>0.0933539241</text:p>
              </table:table-cell>
              <table:table-cell office:value-type="float" office:value="0.1248772833">
                <text:p>0.1248772833</text:p>
              </table:table-cell>
              <table:table-cell office:value-type="float" office:value="0.171136359">
                <text:p>0.171136359</text:p>
              </table:table-cell>
              <table:table-cell office:value-type="float" office:value="0.0781354523">
                <text:p>0.0781354523</text:p>
              </table:table-cell>
              <table:table-cell office:value-type="float" office:value="0.2999822783">
                <text:p>0.2999822783</text:p>
              </table:table-cell>
              <table:table-cell office:value-type="float" office:value="0.1900001317">
                <text:p>0.1900001317</text:p>
              </table:table-cell>
              <table:table-cell office:value-type="float" office:value="0.2106615111">
                <text:p>0.2106615111</text:p>
              </table:table-cell>
              <table:table-cell office:value-type="float" office:value="0.1964467087">
                <text:p>0.1964467087</text:p>
              </table:table-cell>
              <table:table-cell office:value-type="float" office:value="0.022631436">
                <text:p>0.022631436</text:p>
              </table:table-cell>
              <table:table-cell office:value-type="float" office:value="0.3209806741">
                <text:p>0.3209806741</text:p>
              </table:table-cell>
              <table:table-cell office:value-type="float" office:value="0.0978614096">
                <text:p>0.0978614096</text:p>
              </table:table-cell>
              <table:table-cell office:value-type="float" office:value="0.212234622">
                <text:p>0.212234622</text:p>
              </table:table-cell>
              <table:table-cell office:value-type="float" office:value="0.1336170914">
                <text:p>0.1336170914</text:p>
              </table:table-cell>
              <table:table-cell office:value-type="float" office:value="0.1527389679">
                <text:p>0.1527389679</text:p>
              </table:table-cell>
              <table:table-cell office:value-type="float" office:value="0.1610172519">
                <text:p>0.1610172519</text:p>
              </table:table-cell>
              <table:table-cell office:value-type="float" office:value="0.2621418827">
                <text:p>0.2621418827</text:p>
              </table:table-cell>
              <table:table-cell office:value-type="float" office:value="-0.1370385527">
                <text:p>-0.1370385527</text:p>
              </table:table-cell>
              <table:table-cell office:value-type="float" office:value="0.0923896263">
                <text:p>0.0923896263</text:p>
              </table:table-cell>
              <table:table-cell office:value-type="float" office:value="0.3032208459">
                <text:p>0.3032208459</text:p>
              </table:table-cell>
              <table:table-cell office:value-type="float" office:value="1">
                <text:p>1</text:p>
              </table:table-cell>
              <table:table-cell office:value-type="float" office:value="0.0580932825">
                <text:p>0.0580932825</text:p>
              </table:table-cell>
              <table:table-cell office:value-type="float" office:value="-0.0812699973">
                <text:p>-0.0812699973</text:p>
              </table:table-cell>
              <table:table-cell office:value-type="float" office:value="0.2037311251">
                <text:p>0.2037311251</text:p>
              </table:table-cell>
              <table:table-cell office:value-type="float" office:value="-0.1604794825">
                <text:p>-0.1604794825</text:p>
              </table:table-cell>
              <table:table-cell office:value-type="float" office:value="-0.1421863915">
                <text:p>-0.1421863915</text:p>
              </table:table-cell>
              <table:table-cell office:value-type="float" office:value="-0.1808149471">
                <text:p>-0.1808149471</text:p>
              </table:table-cell>
              <table:table-cell office:value-type="float" office:value="0.0298740784">
                <text:p>0.0298740784</text:p>
              </table:table-cell>
              <table:table-cell office:value-type="float" office:value="-0.0181487504">
                <text:p>-0.0181487504</text:p>
              </table:table-cell>
              <table:table-cell office:value-type="float" office:value="0.2081245176">
                <text:p>0.2081245176</text:p>
              </table:table-cell>
              <table:table-cell office:value-type="float" office:value="0.2035301133">
                <text:p>0.2035301133</text:p>
              </table:table-cell>
              <table:table-cell office:value-type="float" office:value="0.1788025698">
                <text:p>0.1788025698</text:p>
              </table:table-cell>
              <table:table-cell office:value-type="float" office:value="-0.1466588553">
                <text:p>-0.1466588553</text:p>
              </table:table-cell>
              <table:table-cell office:value-type="float" office:value="0.1694198461">
                <text:p>0.1694198461</text:p>
              </table:table-cell>
              <table:table-cell office:value-type="float" office:value="0.1253486178">
                <text:p>0.1253486178</text:p>
              </table:table-cell>
              <table:table-cell office:value-type="float" office:value="0.1106885779">
                <text:p>0.1106885779</text:p>
              </table:table-cell>
              <table:table-cell office:value-type="float" office:value="0.2313100888">
                <text:p>0.2313100888</text:p>
              </table:table-cell>
            </table:table-row>
            <table:table-row>
              <table:table-cell office:value-type="float" office:value="-0.0593456378">
                <text:p>-0</text:p>
              </table:table-cell>
              <table:table-cell office:value-type="float" office:value="0.0087958368">
                <text:p>0.0087958368</text:p>
              </table:table-cell>
              <table:table-cell office:value-type="float" office:value="0.1201566484">
                <text:p>0.1201566484</text:p>
              </table:table-cell>
              <table:table-cell office:value-type="float" office:value="0.2090977969">
                <text:p>0.2090977969</text:p>
              </table:table-cell>
              <table:table-cell office:value-type="float" office:value="-0.1042709027">
                <text:p>-0.1042709027</text:p>
              </table:table-cell>
              <table:table-cell office:value-type="float" office:value="0.1172048382">
                <text:p>0.1172048382</text:p>
              </table:table-cell>
              <table:table-cell office:value-type="float" office:value="0.4140813188">
                <text:p>0.4140813188</text:p>
              </table:table-cell>
              <table:table-cell office:value-type="float" office:value="0.3057212214">
                <text:p>0.3057212214</text:p>
              </table:table-cell>
              <table:table-cell office:value-type="float" office:value="0.0359967504">
                <text:p>0.0359967504</text:p>
              </table:table-cell>
              <table:table-cell office:value-type="float" office:value="-0.0609180531">
                <text:p>-0.0609180531</text:p>
              </table:table-cell>
              <table:table-cell office:value-type="float" office:value="0.1139017207">
                <text:p>0.1139017207</text:p>
              </table:table-cell>
              <table:table-cell office:value-type="float" office:value="0.1360592659">
                <text:p>0.1360592659</text:p>
              </table:table-cell>
              <table:table-cell office:value-type="float" office:value="0.1255463251">
                <text:p>0.1255463251</text:p>
              </table:table-cell>
              <table:table-cell office:value-type="float" office:value="0.0851640334">
                <text:p>0.0851640334</text:p>
              </table:table-cell>
              <table:table-cell office:value-type="float" office:value="0.1198738385">
                <text:p>0.1198738385</text:p>
              </table:table-cell>
              <table:table-cell office:value-type="float" office:value="-0.2351349549">
                <text:p>-0.2351349549</text:p>
              </table:table-cell>
              <table:table-cell office:value-type="float" office:value="-0.0472032556">
                <text:p>-0.0472032556</text:p>
              </table:table-cell>
              <table:table-cell office:value-type="float" office:value="0.0865329052">
                <text:p>0.0865329052</text:p>
              </table:table-cell>
              <table:table-cell office:value-type="float" office:value="0.0364844369">
                <text:p>0.0364844369</text:p>
              </table:table-cell>
              <table:table-cell office:value-type="float" office:value="0.0957018152">
                <text:p>0.0957018152</text:p>
              </table:table-cell>
              <table:table-cell office:value-type="float" office:value="0.1006975186">
                <text:p>0.1006975186</text:p>
              </table:table-cell>
              <table:table-cell office:value-type="float" office:value="0.2457786845">
                <text:p>0.2457786845</text:p>
              </table:table-cell>
              <table:table-cell office:value-type="float" office:value="0.0868908982">
                <text:p>0.0868908982</text:p>
              </table:table-cell>
              <table:table-cell office:value-type="float" office:value="0.1309620036">
                <text:p>0.1309620036</text:p>
              </table:table-cell>
              <table:table-cell office:value-type="float" office:value="0.1366272215">
                <text:p>0.1366272215</text:p>
              </table:table-cell>
              <table:table-cell office:value-type="float" office:value="0.0689533816">
                <text:p>0.0689533816</text:p>
              </table:table-cell>
              <table:table-cell office:value-type="float" office:value="0.1582384076">
                <text:p>0.1582384076</text:p>
              </table:table-cell>
              <table:table-cell office:value-type="float" office:value="0.2338286703">
                <text:p>0.2338286703</text:p>
              </table:table-cell>
              <table:table-cell office:value-type="float" office:value="0.0593250287">
                <text:p>0.0593250287</text:p>
              </table:table-cell>
              <table:table-cell office:value-type="float" office:value="-0.1684064916">
                <text:p>-0.1684064916</text:p>
              </table:table-cell>
              <table:table-cell office:value-type="float" office:value="-0.0334985475">
                <text:p>-0.0334985475</text:p>
              </table:table-cell>
              <table:table-cell office:value-type="float" office:value="0.1244201041">
                <text:p>0.1244201041</text:p>
              </table:table-cell>
              <table:table-cell office:value-type="float" office:value="0.3096430145">
                <text:p>0.3096430145</text:p>
              </table:table-cell>
              <table:table-cell office:value-type="float" office:value="-0.1841951221">
                <text:p>-0.1841951221</text:p>
              </table:table-cell>
              <table:table-cell office:value-type="float" office:value="-0.1237122867">
                <text:p>-0.1237122867</text:p>
              </table:table-cell>
              <table:table-cell office:value-type="float" office:value="-0.0049533638">
                <text:p>-0.0049533638</text:p>
              </table:table-cell>
              <table:table-cell office:value-type="float" office:value="0.233693907">
                <text:p>0.233693907</text:p>
              </table:table-cell>
              <table:table-cell office:value-type="float" office:value="0.1921863248">
                <text:p>0.1921863248</text:p>
              </table:table-cell>
              <table:table-cell office:value-type="float" office:value="0.0285945181">
                <text:p>0.0285945181</text:p>
              </table:table-cell>
              <table:table-cell office:value-type="float" office:value="0.1008876061">
                <text:p>0.1008876061</text:p>
              </table:table-cell>
              <table:table-cell office:value-type="float" office:value="-0.1018602843">
                <text:p>-0.1018602843</text:p>
              </table:table-cell>
              <table:table-cell office:value-type="float" office:value="0.1946173161">
                <text:p>0.1946173161</text:p>
              </table:table-cell>
              <table:table-cell office:value-type="float" office:value="0.1148141016">
                <text:p>0.1148141016</text:p>
              </table:table-cell>
              <table:table-cell office:value-type="float" office:value="0.2255147387">
                <text:p>0.2255147387</text:p>
              </table:table-cell>
              <table:table-cell office:value-type="float" office:value="-0.0089400201">
                <text:p>-0.0089400201</text:p>
              </table:table-cell>
              <table:table-cell office:value-type="float" office:value="0.1344083867">
                <text:p>0.1344083867</text:p>
              </table:table-cell>
              <table:table-cell office:value-type="float" office:value="0.1424577453">
                <text:p>0.1424577453</text:p>
              </table:table-cell>
              <table:table-cell office:value-type="float" office:value="0.1023305738">
                <text:p>0.1023305738</text:p>
              </table:table-cell>
              <table:table-cell office:value-type="float" office:value="0.0568572511">
                <text:p>0.0568572511</text:p>
              </table:table-cell>
              <table:table-cell office:value-type="float" office:value="-0.0441669339">
                <text:p>-0.0441669339</text:p>
              </table:table-cell>
              <table:table-cell office:value-type="float" office:value="0.0876190958">
                <text:p>0.0876190958</text:p>
              </table:table-cell>
              <table:table-cell office:value-type="float" office:value="0.0953075322">
                <text:p>0.0953075322</text:p>
              </table:table-cell>
              <table:table-cell office:value-type="float" office:value="0.1389232091">
                <text:p>0.1389232091</text:p>
              </table:table-cell>
              <table:table-cell office:value-type="float" office:value="-0.0146040112">
                <text:p>-0.0146040112</text:p>
              </table:table-cell>
              <table:table-cell office:value-type="float" office:value="0.3635025873">
                <text:p>0.3635025873</text:p>
              </table:table-cell>
              <table:table-cell office:value-type="float" office:value="0.2794319336">
                <text:p>0.2794319336</text:p>
              </table:table-cell>
              <table:table-cell office:value-type="float" office:value="-0.010461056">
                <text:p>-0.010461056</text:p>
              </table:table-cell>
              <table:table-cell office:value-type="float" office:value="0.2945525974">
                <text:p>0.2945525974</text:p>
              </table:table-cell>
              <table:table-cell office:value-type="float" office:value="0.1455538861">
                <text:p>0.1455538861</text:p>
              </table:table-cell>
              <table:table-cell office:value-type="float" office:value="0.3184505455">
                <text:p>0.3184505455</text:p>
              </table:table-cell>
              <table:table-cell office:value-type="float" office:value="0.337962793">
                <text:p>0.337962793</text:p>
              </table:table-cell>
              <table:table-cell office:value-type="float" office:value="0.2741785595">
                <text:p>0.2741785595</text:p>
              </table:table-cell>
              <table:table-cell office:value-type="float" office:value="0.145360186">
                <text:p>0.145360186</text:p>
              </table:table-cell>
              <table:table-cell office:value-type="float" office:value="0.2466337023">
                <text:p>0.2466337023</text:p>
              </table:table-cell>
              <table:table-cell office:value-type="float" office:value="0.2402701635">
                <text:p>0.2402701635</text:p>
              </table:table-cell>
              <table:table-cell office:value-type="float" office:value="0.2972666485">
                <text:p>0.2972666485</text:p>
              </table:table-cell>
              <table:table-cell office:value-type="float" office:value="-0.2796745331">
                <text:p>-0.2796745331</text:p>
              </table:table-cell>
              <table:table-cell office:value-type="float" office:value="0.2377829545">
                <text:p>0.2377829545</text:p>
              </table:table-cell>
              <table:table-cell office:value-type="float" office:value="0.2108807571">
                <text:p>0.2108807571</text:p>
              </table:table-cell>
              <table:table-cell office:value-type="float" office:value="0.0580932825">
                <text:p>0.0580932825</text:p>
              </table:table-cell>
              <table:table-cell office:value-type="float" office:value="1">
                <text:p>1</text:p>
              </table:table-cell>
              <table:table-cell office:value-type="float" office:value="0.0023206024">
                <text:p>0.0023206024</text:p>
              </table:table-cell>
              <table:table-cell office:value-type="float" office:value="0.2030190737">
                <text:p>0.2030190737</text:p>
              </table:table-cell>
              <table:table-cell office:value-type="float" office:value="-0.1451148581">
                <text:p>-0.1451148581</text:p>
              </table:table-cell>
              <table:table-cell office:value-type="float" office:value="-0.1354751569">
                <text:p>-0.1354751569</text:p>
              </table:table-cell>
              <table:table-cell office:value-type="float" office:value="0.033033019">
                <text:p>0.033033019</text:p>
              </table:table-cell>
              <table:table-cell office:value-type="float" office:value="-0.0253851128">
                <text:p>-0.0253851128</text:p>
              </table:table-cell>
              <table:table-cell office:value-type="float" office:value="0.138535075">
                <text:p>0.138535075</text:p>
              </table:table-cell>
              <table:table-cell office:value-type="float" office:value="0.1945063144">
                <text:p>0.1945063144</text:p>
              </table:table-cell>
              <table:table-cell office:value-type="float" office:value="0.3088527222">
                <text:p>0.3088527222</text:p>
              </table:table-cell>
              <table:table-cell office:value-type="float" office:value="0.2659547669">
                <text:p>0.2659547669</text:p>
              </table:table-cell>
              <table:table-cell office:value-type="float" office:value="-0.1155411367">
                <text:p>-0.1155411367</text:p>
              </table:table-cell>
              <table:table-cell office:value-type="float" office:value="0.1832731326">
                <text:p>0.1832731326</text:p>
              </table:table-cell>
              <table:table-cell office:value-type="float" office:value="-0.0155375202">
                <text:p>-0.0155375202</text:p>
              </table:table-cell>
              <table:table-cell office:value-type="float" office:value="0.0179130447">
                <text:p>0.0179130447</text:p>
              </table:table-cell>
              <table:table-cell office:value-type="float" office:value="0.3228616096">
                <text:p>0.3228616096</text:p>
              </table:table-cell>
            </table:table-row>
            <table:table-row>
              <table:table-cell office:value-type="float" office:value="0.0091020946">
                <text:p>0</text:p>
              </table:table-cell>
              <table:table-cell office:value-type="float" office:value="-0.1560377042">
                <text:p>-0.1560377042</text:p>
              </table:table-cell>
              <table:table-cell office:value-type="float" office:value="-0.0629522691">
                <text:p>-0.0629522691</text:p>
              </table:table-cell>
              <table:table-cell office:value-type="float" office:value="0.0497709914">
                <text:p>0.0497709914</text:p>
              </table:table-cell>
              <table:table-cell office:value-type="float" office:value="0.1508281285">
                <text:p>0.1508281285</text:p>
              </table:table-cell>
              <table:table-cell office:value-type="float" office:value="0.1040706643">
                <text:p>0.1040706643</text:p>
              </table:table-cell>
              <table:table-cell office:value-type="float" office:value="-0.2577864852">
                <text:p>-0.2577864852</text:p>
              </table:table-cell>
              <table:table-cell office:value-type="float" office:value="-0.1501793516">
                <text:p>-0.1501793516</text:p>
              </table:table-cell>
              <table:table-cell office:value-type="float" office:value="-0.0427289913">
                <text:p>-0.0427289913</text:p>
              </table:table-cell>
              <table:table-cell office:value-type="float" office:value="0.1136925149">
                <text:p>0.1136925149</text:p>
              </table:table-cell>
              <table:table-cell office:value-type="float" office:value="-0.2869507569">
                <text:p>-0.2869507569</text:p>
              </table:table-cell>
              <table:table-cell office:value-type="float" office:value="0.0972156534">
                <text:p>0.0972156534</text:p>
              </table:table-cell>
              <table:table-cell office:value-type="float" office:value="0.1508720354">
                <text:p>0.1508720354</text:p>
              </table:table-cell>
              <table:table-cell office:value-type="float" office:value="0.0098887396">
                <text:p>0.0098887396</text:p>
              </table:table-cell>
              <table:table-cell office:value-type="float" office:value="-0.1878977599">
                <text:p>-0.1878977599</text:p>
              </table:table-cell>
              <table:table-cell office:value-type="float" office:value="0.0762836625">
                <text:p>0.0762836625</text:p>
              </table:table-cell>
              <table:table-cell office:value-type="float" office:value="0.1027447885">
                <text:p>0.1027447885</text:p>
              </table:table-cell>
              <table:table-cell office:value-type="float" office:value="0.0161741918">
                <text:p>0.0161741918</text:p>
              </table:table-cell>
              <table:table-cell office:value-type="float" office:value="0.303174935">
                <text:p>0.303174935</text:p>
              </table:table-cell>
              <table:table-cell office:value-type="float" office:value="-0.1315054915">
                <text:p>-0.1315054915</text:p>
              </table:table-cell>
              <table:table-cell office:value-type="float" office:value="0.0996200605">
                <text:p>0.0996200605</text:p>
              </table:table-cell>
              <table:table-cell office:value-type="float" office:value="-0.2202997974">
                <text:p>-0.2202997974</text:p>
              </table:table-cell>
              <table:table-cell office:value-type="float" office:value="0.0534502023">
                <text:p>0.0534502023</text:p>
              </table:table-cell>
              <table:table-cell office:value-type="float" office:value="-0.0521883816">
                <text:p>-0.0521883816</text:p>
              </table:table-cell>
              <table:table-cell office:value-type="float" office:value="0.0349625751">
                <text:p>0.0349625751</text:p>
              </table:table-cell>
              <table:table-cell office:value-type="float" office:value="0.0604579277">
                <text:p>0.0604579277</text:p>
              </table:table-cell>
              <table:table-cell office:value-type="float" office:value="-0.0667349366">
                <text:p>-0.0667349366</text:p>
              </table:table-cell>
              <table:table-cell office:value-type="float" office:value="-0.1435690317">
                <text:p>-0.1435690317</text:p>
              </table:table-cell>
              <table:table-cell office:value-type="float" office:value="0.1139823746">
                <text:p>0.1139823746</text:p>
              </table:table-cell>
              <table:table-cell office:value-type="float" office:value="0.0769367277">
                <text:p>0.0769367277</text:p>
              </table:table-cell>
              <table:table-cell office:value-type="float" office:value="-0.0086364083">
                <text:p>-0.0086364083</text:p>
              </table:table-cell>
              <table:table-cell office:value-type="float" office:value="0.0551787091">
                <text:p>0.0551787091</text:p>
              </table:table-cell>
              <table:table-cell office:value-type="float" office:value="-0.2187173716">
                <text:p>-0.2187173716</text:p>
              </table:table-cell>
              <table:table-cell office:value-type="float" office:value="-0.1908794698">
                <text:p>-0.1908794698</text:p>
              </table:table-cell>
              <table:table-cell office:value-type="float" office:value="-0.224116338">
                <text:p>-0.224116338</text:p>
              </table:table-cell>
              <table:table-cell office:value-type="float" office:value="-0.026738423">
                <text:p>-0.026738423</text:p>
              </table:table-cell>
              <table:table-cell office:value-type="float" office:value="-0.2054990033">
                <text:p>-0.2054990033</text:p>
              </table:table-cell>
              <table:table-cell office:value-type="float" office:value="-0.071168178">
                <text:p>-0.071168178</text:p>
              </table:table-cell>
              <table:table-cell office:value-type="float" office:value="-0.0605649639">
                <text:p>-0.0605649639</text:p>
              </table:table-cell>
              <table:table-cell office:value-type="float" office:value="-0.0897212363">
                <text:p>-0.0897212363</text:p>
              </table:table-cell>
              <table:table-cell office:value-type="float" office:value="-0.1477275524">
                <text:p>-0.1477275524</text:p>
              </table:table-cell>
              <table:table-cell office:value-type="float" office:value="0.1696713803">
                <text:p>0.1696713803</text:p>
              </table:table-cell>
              <table:table-cell office:value-type="float" office:value="-0.2039484931">
                <text:p>-0.2039484931</text:p>
              </table:table-cell>
              <table:table-cell office:value-type="float" office:value="-0.0807879557">
                <text:p>-0.0807879557</text:p>
              </table:table-cell>
              <table:table-cell office:value-type="float" office:value="0.0162717648">
                <text:p>0.0162717648</text:p>
              </table:table-cell>
              <table:table-cell office:value-type="float" office:value="-0.235201819">
                <text:p>-0.235201819</text:p>
              </table:table-cell>
              <table:table-cell office:value-type="float" office:value="0.0315138096">
                <text:p>0.0315138096</text:p>
              </table:table-cell>
              <table:table-cell office:value-type="float" office:value="-0.1413515259">
                <text:p>-0.1413515259</text:p>
              </table:table-cell>
              <table:table-cell office:value-type="float" office:value="-0.2521862085">
                <text:p>-0.2521862085</text:p>
              </table:table-cell>
              <table:table-cell office:value-type="float" office:value="0.0693206641">
                <text:p>0.0693206641</text:p>
              </table:table-cell>
              <table:table-cell office:value-type="float" office:value="-0.2164704538">
                <text:p>-0.2164704538</text:p>
              </table:table-cell>
              <table:table-cell office:value-type="float" office:value="0.0077994977">
                <text:p>0.0077994977</text:p>
              </table:table-cell>
              <table:table-cell office:value-type="float" office:value="-0.0065511649">
                <text:p>-0.0065511649</text:p>
              </table:table-cell>
              <table:table-cell office:value-type="float" office:value="-0.0952712407">
                <text:p>-0.0952712407</text:p>
              </table:table-cell>
              <table:table-cell office:value-type="float" office:value="-0.2246522631">
                <text:p>-0.2246522631</text:p>
              </table:table-cell>
              <table:table-cell office:value-type="float" office:value="-0.18960689">
                <text:p>-0.18960689</text:p>
              </table:table-cell>
              <table:table-cell office:value-type="float" office:value="-0.1276638005">
                <text:p>-0.1276638005</text:p>
              </table:table-cell>
              <table:table-cell office:value-type="float" office:value="-0.0069930145">
                <text:p>-0.0069930145</text:p>
              </table:table-cell>
              <table:table-cell office:value-type="float" office:value="-0.0114632027">
                <text:p>-0.0114632027</text:p>
              </table:table-cell>
              <table:table-cell office:value-type="float" office:value="-0.2328733639">
                <text:p>-0.2328733639</text:p>
              </table:table-cell>
              <table:table-cell office:value-type="float" office:value="0.0019168913">
                <text:p>0.0019168913</text:p>
              </table:table-cell>
              <table:table-cell office:value-type="float" office:value="-0.1649651281">
                <text:p>-0.1649651281</text:p>
              </table:table-cell>
              <table:table-cell office:value-type="float" office:value="0.0689494552">
                <text:p>0.0689494552</text:p>
              </table:table-cell>
              <table:table-cell office:value-type="float" office:value="-0.0097516985">
                <text:p>-0.0097516985</text:p>
              </table:table-cell>
              <table:table-cell office:value-type="float" office:value="-0.1401660563">
                <text:p>-0.1401660563</text:p>
              </table:table-cell>
              <table:table-cell office:value-type="float" office:value="-0.2698418638">
                <text:p>-0.2698418638</text:p>
              </table:table-cell>
              <table:table-cell office:value-type="float" office:value="-0.0910356844">
                <text:p>-0.0910356844</text:p>
              </table:table-cell>
              <table:table-cell office:value-type="float" office:value="-0.0234950284">
                <text:p>-0.0234950284</text:p>
              </table:table-cell>
              <table:table-cell office:value-type="float" office:value="-0.2017192389">
                <text:p>-0.2017192389</text:p>
              </table:table-cell>
              <table:table-cell office:value-type="float" office:value="-0.0812699973">
                <text:p>-0.0812699973</text:p>
              </table:table-cell>
              <table:table-cell office:value-type="float" office:value="0.0023206024">
                <text:p>0.0023206024</text:p>
              </table:table-cell>
              <table:table-cell office:value-type="float" office:value="1">
                <text:p>1</text:p>
              </table:table-cell>
              <table:table-cell office:value-type="float" office:value="-0.400349558">
                <text:p>-0.400349558</text:p>
              </table:table-cell>
              <table:table-cell office:value-type="float" office:value="0.0609283223">
                <text:p>0.0609283223</text:p>
              </table:table-cell>
              <table:table-cell office:value-type="float" office:value="-0.0598480627">
                <text:p>-0.0598480627</text:p>
              </table:table-cell>
              <table:table-cell office:value-type="float" office:value="0.0274408727">
                <text:p>0.0274408727</text:p>
              </table:table-cell>
              <table:table-cell office:value-type="float" office:value="-0.0918784548">
                <text:p>-0.0918784548</text:p>
              </table:table-cell>
              <table:table-cell office:value-type="float" office:value="0.0258456219">
                <text:p>0.0258456219</text:p>
              </table:table-cell>
              <table:table-cell office:value-type="float" office:value="-0.1904492033">
                <text:p>-0.1904492033</text:p>
              </table:table-cell>
              <table:table-cell office:value-type="float" office:value="-0.2738991848">
                <text:p>-0.2738991848</text:p>
              </table:table-cell>
              <table:table-cell office:value-type="float" office:value="-0.2797801024">
                <text:p>-0.2797801024</text:p>
              </table:table-cell>
              <table:table-cell office:value-type="float" office:value="0.0376648099">
                <text:p>0.0376648099</text:p>
              </table:table-cell>
              <table:table-cell office:value-type="float" office:value="-0.1582135633">
                <text:p>-0.1582135633</text:p>
              </table:table-cell>
              <table:table-cell office:value-type="float" office:value="-0.0757407679">
                <text:p>-0.0757407679</text:p>
              </table:table-cell>
              <table:table-cell office:value-type="float" office:value="0.0191012568">
                <text:p>0.0191012568</text:p>
              </table:table-cell>
              <table:table-cell office:value-type="float" office:value="-0.3441472217">
                <text:p>-0.3441472217</text:p>
              </table:table-cell>
            </table:table-row>
            <table:table-row>
              <table:table-cell office:value-type="float" office:value="-0.0575019248">
                <text:p>-0</text:p>
              </table:table-cell>
              <table:table-cell office:value-type="float" office:value="0.1465808896">
                <text:p>0.1465808896</text:p>
              </table:table-cell>
              <table:table-cell office:value-type="float" office:value="0.4097306296">
                <text:p>0.4097306296</text:p>
              </table:table-cell>
              <table:table-cell office:value-type="float" office:value="0.1345165218">
                <text:p>0.1345165218</text:p>
              </table:table-cell>
              <table:table-cell office:value-type="float" office:value="-0.1980617074">
                <text:p>-0.1980617074</text:p>
              </table:table-cell>
              <table:table-cell office:value-type="float" office:value="0.0728250311">
                <text:p>0.0728250311</text:p>
              </table:table-cell>
              <table:table-cell office:value-type="float" office:value="0.6454554674">
                <text:p>0.6454554674</text:p>
              </table:table-cell>
              <table:table-cell office:value-type="float" office:value="0.4740901496">
                <text:p>0.4740901496</text:p>
              </table:table-cell>
              <table:table-cell office:value-type="float" office:value="0.0801780472">
                <text:p>0.0801780472</text:p>
              </table:table-cell>
              <table:table-cell office:value-type="float" office:value="0.0390729317">
                <text:p>0.0390729317</text:p>
              </table:table-cell>
              <table:table-cell office:value-type="float" office:value="0.2430171596">
                <text:p>0.2430171596</text:p>
              </table:table-cell>
              <table:table-cell office:value-type="float" office:value="-0.0989384733">
                <text:p>-0.0989384733</text:p>
              </table:table-cell>
              <table:table-cell office:value-type="float" office:value="0.1076306022">
                <text:p>0.1076306022</text:p>
              </table:table-cell>
              <table:table-cell office:value-type="float" office:value="0.1428792844">
                <text:p>0.1428792844</text:p>
              </table:table-cell>
              <table:table-cell office:value-type="float" office:value="0.2223720479">
                <text:p>0.2223720479</text:p>
              </table:table-cell>
              <table:table-cell office:value-type="float" office:value="-0.4635838708">
                <text:p>-0.4635838708</text:p>
              </table:table-cell>
              <table:table-cell office:value-type="float" office:value="0.0005216622">
                <text:p>0.0005216622</text:p>
              </table:table-cell>
              <table:table-cell office:value-type="float" office:value="0.0220605561">
                <text:p>0.0220605561</text:p>
              </table:table-cell>
              <table:table-cell office:value-type="float" office:value="-0.2490848938">
                <text:p>-0.2490848938</text:p>
              </table:table-cell>
              <table:table-cell office:value-type="float" office:value="0.2938451697">
                <text:p>0.2938451697</text:p>
              </table:table-cell>
              <table:table-cell office:value-type="float" office:value="-0.0089691044">
                <text:p>-0.0089691044</text:p>
              </table:table-cell>
              <table:table-cell office:value-type="float" office:value="0.4562198537">
                <text:p>0.4562198537</text:p>
              </table:table-cell>
              <table:table-cell office:value-type="float" office:value="0.0273341209">
                <text:p>0.0273341209</text:p>
              </table:table-cell>
              <table:table-cell office:value-type="float" office:value="0.2754647526">
                <text:p>0.2754647526</text:p>
              </table:table-cell>
              <table:table-cell office:value-type="float" office:value="-0.0138171996">
                <text:p>-0.0138171996</text:p>
              </table:table-cell>
              <table:table-cell office:value-type="float" office:value="-0.2010265137">
                <text:p>-0.2010265137</text:p>
              </table:table-cell>
              <table:table-cell office:value-type="float" office:value="0.2159517581">
                <text:p>0.2159517581</text:p>
              </table:table-cell>
              <table:table-cell office:value-type="float" office:value="0.3429789784">
                <text:p>0.3429789784</text:p>
              </table:table-cell>
              <table:table-cell office:value-type="float" office:value="0.1049474596">
                <text:p>0.1049474596</text:p>
              </table:table-cell>
              <table:table-cell office:value-type="float" office:value="-0.0552035955">
                <text:p>-0.0552035955</text:p>
              </table:table-cell>
              <table:table-cell office:value-type="float" office:value="0.0265993497">
                <text:p>0.0265993497</text:p>
              </table:table-cell>
              <table:table-cell office:value-type="float" office:value="-0.1342751812">
                <text:p>-0.1342751812</text:p>
              </table:table-cell>
              <table:table-cell office:value-type="float" office:value="0.6382602583">
                <text:p>0.6382602583</text:p>
              </table:table-cell>
              <table:table-cell office:value-type="float" office:value="0.2457054717">
                <text:p>0.2457054717</text:p>
              </table:table-cell>
              <table:table-cell office:value-type="float" office:value="0.2019648087">
                <text:p>0.2019648087</text:p>
              </table:table-cell>
              <table:table-cell office:value-type="float" office:value="0.0798953512">
                <text:p>0.0798953512</text:p>
              </table:table-cell>
              <table:table-cell office:value-type="float" office:value="0.24573725">
                <text:p>0.24573725</text:p>
              </table:table-cell>
              <table:table-cell office:value-type="float" office:value="0.0258670253">
                <text:p>0.0258670253</text:p>
              </table:table-cell>
              <table:table-cell office:value-type="float" office:value="0.1811603803">
                <text:p>0.1811603803</text:p>
              </table:table-cell>
              <table:table-cell office:value-type="float" office:value="0.2915085367">
                <text:p>0.2915085367</text:p>
              </table:table-cell>
              <table:table-cell office:value-type="float" office:value="-0.0036379319">
                <text:p>-0.0036379319</text:p>
              </table:table-cell>
              <table:table-cell office:value-type="float" office:value="-0.1286343149">
                <text:p>-0.1286343149</text:p>
              </table:table-cell>
              <table:table-cell office:value-type="float" office:value="0.4495452316">
                <text:p>0.4495452316</text:p>
              </table:table-cell>
              <table:table-cell office:value-type="float" office:value="0.1662708865">
                <text:p>0.1662708865</text:p>
              </table:table-cell>
              <table:table-cell office:value-type="float" office:value="-0.0044334853">
                <text:p>-0.0044334853</text:p>
              </table:table-cell>
              <table:table-cell office:value-type="float" office:value="0.3956005953">
                <text:p>0.3956005953</text:p>
              </table:table-cell>
              <table:table-cell office:value-type="float" office:value="0.1075064834">
                <text:p>0.1075064834</text:p>
              </table:table-cell>
              <table:table-cell office:value-type="float" office:value="0.0314925425">
                <text:p>0.0314925425</text:p>
              </table:table-cell>
              <table:table-cell office:value-type="float" office:value="0.2653930596">
                <text:p>0.2653930596</text:p>
              </table:table-cell>
              <table:table-cell office:value-type="float" office:value="0.1225054101">
                <text:p>0.1225054101</text:p>
              </table:table-cell>
              <table:table-cell office:value-type="float" office:value="0.3440617433">
                <text:p>0.3440617433</text:p>
              </table:table-cell>
              <table:table-cell office:value-type="float" office:value="0.2266584939">
                <text:p>0.2266584939</text:p>
              </table:table-cell>
              <table:table-cell office:value-type="float" office:value="0.2431263711">
                <text:p>0.2431263711</text:p>
              </table:table-cell>
              <table:table-cell office:value-type="float" office:value="0.0996900422">
                <text:p>0.0996900422</text:p>
              </table:table-cell>
              <table:table-cell office:value-type="float" office:value="0.6171245706">
                <text:p>0.6171245706</text:p>
              </table:table-cell>
              <table:table-cell office:value-type="float" office:value="0.2563134821">
                <text:p>0.2563134821</text:p>
              </table:table-cell>
              <table:table-cell office:value-type="float" office:value="0.0544846451">
                <text:p>0.0544846451</text:p>
              </table:table-cell>
              <table:table-cell office:value-type="float" office:value="0.2013537219">
                <text:p>0.2013537219</text:p>
              </table:table-cell>
              <table:table-cell office:value-type="float" office:value="0.1590335228">
                <text:p>0.1590335228</text:p>
              </table:table-cell>
              <table:table-cell office:value-type="float" office:value="0.5570866342">
                <text:p>0.5570866342</text:p>
              </table:table-cell>
              <table:table-cell office:value-type="float" office:value="0.2286559933">
                <text:p>0.2286559933</text:p>
              </table:table-cell>
              <table:table-cell office:value-type="float" office:value="0.4649641782">
                <text:p>0.4649641782</text:p>
              </table:table-cell>
              <table:table-cell office:value-type="float" office:value="0.0003830423">
                <text:p>0.0003830423</text:p>
              </table:table-cell>
              <table:table-cell office:value-type="float" office:value="0.2777876503">
                <text:p>0.2777876503</text:p>
              </table:table-cell>
              <table:table-cell office:value-type="float" office:value="0.3822674304">
                <text:p>0.3822674304</text:p>
              </table:table-cell>
              <table:table-cell office:value-type="float" office:value="0.5788953245">
                <text:p>0.5788953245</text:p>
              </table:table-cell>
              <table:table-cell office:value-type="float" office:value="-0.1636225394">
                <text:p>-0.1636225394</text:p>
              </table:table-cell>
              <table:table-cell office:value-type="float" office:value="0.2416068885">
                <text:p>0.2416068885</text:p>
              </table:table-cell>
              <table:table-cell office:value-type="float" office:value="0.5868601305">
                <text:p>0.5868601305</text:p>
              </table:table-cell>
              <table:table-cell office:value-type="float" office:value="0.2037311251">
                <text:p>0.2037311251</text:p>
              </table:table-cell>
              <table:table-cell office:value-type="float" office:value="0.2030190737">
                <text:p>0.2030190737</text:p>
              </table:table-cell>
              <table:table-cell office:value-type="float" office:value="-0.400349558">
                <text:p>-0.400349558</text:p>
              </table:table-cell>
              <table:table-cell office:value-type="float" office:value="1">
                <text:p>1</text:p>
              </table:table-cell>
              <table:table-cell office:value-type="float" office:value="-0.1506416828">
                <text:p>-0.1506416828</text:p>
              </table:table-cell>
              <table:table-cell office:value-type="float" office:value="-0.1378129301">
                <text:p>-0.1378129301</text:p>
              </table:table-cell>
              <table:table-cell office:value-type="float" office:value="0.1035447099">
                <text:p>0.1035447099</text:p>
              </table:table-cell>
              <table:table-cell office:value-type="float" office:value="0.2394143256">
                <text:p>0.2394143256</text:p>
              </table:table-cell>
              <table:table-cell office:value-type="float" office:value="0.0774076855">
                <text:p>0.0774076855</text:p>
              </table:table-cell>
              <table:table-cell office:value-type="float" office:value="0.3418603227">
                <text:p>0.3418603227</text:p>
              </table:table-cell>
              <table:table-cell office:value-type="float" office:value="0.6711551105">
                <text:p>0.6711551105</text:p>
              </table:table-cell>
              <table:table-cell office:value-type="float" office:value="0.5050991987">
                <text:p>0.5050991987</text:p>
              </table:table-cell>
              <table:table-cell office:value-type="float" office:value="-0.178044835">
                <text:p>-0.178044835</text:p>
              </table:table-cell>
              <table:table-cell office:value-type="float" office:value="0.2104060759">
                <text:p>0.2104060759</text:p>
              </table:table-cell>
              <table:table-cell office:value-type="float" office:value="0.0243673675">
                <text:p>0.0243673675</text:p>
              </table:table-cell>
              <table:table-cell office:value-type="float" office:value="0.2447183861">
                <text:p>0.2447183861</text:p>
              </table:table-cell>
              <table:table-cell office:value-type="float" office:value="0.7284793802">
                <text:p>0.7284793802</text:p>
              </table:table-cell>
            </table:table-row>
            <table:table-row>
              <table:table-cell office:value-type="float" office:value="-0.0857695956">
                <text:p>-0</text:p>
              </table:table-cell>
              <table:table-cell office:value-type="float" office:value="-0.0586283525">
                <text:p>-0.0586283525</text:p>
              </table:table-cell>
              <table:table-cell office:value-type="float" office:value="-0.1806743297">
                <text:p>-0.1806743297</text:p>
              </table:table-cell>
              <table:table-cell office:value-type="float" office:value="-0.0536470692">
                <text:p>-0.0536470692</text:p>
              </table:table-cell>
              <table:table-cell office:value-type="float" office:value="0.1937426709">
                <text:p>0.1937426709</text:p>
              </table:table-cell>
              <table:table-cell office:value-type="float" office:value="0.0412310425">
                <text:p>0.0412310425</text:p>
              </table:table-cell>
              <table:table-cell office:value-type="float" office:value="-0.1133223381">
                <text:p>-0.1133223381</text:p>
              </table:table-cell>
              <table:table-cell office:value-type="float" office:value="-0.0243692215">
                <text:p>-0.0243692215</text:p>
              </table:table-cell>
              <table:table-cell office:value-type="float" office:value="-0.0719607867">
                <text:p>-0.0719607867</text:p>
              </table:table-cell>
              <table:table-cell office:value-type="float" office:value="-0.0626222648">
                <text:p>-0.0626222648</text:p>
              </table:table-cell>
              <table:table-cell office:value-type="float" office:value="-0.0531311513">
                <text:p>-0.0531311513</text:p>
              </table:table-cell>
              <table:table-cell office:value-type="float" office:value="-0.0440597319">
                <text:p>-0.0440597319</text:p>
              </table:table-cell>
              <table:table-cell office:value-type="float" office:value="0.0149899689">
                <text:p>0.0149899689</text:p>
              </table:table-cell>
              <table:table-cell office:value-type="float" office:value="-0.0779114108">
                <text:p>-0.0779114108</text:p>
              </table:table-cell>
              <table:table-cell office:value-type="float" office:value="0.058991106">
                <text:p>0.058991106</text:p>
              </table:table-cell>
              <table:table-cell office:value-type="float" office:value="0.0040471441">
                <text:p>0.0040471441</text:p>
              </table:table-cell>
              <table:table-cell office:value-type="float" office:value="-0.0621319321">
                <text:p>-0.0621319321</text:p>
              </table:table-cell>
              <table:table-cell office:value-type="float" office:value="0.0586163341">
                <text:p>0.0586163341</text:p>
              </table:table-cell>
              <table:table-cell office:value-type="float" office:value="0.2842928087">
                <text:p>0.2842928087</text:p>
              </table:table-cell>
              <table:table-cell office:value-type="float" office:value="-0.0398694652">
                <text:p>-0.0398694652</text:p>
              </table:table-cell>
              <table:table-cell office:value-type="float" office:value="-0.1495743761">
                <text:p>-0.1495743761</text:p>
              </table:table-cell>
              <table:table-cell office:value-type="float" office:value="-0.00854558">
                <text:p>-0.00854558</text:p>
              </table:table-cell>
              <table:table-cell office:value-type="float" office:value="-0.1040921111">
                <text:p>-0.1040921111</text:p>
              </table:table-cell>
              <table:table-cell office:value-type="float" office:value="-0.0368656981">
                <text:p>-0.0368656981</text:p>
              </table:table-cell>
              <table:table-cell office:value-type="float" office:value="0.053228637">
                <text:p>0.053228637</text:p>
              </table:table-cell>
              <table:table-cell office:value-type="float" office:value="0.097890392">
                <text:p>0.097890392</text:p>
              </table:table-cell>
              <table:table-cell office:value-type="float" office:value="-0.1422226583">
                <text:p>-0.1422226583</text:p>
              </table:table-cell>
              <table:table-cell office:value-type="float" office:value="0.106771345">
                <text:p>0.106771345</text:p>
              </table:table-cell>
              <table:table-cell office:value-type="float" office:value="-0.0141650063">
                <text:p>-0.0141650063</text:p>
              </table:table-cell>
              <table:table-cell office:value-type="float" office:value="0.0205231858">
                <text:p>0.0205231858</text:p>
              </table:table-cell>
              <table:table-cell office:value-type="float" office:value="0.0154524398">
                <text:p>0.0154524398</text:p>
              </table:table-cell>
              <table:table-cell office:value-type="float" office:value="-0.080019749">
                <text:p>-0.080019749</text:p>
              </table:table-cell>
              <table:table-cell office:value-type="float" office:value="-0.2205941319">
                <text:p>-0.2205941319</text:p>
              </table:table-cell>
              <table:table-cell office:value-type="float" office:value="-0.1115771208">
                <text:p>-0.1115771208</text:p>
              </table:table-cell>
              <table:table-cell office:value-type="float" office:value="-0.008365532">
                <text:p>-0.008365532</text:p>
              </table:table-cell>
              <table:table-cell office:value-type="float" office:value="0.0344926723">
                <text:p>0.0344926723</text:p>
              </table:table-cell>
              <table:table-cell office:value-type="float" office:value="-0.0834383072">
                <text:p>-0.0834383072</text:p>
              </table:table-cell>
              <table:table-cell office:value-type="float" office:value="-0.0123074098">
                <text:p>-0.0123074098</text:p>
              </table:table-cell>
              <table:table-cell office:value-type="float" office:value="0.0091203858">
                <text:p>0.0091203858</text:p>
              </table:table-cell>
              <table:table-cell office:value-type="float" office:value="-0.0870724155">
                <text:p>-0.0870724155</text:p>
              </table:table-cell>
              <table:table-cell office:value-type="float" office:value="-0.0576158663">
                <text:p>-0.0576158663</text:p>
              </table:table-cell>
              <table:table-cell office:value-type="float" office:value="-0.1128523202">
                <text:p>-0.1128523202</text:p>
              </table:table-cell>
              <table:table-cell office:value-type="float" office:value="-0.0742150277">
                <text:p>-0.0742150277</text:p>
              </table:table-cell>
              <table:table-cell office:value-type="float" office:value="0.0523442071">
                <text:p>0.0523442071</text:p>
              </table:table-cell>
              <table:table-cell office:value-type="float" office:value="0.1276990028">
                <text:p>0.1276990028</text:p>
              </table:table-cell>
              <table:table-cell office:value-type="float" office:value="-0.1977710461">
                <text:p>-0.1977710461</text:p>
              </table:table-cell>
              <table:table-cell office:value-type="float" office:value="-0.1752132009">
                <text:p>-0.1752132009</text:p>
              </table:table-cell>
              <table:table-cell office:value-type="float" office:value="0.0962959435">
                <text:p>0.0962959435</text:p>
              </table:table-cell>
              <table:table-cell office:value-type="float" office:value="0.0109085569">
                <text:p>0.0109085569</text:p>
              </table:table-cell>
              <table:table-cell office:value-type="float" office:value="0.2270363359">
                <text:p>0.2270363359</text:p>
              </table:table-cell>
              <table:table-cell office:value-type="float" office:value="0.0063363211">
                <text:p>0.0063363211</text:p>
              </table:table-cell>
              <table:table-cell office:value-type="float" office:value="0.0165192022">
                <text:p>0.0165192022</text:p>
              </table:table-cell>
              <table:table-cell office:value-type="float" office:value="0.047422648">
                <text:p>0.047422648</text:p>
              </table:table-cell>
              <table:table-cell office:value-type="float" office:value="-0.1039765648">
                <text:p>-0.1039765648</text:p>
              </table:table-cell>
              <table:table-cell office:value-type="float" office:value="-0.1530580935">
                <text:p>-0.1530580935</text:p>
              </table:table-cell>
              <table:table-cell office:value-type="float" office:value="0.0467975686">
                <text:p>0.0467975686</text:p>
              </table:table-cell>
              <table:table-cell office:value-type="float" office:value="-0.1277781468">
                <text:p>-0.1277781468</text:p>
              </table:table-cell>
              <table:table-cell office:value-type="float" office:value="0.050252341">
                <text:p>0.050252341</text:p>
              </table:table-cell>
              <table:table-cell office:value-type="float" office:value="0.0519343243">
                <text:p>0.0519343243</text:p>
              </table:table-cell>
              <table:table-cell office:value-type="float" office:value="-0.1915076732">
                <text:p>-0.1915076732</text:p>
              </table:table-cell>
              <table:table-cell office:value-type="float" office:value="-0.092755581">
                <text:p>-0.092755581</text:p>
              </table:table-cell>
              <table:table-cell office:value-type="float" office:value="-0.0878345322">
                <text:p>-0.0878345322</text:p>
              </table:table-cell>
              <table:table-cell office:value-type="float" office:value="-0.0575720157">
                <text:p>-0.0575720157</text:p>
              </table:table-cell>
              <table:table-cell office:value-type="float" office:value="-0.0769559553">
                <text:p>-0.0769559553</text:p>
              </table:table-cell>
              <table:table-cell office:value-type="float" office:value="-0.1684950744">
                <text:p>-0.1684950744</text:p>
              </table:table-cell>
              <table:table-cell office:value-type="float" office:value="-0.081889715">
                <text:p>-0.081889715</text:p>
              </table:table-cell>
              <table:table-cell office:value-type="float" office:value="0.1632652911">
                <text:p>0.1632652911</text:p>
              </table:table-cell>
              <table:table-cell office:value-type="float" office:value="-0.1036857323">
                <text:p>-0.1036857323</text:p>
              </table:table-cell>
              <table:table-cell office:value-type="float" office:value="-0.1816937214">
                <text:p>-0.1816937214</text:p>
              </table:table-cell>
              <table:table-cell office:value-type="float" office:value="-0.1604794825">
                <text:p>-0.1604794825</text:p>
              </table:table-cell>
              <table:table-cell office:value-type="float" office:value="-0.1451148581">
                <text:p>-0.1451148581</text:p>
              </table:table-cell>
              <table:table-cell office:value-type="float" office:value="0.0609283223">
                <text:p>0.0609283223</text:p>
              </table:table-cell>
              <table:table-cell office:value-type="float" office:value="-0.1506416828">
                <text:p>-0.1506416828</text:p>
              </table:table-cell>
              <table:table-cell office:value-type="float" office:value="1">
                <text:p>1</text:p>
              </table:table-cell>
              <table:table-cell office:value-type="float" office:value="-0.0601611516">
                <text:p>-0.0601611516</text:p>
              </table:table-cell>
              <table:table-cell office:value-type="float" office:value="0.0107349925">
                <text:p>0.0107349925</text:p>
              </table:table-cell>
              <table:table-cell office:value-type="float" office:value="0.0234586048">
                <text:p>0.0234586048</text:p>
              </table:table-cell>
              <table:table-cell office:value-type="float" office:value="0.0829530537">
                <text:p>0.0829530537</text:p>
              </table:table-cell>
              <table:table-cell office:value-type="float" office:value="-0.0410135367">
                <text:p>-0.0410135367</text:p>
              </table:table-cell>
              <table:table-cell office:value-type="float" office:value="-0.1810012721">
                <text:p>-0.1810012721</text:p>
              </table:table-cell>
              <table:table-cell office:value-type="float" office:value="0.0320778569">
                <text:p>0.0320778569</text:p>
              </table:table-cell>
              <table:table-cell office:value-type="float" office:value="0.2411703871">
                <text:p>0.2411703871</text:p>
              </table:table-cell>
              <table:table-cell office:value-type="float" office:value="0.047083734">
                <text:p>0.047083734</text:p>
              </table:table-cell>
              <table:table-cell office:value-type="float" office:value="0.0447017936">
                <text:p>0.0447017936</text:p>
              </table:table-cell>
              <table:table-cell office:value-type="float" office:value="-0.0116327542">
                <text:p>-0.0116327542</text:p>
              </table:table-cell>
              <table:table-cell office:value-type="float" office:value="-0.2450790209">
                <text:p>-0.2450790209</text:p>
              </table:table-cell>
            </table:table-row>
            <table:table-row>
              <table:table-cell office:value-type="float" office:value="0.0453685212">
                <text:p>0</text:p>
              </table:table-cell>
              <table:table-cell office:value-type="float" office:value="0.0422840147">
                <text:p>0.0422840147</text:p>
              </table:table-cell>
              <table:table-cell office:value-type="float" office:value="0.0874085578">
                <text:p>0.0874085578</text:p>
              </table:table-cell>
              <table:table-cell office:value-type="float" office:value="-0.0819300573">
                <text:p>-0.0819300573</text:p>
              </table:table-cell>
              <table:table-cell office:value-type="float" office:value="0.0179192266">
                <text:p>0.0179192266</text:p>
              </table:table-cell>
              <table:table-cell office:value-type="float" office:value="-0.1880332826">
                <text:p>-0.1880332826</text:p>
              </table:table-cell>
              <table:table-cell office:value-type="float" office:value="-0.3591834603">
                <text:p>-0.3591834603</text:p>
              </table:table-cell>
              <table:table-cell office:value-type="float" office:value="-0.2962087567">
                <text:p>-0.2962087567</text:p>
              </table:table-cell>
              <table:table-cell office:value-type="float" office:value="-0.086134686">
                <text:p>-0.086134686</text:p>
              </table:table-cell>
              <table:table-cell office:value-type="float" office:value="0.0161556786">
                <text:p>0.0161556786</text:p>
              </table:table-cell>
              <table:table-cell office:value-type="float" office:value="-0.0083262332">
                <text:p>-0.0083262332</text:p>
              </table:table-cell>
              <table:table-cell office:value-type="float" office:value="0.17201521">
                <text:p>0.17201521</text:p>
              </table:table-cell>
              <table:table-cell office:value-type="float" office:value="-0.1821169893">
                <text:p>-0.1821169893</text:p>
              </table:table-cell>
              <table:table-cell office:value-type="float" office:value="-0.0339809101">
                <text:p>-0.0339809101</text:p>
              </table:table-cell>
              <table:table-cell office:value-type="float" office:value="-0.0993545971">
                <text:p>-0.0993545971</text:p>
              </table:table-cell>
              <table:table-cell office:value-type="float" office:value="0.1149755609">
                <text:p>0.1149755609</text:p>
              </table:table-cell>
              <table:table-cell office:value-type="float" office:value="-0.0099731132">
                <text:p>-0.0099731132</text:p>
              </table:table-cell>
              <table:table-cell office:value-type="float" office:value="-0.05538554">
                <text:p>-0.05538554</text:p>
              </table:table-cell>
              <table:table-cell office:value-type="float" office:value="-0.1701149655">
                <text:p>-0.1701149655</text:p>
              </table:table-cell>
              <table:table-cell office:value-type="float" office:value="-0.1172734676">
                <text:p>-0.1172734676</text:p>
              </table:table-cell>
              <table:table-cell office:value-type="float" office:value="-0.0928177422">
                <text:p>-0.0928177422</text:p>
              </table:table-cell>
              <table:table-cell office:value-type="float" office:value="-0.3253423862">
                <text:p>-0.3253423862</text:p>
              </table:table-cell>
              <table:table-cell office:value-type="float" office:value="-0.1245856314">
                <text:p>-0.1245856314</text:p>
              </table:table-cell>
              <table:table-cell office:value-type="float" office:value="-0.1091756223">
                <text:p>-0.1091756223</text:p>
              </table:table-cell>
              <table:table-cell office:value-type="float" office:value="-0.0619474694">
                <text:p>-0.0619474694</text:p>
              </table:table-cell>
              <table:table-cell office:value-type="float" office:value="-0.0682153719">
                <text:p>-0.0682153719</text:p>
              </table:table-cell>
              <table:table-cell office:value-type="float" office:value="-0.0262556081">
                <text:p>-0.0262556081</text:p>
              </table:table-cell>
              <table:table-cell office:value-type="float" office:value="-0.2938072309">
                <text:p>-0.2938072309</text:p>
              </table:table-cell>
              <table:table-cell office:value-type="float" office:value="-0.2697833487">
                <text:p>-0.2697833487</text:p>
              </table:table-cell>
              <table:table-cell office:value-type="float" office:value="0.1263892615">
                <text:p>0.1263892615</text:p>
              </table:table-cell>
              <table:table-cell office:value-type="float" office:value="-0.1599135877">
                <text:p>-0.1599135877</text:p>
              </table:table-cell>
              <table:table-cell office:value-type="float" office:value="0.1646352876">
                <text:p>0.1646352876</text:p>
              </table:table-cell>
              <table:table-cell office:value-type="float" office:value="-0.2365147902">
                <text:p>-0.2365147902</text:p>
              </table:table-cell>
              <table:table-cell office:value-type="float" office:value="0.2774369501">
                <text:p>0.2774369501</text:p>
              </table:table-cell>
              <table:table-cell office:value-type="float" office:value="-0.2112359729">
                <text:p>-0.2112359729</text:p>
              </table:table-cell>
              <table:table-cell office:value-type="float" office:value="0.1219466171">
                <text:p>0.1219466171</text:p>
              </table:table-cell>
              <table:table-cell office:value-type="float" office:value="-0.0316022109">
                <text:p>-0.0316022109</text:p>
              </table:table-cell>
              <table:table-cell office:value-type="float" office:value="-0.0218582982">
                <text:p>-0.0218582982</text:p>
              </table:table-cell>
              <table:table-cell office:value-type="float" office:value="-0.0363409533">
                <text:p>-0.0363409533</text:p>
              </table:table-cell>
              <table:table-cell office:value-type="float" office:value="-0.0019258017">
                <text:p>-0.0019258017</text:p>
              </table:table-cell>
              <table:table-cell office:value-type="float" office:value="0.229415102">
                <text:p>0.229415102</text:p>
              </table:table-cell>
              <table:table-cell office:value-type="float" office:value="-0.2604043451">
                <text:p>-0.2604043451</text:p>
              </table:table-cell>
              <table:table-cell office:value-type="float" office:value="-0.2275535473">
                <text:p>-0.2275535473</text:p>
              </table:table-cell>
              <table:table-cell office:value-type="float" office:value="-0.1219188539">
                <text:p>-0.1219188539</text:p>
              </table:table-cell>
              <table:table-cell office:value-type="float" office:value="-0.0261835435">
                <text:p>-0.0261835435</text:p>
              </table:table-cell>
              <table:table-cell office:value-type="float" office:value="-0.0695185244">
                <text:p>-0.0695185244</text:p>
              </table:table-cell>
              <table:table-cell office:value-type="float" office:value="-0.1241305813">
                <text:p>-0.1241305813</text:p>
              </table:table-cell>
              <table:table-cell office:value-type="float" office:value="0.0893505865">
                <text:p>0.0893505865</text:p>
              </table:table-cell>
              <table:table-cell office:value-type="float" office:value="-0.0458837498">
                <text:p>-0.0458837498</text:p>
              </table:table-cell>
              <table:table-cell office:value-type="float" office:value="0.0361198179">
                <text:p>0.0361198179</text:p>
              </table:table-cell>
              <table:table-cell office:value-type="float" office:value="-0.1828120419">
                <text:p>-0.1828120419</text:p>
              </table:table-cell>
              <table:table-cell office:value-type="float" office:value="-0.1311861228">
                <text:p>-0.1311861228</text:p>
              </table:table-cell>
              <table:table-cell office:value-type="float" office:value="-0.1286859105">
                <text:p>-0.1286859105</text:p>
              </table:table-cell>
              <table:table-cell office:value-type="float" office:value="0.011818662">
                <text:p>0.011818662</text:p>
              </table:table-cell>
              <table:table-cell office:value-type="float" office:value="-0.2203501213">
                <text:p>-0.2203501213</text:p>
              </table:table-cell>
              <table:table-cell office:value-type="float" office:value="-0.1793223764">
                <text:p>-0.1793223764</text:p>
              </table:table-cell>
              <table:table-cell office:value-type="float" office:value="-0.0093188502">
                <text:p>-0.0093188502</text:p>
              </table:table-cell>
              <table:table-cell office:value-type="float" office:value="-0.0740503547">
                <text:p>-0.0740503547</text:p>
              </table:table-cell>
              <table:table-cell office:value-type="float" office:value="-0.090994517">
                <text:p>-0.090994517</text:p>
              </table:table-cell>
              <table:table-cell office:value-type="float" office:value="-0.1947455128">
                <text:p>-0.1947455128</text:p>
              </table:table-cell>
              <table:table-cell office:value-type="float" office:value="-0.2814799915">
                <text:p>-0.2814799915</text:p>
              </table:table-cell>
              <table:table-cell office:value-type="float" office:value="-0.3127073383">
                <text:p>-0.3127073383</text:p>
              </table:table-cell>
              <table:table-cell office:value-type="float" office:value="-0.048311199">
                <text:p>-0.048311199</text:p>
              </table:table-cell>
              <table:table-cell office:value-type="float" office:value="0.0047780746">
                <text:p>0.0047780746</text:p>
              </table:table-cell>
              <table:table-cell office:value-type="float" office:value="-0.0443215212">
                <text:p>-0.0443215212</text:p>
              </table:table-cell>
              <table:table-cell office:value-type="float" office:value="-0.3181518448">
                <text:p>-0.3181518448</text:p>
              </table:table-cell>
              <table:table-cell office:value-type="float" office:value="0.085580702">
                <text:p>0.085580702</text:p>
              </table:table-cell>
              <table:table-cell office:value-type="float" office:value="-0.1822575125">
                <text:p>-0.1822575125</text:p>
              </table:table-cell>
              <table:table-cell office:value-type="float" office:value="-0.1370128231">
                <text:p>-0.1370128231</text:p>
              </table:table-cell>
              <table:table-cell office:value-type="float" office:value="-0.1421863915">
                <text:p>-0.1421863915</text:p>
              </table:table-cell>
              <table:table-cell office:value-type="float" office:value="-0.1354751569">
                <text:p>-0.1354751569</text:p>
              </table:table-cell>
              <table:table-cell office:value-type="float" office:value="-0.0598480627">
                <text:p>-0.0598480627</text:p>
              </table:table-cell>
              <table:table-cell office:value-type="float" office:value="-0.1378129301">
                <text:p>-0.1378129301</text:p>
              </table:table-cell>
              <table:table-cell office:value-type="float" office:value="-0.0601611516">
                <text:p>-0.0601611516</text:p>
              </table:table-cell>
              <table:table-cell office:value-type="float" office:value="1">
                <text:p>1</text:p>
              </table:table-cell>
              <table:table-cell office:value-type="float" office:value="-0.0358806975">
                <text:p>-0.0358806975</text:p>
              </table:table-cell>
              <table:table-cell office:value-type="float" office:value="-0.0851610619">
                <text:p>-0.0851610619</text:p>
              </table:table-cell>
              <table:table-cell office:value-type="float" office:value="-0.1101862796">
                <text:p>-0.1101862796</text:p>
              </table:table-cell>
              <table:table-cell office:value-type="float" office:value="-0.2306058806">
                <text:p>-0.2306058806</text:p>
              </table:table-cell>
              <table:table-cell office:value-type="float" office:value="-0.109665906">
                <text:p>-0.109665906</text:p>
              </table:table-cell>
              <table:table-cell office:value-type="float" office:value="-0.3421220256">
                <text:p>-0.3421220256</text:p>
              </table:table-cell>
              <table:table-cell office:value-type="float" office:value="-0.0449205777">
                <text:p>-0.0449205777</text:p>
              </table:table-cell>
              <table:table-cell office:value-type="float" office:value="-0.1982222356">
                <text:p>-0.1982222356</text:p>
              </table:table-cell>
              <table:table-cell office:value-type="float" office:value="-0.0166083946">
                <text:p>-0.0166083946</text:p>
              </table:table-cell>
              <table:table-cell office:value-type="float" office:value="0.0147173848">
                <text:p>0.0147173848</text:p>
              </table:table-cell>
              <table:table-cell office:value-type="float" office:value="-0.1040695192">
                <text:p>-0.1040695192</text:p>
              </table:table-cell>
            </table:table-row>
            <table:table-row>
              <table:table-cell office:value-type="float" office:value="0.0067843788">
                <text:p>0</text:p>
              </table:table-cell>
              <table:table-cell office:value-type="float" office:value="0.1000070126">
                <text:p>0.1000070126</text:p>
              </table:table-cell>
              <table:table-cell office:value-type="float" office:value="0.2211110855">
                <text:p>0.2211110855</text:p>
              </table:table-cell>
              <table:table-cell office:value-type="float" office:value="-0.0421424576">
                <text:p>-0.0421424576</text:p>
              </table:table-cell>
              <table:table-cell office:value-type="float" office:value="-0.0912643628">
                <text:p>-0.0912643628</text:p>
              </table:table-cell>
              <table:table-cell office:value-type="float" office:value="0.0954447385">
                <text:p>0.0954447385</text:p>
              </table:table-cell>
              <table:table-cell office:value-type="float" office:value="0.1434030381">
                <text:p>0.1434030381</text:p>
              </table:table-cell>
              <table:table-cell office:value-type="float" office:value="0.2186836355">
                <text:p>0.2186836355</text:p>
              </table:table-cell>
              <table:table-cell office:value-type="float" office:value="0.1400242139">
                <text:p>0.1400242139</text:p>
              </table:table-cell>
              <table:table-cell office:value-type="float" office:value="0.0374018726">
                <text:p>0.0374018726</text:p>
              </table:table-cell>
              <table:table-cell office:value-type="float" office:value="0.1586138574">
                <text:p>0.1586138574</text:p>
              </table:table-cell>
              <table:table-cell office:value-type="float" office:value="0.0201377175">
                <text:p>0.0201377175</text:p>
              </table:table-cell>
              <table:table-cell office:value-type="float" office:value="-0.1642873799">
                <text:p>-0.1642873799</text:p>
              </table:table-cell>
              <table:table-cell office:value-type="float" office:value="0.2006635766">
                <text:p>0.2006635766</text:p>
              </table:table-cell>
              <table:table-cell office:value-type="float" office:value="0.0425940264">
                <text:p>0.0425940264</text:p>
              </table:table-cell>
              <table:table-cell office:value-type="float" office:value="-0.0650662263">
                <text:p>-0.0650662263</text:p>
              </table:table-cell>
              <table:table-cell office:value-type="float" office:value="-0.0141098699">
                <text:p>-0.0141098699</text:p>
              </table:table-cell>
              <table:table-cell office:value-type="float" office:value="0.0694348916">
                <text:p>0.0694348916</text:p>
              </table:table-cell>
              <table:table-cell office:value-type="float" office:value="-0.2841587732">
                <text:p>-0.2841587732</text:p>
              </table:table-cell>
              <table:table-cell office:value-type="float" office:value="0.1145193341">
                <text:p>0.1145193341</text:p>
              </table:table-cell>
              <table:table-cell office:value-type="float" office:value="0.0577815386">
                <text:p>0.0577815386</text:p>
              </table:table-cell>
              <table:table-cell office:value-type="float" office:value="0.154410251">
                <text:p>0.154410251</text:p>
              </table:table-cell>
              <table:table-cell office:value-type="float" office:value="0.0801964655">
                <text:p>0.0801964655</text:p>
              </table:table-cell>
              <table:table-cell office:value-type="float" office:value="0.0950444924">
                <text:p>0.0950444924</text:p>
              </table:table-cell>
              <table:table-cell office:value-type="float" office:value="-0.0620589009">
                <text:p>-0.0620589009</text:p>
              </table:table-cell>
              <table:table-cell office:value-type="float" office:value="-0.1047355344">
                <text:p>-0.1047355344</text:p>
              </table:table-cell>
              <table:table-cell office:value-type="float" office:value="0.1944621439">
                <text:p>0.1944621439</text:p>
              </table:table-cell>
              <table:table-cell office:value-type="float" office:value="0.2267330578">
                <text:p>0.2267330578</text:p>
              </table:table-cell>
              <table:table-cell office:value-type="float" office:value="0.0054667186">
                <text:p>0.0054667186</text:p>
              </table:table-cell>
              <table:table-cell office:value-type="float" office:value="0.0803837065">
                <text:p>0.0803837065</text:p>
              </table:table-cell>
              <table:table-cell office:value-type="float" office:value="-0.0131393758">
                <text:p>-0.0131393758</text:p>
              </table:table-cell>
              <table:table-cell office:value-type="float" office:value="0.0561410423">
                <text:p>0.0561410423</text:p>
              </table:table-cell>
              <table:table-cell office:value-type="float" office:value="0.0695308768">
                <text:p>0.0695308768</text:p>
              </table:table-cell>
              <table:table-cell office:value-type="float" office:value="0.0089803564">
                <text:p>0.0089803564</text:p>
              </table:table-cell>
              <table:table-cell office:value-type="float" office:value="-0.0221790791">
                <text:p>-0.0221790791</text:p>
              </table:table-cell>
              <table:table-cell office:value-type="float" office:value="0.0655852292">
                <text:p>0.0655852292</text:p>
              </table:table-cell>
              <table:table-cell office:value-type="float" office:value="0.0547634449">
                <text:p>0.0547634449</text:p>
              </table:table-cell>
              <table:table-cell office:value-type="float" office:value="-0.0745486832">
                <text:p>-0.0745486832</text:p>
              </table:table-cell>
              <table:table-cell office:value-type="float" office:value="0.1097638664">
                <text:p>0.1097638664</text:p>
              </table:table-cell>
              <table:table-cell office:value-type="float" office:value="0.1784774146">
                <text:p>0.1784774146</text:p>
              </table:table-cell>
              <table:table-cell office:value-type="float" office:value="-0.0740961241">
                <text:p>-0.0740961241</text:p>
              </table:table-cell>
              <table:table-cell office:value-type="float" office:value="-0.2046807978">
                <text:p>-0.2046807978</text:p>
              </table:table-cell>
              <table:table-cell office:value-type="float" office:value="0.1804298151">
                <text:p>0.1804298151</text:p>
              </table:table-cell>
              <table:table-cell office:value-type="float" office:value="-0.0825721941">
                <text:p>-0.0825721941</text:p>
              </table:table-cell>
              <table:table-cell office:value-type="float" office:value="0.1858252014">
                <text:p>0.1858252014</text:p>
              </table:table-cell>
              <table:table-cell office:value-type="float" office:value="0.1948240424">
                <text:p>0.1948240424</text:p>
              </table:table-cell>
              <table:table-cell office:value-type="float" office:value="-0.0527741927">
                <text:p>-0.0527741927</text:p>
              </table:table-cell>
              <table:table-cell office:value-type="float" office:value="0.0106423182">
                <text:p>0.0106423182</text:p>
              </table:table-cell>
              <table:table-cell office:value-type="float" office:value="0.0846766894">
                <text:p>0.0846766894</text:p>
              </table:table-cell>
              <table:table-cell office:value-type="float" office:value="0.0698909327">
                <text:p>0.0698909327</text:p>
              </table:table-cell>
              <table:table-cell office:value-type="float" office:value="0.1334814922">
                <text:p>0.1334814922</text:p>
              </table:table-cell>
              <table:table-cell office:value-type="float" office:value="0.068103396">
                <text:p>0.068103396</text:p>
              </table:table-cell>
              <table:table-cell office:value-type="float" office:value="0.050837967">
                <text:p>0.050837967</text:p>
              </table:table-cell>
              <table:table-cell office:value-type="float" office:value="-0.0651005973">
                <text:p>-0.0651005973</text:p>
              </table:table-cell>
              <table:table-cell office:value-type="float" office:value="0.1374582058">
                <text:p>0.1374582058</text:p>
              </table:table-cell>
              <table:table-cell office:value-type="float" office:value="0.0454362575">
                <text:p>0.0454362575</text:p>
              </table:table-cell>
              <table:table-cell office:value-type="float" office:value="-0.050325047">
                <text:p>-0.050325047</text:p>
              </table:table-cell>
              <table:table-cell office:value-type="float" office:value="0.0970222612">
                <text:p>0.0970222612</text:p>
              </table:table-cell>
              <table:table-cell office:value-type="float" office:value="0.1049154936">
                <text:p>0.1049154936</text:p>
              </table:table-cell>
              <table:table-cell office:value-type="float" office:value="0.1007829146">
                <text:p>0.1007829146</text:p>
              </table:table-cell>
              <table:table-cell office:value-type="float" office:value="0.104545801">
                <text:p>0.104545801</text:p>
              </table:table-cell>
              <table:table-cell office:value-type="float" office:value="0.1707240334">
                <text:p>0.1707240334</text:p>
              </table:table-cell>
              <table:table-cell office:value-type="float" office:value="0.0090364877">
                <text:p>0.0090364877</text:p>
              </table:table-cell>
              <table:table-cell office:value-type="float" office:value="0.1204022252">
                <text:p>0.1204022252</text:p>
              </table:table-cell>
              <table:table-cell office:value-type="float" office:value="0.099018732">
                <text:p>0.099018732</text:p>
              </table:table-cell>
              <table:table-cell office:value-type="float" office:value="0.1550333992">
                <text:p>0.1550333992</text:p>
              </table:table-cell>
              <table:table-cell office:value-type="float" office:value="0.1821662873">
                <text:p>0.1821662873</text:p>
              </table:table-cell>
              <table:table-cell office:value-type="float" office:value="0.0453633921">
                <text:p>0.0453633921</text:p>
              </table:table-cell>
              <table:table-cell office:value-type="float" office:value="0.0593407483">
                <text:p>0.0593407483</text:p>
              </table:table-cell>
              <table:table-cell office:value-type="float" office:value="-0.1808149471">
                <text:p>-0.1808149471</text:p>
              </table:table-cell>
              <table:table-cell office:value-type="float" office:value="0.033033019">
                <text:p>0.033033019</text:p>
              </table:table-cell>
              <table:table-cell office:value-type="float" office:value="0.0274408727">
                <text:p>0.0274408727</text:p>
              </table:table-cell>
              <table:table-cell office:value-type="float" office:value="0.1035447099">
                <text:p>0.1035447099</text:p>
              </table:table-cell>
              <table:table-cell office:value-type="float" office:value="0.0107349925">
                <text:p>0.0107349925</text:p>
              </table:table-cell>
              <table:table-cell office:value-type="float" office:value="-0.0358806975">
                <text:p>-0.0358806975</text:p>
              </table:table-cell>
              <table:table-cell office:value-type="float" office:value="1">
                <text:p>1</text:p>
              </table:table-cell>
              <table:table-cell office:value-type="float" office:value="0.1182789722">
                <text:p>0.1182789722</text:p>
              </table:table-cell>
              <table:table-cell office:value-type="float" office:value="-0.0093135996">
                <text:p>-0.0093135996</text:p>
              </table:table-cell>
              <table:table-cell office:value-type="float" office:value="0.0017345052">
                <text:p>0.0017345052</text:p>
              </table:table-cell>
              <table:table-cell office:value-type="float" office:value="0.1577116883">
                <text:p>0.1577116883</text:p>
              </table:table-cell>
              <table:table-cell office:value-type="float" office:value="0.2074527916">
                <text:p>0.2074527916</text:p>
              </table:table-cell>
              <table:table-cell office:value-type="float" office:value="-0.0207004112">
                <text:p>-0.0207004112</text:p>
              </table:table-cell>
              <table:table-cell office:value-type="float" office:value="0.111398257">
                <text:p>0.111398257</text:p>
              </table:table-cell>
              <table:table-cell office:value-type="float" office:value="-0.0002135933">
                <text:p>-0.0002135933</text:p>
              </table:table-cell>
              <table:table-cell office:value-type="float" office:value="0.0504310231">
                <text:p>0.0504310231</text:p>
              </table:table-cell>
              <table:table-cell office:value-type="float" office:value="0.1592891391">
                <text:p>0.1592891391</text:p>
              </table:table-cell>
            </table:table-row>
            <table:table-row>
              <table:table-cell office:value-type="float" office:value="-0.0417119224">
                <text:p>-0</text:p>
              </table:table-cell>
              <table:table-cell office:value-type="float" office:value="0.2750526004">
                <text:p>0.2750526004</text:p>
              </table:table-cell>
              <table:table-cell office:value-type="float" office:value="0.1807301316">
                <text:p>0.1807301316</text:p>
              </table:table-cell>
              <table:table-cell office:value-type="float" office:value="0.0025990864">
                <text:p>0.0025990864</text:p>
              </table:table-cell>
              <table:table-cell office:value-type="float" office:value="-0.1990966548">
                <text:p>-0.1990966548</text:p>
              </table:table-cell>
              <table:table-cell office:value-type="float" office:value="0.0556748736">
                <text:p>0.0556748736</text:p>
              </table:table-cell>
              <table:table-cell office:value-type="float" office:value="0.2127889653">
                <text:p>0.2127889653</text:p>
              </table:table-cell>
              <table:table-cell office:value-type="float" office:value="0.1261354004">
                <text:p>0.1261354004</text:p>
              </table:table-cell>
              <table:table-cell office:value-type="float" office:value="0.1612529085">
                <text:p>0.1612529085</text:p>
              </table:table-cell>
              <table:table-cell office:value-type="float" office:value="0.1050341069">
                <text:p>0.1050341069</text:p>
              </table:table-cell>
              <table:table-cell office:value-type="float" office:value="0.1440330459">
                <text:p>0.1440330459</text:p>
              </table:table-cell>
              <table:table-cell office:value-type="float" office:value="0.0594678786">
                <text:p>0.0594678786</text:p>
              </table:table-cell>
              <table:table-cell office:value-type="float" office:value="-0.0372461481">
                <text:p>-0.0372461481</text:p>
              </table:table-cell>
              <table:table-cell office:value-type="float" office:value="-0.0396005903">
                <text:p>-0.0396005903</text:p>
              </table:table-cell>
              <table:table-cell office:value-type="float" office:value="0.1204805971">
                <text:p>0.1204805971</text:p>
              </table:table-cell>
              <table:table-cell office:value-type="float" office:value="-0.0948542381">
                <text:p>-0.0948542381</text:p>
              </table:table-cell>
              <table:table-cell office:value-type="float" office:value="-0.0309402296">
                <text:p>-0.0309402296</text:p>
              </table:table-cell>
              <table:table-cell office:value-type="float" office:value="-0.0085813241">
                <text:p>-0.0085813241</text:p>
              </table:table-cell>
              <table:table-cell office:value-type="float" office:value="-0.0577474596">
                <text:p>-0.0577474596</text:p>
              </table:table-cell>
              <table:table-cell office:value-type="float" office:value="0.0898198974">
                <text:p>0.0898198974</text:p>
              </table:table-cell>
              <table:table-cell office:value-type="float" office:value="-0.0319591661">
                <text:p>-0.0319591661</text:p>
              </table:table-cell>
              <table:table-cell office:value-type="float" office:value="0.1990132456">
                <text:p>0.1990132456</text:p>
              </table:table-cell>
              <table:table-cell office:value-type="float" office:value="0.2903282212">
                <text:p>0.2903282212</text:p>
              </table:table-cell>
              <table:table-cell office:value-type="float" office:value="0.0362350301">
                <text:p>0.0362350301</text:p>
              </table:table-cell>
              <table:table-cell office:value-type="float" office:value="-0.0007777425">
                <text:p>-0.0007777425</text:p>
              </table:table-cell>
              <table:table-cell office:value-type="float" office:value="-0.1064762426">
                <text:p>-0.1064762426</text:p>
              </table:table-cell>
              <table:table-cell office:value-type="float" office:value="-0.0469386763">
                <text:p>-0.0469386763</text:p>
              </table:table-cell>
              <table:table-cell office:value-type="float" office:value="0.0553852201">
                <text:p>0.0553852201</text:p>
              </table:table-cell>
              <table:table-cell office:value-type="float" office:value="-0.1528835195">
                <text:p>-0.1528835195</text:p>
              </table:table-cell>
              <table:table-cell office:value-type="float" office:value="-0.1353559001">
                <text:p>-0.1353559001</text:p>
              </table:table-cell>
              <table:table-cell office:value-type="float" office:value="0.0498601108">
                <text:p>0.0498601108</text:p>
              </table:table-cell>
              <table:table-cell office:value-type="float" office:value="0.0363067742">
                <text:p>0.0363067742</text:p>
              </table:table-cell>
              <table:table-cell office:value-type="float" office:value="0.2458062981">
                <text:p>0.2458062981</text:p>
              </table:table-cell>
              <table:table-cell office:value-type="float" office:value="0.1969806479">
                <text:p>0.1969806479</text:p>
              </table:table-cell>
              <table:table-cell office:value-type="float" office:value="0.1010831994">
                <text:p>0.1010831994</text:p>
              </table:table-cell>
              <table:table-cell office:value-type="float" office:value="0.0880128553">
                <text:p>0.0880128553</text:p>
              </table:table-cell>
              <table:table-cell office:value-type="float" office:value="0.1665300621">
                <text:p>0.1665300621</text:p>
              </table:table-cell>
              <table:table-cell office:value-type="float" office:value="-0.1151356409">
                <text:p>-0.1151356409</text:p>
              </table:table-cell>
              <table:table-cell office:value-type="float" office:value="0.004753227">
                <text:p>0.004753227</text:p>
              </table:table-cell>
              <table:table-cell office:value-type="float" office:value="0.1736305479">
                <text:p>0.1736305479</text:p>
              </table:table-cell>
              <table:table-cell office:value-type="float" office:value="-0.088122896">
                <text:p>-0.088122896</text:p>
              </table:table-cell>
              <table:table-cell office:value-type="float" office:value="0.0116031403">
                <text:p>0.0116031403</text:p>
              </table:table-cell>
              <table:table-cell office:value-type="float" office:value="0.2017785493">
                <text:p>0.2017785493</text:p>
              </table:table-cell>
              <table:table-cell office:value-type="float" office:value="-0.1045845557">
                <text:p>-0.1045845557</text:p>
              </table:table-cell>
              <table:table-cell office:value-type="float" office:value="0.0112587157">
                <text:p>0.0112587157</text:p>
              </table:table-cell>
              <table:table-cell office:value-type="float" office:value="0.2086510291">
                <text:p>0.2086510291</text:p>
              </table:table-cell>
              <table:table-cell office:value-type="float" office:value="-0.0351027511">
                <text:p>-0.0351027511</text:p>
              </table:table-cell>
              <table:table-cell office:value-type="float" office:value="-0.0030497722">
                <text:p>-0.0030497722</text:p>
              </table:table-cell>
              <table:table-cell office:value-type="float" office:value="0.1199223257">
                <text:p>0.1199223257</text:p>
              </table:table-cell>
              <table:table-cell office:value-type="float" office:value="0.1344047922">
                <text:p>0.1344047922</text:p>
              </table:table-cell>
              <table:table-cell office:value-type="float" office:value="0.0640323557">
                <text:p>0.0640323557</text:p>
              </table:table-cell>
              <table:table-cell office:value-type="float" office:value="-0.2513112355">
                <text:p>-0.2513112355</text:p>
              </table:table-cell>
              <table:table-cell office:value-type="float" office:value="-0.0356997845">
                <text:p>-0.0356997845</text:p>
              </table:table-cell>
              <table:table-cell office:value-type="float" office:value="-0.0605650171">
                <text:p>-0.0605650171</text:p>
              </table:table-cell>
              <table:table-cell office:value-type="float" office:value="0.3049799472">
                <text:p>0.3049799472</text:p>
              </table:table-cell>
              <table:table-cell office:value-type="float" office:value="0.1082578016">
                <text:p>0.1082578016</text:p>
              </table:table-cell>
              <table:table-cell office:value-type="float" office:value="-0.1587016747">
                <text:p>-0.1587016747</text:p>
              </table:table-cell>
              <table:table-cell office:value-type="float" office:value="-0.0363089444">
                <text:p>-0.0363089444</text:p>
              </table:table-cell>
              <table:table-cell office:value-type="float" office:value="-0.0690615492">
                <text:p>-0.0690615492</text:p>
              </table:table-cell>
              <table:table-cell office:value-type="float" office:value="0.1801705172">
                <text:p>0.1801705172</text:p>
              </table:table-cell>
              <table:table-cell office:value-type="float" office:value="0.1934555059">
                <text:p>0.1934555059</text:p>
              </table:table-cell>
              <table:table-cell office:value-type="float" office:value="0.0363698335">
                <text:p>0.0363698335</text:p>
              </table:table-cell>
              <table:table-cell office:value-type="float" office:value="-0.1316705308">
                <text:p>-0.1316705308</text:p>
              </table:table-cell>
              <table:table-cell office:value-type="float" office:value="0.1337406994">
                <text:p>0.1337406994</text:p>
              </table:table-cell>
              <table:table-cell office:value-type="float" office:value="0.0631082759">
                <text:p>0.0631082759</text:p>
              </table:table-cell>
              <table:table-cell office:value-type="float" office:value="0.3192269972">
                <text:p>0.3192269972</text:p>
              </table:table-cell>
              <table:table-cell office:value-type="float" office:value="0.041942289">
                <text:p>0.041942289</text:p>
              </table:table-cell>
              <table:table-cell office:value-type="float" office:value="0.1056357582">
                <text:p>0.1056357582</text:p>
              </table:table-cell>
              <table:table-cell office:value-type="float" office:value="0.1814760269">
                <text:p>0.1814760269</text:p>
              </table:table-cell>
              <table:table-cell office:value-type="float" office:value="0.0298740784">
                <text:p>0.0298740784</text:p>
              </table:table-cell>
              <table:table-cell office:value-type="float" office:value="-0.0253851128">
                <text:p>-0.0253851128</text:p>
              </table:table-cell>
              <table:table-cell office:value-type="float" office:value="-0.0918784548">
                <text:p>-0.0918784548</text:p>
              </table:table-cell>
              <table:table-cell office:value-type="float" office:value="0.2394143256">
                <text:p>0.2394143256</text:p>
              </table:table-cell>
              <table:table-cell office:value-type="float" office:value="0.0234586048">
                <text:p>0.0234586048</text:p>
              </table:table-cell>
              <table:table-cell office:value-type="float" office:value="-0.0851610619">
                <text:p>-0.0851610619</text:p>
              </table:table-cell>
              <table:table-cell office:value-type="float" office:value="0.1182789722">
                <text:p>0.1182789722</text:p>
              </table:table-cell>
              <table:table-cell office:value-type="float" office:value="1">
                <text:p>1</text:p>
              </table:table-cell>
              <table:table-cell office:value-type="float" office:value="0.1119906504">
                <text:p>0.1119906504</text:p>
              </table:table-cell>
              <table:table-cell office:value-type="float" office:value="0.279169134">
                <text:p>0.279169134</text:p>
              </table:table-cell>
              <table:table-cell office:value-type="float" office:value="0.2101142669">
                <text:p>0.2101142669</text:p>
              </table:table-cell>
              <table:table-cell office:value-type="float" office:value="0.1840867564">
                <text:p>0.1840867564</text:p>
              </table:table-cell>
              <table:table-cell office:value-type="float" office:value="0.0081336224">
                <text:p>0.0081336224</text:p>
              </table:table-cell>
              <table:table-cell office:value-type="float" office:value="0.0134715839">
                <text:p>0.0134715839</text:p>
              </table:table-cell>
              <table:table-cell office:value-type="float" office:value="-0.0129090523">
                <text:p>-0.0129090523</text:p>
              </table:table-cell>
              <table:table-cell office:value-type="float" office:value="-0.080867406">
                <text:p>-0.080867406</text:p>
              </table:table-cell>
              <table:table-cell office:value-type="float" office:value="0.2415927986">
                <text:p>0.2415927986</text:p>
              </table:table-cell>
            </table:table-row>
            <table:table-row>
              <table:table-cell office:value-type="float" office:value="-0.0612772094">
                <text:p>-0</text:p>
              </table:table-cell>
              <table:table-cell office:value-type="float" office:value="0.2478807923">
                <text:p>0.2478807923</text:p>
              </table:table-cell>
              <table:table-cell office:value-type="float" office:value="0.1015397274">
                <text:p>0.1015397274</text:p>
              </table:table-cell>
              <table:table-cell office:value-type="float" office:value="-0.0647290007">
                <text:p>-0.0647290007</text:p>
              </table:table-cell>
              <table:table-cell office:value-type="float" office:value="0.0282218808">
                <text:p>0.0282218808</text:p>
              </table:table-cell>
              <table:table-cell office:value-type="float" office:value="0.0028992454">
                <text:p>0.0028992454</text:p>
              </table:table-cell>
              <table:table-cell office:value-type="float" office:value="0.2122972293">
                <text:p>0.2122972293</text:p>
              </table:table-cell>
              <table:table-cell office:value-type="float" office:value="0.1357524701">
                <text:p>0.1357524701</text:p>
              </table:table-cell>
              <table:table-cell office:value-type="float" office:value="0.0643606123">
                <text:p>0.0643606123</text:p>
              </table:table-cell>
              <table:table-cell office:value-type="float" office:value="-0.0642099224">
                <text:p>-0.0642099224</text:p>
              </table:table-cell>
              <table:table-cell office:value-type="float" office:value="0.0113195411">
                <text:p>0.0113195411</text:p>
              </table:table-cell>
              <table:table-cell office:value-type="float" office:value="-0.1081857227">
                <text:p>-0.1081857227</text:p>
              </table:table-cell>
              <table:table-cell office:value-type="float" office:value="0.0722566041">
                <text:p>0.0722566041</text:p>
              </table:table-cell>
              <table:table-cell office:value-type="float" office:value="-0.0523849542">
                <text:p>-0.0523849542</text:p>
              </table:table-cell>
              <table:table-cell office:value-type="float" office:value="0.2225483268">
                <text:p>0.2225483268</text:p>
              </table:table-cell>
              <table:table-cell office:value-type="float" office:value="0.0893974756">
                <text:p>0.0893974756</text:p>
              </table:table-cell>
              <table:table-cell office:value-type="float" office:value="0.1804764951">
                <text:p>0.1804764951</text:p>
              </table:table-cell>
              <table:table-cell office:value-type="float" office:value="0.2047180315">
                <text:p>0.2047180315</text:p>
              </table:table-cell>
              <table:table-cell office:value-type="float" office:value="0.0882591362">
                <text:p>0.0882591362</text:p>
              </table:table-cell>
              <table:table-cell office:value-type="float" office:value="0.1979320772">
                <text:p>0.1979320772</text:p>
              </table:table-cell>
              <table:table-cell office:value-type="float" office:value="0.1282252197">
                <text:p>0.1282252197</text:p>
              </table:table-cell>
              <table:table-cell office:value-type="float" office:value="0.2423363007">
                <text:p>0.2423363007</text:p>
              </table:table-cell>
              <table:table-cell office:value-type="float" office:value="0.2374530874">
                <text:p>0.2374530874</text:p>
              </table:table-cell>
              <table:table-cell office:value-type="float" office:value="0.1303491087">
                <text:p>0.1303491087</text:p>
              </table:table-cell>
              <table:table-cell office:value-type="float" office:value="0.1673570008">
                <text:p>0.1673570008</text:p>
              </table:table-cell>
              <table:table-cell office:value-type="float" office:value="0.0146560504">
                <text:p>0.0146560504</text:p>
              </table:table-cell>
              <table:table-cell office:value-type="float" office:value="0.0195473795">
                <text:p>0.0195473795</text:p>
              </table:table-cell>
              <table:table-cell office:value-type="float" office:value="0.1767753888">
                <text:p>0.1767753888</text:p>
              </table:table-cell>
              <table:table-cell office:value-type="float" office:value="-0.0359867227">
                <text:p>-0.0359867227</text:p>
              </table:table-cell>
              <table:table-cell office:value-type="float" office:value="-0.0788900653">
                <text:p>-0.0788900653</text:p>
              </table:table-cell>
              <table:table-cell office:value-type="float" office:value="0.0888384568">
                <text:p>0.0888384568</text:p>
              </table:table-cell>
              <table:table-cell office:value-type="float" office:value="-0.1632143904">
                <text:p>-0.1632143904</text:p>
              </table:table-cell>
              <table:table-cell office:value-type="float" office:value="0.2225543779">
                <text:p>0.2225543779</text:p>
              </table:table-cell>
              <table:table-cell office:value-type="float" office:value="-0.1181342055">
                <text:p>-0.1181342055</text:p>
              </table:table-cell>
              <table:table-cell office:value-type="float" office:value="-0.0122846534">
                <text:p>-0.0122846534</text:p>
              </table:table-cell>
              <table:table-cell office:value-type="float" office:value="-0.0640343979">
                <text:p>-0.0640343979</text:p>
              </table:table-cell>
              <table:table-cell office:value-type="float" office:value="-0.0312884199">
                <text:p>-0.0312884199</text:p>
              </table:table-cell>
              <table:table-cell office:value-type="float" office:value="-0.0362676133">
                <text:p>-0.0362676133</text:p>
              </table:table-cell>
              <table:table-cell office:value-type="float" office:value="0.0267375848">
                <text:p>0.0267375848</text:p>
              </table:table-cell>
              <table:table-cell office:value-type="float" office:value="0.1298264793">
                <text:p>0.1298264793</text:p>
              </table:table-cell>
              <table:table-cell office:value-type="float" office:value="-0.166417977">
                <text:p>-0.166417977</text:p>
              </table:table-cell>
              <table:table-cell office:value-type="float" office:value="0.0644409988">
                <text:p>0.0644409988</text:p>
              </table:table-cell>
              <table:table-cell office:value-type="float" office:value="-0.005282903">
                <text:p>-0.005282903</text:p>
              </table:table-cell>
              <table:table-cell office:value-type="float" office:value="0.1077908525">
                <text:p>0.1077908525</text:p>
              </table:table-cell>
              <table:table-cell office:value-type="float" office:value="0.0277305504">
                <text:p>0.0277305504</text:p>
              </table:table-cell>
              <table:table-cell office:value-type="float" office:value="0.0740711082">
                <text:p>0.0740711082</text:p>
              </table:table-cell>
              <table:table-cell office:value-type="float" office:value="0.0209095046">
                <text:p>0.0209095046</text:p>
              </table:table-cell>
              <table:table-cell office:value-type="float" office:value="0.0572797926">
                <text:p>0.0572797926</text:p>
              </table:table-cell>
              <table:table-cell office:value-type="float" office:value="0.1045553709">
                <text:p>0.1045553709</text:p>
              </table:table-cell>
              <table:table-cell office:value-type="float" office:value="0.0532771849">
                <text:p>0.0532771849</text:p>
              </table:table-cell>
              <table:table-cell office:value-type="float" office:value="0.1430608195">
                <text:p>0.1430608195</text:p>
              </table:table-cell>
              <table:table-cell office:value-type="float" office:value="0.0847517038">
                <text:p>0.0847517038</text:p>
              </table:table-cell>
              <table:table-cell office:value-type="float" office:value="0.1774294259">
                <text:p>0.1774294259</text:p>
              </table:table-cell>
              <table:table-cell office:value-type="float" office:value="0.0854287438">
                <text:p>0.0854287438</text:p>
              </table:table-cell>
              <table:table-cell office:value-type="float" office:value="0.1155858194">
                <text:p>0.1155858194</text:p>
              </table:table-cell>
              <table:table-cell office:value-type="float" office:value="0.2383046947">
                <text:p>0.2383046947</text:p>
              </table:table-cell>
              <table:table-cell office:value-type="float" office:value="-0.0024605745">
                <text:p>-0.0024605745</text:p>
              </table:table-cell>
              <table:table-cell office:value-type="float" office:value="0.1470607742">
                <text:p>0.1470607742</text:p>
              </table:table-cell>
              <table:table-cell office:value-type="float" office:value="0.132826308">
                <text:p>0.132826308</text:p>
              </table:table-cell>
              <table:table-cell office:value-type="float" office:value="0.1683870872">
                <text:p>0.1683870872</text:p>
              </table:table-cell>
              <table:table-cell office:value-type="float" office:value="0.0277240844">
                <text:p>0.0277240844</text:p>
              </table:table-cell>
              <table:table-cell office:value-type="float" office:value="0.2014023203">
                <text:p>0.2014023203</text:p>
              </table:table-cell>
              <table:table-cell office:value-type="float" office:value="-0.1656857028">
                <text:p>-0.1656857028</text:p>
              </table:table-cell>
              <table:table-cell office:value-type="float" office:value="0.0175140773">
                <text:p>0.0175140773</text:p>
              </table:table-cell>
              <table:table-cell office:value-type="float" office:value="-0.0016036766">
                <text:p>-0.0016036766</text:p>
              </table:table-cell>
              <table:table-cell office:value-type="float" office:value="0.1877728319">
                <text:p>0.1877728319</text:p>
              </table:table-cell>
              <table:table-cell office:value-type="float" office:value="-0.1349439519">
                <text:p>-0.1349439519</text:p>
              </table:table-cell>
              <table:table-cell office:value-type="float" office:value="0.0600502943">
                <text:p>0.0600502943</text:p>
              </table:table-cell>
              <table:table-cell office:value-type="float" office:value="0.1189589825">
                <text:p>0.1189589825</text:p>
              </table:table-cell>
              <table:table-cell office:value-type="float" office:value="-0.0181487504">
                <text:p>-0.0181487504</text:p>
              </table:table-cell>
              <table:table-cell office:value-type="float" office:value="0.138535075">
                <text:p>0.138535075</text:p>
              </table:table-cell>
              <table:table-cell office:value-type="float" office:value="0.0258456219">
                <text:p>0.0258456219</text:p>
              </table:table-cell>
              <table:table-cell office:value-type="float" office:value="0.0774076855">
                <text:p>0.0774076855</text:p>
              </table:table-cell>
              <table:table-cell office:value-type="float" office:value="0.0829530537">
                <text:p>0.0829530537</text:p>
              </table:table-cell>
              <table:table-cell office:value-type="float" office:value="-0.1101862796">
                <text:p>-0.1101862796</text:p>
              </table:table-cell>
              <table:table-cell office:value-type="float" office:value="-0.0093135996">
                <text:p>-0.0093135996</text:p>
              </table:table-cell>
              <table:table-cell office:value-type="float" office:value="0.1119906504">
                <text:p>0.1119906504</text:p>
              </table:table-cell>
              <table:table-cell office:value-type="float" office:value="1">
                <text:p>1</text:p>
              </table:table-cell>
              <table:table-cell office:value-type="float" office:value="0.1858564977">
                <text:p>0.1858564977</text:p>
              </table:table-cell>
              <table:table-cell office:value-type="float" office:value="0.1643671422">
                <text:p>0.1643671422</text:p>
              </table:table-cell>
              <table:table-cell office:value-type="float" office:value="0.2923469869">
                <text:p>0.2923469869</text:p>
              </table:table-cell>
              <table:table-cell office:value-type="float" office:value="-0.0016373729">
                <text:p>-0.0016373729</text:p>
              </table:table-cell>
              <table:table-cell office:value-type="float" office:value="0.0259796432">
                <text:p>0.0259796432</text:p>
              </table:table-cell>
              <table:table-cell office:value-type="float" office:value="-0.0551851258">
                <text:p>-0.0551851258</text:p>
              </table:table-cell>
              <table:table-cell office:value-type="float" office:value="0.1555613122">
                <text:p>0.1555613122</text:p>
              </table:table-cell>
              <table:table-cell office:value-type="float" office:value="0.1612354359">
                <text:p>0.1612354359</text:p>
              </table:table-cell>
            </table:table-row>
            <table:table-row>
              <table:table-cell office:value-type="float" office:value="-0.1131322533">
                <text:p>-0</text:p>
              </table:table-cell>
              <table:table-cell office:value-type="float" office:value="0.0682546465">
                <text:p>0.0682546465</text:p>
              </table:table-cell>
              <table:table-cell office:value-type="float" office:value="0.1458844809">
                <text:p>0.1458844809</text:p>
              </table:table-cell>
              <table:table-cell office:value-type="float" office:value="0.227475743">
                <text:p>0.227475743</text:p>
              </table:table-cell>
              <table:table-cell office:value-type="float" office:value="-0.2288892669">
                <text:p>-0.2288892669</text:p>
              </table:table-cell>
              <table:table-cell office:value-type="float" office:value="0.1172644786">
                <text:p>0.1172644786</text:p>
              </table:table-cell>
              <table:table-cell office:value-type="float" office:value="0.5345244341">
                <text:p>0.5345244341</text:p>
              </table:table-cell>
              <table:table-cell office:value-type="float" office:value="0.5300392447">
                <text:p>0.5300392447</text:p>
              </table:table-cell>
              <table:table-cell office:value-type="float" office:value="0.0698999722">
                <text:p>0.0698999722</text:p>
              </table:table-cell>
              <table:table-cell office:value-type="float" office:value="-0.0766123574">
                <text:p>-0.0766123574</text:p>
              </table:table-cell>
              <table:table-cell office:value-type="float" office:value="0.1088810153">
                <text:p>0.1088810153</text:p>
              </table:table-cell>
              <table:table-cell office:value-type="float" office:value="-0.0887409955">
                <text:p>-0.0887409955</text:p>
              </table:table-cell>
              <table:table-cell office:value-type="float" office:value="0.1987954652">
                <text:p>0.1987954652</text:p>
              </table:table-cell>
              <table:table-cell office:value-type="float" office:value="-0.0231430436">
                <text:p>-0.0231430436</text:p>
              </table:table-cell>
              <table:table-cell office:value-type="float" office:value="0.0471848811">
                <text:p>0.0471848811</text:p>
              </table:table-cell>
              <table:table-cell office:value-type="float" office:value="-0.2489836472">
                <text:p>-0.2489836472</text:p>
              </table:table-cell>
              <table:table-cell office:value-type="float" office:value="0.0154794514">
                <text:p>0.0154794514</text:p>
              </table:table-cell>
              <table:table-cell office:value-type="float" office:value="0.2158531883">
                <text:p>0.2158531883</text:p>
              </table:table-cell>
              <table:table-cell office:value-type="float" office:value="0.1202626193">
                <text:p>0.1202626193</text:p>
              </table:table-cell>
              <table:table-cell office:value-type="float" office:value="0.0777289056">
                <text:p>0.0777289056</text:p>
              </table:table-cell>
              <table:table-cell office:value-type="float" office:value="-0.1597523632">
                <text:p>-0.1597523632</text:p>
              </table:table-cell>
              <table:table-cell office:value-type="float" office:value="0.3992293962">
                <text:p>0.3992293962</text:p>
              </table:table-cell>
              <table:table-cell office:value-type="float" office:value="0.1790421224">
                <text:p>0.1790421224</text:p>
              </table:table-cell>
              <table:table-cell office:value-type="float" office:value="0.1384666649">
                <text:p>0.1384666649</text:p>
              </table:table-cell>
              <table:table-cell office:value-type="float" office:value="0.2039327834">
                <text:p>0.2039327834</text:p>
              </table:table-cell>
              <table:table-cell office:value-type="float" office:value="0.0507610274">
                <text:p>0.0507610274</text:p>
              </table:table-cell>
              <table:table-cell office:value-type="float" office:value="0.0384565946">
                <text:p>0.0384565946</text:p>
              </table:table-cell>
              <table:table-cell office:value-type="float" office:value="0.3100564751">
                <text:p>0.3100564751</text:p>
              </table:table-cell>
              <table:table-cell office:value-type="float" office:value="0.0243283195">
                <text:p>0.0243283195</text:p>
              </table:table-cell>
              <table:table-cell office:value-type="float" office:value="-0.1090596977">
                <text:p>-0.1090596977</text:p>
              </table:table-cell>
              <table:table-cell office:value-type="float" office:value="0.1313479269">
                <text:p>0.1313479269</text:p>
              </table:table-cell>
              <table:table-cell office:value-type="float" office:value="-0.1813122239">
                <text:p>-0.1813122239</text:p>
              </table:table-cell>
              <table:table-cell office:value-type="float" office:value="0.4875682055">
                <text:p>0.4875682055</text:p>
              </table:table-cell>
              <table:table-cell office:value-type="float" office:value="-0.0980129518">
                <text:p>-0.0980129518</text:p>
              </table:table-cell>
              <table:table-cell office:value-type="float" office:value="0.2139084764">
                <text:p>0.2139084764</text:p>
              </table:table-cell>
              <table:table-cell office:value-type="float" office:value="-0.0566333663">
                <text:p>-0.0566333663</text:p>
              </table:table-cell>
              <table:table-cell office:value-type="float" office:value="-0.0154117438">
                <text:p>-0.0154117438</text:p>
              </table:table-cell>
              <table:table-cell office:value-type="float" office:value="0.0610164924">
                <text:p>0.0610164924</text:p>
              </table:table-cell>
              <table:table-cell office:value-type="float" office:value="-0.0492800325">
                <text:p>-0.0492800325</text:p>
              </table:table-cell>
              <table:table-cell office:value-type="float" office:value="0.1935578923">
                <text:p>0.1935578923</text:p>
              </table:table-cell>
              <table:table-cell office:value-type="float" office:value="-0.2743605884">
                <text:p>-0.2743605884</text:p>
              </table:table-cell>
              <table:table-cell office:value-type="float" office:value="0.1785089583">
                <text:p>0.1785089583</text:p>
              </table:table-cell>
              <table:table-cell office:value-type="float" office:value="0.3439086805">
                <text:p>0.3439086805</text:p>
              </table:table-cell>
              <table:table-cell office:value-type="float" office:value="0.3414124497">
                <text:p>0.3414124497</text:p>
              </table:table-cell>
              <table:table-cell office:value-type="float" office:value="0.0473420381">
                <text:p>0.0473420381</text:p>
              </table:table-cell>
              <table:table-cell office:value-type="float" office:value="0.1067169685">
                <text:p>0.1067169685</text:p>
              </table:table-cell>
              <table:table-cell office:value-type="float" office:value="-0.0252411434">
                <text:p>-0.0252411434</text:p>
              </table:table-cell>
              <table:table-cell office:value-type="float" office:value="-0.023141333">
                <text:p>-0.023141333</text:p>
              </table:table-cell>
              <table:table-cell office:value-type="float" office:value="0.0642792787">
                <text:p>0.0642792787</text:p>
              </table:table-cell>
              <table:table-cell office:value-type="float" office:value="0.1374904904">
                <text:p>0.1374904904</text:p>
              </table:table-cell>
              <table:table-cell office:value-type="float" office:value="0.3241040746">
                <text:p>0.3241040746</text:p>
              </table:table-cell>
              <table:table-cell office:value-type="float" office:value="-0.0557768298">
                <text:p>-0.0557768298</text:p>
              </table:table-cell>
              <table:table-cell office:value-type="float" office:value="0.1626573517">
                <text:p>0.1626573517</text:p>
              </table:table-cell>
              <table:table-cell office:value-type="float" office:value="-0.0702674882">
                <text:p>-0.0702674882</text:p>
              </table:table-cell>
              <table:table-cell office:value-type="float" office:value="0.5097782319">
                <text:p>0.5097782319</text:p>
              </table:table-cell>
              <table:table-cell office:value-type="float" office:value="0.2647158594">
                <text:p>0.2647158594</text:p>
              </table:table-cell>
              <table:table-cell office:value-type="float" office:value="0.0071355165">
                <text:p>0.0071355165</text:p>
              </table:table-cell>
              <table:table-cell office:value-type="float" office:value="0.3498155699">
                <text:p>0.3498155699</text:p>
              </table:table-cell>
              <table:table-cell office:value-type="float" office:value="-0.0087070473">
                <text:p>-0.0087070473</text:p>
              </table:table-cell>
              <table:table-cell office:value-type="float" office:value="0.3847399327">
                <text:p>0.3847399327</text:p>
              </table:table-cell>
              <table:table-cell office:value-type="float" office:value="0.270034143">
                <text:p>0.270034143</text:p>
              </table:table-cell>
              <table:table-cell office:value-type="float" office:value="0.2433258476">
                <text:p>0.2433258476</text:p>
              </table:table-cell>
              <table:table-cell office:value-type="float" office:value="0.0221656207">
                <text:p>0.0221656207</text:p>
              </table:table-cell>
              <table:table-cell office:value-type="float" office:value="-0.067854288">
                <text:p>-0.067854288</text:p>
              </table:table-cell>
              <table:table-cell office:value-type="float" office:value="0.1303015601">
                <text:p>0.1303015601</text:p>
              </table:table-cell>
              <table:table-cell office:value-type="float" office:value="0.5244766971">
                <text:p>0.5244766971</text:p>
              </table:table-cell>
              <table:table-cell office:value-type="float" office:value="-0.1380987967">
                <text:p>-0.1380987967</text:p>
              </table:table-cell>
              <table:table-cell office:value-type="float" office:value="0.0911262716">
                <text:p>0.0911262716</text:p>
              </table:table-cell>
              <table:table-cell office:value-type="float" office:value="0.4670057941">
                <text:p>0.4670057941</text:p>
              </table:table-cell>
              <table:table-cell office:value-type="float" office:value="0.2081245176">
                <text:p>0.2081245176</text:p>
              </table:table-cell>
              <table:table-cell office:value-type="float" office:value="0.1945063144">
                <text:p>0.1945063144</text:p>
              </table:table-cell>
              <table:table-cell office:value-type="float" office:value="-0.1904492033">
                <text:p>-0.1904492033</text:p>
              </table:table-cell>
              <table:table-cell office:value-type="float" office:value="0.3418603227">
                <text:p>0.3418603227</text:p>
              </table:table-cell>
              <table:table-cell office:value-type="float" office:value="-0.0410135367">
                <text:p>-0.0410135367</text:p>
              </table:table-cell>
              <table:table-cell office:value-type="float" office:value="-0.2306058806">
                <text:p>-0.2306058806</text:p>
              </table:table-cell>
              <table:table-cell office:value-type="float" office:value="0.0017345052">
                <text:p>0.0017345052</text:p>
              </table:table-cell>
              <table:table-cell office:value-type="float" office:value="0.279169134">
                <text:p>0.279169134</text:p>
              </table:table-cell>
              <table:table-cell office:value-type="float" office:value="0.1858564977">
                <text:p>0.1858564977</text:p>
              </table:table-cell>
              <table:table-cell office:value-type="float" office:value="1">
                <text:p>1</text:p>
              </table:table-cell>
              <table:table-cell office:value-type="float" office:value="0.3627223261">
                <text:p>0.3627223261</text:p>
              </table:table-cell>
              <table:table-cell office:value-type="float" office:value="0.4816066734">
                <text:p>0.4816066734</text:p>
              </table:table-cell>
              <table:table-cell office:value-type="float" office:value="-0.1057605811">
                <text:p>-0.1057605811</text:p>
              </table:table-cell>
              <table:table-cell office:value-type="float" office:value="0.2119870829">
                <text:p>0.2119870829</text:p>
              </table:table-cell>
              <table:table-cell office:value-type="float" office:value="0.1521732653">
                <text:p>0.1521732653</text:p>
              </table:table-cell>
              <table:table-cell office:value-type="float" office:value="0.0211769827">
                <text:p>0.0211769827</text:p>
              </table:table-cell>
              <table:table-cell office:value-type="float" office:value="0.3734547146">
                <text:p>0.3734547146</text:p>
              </table:table-cell>
            </table:table-row>
            <table:table-row>
              <table:table-cell office:value-type="float" office:value="-0.1360010883">
                <text:p>-0</text:p>
              </table:table-cell>
              <table:table-cell office:value-type="float" office:value="0.1640629935">
                <text:p>0.1640629935</text:p>
              </table:table-cell>
              <table:table-cell office:value-type="float" office:value="0.589675996">
                <text:p>0.589675996</text:p>
              </table:table-cell>
              <table:table-cell office:value-type="float" office:value="0.1685331972">
                <text:p>0.1685331972</text:p>
              </table:table-cell>
              <table:table-cell office:value-type="float" office:value="-0.2671216198">
                <text:p>-0.2671216198</text:p>
              </table:table-cell>
              <table:table-cell office:value-type="float" office:value="0.1682950058">
                <text:p>0.1682950058</text:p>
              </table:table-cell>
              <table:table-cell office:value-type="float" office:value="0.8469828013">
                <text:p>0.8469828013</text:p>
              </table:table-cell>
              <table:table-cell office:value-type="float" office:value="0.5249587402">
                <text:p>0.5249587402</text:p>
              </table:table-cell>
              <table:table-cell office:value-type="float" office:value="0.1891458802">
                <text:p>0.1891458802</text:p>
              </table:table-cell>
              <table:table-cell office:value-type="float" office:value="0.2248734871">
                <text:p>0.2248734871</text:p>
              </table:table-cell>
              <table:table-cell office:value-type="float" office:value="0.2592467056">
                <text:p>0.2592467056</text:p>
              </table:table-cell>
              <table:table-cell office:value-type="float" office:value="0.0544565237">
                <text:p>0.0544565237</text:p>
              </table:table-cell>
              <table:table-cell office:value-type="float" office:value="0.1689499614">
                <text:p>0.1689499614</text:p>
              </table:table-cell>
              <table:table-cell office:value-type="float" office:value="0.2050149348">
                <text:p>0.2050149348</text:p>
              </table:table-cell>
              <table:table-cell office:value-type="float" office:value="0.2801539004">
                <text:p>0.2801539004</text:p>
              </table:table-cell>
              <table:table-cell office:value-type="float" office:value="-0.4121014035">
                <text:p>-0.4121014035</text:p>
              </table:table-cell>
              <table:table-cell office:value-type="float" office:value="-0.0708011607">
                <text:p>-0.0708011607</text:p>
              </table:table-cell>
              <table:table-cell office:value-type="float" office:value="-0.0398801589">
                <text:p>-0.0398801589</text:p>
              </table:table-cell>
              <table:table-cell office:value-type="float" office:value="-0.2365365965">
                <text:p>-0.2365365965</text:p>
              </table:table-cell>
              <table:table-cell office:value-type="float" office:value="0.3564024713">
                <text:p>0.3564024713</text:p>
              </table:table-cell>
              <table:table-cell office:value-type="float" office:value="0.0279770382">
                <text:p>0.0279770382</text:p>
              </table:table-cell>
              <table:table-cell office:value-type="float" office:value="0.681290786">
                <text:p>0.681290786</text:p>
              </table:table-cell>
              <table:table-cell office:value-type="float" office:value="0.2337929928">
                <text:p>0.2337929928</text:p>
              </table:table-cell>
              <table:table-cell office:value-type="float" office:value="0.2544336666">
                <text:p>0.2544336666</text:p>
              </table:table-cell>
              <table:table-cell office:value-type="float" office:value="0.0921549573">
                <text:p>0.0921549573</text:p>
              </table:table-cell>
              <table:table-cell office:value-type="float" office:value="-0.2652294591">
                <text:p>-0.2652294591</text:p>
              </table:table-cell>
              <table:table-cell office:value-type="float" office:value="0.1637494389">
                <text:p>0.1637494389</text:p>
              </table:table-cell>
              <table:table-cell office:value-type="float" office:value="0.5471412814">
                <text:p>0.5471412814</text:p>
              </table:table-cell>
              <table:table-cell office:value-type="float" office:value="0.0489269666">
                <text:p>0.0489269666</text:p>
              </table:table-cell>
              <table:table-cell office:value-type="float" office:value="-0.0045852534">
                <text:p>-0.0045852534</text:p>
              </table:table-cell>
              <table:table-cell office:value-type="float" office:value="0.065349516">
                <text:p>0.065349516</text:p>
              </table:table-cell>
              <table:table-cell office:value-type="float" office:value="-0.0598326231">
                <text:p>-0.0598326231</text:p>
              </table:table-cell>
              <table:table-cell office:value-type="float" office:value="0.7915600306">
                <text:p>0.7915600306</text:p>
              </table:table-cell>
              <table:table-cell office:value-type="float" office:value="0.245754713">
                <text:p>0.245754713</text:p>
              </table:table-cell>
              <table:table-cell office:value-type="float" office:value="0.1956592639">
                <text:p>0.1956592639</text:p>
              </table:table-cell>
              <table:table-cell office:value-type="float" office:value="0.0713644453">
                <text:p>0.0713644453</text:p>
              </table:table-cell>
              <table:table-cell office:value-type="float" office:value="0.1951398063">
                <text:p>0.1951398063</text:p>
              </table:table-cell>
              <table:table-cell office:value-type="float" office:value="0.1922231775">
                <text:p>0.1922231775</text:p>
              </table:table-cell>
              <table:table-cell office:value-type="float" office:value="0.1366627677">
                <text:p>0.1366627677</text:p>
              </table:table-cell>
              <table:table-cell office:value-type="float" office:value="0.304018102">
                <text:p>0.304018102</text:p>
              </table:table-cell>
              <table:table-cell office:value-type="float" office:value="0.0163826776">
                <text:p>0.0163826776</text:p>
              </table:table-cell>
              <table:table-cell office:value-type="float" office:value="0.0679342549">
                <text:p>0.0679342549</text:p>
              </table:table-cell>
              <table:table-cell office:value-type="float" office:value="0.478424503">
                <text:p>0.478424503</text:p>
              </table:table-cell>
              <table:table-cell office:value-type="float" office:value="0.2434399273">
                <text:p>0.2434399273</text:p>
              </table:table-cell>
              <table:table-cell office:value-type="float" office:value="0.0026781458">
                <text:p>0.0026781458</text:p>
              </table:table-cell>
              <table:table-cell office:value-type="float" office:value="0.4654378283">
                <text:p>0.4654378283</text:p>
              </table:table-cell>
              <table:table-cell office:value-type="float" office:value="0.1877939564">
                <text:p>0.1877939564</text:p>
              </table:table-cell>
              <table:table-cell office:value-type="float" office:value="0.1940518034">
                <text:p>0.1940518034</text:p>
              </table:table-cell>
              <table:table-cell office:value-type="float" office:value="0.4461246922">
                <text:p>0.4461246922</text:p>
              </table:table-cell>
              <table:table-cell office:value-type="float" office:value="0.1386866457">
                <text:p>0.1386866457</text:p>
              </table:table-cell>
              <table:table-cell office:value-type="float" office:value="0.4212224232">
                <text:p>0.4212224232</text:p>
              </table:table-cell>
              <table:table-cell office:value-type="float" office:value="0.1794025627">
                <text:p>0.1794025627</text:p>
              </table:table-cell>
              <table:table-cell office:value-type="float" office:value="0.2725469246">
                <text:p>0.2725469246</text:p>
              </table:table-cell>
              <table:table-cell office:value-type="float" office:value="-0.035890949">
                <text:p>-0.035890949</text:p>
              </table:table-cell>
              <table:table-cell office:value-type="float" office:value="0.8669311248">
                <text:p>0.8669311248</text:p>
              </table:table-cell>
              <table:table-cell office:value-type="float" office:value="0.4250322752">
                <text:p>0.4250322752</text:p>
              </table:table-cell>
              <table:table-cell office:value-type="float" office:value="0.1537715564">
                <text:p>0.1537715564</text:p>
              </table:table-cell>
              <table:table-cell office:value-type="float" office:value="0.3379399161">
                <text:p>0.3379399161</text:p>
              </table:table-cell>
              <table:table-cell office:value-type="float" office:value="0.2391060366">
                <text:p>0.2391060366</text:p>
              </table:table-cell>
              <table:table-cell office:value-type="float" office:value="0.7058160986">
                <text:p>0.7058160986</text:p>
              </table:table-cell>
              <table:table-cell office:value-type="float" office:value="0.3145747246">
                <text:p>0.3145747246</text:p>
              </table:table-cell>
              <table:table-cell office:value-type="float" office:value="0.5813929481">
                <text:p>0.5813929481</text:p>
              </table:table-cell>
              <table:table-cell office:value-type="float" office:value="0.1091178007">
                <text:p>0.1091178007</text:p>
              </table:table-cell>
              <table:table-cell office:value-type="float" office:value="0.2632086663">
                <text:p>0.2632086663</text:p>
              </table:table-cell>
              <table:table-cell office:value-type="float" office:value="0.4092299928">
                <text:p>0.4092299928</text:p>
              </table:table-cell>
              <table:table-cell office:value-type="float" office:value="0.7203648904">
                <text:p>0.7203648904</text:p>
              </table:table-cell>
              <table:table-cell office:value-type="float" office:value="-0.2257745356">
                <text:p>-0.2257745356</text:p>
              </table:table-cell>
              <table:table-cell office:value-type="float" office:value="0.3561473513">
                <text:p>0.3561473513</text:p>
              </table:table-cell>
              <table:table-cell office:value-type="float" office:value="0.7888109296">
                <text:p>0.7888109296</text:p>
              </table:table-cell>
              <table:table-cell office:value-type="float" office:value="0.2035301133">
                <text:p>0.2035301133</text:p>
              </table:table-cell>
              <table:table-cell office:value-type="float" office:value="0.3088527222">
                <text:p>0.3088527222</text:p>
              </table:table-cell>
              <table:table-cell office:value-type="float" office:value="-0.2738991848">
                <text:p>-0.2738991848</text:p>
              </table:table-cell>
              <table:table-cell office:value-type="float" office:value="0.6711551105">
                <text:p>0.6711551105</text:p>
              </table:table-cell>
              <table:table-cell office:value-type="float" office:value="-0.1810012721">
                <text:p>-0.1810012721</text:p>
              </table:table-cell>
              <table:table-cell office:value-type="float" office:value="-0.109665906">
                <text:p>-0.109665906</text:p>
              </table:table-cell>
              <table:table-cell office:value-type="float" office:value="0.1577116883">
                <text:p>0.1577116883</text:p>
              </table:table-cell>
              <table:table-cell office:value-type="float" office:value="0.2101142669">
                <text:p>0.2101142669</text:p>
              </table:table-cell>
              <table:table-cell office:value-type="float" office:value="0.1643671422">
                <text:p>0.1643671422</text:p>
              </table:table-cell>
              <table:table-cell office:value-type="float" office:value="0.3627223261">
                <text:p>0.3627223261</text:p>
              </table:table-cell>
              <table:table-cell office:value-type="float" office:value="1">
                <text:p>1</text:p>
              </table:table-cell>
              <table:table-cell office:value-type="float" office:value="0.6466925729">
                <text:p>0.6466925729</text:p>
              </table:table-cell>
              <table:table-cell office:value-type="float" office:value="-0.1363604422">
                <text:p>-0.1363604422</text:p>
              </table:table-cell>
              <table:table-cell office:value-type="float" office:value="0.405953616">
                <text:p>0.405953616</text:p>
              </table:table-cell>
              <table:table-cell office:value-type="float" office:value="0.0224217848">
                <text:p>0.0224217848</text:p>
              </table:table-cell>
              <table:table-cell office:value-type="float" office:value="0.2864709927">
                <text:p>0.2864709927</text:p>
              </table:table-cell>
              <table:table-cell office:value-type="float" office:value="0.926375171">
                <text:p>0.926375171</text:p>
              </table:table-cell>
            </table:table-row>
            <table:table-row>
              <table:table-cell office:value-type="float" office:value="-0.0732749741">
                <text:p>-0</text:p>
              </table:table-cell>
              <table:table-cell office:value-type="float" office:value="0.1917389361">
                <text:p>0.1917389361</text:p>
              </table:table-cell>
              <table:table-cell office:value-type="float" office:value="0.3221236933">
                <text:p>0.3221236933</text:p>
              </table:table-cell>
              <table:table-cell office:value-type="float" office:value="0.0353151848">
                <text:p>0.0353151848</text:p>
              </table:table-cell>
              <table:table-cell office:value-type="float" office:value="-0.1720196739">
                <text:p>-0.1720196739</text:p>
              </table:table-cell>
              <table:table-cell office:value-type="float" office:value="0.2931306529">
                <text:p>0.2931306529</text:p>
              </table:table-cell>
              <table:table-cell office:value-type="float" office:value="0.7811590052">
                <text:p>0.7811590052</text:p>
              </table:table-cell>
              <table:table-cell office:value-type="float" office:value="0.653739359">
                <text:p>0.653739359</text:p>
              </table:table-cell>
              <table:table-cell office:value-type="float" office:value="0.2559891628">
                <text:p>0.2559891628</text:p>
              </table:table-cell>
              <table:table-cell office:value-type="float" office:value="0.1368278053">
                <text:p>0.1368278053</text:p>
              </table:table-cell>
              <table:table-cell office:value-type="float" office:value="0.1219676118">
                <text:p>0.1219676118</text:p>
              </table:table-cell>
              <table:table-cell office:value-type="float" office:value="-0.1224698183">
                <text:p>-0.1224698183</text:p>
              </table:table-cell>
              <table:table-cell office:value-type="float" office:value="0.1636393658">
                <text:p>0.1636393658</text:p>
              </table:table-cell>
              <table:table-cell office:value-type="float" office:value="0.118772697">
                <text:p>0.118772697</text:p>
              </table:table-cell>
              <table:table-cell office:value-type="float" office:value="0.239616959">
                <text:p>0.239616959</text:p>
              </table:table-cell>
              <table:table-cell office:value-type="float" office:value="-0.3075434649">
                <text:p>-0.3075434649</text:p>
              </table:table-cell>
              <table:table-cell office:value-type="float" office:value="-0.0015717651">
                <text:p>-0.0015717651</text:p>
              </table:table-cell>
              <table:table-cell office:value-type="float" office:value="0.1428802634">
                <text:p>0.1428802634</text:p>
              </table:table-cell>
              <table:table-cell office:value-type="float" office:value="-0.0983496765">
                <text:p>-0.0983496765</text:p>
              </table:table-cell>
              <table:table-cell office:value-type="float" office:value="0.2884137692">
                <text:p>0.2884137692</text:p>
              </table:table-cell>
              <table:table-cell office:value-type="float" office:value="-0.0219172453">
                <text:p>-0.0219172453</text:p>
              </table:table-cell>
              <table:table-cell office:value-type="float" office:value="0.6231849842">
                <text:p>0.6231849842</text:p>
              </table:table-cell>
              <table:table-cell office:value-type="float" office:value="0.2528168247">
                <text:p>0.2528168247</text:p>
              </table:table-cell>
              <table:table-cell office:value-type="float" office:value="0.3292951685">
                <text:p>0.3292951685</text:p>
              </table:table-cell>
              <table:table-cell office:value-type="float" office:value="0.2354905839">
                <text:p>0.2354905839</text:p>
              </table:table-cell>
              <table:table-cell office:value-type="float" office:value="-0.1162893876">
                <text:p>-0.1162893876</text:p>
              </table:table-cell>
              <table:table-cell office:value-type="float" office:value="0.1644947199">
                <text:p>0.1644947199</text:p>
              </table:table-cell>
              <table:table-cell office:value-type="float" office:value="0.4643309953">
                <text:p>0.4643309953</text:p>
              </table:table-cell>
              <table:table-cell office:value-type="float" office:value="0.0747114621">
                <text:p>0.0747114621</text:p>
              </table:table-cell>
              <table:table-cell office:value-type="float" office:value="-0.0587656374">
                <text:p>-0.0587656374</text:p>
              </table:table-cell>
              <table:table-cell office:value-type="float" office:value="0.1480237431">
                <text:p>0.1480237431</text:p>
              </table:table-cell>
              <table:table-cell office:value-type="float" office:value="-0.1011571749">
                <text:p>-0.1011571749</text:p>
              </table:table-cell>
              <table:table-cell office:value-type="float" office:value="0.5944210293">
                <text:p>0.5944210293</text:p>
              </table:table-cell>
              <table:table-cell office:value-type="float" office:value="-0.103297877">
                <text:p>-0.103297877</text:p>
              </table:table-cell>
              <table:table-cell office:value-type="float" office:value="0.1097508191">
                <text:p>0.1097508191</text:p>
              </table:table-cell>
              <table:table-cell office:value-type="float" office:value="-0.0345524833">
                <text:p>-0.0345524833</text:p>
              </table:table-cell>
              <table:table-cell office:value-type="float" office:value="0.1744754475">
                <text:p>0.1744754475</text:p>
              </table:table-cell>
              <table:table-cell office:value-type="float" office:value="0.1109660218">
                <text:p>0.1109660218</text:p>
              </table:table-cell>
              <table:table-cell office:value-type="float" office:value="0.1429092935">
                <text:p>0.1429092935</text:p>
              </table:table-cell>
              <table:table-cell office:value-type="float" office:value="0.1787627476">
                <text:p>0.1787627476</text:p>
              </table:table-cell>
              <table:table-cell office:value-type="float" office:value="-0.1911784532">
                <text:p>-0.1911784532</text:p>
              </table:table-cell>
              <table:table-cell office:value-type="float" office:value="0.0599961046">
                <text:p>0.0599961046</text:p>
              </table:table-cell>
              <table:table-cell office:value-type="float" office:value="0.4891839791">
                <text:p>0.4891839791</text:p>
              </table:table-cell>
              <table:table-cell office:value-type="float" office:value="0.3010268373">
                <text:p>0.3010268373</text:p>
              </table:table-cell>
              <table:table-cell office:value-type="float" office:value="0.0521934108">
                <text:p>0.0521934108</text:p>
              </table:table-cell>
              <table:table-cell office:value-type="float" office:value="0.3179209468">
                <text:p>0.3179209468</text:p>
              </table:table-cell>
              <table:table-cell office:value-type="float" office:value="0.1142862696">
                <text:p>0.1142862696</text:p>
              </table:table-cell>
              <table:table-cell office:value-type="float" office:value="0.057907756">
                <text:p>0.057907756</text:p>
              </table:table-cell>
              <table:table-cell office:value-type="float" office:value="0.3045515236">
                <text:p>0.3045515236</text:p>
              </table:table-cell>
              <table:table-cell office:value-type="float" office:value="0.1014435794">
                <text:p>0.1014435794</text:p>
              </table:table-cell>
              <table:table-cell office:value-type="float" office:value="0.4413316198">
                <text:p>0.4413316198</text:p>
              </table:table-cell>
              <table:table-cell office:value-type="float" office:value="0.248719011">
                <text:p>0.248719011</text:p>
              </table:table-cell>
              <table:table-cell office:value-type="float" office:value="0.268695762">
                <text:p>0.268695762</text:p>
              </table:table-cell>
              <table:table-cell office:value-type="float" office:value="0.0337753782">
                <text:p>0.0337753782</text:p>
              </table:table-cell>
              <table:table-cell office:value-type="float" office:value="0.6749713867">
                <text:p>0.6749713867</text:p>
              </table:table-cell>
              <table:table-cell office:value-type="float" office:value="0.3939076427">
                <text:p>0.3939076427</text:p>
              </table:table-cell>
              <table:table-cell office:value-type="float" office:value="0.1464695298">
                <text:p>0.1464695298</text:p>
              </table:table-cell>
              <table:table-cell office:value-type="float" office:value="0.3641651887">
                <text:p>0.3641651887</text:p>
              </table:table-cell>
              <table:table-cell office:value-type="float" office:value="0.1441266364">
                <text:p>0.1441266364</text:p>
              </table:table-cell>
              <table:table-cell office:value-type="float" office:value="0.4998390876">
                <text:p>0.4998390876</text:p>
              </table:table-cell>
              <table:table-cell office:value-type="float" office:value="0.2959130987">
                <text:p>0.2959130987</text:p>
              </table:table-cell>
              <table:table-cell office:value-type="float" office:value="0.5405142496">
                <text:p>0.5405142496</text:p>
              </table:table-cell>
              <table:table-cell office:value-type="float" office:value="0.0495119257">
                <text:p>0.0495119257</text:p>
              </table:table-cell>
              <table:table-cell office:value-type="float" office:value="0.0605215687">
                <text:p>0.0605215687</text:p>
              </table:table-cell>
              <table:table-cell office:value-type="float" office:value="0.388900871">
                <text:p>0.388900871</text:p>
              </table:table-cell>
              <table:table-cell office:value-type="float" office:value="0.5539680035">
                <text:p>0.5539680035</text:p>
              </table:table-cell>
              <table:table-cell office:value-type="float" office:value="-0.2296982055">
                <text:p>-0.2296982055</text:p>
              </table:table-cell>
              <table:table-cell office:value-type="float" office:value="0.2939226733">
                <text:p>0.2939226733</text:p>
              </table:table-cell>
              <table:table-cell office:value-type="float" office:value="0.5552959082">
                <text:p>0.5552959082</text:p>
              </table:table-cell>
              <table:table-cell office:value-type="float" office:value="0.1788025698">
                <text:p>0.1788025698</text:p>
              </table:table-cell>
              <table:table-cell office:value-type="float" office:value="0.2659547669">
                <text:p>0.2659547669</text:p>
              </table:table-cell>
              <table:table-cell office:value-type="float" office:value="-0.2797801024">
                <text:p>-0.2797801024</text:p>
              </table:table-cell>
              <table:table-cell office:value-type="float" office:value="0.5050991987">
                <text:p>0.5050991987</text:p>
              </table:table-cell>
              <table:table-cell office:value-type="float" office:value="0.0320778569">
                <text:p>0.0320778569</text:p>
              </table:table-cell>
              <table:table-cell office:value-type="float" office:value="-0.3421220256">
                <text:p>-0.3421220256</text:p>
              </table:table-cell>
              <table:table-cell office:value-type="float" office:value="0.2074527916">
                <text:p>0.2074527916</text:p>
              </table:table-cell>
              <table:table-cell office:value-type="float" office:value="0.1840867564">
                <text:p>0.1840867564</text:p>
              </table:table-cell>
              <table:table-cell office:value-type="float" office:value="0.2923469869">
                <text:p>0.2923469869</text:p>
              </table:table-cell>
              <table:table-cell office:value-type="float" office:value="0.4816066734">
                <text:p>0.4816066734</text:p>
              </table:table-cell>
              <table:table-cell office:value-type="float" office:value="0.6466925729">
                <text:p>0.6466925729</text:p>
              </table:table-cell>
              <table:table-cell office:value-type="float" office:value="1">
                <text:p>1</text:p>
              </table:table-cell>
              <table:table-cell office:value-type="float" office:value="0.0613770121">
                <text:p>0.0613770121</text:p>
              </table:table-cell>
              <table:table-cell office:value-type="float" office:value="0.3435879566">
                <text:p>0.3435879566</text:p>
              </table:table-cell>
              <table:table-cell office:value-type="float" office:value="-0.0588311062">
                <text:p>-0.0588311062</text:p>
              </table:table-cell>
              <table:table-cell office:value-type="float" office:value="0.1475530862">
                <text:p>0.1475530862</text:p>
              </table:table-cell>
              <table:table-cell office:value-type="float" office:value="0.6351134339">
                <text:p>0.6351134339</text:p>
              </table:table-cell>
            </table:table-row>
            <table:table-row>
              <table:table-cell office:value-type="float" office:value="0.1588425952">
                <text:p>0</text:p>
              </table:table-cell>
              <table:table-cell office:value-type="float" office:value="-0.0775276562">
                <text:p>-0.0775276562</text:p>
              </table:table-cell>
              <table:table-cell office:value-type="float" office:value="-0.0744426972">
                <text:p>-0.0744426972</text:p>
              </table:table-cell>
              <table:table-cell office:value-type="float" office:value="-0.2580139036">
                <text:p>-0.2580139036</text:p>
              </table:table-cell>
              <table:table-cell office:value-type="float" office:value="0.1393351602">
                <text:p>0.1393351602</text:p>
              </table:table-cell>
              <table:table-cell office:value-type="float" office:value="0.0651020076">
                <text:p>0.0651020076</text:p>
              </table:table-cell>
              <table:table-cell office:value-type="float" office:value="-0.1087449614">
                <text:p>-0.1087449614</text:p>
              </table:table-cell>
              <table:table-cell office:value-type="float" office:value="-0.077805679">
                <text:p>-0.077805679</text:p>
              </table:table-cell>
              <table:table-cell office:value-type="float" office:value="0.0697782819">
                <text:p>0.0697782819</text:p>
              </table:table-cell>
              <table:table-cell office:value-type="float" office:value="-0.0854855599">
                <text:p>-0.0854855599</text:p>
              </table:table-cell>
              <table:table-cell office:value-type="float" office:value="0.0161219138">
                <text:p>0.0161219138</text:p>
              </table:table-cell>
              <table:table-cell office:value-type="float" office:value="0.0944224213">
                <text:p>0.0944224213</text:p>
              </table:table-cell>
              <table:table-cell office:value-type="float" office:value="-0.0221371759">
                <text:p>-0.0221371759</text:p>
              </table:table-cell>
              <table:table-cell office:value-type="float" office:value="0.0018712193">
                <text:p>0.0018712193</text:p>
              </table:table-cell>
              <table:table-cell office:value-type="float" office:value="-0.0004312094">
                <text:p>-0.0004312094</text:p>
              </table:table-cell>
              <table:table-cell office:value-type="float" office:value="-0.1019220568">
                <text:p>-0.1019220568</text:p>
              </table:table-cell>
              <table:table-cell office:value-type="float" office:value="-0.2017192978">
                <text:p>-0.2017192978</text:p>
              </table:table-cell>
              <table:table-cell office:value-type="float" office:value="0.087240462">
                <text:p>0.087240462</text:p>
              </table:table-cell>
              <table:table-cell office:value-type="float" office:value="0.057693112">
                <text:p>0.057693112</text:p>
              </table:table-cell>
              <table:table-cell office:value-type="float" office:value="0.0756787031">
                <text:p>0.0756787031</text:p>
              </table:table-cell>
              <table:table-cell office:value-type="float" office:value="-0.2216239502">
                <text:p>-0.2216239502</text:p>
              </table:table-cell>
              <table:table-cell office:value-type="float" office:value="-0.0004927928">
                <text:p>-0.0004927928</text:p>
              </table:table-cell>
              <table:table-cell office:value-type="float" office:value="0.0304183656">
                <text:p>0.0304183656</text:p>
              </table:table-cell>
              <table:table-cell office:value-type="float" office:value="0.1130212908">
                <text:p>0.1130212908</text:p>
              </table:table-cell>
              <table:table-cell office:value-type="float" office:value="0.0867674365">
                <text:p>0.0867674365</text:p>
              </table:table-cell>
              <table:table-cell office:value-type="float" office:value="0.0057762514">
                <text:p>0.0057762514</text:p>
              </table:table-cell>
              <table:table-cell office:value-type="float" office:value="-0.0981913584">
                <text:p>-0.0981913584</text:p>
              </table:table-cell>
              <table:table-cell office:value-type="float" office:value="0.0027805817">
                <text:p>0.0027805817</text:p>
              </table:table-cell>
              <table:table-cell office:value-type="float" office:value="-0.0578340072">
                <text:p>-0.0578340072</text:p>
              </table:table-cell>
              <table:table-cell office:value-type="float" office:value="0.0532745606">
                <text:p>0.0532745606</text:p>
              </table:table-cell>
              <table:table-cell office:value-type="float" office:value="-0.1047636813">
                <text:p>-0.1047636813</text:p>
              </table:table-cell>
              <table:table-cell office:value-type="float" office:value="0.1737222772">
                <text:p>0.1737222772</text:p>
              </table:table-cell>
              <table:table-cell office:value-type="float" office:value="-0.1263821396">
                <text:p>-0.1263821396</text:p>
              </table:table-cell>
              <table:table-cell office:value-type="float" office:value="-0.1870585592">
                <text:p>-0.1870585592</text:p>
              </table:table-cell>
              <table:table-cell office:value-type="float" office:value="0.0015034939">
                <text:p>0.0015034939</text:p>
              </table:table-cell>
              <table:table-cell office:value-type="float" office:value="0.0963371359">
                <text:p>0.0963371359</text:p>
              </table:table-cell>
              <table:table-cell office:value-type="float" office:value="-0.1058327136">
                <text:p>-0.1058327136</text:p>
              </table:table-cell>
              <table:table-cell office:value-type="float" office:value="-0.0315372829">
                <text:p>-0.0315372829</text:p>
              </table:table-cell>
              <table:table-cell office:value-type="float" office:value="0.1499325054">
                <text:p>0.1499325054</text:p>
              </table:table-cell>
              <table:table-cell office:value-type="float" office:value="-0.0448715492">
                <text:p>-0.0448715492</text:p>
              </table:table-cell>
              <table:table-cell office:value-type="float" office:value="0.0219047044">
                <text:p>0.0219047044</text:p>
              </table:table-cell>
              <table:table-cell office:value-type="float" office:value="0.0446222803">
                <text:p>0.0446222803</text:p>
              </table:table-cell>
              <table:table-cell office:value-type="float" office:value="-0.0451634536">
                <text:p>-0.0451634536</text:p>
              </table:table-cell>
              <table:table-cell office:value-type="float" office:value="-0.0966036062">
                <text:p>-0.0966036062</text:p>
              </table:table-cell>
              <table:table-cell office:value-type="float" office:value="0.03958263">
                <text:p>0.03958263</text:p>
              </table:table-cell>
              <table:table-cell office:value-type="float" office:value="-0.0450258774">
                <text:p>-0.0450258774</text:p>
              </table:table-cell>
              <table:table-cell office:value-type="float" office:value="-0.0634392014">
                <text:p>-0.0634392014</text:p>
              </table:table-cell>
              <table:table-cell office:value-type="float" office:value="-0.0590822109">
                <text:p>-0.0590822109</text:p>
              </table:table-cell>
              <table:table-cell office:value-type="float" office:value="-0.0494511543">
                <text:p>-0.0494511543</text:p>
              </table:table-cell>
              <table:table-cell office:value-type="float" office:value="0.0545997355">
                <text:p>0.0545997355</text:p>
              </table:table-cell>
              <table:table-cell office:value-type="float" office:value="0.0019929555">
                <text:p>0.0019929555</text:p>
              </table:table-cell>
              <table:table-cell office:value-type="float" office:value="-0.0804317478">
                <text:p>-0.0804317478</text:p>
              </table:table-cell>
              <table:table-cell office:value-type="float" office:value="-0.0201942816">
                <text:p>-0.0201942816</text:p>
              </table:table-cell>
              <table:table-cell office:value-type="float" office:value="0.0219754739">
                <text:p>0.0219754739</text:p>
              </table:table-cell>
              <table:table-cell office:value-type="float" office:value="-0.0669501844">
                <text:p>-0.0669501844</text:p>
              </table:table-cell>
              <table:table-cell office:value-type="float" office:value="-0.0667309642">
                <text:p>-0.0667309642</text:p>
              </table:table-cell>
              <table:table-cell office:value-type="float" office:value="-0.0773748335">
                <text:p>-0.0773748335</text:p>
              </table:table-cell>
              <table:table-cell office:value-type="float" office:value="-0.0530330388">
                <text:p>-0.0530330388</text:p>
              </table:table-cell>
              <table:table-cell office:value-type="float" office:value="-0.0984141432">
                <text:p>-0.0984141432</text:p>
              </table:table-cell>
              <table:table-cell office:value-type="float" office:value="-0.1518358111">
                <text:p>-0.1518358111</text:p>
              </table:table-cell>
              <table:table-cell office:value-type="float" office:value="-0.1855282578">
                <text:p>-0.1855282578</text:p>
              </table:table-cell>
              <table:table-cell office:value-type="float" office:value="-0.1210329335">
                <text:p>-0.1210329335</text:p>
              </table:table-cell>
              <table:table-cell office:value-type="float" office:value="-0.1298734811">
                <text:p>-0.1298734811</text:p>
              </table:table-cell>
              <table:table-cell office:value-type="float" office:value="-0.3342595071">
                <text:p>-0.3342595071</text:p>
              </table:table-cell>
              <table:table-cell office:value-type="float" office:value="0.1041946702">
                <text:p>0.1041946702</text:p>
              </table:table-cell>
              <table:table-cell office:value-type="float" office:value="-0.1629023113">
                <text:p>-0.1629023113</text:p>
              </table:table-cell>
              <table:table-cell office:value-type="float" office:value="-0.0259336176">
                <text:p>-0.0259336176</text:p>
              </table:table-cell>
              <table:table-cell office:value-type="float" office:value="-0.0578246735">
                <text:p>-0.0578246735</text:p>
              </table:table-cell>
              <table:table-cell office:value-type="float" office:value="-0.0839731722">
                <text:p>-0.0839731722</text:p>
              </table:table-cell>
              <table:table-cell office:value-type="float" office:value="-0.1466588553">
                <text:p>-0.1466588553</text:p>
              </table:table-cell>
              <table:table-cell office:value-type="float" office:value="-0.1155411367">
                <text:p>-0.1155411367</text:p>
              </table:table-cell>
              <table:table-cell office:value-type="float" office:value="0.0376648099">
                <text:p>0.0376648099</text:p>
              </table:table-cell>
              <table:table-cell office:value-type="float" office:value="-0.178044835">
                <text:p>-0.178044835</text:p>
              </table:table-cell>
              <table:table-cell office:value-type="float" office:value="0.2411703871">
                <text:p>0.2411703871</text:p>
              </table:table-cell>
              <table:table-cell office:value-type="float" office:value="-0.0449205777">
                <text:p>-0.0449205777</text:p>
              </table:table-cell>
              <table:table-cell office:value-type="float" office:value="-0.0207004112">
                <text:p>-0.0207004112</text:p>
              </table:table-cell>
              <table:table-cell office:value-type="float" office:value="0.0081336224">
                <text:p>0.0081336224</text:p>
              </table:table-cell>
              <table:table-cell office:value-type="float" office:value="-0.0016373729">
                <text:p>-0.0016373729</text:p>
              </table:table-cell>
              <table:table-cell office:value-type="float" office:value="-0.1057605811">
                <text:p>-0.1057605811</text:p>
              </table:table-cell>
              <table:table-cell office:value-type="float" office:value="-0.1363604422">
                <text:p>-0.1363604422</text:p>
              </table:table-cell>
              <table:table-cell office:value-type="float" office:value="0.0613770121">
                <text:p>0.0613770121</text:p>
              </table:table-cell>
              <table:table-cell office:value-type="float" office:value="1">
                <text:p>1</text:p>
              </table:table-cell>
              <table:table-cell office:value-type="float" office:value="-0.026602723">
                <text:p>-0.026602723</text:p>
              </table:table-cell>
              <table:table-cell office:value-type="float" office:value="-0.1350788991">
                <text:p>-0.1350788991</text:p>
              </table:table-cell>
              <table:table-cell office:value-type="float" office:value="0.0695947324">
                <text:p>0.0695947324</text:p>
              </table:table-cell>
              <table:table-cell office:value-type="float" office:value="-0.1083039017">
                <text:p>-0.1083039017</text:p>
              </table:table-cell>
            </table:table-row>
            <table:table-row>
              <table:table-cell office:value-type="float" office:value="0.0626177553">
                <text:p>0</text:p>
              </table:table-cell>
              <table:table-cell office:value-type="float" office:value="-0.0076096184">
                <text:p>-0.0076096184</text:p>
              </table:table-cell>
              <table:table-cell office:value-type="float" office:value="0.2405249337">
                <text:p>0.2405249337</text:p>
              </table:table-cell>
              <table:table-cell office:value-type="float" office:value="0.0104337702">
                <text:p>0.0104337702</text:p>
              </table:table-cell>
              <table:table-cell office:value-type="float" office:value="-0.1269635236">
                <text:p>-0.1269635236</text:p>
              </table:table-cell>
              <table:table-cell office:value-type="float" office:value="0.1668477166">
                <text:p>0.1668477166</text:p>
              </table:table-cell>
              <table:table-cell office:value-type="float" office:value="0.4096834961">
                <text:p>0.4096834961</text:p>
              </table:table-cell>
              <table:table-cell office:value-type="float" office:value="0.305852771">
                <text:p>0.305852771</text:p>
              </table:table-cell>
              <table:table-cell office:value-type="float" office:value="0.0390871822">
                <text:p>0.0390871822</text:p>
              </table:table-cell>
              <table:table-cell office:value-type="float" office:value="0.1114270341">
                <text:p>0.1114270341</text:p>
              </table:table-cell>
              <table:table-cell office:value-type="float" office:value="0.1799129735">
                <text:p>0.1799129735</text:p>
              </table:table-cell>
              <table:table-cell office:value-type="float" office:value="0.0887738605">
                <text:p>0.0887738605</text:p>
              </table:table-cell>
              <table:table-cell office:value-type="float" office:value="0.1649404885">
                <text:p>0.1649404885</text:p>
              </table:table-cell>
              <table:table-cell office:value-type="float" office:value="0.0114605149">
                <text:p>0.0114605149</text:p>
              </table:table-cell>
              <table:table-cell office:value-type="float" office:value="0.1385446484">
                <text:p>0.1385446484</text:p>
              </table:table-cell>
              <table:table-cell office:value-type="float" office:value="-0.1198094165">
                <text:p>-0.1198094165</text:p>
              </table:table-cell>
              <table:table-cell office:value-type="float" office:value="-0.011779699">
                <text:p>-0.011779699</text:p>
              </table:table-cell>
              <table:table-cell office:value-type="float" office:value="-0.0294151055">
                <text:p>-0.0294151055</text:p>
              </table:table-cell>
              <table:table-cell office:value-type="float" office:value="-0.0608086467">
                <text:p>-0.0608086467</text:p>
              </table:table-cell>
              <table:table-cell office:value-type="float" office:value="0.1643379558">
                <text:p>0.1643379558</text:p>
              </table:table-cell>
              <table:table-cell office:value-type="float" office:value="-0.0854215858">
                <text:p>-0.0854215858</text:p>
              </table:table-cell>
              <table:table-cell office:value-type="float" office:value="0.3587543204">
                <text:p>0.3587543204</text:p>
              </table:table-cell>
              <table:table-cell office:value-type="float" office:value="0.1286340408">
                <text:p>0.1286340408</text:p>
              </table:table-cell>
              <table:table-cell office:value-type="float" office:value="0.0557364263">
                <text:p>0.0557364263</text:p>
              </table:table-cell>
              <table:table-cell office:value-type="float" office:value="0.014947353">
                <text:p>0.014947353</text:p>
              </table:table-cell>
              <table:table-cell office:value-type="float" office:value="0.0564283618">
                <text:p>0.0564283618</text:p>
              </table:table-cell>
              <table:table-cell office:value-type="float" office:value="0.0804464017">
                <text:p>0.0804464017</text:p>
              </table:table-cell>
              <table:table-cell office:value-type="float" office:value="0.2941526741">
                <text:p>0.2941526741</text:p>
              </table:table-cell>
              <table:table-cell office:value-type="float" office:value="0.1369759895">
                <text:p>0.1369759895</text:p>
              </table:table-cell>
              <table:table-cell office:value-type="float" office:value="-0.0554027917">
                <text:p>-0.0554027917</text:p>
              </table:table-cell>
              <table:table-cell office:value-type="float" office:value="-0.1275069991">
                <text:p>-0.1275069991</text:p>
              </table:table-cell>
              <table:table-cell office:value-type="float" office:value="-0.0179372752">
                <text:p>-0.0179372752</text:p>
              </table:table-cell>
              <table:table-cell office:value-type="float" office:value="0.3198180863">
                <text:p>0.3198180863</text:p>
              </table:table-cell>
              <table:table-cell office:value-type="float" office:value="-0.0915194098">
                <text:p>-0.0915194098</text:p>
              </table:table-cell>
              <table:table-cell office:value-type="float" office:value="0.0791463156">
                <text:p>0.0791463156</text:p>
              </table:table-cell>
              <table:table-cell office:value-type="float" office:value="0.1374529033">
                <text:p>0.1374529033</text:p>
              </table:table-cell>
              <table:table-cell office:value-type="float" office:value="-0.0066678635">
                <text:p>-0.0066678635</text:p>
              </table:table-cell>
              <table:table-cell office:value-type="float" office:value="0.0553967946">
                <text:p>0.0553967946</text:p>
              </table:table-cell>
              <table:table-cell office:value-type="float" office:value="0.0752423194">
                <text:p>0.0752423194</text:p>
              </table:table-cell>
              <table:table-cell office:value-type="float" office:value="0.1462902977">
                <text:p>0.1462902977</text:p>
              </table:table-cell>
              <table:table-cell office:value-type="float" office:value="-0.1565895099">
                <text:p>-0.1565895099</text:p>
              </table:table-cell>
              <table:table-cell office:value-type="float" office:value="0.0920366646">
                <text:p>0.0920366646</text:p>
              </table:table-cell>
              <table:table-cell office:value-type="float" office:value="0.3113769964">
                <text:p>0.3113769964</text:p>
              </table:table-cell>
              <table:table-cell office:value-type="float" office:value="0.118743356">
                <text:p>0.118743356</text:p>
              </table:table-cell>
              <table:table-cell office:value-type="float" office:value="0.0139531833">
                <text:p>0.0139531833</text:p>
              </table:table-cell>
              <table:table-cell office:value-type="float" office:value="0.2382291017">
                <text:p>0.2382291017</text:p>
              </table:table-cell>
              <table:table-cell office:value-type="float" office:value="0.0995123515">
                <text:p>0.0995123515</text:p>
              </table:table-cell>
              <table:table-cell office:value-type="float" office:value="0.2407894704">
                <text:p>0.2407894704</text:p>
              </table:table-cell>
              <table:table-cell office:value-type="float" office:value="0.0241442192">
                <text:p>0.0241442192</text:p>
              </table:table-cell>
              <table:table-cell office:value-type="float" office:value="-0.0265125118">
                <text:p>-0.0265125118</text:p>
              </table:table-cell>
              <table:table-cell office:value-type="float" office:value="0.3067494443">
                <text:p>0.3067494443</text:p>
              </table:table-cell>
              <table:table-cell office:value-type="float" office:value="-0.1021180337">
                <text:p>-0.1021180337</text:p>
              </table:table-cell>
              <table:table-cell office:value-type="float" office:value="0.1162645583">
                <text:p>0.1162645583</text:p>
              </table:table-cell>
              <table:table-cell office:value-type="float" office:value="0.0595143975">
                <text:p>0.0595143975</text:p>
              </table:table-cell>
              <table:table-cell office:value-type="float" office:value="0.3879488019">
                <text:p>0.3879488019</text:p>
              </table:table-cell>
              <table:table-cell office:value-type="float" office:value="0.2286000069">
                <text:p>0.2286000069</text:p>
              </table:table-cell>
              <table:table-cell office:value-type="float" office:value="0.1062554422">
                <text:p>0.1062554422</text:p>
              </table:table-cell>
              <table:table-cell office:value-type="float" office:value="0.2135026962">
                <text:p>0.2135026962</text:p>
              </table:table-cell>
              <table:table-cell office:value-type="float" office:value="-0.0680328301">
                <text:p>-0.0680328301</text:p>
              </table:table-cell>
              <table:table-cell office:value-type="float" office:value="0.2571124714">
                <text:p>0.2571124714</text:p>
              </table:table-cell>
              <table:table-cell office:value-type="float" office:value="0.1315993121">
                <text:p>0.1315993121</text:p>
              </table:table-cell>
              <table:table-cell office:value-type="float" office:value="0.2107864777">
                <text:p>0.2107864777</text:p>
              </table:table-cell>
              <table:table-cell office:value-type="float" office:value="0.2640202202">
                <text:p>0.2640202202</text:p>
              </table:table-cell>
              <table:table-cell office:value-type="float" office:value="-0.011935104">
                <text:p>-0.011935104</text:p>
              </table:table-cell>
              <table:table-cell office:value-type="float" office:value="0.1417427086">
                <text:p>0.1417427086</text:p>
              </table:table-cell>
              <table:table-cell office:value-type="float" office:value="0.3142408721">
                <text:p>0.3142408721</text:p>
              </table:table-cell>
              <table:table-cell office:value-type="float" office:value="-0.0717474801">
                <text:p>-0.0717474801</text:p>
              </table:table-cell>
              <table:table-cell office:value-type="float" office:value="0.1297796973">
                <text:p>0.1297796973</text:p>
              </table:table-cell>
              <table:table-cell office:value-type="float" office:value="0.3749889428">
                <text:p>0.3749889428</text:p>
              </table:table-cell>
              <table:table-cell office:value-type="float" office:value="0.1694198461">
                <text:p>0.1694198461</text:p>
              </table:table-cell>
              <table:table-cell office:value-type="float" office:value="0.1832731326">
                <text:p>0.1832731326</text:p>
              </table:table-cell>
              <table:table-cell office:value-type="float" office:value="-0.1582135633">
                <text:p>-0.1582135633</text:p>
              </table:table-cell>
              <table:table-cell office:value-type="float" office:value="0.2104060759">
                <text:p>0.2104060759</text:p>
              </table:table-cell>
              <table:table-cell office:value-type="float" office:value="0.047083734">
                <text:p>0.047083734</text:p>
              </table:table-cell>
              <table:table-cell office:value-type="float" office:value="-0.1982222356">
                <text:p>-0.1982222356</text:p>
              </table:table-cell>
              <table:table-cell office:value-type="float" office:value="0.111398257">
                <text:p>0.111398257</text:p>
              </table:table-cell>
              <table:table-cell office:value-type="float" office:value="0.0134715839">
                <text:p>0.0134715839</text:p>
              </table:table-cell>
              <table:table-cell office:value-type="float" office:value="0.0259796432">
                <text:p>0.0259796432</text:p>
              </table:table-cell>
              <table:table-cell office:value-type="float" office:value="0.2119870829">
                <text:p>0.2119870829</text:p>
              </table:table-cell>
              <table:table-cell office:value-type="float" office:value="0.405953616">
                <text:p>0.405953616</text:p>
              </table:table-cell>
              <table:table-cell office:value-type="float" office:value="0.3435879566">
                <text:p>0.3435879566</text:p>
              </table:table-cell>
              <table:table-cell office:value-type="float" office:value="-0.026602723">
                <text:p>-0.026602723</text:p>
              </table:table-cell>
              <table:table-cell office:value-type="float" office:value="1">
                <text:p>1</text:p>
              </table:table-cell>
              <table:table-cell office:value-type="float" office:value="-0.0283099587">
                <text:p>-0.0283099587</text:p>
              </table:table-cell>
              <table:table-cell office:value-type="float" office:value="0.1096057439">
                <text:p>0.1096057439</text:p>
              </table:table-cell>
              <table:table-cell office:value-type="float" office:value="0.3233498046">
                <text:p>0.3233498046</text:p>
              </table:table-cell>
            </table:table-row>
            <table:table-row>
              <table:table-cell office:value-type="float" office:value="-0.0843897458">
                <text:p>-0</text:p>
              </table:table-cell>
              <table:table-cell office:value-type="float" office:value="0.0443814602">
                <text:p>0.0443814602</text:p>
              </table:table-cell>
              <table:table-cell office:value-type="float" office:value="0.0379734937">
                <text:p>0.0379734937</text:p>
              </table:table-cell>
              <table:table-cell office:value-type="float" office:value="0.0165836223">
                <text:p>0.0165836223</text:p>
              </table:table-cell>
              <table:table-cell office:value-type="float" office:value="0.0396034443">
                <text:p>0.0396034443</text:p>
              </table:table-cell>
              <table:table-cell office:value-type="float" office:value="0.0138678342">
                <text:p>0.0138678342</text:p>
              </table:table-cell>
              <table:table-cell office:value-type="float" office:value="-0.0102319124">
                <text:p>-0.0102319124</text:p>
              </table:table-cell>
              <table:table-cell office:value-type="float" office:value="-0.0326352581">
                <text:p>-0.0326352581</text:p>
              </table:table-cell>
              <table:table-cell office:value-type="float" office:value="-0.1796206684">
                <text:p>-0.1796206684</text:p>
              </table:table-cell>
              <table:table-cell office:value-type="float" office:value="0.0218568334">
                <text:p>0.0218568334</text:p>
              </table:table-cell>
              <table:table-cell office:value-type="float" office:value="-0.0680732257">
                <text:p>-0.0680732257</text:p>
              </table:table-cell>
              <table:table-cell office:value-type="float" office:value="0.093204914">
                <text:p>0.093204914</text:p>
              </table:table-cell>
              <table:table-cell office:value-type="float" office:value="-0.033205722">
                <text:p>-0.033205722</text:p>
              </table:table-cell>
              <table:table-cell office:value-type="float" office:value="0.0674347257">
                <text:p>0.0674347257</text:p>
              </table:table-cell>
              <table:table-cell office:value-type="float" office:value="-0.0084040563">
                <text:p>-0.0084040563</text:p>
              </table:table-cell>
              <table:table-cell office:value-type="float" office:value="0.052172277">
                <text:p>0.052172277</text:p>
              </table:table-cell>
              <table:table-cell office:value-type="float" office:value="-0.0340847511">
                <text:p>-0.0340847511</text:p>
              </table:table-cell>
              <table:table-cell office:value-type="float" office:value="0.0568838873">
                <text:p>0.0568838873</text:p>
              </table:table-cell>
              <table:table-cell office:value-type="float" office:value="0.1194671461">
                <text:p>0.1194671461</text:p>
              </table:table-cell>
              <table:table-cell office:value-type="float" office:value="-0.135306588">
                <text:p>-0.135306588</text:p>
              </table:table-cell>
              <table:table-cell office:value-type="float" office:value="-0.0990362059">
                <text:p>-0.0990362059</text:p>
              </table:table-cell>
              <table:table-cell office:value-type="float" office:value="-0.0165848428">
                <text:p>-0.0165848428</text:p>
              </table:table-cell>
              <table:table-cell office:value-type="float" office:value="-0.0321038765">
                <text:p>-0.0321038765</text:p>
              </table:table-cell>
              <table:table-cell office:value-type="float" office:value="-0.0139533942">
                <text:p>-0.0139533942</text:p>
              </table:table-cell>
              <table:table-cell office:value-type="float" office:value="0.0047059322">
                <text:p>0.0047059322</text:p>
              </table:table-cell>
              <table:table-cell office:value-type="float" office:value="-0.0072368478">
                <text:p>-0.0072368478</text:p>
              </table:table-cell>
              <table:table-cell office:value-type="float" office:value="0.0429826253">
                <text:p>0.0429826253</text:p>
              </table:table-cell>
              <table:table-cell office:value-type="float" office:value="0.0000342518379412">
                <text:p>0.0000342518379412</text:p>
              </table:table-cell>
              <table:table-cell office:value-type="float" office:value="-0.0754456354">
                <text:p>-0.0754456354</text:p>
              </table:table-cell>
              <table:table-cell office:value-type="float" office:value="0.0593976787">
                <text:p>0.0593976787</text:p>
              </table:table-cell>
              <table:table-cell office:value-type="float" office:value="0.1229420779">
                <text:p>0.1229420779</text:p>
              </table:table-cell>
              <table:table-cell office:value-type="float" office:value="0.022351758">
                <text:p>0.022351758</text:p>
              </table:table-cell>
              <table:table-cell office:value-type="float" office:value="0.1043817468">
                <text:p>0.1043817468</text:p>
              </table:table-cell>
              <table:table-cell office:value-type="float" office:value="0.1391222785">
                <text:p>0.1391222785</text:p>
              </table:table-cell>
              <table:table-cell office:value-type="float" office:value="-0.238132399">
                <text:p>-0.238132399</text:p>
              </table:table-cell>
              <table:table-cell office:value-type="float" office:value="-0.0528609368">
                <text:p>-0.0528609368</text:p>
              </table:table-cell>
              <table:table-cell office:value-type="float" office:value="0.015799016">
                <text:p>0.015799016</text:p>
              </table:table-cell>
              <table:table-cell office:value-type="float" office:value="-0.0022236144">
                <text:p>-0.0022236144</text:p>
              </table:table-cell>
              <table:table-cell office:value-type="float" office:value="0.0631703628">
                <text:p>0.0631703628</text:p>
              </table:table-cell>
              <table:table-cell office:value-type="float" office:value="-0.076749391">
                <text:p>-0.076749391</text:p>
              </table:table-cell>
              <table:table-cell office:value-type="float" office:value="-0.1294503496">
                <text:p>-0.1294503496</text:p>
              </table:table-cell>
              <table:table-cell office:value-type="float" office:value="-0.1124777594">
                <text:p>-0.1124777594</text:p>
              </table:table-cell>
              <table:table-cell office:value-type="float" office:value="0.0102663931">
                <text:p>0.0102663931</text:p>
              </table:table-cell>
              <table:table-cell office:value-type="float" office:value="-0.0101834824">
                <text:p>-0.0101834824</text:p>
              </table:table-cell>
              <table:table-cell office:value-type="float" office:value="0.1003468551">
                <text:p>0.1003468551</text:p>
              </table:table-cell>
              <table:table-cell office:value-type="float" office:value="0.0411851451">
                <text:p>0.0411851451</text:p>
              </table:table-cell>
              <table:table-cell office:value-type="float" office:value="0.0755221636">
                <text:p>0.0755221636</text:p>
              </table:table-cell>
              <table:table-cell office:value-type="float" office:value="0.2107864994">
                <text:p>0.2107864994</text:p>
              </table:table-cell>
              <table:table-cell office:value-type="float" office:value="-0.04647189">
                <text:p>-0.04647189</text:p>
              </table:table-cell>
              <table:table-cell office:value-type="float" office:value="-0.1078255667">
                <text:p>-0.1078255667</text:p>
              </table:table-cell>
              <table:table-cell office:value-type="float" office:value="0.1098097637">
                <text:p>0.1098097637</text:p>
              </table:table-cell>
              <table:table-cell office:value-type="float" office:value="0.0088935367">
                <text:p>0.0088935367</text:p>
              </table:table-cell>
              <table:table-cell office:value-type="float" office:value="-0.0167741652">
                <text:p>-0.0167741652</text:p>
              </table:table-cell>
              <table:table-cell office:value-type="float" office:value="-0.0890810506">
                <text:p>-0.0890810506</text:p>
              </table:table-cell>
              <table:table-cell office:value-type="float" office:value="0.0466981331">
                <text:p>0.0466981331</text:p>
              </table:table-cell>
              <table:table-cell office:value-type="float" office:value="0.0317159885">
                <text:p>0.0317159885</text:p>
              </table:table-cell>
              <table:table-cell office:value-type="float" office:value="0.0202436964">
                <text:p>0.0202436964</text:p>
              </table:table-cell>
              <table:table-cell office:value-type="float" office:value="0.2654544397">
                <text:p>0.2654544397</text:p>
              </table:table-cell>
              <table:table-cell office:value-type="float" office:value="-0.0982709838">
                <text:p>-0.0982709838</text:p>
              </table:table-cell>
              <table:table-cell office:value-type="float" office:value="0.0384934894">
                <text:p>0.0384934894</text:p>
              </table:table-cell>
              <table:table-cell office:value-type="float" office:value="-0.0123014942">
                <text:p>-0.0123014942</text:p>
              </table:table-cell>
              <table:table-cell office:value-type="float" office:value="-0.03002021">
                <text:p>-0.03002021</text:p>
              </table:table-cell>
              <table:table-cell office:value-type="float" office:value="0.0461806774">
                <text:p>0.0461806774</text:p>
              </table:table-cell>
              <table:table-cell office:value-type="float" office:value="0.0882593151">
                <text:p>0.0882593151</text:p>
              </table:table-cell>
              <table:table-cell office:value-type="float" office:value="-0.0210358542">
                <text:p>-0.0210358542</text:p>
              </table:table-cell>
              <table:table-cell office:value-type="float" office:value="0.0227439396">
                <text:p>0.0227439396</text:p>
              </table:table-cell>
              <table:table-cell office:value-type="float" office:value="0.0161914484">
                <text:p>0.0161914484</text:p>
              </table:table-cell>
              <table:table-cell office:value-type="float" office:value="0.0268814613">
                <text:p>0.0268814613</text:p>
              </table:table-cell>
              <table:table-cell office:value-type="float" office:value="0.0912558856">
                <text:p>0.0912558856</text:p>
              </table:table-cell>
              <table:table-cell office:value-type="float" office:value="0.1253486178">
                <text:p>0.1253486178</text:p>
              </table:table-cell>
              <table:table-cell office:value-type="float" office:value="-0.0155375202">
                <text:p>-0.0155375202</text:p>
              </table:table-cell>
              <table:table-cell office:value-type="float" office:value="-0.0757407679">
                <text:p>-0.0757407679</text:p>
              </table:table-cell>
              <table:table-cell office:value-type="float" office:value="0.0243673675">
                <text:p>0.0243673675</text:p>
              </table:table-cell>
              <table:table-cell office:value-type="float" office:value="0.0447017936">
                <text:p>0.0447017936</text:p>
              </table:table-cell>
              <table:table-cell office:value-type="float" office:value="-0.0166083946">
                <text:p>-0.0166083946</text:p>
              </table:table-cell>
              <table:table-cell office:value-type="float" office:value="-0.0002135933">
                <text:p>-0.0002135933</text:p>
              </table:table-cell>
              <table:table-cell office:value-type="float" office:value="-0.0129090523">
                <text:p>-0.0129090523</text:p>
              </table:table-cell>
              <table:table-cell office:value-type="float" office:value="-0.0551851258">
                <text:p>-0.0551851258</text:p>
              </table:table-cell>
              <table:table-cell office:value-type="float" office:value="0.1521732653">
                <text:p>0.1521732653</text:p>
              </table:table-cell>
              <table:table-cell office:value-type="float" office:value="0.0224217848">
                <text:p>0.0224217848</text:p>
              </table:table-cell>
              <table:table-cell office:value-type="float" office:value="-0.0588311062">
                <text:p>-0.0588311062</text:p>
              </table:table-cell>
              <table:table-cell office:value-type="float" office:value="-0.1350788991">
                <text:p>-0.1350788991</text:p>
              </table:table-cell>
              <table:table-cell office:value-type="float" office:value="-0.0283099587">
                <text:p>-0.0283099587</text:p>
              </table:table-cell>
              <table:table-cell office:value-type="float" office:value="1">
                <text:p>1</text:p>
              </table:table-cell>
              <table:table-cell office:value-type="float" office:value="0.1184877003">
                <text:p>0.1184877003</text:p>
              </table:table-cell>
              <table:table-cell office:value-type="float" office:value="0.003464788">
                <text:p>0.003464788</text:p>
              </table:table-cell>
            </table:table-row>
            <table:table-row>
              <table:table-cell office:value-type="float" office:value="-0.0921689982">
                <text:p>-0</text:p>
              </table:table-cell>
              <table:table-cell office:value-type="float" office:value="-0.0228566836">
                <text:p>-0.0228566836</text:p>
              </table:table-cell>
              <table:table-cell office:value-type="float" office:value="0.2649643986">
                <text:p>0.2649643986</text:p>
              </table:table-cell>
              <table:table-cell office:value-type="float" office:value="0.1068592894">
                <text:p>0.1068592894</text:p>
              </table:table-cell>
              <table:table-cell office:value-type="float" office:value="-0.1136471233">
                <text:p>-0.1136471233</text:p>
              </table:table-cell>
              <table:table-cell office:value-type="float" office:value="0.047756813">
                <text:p>0.047756813</text:p>
              </table:table-cell>
              <table:table-cell office:value-type="float" office:value="0.1389956132">
                <text:p>0.1389956132</text:p>
              </table:table-cell>
              <table:table-cell office:value-type="float" office:value="0.1021649643">
                <text:p>0.1021649643</text:p>
              </table:table-cell>
              <table:table-cell office:value-type="float" office:value="-0.0127003093">
                <text:p>-0.0127003093</text:p>
              </table:table-cell>
              <table:table-cell office:value-type="float" office:value="0.0118349246">
                <text:p>0.0118349246</text:p>
              </table:table-cell>
              <table:table-cell office:value-type="float" office:value="0.0204323222">
                <text:p>0.0204323222</text:p>
              </table:table-cell>
              <table:table-cell office:value-type="float" office:value="0.0357270608">
                <text:p>0.0357270608</text:p>
              </table:table-cell>
              <table:table-cell office:value-type="float" office:value="-0.0027582788">
                <text:p>-0.0027582788</text:p>
              </table:table-cell>
              <table:table-cell office:value-type="float" office:value="0.1767532106">
                <text:p>0.1767532106</text:p>
              </table:table-cell>
              <table:table-cell office:value-type="float" office:value="-0.0371167056">
                <text:p>-0.0371167056</text:p>
              </table:table-cell>
              <table:table-cell office:value-type="float" office:value="-0.049180007">
                <text:p>-0.049180007</text:p>
              </table:table-cell>
              <table:table-cell office:value-type="float" office:value="0.0428769102">
                <text:p>0.0428769102</text:p>
              </table:table-cell>
              <table:table-cell office:value-type="float" office:value="0.1220230076">
                <text:p>0.1220230076</text:p>
              </table:table-cell>
              <table:table-cell office:value-type="float" office:value="-0.0609582301">
                <text:p>-0.0609582301</text:p>
              </table:table-cell>
              <table:table-cell office:value-type="float" office:value="0.1376002585">
                <text:p>0.1376002585</text:p>
              </table:table-cell>
              <table:table-cell office:value-type="float" office:value="-0.1794999837">
                <text:p>-0.1794999837</text:p>
              </table:table-cell>
              <table:table-cell office:value-type="float" office:value="0.0988707584">
                <text:p>0.0988707584</text:p>
              </table:table-cell>
              <table:table-cell office:value-type="float" office:value="0.0772025223">
                <text:p>0.0772025223</text:p>
              </table:table-cell>
              <table:table-cell office:value-type="float" office:value="0.1286983428">
                <text:p>0.1286983428</text:p>
              </table:table-cell>
              <table:table-cell office:value-type="float" office:value="0.0317036595">
                <text:p>0.0317036595</text:p>
              </table:table-cell>
              <table:table-cell office:value-type="float" office:value="0.0255141365">
                <text:p>0.0255141365</text:p>
              </table:table-cell>
              <table:table-cell office:value-type="float" office:value="0.0232286635">
                <text:p>0.0232286635</text:p>
              </table:table-cell>
              <table:table-cell office:value-type="float" office:value="0.108359171">
                <text:p>0.108359171</text:p>
              </table:table-cell>
              <table:table-cell office:value-type="float" office:value="-0.0939077142">
                <text:p>-0.0939077142</text:p>
              </table:table-cell>
              <table:table-cell office:value-type="float" office:value="0.1075913449">
                <text:p>0.1075913449</text:p>
              </table:table-cell>
              <table:table-cell office:value-type="float" office:value="0.0255555748">
                <text:p>0.0255555748</text:p>
              </table:table-cell>
              <table:table-cell office:value-type="float" office:value="-0.0213753217">
                <text:p>-0.0213753217</text:p>
              </table:table-cell>
              <table:table-cell office:value-type="float" office:value="0.2446064483">
                <text:p>0.2446064483</text:p>
              </table:table-cell>
              <table:table-cell office:value-type="float" office:value="0.1477302315">
                <text:p>0.1477302315</text:p>
              </table:table-cell>
              <table:table-cell office:value-type="float" office:value="-0.1284231077">
                <text:p>-0.1284231077</text:p>
              </table:table-cell>
              <table:table-cell office:value-type="float" office:value="0.0537990885">
                <text:p>0.0537990885</text:p>
              </table:table-cell>
              <table:table-cell office:value-type="float" office:value="0.0373003477">
                <text:p>0.0373003477</text:p>
              </table:table-cell>
              <table:table-cell office:value-type="float" office:value="0.046488752">
                <text:p>0.046488752</text:p>
              </table:table-cell>
              <table:table-cell office:value-type="float" office:value="-0.0295198945">
                <text:p>-0.0295198945</text:p>
              </table:table-cell>
              <table:table-cell office:value-type="float" office:value="0.0450224543">
                <text:p>0.0450224543</text:p>
              </table:table-cell>
              <table:table-cell office:value-type="float" office:value="0.024180034">
                <text:p>0.024180034</text:p>
              </table:table-cell>
              <table:table-cell office:value-type="float" office:value="0.0058713779">
                <text:p>0.0058713779</text:p>
              </table:table-cell>
              <table:table-cell office:value-type="float" office:value="-0.0203670813">
                <text:p>-0.0203670813</text:p>
              </table:table-cell>
              <table:table-cell office:value-type="float" office:value="0.0032108425">
                <text:p>0.0032108425</text:p>
              </table:table-cell>
              <table:table-cell office:value-type="float" office:value="0.1710043585">
                <text:p>0.1710043585</text:p>
              </table:table-cell>
              <table:table-cell office:value-type="float" office:value="0.100687569">
                <text:p>0.100687569</text:p>
              </table:table-cell>
              <table:table-cell office:value-type="float" office:value="0.0178536577">
                <text:p>0.0178536577</text:p>
              </table:table-cell>
              <table:table-cell office:value-type="float" office:value="0.0160588195">
                <text:p>0.0160588195</text:p>
              </table:table-cell>
              <table:table-cell office:value-type="float" office:value="0.0989379643">
                <text:p>0.0989379643</text:p>
              </table:table-cell>
              <table:table-cell office:value-type="float" office:value="0.1845236641">
                <text:p>0.1845236641</text:p>
              </table:table-cell>
              <table:table-cell office:value-type="float" office:value="0.1445915665">
                <text:p>0.1445915665</text:p>
              </table:table-cell>
              <table:table-cell office:value-type="float" office:value="0.2223599556">
                <text:p>0.2223599556</text:p>
              </table:table-cell>
              <table:table-cell office:value-type="float" office:value="-0.1112000451">
                <text:p>-0.1112000451</text:p>
              </table:table-cell>
              <table:table-cell office:value-type="float" office:value="0.0436073466">
                <text:p>0.0436073466</text:p>
              </table:table-cell>
              <table:table-cell office:value-type="float" office:value="0.2431159806">
                <text:p>0.2431159806</text:p>
              </table:table-cell>
              <table:table-cell office:value-type="float" office:value="0.2300288105">
                <text:p>0.2300288105</text:p>
              </table:table-cell>
              <table:table-cell office:value-type="float" office:value="0.0518719252">
                <text:p>0.0518719252</text:p>
              </table:table-cell>
              <table:table-cell office:value-type="float" office:value="0.1766648091">
                <text:p>0.1766648091</text:p>
              </table:table-cell>
              <table:table-cell office:value-type="float" office:value="0.0788450908">
                <text:p>0.0788450908</text:p>
              </table:table-cell>
              <table:table-cell office:value-type="float" office:value="0.2725797312">
                <text:p>0.2725797312</text:p>
              </table:table-cell>
              <table:table-cell office:value-type="float" office:value="0.0247342393">
                <text:p>0.0247342393</text:p>
              </table:table-cell>
              <table:table-cell office:value-type="float" office:value="0.1450856153">
                <text:p>0.1450856153</text:p>
              </table:table-cell>
              <table:table-cell office:value-type="float" office:value="0.1127746459">
                <text:p>0.1127746459</text:p>
              </table:table-cell>
              <table:table-cell office:value-type="float" office:value="0.0057348258">
                <text:p>0.0057348258</text:p>
              </table:table-cell>
              <table:table-cell office:value-type="float" office:value="0.1272680698">
                <text:p>0.1272680698</text:p>
              </table:table-cell>
              <table:table-cell office:value-type="float" office:value="0.1609860909">
                <text:p>0.1609860909</text:p>
              </table:table-cell>
              <table:table-cell office:value-type="float" office:value="-0.0835116222">
                <text:p>-0.0835116222</text:p>
              </table:table-cell>
              <table:table-cell office:value-type="float" office:value="0.096932673">
                <text:p>0.096932673</text:p>
              </table:table-cell>
              <table:table-cell office:value-type="float" office:value="0.2370325633">
                <text:p>0.2370325633</text:p>
              </table:table-cell>
              <table:table-cell office:value-type="float" office:value="0.1106885779">
                <text:p>0.1106885779</text:p>
              </table:table-cell>
              <table:table-cell office:value-type="float" office:value="0.0179130447">
                <text:p>0.0179130447</text:p>
              </table:table-cell>
              <table:table-cell office:value-type="float" office:value="0.0191012568">
                <text:p>0.0191012568</text:p>
              </table:table-cell>
              <table:table-cell office:value-type="float" office:value="0.2447183861">
                <text:p>0.2447183861</text:p>
              </table:table-cell>
              <table:table-cell office:value-type="float" office:value="-0.0116327542">
                <text:p>-0.0116327542</text:p>
              </table:table-cell>
              <table:table-cell office:value-type="float" office:value="0.0147173848">
                <text:p>0.0147173848</text:p>
              </table:table-cell>
              <table:table-cell office:value-type="float" office:value="0.0504310231">
                <text:p>0.0504310231</text:p>
              </table:table-cell>
              <table:table-cell office:value-type="float" office:value="-0.080867406">
                <text:p>-0.080867406</text:p>
              </table:table-cell>
              <table:table-cell office:value-type="float" office:value="0.1555613122">
                <text:p>0.1555613122</text:p>
              </table:table-cell>
              <table:table-cell office:value-type="float" office:value="0.0211769827">
                <text:p>0.0211769827</text:p>
              </table:table-cell>
              <table:table-cell office:value-type="float" office:value="0.2864709927">
                <text:p>0.2864709927</text:p>
              </table:table-cell>
              <table:table-cell office:value-type="float" office:value="0.1475530862">
                <text:p>0.1475530862</text:p>
              </table:table-cell>
              <table:table-cell office:value-type="float" office:value="0.0695947324">
                <text:p>0.0695947324</text:p>
              </table:table-cell>
              <table:table-cell office:value-type="float" office:value="0.1096057439">
                <text:p>0.1096057439</text:p>
              </table:table-cell>
              <table:table-cell office:value-type="float" office:value="0.1184877003">
                <text:p>0.1184877003</text:p>
              </table:table-cell>
              <table:table-cell office:value-type="float" office:value="1">
                <text:p>1</text:p>
              </table:table-cell>
              <table:table-cell office:value-type="float" office:value="0.2904485578">
                <text:p>0.2904485578</text:p>
              </table:table-cell>
            </table:table-row>
            <table:table-row>
              <table:table-cell office:value-type="float" office:value="-0.0826764904">
                <text:p>-0</text:p>
              </table:table-cell>
              <table:table-cell office:value-type="float" office:value="0.2801883256">
                <text:p>0.2801883256</text:p>
              </table:table-cell>
              <table:table-cell office:value-type="float" office:value="0.5715680935">
                <text:p>0.5715680935</text:p>
              </table:table-cell>
              <table:table-cell office:value-type="float" office:value="0.1386544378">
                <text:p>0.1386544378</text:p>
              </table:table-cell>
              <table:table-cell office:value-type="float" office:value="-0.2506265631">
                <text:p>-0.2506265631</text:p>
              </table:table-cell>
              <table:table-cell office:value-type="float" office:value="0.1464902798">
                <text:p>0.1464902798</text:p>
              </table:table-cell>
              <table:table-cell office:value-type="float" office:value="0.8457912733">
                <text:p>0.8457912733</text:p>
              </table:table-cell>
              <table:table-cell office:value-type="float" office:value="0.5783735783">
                <text:p>0.5783735783</text:p>
              </table:table-cell>
              <table:table-cell office:value-type="float" office:value="0.1441931185">
                <text:p>0.1441931185</text:p>
              </table:table-cell>
              <table:table-cell office:value-type="float" office:value="0.1475577646">
                <text:p>0.1475577646</text:p>
              </table:table-cell>
              <table:table-cell office:value-type="float" office:value="0.241534758">
                <text:p>0.241534758</text:p>
              </table:table-cell>
              <table:table-cell office:value-type="float" office:value="0.0298639881">
                <text:p>0.0298639881</text:p>
              </table:table-cell>
              <table:table-cell office:value-type="float" office:value="0.158102714">
                <text:p>0.158102714</text:p>
              </table:table-cell>
              <table:table-cell office:value-type="float" office:value="0.1845438517">
                <text:p>0.1845438517</text:p>
              </table:table-cell>
              <table:table-cell office:value-type="float" office:value="0.2930287633">
                <text:p>0.2930287633</text:p>
              </table:table-cell>
              <table:table-cell office:value-type="float" office:value="-0.4247442218">
                <text:p>-0.4247442218</text:p>
              </table:table-cell>
              <table:table-cell office:value-type="float" office:value="-0.0161484063">
                <text:p>-0.0161484063</text:p>
              </table:table-cell>
              <table:table-cell office:value-type="float" office:value="0.001107759">
                <text:p>0.001107759</text:p>
              </table:table-cell>
              <table:table-cell office:value-type="float" office:value="-0.2620875917">
                <text:p>-0.2620875917</text:p>
              </table:table-cell>
              <table:table-cell office:value-type="float" office:value="0.339793399">
                <text:p>0.339793399</text:p>
              </table:table-cell>
              <table:table-cell office:value-type="float" office:value="0.0366730198">
                <text:p>0.0366730198</text:p>
              </table:table-cell>
              <table:table-cell office:value-type="float" office:value="0.660485367">
                <text:p>0.660485367</text:p>
              </table:table-cell>
              <table:table-cell office:value-type="float" office:value="0.2277978378">
                <text:p>0.2277978378</text:p>
              </table:table-cell>
              <table:table-cell office:value-type="float" office:value="0.2569941069">
                <text:p>0.2569941069</text:p>
              </table:table-cell>
              <table:table-cell office:value-type="float" office:value="0.0911505603">
                <text:p>0.0911505603</text:p>
              </table:table-cell>
              <table:table-cell office:value-type="float" office:value="-0.2593152569">
                <text:p>-0.2593152569</text:p>
              </table:table-cell>
              <table:table-cell office:value-type="float" office:value="0.1745634061">
                <text:p>0.1745634061</text:p>
              </table:table-cell>
              <table:table-cell office:value-type="float" office:value="0.4778029663">
                <text:p>0.4778029663</text:p>
              </table:table-cell>
              <table:table-cell office:value-type="float" office:value="0.0743079245">
                <text:p>0.0743079245</text:p>
              </table:table-cell>
              <table:table-cell office:value-type="float" office:value="-0.0621955467">
                <text:p>-0.0621955467</text:p>
              </table:table-cell>
              <table:table-cell office:value-type="float" office:value="0.0828526101">
                <text:p>0.0828526101</text:p>
              </table:table-cell>
              <table:table-cell office:value-type="float" office:value="-0.0269864399">
                <text:p>-0.0269864399</text:p>
              </table:table-cell>
              <table:table-cell office:value-type="float" office:value="0.8283675782">
                <text:p>0.8283675782</text:p>
              </table:table-cell>
              <table:table-cell office:value-type="float" office:value="0.2389738251">
                <text:p>0.2389738251</text:p>
              </table:table-cell>
              <table:table-cell office:value-type="float" office:value="0.1568396899">
                <text:p>0.1568396899</text:p>
              </table:table-cell>
              <table:table-cell office:value-type="float" office:value="0.0849177806">
                <text:p>0.0849177806</text:p>
              </table:table-cell>
              <table:table-cell office:value-type="float" office:value="0.2776228948">
                <text:p>0.2776228948</text:p>
              </table:table-cell>
              <table:table-cell office:value-type="float" office:value="0.146588674">
                <text:p>0.146588674</text:p>
              </table:table-cell>
              <table:table-cell office:value-type="float" office:value="0.1761721786">
                <text:p>0.1761721786</text:p>
              </table:table-cell>
              <table:table-cell office:value-type="float" office:value="0.3610024355">
                <text:p>0.3610024355</text:p>
              </table:table-cell>
              <table:table-cell office:value-type="float" office:value="0.0458126838">
                <text:p>0.0458126838</text:p>
              </table:table-cell>
              <table:table-cell office:value-type="float" office:value="0.0508809595">
                <text:p>0.0508809595</text:p>
              </table:table-cell>
              <table:table-cell office:value-type="float" office:value="0.4546229393">
                <text:p>0.4546229393</text:p>
              </table:table-cell>
              <table:table-cell office:value-type="float" office:value="0.2918280538">
                <text:p>0.2918280538</text:p>
              </table:table-cell>
              <table:table-cell office:value-type="float" office:value="0.0617557077">
                <text:p>0.0617557077</text:p>
              </table:table-cell>
              <table:table-cell office:value-type="float" office:value="0.4282135335">
                <text:p>0.4282135335</text:p>
              </table:table-cell>
              <table:table-cell office:value-type="float" office:value="0.1478056559">
                <text:p>0.1478056559</text:p>
              </table:table-cell>
              <table:table-cell office:value-type="float" office:value="0.1548572891">
                <text:p>0.1548572891</text:p>
              </table:table-cell>
              <table:table-cell office:value-type="float" office:value="0.4479375766">
                <text:p>0.4479375766</text:p>
              </table:table-cell>
              <table:table-cell office:value-type="float" office:value="0.1223955558">
                <text:p>0.1223955558</text:p>
              </table:table-cell>
              <table:table-cell office:value-type="float" office:value="0.4053765909">
                <text:p>0.4053765909</text:p>
              </table:table-cell>
              <table:table-cell office:value-type="float" office:value="0.1253187348">
                <text:p>0.1253187348</text:p>
              </table:table-cell>
              <table:table-cell office:value-type="float" office:value="0.2492569272">
                <text:p>0.2492569272</text:p>
              </table:table-cell>
              <table:table-cell office:value-type="float" office:value="0.0219357398">
                <text:p>0.0219357398</text:p>
              </table:table-cell>
              <table:table-cell office:value-type="float" office:value="0.8452108605">
                <text:p>0.8452108605</text:p>
              </table:table-cell>
              <table:table-cell office:value-type="float" office:value="0.476728824">
                <text:p>0.476728824</text:p>
              </table:table-cell>
              <table:table-cell office:value-type="float" office:value="0.1924302303">
                <text:p>0.1924302303</text:p>
              </table:table-cell>
              <table:table-cell office:value-type="float" office:value="0.3226583795">
                <text:p>0.3226583795</text:p>
              </table:table-cell>
              <table:table-cell office:value-type="float" office:value="0.1797240083">
                <text:p>0.1797240083</text:p>
              </table:table-cell>
              <table:table-cell office:value-type="float" office:value="0.7121080258">
                <text:p>0.7121080258</text:p>
              </table:table-cell>
              <table:table-cell office:value-type="float" office:value="0.3174763171">
                <text:p>0.3174763171</text:p>
              </table:table-cell>
              <table:table-cell office:value-type="float" office:value="0.5923178482">
                <text:p>0.5923178482</text:p>
              </table:table-cell>
              <table:table-cell office:value-type="float" office:value="0.0540224816">
                <text:p>0.0540224816</text:p>
              </table:table-cell>
              <table:table-cell office:value-type="float" office:value="0.2697086834">
                <text:p>0.2697086834</text:p>
              </table:table-cell>
              <table:table-cell office:value-type="float" office:value="0.3877478581">
                <text:p>0.3877478581</text:p>
              </table:table-cell>
              <table:table-cell office:value-type="float" office:value="0.7655560461">
                <text:p>0.7655560461</text:p>
              </table:table-cell>
              <table:table-cell office:value-type="float" office:value="-0.2119559838">
                <text:p>-0.2119559838</text:p>
              </table:table-cell>
              <table:table-cell office:value-type="float" office:value="0.3877192571">
                <text:p>0.3877192571</text:p>
              </table:table-cell>
              <table:table-cell office:value-type="float" office:value="0.8058777546">
                <text:p>0.8058777546</text:p>
              </table:table-cell>
              <table:table-cell office:value-type="float" office:value="0.2313100888">
                <text:p>0.2313100888</text:p>
              </table:table-cell>
              <table:table-cell office:value-type="float" office:value="0.3228616096">
                <text:p>0.3228616096</text:p>
              </table:table-cell>
              <table:table-cell office:value-type="float" office:value="-0.3441472217">
                <text:p>-0.3441472217</text:p>
              </table:table-cell>
              <table:table-cell office:value-type="float" office:value="0.7284793802">
                <text:p>0.7284793802</text:p>
              </table:table-cell>
              <table:table-cell office:value-type="float" office:value="-0.2450790209">
                <text:p>-0.2450790209</text:p>
              </table:table-cell>
              <table:table-cell office:value-type="float" office:value="-0.1040695192">
                <text:p>-0.1040695192</text:p>
              </table:table-cell>
              <table:table-cell office:value-type="float" office:value="0.1592891391">
                <text:p>0.1592891391</text:p>
              </table:table-cell>
              <table:table-cell office:value-type="float" office:value="0.2415927986">
                <text:p>0.2415927986</text:p>
              </table:table-cell>
              <table:table-cell office:value-type="float" office:value="0.1612354359">
                <text:p>0.1612354359</text:p>
              </table:table-cell>
              <table:table-cell office:value-type="float" office:value="0.3734547146">
                <text:p>0.3734547146</text:p>
              </table:table-cell>
              <table:table-cell office:value-type="float" office:value="0.926375171">
                <text:p>0.926375171</text:p>
              </table:table-cell>
              <table:table-cell office:value-type="float" office:value="0.6351134339">
                <text:p>0.6351134339</text:p>
              </table:table-cell>
              <table:table-cell office:value-type="float" office:value="-0.1083039017">
                <text:p>-0.1083039017</text:p>
              </table:table-cell>
              <table:table-cell office:value-type="float" office:value="0.3233498046">
                <text:p>0.3233498046</text:p>
              </table:table-cell>
              <table:table-cell office:value-type="float" office:value="0.003464788">
                <text:p>0.003464788</text:p>
              </table:table-cell>
              <table:table-cell office:value-type="float" office:value="0.2904485578">
                <text:p>0.290448557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